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qk-U" table:style-name="ta1">
        <table:table-column table:style-name="co1" table:number-columns-repeated="4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122643388240975" calcext:value-type="float">
            <text:p>-0.00122643388241</text:p>
          </table:table-cell>
          <table:table-cell office:value-type="float" office:value="-0.00135620603963909" calcext:value-type="float">
            <text:p>-0.001356206039639</text:p>
          </table:table-cell>
          <table:table-cell office:value-type="float" office:value="-0.00123301881496602" calcext:value-type="float">
            <text:p>-0.001233018814966</text:p>
          </table:table-cell>
          <table:table-cell office:value-type="float" office:value="-0.000962315468567549" calcext:value-type="float">
            <text:p>-0.000962315468568</text:p>
          </table:table-cell>
          <table:table-cell office:value-type="float" office:value="-0.00058636772258756" calcext:value-type="float">
            <text:p>-0.000586367722588</text:p>
          </table:table-cell>
          <table:table-cell office:value-type="float" office:value="-0.000132673510386276" calcext:value-type="float">
            <text:p>-0.000132673510386</text:p>
          </table:table-cell>
          <table:table-cell office:value-type="float" office:value="0.000375243931315151" calcext:value-type="float">
            <text:p>0.000375243931315</text:p>
          </table:table-cell>
          <table:table-cell office:value-type="float" office:value="0.000915897697751515" calcext:value-type="float">
            <text:p>0.000915897697752</text:p>
          </table:table-cell>
          <table:table-cell office:value-type="float" office:value="0.00147128962866047" calcext:value-type="float">
            <text:p>0.00147128962866</text:p>
          </table:table-cell>
          <table:table-cell office:value-type="float" office:value="0.00202613434902168" calcext:value-type="float">
            <text:p>0.002026134349022</text:p>
          </table:table-cell>
          <table:table-cell office:value-type="float" office:value="0.00256734448913602" calcext:value-type="float">
            <text:p>0.002567344489136</text:p>
          </table:table-cell>
          <table:table-cell office:value-type="float" office:value="0.00308354258456525" calcext:value-type="float">
            <text:p>0.003083542584565</text:p>
          </table:table-cell>
          <table:table-cell office:value-type="float" office:value="0.00356461281345832" calcext:value-type="float">
            <text:p>0.003564612813458</text:p>
          </table:table-cell>
          <table:table-cell office:value-type="float" office:value="0.00400135501507191" calcext:value-type="float">
            <text:p>0.004001355015072</text:p>
          </table:table-cell>
          <table:table-cell office:value-type="float" office:value="0.0043852782171907" calcext:value-type="float">
            <text:p>0.004385278217191</text:p>
          </table:table-cell>
          <table:table-cell office:value-type="float" office:value="0.00470855266379858" calcext:value-type="float">
            <text:p>0.004708552663799</text:p>
          </table:table-cell>
          <table:table-cell office:value-type="float" office:value="0.0049641314560571" calcext:value-type="float">
            <text:p>0.004964131456057</text:p>
          </table:table-cell>
          <table:table-cell office:value-type="float" office:value="0.00514601695058478" calcext:value-type="float">
            <text:p>0.005146016950585</text:p>
          </table:table-cell>
          <table:table-cell office:value-type="float" office:value="0.00524965337351873" calcext:value-type="float">
            <text:p>0.005249653373519</text:p>
          </table:table-cell>
          <table:table-cell office:value-type="float" office:value="0.00527238909618454" calcext:value-type="float">
            <text:p>0.005272389096185</text:p>
          </table:table-cell>
          <table:table-cell office:value-type="float" office:value="0.00521395859434272" calcext:value-type="float">
            <text:p>0.005213958594343</text:p>
          </table:table-cell>
          <table:table-cell office:value-type="float" office:value="0.00507688933488932" calcext:value-type="float">
            <text:p>0.005076889334889</text:p>
          </table:table-cell>
          <table:table-cell office:value-type="float" office:value="0.00486676532210065" calcext:value-type="float">
            <text:p>0.004866765322101</text:p>
          </table:table-cell>
          <table:table-cell office:value-type="float" office:value="0.00459222657019942" calcext:value-type="float">
            <text:p>0.004592226570199</text:p>
          </table:table-cell>
          <table:table-cell office:value-type="float" office:value="0.00426463440140144" calcext:value-type="float">
            <text:p>0.004264634401401</text:p>
          </table:table-cell>
          <table:table-cell office:value-type="float" office:value="0.00389738952126595" calcext:value-type="float">
            <text:p>0.003897389521266</text:p>
          </table:table-cell>
          <table:table-cell office:value-type="float" office:value="0.0035051271745191" calcext:value-type="float">
            <text:p>0.003505127174519</text:p>
          </table:table-cell>
          <table:table-cell office:value-type="float" office:value="0.00310334929315722" calcext:value-type="float">
            <text:p>0.003103349293157</text:p>
          </table:table-cell>
          <table:table-cell office:value-type="float" office:value="0.00270809403035202" calcext:value-type="float">
            <text:p>0.002708094030352</text:p>
          </table:table-cell>
          <table:table-cell office:value-type="float" office:value="0.00233575890857261" calcext:value-type="float">
            <text:p>0.002335758908573</text:p>
          </table:table-cell>
          <table:table-cell office:value-type="float" office:value="0.00200272803554597" calcext:value-type="float">
            <text:p>0.002002728035546</text:p>
          </table:table-cell>
          <table:table-cell office:value-type="float" office:value="0.00172465606764136" calcext:value-type="float">
            <text:p>0.001724656067641</text:p>
          </table:table-cell>
          <table:table-cell office:value-type="float" office:value="0.00151514034333289" calcext:value-type="float">
            <text:p>0.001515140343333</text:p>
          </table:table-cell>
          <table:table-cell office:value-type="float" office:value="0.00138275946233564" calcext:value-type="float">
            <text:p>0.001382759462336</text:p>
          </table:table-cell>
          <table:table-cell office:value-type="float" office:value="0.001323486128014" calcext:value-type="float">
            <text:p>0.001323486128014</text:p>
          </table:table-cell>
          <table:table-cell office:value-type="float" office:value="0.00129778990754114" calcext:value-type="float">
            <text:p>0.001297789907541</text:p>
          </table:table-cell>
          <table:table-cell office:value-type="float" office:value="0.00115768274411793" calcext:value-type="float">
            <text:p>0.001157682744118</text:p>
          </table:table-cell>
          <table:table-cell office:value-type="float" office:value="0.000409733872879824" calcext:value-type="float">
            <text:p>0.00040973387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22643388240975" calcext:value-type="float">
            <text:p>0.00122643388241</text:p>
          </table:table-cell>
          <table:table-cell office:value-type="float" office:value="0.00135620603963909" calcext:value-type="float">
            <text:p>0.001356206039639</text:p>
          </table:table-cell>
          <table:table-cell office:value-type="float" office:value="0.00123301881496602" calcext:value-type="float">
            <text:p>0.001233018814966</text:p>
          </table:table-cell>
          <table:table-cell office:value-type="float" office:value="0.000962315468567549" calcext:value-type="float">
            <text:p>0.000962315468568</text:p>
          </table:table-cell>
          <table:table-cell office:value-type="float" office:value="0.00058636772258756" calcext:value-type="float">
            <text:p>0.000586367722588</text:p>
          </table:table-cell>
          <table:table-cell office:value-type="float" office:value="0.000132673510386276" calcext:value-type="float">
            <text:p>0.000132673510386</text:p>
          </table:table-cell>
          <table:table-cell office:value-type="float" office:value="-0.000375243931315151" calcext:value-type="float">
            <text:p>-0.000375243931315</text:p>
          </table:table-cell>
          <table:table-cell office:value-type="float" office:value="-0.000915897697751515" calcext:value-type="float">
            <text:p>-0.000915897697752</text:p>
          </table:table-cell>
          <table:table-cell office:value-type="float" office:value="-0.00147128962866047" calcext:value-type="float">
            <text:p>-0.00147128962866</text:p>
          </table:table-cell>
          <table:table-cell office:value-type="float" office:value="-0.00202613434902168" calcext:value-type="float">
            <text:p>-0.002026134349022</text:p>
          </table:table-cell>
          <table:table-cell office:value-type="float" office:value="-0.00256734448913602" calcext:value-type="float">
            <text:p>-0.002567344489136</text:p>
          </table:table-cell>
          <table:table-cell office:value-type="float" office:value="-0.00308354258456525" calcext:value-type="float">
            <text:p>-0.003083542584565</text:p>
          </table:table-cell>
          <table:table-cell office:value-type="float" office:value="-0.00356461281345832" calcext:value-type="float">
            <text:p>-0.003564612813458</text:p>
          </table:table-cell>
          <table:table-cell office:value-type="float" office:value="-0.00400135501507191" calcext:value-type="float">
            <text:p>-0.004001355015072</text:p>
          </table:table-cell>
          <table:table-cell office:value-type="float" office:value="-0.0043852782171907" calcext:value-type="float">
            <text:p>-0.004385278217191</text:p>
          </table:table-cell>
          <table:table-cell office:value-type="float" office:value="-0.00470855266379858" calcext:value-type="float">
            <text:p>-0.004708552663799</text:p>
          </table:table-cell>
          <table:table-cell office:value-type="float" office:value="-0.0049641314560571" calcext:value-type="float">
            <text:p>-0.004964131456057</text:p>
          </table:table-cell>
          <table:table-cell office:value-type="float" office:value="-0.00514601695058478" calcext:value-type="float">
            <text:p>-0.005146016950585</text:p>
          </table:table-cell>
          <table:table-cell office:value-type="float" office:value="-0.00524965337351873" calcext:value-type="float">
            <text:p>-0.005249653373519</text:p>
          </table:table-cell>
          <table:table-cell office:value-type="float" office:value="-0.00527238909618454" calcext:value-type="float">
            <text:p>-0.005272389096185</text:p>
          </table:table-cell>
          <table:table-cell office:value-type="float" office:value="-0.00521395859434272" calcext:value-type="float">
            <text:p>-0.005213958594343</text:p>
          </table:table-cell>
          <table:table-cell office:value-type="float" office:value="-0.00507688933488932" calcext:value-type="float">
            <text:p>-0.005076889334889</text:p>
          </table:table-cell>
          <table:table-cell office:value-type="float" office:value="-0.00486676532210065" calcext:value-type="float">
            <text:p>-0.004866765322101</text:p>
          </table:table-cell>
          <table:table-cell office:value-type="float" office:value="-0.00459222657019942" calcext:value-type="float">
            <text:p>-0.004592226570199</text:p>
          </table:table-cell>
          <table:table-cell office:value-type="float" office:value="-0.00426463440140144" calcext:value-type="float">
            <text:p>-0.004264634401401</text:p>
          </table:table-cell>
          <table:table-cell office:value-type="float" office:value="-0.00389738952126595" calcext:value-type="float">
            <text:p>-0.003897389521266</text:p>
          </table:table-cell>
          <table:table-cell office:value-type="float" office:value="-0.0035051271745191" calcext:value-type="float">
            <text:p>-0.003505127174519</text:p>
          </table:table-cell>
          <table:table-cell office:value-type="float" office:value="-0.00310334929315722" calcext:value-type="float">
            <text:p>-0.003103349293157</text:p>
          </table:table-cell>
          <table:table-cell office:value-type="float" office:value="-0.00270809403035202" calcext:value-type="float">
            <text:p>-0.002708094030352</text:p>
          </table:table-cell>
          <table:table-cell office:value-type="float" office:value="-0.00233575890857261" calcext:value-type="float">
            <text:p>-0.002335758908573</text:p>
          </table:table-cell>
          <table:table-cell office:value-type="float" office:value="-0.00200272803554597" calcext:value-type="float">
            <text:p>-0.002002728035546</text:p>
          </table:table-cell>
          <table:table-cell office:value-type="float" office:value="-0.00172465606764136" calcext:value-type="float">
            <text:p>-0.001724656067641</text:p>
          </table:table-cell>
          <table:table-cell office:value-type="float" office:value="-0.00151514034333289" calcext:value-type="float">
            <text:p>-0.001515140343333</text:p>
          </table:table-cell>
          <table:table-cell office:value-type="float" office:value="-0.00138275946233564" calcext:value-type="float">
            <text:p>-0.001382759462336</text:p>
          </table:table-cell>
          <table:table-cell office:value-type="float" office:value="-0.001323486128014" calcext:value-type="float">
            <text:p>-0.001323486128014</text:p>
          </table:table-cell>
          <table:table-cell office:value-type="float" office:value="-0.00129778990754114" calcext:value-type="float">
            <text:p>-0.001297789907541</text:p>
          </table:table-cell>
          <table:table-cell office:value-type="float" office:value="-0.00115768274411793" calcext:value-type="float">
            <text:p>-0.001157682744118</text:p>
          </table:table-cell>
          <table:table-cell office:value-type="float" office:value="-0.000409733872879824" calcext:value-type="float">
            <text:p>-0.00040973387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7301688336936" calcext:value-type="float">
            <text:p>0.001730168833694</text:p>
          </table:table-cell>
          <table:table-cell office:value-type="float" office:value="0.002231218825587" calcext:value-type="float">
            <text:p>0.002231218825587</text:p>
          </table:table-cell>
          <table:table-cell office:value-type="float" office:value="0.00212039777947835" calcext:value-type="float">
            <text:p>0.002120397779478</text:p>
          </table:table-cell>
          <table:table-cell office:value-type="float" office:value="0.00156271178881901" calcext:value-type="float">
            <text:p>0.001562711788819</text:p>
          </table:table-cell>
          <table:table-cell office:value-type="float" office:value="0.000677691748742563" calcext:value-type="float">
            <text:p>0.000677691748743</text:p>
          </table:table-cell>
          <table:table-cell office:value-type="float" office:value="-0.000446026551074748" calcext:value-type="float">
            <text:p>-0.000446026551075</text:p>
          </table:table-cell>
          <table:table-cell office:value-type="float" office:value="-0.00173483651577968" calcext:value-type="float">
            <text:p>-0.00173483651578</text:p>
          </table:table-cell>
          <table:table-cell office:value-type="float" office:value="-0.00312838027637575" calcext:value-type="float">
            <text:p>-0.003128380276376</text:p>
          </table:table-cell>
          <table:table-cell office:value-type="float" office:value="-0.00457525683754676" calcext:value-type="float">
            <text:p>-0.004575256837547</text:p>
          </table:table-cell>
          <table:table-cell office:value-type="float" office:value="-0.00603155769608206" calcext:value-type="float">
            <text:p>-0.006031557696082</text:p>
          </table:table-cell>
          <table:table-cell office:value-type="float" office:value="-0.0074594607880277" calcext:value-type="float">
            <text:p>-0.007459460788028</text:p>
          </table:table-cell>
          <table:table-cell office:value-type="float" office:value="-0.00882598052788419" calcext:value-type="float">
            <text:p>-0.008825980527884</text:p>
          </table:table-cell>
          <table:table-cell office:value-type="float" office:value="-0.0101019098814051" calcext:value-type="float">
            <text:p>-0.010101909881405</text:p>
          </table:table-cell>
          <table:table-cell office:value-type="float" office:value="-0.0112610266352318" calcext:value-type="float">
            <text:p>-0.011261026635232</text:p>
          </table:table-cell>
          <table:table-cell office:value-type="float" office:value="-0.0122796277802033" calcext:value-type="float">
            <text:p>-0.012279627780203</text:p>
          </table:table-cell>
          <table:table-cell office:value-type="float" office:value="-0.0131364235596047" calcext:value-type="float">
            <text:p>-0.013136423559605</text:p>
          </table:table-cell>
          <table:table-cell office:value-type="float" office:value="-0.0138128017858104" calcext:value-type="float">
            <text:p>-0.01381280178581</text:p>
          </table:table-cell>
          <table:table-cell office:value-type="float" office:value="-0.0142934146343644" calcext:value-type="float">
            <text:p>-0.014293414634364</text:p>
          </table:table-cell>
          <table:table-cell office:value-type="float" office:value="-0.0145670296967944" calcext:value-type="float">
            <text:p>-0.014567029696794</text:p>
          </table:table-cell>
          <table:table-cell office:value-type="float" office:value="-0.0146275216271853" calcext:value-type="float">
            <text:p>-0.014627521627185</text:p>
          </table:table-cell>
          <table:table-cell office:value-type="float" office:value="-0.0144748784219043" calcext:value-type="float">
            <text:p>-0.014474878421904</text:p>
          </table:table-cell>
          <table:table-cell office:value-type="float" office:value="-0.0141160354446847" calcext:value-type="float">
            <text:p>-0.014116035444685</text:p>
          </table:table-cell>
          <table:table-cell office:value-type="float" office:value="-0.0135653626392872" calcext:value-type="float">
            <text:p>-0.013565362639287</text:p>
          </table:table-cell>
          <table:table-cell office:value-type="float" office:value="-0.0128445903199876" calcext:value-type="float">
            <text:p>-0.012844590319988</text:p>
          </table:table-cell>
          <table:table-cell office:value-type="float" office:value="-0.0119820091253893" calcext:value-type="float">
            <text:p>-0.011982009125389</text:p>
          </table:table-cell>
          <table:table-cell office:value-type="float" office:value="-0.0110108830775387" calcext:value-type="float">
            <text:p>-0.011010883077539</text:p>
          </table:table-cell>
          <table:table-cell office:value-type="float" office:value="-0.00996738827687992" calcext:value-type="float">
            <text:p>-0.00996738827688</text:p>
          </table:table-cell>
          <table:table-cell office:value-type="float" office:value="-0.0088897148337701" calcext:value-type="float">
            <text:p>-0.00888971483377</text:p>
          </table:table-cell>
          <table:table-cell office:value-type="float" office:value="-0.00781682617466546" calcext:value-type="float">
            <text:p>-0.007816826174665</text:p>
          </table:table-cell>
          <table:table-cell office:value-type="float" office:value="-0.006787420802824" calcext:value-type="float">
            <text:p>-0.006787420802824</text:p>
          </table:table-cell>
          <table:table-cell office:value-type="float" office:value="-0.00583801343248431" calcext:value-type="float">
            <text:p>-0.005838013432484</text:p>
          </table:table-cell>
          <table:table-cell office:value-type="float" office:value="-0.00499976095625302" calcext:value-type="float">
            <text:p>-0.004999760956253</text:p>
          </table:table-cell>
          <table:table-cell office:value-type="float" office:value="-0.00429328308890432" calcext:value-type="float">
            <text:p>-0.004293283088904</text:p>
          </table:table-cell>
          <table:table-cell office:value-type="float" office:value="-0.00371943554997401" calcext:value-type="float">
            <text:p>-0.003719435549974</text:p>
          </table:table-cell>
          <table:table-cell office:value-type="float" office:value="-0.00324330111113659" calcext:value-type="float">
            <text:p>-0.003243301111137</text:p>
          </table:table-cell>
          <table:table-cell office:value-type="float" office:value="-0.00276630818210638" calcext:value-type="float">
            <text:p>-0.002766308182106</text:p>
          </table:table-cell>
          <table:table-cell office:value-type="float" office:value="-0.00208889099633175" calcext:value-type="float">
            <text:p>-0.002088890996332</text:p>
          </table:table-cell>
          <table:table-cell office:value-type="float" office:value="-0.000922549369772355" calcext:value-type="float">
            <text:p>-0.000922549369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73434269344671" calcext:value-type="float">
            <text:p>0.001734342693447</text:p>
          </table:table-cell>
          <table:table-cell office:value-type="float" office:value="0.00229263930989474" calcext:value-type="float">
            <text:p>0.002292639309895</text:p>
          </table:table-cell>
          <table:table-cell office:value-type="float" office:value="0.00211565497593634" calcext:value-type="float">
            <text:p>0.002115654975936</text:p>
          </table:table-cell>
          <table:table-cell office:value-type="float" office:value="0.00131574150124417" calcext:value-type="float">
            <text:p>0.001315741501244</text:p>
          </table:table-cell>
          <table:table-cell table:style-name="ce1" office:value-type="float" office:value="0.0000249101888763623" calcext:value-type="float">
            <text:p>2.49E-05</text:p>
          </table:table-cell>
          <table:table-cell office:value-type="float" office:value="-0.00163495506074912" calcext:value-type="float">
            <text:p>-0.001634955060749</text:p>
          </table:table-cell>
          <table:table-cell office:value-type="float" office:value="-0.00355689184698615" calcext:value-type="float">
            <text:p>-0.003556891846986</text:p>
          </table:table-cell>
          <table:table-cell office:value-type="float" office:value="-0.00564926599729955" calcext:value-type="float">
            <text:p>-0.0056492659973</text:p>
          </table:table-cell>
          <table:table-cell office:value-type="float" office:value="-0.00783293121088652" calcext:value-type="float">
            <text:p>-0.007832931210887</text:p>
          </table:table-cell>
          <table:table-cell office:value-type="float" office:value="-0.0100393936221804" calcext:value-type="float">
            <text:p>-0.01003939362218</text:p>
          </table:table-cell>
          <table:table-cell office:value-type="float" office:value="-0.0122090860923308" calcext:value-type="float">
            <text:p>-0.012209086092331</text:p>
          </table:table-cell>
          <table:table-cell office:value-type="float" office:value="-0.0142897578675613" calcext:value-type="float">
            <text:p>-0.014289757867561</text:p>
          </table:table-cell>
          <table:table-cell office:value-type="float" office:value="-0.0162350923924215" calcext:value-type="float">
            <text:p>-0.016235092392422</text:p>
          </table:table-cell>
          <table:table-cell office:value-type="float" office:value="-0.0180036617718021" calcext:value-type="float">
            <text:p>-0.018003661771802</text:p>
          </table:table-cell>
          <table:table-cell office:value-type="float" office:value="-0.0195583168750196" calcext:value-type="float">
            <text:p>-0.01955831687502</text:p>
          </table:table-cell>
          <table:table-cell office:value-type="float" office:value="-0.0208660526606648" calcext:value-type="float">
            <text:p>-0.020866052660665</text:p>
          </table:table-cell>
          <table:table-cell office:value-type="float" office:value="-0.0218983632065717" calcext:value-type="float">
            <text:p>-0.021898363206572</text:p>
          </table:table-cell>
          <table:table-cell office:value-type="float" office:value="-0.0226320257601137" calcext:value-type="float">
            <text:p>-0.022632025760114</text:p>
          </table:table-cell>
          <table:table-cell office:value-type="float" office:value="-0.0230502265578434" calcext:value-type="float">
            <text:p>-0.023050226557843</text:p>
          </table:table-cell>
          <table:table-cell office:value-type="float" office:value="-0.0231438764175673" calcext:value-type="float">
            <text:p>-0.023143876417567</text:p>
          </table:table-cell>
          <table:table-cell office:value-type="float" office:value="-0.0229129340731008" calcext:value-type="float">
            <text:p>-0.022912934073101</text:p>
          </table:table-cell>
          <table:table-cell office:value-type="float" office:value="-0.0223675086628598" calcext:value-type="float">
            <text:p>-0.02236750866286</text:p>
          </table:table-cell>
          <table:table-cell office:value-type="float" office:value="-0.021528505331299" calcext:value-type="float">
            <text:p>-0.021528505331299</text:p>
          </table:table-cell>
          <table:table-cell office:value-type="float" office:value="-0.0204275346819237" calcext:value-type="float">
            <text:p>-0.020427534681924</text:p>
          </table:table-cell>
          <table:table-cell office:value-type="float" office:value="-0.0191058214267366" calcext:value-type="float">
            <text:p>-0.019105821426737</text:p>
          </table:table-cell>
          <table:table-cell office:value-type="float" office:value="-0.0176118541182856" calcext:value-type="float">
            <text:p>-0.017611854118286</text:p>
          </table:table-cell>
          <table:table-cell office:value-type="float" office:value="-0.0159974667475192" calcext:value-type="float">
            <text:p>-0.015997466747519</text:p>
          </table:table-cell>
          <table:table-cell office:value-type="float" office:value="-0.0143173982288105" calcext:value-type="float">
            <text:p>-0.014317398228811</text:p>
          </table:table-cell>
          <table:table-cell office:value-type="float" office:value="-0.0126269516665365" calcext:value-type="float">
            <text:p>-0.012626951666537</text:p>
          </table:table-cell>
          <table:table-cell office:value-type="float" office:value="-0.0109803785835064" calcext:value-type="float">
            <text:p>-0.010980378583506</text:p>
          </table:table-cell>
          <table:table-cell office:value-type="float" office:value="-0.00942738836171589" calcext:value-type="float">
            <text:p>-0.009427388361716</text:p>
          </table:table-cell>
          <table:table-cell office:value-type="float" office:value="-0.0080080521716249" calcext:value-type="float">
            <text:p>-0.008008052171625</text:p>
          </table:table-cell>
          <table:table-cell office:value-type="float" office:value="-0.00674586652948409" calcext:value-type="float">
            <text:p>-0.006745866529484</text:p>
          </table:table-cell>
          <table:table-cell office:value-type="float" office:value="-0.00563719844103611" calcext:value-type="float">
            <text:p>-0.005637198441036</text:p>
          </table:table-cell>
          <table:table-cell office:value-type="float" office:value="-0.00463887622993822" calcext:value-type="float">
            <text:p>-0.004638876229938</text:p>
          </table:table-cell>
          <table:table-cell office:value-type="float" office:value="-0.00365639061357529" calcext:value-type="float">
            <text:p>-0.003656390613575</text:p>
          </table:table-cell>
          <table:table-cell office:value-type="float" office:value="-0.0025504991786088" calcext:value-type="float">
            <text:p>-0.002550499178609</text:p>
          </table:table-cell>
          <table:table-cell office:value-type="float" office:value="-0.00121037818585965" calcext:value-type="float">
            <text:p>-0.00121037818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61940803292456" calcext:value-type="float">
            <text:p>0.001619408032925</text:p>
          </table:table-cell>
          <table:table-cell office:value-type="float" office:value="0.00203546151569055" calcext:value-type="float">
            <text:p>0.002035461515691</text:p>
          </table:table-cell>
          <table:table-cell office:value-type="float" office:value="0.00166301688835747" calcext:value-type="float">
            <text:p>0.001663016888357</text:p>
          </table:table-cell>
          <table:table-cell office:value-type="float" office:value="0.000576022550055566" calcext:value-type="float">
            <text:p>0.000576022550056</text:p>
          </table:table-cell>
          <table:table-cell office:value-type="float" office:value="-0.00110344478527248" calcext:value-type="float">
            <text:p>-0.001103444785272</text:p>
          </table:table-cell>
          <table:table-cell office:value-type="float" office:value="-0.00324106817589985" calcext:value-type="float">
            <text:p>-0.0032410681759</text:p>
          </table:table-cell>
          <table:table-cell office:value-type="float" office:value="-0.00571320591182383" calcext:value-type="float">
            <text:p>-0.005713205911824</text:p>
          </table:table-cell>
          <table:table-cell office:value-type="float" office:value="-0.00840739705372197" calcext:value-type="float">
            <text:p>-0.008407397053722</text:p>
          </table:table-cell>
          <table:table-cell office:value-type="float" office:value="-0.011223789431576" calcext:value-type="float">
            <text:p>-0.011223789431576</text:p>
          </table:table-cell>
          <table:table-cell office:value-type="float" office:value="-0.0140744506129193" calcext:value-type="float">
            <text:p>-0.014074450612919</text:p>
          </table:table-cell>
          <table:table-cell office:value-type="float" office:value="-0.01688197606736" calcext:value-type="float">
            <text:p>-0.01688197606736</text:p>
          </table:table-cell>
          <table:table-cell office:value-type="float" office:value="-0.0195779183207303" calcext:value-type="float">
            <text:p>-0.01957791832073</text:p>
          </table:table-cell>
          <table:table-cell office:value-type="float" office:value="-0.0221013329566068" calcext:value-type="float">
            <text:p>-0.022101332956607</text:p>
          </table:table-cell>
          <table:table-cell office:value-type="float" office:value="-0.0243976493722297" calcext:value-type="float">
            <text:p>-0.02439764937223</text:p>
          </table:table-cell>
          <table:table-cell office:value-type="float" office:value="-0.0264180038772934" calcext:value-type="float">
            <text:p>-0.026418003877293</text:p>
          </table:table-cell>
          <table:table-cell office:value-type="float" office:value="-0.028119104193474" calcext:value-type="float">
            <text:p>-0.028119104193474</text:p>
          </table:table-cell>
          <table:table-cell office:value-type="float" office:value="-0.0294636504623836" calcext:value-type="float">
            <text:p>-0.029463650462384</text:p>
          </table:table-cell>
          <table:table-cell office:value-type="float" office:value="-0.0304212509835094" calcext:value-type="float">
            <text:p>-0.030421250983509</text:p>
          </table:table-cell>
          <table:table-cell office:value-type="float" office:value="-0.0309697389381358" calcext:value-type="float">
            <text:p>-0.030969738938136</text:p>
          </table:table-cell>
          <table:table-cell office:value-type="float" office:value="-0.031096719997225" calcext:value-type="float">
            <text:p>-0.031096719997225</text:p>
          </table:table-cell>
          <table:table-cell office:value-type="float" office:value="-0.0308011516070506" calcext:value-type="float">
            <text:p>-0.030801151607051</text:p>
          </table:table-cell>
          <table:table-cell office:value-type="float" office:value="-0.0300946969829059" calcext:value-type="float">
            <text:p>-0.030094696982906</text:p>
          </table:table-cell>
          <table:table-cell office:value-type="float" office:value="-0.0290025879731405" calcext:value-type="float">
            <text:p>-0.029002587973141</text:p>
          </table:table-cell>
          <table:table-cell office:value-type="float" office:value="-0.0275636527752186" calcext:value-type="float">
            <text:p>-0.027563652775219</text:p>
          </table:table-cell>
          <table:table-cell office:value-type="float" office:value="-0.025829109345954" calcext:value-type="float">
            <text:p>-0.025829109345954</text:p>
          </table:table-cell>
          <table:table-cell office:value-type="float" office:value="-0.0238597970131014" calcext:value-type="float">
            <text:p>-0.023859797013101</text:p>
          </table:table-cell>
          <table:table-cell office:value-type="float" office:value="-0.0217185185167443" calcext:value-type="float">
            <text:p>-0.021718518516744</text:p>
          </table:table-cell>
          <table:table-cell office:value-type="float" office:value="-0.0194723454135121" calcext:value-type="float">
            <text:p>-0.019472345413512</text:p>
          </table:table-cell>
          <table:table-cell office:value-type="float" office:value="-0.0171893293954529" calcext:value-type="float">
            <text:p>-0.017189329395453</text:p>
          </table:table-cell>
          <table:table-cell office:value-type="float" office:value="-0.0149365953053327" calcext:value-type="float">
            <text:p>-0.014936595305333</text:p>
          </table:table-cell>
          <table:table-cell office:value-type="float" office:value="-0.0127753488186191" calcext:value-type="float">
            <text:p>-0.012775348818619</text:p>
          </table:table-cell>
          <table:table-cell office:value-type="float" office:value="-0.0107547650852481" calcext:value-type="float">
            <text:p>-0.010754765085248</text:p>
          </table:table-cell>
          <table:table-cell office:value-type="float" office:value="-0.00890551316051314" calcext:value-type="float">
            <text:p>-0.008905513160513</text:p>
          </table:table-cell>
          <table:table-cell office:value-type="float" office:value="-0.00723102986696692" calcext:value-type="float">
            <text:p>-0.007231029866967</text:p>
          </table:table-cell>
          <table:table-cell office:value-type="float" office:value="-0.00570208261921057" calcext:value-type="float">
            <text:p>-0.005702082619211</text:p>
          </table:table-cell>
          <table:table-cell office:value-type="float" office:value="-0.00425719507200712" calcext:value-type="float">
            <text:p>-0.004257195072007</text:p>
          </table:table-cell>
          <table:table-cell office:value-type="float" office:value="-0.00282434997189498" calcext:value-type="float">
            <text:p>-0.002824349971895</text:p>
          </table:table-cell>
          <table:table-cell office:value-type="float" office:value="-0.00138008457083623" calcext:value-type="float">
            <text:p>-0.001380084570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48528751118226" calcext:value-type="float">
            <text:p>0.001485287511182</text:p>
          </table:table-cell>
          <table:table-cell office:value-type="float" office:value="0.00166880625108547" calcext:value-type="float">
            <text:p>0.001668806251085</text:p>
          </table:table-cell>
          <table:table-cell office:value-type="float" office:value="0.0010079826639414" calcext:value-type="float">
            <text:p>0.001007982663941</text:p>
          </table:table-cell>
          <table:table-cell office:value-type="float" office:value="-0.00042600946088184" calcext:value-type="float">
            <text:p>-0.000426009460882</text:p>
          </table:table-cell>
          <table:table-cell office:value-type="float" office:value="-0.00251105118080245" calcext:value-type="float">
            <text:p>-0.002511051180802</text:p>
          </table:table-cell>
          <table:table-cell office:value-type="float" office:value="-0.00511249611282513" calcext:value-type="float">
            <text:p>-0.005112496112825</text:p>
          </table:table-cell>
          <table:table-cell office:value-type="float" office:value="-0.00809666874241762" calcext:value-type="float">
            <text:p>-0.008096668742418</text:p>
          </table:table-cell>
          <table:table-cell office:value-type="float" office:value="-0.0113381280490391" calcext:value-type="float">
            <text:p>-0.011338128049039</text:p>
          </table:table-cell>
          <table:table-cell office:value-type="float" office:value="-0.0147227712367586" calcext:value-type="float">
            <text:p>-0.014722771236759</text:p>
          </table:table-cell>
          <table:table-cell office:value-type="float" office:value="-0.0181483579835172" calcext:value-type="float">
            <text:p>-0.018148357983517</text:p>
          </table:table-cell>
          <table:table-cell office:value-type="float" office:value="-0.0215237407056622" calcext:value-type="float">
            <text:p>-0.021523740705662</text:p>
          </table:table-cell>
          <table:table-cell office:value-type="float" office:value="-0.0247675679053369" calcext:value-type="float">
            <text:p>-0.024767567905337</text:p>
          </table:table-cell>
          <table:table-cell office:value-type="float" office:value="-0.0278069238758561" calcext:value-type="float">
            <text:p>-0.027806923875856</text:p>
          </table:table-cell>
          <table:table-cell office:value-type="float" office:value="-0.0305762165876432" calcext:value-type="float">
            <text:p>-0.030576216587643</text:p>
          </table:table-cell>
          <table:table-cell office:value-type="float" office:value="-0.0330165074083518" calcext:value-type="float">
            <text:p>-0.033016507408352</text:p>
          </table:table-cell>
          <table:table-cell office:value-type="float" office:value="-0.0350753895610662" calcext:value-type="float">
            <text:p>-0.035075389561066</text:p>
          </table:table-cell>
          <table:table-cell office:value-type="float" office:value="-0.0367074582233248" calcext:value-type="float">
            <text:p>-0.036707458223325</text:p>
          </table:table-cell>
          <table:table-cell office:value-type="float" office:value="-0.0378753305623191" calcext:value-type="float">
            <text:p>-0.037875330562319</text:p>
          </table:table-cell>
          <table:table-cell office:value-type="float" office:value="-0.0385511228618501" calcext:value-type="float">
            <text:p>-0.03855112286185</text:p>
          </table:table-cell>
          <table:table-cell office:value-type="float" office:value="-0.0387182208092714" calcext:value-type="float">
            <text:p>-0.038718220809271</text:p>
          </table:table-cell>
          <table:table-cell office:value-type="float" office:value="-0.0383731344910162" calcext:value-type="float">
            <text:p>-0.038373134491016</text:p>
          </table:table-cell>
          <table:table-cell office:value-type="float" office:value="-0.0375271828995839" calcext:value-type="float">
            <text:p>-0.037527182899584</text:p>
          </table:table-cell>
          <table:table-cell office:value-type="float" office:value="-0.0362077407535095" calcext:value-type="float">
            <text:p>-0.03620774075351</text:p>
          </table:table-cell>
          <table:table-cell office:value-type="float" office:value="-0.0344586352903888" calcext:value-type="float">
            <text:p>-0.034458635290389</text:p>
          </table:table-cell>
          <table:table-cell office:value-type="float" office:value="-0.0323387879745406" calcext:value-type="float">
            <text:p>-0.032338787974541</text:p>
          </table:table-cell>
          <table:table-cell office:value-type="float" office:value="-0.0299190722427145" calcext:value-type="float">
            <text:p>-0.029919072242715</text:p>
          </table:table-cell>
          <table:table-cell office:value-type="float" office:value="-0.0272703490036082" calcext:value-type="float">
            <text:p>-0.027270349003608</text:p>
          </table:table-cell>
          <table:table-cell office:value-type="float" office:value="-0.0244667857179948" calcext:value-type="float">
            <text:p>-0.024466785717995</text:p>
          </table:table-cell>
          <table:table-cell office:value-type="float" office:value="-0.021590591031315" calcext:value-type="float">
            <text:p>-0.021590591031315</text:p>
          </table:table-cell>
          <table:table-cell office:value-type="float" office:value="-0.0187228055021648" calcext:value-type="float">
            <text:p>-0.018722805502165</text:p>
          </table:table-cell>
          <table:table-cell office:value-type="float" office:value="-0.0159381044197289" calcext:value-type="float">
            <text:p>-0.015938104419729</text:p>
          </table:table-cell>
          <table:table-cell office:value-type="float" office:value="-0.0132989942032336" calcext:value-type="float">
            <text:p>-0.013298994203234</text:p>
          </table:table-cell>
          <table:table-cell office:value-type="float" office:value="-0.0108478309044465" calcext:value-type="float">
            <text:p>-0.010847830904447</text:p>
          </table:table-cell>
          <table:table-cell office:value-type="float" office:value="-0.00860553184803266" calcext:value-type="float">
            <text:p>-0.008605531848033</text:p>
          </table:table-cell>
          <table:table-cell office:value-type="float" office:value="-0.00656834306974174" calcext:value-type="float">
            <text:p>-0.006568343069742</text:p>
          </table:table-cell>
          <table:table-cell office:value-type="float" office:value="-0.00471267674448338" calcext:value-type="float">
            <text:p>-0.004712676744483</text:p>
          </table:table-cell>
          <table:table-cell office:value-type="float" office:value="-0.00301604324422745" calcext:value-type="float">
            <text:p>-0.003016043244227</text:p>
          </table:table-cell>
          <table:table-cell office:value-type="float" office:value="-0.00149284052358177" calcext:value-type="float">
            <text:p>-0.001492840523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35567925970387" calcext:value-type="float">
            <text:p>0.001355679259704</text:p>
          </table:table-cell>
          <table:table-cell office:value-type="float" office:value="0.00127329903422572" calcext:value-type="float">
            <text:p>0.001273299034226</text:p>
          </table:table-cell>
          <table:table-cell office:value-type="float" office:value="0.000271385715806519" calcext:value-type="float">
            <text:p>0.000271385715807</text:p>
          </table:table-cell>
          <table:table-cell office:value-type="float" office:value="-0.00155294237465119" calcext:value-type="float">
            <text:p>-0.001552942374651</text:p>
          </table:table-cell>
          <table:table-cell office:value-type="float" office:value="-0.00407108372656358" calcext:value-type="float">
            <text:p>-0.004071083726564</text:p>
          </table:table-cell>
          <table:table-cell office:value-type="float" office:value="-0.00714269799764446" calcext:value-type="float">
            <text:p>-0.007142697997644</text:p>
          </table:table-cell>
          <table:table-cell office:value-type="float" office:value="-0.0106269076337969" calcext:value-type="float">
            <text:p>-0.010626907633797</text:p>
          </table:table-cell>
          <table:table-cell office:value-type="float" office:value="-0.0143895194854472" calcext:value-type="float">
            <text:p>-0.014389519485447</text:p>
          </table:table-cell>
          <table:table-cell office:value-type="float" office:value="-0.0183066738577297" calcext:value-type="float">
            <text:p>-0.01830667385773</text:p>
          </table:table-cell>
          <table:table-cell office:value-type="float" office:value="-0.0222659884570355" calcext:value-type="float">
            <text:p>-0.022265988457036</text:p>
          </table:table-cell>
          <table:table-cell office:value-type="float" office:value="-0.0261662229313687" calcext:value-type="float">
            <text:p>-0.026166222931369</text:p>
          </table:table-cell>
          <table:table-cell office:value-type="float" office:value="-0.029916221133756" calcext:value-type="float">
            <text:p>-0.029916221133756</text:p>
          </table:table-cell>
          <table:table-cell office:value-type="float" office:value="-0.0334336562613833" calcext:value-type="float">
            <text:p>-0.033433656261383</text:p>
          </table:table-cell>
          <table:table-cell office:value-type="float" office:value="-0.0366439462998947" calcext:value-type="float">
            <text:p>-0.036643946299895</text:p>
          </table:table-cell>
          <table:table-cell office:value-type="float" office:value="-0.0394795805210864" calcext:value-type="float">
            <text:p>-0.039479580521086</text:p>
          </table:table-cell>
          <table:table-cell office:value-type="float" office:value="-0.0418799960608483" calcext:value-type="float">
            <text:p>-0.041879996060848</text:p>
          </table:table-cell>
          <table:table-cell office:value-type="float" office:value="-0.0437920770606594" calcext:value-type="float">
            <text:p>-0.043792077060659</text:p>
          </table:table-cell>
          <table:table-cell office:value-type="float" office:value="-0.0451712581669867" calcext:value-type="float">
            <text:p>-0.045171258166987</text:p>
          </table:table-cell>
          <table:table-cell office:value-type="float" office:value="-0.0459831639974642" calcext:value-type="float">
            <text:p>-0.045983163997464</text:p>
          </table:table-cell>
          <table:table-cell office:value-type="float" office:value="-0.0462056309124905" calcext:value-type="float">
            <text:p>-0.046205630912491</text:p>
          </table:table-cell>
          <table:table-cell office:value-type="float" office:value="-0.0458309119828279" calcext:value-type="float">
            <text:p>-0.045830911982828</text:p>
          </table:table-cell>
          <table:table-cell office:value-type="float" office:value="-0.0448678095970384" calcext:value-type="float">
            <text:p>-0.044867809597038</text:p>
          </table:table-cell>
          <table:table-cell office:value-type="float" office:value="-0.0433435942101455" calcext:value-type="float">
            <text:p>-0.043343594210146</text:p>
          </table:table-cell>
          <table:table-cell office:value-type="float" office:value="-0.0413057979648027" calcext:value-type="float">
            <text:p>-0.041305797964803</text:p>
          </table:table-cell>
          <table:table-cell office:value-type="float" office:value="-0.0388228155889793" calcext:value-type="float">
            <text:p>-0.038822815588979</text:p>
          </table:table-cell>
          <table:table-cell office:value-type="float" office:value="-0.0359598887690972" calcext:value-type="float">
            <text:p>-0.035959888769097</text:p>
          </table:table-cell>
          <table:table-cell office:value-type="float" office:value="-0.0327981336918702" calcext:value-type="float">
            <text:p>-0.03279813369187</text:p>
          </table:table-cell>
          <table:table-cell office:value-type="float" office:value="-0.0294281477164185" calcext:value-type="float">
            <text:p>-0.029428147716419</text:p>
          </table:table-cell>
          <table:table-cell office:value-type="float" office:value="-0.0259440688129742" calcext:value-type="float">
            <text:p>-0.025944068812974</text:p>
          </table:table-cell>
          <table:table-cell office:value-type="float" office:value="-0.0224407249647901" calcext:value-type="float">
            <text:p>-0.02244072496479</text:p>
          </table:table-cell>
          <table:table-cell office:value-type="float" office:value="-0.0190082426823839" calcext:value-type="float">
            <text:p>-0.019008242682384</text:p>
          </table:table-cell>
          <table:table-cell office:value-type="float" office:value="-0.0157263161231614" calcext:value-type="float">
            <text:p>-0.015726316123161</text:p>
          </table:table-cell>
          <table:table-cell office:value-type="float" office:value="-0.0126595304552439" calcext:value-type="float">
            <text:p>-0.012659530455244</text:p>
          </table:table-cell>
          <table:table-cell office:value-type="float" office:value="-0.00985239821837362" calcext:value-type="float">
            <text:p>-0.009852398218374</text:p>
          </table:table-cell>
          <table:table-cell office:value-type="float" office:value="-0.00732788810415971" calcext:value-type="float">
            <text:p>-0.00732788810416</text:p>
          </table:table-cell>
          <table:table-cell office:value-type="float" office:value="-0.00509709410576509" calcext:value-type="float">
            <text:p>-0.005097094105765</text:p>
          </table:table-cell>
          <table:table-cell office:value-type="float" office:value="-0.00317100293732058" calcext:value-type="float">
            <text:p>-0.003171002937321</text:p>
          </table:table-cell>
          <table:table-cell office:value-type="float" office:value="-0.00157939897033339" calcext:value-type="float">
            <text:p>-0.001579398970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234344318327" calcext:value-type="float">
            <text:p>0.001234344318327</text:p>
          </table:table-cell>
          <table:table-cell office:value-type="float" office:value="0.000878161453767532" calcext:value-type="float">
            <text:p>0.000878161453768</text:p>
          </table:table-cell>
          <table:table-cell office:value-type="float" office:value="-0.000490056536679676" calcext:value-type="float">
            <text:p>-0.00049005653668</text:p>
          </table:table-cell>
          <table:table-cell office:value-type="float" office:value="-0.00273356510487512" calcext:value-type="float">
            <text:p>-0.002733565104875</text:p>
          </table:table-cell>
          <table:table-cell office:value-type="float" office:value="-0.00570817637883846" calcext:value-type="float">
            <text:p>-0.005708176378838</text:p>
          </table:table-cell>
          <table:table-cell office:value-type="float" office:value="-0.00926282972101144" calcext:value-type="float">
            <text:p>-0.009262829721011</text:p>
          </table:table-cell>
          <table:table-cell office:value-type="float" office:value="-0.0132484494619742" calcext:value-type="float">
            <text:p>-0.013248449461974</text:p>
          </table:table-cell>
          <table:table-cell office:value-type="float" office:value="-0.0175234782559833" calcext:value-type="float">
            <text:p>-0.017523478255983</text:p>
          </table:table-cell>
          <table:table-cell office:value-type="float" office:value="-0.021956852720166" calcext:value-type="float">
            <text:p>-0.021956852720166</text:p>
          </table:table-cell>
          <table:table-cell office:value-type="float" office:value="-0.0264289988134673" calcext:value-type="float">
            <text:p>-0.026428998813467</text:p>
          </table:table-cell>
          <table:table-cell office:value-type="float" office:value="-0.030831507058246" calcext:value-type="float">
            <text:p>-0.030831507058246</text:p>
          </table:table-cell>
          <table:table-cell office:value-type="float" office:value="-0.0350660896885637" calcext:value-type="float">
            <text:p>-0.035066089688564</text:p>
          </table:table-cell>
          <table:table-cell office:value-type="float" office:value="-0.0390433125523438" calcext:value-type="float">
            <text:p>-0.039043312552344</text:p>
          </table:table-cell>
          <table:table-cell office:value-type="float" office:value="-0.0426814597465122" calcext:value-type="float">
            <text:p>-0.042681459746512</text:p>
          </table:table-cell>
          <table:table-cell office:value-type="float" office:value="-0.0459057980619751" calcext:value-type="float">
            <text:p>-0.045905798061975</text:p>
          </table:table-cell>
          <table:table-cell office:value-type="float" office:value="-0.048648399894828" calcext:value-type="float">
            <text:p>-0.048648399894828</text:p>
          </table:table-cell>
          <table:table-cell office:value-type="float" office:value="-0.0508486263003486" calcext:value-type="float">
            <text:p>-0.050848626300349</text:p>
          </table:table-cell>
          <table:table-cell office:value-type="float" office:value="-0.0524542845287186" calcext:value-type="float">
            <text:p>-0.052454284528719</text:p>
          </table:table-cell>
          <table:table-cell office:value-type="float" office:value="-0.0534234325728157" calcext:value-type="float">
            <text:p>-0.053423432572816</text:p>
          </table:table-cell>
          <table:table-cell office:value-type="float" office:value="-0.0537267071086366" calcext:value-type="float">
            <text:p>-0.053726707108637</text:p>
          </table:table-cell>
          <table:table-cell office:value-type="float" office:value="-0.0533499752895176" calcext:value-type="float">
            <text:p>-0.053349975289518</text:p>
          </table:table-cell>
          <table:table-cell office:value-type="float" office:value="-0.0522969469123658" calcext:value-type="float">
            <text:p>-0.052296946912366</text:p>
          </table:table-cell>
          <table:table-cell office:value-type="float" office:value="-0.0505913469697501" calcext:value-type="float">
            <text:p>-0.05059134696975</text:p>
          </table:table-cell>
          <table:table-cell office:value-type="float" office:value="-0.04827910850269" calcext:value-type="float">
            <text:p>-0.04827910850269</text:p>
          </table:table-cell>
          <table:table-cell office:value-type="float" office:value="-0.045438640504767" calcext:value-type="float">
            <text:p>-0.045438640504767</text:p>
          </table:table-cell>
          <table:table-cell office:value-type="float" office:value="-0.0421326226869871" calcext:value-type="float">
            <text:p>-0.042132622686987</text:p>
          </table:table-cell>
          <table:table-cell office:value-type="float" office:value="-0.0384512122332216" calcext:value-type="float">
            <text:p>-0.038451212233222</text:p>
          </table:table-cell>
          <table:table-cell office:value-type="float" office:value="-0.0344968302188651" calcext:value-type="float">
            <text:p>-0.034496830218865</text:p>
          </table:table-cell>
          <table:table-cell office:value-type="float" office:value="-0.0303783526039303" calcext:value-type="float">
            <text:p>-0.03037835260393</text:p>
          </table:table-cell>
          <table:table-cell office:value-type="float" office:value="-0.026207536344658" calcext:value-type="float">
            <text:p>-0.026207536344658</text:p>
          </table:table-cell>
          <table:table-cell office:value-type="float" office:value="-0.0220940412359674" calcext:value-type="float">
            <text:p>-0.022094041235967</text:p>
          </table:table-cell>
          <table:table-cell office:value-type="float" office:value="-0.0181399349857067" calcext:value-type="float">
            <text:p>-0.018139934985707</text:p>
          </table:table-cell>
          <table:table-cell office:value-type="float" office:value="-0.0144347052854555" calcext:value-type="float">
            <text:p>-0.014434705285456</text:p>
          </table:table-cell>
          <table:table-cell office:value-type="float" office:value="-0.0110508119100406" calcext:value-type="float">
            <text:p>-0.011050811910041</text:p>
          </table:table-cell>
          <table:table-cell office:value-type="float" office:value="-0.00804359838919801" calcext:value-type="float">
            <text:p>-0.008043598389198</text:p>
          </table:table-cell>
          <table:table-cell office:value-type="float" office:value="-0.00545330534554942" calcext:value-type="float">
            <text:p>-0.005453305345549</text:p>
          </table:table-cell>
          <table:table-cell office:value-type="float" office:value="-0.00331194538047439" calcext:value-type="float">
            <text:p>-0.003311945380474</text:p>
          </table:table-cell>
          <table:table-cell office:value-type="float" office:value="-0.00165548220914783" calcext:value-type="float">
            <text:p>-0.001655482209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11947982892189" calcext:value-type="float">
            <text:p>0.001119479828922</text:p>
          </table:table-cell>
          <table:table-cell office:value-type="float" office:value="0.00048986563807734" calcext:value-type="float">
            <text:p>0.000489865638077</text:p>
          </table:table-cell>
          <table:table-cell office:value-type="float" office:value="-0.00125165798234857" calcext:value-type="float">
            <text:p>-0.001251657982349</text:p>
          </table:table-cell>
          <table:table-cell office:value-type="float" office:value="-0.00393162534880608" calcext:value-type="float">
            <text:p>-0.003931625348806</text:p>
          </table:table-cell>
          <table:table-cell office:value-type="float" office:value="-0.0073802677457307" calcext:value-type="float">
            <text:p>-0.007380267745731</text:p>
          </table:table-cell>
          <table:table-cell office:value-type="float" office:value="-0.0114312439450516" calcext:value-type="float">
            <text:p>-0.011431243945052</text:p>
          </table:table-cell>
          <table:table-cell office:value-type="float" office:value="-0.0159253610200124" calcext:value-type="float">
            <text:p>-0.015925361020012</text:p>
          </table:table-cell>
          <table:table-cell office:value-type="float" office:value="-0.0207136839473993" calcext:value-type="float">
            <text:p>-0.020713683947399</text:p>
          </table:table-cell>
          <table:table-cell office:value-type="float" office:value="-0.0256591908457951" calcext:value-type="float">
            <text:p>-0.025659190845795</text:p>
          </table:table-cell>
          <table:table-cell office:value-type="float" office:value="-0.030637055085793" calcext:value-type="float">
            <text:p>-0.030637055085793</text:p>
          </table:table-cell>
          <table:table-cell office:value-type="float" office:value="-0.0355339111568016" calcext:value-type="float">
            <text:p>-0.035533911156802</text:p>
          </table:table-cell>
          <table:table-cell office:value-type="float" office:value="-0.0402465470192106" calcext:value-type="float">
            <text:p>-0.040246547019211</text:p>
          </table:table-cell>
          <table:table-cell office:value-type="float" office:value="-0.0446804263948802" calcext:value-type="float">
            <text:p>-0.04468042639488</text:p>
          </table:table-cell>
          <table:table-cell office:value-type="float" office:value="-0.0487483674768936" calcext:value-type="float">
            <text:p>-0.048748367476894</text:p>
          </table:table-cell>
          <table:table-cell office:value-type="float" office:value="-0.0523696379851778" calcext:value-type="float">
            <text:p>-0.052369637985178</text:p>
          </table:table-cell>
          <table:table-cell office:value-type="float" office:value="-0.0554696341355419" calcext:value-type="float">
            <text:p>-0.055469634135542</text:p>
          </table:table-cell>
          <table:table-cell office:value-type="float" office:value="-0.0579802667337101" calcext:value-type="float">
            <text:p>-0.05798026673371</text:p>
          </table:table-cell>
          <table:table-cell office:value-type="float" office:value="-0.0598411147428457" calcext:value-type="float">
            <text:p>-0.059841114742846</text:p>
          </table:table-cell>
          <table:table-cell office:value-type="float" office:value="-0.0610013669164269" calcext:value-type="float">
            <text:p>-0.061001366916427</text:p>
          </table:table-cell>
          <table:table-cell office:value-type="float" office:value="-0.0614225151622159" calcext:value-type="float">
            <text:p>-0.061422515162216</text:p>
          </table:table-cell>
          <table:table-cell office:value-type="float" office:value="-0.061081691630478" calcext:value-type="float">
            <text:p>-0.061081691630478</text:p>
          </table:table-cell>
          <table:table-cell office:value-type="float" office:value="-0.0599753561910587" calcext:value-type="float">
            <text:p>-0.059975356191059</text:p>
          </table:table-cell>
          <table:table-cell office:value-type="float" office:value="-0.0581226756970887" calcext:value-type="float">
            <text:p>-0.058122675697089</text:p>
          </table:table-cell>
          <table:table-cell office:value-type="float" office:value="-0.055566746781461" calcext:value-type="float">
            <text:p>-0.055566746781461</text:p>
          </table:table-cell>
          <table:table-cell office:value-type="float" office:value="-0.0523661890257243" calcext:value-type="float">
            <text:p>-0.052366189025724</text:p>
          </table:table-cell>
          <table:table-cell office:value-type="float" office:value="-0.0486087521642212" calcext:value-type="float">
            <text:p>-0.048608752164221</text:p>
          </table:table-cell>
          <table:table-cell office:value-type="float" office:value="-0.0443908982864285" calcext:value-type="float">
            <text:p>-0.044390898286429</text:p>
          </table:table-cell>
          <table:table-cell office:value-type="float" office:value="-0.0398249343774691" calcext:value-type="float">
            <text:p>-0.039824934377469</text:p>
          </table:table-cell>
          <table:table-cell office:value-type="float" office:value="-0.0350352146399599" calcext:value-type="float">
            <text:p>-0.03503521463996</text:p>
          </table:table-cell>
          <table:table-cell office:value-type="float" office:value="-0.0301533977942576" calcext:value-type="float">
            <text:p>-0.030153397794258</text:p>
          </table:table-cell>
          <table:table-cell office:value-type="float" office:value="-0.0253129027216367" calcext:value-type="float">
            <text:p>-0.025312902721637</text:p>
          </table:table-cell>
          <table:table-cell office:value-type="float" office:value="-0.0206429173160289" calcext:value-type="float">
            <text:p>-0.020642917316029</text:p>
          </table:table-cell>
          <table:table-cell office:value-type="float" office:value="-0.0162626032724328" calcext:value-type="float">
            <text:p>-0.016262603272433</text:p>
          </table:table-cell>
          <table:table-cell office:value-type="float" office:value="-0.0122760847639812" calcext:value-type="float">
            <text:p>-0.012276084763981</text:p>
          </table:table-cell>
          <table:table-cell office:value-type="float" office:value="-0.00876981114846627" calcext:value-type="float">
            <text:p>-0.008769811148466</text:p>
          </table:table-cell>
          <table:table-cell office:value-type="float" office:value="-0.00581155458961299" calcext:value-type="float">
            <text:p>-0.005811554589613</text:p>
          </table:table-cell>
          <table:table-cell office:value-type="float" office:value="-0.00345294820339924" calcext:value-type="float">
            <text:p>-0.003452948203399</text:p>
          </table:table-cell>
          <table:table-cell office:value-type="float" office:value="-0.00173014381744112" calcext:value-type="float">
            <text:p>-0.001730143817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00981183511093" calcext:value-type="float">
            <text:p>0.001009811835111</text:p>
          </table:table-cell>
          <table:table-cell office:value-type="float" office:value="0.000110388708644758" calcext:value-type="float">
            <text:p>0.000110388708645</text:p>
          </table:table-cell>
          <table:table-cell office:value-type="float" office:value="-0.00200740474910402" calcext:value-type="float">
            <text:p>-0.002007404749104</text:p>
          </table:table-cell>
          <table:table-cell office:value-type="float" office:value="-0.00513214530500492" calcext:value-type="float">
            <text:p>-0.005132145305005</text:p>
          </table:table-cell>
          <table:table-cell office:value-type="float" office:value="-0.00906607022299692" calcext:value-type="float">
            <text:p>-0.009066070222997</text:p>
          </table:table-cell>
          <table:table-cell office:value-type="float" office:value="-0.0136242074102267" calcext:value-type="float">
            <text:p>-0.013624207410227</text:p>
          </table:table-cell>
          <table:table-cell office:value-type="float" office:value="-0.0186352055090471" calcext:value-type="float">
            <text:p>-0.018635205509047</text:p>
          </table:table-cell>
          <table:table-cell office:value-type="float" office:value="-0.0239421285928055" calcext:value-type="float">
            <text:p>-0.023942128592806</text:p>
          </table:table-cell>
          <table:table-cell office:value-type="float" office:value="-0.029402502806813" calcext:value-type="float">
            <text:p>-0.029402502806813</text:p>
          </table:table-cell>
          <table:table-cell office:value-type="float" office:value="-0.0348875073241997" calcext:value-type="float">
            <text:p>-0.0348875073242</text:p>
          </table:table-cell>
          <table:table-cell office:value-type="float" office:value="-0.0402804967368058" calcext:value-type="float">
            <text:p>-0.040280496736806</text:p>
          </table:table-cell>
          <table:table-cell office:value-type="float" office:value="-0.0454751571713162" calcext:value-type="float">
            <text:p>-0.045475157171316</text:p>
          </table:table-cell>
          <table:table-cell office:value-type="float" office:value="-0.0503736082605921" calcext:value-type="float">
            <text:p>-0.050373608260592</text:p>
          </table:table-cell>
          <table:table-cell office:value-type="float" office:value="-0.0548847331312719" calcext:value-type="float">
            <text:p>-0.054884733131272</text:p>
          </table:table-cell>
          <table:table-cell office:value-type="float" office:value="-0.0589229656329961" calcext:value-type="float">
            <text:p>-0.058922965632996</text:p>
          </table:table-cell>
          <table:table-cell office:value-type="float" office:value="-0.0624077037765259" calcext:value-type="float">
            <text:p>-0.062407703776526</text:p>
          </table:table-cell>
          <table:table-cell office:value-type="float" office:value="-0.0652634856370232" calcext:value-type="float">
            <text:p>-0.065263485637023</text:p>
          </table:table-cell>
          <table:table-cell office:value-type="float" office:value="-0.0674210219971851" calcext:value-type="float">
            <text:p>-0.067421021997185</text:p>
          </table:table-cell>
          <table:table-cell office:value-type="float" office:value="-0.0688191666728095" calcext:value-type="float">
            <text:p>-0.06881916667281</text:p>
          </table:table-cell>
          <table:table-cell office:value-type="float" office:value="-0.0694078721562371" calcext:value-type="float">
            <text:p>-0.069407872156237</text:p>
          </table:table-cell>
          <table:table-cell office:value-type="float" office:value="-0.0691521470736335" calcext:value-type="float">
            <text:p>-0.069152147073634</text:p>
          </table:table-cell>
          <table:table-cell office:value-type="float" office:value="-0.0680368212291654" calcext:value-type="float">
            <text:p>-0.068036821229165</text:p>
          </table:table-cell>
          <table:table-cell office:value-type="float" office:value="-0.0660712627971059" calcext:value-type="float">
            <text:p>-0.066071262797106</text:p>
          </table:table-cell>
          <table:table-cell office:value-type="float" office:value="-0.0632914527739644" calcext:value-type="float">
            <text:p>-0.063291452773964</text:p>
          </table:table-cell>
          <table:table-cell office:value-type="float" office:value="-0.0597561853761053" calcext:value-type="float">
            <text:p>-0.059756185376105</text:p>
          </table:table-cell>
          <table:table-cell office:value-type="float" office:value="-0.0555512505739628" calcext:value-type="float">
            <text:p>-0.055551250573963</text:p>
          </table:table-cell>
          <table:table-cell office:value-type="float" office:value="-0.0507816267473574" calcext:value-type="float">
            <text:p>-0.050781626747357</text:p>
          </table:table-cell>
          <table:table-cell office:value-type="float" office:value="-0.0455724239660619" calcext:value-type="float">
            <text:p>-0.045572423966062</text:p>
          </table:table-cell>
          <table:table-cell office:value-type="float" office:value="-0.0400661624368866" calcext:value-type="float">
            <text:p>-0.040066162436887</text:p>
          </table:table-cell>
          <table:table-cell office:value-type="float" office:value="-0.0344180269760449" calcext:value-type="float">
            <text:p>-0.034418026976045</text:p>
          </table:table-cell>
          <table:table-cell office:value-type="float" office:value="-0.028789774914919" calcext:value-type="float">
            <text:p>-0.028789774914919</text:p>
          </table:table-cell>
          <table:table-cell office:value-type="float" office:value="-0.0233428013958994" calcext:value-type="float">
            <text:p>-0.023342801395899</text:p>
          </table:table-cell>
          <table:table-cell office:value-type="float" office:value="-0.0182309689042911" calcext:value-type="float">
            <text:p>-0.018230968904291</text:p>
          </table:table-cell>
          <table:table-cell office:value-type="float" office:value="-0.0135938434469023" calcext:value-type="float">
            <text:p>-0.013593843446902</text:p>
          </table:table-cell>
          <table:table-cell office:value-type="float" office:value="-0.00955114505246658" calcext:value-type="float">
            <text:p>-0.009551145052467</text:p>
          </table:table-cell>
          <table:table-cell office:value-type="float" office:value="-0.00619845778739973" calcext:value-type="float">
            <text:p>-0.0061984577874</text:p>
          </table:table-cell>
          <table:table-cell office:value-type="float" office:value="-0.00360468791124014" calcext:value-type="float">
            <text:p>-0.00360468791124</text:p>
          </table:table-cell>
          <table:table-cell office:value-type="float" office:value="-0.00180957566979197" calcext:value-type="float">
            <text:p>-0.001809575669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903919430357343" calcext:value-type="float">
            <text:p>0.000903919430357</text:p>
          </table:table-cell>
          <table:table-cell office:value-type="float" office:value="-0.000262114214020982" calcext:value-type="float">
            <text:p>-0.000262114214021</text:p>
          </table:table-cell>
          <table:table-cell office:value-type="float" office:value="-0.00275594553368395" calcext:value-type="float">
            <text:p>-0.002755945533684</text:p>
          </table:table-cell>
          <table:table-cell office:value-type="float" office:value="-0.00632926191049064" calcext:value-type="float">
            <text:p>-0.006329261910491</text:p>
          </table:table-cell>
          <table:table-cell office:value-type="float" office:value="-0.0107552058131352" calcext:value-type="float">
            <text:p>-0.010755205813135</text:p>
          </table:table-cell>
          <table:table-cell office:value-type="float" office:value="-0.0158282856097421" calcext:value-type="float">
            <text:p>-0.015828285609742</text:p>
          </table:table-cell>
          <table:table-cell office:value-type="float" office:value="-0.0213635435700354" calcext:value-type="float">
            <text:p>-0.021363543570035</text:p>
          </table:table-cell>
          <table:table-cell office:value-type="float" office:value="-0.0271954448549578" calcext:value-type="float">
            <text:p>-0.027195444854958</text:p>
          </table:table-cell>
          <table:table-cell office:value-type="float" office:value="-0.0331763063221146" calcext:value-type="float">
            <text:p>-0.033176306322115</text:p>
          </table:table-cell>
          <table:table-cell office:value-type="float" office:value="-0.0391742245918866" calcext:value-type="float">
            <text:p>-0.039174224591887</text:p>
          </table:table-cell>
          <table:table-cell office:value-type="float" office:value="-0.045070629040761" calcext:value-type="float">
            <text:p>-0.045070629040761</text:p>
          </table:table-cell>
          <table:table-cell office:value-type="float" office:value="-0.0507576817052606" calcext:value-type="float">
            <text:p>-0.050757681705261</text:p>
          </table:table-cell>
          <table:table-cell office:value-type="float" office:value="-0.0561357718042872" calcext:value-type="float">
            <text:p>-0.056135771804287</text:p>
          </table:table-cell>
          <table:table-cell office:value-type="float" office:value="-0.0611113293405418" calcext:value-type="float">
            <text:p>-0.061111329340542</text:p>
          </table:table-cell>
          <table:table-cell office:value-type="float" office:value="-0.0655951592892572" calcext:value-type="float">
            <text:p>-0.065595159289257</text:p>
          </table:table-cell>
          <table:table-cell office:value-type="float" office:value="-0.0695014523870732" calcext:value-type="float">
            <text:p>-0.069501452387073</text:p>
          </table:table-cell>
          <table:table-cell office:value-type="float" office:value="-0.0727476112427229" calcext:value-type="float">
            <text:p>-0.072747611242723</text:p>
          </table:table-cell>
          <table:table-cell office:value-type="float" office:value="-0.0752550157314131" calcext:value-type="float">
            <text:p>-0.075255015731413</text:p>
          </table:table-cell>
          <table:table-cell office:value-type="float" office:value="-0.0769508419832611" calcext:value-type="float">
            <text:p>-0.076950841983261</text:p>
          </table:table-cell>
          <table:table-cell office:value-type="float" office:value="-0.0777710748893957" calcext:value-type="float">
            <text:p>-0.077771074889396</text:p>
          </table:table-cell>
          <table:table-cell office:value-type="float" office:value="-0.0776649015993257" calcext:value-type="float">
            <text:p>-0.077664901599326</text:p>
          </table:table-cell>
          <table:table-cell office:value-type="float" office:value="-0.0766007647807859" calcext:value-type="float">
            <text:p>-0.076600764780786</text:p>
          </table:table-cell>
          <table:table-cell office:value-type="float" office:value="-0.0745740606531715" calcext:value-type="float">
            <text:p>-0.074574060653172</text:p>
          </table:table-cell>
          <table:table-cell office:value-type="float" office:value="-0.071613414800889" calcext:value-type="float">
            <text:p>-0.071613414800889</text:p>
          </table:table-cell>
          <table:table-cell office:value-type="float" office:value="-0.0677699392375074" calcext:value-type="float">
            <text:p>-0.067769939237507</text:p>
          </table:table-cell>
          <table:table-cell office:value-type="float" office:value="-0.0631254502692322" calcext:value-type="float">
            <text:p>-0.063125450269232</text:p>
          </table:table-cell>
          <table:table-cell office:value-type="float" office:value="-0.0577909876753559" calcext:value-type="float">
            <text:p>-0.057790987675356</text:p>
          </table:table-cell>
          <table:table-cell office:value-type="float" office:value="-0.0519049372217232" calcext:value-type="float">
            <text:p>-0.051904937221723</text:p>
          </table:table-cell>
          <table:table-cell office:value-type="float" office:value="-0.0456301207145444" calcext:value-type="float">
            <text:p>-0.045630120714544</text:p>
          </table:table-cell>
          <table:table-cell office:value-type="float" office:value="-0.0391488969710774" calcext:value-type="float">
            <text:p>-0.039148896971077</text:p>
          </table:table-cell>
          <table:table-cell office:value-type="float" office:value="-0.0326562888626907" calcext:value-type="float">
            <text:p>-0.032656288862691</text:p>
          </table:table-cell>
          <table:table-cell office:value-type="float" office:value="-0.0263516303448389" calcext:value-type="float">
            <text:p>-0.026351630344839</text:p>
          </table:table-cell>
          <table:table-cell office:value-type="float" office:value="-0.0204293878776967" calcext:value-type="float">
            <text:p>-0.020429387877697</text:p>
          </table:table-cell>
          <table:table-cell office:value-type="float" office:value="-0.0150698401069879" calcext:value-type="float">
            <text:p>-0.015069840106988</text:p>
          </table:table-cell>
          <table:table-cell office:value-type="float" office:value="-0.0104302595502137" calcext:value-type="float">
            <text:p>-0.010430259550214</text:p>
          </table:table-cell>
          <table:table-cell office:value-type="float" office:value="-0.00663693761001337" calcext:value-type="float">
            <text:p>-0.006636937610013</text:p>
          </table:table-cell>
          <table:table-cell office:value-type="float" office:value="-0.00377830829185276" calcext:value-type="float">
            <text:p>-0.003778308291853</text:p>
          </table:table-cell>
          <table:table-cell office:value-type="float" office:value="-0.00189870792384248" calcext:value-type="float">
            <text:p>-0.001898707923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799459038911735" calcext:value-type="float">
            <text:p>0.000799459038912</text:p>
          </table:table-cell>
          <table:table-cell office:value-type="float" office:value="-0.000628102805719096" calcext:value-type="float">
            <text:p>-0.000628102805719</text:p>
          </table:table-cell>
          <table:table-cell office:value-type="float" office:value="-0.00349734442836369" calcext:value-type="float">
            <text:p>-0.003497344428364</text:p>
          </table:table-cell>
          <table:table-cell office:value-type="float" office:value="-0.00752088194312002" calcext:value-type="float">
            <text:p>-0.00752088194312</text:p>
          </table:table-cell>
          <table:table-cell office:value-type="float" office:value="-0.012442390595803" calcext:value-type="float">
            <text:p>-0.012442390595803</text:p>
          </table:table-cell>
          <table:table-cell office:value-type="float" office:value="-0.0180350950371165" calcext:value-type="float">
            <text:p>-0.018035095037117</text:p>
          </table:table-cell>
          <table:table-cell office:value-type="float" office:value="-0.0240996904468001" calcext:value-type="float">
            <text:p>-0.0240996904468</text:p>
          </table:table-cell>
          <table:table-cell office:value-type="float" office:value="-0.0304617366477561" calcext:value-type="float">
            <text:p>-0.030461736647756</text:p>
          </table:table-cell>
          <table:table-cell office:value-type="float" office:value="-0.0369686131882239" calcext:value-type="float">
            <text:p>-0.036968613188224</text:p>
          </table:table-cell>
          <table:table-cell office:value-type="float" office:value="-0.0434861438484879" calcext:value-type="float">
            <text:p>-0.043486143848488</text:p>
          </table:table-cell>
          <table:table-cell office:value-type="float" office:value="-0.0498950543200103" calcext:value-type="float">
            <text:p>-0.04989505432001</text:p>
          </table:table-cell>
          <table:table-cell office:value-type="float" office:value="-0.0560874620696547" calcext:value-type="float">
            <text:p>-0.056087462069655</text:p>
          </table:table-cell>
          <table:table-cell office:value-type="float" office:value="-0.061963605638791" calcext:value-type="float">
            <text:p>-0.061963605638791</text:p>
          </table:table-cell>
          <table:table-cell office:value-type="float" office:value="-0.0674289966653558" calcext:value-type="float">
            <text:p>-0.067428996665356</text:p>
          </table:table-cell>
          <table:table-cell office:value-type="float" office:value="-0.0723921603943899" calcext:value-type="float">
            <text:p>-0.07239216039439</text:p>
          </table:table-cell>
          <table:table-cell office:value-type="float" office:value="-0.0767631072695767" calcext:value-type="float">
            <text:p>-0.076763107269577</text:p>
          </table:table-cell>
          <table:table-cell office:value-type="float" office:value="-0.0804526705006524" calcext:value-type="float">
            <text:p>-0.080452670500652</text:p>
          </table:table-cell>
          <table:table-cell office:value-type="float" office:value="-0.0833728505581607" calcext:value-type="float">
            <text:p>-0.083372850558161</text:p>
          </table:table-cell>
          <table:table-cell office:value-type="float" office:value="-0.0854383068523938" calcext:value-type="float">
            <text:p>-0.085438306852394</text:p>
          </table:table-cell>
          <table:table-cell office:value-type="float" office:value="-0.086569148723899" calcext:value-type="float">
            <text:p>-0.086569148723899</text:p>
          </table:table-cell>
          <table:table-cell office:value-type="float" office:value="-0.086695258296835" calcext:value-type="float">
            <text:p>-0.086695258296835</text:p>
          </table:table-cell>
          <table:table-cell office:value-type="float" office:value="-0.0857629201456106" calcext:value-type="float">
            <text:p>-0.085762920145611</text:p>
          </table:table-cell>
          <table:table-cell office:value-type="float" office:value="-0.0837463505670143" calcext:value-type="float">
            <text:p>-0.083746350567014</text:p>
          </table:table-cell>
          <table:table-cell office:value-type="float" office:value="-0.0806672639915995" calcext:value-type="float">
            <text:p>-0.0806672639916</text:p>
          </table:table-cell>
          <table:table-cell office:value-type="float" office:value="-0.0765559624514001" calcext:value-type="float">
            <text:p>-0.0765559624514</text:p>
          </table:table-cell>
          <table:table-cell office:value-type="float" office:value="-0.0714899625304871" calcext:value-type="float">
            <text:p>-0.071489962530487</text:p>
          </table:table-cell>
          <table:table-cell office:value-type="float" office:value="-0.0655844036960718" calcext:value-type="float">
            <text:p>-0.065584403696072</text:p>
          </table:table-cell>
          <table:table-cell office:value-type="float" office:value="-0.0589899125906546" calcext:value-type="float">
            <text:p>-0.058989912590655</text:p>
          </table:table-cell>
          <table:table-cell office:value-type="float" office:value="-0.0518907050149779" calcext:value-type="float">
            <text:p>-0.051890705014978</text:p>
          </table:table-cell>
          <table:table-cell office:value-type="float" office:value="-0.0444996685101046" calcext:value-type="float">
            <text:p>-0.044499668510105</text:p>
          </table:table-cell>
          <table:table-cell office:value-type="float" office:value="-0.0370503795930347" calcext:value-type="float">
            <text:p>-0.037050379593035</text:p>
          </table:table-cell>
          <table:table-cell office:value-type="float" office:value="-0.0297867688152491" calcext:value-type="float">
            <text:p>-0.029786768815249</text:p>
          </table:table-cell>
          <table:table-cell office:value-type="float" office:value="-0.0229512496761317" calcext:value-type="float">
            <text:p>-0.022951249676132</text:p>
          </table:table-cell>
          <table:table-cell office:value-type="float" office:value="-0.0167721145158251" calcext:value-type="float">
            <text:p>-0.016772114515825</text:p>
          </table:table-cell>
          <table:table-cell office:value-type="float" office:value="-0.0114509305361649" calcext:value-type="float">
            <text:p>-0.011450930536165</text:p>
          </table:table-cell>
          <table:table-cell office:value-type="float" office:value="-0.00715050869215372" calcext:value-type="float">
            <text:p>-0.007150508692154</text:p>
          </table:table-cell>
          <table:table-cell office:value-type="float" office:value="-0.00398389285474334" calcext:value-type="float">
            <text:p>-0.003983892854743</text:p>
          </table:table-cell>
          <table:table-cell office:value-type="float" office:value="-0.00200457487368716" calcext:value-type="float">
            <text:p>-0.002004574873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6964933784058" calcext:value-type="float">
            <text:p>0.000696493378406</text:p>
          </table:table-cell>
          <table:table-cell office:value-type="float" office:value="-0.000990724960576161" calcext:value-type="float">
            <text:p>-0.000990724960576</text:p>
          </table:table-cell>
          <table:table-cell office:value-type="float" office:value="-0.00423347369308286" calcext:value-type="float">
            <text:p>-0.004233473693083</text:p>
          </table:table-cell>
          <table:table-cell office:value-type="float" office:value="-0.00870666197548982" calcext:value-type="float">
            <text:p>-0.00870666197549</text:p>
          </table:table-cell>
          <table:table-cell office:value-type="float" office:value="-0.0141243509656293" calcext:value-type="float">
            <text:p>-0.014124350965629</text:p>
          </table:table-cell>
          <table:table-cell office:value-type="float" office:value="-0.0202380674638678" calcext:value-type="float">
            <text:p>-0.020238067463868</text:p>
          </table:table-cell>
          <table:table-cell office:value-type="float" office:value="-0.026833815474858" calcext:value-type="float">
            <text:p>-0.026833815474858</text:p>
          </table:table-cell>
          <table:table-cell office:value-type="float" office:value="-0.0337282181668497" calcext:value-type="float">
            <text:p>-0.03372821816685</text:p>
          </table:table-cell>
          <table:table-cell office:value-type="float" office:value="-0.0407641218843873" calcext:value-type="float">
            <text:p>-0.040764121884387</text:p>
          </table:table-cell>
          <table:table-cell office:value-type="float" office:value="-0.0478059252768578" calcext:value-type="float">
            <text:p>-0.047805925276858</text:p>
          </table:table-cell>
          <table:table-cell office:value-type="float" office:value="-0.0547348737562668" calcext:value-type="float">
            <text:p>-0.054734873756267</text:p>
          </table:table-cell>
          <table:table-cell office:value-type="float" office:value="-0.0614445337166687" calcext:value-type="float">
            <text:p>-0.061444533716669</text:p>
          </table:table-cell>
          <table:table-cell office:value-type="float" office:value="-0.0678366378830909" calcext:value-type="float">
            <text:p>-0.067836637883091</text:p>
          </table:table-cell>
          <table:table-cell office:value-type="float" office:value="-0.0738174540204874" calcext:value-type="float">
            <text:p>-0.073817454020487</text:p>
          </table:table-cell>
          <table:table-cell office:value-type="float" office:value="-0.0792948086337575" calcext:value-type="float">
            <text:p>-0.079294808633758</text:p>
          </table:table-cell>
          <table:table-cell office:value-type="float" office:value="-0.0841758898365515" calcext:value-type="float">
            <text:p>-0.084175889836552</text:p>
          </table:table-cell>
          <table:table-cell office:value-type="float" office:value="-0.0883659615269746" calcext:value-type="float">
            <text:p>-0.088365961526975</text:p>
          </table:table-cell>
          <table:table-cell office:value-type="float" office:value="-0.0917681612273935" calcext:value-type="float">
            <text:p>-0.091768161227394</text:p>
          </table:table-cell>
          <table:table-cell office:value-type="float" office:value="-0.09428457360854" calcext:value-type="float">
            <text:p>-0.09428457360854</text:p>
          </table:table-cell>
          <table:table-cell office:value-type="float" office:value="-0.095818737742229" calcext:value-type="float">
            <text:p>-0.095818737742229</text:p>
          </table:table-cell>
          <table:table-cell office:value-type="float" office:value="-0.0962795309415382" calcext:value-type="float">
            <text:p>-0.096279530941538</text:p>
          </table:table-cell>
          <table:table-cell office:value-type="float" office:value="-0.0955861172099634" calcext:value-type="float">
            <text:p>-0.095586117209963</text:p>
          </table:table-cell>
          <table:table-cell office:value-type="float" office:value="-0.0936768671172227" calcext:value-type="float">
            <text:p>-0.093676867117223</text:p>
          </table:table-cell>
          <table:table-cell office:value-type="float" office:value="-0.0905602269132231" calcext:value-type="float">
            <text:p>-0.090560226913223</text:p>
          </table:table-cell>
          <table:table-cell office:value-type="float" office:value="-0.0862379652878317" calcext:value-type="float">
            <text:p>-0.086237965287832</text:p>
          </table:table-cell>
          <table:table-cell office:value-type="float" office:value="-0.0807855155303061" calcext:value-type="float">
            <text:p>-0.080785515530306</text:p>
          </table:table-cell>
          <table:table-cell office:value-type="float" office:value="-0.0743166899904359" calcext:value-type="float">
            <text:p>-0.074316689990436</text:p>
          </table:table-cell>
          <table:table-cell office:value-type="float" office:value="-0.0669904809041463" calcext:value-type="float">
            <text:p>-0.066990480904146</text:p>
          </table:table-cell>
          <table:table-cell office:value-type="float" office:value="-0.0590120947988084" calcext:value-type="float">
            <text:p>-0.059012094798808</text:p>
          </table:table-cell>
          <table:table-cell office:value-type="float" office:value="-0.0506278314503119" calcext:value-type="float">
            <text:p>-0.050627831450312</text:p>
          </table:table-cell>
          <table:table-cell office:value-type="float" office:value="-0.042115484844914" calcext:value-type="float">
            <text:p>-0.042115484844914</text:p>
          </table:table-cell>
          <table:table-cell office:value-type="float" office:value="-0.033771393026428" calcext:value-type="float">
            <text:p>-0.033771393026428</text:p>
          </table:table-cell>
          <table:table-cell office:value-type="float" office:value="-0.0258951153150873" calcext:value-type="float">
            <text:p>-0.025895115315087</text:p>
          </table:table-cell>
          <table:table-cell office:value-type="float" office:value="-0.0187727302076786" calcext:value-type="float">
            <text:p>-0.018772730207679</text:p>
          </table:table-cell>
          <table:table-cell office:value-type="float" office:value="-0.0126597179516661" calcext:value-type="float">
            <text:p>-0.012659717951666</text:p>
          </table:table-cell>
          <table:table-cell office:value-type="float" office:value="-0.00776429972950126" calcext:value-type="float">
            <text:p>-0.007764299729501</text:p>
          </table:table-cell>
          <table:table-cell office:value-type="float" office:value="-0.00423200271334989" calcext:value-type="float">
            <text:p>-0.00423200271335</text:p>
          </table:table-cell>
          <table:table-cell office:value-type="float" office:value="-0.00213208481527287" calcext:value-type="float">
            <text:p>-0.002132084815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594295539179253" calcext:value-type="float">
            <text:p>0.000594295539179</text:p>
          </table:table-cell>
          <table:table-cell office:value-type="float" office:value="-0.00135119894261759" calcext:value-type="float">
            <text:p>-0.001351198942618</text:p>
          </table:table-cell>
          <table:table-cell office:value-type="float" office:value="-0.00496537667259613" calcext:value-type="float">
            <text:p>-0.004965376672596</text:p>
          </table:table-cell>
          <table:table-cell office:value-type="float" office:value="-0.00988612130809309" calcext:value-type="float">
            <text:p>-0.009886121308093</text:p>
          </table:table-cell>
          <table:table-cell office:value-type="float" office:value="-0.015797958686006" calcext:value-type="float">
            <text:p>-0.015797958686006</text:p>
          </table:table-cell>
          <table:table-cell office:value-type="float" office:value="-0.0224305724714592" calcext:value-type="float">
            <text:p>-0.022430572471459</text:p>
          </table:table-cell>
          <table:table-cell office:value-type="float" office:value="-0.0295552000211371" calcext:value-type="float">
            <text:p>-0.029555200021137</text:p>
          </table:table-cell>
          <table:table-cell office:value-type="float" office:value="-0.0369797197300374" calcext:value-type="float">
            <text:p>-0.036979719730037</text:p>
          </table:table-cell>
          <table:table-cell office:value-type="float" office:value="-0.0445430048029313" calcext:value-type="float">
            <text:p>-0.044543004802931</text:p>
          </table:table-cell>
          <table:table-cell office:value-type="float" office:value="-0.0521089787816342" calcext:value-type="float">
            <text:p>-0.052108978781634</text:p>
          </table:table-cell>
          <table:table-cell office:value-type="float" office:value="-0.0595607083796392" calcext:value-type="float">
            <text:p>-0.059560708379639</text:p>
          </table:table-cell>
          <table:table-cell office:value-type="float" office:value="-0.0667947920347846" calcext:value-type="float">
            <text:p>-0.066794792034785</text:p>
          </table:table-cell>
          <table:table-cell office:value-type="float" office:value="-0.0737162352082309" calcext:value-type="float">
            <text:p>-0.073716235208231</text:p>
          </table:table-cell>
          <table:table-cell office:value-type="float" office:value="-0.0802339415278542" calcext:value-type="float">
            <text:p>-0.080233941527854</text:p>
          </table:table-cell>
          <table:table-cell office:value-type="float" office:value="-0.0862569154065956" calcext:value-type="float">
            <text:p>-0.086256915406596</text:p>
          </table:table-cell>
          <table:table-cell office:value-type="float" office:value="-0.0916912686347294" calcext:value-type="float">
            <text:p>-0.091691268634729</text:p>
          </table:table-cell>
          <table:table-cell office:value-type="float" office:value="-0.0964381568210718" calcext:value-type="float">
            <text:p>-0.096438156821072</text:p>
          </table:table-cell>
          <table:table-cell office:value-type="float" office:value="-0.100392849959573" calcext:value-type="float">
            <text:p>-0.100392849959573</text:p>
          </table:table-cell>
          <table:table-cell office:value-type="float" office:value="-0.103445276023173" calcext:value-type="float">
            <text:p>-0.103445276023173</text:p>
          </table:table-cell>
          <table:table-cell office:value-type="float" office:value="-0.10548256927759" calcext:value-type="float">
            <text:p>-0.10548256927759</text:p>
          </table:table-cell>
          <table:table-cell office:value-type="float" office:value="-0.10639432761684" calcext:value-type="float">
            <text:p>-0.10639432761684</text:p>
          </table:table-cell>
          <table:table-cell office:value-type="float" office:value="-0.106080424602246" calcext:value-type="float">
            <text:p>-0.106080424602246</text:p>
          </table:table-cell>
          <table:table-cell office:value-type="float" office:value="-0.104451908458844" calcext:value-type="float">
            <text:p>-0.104451908458844</text:p>
          </table:table-cell>
          <table:table-cell office:value-type="float" office:value="-0.101351646812661" calcext:value-type="float">
            <text:p>-0.101351646812661</text:p>
          </table:table-cell>
          <table:table-cell office:value-type="float" office:value="-0.0968946500328172" calcext:value-type="float">
            <text:p>-0.096894650032817</text:p>
          </table:table-cell>
          <table:table-cell office:value-type="float" office:value="-0.0911197926837292" calcext:value-type="float">
            <text:p>-0.091119792683729</text:p>
          </table:table-cell>
          <table:table-cell office:value-type="float" office:value="-0.084120420886091" calcext:value-type="float">
            <text:p>-0.084120420886091</text:p>
          </table:table-cell>
          <table:table-cell office:value-type="float" office:value="-0.0760565123782068" calcext:value-type="float">
            <text:p>-0.076056512378207</text:p>
          </table:table-cell>
          <table:table-cell office:value-type="float" office:value="-0.0671525523928414" calcext:value-type="float">
            <text:p>-0.067152552392841</text:p>
          </table:table-cell>
          <table:table-cell office:value-type="float" office:value="-0.0576905667600529" calcext:value-type="float">
            <text:p>-0.057690566760053</text:p>
          </table:table-cell>
          <table:table-cell office:value-type="float" office:value="-0.0479984783794063" calcext:value-type="float">
            <text:p>-0.047998478379406</text:p>
          </table:table-cell>
          <table:table-cell office:value-type="float" office:value="-0.0384340549751654" calcext:value-type="float">
            <text:p>-0.038434054975165</text:p>
          </table:table-cell>
          <table:table-cell office:value-type="float" office:value="-0.029365346816537" calcext:value-type="float">
            <text:p>-0.029365346816537</text:p>
          </table:table-cell>
          <table:table-cell office:value-type="float" office:value="-0.0211488907516842" calcext:value-type="float">
            <text:p>-0.021148890751684</text:p>
          </table:table-cell>
          <table:table-cell office:value-type="float" office:value="-0.0141070570208573" calcext:value-type="float">
            <text:p>-0.014107057020857</text:p>
          </table:table-cell>
          <table:table-cell office:value-type="float" office:value="-0.008505854330686" calcext:value-type="float">
            <text:p>-0.008505854330686</text:p>
          </table:table-cell>
          <table:table-cell office:value-type="float" office:value="-0.00453438778156469" calcext:value-type="float">
            <text:p>-0.004534387781565</text:p>
          </table:table-cell>
          <table:table-cell office:value-type="float" office:value="-0.00228699240380526" calcext:value-type="float">
            <text:p>-0.002286992403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492487378070798" calcext:value-type="float">
            <text:p>0.000492487378071</text:p>
          </table:table-cell>
          <table:table-cell office:value-type="float" office:value="-0.0017100535390057" calcext:value-type="float">
            <text:p>-0.001710053539006</text:p>
          </table:table-cell>
          <table:table-cell office:value-type="float" office:value="-0.00569332354600831" calcext:value-type="float">
            <text:p>-0.005693323546008</text:p>
          </table:table-cell>
          <table:table-cell office:value-type="float" office:value="-0.0110581975351243" calcext:value-type="float">
            <text:p>-0.011058197535124</text:p>
          </table:table-cell>
          <table:table-cell office:value-type="float" office:value="-0.0174595724694319" calcext:value-type="float">
            <text:p>-0.017459572469432</text:p>
          </table:table-cell>
          <table:table-cell office:value-type="float" office:value="-0.0246051747694773" calcext:value-type="float">
            <text:p>-0.024605174769477</text:p>
          </table:table-cell>
          <table:table-cell office:value-type="float" office:value="-0.032251515908112" calcext:value-type="float">
            <text:p>-0.032251515908112</text:p>
          </table:table-cell>
          <table:table-cell office:value-type="float" office:value="-0.0401980584252278" calcext:value-type="float">
            <text:p>-0.040198058425228</text:p>
          </table:table-cell>
          <table:table-cell office:value-type="float" office:value="-0.0482803944186848" calcext:value-type="float">
            <text:p>-0.048280394418685</text:p>
          </table:table-cell>
          <table:table-cell office:value-type="float" office:value="-0.0563630382915188" calcext:value-type="float">
            <text:p>-0.056363038291519</text:p>
          </table:table-cell>
          <table:table-cell office:value-type="float" office:value="-0.0643322899266206" calcext:value-type="float">
            <text:p>-0.064332289926621</text:p>
          </table:table-cell>
          <table:table-cell office:value-type="float" office:value="-0.0720894888360508" calcext:value-type="float">
            <text:p>-0.072089488836051</text:p>
          </table:table-cell>
          <table:table-cell office:value-type="float" office:value="-0.0795448618751225" calcext:value-type="float">
            <text:p>-0.079544861875123</text:p>
          </table:table-cell>
          <table:table-cell office:value-type="float" office:value="-0.0866120747989958" calcext:value-type="float">
            <text:p>-0.086612074798996</text:p>
          </table:table-cell>
          <table:table-cell office:value-type="float" office:value="-0.0932035353148325" calcext:value-type="float">
            <text:p>-0.093203535314833</text:p>
          </table:table-cell>
          <table:table-cell office:value-type="float" office:value="-0.0992264953613224" calcext:value-type="float">
            <text:p>-0.099226495361322</text:p>
          </table:table-cell>
          <table:table-cell office:value-type="float" office:value="-0.104580016496386" calcext:value-type="float">
            <text:p>-0.104580016496386</text:p>
          </table:table-cell>
          <table:table-cell office:value-type="float" office:value="-0.109152955767709" calcext:value-type="float">
            <text:p>-0.109152955767709</text:p>
          </table:table-cell>
          <table:table-cell office:value-type="float" office:value="-0.11282321801445" calcext:value-type="float">
            <text:p>-0.11282321801445</text:p>
          </table:table-cell>
          <table:table-cell office:value-type="float" office:value="-0.115458607111983" calcext:value-type="float">
            <text:p>-0.115458607111983</text:p>
          </table:table-cell>
          <table:table-cell office:value-type="float" office:value="-0.116919579798652" calcext:value-type="float">
            <text:p>-0.116919579798652</text:p>
          </table:table-cell>
          <table:table-cell office:value-type="float" office:value="-0.117064253336396" calcext:value-type="float">
            <text:p>-0.117064253336396</text:p>
          </table:table-cell>
          <table:table-cell office:value-type="float" office:value="-0.115759668909452" calcext:value-type="float">
            <text:p>-0.115759668909452</text:p>
          </table:table-cell>
          <table:table-cell office:value-type="float" office:value="-0.112937869294443" calcext:value-type="float">
            <text:p>-0.112937869294443</text:p>
          </table:table-cell>
          <table:table-cell office:value-type="float" office:value="-0.108527707600557" calcext:value-type="float">
            <text:p>-0.108527707600557</text:p>
          </table:table-cell>
          <table:table-cell office:value-type="float" office:value="-0.102550412691088" calcext:value-type="float">
            <text:p>-0.102550412691088</text:p>
          </table:table-cell>
          <table:table-cell office:value-type="float" office:value="-0.0950912996988958" calcext:value-type="float">
            <text:p>-0.095091299698896</text:p>
          </table:table-cell>
          <table:table-cell office:value-type="float" office:value="-0.0863118471339397" calcext:value-type="float">
            <text:p>-0.08631184713394</text:p>
          </table:table-cell>
          <table:table-cell office:value-type="float" office:value="-0.0764543230304684" calcext:value-type="float">
            <text:p>-0.076454323030468</text:p>
          </table:table-cell>
          <table:table-cell office:value-type="float" office:value="-0.065837661008639" calcext:value-type="float">
            <text:p>-0.065837661008639</text:p>
          </table:table-cell>
          <table:table-cell office:value-type="float" office:value="-0.054845415019655" calcext:value-type="float">
            <text:p>-0.054845415019655</text:p>
          </table:table-cell>
          <table:table-cell office:value-type="float" office:value="-0.0439067188137539" calcext:value-type="float">
            <text:p>-0.043906718813754</text:p>
          </table:table-cell>
          <table:table-cell office:value-type="float" office:value="-0.0334717120022476" calcext:value-type="float">
            <text:p>-0.033471712002248</text:p>
          </table:table-cell>
          <table:table-cell office:value-type="float" office:value="-0.0239833808258683" calcext:value-type="float">
            <text:p>-0.023983380825868</text:p>
          </table:table-cell>
          <table:table-cell office:value-type="float" office:value="-0.0158479220427346" calcext:value-type="float">
            <text:p>-0.015847922042735</text:p>
          </table:table-cell>
          <table:table-cell office:value-type="float" office:value="-0.00940564885387339" calcext:value-type="float">
            <text:p>-0.009405648853873</text:p>
          </table:table-cell>
          <table:table-cell office:value-type="float" office:value="-0.0049042337387018" calcext:value-type="float">
            <text:p>-0.004904233738702</text:p>
          </table:table-cell>
          <table:table-cell office:value-type="float" office:value="-0.00247578416588952" calcext:value-type="float">
            <text:p>-0.00247578416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390947298678021" calcext:value-type="float">
            <text:p>0.000390947298678</text:p>
          </table:table-cell>
          <table:table-cell office:value-type="float" office:value="-0.00206751352256578" calcext:value-type="float">
            <text:p>-0.002067513522566</text:p>
          </table:table-cell>
          <table:table-cell office:value-type="float" office:value="-0.0064172543659861" calcext:value-type="float">
            <text:p>-0.006417254365986</text:p>
          </table:table-cell>
          <table:table-cell office:value-type="float" office:value="-0.0122215728488938" calcext:value-type="float">
            <text:p>-0.012221572848894</text:p>
          </table:table-cell>
          <table:table-cell office:value-type="float" office:value="-0.0191052684149471" calcext:value-type="float">
            <text:p>-0.019105268414947</text:p>
          </table:table-cell>
          <table:table-cell office:value-type="float" office:value="-0.0267538178624244" calcext:value-type="float">
            <text:p>-0.026753817862424</text:p>
          </table:table-cell>
          <table:table-cell office:value-type="float" office:value="-0.0349090037488193" calcext:value-type="float">
            <text:p>-0.034909003748819</text:p>
          </table:table-cell>
          <table:table-cell office:value-type="float" office:value="-0.0433622447028854" calcext:value-type="float">
            <text:p>-0.043362244702885</text:p>
          </table:table-cell>
          <table:table-cell office:value-type="float" office:value="-0.0519466261737747" calcext:value-type="float">
            <text:p>-0.051946626173775</text:p>
          </table:table-cell>
          <table:table-cell office:value-type="float" office:value="-0.0605284182022754" calcext:value-type="float">
            <text:p>-0.060528418202275</text:p>
          </table:table-cell>
          <table:table-cell office:value-type="float" office:value="-0.0689986746127239" calcext:value-type="float">
            <text:p>-0.068998674612724</text:p>
          </table:table-cell>
          <table:table-cell office:value-type="float" office:value="-0.0772653118272482" calcext:value-type="float">
            <text:p>-0.077265311827248</text:p>
          </table:table-cell>
          <table:table-cell office:value-type="float" office:value="-0.0852458988271292" calcext:value-type="float">
            <text:p>-0.085245898827129</text:p>
          </table:table-cell>
          <table:table-cell office:value-type="float" office:value="-0.0928612411322283" calcext:value-type="float">
            <text:p>-0.092861241132228</text:p>
          </table:table-cell>
          <table:table-cell office:value-type="float" office:value="-0.100029763380101" calcext:value-type="float">
            <text:p>-0.100029763380101</text:p>
          </table:table-cell>
          <table:table-cell office:value-type="float" office:value="-0.106662663274138" calcext:value-type="float">
            <text:p>-0.106662663274138</text:p>
          </table:table-cell>
          <table:table-cell office:value-type="float" office:value="-0.112659837509784" calcext:value-type="float">
            <text:p>-0.112659837509784</text:p>
          </table:table-cell>
          <table:table-cell office:value-type="float" office:value="-0.117906670517963" calcext:value-type="float">
            <text:p>-0.117906670517963</text:p>
          </table:table-cell>
          <table:table-cell office:value-type="float" office:value="-0.122271910280512" calcext:value-type="float">
            <text:p>-0.122271910280512</text:p>
          </table:table-cell>
          <table:table-cell office:value-type="float" office:value="-0.125607086729341" calcext:value-type="float">
            <text:p>-0.125607086729341</text:p>
          </table:table-cell>
          <table:table-cell office:value-type="float" office:value="-0.127748360765388" calcext:value-type="float">
            <text:p>-0.127748360765388</text:p>
          </table:table-cell>
          <table:table-cell office:value-type="float" office:value="-0.128522729803997" calcext:value-type="float">
            <text:p>-0.128522729803997</text:p>
          </table:table-cell>
          <table:table-cell office:value-type="float" office:value="-0.127762827807474" calcext:value-type="float">
            <text:p>-0.127762827807474</text:p>
          </table:table-cell>
          <table:table-cell office:value-type="float" office:value="-0.125335175614657" calcext:value-type="float">
            <text:p>-0.125335175614657</text:p>
          </table:table-cell>
          <table:table-cell office:value-type="float" office:value="-0.121119787546256" calcext:value-type="float">
            <text:p>-0.121119787546256</text:p>
          </table:table-cell>
          <table:table-cell office:value-type="float" office:value="-0.115080952226355" calcext:value-type="float">
            <text:p>-0.115080952226355</text:p>
          </table:table-cell>
          <table:table-cell office:value-type="float" office:value="-0.107270295881425" calcext:value-type="float">
            <text:p>-0.107270295881425</text:p>
          </table:table-cell>
          <table:table-cell office:value-type="float" office:value="-0.0978356986440356" calcext:value-type="float">
            <text:p>-0.097835698644036</text:p>
          </table:table-cell>
          <table:table-cell office:value-type="float" office:value="-0.0870280651674248" calcext:value-type="float">
            <text:p>-0.087028065167425</text:p>
          </table:table-cell>
          <table:table-cell office:value-type="float" office:value="-0.075199975349194" calcext:value-type="float">
            <text:p>-0.075199975349194</text:p>
          </table:table-cell>
          <table:table-cell office:value-type="float" office:value="-0.0627939646641203" calcext:value-type="float">
            <text:p>-0.06279396466412</text:p>
          </table:table-cell>
          <table:table-cell office:value-type="float" office:value="-0.0503205195259789" calcext:value-type="float">
            <text:p>-0.050320519525979</text:p>
          </table:table-cell>
          <table:table-cell office:value-type="float" office:value="-0.0383275523997455" calcext:value-type="float">
            <text:p>-0.038327552399746</text:p>
          </table:table-cell>
          <table:table-cell office:value-type="float" office:value="-0.0273641852607527" calcext:value-type="float">
            <text:p>-0.027364185260753</text:p>
          </table:table-cell>
          <table:table-cell office:value-type="float" office:value="-0.0179420789845605" calcext:value-type="float">
            <text:p>-0.017942078984561</text:p>
          </table:table-cell>
          <table:table-cell office:value-type="float" office:value="-0.0104974278985276" calcext:value-type="float">
            <text:p>-0.010497427898528</text:p>
          </table:table-cell>
          <table:table-cell office:value-type="float" office:value="-0.00535632896972254" calcext:value-type="float">
            <text:p>-0.005356328969723</text:p>
          </table:table-cell>
          <table:table-cell office:value-type="float" office:value="-0.00270568720488045" calcext:value-type="float">
            <text:p>-0.00270568720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289635129465371" calcext:value-type="float">
            <text:p>0.000289635129465</text:p>
          </table:table-cell>
          <table:table-cell office:value-type="float" office:value="-0.00242392295711605" calcext:value-type="float">
            <text:p>-0.002423922957116</text:p>
          </table:table-cell>
          <table:table-cell office:value-type="float" office:value="-0.00713747084325326" calcext:value-type="float">
            <text:p>-0.007137470843253</text:p>
          </table:table-cell>
          <table:table-cell office:value-type="float" office:value="-0.0133755094651775" calcext:value-type="float">
            <text:p>-0.013375509465178</text:p>
          </table:table-cell>
          <table:table-cell office:value-type="float" office:value="-0.0207317493975088" calcext:value-type="float">
            <text:p>-0.020731749397509</text:p>
          </table:table-cell>
          <table:table-cell office:value-type="float" office:value="-0.0288687771213232" calcext:value-type="float">
            <text:p>-0.028868777121323</text:p>
          </table:table-cell>
          <table:table-cell office:value-type="float" office:value="-0.0375134623996864" calcext:value-type="float">
            <text:p>-0.037513462399686</text:p>
          </table:table-cell>
          <table:table-cell office:value-type="float" office:value="-0.0464495008554508" calcext:value-type="float">
            <text:p>-0.046449500855451</text:p>
          </table:table-cell>
          <table:table-cell office:value-type="float" office:value="-0.0555082784113734" calcext:value-type="float">
            <text:p>-0.055508278411373</text:p>
          </table:table-cell>
          <table:table-cell office:value-type="float" office:value="-0.0645590573906843" calcext:value-type="float">
            <text:p>-0.064559057390684</text:p>
          </table:table-cell>
          <table:table-cell office:value-type="float" office:value="-0.0734992517617336" calcext:value-type="float">
            <text:p>-0.073499251761734</text:p>
          </table:table-cell>
          <table:table-cell office:value-type="float" office:value="-0.0822452903226507" calcext:value-type="float">
            <text:p>-0.082245290322651</text:p>
          </table:table-cell>
          <table:table-cell office:value-type="float" office:value="-0.0907243331268644" calcext:value-type="float">
            <text:p>-0.090724333126864</text:p>
          </table:table-cell>
          <table:table-cell office:value-type="float" office:value="-0.098866904096226" calcext:value-type="float">
            <text:p>-0.098866904096226</text:p>
          </table:table-cell>
          <table:table-cell office:value-type="float" office:value="-0.106600382595733" calcext:value-type="float">
            <text:p>-0.106600382595733</text:p>
          </table:table-cell>
          <table:table-cell office:value-type="float" office:value="-0.113843251253705" calcext:value-type="float">
            <text:p>-0.113843251253705</text:p>
          </table:table-cell>
          <table:table-cell office:value-type="float" office:value="-0.120500020036548" calcext:value-type="float">
            <text:p>-0.120500020036548</text:p>
          </table:table-cell>
          <table:table-cell office:value-type="float" office:value="-0.126456840965928" calcext:value-type="float">
            <text:p>-0.126456840965928</text:p>
          </table:table-cell>
          <table:table-cell office:value-type="float" office:value="-0.131577992754555" calcext:value-type="float">
            <text:p>-0.131577992754555</text:p>
          </table:table-cell>
          <table:table-cell office:value-type="float" office:value="-0.135703694036929" calcext:value-type="float">
            <text:p>-0.135703694036929</text:p>
          </table:table-cell>
          <table:table-cell office:value-type="float" office:value="-0.138650166796975" calcext:value-type="float">
            <text:p>-0.138650166796975</text:p>
          </table:table-cell>
          <table:table-cell office:value-type="float" office:value="-0.140213597698322" calcext:value-type="float">
            <text:p>-0.140213597698322</text:p>
          </table:table-cell>
          <table:table-cell office:value-type="float" office:value="-0.140180313566999" calcext:value-type="float">
            <text:p>-0.140180313566999</text:p>
          </table:table-cell>
          <table:table-cell office:value-type="float" office:value="-0.138344000879777" calcext:value-type="float">
            <text:p>-0.138344000879777</text:p>
          </table:table-cell>
          <table:table-cell office:value-type="float" office:value="-0.134519884687968" calcext:value-type="float">
            <text:p>-0.134519884687968</text:p>
          </table:table-cell>
          <table:table-cell office:value-type="float" office:value="-0.128607905216847" calcext:value-type="float">
            <text:p>-0.128607905216847</text:p>
          </table:table-cell>
          <table:table-cell office:value-type="float" office:value="-0.120607662954796" calcext:value-type="float">
            <text:p>-0.120607662954796</text:p>
          </table:table-cell>
          <table:table-cell office:value-type="float" office:value="-0.110633737860516" calcext:value-type="float">
            <text:p>-0.110633737860516</text:p>
          </table:table-cell>
          <table:table-cell office:value-type="float" office:value="-0.0989295146952638" calcext:value-type="float">
            <text:p>-0.098929514695264</text:p>
          </table:table-cell>
          <table:table-cell office:value-type="float" office:value="-0.0858717401798911" calcext:value-type="float">
            <text:p>-0.085871740179891</text:p>
          </table:table-cell>
          <table:table-cell office:value-type="float" office:value="-0.0719611682216278" calcext:value-type="float">
            <text:p>-0.071961168221628</text:p>
          </table:table-cell>
          <table:table-cell office:value-type="float" office:value="-0.0577982709977302" calcext:value-type="float">
            <text:p>-0.05779827099773</text:p>
          </table:table-cell>
          <table:table-cell office:value-type="float" office:value="-0.0440459215625089" calcext:value-type="float">
            <text:p>-0.044045921562509</text:p>
          </table:table-cell>
          <table:table-cell office:value-type="float" office:value="-0.0313829989437732" calcext:value-type="float">
            <text:p>-0.031382998943773</text:p>
          </table:table-cell>
          <table:table-cell office:value-type="float" office:value="-0.0204538362397637" calcext:value-type="float">
            <text:p>-0.020453836239764</text:p>
          </table:table-cell>
          <table:table-cell office:value-type="float" office:value="-0.0118183740205466" calcext:value-type="float">
            <text:p>-0.011818374020547</text:p>
          </table:table-cell>
          <table:table-cell office:value-type="float" office:value="-0.00590720251694853" calcext:value-type="float">
            <text:p>-0.005907202516949</text:p>
          </table:table-cell>
          <table:table-cell office:value-type="float" office:value="-0.00298469156940715" calcext:value-type="float">
            <text:p>-0.002984691569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88371368148094" calcext:value-type="float">
            <text:p>0.000188371368148</text:p>
          </table:table-cell>
          <table:table-cell office:value-type="float" office:value="-0.00278037266306675" calcext:value-type="float">
            <text:p>-0.002780372663067</text:p>
          </table:table-cell>
          <table:table-cell office:value-type="float" office:value="-0.00785561765222606" calcext:value-type="float">
            <text:p>-0.007855617652226</text:p>
          </table:table-cell>
          <table:table-cell office:value-type="float" office:value="-0.014521118379812" calcext:value-type="float">
            <text:p>-0.014521118379812</text:p>
          </table:table-cell>
          <table:table-cell office:value-type="float" office:value="-0.0223378348403909" calcext:value-type="float">
            <text:p>-0.022337834840391</text:p>
          </table:table-cell>
          <table:table-cell office:value-type="float" office:value="-0.0309443021570986" calcext:value-type="float">
            <text:p>-0.030944302157099</text:p>
          </table:table-cell>
          <table:table-cell office:value-type="float" office:value="-0.0400519897253029" calcext:value-type="float">
            <text:p>-0.040051989725303</text:p>
          </table:table-cell>
          <table:table-cell office:value-type="float" office:value="-0.0494370712696598" calcext:value-type="float">
            <text:p>-0.04943707126966</text:p>
          </table:table-cell>
          <table:table-cell office:value-type="float" office:value="-0.0589300388261374" calcext:value-type="float">
            <text:p>-0.058930038826137</text:p>
          </table:table-cell>
          <table:table-cell office:value-type="float" office:value="-0.0684044351239821" calcext:value-type="float">
            <text:p>-0.068404435123982</text:p>
          </table:table-cell>
          <table:table-cell office:value-type="float" office:value="-0.0777657011683054" calcext:value-type="float">
            <text:p>-0.077765701168305</text:p>
          </table:table-cell>
          <table:table-cell office:value-type="float" office:value="-0.0869407645009031" calcext:value-type="float">
            <text:p>-0.086940764500903</text:p>
          </table:table-cell>
          <table:table-cell office:value-type="float" office:value="-0.0958686796682263" calcext:value-type="float">
            <text:p>-0.095868679668226</text:p>
          </table:table-cell>
          <table:table-cell office:value-type="float" office:value="-0.104492351702272" calcext:value-type="float">
            <text:p>-0.104492351702272</text:p>
          </table:table-cell>
          <table:table-cell office:value-type="float" office:value="-0.112751217423237" calcext:value-type="float">
            <text:p>-0.112751217423237</text:p>
          </table:table-cell>
          <table:table-cell office:value-type="float" office:value="-0.120574690049332" calcext:value-type="float">
            <text:p>-0.120574690049332</text:p>
          </table:table-cell>
          <table:table-cell office:value-type="float" office:value="-0.12787619173173" calcext:value-type="float">
            <text:p>-0.12787619173173</text:p>
          </table:table-cell>
          <table:table-cell office:value-type="float" office:value="-0.134547679791222" calcext:value-type="float">
            <text:p>-0.134547679791222</text:p>
          </table:table-cell>
          <table:table-cell office:value-type="float" office:value="-0.140454727810946" calcext:value-type="float">
            <text:p>-0.140454727810946</text:p>
          </table:table-cell>
          <table:table-cell office:value-type="float" office:value="-0.145432440449411" calcext:value-type="float">
            <text:p>-0.145432440449411</text:p>
          </table:table-cell>
          <table:table-cell office:value-type="float" office:value="-0.149282790036405" calcext:value-type="float">
            <text:p>-0.149282790036405</text:p>
          </table:table-cell>
          <table:table-cell office:value-type="float" office:value="-0.151774415280305" calcext:value-type="float">
            <text:p>-0.151774415280305</text:p>
          </table:table-cell>
          <table:table-cell office:value-type="float" office:value="-0.152646620533921" calcext:value-type="float">
            <text:p>-0.152646620533921</text:p>
          </table:table-cell>
          <table:table-cell office:value-type="float" office:value="-0.151620654743961" calcext:value-type="float">
            <text:p>-0.151620654743961</text:p>
          </table:table-cell>
          <table:table-cell office:value-type="float" office:value="-0.148424811574045" calcext:value-type="float">
            <text:p>-0.148424811574045</text:p>
          </table:table-cell>
          <table:table-cell office:value-type="float" office:value="-0.142883478090608" calcext:value-type="float">
            <text:p>-0.142883478090608</text:p>
          </table:table-cell>
          <table:table-cell office:value-type="float" office:value="-0.134923958062031" calcext:value-type="float">
            <text:p>-0.134923958062031</text:p>
          </table:table-cell>
          <table:table-cell office:value-type="float" office:value="-0.12460169785445" calcext:value-type="float">
            <text:p>-0.12460169785445</text:p>
          </table:table-cell>
          <table:table-cell office:value-type="float" office:value="-0.112127869746591" calcext:value-type="float">
            <text:p>-0.112127869746591</text:p>
          </table:table-cell>
          <table:table-cell office:value-type="float" office:value="-0.0978852085487636" calcext:value-type="float">
            <text:p>-0.097885208548764</text:p>
          </table:table-cell>
          <table:table-cell office:value-type="float" office:value="-0.0824249633511819" calcext:value-type="float">
            <text:p>-0.082424963351182</text:p>
          </table:table-cell>
          <table:table-cell office:value-type="float" office:value="-0.0664424590498685" calcext:value-type="float">
            <text:p>-0.066442459049869</text:p>
          </table:table-cell>
          <table:table-cell office:value-type="float" office:value="-0.0507328429191793" calcext:value-type="float">
            <text:p>-0.050732842919179</text:p>
          </table:table-cell>
          <table:table-cell office:value-type="float" office:value="-0.0361321599534121" calcext:value-type="float">
            <text:p>-0.036132159953412</text:p>
          </table:table-cell>
          <table:table-cell office:value-type="float" office:value="-0.0234510940826885" calcext:value-type="float">
            <text:p>-0.023451094082689</text:p>
          </table:table-cell>
          <table:table-cell office:value-type="float" office:value="-0.0134090511035232" calcext:value-type="float">
            <text:p>-0.013409051103523</text:p>
          </table:table-cell>
          <table:table-cell office:value-type="float" office:value="-0.00657522099579061" calcext:value-type="float">
            <text:p>-0.006575220995791</text:p>
          </table:table-cell>
          <table:table-cell office:value-type="float" office:value="-0.00332154836542643" calcext:value-type="float">
            <text:p>-0.003321548365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.0000861522152658094" calcext:value-type="float">
            <text:p>8.62E-05</text:p>
          </table:table-cell>
          <table:table-cell office:value-type="float" office:value="-0.00313969893984676" calcext:value-type="float">
            <text:p>-0.003139698939847</text:p>
          </table:table-cell>
          <table:table-cell office:value-type="float" office:value="-0.008575958222331" calcext:value-type="float">
            <text:p>-0.008575958222331</text:p>
          </table:table-cell>
          <table:table-cell office:value-type="float" office:value="-0.0156630277474256" calcext:value-type="float">
            <text:p>-0.015663027747426</text:p>
          </table:table-cell>
          <table:table-cell office:value-type="float" office:value="-0.0239264866130297" calcext:value-type="float">
            <text:p>-0.02392648661303</text:p>
          </table:table-cell>
          <table:table-cell office:value-type="float" office:value="-0.0329789048524796" calcext:value-type="float">
            <text:p>-0.03297890485248</text:p>
          </table:table-cell>
          <table:table-cell office:value-type="float" office:value="-0.0425154418476364" calcext:value-type="float">
            <text:p>-0.042515441847636</text:p>
          </table:table-cell>
          <table:table-cell office:value-type="float" office:value="-0.0523048029127706" calcext:value-type="float">
            <text:p>-0.052304802912771</text:p>
          </table:table-cell>
          <table:table-cell office:value-type="float" office:value="-0.0621773989133418" calcext:value-type="float">
            <text:p>-0.062177398913342</text:p>
          </table:table-cell>
          <table:table-cell office:value-type="float" office:value="-0.0720124040935977" calcext:value-type="float">
            <text:p>-0.072012404093598</text:p>
          </table:table-cell>
          <table:table-cell office:value-type="float" office:value="-0.0817250024546892" calcext:value-type="float">
            <text:p>-0.081725002454689</text:p>
          </table:table-cell>
          <table:table-cell office:value-type="float" office:value="-0.0912546142718636" calcext:value-type="float">
            <text:p>-0.091254614271864</text:p>
          </table:table-cell>
          <table:table-cell office:value-type="float" office:value="-0.100554455902557" calcext:value-type="float">
            <text:p>-0.100554455902557</text:p>
          </table:table-cell>
          <table:table-cell office:value-type="float" office:value="-0.109582418673538" calcext:value-type="float">
            <text:p>-0.109582418673538</text:p>
          </table:table-cell>
          <table:table-cell office:value-type="float" office:value="-0.118293054147832" calcext:value-type="float">
            <text:p>-0.118293054147832</text:p>
          </table:table-cell>
          <table:table-cell office:value-type="float" office:value="-0.126630368835617" calcext:value-type="float">
            <text:p>-0.126630368835617</text:p>
          </table:table-cell>
          <table:table-cell office:value-type="float" office:value="-0.134521126738277" calcext:value-type="float">
            <text:p>-0.134521126738277</text:p>
          </table:table-cell>
          <table:table-cell office:value-type="float" office:value="-0.141868457398681" calcext:value-type="float">
            <text:p>-0.141868457398681</text:p>
          </table:table-cell>
          <table:table-cell office:value-type="float" office:value="-0.148545664449014" calcext:value-type="float">
            <text:p>-0.148545664449014</text:p>
          </table:table-cell>
          <table:table-cell office:value-type="float" office:value="-0.154390288668923" calcext:value-type="float">
            <text:p>-0.154390288668923</text:p>
          </table:table-cell>
          <table:table-cell office:value-type="float" office:value="-0.159198591585164" calcext:value-type="float">
            <text:p>-0.159198591585164</text:p>
          </table:table-cell>
          <table:table-cell office:value-type="float" office:value="-0.162720741667191" calcext:value-type="float">
            <text:p>-0.162720741667191</text:p>
          </table:table-cell>
          <table:table-cell office:value-type="float" office:value="-0.164657391385754" calcext:value-type="float">
            <text:p>-0.164657391385754</text:p>
          </table:table-cell>
          <table:table-cell office:value-type="float" office:value="-0.16466077757267" calcext:value-type="float">
            <text:p>-0.16466077757267</text:p>
          </table:table-cell>
          <table:table-cell office:value-type="float" office:value="-0.162354068290717" calcext:value-type="float">
            <text:p>-0.162354068290717</text:p>
          </table:table-cell>
          <table:table-cell office:value-type="float" office:value="-0.15748001070291" calcext:value-type="float">
            <text:p>-0.15748001070291</text:p>
          </table:table-cell>
          <table:table-cell office:value-type="float" office:value="-0.149868744723061" calcext:value-type="float">
            <text:p>-0.149868744723061</text:p>
          </table:table-cell>
          <table:table-cell office:value-type="float" office:value="-0.139482611068263" calcext:value-type="float">
            <text:p>-0.139482611068263</text:p>
          </table:table-cell>
          <table:table-cell office:value-type="float" office:value="-0.126465511457305" calcext:value-type="float">
            <text:p>-0.126465511457305</text:p>
          </table:table-cell>
          <table:table-cell office:value-type="float" office:value="-0.11117621867594" calcext:value-type="float">
            <text:p>-0.11117621867594</text:p>
          </table:table-cell>
          <table:table-cell office:value-type="float" office:value="-0.094197668757421" calcext:value-type="float">
            <text:p>-0.094197668757421</text:p>
          </table:table-cell>
          <table:table-cell office:value-type="float" office:value="-0.0763170924960293" calcext:value-type="float">
            <text:p>-0.076317092496029</text:p>
          </table:table-cell>
          <table:table-cell office:value-type="float" office:value="-0.0584765139744455" calcext:value-type="float">
            <text:p>-0.058476513974446</text:p>
          </table:table-cell>
          <table:table-cell office:value-type="float" office:value="-0.0416993082858336" calcext:value-type="float">
            <text:p>-0.041699308285834</text:p>
          </table:table-cell>
          <table:table-cell office:value-type="float" office:value="-0.0270033595315298" calcext:value-type="float">
            <text:p>-0.02700335953153</text:p>
          </table:table-cell>
          <table:table-cell office:value-type="float" office:value="-0.01531300473255" calcext:value-type="float">
            <text:p>-0.01531300473255</text:p>
          </table:table-cell>
          <table:table-cell office:value-type="float" office:value="-0.00738060845565946" calcext:value-type="float">
            <text:p>-0.007380608455659</text:p>
          </table:table-cell>
          <table:table-cell office:value-type="float" office:value="-0.00372571806803609" calcext:value-type="float">
            <text:p>-0.003725718068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-0.000022258650380102" calcext:value-type="float">
            <text:p>-2.23E-05</text:p>
          </table:table-cell>
          <table:table-cell office:value-type="float" office:value="-0.00350760015467004" calcext:value-type="float">
            <text:p>-0.00350760015467</text:p>
          </table:table-cell>
          <table:table-cell office:value-type="float" office:value="-0.00930665258538517" calcext:value-type="float">
            <text:p>-0.009306652585385</text:p>
          </table:table-cell>
          <table:table-cell office:value-type="float" office:value="-0.0168113629785238" calcext:value-type="float">
            <text:p>-0.016811362978524</text:p>
          </table:table-cell>
          <table:table-cell office:value-type="float" office:value="-0.0255073664183049" calcext:value-type="float">
            <text:p>-0.025507366418305</text:p>
          </table:table-cell>
          <table:table-cell office:value-type="float" office:value="-0.0349782817026164" calcext:value-type="float">
            <text:p>-0.034978281702616</text:p>
          </table:table-cell>
          <table:table-cell office:value-type="float" office:value="-0.0449015795478179" calcext:value-type="float">
            <text:p>-0.044901579547818</text:p>
          </table:table-cell>
          <table:table-cell office:value-type="float" office:value="-0.0550384521337697" calcext:value-type="float">
            <text:p>-0.05503845213377</text:p>
          </table:table-cell>
          <table:table-cell office:value-type="float" office:value="-0.0652201325148401" calcext:value-type="float">
            <text:p>-0.06522013251484</text:p>
          </table:table-cell>
          <table:table-cell office:value-type="float" office:value="-0.07533290683371" calcext:value-type="float">
            <text:p>-0.07533290683371</text:p>
          </table:table-cell>
          <table:table-cell office:value-type="float" office:value="-0.0853034975100119" calcext:value-type="float">
            <text:p>-0.085303497510012</text:p>
          </table:table-cell>
          <table:table-cell office:value-type="float" office:value="-0.0950858003625408" calcext:value-type="float">
            <text:p>-0.095085800362541</text:p>
          </table:table-cell>
          <table:table-cell office:value-type="float" office:value="-0.104649352912464" calcext:value-type="float">
            <text:p>-0.104649352912464</text:p>
          </table:table-cell>
          <table:table-cell office:value-type="float" office:value="-0.113969450030374" calcext:value-type="float">
            <text:p>-0.113969450030374</text:p>
          </table:table-cell>
          <table:table-cell office:value-type="float" office:value="-0.123018576682561" calcext:value-type="float">
            <text:p>-0.123018576682561</text:p>
          </table:table-cell>
          <table:table-cell office:value-type="float" office:value="-0.131758730759164" calcext:value-type="float">
            <text:p>-0.131758730759164</text:p>
          </table:table-cell>
          <table:table-cell office:value-type="float" office:value="-0.140134209471195" calcext:value-type="float">
            <text:p>-0.140134209471195</text:p>
          </table:table-cell>
          <table:table-cell office:value-type="float" office:value="-0.148064525662035" calcext:value-type="float">
            <text:p>-0.148064525662035</text:p>
          </table:table-cell>
          <table:table-cell office:value-type="float" office:value="-0.155437219245642" calcext:value-type="float">
            <text:p>-0.155437219245642</text:p>
          </table:table-cell>
          <table:table-cell office:value-type="float" office:value="-0.162100458184894" calcext:value-type="float">
            <text:p>-0.162100458184894</text:p>
          </table:table-cell>
          <table:table-cell office:value-type="float" office:value="-0.167855363239266" calcext:value-type="float">
            <text:p>-0.167855363239266</text:p>
          </table:table-cell>
          <table:table-cell office:value-type="float" office:value="-0.172447721218686" calcext:value-type="float">
            <text:p>-0.172447721218686</text:p>
          </table:table-cell>
          <table:table-cell office:value-type="float" office:value="-0.175557675979425" calcext:value-type="float">
            <text:p>-0.175557675979425</text:p>
          </table:table-cell>
          <table:table-cell office:value-type="float" office:value="-0.176784109720105" calcext:value-type="float">
            <text:p>-0.176784109720105</text:p>
          </table:table-cell>
          <table:table-cell office:value-type="float" office:value="-0.175627795858073" calcext:value-type="float">
            <text:p>-0.175627795858073</text:p>
          </table:table-cell>
          <table:table-cell office:value-type="float" office:value="-0.171759930653366" calcext:value-type="float">
            <text:p>-0.171759930653366</text:p>
          </table:table-cell>
          <table:table-cell office:value-type="float" office:value="-0.164881305918668" calcext:value-type="float">
            <text:p>-0.164881305918668</text:p>
          </table:table-cell>
          <table:table-cell office:value-type="float" office:value="-0.154820631660668" calcext:value-type="float">
            <text:p>-0.154820631660668</text:p>
          </table:table-cell>
          <table:table-cell office:value-type="float" office:value="-0.141609931616634" calcext:value-type="float">
            <text:p>-0.141609931616634</text:p>
          </table:table-cell>
          <table:table-cell office:value-type="float" office:value="-0.125539788620261" calcext:value-type="float">
            <text:p>-0.125539788620261</text:p>
          </table:table-cell>
          <table:table-cell office:value-type="float" office:value="-0.10718960960483" calcext:value-type="float">
            <text:p>-0.10718960960483</text:p>
          </table:table-cell>
          <table:table-cell office:value-type="float" office:value="-0.0874214585855215" calcext:value-type="float">
            <text:p>-0.087421458585522</text:p>
          </table:table-cell>
          <table:table-cell office:value-type="float" office:value="-0.0673308928562005" calcext:value-type="float">
            <text:p>-0.067330892856201</text:p>
          </table:table-cell>
          <table:table-cell office:value-type="float" office:value="-0.0481587822108912" calcext:value-type="float">
            <text:p>-0.048158782210891</text:p>
          </table:table-cell>
          <table:table-cell office:value-type="float" office:value="-0.0311782350810818" calcext:value-type="float">
            <text:p>-0.031178235081082</text:p>
          </table:table-cell>
          <table:table-cell office:value-type="float" office:value="-0.0175758337282007" calcext:value-type="float">
            <text:p>-0.017575833728201</text:p>
          </table:table-cell>
          <table:table-cell office:value-type="float" office:value="-0.00834534045231523" calcext:value-type="float">
            <text:p>-0.008345340452315</text:p>
          </table:table-cell>
          <table:table-cell office:value-type="float" office:value="-0.0042072414733037" calcext:value-type="float">
            <text:p>-0.004207241473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0130986925826728" calcext:value-type="float">
            <text:p>-0.000130986925827</text:p>
          </table:table-cell>
          <table:table-cell office:value-type="float" office:value="-0.00388807449025328" calcext:value-type="float">
            <text:p>-0.003888074490253</text:p>
          </table:table-cell>
          <table:table-cell office:value-type="float" office:value="-0.010060192761619" calcext:value-type="float">
            <text:p>-0.010060192761619</text:p>
          </table:table-cell>
          <table:table-cell office:value-type="float" office:value="-0.0179841209563568" calcext:value-type="float">
            <text:p>-0.017984120956357</text:p>
          </table:table-cell>
          <table:table-cell office:value-type="float" office:value="-0.0271000434639776" calcext:value-type="float">
            <text:p>-0.027100043463978</text:p>
          </table:table-cell>
          <table:table-cell office:value-type="float" office:value="-0.0369589147497255" calcext:value-type="float">
            <text:p>-0.036958914749726</text:p>
          </table:table-cell>
          <table:table-cell office:value-type="float" office:value="-0.0472188623359327" calcext:value-type="float">
            <text:p>-0.047218862335933</text:p>
          </table:table-cell>
          <table:table-cell office:value-type="float" office:value="-0.0576336207585242" calcext:value-type="float">
            <text:p>-0.057633620758524</text:p>
          </table:table-cell>
          <table:table-cell office:value-type="float" office:value="-0.0680364227838188" calcext:value-type="float">
            <text:p>-0.068036422783819</text:p>
          </table:table-cell>
          <table:table-cell office:value-type="float" office:value="-0.0783224212623521" calcext:value-type="float">
            <text:p>-0.078322421262352</text:p>
          </table:table-cell>
          <table:table-cell office:value-type="float" office:value="-0.0884318400210617" calcext:value-type="float">
            <text:p>-0.088431840021062</text:p>
          </table:table-cell>
          <table:table-cell office:value-type="float" office:value="-0.0983350504210932" calcext:value-type="float">
            <text:p>-0.098335050421093</text:p>
          </table:table-cell>
          <table:table-cell office:value-type="float" office:value="-0.108019935698859" calcext:value-type="float">
            <text:p>-0.108019935698859</text:p>
          </table:table-cell>
          <table:table-cell office:value-type="float" office:value="-0.117481344535503" calcext:value-type="float">
            <text:p>-0.117481344535503</text:p>
          </table:table-cell>
          <table:table-cell office:value-type="float" office:value="-0.126712139904135" calcext:value-type="float">
            <text:p>-0.126712139904135</text:p>
          </table:table-cell>
          <table:table-cell office:value-type="float" office:value="-0.135695260528553" calcext:value-type="float">
            <text:p>-0.135695260528553</text:p>
          </table:table-cell>
          <table:table-cell office:value-type="float" office:value="-0.144396224055125" calcext:value-type="float">
            <text:p>-0.144396224055125</text:p>
          </table:table-cell>
          <table:table-cell office:value-type="float" office:value="-0.152755598316943" calcext:value-type="float">
            <text:p>-0.152755598316943</text:p>
          </table:table-cell>
          <table:table-cell office:value-type="float" office:value="-0.160681071042538" calcext:value-type="float">
            <text:p>-0.160681071042538</text:p>
          </table:table-cell>
          <table:table-cell office:value-type="float" office:value="-0.16803891085499" calcext:value-type="float">
            <text:p>-0.16803891085499</text:p>
          </table:table-cell>
          <table:table-cell office:value-type="float" office:value="-0.174644813384508" calcext:value-type="float">
            <text:p>-0.174644813384508</text:p>
          </table:table-cell>
          <table:table-cell office:value-type="float" office:value="-0.180254314776301" calcext:value-type="float">
            <text:p>-0.180254314776301</text:p>
          </table:table-cell>
          <table:table-cell office:value-type="float" office:value="-0.184551923907079" calcext:value-type="float">
            <text:p>-0.184551923907079</text:p>
          </table:table-cell>
          <table:table-cell office:value-type="float" office:value="-0.187127584279765" calcext:value-type="float">
            <text:p>-0.187127584279765</text:p>
          </table:table-cell>
          <table:table-cell office:value-type="float" office:value="-0.187363325592898" calcext:value-type="float">
            <text:p>-0.187363325592898</text:p>
          </table:table-cell>
          <table:table-cell office:value-type="float" office:value="-0.184865507250567" calcext:value-type="float">
            <text:p>-0.184865507250567</text:p>
          </table:table-cell>
          <table:table-cell office:value-type="float" office:value="-0.179163857242406" calcext:value-type="float">
            <text:p>-0.179163857242406</text:p>
          </table:table-cell>
          <table:table-cell office:value-type="float" office:value="-0.16991855704322" calcext:value-type="float">
            <text:p>-0.16991855704322</text:p>
          </table:table-cell>
          <table:table-cell office:value-type="float" office:value="-0.157001767424389" calcext:value-type="float">
            <text:p>-0.157001767424389</text:p>
          </table:table-cell>
          <table:table-cell office:value-type="float" office:value="-0.140576734569139" calcext:value-type="float">
            <text:p>-0.140576734569139</text:p>
          </table:table-cell>
          <table:table-cell office:value-type="float" office:value="-0.121161804869821" calcext:value-type="float">
            <text:p>-0.121161804869821</text:p>
          </table:table-cell>
          <table:table-cell office:value-type="float" office:value="-0.0996537952345035" calcext:value-type="float">
            <text:p>-0.099653795234504</text:p>
          </table:table-cell>
          <table:table-cell office:value-type="float" office:value="-0.0772917621481072" calcext:value-type="float">
            <text:p>-0.077291762148107</text:p>
          </table:table-cell>
          <table:table-cell office:value-type="float" office:value="-0.0555584278700356" calcext:value-type="float">
            <text:p>-0.055558427870036</text:p>
          </table:table-cell>
          <table:table-cell office:value-type="float" office:value="-0.0360356798776891" calcext:value-type="float">
            <text:p>-0.036035679877689</text:p>
          </table:table-cell>
          <table:table-cell office:value-type="float" office:value="-0.0202434664602844" calcext:value-type="float">
            <text:p>-0.020243466460284</text:p>
          </table:table-cell>
          <table:table-cell office:value-type="float" office:value="-0.0094928421999675" calcext:value-type="float">
            <text:p>-0.009492842199968</text:p>
          </table:table-cell>
          <table:table-cell office:value-type="float" office:value="-0.00477649999721456" calcext:value-type="float">
            <text:p>-0.004776499997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0247787332367413" calcext:value-type="float">
            <text:p>-0.000247787332367</text:p>
          </table:table-cell>
          <table:table-cell office:value-type="float" office:value="-0.00429477428531905" calcext:value-type="float">
            <text:p>-0.004294774285319</text:p>
          </table:table-cell>
          <table:table-cell office:value-type="float" office:value="-0.0108591872804724" calcext:value-type="float">
            <text:p>-0.010859187280472</text:p>
          </table:table-cell>
          <table:table-cell office:value-type="float" office:value="-0.0192116215283794" calcext:value-type="float">
            <text:p>-0.019211621528379</text:p>
          </table:table-cell>
          <table:table-cell office:value-type="float" office:value="-0.0287383028516246" calcext:value-type="float">
            <text:p>-0.028738302851625</text:p>
          </table:table-cell>
          <table:table-cell office:value-type="float" office:value="-0.0389524108229942" calcext:value-type="float">
            <text:p>-0.038952410822994</text:p>
          </table:table-cell>
          <table:table-cell office:value-type="float" office:value="-0.0494907943241111" calcext:value-type="float">
            <text:p>-0.049490794324111</text:p>
          </table:table-cell>
          <table:table-cell office:value-type="float" office:value="-0.0601001257614106" calcext:value-type="float">
            <text:p>-0.060100125761411</text:p>
          </table:table-cell>
          <table:table-cell office:value-type="float" office:value="-0.0706173691441882" calcext:value-type="float">
            <text:p>-0.070617369144188</text:p>
          </table:table-cell>
          <table:table-cell office:value-type="float" office:value="-0.0809488029603746" calcext:value-type="float">
            <text:p>-0.080948802960375</text:p>
          </table:table-cell>
          <table:table-cell office:value-type="float" office:value="-0.0910504374013826" calcext:value-type="float">
            <text:p>-0.091050437401383</text:p>
          </table:table-cell>
          <table:table-cell office:value-type="float" office:value="-0.100911221209338" calcext:value-type="float">
            <text:p>-0.100911221209338</text:p>
          </table:table-cell>
          <table:table-cell office:value-type="float" office:value="-0.110539303970355" calcext:value-type="float">
            <text:p>-0.110539303970355</text:p>
          </table:table-cell>
          <table:table-cell office:value-type="float" office:value="-0.119950958017679" calcext:value-type="float">
            <text:p>-0.119950958017679</text:p>
          </table:table-cell>
          <table:table-cell office:value-type="float" office:value="-0.129161452201522" calcext:value-type="float">
            <text:p>-0.129161452201522</text:p>
          </table:table-cell>
          <table:table-cell office:value-type="float" office:value="-0.138177103521436" calcext:value-type="float">
            <text:p>-0.138177103521436</text:p>
          </table:table-cell>
          <table:table-cell office:value-type="float" office:value="-0.146987782680111" calcext:value-type="float">
            <text:p>-0.146987782680111</text:p>
          </table:table-cell>
          <table:table-cell office:value-type="float" office:value="-0.155559243114095" calcext:value-type="float">
            <text:p>-0.155559243114095</text:p>
          </table:table-cell>
          <table:table-cell office:value-type="float" office:value="-0.163824713923334" calcext:value-type="float">
            <text:p>-0.163824713923334</text:p>
          </table:table-cell>
          <table:table-cell office:value-type="float" office:value="-0.171675246094729" calcext:value-type="float">
            <text:p>-0.171675246094729</text:p>
          </table:table-cell>
          <table:table-cell office:value-type="float" office:value="-0.178948275571052" calcext:value-type="float">
            <text:p>-0.178948275571052</text:p>
          </table:table-cell>
          <table:table-cell office:value-type="float" office:value="-0.185413976464995" calcext:value-type="float">
            <text:p>-0.185413976464995</text:p>
          </table:table-cell>
          <table:table-cell office:value-type="float" office:value="-0.190760625109046" calcext:value-type="float">
            <text:p>-0.190760625109046</text:p>
          </table:table-cell>
          <table:table-cell office:value-type="float" office:value="-0.194592468552873" calcext:value-type="float">
            <text:p>-0.194592468552873</text:p>
          </table:table-cell>
          <table:table-cell office:value-type="float" office:value="-0.196523037037872" calcext:value-type="float">
            <text:p>-0.196523037037872</text:p>
          </table:table-cell>
          <table:table-cell office:value-type="float" office:value="-0.195750813167881" calcext:value-type="float">
            <text:p>-0.195750813167881</text:p>
          </table:table-cell>
          <table:table-cell office:value-type="float" office:value="-0.191681739680202" calcext:value-type="float">
            <text:p>-0.191681739680202</text:p>
          </table:table-cell>
          <table:table-cell office:value-type="float" office:value="-0.183810782393423" calcext:value-type="float">
            <text:p>-0.183810782393423</text:p>
          </table:table-cell>
          <table:table-cell office:value-type="float" office:value="-0.171807738173238" calcext:value-type="float">
            <text:p>-0.171807738173238</text:p>
          </table:table-cell>
          <table:table-cell office:value-type="float" office:value="-0.155636139095544" calcext:value-type="float">
            <text:p>-0.155636139095544</text:p>
          </table:table-cell>
          <table:table-cell office:value-type="float" office:value="-0.135668778352015" calcext:value-type="float">
            <text:p>-0.135668778352015</text:p>
          </table:table-cell>
          <table:table-cell office:value-type="float" office:value="-0.112763561788256" calcext:value-type="float">
            <text:p>-0.112763561788256</text:p>
          </table:table-cell>
          <table:table-cell office:value-type="float" office:value="-0.0882632202914022" calcext:value-type="float">
            <text:p>-0.088263220291402</text:p>
          </table:table-cell>
          <table:table-cell office:value-type="float" office:value="-0.0639001490232131" calcext:value-type="float">
            <text:p>-0.063900149023213</text:p>
          </table:table-cell>
          <table:table-cell office:value-type="float" office:value="-0.0416191030866861" calcext:value-type="float">
            <text:p>-0.041619103086686</text:p>
          </table:table-cell>
          <table:table-cell office:value-type="float" office:value="-0.023359274049961" calcext:value-type="float">
            <text:p>-0.023359274049961</text:p>
          </table:table-cell>
          <table:table-cell office:value-type="float" office:value="-0.010847400902907" calcext:value-type="float">
            <text:p>-0.010847400902907</text:p>
          </table:table-cell>
          <table:table-cell office:value-type="float" office:value="-0.00544382601497498" calcext:value-type="float">
            <text:p>-0.005443826014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0378848961823063" calcext:value-type="float">
            <text:p>-0.000378848961823</text:p>
          </table:table-cell>
          <table:table-cell office:value-type="float" office:value="-0.00474731007859762" calcext:value-type="float">
            <text:p>-0.004747310078598</text:p>
          </table:table-cell>
          <table:table-cell office:value-type="float" office:value="-0.0117381394217044" calcext:value-type="float">
            <text:p>-0.011738139421704</text:p>
          </table:table-cell>
          <table:table-cell office:value-type="float" office:value="-0.0205404100284606" calcext:value-type="float">
            <text:p>-0.020540410028461</text:p>
          </table:table-cell>
          <table:table-cell office:value-type="float" office:value="-0.0304747883693914" calcext:value-type="float">
            <text:p>-0.030474788369391</text:p>
          </table:table-cell>
          <table:table-cell office:value-type="float" office:value="-0.0410102522996361" calcext:value-type="float">
            <text:p>-0.041010252299636</text:p>
          </table:table-cell>
          <table:table-cell office:value-type="float" office:value="-0.0517605242157165" calcext:value-type="float">
            <text:p>-0.051760524215717</text:p>
          </table:table-cell>
          <table:table-cell office:value-type="float" office:value="-0.0624664352947941" calcext:value-type="float">
            <text:p>-0.062466435294794</text:p>
          </table:table-cell>
          <table:table-cell office:value-type="float" office:value="-0.0729714129084411" calcext:value-type="float">
            <text:p>-0.072971412908441</text:p>
          </table:table-cell>
          <table:table-cell office:value-type="float" office:value="-0.0831959590909247" calcext:value-type="float">
            <text:p>-0.083195959090925</text:p>
          </table:table-cell>
          <table:table-cell office:value-type="float" office:value="-0.0931147038898802" calcext:value-type="float">
            <text:p>-0.09311470388988</text:p>
          </table:table-cell>
          <table:table-cell office:value-type="float" office:value="-0.102737515450566" calcext:value-type="float">
            <text:p>-0.102737515450566</text:p>
          </table:table-cell>
          <table:table-cell office:value-type="float" office:value="-0.112094703564293" calcext:value-type="float">
            <text:p>-0.112094703564293</text:p>
          </table:table-cell>
          <table:table-cell office:value-type="float" office:value="-0.121225593441144" calcext:value-type="float">
            <text:p>-0.121225593441144</text:p>
          </table:table-cell>
          <table:table-cell office:value-type="float" office:value="-0.130169481364104" calcext:value-type="float">
            <text:p>-0.130169481364104</text:p>
          </table:table-cell>
          <table:table-cell office:value-type="float" office:value="-0.138957985003845" calcext:value-type="float">
            <text:p>-0.138957985003845</text:p>
          </table:table-cell>
          <table:table-cell office:value-type="float" office:value="-0.147607923780267" calcext:value-type="float">
            <text:p>-0.147607923780267</text:p>
          </table:table-cell>
          <table:table-cell office:value-type="float" office:value="-0.156114006697213" calcext:value-type="float">
            <text:p>-0.156114006697213</text:p>
          </table:table-cell>
          <table:table-cell office:value-type="float" office:value="-0.16444071221332" calcext:value-type="float">
            <text:p>-0.16444071221332</text:p>
          </table:table-cell>
          <table:table-cell office:value-type="float" office:value="-0.172512873924864" calcext:value-type="float">
            <text:p>-0.172512873924864</text:p>
          </table:table-cell>
          <table:table-cell office:value-type="float" office:value="-0.180204678766743" calcext:value-type="float">
            <text:p>-0.180204678766743</text:p>
          </table:table-cell>
          <table:table-cell office:value-type="float" office:value="-0.187327294865731" calcext:value-type="float">
            <text:p>-0.187327294865731</text:p>
          </table:table-cell>
          <table:table-cell office:value-type="float" office:value="-0.193616627653206" calcext:value-type="float">
            <text:p>-0.193616627653206</text:p>
          </table:table-cell>
          <table:table-cell office:value-type="float" office:value="-0.198723889761998" calcext:value-type="float">
            <text:p>-0.198723889761998</text:p>
          </table:table-cell>
          <table:table-cell office:value-type="float" office:value="-0.202200203663724" calcext:value-type="float">
            <text:p>-0.202200203663724</text:p>
          </table:table-cell>
          <table:table-cell office:value-type="float" office:value="-0.203276003894338" calcext:value-type="float">
            <text:p>-0.203276003894338</text:p>
          </table:table-cell>
          <table:table-cell office:value-type="float" office:value="-0.201200182565643" calcext:value-type="float">
            <text:p>-0.201200182565643</text:p>
          </table:table-cell>
          <table:table-cell office:value-type="float" office:value="-0.195266375591946" calcext:value-type="float">
            <text:p>-0.195266375591946</text:p>
          </table:table-cell>
          <table:table-cell office:value-type="float" office:value="-0.184893562368134" calcext:value-type="float">
            <text:p>-0.184893562368134</text:p>
          </table:table-cell>
          <table:table-cell office:value-type="float" office:value="-0.169764731698996" calcext:value-type="float">
            <text:p>-0.169764731698996</text:p>
          </table:table-cell>
          <table:table-cell office:value-type="float" office:value="-0.149996890736856" calcext:value-type="float">
            <text:p>-0.149996890736856</text:p>
          </table:table-cell>
          <table:table-cell office:value-type="float" office:value="-0.12629300097304" calcext:value-type="float">
            <text:p>-0.12629300097304</text:p>
          </table:table-cell>
          <table:table-cell office:value-type="float" office:value="-0.100012926136645" calcext:value-type="float">
            <text:p>-0.100012926136645</text:p>
          </table:table-cell>
          <table:table-cell office:value-type="float" office:value="-0.0731122608330683" calcext:value-type="float">
            <text:p>-0.073112260833068</text:p>
          </table:table-cell>
          <table:table-cell office:value-type="float" office:value="-0.0479420643383895" calcext:value-type="float">
            <text:p>-0.04794206433839</text:p>
          </table:table-cell>
          <table:table-cell office:value-type="float" office:value="-0.0269595334073605" calcext:value-type="float">
            <text:p>-0.026959533407361</text:p>
          </table:table-cell>
          <table:table-cell office:value-type="float" office:value="-0.0124331864556592" calcext:value-type="float">
            <text:p>-0.012433186455659</text:p>
          </table:table-cell>
          <table:table-cell office:value-type="float" office:value="-0.00621892048766762" calcext:value-type="float">
            <text:p>-0.006218920487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053284574846188" calcext:value-type="float">
            <text:p>-0.000532845748462</text:p>
          </table:table-cell>
          <table:table-cell office:value-type="float" office:value="-0.00527409374468474" calcext:value-type="float">
            <text:p>-0.005274093744685</text:p>
          </table:table-cell>
          <table:table-cell office:value-type="float" office:value="-0.0127474372423583" calcext:value-type="float">
            <text:p>-0.012747437242358</text:p>
          </table:table-cell>
          <table:table-cell office:value-type="float" office:value="-0.0220383202975575" calcext:value-type="float">
            <text:p>-0.022038320297558</text:p>
          </table:table-cell>
          <table:table-cell office:value-type="float" office:value="-0.0323863725559694" calcext:value-type="float">
            <text:p>-0.032386372555969</text:p>
          </table:table-cell>
          <table:table-cell office:value-type="float" office:value="-0.0432088630640764" calcext:value-type="float">
            <text:p>-0.043208863064076</text:p>
          </table:table-cell>
          <table:table-cell office:value-type="float" office:value="-0.0540953423465784" calcext:value-type="float">
            <text:p>-0.054095342346578</text:p>
          </table:table-cell>
          <table:table-cell office:value-type="float" office:value="-0.0647836270968656" calcext:value-type="float">
            <text:p>-0.064783627096866</text:p>
          </table:table-cell>
          <table:table-cell office:value-type="float" office:value="-0.0751279767391503" calcext:value-type="float">
            <text:p>-0.07512797673915</text:p>
          </table:table-cell>
          <table:table-cell office:value-type="float" office:value="-0.0850674982699754" calcext:value-type="float">
            <text:p>-0.085067498269975</text:p>
          </table:table-cell>
          <table:table-cell office:value-type="float" office:value="-0.0945991004432124" calcext:value-type="float">
            <text:p>-0.094599100443212</text:p>
          </table:table-cell>
          <table:table-cell office:value-type="float" office:value="-0.103756327128238" calcext:value-type="float">
            <text:p>-0.103756327128238</text:p>
          </table:table-cell>
          <table:table-cell office:value-type="float" office:value="-0.112593623128712" calcext:value-type="float">
            <text:p>-0.112593623128712</text:p>
          </table:table-cell>
          <table:table-cell office:value-type="float" office:value="-0.121174817915512" calcext:value-type="float">
            <text:p>-0.121174817915512</text:p>
          </table:table-cell>
          <table:table-cell office:value-type="float" office:value="-0.129564465632283" calcext:value-type="float">
            <text:p>-0.129564465632283</text:p>
          </table:table-cell>
          <table:table-cell office:value-type="float" office:value="-0.137820819793604" calcext:value-type="float">
            <text:p>-0.137820819793604</text:p>
          </table:table-cell>
          <table:table-cell office:value-type="float" office:value="-0.145989453254097" calcext:value-type="float">
            <text:p>-0.145989453254097</text:p>
          </table:table-cell>
          <table:table-cell office:value-type="float" office:value="-0.154096748977458" calcext:value-type="float">
            <text:p>-0.154096748977458</text:p>
          </table:table-cell>
          <table:table-cell office:value-type="float" office:value="-0.162142628697924" calcext:value-type="float">
            <text:p>-0.162142628697924</text:p>
          </table:table-cell>
          <table:table-cell office:value-type="float" office:value="-0.170092049951204" calcext:value-type="float">
            <text:p>-0.170092049951204</text:p>
          </table:table-cell>
          <table:table-cell office:value-type="float" office:value="-0.177864936030676" calcext:value-type="float">
            <text:p>-0.177864936030676</text:p>
          </table:table-cell>
          <table:table-cell office:value-type="float" office:value="-0.185324258126567" calcext:value-type="float">
            <text:p>-0.185324258126567</text:p>
          </table:table-cell>
          <table:table-cell office:value-type="float" office:value="-0.192261656411411" calcext:value-type="float">
            <text:p>-0.192261656411411</text:p>
          </table:table-cell>
          <table:table-cell office:value-type="float" office:value="-0.198377366287461" calcext:value-type="float">
            <text:p>-0.198377366287461</text:p>
          </table:table-cell>
          <table:table-cell office:value-type="float" office:value="-0.203240776964704" calcext:value-type="float">
            <text:p>-0.203240776964704</text:p>
          </table:table-cell>
          <table:table-cell office:value-type="float" office:value="-0.206179048284817" calcext:value-type="float">
            <text:p>-0.206179048284817</text:p>
          </table:table-cell>
          <table:table-cell office:value-type="float" office:value="-0.206336711362523" calcext:value-type="float">
            <text:p>-0.206336711362523</text:p>
          </table:table-cell>
          <table:table-cell office:value-type="float" office:value="-0.202836369041686" calcext:value-type="float">
            <text:p>-0.202836369041686</text:p>
          </table:table-cell>
          <table:table-cell office:value-type="float" office:value="-0.194837946035474" calcext:value-type="float">
            <text:p>-0.194837946035474</text:p>
          </table:table-cell>
          <table:table-cell office:value-type="float" office:value="-0.181682147223595" calcext:value-type="float">
            <text:p>-0.181682147223595</text:p>
          </table:table-cell>
          <table:table-cell office:value-type="float" office:value="-0.163110480527359" calcext:value-type="float">
            <text:p>-0.163110480527359</text:p>
          </table:table-cell>
          <table:table-cell office:value-type="float" office:value="-0.139512806047344" calcext:value-type="float">
            <text:p>-0.139512806047344</text:p>
          </table:table-cell>
          <table:table-cell office:value-type="float" office:value="-0.112115852721044" calcext:value-type="float">
            <text:p>-0.112115852721044</text:p>
          </table:table-cell>
          <table:table-cell office:value-type="float" office:value="-0.0830116963507366" calcext:value-type="float">
            <text:p>-0.083011696350737</text:p>
          </table:table-cell>
          <table:table-cell office:value-type="float" office:value="-0.054969060314819" calcext:value-type="float">
            <text:p>-0.054969060314819</text:p>
          </table:table-cell>
          <table:table-cell office:value-type="float" office:value="-0.0310666136776703" calcext:value-type="float">
            <text:p>-0.03106661367767</text:p>
          </table:table-cell>
          <table:table-cell office:value-type="float" office:value="-0.0142727584809162" calcext:value-type="float">
            <text:p>-0.014272758480916</text:p>
          </table:table-cell>
          <table:table-cell office:value-type="float" office:value="-0.00711003323092807" calcext:value-type="float">
            <text:p>-0.007110033230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0722691541376508" calcext:value-type="float">
            <text:p>-0.000722691541377</text:p>
          </table:table-cell>
          <table:table-cell office:value-type="float" office:value="-0.00591631234591481" calcext:value-type="float">
            <text:p>-0.005916312345915</text:p>
          </table:table-cell>
          <table:table-cell office:value-type="float" office:value="-0.0139590786722321" calcext:value-type="float">
            <text:p>-0.013959078672232</text:p>
          </table:table-cell>
          <table:table-cell office:value-type="float" office:value="-0.0238009593218028" calcext:value-type="float">
            <text:p>-0.023800959321803</text:p>
          </table:table-cell>
          <table:table-cell office:value-type="float" office:value="-0.0345803014076861" calcext:value-type="float">
            <text:p>-0.034580301407686</text:p>
          </table:table-cell>
          <table:table-cell office:value-type="float" office:value="-0.0456546939305886" calcext:value-type="float">
            <text:p>-0.045654693930589</text:p>
          </table:table-cell>
          <table:table-cell office:value-type="float" office:value="-0.0565904712052012" calcext:value-type="float">
            <text:p>-0.056590471205201</text:p>
          </table:table-cell>
          <table:table-cell office:value-type="float" office:value="-0.0671280146048146" calcext:value-type="float">
            <text:p>-0.067128014604815</text:p>
          </table:table-cell>
          <table:table-cell office:value-type="float" office:value="-0.0771392507324291" calcext:value-type="float">
            <text:p>-0.077139250732429</text:p>
          </table:table-cell>
          <table:table-cell office:value-type="float" office:value="-0.0865880727632406" calcext:value-type="float">
            <text:p>-0.086588072763241</text:p>
          </table:table-cell>
          <table:table-cell office:value-type="float" office:value="-0.0954984546635176" calcext:value-type="float">
            <text:p>-0.095498454663518</text:p>
          </table:table-cell>
          <table:table-cell office:value-type="float" office:value="-0.103930959875635" calcext:value-type="float">
            <text:p>-0.103930959875635</text:p>
          </table:table-cell>
          <table:table-cell office:value-type="float" office:value="-0.111966342701611" calcext:value-type="float">
            <text:p>-0.111966342701611</text:p>
          </table:table-cell>
          <table:table-cell office:value-type="float" office:value="-0.119694296635313" calcext:value-type="float">
            <text:p>-0.119694296635313</text:p>
          </table:table-cell>
          <table:table-cell office:value-type="float" office:value="-0.127205523777228" calcext:value-type="float">
            <text:p>-0.127205523777228</text:p>
          </table:table-cell>
          <table:table-cell office:value-type="float" office:value="-0.134585647411326" calcext:value-type="float">
            <text:p>-0.134585647411326</text:p>
          </table:table-cell>
          <table:table-cell office:value-type="float" office:value="-0.141909860556947" calcext:value-type="float">
            <text:p>-0.141909860556947</text:p>
          </table:table-cell>
          <table:table-cell office:value-type="float" office:value="-0.149237513840138" calcext:value-type="float">
            <text:p>-0.149237513840138</text:p>
          </table:table-cell>
          <table:table-cell office:value-type="float" office:value="-0.156605959879302" calcext:value-type="float">
            <text:p>-0.156605959879302</text:p>
          </table:table-cell>
          <table:table-cell office:value-type="float" office:value="-0.164023150298578" calcext:value-type="float">
            <text:p>-0.164023150298578</text:p>
          </table:table-cell>
          <table:table-cell office:value-type="float" office:value="-0.17145849688031" calcext:value-type="float">
            <text:p>-0.17145849688031</text:p>
          </table:table-cell>
          <table:table-cell office:value-type="float" office:value="-0.178831211622225" calcext:value-type="float">
            <text:p>-0.178831211622225</text:p>
          </table:table-cell>
          <table:table-cell office:value-type="float" office:value="-0.185994780505097" calcext:value-type="float">
            <text:p>-0.185994780505097</text:p>
          </table:table-cell>
          <table:table-cell office:value-type="float" office:value="-0.192715020721461" calcext:value-type="float">
            <text:p>-0.192715020721461</text:p>
          </table:table-cell>
          <table:table-cell office:value-type="float" office:value="-0.198639853967805" calcext:value-type="float">
            <text:p>-0.198639853967805</text:p>
          </table:table-cell>
          <table:table-cell office:value-type="float" office:value="-0.203275749649389" calcext:value-type="float">
            <text:p>-0.203275749649389</text:p>
          </table:table-cell>
          <table:table-cell office:value-type="float" office:value="-0.205709468150403" calcext:value-type="float">
            <text:p>-0.205709468150403</text:p>
          </table:table-cell>
          <table:table-cell office:value-type="float" office:value="-0.204973700469087" calcext:value-type="float">
            <text:p>-0.204973700469087</text:p>
          </table:table-cell>
          <table:table-cell office:value-type="float" office:value="-0.200012157709864" calcext:value-type="float">
            <text:p>-0.200012157709864</text:p>
          </table:table-cell>
          <table:table-cell office:value-type="float" office:value="-0.189807401955076" calcext:value-type="float">
            <text:p>-0.189807401955076</text:p>
          </table:table-cell>
          <table:table-cell office:value-type="float" office:value="-0.173626546417495" calcext:value-type="float">
            <text:p>-0.173626546417495</text:p>
          </table:table-cell>
          <table:table-cell office:value-type="float" office:value="-0.151363449400826" calcext:value-type="float">
            <text:p>-0.151363449400826</text:p>
          </table:table-cell>
          <table:table-cell office:value-type="float" office:value="-0.12388946517429" calcext:value-type="float">
            <text:p>-0.12388946517429</text:p>
          </table:table-cell>
          <table:table-cell office:value-type="float" office:value="-0.0932546381457292" calcext:value-type="float">
            <text:p>-0.093254638145729</text:p>
          </table:table-cell>
          <table:table-cell office:value-type="float" office:value="-0.0625885645647246" calcext:value-type="float">
            <text:p>-0.062588564564725</text:p>
          </table:table-cell>
          <table:table-cell office:value-type="float" office:value="-0.0356790691995605" calcext:value-type="float">
            <text:p>-0.035679069199561</text:p>
          </table:table-cell>
          <table:table-cell office:value-type="float" office:value="-0.0163849352106831" calcext:value-type="float">
            <text:p>-0.016384935210683</text:p>
          </table:table-cell>
          <table:table-cell office:value-type="float" office:value="-0.00812285359170843" calcext:value-type="float">
            <text:p>-0.008122853591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0967486821587857" calcext:value-type="float">
            <text:p>-0.000967486821588</text:p>
          </table:table-cell>
          <table:table-cell office:value-type="float" office:value="-0.00673331017625589" calcext:value-type="float">
            <text:p>-0.006733310176256</text:p>
          </table:table-cell>
          <table:table-cell office:value-type="float" office:value="-0.0154744079753907" calcext:value-type="float">
            <text:p>-0.015474407975391</text:p>
          </table:table-cell>
          <table:table-cell office:value-type="float" office:value="-0.0259597891482282" calcext:value-type="float">
            <text:p>-0.025959789148228</text:p>
          </table:table-cell>
          <table:table-cell office:value-type="float" office:value="-0.0372008991048834" calcext:value-type="float">
            <text:p>-0.037200899104883</text:p>
          </table:table-cell>
          <table:table-cell office:value-type="float" office:value="-0.0484886542596027" calcext:value-type="float">
            <text:p>-0.048488654259603</text:p>
          </table:table-cell>
          <table:table-cell office:value-type="float" office:value="-0.059371087345431" calcext:value-type="float">
            <text:p>-0.059371087345431</text:p>
          </table:table-cell>
          <table:table-cell office:value-type="float" office:value="-0.0696010544601358" calcext:value-type="float">
            <text:p>-0.069601054460136</text:p>
          </table:table-cell>
          <table:table-cell office:value-type="float" office:value="-0.0790784475178413" calcext:value-type="float">
            <text:p>-0.079078447517841</text:p>
          </table:table-cell>
          <table:table-cell office:value-type="float" office:value="-0.0878004554656847" calcext:value-type="float">
            <text:p>-0.087800455465685</text:p>
          </table:table-cell>
          <table:table-cell office:value-type="float" office:value="-0.0958242877611322" calcext:value-type="float">
            <text:p>-0.095824287761132</text:p>
          </table:table-cell>
          <table:table-cell office:value-type="float" office:value="-0.10324160178496" calcext:value-type="float">
            <text:p>-0.10324160178496</text:p>
          </table:table-cell>
          <table:table-cell office:value-type="float" office:value="-0.1101619384909" calcext:value-type="float">
            <text:p>-0.1101619384909</text:p>
          </table:table-cell>
          <table:table-cell office:value-type="float" office:value="-0.116702231688555" calcext:value-type="float">
            <text:p>-0.116702231688555</text:p>
          </table:table-cell>
          <table:table-cell office:value-type="float" office:value="-0.122980003062434" calcext:value-type="float">
            <text:p>-0.122980003062434</text:p>
          </table:table-cell>
          <table:table-cell office:value-type="float" office:value="-0.129108508499457" calcext:value-type="float">
            <text:p>-0.129108508499457</text:p>
          </table:table-cell>
          <table:table-cell office:value-type="float" office:value="-0.135192634127464" calcext:value-type="float">
            <text:p>-0.135192634127464</text:p>
          </table:table-cell>
          <table:table-cell office:value-type="float" office:value="-0.141324795767416" calcext:value-type="float">
            <text:p>-0.141324795767416</text:p>
          </table:table-cell>
          <table:table-cell office:value-type="float" office:value="-0.147580050592587" calcext:value-type="float">
            <text:p>-0.147580050592587</text:p>
          </table:table-cell>
          <table:table-cell office:value-type="float" office:value="-0.154009971373833" calcext:value-type="float">
            <text:p>-0.154009971373833</text:p>
          </table:table-cell>
          <table:table-cell office:value-type="float" office:value="-0.160634887251696" calcext:value-type="float">
            <text:p>-0.160634887251696</text:p>
          </table:table-cell>
          <table:table-cell office:value-type="float" office:value="-0.167433736040295" calcext:value-type="float">
            <text:p>-0.167433736040295</text:p>
          </table:table-cell>
          <table:table-cell office:value-type="float" office:value="-0.174330918977423" calcext:value-type="float">
            <text:p>-0.174330918977423</text:p>
          </table:table-cell>
          <table:table-cell office:value-type="float" office:value="-0.181179206228956" calcext:value-type="float">
            <text:p>-0.181179206228956</text:p>
          </table:table-cell>
          <table:table-cell office:value-type="float" office:value="-0.187736415276718" calcext:value-type="float">
            <text:p>-0.187736415276718</text:p>
          </table:table-cell>
          <table:table-cell office:value-type="float" office:value="-0.193625278967145" calcext:value-type="float">
            <text:p>-0.193625278967145</text:p>
          </table:table-cell>
          <table:table-cell office:value-type="float" office:value="-0.198107320287895" calcext:value-type="float">
            <text:p>-0.198107320287895</text:p>
          </table:table-cell>
          <table:table-cell office:value-type="float" office:value="-0.200206116626441" calcext:value-type="float">
            <text:p>-0.200206116626441</text:p>
          </table:table-cell>
          <table:table-cell office:value-type="float" office:value="-0.198730673710729" calcext:value-type="float">
            <text:p>-0.198730673710729</text:p>
          </table:table-cell>
          <table:table-cell office:value-type="float" office:value="-0.192357853186996" calcext:value-type="float">
            <text:p>-0.192357853186996</text:p>
          </table:table-cell>
          <table:table-cell office:value-type="float" office:value="-0.179844255445543" calcext:value-type="float">
            <text:p>-0.179844255445543</text:p>
          </table:table-cell>
          <table:table-cell office:value-type="float" office:value="-0.160422110912658" calcext:value-type="float">
            <text:p>-0.160422110912658</text:p>
          </table:table-cell>
          <table:table-cell office:value-type="float" office:value="-0.134328719290415" calcext:value-type="float">
            <text:p>-0.134328719290415</text:p>
          </table:table-cell>
          <table:table-cell office:value-type="float" office:value="-0.103275579248474" calcext:value-type="float">
            <text:p>-0.103275579248474</text:p>
          </table:table-cell>
          <table:table-cell office:value-type="float" office:value="-0.0705760991223014" calcext:value-type="float">
            <text:p>-0.070576099122301</text:p>
          </table:table-cell>
          <table:table-cell office:value-type="float" office:value="-0.0407574662258704" calcext:value-type="float">
            <text:p>-0.04075746622587</text:p>
          </table:table-cell>
          <table:table-cell office:value-type="float" office:value="-0.0187818487661244" calcext:value-type="float">
            <text:p>-0.018781848766124</text:p>
          </table:table-cell>
          <table:table-cell office:value-type="float" office:value="-0.00925901339576217" calcext:value-type="float">
            <text:p>-0.009259013395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129552079063839" calcext:value-type="float">
            <text:p>-0.001295520790638</text:p>
          </table:table-cell>
          <table:table-cell office:value-type="float" office:value="-0.00781046268281042" calcext:value-type="float">
            <text:p>-0.00781046268281</text:p>
          </table:table-cell>
          <table:table-cell office:value-type="float" office:value="-0.0174346911274266" calcext:value-type="float">
            <text:p>-0.017434691127427</text:p>
          </table:table-cell>
          <table:table-cell office:value-type="float" office:value="-0.0286919765592572" calcext:value-type="float">
            <text:p>-0.028691976559257</text:p>
          </table:table-cell>
          <table:table-cell office:value-type="float" office:value="-0.040436199717747" calcext:value-type="float">
            <text:p>-0.040436199717747</text:p>
          </table:table-cell>
          <table:table-cell office:value-type="float" office:value="-0.0518885537215355" calcext:value-type="float">
            <text:p>-0.051888553721536</text:p>
          </table:table-cell>
          <table:table-cell office:value-type="float" office:value="-0.062590677178901" calcext:value-type="float">
            <text:p>-0.062590677178901</text:p>
          </table:table-cell>
          <table:table-cell office:value-type="float" office:value="-0.0723241929364099" calcext:value-type="float">
            <text:p>-0.07232419293641</text:p>
          </table:table-cell>
          <table:table-cell office:value-type="float" office:value="-0.0810317748218741" calcext:value-type="float">
            <text:p>-0.081031774821874</text:p>
          </table:table-cell>
          <table:table-cell office:value-type="float" office:value="-0.0887551772466996" calcext:value-type="float">
            <text:p>-0.0887551772467</text:p>
          </table:table-cell>
          <table:table-cell office:value-type="float" office:value="-0.09559253807702" calcext:value-type="float">
            <text:p>-0.09559253807702</text:p>
          </table:table-cell>
          <table:table-cell office:value-type="float" office:value="-0.101671462263031" calcext:value-type="float">
            <text:p>-0.101671462263031</text:p>
          </table:table-cell>
          <table:table-cell office:value-type="float" office:value="-0.107133122991457" calcext:value-type="float">
            <text:p>-0.107133122991457</text:p>
          </table:table-cell>
          <table:table-cell office:value-type="float" office:value="-0.112123202908623" calcext:value-type="float">
            <text:p>-0.112123202908623</text:p>
          </table:table-cell>
          <table:table-cell office:value-type="float" office:value="-0.116786664576795" calcext:value-type="float">
            <text:p>-0.116786664576795</text:p>
          </table:table-cell>
          <table:table-cell office:value-type="float" office:value="-0.121264420673184" calcext:value-type="float">
            <text:p>-0.121264420673184</text:p>
          </table:table-cell>
          <table:table-cell office:value-type="float" office:value="-0.125690622235978" calcext:value-type="float">
            <text:p>-0.125690622235978</text:p>
          </table:table-cell>
          <table:table-cell office:value-type="float" office:value="-0.130190094756562" calcext:value-type="float">
            <text:p>-0.130190094756562</text:p>
          </table:table-cell>
          <table:table-cell office:value-type="float" office:value="-0.134874789112801" calcext:value-type="float">
            <text:p>-0.134874789112801</text:p>
          </table:table-cell>
          <table:table-cell office:value-type="float" office:value="-0.139838977835354" calcext:value-type="float">
            <text:p>-0.139838977835354</text:p>
          </table:table-cell>
          <table:table-cell office:value-type="float" office:value="-0.145153125124702" calcext:value-type="float">
            <text:p>-0.145153125124702</text:p>
          </table:table-cell>
          <table:table-cell office:value-type="float" office:value="-0.150855409174537" calcext:value-type="float">
            <text:p>-0.150855409174537</text:p>
          </table:table-cell>
          <table:table-cell office:value-type="float" office:value="-0.156941157066445" calcext:value-type="float">
            <text:p>-0.156941157066445</text:p>
          </table:table-cell>
          <table:table-cell office:value-type="float" office:value="-0.163350879053894" calcext:value-type="float">
            <text:p>-0.163350879053894</text:p>
          </table:table-cell>
          <table:table-cell office:value-type="float" office:value="-0.169955825465798" calcext:value-type="float">
            <text:p>-0.169955825465798</text:p>
          </table:table-cell>
          <table:table-cell office:value-type="float" office:value="-0.176527197143958" calcext:value-type="float">
            <text:p>-0.176527197143958</text:p>
          </table:table-cell>
          <table:table-cell office:value-type="float" office:value="-0.182614111130248" calcext:value-type="float">
            <text:p>-0.182614111130248</text:p>
          </table:table-cell>
          <table:table-cell office:value-type="float" office:value="-0.187318001514768" calcext:value-type="float">
            <text:p>-0.187318001514768</text:p>
          </table:table-cell>
          <table:table-cell office:value-type="float" office:value="-0.189450065197779" calcext:value-type="float">
            <text:p>-0.189450065197779</text:p>
          </table:table-cell>
          <table:table-cell office:value-type="float" office:value="-0.187523056087461" calcext:value-type="float">
            <text:p>-0.187523056087461</text:p>
          </table:table-cell>
          <table:table-cell office:value-type="float" office:value="-0.179851320366505" calcext:value-type="float">
            <text:p>-0.179851320366505</text:p>
          </table:table-cell>
          <table:table-cell office:value-type="float" office:value="-0.164921343289145" calcext:value-type="float">
            <text:p>-0.164921343289145</text:p>
          </table:table-cell>
          <table:table-cell office:value-type="float" office:value="-0.142056629115574" calcext:value-type="float">
            <text:p>-0.142056629115574</text:p>
          </table:table-cell>
          <table:table-cell office:value-type="float" office:value="-0.112217511695292" calcext:value-type="float">
            <text:p>-0.112217511695292</text:p>
          </table:table-cell>
          <table:table-cell office:value-type="float" office:value="-0.0785444352218949" calcext:value-type="float">
            <text:p>-0.078544435221895</text:p>
          </table:table-cell>
          <table:table-cell office:value-type="float" office:value="-0.0462039295643384" calcext:value-type="float">
            <text:p>-0.046203929564338</text:p>
          </table:table-cell>
          <table:table-cell office:value-type="float" office:value="-0.0214648049552281" calcext:value-type="float">
            <text:p>-0.021464804955228</text:p>
          </table:table-cell>
          <table:table-cell office:value-type="float" office:value="-0.0105139338647335" calcext:value-type="float">
            <text:p>-0.010513933864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174927135600955" calcext:value-type="float">
            <text:p>-0.00174927135601</text:p>
          </table:table-cell>
          <table:table-cell office:value-type="float" office:value="-0.00927122669348019" calcext:value-type="float">
            <text:p>-0.00927122669348</text:p>
          </table:table-cell>
          <table:table-cell office:value-type="float" office:value="-0.0200356867860029" calcext:value-type="float">
            <text:p>-0.020035686786003</text:p>
          </table:table-cell>
          <table:table-cell office:value-type="float" office:value="-0.0322318363655737" calcext:value-type="float">
            <text:p>-0.032231836365574</text:p>
          </table:table-cell>
          <table:table-cell office:value-type="float" office:value="-0.0445229392867976" calcext:value-type="float">
            <text:p>-0.044522939286798</text:p>
          </table:table-cell>
          <table:table-cell office:value-type="float" office:value="-0.0560668819778031" calcext:value-type="float">
            <text:p>-0.056066881977803</text:p>
          </table:table-cell>
          <table:table-cell office:value-type="float" office:value="-0.0664222432507711" calcext:value-type="float">
            <text:p>-0.066422243250771</text:p>
          </table:table-cell>
          <table:table-cell office:value-type="float" office:value="-0.0754244883068742" calcext:value-type="float">
            <text:p>-0.075424488306874</text:p>
          </table:table-cell>
          <table:table-cell office:value-type="float" office:value="-0.0830793230259951" calcext:value-type="float">
            <text:p>-0.083079323025995</text:p>
          </table:table-cell>
          <table:table-cell office:value-type="float" office:value="-0.0894872707161264" calcext:value-type="float">
            <text:p>-0.089487270716126</text:p>
          </table:table-cell>
          <table:table-cell office:value-type="float" office:value="-0.0947965496114307" calcext:value-type="float">
            <text:p>-0.094796549611431</text:p>
          </table:table-cell>
          <table:table-cell office:value-type="float" office:value="-0.0991762736725951" calcext:value-type="float">
            <text:p>-0.099176273672595</text:p>
          </table:table-cell>
          <table:table-cell office:value-type="float" office:value="-0.10280247417557" calcext:value-type="float">
            <text:p>-0.10280247417557</text:p>
          </table:table-cell>
          <table:table-cell office:value-type="float" office:value="-0.105851329729243" calcext:value-type="float">
            <text:p>-0.105851329729243</text:p>
          </table:table-cell>
          <table:table-cell office:value-type="float" office:value="-0.10849599232516" calcext:value-type="float">
            <text:p>-0.10849599232516</text:p>
          </table:table-cell>
          <table:table-cell office:value-type="float" office:value="-0.110905079559051" calcext:value-type="float">
            <text:p>-0.110905079559051</text:p>
          </table:table-cell>
          <table:table-cell office:value-type="float" office:value="-0.113241331450644" calcext:value-type="float">
            <text:p>-0.113241331450644</text:p>
          </table:table-cell>
          <table:table-cell office:value-type="float" office:value="-0.115661022535553" calcext:value-type="float">
            <text:p>-0.115661022535553</text:p>
          </table:table-cell>
          <table:table-cell office:value-type="float" office:value="-0.118311744609984" calcext:value-type="float">
            <text:p>-0.118311744609984</text:p>
          </table:table-cell>
          <table:table-cell office:value-type="float" office:value="-0.121328809730504" calcext:value-type="float">
            <text:p>-0.121328809730504</text:p>
          </table:table-cell>
          <table:table-cell office:value-type="float" office:value="-0.124831138094827" calcext:value-type="float">
            <text:p>-0.124831138094827</text:p>
          </table:table-cell>
          <table:table-cell office:value-type="float" office:value="-0.128913824783448" calcext:value-type="float">
            <text:p>-0.128913824783448</text:p>
          </table:table-cell>
          <table:table-cell office:value-type="float" office:value="-0.133638399275291" calcext:value-type="float">
            <text:p>-0.133638399275291</text:p>
          </table:table-cell>
          <table:table-cell office:value-type="float" office:value="-0.139023207106064" calcext:value-type="float">
            <text:p>-0.139023207106064</text:p>
          </table:table-cell>
          <table:table-cell office:value-type="float" office:value="-0.145039974394301" calcext:value-type="float">
            <text:p>-0.145039974394301</text:p>
          </table:table-cell>
          <table:table-cell office:value-type="float" office:value="-0.151628600535976" calcext:value-type="float">
            <text:p>-0.151628600535976</text:p>
          </table:table-cell>
          <table:table-cell office:value-type="float" office:value="-0.158711302025644" calcext:value-type="float">
            <text:p>-0.158711302025644</text:p>
          </table:table-cell>
          <table:table-cell office:value-type="float" office:value="-0.165492061052497" calcext:value-type="float">
            <text:p>-0.165492061052497</text:p>
          </table:table-cell>
          <table:table-cell office:value-type="float" office:value="-0.170960408571272" calcext:value-type="float">
            <text:p>-0.170960408571272</text:p>
          </table:table-cell>
          <table:table-cell office:value-type="float" office:value="-0.173680993386151" calcext:value-type="float">
            <text:p>-0.173680993386151</text:p>
          </table:table-cell>
          <table:table-cell office:value-type="float" office:value="-0.171707458994573" calcext:value-type="float">
            <text:p>-0.171707458994573</text:p>
          </table:table-cell>
          <table:table-cell office:value-type="float" office:value="-0.162841994832126" calcext:value-type="float">
            <text:p>-0.162841994832126</text:p>
          </table:table-cell>
          <table:table-cell office:value-type="float" office:value="-0.145312558340371" calcext:value-type="float">
            <text:p>-0.145312558340371</text:p>
          </table:table-cell>
          <table:table-cell office:value-type="float" office:value="-0.118859875511215" calcext:value-type="float">
            <text:p>-0.118859875511215</text:p>
          </table:table-cell>
          <table:table-cell office:value-type="float" office:value="-0.0858765377445926" calcext:value-type="float">
            <text:p>-0.085876537744593</text:p>
          </table:table-cell>
          <table:table-cell office:value-type="float" office:value="-0.0518312437628733" calcext:value-type="float">
            <text:p>-0.051831243762873</text:p>
          </table:table-cell>
          <table:table-cell office:value-type="float" office:value="-0.024417809553746" calcext:value-type="float">
            <text:p>-0.024417809553746</text:p>
          </table:table-cell>
          <table:table-cell office:value-type="float" office:value="-0.0118732225503436" calcext:value-type="float">
            <text:p>-0.011873222550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239413558380767" calcext:value-type="float">
            <text:p>-0.002394135583808</text:p>
          </table:table-cell>
          <table:table-cell office:value-type="float" office:value="-0.0112960661205554" calcext:value-type="float">
            <text:p>-0.011296066120555</text:p>
          </table:table-cell>
          <table:table-cell office:value-type="float" office:value="-0.0235474596639235" calcext:value-type="float">
            <text:p>-0.023547459663924</text:p>
          </table:table-cell>
          <table:table-cell office:value-type="float" office:value="-0.0368825076622119" calcext:value-type="float">
            <text:p>-0.036882507662212</text:p>
          </table:table-cell>
          <table:table-cell office:value-type="float" office:value="-0.0497461978677828" calcext:value-type="float">
            <text:p>-0.049746197867783</text:p>
          </table:table-cell>
          <table:table-cell office:value-type="float" office:value="-0.0612585310107296" calcext:value-type="float">
            <text:p>-0.06125853101073</text:p>
          </table:table-cell>
          <table:table-cell office:value-type="float" office:value="-0.071035692005671" calcext:value-type="float">
            <text:p>-0.071035692005671</text:p>
          </table:table-cell>
          <table:table-cell office:value-type="float" office:value="-0.0790032226041146" calcext:value-type="float">
            <text:p>-0.079003222604115</text:p>
          </table:table-cell>
          <table:table-cell office:value-type="float" office:value="-0.0852559752634245" calcext:value-type="float">
            <text:p>-0.085255975263425</text:p>
          </table:table-cell>
          <table:table-cell office:value-type="float" office:value="-0.0899701363810803" calcext:value-type="float">
            <text:p>-0.08997013638108</text:p>
          </table:table-cell>
          <table:table-cell office:value-type="float" office:value="-0.0933543183404082" calcext:value-type="float">
            <text:p>-0.093354318340408</text:p>
          </table:table-cell>
          <table:table-cell office:value-type="float" office:value="-0.0956252466008917" calcext:value-type="float">
            <text:p>-0.095625246600892</text:p>
          </table:table-cell>
          <table:table-cell office:value-type="float" office:value="-0.0969974113894292" calcext:value-type="float">
            <text:p>-0.096997411389429</text:p>
          </table:table-cell>
          <table:table-cell office:value-type="float" office:value="-0.097679597319205" calcext:value-type="float">
            <text:p>-0.097679597319205</text:p>
          </table:table-cell>
          <table:table-cell office:value-type="float" office:value="-0.0978741756826305" calcext:value-type="float">
            <text:p>-0.097874175682631</text:p>
          </table:table-cell>
          <table:table-cell office:value-type="float" office:value="-0.0977778116399314" calcext:value-type="float">
            <text:p>-0.097777811639931</text:p>
          </table:table-cell>
          <table:table-cell office:value-type="float" office:value="-0.0975808844435098" calcext:value-type="float">
            <text:p>-0.09758088444351</text:p>
          </table:table-cell>
          <table:table-cell office:value-type="float" office:value="-0.0974701126241238" calcext:value-type="float">
            <text:p>-0.097470112624124</text:p>
          </table:table-cell>
          <table:table-cell office:value-type="float" office:value="-0.0976274657675945" calcext:value-type="float">
            <text:p>-0.097627465767595</text:p>
          </table:table-cell>
          <table:table-cell office:value-type="float" office:value="-0.0982272807961122" calcext:value-type="float">
            <text:p>-0.098227280796112</text:p>
          </table:table-cell>
          <table:table-cell office:value-type="float" office:value="-0.0994359958224964" calcext:value-type="float">
            <text:p>-0.099435995822496</text:p>
          </table:table-cell>
          <table:table-cell office:value-type="float" office:value="-0.101405624184726" calcext:value-type="float">
            <text:p>-0.101405624184726</text:p>
          </table:table-cell>
          <table:table-cell office:value-type="float" office:value="-0.104263973573801" calcext:value-type="float">
            <text:p>-0.104263973573801</text:p>
          </table:table-cell>
          <table:table-cell office:value-type="float" office:value="-0.10810312171437" calcext:value-type="float">
            <text:p>-0.10810312171437</text:p>
          </table:table-cell>
          <table:table-cell office:value-type="float" office:value="-0.112970907731527" calcext:value-type="float">
            <text:p>-0.112970907731527</text:p>
          </table:table-cell>
          <table:table-cell office:value-type="float" office:value="-0.118903828971845" calcext:value-type="float">
            <text:p>-0.118903828971845</text:p>
          </table:table-cell>
          <table:table-cell office:value-type="float" office:value="-0.126253841863361" calcext:value-type="float">
            <text:p>-0.126253841863361</text:p>
          </table:table-cell>
          <table:table-cell office:value-type="float" office:value="-0.13432161396635" calcext:value-type="float">
            <text:p>-0.13432161396635</text:p>
          </table:table-cell>
          <table:table-cell office:value-type="float" office:value="-0.142481962190572" calcext:value-type="float">
            <text:p>-0.142481962190572</text:p>
          </table:table-cell>
          <table:table-cell office:value-type="float" office:value="-0.149583968521499" calcext:value-type="float">
            <text:p>-0.149583968521499</text:p>
          </table:table-cell>
          <table:table-cell office:value-type="float" office:value="-0.153665665803889" calcext:value-type="float">
            <text:p>-0.153665665803889</text:p>
          </table:table-cell>
          <table:table-cell office:value-type="float" office:value="-0.152081247545391" calcext:value-type="float">
            <text:p>-0.152081247545391</text:p>
          </table:table-cell>
          <table:table-cell office:value-type="float" office:value="-0.141999689717447" calcext:value-type="float">
            <text:p>-0.141999689717447</text:p>
          </table:table-cell>
          <table:table-cell office:value-type="float" office:value="-0.121555035090861" calcext:value-type="float">
            <text:p>-0.121555035090861</text:p>
          </table:table-cell>
          <table:table-cell office:value-type="float" office:value="-0.0916338335195587" calcext:value-type="float">
            <text:p>-0.091633833519559</text:p>
          </table:table-cell>
          <table:table-cell office:value-type="float" office:value="-0.0573120158179656" calcext:value-type="float">
            <text:p>-0.057312015817966</text:p>
          </table:table-cell>
          <table:table-cell office:value-type="float" office:value="-0.0275952666109421" calcext:value-type="float">
            <text:p>-0.027595266610942</text:p>
          </table:table-cell>
          <table:table-cell office:value-type="float" office:value="-0.0133053697821327" calcext:value-type="float">
            <text:p>-0.013305369782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333441638703043" calcext:value-type="float">
            <text:p>-0.00333441638703</text:p>
          </table:table-cell>
          <table:table-cell office:value-type="float" office:value="-0.0141525111883244" calcext:value-type="float">
            <text:p>-0.014152511188324</text:p>
          </table:table-cell>
          <table:table-cell office:value-type="float" office:value="-0.0283398454748915" calcext:value-type="float">
            <text:p>-0.028339845474892</text:p>
          </table:table-cell>
          <table:table-cell office:value-type="float" office:value="-0.0430232741174729" calcext:value-type="float">
            <text:p>-0.043023274117473</text:p>
          </table:table-cell>
          <table:table-cell office:value-type="float" office:value="-0.0564252523864912" calcext:value-type="float">
            <text:p>-0.056425252386491</text:p>
          </table:table-cell>
          <table:table-cell office:value-type="float" office:value="-0.0676873499423454" calcext:value-type="float">
            <text:p>-0.067687349942345</text:p>
          </table:table-cell>
          <table:table-cell office:value-type="float" office:value="-0.0765481574928866" calcext:value-type="float">
            <text:p>-0.076548157492887</text:p>
          </table:table-cell>
          <table:table-cell office:value-type="float" office:value="-0.0830722342791502" calcext:value-type="float">
            <text:p>-0.08307223427915</text:p>
          </table:table-cell>
          <table:table-cell office:value-type="float" office:value="-0.0874751005165194" calcext:value-type="float">
            <text:p>-0.087475100516519</text:p>
          </table:table-cell>
          <table:table-cell office:value-type="float" office:value="-0.0900274776977319" calcext:value-type="float">
            <text:p>-0.090027477697732</text:p>
          </table:table-cell>
          <table:table-cell office:value-type="float" office:value="-0.0910094434717407" calcext:value-type="float">
            <text:p>-0.091009443471741</text:p>
          </table:table-cell>
          <table:table-cell office:value-type="float" office:value="-0.0906918635976724" calcext:value-type="float">
            <text:p>-0.090691863597672</text:p>
          </table:table-cell>
          <table:table-cell office:value-type="float" office:value="-0.089331754645272" calcext:value-type="float">
            <text:p>-0.089331754645272</text:p>
          </table:table-cell>
          <table:table-cell office:value-type="float" office:value="-0.0871732030252521" calcext:value-type="float">
            <text:p>-0.087173203025252</text:p>
          </table:table-cell>
          <table:table-cell office:value-type="float" office:value="-0.0844491495628598" calcext:value-type="float">
            <text:p>-0.08444914956286</text:p>
          </table:table-cell>
          <table:table-cell office:value-type="float" office:value="-0.0813853748394119" calcext:value-type="float">
            <text:p>-0.081385374839412</text:p>
          </table:table-cell>
          <table:table-cell office:value-type="float" office:value="-0.078197886220313" calcext:value-type="float">
            <text:p>-0.078197886220313</text:p>
          </table:table-cell>
          <table:table-cell office:value-type="float" office:value="-0.0751027540675983" calcext:value-type="float">
            <text:p>-0.075102754067598</text:p>
          </table:table-cell>
          <table:table-cell office:value-type="float" office:value="-0.0723151445024741" calcext:value-type="float">
            <text:p>-0.072315144502474</text:p>
          </table:table-cell>
          <table:table-cell office:value-type="float" office:value="-0.0700446112394258" calcext:value-type="float">
            <text:p>-0.070044611239426</text:p>
          </table:table-cell>
          <table:table-cell office:value-type="float" office:value="-0.0685041357405131" calcext:value-type="float">
            <text:p>-0.068504135740513</text:p>
          </table:table-cell>
          <table:table-cell office:value-type="float" office:value="-0.0679040661191185" calcext:value-type="float">
            <text:p>-0.067904066119119</text:p>
          </table:table-cell>
          <table:table-cell office:value-type="float" office:value="-0.0684454962868048" calcext:value-type="float">
            <text:p>-0.068445496286805</text:p>
          </table:table-cell>
          <table:table-cell office:value-type="float" office:value="-0.0703165986122252" calcext:value-type="float">
            <text:p>-0.070316598612225</text:p>
          </table:table-cell>
          <table:table-cell office:value-type="float" office:value="-0.0736934381559024" calcext:value-type="float">
            <text:p>-0.073693438155902</text:p>
          </table:table-cell>
          <table:table-cell office:value-type="float" office:value="-0.0787213218875703" calcext:value-type="float">
            <text:p>-0.07872132188757</text:p>
          </table:table-cell>
          <table:table-cell office:value-type="float" office:value="-0.0852428468502553" calcext:value-type="float">
            <text:p>-0.085242846850255</text:p>
          </table:table-cell>
          <table:table-cell office:value-type="float" office:value="-0.0936211919110655" calcext:value-type="float">
            <text:p>-0.093621191911066</text:p>
          </table:table-cell>
          <table:table-cell office:value-type="float" office:value="-0.103593111233125" calcext:value-type="float">
            <text:p>-0.103593111233125</text:p>
          </table:table-cell>
          <table:table-cell office:value-type="float" office:value="-0.114427738324468" calcext:value-type="float">
            <text:p>-0.114427738324468</text:p>
          </table:table-cell>
          <table:table-cell office:value-type="float" office:value="-0.124352516753168" calcext:value-type="float">
            <text:p>-0.124352516753168</text:p>
          </table:table-cell>
          <table:table-cell office:value-type="float" office:value="-0.130657491192323" calcext:value-type="float">
            <text:p>-0.130657491192323</text:p>
          </table:table-cell>
          <table:table-cell office:value-type="float" office:value="-0.129798361526859" calcext:value-type="float">
            <text:p>-0.129798361526859</text:p>
          </table:table-cell>
          <table:table-cell office:value-type="float" office:value="-0.118185842206398" calcext:value-type="float">
            <text:p>-0.118185842206398</text:p>
          </table:table-cell>
          <table:table-cell office:value-type="float" office:value="-0.0944273902230766" calcext:value-type="float">
            <text:p>-0.094427390223077</text:p>
          </table:table-cell>
          <table:table-cell office:value-type="float" office:value="-0.0620863406304487" calcext:value-type="float">
            <text:p>-0.062086340630449</text:p>
          </table:table-cell>
          <table:table-cell office:value-type="float" office:value="-0.0308935739655488" calcext:value-type="float">
            <text:p>-0.030893573965549</text:p>
          </table:table-cell>
          <table:table-cell office:value-type="float" office:value="-0.0147446768306776" calcext:value-type="float">
            <text:p>-0.014744676830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474382094855649" calcext:value-type="float">
            <text:p>-0.004743820948556</text:p>
          </table:table-cell>
          <table:table-cell office:value-type="float" office:value="-0.0182422999565124" calcext:value-type="float">
            <text:p>-0.018242299956512</text:p>
          </table:table-cell>
          <table:table-cell office:value-type="float" office:value="-0.0349101294682298" calcext:value-type="float">
            <text:p>-0.03491012946823</text:p>
          </table:table-cell>
          <table:table-cell office:value-type="float" office:value="-0.0510998163356948" calcext:value-type="float">
            <text:p>-0.051099816335695</text:p>
          </table:table-cell>
          <table:table-cell office:value-type="float" office:value="-0.0648666245927712" calcext:value-type="float">
            <text:p>-0.064866624592771</text:p>
          </table:table-cell>
          <table:table-cell office:value-type="float" office:value="-0.075488100436118" calcext:value-type="float">
            <text:p>-0.075488100436118</text:p>
          </table:table-cell>
          <table:table-cell office:value-type="float" office:value="-0.0829199141338196" calcext:value-type="float">
            <text:p>-0.08291991413382</text:p>
          </table:table-cell>
          <table:table-cell office:value-type="float" office:value="-0.0874268899204768" calcext:value-type="float">
            <text:p>-0.087426889920477</text:p>
          </table:table-cell>
          <table:table-cell office:value-type="float" office:value="-0.0893805754320932" calcext:value-type="float">
            <text:p>-0.089380575432093</text:p>
          </table:table-cell>
          <table:table-cell office:value-type="float" office:value="-0.0891661783276608" calcext:value-type="float">
            <text:p>-0.089166178327661</text:p>
          </table:table-cell>
          <table:table-cell office:value-type="float" office:value="-0.087146994219143" calcext:value-type="float">
            <text:p>-0.087146994219143</text:p>
          </table:table-cell>
          <table:table-cell office:value-type="float" office:value="-0.0836552037443226" calcext:value-type="float">
            <text:p>-0.083655203744323</text:p>
          </table:table-cell>
          <table:table-cell office:value-type="float" office:value="-0.0789952079361294" calcext:value-type="float">
            <text:p>-0.078995207936129</text:p>
          </table:table-cell>
          <table:table-cell office:value-type="float" office:value="-0.0734500931442386" calcext:value-type="float">
            <text:p>-0.073450093144239</text:p>
          </table:table-cell>
          <table:table-cell office:value-type="float" office:value="-0.0672843887868303" calcext:value-type="float">
            <text:p>-0.06728438878683</text:p>
          </table:table-cell>
          <table:table-cell office:value-type="float" office:value="-0.0607560268843503" calcext:value-type="float">
            <text:p>-0.06075602688435</text:p>
          </table:table-cell>
          <table:table-cell office:value-type="float" office:value="-0.054100745708621" calcext:value-type="float">
            <text:p>-0.054100745708621</text:p>
          </table:table-cell>
          <table:table-cell office:value-type="float" office:value="-0.0475625339624961" calcext:value-type="float">
            <text:p>-0.047562533962496</text:p>
          </table:table-cell>
          <table:table-cell office:value-type="float" office:value="-0.0413893767925629" calcext:value-type="float">
            <text:p>-0.041389376792563</text:p>
          </table:table-cell>
          <table:table-cell office:value-type="float" office:value="-0.035817195673899" calcext:value-type="float">
            <text:p>-0.035817195673899</text:p>
          </table:table-cell>
          <table:table-cell office:value-type="float" office:value="-0.0311021843427912" calcext:value-type="float">
            <text:p>-0.031102184342791</text:p>
          </table:table-cell>
          <table:table-cell office:value-type="float" office:value="-0.0275065241211335" calcext:value-type="float">
            <text:p>-0.027506524121134</text:p>
          </table:table-cell>
          <table:table-cell office:value-type="float" office:value="-0.0252908139293288" calcext:value-type="float">
            <text:p>-0.025290813929329</text:p>
          </table:table-cell>
          <table:table-cell office:value-type="float" office:value="-0.0247072781508932" calcext:value-type="float">
            <text:p>-0.024707278150893</text:p>
          </table:table-cell>
          <table:table-cell office:value-type="float" office:value="-0.0259886555055437" calcext:value-type="float">
            <text:p>-0.025988655505544</text:p>
          </table:table-cell>
          <table:table-cell office:value-type="float" office:value="-0.0293233286322421" calcext:value-type="float">
            <text:p>-0.029323328632242</text:p>
          </table:table-cell>
          <table:table-cell office:value-type="float" office:value="-0.0348267951893962" calcext:value-type="float">
            <text:p>-0.034826795189396</text:p>
          </table:table-cell>
          <table:table-cell office:value-type="float" office:value="-0.0429988954062937" calcext:value-type="float">
            <text:p>-0.042998895406294</text:p>
          </table:table-cell>
          <table:table-cell office:value-type="float" office:value="-0.0539953084090391" calcext:value-type="float">
            <text:p>-0.053995308409039</text:p>
          </table:table-cell>
          <table:table-cell office:value-type="float" office:value="-0.067755900852212" calcext:value-type="float">
            <text:p>-0.067755900852212</text:p>
          </table:table-cell>
          <table:table-cell office:value-type="float" office:value="-0.0828178467856878" calcext:value-type="float">
            <text:p>-0.082817846785688</text:p>
          </table:table-cell>
          <table:table-cell office:value-type="float" office:value="-0.0968750208320232" calcext:value-type="float">
            <text:p>-0.096875020832023</text:p>
          </table:table-cell>
          <table:table-cell office:value-type="float" office:value="-0.106322626001879" calcext:value-type="float">
            <text:p>-0.106322626001879</text:p>
          </table:table-cell>
          <table:table-cell office:value-type="float" office:value="-0.106153170093743" calcext:value-type="float">
            <text:p>-0.106153170093743</text:p>
          </table:table-cell>
          <table:table-cell office:value-type="float" office:value="-0.0922344068770287" calcext:value-type="float">
            <text:p>-0.092234406877029</text:p>
          </table:table-cell>
          <table:table-cell office:value-type="float" office:value="-0.0651825010741307" calcext:value-type="float">
            <text:p>-0.065182501074131</text:p>
          </table:table-cell>
          <table:table-cell office:value-type="float" office:value="-0.0340778579508279" calcext:value-type="float">
            <text:p>-0.034077857950828</text:p>
          </table:table-cell>
          <table:table-cell office:value-type="float" office:value="-0.0160486935212968" calcext:value-type="float">
            <text:p>-0.016048693521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692501498061531" calcext:value-type="float">
            <text:p>-0.006925014980615</text:p>
          </table:table-cell>
          <table:table-cell office:value-type="float" office:value="-0.0241707073297116" calcext:value-type="float">
            <text:p>-0.024170707329712</text:p>
          </table:table-cell>
          <table:table-cell office:value-type="float" office:value="-0.043896691615932" calcext:value-type="float">
            <text:p>-0.043896691615932</text:p>
          </table:table-cell>
          <table:table-cell office:value-type="float" office:value="-0.0615646203449422" calcext:value-type="float">
            <text:p>-0.061564620344942</text:p>
          </table:table-cell>
          <table:table-cell office:value-type="float" office:value="-0.0752411325919214" calcext:value-type="float">
            <text:p>-0.075241132591921</text:p>
          </table:table-cell>
          <table:table-cell office:value-type="float" office:value="-0.0845326704363598" calcext:value-type="float">
            <text:p>-0.08453267043636</text:p>
          </table:table-cell>
          <table:table-cell office:value-type="float" office:value="-0.0897373778196461" calcext:value-type="float">
            <text:p>-0.089737377819646</text:p>
          </table:table-cell>
          <table:table-cell office:value-type="float" office:value="-0.091390752513684" calcext:value-type="float">
            <text:p>-0.091390752513684</text:p>
          </table:table-cell>
          <table:table-cell office:value-type="float" office:value="-0.0900574447281081" calcext:value-type="float">
            <text:p>-0.090057444728108</text:p>
          </table:table-cell>
          <table:table-cell office:value-type="float" office:value="-0.0862579922476865" calcext:value-type="float">
            <text:p>-0.086257992247687</text:p>
          </table:table-cell>
          <table:table-cell office:value-type="float" office:value="-0.0804523844903821" calcext:value-type="float">
            <text:p>-0.080452384490382</text:p>
          </table:table-cell>
          <table:table-cell office:value-type="float" office:value="-0.0730426926437058" calcext:value-type="float">
            <text:p>-0.073042692643706</text:p>
          </table:table-cell>
          <table:table-cell office:value-type="float" office:value="-0.0643866582551673" calcext:value-type="float">
            <text:p>-0.064386658255167</text:p>
          </table:table-cell>
          <table:table-cell office:value-type="float" office:value="-0.0548118397178495" calcext:value-type="float">
            <text:p>-0.05481183971785</text:p>
          </table:table-cell>
          <table:table-cell office:value-type="float" office:value="-0.0446110233953431" calcext:value-type="float">
            <text:p>-0.044611023395343</text:p>
          </table:table-cell>
          <table:table-cell office:value-type="float" office:value="-0.0340830335692881" calcext:value-type="float">
            <text:p>-0.034083033569288</text:p>
          </table:table-cell>
          <table:table-cell office:value-type="float" office:value="-0.0234661437823418" calcext:value-type="float">
            <text:p>-0.023466143782342</text:p>
          </table:table-cell>
          <table:table-cell office:value-type="float" office:value="-0.0130294112970058" calcext:value-type="float">
            <text:p>-0.013029411297006</text:p>
          </table:table-cell>
          <table:table-cell office:value-type="float" office:value="-0.00305513081321351" calcext:value-type="float">
            <text:p>-0.003055130813214</text:p>
          </table:table-cell>
          <table:table-cell office:value-type="float" office:value="0.00620679591988646" calcext:value-type="float">
            <text:p>0.006206795919886</text:p>
          </table:table-cell>
          <table:table-cell office:value-type="float" office:value="0.0144596212202853" calcext:value-type="float">
            <text:p>0.014459621220285</text:p>
          </table:table-cell>
          <table:table-cell office:value-type="float" office:value="0.0213997344900396" calcext:value-type="float">
            <text:p>0.02139973449004</text:p>
          </table:table-cell>
          <table:table-cell office:value-type="float" office:value="0.0267185019399671" calcext:value-type="float">
            <text:p>0.026718501939967</text:p>
          </table:table-cell>
          <table:table-cell office:value-type="float" office:value="0.0301078948636451" calcext:value-type="float">
            <text:p>0.030107894863645</text:p>
          </table:table-cell>
          <table:table-cell office:value-type="float" office:value="0.0312698795842503" calcext:value-type="float">
            <text:p>0.03126987958425</text:p>
          </table:table-cell>
          <table:table-cell office:value-type="float" office:value="0.0299187257443876" calcext:value-type="float">
            <text:p>0.029918725744388</text:p>
          </table:table-cell>
          <table:table-cell office:value-type="float" office:value="0.0257274698847806" calcext:value-type="float">
            <text:p>0.025727469884781</text:p>
          </table:table-cell>
          <table:table-cell office:value-type="float" office:value="0.0180828240721547" calcext:value-type="float">
            <text:p>0.018082824072155</text:p>
          </table:table-cell>
          <table:table-cell office:value-type="float" office:value="0.00663750370909204" calcext:value-type="float">
            <text:p>0.006637503709092</text:p>
          </table:table-cell>
          <table:table-cell office:value-type="float" office:value="-0.00923321865209587" calcext:value-type="float">
            <text:p>-0.009233218652096</text:p>
          </table:table-cell>
          <table:table-cell office:value-type="float" office:value="-0.028394206108079" calcext:value-type="float">
            <text:p>-0.028394206108079</text:p>
          </table:table-cell>
          <table:table-cell office:value-type="float" office:value="-0.0493656149638126" calcext:value-type="float">
            <text:p>-0.049365614963813</text:p>
          </table:table-cell>
          <table:table-cell office:value-type="float" office:value="-0.0692655818443059" calcext:value-type="float">
            <text:p>-0.069265581844306</text:p>
          </table:table-cell>
          <table:table-cell office:value-type="float" office:value="-0.0823926240026011" calcext:value-type="float">
            <text:p>-0.082392624002601</text:p>
          </table:table-cell>
          <table:table-cell office:value-type="float" office:value="-0.0821440813185902" calcext:value-type="float">
            <text:p>-0.08214408131859</text:p>
          </table:table-cell>
          <table:table-cell office:value-type="float" office:value="-0.0648670410779676" calcext:value-type="float">
            <text:p>-0.064867041077968</text:p>
          </table:table-cell>
          <table:table-cell office:value-type="float" office:value="-0.0365878596977297" calcext:value-type="float">
            <text:p>-0.03658785969773</text:p>
          </table:table-cell>
          <table:table-cell office:value-type="float" office:value="-0.0168906157769824" calcext:value-type="float">
            <text:p>-0.016890615776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04242538131976" calcext:value-type="float">
            <text:p>-0.010424253813198</text:p>
          </table:table-cell>
          <table:table-cell office:value-type="float" office:value="-0.0328287818686933" calcext:value-type="float">
            <text:p>-0.032828781868693</text:p>
          </table:table-cell>
          <table:table-cell office:value-type="float" office:value="-0.0560241293188975" calcext:value-type="float">
            <text:p>-0.056024129318898</text:p>
          </table:table-cell>
          <table:table-cell office:value-type="float" office:value="-0.0746845832327875" calcext:value-type="float">
            <text:p>-0.074684583232788</text:p>
          </table:table-cell>
          <table:table-cell office:value-type="float" office:value="-0.0872836770539134" calcext:value-type="float">
            <text:p>-0.087283677053913</text:p>
          </table:table-cell>
          <table:table-cell office:value-type="float" office:value="-0.0940443105669064" calcext:value-type="float">
            <text:p>-0.094044310566906</text:p>
          </table:table-cell>
          <table:table-cell office:value-type="float" office:value="-0.0957541768046989" calcext:value-type="float">
            <text:p>-0.095754176804699</text:p>
          </table:table-cell>
          <table:table-cell office:value-type="float" office:value="-0.0932946986788433" calcext:value-type="float">
            <text:p>-0.093294698678843</text:p>
          </table:table-cell>
          <table:table-cell office:value-type="float" office:value="-0.0874616441234497" calcext:value-type="float">
            <text:p>-0.08746164412345</text:p>
          </table:table-cell>
          <table:table-cell office:value-type="float" office:value="-0.0789343008800486" calcext:value-type="float">
            <text:p>-0.078934300880049</text:p>
          </table:table-cell>
          <table:table-cell office:value-type="float" office:value="-0.0682871650259034" calcext:value-type="float">
            <text:p>-0.068287165025903</text:p>
          </table:table-cell>
          <table:table-cell office:value-type="float" office:value="-0.0560024517950545" calcext:value-type="float">
            <text:p>-0.056002451795055</text:p>
          </table:table-cell>
          <table:table-cell office:value-type="float" office:value="-0.042496502980258" calcext:value-type="float">
            <text:p>-0.042496502980258</text:p>
          </table:table-cell>
          <table:table-cell office:value-type="float" office:value="-0.0281511456711713" calcext:value-type="float">
            <text:p>-0.028151145671171</text:p>
          </table:table-cell>
          <table:table-cell office:value-type="float" office:value="-0.0132652461556902" calcext:value-type="float">
            <text:p>-0.01326524615569</text:p>
          </table:table-cell>
          <table:table-cell office:value-type="float" office:value="0.00180667973410484" calcext:value-type="float">
            <text:p>0.001806679734105</text:p>
          </table:table-cell>
          <table:table-cell office:value-type="float" office:value="0.0168531489449167" calcext:value-type="float">
            <text:p>0.016853148944917</text:p>
          </table:table-cell>
          <table:table-cell office:value-type="float" office:value="0.0315907319851507" calcext:value-type="float">
            <text:p>0.031590731985151</text:p>
          </table:table-cell>
          <table:table-cell office:value-type="float" office:value="0.0457366178168164" calcext:value-type="float">
            <text:p>0.045736617816816</text:p>
          </table:table-cell>
          <table:table-cell office:value-type="float" office:value="0.0589694398733251" calcext:value-type="float">
            <text:p>0.058969439873325</text:p>
          </table:table-cell>
          <table:table-cell office:value-type="float" office:value="0.0709889608089109" calcext:value-type="float">
            <text:p>0.070988960808911</text:p>
          </table:table-cell>
          <table:table-cell office:value-type="float" office:value="0.0814726432257875" calcext:value-type="float">
            <text:p>0.081472643225788</text:p>
          </table:table-cell>
          <table:table-cell office:value-type="float" office:value="0.0900749901094834" calcext:value-type="float">
            <text:p>0.090074990109483</text:p>
          </table:table-cell>
          <table:table-cell office:value-type="float" office:value="0.0964311869414038" calcext:value-type="float">
            <text:p>0.096431186941404</text:p>
          </table:table-cell>
          <table:table-cell office:value-type="float" office:value="0.100161321296068" calcext:value-type="float">
            <text:p>0.100161321296068</text:p>
          </table:table-cell>
          <table:table-cell office:value-type="float" office:value="0.100858968284033" calcext:value-type="float">
            <text:p>0.100858968284033</text:p>
          </table:table-cell>
          <table:table-cell office:value-type="float" office:value="0.0980163709647964" calcext:value-type="float">
            <text:p>0.098016370964796</text:p>
          </table:table-cell>
          <table:table-cell office:value-type="float" office:value="0.0908030727910439" calcext:value-type="float">
            <text:p>0.090803072791044</text:p>
          </table:table-cell>
          <table:table-cell office:value-type="float" office:value="0.0786159862856486" calcext:value-type="float">
            <text:p>0.078615986285649</text:p>
          </table:table-cell>
          <table:table-cell office:value-type="float" office:value="0.061782784045279" calcext:value-type="float">
            <text:p>0.061782784045279</text:p>
          </table:table-cell>
          <table:table-cell office:value-type="float" office:value="0.0396767304285475" calcext:value-type="float">
            <text:p>0.039676730428548</text:p>
          </table:table-cell>
          <table:table-cell office:value-type="float" office:value="0.0130124380191425" calcext:value-type="float">
            <text:p>0.013012438019143</text:p>
          </table:table-cell>
          <table:table-cell office:value-type="float" office:value="-0.0164590046467381" calcext:value-type="float">
            <text:p>-0.016459004646738</text:p>
          </table:table-cell>
          <table:table-cell office:value-type="float" office:value="-0.043408495131278" calcext:value-type="float">
            <text:p>-0.043408495131278</text:p>
          </table:table-cell>
          <table:table-cell office:value-type="float" office:value="-0.0600408085320513" calcext:value-type="float">
            <text:p>-0.060040808532051</text:p>
          </table:table-cell>
          <table:table-cell office:value-type="float" office:value="-0.0580014701903703" calcext:value-type="float">
            <text:p>-0.05800147019037</text:p>
          </table:table-cell>
          <table:table-cell office:value-type="float" office:value="-0.037039811275204" calcext:value-type="float">
            <text:p>-0.037039811275204</text:p>
          </table:table-cell>
          <table:table-cell office:value-type="float" office:value="-0.0164890487709611" calcext:value-type="float">
            <text:p>-0.016489048770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6232206851234" calcext:value-type="float">
            <text:p>-0.016232206851234</text:p>
          </table:table-cell>
          <table:table-cell office:value-type="float" office:value="-0.0454124207162834" calcext:value-type="float">
            <text:p>-0.045412420716283</text:p>
          </table:table-cell>
          <table:table-cell office:value-type="float" office:value="-0.0718148658154724" calcext:value-type="float">
            <text:p>-0.071814865815472</text:p>
          </table:table-cell>
          <table:table-cell office:value-type="float" office:value="-0.090001233888156" calcext:value-type="float">
            <text:p>-0.090001233888156</text:p>
          </table:table-cell>
          <table:table-cell office:value-type="float" office:value="-0.0995664836827215" calcext:value-type="float">
            <text:p>-0.099566483682722</text:p>
          </table:table-cell>
          <table:table-cell office:value-type="float" office:value="-0.101725096606388" calcext:value-type="float">
            <text:p>-0.101725096606388</text:p>
          </table:table-cell>
          <table:table-cell office:value-type="float" office:value="-0.09790142089844" calcext:value-type="float">
            <text:p>-0.09790142089844</text:p>
          </table:table-cell>
          <table:table-cell office:value-type="float" office:value="-0.0894043454232342" calcext:value-type="float">
            <text:p>-0.089404345423234</text:p>
          </table:table-cell>
          <table:table-cell office:value-type="float" office:value="-0.0773015926288819" calcext:value-type="float">
            <text:p>-0.077301592628882</text:p>
          </table:table-cell>
          <table:table-cell office:value-type="float" office:value="-0.0624583654527686" calcext:value-type="float">
            <text:p>-0.062458365452769</text:p>
          </table:table-cell>
          <table:table-cell office:value-type="float" office:value="-0.0455866841340737" calcext:value-type="float">
            <text:p>-0.045586684134074</text:p>
          </table:table-cell>
          <table:table-cell office:value-type="float" office:value="-0.027255581491973" calcext:value-type="float">
            <text:p>-0.027255581491973</text:p>
          </table:table-cell>
          <table:table-cell office:value-type="float" office:value="-0.00793208868751198" calcext:value-type="float">
            <text:p>-0.007932088687512</text:p>
          </table:table-cell>
          <table:table-cell office:value-type="float" office:value="0.0119291086334111" calcext:value-type="float">
            <text:p>0.011929108633411</text:p>
          </table:table-cell>
          <table:table-cell office:value-type="float" office:value="0.0320531479641035" calcext:value-type="float">
            <text:p>0.032053147964104</text:p>
          </table:table-cell>
          <table:table-cell office:value-type="float" office:value="0.0521723570088864" calcext:value-type="float">
            <text:p>0.052172357008886</text:p>
          </table:table-cell>
          <table:table-cell office:value-type="float" office:value="0.0719349445214297" calcext:value-type="float">
            <text:p>0.07193494452143</text:p>
          </table:table-cell>
          <table:table-cell office:value-type="float" office:value="0.0910838637428002" calcext:value-type="float">
            <text:p>0.0910838637428</text:p>
          </table:table-cell>
          <table:table-cell office:value-type="float" office:value="0.109360471695564" calcext:value-type="float">
            <text:p>0.109360471695564</text:p>
          </table:table-cell>
          <table:table-cell office:value-type="float" office:value="0.12647194166783" calcext:value-type="float">
            <text:p>0.12647194166783</text:p>
          </table:table-cell>
          <table:table-cell office:value-type="float" office:value="0.142120616384729" calcext:value-type="float">
            <text:p>0.142120616384729</text:p>
          </table:table-cell>
          <table:table-cell office:value-type="float" office:value="0.155980074388433" calcext:value-type="float">
            <text:p>0.155980074388433</text:p>
          </table:table-cell>
          <table:table-cell office:value-type="float" office:value="0.167684784033003" calcext:value-type="float">
            <text:p>0.167684784033003</text:p>
          </table:table-cell>
          <table:table-cell office:value-type="float" office:value="0.176827371590613" calcext:value-type="float">
            <text:p>0.176827371590613</text:p>
          </table:table-cell>
          <table:table-cell office:value-type="float" office:value="0.182960282829376" calcext:value-type="float">
            <text:p>0.182960282829376</text:p>
          </table:table-cell>
          <table:table-cell office:value-type="float" office:value="0.185591537649054" calcext:value-type="float">
            <text:p>0.185591537649054</text:p>
          </table:table-cell>
          <table:table-cell office:value-type="float" office:value="0.184141016579547" calcext:value-type="float">
            <text:p>0.184141016579547</text:p>
          </table:table-cell>
          <table:table-cell office:value-type="float" office:value="0.177759081920542" calcext:value-type="float">
            <text:p>0.177759081920542</text:p>
          </table:table-cell>
          <table:table-cell office:value-type="float" office:value="0.165753349409466" calcext:value-type="float">
            <text:p>0.165753349409466</text:p>
          </table:table-cell>
          <table:table-cell office:value-type="float" office:value="0.147729775586178" calcext:value-type="float">
            <text:p>0.147729775586178</text:p>
          </table:table-cell>
          <table:table-cell office:value-type="float" office:value="0.122877172514336" calcext:value-type="float">
            <text:p>0.122877172514336</text:p>
          </table:table-cell>
          <table:table-cell office:value-type="float" office:value="0.0911476367942049" calcext:value-type="float">
            <text:p>0.091147636794205</text:p>
          </table:table-cell>
          <table:table-cell office:value-type="float" office:value="0.0542568390673357" calcext:value-type="float">
            <text:p>0.054256839067336</text:p>
          </table:table-cell>
          <table:table-cell office:value-type="float" office:value="0.0146924203594392" calcext:value-type="float">
            <text:p>0.014692420359439</text:p>
          </table:table-cell>
          <table:table-cell office:value-type="float" office:value="-0.0203018355658703" calcext:value-type="float">
            <text:p>-0.02030183556587</text:p>
          </table:table-cell>
          <table:table-cell office:value-type="float" office:value="-0.0389952174854784" calcext:value-type="float">
            <text:p>-0.038995217485478</text:p>
          </table:table-cell>
          <table:table-cell office:value-type="float" office:value="-0.0320508739462579" calcext:value-type="float">
            <text:p>-0.032050873946258</text:p>
          </table:table-cell>
          <table:table-cell office:value-type="float" office:value="-0.0129342381814674" calcext:value-type="float">
            <text:p>-0.012934238181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260331762145197" calcext:value-type="float">
            <text:p>-0.02603317621452</text:p>
          </table:table-cell>
          <table:table-cell office:value-type="float" office:value="-0.0630524337397178" calcext:value-type="float">
            <text:p>-0.063052433739718</text:p>
          </table:table-cell>
          <table:table-cell office:value-type="float" office:value="-0.0905740853744658" calcext:value-type="float">
            <text:p>-0.090574085374466</text:p>
          </table:table-cell>
          <table:table-cell office:value-type="float" office:value="-0.10485697768129" calcext:value-type="float">
            <text:p>-0.10485697768129</text:p>
          </table:table-cell>
          <table:table-cell office:value-type="float" office:value="-0.107698937847491" calcext:value-type="float">
            <text:p>-0.107698937847491</text:p>
          </table:table-cell>
          <table:table-cell office:value-type="float" office:value="-0.101733591801813" calcext:value-type="float">
            <text:p>-0.101733591801813</text:p>
          </table:table-cell>
          <table:table-cell office:value-type="float" office:value="-0.0891327859095073" calcext:value-type="float">
            <text:p>-0.089132785909507</text:p>
          </table:table-cell>
          <table:table-cell office:value-type="float" office:value="-0.0717364337960948" calcext:value-type="float">
            <text:p>-0.071736433796095</text:p>
          </table:table-cell>
          <table:table-cell office:value-type="float" office:value="-0.0509189285378556" calcext:value-type="float">
            <text:p>-0.050918928537856</text:p>
          </table:table-cell>
          <table:table-cell office:value-type="float" office:value="-0.0277424776437226" calcext:value-type="float">
            <text:p>-0.027742477643723</text:p>
          </table:table-cell>
          <table:table-cell office:value-type="float" office:value="-0.00306442817309787" calcext:value-type="float">
            <text:p>-0.003064428173098</text:p>
          </table:table-cell>
          <table:table-cell office:value-type="float" office:value="0.0224768060703725" calcext:value-type="float">
            <text:p>0.022476806070373</text:p>
          </table:table-cell>
          <table:table-cell office:value-type="float" office:value="0.0484053913368501" calcext:value-type="float">
            <text:p>0.04840539133685</text:p>
          </table:table-cell>
          <table:table-cell office:value-type="float" office:value="0.0743503567494988" calcext:value-type="float">
            <text:p>0.074350356749499</text:p>
          </table:table-cell>
          <table:table-cell office:value-type="float" office:value="0.0999322643008066" calcext:value-type="float">
            <text:p>0.099932264300807</text:p>
          </table:table-cell>
          <table:table-cell office:value-type="float" office:value="0.124926785765423" calcext:value-type="float">
            <text:p>0.124926785765423</text:p>
          </table:table-cell>
          <table:table-cell office:value-type="float" office:value="0.149076609503349" calcext:value-type="float">
            <text:p>0.149076609503349</text:p>
          </table:table-cell>
          <table:table-cell office:value-type="float" office:value="0.172170990704084" calcext:value-type="float">
            <text:p>0.172170990704084</text:p>
          </table:table-cell>
          <table:table-cell office:value-type="float" office:value="0.194002201348854" calcext:value-type="float">
            <text:p>0.194002201348854</text:p>
          </table:table-cell>
          <table:table-cell office:value-type="float" office:value="0.214337014086894" calcext:value-type="float">
            <text:p>0.214337014086894</text:p>
          </table:table-cell>
          <table:table-cell office:value-type="float" office:value="0.232916454989204" calcext:value-type="float">
            <text:p>0.232916454989204</text:p>
          </table:table-cell>
          <table:table-cell office:value-type="float" office:value="0.249439865574716" calcext:value-type="float">
            <text:p>0.249439865574716</text:p>
          </table:table-cell>
          <table:table-cell office:value-type="float" office:value="0.263550884152819" calcext:value-type="float">
            <text:p>0.263550884152819</text:p>
          </table:table-cell>
          <table:table-cell office:value-type="float" office:value="0.274829127740373" calcext:value-type="float">
            <text:p>0.274829127740373</text:p>
          </table:table-cell>
          <table:table-cell office:value-type="float" office:value="0.282789159594635" calcext:value-type="float">
            <text:p>0.282789159594635</text:p>
          </table:table-cell>
          <table:table-cell office:value-type="float" office:value="0.286881067096207" calcext:value-type="float">
            <text:p>0.286881067096207</text:p>
          </table:table-cell>
          <table:table-cell office:value-type="float" office:value="0.286469746066747" calcext:value-type="float">
            <text:p>0.286469746066747</text:p>
          </table:table-cell>
          <table:table-cell office:value-type="float" office:value="0.280804161459748" calcext:value-type="float">
            <text:p>0.280804161459748</text:p>
          </table:table-cell>
          <table:table-cell office:value-type="float" office:value="0.269122212652459" calcext:value-type="float">
            <text:p>0.269122212652459</text:p>
          </table:table-cell>
          <table:table-cell office:value-type="float" office:value="0.250634393656222" calcext:value-type="float">
            <text:p>0.250634393656222</text:p>
          </table:table-cell>
          <table:table-cell office:value-type="float" office:value="0.22432052352656" calcext:value-type="float">
            <text:p>0.22432052352656</text:p>
          </table:table-cell>
          <table:table-cell office:value-type="float" office:value="0.189446298829354" calcext:value-type="float">
            <text:p>0.189446298829354</text:p>
          </table:table-cell>
          <table:table-cell office:value-type="float" office:value="0.146196479774244" calcext:value-type="float">
            <text:p>0.146196479774244</text:p>
          </table:table-cell>
          <table:table-cell office:value-type="float" office:value="0.0960863322419082" calcext:value-type="float">
            <text:p>0.096086332241908</text:p>
          </table:table-cell>
          <table:table-cell office:value-type="float" office:value="0.0442688505186978" calcext:value-type="float">
            <text:p>0.044268850518698</text:p>
          </table:table-cell>
          <table:table-cell office:value-type="float" office:value="0.00159241084794911" calcext:value-type="float">
            <text:p>0.001592410847949</text:p>
          </table:table-cell>
          <table:table-cell office:value-type="float" office:value="-0.0138523285608297" calcext:value-type="float">
            <text:p>-0.01385232856083</text:p>
          </table:table-cell>
          <table:table-cell office:value-type="float" office:value="-0.00150948011676159" calcext:value-type="float">
            <text:p>-0.001509480116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420119480182056" calcext:value-type="float">
            <text:p>-0.042011948018206</text:p>
          </table:table-cell>
          <table:table-cell office:value-type="float" office:value="-0.0848301613557166" calcext:value-type="float">
            <text:p>-0.084830161355717</text:p>
          </table:table-cell>
          <table:table-cell office:value-type="float" office:value="-0.107091601781398" calcext:value-type="float">
            <text:p>-0.107091601781398</text:p>
          </table:table-cell>
          <table:table-cell office:value-type="float" office:value="-0.110268798335206" calcext:value-type="float">
            <text:p>-0.110268798335206</text:p>
          </table:table-cell>
          <table:table-cell office:value-type="float" office:value="-0.099732479399667" calcext:value-type="float">
            <text:p>-0.099732479399667</text:p>
          </table:table-cell>
          <table:table-cell office:value-type="float" office:value="-0.0799685358353634" calcext:value-type="float">
            <text:p>-0.079968535835363</text:p>
          </table:table-cell>
          <table:table-cell office:value-type="float" office:value="-0.053852572479614" calcext:value-type="float">
            <text:p>-0.053852572479614</text:p>
          </table:table-cell>
          <table:table-cell office:value-type="float" office:value="-0.023869671095549" calcext:value-type="float">
            <text:p>-0.023869671095549</text:p>
          </table:table-cell>
          <table:table-cell office:value-type="float" office:value="0.00835915310895383" calcext:value-type="float">
            <text:p>0.008359153108954</text:p>
          </table:table-cell>
          <table:table-cell office:value-type="float" office:value="0.0416806235161948" calcext:value-type="float">
            <text:p>0.041680623516195</text:p>
          </table:table-cell>
          <table:table-cell office:value-type="float" office:value="0.0752250856211169" calcext:value-type="float">
            <text:p>0.075225085621117</text:p>
          </table:table-cell>
          <table:table-cell office:value-type="float" office:value="0.108380136848927" calcext:value-type="float">
            <text:p>0.108380136848927</text:p>
          </table:table-cell>
          <table:table-cell office:value-type="float" office:value="0.140727260099638" calcext:value-type="float">
            <text:p>0.140727260099638</text:p>
          </table:table-cell>
          <table:table-cell office:value-type="float" office:value="0.17203367815062" calcext:value-type="float">
            <text:p>0.17203367815062</text:p>
          </table:table-cell>
          <table:table-cell office:value-type="float" office:value="0.202088266036735" calcext:value-type="float">
            <text:p>0.202088266036735</text:p>
          </table:table-cell>
          <table:table-cell office:value-type="float" office:value="0.230766813856429" calcext:value-type="float">
            <text:p>0.230766813856429</text:p>
          </table:table-cell>
          <table:table-cell office:value-type="float" office:value="0.257951961674001" calcext:value-type="float">
            <text:p>0.257951961674001</text:p>
          </table:table-cell>
          <table:table-cell office:value-type="float" office:value="0.283539863376341" calcext:value-type="float">
            <text:p>0.283539863376341</text:p>
          </table:table-cell>
          <table:table-cell office:value-type="float" office:value="0.307418110677086" calcext:value-type="float">
            <text:p>0.307418110677086</text:p>
          </table:table-cell>
          <table:table-cell office:value-type="float" office:value="0.329444262059219" calcext:value-type="float">
            <text:p>0.329444262059219</text:p>
          </table:table-cell>
          <table:table-cell office:value-type="float" office:value="0.349434422712232" calcext:value-type="float">
            <text:p>0.349434422712232</text:p>
          </table:table-cell>
          <table:table-cell office:value-type="float" office:value="0.367148485882901" calcext:value-type="float">
            <text:p>0.367148485882901</text:p>
          </table:table-cell>
          <table:table-cell office:value-type="float" office:value="0.382275013275341" calcext:value-type="float">
            <text:p>0.382275013275341</text:p>
          </table:table-cell>
          <table:table-cell office:value-type="float" office:value="0.394419614388905" calcext:value-type="float">
            <text:p>0.394419614388905</text:p>
          </table:table-cell>
          <table:table-cell office:value-type="float" office:value="0.403102742933699" calcext:value-type="float">
            <text:p>0.403102742933699</text:p>
          </table:table-cell>
          <table:table-cell office:value-type="float" office:value="0.407759546033546" calcext:value-type="float">
            <text:p>0.407759546033546</text:p>
          </table:table-cell>
          <table:table-cell office:value-type="float" office:value="0.407633323778891" calcext:value-type="float">
            <text:p>0.407633323778891</text:p>
          </table:table-cell>
          <table:table-cell office:value-type="float" office:value="0.402259124115261" calcext:value-type="float">
            <text:p>0.402259124115261</text:p>
          </table:table-cell>
          <table:table-cell office:value-type="float" office:value="0.390913582549509" calcext:value-type="float">
            <text:p>0.390913582549509</text:p>
          </table:table-cell>
          <table:table-cell office:value-type="float" office:value="0.372668886005194" calcext:value-type="float">
            <text:p>0.372668886005194</text:p>
          </table:table-cell>
          <table:table-cell office:value-type="float" office:value="0.346325955594933" calcext:value-type="float">
            <text:p>0.346325955594933</text:p>
          </table:table-cell>
          <table:table-cell office:value-type="float" office:value="0.310569239622611" calcext:value-type="float">
            <text:p>0.310569239622611</text:p>
          </table:table-cell>
          <table:table-cell office:value-type="float" office:value="0.264259714895396" calcext:value-type="float">
            <text:p>0.264259714895396</text:p>
          </table:table-cell>
          <table:table-cell office:value-type="float" office:value="0.207098377620726" calcext:value-type="float">
            <text:p>0.207098377620726</text:p>
          </table:table-cell>
          <table:table-cell office:value-type="float" office:value="0.141899352060673" calcext:value-type="float">
            <text:p>0.141899352060673</text:p>
          </table:table-cell>
          <table:table-cell office:value-type="float" office:value="0.078272977000646" calcext:value-type="float">
            <text:p>0.078272977000646</text:p>
          </table:table-cell>
          <table:table-cell office:value-type="float" office:value="0.0333624315818835" calcext:value-type="float">
            <text:p>0.033362431581884</text:p>
          </table:table-cell>
          <table:table-cell office:value-type="float" office:value="0.0293386758930274" calcext:value-type="float">
            <text:p>0.029338675893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634528342861278" calcext:value-type="float">
            <text:p>-0.063452834286128</text:p>
          </table:table-cell>
          <table:table-cell office:value-type="float" office:value="-0.0993752804051372" calcext:value-type="float">
            <text:p>-0.099375280405137</text:p>
          </table:table-cell>
          <table:table-cell office:value-type="float" office:value="-0.100660312748886" calcext:value-type="float">
            <text:p>-0.100660312748886</text:p>
          </table:table-cell>
          <table:table-cell office:value-type="float" office:value="-0.0789899299917229" calcext:value-type="float">
            <text:p>-0.078989929991723</text:p>
          </table:table-cell>
          <table:table-cell office:value-type="float" office:value="-0.0445375565091337" calcext:value-type="float">
            <text:p>-0.044537556509134</text:p>
          </table:table-cell>
          <table:table-cell office:value-type="float" office:value="-0.00369887294620521" calcext:value-type="float">
            <text:p>-0.003698872946205</text:p>
          </table:table-cell>
          <table:table-cell office:value-type="float" office:value="0.0406882597413747" calcext:value-type="float">
            <text:p>0.040688259741375</text:p>
          </table:table-cell>
          <table:table-cell office:value-type="float" office:value="0.0857953800388093" calcext:value-type="float">
            <text:p>0.085795380038809</text:p>
          </table:table-cell>
          <table:table-cell office:value-type="float" office:value="0.130082079644563" calcext:value-type="float">
            <text:p>0.130082079644563</text:p>
          </table:table-cell>
          <table:table-cell office:value-type="float" office:value="0.172720523781623" calcext:value-type="float">
            <text:p>0.172720523781623</text:p>
          </table:table-cell>
          <table:table-cell office:value-type="float" office:value="0.213316787227356" calcext:value-type="float">
            <text:p>0.213316787227356</text:p>
          </table:table-cell>
          <table:table-cell office:value-type="float" office:value="0.25166108910127" calcext:value-type="float">
            <text:p>0.25166108910127</text:p>
          </table:table-cell>
          <table:table-cell office:value-type="float" office:value="0.287671528343495" calcext:value-type="float">
            <text:p>0.287671528343495</text:p>
          </table:table-cell>
          <table:table-cell office:value-type="float" office:value="0.321376737978319" calcext:value-type="float">
            <text:p>0.321376737978319</text:p>
          </table:table-cell>
          <table:table-cell office:value-type="float" office:value="0.352829800151852" calcext:value-type="float">
            <text:p>0.352829800151852</text:p>
          </table:table-cell>
          <table:table-cell office:value-type="float" office:value="0.382107399748444" calcext:value-type="float">
            <text:p>0.382107399748444</text:p>
          </table:table-cell>
          <table:table-cell office:value-type="float" office:value="0.409276939016943" calcext:value-type="float">
            <text:p>0.409276939016943</text:p>
          </table:table-cell>
          <table:table-cell office:value-type="float" office:value="0.43438678671711" calcext:value-type="float">
            <text:p>0.43438678671711</text:p>
          </table:table-cell>
          <table:table-cell office:value-type="float" office:value="0.457452855636171" calcext:value-type="float">
            <text:p>0.457452855636171</text:p>
          </table:table-cell>
          <table:table-cell office:value-type="float" office:value="0.478445026226948" calcext:value-type="float">
            <text:p>0.478445026226948</text:p>
          </table:table-cell>
          <table:table-cell office:value-type="float" office:value="0.497276411713408" calcext:value-type="float">
            <text:p>0.497276411713408</text:p>
          </table:table-cell>
          <table:table-cell office:value-type="float" office:value="0.513791527811312" calcext:value-type="float">
            <text:p>0.513791527811312</text:p>
          </table:table-cell>
          <table:table-cell office:value-type="float" office:value="0.527752963504211" calcext:value-type="float">
            <text:p>0.527752963504211</text:p>
          </table:table-cell>
          <table:table-cell office:value-type="float" office:value="0.538828069055259" calcext:value-type="float">
            <text:p>0.538828069055259</text:p>
          </table:table-cell>
          <table:table-cell office:value-type="float" office:value="0.546585642890845" calcext:value-type="float">
            <text:p>0.546585642890845</text:p>
          </table:table-cell>
          <table:table-cell office:value-type="float" office:value="0.550534304546906" calcext:value-type="float">
            <text:p>0.550534304546906</text:p>
          </table:table-cell>
          <table:table-cell office:value-type="float" office:value="0.549767420914236" calcext:value-type="float">
            <text:p>0.549767420914236</text:p>
          </table:table-cell>
          <table:table-cell office:value-type="float" office:value="0.544295917809776" calcext:value-type="float">
            <text:p>0.544295917809776</text:p>
          </table:table-cell>
          <table:table-cell office:value-type="float" office:value="0.533474944730996" calcext:value-type="float">
            <text:p>0.533474944730996</text:p>
          </table:table-cell>
          <table:table-cell office:value-type="float" office:value="0.516408467115942" calcext:value-type="float">
            <text:p>0.516408467115942</text:p>
          </table:table-cell>
          <table:table-cell office:value-type="float" office:value="0.491903715732678" calcext:value-type="float">
            <text:p>0.491903715732678</text:p>
          </table:table-cell>
          <table:table-cell office:value-type="float" office:value="0.458413505827727" calcext:value-type="float">
            <text:p>0.458413505827727</text:p>
          </table:table-cell>
          <table:table-cell office:value-type="float" office:value="0.414011697629507" calcext:value-type="float">
            <text:p>0.414011697629507</text:p>
          </table:table-cell>
          <table:table-cell office:value-type="float" office:value="0.356647134768443" calcext:value-type="float">
            <text:p>0.356647134768443</text:p>
          </table:table-cell>
          <table:table-cell office:value-type="float" office:value="0.285623621000281" calcext:value-type="float">
            <text:p>0.285623621000281</text:p>
          </table:table-cell>
          <table:table-cell office:value-type="float" office:value="0.205598620486777" calcext:value-type="float">
            <text:p>0.205598620486777</text:p>
          </table:table-cell>
          <table:table-cell office:value-type="float" office:value="0.133827829953193" calcext:value-type="float">
            <text:p>0.133827829953193</text:p>
          </table:table-cell>
          <table:table-cell office:value-type="float" office:value="0.106818177116641" calcext:value-type="float">
            <text:p>0.106818177116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639288015118727" calcext:value-type="float">
            <text:p>-0.063928801511873</text:p>
          </table:table-cell>
          <table:table-cell office:value-type="float" office:value="-0.0482916821466767" calcext:value-type="float">
            <text:p>-0.048291682146677</text:p>
          </table:table-cell>
          <table:table-cell office:value-type="float" office:value="0.00267575109710172" calcext:value-type="float">
            <text:p>0.002675751097102</text:p>
          </table:table-cell>
          <table:table-cell office:value-type="float" office:value="0.0670256055804108" calcext:value-type="float">
            <text:p>0.067025605580411</text:p>
          </table:table-cell>
          <table:table-cell office:value-type="float" office:value="0.133098886593171" calcext:value-type="float">
            <text:p>0.133098886593171</text:p>
          </table:table-cell>
          <table:table-cell office:value-type="float" office:value="0.196475772435691" calcext:value-type="float">
            <text:p>0.196475772435691</text:p>
          </table:table-cell>
          <table:table-cell office:value-type="float" office:value="0.254860154543409" calcext:value-type="float">
            <text:p>0.254860154543409</text:p>
          </table:table-cell>
          <table:table-cell office:value-type="float" office:value="0.308355617578415" calcext:value-type="float">
            <text:p>0.308355617578415</text:p>
          </table:table-cell>
          <table:table-cell office:value-type="float" office:value="0.357004591537262" calcext:value-type="float">
            <text:p>0.357004591537262</text:p>
          </table:table-cell>
          <table:table-cell office:value-type="float" office:value="0.401025391540499" calcext:value-type="float">
            <text:p>0.401025391540499</text:p>
          </table:table-cell>
          <table:table-cell office:value-type="float" office:value="0.440786204028402" calcext:value-type="float">
            <text:p>0.440786204028402</text:p>
          </table:table-cell>
          <table:table-cell office:value-type="float" office:value="0.476686189046809" calcext:value-type="float">
            <text:p>0.476686189046809</text:p>
          </table:table-cell>
          <table:table-cell office:value-type="float" office:value="0.509116953439326" calcext:value-type="float">
            <text:p>0.509116953439326</text:p>
          </table:table-cell>
          <table:table-cell office:value-type="float" office:value="0.538454461059304" calcext:value-type="float">
            <text:p>0.538454461059304</text:p>
          </table:table-cell>
          <table:table-cell office:value-type="float" office:value="0.565031635396229" calcext:value-type="float">
            <text:p>0.565031635396229</text:p>
          </table:table-cell>
          <table:table-cell office:value-type="float" office:value="0.58913538357744" calcext:value-type="float">
            <text:p>0.58913538357744</text:p>
          </table:table-cell>
          <table:table-cell office:value-type="float" office:value="0.610999192786365" calcext:value-type="float">
            <text:p>0.610999192786365</text:p>
          </table:table-cell>
          <table:table-cell office:value-type="float" office:value="0.63080144782183" calcext:value-type="float">
            <text:p>0.63080144782183</text:p>
          </table:table-cell>
          <table:table-cell office:value-type="float" office:value="0.648663012604943" calcext:value-type="float">
            <text:p>0.648663012604943</text:p>
          </table:table-cell>
          <table:table-cell office:value-type="float" office:value="0.66464386281994" calcext:value-type="float">
            <text:p>0.66464386281994</text:p>
          </table:table-cell>
          <table:table-cell office:value-type="float" office:value="0.678739361130839" calcext:value-type="float">
            <text:p>0.678739361130839</text:p>
          </table:table-cell>
          <table:table-cell office:value-type="float" office:value="0.690874968372872" calcext:value-type="float">
            <text:p>0.690874968372872</text:p>
          </table:table-cell>
          <table:table-cell office:value-type="float" office:value="0.700898513767888" calcext:value-type="float">
            <text:p>0.700898513767888</text:p>
          </table:table-cell>
          <table:table-cell office:value-type="float" office:value="0.708566816788299" calcext:value-type="float">
            <text:p>0.708566816788299</text:p>
          </table:table-cell>
          <table:table-cell office:value-type="float" office:value="0.713506326501725" calcext:value-type="float">
            <text:p>0.713506326501725</text:p>
          </table:table-cell>
          <table:table-cell office:value-type="float" office:value="0.71506014794557" calcext:value-type="float">
            <text:p>0.71506014794557</text:p>
          </table:table-cell>
          <table:table-cell office:value-type="float" office:value="0.713422102764542" calcext:value-type="float">
            <text:p>0.713422102764542</text:p>
          </table:table-cell>
          <table:table-cell office:value-type="float" office:value="0.708235778459506" calcext:value-type="float">
            <text:p>0.708235778459506</text:p>
          </table:table-cell>
          <table:table-cell office:value-type="float" office:value="0.698909570964061" calcext:value-type="float">
            <text:p>0.698909570964061</text:p>
          </table:table-cell>
          <table:table-cell office:value-type="float" office:value="0.68481289621271" calcext:value-type="float">
            <text:p>0.68481289621271</text:p>
          </table:table-cell>
          <table:table-cell office:value-type="float" office:value="0.66504947013871" calcext:value-type="float">
            <text:p>0.66504947013871</text:p>
          </table:table-cell>
          <table:table-cell office:value-type="float" office:value="0.638314425843506" calcext:value-type="float">
            <text:p>0.638314425843506</text:p>
          </table:table-cell>
          <table:table-cell office:value-type="float" office:value="0.602712450673082" calcext:value-type="float">
            <text:p>0.602712450673082</text:p>
          </table:table-cell>
          <table:table-cell office:value-type="float" office:value="0.555594127553872" calcext:value-type="float">
            <text:p>0.555594127553872</text:p>
          </table:table-cell>
          <table:table-cell office:value-type="float" office:value="0.493926504934602" calcext:value-type="float">
            <text:p>0.493926504934602</text:p>
          </table:table-cell>
          <table:table-cell office:value-type="float" office:value="0.416740750461948" calcext:value-type="float">
            <text:p>0.416740750461948</text:p>
          </table:table-cell>
          <table:table-cell office:value-type="float" office:value="0.333611689943945" calcext:value-type="float">
            <text:p>0.333611689943945</text:p>
          </table:table-cell>
          <table:table-cell office:value-type="float" office:value="0.284033818647275" calcext:value-type="float">
            <text:p>0.284033818647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5888081158825" calcext:value-type="float">
            <text:p>0.185888081158825</text:p>
          </table:table-cell>
          <table:table-cell office:value-type="float" office:value="0.329280552832979" calcext:value-type="float">
            <text:p>0.329280552832979</text:p>
          </table:table-cell>
          <table:table-cell office:value-type="float" office:value="0.433821852198443" calcext:value-type="float">
            <text:p>0.433821852198443</text:p>
          </table:table-cell>
          <table:table-cell office:value-type="float" office:value="0.512342575072693" calcext:value-type="float">
            <text:p>0.512342575072693</text:p>
          </table:table-cell>
          <table:table-cell office:value-type="float" office:value="0.57494380671209" calcext:value-type="float">
            <text:p>0.57494380671209</text:p>
          </table:table-cell>
          <table:table-cell office:value-type="float" office:value="0.626436289963274" calcext:value-type="float">
            <text:p>0.626436289963274</text:p>
          </table:table-cell>
          <table:table-cell office:value-type="float" office:value="0.668902055189555" calcext:value-type="float">
            <text:p>0.668902055189555</text:p>
          </table:table-cell>
          <table:table-cell office:value-type="float" office:value="0.704325158229036" calcext:value-type="float">
            <text:p>0.704325158229036</text:p>
          </table:table-cell>
          <table:table-cell office:value-type="float" office:value="0.734111729930482" calcext:value-type="float">
            <text:p>0.734111729930482</text:p>
          </table:table-cell>
          <table:table-cell office:value-type="float" office:value="0.75931782502208" calcext:value-type="float">
            <text:p>0.75931782502208</text:p>
          </table:table-cell>
          <table:table-cell office:value-type="float" office:value="0.780791623460963" calcext:value-type="float">
            <text:p>0.780791623460963</text:p>
          </table:table-cell>
          <table:table-cell office:value-type="float" office:value="0.799214421734816" calcext:value-type="float">
            <text:p>0.799214421734816</text:p>
          </table:table-cell>
          <table:table-cell office:value-type="float" office:value="0.815131612595298" calcext:value-type="float">
            <text:p>0.815131612595298</text:p>
          </table:table-cell>
          <table:table-cell office:value-type="float" office:value="0.828981015494562" calcext:value-type="float">
            <text:p>0.828981015494562</text:p>
          </table:table-cell>
          <table:table-cell office:value-type="float" office:value="0.841108424467599" calcext:value-type="float">
            <text:p>0.841108424467599</text:p>
          </table:table-cell>
          <table:table-cell office:value-type="float" office:value="0.851783740122137" calcext:value-type="float">
            <text:p>0.851783740122137</text:p>
          </table:table-cell>
          <table:table-cell office:value-type="float" office:value="0.861212309824223" calcext:value-type="float">
            <text:p>0.861212309824223</text:p>
          </table:table-cell>
          <table:table-cell office:value-type="float" office:value="0.869544407043628" calcext:value-type="float">
            <text:p>0.869544407043628</text:p>
          </table:table-cell>
          <table:table-cell office:value-type="float" office:value="0.876881853574466" calcext:value-type="float">
            <text:p>0.876881853574466</text:p>
          </table:table-cell>
          <table:table-cell office:value-type="float" office:value="0.883282246509048" calcext:value-type="float">
            <text:p>0.883282246509048</text:p>
          </table:table-cell>
          <table:table-cell office:value-type="float" office:value="0.888761412170156" calcext:value-type="float">
            <text:p>0.888761412170156</text:p>
          </table:table-cell>
          <table:table-cell office:value-type="float" office:value="0.893294199604835" calcext:value-type="float">
            <text:p>0.893294199604835</text:p>
          </table:table-cell>
          <table:table-cell office:value-type="float" office:value="0.896814145438408" calcext:value-type="float">
            <text:p>0.896814145438408</text:p>
          </table:table-cell>
          <table:table-cell office:value-type="float" office:value="0.899214609367451" calcext:value-type="float">
            <text:p>0.899214609367451</text:p>
          </table:table-cell>
          <table:table-cell office:value-type="float" office:value="0.900368411217066" calcext:value-type="float">
            <text:p>0.900368411217066</text:p>
          </table:table-cell>
          <table:table-cell office:value-type="float" office:value="0.900244943604343" calcext:value-type="float">
            <text:p>0.900244943604343</text:p>
          </table:table-cell>
          <table:table-cell office:value-type="float" office:value="0.898551981542067" calcext:value-type="float">
            <text:p>0.898551981542067</text:p>
          </table:table-cell>
          <table:table-cell office:value-type="float" office:value="0.894982768056019" calcext:value-type="float">
            <text:p>0.894982768056019</text:p>
          </table:table-cell>
          <table:table-cell office:value-type="float" office:value="0.889587020360476" calcext:value-type="float">
            <text:p>0.889587020360476</text:p>
          </table:table-cell>
          <table:table-cell office:value-type="float" office:value="0.882146812776993" calcext:value-type="float">
            <text:p>0.882146812776993</text:p>
          </table:table-cell>
          <table:table-cell office:value-type="float" office:value="0.87225703348805" calcext:value-type="float">
            <text:p>0.87225703348805</text:p>
          </table:table-cell>
          <table:table-cell office:value-type="float" office:value="0.859291188440568" calcext:value-type="float">
            <text:p>0.859291188440568</text:p>
          </table:table-cell>
          <table:table-cell office:value-type="float" office:value="0.842262060336591" calcext:value-type="float">
            <text:p>0.842262060336591</text:p>
          </table:table-cell>
          <table:table-cell office:value-type="float" office:value="0.819566041921504" calcext:value-type="float">
            <text:p>0.819566041921504</text:p>
          </table:table-cell>
          <table:table-cell office:value-type="float" office:value="0.78866061364943" calcext:value-type="float">
            <text:p>0.78866061364943</text:p>
          </table:table-cell>
          <table:table-cell office:value-type="float" office:value="0.746114427915513" calcext:value-type="float">
            <text:p>0.746114427915513</text:p>
          </table:table-cell>
          <table:table-cell office:value-type="float" office:value="0.690574455521796" calcext:value-type="float">
            <text:p>0.690574455521796</text:p>
          </table:table-cell>
          <table:table-cell office:value-type="float" office:value="0.638994780838232" calcext:value-type="float">
            <text:p>0.638994780838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81411191884117" calcext:value-type="float">
            <text:p>1.81411191884117</text:p>
          </table:table-cell>
          <table:table-cell office:value-type="float" office:value="1.67071944716702" calcext:value-type="float">
            <text:p>1.67071944716702</text:p>
          </table:table-cell>
          <table:table-cell office:value-type="float" office:value="1.56617814780156" calcext:value-type="float">
            <text:p>1.56617814780156</text:p>
          </table:table-cell>
          <table:table-cell office:value-type="float" office:value="1.48765742492731" calcext:value-type="float">
            <text:p>1.48765742492731</text:p>
          </table:table-cell>
          <table:table-cell office:value-type="float" office:value="1.42505619328791" calcext:value-type="float">
            <text:p>1.42505619328791</text:p>
          </table:table-cell>
          <table:table-cell office:value-type="float" office:value="1.37356371003673" calcext:value-type="float">
            <text:p>1.37356371003673</text:p>
          </table:table-cell>
          <table:table-cell office:value-type="float" office:value="1.33109794481044" calcext:value-type="float">
            <text:p>1.33109794481044</text:p>
          </table:table-cell>
          <table:table-cell office:value-type="float" office:value="1.29567484177096" calcext:value-type="float">
            <text:p>1.29567484177096</text:p>
          </table:table-cell>
          <table:table-cell office:value-type="float" office:value="1.26588827006952" calcext:value-type="float">
            <text:p>1.26588827006952</text:p>
          </table:table-cell>
          <table:table-cell office:value-type="float" office:value="1.24068217497792" calcext:value-type="float">
            <text:p>1.24068217497792</text:p>
          </table:table-cell>
          <table:table-cell office:value-type="float" office:value="1.21920837653904" calcext:value-type="float">
            <text:p>1.21920837653904</text:p>
          </table:table-cell>
          <table:table-cell office:value-type="float" office:value="1.20078557826518" calcext:value-type="float">
            <text:p>1.20078557826518</text:p>
          </table:table-cell>
          <table:table-cell office:value-type="float" office:value="1.1848683874047" calcext:value-type="float">
            <text:p>1.1848683874047</text:p>
          </table:table-cell>
          <table:table-cell office:value-type="float" office:value="1.17101898450544" calcext:value-type="float">
            <text:p>1.17101898450544</text:p>
          </table:table-cell>
          <table:table-cell office:value-type="float" office:value="1.1588915755324" calcext:value-type="float">
            <text:p>1.1588915755324</text:p>
          </table:table-cell>
          <table:table-cell office:value-type="float" office:value="1.14821625987786" calcext:value-type="float">
            <text:p>1.14821625987786</text:p>
          </table:table-cell>
          <table:table-cell office:value-type="float" office:value="1.13878769017578" calcext:value-type="float">
            <text:p>1.13878769017578</text:p>
          </table:table-cell>
          <table:table-cell office:value-type="float" office:value="1.13045559295637" calcext:value-type="float">
            <text:p>1.13045559295637</text:p>
          </table:table-cell>
          <table:table-cell office:value-type="float" office:value="1.12311814642553" calcext:value-type="float">
            <text:p>1.12311814642553</text:p>
          </table:table-cell>
          <table:table-cell office:value-type="float" office:value="1.11671775349095" calcext:value-type="float">
            <text:p>1.11671775349095</text:p>
          </table:table-cell>
          <table:table-cell office:value-type="float" office:value="1.11123858782984" calcext:value-type="float">
            <text:p>1.11123858782984</text:p>
          </table:table-cell>
          <table:table-cell office:value-type="float" office:value="1.10670580039516" calcext:value-type="float">
            <text:p>1.10670580039516</text:p>
          </table:table-cell>
          <table:table-cell office:value-type="float" office:value="1.10318585456159" calcext:value-type="float">
            <text:p>1.10318585456159</text:p>
          </table:table-cell>
          <table:table-cell office:value-type="float" office:value="1.10078539063255" calcext:value-type="float">
            <text:p>1.10078539063255</text:p>
          </table:table-cell>
          <table:table-cell office:value-type="float" office:value="1.09963158878293" calcext:value-type="float">
            <text:p>1.09963158878293</text:p>
          </table:table-cell>
          <table:table-cell office:value-type="float" office:value="1.09975505639566" calcext:value-type="float">
            <text:p>1.09975505639566</text:p>
          </table:table-cell>
          <table:table-cell office:value-type="float" office:value="1.10144801845793" calcext:value-type="float">
            <text:p>1.10144801845793</text:p>
          </table:table-cell>
          <table:table-cell office:value-type="float" office:value="1.10501723194398" calcext:value-type="float">
            <text:p>1.10501723194398</text:p>
          </table:table-cell>
          <table:table-cell office:value-type="float" office:value="1.11041297963952" calcext:value-type="float">
            <text:p>1.11041297963952</text:p>
          </table:table-cell>
          <table:table-cell office:value-type="float" office:value="1.11785318722301" calcext:value-type="float">
            <text:p>1.11785318722301</text:p>
          </table:table-cell>
          <table:table-cell office:value-type="float" office:value="1.12774296651195" calcext:value-type="float">
            <text:p>1.12774296651195</text:p>
          </table:table-cell>
          <table:table-cell office:value-type="float" office:value="1.14070881155943" calcext:value-type="float">
            <text:p>1.14070881155943</text:p>
          </table:table-cell>
          <table:table-cell office:value-type="float" office:value="1.15773793966341" calcext:value-type="float">
            <text:p>1.15773793966341</text:p>
          </table:table-cell>
          <table:table-cell office:value-type="float" office:value="1.1804339580785" calcext:value-type="float">
            <text:p>1.1804339580785</text:p>
          </table:table-cell>
          <table:table-cell office:value-type="float" office:value="1.21133938635057" calcext:value-type="float">
            <text:p>1.21133938635057</text:p>
          </table:table-cell>
          <table:table-cell office:value-type="float" office:value="1.25388557208449" calcext:value-type="float">
            <text:p>1.25388557208449</text:p>
          </table:table-cell>
          <table:table-cell office:value-type="float" office:value="1.3094255444782" calcext:value-type="float">
            <text:p>1.3094255444782</text:p>
          </table:table-cell>
          <table:table-cell office:value-type="float" office:value="1.36100521916177" calcext:value-type="float">
            <text:p>1.36100521916177</text:p>
          </table:table-cell>
          <table:table-cell office:value-type="float" office:value="0" calcext:value-type="float">
            <text:p>0</text:p>
          </table:table-cell>
        </table:table-row>
      </table:table>
      <table:table table:name="qk-U-avg" table:style-name="ta1">
        <table:table-column table:style-name="co1" table:number-columns-repeated="3" table:default-cell-style-name="Default"/>
        <table:table-row table:style-name="ro1">
          <table:table-cell office:value-type="float" office:value="0.00524965337351873" calcext:value-type="float">
            <text:p>0.005249653373519</text:p>
          </table:table-cell>
          <table:table-cell office:value-type="float" office:value="0.00527238909618454" calcext:value-type="float">
            <text:p>0.005272389096185</text:p>
          </table:table-cell>
          <table:table-cell table:formula="of:=AVERAGE([.A1:.B1])" office:value-type="float" office:value="0.00526102123485164" calcext:value-type="float">
            <text:p>0.005261021234852</text:p>
          </table:table-cell>
        </table:table-row>
        <table:table-row table:style-name="ro1">
          <table:table-cell office:value-type="float" office:value="-0.00524965337351873" calcext:value-type="float">
            <text:p>-0.005249653373519</text:p>
          </table:table-cell>
          <table:table-cell office:value-type="float" office:value="-0.00527238909618454" calcext:value-type="float">
            <text:p>-0.005272389096185</text:p>
          </table:table-cell>
          <table:table-cell table:formula="of:=AVERAGE([.A2:.B2])" office:value-type="float" office:value="-0.00526102123485164" calcext:value-type="float">
            <text:p>-0.005261021234852</text:p>
          </table:table-cell>
        </table:table-row>
        <table:table-row table:style-name="ro1">
          <table:table-cell office:value-type="float" office:value="-0.0145670296967944" calcext:value-type="float">
            <text:p>-0.014567029696794</text:p>
          </table:table-cell>
          <table:table-cell office:value-type="float" office:value="-0.0146275216271853" calcext:value-type="float">
            <text:p>-0.014627521627185</text:p>
          </table:table-cell>
          <table:table-cell table:formula="of:=AVERAGE([.A3:.B3])" office:value-type="float" office:value="-0.0145972756619899" calcext:value-type="float">
            <text:p>-0.01459727566199</text:p>
          </table:table-cell>
        </table:table-row>
        <table:table-row table:style-name="ro1">
          <table:table-cell office:value-type="float" office:value="-0.0230502265578434" calcext:value-type="float">
            <text:p>-0.023050226557843</text:p>
          </table:table-cell>
          <table:table-cell office:value-type="float" office:value="-0.0231438764175673" calcext:value-type="float">
            <text:p>-0.023143876417567</text:p>
          </table:table-cell>
          <table:table-cell table:formula="of:=AVERAGE([.A4:.B4])" office:value-type="float" office:value="-0.0230970514877053" calcext:value-type="float">
            <text:p>-0.023097051487705</text:p>
          </table:table-cell>
        </table:table-row>
        <table:table-row table:style-name="ro1">
          <table:table-cell office:value-type="float" office:value="-0.0309697389381358" calcext:value-type="float">
            <text:p>-0.030969738938136</text:p>
          </table:table-cell>
          <table:table-cell office:value-type="float" office:value="-0.031096719997225" calcext:value-type="float">
            <text:p>-0.031096719997225</text:p>
          </table:table-cell>
          <table:table-cell table:formula="of:=AVERAGE([.A5:.B5])" office:value-type="float" office:value="-0.0310332294676804" calcext:value-type="float">
            <text:p>-0.03103322946768</text:p>
          </table:table-cell>
        </table:table-row>
        <table:table-row table:style-name="ro1">
          <table:table-cell office:value-type="float" office:value="-0.0385511228618501" calcext:value-type="float">
            <text:p>-0.03855112286185</text:p>
          </table:table-cell>
          <table:table-cell office:value-type="float" office:value="-0.0387182208092714" calcext:value-type="float">
            <text:p>-0.038718220809271</text:p>
          </table:table-cell>
          <table:table-cell table:formula="of:=AVERAGE([.A6:.B6])" office:value-type="float" office:value="-0.0386346718355607" calcext:value-type="float">
            <text:p>-0.038634671835561</text:p>
          </table:table-cell>
        </table:table-row>
        <table:table-row table:style-name="ro1">
          <table:table-cell office:value-type="float" office:value="-0.0459831639974642" calcext:value-type="float">
            <text:p>-0.045983163997464</text:p>
          </table:table-cell>
          <table:table-cell office:value-type="float" office:value="-0.0462056309124905" calcext:value-type="float">
            <text:p>-0.046205630912491</text:p>
          </table:table-cell>
          <table:table-cell table:formula="of:=AVERAGE([.A7:.B7])" office:value-type="float" office:value="-0.0460943974549774" calcext:value-type="float">
            <text:p>-0.046094397454977</text:p>
          </table:table-cell>
        </table:table-row>
        <table:table-row table:style-name="ro1">
          <table:table-cell office:value-type="float" office:value="-0.0534234325728157" calcext:value-type="float">
            <text:p>-0.053423432572816</text:p>
          </table:table-cell>
          <table:table-cell office:value-type="float" office:value="-0.0537267071086366" calcext:value-type="float">
            <text:p>-0.053726707108637</text:p>
          </table:table-cell>
          <table:table-cell table:formula="of:=AVERAGE([.A8:.B8])" office:value-type="float" office:value="-0.0535750698407261" calcext:value-type="float">
            <text:p>-0.053575069840726</text:p>
          </table:table-cell>
        </table:table-row>
        <table:table-row table:style-name="ro1">
          <table:table-cell office:value-type="float" office:value="-0.0610013669164269" calcext:value-type="float">
            <text:p>-0.061001366916427</text:p>
          </table:table-cell>
          <table:table-cell office:value-type="float" office:value="-0.0614225151622159" calcext:value-type="float">
            <text:p>-0.061422515162216</text:p>
          </table:table-cell>
          <table:table-cell table:formula="of:=AVERAGE([.A9:.B9])" office:value-type="float" office:value="-0.0612119410393214" calcext:value-type="float">
            <text:p>-0.061211941039321</text:p>
          </table:table-cell>
        </table:table-row>
        <table:table-row table:style-name="ro1">
          <table:table-cell office:value-type="float" office:value="-0.0688191666728095" calcext:value-type="float">
            <text:p>-0.06881916667281</text:p>
          </table:table-cell>
          <table:table-cell office:value-type="float" office:value="-0.0694078721562371" calcext:value-type="float">
            <text:p>-0.069407872156237</text:p>
          </table:table-cell>
          <table:table-cell table:formula="of:=AVERAGE([.A10:.B10])" office:value-type="float" office:value="-0.0691135194145233" calcext:value-type="float">
            <text:p>-0.069113519414523</text:p>
          </table:table-cell>
        </table:table-row>
        <table:table-row table:style-name="ro1">
          <table:table-cell office:value-type="float" office:value="-0.0769508419832611" calcext:value-type="float">
            <text:p>-0.076950841983261</text:p>
          </table:table-cell>
          <table:table-cell office:value-type="float" office:value="-0.0777710748893957" calcext:value-type="float">
            <text:p>-0.077771074889396</text:p>
          </table:table-cell>
          <table:table-cell table:formula="of:=AVERAGE([.A11:.B11])" office:value-type="float" office:value="-0.0773609584363284" calcext:value-type="float">
            <text:p>-0.077360958436328</text:p>
          </table:table-cell>
        </table:table-row>
        <table:table-row table:style-name="ro1">
          <table:table-cell office:value-type="float" office:value="-0.0854383068523938" calcext:value-type="float">
            <text:p>-0.085438306852394</text:p>
          </table:table-cell>
          <table:table-cell office:value-type="float" office:value="-0.086569148723899" calcext:value-type="float">
            <text:p>-0.086569148723899</text:p>
          </table:table-cell>
          <table:table-cell table:formula="of:=AVERAGE([.A12:.B12])" office:value-type="float" office:value="-0.0860037277881464" calcext:value-type="float">
            <text:p>-0.086003727788147</text:p>
          </table:table-cell>
        </table:table-row>
        <table:table-row table:style-name="ro1">
          <table:table-cell office:value-type="float" office:value="-0.09428457360854" calcext:value-type="float">
            <text:p>-0.09428457360854</text:p>
          </table:table-cell>
          <table:table-cell office:value-type="float" office:value="-0.095818737742229" calcext:value-type="float">
            <text:p>-0.095818737742229</text:p>
          </table:table-cell>
          <table:table-cell table:formula="of:=AVERAGE([.A13:.B13])" office:value-type="float" office:value="-0.0950516556753845" calcext:value-type="float">
            <text:p>-0.095051655675385</text:p>
          </table:table-cell>
        </table:table-row>
        <table:table-row table:style-name="ro1">
          <table:table-cell office:value-type="float" office:value="-0.103445276023173" calcext:value-type="float">
            <text:p>-0.103445276023173</text:p>
          </table:table-cell>
          <table:table-cell office:value-type="float" office:value="-0.10548256927759" calcext:value-type="float">
            <text:p>-0.10548256927759</text:p>
          </table:table-cell>
          <table:table-cell table:formula="of:=AVERAGE([.A14:.B14])" office:value-type="float" office:value="-0.104463922650382" calcext:value-type="float">
            <text:p>-0.104463922650382</text:p>
          </table:table-cell>
        </table:table-row>
        <table:table-row table:style-name="ro1">
          <table:table-cell office:value-type="float" office:value="-0.11282321801445" calcext:value-type="float">
            <text:p>-0.11282321801445</text:p>
          </table:table-cell>
          <table:table-cell office:value-type="float" office:value="-0.115458607111983" calcext:value-type="float">
            <text:p>-0.115458607111983</text:p>
          </table:table-cell>
          <table:table-cell table:formula="of:=AVERAGE([.A15:.B15])" office:value-type="float" office:value="-0.114140912563217" calcext:value-type="float">
            <text:p>-0.114140912563217</text:p>
          </table:table-cell>
        </table:table-row>
        <table:table-row table:style-name="ro1">
          <table:table-cell office:value-type="float" office:value="-0.122271910280512" calcext:value-type="float">
            <text:p>-0.122271910280512</text:p>
          </table:table-cell>
          <table:table-cell office:value-type="float" office:value="-0.125607086729341" calcext:value-type="float">
            <text:p>-0.125607086729341</text:p>
          </table:table-cell>
          <table:table-cell table:formula="of:=AVERAGE([.A16:.B16])" office:value-type="float" office:value="-0.123939498504927" calcext:value-type="float">
            <text:p>-0.123939498504927</text:p>
          </table:table-cell>
        </table:table-row>
        <table:table-row table:style-name="ro1">
          <table:table-cell office:value-type="float" office:value="-0.131577992754555" calcext:value-type="float">
            <text:p>-0.131577992754555</text:p>
          </table:table-cell>
          <table:table-cell office:value-type="float" office:value="-0.135703694036929" calcext:value-type="float">
            <text:p>-0.135703694036929</text:p>
          </table:table-cell>
          <table:table-cell table:formula="of:=AVERAGE([.A17:.B17])" office:value-type="float" office:value="-0.133640843395742" calcext:value-type="float">
            <text:p>-0.133640843395742</text:p>
          </table:table-cell>
        </table:table-row>
        <table:table-row table:style-name="ro1">
          <table:table-cell office:value-type="float" office:value="-0.140454727810946" calcext:value-type="float">
            <text:p>-0.140454727810946</text:p>
          </table:table-cell>
          <table:table-cell office:value-type="float" office:value="-0.145432440449411" calcext:value-type="float">
            <text:p>-0.145432440449411</text:p>
          </table:table-cell>
          <table:table-cell table:formula="of:=AVERAGE([.A18:.B18])" office:value-type="float" office:value="-0.142943584130178" calcext:value-type="float">
            <text:p>-0.142943584130178</text:p>
          </table:table-cell>
        </table:table-row>
        <table:table-row table:style-name="ro1">
          <table:table-cell office:value-type="float" office:value="-0.148545664449014" calcext:value-type="float">
            <text:p>-0.148545664449014</text:p>
          </table:table-cell>
          <table:table-cell office:value-type="float" office:value="-0.154390288668923" calcext:value-type="float">
            <text:p>-0.154390288668923</text:p>
          </table:table-cell>
          <table:table-cell table:formula="of:=AVERAGE([.A19:.B19])" office:value-type="float" office:value="-0.151467976558969" calcext:value-type="float">
            <text:p>-0.151467976558969</text:p>
          </table:table-cell>
        </table:table-row>
        <table:table-row table:style-name="ro1">
          <table:table-cell office:value-type="float" office:value="-0.155437219245642" calcext:value-type="float">
            <text:p>-0.155437219245642</text:p>
          </table:table-cell>
          <table:table-cell office:value-type="float" office:value="-0.162100458184894" calcext:value-type="float">
            <text:p>-0.162100458184894</text:p>
          </table:table-cell>
          <table:table-cell table:formula="of:=AVERAGE([.A20:.B20])" office:value-type="float" office:value="-0.158768838715268" calcext:value-type="float">
            <text:p>-0.158768838715268</text:p>
          </table:table-cell>
        </table:table-row>
        <table:table-row table:style-name="ro1">
          <table:table-cell office:value-type="float" office:value="-0.160681071042538" calcext:value-type="float">
            <text:p>-0.160681071042538</text:p>
          </table:table-cell>
          <table:table-cell office:value-type="float" office:value="-0.16803891085499" calcext:value-type="float">
            <text:p>-0.16803891085499</text:p>
          </table:table-cell>
          <table:table-cell table:formula="of:=AVERAGE([.A21:.B21])" office:value-type="float" office:value="-0.164359990948764" calcext:value-type="float">
            <text:p>-0.164359990948764</text:p>
          </table:table-cell>
        </table:table-row>
        <table:table-row table:style-name="ro1">
          <table:table-cell office:value-type="float" office:value="-0.163824713923334" calcext:value-type="float">
            <text:p>-0.163824713923334</text:p>
          </table:table-cell>
          <table:table-cell office:value-type="float" office:value="-0.171675246094729" calcext:value-type="float">
            <text:p>-0.171675246094729</text:p>
          </table:table-cell>
          <table:table-cell table:formula="of:=AVERAGE([.A22:.B22])" office:value-type="float" office:value="-0.167749980009032" calcext:value-type="float">
            <text:p>-0.167749980009032</text:p>
          </table:table-cell>
        </table:table-row>
        <table:table-row table:style-name="ro1">
          <table:table-cell office:value-type="float" office:value="-0.16444071221332" calcext:value-type="float">
            <text:p>-0.16444071221332</text:p>
          </table:table-cell>
          <table:table-cell office:value-type="float" office:value="-0.172512873924864" calcext:value-type="float">
            <text:p>-0.172512873924864</text:p>
          </table:table-cell>
          <table:table-cell table:formula="of:=AVERAGE([.A23:.B23])" office:value-type="float" office:value="-0.168476793069092" calcext:value-type="float">
            <text:p>-0.168476793069092</text:p>
          </table:table-cell>
        </table:table-row>
        <table:table-row table:style-name="ro1">
          <table:table-cell office:value-type="float" office:value="-0.162142628697924" calcext:value-type="float">
            <text:p>-0.162142628697924</text:p>
          </table:table-cell>
          <table:table-cell office:value-type="float" office:value="-0.170092049951204" calcext:value-type="float">
            <text:p>-0.170092049951204</text:p>
          </table:table-cell>
          <table:table-cell table:formula="of:=AVERAGE([.A24:.B24])" office:value-type="float" office:value="-0.166117339324564" calcext:value-type="float">
            <text:p>-0.166117339324564</text:p>
          </table:table-cell>
        </table:table-row>
        <table:table-row table:style-name="ro1">
          <table:table-cell office:value-type="float" office:value="-0.156605959879302" calcext:value-type="float">
            <text:p>-0.156605959879302</text:p>
          </table:table-cell>
          <table:table-cell office:value-type="float" office:value="-0.164023150298578" calcext:value-type="float">
            <text:p>-0.164023150298578</text:p>
          </table:table-cell>
          <table:table-cell table:formula="of:=AVERAGE([.A25:.B25])" office:value-type="float" office:value="-0.16031455508894" calcext:value-type="float">
            <text:p>-0.16031455508894</text:p>
          </table:table-cell>
        </table:table-row>
        <table:table-row table:style-name="ro1">
          <table:table-cell office:value-type="float" office:value="-0.147580050592587" calcext:value-type="float">
            <text:p>-0.147580050592587</text:p>
          </table:table-cell>
          <table:table-cell office:value-type="float" office:value="-0.154009971373833" calcext:value-type="float">
            <text:p>-0.154009971373833</text:p>
          </table:table-cell>
          <table:table-cell table:formula="of:=AVERAGE([.A26:.B26])" office:value-type="float" office:value="-0.15079501098321" calcext:value-type="float">
            <text:p>-0.15079501098321</text:p>
          </table:table-cell>
        </table:table-row>
        <table:table-row table:style-name="ro1">
          <table:table-cell office:value-type="float" office:value="-0.134874789112801" calcext:value-type="float">
            <text:p>-0.134874789112801</text:p>
          </table:table-cell>
          <table:table-cell office:value-type="float" office:value="-0.139838977835354" calcext:value-type="float">
            <text:p>-0.139838977835354</text:p>
          </table:table-cell>
          <table:table-cell table:formula="of:=AVERAGE([.A27:.B27])" office:value-type="float" office:value="-0.137356883474078" calcext:value-type="float">
            <text:p>-0.137356883474078</text:p>
          </table:table-cell>
        </table:table-row>
        <table:table-row table:style-name="ro1">
          <table:table-cell office:value-type="float" office:value="-0.118311744609984" calcext:value-type="float">
            <text:p>-0.118311744609984</text:p>
          </table:table-cell>
          <table:table-cell office:value-type="float" office:value="-0.121328809730504" calcext:value-type="float">
            <text:p>-0.121328809730504</text:p>
          </table:table-cell>
          <table:table-cell table:formula="of:=AVERAGE([.A28:.B28])" office:value-type="float" office:value="-0.119820277170244" calcext:value-type="float">
            <text:p>-0.119820277170244</text:p>
          </table:table-cell>
        </table:table-row>
        <table:table-row table:style-name="ro1">
          <table:table-cell office:value-type="float" office:value="-0.0976274657675945" calcext:value-type="float">
            <text:p>-0.097627465767595</text:p>
          </table:table-cell>
          <table:table-cell office:value-type="float" office:value="-0.0982272807961122" calcext:value-type="float">
            <text:p>-0.098227280796112</text:p>
          </table:table-cell>
          <table:table-cell table:formula="of:=AVERAGE([.A29:.B29])" office:value-type="float" office:value="-0.0979273732818534" calcext:value-type="float">
            <text:p>-0.097927373281853</text:p>
          </table:table-cell>
        </table:table-row>
        <table:table-row table:style-name="ro1">
          <table:table-cell office:value-type="float" office:value="-0.0723151445024741" calcext:value-type="float">
            <text:p>-0.072315144502474</text:p>
          </table:table-cell>
          <table:table-cell office:value-type="float" office:value="-0.0700446112394258" calcext:value-type="float">
            <text:p>-0.070044611239426</text:p>
          </table:table-cell>
          <table:table-cell table:formula="of:=AVERAGE([.A30:.B30])" office:value-type="float" office:value="-0.07117987787095" calcext:value-type="float">
            <text:p>-0.07117987787095</text:p>
          </table:table-cell>
        </table:table-row>
        <table:table-row table:style-name="ro1">
          <table:table-cell office:value-type="float" office:value="-0.0413893767925629" calcext:value-type="float">
            <text:p>-0.041389376792563</text:p>
          </table:table-cell>
          <table:table-cell office:value-type="float" office:value="-0.035817195673899" calcext:value-type="float">
            <text:p>-0.035817195673899</text:p>
          </table:table-cell>
          <table:table-cell table:formula="of:=AVERAGE([.A31:.B31])" office:value-type="float" office:value="-0.0386032862332309" calcext:value-type="float">
            <text:p>-0.038603286233231</text:p>
          </table:table-cell>
        </table:table-row>
        <table:table-row table:style-name="ro1">
          <table:table-cell office:value-type="float" office:value="-0.00305513081321351" calcext:value-type="float">
            <text:p>-0.003055130813214</text:p>
          </table:table-cell>
          <table:table-cell office:value-type="float" office:value="0.00620679591988646" calcext:value-type="float">
            <text:p>0.006206795919886</text:p>
          </table:table-cell>
          <table:table-cell table:formula="of:=AVERAGE([.A32:.B32])" office:value-type="float" office:value="0.00157583255333648" calcext:value-type="float">
            <text:p>0.001575832553336</text:p>
          </table:table-cell>
        </table:table-row>
        <table:table-row table:style-name="ro1">
          <table:table-cell office:value-type="float" office:value="0.0457366178168164" calcext:value-type="float">
            <text:p>0.045736617816816</text:p>
          </table:table-cell>
          <table:table-cell office:value-type="float" office:value="0.0589694398733251" calcext:value-type="float">
            <text:p>0.058969439873325</text:p>
          </table:table-cell>
          <table:table-cell table:formula="of:=AVERAGE([.A33:.B33])" office:value-type="float" office:value="0.0523530288450707" calcext:value-type="float">
            <text:p>0.052353028845071</text:p>
          </table:table-cell>
        </table:table-row>
        <table:table-row table:style-name="ro1">
          <table:table-cell office:value-type="float" office:value="0.109360471695564" calcext:value-type="float">
            <text:p>0.109360471695564</text:p>
          </table:table-cell>
          <table:table-cell office:value-type="float" office:value="0.12647194166783" calcext:value-type="float">
            <text:p>0.12647194166783</text:p>
          </table:table-cell>
          <table:table-cell table:formula="of:=AVERAGE([.A34:.B34])" office:value-type="float" office:value="0.117916206681697" calcext:value-type="float">
            <text:p>0.117916206681697</text:p>
          </table:table-cell>
        </table:table-row>
        <table:table-row table:style-name="ro1">
          <table:table-cell office:value-type="float" office:value="0.194002201348854" calcext:value-type="float">
            <text:p>0.194002201348854</text:p>
          </table:table-cell>
          <table:table-cell office:value-type="float" office:value="0.214337014086894" calcext:value-type="float">
            <text:p>0.214337014086894</text:p>
          </table:table-cell>
          <table:table-cell table:formula="of:=AVERAGE([.A35:.B35])" office:value-type="float" office:value="0.204169607717874" calcext:value-type="float">
            <text:p>0.204169607717874</text:p>
          </table:table-cell>
        </table:table-row>
        <table:table-row table:style-name="ro1">
          <table:table-cell office:value-type="float" office:value="0.307418110677086" calcext:value-type="float">
            <text:p>0.307418110677086</text:p>
          </table:table-cell>
          <table:table-cell office:value-type="float" office:value="0.329444262059219" calcext:value-type="float">
            <text:p>0.329444262059219</text:p>
          </table:table-cell>
          <table:table-cell table:formula="of:=AVERAGE([.A36:.B36])" office:value-type="float" office:value="0.318431186368152" calcext:value-type="float">
            <text:p>0.318431186368152</text:p>
          </table:table-cell>
        </table:table-row>
        <table:table-row table:style-name="ro1">
          <table:table-cell office:value-type="float" office:value="0.457452855636171" calcext:value-type="float">
            <text:p>0.457452855636171</text:p>
          </table:table-cell>
          <table:table-cell office:value-type="float" office:value="0.478445026226948" calcext:value-type="float">
            <text:p>0.478445026226948</text:p>
          </table:table-cell>
          <table:table-cell table:formula="of:=AVERAGE([.A37:.B37])" office:value-type="float" office:value="0.46794894093156" calcext:value-type="float">
            <text:p>0.46794894093156</text:p>
          </table:table-cell>
        </table:table-row>
        <table:table-row table:style-name="ro1">
          <table:table-cell office:value-type="float" office:value="0.648663012604943" calcext:value-type="float">
            <text:p>0.648663012604943</text:p>
          </table:table-cell>
          <table:table-cell office:value-type="float" office:value="0.66464386281994" calcext:value-type="float">
            <text:p>0.66464386281994</text:p>
          </table:table-cell>
          <table:table-cell table:formula="of:=AVERAGE([.A38:.B38])" office:value-type="float" office:value="0.656653437712442" calcext:value-type="float">
            <text:p>0.656653437712442</text:p>
          </table:table-cell>
        </table:table-row>
        <table:table-row table:style-name="ro1">
          <table:table-cell office:value-type="float" office:value="0.876881853574466" calcext:value-type="float">
            <text:p>0.876881853574466</text:p>
          </table:table-cell>
          <table:table-cell office:value-type="float" office:value="0.883282246509048" calcext:value-type="float">
            <text:p>0.883282246509048</text:p>
          </table:table-cell>
          <table:table-cell table:formula="of:=AVERAGE([.A39:.B39])" office:value-type="float" office:value="0.880082050041757" calcext:value-type="float">
            <text:p>0.880082050041757</text:p>
          </table:table-cell>
        </table:table-row>
        <table:table-row table:style-name="ro1">
          <table:table-cell office:value-type="float" office:value="1.12311814642553" calcext:value-type="float">
            <text:p>1.12311814642553</text:p>
          </table:table-cell>
          <table:table-cell office:value-type="float" office:value="1.11671775349095" calcext:value-type="float">
            <text:p>1.11671775349095</text:p>
          </table:table-cell>
          <table:table-cell table:formula="of:=AVERAGE([.A40:.B40])" office:value-type="float" office:value="1.11991794995824" calcext:value-type="float">
            <text:p>1.11991794995824</text:p>
          </table:table-cell>
        </table:table-row>
      </table:table>
      <table:table table:name="qk-V" table:style-name="ta1">
        <table:table-column table:style-name="co1" table:number-columns-repeated="40" table:default-cell-style-name="Default"/>
        <table:table-row table:style-name="ro1">
          <table:table-cell table:number-columns-repeated="40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109507641766986" calcext:value-type="float">
            <text:p>-0.00109507641767</text:p>
          </table:table-cell>
          <table:table-cell office:value-type="float" office:value="0.00109507641766986" calcext:value-type="float">
            <text:p>0.00109507641767</text:p>
          </table:table-cell>
          <table:table-cell office:value-type="float" office:value="0.00172743604771808" calcext:value-type="float">
            <text:p>0.001727436047718</text:p>
          </table:table-cell>
          <table:table-cell office:value-type="float" office:value="0.00198039539715326" calcext:value-type="float">
            <text:p>0.001980395397153</text:p>
          </table:table-cell>
          <table:table-cell office:value-type="float" office:value="0.00212791133277239" calcext:value-type="float">
            <text:p>0.002127911332772</text:p>
          </table:table-cell>
          <table:table-cell office:value-type="float" office:value="0.00223315581086055" calcext:value-type="float">
            <text:p>0.002233155810861</text:p>
          </table:table-cell>
          <table:table-cell office:value-type="float" office:value="0.0023109025179728" calcext:value-type="float">
            <text:p>0.002310902517973</text:p>
          </table:table-cell>
          <table:table-cell office:value-type="float" office:value="0.00236512551386012" calcext:value-type="float">
            <text:p>0.00236512551386</text:p>
          </table:table-cell>
          <table:table-cell office:value-type="float" office:value="0.00239786192795059" calcext:value-type="float">
            <text:p>0.002397861927951</text:p>
          </table:table-cell>
          <table:table-cell office:value-type="float" office:value="0.00241260024813001" calcext:value-type="float">
            <text:p>0.00241260024813</text:p>
          </table:table-cell>
          <table:table-cell office:value-type="float" office:value="0.00241205271867502" calcext:value-type="float">
            <text:p>0.002412052718675</text:p>
          </table:table-cell>
          <table:table-cell office:value-type="float" office:value="0.00239841866757345" calcext:value-type="float">
            <text:p>0.002398418667573</text:p>
          </table:table-cell>
          <table:table-cell office:value-type="float" office:value="0.002373406293729" calcext:value-type="float">
            <text:p>0.002373406293729</text:p>
          </table:table-cell>
          <table:table-cell office:value-type="float" office:value="0.0023382783846125" calcext:value-type="float">
            <text:p>0.002338278384613</text:p>
          </table:table-cell>
          <table:table-cell office:value-type="float" office:value="0.00229395057750924" calcext:value-type="float">
            <text:p>0.002293950577509</text:p>
          </table:table-cell>
          <table:table-cell office:value-type="float" office:value="0.00224113123393524" calcext:value-type="float">
            <text:p>0.002241131233935</text:p>
          </table:table-cell>
          <table:table-cell office:value-type="float" office:value="0.00218048295458096" calcext:value-type="float">
            <text:p>0.002180482954581</text:p>
          </table:table-cell>
          <table:table-cell office:value-type="float" office:value="0.00211278684917019" calcext:value-type="float">
            <text:p>0.00211278684917</text:p>
          </table:table-cell>
          <table:table-cell office:value-type="float" office:value="0.00203909356027557" calcext:value-type="float">
            <text:p>0.002039093560276</text:p>
          </table:table-cell>
          <table:table-cell office:value-type="float" office:value="0.00196084424324933" calcext:value-type="float">
            <text:p>0.001960844243249</text:p>
          </table:table-cell>
          <table:table-cell office:value-type="float" office:value="0.0018799445227414" calcext:value-type="float">
            <text:p>0.001879944522741</text:p>
          </table:table-cell>
          <table:table-cell office:value-type="float" office:value="0.00179877723742973" calcext:value-type="float">
            <text:p>0.00179877723743</text:p>
          </table:table-cell>
          <table:table-cell office:value-type="float" office:value="0.00172013918805713" calcext:value-type="float">
            <text:p>0.001720139188057</text:p>
          </table:table-cell>
          <table:table-cell office:value-type="float" office:value="0.00164708412665908" calcext:value-type="float">
            <text:p>0.001647084126659</text:p>
          </table:table-cell>
          <table:table-cell office:value-type="float" office:value="0.00158266954412147" calcext:value-type="float">
            <text:p>0.001582669544121</text:p>
          </table:table-cell>
          <table:table-cell office:value-type="float" office:value="0.00152961600923164" calcext:value-type="float">
            <text:p>0.001529616009232</text:p>
          </table:table-cell>
          <table:table-cell office:value-type="float" office:value="0.00148996322147122" calcext:value-type="float">
            <text:p>0.001489963221471</text:p>
          </table:table-cell>
          <table:table-cell office:value-type="float" office:value="0.00146494600109326" calcext:value-type="float">
            <text:p>0.001464946001093</text:p>
          </table:table-cell>
          <table:table-cell office:value-type="float" office:value="0.00145543031590641" calcext:value-type="float">
            <text:p>0.001455430315906</text:p>
          </table:table-cell>
          <table:table-cell office:value-type="float" office:value="0.00146195250262487" calcext:value-type="float">
            <text:p>0.001461952502625</text:p>
          </table:table-cell>
          <table:table-cell office:value-type="float" office:value="0.00148487313541243" calcext:value-type="float">
            <text:p>0.001484873135412</text:p>
          </table:table-cell>
          <table:table-cell office:value-type="float" office:value="0.00152417730300304" calcext:value-type="float">
            <text:p>0.001524177303003</text:p>
          </table:table-cell>
          <table:table-cell office:value-type="float" office:value="0.00157913609280832" calcext:value-type="float">
            <text:p>0.001579136092808</text:p>
          </table:table-cell>
          <table:table-cell office:value-type="float" office:value="0.00164769234922034" calcext:value-type="float">
            <text:p>0.00164769234922</text:p>
          </table:table-cell>
          <table:table-cell office:value-type="float" office:value="0.00172482745185642" calcext:value-type="float">
            <text:p>0.001724827451856</text:p>
          </table:table-cell>
          <table:table-cell office:value-type="float" office:value="0.00179793480899983" calcext:value-type="float">
            <text:p>0.001797934809</text:p>
          </table:table-cell>
          <table:table-cell office:value-type="float" office:value="0.00183151230622797" calcext:value-type="float">
            <text:p>0.001831512306228</text:p>
          </table:table-cell>
          <table:table-cell office:value-type="float" office:value="0.00171710084761563" calcext:value-type="float">
            <text:p>0.001717100847616</text:p>
          </table:table-cell>
          <table:table-cell office:value-type="float" office:value="0.00110925912278933" calcext:value-type="float">
            <text:p>0.001109259122789</text:p>
          </table:table-cell>
          <table:table-cell office:value-type="float" office:value="-0.00110925912278933" calcext:value-type="float">
            <text:p>-0.001109259122789</text:p>
          </table:table-cell>
        </table:table-row>
        <table:table-row table:style-name="ro1">
          <table:table-cell office:value-type="float" office:value="-0.00122211592397469" calcext:value-type="float">
            <text:p>-0.001222115923975</text:p>
          </table:table-cell>
          <table:table-cell office:value-type="float" office:value="0.00122211592397469" calcext:value-type="float">
            <text:p>0.001222115923975</text:p>
          </table:table-cell>
          <table:table-cell office:value-type="float" office:value="0.00261929182980107" calcext:value-type="float">
            <text:p>0.002619291829801</text:p>
          </table:table-cell>
          <table:table-cell office:value-type="float" office:value="0.00348412269388902" calcext:value-type="float">
            <text:p>0.003484122693889</text:p>
          </table:table-cell>
          <table:table-cell office:value-type="float" office:value="0.00407850346145358" calcext:value-type="float">
            <text:p>0.004078503461454</text:p>
          </table:table-cell>
          <table:table-cell office:value-type="float" office:value="0.00451108188638511" calcext:value-type="float">
            <text:p>0.004511081886385</text:p>
          </table:table-cell>
          <table:table-cell office:value-type="float" office:value="0.00482752692316503" calcext:value-type="float">
            <text:p>0.004827526923165</text:p>
          </table:table-cell>
          <table:table-cell office:value-type="float" office:value="0.0050468414831368" calcext:value-type="float">
            <text:p>0.005046841483137</text:p>
          </table:table-cell>
          <table:table-cell office:value-type="float" office:value="0.00518431185106219" calcext:value-type="float">
            <text:p>0.005184311851062</text:p>
          </table:table-cell>
          <table:table-cell office:value-type="float" office:value="0.00525238285315968" calcext:value-type="float">
            <text:p>0.00525238285316</text:p>
          </table:table-cell>
          <table:table-cell office:value-type="float" office:value="0.00526125952907913" calcext:value-type="float">
            <text:p>0.005261259529079</text:p>
          </table:table-cell>
          <table:table-cell office:value-type="float" office:value="0.00521922820267815" calcext:value-type="float">
            <text:p>0.005219228202678</text:p>
          </table:table-cell>
          <table:table-cell office:value-type="float" office:value="0.00513283233510277" calcext:value-type="float">
            <text:p>0.005132832335103</text:p>
          </table:table-cell>
          <table:table-cell office:value-type="float" office:value="0.00500711382281016" calcext:value-type="float">
            <text:p>0.00500711382281</text:p>
          </table:table-cell>
          <table:table-cell office:value-type="float" office:value="0.00484597359146377" calcext:value-type="float">
            <text:p>0.004845973591464</text:p>
          </table:table-cell>
          <table:table-cell office:value-type="float" office:value="0.00465263844870957" calcext:value-type="float">
            <text:p>0.00465263844871</text:p>
          </table:table-cell>
          <table:table-cell office:value-type="float" office:value="0.00443018526403056" calcext:value-type="float">
            <text:p>0.004430185264031</text:p>
          </table:table-cell>
          <table:table-cell office:value-type="float" office:value="0.00418207097116056" calcext:value-type="float">
            <text:p>0.004182070971161</text:p>
          </table:table-cell>
          <table:table-cell office:value-type="float" office:value="0.00391261291493852" calcext:value-type="float">
            <text:p>0.003912612914939</text:p>
          </table:table-cell>
          <table:table-cell office:value-type="float" office:value="0.00362736524370693" calcext:value-type="float">
            <text:p>0.003627365243707</text:p>
          </table:table-cell>
          <table:table-cell office:value-type="float" office:value="0.00333334298060642" calcext:value-type="float">
            <text:p>0.003333342980606</text:p>
          </table:table-cell>
          <table:table-cell office:value-type="float" office:value="0.00303903998600612" calcext:value-type="float">
            <text:p>0.003039039986006</text:p>
          </table:table-cell>
          <table:table-cell office:value-type="float" office:value="0.00275420240128485" calcext:value-type="float">
            <text:p>0.002754202401285</text:p>
          </table:table-cell>
          <table:table-cell office:value-type="float" office:value="0.00248931744422485" calcext:value-type="float">
            <text:p>0.002489317444225</text:p>
          </table:table-cell>
          <table:table-cell office:value-type="float" office:value="0.00225480335338738" calcext:value-type="float">
            <text:p>0.002254803353387</text:p>
          </table:table-cell>
          <table:table-cell office:value-type="float" office:value="0.00205994079700424" calcext:value-type="float">
            <text:p>0.002059940797004</text:p>
          </table:table-cell>
          <table:table-cell office:value-type="float" office:value="0.00191174325936921" calcext:value-type="float">
            <text:p>0.001911743259369</text:p>
          </table:table-cell>
          <table:table-cell office:value-type="float" office:value="0.00181435750814474" calcext:value-type="float">
            <text:p>0.001814357508145</text:p>
          </table:table-cell>
          <table:table-cell office:value-type="float" office:value="0.00177066328450395" calcext:value-type="float">
            <text:p>0.001770663284504</text:p>
          </table:table-cell>
          <table:table-cell office:value-type="float" office:value="0.00178196958930401" calcext:value-type="float">
            <text:p>0.001781969589304</text:p>
          </table:table-cell>
          <table:table-cell office:value-type="float" office:value="0.00184837391367826" calcext:value-type="float">
            <text:p>0.001848373913678</text:p>
          </table:table-cell>
          <table:table-cell office:value-type="float" office:value="0.00196767586773183" calcext:value-type="float">
            <text:p>0.001967675867732</text:p>
          </table:table-cell>
          <table:table-cell office:value-type="float" office:value="0.00213378998638332" calcext:value-type="float">
            <text:p>0.002133789986383</text:p>
          </table:table-cell>
          <table:table-cell office:value-type="float" office:value="0.00233412027992215" calcext:value-type="float">
            <text:p>0.002334120279922</text:p>
          </table:table-cell>
          <table:table-cell office:value-type="float" office:value="0.00254388626466367" calcext:value-type="float">
            <text:p>0.002543886264664</text:p>
          </table:table-cell>
          <table:table-cell office:value-type="float" office:value="0.00271470623049521" calcext:value-type="float">
            <text:p>0.002714706230495</text:p>
          </table:table-cell>
          <table:table-cell office:value-type="float" office:value="0.0027474255939167" calcext:value-type="float">
            <text:p>0.002747425593917</text:p>
          </table:table-cell>
          <table:table-cell office:value-type="float" office:value="0.00243258928842378" calcext:value-type="float">
            <text:p>0.002432589288424</text:p>
          </table:table-cell>
          <table:table-cell office:value-type="float" office:value="0.00133582377471905" calcext:value-type="float">
            <text:p>0.001335823774719</text:p>
          </table:table-cell>
          <table:table-cell office:value-type="float" office:value="-0.00133582377471905" calcext:value-type="float">
            <text:p>-0.001335823774719</text:p>
          </table:table-cell>
        </table:table-row>
        <table:table-row table:style-name="ro1">
          <table:table-cell office:value-type="float" office:value="-0.00134498141938459" calcext:value-type="float">
            <text:p>-0.001344981419385</text:p>
          </table:table-cell>
          <table:table-cell office:value-type="float" office:value="0.00134498141938459" calcext:value-type="float">
            <text:p>0.001344981419385</text:p>
          </table:table-cell>
          <table:table-cell office:value-type="float" office:value="0.00345390154248807" calcext:value-type="float">
            <text:p>0.003453901542488</text:p>
          </table:table-cell>
          <table:table-cell office:value-type="float" office:value="0.0050540129719011" calcext:value-type="float">
            <text:p>0.005054012971901</text:p>
          </table:table-cell>
          <table:table-cell office:value-type="float" office:value="0.00627132330062273" calcext:value-type="float">
            <text:p>0.006271323300623</text:p>
          </table:table-cell>
          <table:table-cell office:value-type="float" office:value="0.00719481940522541" calcext:value-type="float">
            <text:p>0.007194819405225</text:p>
          </table:table-cell>
          <table:table-cell office:value-type="float" office:value="0.00788029810657506" calcext:value-type="float">
            <text:p>0.007880298106575</text:p>
          </table:table-cell>
          <table:table-cell office:value-type="float" office:value="0.00836168454138666" calcext:value-type="float">
            <text:p>0.008361684541387</text:p>
          </table:table-cell>
          <table:table-cell office:value-type="float" office:value="0.00866959213084471" calcext:value-type="float">
            <text:p>0.008669592130845</text:p>
          </table:table-cell>
          <table:table-cell office:value-type="float" office:value="0.00882895433389066" calcext:value-type="float">
            <text:p>0.008828954333891</text:p>
          </table:table-cell>
          <table:table-cell office:value-type="float" office:value="0.00886062830466077" calcext:value-type="float">
            <text:p>0.008860628304661</text:p>
          </table:table-cell>
          <table:table-cell office:value-type="float" office:value="0.00878182663425907" calcext:value-type="float">
            <text:p>0.008781826634259</text:p>
          </table:table-cell>
          <table:table-cell office:value-type="float" office:value="0.00860641044871938" calcext:value-type="float">
            <text:p>0.008606410448719</text:p>
          </table:table-cell>
          <table:table-cell office:value-type="float" office:value="0.00834535415324444" calcext:value-type="float">
            <text:p>0.008345354153244</text:p>
          </table:table-cell>
          <table:table-cell office:value-type="float" office:value="0.00800744911358586" calcext:value-type="float">
            <text:p>0.008007449113586</text:p>
          </table:table-cell>
          <table:table-cell office:value-type="float" office:value="0.00760019935666948" calcext:value-type="float">
            <text:p>0.007600199356669</text:p>
          </table:table-cell>
          <table:table-cell office:value-type="float" office:value="0.0071308273320724" calcext:value-type="float">
            <text:p>0.007130827332072</text:p>
          </table:table-cell>
          <table:table-cell office:value-type="float" office:value="0.00660728743080494" calcext:value-type="float">
            <text:p>0.006607287430805</text:p>
          </table:table-cell>
          <table:table-cell office:value-type="float" office:value="0.00603918127104144" calcext:value-type="float">
            <text:p>0.006039181271041</text:p>
          </table:table-cell>
          <table:table-cell office:value-type="float" office:value="0.00543847217217604" calcext:value-type="float">
            <text:p>0.005438472172176</text:p>
          </table:table-cell>
          <table:table-cell office:value-type="float" office:value="0.00481989936462773" calcext:value-type="float">
            <text:p>0.004819899364628</text:p>
          </table:table-cell>
          <table:table-cell office:value-type="float" office:value="0.00420100357128182" calcext:value-type="float">
            <text:p>0.004201003571282</text:p>
          </table:table-cell>
          <table:table-cell office:value-type="float" office:value="0.00360168325107373" calcext:value-type="float">
            <text:p>0.003601683251074</text:p>
          </table:table-cell>
          <table:table-cell office:value-type="float" office:value="0.0030432203407068" calcext:value-type="float">
            <text:p>0.003043220340707</text:p>
          </table:table-cell>
          <table:table-cell office:value-type="float" office:value="0.00254673894516647" calcext:value-type="float">
            <text:p>0.002546738945166</text:p>
          </table:table-cell>
          <table:table-cell office:value-type="float" office:value="0.00213113324511107" calcext:value-type="float">
            <text:p>0.002131133245111</text:p>
          </table:table-cell>
          <table:table-cell office:value-type="float" office:value="0.00181068254395258" calcext:value-type="float">
            <text:p>0.001810682543953</text:p>
          </table:table-cell>
          <table:table-cell office:value-type="float" office:value="0.00159287638297681" calcext:value-type="float">
            <text:p>0.001592876382977</text:p>
          </table:table-cell>
          <table:table-cell office:value-type="float" office:value="0.00148350084547477" calcext:value-type="float">
            <text:p>0.001483500845475</text:p>
          </table:table-cell>
          <table:table-cell office:value-type="float" office:value="0.00148442902480817" calcext:value-type="float">
            <text:p>0.001484429024808</text:p>
          </table:table-cell>
          <table:table-cell office:value-type="float" office:value="0.00159470720526705" calcext:value-type="float">
            <text:p>0.001594707205267</text:p>
          </table:table-cell>
          <table:table-cell office:value-type="float" office:value="0.00180759173381339" calcext:value-type="float">
            <text:p>0.001807591733813</text:p>
          </table:table-cell>
          <table:table-cell office:value-type="float" office:value="0.0021073602583959" calcext:value-type="float">
            <text:p>0.002107360258396</text:p>
          </table:table-cell>
          <table:table-cell office:value-type="float" office:value="0.00246484054341614" calcext:value-type="float">
            <text:p>0.002464840543416</text:p>
          </table:table-cell>
          <table:table-cell office:value-type="float" office:value="0.00282812456629253" calcext:value-type="float">
            <text:p>0.002828124566293</text:p>
          </table:table-cell>
          <table:table-cell office:value-type="float" office:value="0.00310929038506921" calcext:value-type="float">
            <text:p>0.003109290385069</text:p>
          </table:table-cell>
          <table:table-cell office:value-type="float" office:value="0.00315784617018046" calcext:value-type="float">
            <text:p>0.00315784617018</text:p>
          </table:table-cell>
          <table:table-cell office:value-type="float" office:value="0.00271960405632182" calcext:value-type="float">
            <text:p>0.002719604056322</text:p>
          </table:table-cell>
          <table:table-cell office:value-type="float" office:value="0.00138860891225304" calcext:value-type="float">
            <text:p>0.001388608912253</text:p>
          </table:table-cell>
          <table:table-cell office:value-type="float" office:value="-0.00138860891225304" calcext:value-type="float">
            <text:p>-0.001388608912253</text:p>
          </table:table-cell>
        </table:table-row>
        <table:table-row table:style-name="ro1">
          <table:table-cell office:value-type="float" office:value="-0.00158278159793876" calcext:value-type="float">
            <text:p>-0.001582781597939</text:p>
          </table:table-cell>
          <table:table-cell office:value-type="float" office:value="0.00158278159793876" calcext:value-type="float">
            <text:p>0.001582781597939</text:p>
          </table:table-cell>
          <table:table-cell office:value-type="float" office:value="0.00443075378954398" calcext:value-type="float">
            <text:p>0.004430753789544</text:p>
          </table:table-cell>
          <table:table-cell office:value-type="float" office:value="0.00681936398237394" calcext:value-type="float">
            <text:p>0.006819363982374</text:p>
          </table:table-cell>
          <table:table-cell office:value-type="float" office:value="0.00875122383714048" calcext:value-type="float">
            <text:p>0.00875122383714</text:p>
          </table:table-cell>
          <table:table-cell office:value-type="float" office:value="0.0102671928928791" calcext:value-type="float">
            <text:p>0.010267192892879</text:p>
          </table:table-cell>
          <table:table-cell office:value-type="float" office:value="0.0114108276421501" calcext:value-type="float">
            <text:p>0.01141082764215</text:p>
          </table:table-cell>
          <table:table-cell office:value-type="float" office:value="0.0122267282733029" calcext:value-type="float">
            <text:p>0.012226728273303</text:p>
          </table:table-cell>
          <table:table-cell office:value-type="float" office:value="0.0127566894628751" calcext:value-type="float">
            <text:p>0.012756689462875</text:p>
          </table:table-cell>
          <table:table-cell office:value-type="float" office:value="0.0130382527002971" calcext:value-type="float">
            <text:p>0.013038252700297</text:p>
          </table:table-cell>
          <table:table-cell office:value-type="float" office:value="0.0131041955966019" calcext:value-type="float">
            <text:p>0.013104195596602</text:p>
          </table:table-cell>
          <table:table-cell office:value-type="float" office:value="0.0129822586752576" calcext:value-type="float">
            <text:p>0.012982258675258</text:p>
          </table:table-cell>
          <table:table-cell office:value-type="float" office:value="0.0126952589915821" calcext:value-type="float">
            <text:p>0.012695258991582</text:p>
          </table:table-cell>
          <table:table-cell office:value-type="float" office:value="0.0122616748895995" calcext:value-type="float">
            <text:p>0.0122616748896</text:p>
          </table:table-cell>
          <table:table-cell office:value-type="float" office:value="0.0116966718349771" calcext:value-type="float">
            <text:p>0.011696671834977</text:p>
          </table:table-cell>
          <table:table-cell office:value-type="float" office:value="0.0110134595629847" calcext:value-type="float">
            <text:p>0.011013459562985</text:p>
          </table:table-cell>
          <table:table-cell office:value-type="float" office:value="0.0102248340623989" calcext:value-type="float">
            <text:p>0.010224834062399</text:p>
          </table:table-cell>
          <table:table-cell office:value-type="float" office:value="0.0093447397331163" calcext:value-type="float">
            <text:p>0.009344739733116</text:p>
          </table:table-cell>
          <table:table-cell office:value-type="float" office:value="0.0083896879108908" calcext:value-type="float">
            <text:p>0.008389687910891</text:p>
          </table:table-cell>
          <table:table-cell office:value-type="float" office:value="0.00737986598084279" calcext:value-type="float">
            <text:p>0.007379865980843</text:p>
          </table:table-cell>
          <table:table-cell office:value-type="float" office:value="0.00633978705895985" calcext:value-type="float">
            <text:p>0.00633978705896</text:p>
          </table:table-cell>
          <table:table-cell office:value-type="float" office:value="0.00529834119548175" calcext:value-type="float">
            <text:p>0.005298341195482</text:p>
          </table:table-cell>
          <table:table-cell office:value-type="float" office:value="0.00428813470762681" calcext:value-type="float">
            <text:p>0.004288134707627</text:p>
          </table:table-cell>
          <table:table-cell office:value-type="float" office:value="0.00334401765169559" calcext:value-type="float">
            <text:p>0.003344017651696</text:p>
          </table:table-cell>
          <table:table-cell office:value-type="float" office:value="0.00250070988993083" calcext:value-type="float">
            <text:p>0.002500709889931</text:p>
          </table:table-cell>
          <table:table-cell office:value-type="float" office:value="0.00178949562315454" calcext:value-type="float">
            <text:p>0.001789495623155</text:p>
          </table:table-cell>
          <table:table-cell office:value-type="float" office:value="0.00123427643328208" calcext:value-type="float">
            <text:p>0.001234276433282</text:p>
          </table:table-cell>
          <table:table-cell office:value-type="float" office:value="0.000844504277987029" calcext:value-type="float">
            <text:p>0.000844504277987</text:p>
          </table:table-cell>
          <table:table-cell office:value-type="float" office:value="0.000630233829092972" calcext:value-type="float">
            <text:p>0.000630233829093</text:p>
          </table:table-cell>
          <table:table-cell office:value-type="float" office:value="0.000594318799899042" calcext:value-type="float">
            <text:p>0.000594318799899</text:p>
          </table:table-cell>
          <table:table-cell office:value-type="float" office:value="0.000734879143066702" calcext:value-type="float">
            <text:p>0.000734879143067</text:p>
          </table:table-cell>
          <table:table-cell office:value-type="float" office:value="0.00103925137657812" calcext:value-type="float">
            <text:p>0.001039251376578</text:p>
          </table:table-cell>
          <table:table-cell office:value-type="float" office:value="0.00147968298841858" calcext:value-type="float">
            <text:p>0.001479682988419</text:p>
          </table:table-cell>
          <table:table-cell office:value-type="float" office:value="0.00200849442472669" calcext:value-type="float">
            <text:p>0.002008494424727</text:p>
          </table:table-cell>
          <table:table-cell office:value-type="float" office:value="0.00254654765160013" calcext:value-type="float">
            <text:p>0.0025465476516</text:p>
          </table:table-cell>
          <table:table-cell office:value-type="float" office:value="0.00297324956451498" calcext:value-type="float">
            <text:p>0.002973249564515</text:p>
          </table:table-cell>
          <table:table-cell office:value-type="float" office:value="0.00310586478805375" calcext:value-type="float">
            <text:p>0.003105864788054</text:p>
          </table:table-cell>
          <table:table-cell office:value-type="float" office:value="0.00267966495477236" calcext:value-type="float">
            <text:p>0.002679664954772</text:p>
          </table:table-cell>
          <table:table-cell office:value-type="float" office:value="0.00133724949670211" calcext:value-type="float">
            <text:p>0.001337249496702</text:p>
          </table:table-cell>
          <table:table-cell office:value-type="float" office:value="-0.00133724949670211" calcext:value-type="float">
            <text:p>-0.001337249496702</text:p>
          </table:table-cell>
        </table:table-row>
        <table:table-row table:style-name="ro1">
          <table:table-cell office:value-type="float" office:value="-0.00195470219503505" calcext:value-type="float">
            <text:p>-0.001954702195035</text:p>
          </table:table-cell>
          <table:table-cell office:value-type="float" office:value="0.00195470219503505" calcext:value-type="float">
            <text:p>0.001954702195035</text:p>
          </table:table-cell>
          <table:table-cell office:value-type="float" office:value="0.00564014120016984" calcext:value-type="float">
            <text:p>0.00564014120017</text:p>
          </table:table-cell>
          <table:table-cell office:value-type="float" office:value="0.00887309426523352" calcext:value-type="float">
            <text:p>0.008873094265234</text:p>
          </table:table-cell>
          <table:table-cell office:value-type="float" office:value="0.0115781220231967" calcext:value-type="float">
            <text:p>0.011578122023197</text:p>
          </table:table-cell>
          <table:table-cell office:value-type="float" office:value="0.0137451411234305" calcext:value-type="float">
            <text:p>0.013745141123431</text:p>
          </table:table-cell>
          <table:table-cell office:value-type="float" office:value="0.0154051785146541" calcext:value-type="float">
            <text:p>0.015405178514654</text:p>
          </table:table-cell>
          <table:table-cell office:value-type="float" office:value="0.0166038072230133" calcext:value-type="float">
            <text:p>0.016603807223013</text:p>
          </table:table-cell>
          <table:table-cell office:value-type="float" office:value="0.0173910549702756" calcext:value-type="float">
            <text:p>0.017391054970276</text:p>
          </table:table-cell>
          <table:table-cell office:value-type="float" office:value="0.0178158020086041" calcext:value-type="float">
            <text:p>0.017815802008604</text:p>
          </table:table-cell>
          <table:table-cell office:value-type="float" office:value="0.0179226882688922" calcext:value-type="float">
            <text:p>0.017922688268892</text:p>
          </table:table-cell>
          <table:table-cell office:value-type="float" office:value="0.0177505477898457" calcext:value-type="float">
            <text:p>0.017750547789846</text:p>
          </table:table-cell>
          <table:table-cell office:value-type="float" office:value="0.0173319922661314" calcext:value-type="float">
            <text:p>0.017331992266131</text:p>
          </table:table-cell>
          <table:table-cell office:value-type="float" office:value="0.0166939369006915" calcext:value-type="float">
            <text:p>0.016693936900692</text:p>
          </table:table-cell>
          <table:table-cell office:value-type="float" office:value="0.0158588708522865" calcext:value-type="float">
            <text:p>0.015858870852287</text:p>
          </table:table-cell>
          <table:table-cell office:value-type="float" office:value="0.0148466563804681" calcext:value-type="float">
            <text:p>0.014846656380468</text:p>
          </table:table-cell>
          <table:table-cell office:value-type="float" office:value="0.0136766223095499" calcext:value-type="float">
            <text:p>0.01367662230955</text:p>
          </table:table-cell>
          <table:table-cell office:value-type="float" office:value="0.0123697144423508" calcext:value-type="float">
            <text:p>0.012369714442351</text:p>
          </table:table-cell>
          <table:table-cell office:value-type="float" office:value="0.0109504664348815" calcext:value-type="float">
            <text:p>0.010950466434882</text:p>
          </table:table-cell>
          <table:table-cell office:value-type="float" office:value="0.00944856463168518" calcext:value-type="float">
            <text:p>0.009448564631685</text:p>
          </table:table-cell>
          <table:table-cell office:value-type="float" office:value="0.00789979143508361" calcext:value-type="float">
            <text:p>0.007899791435084</text:p>
          </table:table-cell>
          <table:table-cell office:value-type="float" office:value="0.00634616074456452" calcext:value-type="float">
            <text:p>0.006346160744565</text:p>
          </table:table-cell>
          <table:table-cell office:value-type="float" office:value="0.00483508928263123" calcext:value-type="float">
            <text:p>0.004835089282631</text:p>
          </table:table-cell>
          <table:table-cell office:value-type="float" office:value="0.00341748189898768" calcext:value-type="float">
            <text:p>0.003417481898988</text:p>
          </table:table-cell>
          <table:table-cell office:value-type="float" office:value="0.00214451093121719" calcext:value-type="float">
            <text:p>0.002144510931217</text:p>
          </table:table-cell>
          <table:table-cell office:value-type="float" office:value="0.00106255446081531" calcext:value-type="float">
            <text:p>0.001062554460815</text:p>
          </table:table-cell>
          <table:table-cell office:value-type="float" office:value="0.000207466671221295" calcext:value-type="float">
            <text:p>0.000207466671221</text:p>
          </table:table-cell>
          <table:table-cell office:value-type="float" office:value="-0.000411312684077394" calcext:value-type="float">
            <text:p>-0.000411312684077</text:p>
          </table:table-cell>
          <table:table-cell office:value-type="float" office:value="-0.000780423402386608" calcext:value-type="float">
            <text:p>-0.000780423402387</text:p>
          </table:table-cell>
          <table:table-cell office:value-type="float" office:value="-0.00088896974746918" calcext:value-type="float">
            <text:p>-0.000888969747469</text:p>
          </table:table-cell>
          <table:table-cell office:value-type="float" office:value="-0.000740000015984973" calcext:value-type="float">
            <text:p>-0.000740000015985</text:p>
          </table:table-cell>
          <table:table-cell office:value-type="float" office:value="-0.000352543538752121" calcext:value-type="float">
            <text:p>-0.000352543538752</text:p>
          </table:table-cell>
          <table:table-cell office:value-type="float" office:value="0.00023347925739316" calcext:value-type="float">
            <text:p>0.000233479257393</text:p>
          </table:table-cell>
          <table:table-cell office:value-type="float" office:value="0.000950237148272704" calcext:value-type="float">
            <text:p>0.000950237148273</text:p>
          </table:table-cell>
          <table:table-cell office:value-type="float" office:value="0.00169715462061207" calcext:value-type="float">
            <text:p>0.001697154620612</text:p>
          </table:table-cell>
          <table:table-cell office:value-type="float" office:value="0.00232896696956917" calcext:value-type="float">
            <text:p>0.002328966969569</text:p>
          </table:table-cell>
          <table:table-cell office:value-type="float" office:value="0.00264310481148214" calcext:value-type="float">
            <text:p>0.002643104811482</text:p>
          </table:table-cell>
          <table:table-cell office:value-type="float" office:value="0.00237593717744356" calcext:value-type="float">
            <text:p>0.002375937177444</text:p>
          </table:table-cell>
          <table:table-cell office:value-type="float" office:value="0.00120695285717398" calcext:value-type="float">
            <text:p>0.001206952857174</text:p>
          </table:table-cell>
          <table:table-cell office:value-type="float" office:value="-0.00120695285717398" calcext:value-type="float">
            <text:p>-0.001206952857174</text:p>
          </table:table-cell>
        </table:table-row>
        <table:table-row table:style-name="ro1">
          <table:table-cell office:value-type="float" office:value="-0.00245623114999051" calcext:value-type="float">
            <text:p>-0.002456231149991</text:p>
          </table:table-cell>
          <table:table-cell office:value-type="float" office:value="0.00245623114999051" calcext:value-type="float">
            <text:p>0.002456231149991</text:p>
          </table:table-cell>
          <table:table-cell office:value-type="float" office:value="0.00711542728123229" calcext:value-type="float">
            <text:p>0.007115427281232</text:p>
          </table:table-cell>
          <table:table-cell office:value-type="float" office:value="0.0112679133190544" calcext:value-type="float">
            <text:p>0.011267913319054</text:p>
          </table:table-cell>
          <table:table-cell office:value-type="float" office:value="0.0147953562384358" calcext:value-type="float">
            <text:p>0.014795356238436</text:p>
          </table:table-cell>
          <table:table-cell office:value-type="float" office:value="0.0176561889379171" calcext:value-type="float">
            <text:p>0.017656188937917</text:p>
          </table:table-cell>
          <table:table-cell office:value-type="float" office:value="0.0198696991630575" calcext:value-type="float">
            <text:p>0.019869699163058</text:p>
          </table:table-cell>
          <table:table-cell office:value-type="float" office:value="0.0214809227901122" calcext:value-type="float">
            <text:p>0.021480922790112</text:p>
          </table:table-cell>
          <table:table-cell office:value-type="float" office:value="0.0225465730898686" calcext:value-type="float">
            <text:p>0.022546573089869</text:p>
          </table:table-cell>
          <table:table-cell office:value-type="float" office:value="0.0231258623812598" calcext:value-type="float">
            <text:p>0.02312586238126</text:p>
          </table:table-cell>
          <table:table-cell office:value-type="float" office:value="0.0232749087329448" calcext:value-type="float">
            <text:p>0.023274908732945</text:p>
          </table:table-cell>
          <table:table-cell office:value-type="float" office:value="0.0230436886395665" calcext:value-type="float">
            <text:p>0.023043688639567</text:p>
          </table:table-cell>
          <table:table-cell office:value-type="float" office:value="0.0224748966239271" calcext:value-type="float">
            <text:p>0.022474896623927</text:p>
          </table:table-cell>
          <table:table-cell office:value-type="float" office:value="0.0216042781165921" calcext:value-type="float">
            <text:p>0.021604278116592</text:p>
          </table:table-cell>
          <table:table-cell office:value-type="float" office:value="0.0204620673457686" calcext:value-type="float">
            <text:p>0.020462067345769</text:p>
          </table:table-cell>
          <table:table-cell office:value-type="float" office:value="0.0190751966152033" calcext:value-type="float">
            <text:p>0.019075196615203</text:p>
          </table:table-cell>
          <table:table-cell office:value-type="float" office:value="0.0174699440744999" calcext:value-type="float">
            <text:p>0.0174699440745</text:p>
          </table:table-cell>
          <table:table-cell office:value-type="float" office:value="0.015674701498525" calcext:value-type="float">
            <text:p>0.015674701498525</text:p>
          </table:table-cell>
          <table:table-cell office:value-type="float" office:value="0.0137225538739207" calcext:value-type="float">
            <text:p>0.013722553873921</text:p>
          </table:table-cell>
          <table:table-cell office:value-type="float" office:value="0.0116533763331127" calcext:value-type="float">
            <text:p>0.011653376333113</text:p>
          </table:table-cell>
          <table:table-cell office:value-type="float" office:value="0.00951516485111443" calcext:value-type="float">
            <text:p>0.009515164851114</text:p>
          </table:table-cell>
          <table:table-cell office:value-type="float" office:value="0.00736434788038272" calcext:value-type="float">
            <text:p>0.007364347880383</text:p>
          </table:table-cell>
          <table:table-cell office:value-type="float" office:value="0.00526489323000614" calcext:value-type="float">
            <text:p>0.005264893230006</text:p>
          </table:table-cell>
          <table:table-cell office:value-type="float" office:value="0.00328617285482531" calcext:value-type="float">
            <text:p>0.003286172854825</text:p>
          </table:table-cell>
          <table:table-cell office:value-type="float" office:value="0.00149962078182668" calcext:value-type="float">
            <text:p>0.001499620781827</text:p>
          </table:table-cell>
          <table:table-cell table:style-name="ce1" office:value-type="float" office:value="-0.0000275220386157246" calcext:value-type="float">
            <text:p>-2.75E-05</text:p>
          </table:table-cell>
          <table:table-cell office:value-type="float" office:value="-0.0012625540389048" calcext:value-type="float">
            <text:p>-0.001262554038905</text:p>
          </table:table-cell>
          <table:table-cell office:value-type="float" office:value="-0.00218016156737717" calcext:value-type="float">
            <text:p>-0.002180161567377</text:p>
          </table:table-cell>
          <table:table-cell office:value-type="float" office:value="-0.00275750304170793" calcext:value-type="float">
            <text:p>-0.002757503041708</text:p>
          </table:table-cell>
          <table:table-cell office:value-type="float" office:value="-0.00298014286067123" calcext:value-type="float">
            <text:p>-0.002980142860671</text:p>
          </table:table-cell>
          <table:table-cell office:value-type="float" office:value="-0.0028504376263228" calcext:value-type="float">
            <text:p>-0.002850437626323</text:p>
          </table:table-cell>
          <table:table-cell office:value-type="float" office:value="-0.00239211964527996" calcext:value-type="float">
            <text:p>-0.00239211964528</text:p>
          </table:table-cell>
          <table:table-cell office:value-type="float" office:value="-0.00165554118984816" calcext:value-type="float">
            <text:p>-0.001655541189848</text:p>
          </table:table-cell>
          <table:table-cell office:value-type="float" office:value="-0.000723642403731938" calcext:value-type="float">
            <text:p>-0.000723642403732</text:p>
          </table:table-cell>
          <table:table-cell office:value-type="float" office:value="0.000282928640106579" calcext:value-type="float">
            <text:p>0.000282928640107</text:p>
          </table:table-cell>
          <table:table-cell office:value-type="float" office:value="0.00119736307014106" calcext:value-type="float">
            <text:p>0.001197363070141</text:p>
          </table:table-cell>
          <table:table-cell office:value-type="float" office:value="0.00180521705118585" calcext:value-type="float">
            <text:p>0.001805217051186</text:p>
          </table:table-cell>
          <table:table-cell office:value-type="float" office:value="0.00184275180145006" calcext:value-type="float">
            <text:p>0.00184275180145</text:p>
          </table:table-cell>
          <table:table-cell office:value-type="float" office:value="0.00100825486764792" calcext:value-type="float">
            <text:p>0.001008254867648</text:p>
          </table:table-cell>
          <table:table-cell office:value-type="float" office:value="-0.00100825486764792" calcext:value-type="float">
            <text:p>-0.001008254867648</text:p>
          </table:table-cell>
        </table:table-row>
        <table:table-row table:style-name="ro1">
          <table:table-cell office:value-type="float" office:value="-0.00307909516118848" calcext:value-type="float">
            <text:p>-0.003079095161188</text:p>
          </table:table-cell>
          <table:table-cell office:value-type="float" office:value="0.00307909516118848" calcext:value-type="float">
            <text:p>0.003079095161188</text:p>
          </table:table-cell>
          <table:table-cell office:value-type="float" office:value="0.00886451624153103" calcext:value-type="float">
            <text:p>0.008864516241531</text:p>
          </table:table-cell>
          <table:table-cell office:value-type="float" office:value="0.0140290374278901" calcext:value-type="float">
            <text:p>0.01402903742789</text:p>
          </table:table-cell>
          <table:table-cell office:value-type="float" office:value="0.0184317709438606" calcext:value-type="float">
            <text:p>0.018431770943861</text:p>
          </table:table-cell>
          <table:table-cell office:value-type="float" office:value="0.0220237060261076" calcext:value-type="float">
            <text:p>0.022023706026108</text:p>
          </table:table-cell>
          <table:table-cell office:value-type="float" office:value="0.02481725871372" calcext:value-type="float">
            <text:p>0.02481725871372</text:p>
          </table:table-cell>
          <table:table-cell office:value-type="float" office:value="0.026859448588067" calcext:value-type="float">
            <text:p>0.026859448588067</text:p>
          </table:table-cell>
          <table:table-cell office:value-type="float" office:value="0.0282145078427913" calcext:value-type="float">
            <text:p>0.028214507842791</text:p>
          </table:table-cell>
          <table:table-cell office:value-type="float" office:value="0.028952142944772" calcext:value-type="float">
            <text:p>0.028952142944772</text:p>
          </table:table-cell>
          <table:table-cell office:value-type="float" office:value="0.0291399613168272" calcext:value-type="float">
            <text:p>0.029139961316827</text:p>
          </table:table-cell>
          <table:table-cell office:value-type="float" office:value="0.0288391029038842" calcext:value-type="float">
            <text:p>0.028839102903884</text:p>
          </table:table-cell>
          <table:table-cell office:value-type="float" office:value="0.0281023856520728" calcext:value-type="float">
            <text:p>0.028102385652073</text:p>
          </table:table-cell>
          <table:table-cell office:value-type="float" office:value="0.0269744071060667" calcext:value-type="float">
            <text:p>0.026974407106067</text:p>
          </table:table-cell>
          <table:table-cell office:value-type="float" office:value="0.0254931208869618" calcext:value-type="float">
            <text:p>0.025493120886962</text:p>
          </table:table-cell>
          <table:table-cell office:value-type="float" office:value="0.0236924409141408" calcext:value-type="float">
            <text:p>0.023692440914141</text:p>
          </table:table-cell>
          <table:table-cell office:value-type="float" office:value="0.0216054523492638" calcext:value-type="float">
            <text:p>0.021605452349264</text:p>
          </table:table-cell>
          <table:table-cell office:value-type="float" office:value="0.0192678337711971" calcext:value-type="float">
            <text:p>0.019267833771197</text:p>
          </table:table-cell>
          <table:table-cell office:value-type="float" office:value="0.0167211184299193" calcext:value-type="float">
            <text:p>0.016721118429919</text:p>
          </table:table-cell>
          <table:table-cell office:value-type="float" office:value="0.0140154305046631" calcext:value-type="float">
            <text:p>0.014015430504663</text:p>
          </table:table-cell>
          <table:table-cell office:value-type="float" office:value="0.0112113460892424" calcext:value-type="float">
            <text:p>0.011211346089242</text:p>
          </table:table-cell>
          <table:table-cell office:value-type="float" office:value="0.00838052180772747" calcext:value-type="float">
            <text:p>0.008380521807727</text:p>
          </table:table-cell>
          <table:table-cell office:value-type="float" office:value="0.00560477111381537" calcext:value-type="float">
            <text:p>0.005604771113815</text:p>
          </table:table-cell>
          <table:table-cell office:value-type="float" office:value="0.00297347884295452" calcext:value-type="float">
            <text:p>0.002973478842955</text:p>
          </table:table-cell>
          <table:table-cell office:value-type="float" office:value="0.000580288497463768" calcext:value-type="float">
            <text:p>0.000580288497464</text:p>
          </table:table-cell>
          <table:table-cell office:value-type="float" office:value="-0.0014750840736562" calcext:value-type="float">
            <text:p>-0.001475084073656</text:p>
          </table:table-cell>
          <table:table-cell office:value-type="float" office:value="-0.00317566521927272" calcext:value-type="float">
            <text:p>-0.003175665219273</text:p>
          </table:table-cell>
          <table:table-cell office:value-type="float" office:value="-0.0044686657945248" calcext:value-type="float">
            <text:p>-0.004468665794525</text:p>
          </table:table-cell>
          <table:table-cell office:value-type="float" office:value="-0.00531897876501328" calcext:value-type="float">
            <text:p>-0.005318978765013</text:p>
          </table:table-cell>
          <table:table-cell office:value-type="float" office:value="-0.00570571446407546" calcext:value-type="float">
            <text:p>-0.005705714464075</text:p>
          </table:table-cell>
          <table:table-cell office:value-type="float" office:value="-0.00562834780322768" calcext:value-type="float">
            <text:p>-0.005628347803228</text:p>
          </table:table-cell>
          <table:table-cell office:value-type="float" office:value="-0.0051127084451026" calcext:value-type="float">
            <text:p>-0.005112708445103</text:p>
          </table:table-cell>
          <table:table-cell office:value-type="float" office:value="-0.00421674111840919" calcext:value-type="float">
            <text:p>-0.004216741118409</text:p>
          </table:table-cell>
          <table:table-cell office:value-type="float" office:value="-0.00303596616520624" calcext:value-type="float">
            <text:p>-0.003035966165206</text:p>
          </table:table-cell>
          <table:table-cell office:value-type="float" office:value="-0.00170805853820104" calcext:value-type="float">
            <text:p>-0.001708058538201</text:p>
          </table:table-cell>
          <table:table-cell office:value-type="float" office:value="-0.000416944421149112" calcext:value-type="float">
            <text:p>-0.000416944421149</text:p>
          </table:table-cell>
          <table:table-cell office:value-type="float" office:value="0.000607830090821762" calcext:value-type="float">
            <text:p>0.000607830090822</text:p>
          </table:table-cell>
          <table:table-cell office:value-type="float" office:value="0.00109429780871003" calcext:value-type="float">
            <text:p>0.00109429780871</text:p>
          </table:table-cell>
          <table:table-cell office:value-type="float" office:value="0.000744697920391851" calcext:value-type="float">
            <text:p>0.000744697920392</text:p>
          </table:table-cell>
          <table:table-cell office:value-type="float" office:value="-0.000744697920391851" calcext:value-type="float">
            <text:p>-0.000744697920392</text:p>
          </table:table-cell>
        </table:table-row>
        <table:table-row table:style-name="ro1">
          <table:table-cell office:value-type="float" office:value="-0.00381682339117965" calcext:value-type="float">
            <text:p>-0.00381682339118</text:p>
          </table:table-cell>
          <table:table-cell office:value-type="float" office:value="0.00381682339117965" calcext:value-type="float">
            <text:p>0.00381682339118</text:p>
          </table:table-cell>
          <table:table-cell office:value-type="float" office:value="0.0108870364683117" calcext:value-type="float">
            <text:p>0.010887036468312</text:p>
          </table:table-cell>
          <table:table-cell office:value-type="float" office:value="0.0171634669120074" calcext:value-type="float">
            <text:p>0.017163466912007</text:p>
          </table:table-cell>
          <table:table-cell office:value-type="float" office:value="0.0225046444650186" calcext:value-type="float">
            <text:p>0.022504644465019</text:p>
          </table:table-cell>
          <table:table-cell office:value-type="float" office:value="0.0268652547686449" calcext:value-type="float">
            <text:p>0.026865254768645</text:p>
          </table:table-cell>
          <table:table-cell office:value-type="float" office:value="0.0302611407822062" calcext:value-type="float">
            <text:p>0.030261140782206</text:p>
          </table:table-cell>
          <table:table-cell office:value-type="float" office:value="0.0327464723397776" calcext:value-type="float">
            <text:p>0.032746472339778</text:p>
          </table:table-cell>
          <table:table-cell office:value-type="float" office:value="0.0343957366274805" calcext:value-type="float">
            <text:p>0.034395736627481</text:p>
          </table:table-cell>
          <table:table-cell office:value-type="float" office:value="0.0352905559985045" calcext:value-type="float">
            <text:p>0.035290555998505</text:p>
          </table:table-cell>
          <table:table-cell office:value-type="float" office:value="0.035510731660977" calcext:value-type="float">
            <text:p>0.035510731660977</text:p>
          </table:table-cell>
          <table:table-cell office:value-type="float" office:value="0.0351288651496838" calcext:value-type="float">
            <text:p>0.035128865149684</text:p>
          </table:table-cell>
          <table:table-cell office:value-type="float" office:value="0.0342079280880372" calcext:value-type="float">
            <text:p>0.034207928088037</text:p>
          </table:table-cell>
          <table:table-cell office:value-type="float" office:value="0.0328011925270698" calcext:value-type="float">
            <text:p>0.03280119252707</text:p>
          </table:table-cell>
          <table:table-cell office:value-type="float" office:value="0.0309539683956041" calcext:value-type="float">
            <text:p>0.030953968395604</text:p>
          </table:table-cell>
          <table:table-cell office:value-type="float" office:value="0.0287066176573217" calcext:value-type="float">
            <text:p>0.028706617657322</text:p>
          </table:table-cell>
          <table:table-cell office:value-type="float" office:value="0.0260983545473893" calcext:value-type="float">
            <text:p>0.026098354547389</text:p>
          </table:table-cell>
          <table:table-cell office:value-type="float" office:value="0.0231713725458758" calcext:value-type="float">
            <text:p>0.023171372545876</text:p>
          </table:table-cell>
          <table:table-cell office:value-type="float" office:value="0.0199748727026892" calcext:value-type="float">
            <text:p>0.019974872702689</text:p>
          </table:table-cell>
          <table:table-cell office:value-type="float" office:value="0.0165685887809065" calcext:value-type="float">
            <text:p>0.016568588780907</text:p>
          </table:table-cell>
          <table:table-cell office:value-type="float" office:value="0.0130254008656765" calcext:value-type="float">
            <text:p>0.013025400865677</text:p>
          </table:table-cell>
          <table:table-cell office:value-type="float" office:value="0.00943260405547292" calcext:value-type="float">
            <text:p>0.009432604055473</text:p>
          </table:table-cell>
          <table:table-cell office:value-type="float" office:value="0.00589134187518101" calcext:value-type="float">
            <text:p>0.005891341875181</text:p>
          </table:table-cell>
          <table:table-cell office:value-type="float" office:value="0.00251370446028709" calcext:value-type="float">
            <text:p>0.002513704460287</text:p>
          </table:table-cell>
          <table:table-cell office:value-type="float" office:value="-0.0005827342265382" calcext:value-type="float">
            <text:p>-0.000582734226538</text:p>
          </table:table-cell>
          <table:table-cell office:value-type="float" office:value="-0.00328273609699004" calcext:value-type="float">
            <text:p>-0.00328273609699</text:p>
          </table:table-cell>
          <table:table-cell office:value-type="float" office:value="-0.00554019577829976" calcext:value-type="float">
            <text:p>-0.0055401957783</text:p>
          </table:table-cell>
          <table:table-cell office:value-type="float" office:value="-0.00729361335703008" calcext:value-type="float">
            <text:p>-0.00729361335703</text:p>
          </table:table-cell>
          <table:table-cell office:value-type="float" office:value="-0.00849203635444833" calcext:value-type="float">
            <text:p>-0.008492036354448</text:p>
          </table:table-cell>
          <table:table-cell office:value-type="float" office:value="-0.00910252849920163" calcext:value-type="float">
            <text:p>-0.009102528499202</text:p>
          </table:table-cell>
          <table:table-cell office:value-type="float" office:value="-0.0091172584380129" calcext:value-type="float">
            <text:p>-0.009117258438013</text:p>
          </table:table-cell>
          <table:table-cell office:value-type="float" office:value="-0.00856029722100099" calcext:value-type="float">
            <text:p>-0.008560297221001</text:p>
          </table:table-cell>
          <table:table-cell office:value-type="float" office:value="-0.00749382034443984" calcext:value-type="float">
            <text:p>-0.00749382034444</text:p>
          </table:table-cell>
          <table:table-cell office:value-type="float" office:value="-0.0060233742022595" calcext:value-type="float">
            <text:p>-0.00602337420226</text:p>
          </table:table-cell>
          <table:table-cell office:value-type="float" office:value="-0.00430167096742883" calcext:value-type="float">
            <text:p>-0.004301670967429</text:p>
          </table:table-cell>
          <table:table-cell office:value-type="float" office:value="-0.00253031198199405" calcext:value-type="float">
            <text:p>-0.002530311981994</text:p>
          </table:table-cell>
          <table:table-cell office:value-type="float" office:value="-0.000957519980935185" calcext:value-type="float">
            <text:p>-0.000957519980935</text:p>
          </table:table-cell>
          <table:table-cell office:value-type="float" office:value="0.000128597287397893" calcext:value-type="float">
            <text:p>0.000128597287398</text:p>
          </table:table-cell>
          <table:table-cell office:value-type="float" office:value="0.000414799607178948" calcext:value-type="float">
            <text:p>0.000414799607179</text:p>
          </table:table-cell>
          <table:table-cell office:value-type="float" office:value="-0.000414799607178948" calcext:value-type="float">
            <text:p>-0.000414799607179</text:p>
          </table:table-cell>
        </table:table-row>
        <table:table-row table:style-name="ro1">
          <table:table-cell office:value-type="float" office:value="-0.00466421965629334" calcext:value-type="float">
            <text:p>-0.004664219656293</text:p>
          </table:table-cell>
          <table:table-cell office:value-type="float" office:value="0.00466421965629334" calcext:value-type="float">
            <text:p>0.004664219656293</text:p>
          </table:table-cell>
          <table:table-cell office:value-type="float" office:value="0.0131793658430338" calcext:value-type="float">
            <text:p>0.013179365843034</text:p>
          </table:table-cell>
          <table:table-cell office:value-type="float" office:value="0.0206741668059676" calcext:value-type="float">
            <text:p>0.020674166805968</text:p>
          </table:table-cell>
          <table:table-cell office:value-type="float" office:value="0.0270222910419586" calcext:value-type="float">
            <text:p>0.027022291041959</text:p>
          </table:table-cell>
          <table:table-cell office:value-type="float" office:value="0.0321920863261726" calcext:value-type="float">
            <text:p>0.032192086326173</text:p>
          </table:table-cell>
          <table:table-cell office:value-type="float" office:value="0.0362121841547238" calcext:value-type="float">
            <text:p>0.036212184154724</text:p>
          </table:table-cell>
          <table:table-cell office:value-type="float" office:value="0.0391503764795485" calcext:value-type="float">
            <text:p>0.039150376479549</text:p>
          </table:table-cell>
          <table:table-cell office:value-type="float" office:value="0.0410955662132915" calcext:value-type="float">
            <text:p>0.041095566213292</text:p>
          </table:table-cell>
          <table:table-cell office:value-type="float" office:value="0.0421438364256793" calcext:value-type="float">
            <text:p>0.042143836425679</text:p>
          </table:table-cell>
          <table:table-cell office:value-type="float" office:value="0.0423886420652316" calcext:value-type="float">
            <text:p>0.042388642065232</text:p>
          </table:table-cell>
          <table:table-cell office:value-type="float" office:value="0.0419147608580812" calcext:value-type="float">
            <text:p>0.041914760858081</text:p>
          </table:table-cell>
          <table:table-cell office:value-type="float" office:value="0.0407954946465303" calcext:value-type="float">
            <text:p>0.04079549464653</text:p>
          </table:table-cell>
          <table:table-cell office:value-type="float" office:value="0.0390925495750168" calcext:value-type="float">
            <text:p>0.039092549575017</text:p>
          </table:table-cell>
          <table:table-cell office:value-type="float" office:value="0.0368579995954669" calcext:value-type="float">
            <text:p>0.036857999595467</text:p>
          </table:table-cell>
          <table:table-cell office:value-type="float" office:value="0.0341377564297494" calcext:value-type="float">
            <text:p>0.034137756429749</text:p>
          </table:table-cell>
          <table:table-cell office:value-type="float" office:value="0.0309759990195647" calcext:value-type="float">
            <text:p>0.030975999019565</text:p>
          </table:table-cell>
          <table:table-cell office:value-type="float" office:value="0.0274200602745964" calcext:value-type="float">
            <text:p>0.027420060274596</text:p>
          </table:table-cell>
          <table:table-cell office:value-type="float" office:value="0.0235253153999651" calcext:value-type="float">
            <text:p>0.023525315399965</text:p>
          </table:table-cell>
          <table:table-cell office:value-type="float" office:value="0.0193596393810947" calcext:value-type="float">
            <text:p>0.019359639381095</text:p>
          </table:table-cell>
          <table:table-cell office:value-type="float" office:value="0.0150070126742922" calcext:value-type="float">
            <text:p>0.015007012674292</text:p>
          </table:table-cell>
          <table:table-cell office:value-type="float" office:value="0.0105697848045246" calcext:value-type="float">
            <text:p>0.010569784804525</text:p>
          </table:table-cell>
          <table:table-cell office:value-type="float" office:value="0.00616892215989216" calcext:value-type="float">
            <text:p>0.006168922159892</text:p>
          </table:table-cell>
          <table:table-cell office:value-type="float" office:value="0.00194105240891893" calcext:value-type="float">
            <text:p>0.001941052408919</text:p>
          </table:table-cell>
          <table:table-cell office:value-type="float" office:value="-0.00196963778415212" calcext:value-type="float">
            <text:p>-0.001969637784152</text:p>
          </table:table-cell>
          <table:table-cell office:value-type="float" office:value="-0.00542509766057902" calcext:value-type="float">
            <text:p>-0.005425097660579</text:p>
          </table:table-cell>
          <table:table-cell office:value-type="float" office:value="-0.00835222433164591" calcext:value-type="float">
            <text:p>-0.008352224331646</text:p>
          </table:table-cell>
          <table:table-cell office:value-type="float" office:value="-0.0106703309270266" calcext:value-type="float">
            <text:p>-0.010670330927027</text:p>
          </table:table-cell>
          <table:table-cell office:value-type="float" office:value="-0.0123083330889218" calcext:value-type="float">
            <text:p>-0.012308333088922</text:p>
          </table:table-cell>
          <table:table-cell office:value-type="float" office:value="-0.0132158841346302" calcext:value-type="float">
            <text:p>-0.01321588413463</text:p>
          </table:table-cell>
          <table:table-cell office:value-type="float" office:value="-0.0133724874607556" calcext:value-type="float">
            <text:p>-0.013372487460756</text:p>
          </table:table-cell>
          <table:table-cell office:value-type="float" office:value="-0.0127956430293987" calcext:value-type="float">
            <text:p>-0.012795643029399</text:p>
          </table:table-cell>
          <table:table-cell office:value-type="float" office:value="-0.0115478876458473" calcext:value-type="float">
            <text:p>-0.011547887645847</text:p>
          </table:table-cell>
          <table:table-cell office:value-type="float" office:value="-0.00974230084552094" calcext:value-type="float">
            <text:p>-0.009742300845521</text:p>
          </table:table-cell>
          <table:table-cell office:value-type="float" office:value="-0.00754589004039939" calcext:value-type="float">
            <text:p>-0.007545890040399</text:p>
          </table:table-cell>
          <table:table-cell office:value-type="float" office:value="-0.00518010428192293" calcext:value-type="float">
            <text:p>-0.005180104281923</text:p>
          </table:table-cell>
          <table:table-cell office:value-type="float" office:value="-0.00291730087777184" calcext:value-type="float">
            <text:p>-0.002917300877772</text:p>
          </table:table-cell>
          <table:table-cell office:value-type="float" office:value="-0.00107226642628418" calcext:value-type="float">
            <text:p>-0.001072266426284</text:p>
          </table:table-cell>
          <table:table-cell table:style-name="ce1" office:value-type="float" office:value="0.0000125936360242048" calcext:value-type="float">
            <text:p>1.26E-05</text:p>
          </table:table-cell>
          <table:table-cell table:style-name="ce1" office:value-type="float" office:value="-0.0000125936360242048" calcext:value-type="float">
            <text:p>-1.26E-05</text:p>
          </table:table-cell>
        </table:table-row>
        <table:table-row table:style-name="ro1">
          <table:table-cell office:value-type="float" office:value="-0.00561750803670296" calcext:value-type="float">
            <text:p>-0.005617508036703</text:p>
          </table:table-cell>
          <table:table-cell office:value-type="float" office:value="0.00561750803670296" calcext:value-type="float">
            <text:p>0.005617508036703</text:p>
          </table:table-cell>
          <table:table-cell office:value-type="float" office:value="0.0157383059207938" calcext:value-type="float">
            <text:p>0.015738305920794</text:p>
          </table:table-cell>
          <table:table-cell office:value-type="float" office:value="0.0245609041220871" calcext:value-type="float">
            <text:p>0.024560904122087</text:p>
          </table:table-cell>
          <table:table-cell office:value-type="float" office:value="0.0319885137903222" calcext:value-type="float">
            <text:p>0.031988513790322</text:p>
          </table:table-cell>
          <table:table-cell office:value-type="float" office:value="0.0380109364588305" calcext:value-type="float">
            <text:p>0.038010936458831</text:p>
          </table:table-cell>
          <table:table-cell office:value-type="float" office:value="0.0426781699986787" calcext:value-type="float">
            <text:p>0.042678169998679</text:p>
          </table:table-cell>
          <table:table-cell office:value-type="float" office:value="0.0460785406763585" calcext:value-type="float">
            <text:p>0.046078540676359</text:p>
          </table:table-cell>
          <table:table-cell office:value-type="float" office:value="0.0483203736317132" calcext:value-type="float">
            <text:p>0.048320373631713</text:p>
          </table:table-cell>
          <table:table-cell office:value-type="float" office:value="0.0495176042000852" calcext:value-type="float">
            <text:p>0.049517604200085</text:p>
          </table:table-cell>
          <table:table-cell office:value-type="float" office:value="0.0497794666636383" calcext:value-type="float">
            <text:p>0.049779466663638</text:p>
          </table:table-cell>
          <table:table-cell office:value-type="float" office:value="0.0492040714032529" calcext:value-type="float">
            <text:p>0.049204071403253</text:p>
          </table:table-cell>
          <table:table-cell office:value-type="float" office:value="0.0478754536360477" calcext:value-type="float">
            <text:p>0.047875453636048</text:p>
          </table:table-cell>
          <table:table-cell office:value-type="float" office:value="0.0458635456286009" calcext:value-type="float">
            <text:p>0.045863545628601</text:p>
          </table:table-cell>
          <table:table-cell office:value-type="float" office:value="0.0432264632910359" calcext:value-type="float">
            <text:p>0.043226463291036</text:p>
          </table:table-cell>
          <table:table-cell office:value-type="float" office:value="0.0400144926088086" calcext:value-type="float">
            <text:p>0.040014492608809</text:p>
          </table:table-cell>
          <table:table-cell office:value-type="float" office:value="0.0362751982813313" calcext:value-type="float">
            <text:p>0.036275198281331</text:p>
          </table:table-cell>
          <table:table-cell office:value-type="float" office:value="0.0320591257640258" calcext:value-type="float">
            <text:p>0.032059125764026</text:p>
          </table:table-cell>
          <table:table-cell office:value-type="float" office:value="0.0274256259931115" calcext:value-type="float">
            <text:p>0.027425625993112</text:p>
          </table:table-cell>
          <table:table-cell office:value-type="float" office:value="0.0224483717527986" calcext:value-type="float">
            <text:p>0.022448371752799</text:p>
          </table:table-cell>
          <table:table-cell office:value-type="float" office:value="0.0172201519495813" calcext:value-type="float">
            <text:p>0.017220151949581</text:p>
          </table:table-cell>
          <table:table-cell office:value-type="float" office:value="0.0118565176053754" calcext:value-type="float">
            <text:p>0.011856517605375</text:p>
          </table:table-cell>
          <table:table-cell office:value-type="float" office:value="0.00649769171547404" calcext:value-type="float">
            <text:p>0.006497691715474</text:p>
          </table:table-cell>
          <table:table-cell office:value-type="float" office:value="0.00130725478066432" calcext:value-type="float">
            <text:p>0.001307254780664</text:p>
          </table:table-cell>
          <table:table-cell office:value-type="float" office:value="-0.00353737730273628" calcext:value-type="float">
            <text:p>-0.003537377302736</text:p>
          </table:table-cell>
          <table:table-cell office:value-type="float" office:value="-0.00787566723116291" calcext:value-type="float">
            <text:p>-0.007875667231163</text:p>
          </table:table-cell>
          <table:table-cell office:value-type="float" office:value="-0.0116038070444099" calcext:value-type="float">
            <text:p>-0.01160380704441</text:p>
          </table:table-cell>
          <table:table-cell office:value-type="float" office:value="-0.0146118868613165" calcext:value-type="float">
            <text:p>-0.014611886861317</text:p>
          </table:table-cell>
          <table:table-cell office:value-type="float" office:value="-0.0168014773689743" calcext:value-type="float">
            <text:p>-0.016801477368974</text:p>
          </table:table-cell>
          <table:table-cell office:value-type="float" office:value="-0.0180977946063096" calcext:value-type="float">
            <text:p>-0.01809779460631</text:p>
          </table:table-cell>
          <table:table-cell office:value-type="float" office:value="-0.0184608049735686" calcext:value-type="float">
            <text:p>-0.018460804973569</text:p>
          </table:table-cell>
          <table:table-cell office:value-type="float" office:value="-0.0178953444641459" calcext:value-type="float">
            <text:p>-0.017895344464146</text:p>
          </table:table-cell>
          <table:table-cell office:value-type="float" office:value="-0.0164596398814322" calcext:value-type="float">
            <text:p>-0.016459639881432</text:p>
          </table:table-cell>
          <table:table-cell office:value-type="float" office:value="-0.0142716374651733" calcext:value-type="float">
            <text:p>-0.014271637465173</text:p>
          </table:table-cell>
          <table:table-cell office:value-type="float" office:value="-0.011512531657956" calcext:value-type="float">
            <text:p>-0.011512531657956</text:p>
          </table:table-cell>
          <table:table-cell office:value-type="float" office:value="-0.00842677861155775" calcext:value-type="float">
            <text:p>-0.008426778611558</text:p>
          </table:table-cell>
          <table:table-cell office:value-type="float" office:value="-0.00531771678875951" calcext:value-type="float">
            <text:p>-0.00531771678876</text:p>
          </table:table-cell>
          <table:table-cell office:value-type="float" office:value="-0.00253798966164302" calcext:value-type="float">
            <text:p>-0.002537989661643</text:p>
          </table:table-cell>
          <table:table-cell office:value-type="float" office:value="-0.000474100457881861" calcext:value-type="float">
            <text:p>-0.000474100457882</text:p>
          </table:table-cell>
          <table:table-cell office:value-type="float" office:value="0.000474100457881861" calcext:value-type="float">
            <text:p>0.000474100457882</text:p>
          </table:table-cell>
        </table:table-row>
        <table:table-row table:style-name="ro1">
          <table:table-cell office:value-type="float" office:value="-0.00667525723523408" calcext:value-type="float">
            <text:p>-0.006675257235234</text:p>
          </table:table-cell>
          <table:table-cell office:value-type="float" office:value="0.00667525723523408" calcext:value-type="float">
            <text:p>0.006675257235234</text:p>
          </table:table-cell>
          <table:table-cell office:value-type="float" office:value="0.0185587741144489" calcext:value-type="float">
            <text:p>0.018558774114449</text:p>
          </table:table-cell>
          <table:table-cell office:value-type="float" office:value="0.0288230517422871" calcext:value-type="float">
            <text:p>0.028823051742287</text:p>
          </table:table-cell>
          <table:table-cell office:value-type="float" office:value="0.0374049575904138" calcext:value-type="float">
            <text:p>0.037404957590414</text:p>
          </table:table-cell>
          <table:table-cell office:value-type="float" office:value="0.0443253515754066" calcext:value-type="float">
            <text:p>0.044325351575407</text:p>
          </table:table-cell>
          <table:table-cell office:value-type="float" office:value="0.0496637807453537" calcext:value-type="float">
            <text:p>0.049663780745354</text:p>
          </table:table-cell>
          <table:table-cell office:value-type="float" office:value="0.053536042277838" calcext:value-type="float">
            <text:p>0.053536042277838</text:p>
          </table:table-cell>
          <table:table-cell office:value-type="float" office:value="0.0560753260627903" calcext:value-type="float">
            <text:p>0.05607532606279</text:p>
          </table:table-cell>
          <table:table-cell office:value-type="float" office:value="0.0574173869129258" calcext:value-type="float">
            <text:p>0.057417386912926</text:p>
          </table:table-cell>
          <table:table-cell office:value-type="float" office:value="0.0576899034243223" calcext:value-type="float">
            <text:p>0.057689903424322</text:p>
          </table:table-cell>
          <table:table-cell office:value-type="float" office:value="0.0570058879324878" calcext:value-type="float">
            <text:p>0.057005887932488</text:p>
          </table:table-cell>
          <table:table-cell office:value-type="float" office:value="0.0554607678376628" calcext:value-type="float">
            <text:p>0.055460767837663</text:p>
          </table:table-cell>
          <table:table-cell office:value-type="float" office:value="0.0531325956018595" calcext:value-type="float">
            <text:p>0.05313259560186</text:p>
          </table:table-cell>
          <table:table-cell office:value-type="float" office:value="0.0500847604721715" calcext:value-type="float">
            <text:p>0.050084760472172</text:p>
          </table:table-cell>
          <table:table-cell office:value-type="float" office:value="0.0463705624829312" calcext:value-type="float">
            <text:p>0.046370562482931</text:p>
          </table:table-cell>
          <table:table-cell office:value-type="float" office:value="0.0420390512843423" calcext:value-type="float">
            <text:p>0.042039051284342</text:p>
          </table:table-cell>
          <table:table-cell office:value-type="float" office:value="0.037141595118043" calcext:value-type="float">
            <text:p>0.037141595118043</text:p>
          </table:table-cell>
          <table:table-cell office:value-type="float" office:value="0.0317387120067775" calcext:value-type="float">
            <text:p>0.031738712006778</text:p>
          </table:table-cell>
          <table:table-cell office:value-type="float" office:value="0.0259067343297357" calcext:value-type="float">
            <text:p>0.025906734329736</text:p>
          </table:table-cell>
          <table:table-cell office:value-type="float" office:value="0.0197439000348668" calcext:value-type="float">
            <text:p>0.019743900034867</text:p>
          </table:table-cell>
          <table:table-cell office:value-type="float" office:value="0.0133755330794016" calcext:value-type="float">
            <text:p>0.013375533079402</text:p>
          </table:table-cell>
          <table:table-cell office:value-type="float" office:value="0.00695825982407297" calcext:value-type="float">
            <text:p>0.006958259824073</text:p>
          </table:table-cell>
          <table:table-cell office:value-type="float" office:value="0.000683591643588688" calcext:value-type="float">
            <text:p>0.000683591643589</text:p>
          </table:table-cell>
          <table:table-cell office:value-type="float" office:value="-0.00522355781850527" calcext:value-type="float">
            <text:p>-0.005223557818505</text:p>
          </table:table-cell>
          <table:table-cell office:value-type="float" office:value="-0.0105940627240784" calcext:value-type="float">
            <text:p>-0.010594062724078</text:p>
          </table:table-cell>
          <table:table-cell office:value-type="float" office:value="-0.0152769007574826" calcext:value-type="float">
            <text:p>-0.015276900757483</text:p>
          </table:table-cell>
          <table:table-cell office:value-type="float" office:value="-0.0191245394239177" calcext:value-type="float">
            <text:p>-0.019124539423918</text:p>
          </table:table-cell>
          <table:table-cell office:value-type="float" office:value="-0.0220030624098428" calcext:value-type="float">
            <text:p>-0.022003062409843</text:p>
          </table:table-cell>
          <table:table-cell office:value-type="float" office:value="-0.0238040960170197" calcext:value-type="float">
            <text:p>-0.02380409601702</text:p>
          </table:table-cell>
          <table:table-cell office:value-type="float" office:value="-0.0244589353340071" calcext:value-type="float">
            <text:p>-0.024458935334007</text:p>
          </table:table-cell>
          <table:table-cell office:value-type="float" office:value="-0.0239517270502181" calcext:value-type="float">
            <text:p>-0.023951727050218</text:p>
          </table:table-cell>
          <table:table-cell office:value-type="float" office:value="-0.022330344443048" calcext:value-type="float">
            <text:p>-0.022330344443048</text:p>
          </table:table-cell>
          <table:table-cell office:value-type="float" office:value="-0.0197142507355629" calcext:value-type="float">
            <text:p>-0.019714250735563</text:p>
          </table:table-cell>
          <table:table-cell office:value-type="float" office:value="-0.0162987606320946" calcext:value-type="float">
            <text:p>-0.016298760632095</text:p>
          </table:table-cell>
          <table:table-cell office:value-type="float" office:value="-0.0123550562307723" calcext:value-type="float">
            <text:p>-0.012355056230772</text:p>
          </table:table-cell>
          <table:table-cell office:value-type="float" office:value="-0.00822523258067066" calcext:value-type="float">
            <text:p>-0.008225232580671</text:p>
          </table:table-cell>
          <table:table-cell office:value-type="float" office:value="-0.00431169947106271" calcext:value-type="float">
            <text:p>-0.004311699471063</text:p>
          </table:table-cell>
          <table:table-cell office:value-type="float" office:value="-0.00106051231063687" calcext:value-type="float">
            <text:p>-0.001060512310637</text:p>
          </table:table-cell>
          <table:table-cell office:value-type="float" office:value="0.00106051231063687" calcext:value-type="float">
            <text:p>0.001060512310637</text:p>
          </table:table-cell>
        </table:table-row>
        <table:table-row table:style-name="ro1">
          <table:table-cell office:value-type="float" office:value="-0.00783597190690666" calcext:value-type="float">
            <text:p>-0.007835971906907</text:p>
          </table:table-cell>
          <table:table-cell office:value-type="float" office:value="0.00783597190690666" calcext:value-type="float">
            <text:p>0.007835971906907</text:p>
          </table:table-cell>
          <table:table-cell office:value-type="float" office:value="0.0216388986639737" calcext:value-type="float">
            <text:p>0.021638898663974</text:p>
          </table:table-cell>
          <table:table-cell office:value-type="float" office:value="0.0334587063427429" calcext:value-type="float">
            <text:p>0.033458706342743</text:p>
          </table:table-cell>
          <table:table-cell office:value-type="float" office:value="0.0432710519308752" calcext:value-type="float">
            <text:p>0.043271051930875</text:p>
          </table:table-cell>
          <table:table-cell office:value-type="float" office:value="0.0511359466697853" calcext:value-type="float">
            <text:p>0.051135946669785</text:p>
          </table:table-cell>
          <table:table-cell office:value-type="float" office:value="0.0571704035357702" calcext:value-type="float">
            <text:p>0.05717040353577</text:p>
          </table:table-cell>
          <table:table-cell office:value-type="float" office:value="0.0615246962403635" calcext:value-type="float">
            <text:p>0.061524696240364</text:p>
          </table:table-cell>
          <table:table-cell office:value-type="float" office:value="0.0643626348293846" calcext:value-type="float">
            <text:p>0.064362634829385</text:p>
          </table:table-cell>
          <table:table-cell office:value-type="float" office:value="0.0658461967863939" calcext:value-type="float">
            <text:p>0.065846196786394</text:p>
          </table:table-cell>
          <table:table-cell office:value-type="float" office:value="0.0661246131116438" calcext:value-type="float">
            <text:p>0.066124613111644</text:p>
          </table:table-cell>
          <table:table-cell office:value-type="float" office:value="0.0653277425071404" calcext:value-type="float">
            <text:p>0.06532774250714</text:p>
          </table:table-cell>
          <table:table-cell office:value-type="float" office:value="0.0635633340333236" calcext:value-type="float">
            <text:p>0.063563334033324</text:p>
          </table:table-cell>
          <table:table-cell office:value-type="float" office:value="0.0609176060408808" calcext:value-type="float">
            <text:p>0.060917606040881</text:p>
          </table:table-cell>
          <table:table-cell office:value-type="float" office:value="0.0574584827091327" calcext:value-type="float">
            <text:p>0.057458482709133</text:p>
          </table:table-cell>
          <table:table-cell office:value-type="float" office:value="0.0532408234805406" calcext:value-type="float">
            <text:p>0.053240823480541</text:p>
          </table:table-cell>
          <table:table-cell office:value-type="float" office:value="0.0483130386839255" calcext:value-type="float">
            <text:p>0.048313038683926</text:p>
          </table:table-cell>
          <table:table-cell office:value-type="float" office:value="0.0427245732103587" calcext:value-type="float">
            <text:p>0.042724573210359</text:p>
          </table:table-cell>
          <table:table-cell office:value-type="float" office:value="0.0365338181875918" calcext:value-type="float">
            <text:p>0.036533818187592</text:p>
          </table:table-cell>
          <table:table-cell office:value-type="float" office:value="0.0298160528367347" calcext:value-type="float">
            <text:p>0.029816052836735</text:p>
          </table:table-cell>
          <table:table-cell office:value-type="float" office:value="0.0226709702887956" calcext:value-type="float">
            <text:p>0.022670970288796</text:p>
          </table:table-cell>
          <table:table-cell office:value-type="float" office:value="0.0152292320168662" calcext:value-type="float">
            <text:p>0.015229232016866</text:p>
          </table:table-cell>
          <table:table-cell office:value-type="float" office:value="0.00765775209199479" calcext:value-type="float">
            <text:p>0.007657752091995</text:p>
          </table:table-cell>
          <table:table-cell office:value-type="float" office:value="0.00016724778831976" calcext:value-type="float">
            <text:p>0.00016724778832</text:p>
          </table:table-cell>
          <table:table-cell office:value-type="float" office:value="-0.00694729199941253" calcext:value-type="float">
            <text:p>-0.006947291999413</text:p>
          </table:table-cell>
          <table:table-cell office:value-type="float" office:value="-0.0135234181109661" calcext:value-type="float">
            <text:p>-0.013523418110966</text:p>
          </table:table-cell>
          <table:table-cell office:value-type="float" office:value="-0.019336444562591" calcext:value-type="float">
            <text:p>-0.019336444562591</text:p>
          </table:table-cell>
          <table:table-cell office:value-type="float" office:value="-0.0242004585378069" calcext:value-type="float">
            <text:p>-0.024200458537807</text:p>
          </table:table-cell>
          <table:table-cell office:value-type="float" office:value="-0.0279363655015248" calcext:value-type="float">
            <text:p>-0.027936365501525</text:p>
          </table:table-cell>
          <table:table-cell office:value-type="float" office:value="-0.0303895762819507" calcext:value-type="float">
            <text:p>-0.030389576281951</text:p>
          </table:table-cell>
          <table:table-cell office:value-type="float" office:value="-0.0314502926518604" calcext:value-type="float">
            <text:p>-0.03145029265186</text:p>
          </table:table-cell>
          <table:table-cell office:value-type="float" office:value="-0.0310711673040271" calcext:value-type="float">
            <text:p>-0.031071167304027</text:p>
          </table:table-cell>
          <table:table-cell office:value-type="float" office:value="-0.0292815302494993" calcext:value-type="float">
            <text:p>-0.029281530249499</text:p>
          </table:table-cell>
          <table:table-cell office:value-type="float" office:value="-0.0261976225810133" calcext:value-type="float">
            <text:p>-0.026197622581013</text:p>
          </table:table-cell>
          <table:table-cell office:value-type="float" office:value="-0.0220282395630988" calcext:value-type="float">
            <text:p>-0.022028239563099</text:p>
          </table:table-cell>
          <table:table-cell office:value-type="float" office:value="-0.0170751623968845" calcext:value-type="float">
            <text:p>-0.017075162396885</text:p>
          </table:table-cell>
          <table:table-cell office:value-type="float" office:value="-0.0117277447745654" calcext:value-type="float">
            <text:p>-0.011727744774565</text:p>
          </table:table-cell>
          <table:table-cell office:value-type="float" office:value="-0.00645109045018597" calcext:value-type="float">
            <text:p>-0.006451090450186</text:p>
          </table:table-cell>
          <table:table-cell office:value-type="float" office:value="-0.00176752388707938" calcext:value-type="float">
            <text:p>-0.001767523887079</text:p>
          </table:table-cell>
          <table:table-cell office:value-type="float" office:value="0.00176752388707938" calcext:value-type="float">
            <text:p>0.001767523887079</text:p>
          </table:table-cell>
        </table:table-row>
        <table:table-row table:style-name="ro1">
          <table:table-cell office:value-type="float" office:value="-0.00909888436028485" calcext:value-type="float">
            <text:p>-0.009098884360285</text:p>
          </table:table-cell>
          <table:table-cell office:value-type="float" office:value="0.00909888436028485" calcext:value-type="float">
            <text:p>0.009098884360285</text:p>
          </table:table-cell>
          <table:table-cell office:value-type="float" office:value="0.0249772992241367" calcext:value-type="float">
            <text:p>0.024977299224137</text:p>
          </table:table-cell>
          <table:table-cell office:value-type="float" office:value="0.0384657900086902" calcext:value-type="float">
            <text:p>0.03846579000869</text:p>
          </table:table-cell>
          <table:table-cell office:value-type="float" office:value="0.049584702591494" calcext:value-type="float">
            <text:p>0.049584702591494</text:p>
          </table:table-cell>
          <table:table-cell office:value-type="float" office:value="0.0584406898508377" calcext:value-type="float">
            <text:p>0.058440689850838</text:p>
          </table:table-cell>
          <table:table-cell office:value-type="float" office:value="0.0651959231408747" calcext:value-type="float">
            <text:p>0.065195923140875</text:p>
          </table:table-cell>
          <table:table-cell office:value-type="float" office:value="0.0700422299249949" calcext:value-type="float">
            <text:p>0.070042229924995</text:p>
          </table:table-cell>
          <table:table-cell office:value-type="float" office:value="0.0731800604874287" calcext:value-type="float">
            <text:p>0.073180060487429</text:p>
          </table:table-cell>
          <table:table-cell office:value-type="float" office:value="0.0748023879187921" calcext:value-type="float">
            <text:p>0.074802387918792</text:p>
          </table:table-cell>
          <table:table-cell office:value-type="float" office:value="0.0750834933364586" calcext:value-type="float">
            <text:p>0.075083493336459</text:p>
          </table:table-cell>
          <table:table-cell office:value-type="float" office:value="0.0741723782093825" calcext:value-type="float">
            <text:p>0.074172378209383</text:p>
          </table:table-cell>
          <table:table-cell office:value-type="float" office:value="0.0721903238162287" calcext:value-type="float">
            <text:p>0.072190323816229</text:p>
          </table:table-cell>
          <table:table-cell office:value-type="float" office:value="0.0692319553995401" calcext:value-type="float">
            <text:p>0.06923195539954</text:p>
          </table:table-cell>
          <table:table-cell office:value-type="float" office:value="0.0653690952355463" calcext:value-type="float">
            <text:p>0.065369095235546</text:p>
          </table:table-cell>
          <table:table-cell office:value-type="float" office:value="0.0606567033830775" calcext:value-type="float">
            <text:p>0.060656703383078</text:p>
          </table:table-cell>
          <table:table-cell office:value-type="float" office:value="0.0551402981472319" calcext:value-type="float">
            <text:p>0.055140298147232</text:p>
          </table:table-cell>
          <table:table-cell office:value-type="float" office:value="0.0488643674148878" calcext:value-type="float">
            <text:p>0.048864367414888</text:p>
          </table:table-cell>
          <table:table-cell office:value-type="float" office:value="0.0418814173085556" calcext:value-type="float">
            <text:p>0.041881417308556</text:p>
          </table:table-cell>
          <table:table-cell office:value-type="float" office:value="0.0342613852266227" calcext:value-type="float">
            <text:p>0.034261385226623</text:p>
          </table:table-cell>
          <table:table-cell office:value-type="float" office:value="0.0261011700274378" calcext:value-type="float">
            <text:p>0.026101170027438</text:p>
          </table:table-cell>
          <table:table-cell office:value-type="float" office:value="0.0175338966690059" calcext:value-type="float">
            <text:p>0.017533896669006</text:p>
          </table:table-cell>
          <table:table-cell office:value-type="float" office:value="0.00873675527752224" calcext:value-type="float">
            <text:p>0.008736755277522</text:p>
          </table:table-cell>
          <table:table-cell table:style-name="ce1" office:value-type="float" office:value="-0.0000683618106330969" calcext:value-type="float">
            <text:p>-6.84E-05</text:p>
          </table:table-cell>
          <table:table-cell office:value-type="float" office:value="-0.00865464768522243" calcext:value-type="float">
            <text:p>-0.008654647685222</text:p>
          </table:table-cell>
          <table:table-cell office:value-type="float" office:value="-0.01658750904605" calcext:value-type="float">
            <text:p>-0.01658750904605</text:p>
          </table:table-cell>
          <table:table-cell office:value-type="float" office:value="-0.0237183958225342" calcext:value-type="float">
            <text:p>-0.023718395822534</text:p>
          </table:table-cell>
          <table:table-cell office:value-type="float" office:value="-0.0298069237234386" calcext:value-type="float">
            <text:p>-0.029806923723439</text:p>
          </table:table-cell>
          <table:table-cell office:value-type="float" office:value="-0.034607367828613" calcext:value-type="float">
            <text:p>-0.034607367828613</text:p>
          </table:table-cell>
          <table:table-cell office:value-type="float" office:value="-0.0379006301211571" calcext:value-type="float">
            <text:p>-0.037900630121157</text:p>
          </table:table-cell>
          <table:table-cell office:value-type="float" office:value="-0.0395193723238356" calcext:value-type="float">
            <text:p>-0.039519372323836</text:p>
          </table:table-cell>
          <table:table-cell office:value-type="float" office:value="-0.039370349288983" calcext:value-type="float">
            <text:p>-0.039370349288983</text:p>
          </table:table-cell>
          <table:table-cell office:value-type="float" office:value="-0.0374530473162756" calcext:value-type="float">
            <text:p>-0.037453047316276</text:p>
          </table:table-cell>
          <table:table-cell office:value-type="float" office:value="-0.033873424645815" calcext:value-type="float">
            <text:p>-0.033873424645815</text:p>
          </table:table-cell>
          <table:table-cell office:value-type="float" office:value="-0.0288517894454236" calcext:value-type="float">
            <text:p>-0.028851789445424</text:p>
          </table:table-cell>
          <table:table-cell office:value-type="float" office:value="-0.0227240901206309" calcext:value-type="float">
            <text:p>-0.022724090120631</text:p>
          </table:table-cell>
          <table:table-cell office:value-type="float" office:value="-0.0159360412329555" calcext:value-type="float">
            <text:p>-0.015936041232956</text:p>
          </table:table-cell>
          <table:table-cell office:value-type="float" office:value="-0.0090296511592297" calcext:value-type="float">
            <text:p>-0.00902965115923</text:p>
          </table:table-cell>
          <table:table-cell office:value-type="float" office:value="-0.00262201302531062" calcext:value-type="float">
            <text:p>-0.002622013025311</text:p>
          </table:table-cell>
          <table:table-cell office:value-type="float" office:value="0.00262201302531062" calcext:value-type="float">
            <text:p>0.002622013025311</text:p>
          </table:table-cell>
        </table:table-row>
        <table:table-row table:style-name="ro1">
          <table:table-cell office:value-type="float" office:value="-0.0104636050186338" calcext:value-type="float">
            <text:p>-0.010463605018634</text:p>
          </table:table-cell>
          <table:table-cell office:value-type="float" office:value="0.0104636050186338" calcext:value-type="float">
            <text:p>0.010463605018634</text:p>
          </table:table-cell>
          <table:table-cell office:value-type="float" office:value="0.0285727462857598" calcext:value-type="float">
            <text:p>0.02857274628576</text:p>
          </table:table-cell>
          <table:table-cell office:value-type="float" office:value="0.0438419659701874" calcext:value-type="float">
            <text:p>0.043841965970187</text:p>
          </table:table-cell>
          <table:table-cell office:value-type="float" office:value="0.0563424824228204" calcext:value-type="float">
            <text:p>0.05634248242282</text:p>
          </table:table-cell>
          <table:table-cell office:value-type="float" office:value="0.0662349707810845" calcext:value-type="float">
            <text:p>0.066234970781085</text:p>
          </table:table-cell>
          <table:table-cell office:value-type="float" office:value="0.0737344317512925" calcext:value-type="float">
            <text:p>0.073734431751293</text:p>
          </table:table-cell>
          <table:table-cell office:value-type="float" office:value="0.0790814767567021" calcext:value-type="float">
            <text:p>0.079081476756702</text:p>
          </table:table-cell>
          <table:table-cell office:value-type="float" office:value="0.082519508858939" calcext:value-type="float">
            <text:p>0.082519508858939</text:p>
          </table:table-cell>
          <table:table-cell office:value-type="float" office:value="0.084277630099873" calcext:value-type="float">
            <text:p>0.084277630099873</text:p>
          </table:table-cell>
          <table:table-cell office:value-type="float" office:value="0.084559043423397" calcext:value-type="float">
            <text:p>0.084559043423397</text:p>
          </table:table-cell>
          <table:table-cell office:value-type="float" office:value="0.0835345359411903" calcext:value-type="float">
            <text:p>0.08353453594119</text:p>
          </table:table-cell>
          <table:table-cell office:value-type="float" office:value="0.081340428611586" calcext:value-type="float">
            <text:p>0.081340428611586</text:p>
          </table:table-cell>
          <table:table-cell office:value-type="float" office:value="0.0780802347004694" calcext:value-type="float">
            <text:p>0.078080234700469</text:p>
          </table:table-cell>
          <table:table-cell office:value-type="float" office:value="0.0738292139917557" calcext:value-type="float">
            <text:p>0.073829213991756</text:p>
          </table:table-cell>
          <table:table-cell office:value-type="float" office:value="0.0686410702722099" calcext:value-type="float">
            <text:p>0.06864107027221</text:p>
          </table:table-cell>
          <table:table-cell office:value-type="float" office:value="0.0625561641682775" calcext:value-type="float">
            <text:p>0.062556164168278</text:p>
          </table:table-cell>
          <table:table-cell office:value-type="float" office:value="0.0556107945317503" calcext:value-type="float">
            <text:p>0.05561079453175</text:p>
          </table:table-cell>
          <table:table-cell office:value-type="float" office:value="0.047847262650765" calcext:value-type="float">
            <text:p>0.047847262650765</text:p>
          </table:table-cell>
          <table:table-cell office:value-type="float" office:value="0.0393245535393833" calcext:value-type="float">
            <text:p>0.039324553539383</text:p>
          </table:table-cell>
          <table:table-cell office:value-type="float" office:value="0.0301294652891346" calcext:value-type="float">
            <text:p>0.030129465289135</text:p>
          </table:table-cell>
          <table:table-cell office:value-type="float" office:value="0.0203877750974749" calcext:value-type="float">
            <text:p>0.020387775097475</text:p>
          </table:table-cell>
          <table:table-cell office:value-type="float" office:value="0.0102743347815666" calcext:value-type="float">
            <text:p>0.010274334781567</text:p>
          </table:table-cell>
          <table:table-cell table:style-name="ce1" office:value-type="float" office:value="0.0000199601120333192" calcext:value-type="float">
            <text:p>2.00E-05</text:p>
          </table:table-cell>
          <table:table-cell office:value-type="float" office:value="-0.0100835411190737" calcext:value-type="float">
            <text:p>-0.010083541119074</text:p>
          </table:table-cell>
          <table:table-cell office:value-type="float" office:value="-0.0196047645026752" calcext:value-type="float">
            <text:p>-0.019604764502675</text:p>
          </table:table-cell>
          <table:table-cell office:value-type="float" office:value="-0.0283027843799311" calcext:value-type="float">
            <text:p>-0.028302784379931</text:p>
          </table:table-cell>
          <table:table-cell office:value-type="float" office:value="-0.0358731307726462" calcext:value-type="float">
            <text:p>-0.035873130772646</text:p>
          </table:table-cell>
          <table:table-cell office:value-type="float" office:value="-0.0419939144765641" calcext:value-type="float">
            <text:p>-0.041993914476564</text:p>
          </table:table-cell>
          <table:table-cell office:value-type="float" office:value="-0.0463652479956948" calcext:value-type="float">
            <text:p>-0.046365247995695</text:p>
          </table:table-cell>
          <table:table-cell office:value-type="float" office:value="-0.0487431282438925" calcext:value-type="float">
            <text:p>-0.048743128243893</text:p>
          </table:table-cell>
          <table:table-cell office:value-type="float" office:value="-0.0489696888900674" calcext:value-type="float">
            <text:p>-0.048969688890067</text:p>
          </table:table-cell>
          <table:table-cell office:value-type="float" office:value="-0.0469988376120236" calcext:value-type="float">
            <text:p>-0.046998837612024</text:p>
          </table:table-cell>
          <table:table-cell office:value-type="float" office:value="-0.0429155255446398" calcext:value-type="float">
            <text:p>-0.04291552554464</text:p>
          </table:table-cell>
          <table:table-cell office:value-type="float" office:value="-0.0369472142978678" calcext:value-type="float">
            <text:p>-0.036947214297868</text:p>
          </table:table-cell>
          <table:table-cell office:value-type="float" office:value="-0.029466642504101" calcext:value-type="float">
            <text:p>-0.029466642504101</text:p>
          </table:table-cell>
          <table:table-cell office:value-type="float" office:value="-0.0209854081753808" calcext:value-type="float">
            <text:p>-0.020985408175381</text:p>
          </table:table-cell>
          <table:table-cell office:value-type="float" office:value="-0.0121381600717212" calcext:value-type="float">
            <text:p>-0.012138160071721</text:p>
          </table:table-cell>
          <table:table-cell office:value-type="float" office:value="-0.00365755631108213" calcext:value-type="float">
            <text:p>-0.003657556311082</text:p>
          </table:table-cell>
          <table:table-cell office:value-type="float" office:value="0.00365755631108213" calcext:value-type="float">
            <text:p>0.003657556311082</text:p>
          </table:table-cell>
        </table:table-row>
        <table:table-row table:style-name="ro1">
          <table:table-cell office:value-type="float" office:value="-0.0119298656785454" calcext:value-type="float">
            <text:p>-0.011929865678545</text:p>
          </table:table-cell>
          <table:table-cell office:value-type="float" office:value="0.0119298656785454" calcext:value-type="float">
            <text:p>0.011929865678545</text:p>
          </table:table-cell>
          <table:table-cell office:value-type="float" office:value="0.0324241134377154" calcext:value-type="float">
            <text:p>0.032424113437715</text:p>
          </table:table-cell>
          <table:table-cell office:value-type="float" office:value="0.0495846127519942" calcext:value-type="float">
            <text:p>0.049584612751994</text:p>
          </table:table-cell>
          <table:table-cell office:value-type="float" office:value="0.063539707023999" calcext:value-type="float">
            <text:p>0.063539707023999</text:p>
          </table:table-cell>
          <table:table-cell office:value-type="float" office:value="0.0745115721815319" calcext:value-type="float">
            <text:p>0.074511572181532</text:p>
          </table:table-cell>
          <table:table-cell office:value-type="float" office:value="0.0827758874369696" calcext:value-type="float">
            <text:p>0.08277588743697</text:p>
          </table:table-cell>
          <table:table-cell office:value-type="float" office:value="0.0886295687067672" calcext:value-type="float">
            <text:p>0.088629568706767</text:p>
          </table:table-cell>
          <table:table-cell office:value-type="float" office:value="0.0923656556583793" calcext:value-type="float">
            <text:p>0.092365655658379</text:p>
          </table:table-cell>
          <table:table-cell office:value-type="float" office:value="0.0942549175880357" calcext:value-type="float">
            <text:p>0.094254917588036</text:p>
          </table:table-cell>
          <table:table-cell office:value-type="float" office:value="0.0945337419177507" calcext:value-type="float">
            <text:p>0.094533741917751</text:p>
          </table:table-cell>
          <table:table-cell office:value-type="float" office:value="0.0933976985664284" calcext:value-type="float">
            <text:p>0.093397698566428</text:p>
          </table:table-cell>
          <table:table-cell office:value-type="float" office:value="0.0909999721060403" calcext:value-type="float">
            <text:p>0.09099997210604</text:p>
          </table:table-cell>
          <table:table-cell office:value-type="float" office:value="0.0874537276012579" calcext:value-type="float">
            <text:p>0.087453727601258</text:p>
          </table:table-cell>
          <table:table-cell office:value-type="float" office:value="0.0828374622308124" calcext:value-type="float">
            <text:p>0.082837462230812</text:p>
          </table:table-cell>
          <table:table-cell office:value-type="float" office:value="0.0772024986922648" calcext:value-type="float">
            <text:p>0.077202498692265</text:p>
          </table:table-cell>
          <table:table-cell office:value-type="float" office:value="0.0705819701492226" calcext:value-type="float">
            <text:p>0.070581970149223</text:p>
          </table:table-cell>
          <table:table-cell office:value-type="float" office:value="0.0630008750260576" calcext:value-type="float">
            <text:p>0.063000875026058</text:p>
          </table:table-cell>
          <table:table-cell office:value-type="float" office:value="0.0544870018885848" calcext:value-type="float">
            <text:p>0.054487001888585</text:p>
          </table:table-cell>
          <table:table-cell office:value-type="float" office:value="0.0450826995039454" calcext:value-type="float">
            <text:p>0.045082699503945</text:p>
          </table:table-cell>
          <table:table-cell office:value-type="float" office:value="0.0348575479646325" calcext:value-type="float">
            <text:p>0.034857547964633</text:p>
          </table:table-cell>
          <table:table-cell office:value-type="float" office:value="0.0239219550615044" calcext:value-type="float">
            <text:p>0.023921955061504</text:p>
          </table:table-cell>
          <table:table-cell office:value-type="float" office:value="0.0124416099664034" calcext:value-type="float">
            <text:p>0.012441609966403</text:p>
          </table:table-cell>
          <table:table-cell office:value-type="float" office:value="0.000652964463733273" calcext:value-type="float">
            <text:p>0.000652964463733</text:p>
          </table:table-cell>
          <table:table-cell office:value-type="float" office:value="-0.0111182871907966" calcext:value-type="float">
            <text:p>-0.011118287190797</text:p>
          </table:table-cell>
          <table:table-cell office:value-type="float" office:value="-0.0224272468398228" calcext:value-type="float">
            <text:p>-0.022427246839823</text:p>
          </table:table-cell>
          <table:table-cell office:value-type="float" office:value="-0.0329487134774523" calcext:value-type="float">
            <text:p>-0.032948713477452</text:p>
          </table:table-cell>
          <table:table-cell office:value-type="float" office:value="-0.0422908805002411" calcext:value-type="float">
            <text:p>-0.042290880500241</text:p>
          </table:table-cell>
          <table:table-cell office:value-type="float" office:value="-0.0500356055855259" calcext:value-type="float">
            <text:p>-0.050035605585526</text:p>
          </table:table-cell>
          <table:table-cell office:value-type="float" office:value="-0.0557799756317135" calcext:value-type="float">
            <text:p>-0.055779975631714</text:p>
          </table:table-cell>
          <table:table-cell office:value-type="float" office:value="-0.059178311798523" calcext:value-type="float">
            <text:p>-0.059178311798523</text:p>
          </table:table-cell>
          <table:table-cell office:value-type="float" office:value="-0.0599827931404138" calcext:value-type="float">
            <text:p>-0.059982793140414</text:p>
          </table:table-cell>
          <table:table-cell office:value-type="float" office:value="-0.0580793764733788" calcext:value-type="float">
            <text:p>-0.058079376473379</text:p>
          </table:table-cell>
          <table:table-cell office:value-type="float" office:value="-0.0535155865898252" calcext:value-type="float">
            <text:p>-0.053515586589825</text:p>
          </table:table-cell>
          <table:table-cell office:value-type="float" office:value="-0.0465176753719161" calcext:value-type="float">
            <text:p>-0.046517675371916</text:p>
          </table:table-cell>
          <table:table-cell office:value-type="float" office:value="-0.0374958425262684" calcext:value-type="float">
            <text:p>-0.037495842526268</text:p>
          </table:table-cell>
          <table:table-cell office:value-type="float" office:value="-0.0270371530712712" calcext:value-type="float">
            <text:p>-0.027037153071271</text:p>
          </table:table-cell>
          <table:table-cell office:value-type="float" office:value="-0.0158863530567023" calcext:value-type="float">
            <text:p>-0.015886353056702</text:p>
          </table:table-cell>
          <table:table-cell office:value-type="float" office:value="-0.00491529178388154" calcext:value-type="float">
            <text:p>-0.004915291783882</text:p>
          </table:table-cell>
          <table:table-cell office:value-type="float" office:value="0.00491529178388154" calcext:value-type="float">
            <text:p>0.004915291783882</text:p>
          </table:table-cell>
        </table:table-row>
        <table:table-row table:style-name="ro1">
          <table:table-cell office:value-type="float" office:value="-0.0134974384293594" calcext:value-type="float">
            <text:p>-0.013497438429359</text:p>
          </table:table-cell>
          <table:table-cell office:value-type="float" office:value="0.0134974384293594" calcext:value-type="float">
            <text:p>0.013497438429359</text:p>
          </table:table-cell>
          <table:table-cell office:value-type="float" office:value="0.0365305775678683" calcext:value-type="float">
            <text:p>0.036530577567868</text:p>
          </table:table-cell>
          <table:table-cell office:value-type="float" office:value="0.0556910664885132" calcext:value-type="float">
            <text:p>0.055691066488513</text:p>
          </table:table-cell>
          <table:table-cell office:value-type="float" office:value="0.0711706517965943" calcext:value-type="float">
            <text:p>0.071170651796594</text:p>
          </table:table-cell>
          <table:table-cell office:value-type="float" office:value="0.0832607182594896" calcext:value-type="float">
            <text:p>0.08326071825949</text:p>
          </table:table-cell>
          <table:table-cell office:value-type="float" office:value="0.0923058209171945" calcext:value-type="float">
            <text:p>0.092305820917195</text:p>
          </table:table-cell>
          <table:table-cell office:value-type="float" office:value="0.0986671600415715" calcext:value-type="float">
            <text:p>0.098667160041572</text:p>
          </table:table-cell>
          <table:table-cell office:value-type="float" office:value="0.102694600221337" calcext:value-type="float">
            <text:p>0.102694600221337</text:p>
          </table:table-cell>
          <table:table-cell office:value-type="float" office:value="0.104706601009124" calcext:value-type="float">
            <text:p>0.104706601009124</text:p>
          </table:table-cell>
          <table:table-cell office:value-type="float" office:value="0.104977427070449" calcext:value-type="float">
            <text:p>0.104977427070449</text:p>
          </table:table-cell>
          <table:table-cell office:value-type="float" office:value="0.103730799080377" calcext:value-type="float">
            <text:p>0.103730799080377</text:p>
          </table:table-cell>
          <table:table-cell office:value-type="float" office:value="0.101138916769767" calcext:value-type="float">
            <text:p>0.101138916769767</text:p>
          </table:table-cell>
          <table:table-cell office:value-type="float" office:value="0.0973256766815552" calcext:value-type="float">
            <text:p>0.097325676681555</text:p>
          </table:table-cell>
          <table:table-cell office:value-type="float" office:value="0.0923729395058788" calcext:value-type="float">
            <text:p>0.092372939505879</text:p>
          </table:table-cell>
          <table:table-cell office:value-type="float" office:value="0.0863288834851896" calcext:value-type="float">
            <text:p>0.08632888348519</text:p>
          </table:table-cell>
          <table:table-cell office:value-type="float" office:value="0.0792177449244411" calcext:value-type="float">
            <text:p>0.079217744924441</text:p>
          </table:table-cell>
          <table:table-cell office:value-type="float" office:value="0.0710505499433648" calcext:value-type="float">
            <text:p>0.071050549943365</text:p>
          </table:table-cell>
          <table:table-cell office:value-type="float" office:value="0.0618367290336366" calcext:value-type="float">
            <text:p>0.061836729033637</text:p>
          </table:table-cell>
          <table:table-cell office:value-type="float" office:value="0.0515967576050031" calcext:value-type="float">
            <text:p>0.051596757605003</text:p>
          </table:table-cell>
          <table:table-cell office:value-type="float" office:value="0.0403761554487646" calcext:value-type="float">
            <text:p>0.040376155448765</text:p>
          </table:table-cell>
          <table:table-cell office:value-type="float" office:value="0.0282613338102905" calcext:value-type="float">
            <text:p>0.028261333810291</text:p>
          </table:table-cell>
          <table:table-cell office:value-type="float" office:value="0.015397946899182" calcext:value-type="float">
            <text:p>0.015397946899182</text:p>
          </table:table-cell>
          <table:table-cell office:value-type="float" office:value="0.00201258661159828" calcext:value-type="float">
            <text:p>0.002012586611598</text:p>
          </table:table-cell>
          <table:table-cell office:value-type="float" office:value="-0.0115616936615737" calcext:value-type="float">
            <text:p>-0.011561693661574</text:p>
          </table:table-cell>
          <table:table-cell office:value-type="float" office:value="-0.024858456831373" calcext:value-type="float">
            <text:p>-0.024858456831373</text:p>
          </table:table-cell>
          <table:table-cell office:value-type="float" office:value="-0.0374677868774262" calcext:value-type="float">
            <text:p>-0.037467786877426</text:p>
          </table:table-cell>
          <table:table-cell office:value-type="float" office:value="-0.0488982166262815" calcext:value-type="float">
            <text:p>-0.048898216626282</text:p>
          </table:table-cell>
          <table:table-cell office:value-type="float" office:value="-0.0586166243737275" calcext:value-type="float">
            <text:p>-0.058616624373728</text:p>
          </table:table-cell>
          <table:table-cell office:value-type="float" office:value="-0.0660912926504027" calcext:value-type="float">
            <text:p>-0.066091292650403</text:p>
          </table:table-cell>
          <table:table-cell office:value-type="float" office:value="-0.0708431803021706" calcext:value-type="float">
            <text:p>-0.070843180302171</text:p>
          </table:table-cell>
          <table:table-cell office:value-type="float" office:value="-0.0725004587976907" calcext:value-type="float">
            <text:p>-0.072500458797691</text:p>
          </table:table-cell>
          <table:table-cell office:value-type="float" office:value="-0.0708493674582484" calcext:value-type="float">
            <text:p>-0.070849367458248</text:p>
          </table:table-cell>
          <table:table-cell office:value-type="float" office:value="-0.0658750302214273" calcext:value-type="float">
            <text:p>-0.065875030221427</text:p>
          </table:table-cell>
          <table:table-cell office:value-type="float" office:value="-0.0577876915786012" calcext:value-type="float">
            <text:p>-0.057787691578601</text:p>
          </table:table-cell>
          <table:table-cell office:value-type="float" office:value="-0.0470320988252404" calcext:value-type="float">
            <text:p>-0.04703209882524</text:p>
          </table:table-cell>
          <table:table-cell office:value-type="float" office:value="-0.0342797090939054" calcext:value-type="float">
            <text:p>-0.034279709093905</text:p>
          </table:table-cell>
          <table:table-cell office:value-type="float" office:value="-0.0204046185534486" calcext:value-type="float">
            <text:p>-0.020404618553449</text:p>
          </table:table-cell>
          <table:table-cell office:value-type="float" office:value="-0.00644489642015663" calcext:value-type="float">
            <text:p>-0.006444896420157</text:p>
          </table:table-cell>
          <table:table-cell office:value-type="float" office:value="0.00644489642015663" calcext:value-type="float">
            <text:p>0.006444896420157</text:p>
          </table:table-cell>
        </table:table-row>
        <table:table-row table:style-name="ro1">
          <table:table-cell office:value-type="float" office:value="-0.015166274994421" calcext:value-type="float">
            <text:p>-0.015166274994421</text:p>
          </table:table-cell>
          <table:table-cell office:value-type="float" office:value="0.015166274994421" calcext:value-type="float">
            <text:p>0.015166274994421</text:p>
          </table:table-cell>
          <table:table-cell office:value-type="float" office:value="0.040892227885779" calcext:value-type="float">
            <text:p>0.040892227885779</text:p>
          </table:table-cell>
          <table:table-cell office:value-type="float" office:value="0.0621592176687319" calcext:value-type="float">
            <text:p>0.062159217668732</text:p>
          </table:table-cell>
          <table:table-cell office:value-type="float" office:value="0.0792290586608946" calcext:value-type="float">
            <text:p>0.079229058660895</text:p>
          </table:table-cell>
          <table:table-cell office:value-type="float" office:value="0.0924703404989815" calcext:value-type="float">
            <text:p>0.092470340498982</text:p>
          </table:table-cell>
          <table:table-cell office:value-type="float" office:value="0.102305194387675" calcext:value-type="float">
            <text:p>0.102305194387675</text:p>
          </table:table-cell>
          <table:table-cell office:value-type="float" office:value="0.109167753471469" calcext:value-type="float">
            <text:p>0.109167753471469</text:p>
          </table:table-cell>
          <table:table-cell office:value-type="float" office:value="0.11347258781399" calcext:value-type="float">
            <text:p>0.11347258781399</text:p>
          </table:table-cell>
          <table:table-cell office:value-type="float" office:value="0.115592474346887" calcext:value-type="float">
            <text:p>0.115592474346887</text:p>
          </table:table-cell>
          <table:table-cell office:value-type="float" office:value="0.115844729838015" calcext:value-type="float">
            <text:p>0.115844729838015</text:p>
          </table:table-cell>
          <table:table-cell office:value-type="float" office:value="0.114484971126931" calcext:value-type="float">
            <text:p>0.114484971126931</text:p>
          </table:table-cell>
          <table:table-cell office:value-type="float" office:value="0.111706886064951" calcext:value-type="float">
            <text:p>0.111706886064951</text:p>
          </table:table-cell>
          <table:table-cell office:value-type="float" office:value="0.107646498003818" calcext:value-type="float">
            <text:p>0.107646498003818</text:p>
          </table:table-cell>
          <table:table-cell office:value-type="float" office:value="0.102389517792975" calcext:value-type="float">
            <text:p>0.102389517792975</text:p>
          </table:table-cell>
          <table:table-cell office:value-type="float" office:value="0.0959806550881314" calcext:value-type="float">
            <text:p>0.095980655088131</text:p>
          </table:table-cell>
          <table:table-cell office:value-type="float" office:value="0.0884341238971312" calcext:value-type="float">
            <text:p>0.088434123897131</text:p>
          </table:table-cell>
          <table:table-cell office:value-type="float" office:value="0.0797449578790399" calcext:value-type="float">
            <text:p>0.07974495787904</text:p>
          </table:table-cell>
          <table:table-cell office:value-type="float" office:value="0.0699011232119519" calcext:value-type="float">
            <text:p>0.069901123211952</text:p>
          </table:table-cell>
          <table:table-cell office:value-type="float" office:value="0.0588967118505528" calcext:value-type="float">
            <text:p>0.058896711850553</text:p>
          </table:table-cell>
          <table:table-cell office:value-type="float" office:value="0.0467467742392048" calcext:value-type="float">
            <text:p>0.046746774239205</text:p>
          </table:table-cell>
          <table:table-cell office:value-type="float" office:value="0.033504589399972" calcext:value-type="float">
            <text:p>0.033504589399972</text:p>
          </table:table-cell>
          <table:table-cell office:value-type="float" office:value="0.0192824783422754" calcext:value-type="float">
            <text:p>0.019282478342275</text:p>
          </table:table-cell>
          <table:table-cell office:value-type="float" office:value="0.00427769796177725" calcext:value-type="float">
            <text:p>0.004277697961777</text:p>
          </table:table-cell>
          <table:table-cell office:value-type="float" office:value="-0.0111947531404446" calcext:value-type="float">
            <text:p>-0.011194753140445</text:p>
          </table:table-cell>
          <table:table-cell office:value-type="float" office:value="-0.026661393763291" calcext:value-type="float">
            <text:p>-0.026661393763291</text:p>
          </table:table-cell>
          <table:table-cell office:value-type="float" office:value="-0.0416162141994742" calcext:value-type="float">
            <text:p>-0.041616214199474</text:p>
          </table:table-cell>
          <table:table-cell office:value-type="float" office:value="-0.0554648306372077" calcext:value-type="float">
            <text:p>-0.055464830637208</text:p>
          </table:table-cell>
          <table:table-cell office:value-type="float" office:value="-0.0675459784632315" calcext:value-type="float">
            <text:p>-0.067545978463232</text:p>
          </table:table-cell>
          <table:table-cell office:value-type="float" office:value="-0.0771722149217917" calcext:value-type="float">
            <text:p>-0.077172214921792</text:p>
          </table:table-cell>
          <table:table-cell office:value-type="float" office:value="-0.0836929349611997" calcext:value-type="float">
            <text:p>-0.0836929349612</text:p>
          </table:table-cell>
          <table:table-cell office:value-type="float" office:value="-0.0865677975539537" calcext:value-type="float">
            <text:p>-0.086567797553954</text:p>
          </table:table-cell>
          <table:table-cell office:value-type="float" office:value="-0.0854389655079101" calcext:value-type="float">
            <text:p>-0.08543896550791</text:p>
          </table:table-cell>
          <table:table-cell office:value-type="float" office:value="-0.0801917404671493" calcext:value-type="float">
            <text:p>-0.080191740467149</text:p>
          </table:table-cell>
          <table:table-cell office:value-type="float" office:value="-0.0709954682965168" calcext:value-type="float">
            <text:p>-0.070995468296517</text:p>
          </table:table-cell>
          <table:table-cell office:value-type="float" office:value="-0.0583202585910306" calcext:value-type="float">
            <text:p>-0.058320258591031</text:p>
          </table:table-cell>
          <table:table-cell office:value-type="float" office:value="-0.0429288457581927" calcext:value-type="float">
            <text:p>-0.042928845758193</text:p>
          </table:table-cell>
          <table:table-cell office:value-type="float" office:value="-0.0258455426590773" calcext:value-type="float">
            <text:p>-0.025845542659077</text:p>
          </table:table-cell>
          <table:table-cell office:value-type="float" office:value="-0.00830566265319943" calcext:value-type="float">
            <text:p>-0.008305662653199</text:p>
          </table:table-cell>
          <table:table-cell office:value-type="float" office:value="0.00830566265319943" calcext:value-type="float">
            <text:p>0.008305662653199</text:p>
          </table:table-cell>
        </table:table-row>
        <table:table-row table:style-name="ro1">
          <table:table-cell office:value-type="float" office:value="-0.0169373308128867" calcext:value-type="float">
            <text:p>-0.016937330812887</text:p>
          </table:table-cell>
          <table:table-cell office:value-type="float" office:value="0.0169373308128867" calcext:value-type="float">
            <text:p>0.016937330812887</text:p>
          </table:table-cell>
          <table:table-cell office:value-type="float" office:value="0.0455109850032404" calcext:value-type="float">
            <text:p>0.04551098500324</text:p>
          </table:table-cell>
          <table:table-cell office:value-type="float" office:value="0.0689883830670742" calcext:value-type="float">
            <text:p>0.068988383067074</text:p>
          </table:table-cell>
          <table:table-cell office:value-type="float" office:value="0.0877090339878817" calcext:value-type="float">
            <text:p>0.087709033987882</text:p>
          </table:table-cell>
          <table:table-cell office:value-type="float" office:value="0.102126705505518" calcext:value-type="float">
            <text:p>0.102126705505518</text:p>
          </table:table-cell>
          <table:table-cell office:value-type="float" office:value="0.112750518423331" calcext:value-type="float">
            <text:p>0.112750518423331</text:p>
          </table:table-cell>
          <table:table-cell office:value-type="float" office:value="0.120097196795925" calcext:value-type="float">
            <text:p>0.120097196795925</text:p>
          </table:table-cell>
          <table:table-cell office:value-type="float" office:value="0.124654854831098" calcext:value-type="float">
            <text:p>0.124654854831098</text:p>
          </table:table-cell>
          <table:table-cell office:value-type="float" office:value="0.126857976256585" calcext:value-type="float">
            <text:p>0.126857976256585</text:p>
          </table:table-cell>
          <table:table-cell office:value-type="float" office:value="0.127072641613839" calcext:value-type="float">
            <text:p>0.127072641613839</text:p>
          </table:table-cell>
          <table:table-cell office:value-type="float" office:value="0.125590475497737" calcext:value-type="float">
            <text:p>0.125590475497737</text:p>
          </table:table-cell>
          <table:table-cell office:value-type="float" office:value="0.122629403984799" calcext:value-type="float">
            <text:p>0.122629403984799</text:p>
          </table:table-cell>
          <table:table-cell office:value-type="float" office:value="0.118339245645002" calcext:value-type="float">
            <text:p>0.118339245645002</text:p>
          </table:table-cell>
          <table:table-cell office:value-type="float" office:value="0.112810386293932" calcext:value-type="float">
            <text:p>0.112810386293932</text:p>
          </table:table-cell>
          <table:table-cell office:value-type="float" office:value="0.106084197148084" calcext:value-type="float">
            <text:p>0.106084197148084</text:p>
          </table:table-cell>
          <table:table-cell office:value-type="float" office:value="0.0981643445947496" calcext:value-type="float">
            <text:p>0.09816434459475</text:p>
          </table:table-cell>
          <table:table-cell office:value-type="float" office:value="0.089028622091883" calcext:value-type="float">
            <text:p>0.089028622091883</text:p>
          </table:table-cell>
          <table:table-cell office:value-type="float" office:value="0.0786413598105575" calcext:value-type="float">
            <text:p>0.078641359810558</text:p>
          </table:table-cell>
          <table:table-cell office:value-type="float" office:value="0.0669668250381593" calcext:value-type="float">
            <text:p>0.066966825038159</text:p>
          </table:table-cell>
          <table:table-cell office:value-type="float" office:value="0.0539843045828558" calcext:value-type="float">
            <text:p>0.053984304582856</text:p>
          </table:table-cell>
          <table:table-cell office:value-type="float" office:value="0.0397057981908859" calcext:value-type="float">
            <text:p>0.039705798190886</text:p>
          </table:table-cell>
          <table:table-cell office:value-type="float" office:value="0.0241975347117935" calcext:value-type="float">
            <text:p>0.024197534711794</text:p>
          </table:table-cell>
          <table:table-cell office:value-type="float" office:value="0.0076072536805403" calcext:value-type="float">
            <text:p>0.00760725368054</text:p>
          </table:table-cell>
          <table:table-cell office:value-type="float" office:value="-0.00979846107263884" calcext:value-type="float">
            <text:p>-0.009798461072639</text:p>
          </table:table-cell>
          <table:table-cell office:value-type="float" office:value="-0.027575197142523" calcext:value-type="float">
            <text:p>-0.027575197142523</text:p>
          </table:table-cell>
          <table:table-cell office:value-type="float" office:value="-0.0450973654686945" calcext:value-type="float">
            <text:p>-0.045097365468695</text:p>
          </table:table-cell>
          <table:table-cell office:value-type="float" office:value="-0.0616831903838324" calcext:value-type="float">
            <text:p>-0.061683190383832</text:p>
          </table:table-cell>
          <table:table-cell office:value-type="float" office:value="-0.0765392059581183" calcext:value-type="float">
            <text:p>-0.076539205958118</text:p>
          </table:table-cell>
          <table:table-cell office:value-type="float" office:value="-0.088796408454458" calcext:value-type="float">
            <text:p>-0.088796408454458</text:p>
          </table:table-cell>
          <table:table-cell office:value-type="float" office:value="-0.0975893216031417" calcext:value-type="float">
            <text:p>-0.097589321603142</text:p>
          </table:table-cell>
          <table:table-cell office:value-type="float" office:value="-0.102153441286652" calcext:value-type="float">
            <text:p>-0.102153441286652</text:p>
          </table:table-cell>
          <table:table-cell office:value-type="float" office:value="-0.101926635348997" calcext:value-type="float">
            <text:p>-0.101926635348997</text:p>
          </table:table-cell>
          <table:table-cell office:value-type="float" office:value="-0.0966394128810352" calcext:value-type="float">
            <text:p>-0.096639412881035</text:p>
          </table:table-cell>
          <table:table-cell office:value-type="float" office:value="-0.0863797677083923" calcext:value-type="float">
            <text:p>-0.086379767708392</text:p>
          </table:table-cell>
          <table:table-cell office:value-type="float" office:value="-0.0716233008936025" calcext:value-type="float">
            <text:p>-0.071623300893603</text:p>
          </table:table-cell>
          <table:table-cell office:value-type="float" office:value="-0.0532262945204221" calcext:value-type="float">
            <text:p>-0.053226294520422</text:p>
          </table:table-cell>
          <table:table-cell office:value-type="float" office:value="-0.0323850328117632" calcext:value-type="float">
            <text:p>-0.032385032811763</text:p>
          </table:table-cell>
          <table:table-cell office:value-type="float" office:value="-0.0105676467383694" calcext:value-type="float">
            <text:p>-0.010567646738369</text:p>
          </table:table-cell>
          <table:table-cell office:value-type="float" office:value="0.0105676467383694" calcext:value-type="float">
            <text:p>0.010567646738369</text:p>
          </table:table-cell>
        </table:table-row>
        <table:table-row table:style-name="ro1">
          <table:table-cell office:value-type="float" office:value="-0.0188167977811163" calcext:value-type="float">
            <text:p>-0.018816797781116</text:p>
          </table:table-cell>
          <table:table-cell office:value-type="float" office:value="0.0188167977811163" calcext:value-type="float">
            <text:p>0.018816797781116</text:p>
          </table:table-cell>
          <table:table-cell office:value-type="float" office:value="0.0503892326095672" calcext:value-type="float">
            <text:p>0.050389232609567</text:p>
          </table:table-cell>
          <table:table-cell office:value-type="float" office:value="0.0761803413953061" calcext:value-type="float">
            <text:p>0.076180341395306</text:p>
          </table:table-cell>
          <table:table-cell office:value-type="float" office:value="0.096606650151007" calcext:value-type="float">
            <text:p>0.096606650151007</text:p>
          </table:table-cell>
          <table:table-cell office:value-type="float" office:value="0.112215615397198" calcext:value-type="float">
            <text:p>0.112215615397198</text:p>
          </table:table-cell>
          <table:table-cell office:value-type="float" office:value="0.123614339701134" calcext:value-type="float">
            <text:p>0.123614339701134</text:p>
          </table:table-cell>
          <table:table-cell office:value-type="float" office:value="0.131413400740293" calcext:value-type="float">
            <text:p>0.131413400740293</text:p>
          </table:table-cell>
          <table:table-cell office:value-type="float" office:value="0.136184633389957" calcext:value-type="float">
            <text:p>0.136184633389957</text:p>
          </table:table-cell>
          <table:table-cell office:value-type="float" office:value="0.138432562591323" calcext:value-type="float">
            <text:p>0.138432562591323</text:p>
          </table:table-cell>
          <table:table-cell office:value-type="float" office:value="0.138578322331028" calcext:value-type="float">
            <text:p>0.138578322331028</text:p>
          </table:table-cell>
          <table:table-cell office:value-type="float" office:value="0.136953972252751" calcext:value-type="float">
            <text:p>0.136953972252751</text:p>
          </table:table-cell>
          <table:table-cell office:value-type="float" office:value="0.133804613233286" calcext:value-type="float">
            <text:p>0.133804613233286</text:p>
          </table:table-cell>
          <table:table-cell office:value-type="float" office:value="0.129295704539885" calcext:value-type="float">
            <text:p>0.129295704539885</text:p>
          </table:table-cell>
          <table:table-cell office:value-type="float" office:value="0.123523389358212" calcext:value-type="float">
            <text:p>0.123523389358212</text:p>
          </table:table-cell>
          <table:table-cell office:value-type="float" office:value="0.116526229954814" calcext:value-type="float">
            <text:p>0.116526229954814</text:p>
          </table:table-cell>
          <table:table-cell office:value-type="float" office:value="0.108297404695024" calcext:value-type="float">
            <text:p>0.108297404695024</text:p>
          </table:table-cell>
          <table:table-cell office:value-type="float" office:value="0.0987970070830442" calcext:value-type="float">
            <text:p>0.098797007083044</text:p>
          </table:table-cell>
          <table:table-cell office:value-type="float" office:value="0.0879645821271336" calcext:value-type="float">
            <text:p>0.087964582127134</text:p>
          </table:table-cell>
          <table:table-cell office:value-type="float" office:value="0.0757324245692139" calcext:value-type="float">
            <text:p>0.075732424569214</text:p>
          </table:table-cell>
          <table:table-cell office:value-type="float" office:value="0.0620404500276207" calcext:value-type="float">
            <text:p>0.062040450027621</text:p>
          </table:table-cell>
          <table:table-cell office:value-type="float" office:value="0.0468536088969559" calcext:value-type="float">
            <text:p>0.046853608896956</text:p>
          </table:table-cell>
          <table:table-cell office:value-type="float" office:value="0.0301827989248199" calcext:value-type="float">
            <text:p>0.03018279892482</text:p>
          </table:table-cell>
          <table:table-cell office:value-type="float" office:value="0.0121101151938755" calcext:value-type="float">
            <text:p>0.012110115193876</text:p>
          </table:table-cell>
          <table:table-cell office:value-type="float" office:value="-0.00717912129523639" calcext:value-type="float">
            <text:p>-0.007179121295236</text:p>
          </table:table-cell>
          <table:table-cell office:value-type="float" office:value="-0.0273386047773449" calcext:value-type="float">
            <text:p>-0.027338604777345</text:p>
          </table:table-cell>
          <table:table-cell office:value-type="float" office:value="-0.0475723244498313" calcext:value-type="float">
            <text:p>-0.047572324449831</text:p>
          </table:table-cell>
          <table:table-cell office:value-type="float" office:value="-0.0671689087941681" calcext:value-type="float">
            <text:p>-0.067168908794168</text:p>
          </table:table-cell>
          <table:table-cell office:value-type="float" office:value="-0.0852069742903273" calcext:value-type="float">
            <text:p>-0.085206974290327</text:p>
          </table:table-cell>
          <table:table-cell office:value-type="float" office:value="-0.100614202486307" calcext:value-type="float">
            <text:p>-0.100614202486307</text:p>
          </table:table-cell>
          <table:table-cell office:value-type="float" office:value="-0.112266558470639" calcext:value-type="float">
            <text:p>-0.112266558470639</text:p>
          </table:table-cell>
          <table:table-cell office:value-type="float" office:value="-0.119110713847761" calcext:value-type="float">
            <text:p>-0.119110713847761</text:p>
          </table:table-cell>
          <table:table-cell office:value-type="float" office:value="-0.120301880274016" calcext:value-type="float">
            <text:p>-0.120301880274016</text:p>
          </table:table-cell>
          <table:table-cell office:value-type="float" office:value="-0.115337072786831" calcext:value-type="float">
            <text:p>-0.115337072786831</text:p>
          </table:table-cell>
          <table:table-cell office:value-type="float" office:value="-0.104158972122772" calcext:value-type="float">
            <text:p>-0.104158972122772</text:p>
          </table:table-cell>
          <table:table-cell office:value-type="float" office:value="-0.0872109419021091" calcext:value-type="float">
            <text:p>-0.087210941902109</text:p>
          </table:table-cell>
          <table:table-cell office:value-type="float" office:value="-0.065435789997989" calcext:value-type="float">
            <text:p>-0.065435789997989</text:p>
          </table:table-cell>
          <table:table-cell office:value-type="float" office:value="-0.0402226197519114" calcext:value-type="float">
            <text:p>-0.040222619751911</text:p>
          </table:table-cell>
          <table:table-cell office:value-type="float" office:value="-0.0133128394925641" calcext:value-type="float">
            <text:p>-0.013312839492564</text:p>
          </table:table-cell>
          <table:table-cell office:value-type="float" office:value="0.0133128394925641" calcext:value-type="float">
            <text:p>0.013312839492564</text:p>
          </table:table-cell>
        </table:table-row>
        <table:table-row table:style-name="ro1">
          <table:table-cell office:value-type="float" office:value="-0.0208049930769846" calcext:value-type="float">
            <text:p>-0.020804993076985</text:p>
          </table:table-cell>
          <table:table-cell office:value-type="float" office:value="0.0208049930769846" calcext:value-type="float">
            <text:p>0.020804993076985</text:p>
          </table:table-cell>
          <table:table-cell office:value-type="float" office:value="0.0555392259446513" calcext:value-type="float">
            <text:p>0.055539225944651</text:p>
          </table:table-cell>
          <table:table-cell office:value-type="float" office:value="0.0837453661176126" calcext:value-type="float">
            <text:p>0.083745366117613</text:p>
          </table:table-cell>
          <table:table-cell office:value-type="float" office:value="0.105923484523585" calcext:value-type="float">
            <text:p>0.105923484523585</text:p>
          </table:table-cell>
          <table:table-cell office:value-type="float" office:value="0.122724444135866" calcext:value-type="float">
            <text:p>0.122724444135866</text:p>
          </table:table-cell>
          <table:table-cell office:value-type="float" office:value="0.134866117058704" calcext:value-type="float">
            <text:p>0.134866117058704</text:p>
          </table:table-cell>
          <table:table-cell office:value-type="float" office:value="0.143066254426669" calcext:value-type="float">
            <text:p>0.143066254426669</text:p>
          </table:table-cell>
          <table:table-cell office:value-type="float" office:value="0.147992298030845" calcext:value-type="float">
            <text:p>0.147992298030845</text:p>
          </table:table-cell>
          <table:table-cell office:value-type="float" office:value="0.150228270847115" calcext:value-type="float">
            <text:p>0.150228270847115</text:p>
          </table:table-cell>
          <table:table-cell office:value-type="float" office:value="0.150257227177958" calcext:value-type="float">
            <text:p>0.150257227177958</text:p>
          </table:table-cell>
          <table:table-cell office:value-type="float" office:value="0.148456297136261" calcext:value-type="float">
            <text:p>0.148456297136261</text:p>
          </table:table-cell>
          <table:table-cell office:value-type="float" office:value="0.145100729550358" calcext:value-type="float">
            <text:p>0.145100729550358</text:p>
          </table:table-cell>
          <table:table-cell office:value-type="float" office:value="0.140373496104475" calcext:value-type="float">
            <text:p>0.140373496104475</text:p>
          </table:table-cell>
          <table:table-cell office:value-type="float" office:value="0.13437770444046" calcext:value-type="float">
            <text:p>0.13437770444046</text:p>
          </table:table-cell>
          <table:table-cell office:value-type="float" office:value="0.12714993179933" calcext:value-type="float">
            <text:p>0.12714993179933</text:p>
          </table:table-cell>
          <table:table-cell office:value-type="float" office:value="0.118673431357616" calcext:value-type="float">
            <text:p>0.118673431357616</text:p>
          </table:table-cell>
          <table:table-cell office:value-type="float" office:value="0.108890876731271" calcext:value-type="float">
            <text:p>0.108890876731271</text:p>
          </table:table-cell>
          <table:table-cell office:value-type="float" office:value="0.0977168625311077" calcext:value-type="float">
            <text:p>0.097716862531108</text:p>
          </table:table-cell>
          <table:table-cell office:value-type="float" office:value="0.0850508036640694" calcext:value-type="float">
            <text:p>0.085050803664069</text:p>
          </table:table-cell>
          <table:table-cell office:value-type="float" office:value="0.0707911960519483" calcext:value-type="float">
            <text:p>0.070791196051948</text:p>
          </table:table-cell>
          <table:table-cell office:value-type="float" office:value="0.0548524173783274" calcext:value-type="float">
            <text:p>0.054852417378327</text:p>
          </table:table-cell>
          <table:table-cell office:value-type="float" office:value="0.0371852063629215" calcext:value-type="float">
            <text:p>0.037185206362922</text:p>
          </table:table-cell>
          <table:table-cell office:value-type="float" office:value="0.0178006301698982" calcext:value-type="float">
            <text:p>0.017800630169898</text:p>
          </table:table-cell>
          <table:table-cell office:value-type="float" office:value="-0.00321055500681226" calcext:value-type="float">
            <text:p>-0.003210555006812</text:p>
          </table:table-cell>
          <table:table-cell office:value-type="float" office:value="-0.0257099575486544" calcext:value-type="float">
            <text:p>-0.025709957548654</text:p>
          </table:table-cell>
          <table:table-cell office:value-type="float" office:value="-0.0486772367607167" calcext:value-type="float">
            <text:p>-0.048677236760717</text:p>
          </table:table-cell>
          <table:table-cell office:value-type="float" office:value="-0.0714776530409576" calcext:value-type="float">
            <text:p>-0.071477653040958</text:p>
          </table:table-cell>
          <table:table-cell office:value-type="float" office:value="-0.0930593682466006" calcext:value-type="float">
            <text:p>-0.093059368246601</text:p>
          </table:table-cell>
          <table:table-cell office:value-type="float" office:value="-0.112138085965219" calcext:value-type="float">
            <text:p>-0.112138085965219</text:p>
          </table:table-cell>
          <table:table-cell office:value-type="float" office:value="-0.127298685399165" calcext:value-type="float">
            <text:p>-0.127298685399165</text:p>
          </table:table-cell>
          <table:table-cell office:value-type="float" office:value="-0.137132737633728" calcext:value-type="float">
            <text:p>-0.137132737633728</text:p>
          </table:table-cell>
          <table:table-cell office:value-type="float" office:value="-0.140416983936448" calcext:value-type="float">
            <text:p>-0.140416983936448</text:p>
          </table:table-cell>
          <table:table-cell office:value-type="float" office:value="-0.136306199781325" calcext:value-type="float">
            <text:p>-0.136306199781325</text:p>
          </table:table-cell>
          <table:table-cell office:value-type="float" office:value="-0.124499400565461" calcext:value-type="float">
            <text:p>-0.124499400565461</text:p>
          </table:table-cell>
          <table:table-cell office:value-type="float" office:value="-0.105340784096356" calcext:value-type="float">
            <text:p>-0.105340784096356</text:p>
          </table:table-cell>
          <table:table-cell office:value-type="float" office:value="-0.0798350976910014" calcext:value-type="float">
            <text:p>-0.079835097691001</text:p>
          </table:table-cell>
          <table:table-cell office:value-type="float" office:value="-0.0495803380931289" calcext:value-type="float">
            <text:p>-0.049580338093129</text:p>
          </table:table-cell>
          <table:table-cell office:value-type="float" office:value="-0.0166362754862815" calcext:value-type="float">
            <text:p>-0.016636275486282</text:p>
          </table:table-cell>
          <table:table-cell office:value-type="float" office:value="0.0166362754862815" calcext:value-type="float">
            <text:p>0.016636275486282</text:p>
          </table:table-cell>
        </table:table-row>
        <table:table-row table:style-name="ro1">
          <table:table-cell office:value-type="float" office:value="-0.0229099887490992" calcext:value-type="float">
            <text:p>-0.022909988749099</text:p>
          </table:table-cell>
          <table:table-cell office:value-type="float" office:value="0.0229099887490992" calcext:value-type="float">
            <text:p>0.022909988749099</text:p>
          </table:table-cell>
          <table:table-cell office:value-type="float" office:value="0.0609791191545407" calcext:value-type="float">
            <text:p>0.060979119154541</text:p>
          </table:table-cell>
          <table:table-cell office:value-type="float" office:value="0.0917026854694811" calcext:value-type="float">
            <text:p>0.091702685469481</text:p>
          </table:table-cell>
          <table:table-cell office:value-type="float" office:value="0.115668824810813" calcext:value-type="float">
            <text:p>0.115668824810813</text:p>
          </table:table-cell>
          <table:table-cell office:value-type="float" office:value="0.133644031558214" calcext:value-type="float">
            <text:p>0.133644031558214</text:p>
          </table:table-cell>
          <table:table-cell office:value-type="float" office:value="0.146473131377813" calcext:value-type="float">
            <text:p>0.146473131377813</text:p>
          </table:table-cell>
          <table:table-cell office:value-type="float" office:value="0.154997544107986" calcext:value-type="float">
            <text:p>0.154997544107986</text:p>
          </table:table-cell>
          <table:table-cell office:value-type="float" office:value="0.159994535539505" calcext:value-type="float">
            <text:p>0.159994535539505</text:p>
          </table:table-cell>
          <table:table-cell office:value-type="float" office:value="0.162138420632761" calcext:value-type="float">
            <text:p>0.162138420632761</text:p>
          </table:table-cell>
          <table:table-cell office:value-type="float" office:value="0.161981566788493" calcext:value-type="float">
            <text:p>0.161981566788493</text:p>
          </table:table-cell>
          <table:table-cell office:value-type="float" office:value="0.15995083766761" calcext:value-type="float">
            <text:p>0.15995083766761</text:p>
          </table:table-cell>
          <table:table-cell office:value-type="float" office:value="0.156354419368626" calcext:value-type="float">
            <text:p>0.156354419368626</text:p>
          </table:table-cell>
          <table:table-cell office:value-type="float" office:value="0.15139448483799" calcext:value-type="float">
            <text:p>0.15139448483799</text:p>
          </table:table-cell>
          <table:table-cell office:value-type="float" office:value="0.145182264507453" calcext:value-type="float">
            <text:p>0.145182264507453</text:p>
          </table:table-cell>
          <table:table-cell office:value-type="float" office:value="0.137753332065841" calcext:value-type="float">
            <text:p>0.137753332065841</text:p>
          </table:table-cell>
          <table:table-cell office:value-type="float" office:value="0.129081988704489" calcext:value-type="float">
            <text:p>0.129081988704489</text:p>
          </table:table-cell>
          <table:table-cell office:value-type="float" office:value="0.119094462000627" calcext:value-type="float">
            <text:p>0.119094462000627</text:p>
          </table:table-cell>
          <table:table-cell office:value-type="float" office:value="0.107681228842941" calcext:value-type="float">
            <text:p>0.107681228842941</text:p>
          </table:table-cell>
          <table:table-cell office:value-type="float" office:value="0.0947091807757579" calcext:value-type="float">
            <text:p>0.094709180775758</text:p>
          </table:table-cell>
          <table:table-cell office:value-type="float" office:value="0.0800346340675551" calcext:value-type="float">
            <text:p>0.080034634067555</text:p>
          </table:table-cell>
          <table:table-cell office:value-type="float" office:value="0.0635183529396343" calcext:value-type="float">
            <text:p>0.063518352939634</text:p>
          </table:table-cell>
          <table:table-cell office:value-type="float" office:value="0.0450438128527922" calcext:value-type="float">
            <text:p>0.045043812852792</text:p>
          </table:table-cell>
          <table:table-cell office:value-type="float" office:value="0.0245401851220139" calcext:value-type="float">
            <text:p>0.024540185122014</text:p>
          </table:table-cell>
          <table:table-cell office:value-type="float" office:value="0.0020141943765119" calcext:value-type="float">
            <text:p>0.002014194376512</text:p>
          </table:table-cell>
          <table:table-cell office:value-type="float" office:value="-0.0223864831915458" calcext:value-type="float">
            <text:p>-0.022386483191546</text:p>
          </table:table-cell>
          <table:table-cell office:value-type="float" office:value="-0.0480565546806554" calcext:value-type="float">
            <text:p>-0.048056554680655</text:p>
          </table:table-cell>
          <table:table-cell office:value-type="float" office:value="-0.0741538204009322" calcext:value-type="float">
            <text:p>-0.074153820400932</text:p>
          </table:table-cell>
          <table:table-cell office:value-type="float" office:value="-0.0995374192896895" calcext:value-type="float">
            <text:p>-0.09953741928969</text:p>
          </table:table-cell>
          <table:table-cell office:value-type="float" office:value="-0.12274822443298" calcext:value-type="float">
            <text:p>-0.12274822443298</text:p>
          </table:table-cell>
          <table:table-cell office:value-type="float" office:value="-0.142077378529916" calcext:value-type="float">
            <text:p>-0.142077378529916</text:p>
          </table:table-cell>
          <table:table-cell office:value-type="float" office:value="-0.155707192176717" calcext:value-type="float">
            <text:p>-0.155707192176717</text:p>
          </table:table-cell>
          <table:table-cell office:value-type="float" office:value="-0.161929294538179" calcext:value-type="float">
            <text:p>-0.161929294538179</text:p>
          </table:table-cell>
          <table:table-cell office:value-type="float" office:value="-0.159413635587143" calcext:value-type="float">
            <text:p>-0.159413635587143</text:p>
          </table:table-cell>
          <table:table-cell office:value-type="float" office:value="-0.147469565633696" calcext:value-type="float">
            <text:p>-0.147469565633696</text:p>
          </table:table-cell>
          <table:table-cell office:value-type="float" office:value="-0.126228923966265" calcext:value-type="float">
            <text:p>-0.126228923966265</text:p>
          </table:table-cell>
          <table:table-cell office:value-type="float" office:value="-0.0967020207206969" calcext:value-type="float">
            <text:p>-0.096702020720697</text:p>
          </table:table-cell>
          <table:table-cell office:value-type="float" office:value="-0.0606993053606531" calcext:value-type="float">
            <text:p>-0.060699305360653</text:p>
          </table:table-cell>
          <table:table-cell office:value-type="float" office:value="-0.020646944622169" calcext:value-type="float">
            <text:p>-0.020646944622169</text:p>
          </table:table-cell>
          <table:table-cell office:value-type="float" office:value="0.020646944622169" calcext:value-type="float">
            <text:p>0.020646944622169</text:p>
          </table:table-cell>
        </table:table-row>
        <table:table-row table:style-name="ro1">
          <table:table-cell office:value-type="float" office:value="-0.025146046117945" calcext:value-type="float">
            <text:p>-0.025146046117945</text:p>
          </table:table-cell>
          <table:table-cell office:value-type="float" office:value="0.025146046117945" calcext:value-type="float">
            <text:p>0.025146046117945</text:p>
          </table:table-cell>
          <table:table-cell office:value-type="float" office:value="0.0667404864792341" calcext:value-type="float">
            <text:p>0.066740486479234</text:p>
          </table:table-cell>
          <table:table-cell office:value-type="float" office:value="0.100086420934238" calcext:value-type="float">
            <text:p>0.100086420934238</text:p>
          </table:table-cell>
          <table:table-cell office:value-type="float" office:value="0.125864001663249" calcext:value-type="float">
            <text:p>0.125864001663249</text:p>
          </table:table-cell>
          <table:table-cell office:value-type="float" office:value="0.144971316111472" calcext:value-type="float">
            <text:p>0.144971316111472</text:p>
          </table:table-cell>
          <table:table-cell office:value-type="float" office:value="0.158401501401293" calcext:value-type="float">
            <text:p>0.158401501401293</text:p>
          </table:table-cell>
          <table:table-cell office:value-type="float" office:value="0.167140722343488" calcext:value-type="float">
            <text:p>0.167140722343488</text:p>
          </table:table-cell>
          <table:table-cell office:value-type="float" office:value="0.172093352735592" calcext:value-type="float">
            <text:p>0.172093352735592</text:p>
          </table:table-cell>
          <table:table-cell office:value-type="float" office:value="0.174036304438194" calcext:value-type="float">
            <text:p>0.174036304438194</text:p>
          </table:table-cell>
          <table:table-cell office:value-type="float" office:value="0.173599019127983" calcext:value-type="float">
            <text:p>0.173599019127983</text:p>
          </table:table-cell>
          <table:table-cell office:value-type="float" office:value="0.171262488539209" calcext:value-type="float">
            <text:p>0.171262488539209</text:p>
          </table:table-cell>
          <table:table-cell office:value-type="float" office:value="0.167370137163899" calcext:value-type="float">
            <text:p>0.167370137163899</text:p>
          </table:table-cell>
          <table:table-cell office:value-type="float" office:value="0.162144579018502" calcext:value-type="float">
            <text:p>0.162144579018502</text:p>
          </table:table-cell>
          <table:table-cell office:value-type="float" office:value="0.155706060597669" calcext:value-type="float">
            <text:p>0.155706060597669</text:p>
          </table:table-cell>
          <table:table-cell office:value-type="float" office:value="0.148090126245206" calcext:value-type="float">
            <text:p>0.148090126245206</text:p>
          </table:table-cell>
          <table:table-cell office:value-type="float" office:value="0.139263398274547" calcext:value-type="float">
            <text:p>0.139263398274547</text:p>
          </table:table-cell>
          <table:table-cell office:value-type="float" office:value="0.129137306851527" calcext:value-type="float">
            <text:p>0.129137306851527</text:p>
          </table:table-cell>
          <table:table-cell office:value-type="float" office:value="0.117580217764037" calcext:value-type="float">
            <text:p>0.117580217764037</text:p>
          </table:table-cell>
          <table:table-cell office:value-type="float" office:value="0.104428792255032" calcext:value-type="float">
            <text:p>0.104428792255032</text:p>
          </table:table-cell>
          <table:table-cell office:value-type="float" office:value="0.0894997020522517" calcext:value-type="float">
            <text:p>0.089499702052252</text:p>
          </table:table-cell>
          <table:table-cell office:value-type="float" office:value="0.0726030635489225" calcext:value-type="float">
            <text:p>0.072603063548923</text:p>
          </table:table-cell>
          <table:table-cell office:value-type="float" office:value="0.0535593351871929" calcext:value-type="float">
            <text:p>0.053559335187193</text:p>
          </table:table-cell>
          <table:table-cell office:value-type="float" office:value="0.0322224239372937" calcext:value-type="float">
            <text:p>0.032222423937294</text:p>
          </table:table-cell>
          <table:table-cell office:value-type="float" office:value="0.00851436257167808" calcext:value-type="float">
            <text:p>0.008514362571678</text:p>
          </table:table-cell>
          <table:table-cell office:value-type="float" office:value="-0.0175172632293578" calcext:value-type="float">
            <text:p>-0.017517263229358</text:p>
          </table:table-cell>
          <table:table-cell office:value-type="float" office:value="-0.0455878483911243" calcext:value-type="float">
            <text:p>-0.045587848391124</text:p>
          </table:table-cell>
          <table:table-cell office:value-type="float" office:value="-0.0748367359510731" calcext:value-type="float">
            <text:p>-0.074836735951073</text:p>
          </table:table-cell>
          <table:table-cell office:value-type="float" office:value="-0.104078320306853" calcext:value-type="float">
            <text:p>-0.104078320306853</text:p>
          </table:table-cell>
          <table:table-cell office:value-type="float" office:value="-0.131728131638614" calcext:value-type="float">
            <text:p>-0.131728131638614</text:p>
          </table:table-cell>
          <table:table-cell office:value-type="float" office:value="-0.155813303072085" calcext:value-type="float">
            <text:p>-0.155813303072085</text:p>
          </table:table-cell>
          <table:table-cell office:value-type="float" office:value="-0.174082127243358" calcext:value-type="float">
            <text:p>-0.174082127243358</text:p>
          </table:table-cell>
          <table:table-cell office:value-type="float" office:value="-0.184240278041784" calcext:value-type="float">
            <text:p>-0.184240278041784</text:p>
          </table:table-cell>
          <table:table-cell office:value-type="float" office:value="-0.184300804418491" calcext:value-type="float">
            <text:p>-0.184300804418491</text:p>
          </table:table-cell>
          <table:table-cell office:value-type="float" office:value="-0.172977324957358" calcext:value-type="float">
            <text:p>-0.172977324957358</text:p>
          </table:table-cell>
          <table:table-cell office:value-type="float" office:value="-0.150006214459627" calcext:value-type="float">
            <text:p>-0.150006214459627</text:p>
          </table:table-cell>
          <table:table-cell office:value-type="float" office:value="-0.116291645752943" calcext:value-type="float">
            <text:p>-0.116291645752943</text:p>
          </table:table-cell>
          <table:table-cell office:value-type="float" office:value="-0.0738327464515011" calcext:value-type="float">
            <text:p>-0.073832746451501</text:p>
          </table:table-cell>
          <table:table-cell office:value-type="float" office:value="-0.0254683047969667" calcext:value-type="float">
            <text:p>-0.025468304796967</text:p>
          </table:table-cell>
          <table:table-cell office:value-type="float" office:value="0.0254683047969667" calcext:value-type="float">
            <text:p>0.025468304796967</text:p>
          </table:table-cell>
        </table:table-row>
        <table:table-row table:style-name="ro1">
          <table:table-cell office:value-type="float" office:value="-0.0275360997992916" calcext:value-type="float">
            <text:p>-0.027536099799292</text:p>
          </table:table-cell>
          <table:table-cell office:value-type="float" office:value="0.0275360997992916" calcext:value-type="float">
            <text:p>0.027536099799292</text:p>
          </table:table-cell>
          <table:table-cell office:value-type="float" office:value="0.072874640836093" calcext:value-type="float">
            <text:p>0.072874640836093</text:p>
          </table:table-cell>
          <table:table-cell office:value-type="float" office:value="0.108952670752341" calcext:value-type="float">
            <text:p>0.108952670752341</text:p>
          </table:table-cell>
          <table:table-cell office:value-type="float" office:value="0.136547790894353" calcext:value-type="float">
            <text:p>0.136547790894353</text:p>
          </table:table-cell>
          <table:table-cell office:value-type="float" office:value="0.156712274570768" calcext:value-type="float">
            <text:p>0.156712274570768</text:p>
          </table:table-cell>
          <table:table-cell office:value-type="float" office:value="0.170616898258493" calcext:value-type="float">
            <text:p>0.170616898258493</text:p>
          </table:table-cell>
          <table:table-cell office:value-type="float" office:value="0.179420107647253" calcext:value-type="float">
            <text:p>0.179420107647253</text:p>
          </table:table-cell>
          <table:table-cell office:value-type="float" office:value="0.184174543830952" calcext:value-type="float">
            <text:p>0.184174543830952</text:p>
          </table:table-cell>
          <table:table-cell office:value-type="float" office:value="0.185773560169185" calcext:value-type="float">
            <text:p>0.185773560169185</text:p>
          </table:table-cell>
          <table:table-cell office:value-type="float" office:value="0.184931446655748" calcext:value-type="float">
            <text:p>0.184931446655748</text:p>
          </table:table-cell>
          <table:table-cell office:value-type="float" office:value="0.182186997109189" calcext:value-type="float">
            <text:p>0.182186997109189</text:p>
          </table:table-cell>
          <table:table-cell office:value-type="float" office:value="0.177920269921633" calcext:value-type="float">
            <text:p>0.177920269921633</text:p>
          </table:table-cell>
          <table:table-cell office:value-type="float" office:value="0.172374780710711" calcext:value-type="float">
            <text:p>0.172374780710711</text:p>
          </table:table-cell>
          <table:table-cell office:value-type="float" office:value="0.16568016128731" calcext:value-type="float">
            <text:p>0.16568016128731</text:p>
          </table:table-cell>
          <table:table-cell office:value-type="float" office:value="0.157872679926685" calcext:value-type="float">
            <text:p>0.157872679926685</text:p>
          </table:table-cell>
          <table:table-cell office:value-type="float" office:value="0.148912658275484" calcext:value-type="float">
            <text:p>0.148912658275484</text:p>
          </table:table-cell>
          <table:table-cell office:value-type="float" office:value="0.138698846376668" calcext:value-type="float">
            <text:p>0.138698846376668</text:p>
          </table:table-cell>
          <table:table-cell office:value-type="float" office:value="0.127080419630264" calcext:value-type="float">
            <text:p>0.127080419630264</text:p>
          </table:table-cell>
          <table:table-cell office:value-type="float" office:value="0.113867578066209" calcext:value-type="float">
            <text:p>0.113867578066209</text:p>
          </table:table-cell>
          <table:table-cell office:value-type="float" office:value="0.0988420296745901" calcext:value-type="float">
            <text:p>0.09884202967459</text:p>
          </table:table-cell>
          <table:table-cell office:value-type="float" office:value="0.0817688556462512" calcext:value-type="float">
            <text:p>0.081768855646251</text:p>
          </table:table-cell>
          <table:table-cell office:value-type="float" office:value="0.0624115632672933" calcext:value-type="float">
            <text:p>0.062411563267293</text:p>
          </table:table-cell>
          <table:table-cell office:value-type="float" office:value="0.0405527284045673" calcext:value-type="float">
            <text:p>0.040552728404567</text:p>
          </table:table-cell>
          <table:table-cell office:value-type="float" office:value="0.0160229785660383" calcext:value-type="float">
            <text:p>0.016022978566038</text:p>
          </table:table-cell>
          <table:table-cell office:value-type="float" office:value="-0.011260946465077" calcext:value-type="float">
            <text:p>-0.011260946465077</text:p>
          </table:table-cell>
          <table:table-cell office:value-type="float" office:value="-0.0412566709729003" calcext:value-type="float">
            <text:p>-0.0412566709729</text:p>
          </table:table-cell>
          <table:table-cell office:value-type="float" office:value="-0.0732861667658969" calcext:value-type="float">
            <text:p>-0.073286166765897</text:p>
          </table:table-cell>
          <table:table-cell office:value-type="float" office:value="-0.106185756680757" calcext:value-type="float">
            <text:p>-0.106185756680757</text:p>
          </table:table-cell>
          <table:table-cell office:value-type="float" office:value="-0.138333648345609" calcext:value-type="float">
            <text:p>-0.138333648345609</text:p>
          </table:table-cell>
          <table:table-cell office:value-type="float" office:value="-0.167576195842746" calcext:value-type="float">
            <text:p>-0.167576195842746</text:p>
          </table:table-cell>
          <table:table-cell office:value-type="float" office:value="-0.191260887523834" calcext:value-type="float">
            <text:p>-0.191260887523834</text:p>
          </table:table-cell>
          <table:table-cell office:value-type="float" office:value="-0.206445046505549" calcext:value-type="float">
            <text:p>-0.206445046505549</text:p>
          </table:table-cell>
          <table:table-cell office:value-type="float" office:value="-0.210304851593621" calcext:value-type="float">
            <text:p>-0.210304851593621</text:p>
          </table:table-cell>
          <table:table-cell office:value-type="float" office:value="-0.200688575233244" calcext:value-type="float">
            <text:p>-0.200688575233244</text:p>
          </table:table-cell>
          <table:table-cell office:value-type="float" office:value="-0.176655944285727" calcext:value-type="float">
            <text:p>-0.176655944285727</text:p>
          </table:table-cell>
          <table:table-cell office:value-type="float" office:value="-0.138801186366401" calcext:value-type="float">
            <text:p>-0.138801186366401</text:p>
          </table:table-cell>
          <table:table-cell office:value-type="float" office:value="-0.0892336954859265" calcext:value-type="float">
            <text:p>-0.089233695485927</text:p>
          </table:table-cell>
          <table:table-cell office:value-type="float" office:value="-0.0312381240027033" calcext:value-type="float">
            <text:p>-0.031238124002703</text:p>
          </table:table-cell>
          <table:table-cell office:value-type="float" office:value="0.0312381240027033" calcext:value-type="float">
            <text:p>0.031238124002703</text:p>
          </table:table-cell>
        </table:table-row>
        <table:table-row table:style-name="ro1">
          <table:table-cell office:value-type="float" office:value="-0.0301159995298448" calcext:value-type="float">
            <text:p>-0.030115999529845</text:p>
          </table:table-cell>
          <table:table-cell office:value-type="float" office:value="0.0301159995298448" calcext:value-type="float">
            <text:p>0.030115999529845</text:p>
          </table:table-cell>
          <table:table-cell office:value-type="float" office:value="0.0794611681214947" calcext:value-type="float">
            <text:p>0.079461168121495</text:p>
          </table:table-cell>
          <table:table-cell office:value-type="float" office:value="0.11838834311602" calcext:value-type="float">
            <text:p>0.11838834311602</text:p>
          </table:table-cell>
          <table:table-cell office:value-type="float" office:value="0.147782578032469" calcext:value-type="float">
            <text:p>0.147782578032469</text:p>
          </table:table-cell>
          <table:table-cell office:value-type="float" office:value="0.168884523207555" calcext:value-type="float">
            <text:p>0.168884523207555</text:p>
          </table:table-cell>
          <table:table-cell office:value-type="float" office:value="0.183084197090498" calcext:value-type="float">
            <text:p>0.183084197090498</text:p>
          </table:table-cell>
          <table:table-cell office:value-type="float" office:value="0.191748791365315" calcext:value-type="float">
            <text:p>0.191748791365315</text:p>
          </table:table-cell>
          <table:table-cell office:value-type="float" office:value="0.196104993542824" calcext:value-type="float">
            <text:p>0.196104993542824</text:p>
          </table:table-cell>
          <table:table-cell office:value-type="float" office:value="0.197177702588442" calcext:value-type="float">
            <text:p>0.197177702588442</text:p>
          </table:table-cell>
          <table:table-cell office:value-type="float" office:value="0.195773174985343" calcext:value-type="float">
            <text:p>0.195773174985343</text:p>
          </table:table-cell>
          <table:table-cell office:value-type="float" office:value="0.192490284661722" calcext:value-type="float">
            <text:p>0.192490284661722</text:p>
          </table:table-cell>
          <table:table-cell office:value-type="float" office:value="0.187745681428201" calcext:value-type="float">
            <text:p>0.187745681428201</text:p>
          </table:table-cell>
          <table:table-cell office:value-type="float" office:value="0.18180306960734" calcext:value-type="float">
            <text:p>0.18180306960734</text:p>
          </table:table-cell>
          <table:table-cell office:value-type="float" office:value="0.174801021152851" calcext:value-type="float">
            <text:p>0.174801021152851</text:p>
          </table:table-cell>
          <table:table-cell office:value-type="float" office:value="0.16677681322929" calcext:value-type="float">
            <text:p>0.16677681322929</text:p>
          </table:table-cell>
          <table:table-cell office:value-type="float" office:value="0.1576856878732" calcext:value-type="float">
            <text:p>0.1576856878732</text:p>
          </table:table-cell>
          <table:table-cell office:value-type="float" office:value="0.147415965551223" calcext:value-type="float">
            <text:p>0.147415965551223</text:p>
          </table:table-cell>
          <table:table-cell office:value-type="float" office:value="0.135800979128306" calcext:value-type="float">
            <text:p>0.135800979128306</text:p>
          </table:table-cell>
          <table:table-cell office:value-type="float" office:value="0.122628930097013" calcext:value-type="float">
            <text:p>0.122628930097013</text:p>
          </table:table-cell>
          <table:table-cell office:value-type="float" office:value="0.107652126109006" calcext:value-type="float">
            <text:p>0.107652126109006</text:p>
          </table:table-cell>
          <table:table-cell office:value-type="float" office:value="0.0905971082233274" calcext:value-type="float">
            <text:p>0.090597108223327</text:p>
          </table:table-cell>
          <table:table-cell office:value-type="float" office:value="0.0711771843940244" calcext:value-type="float">
            <text:p>0.071177184394024</text:p>
          </table:table-cell>
          <table:table-cell office:value-type="float" office:value="0.0491092032752905" calcext:value-type="float">
            <text:p>0.049109203275291</text:p>
          </table:table-cell>
          <table:table-cell office:value-type="float" office:value="0.024136124856722" calcext:value-type="float">
            <text:p>0.024136124856722</text:p>
          </table:table-cell>
          <table:table-cell office:value-type="float" office:value="-0.00394320737935223" calcext:value-type="float">
            <text:p>-0.003943207379352</text:p>
          </table:table-cell>
          <table:table-cell office:value-type="float" office:value="-0.0352278692482419" calcext:value-type="float">
            <text:p>-0.035227869248242</text:p>
          </table:table-cell>
          <table:table-cell office:value-type="float" office:value="-0.0694595423065694" calcext:value-type="float">
            <text:p>-0.069459542306569</text:p>
          </table:table-cell>
          <table:table-cell office:value-type="float" office:value="-0.105528618421462" calcext:value-type="float">
            <text:p>-0.105528618421462</text:p>
          </table:table-cell>
          <table:table-cell office:value-type="float" office:value="-0.141902285062937" calcext:value-type="float">
            <text:p>-0.141902285062937</text:p>
          </table:table-cell>
          <table:table-cell office:value-type="float" office:value="-0.17638804553287" calcext:value-type="float">
            <text:p>-0.17638804553287</text:p>
          </table:table-cell>
          <table:table-cell office:value-type="float" office:value="-0.206048837059583" calcext:value-type="float">
            <text:p>-0.206048837059583</text:p>
          </table:table-cell>
          <table:table-cell office:value-type="float" office:value="-0.227315237331818" calcext:value-type="float">
            <text:p>-0.227315237331818</text:p>
          </table:table-cell>
          <table:table-cell office:value-type="float" office:value="-0.236385929819377" calcext:value-type="float">
            <text:p>-0.236385929819377</text:p>
          </table:table-cell>
          <table:table-cell office:value-type="float" office:value="-0.22993049634264" calcext:value-type="float">
            <text:p>-0.22993049634264</text:p>
          </table:table-cell>
          <table:table-cell office:value-type="float" office:value="-0.205929111805841" calcext:value-type="float">
            <text:p>-0.205929111805841</text:p>
          </table:table-cell>
          <table:table-cell office:value-type="float" office:value="-0.164317775668577" calcext:value-type="float">
            <text:p>-0.164317775668577</text:p>
          </table:table-cell>
          <table:table-cell office:value-type="float" office:value="-0.107134923464028" calcext:value-type="float">
            <text:p>-0.107134923464028</text:p>
          </table:table-cell>
          <table:table-cell office:value-type="float" office:value="-0.0381072997002291" calcext:value-type="float">
            <text:p>-0.038107299700229</text:p>
          </table:table-cell>
          <table:table-cell office:value-type="float" office:value="0.0381072997002291" calcext:value-type="float">
            <text:p>0.038107299700229</text:p>
          </table:table-cell>
        </table:table-row>
        <table:table-row table:style-name="ro1">
          <table:table-cell office:value-type="float" office:value="-0.0329406942785166" calcext:value-type="float">
            <text:p>-0.032940694278517</text:p>
          </table:table-cell>
          <table:table-cell office:value-type="float" office:value="0.0329406942785166" calcext:value-type="float">
            <text:p>0.032940694278517</text:p>
          </table:table-cell>
          <table:table-cell office:value-type="float" office:value="0.0866198978032271" calcext:value-type="float">
            <text:p>0.086619897803227</text:p>
          </table:table-cell>
          <table:table-cell office:value-type="float" office:value="0.128522347054595" calcext:value-type="float">
            <text:p>0.128522347054595</text:p>
          </table:table-cell>
          <table:table-cell office:value-type="float" office:value="0.15966086541311" calcext:value-type="float">
            <text:p>0.15966086541311</text:p>
          </table:table-cell>
          <table:table-cell office:value-type="float" office:value="0.18151853912716" calcext:value-type="float">
            <text:p>0.18151853912716</text:p>
          </table:table-cell>
          <table:table-cell office:value-type="float" office:value="0.195764858563168" calcext:value-type="float">
            <text:p>0.195764858563168</text:p>
          </table:table-cell>
          <table:table-cell office:value-type="float" office:value="0.20402413074373" calcext:value-type="float">
            <text:p>0.20402413074373</text:p>
          </table:table-cell>
          <table:table-cell office:value-type="float" office:value="0.207727867011047" calcext:value-type="float">
            <text:p>0.207727867011047</text:p>
          </table:table-cell>
          <table:table-cell office:value-type="float" office:value="0.208048001618374" calcext:value-type="float">
            <text:p>0.208048001618374</text:p>
          </table:table-cell>
          <table:table-cell office:value-type="float" office:value="0.205888089449851" calcext:value-type="float">
            <text:p>0.205888089449851</text:p>
          </table:table-cell>
          <table:table-cell office:value-type="float" office:value="0.201907022742872" calcext:value-type="float">
            <text:p>0.201907022742872</text:p>
          </table:table-cell>
          <table:table-cell office:value-type="float" office:value="0.196555901810725" calcext:value-type="float">
            <text:p>0.196555901810725</text:p>
          </table:table-cell>
          <table:table-cell office:value-type="float" office:value="0.190116312261953" calcext:value-type="float">
            <text:p>0.190116312261953</text:p>
          </table:table-cell>
          <table:table-cell office:value-type="float" office:value="0.182734220338091" calcext:value-type="float">
            <text:p>0.182734220338091</text:p>
          </table:table-cell>
          <table:table-cell office:value-type="float" office:value="0.174447490799446" calcext:value-type="float">
            <text:p>0.174447490799446</text:p>
          </table:table-cell>
          <table:table-cell office:value-type="float" office:value="0.165207099249974" calcext:value-type="float">
            <text:p>0.165207099249974</text:p>
          </table:table-cell>
          <table:table-cell office:value-type="float" office:value="0.15489299738016" calcext:value-type="float">
            <text:p>0.15489299738016</text:p>
          </table:table-cell>
          <table:table-cell office:value-type="float" office:value="0.143326046782278" calcext:value-type="float">
            <text:p>0.143326046782278</text:p>
          </table:table-cell>
          <table:table-cell office:value-type="float" office:value="0.130277090883435" calcext:value-type="float">
            <text:p>0.130277090883435</text:p>
          </table:table-cell>
          <table:table-cell office:value-type="float" office:value="0.115474952929054" calcext:value-type="float">
            <text:p>0.115474952929054</text:p>
          </table:table-cell>
          <table:table-cell office:value-type="float" office:value="0.0986149299324279" calcext:value-type="float">
            <text:p>0.098614929932428</text:p>
          </table:table-cell>
          <table:table-cell office:value-type="float" office:value="0.0793689391188708" calcext:value-type="float">
            <text:p>0.079368939118871</text:p>
          </table:table-cell>
          <table:table-cell office:value-type="float" office:value="0.0573992923305163" calcext:value-type="float">
            <text:p>0.057399292330516</text:p>
          </table:table-cell>
          <table:table-cell office:value-type="float" office:value="0.0323773181849718" calcext:value-type="float">
            <text:p>0.032377318184972</text:p>
          </table:table-cell>
          <table:table-cell office:value-type="float" office:value="0.00400690779634509" calcext:value-type="float">
            <text:p>0.004006907796345</text:p>
          </table:table-cell>
          <table:table-cell office:value-type="float" office:value="-0.0279460993307055" calcext:value-type="float">
            <text:p>-0.027946099330706</text:p>
          </table:table-cell>
          <table:table-cell office:value-type="float" office:value="-0.0635845951186455" calcext:value-type="float">
            <text:p>-0.063584595118646</text:p>
          </table:table-cell>
          <table:table-cell office:value-type="float" office:value="-0.102036915937327" calcext:value-type="float">
            <text:p>-0.102036915937327</text:p>
          </table:table-cell>
          <table:table-cell office:value-type="float" office:value="-0.141984821886624" calcext:value-type="float">
            <text:p>-0.141984821886624</text:p>
          </table:table-cell>
          <table:table-cell office:value-type="float" office:value="-0.181367959872656" calcext:value-type="float">
            <text:p>-0.181367959872656</text:p>
          </table:table-cell>
          <table:table-cell office:value-type="float" office:value="-0.217169528842236" calcext:value-type="float">
            <text:p>-0.217169528842236</text:p>
          </table:table-cell>
          <table:table-cell office:value-type="float" office:value="-0.245344476144245" calcext:value-type="float">
            <text:p>-0.245344476144245</text:p>
          </table:table-cell>
          <table:table-cell office:value-type="float" office:value="-0.261086415338514" calcext:value-type="float">
            <text:p>-0.261086415338514</text:p>
          </table:table-cell>
          <table:table-cell office:value-type="float" office:value="-0.259590730559921" calcext:value-type="float">
            <text:p>-0.259590730559921</text:p>
          </table:table-cell>
          <table:table-cell office:value-type="float" office:value="-0.237235685816393" calcext:value-type="float">
            <text:p>-0.237235685816393</text:p>
          </table:table-cell>
          <table:table-cell office:value-type="float" office:value="-0.192743502567513" calcext:value-type="float">
            <text:p>-0.192743502567513</text:p>
          </table:table-cell>
          <table:table-cell office:value-type="float" office:value="-0.12771763500047" calcext:value-type="float">
            <text:p>-0.12771763500047</text:p>
          </table:table-cell>
          <table:table-cell office:value-type="float" office:value="-0.0462372290561546" calcext:value-type="float">
            <text:p>-0.046237229056155</text:p>
          </table:table-cell>
          <table:table-cell office:value-type="float" office:value="0.0462372290561546" calcext:value-type="float">
            <text:p>0.046237229056155</text:p>
          </table:table-cell>
        </table:table-row>
        <table:table-row table:style-name="ro1">
          <table:table-cell office:value-type="float" office:value="-0.0360934235298288" calcext:value-type="float">
            <text:p>-0.036093423529829</text:p>
          </table:table-cell>
          <table:table-cell office:value-type="float" office:value="0.0360934235298288" calcext:value-type="float">
            <text:p>0.036093423529829</text:p>
          </table:table-cell>
          <table:table-cell office:value-type="float" office:value="0.0945277457981839" calcext:value-type="float">
            <text:p>0.094527745798184</text:p>
          </table:table-cell>
          <table:table-cell office:value-type="float" office:value="0.139539481782757" calcext:value-type="float">
            <text:p>0.139539481782757</text:p>
          </table:table-cell>
          <table:table-cell office:value-type="float" office:value="0.172311057295849" calcext:value-type="float">
            <text:p>0.172311057295849</text:p>
          </table:table-cell>
          <table:table-cell office:value-type="float" office:value="0.194655668750754" calcext:value-type="float">
            <text:p>0.194655668750754</text:p>
          </table:table-cell>
          <table:table-cell office:value-type="float" office:value="0.208610118697874" calcext:value-type="float">
            <text:p>0.208610118697874</text:p>
          </table:table-cell>
          <table:table-cell office:value-type="float" office:value="0.216119160386578" calcext:value-type="float">
            <text:p>0.216119160386578</text:p>
          </table:table-cell>
          <table:table-cell office:value-type="float" office:value="0.218854289031393" calcext:value-type="float">
            <text:p>0.218854289031393</text:p>
          </table:table-cell>
          <table:table-cell office:value-type="float" office:value="0.218148489469715" calcext:value-type="float">
            <text:p>0.218148489469715</text:p>
          </table:table-cell>
          <table:table-cell office:value-type="float" office:value="0.215004398225852" calcext:value-type="float">
            <text:p>0.215004398225852</text:p>
          </table:table-cell>
          <table:table-cell office:value-type="float" office:value="0.210137289636896" calcext:value-type="float">
            <text:p>0.210137289636896</text:p>
          </table:table-cell>
          <table:table-cell office:value-type="float" office:value="0.20402773213768" calcext:value-type="float">
            <text:p>0.20402773213768</text:p>
          </table:table-cell>
          <table:table-cell office:value-type="float" office:value="0.196970878903198" calcext:value-type="float">
            <text:p>0.196970878903198</text:p>
          </table:table-cell>
          <table:table-cell office:value-type="float" office:value="0.189117206527873" calcext:value-type="float">
            <text:p>0.189117206527873</text:p>
          </table:table-cell>
          <table:table-cell office:value-type="float" office:value="0.18050385873077" calcext:value-type="float">
            <text:p>0.18050385873077</text:p>
          </table:table-cell>
          <table:table-cell office:value-type="float" office:value="0.17107776158803" calcext:value-type="float">
            <text:p>0.17107776158803</text:p>
          </table:table-cell>
          <table:table-cell office:value-type="float" office:value="0.160712105141418" calcext:value-type="float">
            <text:p>0.160712105141418</text:p>
          </table:table-cell>
          <table:table-cell office:value-type="float" office:value="0.149218425381673" calcext:value-type="float">
            <text:p>0.149218425381673</text:p>
          </table:table-cell>
          <table:table-cell office:value-type="float" office:value="0.136354691356758" calcext:value-type="float">
            <text:p>0.136354691356758</text:p>
          </table:table-cell>
          <table:table-cell office:value-type="float" office:value="0.121832047489655" calcext:value-type="float">
            <text:p>0.121832047489655</text:p>
          </table:table-cell>
          <table:table-cell office:value-type="float" office:value="0.105321983279153" calcext:value-type="float">
            <text:p>0.105321983279153</text:p>
          </table:table-cell>
          <table:table-cell office:value-type="float" office:value="0.0864641291636485" calcext:value-type="float">
            <text:p>0.086464129163649</text:p>
          </table:table-cell>
          <table:table-cell office:value-type="float" office:value="0.0648779462165115" calcext:value-type="float">
            <text:p>0.064877946216512</text:p>
          </table:table-cell>
          <table:table-cell office:value-type="float" office:value="0.0401799463548196" calcext:value-type="float">
            <text:p>0.04017994635482</text:p>
          </table:table-cell>
          <table:table-cell office:value-type="float" office:value="0.0120047603443174" calcext:value-type="float">
            <text:p>0.012004760344317</text:p>
          </table:table-cell>
          <table:table-cell office:value-type="float" office:value="-0.0199818217318705" calcext:value-type="float">
            <text:p>-0.019981821731871</text:p>
          </table:table-cell>
          <table:table-cell office:value-type="float" office:value="-0.0561047751879399" calcext:value-type="float">
            <text:p>-0.05610477518794</text:p>
          </table:table-cell>
          <table:table-cell office:value-type="float" office:value="-0.0959401194229311" calcext:value-type="float">
            <text:p>-0.095940119422931</text:p>
          </table:table-cell>
          <table:table-cell office:value-type="float" office:value="-0.138459852102892" calcext:value-type="float">
            <text:p>-0.138459852102892</text:p>
          </table:table-cell>
          <table:table-cell office:value-type="float" office:value="-0.181902062770562" calcext:value-type="float">
            <text:p>-0.181902062770562</text:p>
          </table:table-cell>
          <table:table-cell office:value-type="float" office:value="-0.22344835842389" calcext:value-type="float">
            <text:p>-0.22344835842389</text:p>
          </table:table-cell>
          <table:table-cell office:value-type="float" office:value="-0.258881547046919" calcext:value-type="float">
            <text:p>-0.258881547046919</text:p>
          </table:table-cell>
          <table:table-cell office:value-type="float" office:value="-0.28255822350003" calcext:value-type="float">
            <text:p>-0.28255822350003</text:p>
          </table:table-cell>
          <table:table-cell office:value-type="float" office:value="-0.288036942004292" calcext:value-type="float">
            <text:p>-0.288036942004292</text:p>
          </table:table-cell>
          <table:table-cell office:value-type="float" office:value="-0.269515856015873" calcext:value-type="float">
            <text:p>-0.269515856015873</text:p>
          </table:table-cell>
          <table:table-cell office:value-type="float" office:value="-0.223691102014601" calcext:value-type="float">
            <text:p>-0.223691102014601</text:p>
          </table:table-cell>
          <table:table-cell office:value-type="float" office:value="-0.151063853767248" calcext:value-type="float">
            <text:p>-0.151063853767248</text:p>
          </table:table-cell>
          <table:table-cell office:value-type="float" office:value="-0.0557951942031501" calcext:value-type="float">
            <text:p>-0.05579519420315</text:p>
          </table:table-cell>
          <table:table-cell office:value-type="float" office:value="0.0557951942031501" calcext:value-type="float">
            <text:p>0.05579519420315</text:p>
          </table:table-cell>
        </table:table-row>
        <table:table-row table:style-name="ro1">
          <table:table-cell office:value-type="float" office:value="-0.0396999031822522" calcext:value-type="float">
            <text:p>-0.039699903182252</text:p>
          </table:table-cell>
          <table:table-cell office:value-type="float" office:value="0.0396999031822522" calcext:value-type="float">
            <text:p>0.039699903182252</text:p>
          </table:table-cell>
          <table:table-cell office:value-type="float" office:value="0.103442607202746" calcext:value-type="float">
            <text:p>0.103442607202746</text:p>
          </table:table-cell>
          <table:table-cell office:value-type="float" office:value="0.151696847843388" calcext:value-type="float">
            <text:p>0.151696847843388</text:p>
          </table:table-cell>
          <table:table-cell office:value-type="float" office:value="0.185900113154946" calcext:value-type="float">
            <text:p>0.185900113154946</text:p>
          </table:table-cell>
          <table:table-cell office:value-type="float" office:value="0.208339677620742" calcext:value-type="float">
            <text:p>0.208339677620742</text:p>
          </table:table-cell>
          <table:table-cell office:value-type="float" office:value="0.221546967724684" calcext:value-type="float">
            <text:p>0.221546967724684</text:p>
          </table:table-cell>
          <table:table-cell office:value-type="float" office:value="0.227867427455164" calcext:value-type="float">
            <text:p>0.227867427455164</text:p>
          </table:table-cell>
          <table:table-cell office:value-type="float" office:value="0.229249440411612" calcext:value-type="float">
            <text:p>0.229249440411612</text:p>
          </table:table-cell>
          <table:table-cell office:value-type="float" office:value="0.227196230594873" calcext:value-type="float">
            <text:p>0.227196230594873</text:p>
          </table:table-cell>
          <table:table-cell office:value-type="float" office:value="0.222805252114283" calcext:value-type="float">
            <text:p>0.222805252114283</text:p>
          </table:table-cell>
          <table:table-cell office:value-type="float" office:value="0.216839474730228" calcext:value-type="float">
            <text:p>0.216839474730228</text:p>
          </table:table-cell>
          <table:table-cell office:value-type="float" office:value="0.20980036206573" calcext:value-type="float">
            <text:p>0.20980036206573</text:p>
          </table:table-cell>
          <table:table-cell office:value-type="float" office:value="0.201989985107705" calcext:value-type="float">
            <text:p>0.201989985107705</text:p>
          </table:table-cell>
          <table:table-cell office:value-type="float" office:value="0.193558968136064" calcext:value-type="float">
            <text:p>0.193558968136064</text:p>
          </table:table-cell>
          <table:table-cell office:value-type="float" office:value="0.184541427278935" calcext:value-type="float">
            <text:p>0.184541427278935</text:p>
          </table:table-cell>
          <table:table-cell office:value-type="float" office:value="0.174879754838564" calcext:value-type="float">
            <text:p>0.174879754838564</text:p>
          </table:table-cell>
          <table:table-cell office:value-type="float" office:value="0.164441262985563" calcext:value-type="float">
            <text:p>0.164441262985563</text:p>
          </table:table-cell>
          <table:table-cell office:value-type="float" office:value="0.153031022530134" calcext:value-type="float">
            <text:p>0.153031022530134</text:p>
          </table:table-cell>
          <table:table-cell office:value-type="float" office:value="0.140398319529393" calcext:value-type="float">
            <text:p>0.140398319529393</text:p>
          </table:table-cell>
          <table:table-cell office:value-type="float" office:value="0.126242018856031" calcext:value-type="float">
            <text:p>0.126242018856031</text:p>
          </table:table-cell>
          <table:table-cell office:value-type="float" office:value="0.11021721773564" calcext:value-type="float">
            <text:p>0.11021721773564</text:p>
          </table:table-cell>
          <table:table-cell office:value-type="float" office:value="0.0919397219609133" calcext:value-type="float">
            <text:p>0.091939721960913</text:p>
          </table:table-cell>
          <table:table-cell office:value-type="float" office:value="0.0709954264847055" calcext:value-type="float">
            <text:p>0.070995426484706</text:p>
          </table:table-cell>
          <table:table-cell office:value-type="float" office:value="0.0469576604864644" calcext:value-type="float">
            <text:p>0.046957660486464</text:p>
          </table:table-cell>
          <table:table-cell office:value-type="float" office:value="0.0194144338414417" calcext:value-type="float">
            <text:p>0.019414433841442</text:p>
          </table:table-cell>
          <table:table-cell office:value-type="float" office:value="-0.0120002894739853" calcext:value-type="float">
            <text:p>-0.012000289473985</text:p>
          </table:table-cell>
          <table:table-cell office:value-type="float" office:value="-0.0476291674645614" calcext:value-type="float">
            <text:p>-0.047629167464561</text:p>
          </table:table-cell>
          <table:table-cell office:value-type="float" office:value="-0.0877664546294822" calcext:value-type="float">
            <text:p>-0.087766454629482</text:p>
          </table:table-cell>
          <table:table-cell office:value-type="float" office:value="-0.131598598454446" calcext:value-type="float">
            <text:p>-0.131598598454446</text:p>
          </table:table-cell>
          <table:table-cell office:value-type="float" office:value="-0.177788572109975" calcext:value-type="float">
            <text:p>-0.177788572109975</text:p>
          </table:table-cell>
          <table:table-cell office:value-type="float" office:value="-0.224028986679453" calcext:value-type="float">
            <text:p>-0.224028986679453</text:p>
          </table:table-cell>
          <table:table-cell office:value-type="float" office:value="-0.266354105285522" calcext:value-type="float">
            <text:p>-0.266354105285522</text:p>
          </table:table-cell>
          <table:table-cell office:value-type="float" office:value="-0.298694754066958" calcext:value-type="float">
            <text:p>-0.298694754066958</text:p>
          </table:table-cell>
          <table:table-cell office:value-type="float" office:value="-0.313096718742016" calcext:value-type="float">
            <text:p>-0.313096718742016</text:p>
          </table:table-cell>
          <table:table-cell office:value-type="float" office:value="-0.301106287943164" calcext:value-type="float">
            <text:p>-0.301106287943164</text:p>
          </table:table-cell>
          <table:table-cell office:value-type="float" office:value="-0.25634348991399" calcext:value-type="float">
            <text:p>-0.25634348991399</text:p>
          </table:table-cell>
          <table:table-cell office:value-type="float" office:value="-0.177084382015022" calcext:value-type="float">
            <text:p>-0.177084382015022</text:p>
          </table:table-cell>
          <table:table-cell office:value-type="float" office:value="-0.0669468751521073" calcext:value-type="float">
            <text:p>-0.066946875152107</text:p>
          </table:table-cell>
          <table:table-cell office:value-type="float" office:value="0.0669468751521073" calcext:value-type="float">
            <text:p>0.066946875152107</text:p>
          </table:table-cell>
        </table:table-row>
        <table:table-row table:style-name="ro1">
          <table:table-cell office:value-type="float" office:value="-0.0439512471353568" calcext:value-type="float">
            <text:p>-0.043951247135357</text:p>
          </table:table-cell>
          <table:table-cell office:value-type="float" office:value="0.0439512471353568" calcext:value-type="float">
            <text:p>0.043951247135357</text:p>
          </table:table-cell>
          <table:table-cell office:value-type="float" office:value="0.113737444319308" calcext:value-type="float">
            <text:p>0.113737444319308</text:p>
          </table:table-cell>
          <table:table-cell office:value-type="float" office:value="0.165341147469773" calcext:value-type="float">
            <text:p>0.165341147469773</text:p>
          </table:table-cell>
          <table:table-cell office:value-type="float" office:value="0.20062806743415" calcext:value-type="float">
            <text:p>0.20062806743415</text:p>
          </table:table-cell>
          <table:table-cell office:value-type="float" office:value="0.222596274093272" calcext:value-type="float">
            <text:p>0.222596274093272</text:p>
          </table:table-cell>
          <table:table-cell office:value-type="float" office:value="0.234452207014335" calcext:value-type="float">
            <text:p>0.234452207014335</text:p>
          </table:table-cell>
          <table:table-cell office:value-type="float" office:value="0.239037494772442" calcext:value-type="float">
            <text:p>0.239037494772442</text:p>
          </table:table-cell>
          <table:table-cell office:value-type="float" office:value="0.23860987709138" calcext:value-type="float">
            <text:p>0.23860987709138</text:p>
          </table:table-cell>
          <table:table-cell office:value-type="float" office:value="0.234841889322512" calcext:value-type="float">
            <text:p>0.234841889322512</text:p>
          </table:table-cell>
          <table:table-cell office:value-type="float" office:value="0.228912319151954" calcext:value-type="float">
            <text:p>0.228912319151954</text:p>
          </table:table-cell>
          <table:table-cell office:value-type="float" office:value="0.221616562527939" calcext:value-type="float">
            <text:p>0.221616562527939</text:p>
          </table:table-cell>
          <table:table-cell office:value-type="float" office:value="0.213464196565971" calcext:value-type="float">
            <text:p>0.213464196565971</text:p>
          </table:table-cell>
          <table:table-cell office:value-type="float" office:value="0.204755055944688" calcext:value-type="float">
            <text:p>0.204755055944688</text:p>
          </table:table-cell>
          <table:table-cell office:value-type="float" office:value="0.195634060121332" calcext:value-type="float">
            <text:p>0.195634060121332</text:p>
          </table:table-cell>
          <table:table-cell office:value-type="float" office:value="0.186128911831255" calcext:value-type="float">
            <text:p>0.186128911831255</text:p>
          </table:table-cell>
          <table:table-cell office:value-type="float" office:value="0.176176296903937" calcext:value-type="float">
            <text:p>0.176176296903937</text:p>
          </table:table-cell>
          <table:table-cell office:value-type="float" office:value="0.165637242035035" calcext:value-type="float">
            <text:p>0.165637242035035</text:p>
          </table:table-cell>
          <table:table-cell office:value-type="float" office:value="0.154313156826669" calcext:value-type="float">
            <text:p>0.154313156826669</text:p>
          </table:table-cell>
          <table:table-cell office:value-type="float" office:value="0.141948578985748" calcext:value-type="float">
            <text:p>0.141948578985748</text:p>
          </table:table-cell>
          <table:table-cell office:value-type="float" office:value="0.128234739994278" calcext:value-type="float">
            <text:p>0.128234739994278</text:p>
          </table:table-cell>
          <table:table-cell office:value-type="float" office:value="0.11281883876155" calcext:value-type="float">
            <text:p>0.11281883876155</text:p>
          </table:table-cell>
          <table:table-cell office:value-type="float" office:value="0.0953022563790002" calcext:value-type="float">
            <text:p>0.095302256379</text:p>
          </table:table-cell>
          <table:table-cell office:value-type="float" office:value="0.0752466819510943" calcext:value-type="float">
            <text:p>0.075246681951094</text:p>
          </table:table-cell>
          <table:table-cell office:value-type="float" office:value="0.0521897145448687" calcext:value-type="float">
            <text:p>0.052189714544869</text:p>
          </table:table-cell>
          <table:table-cell office:value-type="float" office:value="0.0256751260623423" calcext:value-type="float">
            <text:p>0.025675126062342</text:p>
          </table:table-cell>
          <table:table-cell office:value-type="float" office:value="-0.00467446224302334" calcext:value-type="float">
            <text:p>-0.004674462243023</text:p>
          </table:table-cell>
          <table:table-cell office:value-type="float" office:value="-0.0388862487061622" calcext:value-type="float">
            <text:p>-0.038886248706162</text:p>
          </table:table-cell>
          <table:table-cell office:value-type="float" office:value="-0.0783057761573722" calcext:value-type="float">
            <text:p>-0.078305776157372</text:p>
          </table:table-cell>
          <table:table-cell office:value-type="float" office:value="-0.122045344132527" calcext:value-type="float">
            <text:p>-0.122045344132527</text:p>
          </table:table-cell>
          <table:table-cell office:value-type="float" office:value="-0.169293659564321" calcext:value-type="float">
            <text:p>-0.169293659564321</text:p>
          </table:table-cell>
          <table:table-cell office:value-type="float" office:value="-0.21855438323791" calcext:value-type="float">
            <text:p>-0.21855438323791</text:p>
          </table:table-cell>
          <table:table-cell office:value-type="float" office:value="-0.266545617758115" calcext:value-type="float">
            <text:p>-0.266545617758115</text:p>
          </table:table-cell>
          <table:table-cell office:value-type="float" office:value="-0.307383405772777" calcext:value-type="float">
            <text:p>-0.307383405772777</text:p>
          </table:table-cell>
          <table:table-cell office:value-type="float" office:value="-0.332148467456865" calcext:value-type="float">
            <text:p>-0.332148467456865</text:p>
          </table:table-cell>
          <table:table-cell office:value-type="float" office:value="-0.329634583695815" calcext:value-type="float">
            <text:p>-0.329634583695815</text:p>
          </table:table-cell>
          <table:table-cell office:value-type="float" office:value="-0.289272401386147" calcext:value-type="float">
            <text:p>-0.289272401386147</text:p>
          </table:table-cell>
          <table:table-cell office:value-type="float" office:value="-0.205408225197398" calcext:value-type="float">
            <text:p>-0.205408225197398</text:p>
          </table:table-cell>
          <table:table-cell office:value-type="float" office:value="-0.0798438657517564" calcext:value-type="float">
            <text:p>-0.079843865751756</text:p>
          </table:table-cell>
          <table:table-cell office:value-type="float" office:value="0.0798438657517564" calcext:value-type="float">
            <text:p>0.079843865751756</text:p>
          </table:table-cell>
        </table:table-row>
        <table:table-row table:style-name="ro1">
          <table:table-cell office:value-type="float" office:value="-0.0491428716480481" calcext:value-type="float">
            <text:p>-0.049142871648048</text:p>
          </table:table-cell>
          <table:table-cell office:value-type="float" office:value="0.0491428716480481" calcext:value-type="float">
            <text:p>0.049142871648048</text:p>
          </table:table-cell>
          <table:table-cell office:value-type="float" office:value="0.125948445273624" calcext:value-type="float">
            <text:p>0.125948445273624</text:p>
          </table:table-cell>
          <table:table-cell office:value-type="float" office:value="0.180921387774555" calcext:value-type="float">
            <text:p>0.180921387774555</text:p>
          </table:table-cell>
          <table:table-cell office:value-type="float" office:value="0.216704402354399" calcext:value-type="float">
            <text:p>0.216704402354399</text:p>
          </table:table-cell>
          <table:table-cell office:value-type="float" office:value="0.237391158476322" calcext:value-type="float">
            <text:p>0.237391158476322</text:p>
          </table:table-cell>
          <table:table-cell office:value-type="float" office:value="0.247107210917392" calcext:value-type="float">
            <text:p>0.247107210917392</text:p>
          </table:table-cell>
          <table:table-cell office:value-type="float" office:value="0.249291208437219" calcext:value-type="float">
            <text:p>0.249291208437219</text:p>
          </table:table-cell>
          <table:table-cell office:value-type="float" office:value="0.246526860069258" calcext:value-type="float">
            <text:p>0.246526860069258</text:p>
          </table:table-cell>
          <table:table-cell office:value-type="float" office:value="0.240637661809438" calcext:value-type="float">
            <text:p>0.240637661809438</text:p>
          </table:table-cell>
          <table:table-cell office:value-type="float" office:value="0.23285760267846" calcext:value-type="float">
            <text:p>0.23285760267846</text:p>
          </table:table-cell>
          <table:table-cell office:value-type="float" office:value="0.223991434252169" calcext:value-type="float">
            <text:p>0.223991434252169</text:p>
          </table:table-cell>
          <table:table-cell office:value-type="float" office:value="0.21453952256438" calcext:value-type="float">
            <text:p>0.21453952256438</text:p>
          </table:table-cell>
          <table:table-cell office:value-type="float" office:value="0.204787853191169" calcext:value-type="float">
            <text:p>0.204787853191169</text:p>
          </table:table-cell>
          <table:table-cell office:value-type="float" office:value="0.194868414423954" calcext:value-type="float">
            <text:p>0.194868414423954</text:p>
          </table:table-cell>
          <table:table-cell office:value-type="float" office:value="0.184797764655818" calcext:value-type="float">
            <text:p>0.184797764655818</text:p>
          </table:table-cell>
          <table:table-cell office:value-type="float" office:value="0.174505428172902" calcext:value-type="float">
            <text:p>0.174505428172902</text:p>
          </table:table-cell>
          <table:table-cell office:value-type="float" office:value="0.163842659657788" calcext:value-type="float">
            <text:p>0.163842659657788</text:p>
          </table:table-cell>
          <table:table-cell office:value-type="float" office:value="0.152610930696161" calcext:value-type="float">
            <text:p>0.152610930696161</text:p>
          </table:table-cell>
          <table:table-cell office:value-type="float" office:value="0.140553875585936" calcext:value-type="float">
            <text:p>0.140553875585936</text:p>
          </table:table-cell>
          <table:table-cell office:value-type="float" office:value="0.127357112605654" calcext:value-type="float">
            <text:p>0.127357112605654</text:p>
          </table:table-cell>
          <table:table-cell office:value-type="float" office:value="0.112671268975424" calcext:value-type="float">
            <text:p>0.112671268975424</text:p>
          </table:table-cell>
          <table:table-cell office:value-type="float" office:value="0.0960950928813727" calcext:value-type="float">
            <text:p>0.096095092881373</text:p>
          </table:table-cell>
          <table:table-cell office:value-type="float" office:value="0.0771810183002281" calcext:value-type="float">
            <text:p>0.077181018300228</text:p>
          </table:table-cell>
          <table:table-cell office:value-type="float" office:value="0.0554537228878671" calcext:value-type="float">
            <text:p>0.055453722887867</text:p>
          </table:table-cell>
          <table:table-cell office:value-type="float" office:value="0.0304448714546808" calcext:value-type="float">
            <text:p>0.030444871454681</text:p>
          </table:table-cell>
          <table:table-cell office:value-type="float" office:value="0.00174632777047534" calcext:value-type="float">
            <text:p>0.001746327770475</text:p>
          </table:table-cell>
          <table:table-cell office:value-type="float" office:value="-0.0309718178861905" calcext:value-type="float">
            <text:p>-0.030971817886191</text:p>
          </table:table-cell>
          <table:table-cell office:value-type="float" office:value="-0.0685345250359583" calcext:value-type="float">
            <text:p>-0.068534525035958</text:p>
          </table:table-cell>
          <table:table-cell office:value-type="float" office:value="-0.11068051885864" calcext:value-type="float">
            <text:p>-0.11068051885864</text:p>
          </table:table-cell>
          <table:table-cell office:value-type="float" office:value="-0.157066126596615" calcext:value-type="float">
            <text:p>-0.157066126596615</text:p>
          </table:table-cell>
          <table:table-cell office:value-type="float" office:value="-0.207236698591778" calcext:value-type="float">
            <text:p>-0.207236698591778</text:p>
          </table:table-cell>
          <table:table-cell office:value-type="float" office:value="-0.258847737137635" calcext:value-type="float">
            <text:p>-0.258847737137635</text:p>
          </table:table-cell>
          <table:table-cell office:value-type="float" office:value="-0.306849629579447" calcext:value-type="float">
            <text:p>-0.306849629579447</text:p>
          </table:table-cell>
          <table:table-cell office:value-type="float" office:value="-0.342368080414571" calcext:value-type="float">
            <text:p>-0.342368080414571</text:p>
          </table:table-cell>
          <table:table-cell office:value-type="float" office:value="-0.352000129652388" calcext:value-type="float">
            <text:p>-0.352000129652388</text:p>
          </table:table-cell>
          <table:table-cell office:value-type="float" office:value="-0.320220544963928" calcext:value-type="float">
            <text:p>-0.320220544963928</text:p>
          </table:table-cell>
          <table:table-cell office:value-type="float" office:value="-0.235208085612675" calcext:value-type="float">
            <text:p>-0.235208085612675</text:p>
          </table:table-cell>
          <table:table-cell office:value-type="float" office:value="-0.0945998572115886" calcext:value-type="float">
            <text:p>-0.094599857211589</text:p>
          </table:table-cell>
          <table:table-cell office:value-type="float" office:value="0.0945998572115886" calcext:value-type="float">
            <text:p>0.094599857211589</text:p>
          </table:table-cell>
        </table:table-row>
        <table:table-row table:style-name="ro1">
          <table:table-cell office:value-type="float" office:value="-0.0557439010353625" calcext:value-type="float">
            <text:p>-0.055743901035363</text:p>
          </table:table-cell>
          <table:table-cell office:value-type="float" office:value="0.0557439010353625" calcext:value-type="float">
            <text:p>0.055743901035363</text:p>
          </table:table-cell>
          <table:table-cell office:value-type="float" office:value="0.14083983034581" calcext:value-type="float">
            <text:p>0.14083983034581</text:p>
          </table:table-cell>
          <table:table-cell office:value-type="float" office:value="0.198982123732732" calcext:value-type="float">
            <text:p>0.198982123732732</text:p>
          </table:table-cell>
          <table:table-cell office:value-type="float" office:value="0.234286995391297" calcext:value-type="float">
            <text:p>0.234286995391297</text:p>
          </table:table-cell>
          <table:table-cell office:value-type="float" office:value="0.252550873065185" calcext:value-type="float">
            <text:p>0.252550873065185</text:p>
          </table:table-cell>
          <table:table-cell office:value-type="float" office:value="0.259121593091064" calcext:value-type="float">
            <text:p>0.259121593091064</text:p>
          </table:table-cell>
          <table:table-cell office:value-type="float" office:value="0.258115928214351" calcext:value-type="float">
            <text:p>0.258115928214351</text:p>
          </table:table-cell>
          <table:table-cell office:value-type="float" office:value="0.252426742393865" calcext:value-type="float">
            <text:p>0.252426742393865</text:p>
          </table:table-cell>
          <table:table-cell office:value-type="float" office:value="0.243984253764768" calcext:value-type="float">
            <text:p>0.243984253764768</text:p>
          </table:table-cell>
          <table:table-cell office:value-type="float" office:value="0.234036111623585" calcext:value-type="float">
            <text:p>0.234036111623585</text:p>
          </table:table-cell>
          <table:table-cell office:value-type="float" office:value="0.223365156400301" calcext:value-type="float">
            <text:p>0.223365156400301</text:p>
          </table:table-cell>
          <table:table-cell office:value-type="float" office:value="0.212440638355697" calcext:value-type="float">
            <text:p>0.212440638355697</text:p>
          </table:table-cell>
          <table:table-cell office:value-type="float" office:value="0.201520763373302" calcext:value-type="float">
            <text:p>0.201520763373302</text:p>
          </table:table-cell>
          <table:table-cell office:value-type="float" office:value="0.190716205616519" calcext:value-type="float">
            <text:p>0.190716205616519</text:p>
          </table:table-cell>
          <table:table-cell office:value-type="float" office:value="0.180024966626041" calcext:value-type="float">
            <text:p>0.180024966626041</text:p>
          </table:table-cell>
          <table:table-cell office:value-type="float" office:value="0.169369972268071" calcext:value-type="float">
            <text:p>0.169369972268071</text:p>
          </table:table-cell>
          <table:table-cell office:value-type="float" office:value="0.158580284932527" calcext:value-type="float">
            <text:p>0.158580284932527</text:p>
          </table:table-cell>
          <table:table-cell office:value-type="float" office:value="0.147465625143054" calcext:value-type="float">
            <text:p>0.147465625143054</text:p>
          </table:table-cell>
          <table:table-cell office:value-type="float" office:value="0.135773624618757" calcext:value-type="float">
            <text:p>0.135773624618757</text:p>
          </table:table-cell>
          <table:table-cell office:value-type="float" office:value="0.123177837463023" calcext:value-type="float">
            <text:p>0.123177837463023</text:p>
          </table:table-cell>
          <table:table-cell office:value-type="float" office:value="0.10934916365544" calcext:value-type="float">
            <text:p>0.10934916365544</text:p>
          </table:table-cell>
          <table:table-cell office:value-type="float" office:value="0.0938923388613083" calcext:value-type="float">
            <text:p>0.093892338861308</text:p>
          </table:table-cell>
          <table:table-cell office:value-type="float" office:value="0.0763582141173346" calcext:value-type="float">
            <text:p>0.076358214117335</text:p>
          </table:table-cell>
          <table:table-cell office:value-type="float" office:value="0.0562630933725097" calcext:value-type="float">
            <text:p>0.05626309337251</text:p>
          </table:table-cell>
          <table:table-cell office:value-type="float" office:value="0.0331191546621837" calcext:value-type="float">
            <text:p>0.033119154662184</text:p>
          </table:table-cell>
          <table:table-cell office:value-type="float" office:value="0.00647390694678119" calcext:value-type="float">
            <text:p>0.006473906946781</text:p>
          </table:table-cell>
          <table:table-cell office:value-type="float" office:value="-0.0240754453111386" calcext:value-type="float">
            <text:p>-0.024075445311139</text:p>
          </table:table-cell>
          <table:table-cell office:value-type="float" office:value="-0.0589695186977953" calcext:value-type="float">
            <text:p>-0.058969518697795</text:p>
          </table:table-cell>
          <table:table-cell office:value-type="float" office:value="-0.0982911997835462" calcext:value-type="float">
            <text:p>-0.098291199783546</text:p>
          </table:table-cell>
          <table:table-cell office:value-type="float" office:value="-0.141912627980199" calcext:value-type="float">
            <text:p>-0.141912627980199</text:p>
          </table:table-cell>
          <table:table-cell office:value-type="float" office:value="-0.190781846518938" calcext:value-type="float">
            <text:p>-0.190781846518938</text:p>
          </table:table-cell>
          <table:table-cell office:value-type="float" office:value="-0.243397656978736" calcext:value-type="float">
            <text:p>-0.243397656978736</text:p>
          </table:table-cell>
          <table:table-cell office:value-type="float" office:value="-0.296009118263062" calcext:value-type="float">
            <text:p>-0.296009118263062</text:p>
          </table:table-cell>
          <table:table-cell office:value-type="float" office:value="-0.341144630265425" calcext:value-type="float">
            <text:p>-0.341144630265425</text:p>
          </table:table-cell>
          <table:table-cell office:value-type="float" office:value="-0.364525986727234" calcext:value-type="float">
            <text:p>-0.364525986727234</text:p>
          </table:table-cell>
          <table:table-cell office:value-type="float" office:value="-0.34587954470382" calcext:value-type="float">
            <text:p>-0.34587954470382</text:p>
          </table:table-cell>
          <table:table-cell office:value-type="float" office:value="-0.264919822631045" calcext:value-type="float">
            <text:p>-0.264919822631045</text:p>
          </table:table-cell>
          <table:table-cell office:value-type="float" office:value="-0.111236115509567" calcext:value-type="float">
            <text:p>-0.111236115509567</text:p>
          </table:table-cell>
          <table:table-cell office:value-type="float" office:value="0.111236115509567" calcext:value-type="float">
            <text:p>0.111236115509567</text:p>
          </table:table-cell>
        </table:table-row>
        <table:table-row table:style-name="ro1">
          <table:table-cell office:value-type="float" office:value="-0.0645261241464191" calcext:value-type="float">
            <text:p>-0.064526124146419</text:p>
          </table:table-cell>
          <table:table-cell office:value-type="float" office:value="0.0645261241464191" calcext:value-type="float">
            <text:p>0.064526124146419</text:p>
          </table:table-cell>
          <table:table-cell office:value-type="float" office:value="0.159478428860331" calcext:value-type="float">
            <text:p>0.159478428860331</text:p>
          </table:table-cell>
          <table:table-cell office:value-type="float" office:value="0.220101014267927" calcext:value-type="float">
            <text:p>0.220101014267927</text:p>
          </table:table-cell>
          <table:table-cell office:value-type="float" office:value="0.253347830261406" calcext:value-type="float">
            <text:p>0.253347830261406</text:p>
          </table:table-cell>
          <table:table-cell office:value-type="float" office:value="0.267620291540006" calcext:value-type="float">
            <text:p>0.267620291540006</text:p>
          </table:table-cell>
          <table:table-cell office:value-type="float" office:value="0.26980603680019" calcext:value-type="float">
            <text:p>0.26980603680019</text:p>
          </table:table-cell>
          <table:table-cell office:value-type="float" office:value="0.264713541820387" calcext:value-type="float">
            <text:p>0.264713541820387</text:p>
          </table:table-cell>
          <table:table-cell office:value-type="float" office:value="0.255473022986925" calcext:value-type="float">
            <text:p>0.255473022986925</text:p>
          </table:table-cell>
          <table:table-cell office:value-type="float" office:value="0.244043851924647" calcext:value-type="float">
            <text:p>0.244043851924647</text:p>
          </table:table-cell>
          <table:table-cell office:value-type="float" office:value="0.231629565449797" calcext:value-type="float">
            <text:p>0.231629565449797</text:p>
          </table:table-cell>
          <table:table-cell office:value-type="float" office:value="0.218952454846916" calcext:value-type="float">
            <text:p>0.218952454846916</text:p>
          </table:table-cell>
          <table:table-cell office:value-type="float" office:value="0.206423852527769" calcext:value-type="float">
            <text:p>0.206423852527769</text:p>
          </table:table-cell>
          <table:table-cell office:value-type="float" office:value="0.194257635093466" calcext:value-type="float">
            <text:p>0.194257635093466</text:p>
          </table:table-cell>
          <table:table-cell office:value-type="float" office:value="0.182534293235753" calcext:value-type="float">
            <text:p>0.182534293235753</text:p>
          </table:table-cell>
          <table:table-cell office:value-type="float" office:value="0.171217056099083" calcext:value-type="float">
            <text:p>0.171217056099083</text:p>
          </table:table-cell>
          <table:table-cell office:value-type="float" office:value="0.160234888293355" calcext:value-type="float">
            <text:p>0.160234888293355</text:p>
          </table:table-cell>
          <table:table-cell office:value-type="float" office:value="0.149356301052707" calcext:value-type="float">
            <text:p>0.149356301052707</text:p>
          </table:table-cell>
          <table:table-cell office:value-type="float" office:value="0.138421798744719" calcext:value-type="float">
            <text:p>0.138421798744719</text:p>
          </table:table-cell>
          <table:table-cell office:value-type="float" office:value="0.127192249957563" calcext:value-type="float">
            <text:p>0.127192249957563</text:p>
          </table:table-cell>
          <table:table-cell office:value-type="float" office:value="0.115308816972325" calcext:value-type="float">
            <text:p>0.115308816972325</text:p>
          </table:table-cell>
          <table:table-cell office:value-type="float" office:value="0.102489244521269" calcext:value-type="float">
            <text:p>0.102489244521269</text:p>
          </table:table-cell>
          <table:table-cell office:value-type="float" office:value="0.0883451313720396" calcext:value-type="float">
            <text:p>0.08834513137204</text:p>
          </table:table-cell>
          <table:table-cell office:value-type="float" office:value="0.072432352568959" calcext:value-type="float">
            <text:p>0.072432352568959</text:p>
          </table:table-cell>
          <table:table-cell office:value-type="float" office:value="0.0542666064896437" calcext:value-type="float">
            <text:p>0.054266606489644</text:p>
          </table:table-cell>
          <table:table-cell office:value-type="float" office:value="0.0333500761131102" calcext:value-type="float">
            <text:p>0.03335007611311</text:p>
          </table:table-cell>
          <table:table-cell office:value-type="float" office:value="0.00921796665766083" calcext:value-type="float">
            <text:p>0.009217966657661</text:p>
          </table:table-cell>
          <table:table-cell office:value-type="float" office:value="-0.0184912831736479" calcext:value-type="float">
            <text:p>-0.018491283173648</text:p>
          </table:table-cell>
          <table:table-cell office:value-type="float" office:value="-0.0499319670913389" calcext:value-type="float">
            <text:p>-0.049931967091339</text:p>
          </table:table-cell>
          <table:table-cell office:value-type="float" office:value="-0.08545297343462" calcext:value-type="float">
            <text:p>-0.08545297343462</text:p>
          </table:table-cell>
          <table:table-cell office:value-type="float" office:value="-0.124648999385025" calcext:value-type="float">
            <text:p>-0.124648999385025</text:p>
          </table:table-cell>
          <table:table-cell office:value-type="float" office:value="-0.170227952973529" calcext:value-type="float">
            <text:p>-0.170227952973529</text:p>
          </table:table-cell>
          <table:table-cell office:value-type="float" office:value="-0.221033342102578" calcext:value-type="float">
            <text:p>-0.221033342102578</text:p>
          </table:table-cell>
          <table:table-cell office:value-type="float" office:value="-0.274716245106146" calcext:value-type="float">
            <text:p>-0.274716245106146</text:p>
          </table:table-cell>
          <table:table-cell office:value-type="float" office:value="-0.326624682273176" calcext:value-type="float">
            <text:p>-0.326624682273176</text:p>
          </table:table-cell>
          <table:table-cell office:value-type="float" office:value="-0.363381623056386" calcext:value-type="float">
            <text:p>-0.363381623056386</text:p>
          </table:table-cell>
          <table:table-cell office:value-type="float" office:value="-0.361763678965194" calcext:value-type="float">
            <text:p>-0.361763678965194</text:p>
          </table:table-cell>
          <table:table-cell office:value-type="float" office:value="-0.291806098072704" calcext:value-type="float">
            <text:p>-0.291806098072704</text:p>
          </table:table-cell>
          <table:table-cell office:value-type="float" office:value="-0.129540453352216" calcext:value-type="float">
            <text:p>-0.129540453352216</text:p>
          </table:table-cell>
          <table:table-cell office:value-type="float" office:value="0.129540453352216" calcext:value-type="float">
            <text:p>0.129540453352216</text:p>
          </table:table-cell>
        </table:table-row>
        <table:table-row table:style-name="ro1">
          <table:table-cell office:value-type="float" office:value="-0.0768075862146144" calcext:value-type="float">
            <text:p>-0.076807586214614</text:p>
          </table:table-cell>
          <table:table-cell office:value-type="float" office:value="0.0768075862146144" calcext:value-type="float">
            <text:p>0.076807586214614</text:p>
          </table:table-cell>
          <table:table-cell office:value-type="float" office:value="0.183275863130482" calcext:value-type="float">
            <text:p>0.183275863130482</text:p>
          </table:table-cell>
          <table:table-cell office:value-type="float" office:value="0.244689268143692" calcext:value-type="float">
            <text:p>0.244689268143692</text:p>
          </table:table-cell>
          <table:table-cell office:value-type="float" office:value="0.273401190533824" calcext:value-type="float">
            <text:p>0.273401190533824</text:p>
          </table:table-cell>
          <table:table-cell office:value-type="float" office:value="0.281612291452751" calcext:value-type="float">
            <text:p>0.281612291452751</text:p>
          </table:table-cell>
          <table:table-cell office:value-type="float" office:value="0.277959576411" calcext:value-type="float">
            <text:p>0.277959576411</text:p>
          </table:table-cell>
          <table:table-cell office:value-type="float" office:value="0.26781631450951" calcext:value-type="float">
            <text:p>0.26781631450951</text:p>
          </table:table-cell>
          <table:table-cell office:value-type="float" office:value="0.254406451308744" calcext:value-type="float">
            <text:p>0.254406451308744</text:p>
          </table:table-cell>
          <table:table-cell office:value-type="float" office:value="0.239603703580211" calcext:value-type="float">
            <text:p>0.239603703580211</text:p>
          </table:table-cell>
          <table:table-cell office:value-type="float" office:value="0.224495128372661" calcext:value-type="float">
            <text:p>0.224495128372661</text:p>
          </table:table-cell>
          <table:table-cell office:value-type="float" office:value="0.209698224991206" calcext:value-type="float">
            <text:p>0.209698224991206</text:p>
          </table:table-cell>
          <table:table-cell office:value-type="float" office:value="0.195532045247391" calcext:value-type="float">
            <text:p>0.195532045247391</text:p>
          </table:table-cell>
          <table:table-cell office:value-type="float" office:value="0.18214459230044" calcext:value-type="float">
            <text:p>0.18214459230044</text:p>
          </table:table-cell>
          <table:table-cell office:value-type="float" office:value="0.169581841908347" calcext:value-type="float">
            <text:p>0.169581841908347</text:p>
          </table:table-cell>
          <table:table-cell office:value-type="float" office:value="0.157724062645606" calcext:value-type="float">
            <text:p>0.157724062645606</text:p>
          </table:table-cell>
          <table:table-cell office:value-type="float" office:value="0.146555868343468" calcext:value-type="float">
            <text:p>0.146555868343468</text:p>
          </table:table-cell>
          <table:table-cell office:value-type="float" office:value="0.135702738296141" calcext:value-type="float">
            <text:p>0.135702738296141</text:p>
          </table:table-cell>
          <table:table-cell office:value-type="float" office:value="0.125077121691235" calcext:value-type="float">
            <text:p>0.125077121691235</text:p>
          </table:table-cell>
          <table:table-cell office:value-type="float" office:value="0.114439270302281" calcext:value-type="float">
            <text:p>0.114439270302281</text:p>
          </table:table-cell>
          <table:table-cell office:value-type="float" office:value="0.103468900774126" calcext:value-type="float">
            <text:p>0.103468900774126</text:p>
          </table:table-cell>
          <table:table-cell office:value-type="float" office:value="0.091862629460625" calcext:value-type="float">
            <text:p>0.091862629460625</text:p>
          </table:table-cell>
          <table:table-cell office:value-type="float" office:value="0.0792543552560888" calcext:value-type="float">
            <text:p>0.079254355256089</text:p>
          </table:table-cell>
          <table:table-cell office:value-type="float" office:value="0.0652229116441988" calcext:value-type="float">
            <text:p>0.065222911644199</text:p>
          </table:table-cell>
          <table:table-cell office:value-type="float" office:value="0.0493033159196129" calcext:value-type="float">
            <text:p>0.049303315919613</text:p>
          </table:table-cell>
          <table:table-cell office:value-type="float" office:value="0.0310128475134523" calcext:value-type="float">
            <text:p>0.031012847513452</text:p>
          </table:table-cell>
          <table:table-cell office:value-type="float" office:value="0.00991322581595075" calcext:value-type="float">
            <text:p>0.009913225815951</text:p>
          </table:table-cell>
          <table:table-cell office:value-type="float" office:value="-0.0142557795322006" calcext:value-type="float">
            <text:p>-0.014255779532201</text:p>
          </table:table-cell>
          <table:table-cell office:value-type="float" office:value="-0.0413257629946796" calcext:value-type="float">
            <text:p>-0.04132576299468</text:p>
          </table:table-cell>
          <table:table-cell office:value-type="float" office:value="-0.0718729811555486" calcext:value-type="float">
            <text:p>-0.071872981155549</text:p>
          </table:table-cell>
          <table:table-cell office:value-type="float" office:value="-0.106422890872975" calcext:value-type="float">
            <text:p>-0.106422890872975</text:p>
          </table:table-cell>
          <table:table-cell office:value-type="float" office:value="-0.146728993354868" calcext:value-type="float">
            <text:p>-0.146728993354868</text:p>
          </table:table-cell>
          <table:table-cell office:value-type="float" office:value="-0.192976143507073" calcext:value-type="float">
            <text:p>-0.192976143507073</text:p>
          </table:table-cell>
          <table:table-cell office:value-type="float" office:value="-0.243851896505044" calcext:value-type="float">
            <text:p>-0.243851896505044</text:p>
          </table:table-cell>
          <table:table-cell office:value-type="float" office:value="-0.298282285464485" calcext:value-type="float">
            <text:p>-0.298282285464485</text:p>
          </table:table-cell>
          <table:table-cell office:value-type="float" office:value="-0.345356403726586" calcext:value-type="float">
            <text:p>-0.345356403726586</text:p>
          </table:table-cell>
          <table:table-cell office:value-type="float" office:value="-0.362410111083858" calcext:value-type="float">
            <text:p>-0.362410111083858</text:p>
          </table:table-cell>
          <table:table-cell office:value-type="float" office:value="-0.311374851276188" calcext:value-type="float">
            <text:p>-0.311374851276188</text:p>
          </table:table-cell>
          <table:table-cell office:value-type="float" office:value="-0.148698309808971" calcext:value-type="float">
            <text:p>-0.148698309808971</text:p>
          </table:table-cell>
          <table:table-cell office:value-type="float" office:value="0.148698309808971" calcext:value-type="float">
            <text:p>0.148698309808971</text:p>
          </table:table-cell>
        </table:table-row>
        <table:table-row table:style-name="ro1">
          <table:table-cell office:value-type="float" office:value="-0.0948970011148016" calcext:value-type="float">
            <text:p>-0.094897001114802</text:p>
          </table:table-cell>
          <table:table-cell office:value-type="float" office:value="0.0948970011148016" calcext:value-type="float">
            <text:p>0.094897001114802</text:p>
          </table:table-cell>
          <table:table-cell office:value-type="float" office:value="0.213848983398755" calcext:value-type="float">
            <text:p>0.213848983398755</text:p>
          </table:table-cell>
          <table:table-cell office:value-type="float" office:value="0.272484619300146" calcext:value-type="float">
            <text:p>0.272484619300146</text:p>
          </table:table-cell>
          <table:table-cell office:value-type="float" office:value="0.292980464809668" calcext:value-type="float">
            <text:p>0.292980464809668</text:p>
          </table:table-cell>
          <table:table-cell office:value-type="float" office:value="0.292570447447804" calcext:value-type="float">
            <text:p>0.292570447447804</text:p>
          </table:table-cell>
          <table:table-cell office:value-type="float" office:value="0.281511095742077" calcext:value-type="float">
            <text:p>0.281511095742077</text:p>
          </table:table-cell>
          <table:table-cell office:value-type="float" office:value="0.265385545180954" calcext:value-type="float">
            <text:p>0.265385545180954</text:p>
          </table:table-cell>
          <table:table-cell office:value-type="float" office:value="0.247302282136922" calcext:value-type="float">
            <text:p>0.247302282136922</text:p>
          </table:table-cell>
          <table:table-cell office:value-type="float" office:value="0.228893857170045" calcext:value-type="float">
            <text:p>0.228893857170045</text:p>
          </table:table-cell>
          <table:table-cell office:value-type="float" office:value="0.211044807655584" calcext:value-type="float">
            <text:p>0.211044807655584</text:p>
          </table:table-cell>
          <table:table-cell office:value-type="float" office:value="0.194219449916686" calcext:value-type="float">
            <text:p>0.194219449916686</text:p>
          </table:table-cell>
          <table:table-cell office:value-type="float" office:value="0.178593848496432" calcext:value-type="float">
            <text:p>0.178593848496432</text:p>
          </table:table-cell>
          <table:table-cell office:value-type="float" office:value="0.164214005533396" calcext:value-type="float">
            <text:p>0.164214005533396</text:p>
          </table:table-cell>
          <table:table-cell office:value-type="float" office:value="0.151113550830698" calcext:value-type="float">
            <text:p>0.151113550830698</text:p>
          </table:table-cell>
          <table:table-cell office:value-type="float" office:value="0.138992929209074" calcext:value-type="float">
            <text:p>0.138992929209074</text:p>
          </table:table-cell>
          <table:table-cell office:value-type="float" office:value="0.127829565556102" calcext:value-type="float">
            <text:p>0.127829565556102</text:p>
          </table:table-cell>
          <table:table-cell office:value-type="float" office:value="0.117333056726312" calcext:value-type="float">
            <text:p>0.117333056726312</text:p>
          </table:table-cell>
          <table:table-cell office:value-type="float" office:value="0.107321108216469" calcext:value-type="float">
            <text:p>0.107321108216469</text:p>
          </table:table-cell>
          <table:table-cell office:value-type="float" office:value="0.0975555683987751" calcext:value-type="float">
            <text:p>0.097555568398775</text:p>
          </table:table-cell>
          <table:table-cell office:value-type="float" office:value="0.0877503368716042" calcext:value-type="float">
            <text:p>0.087750336871604</text:p>
          </table:table-cell>
          <table:table-cell office:value-type="float" office:value="0.07760686039028" calcext:value-type="float">
            <text:p>0.07760686039028</text:p>
          </table:table-cell>
          <table:table-cell office:value-type="float" office:value="0.0667878030466806" calcext:value-type="float">
            <text:p>0.066787803046681</text:p>
          </table:table-cell>
          <table:table-cell office:value-type="float" office:value="0.0549111084086771" calcext:value-type="float">
            <text:p>0.054911108408677</text:p>
          </table:table-cell>
          <table:table-cell office:value-type="float" office:value="0.0415536344313265" calcext:value-type="float">
            <text:p>0.041553634431327</text:p>
          </table:table-cell>
          <table:table-cell office:value-type="float" office:value="0.0262728422039302" calcext:value-type="float">
            <text:p>0.02627284220393</text:p>
          </table:table-cell>
          <table:table-cell office:value-type="float" office:value="0.00867487711244442" calcext:value-type="float">
            <text:p>0.008674877112444</text:p>
          </table:table-cell>
          <table:table-cell office:value-type="float" office:value="-0.0114123520021443" calcext:value-type="float">
            <text:p>-0.011412352002144</text:p>
          </table:table-cell>
          <table:table-cell office:value-type="float" office:value="-0.0335509222302023" calcext:value-type="float">
            <text:p>-0.033550922230202</text:p>
          </table:table-cell>
          <table:table-cell office:value-type="float" office:value="-0.0584743429122016" calcext:value-type="float">
            <text:p>-0.058474342912202</text:p>
          </table:table-cell>
          <table:table-cell office:value-type="float" office:value="-0.0870064112878845" calcext:value-type="float">
            <text:p>-0.087006411287885</text:p>
          </table:table-cell>
          <table:table-cell office:value-type="float" office:value="-0.12048348390206" calcext:value-type="float">
            <text:p>-0.12048348390206</text:p>
          </table:table-cell>
          <table:table-cell office:value-type="float" office:value="-0.159853701777879" calcext:value-type="float">
            <text:p>-0.159853701777879</text:p>
          </table:table-cell>
          <table:table-cell office:value-type="float" office:value="-0.205568192781126" calcext:value-type="float">
            <text:p>-0.205568192781126</text:p>
          </table:table-cell>
          <table:table-cell office:value-type="float" office:value="-0.257324960883059" calcext:value-type="float">
            <text:p>-0.257324960883059</text:p>
          </table:table-cell>
          <table:table-cell office:value-type="float" office:value="-0.308969241887616" calcext:value-type="float">
            <text:p>-0.308969241887616</text:p>
          </table:table-cell>
          <table:table-cell office:value-type="float" office:value="-0.342323822893407" calcext:value-type="float">
            <text:p>-0.342323822893407</text:p>
          </table:table-cell>
          <table:table-cell office:value-type="float" office:value="-0.316926288737738" calcext:value-type="float">
            <text:p>-0.316926288737738</text:p>
          </table:table-cell>
          <table:table-cell office:value-type="float" office:value="-0.166422039556514" calcext:value-type="float">
            <text:p>-0.166422039556514</text:p>
          </table:table-cell>
          <table:table-cell office:value-type="float" office:value="0.166422039556514" calcext:value-type="float">
            <text:p>0.166422039556514</text:p>
          </table:table-cell>
        </table:table-row>
        <table:table-row table:style-name="ro1">
          <table:table-cell office:value-type="float" office:value="-0.122787385831896" calcext:value-type="float">
            <text:p>-0.122787385831896</text:p>
          </table:table-cell>
          <table:table-cell office:value-type="float" office:value="0.122787385831896" calcext:value-type="float">
            <text:p>0.122787385831896</text:p>
          </table:table-cell>
          <table:table-cell office:value-type="float" office:value="0.252261147123072" calcext:value-type="float">
            <text:p>0.252261147123072</text:p>
          </table:table-cell>
          <table:table-cell office:value-type="float" office:value="0.301399177247768" calcext:value-type="float">
            <text:p>0.301399177247768</text:p>
          </table:table-cell>
          <table:table-cell office:value-type="float" office:value="0.308656263415922" calcext:value-type="float">
            <text:p>0.308656263415922</text:p>
          </table:table-cell>
          <table:table-cell office:value-type="float" office:value="0.296805313894264" calcext:value-type="float">
            <text:p>0.296805313894264</text:p>
          </table:table-cell>
          <table:table-cell office:value-type="float" office:value="0.276938655869181" calcext:value-type="float">
            <text:p>0.276938655869181</text:p>
          </table:table-cell>
          <table:table-cell office:value-type="float" office:value="0.254177645556686" calcext:value-type="float">
            <text:p>0.254177645556686</text:p>
          </table:table-cell>
          <table:table-cell office:value-type="float" office:value="0.231298836345623" calcext:value-type="float">
            <text:p>0.231298836345623</text:p>
          </table:table-cell>
          <table:table-cell office:value-type="float" office:value="0.209469258255193" calcext:value-type="float">
            <text:p>0.209469258255193</text:p>
          </table:table-cell>
          <table:table-cell office:value-type="float" office:value="0.189261262644641" calcext:value-type="float">
            <text:p>0.189261262644641</text:p>
          </table:table-cell>
          <table:table-cell office:value-type="float" office:value="0.170934306897242" calcext:value-type="float">
            <text:p>0.170934306897242</text:p>
          </table:table-cell>
          <table:table-cell office:value-type="float" office:value="0.154445520116491" calcext:value-type="float">
            <text:p>0.154445520116491</text:p>
          </table:table-cell>
          <table:table-cell office:value-type="float" office:value="0.139678326628467" calcext:value-type="float">
            <text:p>0.139678326628467</text:p>
          </table:table-cell>
          <table:table-cell office:value-type="float" office:value="0.126561491729292" calcext:value-type="float">
            <text:p>0.126561491729292</text:p>
          </table:table-cell>
          <table:table-cell office:value-type="float" office:value="0.114803927767947" calcext:value-type="float">
            <text:p>0.114803927767947</text:p>
          </table:table-cell>
          <table:table-cell office:value-type="float" office:value="0.10422795010651" calcext:value-type="float">
            <text:p>0.10422795010651</text:p>
          </table:table-cell>
          <table:table-cell office:value-type="float" office:value="0.0945761390996978" calcext:value-type="float">
            <text:p>0.094576139099698</text:p>
          </table:table-cell>
          <table:table-cell office:value-type="float" office:value="0.0856196334843837" calcext:value-type="float">
            <text:p>0.085619633484384</text:p>
          </table:table-cell>
          <table:table-cell office:value-type="float" office:value="0.0771172638036201" calcext:value-type="float">
            <text:p>0.07711726380362</text:p>
          </table:table-cell>
          <table:table-cell office:value-type="float" office:value="0.0688084303460927" calcext:value-type="float">
            <text:p>0.068808430346093</text:p>
          </table:table-cell>
          <table:table-cell office:value-type="float" office:value="0.0604203253124315" calcext:value-type="float">
            <text:p>0.060420325312432</text:p>
          </table:table-cell>
          <table:table-cell office:value-type="float" office:value="0.0516572984762133" calcext:value-type="float">
            <text:p>0.051657298476213</text:p>
          </table:table-cell>
          <table:table-cell office:value-type="float" office:value="0.0421929959932272" calcext:value-type="float">
            <text:p>0.042192995993227</text:p>
          </table:table-cell>
          <table:table-cell office:value-type="float" office:value="0.0316682969619309" calcext:value-type="float">
            <text:p>0.031668296961931</text:p>
          </table:table-cell>
          <table:table-cell office:value-type="float" office:value="0.0197057162230856" calcext:value-type="float">
            <text:p>0.019705716223086</text:p>
          </table:table-cell>
          <table:table-cell office:value-type="float" office:value="0.00597587557712627" calcext:value-type="float">
            <text:p>0.005975875577126</text:p>
          </table:table-cell>
          <table:table-cell office:value-type="float" office:value="-0.00960812485227073" calcext:value-type="float">
            <text:p>-0.009608124852271</text:p>
          </table:table-cell>
          <table:table-cell office:value-type="float" office:value="-0.0264924313968748" calcext:value-type="float">
            <text:p>-0.026492431396875</text:p>
          </table:table-cell>
          <table:table-cell office:value-type="float" office:value="-0.0453994881340969" calcext:value-type="float">
            <text:p>-0.045399488134097</text:p>
          </table:table-cell>
          <table:table-cell office:value-type="float" office:value="-0.0671256859194067" calcext:value-type="float">
            <text:p>-0.067125685919407</text:p>
          </table:table-cell>
          <table:table-cell office:value-type="float" office:value="-0.0927767078159128" calcext:value-type="float">
            <text:p>-0.092776707815913</text:p>
          </table:table-cell>
          <table:table-cell office:value-type="float" office:value="-0.123586571174666" calcext:value-type="float">
            <text:p>-0.123586571174666</text:p>
          </table:table-cell>
          <table:table-cell office:value-type="float" office:value="-0.160925467720668" calcext:value-type="float">
            <text:p>-0.160925467720668</text:p>
          </table:table-cell>
          <table:table-cell office:value-type="float" office:value="-0.205821907375026" calcext:value-type="float">
            <text:p>-0.205821907375026</text:p>
          </table:table-cell>
          <table:table-cell office:value-type="float" office:value="-0.255758854323041" calcext:value-type="float">
            <text:p>-0.255758854323041</text:p>
          </table:table-cell>
          <table:table-cell office:value-type="float" office:value="-0.298254477128012" calcext:value-type="float">
            <text:p>-0.298254477128012</text:p>
          </table:table-cell>
          <table:table-cell office:value-type="float" office:value="-0.300088643421927" calcext:value-type="float">
            <text:p>-0.300088643421927</text:p>
          </table:table-cell>
          <table:table-cell office:value-type="float" office:value="-0.177371982009491" calcext:value-type="float">
            <text:p>-0.177371982009491</text:p>
          </table:table-cell>
          <table:table-cell office:value-type="float" office:value="0.177371982009491" calcext:value-type="float">
            <text:p>0.177371982009491</text:p>
          </table:table-cell>
        </table:table-row>
        <table:table-row table:style-name="ro1">
          <table:table-cell office:value-type="float" office:value="-0.166656542282086" calcext:value-type="float">
            <text:p>-0.166656542282086</text:p>
          </table:table-cell>
          <table:table-cell office:value-type="float" office:value="0.166656542282086" calcext:value-type="float">
            <text:p>0.166656542282086</text:p>
          </table:table-cell>
          <table:table-cell office:value-type="float" office:value="0.296472266407036" calcext:value-type="float">
            <text:p>0.296472266407036</text:p>
          </table:table-cell>
          <table:table-cell office:value-type="float" office:value="0.325053523925728" calcext:value-type="float">
            <text:p>0.325053523925728</text:p>
          </table:table-cell>
          <table:table-cell office:value-type="float" office:value="0.313226366032752" calcext:value-type="float">
            <text:p>0.313226366032752</text:p>
          </table:table-cell>
          <table:table-cell office:value-type="float" office:value="0.287661901087555" calcext:value-type="float">
            <text:p>0.287661901087555</text:p>
          </table:table-cell>
          <table:table-cell office:value-type="float" office:value="0.258567618436303" calcext:value-type="float">
            <text:p>0.258567618436303</text:p>
          </table:table-cell>
          <table:table-cell office:value-type="float" office:value="0.229454588405238" calcext:value-type="float">
            <text:p>0.229454588405238</text:p>
          </table:table-cell>
          <table:table-cell office:value-type="float" office:value="0.20270884105015" calcext:value-type="float">
            <text:p>0.20270884105015</text:p>
          </table:table-cell>
          <table:table-cell office:value-type="float" office:value="0.178633340125168" calcext:value-type="float">
            <text:p>0.178633340125168</text:p>
          </table:table-cell>
          <table:table-cell office:value-type="float" office:value="0.15733269840805" calcext:value-type="float">
            <text:p>0.15733269840805</text:p>
          </table:table-cell>
          <table:table-cell office:value-type="float" office:value="0.138782750812918" calcext:value-type="float">
            <text:p>0.138782750812918</text:p>
          </table:table-cell>
          <table:table-cell office:value-type="float" office:value="0.122683375210693" calcext:value-type="float">
            <text:p>0.122683375210693</text:p>
          </table:table-cell>
          <table:table-cell office:value-type="float" office:value="0.108724109418881" calcext:value-type="float">
            <text:p>0.108724109418881</text:p>
          </table:table-cell>
          <table:table-cell office:value-type="float" office:value="0.0966479796351747" calcext:value-type="float">
            <text:p>0.096647979635175</text:p>
          </table:table-cell>
          <table:table-cell office:value-type="float" office:value="0.086142246051017" calcext:value-type="float">
            <text:p>0.086142246051017</text:p>
          </table:table-cell>
          <table:table-cell office:value-type="float" office:value="0.0769423085671187" calcext:value-type="float">
            <text:p>0.076942308567119</text:p>
          </table:table-cell>
          <table:table-cell office:value-type="float" office:value="0.0687838973934028" calcext:value-type="float">
            <text:p>0.068783897393403</text:p>
          </table:table-cell>
          <table:table-cell office:value-type="float" office:value="0.0614246376642758" calcext:value-type="float">
            <text:p>0.061424637664276</text:p>
          </table:table-cell>
          <table:table-cell office:value-type="float" office:value="0.0546319225755607" calcext:value-type="float">
            <text:p>0.054631922575561</text:p>
          </table:table-cell>
          <table:table-cell office:value-type="float" office:value="0.0481751851977056" calcext:value-type="float">
            <text:p>0.048175185197706</text:p>
          </table:table-cell>
          <table:table-cell office:value-type="float" office:value="0.041823070792294" calcext:value-type="float">
            <text:p>0.041823070792294</text:p>
          </table:table-cell>
          <table:table-cell office:value-type="float" office:value="0.0353361413512638" calcext:value-type="float">
            <text:p>0.035336141351264</text:p>
          </table:table-cell>
          <table:table-cell office:value-type="float" office:value="0.0284593746679764" calcext:value-type="float">
            <text:p>0.028459374667976</text:p>
          </table:table-cell>
          <table:table-cell office:value-type="float" office:value="0.0209166020542221" calcext:value-type="float">
            <text:p>0.020916602054222</text:p>
          </table:table-cell>
          <table:table-cell office:value-type="float" office:value="0.0124154936969852" calcext:value-type="float">
            <text:p>0.012415493696985</text:p>
          </table:table-cell>
          <table:table-cell office:value-type="float" office:value="0.00271197854688654" calcext:value-type="float">
            <text:p>0.002711978546887</text:p>
          </table:table-cell>
          <table:table-cell office:value-type="float" office:value="-0.00808899641972751" calcext:value-type="float">
            <text:p>-0.008088996419728</text:p>
          </table:table-cell>
          <table:table-cell office:value-type="float" office:value="-0.0197253257742033" calcext:value-type="float">
            <text:p>-0.019725325774203</text:p>
          </table:table-cell>
          <table:table-cell office:value-type="float" office:value="-0.0326610406201157" calcext:value-type="float">
            <text:p>-0.032661040620116</text:p>
          </table:table-cell>
          <table:table-cell office:value-type="float" office:value="-0.0474880832949021" calcext:value-type="float">
            <text:p>-0.047488083294902</text:p>
          </table:table-cell>
          <table:table-cell office:value-type="float" office:value="-0.0650408712825366" calcext:value-type="float">
            <text:p>-0.065040871282537</text:p>
          </table:table-cell>
          <table:table-cell office:value-type="float" office:value="-0.0864369491598868" calcext:value-type="float">
            <text:p>-0.086436949159887</text:p>
          </table:table-cell>
          <table:table-cell office:value-type="float" office:value="-0.113223037060287" calcext:value-type="float">
            <text:p>-0.113223037060287</text:p>
          </table:table-cell>
          <table:table-cell office:value-type="float" office:value="-0.147267664090427" calcext:value-type="float">
            <text:p>-0.147267664090427</text:p>
          </table:table-cell>
          <table:table-cell office:value-type="float" office:value="-0.189166922585337" calcext:value-type="float">
            <text:p>-0.189166922585337</text:p>
          </table:table-cell>
          <table:table-cell office:value-type="float" office:value="-0.233235196314141" calcext:value-type="float">
            <text:p>-0.233235196314141</text:p>
          </table:table-cell>
          <table:table-cell office:value-type="float" office:value="-0.253785191681812" calcext:value-type="float">
            <text:p>-0.253785191681812</text:p>
          </table:table-cell>
          <table:table-cell office:value-type="float" office:value="-0.171955320313759" calcext:value-type="float">
            <text:p>-0.171955320313759</text:p>
          </table:table-cell>
          <table:table-cell office:value-type="float" office:value="0.171955320313759" calcext:value-type="float">
            <text:p>0.171955320313759</text:p>
          </table:table-cell>
        </table:table-row>
        <table:table-row table:style-name="ro1">
          <table:table-cell office:value-type="float" office:value="-0.231966584863578" calcext:value-type="float">
            <text:p>-0.231966584863578</text:p>
          </table:table-cell>
          <table:table-cell office:value-type="float" office:value="0.231966584863578" calcext:value-type="float">
            <text:p>0.231966584863578</text:p>
          </table:table-cell>
          <table:table-cell office:value-type="float" office:value="0.333787618776144" calcext:value-type="float">
            <text:p>0.333787618776144</text:p>
          </table:table-cell>
          <table:table-cell office:value-type="float" office:value="0.327731462302747" calcext:value-type="float">
            <text:p>0.327731462302747</text:p>
          </table:table-cell>
          <table:table-cell office:value-type="float" office:value="0.292948889839652" calcext:value-type="float">
            <text:p>0.292948889839652</text:p>
          </table:table-cell>
          <table:table-cell office:value-type="float" office:value="0.254602433699258" calcext:value-type="float">
            <text:p>0.254602433699258</text:p>
          </table:table-cell>
          <table:table-cell office:value-type="float" office:value="0.219121841233163" calcext:value-type="float">
            <text:p>0.219121841233163</text:p>
          </table:table-cell>
          <table:table-cell office:value-type="float" office:value="0.186460362174459" calcext:value-type="float">
            <text:p>0.186460362174459</text:p>
          </table:table-cell>
          <table:table-cell office:value-type="float" office:value="0.158994627210678" calcext:value-type="float">
            <text:p>0.158994627210678</text:p>
          </table:table-cell>
          <table:table-cell office:value-type="float" office:value="0.135739546717288" calcext:value-type="float">
            <text:p>0.135739546717288</text:p>
          </table:table-cell>
          <table:table-cell office:value-type="float" office:value="0.116087160254088" calcext:value-type="float">
            <text:p>0.116087160254088</text:p>
          </table:table-cell>
          <table:table-cell office:value-type="float" office:value="0.099579393527613" calcext:value-type="float">
            <text:p>0.099579393527613</text:p>
          </table:table-cell>
          <table:table-cell office:value-type="float" office:value="0.085731979195192" calcext:value-type="float">
            <text:p>0.085731979195192</text:p>
          </table:table-cell>
          <table:table-cell office:value-type="float" office:value="0.0741065763791941" calcext:value-type="float">
            <text:p>0.074106576379194</text:p>
          </table:table-cell>
          <table:table-cell office:value-type="float" office:value="0.0643356762962945" calcext:value-type="float">
            <text:p>0.064335676296295</text:p>
          </table:table-cell>
          <table:table-cell office:value-type="float" office:value="0.0560820901969003" calcext:value-type="float">
            <text:p>0.0560820901969</text:p>
          </table:table-cell>
          <table:table-cell office:value-type="float" office:value="0.0490576150467241" calcext:value-type="float">
            <text:p>0.049057615046724</text:p>
          </table:table-cell>
          <table:table-cell office:value-type="float" office:value="0.04300726422198" calcext:value-type="float">
            <text:p>0.04300726422198</text:p>
          </table:table-cell>
          <table:table-cell office:value-type="float" office:value="0.0377076959771606" calcext:value-type="float">
            <text:p>0.037707695977161</text:p>
          </table:table-cell>
          <table:table-cell office:value-type="float" office:value="0.0329587597388606" calcext:value-type="float">
            <text:p>0.032958759738861</text:p>
          </table:table-cell>
          <table:table-cell office:value-type="float" office:value="0.0285759206897004" calcext:value-type="float">
            <text:p>0.0285759206897</text:p>
          </table:table-cell>
          <table:table-cell office:value-type="float" office:value="0.0243845912918044" calcext:value-type="float">
            <text:p>0.024384591291804</text:p>
          </table:table-cell>
          <table:table-cell office:value-type="float" office:value="0.0202139314363777" calcext:value-type="float">
            <text:p>0.020213931436378</text:p>
          </table:table-cell>
          <table:table-cell office:value-type="float" office:value="0.0158908452187867" calcext:value-type="float">
            <text:p>0.015890845218787</text:p>
          </table:table-cell>
          <table:table-cell office:value-type="float" office:value="0.0112344024664476" calcext:value-type="float">
            <text:p>0.011234402466448</text:p>
          </table:table-cell>
          <table:table-cell office:value-type="float" office:value="0.00605082595592276" calcext:value-type="float">
            <text:p>0.006050825955923</text:p>
          </table:table-cell>
          <table:table-cell office:value-type="float" office:value="0.000156222952826148" calcext:value-type="float">
            <text:p>0.000156222952826</text:p>
          </table:table-cell>
          <table:table-cell office:value-type="float" office:value="-0.00592920680531327" calcext:value-type="float">
            <text:p>-0.005929206805313</text:p>
          </table:table-cell>
          <table:table-cell office:value-type="float" office:value="-0.0128609164214054" calcext:value-type="float">
            <text:p>-0.012860916421405</text:p>
          </table:table-cell>
          <table:table-cell office:value-type="float" office:value="-0.0204471614427511" calcext:value-type="float">
            <text:p>-0.020447161442751</text:p>
          </table:table-cell>
          <table:table-cell office:value-type="float" office:value="-0.0290286997435133" calcext:value-type="float">
            <text:p>-0.029028699743513</text:p>
          </table:table-cell>
          <table:table-cell office:value-type="float" office:value="-0.0391432140148514" calcext:value-type="float">
            <text:p>-0.039143214014851</text:p>
          </table:table-cell>
          <table:table-cell office:value-type="float" office:value="-0.0515538327606262" calcext:value-type="float">
            <text:p>-0.051553832760626</text:p>
          </table:table-cell>
          <table:table-cell office:value-type="float" office:value="-0.067428322873067" calcext:value-type="float">
            <text:p>-0.067428322873067</text:p>
          </table:table-cell>
          <table:table-cell office:value-type="float" office:value="-0.088510195010348" calcext:value-type="float">
            <text:p>-0.088510195010348</text:p>
          </table:table-cell>
          <table:table-cell office:value-type="float" office:value="-0.116750502973956" calcext:value-type="float">
            <text:p>-0.116750502973956</text:p>
          </table:table-cell>
          <table:table-cell office:value-type="float" office:value="-0.151817289757338" calcext:value-type="float">
            <text:p>-0.151817289757338</text:p>
          </table:table-cell>
          <table:table-cell office:value-type="float" office:value="-0.180621495060063" calcext:value-type="float">
            <text:p>-0.180621495060063</text:p>
          </table:table-cell>
          <table:table-cell office:value-type="float" office:value="-0.143552761161657" calcext:value-type="float">
            <text:p>-0.143552761161657</text:p>
          </table:table-cell>
          <table:table-cell office:value-type="float" office:value="0.143552761161657" calcext:value-type="float">
            <text:p>0.143552761161657</text:p>
          </table:table-cell>
        </table:table-row>
        <table:table-row table:style-name="ro1">
          <table:table-cell office:value-type="float" office:value="-0.297752594672537" calcext:value-type="float">
            <text:p>-0.297752594672537</text:p>
          </table:table-cell>
          <table:table-cell office:value-type="float" office:value="0.297752594672537" calcext:value-type="float">
            <text:p>0.297752594672537</text:p>
          </table:table-cell>
          <table:table-cell office:value-type="float" office:value="0.31954340552985" calcext:value-type="float">
            <text:p>0.31954340552985</text:p>
          </table:table-cell>
          <table:table-cell office:value-type="float" office:value="0.278156935270797" calcext:value-type="float">
            <text:p>0.278156935270797</text:p>
          </table:table-cell>
          <table:table-cell office:value-type="float" office:value="0.229991941621387" calcext:value-type="float">
            <text:p>0.229991941621387</text:p>
          </table:table-cell>
          <table:table-cell office:value-type="float" office:value="0.189922058452335" calcext:value-type="float">
            <text:p>0.189922058452335</text:p>
          </table:table-cell>
          <table:table-cell office:value-type="float" office:value="0.157137861527523" calcext:value-type="float">
            <text:p>0.157137861527523</text:p>
          </table:table-cell>
          <table:table-cell office:value-type="float" office:value="0.129468886390114" calcext:value-type="float">
            <text:p>0.129468886390114</text:p>
          </table:table-cell>
          <table:table-cell office:value-type="float" office:value="0.106892070010618" calcext:value-type="float">
            <text:p>0.106892070010618</text:p>
          </table:table-cell>
          <table:table-cell office:value-type="float" office:value="0.0884834789259464" calcext:value-type="float">
            <text:p>0.088483478925946</text:p>
          </table:table-cell>
          <table:table-cell office:value-type="float" office:value="0.0734592664235228" calcext:value-type="float">
            <text:p>0.073459266423523</text:p>
          </table:table-cell>
          <table:table-cell office:value-type="float" office:value="0.0612114872719702" calcext:value-type="float">
            <text:p>0.06121148727197</text:p>
          </table:table-cell>
          <table:table-cell office:value-type="float" office:value="0.0512249002051886" calcext:value-type="float">
            <text:p>0.051224900205189</text:p>
          </table:table-cell>
          <table:table-cell office:value-type="float" office:value="0.0430687179345245" calcext:value-type="float">
            <text:p>0.043068717934525</text:p>
          </table:table-cell>
          <table:table-cell office:value-type="float" office:value="0.0363910748101793" calcext:value-type="float">
            <text:p>0.036391074810179</text:p>
          </table:table-cell>
          <table:table-cell office:value-type="float" office:value="0.030897821798203" calcext:value-type="float">
            <text:p>0.030897821798203</text:p>
          </table:table-cell>
          <table:table-cell office:value-type="float" office:value="0.0263467729735664" calcext:value-type="float">
            <text:p>0.026346772973566</text:p>
          </table:table-cell>
          <table:table-cell office:value-type="float" office:value="0.0225363608585125" calcext:value-type="float">
            <text:p>0.022536360858513</text:p>
          </table:table-cell>
          <table:table-cell office:value-type="float" office:value="0.0192983469163308" calcext:value-type="float">
            <text:p>0.019298346916331</text:p>
          </table:table-cell>
          <table:table-cell office:value-type="float" office:value="0.0164901011134939" calcext:value-type="float">
            <text:p>0.016490101113494</text:p>
          </table:table-cell>
          <table:table-cell office:value-type="float" office:value="0.0139879762015171" calcext:value-type="float">
            <text:p>0.013987976201517</text:p>
          </table:table-cell>
          <table:table-cell office:value-type="float" office:value="0.0116819988989152" calcext:value-type="float">
            <text:p>0.011681998898915</text:p>
          </table:table-cell>
          <table:table-cell office:value-type="float" office:value="0.00947123013566723" calcext:value-type="float">
            <text:p>0.009471230135667</text:p>
          </table:table-cell>
          <table:table-cell office:value-type="float" office:value="0.00726020618120331" calcext:value-type="float">
            <text:p>0.007260206181203</text:p>
          </table:table-cell>
          <table:table-cell office:value-type="float" office:value="0.00495900528216757" calcext:value-type="float">
            <text:p>0.004959005282168</text:p>
          </table:table-cell>
          <table:table-cell office:value-type="float" office:value="0.0025042221997578" calcext:value-type="float">
            <text:p>0.002504222199758</text:p>
          </table:table-cell>
          <table:table-cell table:style-name="ce1" office:value-type="float" office:value="-0.000004692708975529" calcext:value-type="float">
            <text:p>-4.69E-06</text:p>
          </table:table-cell>
          <table:table-cell office:value-type="float" office:value="-0.0028982554187093" calcext:value-type="float">
            <text:p>-0.002898255418709</text:p>
          </table:table-cell>
          <table:table-cell office:value-type="float" office:value="-0.0062816860889093" calcext:value-type="float">
            <text:p>-0.006281686088909</text:p>
          </table:table-cell>
          <table:table-cell office:value-type="float" office:value="-0.00972804805942375" calcext:value-type="float">
            <text:p>-0.009728048059424</text:p>
          </table:table-cell>
          <table:table-cell office:value-type="float" office:value="-0.0135391187898319" calcext:value-type="float">
            <text:p>-0.013539118789832</text:p>
          </table:table-cell>
          <table:table-cell office:value-type="float" office:value="-0.0179868814147176" calcext:value-type="float">
            <text:p>-0.017986881414718</text:p>
          </table:table-cell>
          <table:table-cell office:value-type="float" office:value="-0.0234258824085939" calcext:value-type="float">
            <text:p>-0.023425882408594</text:p>
          </table:table-cell>
          <table:table-cell office:value-type="float" office:value="-0.0304334419430627" calcext:value-type="float">
            <text:p>-0.030433441943063</text:p>
          </table:table-cell>
          <table:table-cell office:value-type="float" office:value="-0.039998965828384" calcext:value-type="float">
            <text:p>-0.039998965828384</text:p>
          </table:table-cell>
          <table:table-cell office:value-type="float" office:value="-0.0536899741342653" calcext:value-type="float">
            <text:p>-0.053689974134265</text:p>
          </table:table-cell>
          <table:table-cell office:value-type="float" office:value="-0.0732386292740557" calcext:value-type="float">
            <text:p>-0.073238629274056</text:p>
          </table:table-cell>
          <table:table-cell office:value-type="float" office:value="-0.0960995287126949" calcext:value-type="float">
            <text:p>-0.096099528712695</text:p>
          </table:table-cell>
          <table:table-cell office:value-type="float" office:value="-0.0925819839838513" calcext:value-type="float">
            <text:p>-0.092581983983851</text:p>
          </table:table-cell>
          <table:table-cell office:value-type="float" office:value="0.0925819839838513" calcext:value-type="float">
            <text:p>0.092581983983851</text:p>
          </table:table-cell>
        </table:table-row>
        <table:table-row table:style-name="ro1">
          <table:table-cell office:value-type="float" office:value="-0.113721721797803" calcext:value-type="float">
            <text:p>-0.113721721797803</text:p>
          </table:table-cell>
          <table:table-cell office:value-type="float" office:value="0.113721721797803" calcext:value-type="float">
            <text:p>0.113721721797803</text:p>
          </table:table-cell>
          <table:table-cell office:value-type="float" office:value="0.177543839954879" calcext:value-type="float">
            <text:p>0.177543839954879</text:p>
          </table:table-cell>
          <table:table-cell office:value-type="float" office:value="0.175008541843744" calcext:value-type="float">
            <text:p>0.175008541843744</text:p>
          </table:table-cell>
          <table:table-cell office:value-type="float" office:value="0.152864124615066" calcext:value-type="float">
            <text:p>0.152864124615066</text:p>
          </table:table-cell>
          <table:table-cell office:value-type="float" office:value="0.128713733036973" calcext:value-type="float">
            <text:p>0.128713733036973</text:p>
          </table:table-cell>
          <table:table-cell office:value-type="float" office:value="0.107038284260542" calcext:value-type="float">
            <text:p>0.107038284260542</text:p>
          </table:table-cell>
          <table:table-cell office:value-type="float" office:value="0.0883960271014668" calcext:value-type="float">
            <text:p>0.088396027101467</text:p>
          </table:table-cell>
          <table:table-cell office:value-type="float" office:value="0.0728618732332598" calcext:value-type="float">
            <text:p>0.07286187323326</text:p>
          </table:table-cell>
          <table:table-cell office:value-type="float" office:value="0.0600898132821786" calcext:value-type="float">
            <text:p>0.060089813282179</text:p>
          </table:table-cell>
          <table:table-cell office:value-type="float" office:value="0.049646077628291" calcext:value-type="float">
            <text:p>0.049646077628291</text:p>
          </table:table-cell>
          <table:table-cell office:value-type="float" office:value="0.0411305950272201" calcext:value-type="float">
            <text:p>0.04113059502722</text:p>
          </table:table-cell>
          <table:table-cell office:value-type="float" office:value="0.0341950078099656" calcext:value-type="float">
            <text:p>0.034195007809966</text:p>
          </table:table-cell>
          <table:table-cell office:value-type="float" office:value="0.0285444329839968" calcext:value-type="float">
            <text:p>0.028544432983997</text:p>
          </table:table-cell>
          <table:table-cell office:value-type="float" office:value="0.0239345780222282" calcext:value-type="float">
            <text:p>0.023934578022228</text:p>
          </table:table-cell>
          <table:table-cell office:value-type="float" office:value="0.0201633184866072" calcext:value-type="float">
            <text:p>0.020163318486607</text:p>
          </table:table-cell>
          <table:table-cell office:value-type="float" office:value="0.0170643630445936" calcext:value-type="float">
            <text:p>0.017064363044594</text:p>
          </table:table-cell>
          <table:table-cell office:value-type="float" office:value="0.0145006969922254" calcext:value-type="float">
            <text:p>0.014500696992225</text:p>
          </table:table-cell>
          <table:table-cell office:value-type="float" office:value="0.0123591552614134" calcext:value-type="float">
            <text:p>0.012359155261413</text:p>
          </table:table-cell>
          <table:table-cell office:value-type="float" office:value="0.0105455606134444" calcext:value-type="float">
            <text:p>0.010545560613444</text:p>
          </table:table-cell>
          <table:table-cell office:value-type="float" office:value="0.00898048968344204" calcext:value-type="float">
            <text:p>0.008980489683442</text:p>
          </table:table-cell>
          <table:table-cell office:value-type="float" office:value="0.00759573947527208" calcext:value-type="float">
            <text:p>0.007595739475272</text:p>
          </table:table-cell>
          <table:table-cell office:value-type="float" office:value="0.00633134850544771" calcext:value-type="float">
            <text:p>0.006331348505448</text:p>
          </table:table-cell>
          <table:table-cell office:value-type="float" office:value="0.00513316644679072" calcext:value-type="float">
            <text:p>0.005133166446791</text:p>
          </table:table-cell>
          <table:table-cell office:value-type="float" office:value="0.00395144732640637" calcext:value-type="float">
            <text:p>0.003951447326406</text:p>
          </table:table-cell>
          <table:table-cell office:value-type="float" office:value="0.00274332636919692" calcext:value-type="float">
            <text:p>0.002743326369197</text:p>
          </table:table-cell>
          <table:table-cell office:value-type="float" office:value="0.00151168078573852" calcext:value-type="float">
            <text:p>0.001511680785739</text:p>
          </table:table-cell>
          <table:table-cell office:value-type="float" office:value="0.000187612725011096" calcext:value-type="float">
            <text:p>0.000187612725011</text:p>
          </table:table-cell>
          <table:table-cell office:value-type="float" office:value="-0.00131956664209395" calcext:value-type="float">
            <text:p>-0.001319566642094</text:p>
          </table:table-cell>
          <table:table-cell office:value-type="float" office:value="-0.00293939443957126" calcext:value-type="float">
            <text:p>-0.002939394439571</text:p>
          </table:table-cell>
          <table:table-cell office:value-type="float" office:value="-0.00470600527092475" calcext:value-type="float">
            <text:p>-0.004706005270925</text:p>
          </table:table-cell>
          <table:table-cell office:value-type="float" office:value="-0.0067041959568613" calcext:value-type="float">
            <text:p>-0.006704195956861</text:p>
          </table:table-cell>
          <table:table-cell office:value-type="float" office:value="-0.00906713182167208" calcext:value-type="float">
            <text:p>-0.009067131821672</text:p>
          </table:table-cell>
          <table:table-cell office:value-type="float" office:value="-0.0120114077745262" calcext:value-type="float">
            <text:p>-0.012011407774526</text:p>
          </table:table-cell>
          <table:table-cell office:value-type="float" office:value="-0.0159100412307996" calcext:value-type="float">
            <text:p>-0.0159100412308</text:p>
          </table:table-cell>
          <table:table-cell office:value-type="float" office:value="-0.0213916398454711" calcext:value-type="float">
            <text:p>-0.021391639845471</text:p>
          </table:table-cell>
          <table:table-cell office:value-type="float" office:value="-0.0292995377837226" calcext:value-type="float">
            <text:p>-0.029299537783723</text:p>
          </table:table-cell>
          <table:table-cell office:value-type="float" office:value="-0.039166650188978" calcext:value-type="float">
            <text:p>-0.039166650188978</text:p>
          </table:table-cell>
          <table:table-cell office:value-type="float" office:value="-0.0396094032231474" calcext:value-type="float">
            <text:p>-0.039609403223147</text:p>
          </table:table-cell>
          <table:table-cell office:value-type="float" office:value="0.0396094032231474" calcext:value-type="float">
            <text:p>0.039609403223147</text:p>
          </table:table-cell>
        </table:table-row>
        <table:table-row table:style-name="ro1">
          <table:table-cell table:number-columns-repeated="40" office:value-type="float" office:value="-0" calcext:value-type="float">
            <text:p>0</text:p>
          </table:table-cell>
        </table:table-row>
      </table:table>
      <table:table table:name="qk-V-avg" table:style-name="ta1">
        <table:table-column table:style-name="co1" table:number-columns-repeated="40" table:default-cell-style-name="Default"/>
        <table:table-row table:style-name="ro1">
          <table:table-cell office:value-type="float" office:value="-0.0188167977811163" calcext:value-type="float">
            <text:p>-0.018816797781116</text:p>
          </table:table-cell>
          <table:table-cell office:value-type="float" office:value="0.0188167977811163" calcext:value-type="float">
            <text:p>0.018816797781116</text:p>
          </table:table-cell>
          <table:table-cell office:value-type="float" office:value="0.0503892326095672" calcext:value-type="float">
            <text:p>0.050389232609567</text:p>
          </table:table-cell>
          <table:table-cell office:value-type="float" office:value="0.0761803413953061" calcext:value-type="float">
            <text:p>0.076180341395306</text:p>
          </table:table-cell>
          <table:table-cell office:value-type="float" office:value="0.096606650151007" calcext:value-type="float">
            <text:p>0.096606650151007</text:p>
          </table:table-cell>
          <table:table-cell office:value-type="float" office:value="0.112215615397198" calcext:value-type="float">
            <text:p>0.112215615397198</text:p>
          </table:table-cell>
          <table:table-cell office:value-type="float" office:value="0.123614339701134" calcext:value-type="float">
            <text:p>0.123614339701134</text:p>
          </table:table-cell>
          <table:table-cell office:value-type="float" office:value="0.131413400740293" calcext:value-type="float">
            <text:p>0.131413400740293</text:p>
          </table:table-cell>
          <table:table-cell office:value-type="float" office:value="0.136184633389957" calcext:value-type="float">
            <text:p>0.136184633389957</text:p>
          </table:table-cell>
          <table:table-cell office:value-type="float" office:value="0.138432562591323" calcext:value-type="float">
            <text:p>0.138432562591323</text:p>
          </table:table-cell>
          <table:table-cell office:value-type="float" office:value="0.138578322331028" calcext:value-type="float">
            <text:p>0.138578322331028</text:p>
          </table:table-cell>
          <table:table-cell office:value-type="float" office:value="0.136953972252751" calcext:value-type="float">
            <text:p>0.136953972252751</text:p>
          </table:table-cell>
          <table:table-cell office:value-type="float" office:value="0.133804613233286" calcext:value-type="float">
            <text:p>0.133804613233286</text:p>
          </table:table-cell>
          <table:table-cell office:value-type="float" office:value="0.129295704539885" calcext:value-type="float">
            <text:p>0.129295704539885</text:p>
          </table:table-cell>
          <table:table-cell office:value-type="float" office:value="0.123523389358212" calcext:value-type="float">
            <text:p>0.123523389358212</text:p>
          </table:table-cell>
          <table:table-cell office:value-type="float" office:value="0.116526229954814" calcext:value-type="float">
            <text:p>0.116526229954814</text:p>
          </table:table-cell>
          <table:table-cell office:value-type="float" office:value="0.108297404695024" calcext:value-type="float">
            <text:p>0.108297404695024</text:p>
          </table:table-cell>
          <table:table-cell office:value-type="float" office:value="0.0987970070830442" calcext:value-type="float">
            <text:p>0.098797007083044</text:p>
          </table:table-cell>
          <table:table-cell office:value-type="float" office:value="0.0879645821271336" calcext:value-type="float">
            <text:p>0.087964582127134</text:p>
          </table:table-cell>
          <table:table-cell office:value-type="float" office:value="0.0757324245692139" calcext:value-type="float">
            <text:p>0.075732424569214</text:p>
          </table:table-cell>
          <table:table-cell office:value-type="float" office:value="0.0620404500276207" calcext:value-type="float">
            <text:p>0.062040450027621</text:p>
          </table:table-cell>
          <table:table-cell office:value-type="float" office:value="0.0468536088969559" calcext:value-type="float">
            <text:p>0.046853608896956</text:p>
          </table:table-cell>
          <table:table-cell office:value-type="float" office:value="0.0301827989248199" calcext:value-type="float">
            <text:p>0.03018279892482</text:p>
          </table:table-cell>
          <table:table-cell office:value-type="float" office:value="0.0121101151938755" calcext:value-type="float">
            <text:p>0.012110115193876</text:p>
          </table:table-cell>
          <table:table-cell office:value-type="float" office:value="-0.00717912129523639" calcext:value-type="float">
            <text:p>-0.007179121295236</text:p>
          </table:table-cell>
          <table:table-cell office:value-type="float" office:value="-0.0273386047773449" calcext:value-type="float">
            <text:p>-0.027338604777345</text:p>
          </table:table-cell>
          <table:table-cell office:value-type="float" office:value="-0.0475723244498313" calcext:value-type="float">
            <text:p>-0.047572324449831</text:p>
          </table:table-cell>
          <table:table-cell office:value-type="float" office:value="-0.0671689087941681" calcext:value-type="float">
            <text:p>-0.067168908794168</text:p>
          </table:table-cell>
          <table:table-cell office:value-type="float" office:value="-0.0852069742903273" calcext:value-type="float">
            <text:p>-0.085206974290327</text:p>
          </table:table-cell>
          <table:table-cell office:value-type="float" office:value="-0.100614202486307" calcext:value-type="float">
            <text:p>-0.100614202486307</text:p>
          </table:table-cell>
          <table:table-cell office:value-type="float" office:value="-0.112266558470639" calcext:value-type="float">
            <text:p>-0.112266558470639</text:p>
          </table:table-cell>
          <table:table-cell office:value-type="float" office:value="-0.119110713847761" calcext:value-type="float">
            <text:p>-0.119110713847761</text:p>
          </table:table-cell>
          <table:table-cell office:value-type="float" office:value="-0.120301880274016" calcext:value-type="float">
            <text:p>-0.120301880274016</text:p>
          </table:table-cell>
          <table:table-cell office:value-type="float" office:value="-0.115337072786831" calcext:value-type="float">
            <text:p>-0.115337072786831</text:p>
          </table:table-cell>
          <table:table-cell office:value-type="float" office:value="-0.104158972122772" calcext:value-type="float">
            <text:p>-0.104158972122772</text:p>
          </table:table-cell>
          <table:table-cell office:value-type="float" office:value="-0.0872109419021091" calcext:value-type="float">
            <text:p>-0.087210941902109</text:p>
          </table:table-cell>
          <table:table-cell office:value-type="float" office:value="-0.065435789997989" calcext:value-type="float">
            <text:p>-0.065435789997989</text:p>
          </table:table-cell>
          <table:table-cell office:value-type="float" office:value="-0.0402226197519114" calcext:value-type="float">
            <text:p>-0.040222619751911</text:p>
          </table:table-cell>
          <table:table-cell office:value-type="float" office:value="-0.0133128394925641" calcext:value-type="float">
            <text:p>-0.013312839492564</text:p>
          </table:table-cell>
          <table:table-cell office:value-type="float" office:value="0.0133128394925641" calcext:value-type="float">
            <text:p>0.013312839492564</text:p>
          </table:table-cell>
        </table:table-row>
        <table:table-row table:style-name="ro1">
          <table:table-cell office:value-type="float" office:value="-0.0208049930769846" calcext:value-type="float">
            <text:p>-0.020804993076985</text:p>
          </table:table-cell>
          <table:table-cell office:value-type="float" office:value="0.0208049930769846" calcext:value-type="float">
            <text:p>0.020804993076985</text:p>
          </table:table-cell>
          <table:table-cell office:value-type="float" office:value="0.0555392259446513" calcext:value-type="float">
            <text:p>0.055539225944651</text:p>
          </table:table-cell>
          <table:table-cell office:value-type="float" office:value="0.0837453661176126" calcext:value-type="float">
            <text:p>0.083745366117613</text:p>
          </table:table-cell>
          <table:table-cell office:value-type="float" office:value="0.105923484523585" calcext:value-type="float">
            <text:p>0.105923484523585</text:p>
          </table:table-cell>
          <table:table-cell office:value-type="float" office:value="0.122724444135866" calcext:value-type="float">
            <text:p>0.122724444135866</text:p>
          </table:table-cell>
          <table:table-cell office:value-type="float" office:value="0.134866117058704" calcext:value-type="float">
            <text:p>0.134866117058704</text:p>
          </table:table-cell>
          <table:table-cell office:value-type="float" office:value="0.143066254426669" calcext:value-type="float">
            <text:p>0.143066254426669</text:p>
          </table:table-cell>
          <table:table-cell office:value-type="float" office:value="0.147992298030845" calcext:value-type="float">
            <text:p>0.147992298030845</text:p>
          </table:table-cell>
          <table:table-cell office:value-type="float" office:value="0.150228270847115" calcext:value-type="float">
            <text:p>0.150228270847115</text:p>
          </table:table-cell>
          <table:table-cell office:value-type="float" office:value="0.150257227177958" calcext:value-type="float">
            <text:p>0.150257227177958</text:p>
          </table:table-cell>
          <table:table-cell office:value-type="float" office:value="0.148456297136261" calcext:value-type="float">
            <text:p>0.148456297136261</text:p>
          </table:table-cell>
          <table:table-cell office:value-type="float" office:value="0.145100729550358" calcext:value-type="float">
            <text:p>0.145100729550358</text:p>
          </table:table-cell>
          <table:table-cell office:value-type="float" office:value="0.140373496104475" calcext:value-type="float">
            <text:p>0.140373496104475</text:p>
          </table:table-cell>
          <table:table-cell office:value-type="float" office:value="0.13437770444046" calcext:value-type="float">
            <text:p>0.13437770444046</text:p>
          </table:table-cell>
          <table:table-cell office:value-type="float" office:value="0.12714993179933" calcext:value-type="float">
            <text:p>0.12714993179933</text:p>
          </table:table-cell>
          <table:table-cell office:value-type="float" office:value="0.118673431357616" calcext:value-type="float">
            <text:p>0.118673431357616</text:p>
          </table:table-cell>
          <table:table-cell office:value-type="float" office:value="0.108890876731271" calcext:value-type="float">
            <text:p>0.108890876731271</text:p>
          </table:table-cell>
          <table:table-cell office:value-type="float" office:value="0.0977168625311077" calcext:value-type="float">
            <text:p>0.097716862531108</text:p>
          </table:table-cell>
          <table:table-cell office:value-type="float" office:value="0.0850508036640694" calcext:value-type="float">
            <text:p>0.085050803664069</text:p>
          </table:table-cell>
          <table:table-cell office:value-type="float" office:value="0.0707911960519483" calcext:value-type="float">
            <text:p>0.070791196051948</text:p>
          </table:table-cell>
          <table:table-cell office:value-type="float" office:value="0.0548524173783274" calcext:value-type="float">
            <text:p>0.054852417378327</text:p>
          </table:table-cell>
          <table:table-cell office:value-type="float" office:value="0.0371852063629215" calcext:value-type="float">
            <text:p>0.037185206362922</text:p>
          </table:table-cell>
          <table:table-cell office:value-type="float" office:value="0.0178006301698982" calcext:value-type="float">
            <text:p>0.017800630169898</text:p>
          </table:table-cell>
          <table:table-cell office:value-type="float" office:value="-0.00321055500681226" calcext:value-type="float">
            <text:p>-0.003210555006812</text:p>
          </table:table-cell>
          <table:table-cell office:value-type="float" office:value="-0.0257099575486544" calcext:value-type="float">
            <text:p>-0.025709957548654</text:p>
          </table:table-cell>
          <table:table-cell office:value-type="float" office:value="-0.0486772367607167" calcext:value-type="float">
            <text:p>-0.048677236760717</text:p>
          </table:table-cell>
          <table:table-cell office:value-type="float" office:value="-0.0714776530409576" calcext:value-type="float">
            <text:p>-0.071477653040958</text:p>
          </table:table-cell>
          <table:table-cell office:value-type="float" office:value="-0.0930593682466006" calcext:value-type="float">
            <text:p>-0.093059368246601</text:p>
          </table:table-cell>
          <table:table-cell office:value-type="float" office:value="-0.112138085965219" calcext:value-type="float">
            <text:p>-0.112138085965219</text:p>
          </table:table-cell>
          <table:table-cell office:value-type="float" office:value="-0.127298685399165" calcext:value-type="float">
            <text:p>-0.127298685399165</text:p>
          </table:table-cell>
          <table:table-cell office:value-type="float" office:value="-0.137132737633728" calcext:value-type="float">
            <text:p>-0.137132737633728</text:p>
          </table:table-cell>
          <table:table-cell office:value-type="float" office:value="-0.140416983936448" calcext:value-type="float">
            <text:p>-0.140416983936448</text:p>
          </table:table-cell>
          <table:table-cell office:value-type="float" office:value="-0.136306199781325" calcext:value-type="float">
            <text:p>-0.136306199781325</text:p>
          </table:table-cell>
          <table:table-cell office:value-type="float" office:value="-0.124499400565461" calcext:value-type="float">
            <text:p>-0.124499400565461</text:p>
          </table:table-cell>
          <table:table-cell office:value-type="float" office:value="-0.105340784096356" calcext:value-type="float">
            <text:p>-0.105340784096356</text:p>
          </table:table-cell>
          <table:table-cell office:value-type="float" office:value="-0.0798350976910014" calcext:value-type="float">
            <text:p>-0.079835097691001</text:p>
          </table:table-cell>
          <table:table-cell office:value-type="float" office:value="-0.0495803380931289" calcext:value-type="float">
            <text:p>-0.049580338093129</text:p>
          </table:table-cell>
          <table:table-cell office:value-type="float" office:value="-0.0166362754862815" calcext:value-type="float">
            <text:p>-0.016636275486282</text:p>
          </table:table-cell>
          <table:table-cell office:value-type="float" office:value="0.0166362754862815" calcext:value-type="float">
            <text:p>0.016636275486282</text:p>
          </table:table-cell>
        </table:table-row>
        <table:table-row table:style-name="ro1">
          <table:table-cell table:formula="of:=AVERAGE([.A1:.A2])" office:value-type="float" office:value="-0.0198108954290505" calcext:value-type="float">
            <text:p>-0.019810895429051</text:p>
          </table:table-cell>
          <table:table-cell table:formula="of:=AVERAGE([.B1:.B2])" office:value-type="float" office:value="0.0198108954290505" calcext:value-type="float">
            <text:p>0.019810895429051</text:p>
          </table:table-cell>
          <table:table-cell table:formula="of:=AVERAGE([.C1:.C2])" office:value-type="float" office:value="0.0529642292771093" calcext:value-type="float">
            <text:p>0.052964229277109</text:p>
          </table:table-cell>
          <table:table-cell table:formula="of:=AVERAGE([.D1:.D2])" office:value-type="float" office:value="0.0799628537564593" calcext:value-type="float">
            <text:p>0.079962853756459</text:p>
          </table:table-cell>
          <table:table-cell table:formula="of:=AVERAGE([.E1:.E2])" office:value-type="float" office:value="0.101265067337296" calcext:value-type="float">
            <text:p>0.101265067337296</text:p>
          </table:table-cell>
          <table:table-cell table:formula="of:=AVERAGE([.F1:.F2])" office:value-type="float" office:value="0.117470029766532" calcext:value-type="float">
            <text:p>0.117470029766532</text:p>
          </table:table-cell>
          <table:table-cell table:formula="of:=AVERAGE([.G1:.G2])" office:value-type="float" office:value="0.129240228379919" calcext:value-type="float">
            <text:p>0.129240228379919</text:p>
          </table:table-cell>
          <table:table-cell table:formula="of:=AVERAGE([.H1:.H2])" office:value-type="float" office:value="0.137239827583481" calcext:value-type="float">
            <text:p>0.137239827583481</text:p>
          </table:table-cell>
          <table:table-cell table:formula="of:=AVERAGE([.I1:.I2])" office:value-type="float" office:value="0.142088465710401" calcext:value-type="float">
            <text:p>0.142088465710401</text:p>
          </table:table-cell>
          <table:table-cell table:formula="of:=AVERAGE([.J1:.J2])" office:value-type="float" office:value="0.144330416719219" calcext:value-type="float">
            <text:p>0.144330416719219</text:p>
          </table:table-cell>
          <table:table-cell table:formula="of:=AVERAGE([.K1:.K2])" office:value-type="float" office:value="0.144417774754493" calcext:value-type="float">
            <text:p>0.144417774754493</text:p>
          </table:table-cell>
          <table:table-cell table:formula="of:=AVERAGE([.L1:.L2])" office:value-type="float" office:value="0.142705134694506" calcext:value-type="float">
            <text:p>0.142705134694506</text:p>
          </table:table-cell>
          <table:table-cell table:formula="of:=AVERAGE([.M1:.M2])" office:value-type="float" office:value="0.139452671391822" calcext:value-type="float">
            <text:p>0.139452671391822</text:p>
          </table:table-cell>
          <table:table-cell table:formula="of:=AVERAGE([.N1:.N2])" office:value-type="float" office:value="0.13483460032218" calcext:value-type="float">
            <text:p>0.13483460032218</text:p>
          </table:table-cell>
          <table:table-cell table:formula="of:=AVERAGE([.O1:.O2])" office:value-type="float" office:value="0.128950546899336" calcext:value-type="float">
            <text:p>0.128950546899336</text:p>
          </table:table-cell>
          <table:table-cell table:formula="of:=AVERAGE([.P1:.P2])" office:value-type="float" office:value="0.121838080877072" calcext:value-type="float">
            <text:p>0.121838080877072</text:p>
          </table:table-cell>
          <table:table-cell table:formula="of:=AVERAGE([.Q1:.Q2])" office:value-type="float" office:value="0.11348541802632" calcext:value-type="float">
            <text:p>0.11348541802632</text:p>
          </table:table-cell>
          <table:table-cell table:formula="of:=AVERAGE([.R1:.R2])" office:value-type="float" office:value="0.103843941907158" calcext:value-type="float">
            <text:p>0.103843941907158</text:p>
          </table:table-cell>
          <table:table-cell table:formula="of:=AVERAGE([.S1:.S2])" office:value-type="float" office:value="0.0928407223291207" calcext:value-type="float">
            <text:p>0.092840722329121</text:p>
          </table:table-cell>
          <table:table-cell table:formula="of:=AVERAGE([.T1:.T2])" office:value-type="float" office:value="0.0803916141166417" calcext:value-type="float">
            <text:p>0.080391614116642</text:p>
          </table:table-cell>
          <table:table-cell table:formula="of:=AVERAGE([.U1:.U2])" office:value-type="float" office:value="0.0664158230397845" calcext:value-type="float">
            <text:p>0.066415823039785</text:p>
          </table:table-cell>
          <table:table-cell table:formula="of:=AVERAGE([.V1:.V2])" office:value-type="float" office:value="0.0508530131376417" calcext:value-type="float">
            <text:p>0.050853013137642</text:p>
          </table:table-cell>
          <table:table-cell table:formula="of:=AVERAGE([.W1:.W2])" office:value-type="float" office:value="0.0336840026438707" calcext:value-type="float">
            <text:p>0.033684002643871</text:p>
          </table:table-cell>
          <table:table-cell table:formula="of:=AVERAGE([.X1:.X2])" office:value-type="float" office:value="0.0149553726818869" calcext:value-type="float">
            <text:p>0.014955372681887</text:p>
          </table:table-cell>
          <table:table-cell table:formula="of:=AVERAGE([.Y1:.Y2])" office:value-type="float" office:value="-0.00519483815102433" calcext:value-type="float">
            <text:p>-0.005194838151024</text:p>
          </table:table-cell>
          <table:table-cell table:formula="of:=AVERAGE([.Z1:.Z2])" office:value-type="float" office:value="-0.0265242811629996" calcext:value-type="float">
            <text:p>-0.026524281163</text:p>
          </table:table-cell>
          <table:table-cell table:formula="of:=AVERAGE([.AA1:.AA2])" office:value-type="float" office:value="-0.048124780605274" calcext:value-type="float">
            <text:p>-0.048124780605274</text:p>
          </table:table-cell>
          <table:table-cell table:formula="of:=AVERAGE([.AB1:.AB2])" office:value-type="float" office:value="-0.0693232809175628" calcext:value-type="float">
            <text:p>-0.069323280917563</text:p>
          </table:table-cell>
          <table:table-cell table:formula="of:=AVERAGE([.AC1:.AC2])" office:value-type="float" office:value="-0.089133171268464" calcext:value-type="float">
            <text:p>-0.089133171268464</text:p>
          </table:table-cell>
          <table:table-cell table:formula="of:=AVERAGE([.AD1:.AD2])" office:value-type="float" office:value="-0.106376144225763" calcext:value-type="float">
            <text:p>-0.106376144225763</text:p>
          </table:table-cell>
          <table:table-cell table:formula="of:=AVERAGE([.AE1:.AE2])" office:value-type="float" office:value="-0.119782621934902" calcext:value-type="float">
            <text:p>-0.119782621934902</text:p>
          </table:table-cell>
          <table:table-cell table:formula="of:=AVERAGE([.AF1:.AF2])" office:value-type="float" office:value="-0.128121725740745" calcext:value-type="float">
            <text:p>-0.128121725740745</text:p>
          </table:table-cell>
          <table:table-cell table:formula="of:=AVERAGE([.AG1:.AG2])" office:value-type="float" office:value="-0.130359432105232" calcext:value-type="float">
            <text:p>-0.130359432105232</text:p>
          </table:table-cell>
          <table:table-cell table:formula="of:=AVERAGE([.AH1:.AH2])" office:value-type="float" office:value="-0.125821636284078" calcext:value-type="float">
            <text:p>-0.125821636284078</text:p>
          </table:table-cell>
          <table:table-cell table:formula="of:=AVERAGE([.AI1:.AI2])" office:value-type="float" office:value="-0.114329186344117" calcext:value-type="float">
            <text:p>-0.114329186344117</text:p>
          </table:table-cell>
          <table:table-cell table:formula="of:=AVERAGE([.AJ1:.AJ2])" office:value-type="float" office:value="-0.0962758629992326" calcext:value-type="float">
            <text:p>-0.096275862999233</text:p>
          </table:table-cell>
          <table:table-cell table:formula="of:=AVERAGE([.AK1:.AK2])" office:value-type="float" office:value="-0.0726354438444952" calcext:value-type="float">
            <text:p>-0.072635443844495</text:p>
          </table:table-cell>
          <table:table-cell table:formula="of:=AVERAGE([.AL1:.AL2])" office:value-type="float" office:value="-0.0449014789225202" calcext:value-type="float">
            <text:p>-0.04490147892252</text:p>
          </table:table-cell>
          <table:table-cell table:formula="of:=AVERAGE([.AM1:.AM2])" office:value-type="float" office:value="-0.0149745574894228" calcext:value-type="float">
            <text:p>-0.014974557489423</text:p>
          </table:table-cell>
          <table:table-cell table:formula="of:=AVERAGE([.AN1:.AN2])" office:value-type="float" office:value="0.0149745574894228" calcext:value-type="float">
            <text:p>0.014974557489423</text:p>
          </table:table-cell>
        </table:table-row>
      </table:table>
      <table:table table:name="qk-U-latest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97" table:default-cell-style-name="Default"/>
        <table:table-row table:style-name="ro1">
          <table:table-cell office:value-type="float" office:value="-0" calcext:value-type="float">
            <text:p>0</text:p>
          </table:table-cell>
          <table:table-cell table:style-name="Default" office:value-type="float" office:value="-0.0017412023677649" calcext:value-type="float">
            <text:p>-0.001741202367765</text:p>
          </table:table-cell>
          <table:table-cell office:value-type="float" office:value="-0.00172735620333699" calcext:value-type="float">
            <text:p>-0.001727356203337</text:p>
          </table:table-cell>
          <table:table-cell office:value-type="float" office:value="-0.00149422145699727" calcext:value-type="float">
            <text:p>-0.001494221456997</text:p>
          </table:table-cell>
          <table:table-cell office:value-type="float" office:value="-0.00115155824846903" calcext:value-type="float">
            <text:p>-0.001151558248469</text:p>
          </table:table-cell>
          <table:table-cell office:value-type="float" office:value="-0.000728449023049083" calcext:value-type="float">
            <text:p>-0.000728449023049</text:p>
          </table:table-cell>
          <table:table-cell office:value-type="float" office:value="-0.000242409319705072" calcext:value-type="float">
            <text:p>-0.000242409319705</text:p>
          </table:table-cell>
          <table:table-cell office:value-type="float" office:value="0.000288991003290026" calcext:value-type="float">
            <text:p>0.00028899100329</text:p>
          </table:table-cell>
          <table:table-cell office:value-type="float" office:value="0.000847385107723654" calcext:value-type="float">
            <text:p>0.000847385107724</text:p>
          </table:table-cell>
          <table:table-cell office:value-type="float" office:value="0.00141664513284595" calcext:value-type="float">
            <text:p>0.001416645132846</text:p>
          </table:table-cell>
          <table:table-cell table:style-name="ce1" office:value-type="float" office:value="0.00198261553313454" calcext:value-type="float">
            <text:p>1.98E-03</text:p>
          </table:table-cell>
          <table:table-cell table:style-name="ce1" office:value-type="float" office:value="0.00253290952853592" calcext:value-type="float">
            <text:p>2.53E-03</text:p>
          </table:table-cell>
          <table:table-cell table:style-name="ce1" office:value-type="float" office:value="0.00305659054270171" calcext:value-type="float">
            <text:p>3.06E-03</text:p>
          </table:table-cell>
          <table:table-cell office:value-type="float" office:value="0.00354382252956737" calcext:value-type="float">
            <text:p>0.003543822529567</text:p>
          </table:table-cell>
          <table:table-cell office:value-type="float" office:value="0.00398557775561395" calcext:value-type="float">
            <text:p>0.003985577755614</text:p>
          </table:table-cell>
          <table:table-cell office:value-type="float" office:value="0.00437347512524696" calcext:value-type="float">
            <text:p>0.004373475125247</text:p>
          </table:table-cell>
          <table:table-cell office:value-type="float" office:value="0.00469976000004903" calcext:value-type="float">
            <text:p>0.004699760000049</text:p>
          </table:table-cell>
          <table:table-cell office:value-type="float" office:value="0.00495745240601813" calcext:value-type="float">
            <text:p>0.004957452406018</text:p>
          </table:table-cell>
          <table:table-cell office:value-type="float" office:value="0.00514063704482722" calcext:value-type="float">
            <text:p>0.005140637044827</text:p>
          </table:table-cell>
          <table:table-cell office:value-type="float" office:value="0.00524487400300346" calcext:value-type="float">
            <text:p>0.005244874003003</text:p>
          </table:table-cell>
          <table:table-cell office:value-type="float" office:value="0.00526766708247203" calcext:value-type="float">
            <text:p>0.005267667082472</text:p>
          </table:table-cell>
          <table:table-cell office:value-type="float" office:value="0.00520894315953211" calcext:value-type="float">
            <text:p>0.005208943159532</text:p>
          </table:table-cell>
          <table:table-cell office:value-type="float" office:value="0.00507143172023834" calcext:value-type="float">
            <text:p>0.005071431720238</text:p>
          </table:table-cell>
          <table:table-cell office:value-type="float" office:value="0.0048608900974055" calcext:value-type="float">
            <text:p>0.004860890097406</text:p>
          </table:table-cell>
          <table:table-cell office:value-type="float" office:value="0.00458605510036432" calcext:value-type="float">
            <text:p>0.004586055100364</text:p>
          </table:table-cell>
          <table:table-cell office:value-type="float" office:value="0.00425830494435487" calcext:value-type="float">
            <text:p>0.004258304944355</text:p>
          </table:table-cell>
          <table:table-cell office:value-type="float" office:value="0.00389107928991266" calcext:value-type="float">
            <text:p>0.003891079289913</text:p>
          </table:table-cell>
          <table:table-cell office:value-type="float" office:value="0.00349927703500341" calcext:value-type="float">
            <text:p>0.003499277035003</text:p>
          </table:table-cell>
          <table:table-cell office:value-type="float" office:value="0.00309873569432319" calcext:value-type="float">
            <text:p>0.003098735694323</text:p>
          </table:table-cell>
          <table:table-cell office:value-type="float" office:value="0.00270585829790705" calcext:value-type="float">
            <text:p>0.002705858297907</text:p>
          </table:table-cell>
          <table:table-cell office:value-type="float" office:value="0.00233748957310749" calcext:value-type="float">
            <text:p>0.002337489573108</text:p>
          </table:table-cell>
          <table:table-cell office:value-type="float" office:value="0.00201064354513182" calcext:value-type="float">
            <text:p>0.002010643545132</text:p>
          </table:table-cell>
          <table:table-cell office:value-type="float" office:value="0.00174192601620989" calcext:value-type="float">
            <text:p>0.00174192601621</text:p>
          </table:table-cell>
          <table:table-cell office:value-type="float" office:value="0.00154642755148227" calcext:value-type="float">
            <text:p>0.001546427551482</text:p>
          </table:table-cell>
          <table:table-cell office:value-type="float" office:value="0.00143502411155563" calcext:value-type="float">
            <text:p>0.001435024111556</text:p>
          </table:table-cell>
          <table:table-cell office:value-type="float" office:value="0.00140666268877145" calcext:value-type="float">
            <text:p>0.001406662688771</text:p>
          </table:table-cell>
          <table:table-cell office:value-type="float" office:value="0.00142228461478149" calcext:value-type="float">
            <text:p>0.001422284614781</text:p>
          </table:table-cell>
          <table:table-cell office:value-type="float" office:value="0.00131330608136499" calcext:value-type="float">
            <text:p>0.001313306081365</text:p>
          </table:table-cell>
          <table:table-cell office:value-type="float" office:value="0.000456810863501818" calcext:value-type="float">
            <text:p>0.000456810863502</text:p>
          </table:table-cell>
          <table:table-cell office:value-type="float" office:value="-0" calcext:value-type="float">
            <text:p>0</text:p>
          </table:table-cell>
          <table:table-cell table:number-columns-repeated="47"/>
          <table:table-cell table:style-name="ce1" table:number-columns-repeated="7"/>
          <table:table-cell table:number-columns-repeated="4"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0017412023677649" calcext:value-type="float">
            <text:p>0.001741202367765</text:p>
          </table:table-cell>
          <table:table-cell office:value-type="float" office:value="0.00172735620333699" calcext:value-type="float">
            <text:p>0.001727356203337</text:p>
          </table:table-cell>
          <table:table-cell office:value-type="float" office:value="0.00149422145699727" calcext:value-type="float">
            <text:p>0.001494221456997</text:p>
          </table:table-cell>
          <table:table-cell office:value-type="float" office:value="0.00115155824846903" calcext:value-type="float">
            <text:p>0.001151558248469</text:p>
          </table:table-cell>
          <table:table-cell office:value-type="float" office:value="0.000728449023049083" calcext:value-type="float">
            <text:p>0.000728449023049</text:p>
          </table:table-cell>
          <table:table-cell office:value-type="float" office:value="0.000242409319705072" calcext:value-type="float">
            <text:p>0.000242409319705</text:p>
          </table:table-cell>
          <table:table-cell office:value-type="float" office:value="-0.000288991003290026" calcext:value-type="float">
            <text:p>-0.00028899100329</text:p>
          </table:table-cell>
          <table:table-cell office:value-type="float" office:value="-0.000847385107723654" calcext:value-type="float">
            <text:p>-0.000847385107724</text:p>
          </table:table-cell>
          <table:table-cell office:value-type="float" office:value="-0.00141664513284595" calcext:value-type="float">
            <text:p>-0.001416645132846</text:p>
          </table:table-cell>
          <table:table-cell table:style-name="ce1" office:value-type="float" office:value="-0.00198261553313454" calcext:value-type="float">
            <text:p>-1.98E-03</text:p>
          </table:table-cell>
          <table:table-cell table:style-name="ce1" office:value-type="float" office:value="-0.00253290952853592" calcext:value-type="float">
            <text:p>-2.53E-03</text:p>
          </table:table-cell>
          <table:table-cell table:style-name="ce1" office:value-type="float" office:value="-0.00305659054270171" calcext:value-type="float">
            <text:p>-3.06E-03</text:p>
          </table:table-cell>
          <table:table-cell office:value-type="float" office:value="-0.00354382252956737" calcext:value-type="float">
            <text:p>-0.003543822529567</text:p>
          </table:table-cell>
          <table:table-cell office:value-type="float" office:value="-0.00398557775561395" calcext:value-type="float">
            <text:p>-0.003985577755614</text:p>
          </table:table-cell>
          <table:table-cell office:value-type="float" office:value="-0.00437347512524696" calcext:value-type="float">
            <text:p>-0.004373475125247</text:p>
          </table:table-cell>
          <table:table-cell office:value-type="float" office:value="-0.00469976000004903" calcext:value-type="float">
            <text:p>-0.004699760000049</text:p>
          </table:table-cell>
          <table:table-cell office:value-type="float" office:value="-0.00495745240601813" calcext:value-type="float">
            <text:p>-0.004957452406018</text:p>
          </table:table-cell>
          <table:table-cell office:value-type="float" office:value="-0.00514063704482722" calcext:value-type="float">
            <text:p>-0.005140637044827</text:p>
          </table:table-cell>
          <table:table-cell office:value-type="float" office:value="-0.00524487400300346" calcext:value-type="float">
            <text:p>-0.005244874003003</text:p>
          </table:table-cell>
          <table:table-cell office:value-type="float" office:value="-0.00526766708247203" calcext:value-type="float">
            <text:p>-0.005267667082472</text:p>
          </table:table-cell>
          <table:table-cell office:value-type="float" office:value="-0.00520894315953211" calcext:value-type="float">
            <text:p>-0.005208943159532</text:p>
          </table:table-cell>
          <table:table-cell office:value-type="float" office:value="-0.00507143172023834" calcext:value-type="float">
            <text:p>-0.005071431720238</text:p>
          </table:table-cell>
          <table:table-cell office:value-type="float" office:value="-0.0048608900974055" calcext:value-type="float">
            <text:p>-0.004860890097406</text:p>
          </table:table-cell>
          <table:table-cell office:value-type="float" office:value="-0.00458605510036432" calcext:value-type="float">
            <text:p>-0.004586055100364</text:p>
          </table:table-cell>
          <table:table-cell office:value-type="float" office:value="-0.00425830494435487" calcext:value-type="float">
            <text:p>-0.004258304944355</text:p>
          </table:table-cell>
          <table:table-cell office:value-type="float" office:value="-0.00389107928991266" calcext:value-type="float">
            <text:p>-0.003891079289913</text:p>
          </table:table-cell>
          <table:table-cell office:value-type="float" office:value="-0.00349927703500341" calcext:value-type="float">
            <text:p>-0.003499277035003</text:p>
          </table:table-cell>
          <table:table-cell office:value-type="float" office:value="-0.00309873569432319" calcext:value-type="float">
            <text:p>-0.003098735694323</text:p>
          </table:table-cell>
          <table:table-cell office:value-type="float" office:value="-0.00270585829790705" calcext:value-type="float">
            <text:p>-0.002705858297907</text:p>
          </table:table-cell>
          <table:table-cell office:value-type="float" office:value="-0.00233748957310749" calcext:value-type="float">
            <text:p>-0.002337489573108</text:p>
          </table:table-cell>
          <table:table-cell office:value-type="float" office:value="-0.00201064354513182" calcext:value-type="float">
            <text:p>-0.002010643545132</text:p>
          </table:table-cell>
          <table:table-cell office:value-type="float" office:value="-0.00174192601620989" calcext:value-type="float">
            <text:p>-0.00174192601621</text:p>
          </table:table-cell>
          <table:table-cell office:value-type="float" office:value="-0.00154642755148227" calcext:value-type="float">
            <text:p>-0.001546427551482</text:p>
          </table:table-cell>
          <table:table-cell office:value-type="float" office:value="-0.00143502411155563" calcext:value-type="float">
            <text:p>-0.001435024111556</text:p>
          </table:table-cell>
          <table:table-cell office:value-type="float" office:value="-0.00140666268877145" calcext:value-type="float">
            <text:p>-0.001406662688771</text:p>
          </table:table-cell>
          <table:table-cell office:value-type="float" office:value="-0.00142228461478149" calcext:value-type="float">
            <text:p>-0.001422284614781</text:p>
          </table:table-cell>
          <table:table-cell office:value-type="float" office:value="-0.00131330608136499" calcext:value-type="float">
            <text:p>-0.001313306081365</text:p>
          </table:table-cell>
          <table:table-cell office:value-type="float" office:value="-0.000456810863501818" calcext:value-type="float">
            <text:p>-0.000456810863502</text:p>
          </table:table-cell>
          <table:table-cell office:value-type="float" office:value="0" calcext:value-type="float">
            <text:p>0</text:p>
          </table:table-cell>
          <table:table-cell table:number-columns-repeated="47"/>
          <table:table-cell table:style-name="ce1" table:number-columns-repeated="7"/>
          <table:table-cell table:number-columns-repeated="4"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00236181627119435" calcext:value-type="float">
            <text:p>0.002361816271194</text:p>
          </table:table-cell>
          <table:table-cell office:value-type="float" office:value="0.00283567402438635" calcext:value-type="float">
            <text:p>0.002835674024386</text:p>
          </table:table-cell>
          <table:table-cell office:value-type="float" office:value="0.00264056831260943" calcext:value-type="float">
            <text:p>0.002640568312609</text:p>
          </table:table-cell>
          <table:table-cell office:value-type="float" office:value="0.00199200374101095" calcext:value-type="float">
            <text:p>0.001992003741011</text:p>
          </table:table-cell>
          <table:table-cell office:value-type="float" office:value="0.00102684729446173" calcext:value-type="float">
            <text:p>0.001026847294462</text:p>
          </table:table-cell>
          <table:table-cell table:style-name="ce1" office:value-type="float" office:value="-0.000163629395473511" calcext:value-type="float">
            <text:p>-1.64E-04</text:p>
          </table:table-cell>
          <table:table-cell office:value-type="float" office:value="-0.0015073562122021" calcext:value-type="float">
            <text:p>-0.001507356212202</text:p>
          </table:table-cell>
          <table:table-cell office:value-type="float" office:value="-0.00294641242464124" calcext:value-type="float">
            <text:p>-0.002946412424641</text:p>
          </table:table-cell>
          <table:table-cell office:value-type="float" office:value="-0.00443140707690276" calcext:value-type="float">
            <text:p>-0.004431407076903</text:p>
          </table:table-cell>
          <table:table-cell table:style-name="ce1" office:value-type="float" office:value="-0.00591994382144962" calcext:value-type="float">
            <text:p>-5.92E-03</text:p>
          </table:table-cell>
          <table:table-cell office:value-type="float" office:value="-0.00737528038584442" calcext:value-type="float">
            <text:p>-0.007375280385844</text:p>
          </table:table-cell>
          <table:table-cell office:value-type="float" office:value="-0.00876517463852788" calcext:value-type="float">
            <text:p>-0.008765174638528</text:p>
          </table:table-cell>
          <table:table-cell office:value-type="float" office:value="-0.0100609131091934" calcext:value-type="float">
            <text:p>-0.010060913109194</text:p>
          </table:table-cell>
          <table:table-cell office:value-type="float" office:value="-0.0112365867250983" calcext:value-type="float">
            <text:p>-0.011236586725098</text:p>
          </table:table-cell>
          <table:table-cell office:value-type="float" office:value="-0.0122686924958332" calcext:value-type="float">
            <text:p>-0.012268692495833</text:p>
          </table:table-cell>
          <table:table-cell office:value-type="float" office:value="-0.0131360799814158" calcext:value-type="float">
            <text:p>-0.013136079981416</text:p>
          </table:table-cell>
          <table:table-cell office:value-type="float" office:value="-0.0138202701079522" calcext:value-type="float">
            <text:p>-0.013820270107952</text:p>
          </table:table-cell>
          <table:table-cell office:value-type="float" office:value="-0.0143060910744375" calcext:value-type="float">
            <text:p>-0.014306091074438</text:p>
          </table:table-cell>
          <table:table-cell office:value-type="float" office:value="-0.0145825684604733" calcext:value-type="float">
            <text:p>-0.014582568460473</text:p>
          </table:table-cell>
          <table:table-cell office:value-type="float" office:value="-0.0146439367133174" calcext:value-type="float">
            <text:p>-0.014643936713317</text:p>
          </table:table-cell>
          <table:table-cell office:value-type="float" office:value="-0.0144906400815128" calcext:value-type="float">
            <text:p>-0.014490640081513</text:p>
          </table:table-cell>
          <table:table-cell office:value-type="float" office:value="-0.0141301222428985" calcext:value-type="float">
            <text:p>-0.014130122242899</text:p>
          </table:table-cell>
          <table:table-cell office:value-type="float" office:value="-0.0135772383992749" calcext:value-type="float">
            <text:p>-0.013577238399275</text:p>
          </table:table-cell>
          <table:table-cell office:value-type="float" office:value="-0.0128540800166697" calcext:value-type="float">
            <text:p>-0.01285408001667</text:p>
          </table:table-cell>
          <table:table-cell office:value-type="float" office:value="-0.0119891278881082" calcext:value-type="float">
            <text:p>-0.011989127888108</text:p>
          </table:table-cell>
          <table:table-cell office:value-type="float" office:value="-0.0110158288281547" calcext:value-type="float">
            <text:p>-0.011015828828155</text:p>
          </table:table-cell>
          <table:table-cell office:value-type="float" office:value="-0.00997109902845619" calcext:value-type="float">
            <text:p>-0.009971099028456</text:p>
          </table:table-cell>
          <table:table-cell office:value-type="float" office:value="-0.00889393601898922" calcext:value-type="float">
            <text:p>-0.008893936018989</text:p>
          </table:table-cell>
          <table:table-cell office:value-type="float" office:value="-0.00782411705498185" calcext:value-type="float">
            <text:p>-0.007824117054982</text:p>
          </table:table-cell>
          <table:table-cell office:value-type="float" office:value="-0.00680123591618375" calcext:value-type="float">
            <text:p>-0.006801235916184</text:p>
          </table:table-cell>
          <table:table-cell office:value-type="float" office:value="-0.0058628342672906" calcext:value-type="float">
            <text:p>-0.005862834267291</text:p>
          </table:table-cell>
          <table:table-cell office:value-type="float" office:value="-0.0050411721709783" calcext:value-type="float">
            <text:p>-0.005041172170978</text:p>
          </table:table-cell>
          <table:table-cell office:value-type="float" office:value="-0.00435776274235072" calcext:value-type="float">
            <text:p>-0.004357762742351</text:p>
          </table:table-cell>
          <table:table-cell office:value-type="float" office:value="-0.00381322073381286" calcext:value-type="float">
            <text:p>-0.003813220733813</text:p>
          </table:table-cell>
          <table:table-cell office:value-type="float" office:value="-0.00336878224348393" calcext:value-type="float">
            <text:p>-0.003368782243484</text:p>
          </table:table-cell>
          <table:table-cell office:value-type="float" office:value="-0.00291291609395376" calcext:value-type="float">
            <text:p>-0.002912916093954</text:p>
          </table:table-cell>
          <table:table-cell office:value-type="float" office:value="-0.00221744827534273" calcext:value-type="float">
            <text:p>-0.002217448275343</text:p>
          </table:table-cell>
          <table:table-cell office:value-type="float" office:value="-0.000977702444704253" calcext:value-type="float">
            <text:p>-0.000977702444704</text:p>
          </table:table-cell>
          <table:table-cell office:value-type="float" office:value="0" calcext:value-type="float">
            <text:p>0</text:p>
          </table:table-cell>
          <table:table-cell table:number-columns-repeated="58"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00233274701511927" calcext:value-type="float">
            <text:p>0.002332747015119</text:p>
          </table:table-cell>
          <table:table-cell office:value-type="float" office:value="0.00291954302451229" calcext:value-type="float">
            <text:p>0.002919543024512</text:p>
          </table:table-cell>
          <table:table-cell office:value-type="float" office:value="0.00271307227278901" calcext:value-type="float">
            <text:p>0.002713072272789</text:p>
          </table:table-cell>
          <table:table-cell office:value-type="float" office:value="0.00185079988975275" calcext:value-type="float">
            <text:p>0.001850799889753</text:p>
          </table:table-cell>
          <table:table-cell office:value-type="float" office:value="0.000486261437614531" calcext:value-type="float">
            <text:p>0.000486261437615</text:p>
          </table:table-cell>
          <table:table-cell office:value-type="float" office:value="-0.00124682141779333" calcext:value-type="float">
            <text:p>-0.001246821417793</text:p>
          </table:table-cell>
          <table:table-cell office:value-type="float" office:value="-0.00323655796874133" calcext:value-type="float">
            <text:p>-0.003236557968741</text:p>
          </table:table-cell>
          <table:table-cell office:value-type="float" office:value="-0.00538991511498356" calcext:value-type="float">
            <text:p>-0.005389915114984</text:p>
          </table:table-cell>
          <table:table-cell table:style-name="ce1" office:value-type="float" office:value="-0.00762775945782421" calcext:value-type="float">
            <text:p>-7.63E-03</text:p>
          </table:table-cell>
          <table:table-cell office:value-type="float" office:value="-0.00988207527588275" calcext:value-type="float">
            <text:p>-0.009882075275883</text:p>
          </table:table-cell>
          <table:table-cell office:value-type="float" office:value="-0.0120938392738126" calcext:value-type="float">
            <text:p>-0.012093839273813</text:p>
          </table:table-cell>
          <table:table-cell office:value-type="float" office:value="-0.0142112594220211" calcext:value-type="float">
            <text:p>-0.014211259422021</text:p>
          </table:table-cell>
          <table:table-cell office:value-type="float" office:value="-0.0161883498493817" calcext:value-type="float">
            <text:p>-0.016188349849382</text:p>
          </table:table-cell>
          <table:table-cell office:value-type="float" office:value="-0.0179838935799771" calcext:value-type="float">
            <text:p>-0.017983893579977</text:p>
          </table:table-cell>
          <table:table-cell office:value-type="float" office:value="-0.0195608710206164" calcext:value-type="float">
            <text:p>-0.019560871020616</text:p>
          </table:table-cell>
          <table:table-cell office:value-type="float" office:value="-0.0208863720243693" calcext:value-type="float">
            <text:p>-0.020886372024369</text:p>
          </table:table-cell>
          <table:table-cell office:value-type="float" office:value="-0.021932007757654" calcext:value-type="float">
            <text:p>-0.021932007757654</text:p>
          </table:table-cell>
          <table:table-cell office:value-type="float" office:value="-0.0226747519164777" calcext:value-type="float">
            <text:p>-0.022674751916478</text:p>
          </table:table-cell>
          <table:table-cell office:value-type="float" office:value="-0.0230981235660159" calcext:value-type="float">
            <text:p>-0.023098123566016</text:p>
          </table:table-cell>
          <table:table-cell office:value-type="float" office:value="-0.0231935240943896" calcext:value-type="float">
            <text:p>-0.02319352409439</text:p>
          </table:table-cell>
          <table:table-cell office:value-type="float" office:value="-0.0229615708136002" calcext:value-type="float">
            <text:p>-0.0229615708136</text:p>
          </table:table-cell>
          <table:table-cell office:value-type="float" office:value="-0.0224131438255108" calcext:value-type="float">
            <text:p>-0.022413143825511</text:p>
          </table:table-cell>
          <table:table-cell office:value-type="float" office:value="-0.0215699416332561" calcext:value-type="float">
            <text:p>-0.021569941633256</text:p>
          </table:table-cell>
          <table:table-cell office:value-type="float" office:value="-0.020464230216181" calcext:value-type="float">
            <text:p>-0.020464230216181</text:p>
          </table:table-cell>
          <table:table-cell office:value-type="float" office:value="-0.0191375467572383" calcext:value-type="float">
            <text:p>-0.019137546757238</text:p>
          </table:table-cell>
          <table:table-cell office:value-type="float" office:value="-0.017638354415107" calcext:value-type="float">
            <text:p>-0.017638354415107</text:p>
          </table:table-cell>
          <table:table-cell office:value-type="float" office:value="-0.0160197693144894" calcext:value-type="float">
            <text:p>-0.01601976931449</text:p>
          </table:table-cell>
          <table:table-cell office:value-type="float" office:value="-0.0143375343111144" calcext:value-type="float">
            <text:p>-0.014337534311114</text:p>
          </table:table-cell>
          <table:table-cell office:value-type="float" office:value="-0.0126478117242438" calcext:value-type="float">
            <text:p>-0.012647811724244</text:p>
          </table:table-cell>
          <table:table-cell office:value-type="float" office:value="-0.0110056864495411" calcext:value-type="float">
            <text:p>-0.011005686449541</text:p>
          </table:table-cell>
          <table:table-cell office:value-type="float" office:value="-0.00946158901627031" calcext:value-type="float">
            <text:p>-0.00946158901627</text:p>
          </table:table-cell>
          <table:table-cell office:value-type="float" office:value="-0.0080558856443295" calcext:value-type="float">
            <text:p>-0.00805588564433</text:p>
          </table:table-cell>
          <table:table-cell office:value-type="float" office:value="-0.00681131061659917" calcext:value-type="float">
            <text:p>-0.006811310616599</text:p>
          </table:table-cell>
          <table:table-cell office:value-type="float" office:value="-0.00572123207967883" calcext:value-type="float">
            <text:p>-0.005721232079679</text:p>
          </table:table-cell>
          <table:table-cell office:value-type="float" office:value="-0.00473556988978201" calcext:value-type="float">
            <text:p>-0.004735569889782</text:p>
          </table:table-cell>
          <table:table-cell office:value-type="float" office:value="-0.0037482093298728" calcext:value-type="float">
            <text:p>-0.003748209329873</text:p>
          </table:table-cell>
          <table:table-cell office:value-type="float" office:value="-0.00261079858033003" calcext:value-type="float">
            <text:p>-0.00261079858033</text:p>
          </table:table-cell>
          <table:table-cell office:value-type="float" office:value="-0.00124247458881354" calcext:value-type="float">
            <text:p>-0.001242474588814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00218020296266849" calcext:value-type="float">
            <text:p>0.002180202962668</text:p>
          </table:table-cell>
          <table:table-cell office:value-type="float" office:value="0.00262955659128893" calcext:value-type="float">
            <text:p>0.002629556591289</text:p>
          </table:table-cell>
          <table:table-cell office:value-type="float" office:value="0.00225677998591853" calcext:value-type="float">
            <text:p>0.002256779985919</text:p>
          </table:table-cell>
          <table:table-cell office:value-type="float" office:value="0.0011358794745691" calcext:value-type="float">
            <text:p>0.001135879474569</text:p>
          </table:table-cell>
          <table:table-cell office:value-type="float" office:value="-0.00059996640427695" calcext:value-type="float">
            <text:p>-0.000599966404277</text:p>
          </table:table-cell>
          <table:table-cell office:value-type="float" office:value="-0.00280416202624272" calcext:value-type="float">
            <text:p>-0.002804162026243</text:p>
          </table:table-cell>
          <table:table-cell office:value-type="float" office:value="-0.00534529183925587" calcext:value-type="float">
            <text:p>-0.005345291839256</text:p>
          </table:table-cell>
          <table:table-cell table:style-name="ce1" office:value-type="float" office:value="-0.00810666125012978" calcext:value-type="float">
            <text:p>-8.11E-03</text:p>
          </table:table-cell>
          <table:table-cell office:value-type="float" office:value="-0.0109863021743196" calcext:value-type="float">
            <text:p>-0.01098630217432</text:p>
          </table:table-cell>
          <table:table-cell office:value-type="float" office:value="-0.0138952977800156" calcext:value-type="float">
            <text:p>-0.013895297780016</text:p>
          </table:table-cell>
          <table:table-cell office:value-type="float" office:value="-0.0167558180230669" calcext:value-type="float">
            <text:p>-0.016755818023067</text:p>
          </table:table-cell>
          <table:table-cell office:value-type="float" office:value="-0.0194992278746783" calcext:value-type="float">
            <text:p>-0.019499227874678</text:p>
          </table:table-cell>
          <table:table-cell office:value-type="float" office:value="-0.0220644770407273" calcext:value-type="float">
            <text:p>-0.022064477040727</text:p>
          </table:table-cell>
          <table:table-cell office:value-type="float" office:value="-0.0243968988004133" calcext:value-type="float">
            <text:p>-0.024396898800413</text:p>
          </table:table-cell>
          <table:table-cell office:value-type="float" office:value="-0.0264475366190581" calcext:value-type="float">
            <text:p>-0.026447536619058</text:p>
          </table:table-cell>
          <table:table-cell office:value-type="float" office:value="-0.0281730277675047" calcext:value-type="float">
            <text:p>-0.028173027767505</text:p>
          </table:table-cell>
          <table:table-cell office:value-type="float" office:value="-0.029536072621824" calcext:value-type="float">
            <text:p>-0.029536072621824</text:p>
          </table:table-cell>
          <table:table-cell office:value-type="float" office:value="-0.0305064067044356" calcext:value-type="float">
            <text:p>-0.030506406704436</text:p>
          </table:table-cell>
          <table:table-cell office:value-type="float" office:value="-0.0310621836555331" calcext:value-type="float">
            <text:p>-0.031062183655533</text:p>
          </table:table-cell>
          <table:table-cell office:value-type="float" office:value="-0.0311915575240107" calcext:value-type="float">
            <text:p>-0.031191557524011</text:p>
          </table:table-cell>
          <table:table-cell office:value-type="float" office:value="-0.0308942811846371" calcext:value-type="float">
            <text:p>-0.030894281184637</text:p>
          </table:table-cell>
          <table:table-cell office:value-type="float" office:value="-0.0301830151375607" calcext:value-type="float">
            <text:p>-0.030183015137561</text:p>
          </table:table-cell>
          <table:table-cell office:value-type="float" office:value="-0.0290840980622232" calcext:value-type="float">
            <text:p>-0.029084098062223</text:p>
          </table:table-cell>
          <table:table-cell office:value-type="float" office:value="-0.0276374015818438" calcext:value-type="float">
            <text:p>-0.027637401581844</text:p>
          </table:table-cell>
          <table:table-cell office:value-type="float" office:value="-0.0258947080680742" calcext:value-type="float">
            <text:p>-0.025894708068074</text:p>
          </table:table-cell>
          <table:table-cell office:value-type="float" office:value="-0.0239159220244574" calcext:value-type="float">
            <text:p>-0.023915922024457</text:p>
          </table:table-cell>
          <table:table-cell office:value-type="float" office:value="-0.0217660794443028" calcext:value-type="float">
            <text:p>-0.021766079444303</text:p>
          </table:table-cell>
          <table:table-cell office:value-type="float" office:value="-0.0195130585607026" calcext:value-type="float">
            <text:p>-0.019513058560703</text:p>
          </table:table-cell>
          <table:table-cell office:value-type="float" office:value="-0.0172255323230899" calcext:value-type="float">
            <text:p>-0.01722553232309</text:p>
          </table:table-cell>
          <table:table-cell office:value-type="float" office:value="-0.0149712262453835" calcext:value-type="float">
            <text:p>-0.014971226245384</text:p>
          </table:table-cell>
          <table:table-cell office:value-type="float" office:value="-0.0128116788265408" calcext:value-type="float">
            <text:p>-0.012811678826541</text:p>
          </table:table-cell>
          <table:table-cell office:value-type="float" office:value="-0.0107956984091948" calcext:value-type="float">
            <text:p>-0.010795698409195</text:p>
          </table:table-cell>
          <table:table-cell office:value-type="float" office:value="-0.00895234790041405" calcext:value-type="float">
            <text:p>-0.008952347900414</text:p>
          </table:table-cell>
          <table:table-cell office:value-type="float" office:value="-0.0072815822051294" calcext:value-type="float">
            <text:p>-0.007281582205129</text:p>
          </table:table-cell>
          <table:table-cell office:value-type="float" office:value="-0.00574878962054056" calcext:value-type="float">
            <text:p>-0.005748789620541</text:p>
          </table:table-cell>
          <table:table-cell office:value-type="float" office:value="-0.00428756406298699" calcext:value-type="float">
            <text:p>-0.004287564062987</text:p>
          </table:table-cell>
          <table:table-cell office:value-type="float" office:value="-0.00283031458646556" calcext:value-type="float">
            <text:p>-0.002830314586466</text:p>
          </table:table-cell>
          <table:table-cell office:value-type="float" office:value="-0.0013868521112067" calcext:value-type="float">
            <text:p>-0.001386852111207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0020214535716101" calcext:value-type="float">
            <text:p>0.00202145357161</text:p>
          </table:table-cell>
          <table:table-cell office:value-type="float" office:value="0.00222543675580903" calcext:value-type="float">
            <text:p>0.002225436755809</text:p>
          </table:table-cell>
          <table:table-cell office:value-type="float" office:value="0.00157105938147902" calcext:value-type="float">
            <text:p>0.001571059381479</text:p>
          </table:table-cell>
          <table:table-cell office:value-type="float" office:value="0.00011890735831209" calcext:value-type="float">
            <text:p>0.000118907358312</text:p>
          </table:table-cell>
          <table:table-cell office:value-type="float" office:value="-0.00200870491758771" calcext:value-type="float">
            <text:p>-0.002008704917588</text:p>
          </table:table-cell>
          <table:table-cell office:value-type="float" office:value="-0.00466771197675741" calcext:value-type="float">
            <text:p>-0.004667711976757</text:p>
          </table:table-cell>
          <table:table-cell table:style-name="ce1" office:value-type="float" office:value="-0.00771734689595942" calcext:value-type="float">
            <text:p>-7.72E-03</text:p>
          </table:table-cell>
          <table:table-cell office:value-type="float" office:value="-0.0110270912765225" calcext:value-type="float">
            <text:p>-0.011027091276523</text:p>
          </table:table-cell>
          <table:table-cell office:value-type="float" office:value="-0.0144794666121917" calcext:value-type="float">
            <text:p>-0.014479466612192</text:p>
          </table:table-cell>
          <table:table-cell office:value-type="float" office:value="-0.0179700724873687" calcext:value-type="float">
            <text:p>-0.017970072487369</text:p>
          </table:table-cell>
          <table:table-cell office:value-type="float" office:value="-0.0214063818140643" calcext:value-type="float">
            <text:p>-0.021406381814064</text:p>
          </table:table-cell>
          <table:table-cell office:value-type="float" office:value="-0.0247061260041365" calcext:value-type="float">
            <text:p>-0.024706126004137</text:p>
          </table:table-cell>
          <table:table-cell office:value-type="float" office:value="-0.0277957308931107" calcext:value-type="float">
            <text:p>-0.027795730893111</text:p>
          </table:table-cell>
          <table:table-cell office:value-type="float" office:value="-0.0306090870982785" calcext:value-type="float">
            <text:p>-0.030609087098279</text:p>
          </table:table-cell>
          <table:table-cell office:value-type="float" office:value="-0.0330868329000849" calcext:value-type="float">
            <text:p>-0.033086832900085</text:p>
          </table:table-cell>
          <table:table-cell office:value-type="float" office:value="-0.0351762271323206" calcext:value-type="float">
            <text:p>-0.035176227132321</text:p>
          </table:table-cell>
          <table:table-cell office:value-type="float" office:value="-0.0368316524906895" calcext:value-type="float">
            <text:p>-0.03683165249069</text:p>
          </table:table-cell>
          <table:table-cell office:value-type="float" office:value="-0.038015690654792" calcext:value-type="float">
            <text:p>-0.038015690654792</text:p>
          </table:table-cell>
          <table:table-cell office:value-type="float" office:value="-0.038700671556723" calcext:value-type="float">
            <text:p>-0.038700671556723</text:p>
          </table:table-cell>
          <table:table-cell office:value-type="float" office:value="-0.0388705025599384" calcext:value-type="float">
            <text:p>-0.038870502559938</text:p>
          </table:table-cell>
          <table:table-cell office:value-type="float" office:value="-0.0385225534582244" calcext:value-type="float">
            <text:p>-0.038522553458224</text:p>
          </table:table-cell>
          <table:table-cell office:value-type="float" office:value="-0.0376692917953673" calcext:value-type="float">
            <text:p>-0.037669291795367</text:p>
          </table:table-cell>
          <table:table-cell office:value-type="float" office:value="-0.036339418803721" calcext:value-type="float">
            <text:p>-0.036339418803721</text:p>
          </table:table-cell>
          <table:table-cell office:value-type="float" office:value="-0.034578184412747" calcext:value-type="float">
            <text:p>-0.034578184412747</text:p>
          </table:table-cell>
          <table:table-cell office:value-type="float" office:value="-0.0324460036255021" calcext:value-type="float">
            <text:p>-0.032446003625502</text:p>
          </table:table-cell>
          <table:table-cell office:value-type="float" office:value="-0.0300116999688424" calcext:value-type="float">
            <text:p>-0.030011699968843</text:p>
          </table:table-cell>
          <table:table-cell office:value-type="float" office:value="-0.0273491648231528" calcext:value-type="float">
            <text:p>-0.027349164823153</text:p>
          </table:table-cell>
          <table:table-cell office:value-type="float" office:value="-0.0245324400021689" calcext:value-type="float">
            <text:p>-0.024532440002169</text:p>
          </table:table-cell>
          <table:table-cell office:value-type="float" office:value="-0.0216441734562256" calcext:value-type="float">
            <text:p>-0.021644173456226</text:p>
          </table:table-cell>
          <table:table-cell office:value-type="float" office:value="-0.0187660144061767" calcext:value-type="float">
            <text:p>-0.018766014406177</text:p>
          </table:table-cell>
          <table:table-cell office:value-type="float" office:value="-0.0159729311766005" calcext:value-type="float">
            <text:p>-0.015972931176601</text:p>
          </table:table-cell>
          <table:table-cell office:value-type="float" office:value="-0.0133270192157608" calcext:value-type="float">
            <text:p>-0.013327019215761</text:p>
          </table:table-cell>
          <table:table-cell office:value-type="float" office:value="-0.0108691888502298" calcext:value-type="float">
            <text:p>-0.01086918885023</text:p>
          </table:table-cell>
          <table:table-cell office:value-type="float" office:value="-0.00861804042919459" calcext:value-type="float">
            <text:p>-0.008618040429195</text:p>
          </table:table-cell>
          <table:table-cell office:value-type="float" office:value="-0.0065674596427936" calcext:value-type="float">
            <text:p>-0.006567459642794</text:p>
          </table:table-cell>
          <table:table-cell office:value-type="float" office:value="-0.00469429988617452" calcext:value-type="float">
            <text:p>-0.004694299886175</text:p>
          </table:table-cell>
          <table:table-cell office:value-type="float" office:value="-0.00298528741319448" calcext:value-type="float">
            <text:p>-0.002985287413194</text:p>
          </table:table-cell>
          <table:table-cell office:value-type="float" office:value="-0.00147990106024157" calcext:value-type="float">
            <text:p>-0.001479901060242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00187707644596916" calcext:value-type="float">
            <text:p>0.001877076445969</text:p>
          </table:table-cell>
          <table:table-cell office:value-type="float" office:value="0.00179998217997797" calcext:value-type="float">
            <text:p>0.001799982179978</text:p>
          </table:table-cell>
          <table:table-cell office:value-type="float" office:value="0.000800800093536874" calcext:value-type="float">
            <text:p>0.000800800093537</text:p>
          </table:table-cell>
          <table:table-cell office:value-type="float" office:value="-0.00104061522754907" calcext:value-type="float">
            <text:p>-0.001040615227549</text:p>
          </table:table-cell>
          <table:table-cell office:value-type="float" office:value="-0.00359374146002287" calcext:value-type="float">
            <text:p>-0.003593741460023</text:p>
          </table:table-cell>
          <table:table-cell table:style-name="ce1" office:value-type="float" office:value="-0.00671618494381374" calcext:value-type="float">
            <text:p>-6.72E-03</text:p>
          </table:table-cell>
          <table:table-cell office:value-type="float" office:value="-0.01026204937818" calcext:value-type="float">
            <text:p>-0.01026204937818</text:p>
          </table:table-cell>
          <table:table-cell office:value-type="float" office:value="-0.0140923978298208" calcext:value-type="float">
            <text:p>-0.014092397829821</text:p>
          </table:table-cell>
          <table:table-cell office:value-type="float" office:value="-0.0180795883412724" calcext:value-type="float">
            <text:p>-0.018079588341272</text:p>
          </table:table-cell>
          <table:table-cell office:value-type="float" office:value="-0.0221084130624149" calcext:value-type="float">
            <text:p>-0.022108413062415</text:p>
          </table:table-cell>
          <table:table-cell office:value-type="float" office:value="-0.0260755615396062" calcext:value-type="float">
            <text:p>-0.026075561539606</text:p>
          </table:table-cell>
          <table:table-cell office:value-type="float" office:value="-0.0298883372387716" calcext:value-type="float">
            <text:p>-0.029888337238772</text:p>
          </table:table-cell>
          <table:table-cell office:value-type="float" office:value="-0.0334632267199433" calcext:value-type="float">
            <text:p>-0.033463226719943</text:p>
          </table:table-cell>
          <table:table-cell office:value-type="float" office:value="-0.0367246871779296" calcext:value-type="float">
            <text:p>-0.03672468717793</text:p>
          </table:table-cell>
          <table:table-cell office:value-type="float" office:value="-0.0396044087572426" calcext:value-type="float">
            <text:p>-0.039604408757243</text:p>
          </table:table-cell>
          <table:table-cell office:value-type="float" office:value="-0.0420411669928468" calcext:value-type="float">
            <text:p>-0.042041166992847</text:p>
          </table:table-cell>
          <table:table-cell office:value-type="float" office:value="-0.0439813452789978" calcext:value-type="float">
            <text:p>-0.043981345278998</text:p>
          </table:table-cell>
          <table:table-cell office:value-type="float" office:value="-0.0453800894359996" calcext:value-type="float">
            <text:p>-0.045380089436</text:p>
          </table:table-cell>
          <table:table-cell office:value-type="float" office:value="-0.0462030374598095" calcext:value-type="float">
            <text:p>-0.04620303745981</text:p>
          </table:table-cell>
          <table:table-cell office:value-type="float" office:value="-0.0464284327953717" calcext:value-type="float">
            <text:p>-0.046428432795372</text:p>
          </table:table-cell>
          <table:table-cell office:value-type="float" office:value="-0.0460493985962541" calcext:value-type="float">
            <text:p>-0.046049398596254</text:p>
          </table:table-cell>
          <table:table-cell office:value-type="float" office:value="-0.0450760007384785" calcext:value-type="float">
            <text:p>-0.045076000738479</text:p>
          </table:table-cell>
          <table:table-cell office:value-type="float" office:value="-0.0435368263082516" calcext:value-type="float">
            <text:p>-0.043536826308252</text:p>
          </table:table-cell>
          <table:table-cell office:value-type="float" office:value="-0.0414801441665018" calcext:value-type="float">
            <text:p>-0.041480144166502</text:p>
          </table:table-cell>
          <table:table-cell office:value-type="float" office:value="-0.0389748766838615" calcext:value-type="float">
            <text:p>-0.038974876683862</text:p>
          </table:table-cell>
          <table:table-cell office:value-type="float" office:value="-0.0360964579513622" calcext:value-type="float">
            <text:p>-0.036096457951362</text:p>
          </table:table-cell>
          <table:table-cell office:value-type="float" office:value="-0.0329160011993293" calcext:value-type="float">
            <text:p>-0.032916001199329</text:p>
          </table:table-cell>
          <table:table-cell office:value-type="float" office:value="-0.0295250822530195" calcext:value-type="float">
            <text:p>-0.02952508225302</text:p>
          </table:table-cell>
          <table:table-cell office:value-type="float" office:value="-0.0260194043259266" calcext:value-type="float">
            <text:p>-0.026019404325927</text:p>
          </table:table-cell>
          <table:table-cell office:value-type="float" office:value="-0.022494962598659" calcext:value-type="float">
            <text:p>-0.022494962598659</text:p>
          </table:table-cell>
          <table:table-cell office:value-type="float" office:value="-0.0190425364807703" calcext:value-type="float">
            <text:p>-0.01904253648077</text:p>
          </table:table-cell>
          <table:table-cell office:value-type="float" office:value="-0.0157418728858345" calcext:value-type="float">
            <text:p>-0.015741872885835</text:p>
          </table:table-cell>
          <table:table-cell office:value-type="float" office:value="-0.0126570590168272" calcext:value-type="float">
            <text:p>-0.012657059016827</text:p>
          </table:table-cell>
          <table:table-cell office:value-type="float" office:value="-0.00983190139248502" calcext:value-type="float">
            <text:p>-0.009831901392485</text:p>
          </table:table-cell>
          <table:table-cell office:value-type="float" office:value="-0.00728954651048396" calcext:value-type="float">
            <text:p>-0.007289546510484</text:p>
          </table:table-cell>
          <table:table-cell office:value-type="float" office:value="-0.0050443510506854" calcext:value-type="float">
            <text:p>-0.005044351050685</text:p>
          </table:table-cell>
          <table:table-cell office:value-type="float" office:value="-0.0031165872293913" calcext:value-type="float">
            <text:p>-0.003116587229391</text:p>
          </table:table-cell>
          <table:table-cell office:value-type="float" office:value="-0.00155267642615116" calcext:value-type="float">
            <text:p>-0.001552676426151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0017464809032539" calcext:value-type="float">
            <text:p>0.001746480903254</text:p>
          </table:table-cell>
          <table:table-cell office:value-type="float" office:value="0.00138139878998485" calcext:value-type="float">
            <text:p>0.001381398789985</text:p>
          </table:table-cell>
          <table:table-cell table:style-name="ce1" office:value-type="float" office:value="0.00000689814415565397" calcext:value-type="float">
            <text:p>6.90E-06</text:p>
          </table:table-cell>
          <table:table-cell office:value-type="float" office:value="-0.00225667308377189" calcext:value-type="float">
            <text:p>-0.002256673083772</text:p>
          </table:table-cell>
          <table:table-cell office:value-type="float" office:value="-0.00526577731700866" calcext:value-type="float">
            <text:p>-0.005265777317009</text:p>
          </table:table-cell>
          <table:table-cell office:value-type="float" office:value="-0.00886911688294721" calcext:value-type="float">
            <text:p>-0.008869116882947</text:p>
          </table:table-cell>
          <table:table-cell office:value-type="float" office:value="-0.0129148032210024" calcext:value-type="float">
            <text:p>-0.012914803221003</text:p>
          </table:table-cell>
          <table:table-cell office:value-type="float" office:value="-0.017257614551428" calcext:value-type="float">
            <text:p>-0.017257614551428</text:p>
          </table:table-cell>
          <table:table-cell office:value-type="float" office:value="-0.0217629769640801" calcext:value-type="float">
            <text:p>-0.02176297696408</text:p>
          </table:table-cell>
          <table:table-cell office:value-type="float" office:value="-0.0263083241654633" calcext:value-type="float">
            <text:p>-0.026308324165463</text:p>
          </table:table-cell>
          <table:table-cell office:value-type="float" office:value="-0.0307828119352566" calcext:value-type="float">
            <text:p>-0.030782811935257</text:p>
          </table:table-cell>
          <table:table-cell office:value-type="float" office:value="-0.0350861893386966" calcext:value-type="float">
            <text:p>-0.035086189338697</text:p>
          </table:table-cell>
          <table:table-cell office:value-type="float" office:value="-0.039127413648079" calcext:value-type="float">
            <text:p>-0.039127413648079</text:p>
          </table:table-cell>
          <table:table-cell office:value-type="float" office:value="-0.0428234144960109" calcext:value-type="float">
            <text:p>-0.042823414496011</text:p>
          </table:table-cell>
          <table:table-cell office:value-type="float" office:value="-0.0460982913507028" calcext:value-type="float">
            <text:p>-0.046098291350703</text:p>
          </table:table-cell>
          <table:table-cell office:value-type="float" office:value="-0.0488831074339951" calcext:value-type="float">
            <text:p>-0.048883107433995</text:p>
          </table:table-cell>
          <table:table-cell office:value-type="float" office:value="-0.0511163831904652" calcext:value-type="float">
            <text:p>-0.051116383190465</text:p>
          </table:table-cell>
          <table:table-cell office:value-type="float" office:value="-0.0527453074122111" calcext:value-type="float">
            <text:p>-0.052745307412211</text:p>
          </table:table-cell>
          <table:table-cell office:value-type="float" office:value="-0.0537276462452498" calcext:value-type="float">
            <text:p>-0.05372764624525</text:p>
          </table:table-cell>
          <table:table-cell office:value-type="float" office:value="-0.0540342303632367" calcext:value-type="float">
            <text:p>-0.054034230363237</text:p>
          </table:table-cell>
          <table:table-cell office:value-type="float" office:value="-0.0536518052052488" calcext:value-type="float">
            <text:p>-0.053651805205249</text:p>
          </table:table-cell>
          <table:table-cell office:value-type="float" office:value="-0.0525857743289266" calcext:value-type="float">
            <text:p>-0.052585774328927</text:p>
          </table:table-cell>
          <table:table-cell office:value-type="float" office:value="-0.0508621989016354" calcext:value-type="float">
            <text:p>-0.050862198901635</text:p>
          </table:table-cell>
          <table:table-cell office:value-type="float" office:value="-0.0485291753448266" calcext:value-type="float">
            <text:p>-0.048529175344827</text:p>
          </table:table-cell>
          <table:table-cell office:value-type="float" office:value="-0.0456658912830352" calcext:value-type="float">
            <text:p>-0.045665891283035</text:p>
          </table:table-cell>
          <table:table-cell office:value-type="float" office:value="-0.0423319834459397" calcext:value-type="float">
            <text:p>-0.04233198344594</text:p>
          </table:table-cell>
          <table:table-cell office:value-type="float" office:value="-0.0386205015138081" calcext:value-type="float">
            <text:p>-0.038620501513808</text:p>
          </table:table-cell>
          <table:table-cell office:value-type="float" office:value="-0.0346339460361407" calcext:value-type="float">
            <text:p>-0.034633946036141</text:p>
          </table:table-cell>
          <table:table-cell office:value-type="float" office:value="-0.0304821346103036" calcext:value-type="float">
            <text:p>-0.030482134610304</text:p>
          </table:table-cell>
          <table:table-cell office:value-type="float" office:value="-0.0262780324637458" calcext:value-type="float">
            <text:p>-0.026278032463746</text:p>
          </table:table-cell>
          <table:table-cell office:value-type="float" office:value="-0.0221323423645161" calcext:value-type="float">
            <text:p>-0.022132342364516</text:p>
          </table:table-cell>
          <table:table-cell office:value-type="float" office:value="-0.0181478620078895" calcext:value-type="float">
            <text:p>-0.01814786200789</text:p>
          </table:table-cell>
          <table:table-cell office:value-type="float" office:value="-0.0144146183899973" calcext:value-type="float">
            <text:p>-0.014414618389997</text:p>
          </table:table-cell>
          <table:table-cell office:value-type="float" office:value="-0.0110058260252095" calcext:value-type="float">
            <text:p>-0.01100582602521</text:p>
          </table:table-cell>
          <table:table-cell office:value-type="float" office:value="-0.0079786941500265" calcext:value-type="float">
            <text:p>-0.007978694150027</text:p>
          </table:table-cell>
          <table:table-cell office:value-type="float" office:value="-0.00537769033197661" calcext:value-type="float">
            <text:p>-0.005377690331977</text:p>
          </table:table-cell>
          <table:table-cell office:value-type="float" office:value="-0.003242456090725" calcext:value-type="float">
            <text:p>-0.003242456090725</text:p>
          </table:table-cell>
          <table:table-cell office:value-type="float" office:value="-0.0016193975710574" calcext:value-type="float">
            <text:p>-0.001619397571057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00162611574540534" calcext:value-type="float">
            <text:p>0.001626115745405</text:p>
          </table:table-cell>
          <table:table-cell office:value-type="float" office:value="0.000976941211044256" calcext:value-type="float">
            <text:p>0.000976941211044</text:p>
          </table:table-cell>
          <table:table-cell office:value-type="float" office:value="-0.000784572515325458" calcext:value-type="float">
            <text:p>-0.000784572515325</text:p>
          </table:table-cell>
          <table:table-cell office:value-type="float" office:value="-0.00349037049039493" calcext:value-type="float">
            <text:p>-0.003490370490395</text:p>
          </table:table-cell>
          <table:table-cell table:style-name="ce1" office:value-type="float" office:value="-0.00697656398871133" calcext:value-type="float">
            <text:p>-6.98E-03</text:p>
          </table:table-cell>
          <table:table-cell office:value-type="float" office:value="-0.011077664613226" calcext:value-type="float">
            <text:p>-0.011077664613226</text:p>
          </table:table-cell>
          <table:table-cell office:value-type="float" office:value="-0.0156328982722418" calcext:value-type="float">
            <text:p>-0.015632898272242</text:p>
          </table:table-cell>
          <table:table-cell office:value-type="float" office:value="-0.0204906083162307" calcext:value-type="float">
            <text:p>-0.020490608316231</text:p>
          </table:table-cell>
          <table:table-cell office:value-type="float" office:value="-0.0255107640987816" calcext:value-type="float">
            <text:p>-0.025510764098782</text:p>
          </table:table-cell>
          <table:table-cell office:value-type="float" office:value="-0.0305656814830921" calcext:value-type="float">
            <text:p>-0.030565681483092</text:p>
          </table:table-cell>
          <table:table-cell office:value-type="float" office:value="-0.0355394634183025" calcext:value-type="float">
            <text:p>-0.035539463418303</text:p>
          </table:table-cell>
          <table:table-cell office:value-type="float" office:value="-0.0403267108181674" calcext:value-type="float">
            <text:p>-0.040326710818167</text:p>
          </table:table-cell>
          <table:table-cell office:value-type="float" office:value="-0.0448309968131835" calcext:value-type="float">
            <text:p>-0.044830996813184</text:p>
          </table:table-cell>
          <table:table-cell office:value-type="float" office:value="-0.0489634789857218" calcext:value-type="float">
            <text:p>-0.048963478985722</text:p>
          </table:table-cell>
          <table:table-cell office:value-type="float" office:value="-0.0526419419820273" calcext:value-type="float">
            <text:p>-0.052641941982027</text:p>
          </table:table-cell>
          <table:table-cell office:value-type="float" office:value="-0.0557904415270614" calcext:value-type="float">
            <text:p>-0.055790441527062</text:p>
          </table:table-cell>
          <table:table-cell office:value-type="float" office:value="-0.0583396947079803" calcext:value-type="float">
            <text:p>-0.05833969470798</text:p>
          </table:table-cell>
          <table:table-cell office:value-type="float" office:value="-0.0602282704609554" calcext:value-type="float">
            <text:p>-0.060228270460955</text:p>
          </table:table-cell>
          <table:table-cell office:value-type="float" office:value="-0.061404636104166" calcext:value-type="float">
            <text:p>-0.061404636104166</text:p>
          </table:table-cell>
          <table:table-cell office:value-type="float" office:value="-0.0618300605260954" calcext:value-type="float">
            <text:p>-0.061830060526095</text:p>
          </table:table-cell>
          <table:table-cell office:value-type="float" office:value="-0.0614823093836613" calcext:value-type="float">
            <text:p>-0.061482309383661</text:p>
          </table:table-cell>
          <table:table-cell office:value-type="float" office:value="-0.0603597984951741" calcext:value-type="float">
            <text:p>-0.060359798495174</text:p>
          </table:table-cell>
          <table:table-cell office:value-type="float" office:value="-0.0584851229948136" calcext:value-type="float">
            <text:p>-0.058485122994814</text:p>
          </table:table-cell>
          <table:table-cell office:value-type="float" office:value="-0.0559046721405398" calcext:value-type="float">
            <text:p>-0.05590467214054</text:p>
          </table:table-cell>
          <table:table-cell office:value-type="float" office:value="-0.0526751349520948" calcext:value-type="float">
            <text:p>-0.052675134952095</text:p>
          </table:table-cell>
          <table:table-cell office:value-type="float" office:value="-0.048881559421137" calcext:value-type="float">
            <text:p>-0.048881559421137</text:p>
          </table:table-cell>
          <table:table-cell office:value-type="float" office:value="-0.0446224941414129" calcext:value-type="float">
            <text:p>-0.044622494141413</text:p>
          </table:table-cell>
          <table:table-cell office:value-type="float" office:value="-0.0400118469311231" calcext:value-type="float">
            <text:p>-0.040011846931123</text:p>
          </table:table-cell>
          <table:table-cell office:value-type="float" office:value="-0.0351756799981494" calcext:value-type="float">
            <text:p>-0.03517567999815</text:p>
          </table:table-cell>
          <table:table-cell office:value-type="float" office:value="-0.0302474031577008" calcext:value-type="float">
            <text:p>-0.030247403157701</text:p>
          </table:table-cell>
          <table:table-cell office:value-type="float" office:value="-0.0253620667732758" calcext:value-type="float">
            <text:p>-0.025362066773276</text:p>
          </table:table-cell>
          <table:table-cell office:value-type="float" office:value="-0.020650341744323" calcext:value-type="float">
            <text:p>-0.020650341744323</text:p>
          </table:table-cell>
          <table:table-cell office:value-type="float" office:value="-0.0162328750565667" calcext:value-type="float">
            <text:p>-0.016232875056567</text:p>
          </table:table-cell>
          <table:table-cell office:value-type="float" office:value="-0.0122156251774357" calcext:value-type="float">
            <text:p>-0.012215625177436</text:p>
          </table:table-cell>
          <table:table-cell office:value-type="float" office:value="-0.0086877848692099" calcext:value-type="float">
            <text:p>-0.00868778486921</text:p>
          </table:table-cell>
          <table:table-cell office:value-type="float" office:value="-0.00572134626540081" calcext:value-type="float">
            <text:p>-0.005721346265401</text:p>
          </table:table-cell>
          <table:table-cell office:value-type="float" office:value="-0.00337380474061009" calcext:value-type="float">
            <text:p>-0.00337380474061</text:p>
          </table:table-cell>
          <table:table-cell office:value-type="float" office:value="-0.00168762144755455" calcext:value-type="float">
            <text:p>-0.001687621447555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00151189383609335" calcext:value-type="float">
            <text:p>0.001511893836093</text:p>
          </table:table-cell>
          <table:table-cell office:value-type="float" office:value="0.000583475159741116" calcext:value-type="float">
            <text:p>0.000583475159741</text:p>
          </table:table-cell>
          <table:table-cell office:value-type="float" office:value="-0.00156381646472978" calcext:value-type="float">
            <text:p>-0.00156381646473</text:p>
          </table:table-cell>
          <table:table-cell table:style-name="ce1" office:value-type="float" office:value="-0.00472306670822162" calcext:value-type="float">
            <text:p>-4.72E-03</text:p>
          </table:table-cell>
          <table:table-cell office:value-type="float" office:value="-0.00870079374826884" calcext:value-type="float">
            <text:p>-0.008700793748269</text:p>
          </table:table-cell>
          <table:table-cell office:value-type="float" office:value="-0.0133134823089714" calcext:value-type="float">
            <text:p>-0.013313482308972</text:p>
          </table:table-cell>
          <table:table-cell office:value-type="float" office:value="-0.0183891069506484" calcext:value-type="float">
            <text:p>-0.018389106950649</text:p>
          </table:table-cell>
          <table:table-cell office:value-type="float" office:value="-0.0237688145802497" calcext:value-type="float">
            <text:p>-0.02376881458025</text:p>
          </table:table-cell>
          <table:table-cell office:value-type="float" office:value="-0.0293076664544731" calcext:value-type="float">
            <text:p>-0.029307666454473</text:p>
          </table:table-cell>
          <table:table-cell office:value-type="float" office:value="-0.0348742689060081" calcext:value-type="float">
            <text:p>-0.034874268906008</text:p>
          </table:table-cell>
          <table:table-cell office:value-type="float" office:value="-0.040349524185232" calcext:value-type="float">
            <text:p>-0.040349524185232</text:p>
          </table:table-cell>
          <table:table-cell office:value-type="float" office:value="-0.045624867836644" calcext:value-type="float">
            <text:p>-0.045624867836644</text:p>
          </table:table-cell>
          <table:table-cell office:value-type="float" office:value="-0.0506003802780265" calcext:value-type="float">
            <text:p>-0.050600380278027</text:p>
          </table:table-cell>
          <table:table-cell office:value-type="float" office:value="-0.0551830802093223" calcext:value-type="float">
            <text:p>-0.055183080209322</text:p>
          </table:table-cell>
          <table:table-cell office:value-type="float" office:value="-0.0592856804301441" calcext:value-type="float">
            <text:p>-0.059285680430144</text:p>
          </table:table-cell>
          <table:table-cell office:value-type="float" office:value="-0.062825965912739" calcext:value-type="float">
            <text:p>-0.062825965912739</text:p>
          </table:table-cell>
          <table:table-cell office:value-type="float" office:value="-0.0657269605918626" calcext:value-type="float">
            <text:p>-0.065726960591863</text:p>
          </table:table-cell>
          <table:table-cell office:value-type="float" office:value="-0.0679179662188987" calcext:value-type="float">
            <text:p>-0.067917966218899</text:p>
          </table:table-cell>
          <table:table-cell office:value-type="float" office:value="-0.0693365928825906" calcext:value-type="float">
            <text:p>-0.069336592882591</text:p>
          </table:table-cell>
          <table:table-cell office:value-type="float" office:value="-0.0699318848356264" calcext:value-type="float">
            <text:p>-0.069931884835627</text:p>
          </table:table-cell>
          <table:table-cell office:value-type="float" office:value="-0.0696687188319689" calcext:value-type="float">
            <text:p>-0.069668718831969</text:p>
          </table:table-cell>
          <table:table-cell office:value-type="float" office:value="-0.0685335032180408" calcext:value-type="float">
            <text:p>-0.068533503218041</text:p>
          </table:table-cell>
          <table:table-cell office:value-type="float" office:value="-0.0665402602865602" calcext:value-type="float">
            <text:p>-0.06654026028656</text:p>
          </table:table-cell>
          <table:table-cell office:value-type="float" office:value="-0.0637318067522955" calcext:value-type="float">
            <text:p>-0.063731806752296</text:p>
          </table:table-cell>
          <table:table-cell office:value-type="float" office:value="-0.0601607050918869" calcext:value-type="float">
            <text:p>-0.060160705091887</text:p>
          </table:table-cell>
          <table:table-cell office:value-type="float" office:value="-0.0559101457256707" calcext:value-type="float">
            <text:p>-0.055910145725671</text:p>
          </table:table-cell>
          <table:table-cell office:value-type="float" office:value="-0.0510870921449683" calcext:value-type="float">
            <text:p>-0.051087092144968</text:p>
          </table:table-cell>
          <table:table-cell office:value-type="float" office:value="-0.0458194739505429" calcext:value-type="float">
            <text:p>-0.045819473950543</text:p>
          </table:table-cell>
          <table:table-cell office:value-type="float" office:value="-0.0402525427382078" calcext:value-type="float">
            <text:p>-0.040252542738208</text:p>
          </table:table-cell>
          <table:table-cell office:value-type="float" office:value="-0.0345439837784599" calcext:value-type="float">
            <text:p>-0.03454398377846</text:p>
          </table:table-cell>
          <table:table-cell office:value-type="float" office:value="-0.028857857987017" calcext:value-type="float">
            <text:p>-0.028857857987017</text:p>
          </table:table-cell>
          <table:table-cell office:value-type="float" office:value="-0.0233577569421253" calcext:value-type="float">
            <text:p>-0.023357756942125</text:p>
          </table:table-cell>
          <table:table-cell office:value-type="float" office:value="-0.0181997976260005" calcext:value-type="float">
            <text:p>-0.018199797626001</text:p>
          </table:table-cell>
          <table:table-cell office:value-type="float" office:value="-0.0135260974339615" calcext:value-type="float">
            <text:p>-0.013526097433962</text:p>
          </table:table-cell>
          <table:table-cell office:value-type="float" office:value="-0.00945950778118401" calcext:value-type="float">
            <text:p>-0.009459507781184</text:p>
          </table:table-cell>
          <table:table-cell office:value-type="float" office:value="-0.00609947685660565" calcext:value-type="float">
            <text:p>-0.006099476856606</text:p>
          </table:table-cell>
          <table:table-cell office:value-type="float" office:value="-0.00351926767969356" calcext:value-type="float">
            <text:p>-0.003519267679694</text:p>
          </table:table-cell>
          <table:table-cell office:value-type="float" office:value="-0.00176243320964668" calcext:value-type="float">
            <text:p>-0.001762433209647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00140228755579966" calcext:value-type="float">
            <text:p>0.0014022875558</text:p>
          </table:table-cell>
          <table:table-cell office:value-type="float" office:value="0.000199919556807621" calcext:value-type="float">
            <text:p>0.000199919556808</text:p>
          </table:table-cell>
          <table:table-cell table:style-name="ce1" office:value-type="float" office:value="-0.00233246367534504" calcext:value-type="float">
            <text:p>-2.33E-03</text:p>
          </table:table-cell>
          <table:table-cell office:value-type="float" office:value="-0.00594921324234164" calcext:value-type="float">
            <text:p>-0.005949213242342</text:p>
          </table:table-cell>
          <table:table-cell office:value-type="float" office:value="-0.0104265974046947" calcext:value-type="float">
            <text:p>-0.010426597404695</text:p>
          </table:table-cell>
          <table:table-cell office:value-type="float" office:value="-0.0155605214265484" calcext:value-type="float">
            <text:p>-0.015560521426549</text:p>
          </table:table-cell>
          <table:table-cell office:value-type="float" office:value="-0.0211657714692365" calcext:value-type="float">
            <text:p>-0.021165771469237</text:p>
          </table:table-cell>
          <table:table-cell office:value-type="float" office:value="-0.0270754294678185" calcext:value-type="float">
            <text:p>-0.027075429467819</text:p>
          </table:table-cell>
          <table:table-cell office:value-type="float" office:value="-0.0331398066096459" calcext:value-type="float">
            <text:p>-0.033139806609646</text:p>
          </table:table-cell>
          <table:table-cell office:value-type="float" office:value="-0.0392247435834481" calcext:value-type="float">
            <text:p>-0.039224743583448</text:p>
          </table:table-cell>
          <table:table-cell office:value-type="float" office:value="-0.0452093846018129" calcext:value-type="float">
            <text:p>-0.045209384601813</text:p>
          </table:table-cell>
          <table:table-cell office:value-type="float" office:value="-0.0509836891645351" calcext:value-type="float">
            <text:p>-0.050983689164535</text:p>
          </table:table-cell>
          <table:table-cell office:value-type="float" office:value="-0.0564459619936514" calcext:value-type="float">
            <text:p>-0.056445961993651</text:p>
          </table:table-cell>
          <table:table-cell office:value-type="float" office:value="-0.0615006642574558" calcext:value-type="float">
            <text:p>-0.061500664257456</text:p>
          </table:table-cell>
          <table:table-cell office:value-type="float" office:value="-0.0660567283884833" calcext:value-type="float">
            <text:p>-0.066056728388483</text:p>
          </table:table-cell>
          <table:table-cell office:value-type="float" office:value="-0.0700265491536907" calcext:value-type="float">
            <text:p>-0.070026549153691</text:p>
          </table:table-cell>
          <table:table-cell office:value-type="float" office:value="-0.0733257889754034" calcext:value-type="float">
            <text:p>-0.073325788975403</text:p>
          </table:table-cell>
          <table:table-cell office:value-type="float" office:value="-0.0758741200651077" calcext:value-type="float">
            <text:p>-0.075874120065108</text:p>
          </table:table-cell>
          <table:table-cell office:value-type="float" office:value="-0.0775970197380892" calcext:value-type="float">
            <text:p>-0.077597019738089</text:p>
          </table:table-cell>
          <table:table-cell office:value-type="float" office:value="-0.0784287866440493" calcext:value-type="float">
            <text:p>-0.078428786644049</text:p>
          </table:table-cell>
          <table:table-cell office:value-type="float" office:value="-0.0783171337877287" calcext:value-type="float">
            <text:p>-0.078317133787729</text:p>
          </table:table-cell>
          <table:table-cell office:value-type="float" office:value="-0.0772302438997813" calcext:value-type="float">
            <text:p>-0.077230243899781</text:p>
          </table:table-cell>
          <table:table-cell office:value-type="float" office:value="-0.0751680260166728" calcext:value-type="float">
            <text:p>-0.075168026016673</text:p>
          </table:table-cell>
          <table:table-cell office:value-type="float" office:value="-0.07217552849487" calcext:value-type="float">
            <text:p>-0.07217552849487</text:p>
          </table:table-cell>
          <table:table-cell office:value-type="float" office:value="-0.0682876143699389" calcext:value-type="float">
            <text:p>-0.068287614369939</text:p>
          </table:table-cell>
          <table:table-cell office:value-type="float" office:value="-0.0635850246976313" calcext:value-type="float">
            <text:p>-0.063585024697631</text:p>
          </table:table-cell>
          <table:table-cell office:value-type="float" office:value="-0.0581825928032114" calcext:value-type="float">
            <text:p>-0.058182592803211</text:p>
          </table:table-cell>
          <table:table-cell office:value-type="float" office:value="-0.0522227894637226" calcext:value-type="float">
            <text:p>-0.052222789463723</text:p>
          </table:table-cell>
          <table:table-cell office:value-type="float" office:value="-0.0458719837822534" calcext:value-type="float">
            <text:p>-0.045871983782253</text:p>
          </table:table-cell>
          <table:table-cell office:value-type="float" office:value="-0.0393156443336529" calcext:value-type="float">
            <text:p>-0.039315644333653</text:p>
          </table:table-cell>
          <table:table-cell office:value-type="float" office:value="-0.0327516625452327" calcext:value-type="float">
            <text:p>-0.032751662545233</text:p>
          </table:table-cell>
          <table:table-cell office:value-type="float" office:value="-0.0263821594115651" calcext:value-type="float">
            <text:p>-0.026382159411565</text:p>
          </table:table-cell>
          <table:table-cell office:value-type="float" office:value="-0.0204044403562309" calcext:value-type="float">
            <text:p>-0.020404440356231</text:p>
          </table:table-cell>
          <table:table-cell office:value-type="float" office:value="-0.0150018028636195" calcext:value-type="float">
            <text:p>-0.01500180286362</text:p>
          </table:table-cell>
          <table:table-cell office:value-type="float" office:value="-0.0103347992241572" calcext:value-type="float">
            <text:p>-0.010334799224157</text:p>
          </table:table-cell>
          <table:table-cell office:value-type="float" office:value="-0.0065331922232306" calcext:value-type="float">
            <text:p>-0.006533192223231</text:p>
          </table:table-cell>
          <table:table-cell office:value-type="float" office:value="-0.00368870620550327" calcext:value-type="float">
            <text:p>-0.003688706205503</text:p>
          </table:table-cell>
          <table:table-cell office:value-type="float" office:value="-0.00184797447312528" calcext:value-type="float">
            <text:p>-0.001847974473125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00129598597664053" calcext:value-type="float">
            <text:p>0.001295985976641</text:p>
          </table:table-cell>
          <table:table-cell table:style-name="ce1" office:value-type="float" office:value="-0.00017674857573776" calcext:value-type="float">
            <text:p>-1.77E-04</text:p>
          </table:table-cell>
          <table:table-cell table:style-name="ce1" office:value-type="float" office:value="-0.00309198571407761" calcext:value-type="float">
            <text:p>-3.09E-03</text:p>
          </table:table-cell>
          <table:table-cell office:value-type="float" office:value="-0.00716711423758234" calcext:value-type="float">
            <text:p>-0.007167114237582</text:p>
          </table:table-cell>
          <table:table-cell office:value-type="float" office:value="-0.0121480269713353" calcext:value-type="float">
            <text:p>-0.012148026971335</text:p>
          </table:table-cell>
          <table:table-cell office:value-type="float" office:value="-0.0178088401631089" calcext:value-type="float">
            <text:p>-0.017808840163109</text:p>
          </table:table-cell>
          <table:table-cell office:value-type="float" office:value="-0.0239500013822198" calcext:value-type="float">
            <text:p>-0.02395000138222</text:p>
          </table:table-cell>
          <table:table-cell office:value-type="float" office:value="-0.0303959521898275" calcext:value-type="float">
            <text:p>-0.030395952189828</text:p>
          </table:table-cell>
          <table:table-cell office:value-type="float" office:value="-0.036992394213155" calcext:value-type="float">
            <text:p>-0.036992394213155</text:p>
          </table:table-cell>
          <table:table-cell office:value-type="float" office:value="-0.0436031770793505" calcext:value-type="float">
            <text:p>-0.043603177079351</text:p>
          </table:table-cell>
          <table:table-cell office:value-type="float" office:value="-0.0501069396241188" calcext:value-type="float">
            <text:p>-0.050106939624119</text:p>
          </table:table-cell>
          <table:table-cell office:value-type="float" office:value="-0.0563937033149053" calcext:value-type="float">
            <text:p>-0.056393703314905</text:p>
          </table:table-cell>
          <table:table-cell office:value-type="float" office:value="-0.0623616490320761" calcext:value-type="float">
            <text:p>-0.062361649032076</text:p>
          </table:table-cell>
          <table:table-cell office:value-type="float" office:value="-0.0679142856496744" calcext:value-type="float">
            <text:p>-0.067914285649674</text:p>
          </table:table-cell>
          <table:table-cell office:value-type="float" office:value="-0.0729581926006836" calcext:value-type="float">
            <text:p>-0.072958192600684</text:p>
          </table:table-cell>
          <table:table-cell office:value-type="float" office:value="-0.0774014903793018" calcext:value-type="float">
            <text:p>-0.077401490379302</text:p>
          </table:table-cell>
          <table:table-cell office:value-type="float" office:value="-0.0811531728824313" calcext:value-type="float">
            <text:p>-0.081153172882431</text:p>
          </table:table-cell>
          <table:table-cell office:value-type="float" office:value="-0.0841234389756215" calcext:value-type="float">
            <text:p>-0.084123438975622</text:p>
          </table:table-cell>
          <table:table-cell office:value-type="float" office:value="-0.0862251348173186" calcext:value-type="float">
            <text:p>-0.086225134817319</text:p>
          </table:table-cell>
          <table:table-cell office:value-type="float" office:value="-0.0873764156258792" calcext:value-type="float">
            <text:p>-0.087376415625879</text:p>
          </table:table-cell>
          <table:table-cell office:value-type="float" office:value="-0.0875047665524717" calcext:value-type="float">
            <text:p>-0.087504766552472</text:p>
          </table:table-cell>
          <table:table-cell office:value-type="float" office:value="-0.0865531540968338" calcext:value-type="float">
            <text:p>-0.086553154096834</text:p>
          </table:table-cell>
          <table:table-cell office:value-type="float" office:value="-0.0844933875348367" calcext:value-type="float">
            <text:p>-0.084493387534837</text:p>
          </table:table-cell>
          <table:table-cell office:value-type="float" office:value="-0.0813773249948954" calcext:value-type="float">
            <text:p>-0.081377324994895</text:p>
          </table:table-cell>
          <table:table-cell office:value-type="float" office:value="-0.0772061364237853" calcext:value-type="float">
            <text:p>-0.077206136423785</text:p>
          </table:table-cell>
          <table:table-cell office:value-type="float" office:value="-0.0720644413804127" calcext:value-type="float">
            <text:p>-0.072064441380413</text:p>
          </table:table-cell>
          <table:table-cell office:value-type="float" office:value="-0.0660735063631345" calcext:value-type="float">
            <text:p>-0.066073506363135</text:p>
          </table:table-cell>
          <table:table-cell office:value-type="float" office:value="-0.0593884155386397" calcext:value-type="float">
            <text:p>-0.05938841553864</text:p>
          </table:table-cell>
          <table:table-cell office:value-type="float" office:value="-0.0521970535765625" calcext:value-type="float">
            <text:p>-0.052197053576563</text:p>
          </table:table-cell>
          <table:table-cell office:value-type="float" office:value="-0.0447156522863613" calcext:value-type="float">
            <text:p>-0.044715652286361</text:p>
          </table:table-cell>
          <table:table-cell office:value-type="float" office:value="-0.037181027945861" calcext:value-type="float">
            <text:p>-0.037181027945861</text:p>
          </table:table-cell>
          <table:table-cell office:value-type="float" office:value="-0.0298403506229023" calcext:value-type="float">
            <text:p>-0.029840350622902</text:p>
          </table:table-cell>
          <table:table-cell office:value-type="float" office:value="-0.0229393212689313" calcext:value-type="float">
            <text:p>-0.022939321268931</text:p>
          </table:table-cell>
          <table:table-cell office:value-type="float" office:value="-0.0167095837174723" calcext:value-type="float">
            <text:p>-0.016709583717472</text:p>
          </table:table-cell>
          <table:table-cell office:value-type="float" office:value="-0.011356064210734" calcext:value-type="float">
            <text:p>-0.011356064210734</text:p>
          </table:table-cell>
          <table:table-cell office:value-type="float" office:value="-0.00704476382591144" calcext:value-type="float">
            <text:p>-0.007044763825911</text:p>
          </table:table-cell>
          <table:table-cell office:value-type="float" office:value="-0.00389135573536179" calcext:value-type="float">
            <text:p>-0.003891355735362</text:p>
          </table:table-cell>
          <table:table-cell office:value-type="float" office:value="-0.00195078789644283" calcext:value-type="float">
            <text:p>-0.001950787896443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0011906801013561" calcext:value-type="float">
            <text:p>0.001190680101356</text:p>
          </table:table-cell>
          <table:table-cell table:style-name="ce1" office:value-type="float" office:value="-0.000546584808281767" calcext:value-type="float">
            <text:p>-5.47E-04</text:p>
          </table:table-cell>
          <table:table-cell office:value-type="float" office:value="-0.00384292803076399" calcext:value-type="float">
            <text:p>-0.003842928030764</text:p>
          </table:table-cell>
          <table:table-cell office:value-type="float" office:value="-0.00837592509286739" calcext:value-type="float">
            <text:p>-0.008375925092867</text:p>
          </table:table-cell>
          <table:table-cell office:value-type="float" office:value="-0.0138611869007202" calcext:value-type="float">
            <text:p>-0.01386118690072</text:p>
          </table:table-cell>
          <table:table-cell office:value-type="float" office:value="-0.0200507677834501" calcext:value-type="float">
            <text:p>-0.02005076778345</text:p>
          </table:table-cell>
          <table:table-cell office:value-type="float" office:value="-0.0267303429648679" calcext:value-type="float">
            <text:p>-0.026730342964868</text:p>
          </table:table-cell>
          <table:table-cell office:value-type="float" office:value="-0.0337155436192542" calcext:value-type="float">
            <text:p>-0.033715543619254</text:p>
          </table:table-cell>
          <table:table-cell office:value-type="float" office:value="-0.0408477597965806" calcext:value-type="float">
            <text:p>-0.040847759796581</text:p>
          </table:table-cell>
          <table:table-cell office:value-type="float" office:value="-0.0479896486164356" calcext:value-type="float">
            <text:p>-0.047989648616436</text:p>
          </table:table-cell>
          <table:table-cell office:value-type="float" office:value="-0.055020559262988" calcext:value-type="float">
            <text:p>-0.055020559262988</text:p>
          </table:table-cell>
          <table:table-cell office:value-type="float" office:value="-0.0618320890796975" calcext:value-type="float">
            <text:p>-0.061832089079698</text:p>
          </table:table-cell>
          <table:table-cell office:value-type="float" office:value="-0.0683239733225341" calcext:value-type="float">
            <text:p>-0.068323973322534</text:p>
          </table:table-cell>
          <table:table-cell office:value-type="float" office:value="-0.074400479785636" calcext:value-type="float">
            <text:p>-0.074400479785636</text:p>
          </table:table-cell>
          <table:table-cell office:value-type="float" office:value="-0.0799674490706582" calcext:value-type="float">
            <text:p>-0.079967449070658</text:p>
          </table:table-cell>
          <table:table-cell office:value-type="float" office:value="-0.0849301221174756" calcext:value-type="float">
            <text:p>-0.084930122117476</text:p>
          </table:table-cell>
          <table:table-cell office:value-type="float" office:value="-0.0891918865216626" calcext:value-type="float">
            <text:p>-0.089191886521663</text:p>
          </table:table-cell>
          <table:table-cell office:value-type="float" office:value="-0.0926541135131726" calcext:value-type="float">
            <text:p>-0.092654113513173</text:p>
          </table:table-cell>
          <table:table-cell office:value-type="float" office:value="-0.0952172831742275" calcext:value-type="float">
            <text:p>-0.095217283174228</text:p>
          </table:table-cell>
          <table:table-cell office:value-type="float" office:value="-0.0967836148214034" calcext:value-type="float">
            <text:p>-0.096783614821403</text:p>
          </table:table-cell>
          <table:table-cell office:value-type="float" office:value="-0.0972613941436807" calcext:value-type="float">
            <text:p>-0.097261394143681</text:p>
          </table:table-cell>
          <table:table-cell office:value-type="float" office:value="-0.0965710276958723" calcext:value-type="float">
            <text:p>-0.096571027695872</text:p>
          </table:table-cell>
          <table:table-cell office:value-type="float" office:value="-0.0946511697150509" calcext:value-type="float">
            <text:p>-0.094651169715051</text:p>
          </table:table-cell>
          <table:table-cell office:value-type="float" office:value="-0.0914481724887996" calcext:value-type="float">
            <text:p>-0.0914481724888</text:p>
          </table:table-cell>
          <table:table-cell office:value-type="float" office:value="-0.087034311789581" calcext:value-type="float">
            <text:p>-0.087034311789581</text:p>
          </table:table-cell>
          <table:table-cell office:value-type="float" office:value="-0.0814839090349643" calcext:value-type="float">
            <text:p>-0.081483909034964</text:p>
          </table:table-cell>
          <table:table-cell office:value-type="float" office:value="-0.0749110793877991" calcext:value-type="float">
            <text:p>-0.074911079387799</text:p>
          </table:table-cell>
          <table:table-cell office:value-type="float" office:value="-0.0674771549977907" calcext:value-type="float">
            <text:p>-0.067477154997791</text:p>
          </table:table-cell>
          <table:table-cell office:value-type="float" office:value="-0.0593903703237374" calcext:value-type="float">
            <text:p>-0.059390370323738</text:p>
          </table:table-cell>
          <table:table-cell office:value-type="float" office:value="-0.0509003549544263" calcext:value-type="float">
            <text:p>-0.050900354954426</text:p>
          </table:table-cell>
          <table:table-cell office:value-type="float" office:value="-0.0422884205661877" calcext:value-type="float">
            <text:p>-0.042288420566188</text:p>
          </table:table-cell>
          <table:table-cell office:value-type="float" office:value="-0.0338545403748345" calcext:value-type="float">
            <text:p>-0.033854540374835</text:p>
          </table:table-cell>
          <table:table-cell office:value-type="float" office:value="-0.0259019541511896" calcext:value-type="float">
            <text:p>-0.02590195415119</text:p>
          </table:table-cell>
          <table:table-cell office:value-type="float" office:value="-0.018720385996341" calcext:value-type="float">
            <text:p>-0.018720385996341</text:p>
          </table:table-cell>
          <table:table-cell office:value-type="float" office:value="-0.0125687878065314" calcext:value-type="float">
            <text:p>-0.012568787806532</text:p>
          </table:table-cell>
          <table:table-cell office:value-type="float" office:value="-0.00765845220023734" calcext:value-type="float">
            <text:p>-0.007658452200237</text:p>
          </table:table-cell>
          <table:table-cell office:value-type="float" office:value="-0.00413721186171998" calcext:value-type="float">
            <text:p>-0.00413721186172</text:p>
          </table:table-cell>
          <table:table-cell office:value-type="float" office:value="-0.00207539463551206" calcext:value-type="float">
            <text:p>-0.002075394635512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00108683659268258" calcext:value-type="float">
            <text:p>0.001086836592683</text:p>
          </table:table-cell>
          <table:table-cell table:style-name="ce1" office:value-type="float" office:value="-0.000912825145458748" calcext:value-type="float">
            <text:p>-9.13E-04</text:p>
          </table:table-cell>
          <table:table-cell office:value-type="float" office:value="-0.00458714721299542" calcext:value-type="float">
            <text:p>-0.004587147212995</text:p>
          </table:table-cell>
          <table:table-cell office:value-type="float" office:value="-0.00957532189200112" calcext:value-type="float">
            <text:p>-0.009575321892001</text:p>
          </table:table-cell>
          <table:table-cell office:value-type="float" office:value="-0.0155626390804411" calcext:value-type="float">
            <text:p>-0.015562639080441</text:p>
          </table:table-cell>
          <table:table-cell office:value-type="float" office:value="-0.0222788865649691" calcext:value-type="float">
            <text:p>-0.022278886564969</text:p>
          </table:table-cell>
          <table:table-cell office:value-type="float" office:value="-0.0294948142601955" calcext:value-type="float">
            <text:p>-0.029494814260196</text:p>
          </table:table-cell>
          <table:table-cell office:value-type="float" office:value="-0.0370173371896576" calcext:value-type="float">
            <text:p>-0.037017337189658</text:p>
          </table:table-cell>
          <table:table-cell office:value-type="float" office:value="-0.0446840129056932" calcext:value-type="float">
            <text:p>-0.044684012905693</text:p>
          </table:table-cell>
          <table:table-cell office:value-type="float" office:value="-0.0523572013477933" calcext:value-type="float">
            <text:p>-0.052357201347793</text:p>
          </table:table-cell>
          <table:table-cell office:value-type="float" office:value="-0.0599182402328762" calcext:value-type="float">
            <text:p>-0.059918240232876</text:p>
          </table:table-cell>
          <table:table-cell office:value-type="float" office:value="-0.0672618783963336" calcext:value-type="float">
            <text:p>-0.067261878396334</text:p>
          </table:table-cell>
          <table:table-cell office:value-type="float" office:value="-0.0742911856712069" calcext:value-type="float">
            <text:p>-0.074291185671207</text:p>
          </table:table-cell>
          <table:table-cell office:value-type="float" office:value="-0.0809130604116444" calcext:value-type="float">
            <text:p>-0.080913060411644</text:p>
          </table:table-cell>
          <table:table-cell office:value-type="float" office:value="-0.0870344585303791" calcext:value-type="float">
            <text:p>-0.087034458530379</text:p>
          </table:table-cell>
          <table:table-cell office:value-type="float" office:value="-0.0925594390548715" calcext:value-type="float">
            <text:p>-0.092559439054872</text:p>
          </table:table-cell>
          <table:table-cell office:value-type="float" office:value="-0.0973871514021624" calcext:value-type="float">
            <text:p>-0.097387151402163</text:p>
          </table:table-cell>
          <table:table-cell office:value-type="float" office:value="-0.101410961776147" calcext:value-type="float">
            <text:p>-0.101410961776147</text:p>
          </table:table-cell>
          <table:table-cell office:value-type="float" office:value="-0.104518956103892" calcext:value-type="float">
            <text:p>-0.104518956103892</text:p>
          </table:table-cell>
          <table:table-cell office:value-type="float" office:value="-0.106596075152648" calcext:value-type="float">
            <text:p>-0.106596075152648</text:p>
          </table:table-cell>
          <table:table-cell office:value-type="float" office:value="-0.107527778112903" calcext:value-type="float">
            <text:p>-0.107527778112903</text:p>
          </table:table-cell>
          <table:table-cell office:value-type="float" office:value="-0.107203874301689" calcext:value-type="float">
            <text:p>-0.107203874301689</text:p>
          </table:table-cell>
          <table:table-cell office:value-type="float" office:value="-0.105518797828106" calcext:value-type="float">
            <text:p>-0.105518797828106</text:p>
          </table:table-cell>
          <table:table-cell office:value-type="float" office:value="-0.102371869788739" calcext:value-type="float">
            <text:p>-0.102371869788739</text:p>
          </table:table-cell>
          <table:table-cell office:value-type="float" office:value="-0.0978248012482793" calcext:value-type="float">
            <text:p>-0.097824801248279</text:p>
          </table:table-cell>
          <table:table-cell office:value-type="float" office:value="-0.0919402738708117" calcext:value-type="float">
            <text:p>-0.091940273870812</text:p>
          </table:table-cell>
          <table:table-cell office:value-type="float" office:value="-0.0848222916348704" calcext:value-type="float">
            <text:p>-0.084822291634871</text:p>
          </table:table-cell>
          <table:table-cell office:value-type="float" office:value="-0.0766354748910285" calcext:value-type="float">
            <text:p>-0.076635474891029</text:p>
          </table:table-cell>
          <table:table-cell office:value-type="float" office:value="-0.0676078494594204" calcext:value-type="float">
            <text:p>-0.06760784945942</text:p>
          </table:table-cell>
          <table:table-cell office:value-type="float" office:value="-0.0580251361176033" calcext:value-type="float">
            <text:p>-0.058025136117603</text:p>
          </table:table-cell>
          <table:table-cell office:value-type="float" office:value="-0.0482192144659681" calcext:value-type="float">
            <text:p>-0.048219214465968</text:p>
          </table:table-cell>
          <table:table-cell office:value-type="float" office:value="-0.0385519487409605" calcext:value-type="float">
            <text:p>-0.038551948740961</text:p>
          </table:table-cell>
          <table:table-cell office:value-type="float" office:value="-0.0293954871673535" calcext:value-type="float">
            <text:p>-0.029395487167354</text:p>
          </table:table-cell>
          <table:table-cell office:value-type="float" office:value="-0.0211103292018666" calcext:value-type="float">
            <text:p>-0.021110329201867</text:p>
          </table:table-cell>
          <table:table-cell office:value-type="float" office:value="-0.0140225067040654" calcext:value-type="float">
            <text:p>-0.014022506704065</text:p>
          </table:table-cell>
          <table:table-cell office:value-type="float" office:value="-0.00840114956096103" calcext:value-type="float">
            <text:p>-0.008401149560961</text:p>
          </table:table-cell>
          <table:table-cell office:value-type="float" office:value="-0.00443761813852896" calcext:value-type="float">
            <text:p>-0.004437618138529</text:p>
          </table:table-cell>
          <table:table-cell office:value-type="float" office:value="-0.00222725998195921" calcext:value-type="float">
            <text:p>-0.002227259981959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000983853083961854" calcext:value-type="float">
            <text:p>0.000983853083962</text:p>
          </table:table-cell>
          <table:table-cell table:style-name="ce1" office:value-type="float" office:value="-0.00127638458782445" calcext:value-type="float">
            <text:p>-1.28E-03</text:p>
          </table:table-cell>
          <table:table-cell office:value-type="float" office:value="-0.00532534136412871" calcext:value-type="float">
            <text:p>-0.005325341364129</text:p>
          </table:table-cell>
          <table:table-cell office:value-type="float" office:value="-0.010764388448022" calcext:value-type="float">
            <text:p>-0.010764388448022</text:p>
          </table:table-cell>
          <table:table-cell office:value-type="float" office:value="-0.017248518320766" calcext:value-type="float">
            <text:p>-0.017248518320766</text:p>
          </table:table-cell>
          <table:table-cell office:value-type="float" office:value="-0.0244851269552846" calcext:value-type="float">
            <text:p>-0.024485126955285</text:p>
          </table:table-cell>
          <table:table-cell office:value-type="float" office:value="-0.0322300254612048" calcext:value-type="float">
            <text:p>-0.032230025461205</text:p>
          </table:table-cell>
          <table:table-cell office:value-type="float" office:value="-0.040281673557009" calcext:value-type="float">
            <text:p>-0.040281673557009</text:p>
          </table:table-cell>
          <table:table-cell office:value-type="float" office:value="-0.0484744246862243" calcext:value-type="float">
            <text:p>-0.048474424686224</text:p>
          </table:table-cell>
          <table:table-cell office:value-type="float" office:value="-0.05667136234402" calcext:value-type="float">
            <text:p>-0.05667136234402</text:p>
          </table:table-cell>
          <table:table-cell office:value-type="float" office:value="-0.0647571916350155" calcext:value-type="float">
            <text:p>-0.064757191635016</text:p>
          </table:table-cell>
          <table:table-cell office:value-type="float" office:value="-0.0726315038428745" calcext:value-type="float">
            <text:p>-0.072631503842875</text:p>
          </table:table-cell>
          <table:table-cell office:value-type="float" office:value="-0.0802026301541616" calcext:value-type="float">
            <text:p>-0.080202630154162</text:p>
          </table:table-cell>
          <table:table-cell office:value-type="float" office:value="-0.087382192219783" calcext:value-type="float">
            <text:p>-0.087382192219783</text:p>
          </table:table-cell>
          <table:table-cell office:value-type="float" office:value="-0.0940804253021589" calcext:value-type="float">
            <text:p>-0.094080425302159</text:p>
          </table:table-cell>
          <table:table-cell office:value-type="float" office:value="-0.100202313809603" calcext:value-type="float">
            <text:p>-0.100202313809603</text:p>
          </table:table-cell>
          <table:table-cell office:value-type="float" office:value="-0.10564462835146" calcext:value-type="float">
            <text:p>-0.10564462835146</text:p>
          </table:table-cell>
          <table:table-cell office:value-type="float" office:value="-0.110294034237132" calcext:value-type="float">
            <text:p>-0.110294034237132</text:p>
          </table:table-cell>
          <table:table-cell office:value-type="float" office:value="-0.114026563891286" calcext:value-type="float">
            <text:p>-0.114026563891286</text:p>
          </table:table-cell>
          <table:table-cell office:value-type="float" office:value="-0.116708921989467" calcext:value-type="float">
            <text:p>-0.116708921989467</text:p>
          </table:table-cell>
          <table:table-cell office:value-type="float" office:value="-0.118202208920541" calcext:value-type="float">
            <text:p>-0.118202208920541</text:p>
          </table:table-cell>
          <table:table-cell office:value-type="float" office:value="-0.118367977178082" calcext:value-type="float">
            <text:p>-0.118367977178082</text:p>
          </table:table-cell>
          <table:table-cell office:value-type="float" office:value="-0.117070144735913" calcext:value-type="float">
            <text:p>-0.117070144735913</text:p>
          </table:table-cell>
          <table:table-cell office:value-type="float" office:value="-0.114123781861967" calcext:value-type="float">
            <text:p>-0.114123781861967</text:p>
          </table:table-cell>
          <table:table-cell office:value-type="float" office:value="-0.109590897092786" calcext:value-type="float">
            <text:p>-0.109590897092786</text:p>
          </table:table-cell>
          <table:table-cell office:value-type="float" office:value="-0.103488860219458" calcext:value-type="float">
            <text:p>-0.103488860219458</text:p>
          </table:table-cell>
          <table:table-cell office:value-type="float" office:value="-0.0958990408175591" calcext:value-type="float">
            <text:p>-0.095899040817559</text:p>
          </table:table-cell>
          <table:table-cell office:value-type="float" office:value="-0.086983886888019" calcext:value-type="float">
            <text:p>-0.086983886888019</text:p>
          </table:table-cell>
          <table:table-cell office:value-type="float" office:value="-0.0769889424769511" calcext:value-type="float">
            <text:p>-0.076988942476951</text:p>
          </table:table-cell>
          <table:table-cell office:value-type="float" office:value="-0.0662373869012626" calcext:value-type="float">
            <text:p>-0.066237386901263</text:p>
          </table:table-cell>
          <table:table-cell office:value-type="float" office:value="-0.0551173899044534" calcext:value-type="float">
            <text:p>-0.055117389904453</text:p>
          </table:table-cell>
          <table:table-cell office:value-type="float" office:value="-0.0440627636197528" calcext:value-type="float">
            <text:p>-0.044062763619753</text:p>
          </table:table-cell>
          <table:table-cell office:value-type="float" office:value="-0.0335282090733771" calcext:value-type="float">
            <text:p>-0.033528209073377</text:p>
          </table:table-cell>
          <table:table-cell office:value-type="float" office:value="-0.0239610295004926" calcext:value-type="float">
            <text:p>-0.023961029500493</text:p>
          </table:table-cell>
          <table:table-cell office:value-type="float" office:value="-0.0157713407086697" calcext:value-type="float">
            <text:p>-0.01577134070867</text:p>
          </table:table-cell>
          <table:table-cell office:value-type="float" office:value="-0.00930277458020725" calcext:value-type="float">
            <text:p>-0.009302774580207</text:p>
          </table:table-cell>
          <table:table-cell office:value-type="float" office:value="-0.00480542931215551" calcext:value-type="float">
            <text:p>-0.004805429312156</text:p>
          </table:table-cell>
          <table:table-cell office:value-type="float" office:value="-0.00241262635033671" calcext:value-type="float">
            <text:p>-0.002412626350337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000881422463181261" calcext:value-type="float">
            <text:p>0.000881422463181</text:p>
          </table:table-cell>
          <table:table-cell table:style-name="ce1" office:value-type="float" office:value="-0.00163760404680666" calcext:value-type="float">
            <text:p>-1.64E-03</text:p>
          </table:table-cell>
          <table:table-cell office:value-type="float" office:value="-0.0060575752408584" calcext:value-type="float">
            <text:p>-0.006057575240858</text:p>
          </table:table-cell>
          <table:table-cell office:value-type="float" office:value="-0.0119417932374228" calcext:value-type="float">
            <text:p>-0.011941793237423</text:p>
          </table:table-cell>
          <table:table-cell office:value-type="float" office:value="-0.018914633201961" calcext:value-type="float">
            <text:p>-0.018914633201961</text:p>
          </table:table-cell>
          <table:table-cell office:value-type="float" office:value="-0.0266608390241187" calcext:value-type="float">
            <text:p>-0.026660839024119</text:p>
          </table:table-cell>
          <table:table-cell office:value-type="float" office:value="-0.0349212551991613" calcext:value-type="float">
            <text:p>-0.034921255199161</text:p>
          </table:table-cell>
          <table:table-cell office:value-type="float" office:value="-0.0434862167738321" calcext:value-type="float">
            <text:p>-0.043486216773832</text:p>
          </table:table-cell>
          <table:table-cell office:value-type="float" office:value="-0.0521876057998893" calcext:value-type="float">
            <text:p>-0.052187605799889</text:p>
          </table:table-cell>
          <table:table-cell office:value-type="float" office:value="-0.0608903580715741" calcext:value-type="float">
            <text:p>-0.060890358071574</text:p>
          </table:table-cell>
          <table:table-cell office:value-type="float" office:value="-0.0694840435411459" calcext:value-type="float">
            <text:p>-0.069484043541146</text:p>
          </table:table-cell>
          <table:table-cell office:value-type="float" office:value="-0.0778749139285276" calcext:value-type="float">
            <text:p>-0.077874913928528</text:p>
          </table:table-cell>
          <table:table-cell office:value-type="float" office:value="-0.0859786589541682" calcext:value-type="float">
            <text:p>-0.085978658954168</text:p>
          </table:table-cell>
          <table:table-cell office:value-type="float" office:value="-0.0937139696590406" calcext:value-type="float">
            <text:p>-0.093713969659041</text:p>
          </table:table-cell>
          <table:table-cell office:value-type="float" office:value="-0.100996909436971" calcext:value-type="float">
            <text:p>-0.100996909436971</text:p>
          </table:table-cell>
          <table:table-cell office:value-type="float" office:value="-0.107736074109835" calcext:value-type="float">
            <text:p>-0.107736074109835</text:p>
          </table:table-cell>
          <table:table-cell office:value-type="float" office:value="-0.113828544198681" calcext:value-type="float">
            <text:p>-0.113828544198681</text:p>
          </table:table-cell>
          <table:table-cell office:value-type="float" office:value="-0.119156711807522" calcext:value-type="float">
            <text:p>-0.119156711807522</text:p>
          </table:table-cell>
          <table:table-cell office:value-type="float" office:value="-0.123586156581672" calcext:value-type="float">
            <text:p>-0.123586156581672</text:p>
          </table:table-cell>
          <table:table-cell office:value-type="float" office:value="-0.126964911113233" calcext:value-type="float">
            <text:p>-0.126964911113233</text:p>
          </table:table-cell>
          <table:table-cell office:value-type="float" office:value="-0.129124642018467" calcext:value-type="float">
            <text:p>-0.129124642018467</text:p>
          </table:table-cell>
          <table:table-cell office:value-type="float" office:value="-0.129885325721992" calcext:value-type="float">
            <text:p>-0.129885325721992</text:p>
          </table:table-cell>
          <table:table-cell office:value-type="float" office:value="-0.129071557452507" calcext:value-type="float">
            <text:p>-0.129071557452507</text:p>
          </table:table-cell>
          <table:table-cell office:value-type="float" office:value="-0.126589614203001" calcext:value-type="float">
            <text:p>-0.126589614203001</text:p>
          </table:table-cell>
          <table:table-cell office:value-type="float" office:value="-0.122280846980516" calcext:value-type="float">
            <text:p>-0.122280846980516</text:p>
          </table:table-cell>
          <table:table-cell office:value-type="float" office:value="-0.116123381991419" calcext:value-type="float">
            <text:p>-0.116123381991419</text:p>
          </table:table-cell>
          <table:table-cell office:value-type="float" office:value="-0.108177728919121" calcext:value-type="float">
            <text:p>-0.108177728919121</text:p>
          </table:table-cell>
          <table:table-cell office:value-type="float" office:value="-0.0985980242305305" calcext:value-type="float">
            <text:p>-0.098598024230531</text:p>
          </table:table-cell>
          <table:table-cell office:value-type="float" office:value="-0.0876409455348001" calcext:value-type="float">
            <text:p>-0.0876409455348</text:p>
          </table:table-cell>
          <table:table-cell office:value-type="float" office:value="-0.0756648109978882" calcext:value-type="float">
            <text:p>-0.075664810997888</text:p>
          </table:table-cell>
          <table:table-cell office:value-type="float" office:value="-0.0631177797614453" calcext:value-type="float">
            <text:p>-0.063117779761445</text:p>
          </table:table-cell>
          <table:table-cell office:value-type="float" office:value="-0.0505157093968207" calcext:value-type="float">
            <text:p>-0.050515709396821</text:p>
          </table:table-cell>
          <table:table-cell office:value-type="float" office:value="-0.0384115443427072" calcext:value-type="float">
            <text:p>-0.038411544342707</text:p>
          </table:table-cell>
          <table:table-cell office:value-type="float" office:value="-0.0273590589739846" calcext:value-type="float">
            <text:p>-0.027359058973985</text:p>
          </table:table-cell>
          <table:table-cell office:value-type="float" office:value="-0.0178741139631811" calcext:value-type="float">
            <text:p>-0.017874113963181</text:p>
          </table:table-cell>
          <table:table-cell office:value-type="float" office:value="-0.0103965119528579" calcext:value-type="float">
            <text:p>-0.010396511952858</text:p>
          </table:table-cell>
          <table:table-cell office:value-type="float" office:value="-0.0052551210052919" calcext:value-type="float">
            <text:p>-0.005255121005292</text:p>
          </table:table-cell>
          <table:table-cell office:value-type="float" office:value="-0.00263849052124357" calcext:value-type="float">
            <text:p>-0.002638490521244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000779384329493785" calcext:value-type="float">
            <text:p>0.000779384329494</text:p>
          </table:table-cell>
          <table:table-cell table:style-name="ce1" office:value-type="float" office:value="-0.0019968326244793" calcext:value-type="float">
            <text:p>-2.00E-03</text:p>
          </table:table-cell>
          <table:table-cell office:value-type="float" office:value="-0.00678408570645081" calcext:value-type="float">
            <text:p>-0.006784085706451</text:p>
          </table:table-cell>
          <table:table-cell office:value-type="float" office:value="-0.0131066332468048" calcext:value-type="float">
            <text:p>-0.013106633246805</text:p>
          </table:table-cell>
          <table:table-cell office:value-type="float" office:value="-0.0205573462358362" calcext:value-type="float">
            <text:p>-0.020557346235836</text:p>
          </table:table-cell>
          <table:table-cell office:value-type="float" office:value="-0.0287977018411504" calcext:value-type="float">
            <text:p>-0.028797701841151</text:p>
          </table:table-cell>
          <table:table-cell office:value-type="float" office:value="-0.0375533893382637" calcext:value-type="float">
            <text:p>-0.037553389338264</text:p>
          </table:table-cell>
          <table:table-cell office:value-type="float" office:value="-0.0466069230151941" calcext:value-type="float">
            <text:p>-0.046606923015194</text:p>
          </table:table-cell>
          <table:table-cell office:value-type="float" office:value="-0.0557884984278891" calcext:value-type="float">
            <text:p>-0.055788498427889</text:p>
          </table:table-cell>
          <table:table-cell office:value-type="float" office:value="-0.0649661267797804" calcext:value-type="float">
            <text:p>-0.06496612677978</text:p>
          </table:table-cell>
          <table:table-cell office:value-type="float" office:value="-0.0740358392654209" calcext:value-type="float">
            <text:p>-0.074035839265421</text:p>
          </table:table-cell>
          <table:table-cell office:value-type="float" office:value="-0.0829124772973296" calcext:value-type="float">
            <text:p>-0.08291247729733</text:p>
          </table:table-cell>
          <table:table-cell office:value-type="float" office:value="-0.0915213400289435" calcext:value-type="float">
            <text:p>-0.091521340028944</text:p>
          </table:table-cell>
          <table:table-cell office:value-type="float" office:value="-0.0997907649410967" calcext:value-type="float">
            <text:p>-0.099790764941097</text:p>
          </table:table-cell>
          <table:table-cell office:value-type="float" office:value="-0.107645577228925" calcext:value-type="float">
            <text:p>-0.107645577228925</text:p>
          </table:table-cell>
          <table:table-cell office:value-type="float" office:value="-0.115001315022263" calcext:value-type="float">
            <text:p>-0.115001315022263</text:p>
          </table:table-cell>
          <table:table-cell office:value-type="float" office:value="-0.121759145629053" calcext:value-type="float">
            <text:p>-0.121759145629053</text:p>
          </table:table-cell>
          <table:table-cell office:value-type="float" office:value="-0.12780148851253" calcext:value-type="float">
            <text:p>-0.12780148851253</text:p>
          </table:table-cell>
          <table:table-cell office:value-type="float" office:value="-0.132988499901554" calcext:value-type="float">
            <text:p>-0.132988499901554</text:p>
          </table:table-cell>
          <table:table-cell office:value-type="float" office:value="-0.13715591533943" calcext:value-type="float">
            <text:p>-0.13715591533943</text:p>
          </table:table-cell>
          <table:table-cell office:value-type="float" office:value="-0.140115352988208" calcext:value-type="float">
            <text:p>-0.140115352988208</text:p>
          </table:table-cell>
          <table:table-cell office:value-type="float" office:value="-0.141659659971599" calcext:value-type="float">
            <text:p>-0.141659659971599</text:p>
          </table:table-cell>
          <table:table-cell office:value-type="float" office:value="-0.141578434828666" calcext:value-type="float">
            <text:p>-0.141578434828666</text:p>
          </table:table-cell>
          <table:table-cell office:value-type="float" office:value="-0.139686714228892" calcext:value-type="float">
            <text:p>-0.139686714228892</text:p>
          </table:table-cell>
          <table:table-cell office:value-type="float" office:value="-0.13577585446626" calcext:value-type="float">
            <text:p>-0.13577585446626</text:p>
          </table:table-cell>
          <table:table-cell office:value-type="float" office:value="-0.129747216032986" calcext:value-type="float">
            <text:p>-0.129747216032986</text:p>
          </table:table-cell>
          <table:table-cell office:value-type="float" office:value="-0.121607850115907" calcext:value-type="float">
            <text:p>-0.121607850115907</text:p>
          </table:table-cell>
          <table:table-cell office:value-type="float" office:value="-0.111480259760803" calcext:value-type="float">
            <text:p>-0.111480259760803</text:p>
          </table:table-cell>
          <table:table-cell office:value-type="float" office:value="-0.0996154593023363" calcext:value-type="float">
            <text:p>-0.099615459302336</text:p>
          </table:table-cell>
          <table:table-cell office:value-type="float" office:value="-0.0863974095998625" calcext:value-type="float">
            <text:p>-0.086397409599863</text:p>
          </table:table-cell>
          <table:table-cell office:value-type="float" office:value="-0.072333523936642" calcext:value-type="float">
            <text:p>-0.072333523936642</text:p>
          </table:table-cell>
          <table:table-cell office:value-type="float" office:value="-0.0580302877512628" calcext:value-type="float">
            <text:p>-0.058030287751263</text:p>
          </table:table-cell>
          <table:table-cell office:value-type="float" office:value="-0.0441559607240756" calcext:value-type="float">
            <text:p>-0.044155960724076</text:p>
          </table:table-cell>
          <table:table-cell office:value-type="float" office:value="-0.0313942775666629" calcext:value-type="float">
            <text:p>-0.031394277566663</text:p>
          </table:table-cell>
          <table:table-cell office:value-type="float" office:value="-0.0203939716197824" calcext:value-type="float">
            <text:p>-0.020393971619783</text:p>
          </table:table-cell>
          <table:table-cell office:value-type="float" office:value="-0.0117188983607573" calcext:value-type="float">
            <text:p>-0.011718898360757</text:p>
          </table:table-cell>
          <table:table-cell office:value-type="float" office:value="-0.00580289141500512" calcext:value-type="float">
            <text:p>-0.005802891415005</text:p>
          </table:table-cell>
          <table:table-cell office:value-type="float" office:value="-0.00291260681951906" calcext:value-type="float">
            <text:p>-0.002912606819519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677479436390715" calcext:value-type="float">
            <text:p>6.77E-04</text:p>
          </table:table-cell>
          <table:table-cell office:value-type="float" office:value="-0.00235499152681004" calcext:value-type="float">
            <text:p>-0.00235499152681</text:p>
          </table:table-cell>
          <table:table-cell office:value-type="float" office:value="-0.00750627174261481" calcext:value-type="float">
            <text:p>-0.007506271742615</text:p>
          </table:table-cell>
          <table:table-cell office:value-type="float" office:value="-0.0142597360549517" calcext:value-type="float">
            <text:p>-0.014259736054952</text:p>
          </table:table-cell>
          <table:table-cell office:value-type="float" office:value="-0.0221750847375333" calcext:value-type="float">
            <text:p>-0.022175084737533</text:p>
          </table:table-cell>
          <table:table-cell office:value-type="float" office:value="-0.0308893729422829" calcext:value-type="float">
            <text:p>-0.030889372942283</text:p>
          </table:table-cell>
          <table:table-cell office:value-type="float" office:value="-0.0401126547578115" calcext:value-type="float">
            <text:p>-0.040112654757812</text:p>
          </table:table-cell>
          <table:table-cell office:value-type="float" office:value="-0.0496198311233844" calcext:value-type="float">
            <text:p>-0.049619831123384</text:p>
          </table:table-cell>
          <table:table-cell office:value-type="float" office:value="-0.0592402226737339" calcext:value-type="float">
            <text:p>-0.059240222673734</text:p>
          </table:table-cell>
          <table:table-cell office:value-type="float" office:value="-0.0688462083080709" calcext:value-type="float">
            <text:p>-0.068846208308071</text:p>
          </table:table-cell>
          <table:table-cell office:value-type="float" office:value="-0.0783419572890841" calcext:value-type="float">
            <text:p>-0.078341957289084</text:p>
          </table:table-cell>
          <table:table-cell office:value-type="float" office:value="-0.0876529057990429" calcext:value-type="float">
            <text:p>-0.087652905799043</text:p>
          </table:table-cell>
          <table:table-cell office:value-type="float" office:value="-0.09671629497914" calcext:value-type="float">
            <text:p>-0.09671629497914</text:p>
          </table:table-cell>
          <table:table-cell office:value-type="float" office:value="-0.105472814211524" calcext:value-type="float">
            <text:p>-0.105472814211524</text:p>
          </table:table-cell>
          <table:table-cell office:value-type="float" office:value="-0.113859218693197" calcext:value-type="float">
            <text:p>-0.113859218693197</text:p>
          </table:table-cell>
          <table:table-cell office:value-type="float" office:value="-0.121801742643167" calcext:value-type="float">
            <text:p>-0.121801742643167</text:p>
          </table:table-cell>
          <table:table-cell office:value-type="float" office:value="-0.129210121976604" calcext:value-type="float">
            <text:p>-0.129210121976604</text:p>
          </table:table-cell>
          <table:table-cell office:value-type="float" office:value="-0.135972177773283" calcext:value-type="float">
            <text:p>-0.135972177773283</text:p>
          </table:table-cell>
          <table:table-cell office:value-type="float" office:value="-0.141949035598339" calcext:value-type="float">
            <text:p>-0.141949035598339</text:p>
          </table:table-cell>
          <table:table-cell office:value-type="float" office:value="-0.146971383011154" calcext:value-type="float">
            <text:p>-0.146971383011154</text:p>
          </table:table-cell>
          <table:table-cell office:value-type="float" office:value="-0.150837568602559" calcext:value-type="float">
            <text:p>-0.150837568602559</text:p>
          </table:table-cell>
          <table:table-cell office:value-type="float" office:value="-0.153314955297039" calcext:value-type="float">
            <text:p>-0.153314955297039</text:p>
          </table:table-cell>
          <table:table-cell office:value-type="float" office:value="-0.154146170475325" calcext:value-type="float">
            <text:p>-0.154146170475325</text:p>
          </table:table-cell>
          <table:table-cell office:value-type="float" office:value="-0.153059795507028" calcext:value-type="float">
            <text:p>-0.153059795507028</text:p>
          </table:table-cell>
          <table:table-cell office:value-type="float" office:value="-0.1497739861419" calcext:value-type="float">
            <text:p>-0.1497739861419</text:p>
          </table:table-cell>
          <table:table-cell office:value-type="float" office:value="-0.144112052588638" calcext:value-type="float">
            <text:p>-0.144112052588638</text:p>
          </table:table-cell>
          <table:table-cell office:value-type="float" office:value="-0.136006692616918" calcext:value-type="float">
            <text:p>-0.136006692616918</text:p>
          </table:table-cell>
          <table:table-cell office:value-type="float" office:value="-0.125521381760765" calcext:value-type="float">
            <text:p>-0.125521381760765</text:p>
          </table:table-cell>
          <table:table-cell office:value-type="float" office:value="-0.112876003983969" calcext:value-type="float">
            <text:p>-0.112876003983969</text:p>
          </table:table-cell>
          <table:table-cell office:value-type="float" office:value="-0.0984617015345883" calcext:value-type="float">
            <text:p>-0.098461701534588</text:p>
          </table:table-cell>
          <table:table-cell office:value-type="float" office:value="-0.0828372678312972" calcext:value-type="float">
            <text:p>-0.082837267831297</text:p>
          </table:table-cell>
          <table:table-cell office:value-type="float" office:value="-0.066704493238491" calcext:value-type="float">
            <text:p>-0.066704493238491</text:p>
          </table:table-cell>
          <table:table-cell office:value-type="float" office:value="-0.0508639933940428" calcext:value-type="float">
            <text:p>-0.050863993394043</text:p>
          </table:table-cell>
          <table:table-cell office:value-type="float" office:value="-0.0361565803853088" calcext:value-type="float">
            <text:p>-0.036156580385309</text:p>
          </table:table-cell>
          <table:table-cell office:value-type="float" office:value="-0.0233973052818655" calcext:value-type="float">
            <text:p>-0.023397305281866</text:p>
          </table:table-cell>
          <table:table-cell office:value-type="float" office:value="-0.0133096986714589" calcext:value-type="float">
            <text:p>-0.013309698671459</text:p>
          </table:table-cell>
          <table:table-cell office:value-type="float" office:value="-0.00646672809555127" calcext:value-type="float">
            <text:p>-0.006466728095551</text:p>
          </table:table-cell>
          <table:table-cell office:value-type="float" office:value="-0.00324347473164528" calcext:value-type="float">
            <text:p>-0.003243474731645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575113106594245" calcext:value-type="float">
            <text:p>5.75E-04</text:p>
          </table:table-cell>
          <table:table-cell office:value-type="float" office:value="-0.00271426091182591" calcext:value-type="float">
            <text:p>-0.002714260911826</text:p>
          </table:table-cell>
          <table:table-cell office:value-type="float" office:value="-0.00822794631833761" calcext:value-type="float">
            <text:p>-0.008227946318338</text:p>
          </table:table-cell>
          <table:table-cell office:value-type="float" office:value="-0.0154054022920205" calcext:value-type="float">
            <text:p>-0.015405402292021</text:p>
          </table:table-cell>
          <table:table-cell office:value-type="float" office:value="-0.0237704440312256" calcext:value-type="float">
            <text:p>-0.023770444031226</text:p>
          </table:table-cell>
          <table:table-cell office:value-type="float" office:value="-0.0329338248735295" calcext:value-type="float">
            <text:p>-0.03293382487353</text:p>
          </table:table-cell>
          <table:table-cell office:value-type="float" office:value="-0.0425891028257366" calcext:value-type="float">
            <text:p>-0.042589102825737</text:p>
          </table:table-cell>
          <table:table-cell office:value-type="float" office:value="-0.0525036530528473" calcext:value-type="float">
            <text:p>-0.052503653052847</text:p>
          </table:table-cell>
          <table:table-cell office:value-type="float" office:value="-0.0625067634284947" calcext:value-type="float">
            <text:p>-0.062506763428495</text:p>
          </table:table-cell>
          <table:table-cell office:value-type="float" office:value="-0.0724765575804981" calcext:value-type="float">
            <text:p>-0.072476557580498</text:p>
          </table:table-cell>
          <table:table-cell office:value-type="float" office:value="-0.0823270881034589" calcext:value-type="float">
            <text:p>-0.082327088103459</text:p>
          </table:table-cell>
          <table:table-cell office:value-type="float" office:value="-0.0919964178946269" calcext:value-type="float">
            <text:p>-0.091996417894627</text:p>
          </table:table-cell>
          <table:table-cell office:value-type="float" office:value="-0.101436048346085" calcext:value-type="float">
            <text:p>-0.101436048346085</text:p>
          </table:table-cell>
          <table:table-cell office:value-type="float" office:value="-0.11060170174881" calcext:value-type="float">
            <text:p>-0.11060170174881</text:p>
          </table:table-cell>
          <table:table-cell office:value-type="float" office:value="-0.119445225542985" calcext:value-type="float">
            <text:p>-0.119445225542985</text:p>
          </table:table-cell>
          <table:table-cell office:value-type="float" office:value="-0.12790735213263" calcext:value-type="float">
            <text:p>-0.12790735213263</text:p>
          </table:table-cell>
          <table:table-cell office:value-type="float" office:value="-0.135911012404216" calcext:value-type="float">
            <text:p>-0.135911012404216</text:p>
          </table:table-cell>
          <table:table-cell office:value-type="float" office:value="-0.143355038299151" calcext:value-type="float">
            <text:p>-0.143355038299151</text:p>
          </table:table-cell>
          <table:table-cell office:value-type="float" office:value="-0.150108193316921" calcext:value-type="float">
            <text:p>-0.150108193316921</text:p>
          </table:table-cell>
          <table:table-cell office:value-type="float" office:value="-0.156003673036207" calcext:value-type="float">
            <text:p>-0.156003673036207</text:p>
          </table:table-cell>
          <table:table-cell office:value-type="float" office:value="-0.160834304381652" calcext:value-type="float">
            <text:p>-0.160834304381652</text:p>
          </table:table-cell>
          <table:table-cell office:value-type="float" office:value="-0.164348692229027" calcext:value-type="float">
            <text:p>-0.164348692229027</text:p>
          </table:table-cell>
          <table:table-cell office:value-type="float" office:value="-0.166248397489895" calcext:value-type="float">
            <text:p>-0.166248397489895</text:p>
          </table:table-cell>
          <table:table-cell office:value-type="float" office:value="-0.166187460504886" calcext:value-type="float">
            <text:p>-0.166187460504886</text:p>
          </table:table-cell>
          <table:table-cell office:value-type="float" office:value="-0.163785057636016" calcext:value-type="float">
            <text:p>-0.163785057636016</text:p>
          </table:table-cell>
          <table:table-cell office:value-type="float" office:value="-0.158783234605064" calcext:value-type="float">
            <text:p>-0.158783234605064</text:p>
          </table:table-cell>
          <table:table-cell office:value-type="float" office:value="-0.15101704694301" calcext:value-type="float">
            <text:p>-0.15101704694301</text:p>
          </table:table-cell>
          <table:table-cell office:value-type="float" office:value="-0.140457237030916" calcext:value-type="float">
            <text:p>-0.140457237030916</text:p>
          </table:table-cell>
          <table:table-cell office:value-type="float" office:value="-0.127257482486576" calcext:value-type="float">
            <text:p>-0.127257482486576</text:p>
          </table:table-cell>
          <table:table-cell office:value-type="float" office:value="-0.111786141820199" calcext:value-type="float">
            <text:p>-0.111786141820199</text:p>
          </table:table-cell>
          <table:table-cell office:value-type="float" office:value="-0.0946345080178849" calcext:value-type="float">
            <text:p>-0.094634508017885</text:p>
          </table:table-cell>
          <table:table-cell office:value-type="float" office:value="-0.0765964948578358" calcext:value-type="float">
            <text:p>-0.076596494857836</text:p>
          </table:table-cell>
          <table:table-cell office:value-type="float" office:value="-0.0586192739014821" calcext:value-type="float">
            <text:p>-0.058619273901482</text:p>
          </table:table-cell>
          <table:table-cell office:value-type="float" office:value="-0.0417304027910373" calcext:value-type="float">
            <text:p>-0.041730402791037</text:p>
          </table:table-cell>
          <table:table-cell office:value-type="float" office:value="-0.0269516587967797" calcext:value-type="float">
            <text:p>-0.02695165879678</text:p>
          </table:table-cell>
          <table:table-cell office:value-type="float" office:value="-0.0152114449923806" calcext:value-type="float">
            <text:p>-0.015211444992381</text:p>
          </table:table-cell>
          <table:table-cell office:value-type="float" office:value="-0.0072664116357637" calcext:value-type="float">
            <text:p>-0.007266411635764</text:p>
          </table:table-cell>
          <table:table-cell office:value-type="float" office:value="-0.00364028417225271" calcext:value-type="float">
            <text:p>-0.003640284172253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471098534960805" calcext:value-type="float">
            <text:p>4.71E-04</text:p>
          </table:table-cell>
          <table:table-cell office:value-type="float" office:value="-0.00307895825023824" calcext:value-type="float">
            <text:p>-0.003078958250238</text:p>
          </table:table-cell>
          <table:table-cell office:value-type="float" office:value="-0.00895694038387232" calcext:value-type="float">
            <text:p>-0.008956940383872</text:p>
          </table:table-cell>
          <table:table-cell office:value-type="float" office:value="-0.0165536457114787" calcext:value-type="float">
            <text:p>-0.016553645711479</text:p>
          </table:table-cell>
          <table:table-cell office:value-type="float" office:value="-0.0253528927374902" calcext:value-type="float">
            <text:p>-0.02535289273749</text:p>
          </table:table-cell>
          <table:table-cell office:value-type="float" office:value="-0.0349363514923735" calcext:value-type="float">
            <text:p>-0.034936351492374</text:p>
          </table:table-cell>
          <table:table-cell office:value-type="float" office:value="-0.0449798012699971" calcext:value-type="float">
            <text:p>-0.044979801269997</text:p>
          </table:table-cell>
          <table:table-cell office:value-type="float" office:value="-0.0552431053708614" calcext:value-type="float">
            <text:p>-0.055243105370862</text:p>
          </table:table-cell>
          <table:table-cell office:value-type="float" office:value="-0.0655564650752545" calcext:value-type="float">
            <text:p>-0.065556465075255</text:p>
          </table:table-cell>
          <table:table-cell office:value-type="float" office:value="-0.0758052672400437" calcext:value-type="float">
            <text:p>-0.075805267240044</text:p>
          </table:table-cell>
          <table:table-cell office:value-type="float" office:value="-0.0859152867646643" calcext:value-type="float">
            <text:p>-0.085915286764664</text:p>
          </table:table-cell>
          <table:table-cell office:value-type="float" office:value="-0.0958392444428447" calcext:value-type="float">
            <text:p>-0.095839244442845</text:p>
          </table:table-cell>
          <table:table-cell office:value-type="float" office:value="-0.105545129103716" calcext:value-type="float">
            <text:p>-0.105545129103716</text:p>
          </table:table-cell>
          <table:table-cell office:value-type="float" office:value="-0.115006194792795" calcext:value-type="float">
            <text:p>-0.115006194792795</text:p>
          </table:table-cell>
          <table:table-cell office:value-type="float" office:value="-0.124192305316869" calcext:value-type="float">
            <text:p>-0.124192305316869</text:p>
          </table:table-cell>
          <table:table-cell office:value-type="float" office:value="-0.133062217938372" calcext:value-type="float">
            <text:p>-0.133062217938372</text:p>
          </table:table-cell>
          <table:table-cell office:value-type="float" office:value="-0.141556378892672" calcext:value-type="float">
            <text:p>-0.141556378892672</text:p>
          </table:table-cell>
          <table:table-cell office:value-type="float" office:value="-0.149589937202939" calcext:value-type="float">
            <text:p>-0.149589937202939</text:p>
          </table:table-cell>
          <table:table-cell office:value-type="float" office:value="-0.157045768979983" calcext:value-type="float">
            <text:p>-0.157045768979983</text:p>
          </table:table-cell>
          <table:table-cell office:value-type="float" office:value="-0.163767449554935" calcext:value-type="float">
            <text:p>-0.163767449554935</text:p>
          </table:table-cell>
          <table:table-cell office:value-type="float" office:value="-0.169552094375086" calcext:value-type="float">
            <text:p>-0.169552094375086</text:p>
          </table:table-cell>
          <table:table-cell office:value-type="float" office:value="-0.17414264185743" calcext:value-type="float">
            <text:p>-0.17414264185743</text:p>
          </table:table-cell>
          <table:table-cell office:value-type="float" office:value="-0.177217847233023" calcext:value-type="float">
            <text:p>-0.177217847233023</text:p>
          </table:table-cell>
          <table:table-cell office:value-type="float" office:value="-0.178376279884535" calcext:value-type="float">
            <text:p>-0.178376279884535</text:p>
          </table:table-cell>
          <table:table-cell office:value-type="float" office:value="-0.177118331709624" calcext:value-type="float">
            <text:p>-0.177118331709624</text:p>
          </table:table-cell>
          <table:table-cell office:value-type="float" office:value="-0.173114065018566" calcext:value-type="float">
            <text:p>-0.173114065018566</text:p>
          </table:table-cell>
          <table:table-cell office:value-type="float" office:value="-0.16606971755806" calcext:value-type="float">
            <text:p>-0.16606971755806</text:p>
          </table:table-cell>
          <table:table-cell office:value-type="float" office:value="-0.155823501894147" calcext:value-type="float">
            <text:p>-0.155823501894147</text:p>
          </table:table-cell>
          <table:table-cell office:value-type="float" office:value="-0.142418759943493" calcext:value-type="float">
            <text:p>-0.142418759943493</text:p>
          </table:table-cell>
          <table:table-cell office:value-type="float" office:value="-0.12615718075456" calcext:value-type="float">
            <text:p>-0.12615718075456</text:p>
          </table:table-cell>
          <table:table-cell office:value-type="float" office:value="-0.107627489974261" calcext:value-type="float">
            <text:p>-0.107627489974261</text:p>
          </table:table-cell>
          <table:table-cell office:value-type="float" office:value="-0.0876984947156929" calcext:value-type="float">
            <text:p>-0.087698494715693</text:p>
          </table:table-cell>
          <table:table-cell office:value-type="float" office:value="-0.0674700905451073" calcext:value-type="float">
            <text:p>-0.067470090545107</text:p>
          </table:table-cell>
          <table:table-cell office:value-type="float" office:value="-0.0481860361744333" calcext:value-type="float">
            <text:p>-0.048186036174433</text:p>
          </table:table-cell>
          <table:table-cell office:value-type="float" office:value="-0.031122137302992" calcext:value-type="float">
            <text:p>-0.031122137302992</text:p>
          </table:table-cell>
          <table:table-cell office:value-type="float" office:value="-0.0174684671852706" calcext:value-type="float">
            <text:p>-0.017468467185271</text:p>
          </table:table-cell>
          <table:table-cell office:value-type="float" office:value="-0.00822339919446294" calcext:value-type="float">
            <text:p>-0.008223399194463</text:p>
          </table:table-cell>
          <table:table-cell office:value-type="float" office:value="-0.00411279140596912" calcext:value-type="float">
            <text:p>-0.004112791405969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36333338440197" calcext:value-type="float">
            <text:p>3.63E-04</text:p>
          </table:table-cell>
          <table:table-cell office:value-type="float" office:value="-0.00345670792882034" calcext:value-type="float">
            <text:p>-0.00345670792882</text:p>
          </table:table-cell>
          <table:table-cell office:value-type="float" office:value="-0.00970717655876137" calcext:value-type="float">
            <text:p>-0.009707176558761</text:p>
          </table:table-cell>
          <table:table-cell office:value-type="float" office:value="-0.0177230172617843" calcext:value-type="float">
            <text:p>-0.017723017261784</text:p>
          </table:table-cell>
          <table:table-cell office:value-type="float" office:value="-0.0269421176941754" calcext:value-type="float">
            <text:p>-0.026942117694176</text:p>
          </table:table-cell>
          <table:table-cell office:value-type="float" office:value="-0.036913224365083" calcext:value-type="float">
            <text:p>-0.036913224365083</text:p>
          </table:table-cell>
          <table:table-cell office:value-type="float" office:value="-0.0472926672781523" calcext:value-type="float">
            <text:p>-0.047292667278152</text:p>
          </table:table-cell>
          <table:table-cell office:value-type="float" office:value="-0.0578328798430866" calcext:value-type="float">
            <text:p>-0.057832879843087</text:p>
          </table:table-cell>
          <table:table-cell office:value-type="float" office:value="-0.0683661910257566" calcext:value-type="float">
            <text:p>-0.068366191025757</text:p>
          </table:table-cell>
          <table:table-cell office:value-type="float" office:value="-0.0787870508104619" calcext:value-type="float">
            <text:p>-0.078787050810462</text:p>
          </table:table-cell>
          <table:table-cell office:value-type="float" office:value="-0.0890349629091001" calcext:value-type="float">
            <text:p>-0.0890349629091</text:p>
          </table:table-cell>
          <table:table-cell office:value-type="float" office:value="-0.099079362780745" calcext:value-type="float">
            <text:p>-0.099079362780745</text:p>
          </table:table-cell>
          <table:table-cell office:value-type="float" office:value="-0.108906815978274" calcext:value-type="float">
            <text:p>-0.108906815978274</text:p>
          </table:table-cell>
          <table:table-cell office:value-type="float" office:value="-0.118510339052913" calcext:value-type="float">
            <text:p>-0.118510339052913</text:p>
          </table:table-cell>
          <table:table-cell office:value-type="float" office:value="-0.127880352742807" calcext:value-type="float">
            <text:p>-0.127880352742807</text:p>
          </table:table-cell>
          <table:table-cell office:value-type="float" office:value="-0.136996685942272" calcext:value-type="float">
            <text:p>-0.136996685942272</text:p>
          </table:table-cell>
          <table:table-cell office:value-type="float" office:value="-0.14582107148385" calcext:value-type="float">
            <text:p>-0.14582107148385</text:p>
          </table:table-cell>
          <table:table-cell office:value-type="float" office:value="-0.154289681299054" calcext:value-type="float">
            <text:p>-0.154289681299054</text:p>
          </table:table-cell>
          <table:table-cell office:value-type="float" office:value="-0.162305349312624" calcext:value-type="float">
            <text:p>-0.162305349312624</text:p>
          </table:table-cell>
          <table:table-cell office:value-type="float" office:value="-0.169729294689219" calcext:value-type="float">
            <text:p>-0.169729294689219</text:p>
          </table:table-cell>
          <table:table-cell office:value-type="float" office:value="-0.176372316689982" calcext:value-type="float">
            <text:p>-0.176372316689982</text:p>
          </table:table-cell>
          <table:table-cell office:value-type="float" office:value="-0.181985594392095" calcext:value-type="float">
            <text:p>-0.181985594392095</text:p>
          </table:table-cell>
          <table:table-cell office:value-type="float" office:value="-0.186250171495883" calcext:value-type="float">
            <text:p>-0.186250171495883</text:p>
          </table:table-cell>
          <table:table-cell office:value-type="float" office:value="-0.188754021306104" calcext:value-type="float">
            <text:p>-0.188754021306104</text:p>
          </table:table-cell>
          <table:table-cell office:value-type="float" office:value="-0.188882510693082" calcext:value-type="float">
            <text:p>-0.188882510693082</text:p>
          </table:table-cell>
          <table:table-cell office:value-type="float" office:value="-0.186238684577988" calcext:value-type="float">
            <text:p>-0.186238684577988</text:p>
          </table:table-cell>
          <table:table-cell office:value-type="float" office:value="-0.180359085977345" calcext:value-type="float">
            <text:p>-0.180359085977345</text:p>
          </table:table-cell>
          <table:table-cell office:value-type="float" office:value="-0.170915059379604" calcext:value-type="float">
            <text:p>-0.170915059379604</text:p>
          </table:table-cell>
          <table:table-cell office:value-type="float" office:value="-0.157792239178477" calcext:value-type="float">
            <text:p>-0.157792239178477</text:p>
          </table:table-cell>
          <table:table-cell office:value-type="float" office:value="-0.141167128880578" calcext:value-type="float">
            <text:p>-0.141167128880578</text:p>
          </table:table-cell>
          <table:table-cell office:value-type="float" office:value="-0.121568806256726" calcext:value-type="float">
            <text:p>-0.121568806256726</text:p>
          </table:table-cell>
          <table:table-cell office:value-type="float" office:value="-0.0999009558815954" calcext:value-type="float">
            <text:p>-0.099900955881596</text:p>
          </table:table-cell>
          <table:table-cell office:value-type="float" office:value="-0.077405714377879" calcext:value-type="float">
            <text:p>-0.077405714377879</text:p>
          </table:table-cell>
          <table:table-cell office:value-type="float" office:value="-0.0555665066685696" calcext:value-type="float">
            <text:p>-0.05556650666857</text:p>
          </table:table-cell>
          <table:table-cell office:value-type="float" office:value="-0.0359656556939313" calcext:value-type="float">
            <text:p>-0.035965655693931</text:p>
          </table:table-cell>
          <table:table-cell office:value-type="float" office:value="-0.0201251449180736" calcext:value-type="float">
            <text:p>-0.020125144918074</text:p>
          </table:table-cell>
          <table:table-cell office:value-type="float" office:value="-0.00936052070624853" calcext:value-type="float">
            <text:p>-0.009360520706249</text:p>
          </table:table-cell>
          <table:table-cell office:value-type="float" office:value="-0.00467109367643103" calcext:value-type="float">
            <text:p>-0.004671093676431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24827744537655" calcext:value-type="float">
            <text:p>2.48E-04</text:p>
          </table:table-cell>
          <table:table-cell office:value-type="float" office:value="-0.00386012042137066" calcext:value-type="float">
            <text:p>-0.003860120421371</text:p>
          </table:table-cell>
          <table:table-cell office:value-type="float" office:value="-0.0105013718197466" calcext:value-type="float">
            <text:p>-0.010501371819747</text:p>
          </table:table-cell>
          <table:table-cell office:value-type="float" office:value="-0.0189441083837206" calcext:value-type="float">
            <text:p>-0.018944108383721</text:p>
          </table:table-cell>
          <table:table-cell office:value-type="float" office:value="-0.0285720452527244" calcext:value-type="float">
            <text:p>-0.028572045252725</text:p>
          </table:table-cell>
          <table:table-cell office:value-type="float" office:value="-0.038895956724419" calcext:value-type="float">
            <text:p>-0.038895956724419</text:p>
          </table:table-cell>
          <table:table-cell office:value-type="float" office:value="-0.0495508132930943" calcext:value-type="float">
            <text:p>-0.049550813293094</text:p>
          </table:table-cell>
          <table:table-cell office:value-type="float" office:value="-0.0602820483972603" calcext:value-type="float">
            <text:p>-0.06028204839726</text:p>
          </table:table-cell>
          <table:table-cell office:value-type="float" office:value="-0.0709258928876682" calcext:value-type="float">
            <text:p>-0.070925892887668</text:p>
          </table:table-cell>
          <table:table-cell office:value-type="float" office:value="-0.0813881633839623" calcext:value-type="float">
            <text:p>-0.081388163383962</text:p>
          </table:table-cell>
          <table:table-cell office:value-type="float" office:value="-0.0916244280091782" calcext:value-type="float">
            <text:p>-0.091624428009178</text:p>
          </table:table-cell>
          <table:table-cell office:value-type="float" office:value="-0.1016229912545" calcext:value-type="float">
            <text:p>-0.1016229912545</text:p>
          </table:table-cell>
          <table:table-cell office:value-type="float" office:value="-0.111390976947112" calcext:value-type="float">
            <text:p>-0.111390976947112</text:p>
          </table:table-cell>
          <table:table-cell office:value-type="float" office:value="-0.120943109964039" calcext:value-type="float">
            <text:p>-0.120943109964039</text:p>
          </table:table-cell>
          <table:table-cell office:value-type="float" office:value="-0.130292476824676" calcext:value-type="float">
            <text:p>-0.130292476824676</text:p>
          </table:table-cell>
          <table:table-cell office:value-type="float" office:value="-0.139442499931676" calcext:value-type="float">
            <text:p>-0.139442499931676</text:p>
          </table:table-cell>
          <table:table-cell office:value-type="float" office:value="-0.148379404992441" calcext:value-type="float">
            <text:p>-0.148379404992441</text:p>
          </table:table-cell>
          <table:table-cell office:value-type="float" office:value="-0.157064564940032" calcext:value-type="float">
            <text:p>-0.157064564940032</text:p>
          </table:table-cell>
          <table:table-cell office:value-type="float" office:value="-0.165426178441253" calcext:value-type="float">
            <text:p>-0.165426178441253</text:p>
          </table:table-cell>
          <table:table-cell office:value-type="float" office:value="-0.173349786430882" calcext:value-type="float">
            <text:p>-0.173349786430882</text:p>
          </table:table-cell>
          <table:table-cell office:value-type="float" office:value="-0.180667109029483" calcext:value-type="float">
            <text:p>-0.180667109029483</text:p>
          </table:table-cell>
          <table:table-cell office:value-type="float" office:value="-0.187142792200376" calcext:value-type="float">
            <text:p>-0.187142792200376</text:p>
          </table:table-cell>
          <table:table-cell office:value-type="float" office:value="-0.192460327191807" calcext:value-type="float">
            <text:p>-0.192460327191807</text:p>
          </table:table-cell>
          <table:table-cell office:value-type="float" office:value="-0.196220549746853" calcext:value-type="float">
            <text:p>-0.196220549746853</text:p>
          </table:table-cell>
          <table:table-cell office:value-type="float" office:value="-0.198034956947383" calcext:value-type="float">
            <text:p>-0.198034956947383</text:p>
          </table:table-cell>
          <table:table-cell office:value-type="float" office:value="-0.197105830126113" calcext:value-type="float">
            <text:p>-0.197105830126113</text:p>
          </table:table-cell>
          <table:table-cell office:value-type="float" office:value="-0.192845474377386" calcext:value-type="float">
            <text:p>-0.192845474377386</text:p>
          </table:table-cell>
          <table:table-cell office:value-type="float" office:value="-0.184761257688511" calcext:value-type="float">
            <text:p>-0.184761257688511</text:p>
          </table:table-cell>
          <table:table-cell office:value-type="float" office:value="-0.17253909587952" calcext:value-type="float">
            <text:p>-0.17253909587952</text:p>
          </table:table-cell>
          <table:table-cell office:value-type="float" office:value="-0.156158755501469" calcext:value-type="float">
            <text:p>-0.156158755501469</text:p>
          </table:table-cell>
          <table:table-cell office:value-type="float" office:value="-0.136005976913315" calcext:value-type="float">
            <text:p>-0.136005976913315</text:p>
          </table:table-cell>
          <table:table-cell office:value-type="float" office:value="-0.112946135023538" calcext:value-type="float">
            <text:p>-0.112946135023538</text:p>
          </table:table-cell>
          <table:table-cell office:value-type="float" office:value="-0.0883236249839067" calcext:value-type="float">
            <text:p>-0.088323624983907</text:p>
          </table:table-cell>
          <table:table-cell office:value-type="float" office:value="-0.0638684511885211" calcext:value-type="float">
            <text:p>-0.063868451188521</text:p>
          </table:table-cell>
          <table:table-cell office:value-type="float" office:value="-0.04152212902808" calcext:value-type="float">
            <text:p>-0.04152212902808</text:p>
          </table:table-cell>
          <table:table-cell office:value-type="float" office:value="-0.0232230381369296" calcext:value-type="float">
            <text:p>-0.02322303813693</text:p>
          </table:table-cell>
          <table:table-cell office:value-type="float" office:value="-0.0107014093820971" calcext:value-type="float">
            <text:p>-0.010701409382097</text:p>
          </table:table-cell>
          <table:table-cell office:value-type="float" office:value="-0.00532526668484121" calcext:value-type="float">
            <text:p>-0.005325266684841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19417941129437" calcext:value-type="float">
            <text:p>1.19E-04</text:p>
          </table:table-cell>
          <table:table-cell office:value-type="float" office:value="-0.00430936913537478" calcext:value-type="float">
            <text:p>-0.004309369135375</text:p>
          </table:table-cell>
          <table:table-cell office:value-type="float" office:value="-0.0113744842083589" calcext:value-type="float">
            <text:p>-0.011374484208359</text:p>
          </table:table-cell>
          <table:table-cell office:value-type="float" office:value="-0.0202638013932856" calcext:value-type="float">
            <text:p>-0.020263801393286</text:p>
          </table:table-cell>
          <table:table-cell office:value-type="float" office:value="-0.0302955300980221" calcext:value-type="float">
            <text:p>-0.030295530098022</text:p>
          </table:table-cell>
          <table:table-cell office:value-type="float" office:value="-0.0409360645920533" calcext:value-type="float">
            <text:p>-0.040936064592053</text:p>
          </table:table-cell>
          <table:table-cell office:value-type="float" office:value="-0.0517971795464063" calcext:value-type="float">
            <text:p>-0.051797179546406</text:p>
          </table:table-cell>
          <table:table-cell office:value-type="float" office:value="-0.0626185614989329" calcext:value-type="float">
            <text:p>-0.062618561498933</text:p>
          </table:table-cell>
          <table:table-cell office:value-type="float" office:value="-0.0732431274855898" calcext:value-type="float">
            <text:p>-0.07324312748559</text:p>
          </table:table-cell>
          <table:table-cell office:value-type="float" office:value="-0.0835912100169958" calcext:value-type="float">
            <text:p>-0.083591210016996</text:p>
          </table:table-cell>
          <table:table-cell office:value-type="float" office:value="-0.0936373227557153" calcext:value-type="float">
            <text:p>-0.093637322755715</text:p>
          </table:table-cell>
          <table:table-cell office:value-type="float" office:value="-0.103391034188145" calcext:value-type="float">
            <text:p>-0.103391034188145</text:p>
          </table:table-cell>
          <table:table-cell office:value-type="float" office:value="-0.112881980769553" calcext:value-type="float">
            <text:p>-0.112881980769553</text:p>
          </table:table-cell>
          <table:table-cell office:value-type="float" office:value="-0.122148291412121" calcext:value-type="float">
            <text:p>-0.122148291412121</text:p>
          </table:table-cell>
          <table:table-cell office:value-type="float" office:value="-0.131227416380764" calcext:value-type="float">
            <text:p>-0.131227416380764</text:p>
          </table:table-cell>
          <table:table-cell office:value-type="float" office:value="-0.140148378949897" calcext:value-type="float">
            <text:p>-0.140148378949897</text:p>
          </table:table-cell>
          <table:table-cell office:value-type="float" office:value="-0.148924579211591" calcext:value-type="float">
            <text:p>-0.148924579211591</text:p>
          </table:table-cell>
          <table:table-cell office:value-type="float" office:value="-0.157546447068997" calcext:value-type="float">
            <text:p>-0.157546447068997</text:p>
          </table:table-cell>
          <table:table-cell office:value-type="float" office:value="-0.165973342052319" calcext:value-type="float">
            <text:p>-0.165973342052319</text:p>
          </table:table-cell>
          <table:table-cell office:value-type="float" office:value="-0.174124222954248" calcext:value-type="float">
            <text:p>-0.174124222954248</text:p>
          </table:table-cell>
          <table:table-cell office:value-type="float" office:value="-0.181866825375385" calcext:value-type="float">
            <text:p>-0.181866825375385</text:p>
          </table:table-cell>
          <table:table-cell office:value-type="float" office:value="-0.189005598600029" calcext:value-type="float">
            <text:p>-0.189005598600029</text:p>
          </table:table-cell>
          <table:table-cell office:value-type="float" office:value="-0.195269991942296" calcext:value-type="float">
            <text:p>-0.195269991942296</text:p>
          </table:table-cell>
          <table:table-cell office:value-type="float" office:value="-0.200305937379018" calcext:value-type="float">
            <text:p>-0.200305937379018</text:p>
          </table:table-cell>
          <table:table-cell office:value-type="float" office:value="-0.203662021922692" calcext:value-type="float">
            <text:p>-0.203662021922692</text:p>
          </table:table-cell>
          <table:table-cell office:value-type="float" office:value="-0.204573098702948" calcext:value-type="float">
            <text:p>-0.204573098702948</text:p>
          </table:table-cell>
          <table:table-cell office:value-type="float" office:value="-0.202293616936109" calcext:value-type="float">
            <text:p>-0.202293616936109</text:p>
          </table:table-cell>
          <table:table-cell office:value-type="float" office:value="-0.196131345104987" calcext:value-type="float">
            <text:p>-0.196131345104987</text:p>
          </table:table-cell>
          <table:table-cell office:value-type="float" office:value="-0.185524961761676" calcext:value-type="float">
            <text:p>-0.185524961761676</text:p>
          </table:table-cell>
          <table:table-cell office:value-type="float" office:value="-0.17017762164058" calcext:value-type="float">
            <text:p>-0.17017762164058</text:p>
          </table:table-cell>
          <table:table-cell office:value-type="float" office:value="-0.150222554035661" calcext:value-type="float">
            <text:p>-0.150222554035661</text:p>
          </table:table-cell>
          <table:table-cell office:value-type="float" office:value="-0.126371860610026" calcext:value-type="float">
            <text:p>-0.126371860610026</text:p>
          </table:table-cell>
          <table:table-cell office:value-type="float" office:value="-0.0999862191565848" calcext:value-type="float">
            <text:p>-0.099986219156585</text:p>
          </table:table-cell>
          <table:table-cell office:value-type="float" office:value="-0.0730152393764709" calcext:value-type="float">
            <text:p>-0.073015239376471</text:p>
          </table:table-cell>
          <table:table-cell office:value-type="float" office:value="-0.0478014751841878" calcext:value-type="float">
            <text:p>-0.047801475184188</text:p>
          </table:table-cell>
          <table:table-cell office:value-type="float" office:value="-0.0267964365346989" calcext:value-type="float">
            <text:p>-0.026796436534699</text:p>
          </table:table-cell>
          <table:table-cell office:value-type="float" office:value="-0.0122695549116375" calcext:value-type="float">
            <text:p>-0.012269554911638</text:p>
          </table:table-cell>
          <table:table-cell office:value-type="float" office:value="-0.00608482710578887" calcext:value-type="float">
            <text:p>-0.006084827105789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0039615346494116" calcext:value-type="float">
            <text:p>-3.96E-05</text:p>
          </table:table-cell>
          <table:table-cell office:value-type="float" office:value="-0.00483533832947449" calcext:value-type="float">
            <text:p>-0.004835338329474</text:p>
          </table:table-cell>
          <table:table-cell office:value-type="float" office:value="-0.012377499417297" calcext:value-type="float">
            <text:p>-0.012377499417297</text:p>
          </table:table-cell>
          <table:table-cell office:value-type="float" office:value="-0.0217501807237845" calcext:value-type="float">
            <text:p>-0.021750180723785</text:p>
          </table:table-cell>
          <table:table-cell office:value-type="float" office:value="-0.0321896717042698" calcext:value-type="float">
            <text:p>-0.03218967170427</text:p>
          </table:table-cell>
          <table:table-cell office:value-type="float" office:value="-0.0431101469528154" calcext:value-type="float">
            <text:p>-0.043110146952815</text:p>
          </table:table-cell>
          <table:table-cell office:value-type="float" office:value="-0.0540990846980965" calcext:value-type="float">
            <text:p>-0.054099084698097</text:p>
          </table:table-cell>
          <table:table-cell office:value-type="float" office:value="-0.0648933029025394" calcext:value-type="float">
            <text:p>-0.064893302902539</text:p>
          </table:table-cell>
          <table:table-cell office:value-type="float" office:value="-0.0753468367319591" calcext:value-type="float">
            <text:p>-0.075346836731959</text:p>
          </table:table-cell>
          <table:table-cell office:value-type="float" office:value="-0.085398978525483" calcext:value-type="float">
            <text:p>-0.085398978525483</text:p>
          </table:table-cell>
          <table:table-cell office:value-type="float" office:value="-0.0950469004308194" calcext:value-type="float">
            <text:p>-0.095046900430819</text:p>
          </table:table-cell>
          <table:table-cell office:value-type="float" office:value="-0.104324243994549" calcext:value-type="float">
            <text:p>-0.104324243994549</text:p>
          </table:table-cell>
          <table:table-cell office:value-type="float" office:value="-0.113285189271177" calcext:value-type="float">
            <text:p>-0.113285189271177</text:p>
          </table:table-cell>
          <table:table-cell office:value-type="float" office:value="-0.121992787901555" calcext:value-type="float">
            <text:p>-0.121992787901555</text:p>
          </table:table-cell>
          <table:table-cell office:value-type="float" office:value="-0.130510163639226" calcext:value-type="float">
            <text:p>-0.130510163639226</text:p>
          </table:table-cell>
          <table:table-cell office:value-type="float" office:value="-0.138893364368987" calcext:value-type="float">
            <text:p>-0.138893364368987</text:p>
          </table:table-cell>
          <table:table-cell office:value-type="float" office:value="-0.147184875930263" calcext:value-type="float">
            <text:p>-0.147184875930263</text:p>
          </table:table-cell>
          <table:table-cell office:value-type="float" office:value="-0.1554070352208" calcext:value-type="float">
            <text:p>-0.1554070352208</text:p>
          </table:table-cell>
          <table:table-cell office:value-type="float" office:value="-0.163554728344477" calcext:value-type="float">
            <text:p>-0.163554728344477</text:p>
          </table:table-cell>
          <table:table-cell office:value-type="float" office:value="-0.171586907124397" calcext:value-type="float">
            <text:p>-0.171586907124397</text:p>
          </table:table-cell>
          <table:table-cell office:value-type="float" office:value="-0.17941661547072" calcext:value-type="float">
            <text:p>-0.17941661547072</text:p>
          </table:table-cell>
          <table:table-cell office:value-type="float" office:value="-0.186899252977527" calcext:value-type="float">
            <text:p>-0.186899252977527</text:p>
          </table:table-cell>
          <table:table-cell office:value-type="float" office:value="-0.193818576848354" calcext:value-type="float">
            <text:p>-0.193818576848354</text:p>
          </table:table-cell>
          <table:table-cell office:value-type="float" office:value="-0.199867573536676" calcext:value-type="float">
            <text:p>-0.199867573536676</text:p>
          </table:table-cell>
          <table:table-cell office:value-type="float" office:value="-0.204611501041565" calcext:value-type="float">
            <text:p>-0.204611501041565</text:p>
          </table:table-cell>
          <table:table-cell office:value-type="float" office:value="-0.207382860896114" calcext:value-type="float">
            <text:p>-0.207382860896114</text:p>
          </table:table-cell>
          <table:table-cell office:value-type="float" office:value="-0.207327142471055" calcext:value-type="float">
            <text:p>-0.207327142471055</text:p>
          </table:table-cell>
          <table:table-cell office:value-type="float" office:value="-0.203583658679548" calcext:value-type="float">
            <text:p>-0.203583658679548</text:p>
          </table:table-cell>
          <table:table-cell office:value-type="float" office:value="-0.195336466153903" calcext:value-type="float">
            <text:p>-0.195336466153903</text:p>
          </table:table-cell>
          <table:table-cell office:value-type="float" office:value="-0.181950642844053" calcext:value-type="float">
            <text:p>-0.181950642844053</text:p>
          </table:table-cell>
          <table:table-cell office:value-type="float" office:value="-0.163187899447751" calcext:value-type="float">
            <text:p>-0.163187899447751</text:p>
          </table:table-cell>
          <table:table-cell office:value-type="float" office:value="-0.139450522030429" calcext:value-type="float">
            <text:p>-0.139450522030429</text:p>
          </table:table-cell>
          <table:table-cell office:value-type="float" office:value="-0.111967031665684" calcext:value-type="float">
            <text:p>-0.111967031665684</text:p>
          </table:table-cell>
          <table:table-cell office:value-type="float" office:value="-0.082820630773174" calcext:value-type="float">
            <text:p>-0.082820630773174</text:p>
          </table:table-cell>
          <table:table-cell office:value-type="float" office:value="-0.054765048100095" calcext:value-type="float">
            <text:p>-0.054765048100095</text:p>
          </table:table-cell>
          <table:table-cell office:value-type="float" office:value="-0.0308657603363564" calcext:value-type="float">
            <text:p>-0.030865760336356</text:p>
          </table:table-cell>
          <table:table-cell office:value-type="float" office:value="-0.0140868846216564" calcext:value-type="float">
            <text:p>-0.014086884621657</text:p>
          </table:table-cell>
          <table:table-cell office:value-type="float" office:value="-0.00695798394388998" calcext:value-type="float">
            <text:p>-0.00695798394389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0226107519313292" calcext:value-type="float">
            <text:p>-2.26E-04</text:p>
          </table:table-cell>
          <table:table-cell office:value-type="float" office:value="-0.00547227376641214" calcext:value-type="float">
            <text:p>-0.005472273766412</text:p>
          </table:table-cell>
          <table:table-cell office:value-type="float" office:value="-0.0135800374198947" calcext:value-type="float">
            <text:p>-0.013580037419895</text:p>
          </table:table-cell>
          <table:table-cell office:value-type="float" office:value="-0.0234983015399977" calcext:value-type="float">
            <text:p>-0.023498301539998</text:p>
          </table:table-cell>
          <table:table-cell office:value-type="float" office:value="-0.0343618620572488" calcext:value-type="float">
            <text:p>-0.034361862057249</text:p>
          </table:table-cell>
          <table:table-cell office:value-type="float" office:value="-0.0455250233108152" calcext:value-type="float">
            <text:p>-0.045525023310815</text:p>
          </table:table-cell>
          <table:table-cell office:value-type="float" office:value="-0.0565521288859316" calcext:value-type="float">
            <text:p>-0.056552128885932</text:p>
          </table:table-cell>
          <table:table-cell office:value-type="float" office:value="-0.0671828596946238" calcext:value-type="float">
            <text:p>-0.067182859694624</text:p>
          </table:table-cell>
          <table:table-cell office:value-type="float" office:value="-0.0772893223369872" calcext:value-type="float">
            <text:p>-0.077289322336987</text:p>
          </table:table-cell>
          <table:table-cell office:value-type="float" office:value="-0.0868360287395412" calcext:value-type="float">
            <text:p>-0.086836028739541</text:p>
          </table:table-cell>
          <table:table-cell office:value-type="float" office:value="-0.0958476576759886" calcext:value-type="float">
            <text:p>-0.095847657675989</text:p>
          </table:table-cell>
          <table:table-cell office:value-type="float" office:value="-0.104385322564429" calcext:value-type="float">
            <text:p>-0.104385322564429</text:p>
          </table:table-cell>
          <table:table-cell office:value-type="float" office:value="-0.11252998083412" calcext:value-type="float">
            <text:p>-0.11252998083412</text:p>
          </table:table-cell>
          <table:table-cell office:value-type="float" office:value="-0.120371034773372" calcext:value-type="float">
            <text:p>-0.120371034773372</text:p>
          </table:table-cell>
          <table:table-cell office:value-type="float" office:value="-0.127998250085397" calcext:value-type="float">
            <text:p>-0.127998250085397</text:p>
          </table:table-cell>
          <table:table-cell office:value-type="float" office:value="-0.135495529927008" calcext:value-type="float">
            <text:p>-0.135495529927008</text:p>
          </table:table-cell>
          <table:table-cell office:value-type="float" office:value="-0.142935425575206" calcext:value-type="float">
            <text:p>-0.142935425575206</text:p>
          </table:table-cell>
          <table:table-cell office:value-type="float" office:value="-0.150373626565304" calcext:value-type="float">
            <text:p>-0.150373626565304</text:p>
          </table:table-cell>
          <table:table-cell office:value-type="float" office:value="-0.157842744838894" calcext:value-type="float">
            <text:p>-0.157842744838894</text:p>
          </table:table-cell>
          <table:table-cell office:value-type="float" office:value="-0.165344926597617" calcext:value-type="float">
            <text:p>-0.165344926597617</text:p>
          </table:table-cell>
          <table:table-cell office:value-type="float" office:value="-0.172842789287059" calcext:value-type="float">
            <text:p>-0.172842789287059</text:p>
          </table:table-cell>
          <table:table-cell office:value-type="float" office:value="-0.180247852326138" calcext:value-type="float">
            <text:p>-0.180247852326138</text:p>
          </table:table-cell>
          <table:table-cell office:value-type="float" office:value="-0.187405069359684" calcext:value-type="float">
            <text:p>-0.187405069359684</text:p>
          </table:table-cell>
          <table:table-cell office:value-type="float" office:value="-0.19407104773309" calcext:value-type="float">
            <text:p>-0.19407104773309</text:p>
          </table:table-cell>
          <table:table-cell office:value-type="float" office:value="-0.199885564571809" calcext:value-type="float">
            <text:p>-0.199885564571809</text:p>
          </table:table-cell>
          <table:table-cell office:value-type="float" office:value="-0.204360867165532" calcext:value-type="float">
            <text:p>-0.204360867165532</text:p>
          </table:table-cell>
          <table:table-cell office:value-type="float" office:value="-0.206575558225364" calcext:value-type="float">
            <text:p>-0.206575558225364</text:p>
          </table:table-cell>
          <table:table-cell office:value-type="float" office:value="-0.205585058624746" calcext:value-type="float">
            <text:p>-0.205585058624746</text:p>
          </table:table-cell>
          <table:table-cell office:value-type="float" office:value="-0.20036178505386" calcext:value-type="float">
            <text:p>-0.20036178505386</text:p>
          </table:table-cell>
          <table:table-cell office:value-type="float" office:value="-0.189915121064838" calcext:value-type="float">
            <text:p>-0.189915121064838</text:p>
          </table:table-cell>
          <table:table-cell office:value-type="float" office:value="-0.173535631725194" calcext:value-type="float">
            <text:p>-0.173535631725194</text:p>
          </table:table-cell>
          <table:table-cell office:value-type="float" office:value="-0.151134576763115" calcext:value-type="float">
            <text:p>-0.151134576763115</text:p>
          </table:table-cell>
          <table:table-cell office:value-type="float" office:value="-0.123589539479249" calcext:value-type="float">
            <text:p>-0.123589539479249</text:p>
          </table:table-cell>
          <table:table-cell office:value-type="float" office:value="-0.0929418277491049" calcext:value-type="float">
            <text:p>-0.092941827749105</text:p>
          </table:table-cell>
          <table:table-cell office:value-type="float" office:value="-0.0622998845151819" calcext:value-type="float">
            <text:p>-0.062299884515182</text:p>
          </table:table-cell>
          <table:table-cell office:value-type="float" office:value="-0.0354280834034231" calcext:value-type="float">
            <text:p>-0.035428083403423</text:p>
          </table:table-cell>
          <table:table-cell office:value-type="float" office:value="-0.0161717687476147" calcext:value-type="float">
            <text:p>-0.016171768747615</text:p>
          </table:table-cell>
          <table:table-cell office:value-type="float" office:value="-0.00795063989094406" calcext:value-type="float">
            <text:p>-0.007950639890944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0466946254056463" calcext:value-type="float">
            <text:p>-4.67E-04</text:p>
          </table:table-cell>
          <table:table-cell office:value-type="float" office:value="-0.00628218131374744" calcext:value-type="float">
            <text:p>-0.006282181313747</text:p>
          </table:table-cell>
          <table:table-cell office:value-type="float" office:value="-0.0150843851424576" calcext:value-type="float">
            <text:p>-0.015084385142458</text:p>
          </table:table-cell>
          <table:table-cell office:value-type="float" office:value="-0.025640344610234" calcext:value-type="float">
            <text:p>-0.025640344610234</text:p>
          </table:table-cell>
          <table:table-cell office:value-type="float" office:value="-0.0369572379323255" calcext:value-type="float">
            <text:p>-0.036957237932326</text:p>
          </table:table-cell>
          <table:table-cell office:value-type="float" office:value="-0.0483225038713749" calcext:value-type="float">
            <text:p>-0.048322503871375</text:p>
          </table:table-cell>
          <table:table-cell office:value-type="float" office:value="-0.0592824311109532" calcext:value-type="float">
            <text:p>-0.059282431110953</text:p>
          </table:table-cell>
          <table:table-cell office:value-type="float" office:value="-0.0695896475079668" calcext:value-type="float">
            <text:p>-0.069589647507967</text:p>
          </table:table-cell>
          <table:table-cell office:value-type="float" office:value="-0.0791447550654194" calcext:value-type="float">
            <text:p>-0.079144755065419</text:p>
          </table:table-cell>
          <table:table-cell office:value-type="float" office:value="-0.0879460811222984" calcext:value-type="float">
            <text:p>-0.087946081122298</text:p>
          </table:table-cell>
          <table:table-cell office:value-type="float" office:value="-0.0960520436024736" calcext:value-type="float">
            <text:p>-0.096052043602474</text:p>
          </table:table-cell>
          <table:table-cell office:value-type="float" office:value="-0.103555357473843" calcext:value-type="float">
            <text:p>-0.103555357473843</text:p>
          </table:table-cell>
          <table:table-cell office:value-type="float" office:value="-0.110566297485285" calcext:value-type="float">
            <text:p>-0.110566297485285</text:p>
          </table:table-cell>
          <table:table-cell office:value-type="float" office:value="-0.117202064084933" calcext:value-type="float">
            <text:p>-0.117202064084933</text:p>
          </table:table-cell>
          <table:table-cell office:value-type="float" office:value="-0.12357981674572" calcext:value-type="float">
            <text:p>-0.12357981674572</text:p>
          </table:table-cell>
          <table:table-cell office:value-type="float" office:value="-0.129811664587784" calcext:value-type="float">
            <text:p>-0.129811664587784</text:p>
          </table:table-cell>
          <table:table-cell office:value-type="float" office:value="-0.136000397364651" calcext:value-type="float">
            <text:p>-0.136000397364651</text:p>
          </table:table-cell>
          <table:table-cell office:value-type="float" office:value="-0.142235266764695" calcext:value-type="float">
            <text:p>-0.142235266764695</text:p>
          </table:table-cell>
          <table:table-cell office:value-type="float" office:value="-0.148587039296942" calcext:value-type="float">
            <text:p>-0.148587039296942</text:p>
          </table:table-cell>
          <table:table-cell office:value-type="float" office:value="-0.15510193164069" calcext:value-type="float">
            <text:p>-0.15510193164069</text:p>
          </table:table-cell>
          <table:table-cell office:value-type="float" office:value="-0.161794054074049" calcext:value-type="float">
            <text:p>-0.161794054074049</text:p>
          </table:table-cell>
          <table:table-cell office:value-type="float" office:value="-0.168635535650683" calcext:value-type="float">
            <text:p>-0.168635535650683</text:p>
          </table:table-cell>
          <table:table-cell office:value-type="float" office:value="-0.175543555906337" calcext:value-type="float">
            <text:p>-0.175543555906337</text:p>
          </table:table-cell>
          <table:table-cell office:value-type="float" office:value="-0.18236281532792" calcext:value-type="float">
            <text:p>-0.18236281532792</text:p>
          </table:table-cell>
          <table:table-cell office:value-type="float" office:value="-0.188839933770345" calcext:value-type="float">
            <text:p>-0.188839933770345</text:p>
          </table:table-cell>
          <table:table-cell office:value-type="float" office:value="-0.194577477353658" calcext:value-type="float">
            <text:p>-0.194577477353658</text:p>
          </table:table-cell>
          <table:table-cell office:value-type="float" office:value="-0.198839189705396" calcext:value-type="float">
            <text:p>-0.198839189705396</text:p>
          </table:table-cell>
          <table:table-cell office:value-type="float" office:value="-0.200680207821168" calcext:value-type="float">
            <text:p>-0.200680207821168</text:p>
          </table:table-cell>
          <table:table-cell office:value-type="float" office:value="-0.198939603299226" calcext:value-type="float">
            <text:p>-0.198939603299226</text:p>
          </table:table-cell>
          <table:table-cell office:value-type="float" office:value="-0.192318024166385" calcext:value-type="float">
            <text:p>-0.192318024166385</text:p>
          </table:table-cell>
          <table:table-cell office:value-type="float" office:value="-0.179595520334093" calcext:value-type="float">
            <text:p>-0.179595520334093</text:p>
          </table:table-cell>
          <table:table-cell office:value-type="float" office:value="-0.160027514556798" calcext:value-type="float">
            <text:p>-0.160027514556798</text:p>
          </table:table-cell>
          <table:table-cell office:value-type="float" office:value="-0.13386667378172" calcext:value-type="float">
            <text:p>-0.13386667378172</text:p>
          </table:table-cell>
          <table:table-cell office:value-type="float" office:value="-0.102822144127534" calcext:value-type="float">
            <text:p>-0.102822144127534</text:p>
          </table:table-cell>
          <table:table-cell office:value-type="float" office:value="-0.0701838147649453" calcext:value-type="float">
            <text:p>-0.070183814764945</text:p>
          </table:table-cell>
          <table:table-cell office:value-type="float" office:value="-0.0404437514846455" calcext:value-type="float">
            <text:p>-0.040443751484646</text:p>
          </table:table-cell>
          <table:table-cell office:value-type="float" office:value="-0.0185363077779168" calcext:value-type="float">
            <text:p>-0.018536307777917</text:p>
          </table:table-cell>
          <table:table-cell office:value-type="float" office:value="-0.00906506551316314" calcext:value-type="float">
            <text:p>-0.009065065513163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0791128651038043" calcext:value-type="float">
            <text:p>-7.91E-04</text:p>
          </table:table-cell>
          <table:table-cell office:value-type="float" office:value="-0.00735181903580952" calcext:value-type="float">
            <text:p>-0.00735181903581</text:p>
          </table:table-cell>
          <table:table-cell office:value-type="float" office:value="-0.0170331365579488" calcext:value-type="float">
            <text:p>-0.017033136557949</text:p>
          </table:table-cell>
          <table:table-cell office:value-type="float" office:value="-0.0283548097471981" calcext:value-type="float">
            <text:p>-0.028354809747198</text:p>
          </table:table-cell>
          <table:table-cell office:value-type="float" office:value="-0.0401652456032788" calcext:value-type="float">
            <text:p>-0.040165245603279</text:p>
          </table:table-cell>
          <table:table-cell office:value-type="float" office:value="-0.0516819297807686" calcext:value-type="float">
            <text:p>-0.051681929780769</text:p>
          </table:table-cell>
          <table:table-cell office:value-type="float" office:value="-0.0624451698829373" calcext:value-type="float">
            <text:p>-0.062445169882937</text:p>
          </table:table-cell>
          <table:table-cell office:value-type="float" office:value="-0.0722370043747958" calcext:value-type="float">
            <text:p>-0.072237004374796</text:p>
          </table:table-cell>
          <table:table-cell office:value-type="float" office:value="-0.0810014677166673" calcext:value-type="float">
            <text:p>-0.081001467716667</text:p>
          </table:table-cell>
          <table:table-cell office:value-type="float" office:value="-0.088782045321676" calcext:value-type="float">
            <text:p>-0.088782045321676</text:p>
          </table:table-cell>
          <table:table-cell office:value-type="float" office:value="-0.0956786446569381" calcext:value-type="float">
            <text:p>-0.095678644656938</text:p>
          </table:table-cell>
          <table:table-cell office:value-type="float" office:value="-0.101820493657032" calcext:value-type="float">
            <text:p>-0.101820493657032</text:p>
          </table:table-cell>
          <table:table-cell office:value-type="float" office:value="-0.107350094458507" calcext:value-type="float">
            <text:p>-0.107350094458507</text:p>
          </table:table-cell>
          <table:table-cell office:value-type="float" office:value="-0.112414027863591" calcext:value-type="float">
            <text:p>-0.112414027863591</text:p>
          </table:table-cell>
          <table:table-cell office:value-type="float" office:value="-0.117157550831889" calcext:value-type="float">
            <text:p>-0.117157550831889</text:p>
          </table:table-cell>
          <table:table-cell office:value-type="float" office:value="-0.121721083030879" calcext:value-type="float">
            <text:p>-0.121721083030879</text:p>
          </table:table-cell>
          <table:table-cell office:value-type="float" office:value="-0.126237291764594" calcext:value-type="float">
            <text:p>-0.126237291764594</text:p>
          </table:table-cell>
          <table:table-cell office:value-type="float" office:value="-0.130828375620522" calcext:value-type="float">
            <text:p>-0.130828375620522</text:p>
          </table:table-cell>
          <table:table-cell office:value-type="float" office:value="-0.135602427330085" calcext:value-type="float">
            <text:p>-0.135602427330085</text:p>
          </table:table-cell>
          <table:table-cell office:value-type="float" office:value="-0.1406487271986" calcext:value-type="float">
            <text:p>-0.1406487271986</text:p>
          </table:table-cell>
          <table:table-cell office:value-type="float" office:value="-0.146031979600674" calcext:value-type="float">
            <text:p>-0.146031979600674</text:p>
          </table:table-cell>
          <table:table-cell office:value-type="float" office:value="-0.151784391878163" calcext:value-type="float">
            <text:p>-0.151784391878163</text:p>
          </table:table-cell>
          <table:table-cell office:value-type="float" office:value="-0.157895721132725" calcext:value-type="float">
            <text:p>-0.157895721132725</text:p>
          </table:table-cell>
          <table:table-cell office:value-type="float" office:value="-0.164300866130349" calcext:value-type="float">
            <text:p>-0.164300866130349</text:p>
          </table:table-cell>
          <table:table-cell office:value-type="float" office:value="-0.17086099706954" calcext:value-type="float">
            <text:p>-0.17086099706954</text:p>
          </table:table-cell>
          <table:table-cell office:value-type="float" office:value="-0.177322157807691" calcext:value-type="float">
            <text:p>-0.177322157807691</text:p>
          </table:table-cell>
          <table:table-cell office:value-type="float" office:value="-0.183203221518714" calcext:value-type="float">
            <text:p>-0.183203221518714</text:p>
          </table:table-cell>
          <table:table-cell office:value-type="float" office:value="-0.187667541160615" calcext:value-type="float">
            <text:p>-0.187667541160615</text:p>
          </table:table-cell>
          <table:table-cell office:value-type="float" office:value="-0.189553843333399" calcext:value-type="float">
            <text:p>-0.189553843333399</text:p>
          </table:table-cell>
          <table:table-cell office:value-type="float" office:value="-0.187386764796276" calcext:value-type="float">
            <text:p>-0.187386764796276</text:p>
          </table:table-cell>
          <table:table-cell office:value-type="float" office:value="-0.179498802660629" calcext:value-type="float">
            <text:p>-0.179498802660629</text:p>
          </table:table-cell>
          <table:table-cell office:value-type="float" office:value="-0.164404414031355" calcext:value-type="float">
            <text:p>-0.164404414031355</text:p>
          </table:table-cell>
          <table:table-cell office:value-type="float" office:value="-0.141455689924561" calcext:value-type="float">
            <text:p>-0.141455689924561</text:p>
          </table:table-cell>
          <table:table-cell office:value-type="float" office:value="-0.111625885591824" calcext:value-type="float">
            <text:p>-0.111625885591824</text:p>
          </table:table-cell>
          <table:table-cell office:value-type="float" office:value="-0.0780388375230323" calcext:value-type="float">
            <text:p>-0.078038837523032</text:p>
          </table:table-cell>
          <table:table-cell office:value-type="float" office:value="-0.0458172681972351" calcext:value-type="float">
            <text:p>-0.045817268197235</text:p>
          </table:table-cell>
          <table:table-cell office:value-type="float" office:value="-0.0211825838791918" calcext:value-type="float">
            <text:p>-0.021182583879192</text:p>
          </table:table-cell>
          <table:table-cell office:value-type="float" office:value="-0.0102980165084369" calcext:value-type="float">
            <text:p>-0.010298016508437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124081713153669" calcext:value-type="float">
            <text:p>-1.24E-03</text:p>
          </table:table-cell>
          <table:table-cell office:value-type="float" office:value="-0.0088051791641374" calcext:value-type="float">
            <text:p>-0.008805179164137</text:p>
          </table:table-cell>
          <table:table-cell office:value-type="float" office:value="-0.0196232600187636" calcext:value-type="float">
            <text:p>-0.019623260018764</text:p>
          </table:table-cell>
          <table:table-cell office:value-type="float" office:value="-0.0318776376596879" calcext:value-type="float">
            <text:p>-0.031877637659688</text:p>
          </table:table-cell>
          <table:table-cell office:value-type="float" office:value="-0.0442245479472814" calcext:value-type="float">
            <text:p>-0.044224547947282</text:p>
          </table:table-cell>
          <table:table-cell office:value-type="float" office:value="-0.0558180411272171" calcext:value-type="float">
            <text:p>-0.055818041127217</text:p>
          </table:table-cell>
          <table:table-cell office:value-type="float" office:value="-0.0662160064096756" calcext:value-type="float">
            <text:p>-0.066216006409676</text:p>
          </table:table-cell>
          <table:table-cell office:value-type="float" office:value="-0.0752551442938879" calcext:value-type="float">
            <text:p>-0.075255144293888</text:p>
          </table:table-cell>
          <table:table-cell office:value-type="float" office:value="-0.0829432669138694" calcext:value-type="float">
            <text:p>-0.082943266913869</text:p>
          </table:table-cell>
          <table:table-cell office:value-type="float" office:value="-0.0893832733138316" calcext:value-type="float">
            <text:p>-0.089383273313832</text:p>
          </table:table-cell>
          <table:table-cell office:value-type="float" office:value="-0.0947257575411437" calcext:value-type="float">
            <text:p>-0.094725757541144</text:p>
          </table:table-cell>
          <table:table-cell office:value-type="float" office:value="-0.0991420757010108" calcext:value-type="float">
            <text:p>-0.099142075701011</text:p>
          </table:table-cell>
          <table:table-cell office:value-type="float" office:value="-0.102810252622061" calcext:value-type="float">
            <text:p>-0.102810252622061</text:p>
          </table:table-cell>
          <table:table-cell office:value-type="float" office:value="-0.105908075907027" calcext:value-type="float">
            <text:p>-0.105908075907027</text:p>
          </table:table-cell>
          <table:table-cell office:value-type="float" office:value="-0.108609736534849" calcext:value-type="float">
            <text:p>-0.108609736534849</text:p>
          </table:table-cell>
          <table:table-cell office:value-type="float" office:value="-0.111084103088978" calcext:value-type="float">
            <text:p>-0.111084103088978</text:p>
          </table:table-cell>
          <table:table-cell office:value-type="float" office:value="-0.113493108974521" calcext:value-type="float">
            <text:p>-0.113493108974521</text:p>
          </table:table-cell>
          <table:table-cell office:value-type="float" office:value="-0.115990952170726" calcext:value-type="float">
            <text:p>-0.115990952170726</text:p>
          </table:table-cell>
          <table:table-cell office:value-type="float" office:value="-0.11872167606763" calcext:value-type="float">
            <text:p>-0.11872167606763</text:p>
          </table:table-cell>
          <table:table-cell office:value-type="float" office:value="-0.121815590808058" calcext:value-type="float">
            <text:p>-0.121815590808058</text:p>
          </table:table-cell>
          <table:table-cell office:value-type="float" office:value="-0.125385614706031" calcext:value-type="float">
            <text:p>-0.125385614706031</text:p>
          </table:table-cell>
          <table:table-cell office:value-type="float" office:value="-0.129520614623717" calcext:value-type="float">
            <text:p>-0.129520614623717</text:p>
          </table:table-cell>
          <table:table-cell office:value-type="float" office:value="-0.134277421640939" calcext:value-type="float">
            <text:p>-0.134277421640939</text:p>
          </table:table-cell>
          <table:table-cell office:value-type="float" office:value="-0.139673781690472" calcext:value-type="float">
            <text:p>-0.139673781690472</text:p>
          </table:table-cell>
          <table:table-cell office:value-type="float" office:value="-0.145684107168437" calcext:value-type="float">
            <text:p>-0.145684107168437</text:p>
          </table:table-cell>
          <table:table-cell office:value-type="float" office:value="-0.152232379180653" calcext:value-type="float">
            <text:p>-0.152232379180653</text:p>
          </table:table-cell>
          <table:table-cell office:value-type="float" office:value="-0.159139263822088" calcext:value-type="float">
            <text:p>-0.159139263822088</text:p>
          </table:table-cell>
          <table:table-cell office:value-type="float" office:value="-0.165738772938877" calcext:value-type="float">
            <text:p>-0.165738772938877</text:p>
          </table:table-cell>
          <table:table-cell office:value-type="float" office:value="-0.171021171073645" calcext:value-type="float">
            <text:p>-0.171021171073645</text:p>
          </table:table-cell>
          <table:table-cell office:value-type="float" office:value="-0.173539237886612" calcext:value-type="float">
            <text:p>-0.173539237886612</text:p>
          </table:table-cell>
          <table:table-cell office:value-type="float" office:value="-0.171355519692916" calcext:value-type="float">
            <text:p>-0.171355519692916</text:p>
          </table:table-cell>
          <table:table-cell office:value-type="float" office:value="-0.162301974273138" calcext:value-type="float">
            <text:p>-0.162301974273138</text:p>
          </table:table-cell>
          <table:table-cell office:value-type="float" office:value="-0.144648313509445" calcext:value-type="float">
            <text:p>-0.144648313509445</text:p>
          </table:table-cell>
          <table:table-cell office:value-type="float" office:value="-0.118171256566335" calcext:value-type="float">
            <text:p>-0.118171256566335</text:p>
          </table:table-cell>
          <table:table-cell office:value-type="float" office:value="-0.0852685825207401" calcext:value-type="float">
            <text:p>-0.08526858252074</text:p>
          </table:table-cell>
          <table:table-cell office:value-type="float" office:value="-0.0513685689169089" calcext:value-type="float">
            <text:p>-0.051368568916909</text:p>
          </table:table-cell>
          <table:table-cell office:value-type="float" office:value="-0.0240968148255451" calcext:value-type="float">
            <text:p>-0.024096814825545</text:p>
          </table:table-cell>
          <table:table-cell office:value-type="float" office:value="-0.0116375810228886" calcext:value-type="float">
            <text:p>-0.011637581022889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188094213763474" calcext:value-type="float">
            <text:p>-1.88E-03</text:p>
          </table:table-cell>
          <table:table-cell office:value-type="float" office:value="-0.01082299047216" calcext:value-type="float">
            <text:p>-0.01082299047216</text:p>
          </table:table-cell>
          <table:table-cell office:value-type="float" office:value="-0.0231260336114206" calcext:value-type="float">
            <text:p>-0.023126033611421</text:p>
          </table:table-cell>
          <table:table-cell office:value-type="float" office:value="-0.0365138942817291" calcext:value-type="float">
            <text:p>-0.036513894281729</text:p>
          </table:table-cell>
          <table:table-cell office:value-type="float" office:value="-0.0494227473970843" calcext:value-type="float">
            <text:p>-0.049422747397084</text:p>
          </table:table-cell>
          <table:table-cell office:value-type="float" office:value="-0.0609689210388431" calcext:value-type="float">
            <text:p>-0.060968921038843</text:p>
          </table:table-cell>
          <table:table-cell office:value-type="float" office:value="-0.0707688488129333" calcext:value-type="float">
            <text:p>-0.070768848812933</text:p>
          </table:table-cell>
          <table:table-cell office:value-type="float" office:value="-0.0787502786932399" calcext:value-type="float">
            <text:p>-0.07875027869324</text:p>
          </table:table-cell>
          <table:table-cell office:value-type="float" office:value="-0.0850109626840485" calcext:value-type="float">
            <text:p>-0.085010962684049</text:p>
          </table:table-cell>
          <table:table-cell office:value-type="float" office:value="-0.0897301266503713" calcext:value-type="float">
            <text:p>-0.089730126650371</text:p>
          </table:table-cell>
          <table:table-cell office:value-type="float" office:value="-0.0931193897340597" calcext:value-type="float">
            <text:p>-0.09311938973406</text:p>
          </table:table-cell>
          <table:table-cell office:value-type="float" office:value="-0.0953983892169292" calcext:value-type="float">
            <text:p>-0.095398389216929</text:p>
          </table:table-cell>
          <table:table-cell office:value-type="float" office:value="-0.0967843349902705" calcext:value-type="float">
            <text:p>-0.096784334990271</text:p>
          </table:table-cell>
          <table:table-cell office:value-type="float" office:value="-0.0974884193587479" calcext:value-type="float">
            <text:p>-0.097488419358748</text:p>
          </table:table-cell>
          <table:table-cell office:value-type="float" office:value="-0.0977148898268114" calcext:value-type="float">
            <text:p>-0.097714889826811</text:p>
          </table:table-cell>
          <table:table-cell office:value-type="float" office:value="-0.0976615345148768" calcext:value-type="float">
            <text:p>-0.097661534514877</text:p>
          </table:table-cell>
          <table:table-cell office:value-type="float" office:value="-0.0975187232963594" calcext:value-type="float">
            <text:p>-0.097518723296359</text:p>
          </table:table-cell>
          <table:table-cell office:value-type="float" office:value="-0.0974717778138807" calcext:value-type="float">
            <text:p>-0.097471777813881</text:p>
          </table:table-cell>
          <table:table-cell office:value-type="float" office:value="-0.0976994558067295" calcext:value-type="float">
            <text:p>-0.09769945580673</text:p>
          </table:table-cell>
          <table:table-cell office:value-type="float" office:value="-0.0983707894252717" calcext:value-type="float">
            <text:p>-0.098370789425272</text:p>
          </table:table-cell>
          <table:table-cell office:value-type="float" office:value="-0.0996452021514878" calcext:value-type="float">
            <text:p>-0.099645202151488</text:p>
          </table:table-cell>
          <table:table-cell office:value-type="float" office:value="-0.101665915679152" calcext:value-type="float">
            <text:p>-0.101665915679152</text:p>
          </table:table-cell>
          <table:table-cell office:value-type="float" office:value="-0.104551720870893" calcext:value-type="float">
            <text:p>-0.104551720870893</text:p>
          </table:table-cell>
          <table:table-cell office:value-type="float" office:value="-0.108391395351952" calcext:value-type="float">
            <text:p>-0.108391395351952</text:p>
          </table:table-cell>
          <table:table-cell office:value-type="float" office:value="-0.11325071914298" calcext:value-type="float">
            <text:p>-0.11325071914298</text:p>
          </table:table-cell>
          <table:table-cell office:value-type="float" office:value="-0.119215414705" calcext:value-type="float">
            <text:p>-0.119215414705</text:p>
          </table:table-cell>
          <table:table-cell office:value-type="float" office:value="-0.126470842842435" calcext:value-type="float">
            <text:p>-0.126470842842435</text:p>
          </table:table-cell>
          <table:table-cell office:value-type="float" office:value="-0.134497524496694" calcext:value-type="float">
            <text:p>-0.134497524496694</text:p>
          </table:table-cell>
          <table:table-cell office:value-type="float" office:value="-0.142588082557346" calcext:value-type="float">
            <text:p>-0.142588082557346</text:p>
          </table:table-cell>
          <table:table-cell office:value-type="float" office:value="-0.149562486987095" calcext:value-type="float">
            <text:p>-0.149562486987095</text:p>
          </table:table-cell>
          <table:table-cell office:value-type="float" office:value="-0.153464866197741" calcext:value-type="float">
            <text:p>-0.153464866197741</text:p>
          </table:table-cell>
          <table:table-cell office:value-type="float" office:value="-0.151677006601024" calcext:value-type="float">
            <text:p>-0.151677006601024</text:p>
          </table:table-cell>
          <table:table-cell office:value-type="float" office:value="-0.141414594629118" calcext:value-type="float">
            <text:p>-0.141414594629118</text:p>
          </table:table-cell>
          <table:table-cell office:value-type="float" office:value="-0.12087011873208" calcext:value-type="float">
            <text:p>-0.12087011873208</text:p>
          </table:table-cell>
          <table:table-cell office:value-type="float" office:value="-0.0909723875062067" calcext:value-type="float">
            <text:p>-0.090972387506207</text:p>
          </table:table-cell>
          <table:table-cell office:value-type="float" office:value="-0.0567856026618588" calcext:value-type="float">
            <text:p>-0.056785602661859</text:p>
          </table:table-cell>
          <table:table-cell office:value-type="float" office:value="-0.027238143472513" calcext:value-type="float">
            <text:p>-0.027238143472513</text:p>
          </table:table-cell>
          <table:table-cell office:value-type="float" office:value="-0.013056711984336" calcext:value-type="float">
            <text:p>-0.013056711984336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281511330834645" calcext:value-type="float">
            <text:p>-2.82E-03</text:p>
          </table:table-cell>
          <table:table-cell office:value-type="float" office:value="-0.0136729663411637" calcext:value-type="float">
            <text:p>-0.013672966341164</text:p>
          </table:table-cell>
          <table:table-cell office:value-type="float" office:value="-0.0279126945130806" calcext:value-type="float">
            <text:p>-0.027912694513081</text:p>
          </table:table-cell>
          <table:table-cell office:value-type="float" office:value="-0.042645278373324" calcext:value-type="float">
            <text:p>-0.042645278373324</text:p>
          </table:table-cell>
          <table:table-cell office:value-type="float" office:value="-0.0560825476877905" calcext:value-type="float">
            <text:p>-0.056082547687791</text:p>
          </table:table-cell>
          <table:table-cell office:value-type="float" office:value="-0.0673630509515454" calcext:value-type="float">
            <text:p>-0.067363050951546</text:p>
          </table:table-cell>
          <table:table-cell office:value-type="float" office:value="-0.076226857340519" calcext:value-type="float">
            <text:p>-0.076226857340519</text:p>
          </table:table-cell>
          <table:table-cell office:value-type="float" office:value="-0.08274177277954" calcext:value-type="float">
            <text:p>-0.08274177277954</text:p>
          </table:table-cell>
          <table:table-cell office:value-type="float" office:value="-0.0871269910758902" calcext:value-type="float">
            <text:p>-0.08712699107589</text:p>
          </table:table-cell>
          <table:table-cell office:value-type="float" office:value="-0.0896569002945044" calcext:value-type="float">
            <text:p>-0.089656900294504</text:p>
          </table:table-cell>
          <table:table-cell office:value-type="float" office:value="-0.090615220925952" calcext:value-type="float">
            <text:p>-0.090615220925952</text:p>
          </table:table-cell>
          <table:table-cell office:value-type="float" office:value="-0.0902764340753637" calcext:value-type="float">
            <text:p>-0.090276434075364</text:p>
          </table:table-cell>
          <table:table-cell office:value-type="float" office:value="-0.0889010485221765" calcext:value-type="float">
            <text:p>-0.088901048522177</text:p>
          </table:table-cell>
          <table:table-cell office:value-type="float" office:value="-0.0867364294854114" calcext:value-type="float">
            <text:p>-0.086736429485411</text:p>
          </table:table-cell>
          <table:table-cell office:value-type="float" office:value="-0.0840183043036625" calcext:value-type="float">
            <text:p>-0.084018304303663</text:p>
          </table:table-cell>
          <table:table-cell office:value-type="float" office:value="-0.080974621745996" calcext:value-type="float">
            <text:p>-0.080974621745996</text:p>
          </table:table-cell>
          <table:table-cell office:value-type="float" office:value="-0.0778223620096953" calcext:value-type="float">
            <text:p>-0.077822362009695</text:p>
          </table:table-cell>
          <table:table-cell office:value-type="float" office:value="-0.0747772718761881" calcext:value-type="float">
            <text:p>-0.074777271876188</text:p>
          </table:table-cell>
          <table:table-cell office:value-type="float" office:value="-0.0720521674267114" calcext:value-type="float">
            <text:p>-0.072052167426711</text:p>
          </table:table-cell>
          <table:table-cell office:value-type="float" office:value="-0.0698514574028399" calcext:value-type="float">
            <text:p>-0.06985145740284</text:p>
          </table:table-cell>
          <table:table-cell office:value-type="float" office:value="-0.0683811562043176" calcext:value-type="float">
            <text:p>-0.068381156204318</text:p>
          </table:table-cell>
          <table:table-cell office:value-type="float" office:value="-0.0678404171661491" calcext:value-type="float">
            <text:p>-0.067840417166149</text:p>
          </table:table-cell>
          <table:table-cell office:value-type="float" office:value="-0.0684121934297706" calcext:value-type="float">
            <text:p>-0.068412193429771</text:p>
          </table:table-cell>
          <table:table-cell office:value-type="float" office:value="-0.0702542404986893" calcext:value-type="float">
            <text:p>-0.070254240498689</text:p>
          </table:table-cell>
          <table:table-cell office:value-type="float" office:value="-0.073495485305372" calcext:value-type="float">
            <text:p>-0.073495485305372</text:p>
          </table:table-cell>
          <table:table-cell office:value-type="float" office:value="-0.0782828253314454" calcext:value-type="float">
            <text:p>-0.078282825331446</text:p>
          </table:table-cell>
          <table:table-cell office:value-type="float" office:value="-0.0851988808097269" calcext:value-type="float">
            <text:p>-0.085198880809727</text:p>
          </table:table-cell>
          <table:table-cell office:value-type="float" office:value="-0.0938111285981186" calcext:value-type="float">
            <text:p>-0.093811128598119</text:p>
          </table:table-cell>
          <table:table-cell office:value-type="float" office:value="-0.10386784446296" calcext:value-type="float">
            <text:p>-0.10386784446296</text:p>
          </table:table-cell>
          <table:table-cell office:value-type="float" office:value="-0.114675974403252" calcext:value-type="float">
            <text:p>-0.114675974403252</text:p>
          </table:table-cell>
          <table:table-cell office:value-type="float" office:value="-0.124482709261203" calcext:value-type="float">
            <text:p>-0.124482709261203</text:p>
          </table:table-cell>
          <table:table-cell office:value-type="float" office:value="-0.130596049130994" calcext:value-type="float">
            <text:p>-0.130596049130994</text:p>
          </table:table-cell>
          <table:table-cell office:value-type="float" office:value="-0.129504812440589" calcext:value-type="float">
            <text:p>-0.129504812440589</text:p>
          </table:table-cell>
          <table:table-cell office:value-type="float" office:value="-0.117684066746124" calcext:value-type="float">
            <text:p>-0.117684066746124</text:p>
          </table:table-cell>
          <table:table-cell office:value-type="float" office:value="-0.0938228897923311" calcext:value-type="float">
            <text:p>-0.093822889792331</text:p>
          </table:table-cell>
          <table:table-cell office:value-type="float" office:value="-0.0615373944526295" calcext:value-type="float">
            <text:p>-0.06153739445263</text:p>
          </table:table-cell>
          <table:table-cell office:value-type="float" office:value="-0.0305124457574936" calcext:value-type="float">
            <text:p>-0.030512445757494</text:p>
          </table:table-cell>
          <table:table-cell office:value-type="float" office:value="-0.0144979190819496" calcext:value-type="float">
            <text:p>-0.01449791908195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421586092821918" calcext:value-type="float">
            <text:p>-4.22E-03</text:p>
          </table:table-cell>
          <table:table-cell office:value-type="float" office:value="-0.0177570352553616" calcext:value-type="float">
            <text:p>-0.017757035255362</text:p>
          </table:table-cell>
          <table:table-cell office:value-type="float" office:value="-0.0344823873405537" calcext:value-type="float">
            <text:p>-0.034482387340554</text:p>
          </table:table-cell>
          <table:table-cell office:value-type="float" office:value="-0.0507208203963913" calcext:value-type="float">
            <text:p>-0.050720820396391</text:p>
          </table:table-cell>
          <table:table-cell office:value-type="float" office:value="-0.0645155280214062" calcext:value-type="float">
            <text:p>-0.064515528021406</text:p>
          </table:table-cell>
          <table:table-cell office:value-type="float" office:value="-0.0751422747193598" calcext:value-type="float">
            <text:p>-0.07514227471936</text:p>
          </table:table-cell>
          <table:table-cell office:value-type="float" office:value="-0.0825595731181159" calcext:value-type="float">
            <text:p>-0.082559573118116</text:p>
          </table:table-cell>
          <table:table-cell office:value-type="float" office:value="-0.0870364549787696" calcext:value-type="float">
            <text:p>-0.08703645497877</text:p>
          </table:table-cell>
          <table:table-cell office:value-type="float" office:value="-0.0889488142011927" calcext:value-type="float">
            <text:p>-0.088948814201193</text:p>
          </table:table-cell>
          <table:table-cell office:value-type="float" office:value="-0.088686061474372" calcext:value-type="float">
            <text:p>-0.088686061474372</text:p>
          </table:table-cell>
          <table:table-cell office:value-type="float" office:value="-0.0866157549452907" calcext:value-type="float">
            <text:p>-0.086615754945291</text:p>
          </table:table-cell>
          <table:table-cell office:value-type="float" office:value="-0.083074422198067" calcext:value-type="float">
            <text:p>-0.083074422198067</text:p>
          </table:table-cell>
          <table:table-cell office:value-type="float" office:value="-0.0783707154979776" calcext:value-type="float">
            <text:p>-0.078370715497978</text:p>
          </table:table-cell>
          <table:table-cell office:value-type="float" office:value="-0.072791915116974" calcext:value-type="float">
            <text:p>-0.072791915116974</text:p>
          </table:table-cell>
          <table:table-cell office:value-type="float" office:value="-0.0666061893502169" calcext:value-type="float">
            <text:p>-0.066606189350217</text:p>
          </table:table-cell>
          <table:table-cell office:value-type="float" office:value="-0.0600748827269009" calcext:value-type="float">
            <text:p>-0.060074882726901</text:p>
          </table:table-cell>
          <table:table-cell office:value-type="float" office:value="-0.0534357619816341" calcext:value-type="float">
            <text:p>-0.053435761981634</text:p>
          </table:table-cell>
          <table:table-cell office:value-type="float" office:value="-0.0469341665975083" calcext:value-type="float">
            <text:p>-0.046934166597508</text:p>
          </table:table-cell>
          <table:table-cell office:value-type="float" office:value="-0.040817701521789" calcext:value-type="float">
            <text:p>-0.040817701521789</text:p>
          </table:table-cell>
          <table:table-cell office:value-type="float" office:value="-0.0353183090254319" calcext:value-type="float">
            <text:p>-0.035318309025432</text:p>
          </table:table-cell>
          <table:table-cell office:value-type="float" office:value="-0.0306895648970187" calcext:value-type="float">
            <text:p>-0.030689564897019</text:p>
          </table:table-cell>
          <table:table-cell office:value-type="float" office:value="-0.0271887093783581" calcext:value-type="float">
            <text:p>-0.027188709378358</text:p>
          </table:table-cell>
          <table:table-cell office:value-type="float" office:value="-0.0250711896848151" calcext:value-type="float">
            <text:p>-0.025071189684815</text:p>
          </table:table-cell>
          <table:table-cell office:value-type="float" office:value="-0.02459070027013" calcext:value-type="float">
            <text:p>-0.02459070027013</text:p>
          </table:table-cell>
          <table:table-cell office:value-type="float" office:value="-0.026005215975619" calcext:value-type="float">
            <text:p>-0.026005215975619</text:p>
          </table:table-cell>
          <table:table-cell office:value-type="float" office:value="-0.0295615535717073" calcext:value-type="float">
            <text:p>-0.029561553571707</text:p>
          </table:table-cell>
          <table:table-cell office:value-type="float" office:value="-0.0351600831184147" calcext:value-type="float">
            <text:p>-0.035160083118415</text:p>
          </table:table-cell>
          <table:table-cell office:value-type="float" office:value="-0.0434813194888784" calcext:value-type="float">
            <text:p>-0.043481319488878</text:p>
          </table:table-cell>
          <table:table-cell office:value-type="float" office:value="-0.0546060877939952" calcext:value-type="float">
            <text:p>-0.054606087793995</text:p>
          </table:table-cell>
          <table:table-cell office:value-type="float" office:value="-0.0684278189292438" calcext:value-type="float">
            <text:p>-0.068427818929244</text:p>
          </table:table-cell>
          <table:table-cell office:value-type="float" office:value="-0.083460728390958" calcext:value-type="float">
            <text:p>-0.083460728390958</text:p>
          </table:table-cell>
          <table:table-cell office:value-type="float" office:value="-0.0973840070421525" calcext:value-type="float">
            <text:p>-0.097384007042153</text:p>
          </table:table-cell>
          <table:table-cell office:value-type="float" office:value="-0.106587353986646" calcext:value-type="float">
            <text:p>-0.106587353986646</text:p>
          </table:table-cell>
          <table:table-cell office:value-type="float" office:value="-0.106102102985487" calcext:value-type="float">
            <text:p>-0.106102102985487</text:p>
          </table:table-cell>
          <table:table-cell office:value-type="float" office:value="-0.0918877407970351" calcext:value-type="float">
            <text:p>-0.091887740797035</text:p>
          </table:table-cell>
          <table:table-cell office:value-type="float" office:value="-0.0647032993180956" calcext:value-type="float">
            <text:p>-0.064703299318096</text:p>
          </table:table-cell>
          <table:table-cell office:value-type="float" office:value="-0.0337045791540822" calcext:value-type="float">
            <text:p>-0.033704579154082</text:p>
          </table:table-cell>
          <table:table-cell office:value-type="float" office:value="-0.0158347984457862" calcext:value-type="float">
            <text:p>-0.015834798445786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638401136931035" calcext:value-type="float">
            <text:p>-6.38E-03</text:p>
          </table:table-cell>
          <table:table-cell office:value-type="float" office:value="-0.0236810293186893" calcext:value-type="float">
            <text:p>-0.023681029318689</text:p>
          </table:table-cell>
          <table:table-cell office:value-type="float" office:value="-0.043476471909289" calcext:value-type="float">
            <text:p>-0.043476471909289</text:p>
          </table:table-cell>
          <table:table-cell office:value-type="float" office:value="-0.0611983989409475" calcext:value-type="float">
            <text:p>-0.061198398940948</text:p>
          </table:table-cell>
          <table:table-cell office:value-type="float" office:value="-0.074900818293934" calcext:value-type="float">
            <text:p>-0.074900818293934</text:p>
          </table:table-cell>
          <table:table-cell office:value-type="float" office:value="-0.0841899888683625" calcext:value-type="float">
            <text:p>-0.084189988868363</text:p>
          </table:table-cell>
          <table:table-cell office:value-type="float" office:value="-0.0893680302180147" calcext:value-type="float">
            <text:p>-0.089368030218015</text:p>
          </table:table-cell>
          <table:table-cell office:value-type="float" office:value="-0.0909753530171072" calcext:value-type="float">
            <text:p>-0.090975353017107</text:p>
          </table:table-cell>
          <table:table-cell office:value-type="float" office:value="-0.0895815113830491" calcext:value-type="float">
            <text:p>-0.089581511383049</text:p>
          </table:table-cell>
          <table:table-cell office:value-type="float" office:value="-0.0857116433672225" calcext:value-type="float">
            <text:p>-0.085711643367223</text:p>
          </table:table-cell>
          <table:table-cell office:value-type="float" office:value="-0.0798306173585885" calcext:value-type="float">
            <text:p>-0.079830617358589</text:p>
          </table:table-cell>
          <table:table-cell office:value-type="float" office:value="-0.0723456568686283" calcext:value-type="float">
            <text:p>-0.072345656868628</text:p>
          </table:table-cell>
          <table:table-cell office:value-type="float" office:value="-0.0636193709839685" calcext:value-type="float">
            <text:p>-0.063619370983969</text:p>
          </table:table-cell>
          <table:table-cell office:value-type="float" office:value="-0.0539844845867841" calcext:value-type="float">
            <text:p>-0.053984484586784</text:p>
          </table:table-cell>
          <table:table-cell office:value-type="float" office:value="-0.0437378239063162" calcext:value-type="float">
            <text:p>-0.043737823906316</text:p>
          </table:table-cell>
          <table:table-cell office:value-type="float" office:value="-0.0331831190278261" calcext:value-type="float">
            <text:p>-0.033183119027826</text:p>
          </table:table-cell>
          <table:table-cell office:value-type="float" office:value="-0.0225612516504437" calcext:value-type="float">
            <text:p>-0.022561251650444</text:p>
          </table:table-cell>
          <table:table-cell office:value-type="float" office:value="-0.0121446954232432" calcext:value-type="float">
            <text:p>-0.012144695423243</text:p>
          </table:table-cell>
          <table:table-cell office:value-type="float" office:value="-0.00221873208183394" calcext:value-type="float">
            <text:p>-0.002218732081834</text:p>
          </table:table-cell>
          <table:table-cell office:value-type="float" office:value="0.00696963298946635" calcext:value-type="float">
            <text:p>0.006969632989466</text:p>
          </table:table-cell>
          <table:table-cell office:value-type="float" office:value="0.0151198517099294" calcext:value-type="float">
            <text:p>0.015119851709929</text:p>
          </table:table-cell>
          <table:table-cell office:value-type="float" office:value="0.0219272498306673" calcext:value-type="float">
            <text:p>0.021927249830667</text:p>
          </table:table-cell>
          <table:table-cell office:value-type="float" office:value="0.0270808063327757" calcext:value-type="float">
            <text:p>0.027080806332776</text:p>
          </table:table-cell>
          <table:table-cell office:value-type="float" office:value="0.0302652540753939" calcext:value-type="float">
            <text:p>0.030265254075394</text:p>
          </table:table-cell>
          <table:table-cell office:value-type="float" office:value="0.0311707267761918" calcext:value-type="float">
            <text:p>0.031170726776192</text:p>
          </table:table-cell>
          <table:table-cell office:value-type="float" office:value="0.0295239882746859" calcext:value-type="float">
            <text:p>0.029523988274686</text:p>
          </table:table-cell>
          <table:table-cell office:value-type="float" office:value="0.0251296309721272" calcext:value-type="float">
            <text:p>0.025129630972127</text:p>
          </table:table-cell>
          <table:table-cell office:value-type="float" office:value="0.017269760196441" calcext:value-type="float">
            <text:p>0.017269760196441</text:p>
          </table:table-cell>
          <table:table-cell office:value-type="float" office:value="0.00560620866386921" calcext:value-type="float">
            <text:p>0.005606208663869</text:p>
          </table:table-cell>
          <table:table-cell office:value-type="float" office:value="-0.0104411699209439" calcext:value-type="float">
            <text:p>-0.010441169920944</text:p>
          </table:table-cell>
          <table:table-cell office:value-type="float" office:value="-0.0297012231343225" calcext:value-type="float">
            <text:p>-0.029701223134323</text:p>
          </table:table-cell>
          <table:table-cell office:value-type="float" office:value="-0.0506565592530356" calcext:value-type="float">
            <text:p>-0.050656559253036</text:p>
          </table:table-cell>
          <table:table-cell office:value-type="float" office:value="-0.0703730459804081" calcext:value-type="float">
            <text:p>-0.070373045980408</text:p>
          </table:table-cell>
          <table:table-cell office:value-type="float" office:value="-0.0831362831303834" calcext:value-type="float">
            <text:p>-0.083136283130383</text:p>
          </table:table-cell>
          <table:table-cell office:value-type="float" office:value="-0.0823755869021719" calcext:value-type="float">
            <text:p>-0.082375586902172</text:p>
          </table:table-cell>
          <table:table-cell office:value-type="float" office:value="-0.0646361194302888" calcext:value-type="float">
            <text:p>-0.064636119430289</text:p>
          </table:table-cell>
          <table:table-cell office:value-type="float" office:value="-0.0362992789539743" calcext:value-type="float">
            <text:p>-0.036299278953974</text:p>
          </table:table-cell>
          <table:table-cell office:value-type="float" office:value="-0.0167741825220658" calcext:value-type="float">
            <text:p>-0.016774182522066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986386863092685" calcext:value-type="float">
            <text:p>-9.86E-03</text:p>
          </table:table-cell>
          <table:table-cell office:value-type="float" office:value="-0.0323382797945926" calcext:value-type="float">
            <text:p>-0.032338279794593</text:p>
          </table:table-cell>
          <table:table-cell office:value-type="float" office:value="-0.0556255314201459" calcext:value-type="float">
            <text:p>-0.055625531420146</text:p>
          </table:table-cell>
          <table:table-cell office:value-type="float" office:value="-0.0743551721186709" calcext:value-type="float">
            <text:p>-0.074355172118671</text:p>
          </table:table-cell>
          <table:table-cell office:value-type="float" office:value="-0.0869884581114865" calcext:value-type="float">
            <text:p>-0.086988458111487</text:p>
          </table:table-cell>
          <table:table-cell office:value-type="float" office:value="-0.0937491655853181" calcext:value-type="float">
            <text:p>-0.093749165585318</text:p>
          </table:table-cell>
          <table:table-cell office:value-type="float" office:value="-0.0954293701217342" calcext:value-type="float">
            <text:p>-0.095429370121734</text:p>
          </table:table-cell>
          <table:table-cell office:value-type="float" office:value="-0.0929158173990392" calcext:value-type="float">
            <text:p>-0.092915817399039</text:p>
          </table:table-cell>
          <table:table-cell office:value-type="float" office:value="-0.0870098709553784" calcext:value-type="float">
            <text:p>-0.087009870955378</text:p>
          </table:table-cell>
          <table:table-cell office:value-type="float" office:value="-0.0783956485314491" calcext:value-type="float">
            <text:p>-0.078395648531449</text:p>
          </table:table-cell>
          <table:table-cell office:value-type="float" office:value="-0.0676532591038452" calcext:value-type="float">
            <text:p>-0.067653259103845</text:p>
          </table:table-cell>
          <table:table-cell office:value-type="float" office:value="-0.0552712062204325" calcext:value-type="float">
            <text:p>-0.055271206220433</text:p>
          </table:table-cell>
          <table:table-cell office:value-type="float" office:value="-0.0416708170035321" calcext:value-type="float">
            <text:p>-0.041670817003532</text:p>
          </table:table-cell>
          <table:table-cell office:value-type="float" office:value="-0.0272404552423375" calcext:value-type="float">
            <text:p>-0.027240455242338</text:p>
          </table:table-cell>
          <table:table-cell office:value-type="float" office:value="-0.0122820287605149" calcext:value-type="float">
            <text:p>-0.012282028760515</text:p>
          </table:table-cell>
          <table:table-cell office:value-type="float" office:value="0.00284326612622958" calcext:value-type="float">
            <text:p>0.00284326612623</text:p>
          </table:table-cell>
          <table:table-cell office:value-type="float" office:value="0.0179218267841855" calcext:value-type="float">
            <text:p>0.017921826784186</text:p>
          </table:table-cell>
          <table:table-cell office:value-type="float" office:value="0.0326654745538123" calcext:value-type="float">
            <text:p>0.032665474553812</text:p>
          </table:table-cell>
          <table:table-cell office:value-type="float" office:value="0.0467863927590785" calcext:value-type="float">
            <text:p>0.046786392759079</text:p>
          </table:table-cell>
          <table:table-cell office:value-type="float" office:value="0.0599535568808567" calcext:value-type="float">
            <text:p>0.059953556880857</text:p>
          </table:table-cell>
          <table:table-cell office:value-type="float" office:value="0.0718638635269984" calcext:value-type="float">
            <text:p>0.071863863526998</text:p>
          </table:table-cell>
          <table:table-cell office:value-type="float" office:value="0.0821894793612423" calcext:value-type="float">
            <text:p>0.082189479361242</text:p>
          </table:table-cell>
          <table:table-cell office:value-type="float" office:value="0.0905799532614506" calcext:value-type="float">
            <text:p>0.090579953261451</text:p>
          </table:table-cell>
          <table:table-cell office:value-type="float" office:value="0.0966674239896947" calcext:value-type="float">
            <text:p>0.096667423989695</text:p>
          </table:table-cell>
          <table:table-cell office:value-type="float" office:value="0.100075596190045" calcext:value-type="float">
            <text:p>0.100075596190045</text:p>
          </table:table-cell>
          <table:table-cell office:value-type="float" office:value="0.100419896267242" calcext:value-type="float">
            <text:p>0.100419896267242</text:p>
          </table:table-cell>
          <table:table-cell office:value-type="float" office:value="0.0972375852878596" calcext:value-type="float">
            <text:p>0.09723758528786</text:p>
          </table:table-cell>
          <table:table-cell office:value-type="float" office:value="0.0896697203466014" calcext:value-type="float">
            <text:p>0.089669720346602</text:p>
          </table:table-cell>
          <table:table-cell office:value-type="float" office:value="0.0771261878499436" calcext:value-type="float">
            <text:p>0.077126187849944</text:p>
          </table:table-cell>
          <table:table-cell office:value-type="float" office:value="0.0599615027151513" calcext:value-type="float">
            <text:p>0.059961502715151</text:p>
          </table:table-cell>
          <table:table-cell office:value-type="float" office:value="0.0375911330635867" calcext:value-type="float">
            <text:p>0.037591133063587</text:p>
          </table:table-cell>
          <table:table-cell office:value-type="float" office:value="0.0107739184840587" calcext:value-type="float">
            <text:p>0.010773918484059</text:p>
          </table:table-cell>
          <table:table-cell office:value-type="float" office:value="-0.0186602762106051" calcext:value-type="float">
            <text:p>-0.018660276210605</text:p>
          </table:table-cell>
          <table:table-cell office:value-type="float" office:value="-0.0453220205094106" calcext:value-type="float">
            <text:p>-0.045322020509411</text:p>
          </table:table-cell>
          <table:table-cell office:value-type="float" office:value="-0.0613053752007997" calcext:value-type="float">
            <text:p>-0.0613053752008</text:p>
          </table:table-cell>
          <table:table-cell office:value-type="float" office:value="-0.0583363877678325" calcext:value-type="float">
            <text:p>-0.058336387767833</text:p>
          </table:table-cell>
          <table:table-cell office:value-type="float" office:value="-0.0370216464439555" calcext:value-type="float">
            <text:p>-0.037021646443956</text:p>
          </table:table-cell>
          <table:table-cell office:value-type="float" office:value="-0.0166084067664835" calcext:value-type="float">
            <text:p>-0.016608406766484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56475934931187" calcext:value-type="float">
            <text:p>-1.56E-02</text:p>
          </table:table-cell>
          <table:table-cell office:value-type="float" office:value="-0.044932772175102" calcext:value-type="float">
            <text:p>-0.044932772175102</text:p>
          </table:table-cell>
          <table:table-cell office:value-type="float" office:value="-0.0714662799095669" calcext:value-type="float">
            <text:p>-0.071466279909567</text:p>
          </table:table-cell>
          <table:table-cell office:value-type="float" office:value="-0.089754922567954" calcext:value-type="float">
            <text:p>-0.089754922567954</text:p>
          </table:table-cell>
          <table:table-cell office:value-type="float" office:value="-0.0993803988146518" calcext:value-type="float">
            <text:p>-0.099380398814652</text:p>
          </table:table-cell>
          <table:table-cell office:value-type="float" office:value="-0.101556880390119" calcext:value-type="float">
            <text:p>-0.101556880390119</text:p>
          </table:table-cell>
          <table:table-cell office:value-type="float" office:value="-0.0977127381581416" calcext:value-type="float">
            <text:p>-0.097712738158142</text:p>
          </table:table-cell>
          <table:table-cell office:value-type="float" office:value="-0.0891627045850873" calcext:value-type="float">
            <text:p>-0.089162704585087</text:p>
          </table:table-cell>
          <table:table-cell office:value-type="float" office:value="-0.0769819812590701" calcext:value-type="float">
            <text:p>-0.07698198125907</text:p>
          </table:table-cell>
          <table:table-cell office:value-type="float" office:value="-0.0620406092318371" calcext:value-type="float">
            <text:p>-0.062040609231837</text:p>
          </table:table-cell>
          <table:table-cell office:value-type="float" office:value="-0.0450573679546783" calcext:value-type="float">
            <text:p>-0.045057367954678</text:p>
          </table:table-cell>
          <table:table-cell office:value-type="float" office:value="-0.0266099954273756" calcext:value-type="float">
            <text:p>-0.026609995427376</text:p>
          </table:table-cell>
          <table:table-cell office:value-type="float" office:value="-0.00716896024681686" calcext:value-type="float">
            <text:p>-0.007168960246817</text:p>
          </table:table-cell>
          <table:table-cell office:value-type="float" office:value="0.0128019284387383" calcext:value-type="float">
            <text:p>0.012801928438738</text:p>
          </table:table-cell>
          <table:table-cell office:value-type="float" office:value="0.0330269496750201" calcext:value-type="float">
            <text:p>0.03302694967502</text:p>
          </table:table-cell>
          <table:table-cell office:value-type="float" office:value="0.0532352131126794" calcext:value-type="float">
            <text:p>0.053235213112679</text:p>
          </table:table-cell>
          <table:table-cell office:value-type="float" office:value="0.0730659498740797" calcext:value-type="float">
            <text:p>0.07306594987408</text:p>
          </table:table-cell>
          <table:table-cell office:value-type="float" office:value="0.0922553066101886" calcext:value-type="float">
            <text:p>0.092255306610189</text:p>
          </table:table-cell>
          <table:table-cell office:value-type="float" office:value="0.110536302852496" calcext:value-type="float">
            <text:p>0.110536302852496</text:p>
          </table:table-cell>
          <table:table-cell office:value-type="float" office:value="0.127604522734362" calcext:value-type="float">
            <text:p>0.127604522734362</text:p>
          </table:table-cell>
          <table:table-cell office:value-type="float" office:value="0.143153799085324" calcext:value-type="float">
            <text:p>0.143153799085324</text:p>
          </table:table-cell>
          <table:table-cell office:value-type="float" office:value="0.156849054413194" calcext:value-type="float">
            <text:p>0.156849054413194</text:p>
          </table:table-cell>
          <table:table-cell office:value-type="float" office:value="0.168318568678485" calcext:value-type="float">
            <text:p>0.168318568678485</text:p>
          </table:table-cell>
          <table:table-cell office:value-type="float" office:value="0.177155546746327" calcext:value-type="float">
            <text:p>0.177155546746327</text:p>
          </table:table-cell>
          <table:table-cell office:value-type="float" office:value="0.182923584937973" calcext:value-type="float">
            <text:p>0.182923584937973</text:p>
          </table:table-cell>
          <table:table-cell office:value-type="float" office:value="0.185145012198218" calcext:value-type="float">
            <text:p>0.185145012198218</text:p>
          </table:table-cell>
          <table:table-cell office:value-type="float" office:value="0.183227007506331" calcext:value-type="float">
            <text:p>0.183227007506331</text:p>
          </table:table-cell>
          <table:table-cell office:value-type="float" office:value="0.176330256131211" calcext:value-type="float">
            <text:p>0.176330256131211</text:p>
          </table:table-cell>
          <table:table-cell office:value-type="float" office:value="0.16379165660782" calcext:value-type="float">
            <text:p>0.16379165660782</text:p>
          </table:table-cell>
          <table:table-cell office:value-type="float" office:value="0.145251260771891" calcext:value-type="float">
            <text:p>0.145251260771891</text:p>
          </table:table-cell>
          <table:table-cell office:value-type="float" office:value="0.119945236649706" calcext:value-type="float">
            <text:p>0.119945236649706</text:p>
          </table:table-cell>
          <table:table-cell office:value-type="float" office:value="0.087879500469532" calcext:value-type="float">
            <text:p>0.087879500469532</text:p>
          </table:table-cell>
          <table:table-cell office:value-type="float" office:value="0.0507972825354226" calcext:value-type="float">
            <text:p>0.050797282535423</text:p>
          </table:table-cell>
          <table:table-cell office:value-type="float" office:value="0.0112957645512849" calcext:value-type="float">
            <text:p>0.011295764551285</text:p>
          </table:table-cell>
          <table:table-cell office:value-type="float" office:value="-0.0231512497917798" calcext:value-type="float">
            <text:p>-0.02315124979178</text:p>
          </table:table-cell>
          <table:table-cell office:value-type="float" office:value="-0.0404266790678482" calcext:value-type="float">
            <text:p>-0.040426679067848</text:p>
          </table:table-cell>
          <table:table-cell office:value-type="float" office:value="-0.0327433600951806" calcext:value-type="float">
            <text:p>-0.032743360095181</text:p>
          </table:table-cell>
          <table:table-cell office:value-type="float" office:value="-0.0135897311738854" calcext:value-type="float">
            <text:p>-0.013589731173885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25437009254808" calcext:value-type="float">
            <text:p>-2.54E-02</text:p>
          </table:table-cell>
          <table:table-cell office:value-type="float" office:value="-0.0626201821694036" calcext:value-type="float">
            <text:p>-0.062620182169404</text:p>
          </table:table-cell>
          <table:table-cell office:value-type="float" office:value="-0.0903413354469438" calcext:value-type="float">
            <text:p>-0.090341335446944</text:p>
          </table:table-cell>
          <table:table-cell office:value-type="float" office:value="-0.104791949669691" calcext:value-type="float">
            <text:p>-0.104791949669691</text:p>
          </table:table-cell>
          <table:table-cell office:value-type="float" office:value="-0.107746674732741" calcext:value-type="float">
            <text:p>-0.107746674732741</text:p>
          </table:table-cell>
          <table:table-cell office:value-type="float" office:value="-0.101834283349028" calcext:value-type="float">
            <text:p>-0.101834283349028</text:p>
          </table:table-cell>
          <table:table-cell office:value-type="float" office:value="-0.0892319890244149" calcext:value-type="float">
            <text:p>-0.089231989024415</text:p>
          </table:table-cell>
          <table:table-cell office:value-type="float" office:value="-0.0717873770721618" calcext:value-type="float">
            <text:p>-0.071787377072162</text:p>
          </table:table-cell>
          <table:table-cell office:value-type="float" office:value="-0.0508886671151583" calcext:value-type="float">
            <text:p>-0.050888667115158</text:p>
          </table:table-cell>
          <table:table-cell office:value-type="float" office:value="-0.0276023827462136" calcext:value-type="float">
            <text:p>-0.027602382746214</text:p>
          </table:table-cell>
          <table:table-cell office:value-type="float" office:value="-0.00279443151597656" calcext:value-type="float">
            <text:p>-0.002794431515977</text:p>
          </table:table-cell>
          <table:table-cell office:value-type="float" office:value="0.0228823342246456" calcext:value-type="float">
            <text:p>0.022882334224646</text:p>
          </table:table-cell>
          <table:table-cell office:value-type="float" office:value="0.048952139957392" calcext:value-type="float">
            <text:p>0.048952139957392</text:p>
          </table:table-cell>
          <table:table-cell office:value-type="float" office:value="0.0750424160199235" calcext:value-type="float">
            <text:p>0.075042416019924</text:p>
          </table:table-cell>
          <table:table-cell office:value-type="float" office:value="0.100764104496869" calcext:value-type="float">
            <text:p>0.100764104496869</text:p>
          </table:table-cell>
          <table:table-cell office:value-type="float" office:value="0.125887847258664" calcext:value-type="float">
            <text:p>0.125887847258664</text:p>
          </table:table-cell>
          <table:table-cell office:value-type="float" office:value="0.150148017806545" calcext:value-type="float">
            <text:p>0.150148017806545</text:p>
          </table:table-cell>
          <table:table-cell office:value-type="float" office:value="0.173324648245362" calcext:value-type="float">
            <text:p>0.173324648245362</text:p>
          </table:table-cell>
          <table:table-cell office:value-type="float" office:value="0.195198940371233" calcext:value-type="float">
            <text:p>0.195198940371233</text:p>
          </table:table-cell>
          <table:table-cell office:value-type="float" office:value="0.215524260133603" calcext:value-type="float">
            <text:p>0.215524260133603</text:p>
          </table:table-cell>
          <table:table-cell office:value-type="float" office:value="0.234028571624669" calcext:value-type="float">
            <text:p>0.234028571624669</text:p>
          </table:table-cell>
          <table:table-cell office:value-type="float" office:value="0.250398512786071" calcext:value-type="float">
            <text:p>0.250398512786071</text:p>
          </table:table-cell>
          <table:table-cell office:value-type="float" office:value="0.264268186016815" calcext:value-type="float">
            <text:p>0.264268186016815</text:p>
          </table:table-cell>
          <table:table-cell office:value-type="float" office:value="0.275216901076131" calcext:value-type="float">
            <text:p>0.275216901076131</text:p>
          </table:table-cell>
          <table:table-cell office:value-type="float" office:value="0.282775974215345" calcext:value-type="float">
            <text:p>0.282775974215345</text:p>
          </table:table-cell>
          <table:table-cell office:value-type="float" office:value="0.286417780611304" calcext:value-type="float">
            <text:p>0.286417780611304</text:p>
          </table:table-cell>
          <table:table-cell office:value-type="float" office:value="0.285424877777976" calcext:value-type="float">
            <text:p>0.285424877777976</text:p>
          </table:table-cell>
          <table:table-cell office:value-type="float" office:value="0.279101021333553" calcext:value-type="float">
            <text:p>0.279101021333553</text:p>
          </table:table-cell>
          <table:table-cell office:value-type="float" office:value="0.266724350401793" calcext:value-type="float">
            <text:p>0.266724350401793</text:p>
          </table:table-cell>
          <table:table-cell office:value-type="float" office:value="0.247538617255807" calcext:value-type="float">
            <text:p>0.247538617255807</text:p>
          </table:table-cell>
          <table:table-cell office:value-type="float" office:value="0.220565684981559" calcext:value-type="float">
            <text:p>0.220565684981559</text:p>
          </table:table-cell>
          <table:table-cell office:value-type="float" office:value="0.185123055531754" calcext:value-type="float">
            <text:p>0.185123055531754</text:p>
          </table:table-cell>
          <table:table-cell office:value-type="float" office:value="0.141447393061042" calcext:value-type="float">
            <text:p>0.141447393061042</text:p>
          </table:table-cell>
          <table:table-cell office:value-type="float" office:value="0.0911300077593055" calcext:value-type="float">
            <text:p>0.091130007759306</text:p>
          </table:table-cell>
          <table:table-cell office:value-type="float" office:value="0.0394028951780814" calcext:value-type="float">
            <text:p>0.039402895178081</text:p>
          </table:table-cell>
          <table:table-cell office:value-type="float" office:value="-0.00180717081462915" calcext:value-type="float">
            <text:p>-0.001807170814629</text:p>
          </table:table-cell>
          <table:table-cell office:value-type="float" office:value="-0.0162045356357755" calcext:value-type="float">
            <text:p>-0.016204535635776</text:p>
          </table:table-cell>
          <table:table-cell office:value-type="float" office:value="-0.00334081715661172" calcext:value-type="float">
            <text:p>-0.003340817156612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414851069797586" calcext:value-type="float">
            <text:p>-4.15E-02</text:p>
          </table:table-cell>
          <table:table-cell office:value-type="float" office:value="-0.0845532518668719" calcext:value-type="float">
            <text:p>-0.084553251866872</text:p>
          </table:table-cell>
          <table:table-cell office:value-type="float" office:value="-0.107143004330626" calcext:value-type="float">
            <text:p>-0.107143004330626</text:p>
          </table:table-cell>
          <table:table-cell office:value-type="float" office:value="-0.110606757644028" calcext:value-type="float">
            <text:p>-0.110606757644028</text:p>
          </table:table-cell>
          <table:table-cell office:value-type="float" office:value="-0.100261072766352" calcext:value-type="float">
            <text:p>-0.100261072766352</text:p>
          </table:table-cell>
          <table:table-cell office:value-type="float" office:value="-0.0805859415105405" calcext:value-type="float">
            <text:p>-0.080585941510541</text:p>
          </table:table-cell>
          <table:table-cell office:value-type="float" office:value="-0.0544773559710181" calcext:value-type="float">
            <text:p>-0.054477355971018</text:p>
          </table:table-cell>
          <table:table-cell office:value-type="float" office:value="-0.0244319220205929" calcext:value-type="float">
            <text:p>-0.024431922020593</text:p>
          </table:table-cell>
          <table:table-cell office:value-type="float" office:value="0.00789846019748675" calcext:value-type="float">
            <text:p>0.007898460197487</text:p>
          </table:table-cell>
          <table:table-cell office:value-type="float" office:value="0.0413559946173058" calcext:value-type="float">
            <text:p>0.041355994617306</text:p>
          </table:table-cell>
          <table:table-cell office:value-type="float" office:value="0.0750593871351955" calcext:value-type="float">
            <text:p>0.075059387135196</text:p>
          </table:table-cell>
          <table:table-cell office:value-type="float" office:value="0.108392049427369" calcext:value-type="float">
            <text:p>0.108392049427369</text:p>
          </table:table-cell>
          <table:table-cell office:value-type="float" office:value="0.140923499815856" calcext:value-type="float">
            <text:p>0.140923499815856</text:p>
          </table:table-cell>
          <table:table-cell office:value-type="float" office:value="0.172417768945958" calcext:value-type="float">
            <text:p>0.172417768945958</text:p>
          </table:table-cell>
          <table:table-cell office:value-type="float" office:value="0.202656674599135" calcext:value-type="float">
            <text:p>0.202656674599135</text:p>
          </table:table-cell>
          <table:table-cell office:value-type="float" office:value="0.231509443223588" calcext:value-type="float">
            <text:p>0.231509443223588</text:p>
          </table:table-cell>
          <table:table-cell office:value-type="float" office:value="0.258850165216828" calcext:value-type="float">
            <text:p>0.258850165216828</text:p>
          </table:table-cell>
          <table:table-cell office:value-type="float" office:value="0.284564670839765" calcext:value-type="float">
            <text:p>0.284564670839765</text:p>
          </table:table-cell>
          <table:table-cell office:value-type="float" office:value="0.30852804211227" calcext:value-type="float">
            <text:p>0.30852804211227</text:p>
          </table:table-cell>
          <table:table-cell office:value-type="float" office:value="0.330583070688557" calcext:value-type="float">
            <text:p>0.330583070688557</text:p>
          </table:table-cell>
          <table:table-cell office:value-type="float" office:value="0.3505299319071" calcext:value-type="float">
            <text:p>0.3505299319071</text:p>
          </table:table-cell>
          <table:table-cell office:value-type="float" office:value="0.36811205726295" calcext:value-type="float">
            <text:p>0.36811205726295</text:p>
          </table:table-cell>
          <table:table-cell office:value-type="float" office:value="0.383002784769016" calcext:value-type="float">
            <text:p>0.383002784769016</text:p>
          </table:table-cell>
          <table:table-cell office:value-type="float" office:value="0.394798132520748" calcext:value-type="float">
            <text:p>0.394798132520748</text:p>
          </table:table-cell>
          <table:table-cell office:value-type="float" office:value="0.403028061752771" calcext:value-type="float">
            <text:p>0.403028061752771</text:p>
          </table:table-cell>
          <table:table-cell office:value-type="float" office:value="0.407189543162345" calcext:value-type="float">
            <text:p>0.407189543162345</text:p>
          </table:table-cell>
          <table:table-cell office:value-type="float" office:value="0.40639990529569" calcext:value-type="float">
            <text:p>0.40639990529569</text:p>
          </table:table-cell>
          <table:table-cell office:value-type="float" office:value="0.400291418175277" calcext:value-type="float">
            <text:p>0.400291418175277</text:p>
          </table:table-cell>
          <table:table-cell office:value-type="float" office:value="0.388157438793297" calcext:value-type="float">
            <text:p>0.388157438793297</text:p>
          </table:table-cell>
          <table:table-cell office:value-type="float" office:value="0.369090729151381" calcext:value-type="float">
            <text:p>0.369090729151381</text:p>
          </table:table-cell>
          <table:table-cell office:value-type="float" office:value="0.341926058561887" calcext:value-type="float">
            <text:p>0.341926058561887</text:p>
          </table:table-cell>
          <table:table-cell office:value-type="float" office:value="0.305398307202217" calcext:value-type="float">
            <text:p>0.305398307202217</text:p>
          </table:table-cell>
          <table:table-cell office:value-type="float" office:value="0.258443288937471" calcext:value-type="float">
            <text:p>0.258443288937471</text:p>
          </table:table-cell>
          <table:table-cell office:value-type="float" office:value="0.200881187629911" calcext:value-type="float">
            <text:p>0.200881187629911</text:p>
          </table:table-cell>
          <table:table-cell office:value-type="float" office:value="0.135604421470097" calcext:value-type="float">
            <text:p>0.135604421470097</text:p>
          </table:table-cell>
          <table:table-cell office:value-type="float" office:value="0.0713791087826894" calcext:value-type="float">
            <text:p>0.07137910878269</text:p>
          </table:table-cell>
          <table:table-cell office:value-type="float" office:value="0.0277382664471114" calcext:value-type="float">
            <text:p>0.027738266447111</text:p>
          </table:table-cell>
          <table:table-cell office:value-type="float" office:value="0.0250948356112674" calcext:value-type="float">
            <text:p>0.025094835611268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632791202345495" calcext:value-type="float">
            <text:p>-6.33E-02</text:p>
          </table:table-cell>
          <table:table-cell office:value-type="float" office:value="-0.0995732368270103" calcext:value-type="float">
            <text:p>-0.09957323682701</text:p>
          </table:table-cell>
          <table:table-cell office:value-type="float" office:value="-0.10144769348964" calcext:value-type="float">
            <text:p>-0.10144769348964</text:p>
          </table:table-cell>
          <table:table-cell office:value-type="float" office:value="-0.0802295357915755" calcext:value-type="float">
            <text:p>-0.080229535791576</text:p>
          </table:table-cell>
          <table:table-cell office:value-type="float" office:value="-0.0460068840429661" calcext:value-type="float">
            <text:p>-0.046006884042966</text:p>
          </table:table-cell>
          <table:table-cell office:value-type="float" office:value="-0.00521417661629595" calcext:value-type="float">
            <text:p>-0.005214176616296</text:p>
          </table:table-cell>
          <table:table-cell office:value-type="float" office:value="0.0392253784378828" calcext:value-type="float">
            <text:p>0.039225378437883</text:p>
          </table:table-cell>
          <table:table-cell office:value-type="float" office:value="0.084469103779159" calcext:value-type="float">
            <text:p>0.084469103779159</text:p>
          </table:table-cell>
          <table:table-cell office:value-type="float" office:value="0.128949972113191" calcext:value-type="float">
            <text:p>0.128949972113191</text:p>
          </table:table-cell>
          <table:table-cell office:value-type="float" office:value="0.17180591241052" calcext:value-type="float">
            <text:p>0.17180591241052</text:p>
          </table:table-cell>
          <table:table-cell office:value-type="float" office:value="0.212631197578503" calcext:value-type="float">
            <text:p>0.212631197578503</text:p>
          </table:table-cell>
          <table:table-cell office:value-type="float" office:value="0.251212451656138" calcext:value-type="float">
            <text:p>0.251212451656138</text:p>
          </table:table-cell>
          <table:table-cell office:value-type="float" office:value="0.287460466115735" calcext:value-type="float">
            <text:p>0.287460466115735</text:p>
          </table:table-cell>
          <table:table-cell office:value-type="float" office:value="0.321400141832987" calcext:value-type="float">
            <text:p>0.321400141832987</text:p>
          </table:table-cell>
          <table:table-cell office:value-type="float" office:value="0.353079713564513" calcext:value-type="float">
            <text:p>0.353079713564513</text:p>
          </table:table-cell>
          <table:table-cell office:value-type="float" office:value="0.382570150890296" calcext:value-type="float">
            <text:p>0.382570150890296</text:p>
          </table:table-cell>
          <table:table-cell office:value-type="float" office:value="0.409931230554363" calcext:value-type="float">
            <text:p>0.409931230554363</text:p>
          </table:table-cell>
          <table:table-cell office:value-type="float" office:value="0.435201486418668" calcext:value-type="float">
            <text:p>0.435201486418668</text:p>
          </table:table-cell>
          <table:table-cell office:value-type="float" office:value="0.458384583313604" calcext:value-type="float">
            <text:p>0.458384583313604</text:p>
          </table:table-cell>
          <table:table-cell office:value-type="float" office:value="0.47943581819584" calcext:value-type="float">
            <text:p>0.47943581819584</text:p>
          </table:table-cell>
          <table:table-cell office:value-type="float" office:value="0.498251944320137" calcext:value-type="float">
            <text:p>0.498251944320137</text:p>
          </table:table-cell>
          <table:table-cell office:value-type="float" office:value="0.514659833067186" calcext:value-type="float">
            <text:p>0.514659833067186</text:p>
          </table:table-cell>
          <table:table-cell office:value-type="float" office:value="0.528403232853346" calcext:value-type="float">
            <text:p>0.528403232853346</text:p>
          </table:table-cell>
          <table:table-cell office:value-type="float" office:value="0.53912582086008" calcext:value-type="float">
            <text:p>0.53912582086008</text:p>
          </table:table-cell>
          <table:table-cell office:value-type="float" office:value="0.546347326824712" calcext:value-type="float">
            <text:p>0.546347326824712</text:p>
          </table:table-cell>
          <table:table-cell office:value-type="float" office:value="0.549465752619127" calcext:value-type="float">
            <text:p>0.549465752619127</text:p>
          </table:table-cell>
          <table:table-cell office:value-type="float" office:value="0.548226154218822" calcext:value-type="float">
            <text:p>0.548226154218822</text:p>
          </table:table-cell>
          <table:table-cell office:value-type="float" office:value="0.542132776066066" calcext:value-type="float">
            <text:p>0.542132776066066</text:p>
          </table:table-cell>
          <table:table-cell office:value-type="float" office:value="0.530553050319925" calcext:value-type="float">
            <text:p>0.530553050319925</text:p>
          </table:table-cell>
          <table:table-cell office:value-type="float" office:value="0.512639312963227" calcext:value-type="float">
            <text:p>0.512639312963227</text:p>
          </table:table-cell>
          <table:table-cell office:value-type="float" office:value="0.487232031246362" calcext:value-type="float">
            <text:p>0.487232031246362</text:p>
          </table:table-cell>
          <table:table-cell office:value-type="float" office:value="0.452808487489313" calcext:value-type="float">
            <text:p>0.452808487489313</text:p>
          </table:table-cell>
          <table:table-cell office:value-type="float" office:value="0.407462077903328" calcext:value-type="float">
            <text:p>0.407462077903328</text:p>
          </table:table-cell>
          <table:table-cell office:value-type="float" office:value="0.349157584999615" calcext:value-type="float">
            <text:p>0.349157584999615</text:p>
          </table:table-cell>
          <table:table-cell office:value-type="float" office:value="0.277190713980395" calcext:value-type="float">
            <text:p>0.277190713980395</text:p>
          </table:table-cell>
          <table:table-cell office:value-type="float" office:value="0.196170265211507" calcext:value-type="float">
            <text:p>0.196170265211507</text:p>
          </table:table-cell>
          <table:table-cell office:value-type="float" office:value="0.124620580771721" calcext:value-type="float">
            <text:p>0.124620580771721</text:p>
          </table:table-cell>
          <table:table-cell office:value-type="float" office:value="0.0985921340576211" calcext:value-type="float">
            <text:p>0.098592134057621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649775940223406" calcext:value-type="float">
            <text:p>-6.50E-02</text:p>
          </table:table-cell>
          <table:table-cell office:value-type="float" office:value="-0.0499888549319819" calcext:value-type="float">
            <text:p>-0.049988854931982</text:p>
          </table:table-cell>
          <table:table-cell table:style-name="ce1" office:value-type="float" office:value="0.0000177006237186265" calcext:value-type="float">
            <text:p>1.77E-05</text:p>
          </table:table-cell>
          <table:table-cell office:value-type="float" office:value="0.0639828965838473" calcext:value-type="float">
            <text:p>0.063982896583847</text:p>
          </table:table-cell>
          <table:table-cell office:value-type="float" office:value="0.130104867611977" calcext:value-type="float">
            <text:p>0.130104867611977</text:p>
          </table:table-cell>
          <table:table-cell office:value-type="float" office:value="0.19373548041644" calcext:value-type="float">
            <text:p>0.19373548041644</text:p>
          </table:table-cell>
          <table:table-cell office:value-type="float" office:value="0.252467134390498" calcext:value-type="float">
            <text:p>0.252467134390498</text:p>
          </table:table-cell>
          <table:table-cell office:value-type="float" office:value="0.306320973713655" calcext:value-type="float">
            <text:p>0.306320973713655</text:p>
          </table:table-cell>
          <table:table-cell office:value-type="float" office:value="0.355321379455434" calcext:value-type="float">
            <text:p>0.355321379455434</text:p>
          </table:table-cell>
          <table:table-cell office:value-type="float" office:value="0.399672087858826" calcext:value-type="float">
            <text:p>0.399672087858826</text:p>
          </table:table-cell>
          <table:table-cell office:value-type="float" office:value="0.439739419471764" calcext:value-type="float">
            <text:p>0.439739419471764</text:p>
          </table:table-cell>
          <table:table-cell office:value-type="float" office:value="0.475926236312297" calcext:value-type="float">
            <text:p>0.475926236312297</text:p>
          </table:table-cell>
          <table:table-cell office:value-type="float" office:value="0.508626023534977" calcext:value-type="float">
            <text:p>0.508626023534977</text:p>
          </table:table-cell>
          <table:table-cell office:value-type="float" office:value="0.538216025281354" calcext:value-type="float">
            <text:p>0.538216025281354</text:p>
          </table:table-cell>
          <table:table-cell office:value-type="float" office:value="0.565028565706646" calcext:value-type="float">
            <text:p>0.565028565706646</text:p>
          </table:table-cell>
          <table:table-cell office:value-type="float" office:value="0.589347913635919" calcext:value-type="float">
            <text:p>0.589347913635919</text:p>
          </table:table-cell>
          <table:table-cell office:value-type="float" office:value="0.611402594882826" calcext:value-type="float">
            <text:p>0.611402594882826</text:p>
          </table:table-cell>
          <table:table-cell office:value-type="float" office:value="0.631363634675544" calcext:value-type="float">
            <text:p>0.631363634675544</text:p>
          </table:table-cell>
          <table:table-cell office:value-type="float" office:value="0.64934218668582" calcext:value-type="float">
            <text:p>0.64934218668582</text:p>
          </table:table-cell>
          <table:table-cell office:value-type="float" office:value="0.665386409730732" calcext:value-type="float">
            <text:p>0.665386409730732</text:p>
          </table:table-cell>
          <table:table-cell office:value-type="float" office:value="0.679478239555872" calcext:value-type="float">
            <text:p>0.679478239555872</text:p>
          </table:table-cell>
          <table:table-cell office:value-type="float" office:value="0.691528769250467" calcext:value-type="float">
            <text:p>0.691528769250467</text:p>
          </table:table-cell>
          <table:table-cell office:value-type="float" office:value="0.701371544026059" calcext:value-type="float">
            <text:p>0.701371544026059</text:p>
          </table:table-cell>
          <table:table-cell office:value-type="float" office:value="0.708751726000068" calcext:value-type="float">
            <text:p>0.708751726000068</text:p>
          </table:table-cell>
          <table:table-cell office:value-type="float" office:value="0.713299483342757" calcext:value-type="float">
            <text:p>0.713299483342757</text:p>
          </table:table-cell>
          <table:table-cell office:value-type="float" office:value="0.714434520333712" calcext:value-type="float">
            <text:p>0.714434520333712</text:p>
          </table:table-cell>
          <table:table-cell office:value-type="float" office:value="0.712271564815142" calcext:value-type="float">
            <text:p>0.712271564815142</text:p>
          </table:table-cell>
          <table:table-cell office:value-type="float" office:value="0.706389550384232" calcext:value-type="float">
            <text:p>0.706389550384232</text:p>
          </table:table-cell>
          <table:table-cell office:value-type="float" office:value="0.696330987482909" calcext:value-type="float">
            <text:p>0.696330987482909</text:p>
          </table:table-cell>
          <table:table-cell office:value-type="float" office:value="0.681465262623021" calcext:value-type="float">
            <text:p>0.681465262623021</text:p>
          </table:table-cell>
          <table:table-cell office:value-type="float" office:value="0.660878423261118" calcext:value-type="float">
            <text:p>0.660878423261118</text:p>
          </table:table-cell>
          <table:table-cell office:value-type="float" office:value="0.633244976453428" calcext:value-type="float">
            <text:p>0.633244976453428</text:p>
          </table:table-cell>
          <table:table-cell office:value-type="float" office:value="0.596633267696851" calcext:value-type="float">
            <text:p>0.596633267696851</text:p>
          </table:table-cell>
          <table:table-cell office:value-type="float" office:value="0.54832574678906" calcext:value-type="float">
            <text:p>0.54832574678906</text:p>
          </table:table-cell>
          <table:table-cell office:value-type="float" office:value="0.485192887479897" calcext:value-type="float">
            <text:p>0.485192887479897</text:p>
          </table:table-cell>
          <table:table-cell office:value-type="float" office:value="0.406278044278554" calcext:value-type="float">
            <text:p>0.406278044278554</text:p>
          </table:table-cell>
          <table:table-cell office:value-type="float" office:value="0.321833043948064" calcext:value-type="float">
            <text:p>0.321833043948064</text:p>
          </table:table-cell>
          <table:table-cell office:value-type="float" office:value="0.271894726332532" calcext:value-type="float">
            <text:p>0.271894726332532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1088121739849" calcext:value-type="float">
            <text:p>1.81E-01</text:p>
          </table:table-cell>
          <table:table-cell office:value-type="float" office:value="0.322712906085965" calcext:value-type="float">
            <text:p>0.322712906085965</text:p>
          </table:table-cell>
          <table:table-cell office:value-type="float" office:value="0.428188872494938" calcext:value-type="float">
            <text:p>0.428188872494938</text:p>
          </table:table-cell>
          <table:table-cell office:value-type="float" office:value="0.507891929568573" calcext:value-type="float">
            <text:p>0.507891929568573</text:p>
          </table:table-cell>
          <table:table-cell office:value-type="float" office:value="0.571461414741716" calcext:value-type="float">
            <text:p>0.571461414741716</text:p>
          </table:table-cell>
          <table:table-cell office:value-type="float" office:value="0.623703167257874" calcext:value-type="float">
            <text:p>0.623703167257874</text:p>
          </table:table-cell>
          <table:table-cell office:value-type="float" office:value="0.666762293757787" calcext:value-type="float">
            <text:p>0.666762293757787</text:p>
          </table:table-cell>
          <table:table-cell office:value-type="float" office:value="0.70264843255393" calcext:value-type="float">
            <text:p>0.70264843255393</text:p>
          </table:table-cell>
          <table:table-cell office:value-type="float" office:value="0.732803491052257" calcext:value-type="float">
            <text:p>0.732803491052257</text:p>
          </table:table-cell>
          <table:table-cell office:value-type="float" office:value="0.758308253269091" calcext:value-type="float">
            <text:p>0.758308253269091</text:p>
          </table:table-cell>
          <table:table-cell office:value-type="float" office:value="0.780029744009111" calcext:value-type="float">
            <text:p>0.780029744009111</text:p>
          </table:table-cell>
          <table:table-cell office:value-type="float" office:value="0.798663632830371" calcext:value-type="float">
            <text:p>0.798663632830371</text:p>
          </table:table-cell>
          <table:table-cell office:value-type="float" office:value="0.814764691208466" calcext:value-type="float">
            <text:p>0.814764691208466</text:p>
          </table:table-cell>
          <table:table-cell office:value-type="float" office:value="0.828776584097216" calcext:value-type="float">
            <text:p>0.828776584097216</text:p>
          </table:table-cell>
          <table:table-cell office:value-type="float" office:value="0.841048093948021" calcext:value-type="float">
            <text:p>0.841048093948021</text:p>
          </table:table-cell>
          <table:table-cell office:value-type="float" office:value="0.851849820577624" calcext:value-type="float">
            <text:p>0.851849820577624</text:p>
          </table:table-cell>
          <table:table-cell office:value-type="float" office:value="0.861385864988141" calcext:value-type="float">
            <text:p>0.861385864988141</text:p>
          </table:table-cell>
          <table:table-cell office:value-type="float" office:value="0.869803574144233" calcext:value-type="float">
            <text:p>0.869803574144233</text:p>
          </table:table-cell>
          <table:table-cell office:value-type="float" office:value="0.877200410579583" calcext:value-type="float">
            <text:p>0.877200410579583</text:p>
          </table:table-cell>
          <table:table-cell office:value-type="float" office:value="0.883628481989483" calcext:value-type="float">
            <text:p>0.883628481989483</text:p>
          </table:table-cell>
          <table:table-cell office:value-type="float" office:value="0.88909740107609" calcext:value-type="float">
            <text:p>0.88909740107609</text:p>
          </table:table-cell>
          <table:table-cell office:value-type="float" office:value="0.893575652231988" calcext:value-type="float">
            <text:p>0.893575652231988</text:p>
          </table:table-cell>
          <table:table-cell office:value-type="float" office:value="0.896991313761993" calcext:value-type="float">
            <text:p>0.896991313761993</text:p>
          </table:table-cell>
          <table:table-cell office:value-type="float" office:value="0.899235636542376" calcext:value-type="float">
            <text:p>0.899235636542376</text:p>
          </table:table-cell>
          <table:table-cell office:value-type="float" office:value="0.900187266679441" calcext:value-type="float">
            <text:p>0.900187266679441</text:p>
          </table:table-cell>
          <table:table-cell office:value-type="float" office:value="0.899811758935262" calcext:value-type="float">
            <text:p>0.899811758935262</text:p>
          </table:table-cell>
          <table:table-cell office:value-type="float" office:value="0.897652937904174" calcext:value-type="float">
            <text:p>0.897652937904174</text:p>
          </table:table-cell>
          <table:table-cell office:value-type="float" office:value="0.893787100665561" calcext:value-type="float">
            <text:p>0.893787100665561</text:p>
          </table:table-cell>
          <table:table-cell office:value-type="float" office:value="0.888087118780411" calcext:value-type="float">
            <text:p>0.888087118780411</text:p>
          </table:table-cell>
          <table:table-cell office:value-type="float" office:value="0.880292774343398" calcext:value-type="float">
            <text:p>0.880292774343398</text:p>
          </table:table-cell>
          <table:table-cell office:value-type="float" office:value="0.86999144392349" calcext:value-type="float">
            <text:p>0.86999144392349</text:p>
          </table:table-cell>
          <table:table-cell office:value-type="float" office:value="0.856544533494721" calcext:value-type="float">
            <text:p>0.856544533494721</text:p>
          </table:table-cell>
          <table:table-cell office:value-type="float" office:value="0.838932012302778" calcext:value-type="float">
            <text:p>0.838932012302778</text:p>
          </table:table-cell>
          <table:table-cell office:value-type="float" office:value="0.815480031779419" calcext:value-type="float">
            <text:p>0.815480031779419</text:p>
          </table:table-cell>
          <table:table-cell office:value-type="float" office:value="0.78352246233783" calcext:value-type="float">
            <text:p>0.78352246233783</text:p>
          </table:table-cell>
          <table:table-cell office:value-type="float" office:value="0.739494039572247" calcext:value-type="float">
            <text:p>0.739494039572247</text:p>
          </table:table-cell>
          <table:table-cell office:value-type="float" office:value="0.682153359765927" calcext:value-type="float">
            <text:p>0.682153359765927</text:p>
          </table:table-cell>
          <table:table-cell office:value-type="float" office:value="0.629128223001486" calcext:value-type="float">
            <text:p>0.629128223001486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1891187826015" calcext:value-type="float">
            <text:p>1.82E+00</text:p>
          </table:table-cell>
          <table:table-cell office:value-type="float" office:value="1.67728709391404" calcext:value-type="float">
            <text:p>1.67728709391404</text:p>
          </table:table-cell>
          <table:table-cell office:value-type="float" office:value="1.57181112750506" calcext:value-type="float">
            <text:p>1.57181112750506</text:p>
          </table:table-cell>
          <table:table-cell office:value-type="float" office:value="1.49210807043143" calcext:value-type="float">
            <text:p>1.49210807043143</text:p>
          </table:table-cell>
          <table:table-cell office:value-type="float" office:value="1.42853858525828" calcext:value-type="float">
            <text:p>1.42853858525828</text:p>
          </table:table-cell>
          <table:table-cell office:value-type="float" office:value="1.37629683274213" calcext:value-type="float">
            <text:p>1.37629683274213</text:p>
          </table:table-cell>
          <table:table-cell office:value-type="float" office:value="1.33323770624221" calcext:value-type="float">
            <text:p>1.33323770624221</text:p>
          </table:table-cell>
          <table:table-cell office:value-type="float" office:value="1.29735156744607" calcext:value-type="float">
            <text:p>1.29735156744607</text:p>
          </table:table-cell>
          <table:table-cell office:value-type="float" office:value="1.26719650894774" calcext:value-type="float">
            <text:p>1.26719650894774</text:p>
          </table:table-cell>
          <table:table-cell office:value-type="float" office:value="1.24169174673091" calcext:value-type="float">
            <text:p>1.24169174673091</text:p>
          </table:table-cell>
          <table:table-cell office:value-type="float" office:value="1.21997025599089" calcext:value-type="float">
            <text:p>1.21997025599089</text:p>
          </table:table-cell>
          <table:table-cell office:value-type="float" office:value="1.20133636716963" calcext:value-type="float">
            <text:p>1.20133636716963</text:p>
          </table:table-cell>
          <table:table-cell office:value-type="float" office:value="1.18523530879153" calcext:value-type="float">
            <text:p>1.18523530879153</text:p>
          </table:table-cell>
          <table:table-cell office:value-type="float" office:value="1.17122341590278" calcext:value-type="float">
            <text:p>1.17122341590278</text:p>
          </table:table-cell>
          <table:table-cell office:value-type="float" office:value="1.15895190605198" calcext:value-type="float">
            <text:p>1.15895190605198</text:p>
          </table:table-cell>
          <table:table-cell office:value-type="float" office:value="1.14815017942238" calcext:value-type="float">
            <text:p>1.14815017942238</text:p>
          </table:table-cell>
          <table:table-cell office:value-type="float" office:value="1.13861413501186" calcext:value-type="float">
            <text:p>1.13861413501186</text:p>
          </table:table-cell>
          <table:table-cell office:value-type="float" office:value="1.13019642585577" calcext:value-type="float">
            <text:p>1.13019642585577</text:p>
          </table:table-cell>
          <table:table-cell office:value-type="float" office:value="1.12279958942042" calcext:value-type="float">
            <text:p>1.12279958942042</text:p>
          </table:table-cell>
          <table:table-cell office:value-type="float" office:value="1.11637151801052" calcext:value-type="float">
            <text:p>1.11637151801052</text:p>
          </table:table-cell>
          <table:table-cell office:value-type="float" office:value="1.11090259892391" calcext:value-type="float">
            <text:p>1.11090259892391</text:p>
          </table:table-cell>
          <table:table-cell office:value-type="float" office:value="1.10642434776801" calcext:value-type="float">
            <text:p>1.10642434776801</text:p>
          </table:table-cell>
          <table:table-cell office:value-type="float" office:value="1.10300868623801" calcext:value-type="float">
            <text:p>1.10300868623801</text:p>
          </table:table-cell>
          <table:table-cell office:value-type="float" office:value="1.10076436345762" calcext:value-type="float">
            <text:p>1.10076436345762</text:p>
          </table:table-cell>
          <table:table-cell office:value-type="float" office:value="1.09981273332056" calcext:value-type="float">
            <text:p>1.09981273332056</text:p>
          </table:table-cell>
          <table:table-cell office:value-type="float" office:value="1.10018824106474" calcext:value-type="float">
            <text:p>1.10018824106474</text:p>
          </table:table-cell>
          <table:table-cell office:value-type="float" office:value="1.10234706209583" calcext:value-type="float">
            <text:p>1.10234706209583</text:p>
          </table:table-cell>
          <table:table-cell office:value-type="float" office:value="1.10621289933444" calcext:value-type="float">
            <text:p>1.10621289933444</text:p>
          </table:table-cell>
          <table:table-cell office:value-type="float" office:value="1.11191288121959" calcext:value-type="float">
            <text:p>1.11191288121959</text:p>
          </table:table-cell>
          <table:table-cell office:value-type="float" office:value="1.1197072256566" calcext:value-type="float">
            <text:p>1.1197072256566</text:p>
          </table:table-cell>
          <table:table-cell office:value-type="float" office:value="1.13000855607651" calcext:value-type="float">
            <text:p>1.13000855607651</text:p>
          </table:table-cell>
          <table:table-cell office:value-type="float" office:value="1.14345546650528" calcext:value-type="float">
            <text:p>1.14345546650528</text:p>
          </table:table-cell>
          <table:table-cell office:value-type="float" office:value="1.16106798769722" calcext:value-type="float">
            <text:p>1.16106798769722</text:p>
          </table:table-cell>
          <table:table-cell office:value-type="float" office:value="1.18451996822058" calcext:value-type="float">
            <text:p>1.18451996822058</text:p>
          </table:table-cell>
          <table:table-cell office:value-type="float" office:value="1.21647753766217" calcext:value-type="float">
            <text:p>1.21647753766217</text:p>
          </table:table-cell>
          <table:table-cell office:value-type="float" office:value="1.26050596042775" calcext:value-type="float">
            <text:p>1.26050596042775</text:p>
          </table:table-cell>
          <table:table-cell office:value-type="float" office:value="1.31784664023407" calcext:value-type="float">
            <text:p>1.31784664023407</text:p>
          </table:table-cell>
          <table:table-cell office:value-type="float" office:value="1.37087177699851" calcext:value-type="float">
            <text:p>1.37087177699851</text:p>
          </table:table-cell>
          <table:table-cell office:value-type="float" office:value="2" calcext:value-type="float">
            <text:p>2</text:p>
          </table:table-cell>
          <table:table-cell table:number-columns-repeated="59"/>
        </table:table-row>
        <table:table-row table:style-name="ro1" table:number-rows-repeated="18">
          <table:table-cell table:number-columns-repeated="99"/>
        </table:table-row>
        <table:table-row table:style-name="ro1">
          <table:table-cell table:number-columns-repeated="99"/>
        </table:table-row>
      </table:table>
      <table:table table:name="qk-V-latest" table:style-name="ta1">
        <table:table-column table:style-name="co1" table:number-columns-repeated="100" table:default-cell-style-name="Default"/>
        <table:table-row table:style-name="ro1">
          <table:table-cell table:number-columns-repeated="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135398467077655" calcext:value-type="float">
            <text:p>-0.000135398467078</text:p>
          </table:table-cell>
          <table:table-cell office:value-type="float" office:value="0.000135398467077655" calcext:value-type="float">
            <text:p>0.000135398467078</text:p>
          </table:table-cell>
          <table:table-cell office:value-type="float" office:value="0.000194134354624941" calcext:value-type="float">
            <text:p>0.000194134354625</text:p>
          </table:table-cell>
          <table:table-cell office:value-type="float" office:value="0.000211011983332405" calcext:value-type="float">
            <text:p>0.000211011983332</text:p>
          </table:table-cell>
          <table:table-cell office:value-type="float" office:value="0.000220336462739757" calcext:value-type="float">
            <text:p>0.00022033646274</text:p>
          </table:table-cell>
          <table:table-cell office:value-type="float" office:value="0.000229658006058906" calcext:value-type="float">
            <text:p>0.000229658006059</text:p>
          </table:table-cell>
          <table:table-cell office:value-type="float" office:value="0.000239968471461488" calcext:value-type="float">
            <text:p>0.000239968471461</text:p>
          </table:table-cell>
          <table:table-cell office:value-type="float" office:value="0.000250896513747052" calcext:value-type="float">
            <text:p>0.000250896513747</text:p>
          </table:table-cell>
          <table:table-cell office:value-type="float" office:value="0.000261951204160479" calcext:value-type="float">
            <text:p>0.00026195120416</text:p>
          </table:table-cell>
          <table:table-cell office:value-type="float" office:value="0.000272762655386832" calcext:value-type="float">
            <text:p>0.000272762655387</text:p>
          </table:table-cell>
          <table:table-cell office:value-type="float" office:value="0.000283089340271639" calcext:value-type="float">
            <text:p>0.000283089340272</text:p>
          </table:table-cell>
          <table:table-cell office:value-type="float" office:value="0.000292777088507766" calcext:value-type="float">
            <text:p>0.000292777088508</text:p>
          </table:table-cell>
          <table:table-cell office:value-type="float" office:value="0.000301742271160565" calcext:value-type="float">
            <text:p>0.000301742271161</text:p>
          </table:table-cell>
          <table:table-cell office:value-type="float" office:value="0.000309933263223797" calcext:value-type="float">
            <text:p>0.000309933263224</text:p>
          </table:table-cell>
          <table:table-cell office:value-type="float" office:value="0.000317343765309723" calcext:value-type="float">
            <text:p>0.00031734376531</text:p>
          </table:table-cell>
          <table:table-cell office:value-type="float" office:value="0.00032398143791792" calcext:value-type="float">
            <text:p>0.000323981437918</text:p>
          </table:table-cell>
          <table:table-cell office:value-type="float" office:value="0.000329865353436517" calcext:value-type="float">
            <text:p>0.000329865353437</text:p>
          </table:table-cell>
          <table:table-cell office:value-type="float" office:value="0.000335022217407811" calcext:value-type="float">
            <text:p>0.000335022217408</text:p>
          </table:table-cell>
          <table:table-cell office:value-type="float" office:value="0.000339483253861544" calcext:value-type="float">
            <text:p>0.000339483253862</text:p>
          </table:table-cell>
          <table:table-cell office:value-type="float" office:value="0.000343281850537463" calcext:value-type="float">
            <text:p>0.000343281850537</text:p>
          </table:table-cell>
          <table:table-cell office:value-type="float" office:value="0.000346451812043248" calcext:value-type="float">
            <text:p>0.000346451812043</text:p>
          </table:table-cell>
          <table:table-cell office:value-type="float" office:value="0.000349026069851076" calcext:value-type="float">
            <text:p>0.000349026069851</text:p>
          </table:table-cell>
          <table:table-cell office:value-type="float" office:value="0.000351035741845648" calcext:value-type="float">
            <text:p>0.000351035741846</text:p>
          </table:table-cell>
          <table:table-cell office:value-type="float" office:value="0.000352509465428426" calcext:value-type="float">
            <text:p>0.000352509465428</text:p>
          </table:table-cell>
          <table:table-cell office:value-type="float" office:value="0.000353472946148791" calcext:value-type="float">
            <text:p>0.000353472946149</text:p>
          </table:table-cell>
          <table:table-cell office:value-type="float" office:value="0.000353948689385251" calcext:value-type="float">
            <text:p>0.000353948689385</text:p>
          </table:table-cell>
          <table:table-cell office:value-type="float" office:value="0.000353955878963412" calcext:value-type="float">
            <text:p>0.000353955878963</text:p>
          </table:table-cell>
          <table:table-cell office:value-type="float" office:value="0.00035351037864438" calcext:value-type="float">
            <text:p>0.000353510378644</text:p>
          </table:table-cell>
          <table:table-cell office:value-type="float" office:value="0.000352624843969705" calcext:value-type="float">
            <text:p>0.00035262484397</text:p>
          </table:table-cell>
          <table:table-cell office:value-type="float" office:value="0.000351308921221012" calcext:value-type="float">
            <text:p>0.000351308921221</text:p>
          </table:table-cell>
          <table:table-cell office:value-type="float" office:value="0.000349569525839218" calcext:value-type="float">
            <text:p>0.000349569525839</text:p>
          </table:table-cell>
          <table:table-cell office:value-type="float" office:value="0.00034741118446037" calcext:value-type="float">
            <text:p>0.00034741118446</text:p>
          </table:table-cell>
          <table:table-cell office:value-type="float" office:value="0.000344836429128224" calcext:value-type="float">
            <text:p>0.000344836429128</text:p>
          </table:table-cell>
          <table:table-cell office:value-type="float" office:value="0.000341846239365189" calcext:value-type="float">
            <text:p>0.000341846239365</text:p>
          </table:table-cell>
          <table:table-cell office:value-type="float" office:value="0.000338440515852" calcext:value-type="float">
            <text:p>0.000338440515852</text:p>
          </table:table-cell>
          <table:table-cell office:value-type="float" office:value="0.000334618580765908" calcext:value-type="float">
            <text:p>0.000334618580766</text:p>
          </table:table-cell>
          <table:table-cell office:value-type="float" office:value="0.000330379698456792" calcext:value-type="float">
            <text:p>0.000330379698457</text:p>
          </table:table-cell>
          <table:table-cell office:value-type="float" office:value="0.000325723601607323" calcext:value-type="float">
            <text:p>0.000325723601607</text:p>
          </table:table-cell>
          <table:table-cell office:value-type="float" office:value="0.00032065102459591" calcext:value-type="float">
            <text:p>0.000320651024596</text:p>
          </table:table-cell>
          <table:table-cell office:value-type="float" office:value="0.000315164228995726" calcext:value-type="float">
            <text:p>0.000315164228996</text:p>
          </table:table-cell>
          <table:table-cell office:value-type="float" office:value="0.000309267517846411" calcext:value-type="float">
            <text:p>0.000309267517846</text:p>
          </table:table-cell>
          <table:table-cell office:value-type="float" office:value="0.000302967729004329" calcext:value-type="float">
            <text:p>0.000302967729004</text:p>
          </table:table-cell>
          <table:table-cell office:value-type="float" office:value="0.0002962747027987" calcext:value-type="float">
            <text:p>0.000296274702799</text:p>
          </table:table-cell>
          <table:table-cell office:value-type="float" office:value="0.000289201713896629" calcext:value-type="float">
            <text:p>0.000289201713897</text:p>
          </table:table-cell>
          <table:table-cell office:value-type="float" office:value="0.000281765865662616" calcext:value-type="float">
            <text:p>0.000281765865663</text:p>
          </table:table-cell>
          <table:table-cell office:value-type="float" office:value="0.000273988444530666" calcext:value-type="float">
            <text:p>0.000273988444531</text:p>
          </table:table-cell>
          <table:table-cell office:value-type="float" office:value="0.000265895246402604" calcext:value-type="float">
            <text:p>0.000265895246403</text:p>
          </table:table-cell>
          <table:table-cell office:value-type="float" office:value="0.000257516894853264" calcext:value-type="float">
            <text:p>0.000257516894853</text:p>
          </table:table-cell>
          <table:table-cell office:value-type="float" office:value="0.000248889190741333" calcext:value-type="float">
            <text:p>0.000248889190741</text:p>
          </table:table-cell>
          <table:table-cell office:value-type="float" office:value="0.000240053530083318" calcext:value-type="float">
            <text:p>0.000240053530083</text:p>
          </table:table-cell>
          <table:table-cell office:value-type="float" office:value="0.000231057378682191" calcext:value-type="float">
            <text:p>0.000231057378682</text:p>
          </table:table-cell>
          <table:table-cell office:value-type="float" office:value="0.000221954632217109" calcext:value-type="float">
            <text:p>0.000221954632217</text:p>
          </table:table-cell>
          <table:table-cell office:value-type="float" office:value="0.000212805364729205" calcext:value-type="float">
            <text:p>0.000212805364729</text:p>
          </table:table-cell>
          <table:table-cell office:value-type="float" office:value="0.000203674013061953" calcext:value-type="float">
            <text:p>0.000203674013062</text:p>
          </table:table-cell>
          <table:table-cell office:value-type="float" office:value="0.000194624682224761" calcext:value-type="float">
            <text:p>0.000194624682225</text:p>
          </table:table-cell>
          <table:table-cell office:value-type="float" office:value="0.000185712790186606" calcext:value-type="float">
            <text:p>0.000185712790187</text:p>
          </table:table-cell>
          <table:table-cell office:value-type="float" office:value="0.000176975943056541" calcext:value-type="float">
            <text:p>0.000176975943057</text:p>
          </table:table-cell>
          <table:table-cell office:value-type="float" office:value="0.000168435539374816" calcext:value-type="float">
            <text:p>0.000168435539375</text:p>
          </table:table-cell>
          <table:table-cell office:value-type="float" office:value="0.000160088963942055" calcext:value-type="float">
            <text:p>0.000160088963942</text:p>
          </table:table-cell>
          <table:table-cell office:value-type="float" office:value="0.000152005841720314" calcext:value-type="float">
            <text:p>0.00015200584172</text:p>
          </table:table-cell>
          <table:table-cell office:value-type="float" office:value="0.000144209011094548" calcext:value-type="float">
            <text:p>0.000144209011095</text:p>
          </table:table-cell>
          <table:table-cell office:value-type="float" office:value="0.000136761344021369" calcext:value-type="float">
            <text:p>0.000136761344021</text:p>
          </table:table-cell>
          <table:table-cell office:value-type="float" office:value="0.000129730763067973" calcext:value-type="float">
            <text:p>0.000129730763068</text:p>
          </table:table-cell>
          <table:table-cell office:value-type="float" office:value="0.000123177790247641" calcext:value-type="float">
            <text:p>0.000123177790248</text:p>
          </table:table-cell>
          <table:table-cell office:value-type="float" office:value="0.000117203160591884" calcext:value-type="float">
            <text:p>0.000117203160592</text:p>
          </table:table-cell>
          <table:table-cell office:value-type="float" office:value="0.000111840892084179" calcext:value-type="float">
            <text:p>0.000111840892084</text:p>
          </table:table-cell>
          <table:table-cell office:value-type="float" office:value="0.000107152303750517" calcext:value-type="float">
            <text:p>0.000107152303751</text:p>
          </table:table-cell>
          <table:table-cell office:value-type="float" office:value="0.000103192730010352" calcext:value-type="float">
            <text:p>0.00010319273001</text:p>
          </table:table-cell>
          <table:table-cell office:value-type="float" office:value="0.000100010170031821" calcext:value-type="float">
            <text:p>0.000100010170032</text:p>
          </table:table-cell>
          <table:table-cell table:style-name="ce1" office:value-type="float" office:value="0.0000976459481263088" calcext:value-type="float">
            <text:p>9.76E-05</text:p>
          </table:table-cell>
          <table:table-cell table:style-name="ce1" office:value-type="float" office:value="0.0000961346554455005" calcext:value-type="float">
            <text:p>9.61E-05</text:p>
          </table:table-cell>
          <table:table-cell table:style-name="ce1" office:value-type="float" office:value="0.0000955037175787317" calcext:value-type="float">
            <text:p>9.55E-05</text:p>
          </table:table-cell>
          <table:table-cell table:style-name="ce1" office:value-type="float" office:value="0.0000957728945939643" calcext:value-type="float">
            <text:p>9.58E-05</text:p>
          </table:table-cell>
          <table:table-cell table:style-name="ce1" office:value-type="float" office:value="0.0000969538440143836" calcext:value-type="float">
            <text:p>9.70E-05</text:p>
          </table:table-cell>
          <table:table-cell table:style-name="ce1" office:value-type="float" office:value="0.0000990497883787498" calcext:value-type="float">
            <text:p>9.90E-05</text:p>
          </table:table-cell>
          <table:table-cell office:value-type="float" office:value="0.000102055300016306" calcext:value-type="float">
            <text:p>0.000102055300016</text:p>
          </table:table-cell>
          <table:table-cell office:value-type="float" office:value="0.000105956213222854" calcext:value-type="float">
            <text:p>0.000105956213223</text:p>
          </table:table-cell>
          <table:table-cell office:value-type="float" office:value="0.000110729694570808" calcext:value-type="float">
            <text:p>0.000110729694571</text:p>
          </table:table-cell>
          <table:table-cell office:value-type="float" office:value="0.00011634459018509" calcext:value-type="float">
            <text:p>0.000116344590185</text:p>
          </table:table-cell>
          <table:table-cell office:value-type="float" office:value="0.000122762221518947" calcext:value-type="float">
            <text:p>0.000122762221519</text:p>
          </table:table-cell>
          <table:table-cell office:value-type="float" office:value="0.000129936703768024" calcext:value-type="float">
            <text:p>0.000129936703768</text:p>
          </table:table-cell>
          <table:table-cell office:value-type="float" office:value="0.000137802063657653" calcext:value-type="float">
            <text:p>0.000137802063658</text:p>
          </table:table-cell>
          <table:table-cell office:value-type="float" office:value="0.000146297483474859" calcext:value-type="float">
            <text:p>0.000146297483475</text:p>
          </table:table-cell>
          <table:table-cell office:value-type="float" office:value="0.000155353566863628" calcext:value-type="float">
            <text:p>0.000155353566864</text:p>
          </table:table-cell>
          <table:table-cell office:value-type="float" office:value="0.00016489082165975" calcext:value-type="float">
            <text:p>0.00016489082166</text:p>
          </table:table-cell>
          <table:table-cell office:value-type="float" office:value="0.000174820540399733" calcext:value-type="float">
            <text:p>0.0001748205404</text:p>
          </table:table-cell>
          <table:table-cell office:value-type="float" office:value="0.000185044561546692" calcext:value-type="float">
            <text:p>0.000185044561547</text:p>
          </table:table-cell>
          <table:table-cell office:value-type="float" office:value="0.000195451852066688" calcext:value-type="float">
            <text:p>0.000195451852067</text:p>
          </table:table-cell>
          <table:table-cell office:value-type="float" office:value="0.000205919307527748" calcext:value-type="float">
            <text:p>0.000205919307528</text:p>
          </table:table-cell>
          <table:table-cell office:value-type="float" office:value="0.000216300772258326" calcext:value-type="float">
            <text:p>0.000216300772258</text:p>
          </table:table-cell>
          <table:table-cell office:value-type="float" office:value="0.000226418501673216" calcext:value-type="float">
            <text:p>0.000226418501673</text:p>
          </table:table-cell>
          <table:table-cell office:value-type="float" office:value="0.000236044635892668" calcext:value-type="float">
            <text:p>0.000236044635893</text:p>
          </table:table-cell>
          <table:table-cell office:value-type="float" office:value="0.000244862605790323" calcext:value-type="float">
            <text:p>0.00024486260579</text:p>
          </table:table-cell>
          <table:table-cell office:value-type="float" office:value="0.000252379447818687" calcext:value-type="float">
            <text:p>0.000252379447819</text:p>
          </table:table-cell>
          <table:table-cell office:value-type="float" office:value="0.000257703770856777" calcext:value-type="float">
            <text:p>0.000257703770857</text:p>
          </table:table-cell>
          <table:table-cell office:value-type="float" office:value="0.000258932023588381" calcext:value-type="float">
            <text:p>0.000258932023588</text:p>
          </table:table-cell>
          <table:table-cell office:value-type="float" office:value="0.000251347699677159" calcext:value-type="float">
            <text:p>0.000251347699677</text:p>
          </table:table-cell>
          <table:table-cell office:value-type="float" office:value="0.000221947216841461" calcext:value-type="float">
            <text:p>0.000221947216841</text:p>
          </table:table-cell>
          <table:table-cell office:value-type="float" office:value="0.000132527588322331" calcext:value-type="float">
            <text:p>0.000132527588322</text:p>
          </table:table-cell>
          <table:table-cell office:value-type="float" office:value="-0.000132527588322331" calcext:value-type="float">
            <text:p>-0.000132527588322</text:p>
          </table:table-cell>
        </table:table-row>
        <table:table-row table:style-name="ro1">
          <table:table-cell office:value-type="float" office:value="-0.000134350136533932" calcext:value-type="float">
            <text:p>-0.000134350136534</text:p>
          </table:table-cell>
          <table:table-cell office:value-type="float" office:value="0.000134350136533932" calcext:value-type="float">
            <text:p>0.000134350136534</text:p>
          </table:table-cell>
          <table:table-cell office:value-type="float" office:value="0.000250580326117371" calcext:value-type="float">
            <text:p>0.000250580326117</text:p>
          </table:table-cell>
          <table:table-cell office:value-type="float" office:value="0.000313346828853455" calcext:value-type="float">
            <text:p>0.000313346828853</text:p>
          </table:table-cell>
          <table:table-cell office:value-type="float" office:value="0.000359368172982354" calcext:value-type="float">
            <text:p>0.000359368172982</text:p>
          </table:table-cell>
          <table:table-cell office:value-type="float" office:value="0.000401767849332576" calcext:value-type="float">
            <text:p>0.000401767849333</text:p>
          </table:table-cell>
          <table:table-cell office:value-type="float" office:value="0.000444060428742764" calcext:value-type="float">
            <text:p>0.000444060428743</text:p>
          </table:table-cell>
          <table:table-cell office:value-type="float" office:value="0.000486464200280433" calcext:value-type="float">
            <text:p>0.00048646420028</text:p>
          </table:table-cell>
          <table:table-cell office:value-type="float" office:value="0.0005283086476798" calcext:value-type="float">
            <text:p>0.00052830864768</text:p>
          </table:table-cell>
          <table:table-cell office:value-type="float" office:value="0.000568847049680796" calcext:value-type="float">
            <text:p>0.000568847049681</text:p>
          </table:table-cell>
          <table:table-cell office:value-type="float" office:value="0.000607486065446244" calcext:value-type="float">
            <text:p>0.000607486065446</text:p>
          </table:table-cell>
          <table:table-cell office:value-type="float" office:value="0.00064376840878635" calcext:value-type="float">
            <text:p>0.000643768408786</text:p>
          </table:table-cell>
          <table:table-cell office:value-type="float" office:value="0.000677425134901294" calcext:value-type="float">
            <text:p>0.000677425134901</text:p>
          </table:table-cell>
          <table:table-cell office:value-type="float" office:value="0.000708304970482026" calcext:value-type="float">
            <text:p>0.000708304970482</text:p>
          </table:table-cell>
          <table:table-cell office:value-type="float" office:value="0.000736350550971364" calcext:value-type="float">
            <text:p>0.000736350550971</text:p>
          </table:table-cell>
          <table:table-cell office:value-type="float" office:value="0.000761566375739912" calcext:value-type="float">
            <text:p>0.00076156637574</text:p>
          </table:table-cell>
          <table:table-cell office:value-type="float" office:value="0.000784000429425073" calcext:value-type="float">
            <text:p>0.000784000429425</text:p>
          </table:table-cell>
          <table:table-cell office:value-type="float" office:value="0.000803730403139366" calcext:value-type="float">
            <text:p>0.000803730403139</text:p>
          </table:table-cell>
          <table:table-cell office:value-type="float" office:value="0.000820852959470305" calcext:value-type="float">
            <text:p>0.00082085295947</text:p>
          </table:table-cell>
          <table:table-cell office:value-type="float" office:value="0.00083547540296313" calcext:value-type="float">
            <text:p>0.000835475402963</text:p>
          </table:table-cell>
          <table:table-cell office:value-type="float" office:value="0.000847709266696187" calcext:value-type="float">
            <text:p>0.000847709266696</text:p>
          </table:table-cell>
          <table:table-cell office:value-type="float" office:value="0.000857665422927322" calcext:value-type="float">
            <text:p>0.000857665422927</text:p>
          </table:table-cell>
          <table:table-cell office:value-type="float" office:value="0.000865450404774075" calcext:value-type="float">
            <text:p>0.000865450404774</text:p>
          </table:table-cell>
          <table:table-cell office:value-type="float" office:value="0.000871163713128305" calcext:value-type="float">
            <text:p>0.000871163713128</text:p>
          </table:table-cell>
          <table:table-cell office:value-type="float" office:value="0.00087489592877055" calcext:value-type="float">
            <text:p>0.000874895928771</text:p>
          </table:table-cell>
          <table:table-cell office:value-type="float" office:value="0.00087672749865347" calcext:value-type="float">
            <text:p>0.000876727498653</text:p>
          </table:table-cell>
          <table:table-cell office:value-type="float" office:value="0.000876728092941806" calcext:value-type="float">
            <text:p>0.000876728092942</text:p>
          </table:table-cell>
          <table:table-cell office:value-type="float" office:value="0.000874956437028569" calcext:value-type="float">
            <text:p>0.000874956437029</text:p>
          </table:table-cell>
          <table:table-cell office:value-type="float" office:value="0.000871460563126368" calcext:value-type="float">
            <text:p>0.000871460563126</text:p>
          </table:table-cell>
          <table:table-cell office:value-type="float" office:value="0.000866278406804994" calcext:value-type="float">
            <text:p>0.000866278406805</text:p>
          </table:table-cell>
          <table:table-cell office:value-type="float" office:value="0.000859438708372459" calcext:value-type="float">
            <text:p>0.000859438708372</text:p>
          </table:table-cell>
          <table:table-cell office:value-type="float" office:value="0.000850962163731259" calcext:value-type="float">
            <text:p>0.000850962163731</text:p>
          </table:table-cell>
          <table:table-cell office:value-type="float" office:value="0.000840862787902639" calcext:value-type="float">
            <text:p>0.000840862787903</text:p>
          </table:table-cell>
          <table:table-cell office:value-type="float" office:value="0.00082914944804434" calcext:value-type="float">
            <text:p>0.000829149448044</text:p>
          </table:table-cell>
          <table:table-cell office:value-type="float" office:value="0.000815827536138227" calcext:value-type="float">
            <text:p>0.000815827536138</text:p>
          </table:table-cell>
          <table:table-cell office:value-type="float" office:value="0.000800900742075444" calcext:value-type="float">
            <text:p>0.000800900742075</text:p>
          </table:table-cell>
          <table:table-cell office:value-type="float" office:value="0.00078437289669258" calcext:value-type="float">
            <text:p>0.000784372896693</text:p>
          </table:table-cell>
          <table:table-cell office:value-type="float" office:value="0.000766249855892241" calcext:value-type="float">
            <text:p>0.000766249855892</text:p>
          </table:table-cell>
          <table:table-cell office:value-type="float" office:value="0.00074654139580881" calcext:value-type="float">
            <text:p>0.000746541395809</text:p>
          </table:table-cell>
          <table:table-cell office:value-type="float" office:value="0.000725263089704434" calcext:value-type="float">
            <text:p>0.000725263089704</text:p>
          </table:table-cell>
          <table:table-cell office:value-type="float" office:value="0.000702438139372722" calcext:value-type="float">
            <text:p>0.000702438139373</text:p>
          </table:table-cell>
          <table:table-cell office:value-type="float" office:value="0.000678099131641286" calcext:value-type="float">
            <text:p>0.000678099131641</text:p>
          </table:table-cell>
          <table:table-cell office:value-type="float" office:value="0.000652289694633624" calcext:value-type="float">
            <text:p>0.000652289694634</text:p>
          </table:table-cell>
          <table:table-cell office:value-type="float" office:value="0.000625066026238206" calcext:value-type="float">
            <text:p>0.000625066026238</text:p>
          </table:table-cell>
          <table:table-cell office:value-type="float" office:value="0.000596498275446045" calcext:value-type="float">
            <text:p>0.000596498275446</text:p>
          </table:table-cell>
          <table:table-cell office:value-type="float" office:value="0.000566671768334537" calcext:value-type="float">
            <text:p>0.000566671768335</text:p>
          </table:table-cell>
          <table:table-cell office:value-type="float" office:value="0.000535688091803646" calcext:value-type="float">
            <text:p>0.000535688091804</text:p>
          </table:table-cell>
          <table:table-cell office:value-type="float" office:value="0.000503666079760107" calcext:value-type="float">
            <text:p>0.00050366607976</text:p>
          </table:table-cell>
          <table:table-cell office:value-type="float" office:value="0.000470742776220368" calcext:value-type="float">
            <text:p>0.00047074277622</text:p>
          </table:table-cell>
          <table:table-cell office:value-type="float" office:value="0.000437074443568691" calcext:value-type="float">
            <text:p>0.000437074443569</text:p>
          </table:table-cell>
          <table:table-cell office:value-type="float" office:value="0.000402837527903948" calcext:value-type="float">
            <text:p>0.000402837527904</text:p>
          </table:table-cell>
          <table:table-cell office:value-type="float" office:value="0.000368229049829461" calcext:value-type="float">
            <text:p>0.000368229049829</text:p>
          </table:table-cell>
          <table:table-cell office:value-type="float" office:value="0.00033346500367675" calcext:value-type="float">
            <text:p>0.000333465003677</text:p>
          </table:table-cell>
          <table:table-cell office:value-type="float" office:value="0.000298774085301477" calcext:value-type="float">
            <text:p>0.000298774085301</text:p>
          </table:table-cell>
          <table:table-cell office:value-type="float" office:value="0.000264383190529554" calcext:value-type="float">
            <text:p>0.00026438319053</text:p>
          </table:table-cell>
          <table:table-cell office:value-type="float" office:value="0.000230491827602871" calcext:value-type="float">
            <text:p>0.000230491827603</text:p>
          </table:table-cell>
          <table:table-cell office:value-type="float" office:value="0.000197241027558479" calcext:value-type="float">
            <text:p>0.000197241027558</text:p>
          </table:table-cell>
          <table:table-cell office:value-type="float" office:value="0.000164737135936712" calcext:value-type="float">
            <text:p>0.000164737135937</text:p>
          </table:table-cell>
          <table:table-cell office:value-type="float" office:value="0.000132992625685925" calcext:value-type="float">
            <text:p>0.000132992625686</text:p>
          </table:table-cell>
          <table:table-cell office:value-type="float" office:value="0.000102256597983055" calcext:value-type="float">
            <text:p>0.000102256597983</text:p>
          </table:table-cell>
          <table:table-cell table:style-name="ce1" office:value-type="float" office:value="0.0000726615141505215" calcext:value-type="float">
            <text:p>7.27E-05</text:p>
          </table:table-cell>
          <table:table-cell table:style-name="ce1" office:value-type="float" office:value="0.0000444554131233301" calcext:value-type="float">
            <text:p>4.45E-05</text:p>
          </table:table-cell>
          <table:table-cell table:style-name="ce1" office:value-type="float" office:value="0.000017888492871973" calcext:value-type="float">
            <text:p>1.79E-05</text:p>
          </table:table-cell>
          <table:table-cell table:style-name="ce1" office:value-type="float" office:value="-0.00000681360102607707" calcext:value-type="float">
            <text:p>-6.81E-06</text:p>
          </table:table-cell>
          <table:table-cell table:style-name="ce1" office:value-type="float" office:value="-0.0000294220640034338" calcext:value-type="float">
            <text:p>-2.94E-05</text:p>
          </table:table-cell>
          <table:table-cell table:style-name="ce1" office:value-type="float" office:value="-0.0000496885925755687" calcext:value-type="float">
            <text:p>-4.97E-05</text:p>
          </table:table-cell>
          <table:table-cell table:style-name="ce1" office:value-type="float" office:value="-0.0000674055834671508" calcext:value-type="float">
            <text:p>-6.74E-05</text:p>
          </table:table-cell>
          <table:table-cell table:style-name="ce1" office:value-type="float" office:value="-0.0000823836168910478" calcext:value-type="float">
            <text:p>-8.24E-05</text:p>
          </table:table-cell>
          <table:table-cell table:style-name="ce1" office:value-type="float" office:value="-0.0000944522498751216" calcext:value-type="float">
            <text:p>-9.45E-05</text:p>
          </table:table-cell>
          <table:table-cell office:value-type="float" office:value="-0.000103462579944952" calcext:value-type="float">
            <text:p>-0.000103462579945</text:p>
          </table:table-cell>
          <table:table-cell office:value-type="float" office:value="-0.000109289731169087" calcext:value-type="float">
            <text:p>-0.000109289731169</text:p>
          </table:table-cell>
          <table:table-cell office:value-type="float" office:value="-0.000111835139833928" calcext:value-type="float">
            <text:p>-0.000111835139834</text:p>
          </table:table-cell>
          <table:table-cell office:value-type="float" office:value="-0.000111028568412671" calcext:value-type="float">
            <text:p>-0.000111028568413</text:p>
          </table:table-cell>
          <table:table-cell office:value-type="float" office:value="-0.000106829786192401" calcext:value-type="float">
            <text:p>-0.000106829786192</text:p>
          </table:table-cell>
          <table:table-cell table:style-name="ce1" office:value-type="float" office:value="-0.0000992298754126194" calcext:value-type="float">
            <text:p>-9.92E-05</text:p>
          </table:table-cell>
          <table:table-cell table:style-name="ce1" office:value-type="float" office:value="-0.0000882521511754547" calcext:value-type="float">
            <text:p>-8.83E-05</text:p>
          </table:table-cell>
          <table:table-cell table:style-name="ce1" office:value-type="float" office:value="-0.0000739526911816618" calcext:value-type="float">
            <text:p>-7.40E-05</text:p>
          </table:table-cell>
          <table:table-cell table:style-name="ce1" office:value-type="float" office:value="-0.0000564204570148931" calcext:value-type="float">
            <text:p>-5.64E-05</text:p>
          </table:table-cell>
          <table:table-cell table:style-name="ce1" office:value-type="float" office:value="-0.0000357769001197963" calcext:value-type="float">
            <text:p>-3.58E-05</text:p>
          </table:table-cell>
          <table:table-cell table:style-name="ce1" office:value-type="float" office:value="-0.0000121744109672737" calcext:value-type="float">
            <text:p>-1.22E-05</text:p>
          </table:table-cell>
          <table:table-cell table:style-name="ce1" office:value-type="float" office:value="0.0000142101524207789" calcext:value-type="float">
            <text:p>1.42E-05</text:p>
          </table:table-cell>
          <table:table-cell table:style-name="ce1" office:value-type="float" office:value="0.0000431208625640141" calcext:value-type="float">
            <text:p>4.31E-05</text:p>
          </table:table-cell>
          <table:table-cell table:style-name="ce1" office:value-type="float" office:value="0.0000743255614924227" calcext:value-type="float">
            <text:p>7.43E-05</text:p>
          </table:table-cell>
          <table:table-cell office:value-type="float" office:value="0.000107542495327428" calcext:value-type="float">
            <text:p>0.000107542495327</text:p>
          </table:table-cell>
          <table:table-cell office:value-type="float" office:value="0.000142450962205118" calcext:value-type="float">
            <text:p>0.000142450962205</text:p>
          </table:table-cell>
          <table:table-cell office:value-type="float" office:value="0.000178689781735181" calcext:value-type="float">
            <text:p>0.000178689781735</text:p>
          </table:table-cell>
          <table:table-cell office:value-type="float" office:value="0.000215850326015532" calcext:value-type="float">
            <text:p>0.000215850326016</text:p>
          </table:table-cell>
          <table:table-cell office:value-type="float" office:value="0.000253468450131527" calcext:value-type="float">
            <text:p>0.000253468450132</text:p>
          </table:table-cell>
          <table:table-cell office:value-type="float" office:value="0.00029101256926886" calcext:value-type="float">
            <text:p>0.000291012569269</text:p>
          </table:table-cell>
          <table:table-cell office:value-type="float" office:value="0.000327839030111149" calcext:value-type="float">
            <text:p>0.000327839030111</text:p>
          </table:table-cell>
          <table:table-cell office:value-type="float" office:value="0.000363149131880247" calcext:value-type="float">
            <text:p>0.00036314913188</text:p>
          </table:table-cell>
          <table:table-cell office:value-type="float" office:value="0.000395902020843817" calcext:value-type="float">
            <text:p>0.000395902020844</text:p>
          </table:table-cell>
          <table:table-cell office:value-type="float" office:value="0.000424654053145609" calcext:value-type="float">
            <text:p>0.000424654053146</text:p>
          </table:table-cell>
          <table:table-cell office:value-type="float" office:value="0.00044724814806708" calcext:value-type="float">
            <text:p>0.000447248148067</text:p>
          </table:table-cell>
          <table:table-cell office:value-type="float" office:value="0.000460181398274105" calcext:value-type="float">
            <text:p>0.000460181398274</text:p>
          </table:table-cell>
          <table:table-cell office:value-type="float" office:value="0.000457271391394833" calcext:value-type="float">
            <text:p>0.000457271391395</text:p>
          </table:table-cell>
          <table:table-cell office:value-type="float" office:value="0.000426827659590732" calcext:value-type="float">
            <text:p>0.000426827659591</text:p>
          </table:table-cell>
          <table:table-cell office:value-type="float" office:value="0.000345929340965876" calcext:value-type="float">
            <text:p>0.000345929340966</text:p>
          </table:table-cell>
          <table:table-cell office:value-type="float" office:value="0.000170683262201773" calcext:value-type="float">
            <text:p>0.000170683262202</text:p>
          </table:table-cell>
          <table:table-cell office:value-type="float" office:value="-0.000170683262201773" calcext:value-type="float">
            <text:p>-0.000170683262202</text:p>
          </table:table-cell>
        </table:table-row>
        <table:table-row table:style-name="ro1">
          <table:table-cell office:value-type="float" office:value="-0.000115327787424903" calcext:value-type="float">
            <text:p>-0.000115327787425</text:p>
          </table:table-cell>
          <table:table-cell office:value-type="float" office:value="0.000115327787424903" calcext:value-type="float">
            <text:p>0.000115327787425</text:p>
          </table:table-cell>
          <table:table-cell office:value-type="float" office:value="0.000269776478458938" calcext:value-type="float">
            <text:p>0.000269776478459</text:p>
          </table:table-cell>
          <table:table-cell office:value-type="float" office:value="0.000386313616322244" calcext:value-type="float">
            <text:p>0.000386313616322</text:p>
          </table:table-cell>
          <table:table-cell office:value-type="float" office:value="0.000486902285148327" calcext:value-type="float">
            <text:p>0.000486902285148</text:p>
          </table:table-cell>
          <table:table-cell office:value-type="float" office:value="0.000582226587581046" calcext:value-type="float">
            <text:p>0.000582226587581</text:p>
          </table:table-cell>
          <table:table-cell office:value-type="float" office:value="0.000675927727747251" calcext:value-type="float">
            <text:p>0.000675927727747</text:p>
          </table:table-cell>
          <table:table-cell office:value-type="float" office:value="0.000768350635308287" calcext:value-type="float">
            <text:p>0.000768350635308</text:p>
          </table:table-cell>
          <table:table-cell office:value-type="float" office:value="0.000858637354549439" calcext:value-type="float">
            <text:p>0.000858637354549</text:p>
          </table:table-cell>
          <table:table-cell office:value-type="float" office:value="0.000945686808193163" calcext:value-type="float">
            <text:p>0.000945686808193</text:p>
          </table:table-cell>
          <table:table-cell office:value-type="float" office:value="0.00102852445194395" calcext:value-type="float">
            <text:p>0.001028524451944</text:p>
          </table:table-cell>
          <table:table-cell office:value-type="float" office:value="0.00110632907404405" calcext:value-type="float">
            <text:p>0.001106329074044</text:p>
          </table:table-cell>
          <table:table-cell office:value-type="float" office:value="0.00117861434676023" calcext:value-type="float">
            <text:p>0.00117861434676</text:p>
          </table:table-cell>
          <table:table-cell office:value-type="float" office:value="0.00124507914325765" calcext:value-type="float">
            <text:p>0.001245079143258</text:p>
          </table:table-cell>
          <table:table-cell office:value-type="float" office:value="0.00130558316248713" calcext:value-type="float">
            <text:p>0.001305583162487</text:p>
          </table:table-cell>
          <table:table-cell office:value-type="float" office:value="0.00136010879095056" calcext:value-type="float">
            <text:p>0.001360108790951</text:p>
          </table:table-cell>
          <table:table-cell office:value-type="float" office:value="0.00140872853467267" calcext:value-type="float">
            <text:p>0.001408728534673</text:p>
          </table:table-cell>
          <table:table-cell office:value-type="float" office:value="0.00145157862716794" calcext:value-type="float">
            <text:p>0.001451578627168</text:p>
          </table:table-cell>
          <table:table-cell office:value-type="float" office:value="0.00148883786361683" calcext:value-type="float">
            <text:p>0.001488837863617</text:p>
          </table:table-cell>
          <table:table-cell office:value-type="float" office:value="0.00152071075463697" calcext:value-type="float">
            <text:p>0.001520710754637</text:p>
          </table:table-cell>
          <table:table-cell office:value-type="float" office:value="0.001547414236632" calcext:value-type="float">
            <text:p>0.001547414236632</text:p>
          </table:table-cell>
          <table:table-cell office:value-type="float" office:value="0.00156916730365213" calcext:value-type="float">
            <text:p>0.001569167303652</text:p>
          </table:table-cell>
          <table:table-cell office:value-type="float" office:value="0.00158618304915536" calcext:value-type="float">
            <text:p>0.001586183049155</text:p>
          </table:table-cell>
          <table:table-cell office:value-type="float" office:value="0.00159866271072395" calcext:value-type="float">
            <text:p>0.001598662710724</text:p>
          </table:table-cell>
          <table:table-cell office:value-type="float" office:value="0.00160679139895279" calcext:value-type="float">
            <text:p>0.001606791398953</text:p>
          </table:table-cell>
          <table:table-cell office:value-type="float" office:value="0.00161073524777048" calcext:value-type="float">
            <text:p>0.00161073524777</text:p>
          </table:table-cell>
          <table:table-cell office:value-type="float" office:value="0.00161063977987687" calcext:value-type="float">
            <text:p>0.001610639779877</text:p>
          </table:table-cell>
          <table:table-cell office:value-type="float" office:value="0.00160662931381359" calcext:value-type="float">
            <text:p>0.001606629313814</text:p>
          </table:table-cell>
          <table:table-cell office:value-type="float" office:value="0.00159880726331422" calcext:value-type="float">
            <text:p>0.001598807263314</text:p>
          </table:table-cell>
          <table:table-cell office:value-type="float" office:value="0.00158725720820864" calcext:value-type="float">
            <text:p>0.001587257208209</text:p>
          </table:table-cell>
          <table:table-cell office:value-type="float" office:value="0.00157204461271018" calcext:value-type="float">
            <text:p>0.00157204461271</text:p>
          </table:table-cell>
          <table:table-cell office:value-type="float" office:value="0.00155321910637094" calcext:value-type="float">
            <text:p>0.001553219106371</text:p>
          </table:table-cell>
          <table:table-cell office:value-type="float" office:value="0.001530817220769" calcext:value-type="float">
            <text:p>0.001530817220769</text:p>
          </table:table-cell>
          <table:table-cell office:value-type="float" office:value="0.00150486551104402" calcext:value-type="float">
            <text:p>0.001504865511044</text:p>
          </table:table-cell>
          <table:table-cell office:value-type="float" office:value="0.00147538396944335" calcext:value-type="float">
            <text:p>0.001475383969443</text:p>
          </table:table-cell>
          <table:table-cell office:value-type="float" office:value="0.00144238967080692" calcext:value-type="float">
            <text:p>0.001442389670807</text:p>
          </table:table-cell>
          <table:table-cell office:value-type="float" office:value="0.0014059005689147" calcext:value-type="float">
            <text:p>0.001405900568915</text:p>
          </table:table-cell>
          <table:table-cell office:value-type="float" office:value="0.00136593938627145" calcext:value-type="float">
            <text:p>0.001365939386271</text:p>
          </table:table-cell>
          <table:table-cell office:value-type="float" office:value="0.00132253752450615" calcext:value-type="float">
            <text:p>0.001322537524506</text:p>
          </table:table-cell>
          <table:table-cell office:value-type="float" office:value="0.00127573894406036" calcext:value-type="float">
            <text:p>0.00127573894406</text:p>
          </table:table-cell>
          <table:table-cell office:value-type="float" office:value="0.00122560394061498" calcext:value-type="float">
            <text:p>0.001225603940615</text:p>
          </table:table-cell>
          <table:table-cell office:value-type="float" office:value="0.0011722127682831" calcext:value-type="float">
            <text:p>0.001172212768283</text:p>
          </table:table-cell>
          <table:table-cell office:value-type="float" office:value="0.00111566904505459" calcext:value-type="float">
            <text:p>0.001115669045055</text:p>
          </table:table-cell>
          <table:table-cell office:value-type="float" office:value="0.00105610288329757" calcext:value-type="float">
            <text:p>0.001056102883298</text:p>
          </table:table-cell>
          <table:table-cell office:value-type="float" office:value="0.00099367369725539" calcext:value-type="float">
            <text:p>0.000993673697255</text:p>
          </table:table-cell>
          <table:table-cell office:value-type="float" office:value="0.00092857265110005" calcext:value-type="float">
            <text:p>0.0009285726511</text:p>
          </table:table-cell>
          <table:table-cell office:value-type="float" office:value="0.000861024739265492" calcext:value-type="float">
            <text:p>0.000861024739265</text:p>
          </table:table-cell>
          <table:table-cell office:value-type="float" office:value="0.000791290543721863" calcext:value-type="float">
            <text:p>0.000791290543722</text:p>
          </table:table-cell>
          <table:table-cell office:value-type="float" office:value="0.000719667764217917" calcext:value-type="float">
            <text:p>0.000719667764218</text:p>
          </table:table-cell>
          <table:table-cell office:value-type="float" office:value="0.000646492626938995" calcext:value-type="float">
            <text:p>0.000646492626939</text:p>
          </table:table-cell>
          <table:table-cell office:value-type="float" office:value="0.000572141093358404" calcext:value-type="float">
            <text:p>0.000572141093358</text:p>
          </table:table-cell>
          <table:table-cell office:value-type="float" office:value="0.000497029105740836" calcext:value-type="float">
            <text:p>0.000497029105741</text:p>
          </table:table-cell>
          <table:table-cell office:value-type="float" office:value="0.000421609515115302" calcext:value-type="float">
            <text:p>0.000421609515115</text:p>
          </table:table-cell>
          <table:table-cell office:value-type="float" office:value="0.000346360873258291" calcext:value-type="float">
            <text:p>0.000346360873258</text:p>
          </table:table-cell>
          <table:table-cell office:value-type="float" office:value="0.000271761323734317" calcext:value-type="float">
            <text:p>0.000271761323734</text:p>
          </table:table-cell>
          <table:table-cell office:value-type="float" office:value="0.00019823906138429" calcext:value-type="float">
            <text:p>0.000198239061384</text:p>
          </table:table-cell>
          <table:table-cell office:value-type="float" office:value="0.000126074872573718" calcext:value-type="float">
            <text:p>0.000126074872574</text:p>
          </table:table-cell>
          <table:table-cell table:style-name="ce1" office:value-type="float" office:value="0.0000555175164447852" calcext:value-type="float">
            <text:p>5.55E-05</text:p>
          </table:table-cell>
          <table:table-cell table:style-name="ce1" office:value-type="float" office:value="-0.0000133358223977943" calcext:value-type="float">
            <text:p>-1.33E-05</text:p>
          </table:table-cell>
          <table:table-cell table:style-name="ce1" office:value-type="float" office:value="-0.0000801503286923328" calcext:value-type="float">
            <text:p>-8.02E-05</text:p>
          </table:table-cell>
          <table:table-cell office:value-type="float" office:value="-0.000144358564826417" calcext:value-type="float">
            <text:p>-0.000144358564826</text:p>
          </table:table-cell>
          <table:table-cell office:value-type="float" office:value="-0.000205461577593946" calcext:value-type="float">
            <text:p>-0.000205461577594</text:p>
          </table:table-cell>
          <table:table-cell office:value-type="float" office:value="-0.000262964234431499" calcext:value-type="float">
            <text:p>-0.000262964234432</text:p>
          </table:table-cell>
          <table:table-cell office:value-type="float" office:value="-0.000316383162603267" calcext:value-type="float">
            <text:p>-0.000316383162603</text:p>
          </table:table-cell>
          <table:table-cell office:value-type="float" office:value="-0.000365239452640475" calcext:value-type="float">
            <text:p>-0.00036523945264</text:p>
          </table:table-cell>
          <table:table-cell office:value-type="float" office:value="-0.000409055190120214" calcext:value-type="float">
            <text:p>-0.00040905519012</text:p>
          </table:table-cell>
          <table:table-cell office:value-type="float" office:value="-0.000447391347465005" calcext:value-type="float">
            <text:p>-0.000447391347465</text:p>
          </table:table-cell>
          <table:table-cell office:value-type="float" office:value="-0.000479847609167338" calcext:value-type="float">
            <text:p>-0.000479847609167</text:p>
          </table:table-cell>
          <table:table-cell office:value-type="float" office:value="-0.000506065086382131" calcext:value-type="float">
            <text:p>-0.000506065086382</text:p>
          </table:table-cell>
          <table:table-cell office:value-type="float" office:value="-0.000525731009903938" calcext:value-type="float">
            <text:p>-0.000525731009904</text:p>
          </table:table-cell>
          <table:table-cell office:value-type="float" office:value="-0.000538583801445901" calcext:value-type="float">
            <text:p>-0.000538583801446</text:p>
          </table:table-cell>
          <table:table-cell office:value-type="float" office:value="-0.000544417884385202" calcext:value-type="float">
            <text:p>-0.000544417884385</text:p>
          </table:table-cell>
          <table:table-cell office:value-type="float" office:value="-0.000543087975567026" calcext:value-type="float">
            <text:p>-0.000543087975567</text:p>
          </table:table-cell>
          <table:table-cell office:value-type="float" office:value="-0.000534512718169749" calcext:value-type="float">
            <text:p>-0.00053451271817</text:p>
          </table:table-cell>
          <table:table-cell office:value-type="float" office:value="-0.000518677593657491" calcext:value-type="float">
            <text:p>-0.000518677593657</text:p>
          </table:table-cell>
          <table:table-cell office:value-type="float" office:value="-0.000495637084834314" calcext:value-type="float">
            <text:p>-0.000495637084834</text:p>
          </table:table-cell>
          <table:table-cell office:value-type="float" office:value="-0.000465516106047487" calcext:value-type="float">
            <text:p>-0.000465516106047</text:p>
          </table:table-cell>
          <table:table-cell office:value-type="float" office:value="-0.000428510730501642" calcext:value-type="float">
            <text:p>-0.000428510730502</text:p>
          </table:table-cell>
          <table:table-cell office:value-type="float" office:value="-0.00038488829134439" calcext:value-type="float">
            <text:p>-0.000384888291344</text:p>
          </table:table-cell>
          <table:table-cell office:value-type="float" office:value="-0.000334987133234555" calcext:value-type="float">
            <text:p>-0.000334987133235</text:p>
          </table:table-cell>
          <table:table-cell office:value-type="float" office:value="-0.000279218005980309" calcext:value-type="float">
            <text:p>-0.00027921800598</text:p>
          </table:table-cell>
          <table:table-cell office:value-type="float" office:value="-0.000218081956131836" calcext:value-type="float">
            <text:p>-0.000218081956132</text:p>
          </table:table-cell>
          <table:table-cell office:value-type="float" office:value="-0.000152130288593711" calcext:value-type="float">
            <text:p>-0.000152130288594</text:p>
          </table:table-cell>
          <table:table-cell table:style-name="ce1" office:value-type="float" office:value="-0.0000819941089616351" calcext:value-type="float">
            <text:p>-8.20E-05</text:p>
          </table:table-cell>
          <table:table-cell table:style-name="ce1" office:value-type="float" office:value="-0.00000838976951140404" calcext:value-type="float">
            <text:p>-8.39E-06</text:p>
          </table:table-cell>
          <table:table-cell table:style-name="ce1" office:value-type="float" office:value="0.0000678743787296835" calcext:value-type="float">
            <text:p>6.79E-05</text:p>
          </table:table-cell>
          <table:table-cell office:value-type="float" office:value="0.000145847735102018" calcext:value-type="float">
            <text:p>0.000145847735102</text:p>
          </table:table-cell>
          <table:table-cell office:value-type="float" office:value="0.000224495862121698" calcext:value-type="float">
            <text:p>0.000224495862122</text:p>
          </table:table-cell>
          <table:table-cell office:value-type="float" office:value="0.00030259021465459" calcext:value-type="float">
            <text:p>0.000302590214655</text:p>
          </table:table-cell>
          <table:table-cell office:value-type="float" office:value="0.000378650486162896" calcext:value-type="float">
            <text:p>0.000378650486163</text:p>
          </table:table-cell>
          <table:table-cell office:value-type="float" office:value="0.000450847268404512" calcext:value-type="float">
            <text:p>0.000450847268405</text:p>
          </table:table-cell>
          <table:table-cell office:value-type="float" office:value="0.000516825572491469" calcext:value-type="float">
            <text:p>0.000516825572491</text:p>
          </table:table-cell>
          <table:table-cell office:value-type="float" office:value="0.000573410232993859" calcext:value-type="float">
            <text:p>0.000573410232994</text:p>
          </table:table-cell>
          <table:table-cell office:value-type="float" office:value="0.000616100165009203" calcext:value-type="float">
            <text:p>0.000616100165009</text:p>
          </table:table-cell>
          <table:table-cell office:value-type="float" office:value="0.000638189055249647" calcext:value-type="float">
            <text:p>0.00063818905525</text:p>
          </table:table-cell>
          <table:table-cell office:value-type="float" office:value="0.000629252618220162" calcext:value-type="float">
            <text:p>0.00062925261822</text:p>
          </table:table-cell>
          <table:table-cell office:value-type="float" office:value="0.000572689099006429" calcext:value-type="float">
            <text:p>0.000572689099006</text:p>
          </table:table-cell>
          <table:table-cell office:value-type="float" office:value="0.000442322185981991" calcext:value-type="float">
            <text:p>0.000442322185982</text:p>
          </table:table-cell>
          <table:table-cell office:value-type="float" office:value="0.000199831550523775" calcext:value-type="float">
            <text:p>0.000199831550524</text:p>
          </table:table-cell>
          <table:table-cell office:value-type="float" office:value="-0.000199831550523775" calcext:value-type="float">
            <text:p>-0.000199831550524</text:p>
          </table:table-cell>
        </table:table-row>
        <table:table-row table:style-name="ro1">
          <table:table-cell table:style-name="ce1" office:value-type="float" office:value="-0.0000982282425029523" calcext:value-type="float">
            <text:p>-9.82E-05</text:p>
          </table:table-cell>
          <table:table-cell table:style-name="ce1" office:value-type="float" office:value="0.0000982282425029523" calcext:value-type="float">
            <text:p>9.82E-05</text:p>
          </table:table-cell>
          <table:table-cell office:value-type="float" office:value="0.000282759595695953" calcext:value-type="float">
            <text:p>0.000282759595696</text:p>
          </table:table-cell>
          <table:table-cell office:value-type="float" office:value="0.000455077173647552" calcext:value-type="float">
            <text:p>0.000455077173648</text:p>
          </table:table-cell>
          <table:table-cell office:value-type="float" office:value="0.000620656681914956" calcext:value-type="float">
            <text:p>0.000620656681915</text:p>
          </table:table-cell>
          <table:table-cell office:value-type="float" office:value="0.000783333476021063" calcext:value-type="float">
            <text:p>0.000783333476021</text:p>
          </table:table-cell>
          <table:table-cell office:value-type="float" office:value="0.000944151303098401" calcext:value-type="float">
            <text:p>0.000944151303098</text:p>
          </table:table-cell>
          <table:table-cell office:value-type="float" office:value="0.00110234084966093" calcext:value-type="float">
            <text:p>0.001102340849661</text:p>
          </table:table-cell>
          <table:table-cell office:value-type="float" office:value="0.00125636765478755" calcext:value-type="float">
            <text:p>0.001256367654788</text:p>
          </table:table-cell>
          <table:table-cell office:value-type="float" office:value="0.0014045893613992" calcext:value-type="float">
            <text:p>0.001404589361399</text:p>
          </table:table-cell>
          <table:table-cell office:value-type="float" office:value="0.00154547965498483" calcext:value-type="float">
            <text:p>0.001545479654985</text:p>
          </table:table-cell>
          <table:table-cell office:value-type="float" office:value="0.00167790739948192" calcext:value-type="float">
            <text:p>0.001677907399482</text:p>
          </table:table-cell>
          <table:table-cell office:value-type="float" office:value="0.00180108563328294" calcext:value-type="float">
            <text:p>0.001801085633283</text:p>
          </table:table-cell>
          <table:table-cell office:value-type="float" office:value="0.00191451850715024" calcext:value-type="float">
            <text:p>0.00191451850715</text:p>
          </table:table-cell>
          <table:table-cell office:value-type="float" office:value="0.00201795297495484" calcext:value-type="float">
            <text:p>0.002017952974955</text:p>
          </table:table-cell>
          <table:table-cell office:value-type="float" office:value="0.00211132825407846" calcext:value-type="float">
            <text:p>0.002111328254078</text:p>
          </table:table-cell>
          <table:table-cell office:value-type="float" office:value="0.00219472970784437" calcext:value-type="float">
            <text:p>0.002194729707844</text:p>
          </table:table-cell>
          <table:table-cell office:value-type="float" office:value="0.00226834933604517" calcext:value-type="float">
            <text:p>0.002268349336045</text:p>
          </table:table-cell>
          <table:table-cell office:value-type="float" office:value="0.00233245290580146" calcext:value-type="float">
            <text:p>0.002332452905801</text:p>
          </table:table-cell>
          <table:table-cell office:value-type="float" office:value="0.00238735306933848" calcext:value-type="float">
            <text:p>0.002387353069338</text:p>
          </table:table-cell>
          <table:table-cell office:value-type="float" office:value="0.00243338767795874" calcext:value-type="float">
            <text:p>0.002433387677959</text:p>
          </table:table-cell>
          <table:table-cell office:value-type="float" office:value="0.00247090253474988" calcext:value-type="float">
            <text:p>0.00247090253475</text:p>
          </table:table-cell>
          <table:table-cell office:value-type="float" office:value="0.00250023792310231" calcext:value-type="float">
            <text:p>0.002500237923102</text:p>
          </table:table-cell>
          <table:table-cell office:value-type="float" office:value="0.00252171835810016" calcext:value-type="float">
            <text:p>0.0025217183581</text:p>
          </table:table-cell>
          <table:table-cell office:value-type="float" office:value="0.00253564508784836" calcext:value-type="float">
            <text:p>0.002535645087848</text:p>
          </table:table-cell>
          <table:table-cell office:value-type="float" office:value="0.00254229096350645" calcext:value-type="float">
            <text:p>0.002542290963506</text:p>
          </table:table-cell>
          <table:table-cell office:value-type="float" office:value="0.00254189734923869" calcext:value-type="float">
            <text:p>0.002541897349239</text:p>
          </table:table-cell>
          <table:table-cell office:value-type="float" office:value="0.00253467280080938" calcext:value-type="float">
            <text:p>0.002534672800809</text:p>
          </table:table-cell>
          <table:table-cell office:value-type="float" office:value="0.00252079326489055" calcext:value-type="float">
            <text:p>0.002520793264891</text:p>
          </table:table-cell>
          <table:table-cell office:value-type="float" office:value="0.00250040359883155" calcext:value-type="float">
            <text:p>0.002500403598832</text:p>
          </table:table-cell>
          <table:table-cell office:value-type="float" office:value="0.00247362021442809" calcext:value-type="float">
            <text:p>0.002473620214428</text:p>
          </table:table-cell>
          <table:table-cell office:value-type="float" office:value="0.00244053467633083" calcext:value-type="float">
            <text:p>0.002440534676331</text:p>
          </table:table-cell>
          <table:table-cell office:value-type="float" office:value="0.00240121810393736" calcext:value-type="float">
            <text:p>0.002401218103937</text:p>
          </table:table-cell>
          <table:table-cell office:value-type="float" office:value="0.00235572622227822" calcext:value-type="float">
            <text:p>0.002355726222278</text:p>
          </table:table-cell>
          <table:table-cell office:value-type="float" office:value="0.00230410493532428" calcext:value-type="float">
            <text:p>0.002304104935324</text:p>
          </table:table-cell>
          <table:table-cell office:value-type="float" office:value="0.00224639628613371" calcext:value-type="float">
            <text:p>0.002246396286134</text:p>
          </table:table-cell>
          <table:table-cell office:value-type="float" office:value="0.00218264469110571" calcext:value-type="float">
            <text:p>0.002182644691106</text:p>
          </table:table-cell>
          <table:table-cell office:value-type="float" office:value="0.0021129033270915" calcext:value-type="float">
            <text:p>0.002112903327092</text:p>
          </table:table-cell>
          <table:table-cell office:value-type="float" office:value="0.00203724056603517" calcext:value-type="float">
            <text:p>0.002037240566035</text:p>
          </table:table-cell>
          <table:table-cell office:value-type="float" office:value="0.00195574635084445" calcext:value-type="float">
            <text:p>0.001955746350844</text:p>
          </table:table-cell>
          <table:table-cell office:value-type="float" office:value="0.00186853840707747" calcext:value-type="float">
            <text:p>0.001868538407077</text:p>
          </table:table-cell>
          <table:table-cell office:value-type="float" office:value="0.00177576818982111" calcext:value-type="float">
            <text:p>0.001775768189821</text:p>
          </table:table-cell>
          <table:table-cell office:value-type="float" office:value="0.00167762646446094" calcext:value-type="float">
            <text:p>0.001677626464461</text:p>
          </table:table-cell>
          <table:table-cell office:value-type="float" office:value="0.00157434842033643" calcext:value-type="float">
            <text:p>0.001574348420336</text:p>
          </table:table-cell>
          <table:table-cell office:value-type="float" office:value="0.00146621822155687" calcext:value-type="float">
            <text:p>0.001466218221557</text:p>
          </table:table-cell>
          <table:table-cell office:value-type="float" office:value="0.00135357290489104" calcext:value-type="float">
            <text:p>0.001353572904891</text:p>
          </table:table-cell>
          <table:table-cell office:value-type="float" office:value="0.0012368055663885" calcext:value-type="float">
            <text:p>0.001236805566389</text:p>
          </table:table-cell>
          <table:table-cell office:value-type="float" office:value="0.00111636783724718" calcext:value-type="float">
            <text:p>0.001116367837247</text:p>
          </table:table-cell>
          <table:table-cell office:value-type="float" office:value="0.000992771730219659" calcext:value-type="float">
            <text:p>0.00099277173022</text:p>
          </table:table-cell>
          <table:table-cell office:value-type="float" office:value="0.000866591059297579" calcext:value-type="float">
            <text:p>0.000866591059298</text:p>
          </table:table-cell>
          <table:table-cell office:value-type="float" office:value="0.000738462596194157" calcext:value-type="float">
            <text:p>0.000738462596194</text:p>
          </table:table-cell>
          <table:table-cell office:value-type="float" office:value="0.00060908650852653" calcext:value-type="float">
            <text:p>0.000609086508527</text:p>
          </table:table-cell>
          <table:table-cell office:value-type="float" office:value="0.000479223320744172" calcext:value-type="float">
            <text:p>0.000479223320744</text:p>
          </table:table-cell>
          <table:table-cell office:value-type="float" office:value="0.000349679669945036" calcext:value-type="float">
            <text:p>0.000349679669945</text:p>
          </table:table-cell>
          <table:table-cell office:value-type="float" office:value="0.00022127175427314" calcext:value-type="float">
            <text:p>0.000221271754273</text:p>
          </table:table-cell>
          <table:table-cell table:style-name="ce1" office:value-type="float" office:value="0.0000947669555810209" calcext:value-type="float">
            <text:p>9.48E-05</text:p>
          </table:table-cell>
          <table:table-cell table:style-name="ce1" office:value-type="float" office:value="-0.0000294098043110267" calcext:value-type="float">
            <text:p>-2.94E-05</text:p>
          </table:table-cell>
          <table:table-cell office:value-type="float" office:value="-0.000151272172241869" calcext:value-type="float">
            <text:p>-0.000151272172242</text:p>
          </table:table-cell>
          <table:table-cell office:value-type="float" office:value="-0.000270078577429585" calcext:value-type="float">
            <text:p>-0.00027007857743</text:p>
          </table:table-cell>
          <table:table-cell office:value-type="float" office:value="-0.000385140724881826" calcext:value-type="float">
            <text:p>-0.000385140724882</text:p>
          </table:table-cell>
          <table:table-cell office:value-type="float" office:value="-0.000495630719957345" calcext:value-type="float">
            <text:p>-0.000495630719957</text:p>
          </table:table-cell>
          <table:table-cell office:value-type="float" office:value="-0.000600717549276575" calcext:value-type="float">
            <text:p>-0.000600717549277</text:p>
          </table:table-cell>
          <table:table-cell office:value-type="float" office:value="-0.000699573275357201" calcext:value-type="float">
            <text:p>-0.000699573275357</text:p>
          </table:table-cell>
          <table:table-cell office:value-type="float" office:value="-0.000791380866578405" calcext:value-type="float">
            <text:p>-0.000791380866578</text:p>
          </table:table-cell>
          <table:table-cell office:value-type="float" office:value="-0.000875338607887302" calcext:value-type="float">
            <text:p>-0.000875338607887</text:p>
          </table:table-cell>
          <table:table-cell office:value-type="float" office:value="-0.000950668764051363" calcext:value-type="float">
            <text:p>-0.000950668764051</text:p>
          </table:table-cell>
          <table:table-cell office:value-type="float" office:value="-0.00101664159672582" calcext:value-type="float">
            <text:p>-0.001016641596726</text:p>
          </table:table-cell>
          <table:table-cell office:value-type="float" office:value="-0.00107258702933733" calcext:value-type="float">
            <text:p>-0.001072587029337</text:p>
          </table:table-cell>
          <table:table-cell office:value-type="float" office:value="-0.00111790377399808" calcext:value-type="float">
            <text:p>-0.001117903773998</text:p>
          </table:table-cell>
          <table:table-cell office:value-type="float" office:value="-0.00115206831251334" calcext:value-type="float">
            <text:p>-0.001152068312513</text:p>
          </table:table-cell>
          <table:table-cell office:value-type="float" office:value="-0.00117464365602775" calcext:value-type="float">
            <text:p>-0.001174643656028</text:p>
          </table:table-cell>
          <table:table-cell office:value-type="float" office:value="-0.00118528752504918" calcext:value-type="float">
            <text:p>-0.001185287525049</text:p>
          </table:table-cell>
          <table:table-cell office:value-type="float" office:value="-0.00118375967177994" calcext:value-type="float">
            <text:p>-0.00118375967178</text:p>
          </table:table-cell>
          <table:table-cell office:value-type="float" office:value="-0.00116992816779548" calcext:value-type="float">
            <text:p>-0.001169928167795</text:p>
          </table:table-cell>
          <table:table-cell office:value-type="float" office:value="-0.0011437745620782" calcext:value-type="float">
            <text:p>-0.001143774562078</text:p>
          </table:table-cell>
          <table:table-cell office:value-type="float" office:value="-0.00110539788843481" calcext:value-type="float">
            <text:p>-0.001105397888435</text:p>
          </table:table-cell>
          <table:table-cell office:value-type="float" office:value="-0.00105501756661684" calcext:value-type="float">
            <text:p>-0.001055017566617</text:p>
          </table:table-cell>
          <table:table-cell office:value-type="float" office:value="-0.000992975345064181" calcext:value-type="float">
            <text:p>-0.000992975345064</text:p>
          </table:table-cell>
          <table:table-cell office:value-type="float" office:value="-0.000919736570578981" calcext:value-type="float">
            <text:p>-0.000919736570579</text:p>
          </table:table-cell>
          <table:table-cell office:value-type="float" office:value="-0.000835891431484222" calcext:value-type="float">
            <text:p>-0.000835891431484</text:p>
          </table:table-cell>
          <table:table-cell office:value-type="float" office:value="-0.000742157568872041" calcext:value-type="float">
            <text:p>-0.000742157568872</text:p>
          </table:table-cell>
          <table:table-cell office:value-type="float" office:value="-0.000639385487227864" calcext:value-type="float">
            <text:p>-0.000639385487228</text:p>
          </table:table-cell>
          <table:table-cell office:value-type="float" office:value="-0.000528548665097965" calcext:value-type="float">
            <text:p>-0.000528548665098</text:p>
          </table:table-cell>
          <table:table-cell office:value-type="float" office:value="-0.000410757475681771" calcext:value-type="float">
            <text:p>-0.000410757475682</text:p>
          </table:table-cell>
          <table:table-cell office:value-type="float" office:value="-0.000287272603682368" calcext:value-type="float">
            <text:p>-0.000287272603682</text:p>
          </table:table-cell>
          <table:table-cell office:value-type="float" office:value="-0.000159524686108395" calcext:value-type="float">
            <text:p>-0.000159524686108</text:p>
          </table:table-cell>
          <table:table-cell table:style-name="ce1" office:value-type="float" office:value="-0.0000291516462434561" calcext:value-type="float">
            <text:p>-2.92E-05</text:p>
          </table:table-cell>
          <table:table-cell office:value-type="float" office:value="0.000101992303006143" calcext:value-type="float">
            <text:p>0.000101992303006</text:p>
          </table:table-cell>
          <table:table-cell office:value-type="float" office:value="0.000231703406695699" calcext:value-type="float">
            <text:p>0.000231703406696</text:p>
          </table:table-cell>
          <table:table-cell office:value-type="float" office:value="0.000357423485965198" calcext:value-type="float">
            <text:p>0.000357423485965</text:p>
          </table:table-cell>
          <table:table-cell office:value-type="float" office:value="0.000475987464712529" calcext:value-type="float">
            <text:p>0.000475987464713</text:p>
          </table:table-cell>
          <table:table-cell office:value-type="float" office:value="0.000583409873438401" calcext:value-type="float">
            <text:p>0.000583409873438</text:p>
          </table:table-cell>
          <table:table-cell office:value-type="float" office:value="0.000674502222129198" calcext:value-type="float">
            <text:p>0.000674502222129</text:p>
          </table:table-cell>
          <table:table-cell office:value-type="float" office:value="0.000742283881132838" calcext:value-type="float">
            <text:p>0.000742283881133</text:p>
          </table:table-cell>
          <table:table-cell office:value-type="float" office:value="0.00077709260050177" calcext:value-type="float">
            <text:p>0.000777092600502</text:p>
          </table:table-cell>
          <table:table-cell office:value-type="float" office:value="0.00076531330142124" calcext:value-type="float">
            <text:p>0.000765313301421</text:p>
          </table:table-cell>
          <table:table-cell office:value-type="float" office:value="0.000687787820942714" calcext:value-type="float">
            <text:p>0.000687787820943</text:p>
          </table:table-cell>
          <table:table-cell office:value-type="float" office:value="0.000518466249612051" calcext:value-type="float">
            <text:p>0.000518466249612</text:p>
          </table:table-cell>
          <table:table-cell office:value-type="float" office:value="0.000225038945496483" calcext:value-type="float">
            <text:p>0.000225038945496</text:p>
          </table:table-cell>
          <table:table-cell office:value-type="float" office:value="-0.000225038945496483" calcext:value-type="float">
            <text:p>-0.000225038945496</text:p>
          </table:table-cell>
        </table:table-row>
        <table:table-row table:style-name="ro1">
          <table:table-cell table:style-name="ce1" office:value-type="float" office:value="-0.0000900071462870474" calcext:value-type="float">
            <text:p>-9.00E-05</text:p>
          </table:table-cell>
          <table:table-cell table:style-name="ce1" office:value-type="float" office:value="0.0000900071462870474" calcext:value-type="float">
            <text:p>9.00E-05</text:p>
          </table:table-cell>
          <table:table-cell office:value-type="float" office:value="0.000307582364869088" calcext:value-type="float">
            <text:p>0.000307582364869</text:p>
          </table:table-cell>
          <table:table-cell office:value-type="float" office:value="0.00053926259593721" calcext:value-type="float">
            <text:p>0.000539262595937</text:p>
          </table:table-cell>
          <table:table-cell office:value-type="float" office:value="0.000777403168534939" calcext:value-type="float">
            <text:p>0.000777403168535</text:p>
          </table:table-cell>
          <table:table-cell office:value-type="float" office:value="0.00101815330687462" calcext:value-type="float">
            <text:p>0.001018153306875</text:p>
          </table:table-cell>
          <table:table-cell office:value-type="float" office:value="0.00125847295826085" calcext:value-type="float">
            <text:p>0.001258472958261</text:p>
          </table:table-cell>
          <table:table-cell office:value-type="float" office:value="0.00149540246265004" calcext:value-type="float">
            <text:p>0.00149540246265</text:p>
          </table:table-cell>
          <table:table-cell office:value-type="float" office:value="0.00172611642752808" calcext:value-type="float">
            <text:p>0.001726116427528</text:p>
          </table:table-cell>
          <table:table-cell office:value-type="float" office:value="0.00194800243685409" calcext:value-type="float">
            <text:p>0.001948002436854</text:p>
          </table:table-cell>
          <table:table-cell office:value-type="float" office:value="0.00215896722065808" calcext:value-type="float">
            <text:p>0.002158967220658</text:p>
          </table:table-cell>
          <table:table-cell office:value-type="float" office:value="0.00235740362776733" calcext:value-type="float">
            <text:p>0.002357403627767</text:p>
          </table:table-cell>
          <table:table-cell office:value-type="float" office:value="0.00254216959333228" calcext:value-type="float">
            <text:p>0.002542169593332</text:p>
          </table:table-cell>
          <table:table-cell office:value-type="float" office:value="0.00271252769441899" calcext:value-type="float">
            <text:p>0.002712527694419</text:p>
          </table:table-cell>
          <table:table-cell office:value-type="float" office:value="0.00286807808614637" calcext:value-type="float">
            <text:p>0.002868078086146</text:p>
          </table:table-cell>
          <table:table-cell office:value-type="float" office:value="0.00300869208730983" calcext:value-type="float">
            <text:p>0.00300869208731</text:p>
          </table:table-cell>
          <table:table-cell office:value-type="float" office:value="0.00313445121614989" calcext:value-type="float">
            <text:p>0.00313445121615</text:p>
          </table:table-cell>
          <table:table-cell office:value-type="float" office:value="0.0032455937939409" calcext:value-type="float">
            <text:p>0.003245593793941</text:p>
          </table:table-cell>
          <table:table-cell office:value-type="float" office:value="0.00334246951097667" calcext:value-type="float">
            <text:p>0.003342469510977</text:p>
          </table:table-cell>
          <table:table-cell office:value-type="float" office:value="0.00342550152232497" calcext:value-type="float">
            <text:p>0.003425501522325</text:p>
          </table:table-cell>
          <table:table-cell office:value-type="float" office:value="0.00349515532773597" calcext:value-type="float">
            <text:p>0.003495155327736</text:p>
          </table:table-cell>
          <table:table-cell office:value-type="float" office:value="0.0035519136350815" calcext:value-type="float">
            <text:p>0.003551913635082</text:p>
          </table:table-cell>
          <table:table-cell office:value-type="float" office:value="0.00359625644304214" calcext:value-type="float">
            <text:p>0.003596256443042</text:p>
          </table:table-cell>
          <table:table-cell office:value-type="float" office:value="0.00362864566789384" calcext:value-type="float">
            <text:p>0.003628645667894</text:p>
          </table:table-cell>
          <table:table-cell office:value-type="float" office:value="0.00364951372545122" calcext:value-type="float">
            <text:p>0.003649513725451</text:p>
          </table:table-cell>
          <table:table-cell office:value-type="float" office:value="0.00365925555664497" calcext:value-type="float">
            <text:p>0.003659255556645</text:p>
          </table:table-cell>
          <table:table-cell office:value-type="float" office:value="0.00365822365645133" calcext:value-type="float">
            <text:p>0.003658223656451</text:p>
          </table:table-cell>
          <table:table-cell office:value-type="float" office:value="0.00364672572090101" calcext:value-type="float">
            <text:p>0.003646725720901</text:p>
          </table:table-cell>
          <table:table-cell office:value-type="float" office:value="0.00362502457232551" calcext:value-type="float">
            <text:p>0.003625024572326</text:p>
          </table:table-cell>
          <table:table-cell office:value-type="float" office:value="0.00359334005409402" calcext:value-type="float">
            <text:p>0.003593340054094</text:p>
          </table:table-cell>
          <table:table-cell office:value-type="float" office:value="0.00355185262480721" calcext:value-type="float">
            <text:p>0.003551852624807</text:p>
          </table:table-cell>
          <table:table-cell table:style-name="ce1" office:value-type="float" office:value="0.00350070839126462" calcext:value-type="float">
            <text:p>3.50E-03</text:p>
          </table:table-cell>
          <table:table-cell office:value-type="float" office:value="0.00344002535127787" calcext:value-type="float">
            <text:p>0.003440025351278</text:p>
          </table:table-cell>
          <table:table-cell office:value-type="float" office:value="0.0033699006240884" calcext:value-type="float">
            <text:p>0.003369900624088</text:p>
          </table:table-cell>
          <table:table-cell office:value-type="float" office:value="0.00329041846891934" calcext:value-type="float">
            <text:p>0.003290418468919</text:p>
          </table:table-cell>
          <table:table-cell office:value-type="float" office:value="0.0032016588951108" calcext:value-type="float">
            <text:p>0.003201658895111</text:p>
          </table:table-cell>
          <table:table-cell office:value-type="float" office:value="0.00310370668134585" calcext:value-type="float">
            <text:p>0.003103706681346</text:p>
          </table:table-cell>
          <table:table-cell office:value-type="float" office:value="0.00299666063443824" calcext:value-type="float">
            <text:p>0.002996660634438</text:p>
          </table:table-cell>
          <table:table-cell office:value-type="float" office:value="0.00288064292270224" calcext:value-type="float">
            <text:p>0.002880642922702</text:p>
          </table:table-cell>
          <table:table-cell office:value-type="float" office:value="0.00275580832117812" calcext:value-type="float">
            <text:p>0.002755808321178</text:p>
          </table:table-cell>
          <table:table-cell office:value-type="float" office:value="0.0026223532196959" calcext:value-type="float">
            <text:p>0.002622353219696</text:p>
          </table:table-cell>
          <table:table-cell office:value-type="float" office:value="0.00248052423966803" calcext:value-type="float">
            <text:p>0.002480524239668</text:p>
          </table:table-cell>
          <table:table-cell office:value-type="float" office:value="0.00233062630984111" calcext:value-type="float">
            <text:p>0.002330626309841</text:p>
          </table:table-cell>
          <table:table-cell office:value-type="float" office:value="0.00217303004865682" calcext:value-type="float">
            <text:p>0.002173030048657</text:p>
          </table:table-cell>
          <table:table-cell office:value-type="float" office:value="0.00200817829539479" calcext:value-type="float">
            <text:p>0.002008178295395</text:p>
          </table:table-cell>
          <table:table-cell office:value-type="float" office:value="0.00183659162933889" calcext:value-type="float">
            <text:p>0.001836591629339</text:p>
          </table:table-cell>
          <table:table-cell office:value-type="float" office:value="0.00165887273315073" calcext:value-type="float">
            <text:p>0.001658872733151</text:p>
          </table:table-cell>
          <table:table-cell office:value-type="float" office:value="0.00147570948270302" calcext:value-type="float">
            <text:p>0.001475709482703</text:p>
          </table:table-cell>
          <table:table-cell office:value-type="float" office:value="0.00128787678364754" calcext:value-type="float">
            <text:p>0.001287876783648</text:p>
          </table:table-cell>
          <table:table-cell office:value-type="float" office:value="0.00109623742454901" calcext:value-type="float">
            <text:p>0.001096237424549</text:p>
          </table:table-cell>
          <table:table-cell office:value-type="float" office:value="0.00090174267567349" calcext:value-type="float">
            <text:p>0.000901742675673</text:p>
          </table:table-cell>
          <table:table-cell office:value-type="float" office:value="0.00070543363636687" calcext:value-type="float">
            <text:p>0.000705433636367</text:p>
          </table:table-cell>
          <table:table-cell office:value-type="float" office:value="0.000508442416579531" calcext:value-type="float">
            <text:p>0.00050844241658</text:p>
          </table:table-cell>
          <table:table-cell office:value-type="float" office:value="0.000311981389619816" calcext:value-type="float">
            <text:p>0.00031198138962</text:p>
          </table:table-cell>
          <table:table-cell office:value-type="float" office:value="0.000117284724625975" calcext:value-type="float">
            <text:p>0.000117284724626</text:p>
          </table:table-cell>
          <table:table-cell table:style-name="ce1" office:value-type="float" office:value="-0.0000744013026398135" calcext:value-type="float">
            <text:p>-7.44E-05</text:p>
          </table:table-cell>
          <table:table-cell office:value-type="float" office:value="-0.0002632896660459" calcext:value-type="float">
            <text:p>-0.000263289666046</text:p>
          </table:table-cell>
          <table:table-cell office:value-type="float" office:value="-0.000448466959649886" calcext:value-type="float">
            <text:p>-0.00044846695965</text:p>
          </table:table-cell>
          <table:table-cell office:value-type="float" office:value="-0.000628893091605142" calcext:value-type="float">
            <text:p>-0.000628893091605</text:p>
          </table:table-cell>
          <table:table-cell office:value-type="float" office:value="-0.000803475160404024" calcext:value-type="float">
            <text:p>-0.000803475160404</text:p>
          </table:table-cell>
          <table:table-cell office:value-type="float" office:value="-0.000971029097842747" calcext:value-type="float">
            <text:p>-0.000971029097843</text:p>
          </table:table-cell>
          <table:table-cell office:value-type="float" office:value="-0.00113033715013237" calcext:value-type="float">
            <text:p>-0.001130337150132</text:p>
          </table:table-cell>
          <table:table-cell office:value-type="float" office:value="-0.00128017516579158" calcext:value-type="float">
            <text:p>-0.001280175165792</text:p>
          </table:table-cell>
          <table:table-cell office:value-type="float" office:value="-0.00141933096023357" calcext:value-type="float">
            <text:p>-0.001419330960234</text:p>
          </table:table-cell>
          <table:table-cell office:value-type="float" office:value="-0.00154661951737488" calcext:value-type="float">
            <text:p>-0.001546619517375</text:p>
          </table:table-cell>
          <table:table-cell office:value-type="float" office:value="-0.00166090013381914" calcext:value-type="float">
            <text:p>-0.001660900133819</text:p>
          </table:table-cell>
          <table:table-cell office:value-type="float" office:value="-0.00176109860351858" calcext:value-type="float">
            <text:p>-0.001761098603519</text:p>
          </table:table-cell>
          <table:table-cell office:value-type="float" office:value="-0.00184622551415939" calcext:value-type="float">
            <text:p>-0.001846225514159</text:p>
          </table:table-cell>
          <table:table-cell office:value-type="float" office:value="-0.00191539201004392" calcext:value-type="float">
            <text:p>-0.001915392010044</text:p>
          </table:table-cell>
          <table:table-cell office:value-type="float" office:value="-0.00196782430281602" calcext:value-type="float">
            <text:p>-0.001967824302816</text:p>
          </table:table-cell>
          <table:table-cell office:value-type="float" office:value="-0.00200287721531858" calcext:value-type="float">
            <text:p>-0.002002877215319</text:p>
          </table:table-cell>
          <table:table-cell office:value-type="float" office:value="-0.00202004662373613" calcext:value-type="float">
            <text:p>-0.002020046623736</text:p>
          </table:table-cell>
          <table:table-cell office:value-type="float" office:value="-0.00201898058689529" calcext:value-type="float">
            <text:p>-0.002018980586895</text:p>
          </table:table-cell>
          <table:table-cell office:value-type="float" office:value="-0.00199948899183455" calcext:value-type="float">
            <text:p>-0.001999488991835</text:p>
          </table:table-cell>
          <table:table-cell office:value-type="float" office:value="-0.00196155160962636" calcext:value-type="float">
            <text:p>-0.001961551609626</text:p>
          </table:table-cell>
          <table:table-cell office:value-type="float" office:value="-0.00190532455837559" calcext:value-type="float">
            <text:p>-0.001905324558376</text:p>
          </table:table-cell>
          <table:table-cell office:value-type="float" office:value="-0.00183114525803714" calcext:value-type="float">
            <text:p>-0.001831145258037</text:p>
          </table:table-cell>
          <table:table-cell office:value-type="float" office:value="-0.00173953611550646" calcext:value-type="float">
            <text:p>-0.001739536115506</text:p>
          </table:table-cell>
          <table:table-cell office:value-type="float" office:value="-0.00163120734718853" calcext:value-type="float">
            <text:p>-0.001631207347189</text:p>
          </table:table-cell>
          <table:table-cell office:value-type="float" office:value="-0.00150705959442135" calcext:value-type="float">
            <text:p>-0.001507059594421</text:p>
          </table:table-cell>
          <table:table-cell office:value-type="float" office:value="-0.00136818716514138" calcext:value-type="float">
            <text:p>-0.001368187165141</text:p>
          </table:table-cell>
          <table:table-cell office:value-type="float" office:value="-0.00121588206131195" calcext:value-type="float">
            <text:p>-0.001215882061312</text:p>
          </table:table-cell>
          <table:table-cell office:value-type="float" office:value="-0.00105163608018083" calcext:value-type="float">
            <text:p>-0.001051636080181</text:p>
          </table:table-cell>
          <table:table-cell office:value-type="float" office:value="-0.000877153304369357" calcext:value-type="float">
            <text:p>-0.000877153304369</text:p>
          </table:table-cell>
          <table:table-cell office:value-type="float" office:value="-0.000694368959321852" calcext:value-type="float">
            <text:p>-0.000694368959322</text:p>
          </table:table-cell>
          <table:table-cell office:value-type="float" office:value="-0.000505477677773913" calcext:value-type="float">
            <text:p>-0.000505477677774</text:p>
          </table:table-cell>
          <table:table-cell office:value-type="float" office:value="-0.000312975770749889" calcext:value-type="float">
            <text:p>-0.00031297577075</text:p>
          </table:table-cell>
          <table:table-cell office:value-type="float" office:value="-0.00011971330352893" calcext:value-type="float">
            <text:p>-0.000119713303529</text:p>
          </table:table-cell>
          <table:table-cell table:style-name="ce1" office:value-type="float" office:value="0.0000709994085227026" calcext:value-type="float">
            <text:p>7.10E-05</text:p>
          </table:table-cell>
          <table:table-cell office:value-type="float" office:value="0.000255234188057346" calcext:value-type="float">
            <text:p>0.000255234188057</text:p>
          </table:table-cell>
          <table:table-cell office:value-type="float" office:value="0.000428362550716497" calcext:value-type="float">
            <text:p>0.000428362550716</text:p>
          </table:table-cell>
          <table:table-cell office:value-type="float" office:value="0.000584638534964406" calcext:value-type="float">
            <text:p>0.000584638534964</text:p>
          </table:table-cell>
          <table:table-cell office:value-type="float" office:value="0.000716840492372351" calcext:value-type="float">
            <text:p>0.000716840492372</text:p>
          </table:table-cell>
          <table:table-cell office:value-type="float" office:value="0.000815703265261994" calcext:value-type="float">
            <text:p>0.000815703265262</text:p>
          </table:table-cell>
          <table:table-cell office:value-type="float" office:value="0.000869166701335287" calcext:value-type="float">
            <text:p>0.000869166701335</text:p>
          </table:table-cell>
          <table:table-cell office:value-type="float" office:value="0.000861479175302848" calcext:value-type="float">
            <text:p>0.000861479175303</text:p>
          </table:table-cell>
          <table:table-cell office:value-type="float" office:value="0.000772362996830978" calcext:value-type="float">
            <text:p>0.000772362996831</text:p>
          </table:table-cell>
          <table:table-cell office:value-type="float" office:value="0.000576790340170438" calcext:value-type="float">
            <text:p>0.00057679034017</text:p>
          </table:table-cell>
          <table:table-cell office:value-type="float" office:value="0.000246392443022128" calcext:value-type="float">
            <text:p>0.000246392443022</text:p>
          </table:table-cell>
          <table:table-cell office:value-type="float" office:value="-0.000246392443022128" calcext:value-type="float">
            <text:p>-0.000246392443022</text:p>
          </table:table-cell>
        </table:table-row>
        <table:table-row table:style-name="ro1">
          <table:table-cell table:style-name="ce1" office:value-type="float" office:value="-0.0000932263497846263" calcext:value-type="float">
            <text:p>-9.32E-05</text:p>
          </table:table-cell>
          <table:table-cell table:style-name="ce1" office:value-type="float" office:value="0.0000932263497846263" calcext:value-type="float">
            <text:p>9.32E-05</text:p>
          </table:table-cell>
          <table:table-cell office:value-type="float" office:value="0.000354142759796116" calcext:value-type="float">
            <text:p>0.000354142759796</text:p>
          </table:table-cell>
          <table:table-cell office:value-type="float" office:value="0.000652184021817258" calcext:value-type="float">
            <text:p>0.000652184021817</text:p>
          </table:table-cell>
          <table:table-cell office:value-type="float" office:value="0.000970435635729374" calcext:value-type="float">
            <text:p>0.000970435635729</text:p>
          </table:table-cell>
          <table:table-cell office:value-type="float" office:value="0.00129827415552421" calcext:value-type="float">
            <text:p>0.001298274155524</text:p>
          </table:table-cell>
          <table:table-cell office:value-type="float" office:value="0.00162826681017643" calcext:value-type="float">
            <text:p>0.001628266810176</text:p>
          </table:table-cell>
          <table:table-cell office:value-type="float" office:value="0.001954708176744" calcext:value-type="float">
            <text:p>0.001954708176744</text:p>
          </table:table-cell>
          <table:table-cell office:value-type="float" office:value="0.00227290741336842" calcext:value-type="float">
            <text:p>0.002272907413368</text:p>
          </table:table-cell>
          <table:table-cell office:value-type="float" office:value="0.0025791425524554" calcext:value-type="float">
            <text:p>0.002579142552455</text:p>
          </table:table-cell>
          <table:table-cell office:value-type="float" office:value="0.00287049281901425" calcext:value-type="float">
            <text:p>0.002870492819014</text:p>
          </table:table-cell>
          <table:table-cell office:value-type="float" office:value="0.00314475615987032" calcext:value-type="float">
            <text:p>0.00314475615987</text:p>
          </table:table-cell>
          <table:table-cell office:value-type="float" office:value="0.00340036299685184" calcext:value-type="float">
            <text:p>0.003400362996852</text:p>
          </table:table-cell>
          <table:table-cell office:value-type="float" office:value="0.00363628259044345" calcext:value-type="float">
            <text:p>0.003636282590443</text:p>
          </table:table-cell>
          <table:table-cell office:value-type="float" office:value="0.00385193075784305" calcext:value-type="float">
            <text:p>0.003851930757843</text:p>
          </table:table-cell>
          <table:table-cell office:value-type="float" office:value="0.00404708337401904" calcext:value-type="float">
            <text:p>0.004047083374019</text:p>
          </table:table-cell>
          <table:table-cell office:value-type="float" office:value="0.00422179825159521" calcext:value-type="float">
            <text:p>0.004221798251595</text:p>
          </table:table-cell>
          <table:table-cell office:value-type="float" office:value="0.00437634658071133" calcext:value-type="float">
            <text:p>0.004376346580711</text:p>
          </table:table-cell>
          <table:table-cell office:value-type="float" office:value="0.00451115403713921" calcext:value-type="float">
            <text:p>0.004511154037139</text:p>
          </table:table-cell>
          <table:table-cell office:value-type="float" office:value="0.00462675106944859" calcext:value-type="float">
            <text:p>0.004626751069449</text:p>
          </table:table-cell>
          <table:table-cell office:value-type="float" office:value="0.00472373159180929" calcext:value-type="float">
            <text:p>0.004723731591809</text:p>
          </table:table-cell>
          <table:table-cell office:value-type="float" office:value="0.00480271922354579" calcext:value-type="float">
            <text:p>0.004802719223546</text:p>
          </table:table-cell>
          <table:table-cell office:value-type="float" office:value="0.00486434023621166" calcext:value-type="float">
            <text:p>0.004864340236212</text:p>
          </table:table-cell>
          <table:table-cell office:value-type="float" office:value="0.00490920243175151" calcext:value-type="float">
            <text:p>0.004909202431752</text:p>
          </table:table-cell>
          <table:table-cell office:value-type="float" office:value="0.00493787925437684" calcext:value-type="float">
            <text:p>0.004937879254377</text:p>
          </table:table-cell>
          <table:table-cell office:value-type="float" office:value="0.0049508985128287" calcext:value-type="float">
            <text:p>0.004950898512829</text:p>
          </table:table-cell>
          <table:table-cell office:value-type="float" office:value="0.0049487351651402" calcext:value-type="float">
            <text:p>0.00494873516514</text:p>
          </table:table-cell>
          <table:table-cell office:value-type="float" office:value="0.00493180766360058" calcext:value-type="float">
            <text:p>0.004931807663601</text:p>
          </table:table-cell>
          <table:table-cell office:value-type="float" office:value="0.00490047742420803" calcext:value-type="float">
            <text:p>0.004900477424208</text:p>
          </table:table-cell>
          <table:table-cell office:value-type="float" office:value="0.00485505100540158" calcext:value-type="float">
            <text:p>0.004855051005402</text:p>
          </table:table-cell>
          <table:table-cell office:value-type="float" office:value="0.0047957846312387" calcext:value-type="float">
            <text:p>0.004795784631239</text:p>
          </table:table-cell>
          <table:table-cell office:value-type="float" office:value="0.00472289071031614" calcext:value-type="float">
            <text:p>0.004722890710316</text:p>
          </table:table-cell>
          <table:table-cell office:value-type="float" office:value="0.00463654603163306" calcext:value-type="float">
            <text:p>0.004636546031633</text:p>
          </table:table-cell>
          <table:table-cell office:value-type="float" office:value="0.00453690133281851" calcext:value-type="float">
            <text:p>0.004536901332819</text:p>
          </table:table-cell>
          <table:table-cell office:value-type="float" office:value="0.00442409196310551" calcext:value-type="float">
            <text:p>0.004424091963106</text:p>
          </table:table-cell>
          <table:table-cell office:value-type="float" office:value="0.00429824937027596" calcext:value-type="float">
            <text:p>0.004298249370276</text:p>
          </table:table-cell>
          <table:table-cell office:value-type="float" office:value="0.00415951316090267" calcext:value-type="float">
            <text:p>0.004159513160903</text:p>
          </table:table-cell>
          <table:table-cell office:value-type="float" office:value="0.00400804349391785" calcext:value-type="float">
            <text:p>0.004008043493918</text:p>
          </table:table-cell>
          <table:table-cell office:value-type="float" office:value="0.00384403358159214" calcext:value-type="float">
            <text:p>0.003844033581592</text:p>
          </table:table-cell>
          <table:table-cell office:value-type="float" office:value="0.00366772207367448" calcext:value-type="float">
            <text:p>0.003667722073674</text:p>
          </table:table-cell>
          <table:table-cell office:value-type="float" office:value="0.00347940512439739" calcext:value-type="float">
            <text:p>0.003479405124397</text:p>
          </table:table-cell>
          <table:table-cell office:value-type="float" office:value="0.00327944792910087" calcext:value-type="float">
            <text:p>0.003279447929101</text:p>
          </table:table-cell>
          <table:table-cell office:value-type="float" office:value="0.00306829553095542" calcext:value-type="float">
            <text:p>0.003068295530955</text:p>
          </table:table-cell>
          <table:table-cell office:value-type="float" office:value="0.00284648269029715" calcext:value-type="float">
            <text:p>0.002846482690297</text:p>
          </table:table-cell>
          <table:table-cell office:value-type="float" office:value="0.002614642594109" calcext:value-type="float">
            <text:p>0.002614642594109</text:p>
          </table:table-cell>
          <table:table-cell office:value-type="float" office:value="0.00237351417279666" calcext:value-type="float">
            <text:p>0.002373514172797</text:p>
          </table:table-cell>
          <table:table-cell office:value-type="float" office:value="0.00212394775132059" calcext:value-type="float">
            <text:p>0.002123947751321</text:p>
          </table:table-cell>
          <table:table-cell office:value-type="float" office:value="0.00186690876209381" calcext:value-type="float">
            <text:p>0.001866908762094</text:p>
          </table:table-cell>
          <table:table-cell office:value-type="float" office:value="0.00160347930670134" calcext:value-type="float">
            <text:p>0.001603479306701</text:p>
          </table:table-cell>
          <table:table-cell office:value-type="float" office:value="0.00133485768083104" calcext:value-type="float">
            <text:p>0.001334857680831</text:p>
          </table:table-cell>
          <table:table-cell office:value-type="float" office:value="0.00106235701390647" calcext:value-type="float">
            <text:p>0.001062357013906</text:p>
          </table:table-cell>
          <table:table-cell office:value-type="float" office:value="0.000787406793824312" calcext:value-type="float">
            <text:p>0.000787406793824</text:p>
          </table:table-cell>
          <table:table-cell office:value-type="float" office:value="0.000511565869069806" calcext:value-type="float">
            <text:p>0.00051156586907</text:p>
          </table:table-cell>
          <table:table-cell office:value-type="float" office:value="0.000236553203927957" calcext:value-type="float">
            <text:p>0.000236553203928</text:p>
          </table:table-cell>
          <table:table-cell table:style-name="ce1" office:value-type="float" office:value="-0.0000358069418266235" calcext:value-type="float">
            <text:p>-3.58E-05</text:p>
          </table:table-cell>
          <table:table-cell office:value-type="float" office:value="-0.000304774782528511" calcext:value-type="float">
            <text:p>-0.000304774782529</text:p>
          </table:table-cell>
          <table:table-cell office:value-type="float" office:value="-0.000569706180571697" calcext:value-type="float">
            <text:p>-0.000569706180572</text:p>
          </table:table-cell>
          <table:table-cell office:value-type="float" office:value="-0.000829329083319983" calcext:value-type="float">
            <text:p>-0.00082932908332</text:p>
          </table:table-cell>
          <table:table-cell office:value-type="float" office:value="-0.00108219633554792" calcext:value-type="float">
            <text:p>-0.001082196335548</text:p>
          </table:table-cell>
          <table:table-cell office:value-type="float" office:value="-0.00132676833873431" calcext:value-type="float">
            <text:p>-0.001326768338734</text:p>
          </table:table-cell>
          <table:table-cell office:value-type="float" office:value="-0.00156142492074499" calcext:value-type="float">
            <text:p>-0.001561424920745</text:p>
          </table:table-cell>
          <table:table-cell office:value-type="float" office:value="-0.00178450182259183" calcext:value-type="float">
            <text:p>-0.001784501822592</text:p>
          </table:table-cell>
          <table:table-cell office:value-type="float" office:value="-0.00199432291411422" calcext:value-type="float">
            <text:p>-0.001994322914114</text:p>
          </table:table-cell>
          <table:table-cell office:value-type="float" office:value="-0.00218922726365653" calcext:value-type="float">
            <text:p>-0.002189227263657</text:p>
          </table:table-cell>
          <table:table-cell office:value-type="float" office:value="-0.00236759359132687" calcext:value-type="float">
            <text:p>-0.002367593591327</text:p>
          </table:table-cell>
          <table:table-cell office:value-type="float" office:value="-0.00252786489663282" calcext:value-type="float">
            <text:p>-0.002527864896633</text:p>
          </table:table-cell>
          <table:table-cell office:value-type="float" office:value="-0.00266857431923599" calcext:value-type="float">
            <text:p>-0.002668574319236</text:p>
          </table:table-cell>
          <table:table-cell office:value-type="float" office:value="-0.0027883693655537" calcext:value-type="float">
            <text:p>-0.002788369365554</text:p>
          </table:table-cell>
          <table:table-cell office:value-type="float" office:value="-0.00288603418693851" calcext:value-type="float">
            <text:p>-0.002886034186939</text:p>
          </table:table-cell>
          <table:table-cell office:value-type="float" office:value="-0.00296051022879668" calcext:value-type="float">
            <text:p>-0.002960510228797</text:p>
          </table:table-cell>
          <table:table-cell office:value-type="float" office:value="-0.0030109153567372" calcext:value-type="float">
            <text:p>-0.003010915356737</text:p>
          </table:table-cell>
          <table:table-cell office:value-type="float" office:value="-0.00303656134958305" calcext:value-type="float">
            <text:p>-0.003036561349583</text:p>
          </table:table-cell>
          <table:table-cell office:value-type="float" office:value="-0.00303696957451042" calcext:value-type="float">
            <text:p>-0.00303696957451</text:p>
          </table:table-cell>
          <table:table-cell office:value-type="float" office:value="-0.00301188467017004" calcext:value-type="float">
            <text:p>-0.00301188467017</text:p>
          </table:table-cell>
          <table:table-cell office:value-type="float" office:value="-0.0029612861429621" calcext:value-type="float">
            <text:p>-0.002961286142962</text:p>
          </table:table-cell>
          <table:table-cell office:value-type="float" office:value="-0.00288539787173469" calcext:value-type="float">
            <text:p>-0.002885397871735</text:p>
          </table:table-cell>
          <table:table-cell office:value-type="float" office:value="-0.00278469566204411" calcext:value-type="float">
            <text:p>-0.002784695662044</text:p>
          </table:table-cell>
          <table:table-cell office:value-type="float" office:value="-0.00265991313490294" calcext:value-type="float">
            <text:p>-0.002659913134903</text:p>
          </table:table-cell>
          <table:table-cell office:value-type="float" office:value="-0.00251204644587295" calcext:value-type="float">
            <text:p>-0.002512046445873</text:p>
          </table:table-cell>
          <table:table-cell office:value-type="float" office:value="-0.00234235851472083" calcext:value-type="float">
            <text:p>-0.002342358514721</text:p>
          </table:table-cell>
          <table:table-cell office:value-type="float" office:value="-0.00215238360245566" calcext:value-type="float">
            <text:p>-0.002152383602456</text:p>
          </table:table-cell>
          <table:table-cell office:value-type="float" office:value="-0.00194393300093785" calcext:value-type="float">
            <text:p>-0.001943933000938</text:p>
          </table:table-cell>
          <table:table-cell office:value-type="float" office:value="-0.00171910283341506" calcext:value-type="float">
            <text:p>-0.001719102833415</text:p>
          </table:table-cell>
          <table:table-cell office:value-type="float" office:value="-0.00148028905842576" calcext:value-type="float">
            <text:p>-0.001480289058426</text:p>
          </table:table-cell>
          <table:table-cell office:value-type="float" office:value="-0.00123021102486441" calcext:value-type="float">
            <text:p>-0.001230211024864</text:p>
          </table:table-cell>
          <table:table-cell office:value-type="float" office:value="-0.000971946691622677" calcext:value-type="float">
            <text:p>-0.000971946691623</text:p>
          </table:table-cell>
          <table:table-cell office:value-type="float" office:value="-0.000708983982883862" calcext:value-type="float">
            <text:p>-0.000708983982884</text:p>
          </table:table-cell>
          <table:table-cell office:value-type="float" office:value="-0.00044529357927417" calcext:value-type="float">
            <text:p>-0.000445293579274</text:p>
          </table:table-cell>
          <table:table-cell office:value-type="float" office:value="-0.000185441145074633" calcext:value-type="float">
            <text:p>-0.000185441145075</text:p>
          </table:table-cell>
          <table:table-cell table:style-name="ce1" office:value-type="float" office:value="0.0000652606770320423" calcext:value-type="float">
            <text:p>6.53E-05</text:p>
          </table:table-cell>
          <table:table-cell office:value-type="float" office:value="0.00030051211228827" calcext:value-type="float">
            <text:p>0.000300512112288</text:p>
          </table:table-cell>
          <table:table-cell office:value-type="float" office:value="0.000512870454277506" calcext:value-type="float">
            <text:p>0.000512870454278</text:p>
          </table:table-cell>
          <table:table-cell office:value-type="float" office:value="0.00069320769630995" calcext:value-type="float">
            <text:p>0.00069320769631</text:p>
          </table:table-cell>
          <table:table-cell office:value-type="float" office:value="0.000830284839231478" calcext:value-type="float">
            <text:p>0.000830284839231</text:p>
          </table:table-cell>
          <table:table-cell office:value-type="float" office:value="0.000910183472081759" calcext:value-type="float">
            <text:p>0.000910183472082</text:p>
          </table:table-cell>
          <table:table-cell office:value-type="float" office:value="0.00091574058861452" calcext:value-type="float">
            <text:p>0.000915740588615</text:p>
          </table:table-cell>
          <table:table-cell office:value-type="float" office:value="0.000826190464481483" calcext:value-type="float">
            <text:p>0.000826190464481</text:p>
          </table:table-cell>
          <table:table-cell office:value-type="float" office:value="0.000617378358179439" calcext:value-type="float">
            <text:p>0.000617378358179</text:p>
          </table:table-cell>
          <table:table-cell office:value-type="float" office:value="0.000262999092581103" calcext:value-type="float">
            <text:p>0.000262999092581</text:p>
          </table:table-cell>
          <table:table-cell office:value-type="float" office:value="-0.000262999092581103" calcext:value-type="float">
            <text:p>-0.000262999092581</text:p>
          </table:table-cell>
        </table:table-row>
        <table:table-row table:style-name="ro1">
          <table:table-cell office:value-type="float" office:value="-0.000108812081060076" calcext:value-type="float">
            <text:p>-0.00010881208106</text:p>
          </table:table-cell>
          <table:table-cell office:value-type="float" office:value="0.000108812081060076" calcext:value-type="float">
            <text:p>0.00010881208106</text:p>
          </table:table-cell>
          <table:table-cell office:value-type="float" office:value="0.000427745767852817" calcext:value-type="float">
            <text:p>0.000427745767853</text:p>
          </table:table-cell>
          <table:table-cell office:value-type="float" office:value="0.000802297205641237" calcext:value-type="float">
            <text:p>0.000802297205641</text:p>
          </table:table-cell>
          <table:table-cell office:value-type="float" office:value="0.00120935051954105" calcext:value-type="float">
            <text:p>0.001209350519541</text:p>
          </table:table-cell>
          <table:table-cell office:value-type="float" office:value="0.00163293925211897" calcext:value-type="float">
            <text:p>0.001632939252119</text:p>
          </table:table-cell>
          <table:table-cell office:value-type="float" office:value="0.00206162143557212" calcext:value-type="float">
            <text:p>0.002061621435572</text:p>
          </table:table-cell>
          <table:table-cell office:value-type="float" office:value="0.00248675000566924" calcext:value-type="float">
            <text:p>0.002486750005669</text:p>
          </table:table-cell>
          <table:table-cell office:value-type="float" office:value="0.00290172672561375" calcext:value-type="float">
            <text:p>0.002901726725614</text:p>
          </table:table-cell>
          <table:table-cell office:value-type="float" office:value="0.00330145355420551" calcext:value-type="float">
            <text:p>0.003301453554206</text:p>
          </table:table-cell>
          <table:table-cell office:value-type="float" office:value="0.00368203316283628" calcext:value-type="float">
            <text:p>0.003682033162836</text:p>
          </table:table-cell>
          <table:table-cell office:value-type="float" office:value="0.00404056382440188" calcext:value-type="float">
            <text:p>0.004040563824402</text:p>
          </table:table-cell>
          <table:table-cell office:value-type="float" office:value="0.00437497748014836" calcext:value-type="float">
            <text:p>0.004374977480148</text:p>
          </table:table-cell>
          <table:table-cell office:value-type="float" office:value="0.00468389965935519" calcext:value-type="float">
            <text:p>0.004683899659355</text:p>
          </table:table-cell>
          <table:table-cell office:value-type="float" office:value="0.00496652502951044" calcext:value-type="float">
            <text:p>0.00496652502951</text:p>
          </table:table-cell>
          <table:table-cell office:value-type="float" office:value="0.00522250663909814" calcext:value-type="float">
            <text:p>0.005222506639098</text:p>
          </table:table-cell>
          <table:table-cell office:value-type="float" office:value="0.00545185819912277" calcext:value-type="float">
            <text:p>0.005451858199123</text:p>
          </table:table-cell>
          <table:table-cell office:value-type="float" office:value="0.00565486892314237" calcext:value-type="float">
            <text:p>0.005654868923142</text:p>
          </table:table-cell>
          <table:table-cell office:value-type="float" office:value="0.00583203026826488" calcext:value-type="float">
            <text:p>0.005832030268265</text:p>
          </table:table-cell>
          <table:table-cell office:value-type="float" office:value="0.00598397375372595" calcext:value-type="float">
            <text:p>0.005983973753726</text:p>
          </table:table-cell>
          <table:table-cell office:value-type="float" office:value="0.00611141890012477" calcext:value-type="float">
            <text:p>0.006111418900125</text:p>
          </table:table-cell>
          <table:table-cell office:value-type="float" office:value="0.00621513032292799" calcext:value-type="float">
            <text:p>0.006215130322928</text:p>
          </table:table-cell>
          <table:table-cell office:value-type="float" office:value="0.00629588306305804" calcext:value-type="float">
            <text:p>0.006295883063058</text:p>
          </table:table-cell>
          <table:table-cell office:value-type="float" office:value="0.00635443526138269" calcext:value-type="float">
            <text:p>0.006354435261383</text:p>
          </table:table-cell>
          <table:table-cell office:value-type="float" office:value="0.00639150739899155" calcext:value-type="float">
            <text:p>0.006391507398992</text:p>
          </table:table-cell>
          <table:table-cell office:value-type="float" office:value="0.00640776737323971" calcext:value-type="float">
            <text:p>0.00640776737324</text:p>
          </table:table-cell>
          <table:table-cell office:value-type="float" office:value="0.00640382073940579" calcext:value-type="float">
            <text:p>0.006403820739406</text:p>
          </table:table-cell>
          <table:table-cell office:value-type="float" office:value="0.00638020554141694" calcext:value-type="float">
            <text:p>0.006380205541417</text:p>
          </table:table-cell>
          <table:table-cell office:value-type="float" office:value="0.00633739115955824" calcext:value-type="float">
            <text:p>0.006337391159558</text:p>
          </table:table-cell>
          <table:table-cell office:value-type="float" office:value="0.00627578067881072" calcext:value-type="float">
            <text:p>0.006275780678811</text:p>
          </table:table-cell>
          <table:table-cell office:value-type="float" office:value="0.00619571630274284" calcext:value-type="float">
            <text:p>0.006195716302743</text:p>
          </table:table-cell>
          <table:table-cell office:value-type="float" office:value="0.00609748736865061" calcext:value-type="float">
            <text:p>0.006097487368651</text:p>
          </table:table-cell>
          <table:table-cell office:value-type="float" office:value="0.0059813405523896" calcext:value-type="float">
            <text:p>0.00598134055239</text:p>
          </table:table-cell>
          <table:table-cell office:value-type="float" office:value="0.00584749187519362" calcext:value-type="float">
            <text:p>0.005847491875194</text:p>
          </table:table-cell>
          <table:table-cell office:value-type="float" office:value="0.00569614013639861" calcext:value-type="float">
            <text:p>0.005696140136399</text:p>
          </table:table-cell>
          <table:table-cell office:value-type="float" office:value="0.00552748143212656" calcext:value-type="float">
            <text:p>0.005527481432127</text:p>
          </table:table-cell>
          <table:table-cell office:value-type="float" office:value="0.00534172442239825" calcext:value-type="float">
            <text:p>0.005341724422398</text:p>
          </table:table-cell>
          <table:table-cell office:value-type="float" office:value="0.0051391060414215" calcext:value-type="float">
            <text:p>0.005139106041422</text:p>
          </table:table-cell>
          <table:table-cell office:value-type="float" office:value="0.00491990734747206" calcext:value-type="float">
            <text:p>0.004919907347472</text:p>
          </table:table-cell>
          <table:table-cell office:value-type="float" office:value="0.00468446923615395" calcext:value-type="float">
            <text:p>0.004684469236154</text:p>
          </table:table-cell>
          <table:table-cell office:value-type="float" office:value="0.00443320774081306" calcext:value-type="float">
            <text:p>0.004433207740813</text:p>
          </table:table-cell>
          <table:table-cell office:value-type="float" office:value="0.00416662866359139" calcext:value-type="float">
            <text:p>0.004166628663591</text:p>
          </table:table-cell>
          <table:table-cell office:value-type="float" office:value="0.00388534128067864" calcext:value-type="float">
            <text:p>0.003885341280679</text:p>
          </table:table-cell>
          <table:table-cell office:value-type="float" office:value="0.00359007086399076" calcext:value-type="float">
            <text:p>0.003590070863991</text:p>
          </table:table-cell>
          <table:table-cell office:value-type="float" office:value="0.00328166974894556" calcext:value-type="float">
            <text:p>0.003281669748946</text:p>
          </table:table-cell>
          <table:table-cell office:value-type="float" office:value="0.00296112664314606" calcext:value-type="float">
            <text:p>0.002961126643146</text:p>
          </table:table-cell>
          <table:table-cell office:value-type="float" office:value="0.0026295738076951" calcext:value-type="float">
            <text:p>0.002629573807695</text:p>
          </table:table-cell>
          <table:table-cell office:value-type="float" office:value="0.00228829165093725" calcext:value-type="float">
            <text:p>0.002288291650937</text:p>
          </table:table-cell>
          <table:table-cell office:value-type="float" office:value="0.00193871015623309" calcext:value-type="float">
            <text:p>0.001938710156233</text:p>
          </table:table-cell>
          <table:table-cell office:value-type="float" office:value="0.00158240656788851" calcext:value-type="float">
            <text:p>0.001582406567889</text:p>
          </table:table-cell>
          <table:table-cell office:value-type="float" office:value="0.00122109932340589" calcext:value-type="float">
            <text:p>0.001221099323406</text:p>
          </table:table-cell>
          <table:table-cell office:value-type="float" office:value="0.000856640760389703" calcext:value-type="float">
            <text:p>0.00085664076039</text:p>
          </table:table-cell>
          <table:table-cell office:value-type="float" office:value="0.000491021032988177" calcext:value-type="float">
            <text:p>0.000491021032988</text:p>
          </table:table-cell>
          <table:table-cell office:value-type="float" office:value="0.00012643969812116" calcext:value-type="float">
            <text:p>0.000126439698121</text:p>
          </table:table-cell>
          <table:table-cell office:value-type="float" office:value="-0.000234251991326728" calcext:value-type="float">
            <text:p>-0.000234251991327</text:p>
          </table:table-cell>
          <table:table-cell office:value-type="float" office:value="-0.000591373978250746" calcext:value-type="float">
            <text:p>-0.000591373978251</text:p>
          </table:table-cell>
          <table:table-cell office:value-type="float" office:value="-0.000943050121298574" calcext:value-type="float">
            <text:p>-0.000943050121299</text:p>
          </table:table-cell>
          <table:table-cell office:value-type="float" office:value="-0.00128755376974242" calcext:value-type="float">
            <text:p>-0.001287553769742</text:p>
          </table:table-cell>
          <table:table-cell office:value-type="float" office:value="-0.00162300231105984" calcext:value-type="float">
            <text:p>-0.00162300231106</text:p>
          </table:table-cell>
          <table:table-cell office:value-type="float" office:value="-0.00194737862981775" calcext:value-type="float">
            <text:p>-0.001947378629818</text:p>
          </table:table-cell>
          <table:table-cell office:value-type="float" office:value="-0.00225857056792855" calcext:value-type="float">
            <text:p>-0.002258570567929</text:p>
          </table:table-cell>
          <table:table-cell office:value-type="float" office:value="-0.00255441329116744" calcext:value-type="float">
            <text:p>-0.002554413291167</text:p>
          </table:table-cell>
          <table:table-cell office:value-type="float" office:value="-0.00283272791130599" calcext:value-type="float">
            <text:p>-0.002832727911306</text:p>
          </table:table-cell>
          <table:table-cell office:value-type="float" office:value="-0.00309135625691007" calcext:value-type="float">
            <text:p>-0.00309135625691</text:p>
          </table:table-cell>
          <table:table-cell office:value-type="float" office:value="-0.00332819341390343" calcext:value-type="float">
            <text:p>-0.003328193413903</text:p>
          </table:table-cell>
          <table:table-cell office:value-type="float" office:value="-0.00354121963205145" calcext:value-type="float">
            <text:p>-0.003541219632051</text:p>
          </table:table-cell>
          <table:table-cell office:value-type="float" office:value="-0.00372853209824935" calcext:value-type="float">
            <text:p>-0.003728532098249</text:p>
          </table:table-cell>
          <table:table-cell office:value-type="float" office:value="-0.00388837557850976" calcext:value-type="float">
            <text:p>-0.00388837557851</text:p>
          </table:table-cell>
          <table:table-cell office:value-type="float" office:value="-0.0040191714301969" calcext:value-type="float">
            <text:p>-0.004019171430197</text:p>
          </table:table-cell>
          <table:table-cell office:value-type="float" office:value="-0.00411954484190863" calcext:value-type="float">
            <text:p>-0.004119544841909</text:p>
          </table:table-cell>
          <table:table-cell office:value-type="float" office:value="-0.0041883501594292" calcext:value-type="float">
            <text:p>-0.004188350159429</text:p>
          </table:table-cell>
          <table:table-cell office:value-type="float" office:value="-0.00422469410684388" calcext:value-type="float">
            <text:p>-0.004224694106844</text:p>
          </table:table-cell>
          <table:table-cell office:value-type="float" office:value="-0.00422795667639182" calcext:value-type="float">
            <text:p>-0.004227956676392</text:p>
          </table:table-cell>
          <table:table-cell office:value-type="float" office:value="-0.00419780949703076" calcext:value-type="float">
            <text:p>-0.004197809497031</text:p>
          </table:table-cell>
          <table:table-cell office:value-type="float" office:value="-0.0041342315690419" calcext:value-type="float">
            <text:p>-0.004134231569042</text:p>
          </table:table-cell>
          <table:table-cell office:value-type="float" office:value="-0.00403752237517395" calcext:value-type="float">
            <text:p>-0.004037522375174</text:p>
          </table:table-cell>
          <table:table-cell office:value-type="float" office:value="-0.0039083125188659" calcext:value-type="float">
            <text:p>-0.003908312518866</text:p>
          </table:table-cell>
          <table:table-cell office:value-type="float" office:value="-0.00374757223863814" calcext:value-type="float">
            <text:p>-0.003747572238638</text:p>
          </table:table-cell>
          <table:table-cell office:value-type="float" office:value="-0.00355661833833929" calcext:value-type="float">
            <text:p>-0.003556618338339</text:p>
          </table:table-cell>
          <table:table-cell office:value-type="float" office:value="-0.00333712031942019" calcext:value-type="float">
            <text:p>-0.00333712031942</text:p>
          </table:table-cell>
          <table:table-cell office:value-type="float" office:value="-0.00309110671362414" calcext:value-type="float">
            <text:p>-0.003091106713624</text:p>
          </table:table-cell>
          <table:table-cell office:value-type="float" office:value="-0.00282097289013165" calcext:value-type="float">
            <text:p>-0.002820972890132</text:p>
          </table:table-cell>
          <table:table-cell office:value-type="float" office:value="-0.00252949221363701" calcext:value-type="float">
            <text:p>-0.002529492213637</text:p>
          </table:table-cell>
          <table:table-cell office:value-type="float" office:value="-0.00221983381355147" calcext:value-type="float">
            <text:p>-0.002219833813551</text:p>
          </table:table-cell>
          <table:table-cell office:value-type="float" office:value="-0.00189558971412926" calcext:value-type="float">
            <text:p>-0.001895589714129</text:p>
          </table:table-cell>
          <table:table-cell office:value-type="float" office:value="-0.00156081488629448" calcext:value-type="float">
            <text:p>-0.001560814886294</text:p>
          </table:table-cell>
          <table:table-cell office:value-type="float" office:value="-0.00122008495204422" calcext:value-type="float">
            <text:p>-0.001220084952044</text:p>
          </table:table-cell>
          <table:table-cell office:value-type="float" office:value="-0.000878577893345831" calcext:value-type="float">
            <text:p>-0.000878577893346</text:p>
          </table:table-cell>
          <table:table-cell office:value-type="float" office:value="-0.000542189671101292" calcext:value-type="float">
            <text:p>-0.000542189671101</text:p>
          </table:table-cell>
          <table:table-cell office:value-type="float" office:value="-0.000217689787949701" calcext:value-type="float">
            <text:p>-0.00021768978795</text:p>
          </table:table-cell>
          <table:table-cell table:style-name="ce1" office:value-type="float" office:value="0.0000870728814514784" calcext:value-type="float">
            <text:p>8.71E-05</text:p>
          </table:table-cell>
          <table:table-cell office:value-type="float" office:value="0.00036287361714203" calcext:value-type="float">
            <text:p>0.000362873617142</text:p>
          </table:table-cell>
          <table:table-cell office:value-type="float" office:value="0.000598920794198883" calcext:value-type="float">
            <text:p>0.000598920794199</text:p>
          </table:table-cell>
          <table:table-cell office:value-type="float" office:value="0.000782299645273113" calcext:value-type="float">
            <text:p>0.000782299645273</text:p>
          </table:table-cell>
          <table:table-cell office:value-type="float" office:value="0.00089763592062786" calcext:value-type="float">
            <text:p>0.000897635920628</text:p>
          </table:table-cell>
          <table:table-cell office:value-type="float" office:value="0.000926763453389082" calcext:value-type="float">
            <text:p>0.000926763453389</text:p>
          </table:table-cell>
          <table:table-cell office:value-type="float" office:value="0.000848608983776625" calcext:value-type="float">
            <text:p>0.000848608983777</text:p>
          </table:table-cell>
          <table:table-cell office:value-type="float" office:value="0.000639488740458934" calcext:value-type="float">
            <text:p>0.000639488740459</text:p>
          </table:table-cell>
          <table:table-cell office:value-type="float" office:value="0.000273956356702418" calcext:value-type="float">
            <text:p>0.000273956356702</text:p>
          </table:table-cell>
          <table:table-cell office:value-type="float" office:value="-0.000273956356702418" calcext:value-type="float">
            <text:p>-0.000273956356702</text:p>
          </table:table-cell>
        </table:table-row>
        <table:table-row table:style-name="ro1">
          <table:table-cell office:value-type="float" office:value="-0.000137014953881567" calcext:value-type="float">
            <text:p>-0.000137014953882</text:p>
          </table:table-cell>
          <table:table-cell office:value-type="float" office:value="0.000137014953881567" calcext:value-type="float">
            <text:p>0.000137014953882</text:p>
          </table:table-cell>
          <table:table-cell office:value-type="float" office:value="0.000531144543973518" calcext:value-type="float">
            <text:p>0.000531144543974</text:p>
          </table:table-cell>
          <table:table-cell office:value-type="float" office:value="0.000994734954062256" calcext:value-type="float">
            <text:p>0.000994734954062</text:p>
          </table:table-cell>
          <table:table-cell office:value-type="float" office:value="0.00150066564649278" calcext:value-type="float">
            <text:p>0.001500665646493</text:p>
          </table:table-cell>
          <table:table-cell office:value-type="float" office:value="0.0020290119399368" calcext:value-type="float">
            <text:p>0.002029011939937</text:p>
          </table:table-cell>
          <table:table-cell office:value-type="float" office:value="0.00256488655787961" calcext:value-type="float">
            <text:p>0.00256488655788</text:p>
          </table:table-cell>
          <table:table-cell office:value-type="float" office:value="0.00309707704269564" calcext:value-type="float">
            <text:p>0.003097077042696</text:p>
          </table:table-cell>
          <table:table-cell office:value-type="float" office:value="0.00361703209024796" calcext:value-type="float">
            <text:p>0.003617032090248</text:p>
          </table:table-cell>
          <table:table-cell office:value-type="float" office:value="0.0041182166123443" calcext:value-type="float">
            <text:p>0.004118216612344</text:p>
          </table:table-cell>
          <table:table-cell office:value-type="float" office:value="0.00459568181266743" calcext:value-type="float">
            <text:p>0.004595681812667</text:p>
          </table:table-cell>
          <table:table-cell office:value-type="float" office:value="0.00504576061033037" calcext:value-type="float">
            <text:p>0.00504576061033</text:p>
          </table:table-cell>
          <table:table-cell office:value-type="float" office:value="0.00546583529296058" calcext:value-type="float">
            <text:p>0.005465835292961</text:p>
          </table:table-cell>
          <table:table-cell office:value-type="float" office:value="0.00585414866391467" calcext:value-type="float">
            <text:p>0.005854148663915</text:p>
          </table:table-cell>
          <table:table-cell office:value-type="float" office:value="0.00620964448724845" calcext:value-type="float">
            <text:p>0.006209644487248</text:p>
          </table:table-cell>
          <table:table-cell office:value-type="float" office:value="0.00653183010698972" calcext:value-type="float">
            <text:p>0.00653183010699</text:p>
          </table:table-cell>
          <table:table-cell office:value-type="float" office:value="0.00682065748432159" calcext:value-type="float">
            <text:p>0.006820657484322</text:p>
          </table:table-cell>
          <table:table-cell office:value-type="float" office:value="0.00707642037962965" calcext:value-type="float">
            <text:p>0.00707642037963</text:p>
          </table:table-cell>
          <table:table-cell office:value-type="float" office:value="0.00729966606120623" calcext:value-type="float">
            <text:p>0.007299666061206</text:p>
          </table:table-cell>
          <table:table-cell office:value-type="float" office:value="0.00749112017729658" calcext:value-type="float">
            <text:p>0.007491120177297</text:p>
          </table:table-cell>
          <table:table-cell office:value-type="float" office:value="0.00765162357750007" calcext:value-type="float">
            <text:p>0.0076516235775</text:p>
          </table:table-cell>
          <table:table-cell office:value-type="float" office:value="0.00778207994724076" calcext:value-type="float">
            <text:p>0.007782079947241</text:p>
          </table:table-cell>
          <table:table-cell office:value-type="float" office:value="0.00788341320735933" calcext:value-type="float">
            <text:p>0.007883413207359</text:p>
          </table:table-cell>
          <table:table-cell office:value-type="float" office:value="0.00795653371159405" calcext:value-type="float">
            <text:p>0.007956533711594</text:p>
          </table:table-cell>
          <table:table-cell office:value-type="float" office:value="0.00800231235090162" calcext:value-type="float">
            <text:p>0.008002312350902</text:p>
          </table:table-cell>
          <table:table-cell office:value-type="float" office:value="0.00802156173473512" calcext:value-type="float">
            <text:p>0.008021561734735</text:p>
          </table:table-cell>
          <table:table-cell office:value-type="float" office:value="0.00801502370976021" calcext:value-type="float">
            <text:p>0.00801502370976</text:p>
          </table:table-cell>
          <table:table-cell office:value-type="float" office:value="0.00798336249384548" calcext:value-type="float">
            <text:p>0.007983362493845</text:p>
          </table:table-cell>
          <table:table-cell office:value-type="float" office:value="0.00792716278630495" calcext:value-type="float">
            <text:p>0.007927162786305</text:p>
          </table:table-cell>
          <table:table-cell office:value-type="float" office:value="0.00784693224312372" calcext:value-type="float">
            <text:p>0.007846932243124</text:p>
          </table:table-cell>
          <table:table-cell office:value-type="float" office:value="0.00774310773211071" calcext:value-type="float">
            <text:p>0.007743107732111</text:p>
          </table:table-cell>
          <table:table-cell office:value-type="float" office:value="0.00761606484026803" calcext:value-type="float">
            <text:p>0.007616064840268</text:p>
          </table:table-cell>
          <table:table-cell office:value-type="float" office:value="0.00746613011647162" calcext:value-type="float">
            <text:p>0.007466130116472</text:p>
          </table:table-cell>
          <table:table-cell office:value-type="float" office:value="0.00729359555868717" calcext:value-type="float">
            <text:p>0.007293595558687</text:p>
          </table:table-cell>
          <table:table-cell office:value-type="float" office:value="0.00709873490196219" calcext:value-type="float">
            <text:p>0.007098734901962</text:p>
          </table:table-cell>
          <table:table-cell office:value-type="float" office:value="0.00688182125327175" calcext:value-type="float">
            <text:p>0.006881821253272</text:p>
          </table:table-cell>
          <table:table-cell office:value-type="float" office:value="0.00664314567822027" calcext:value-type="float">
            <text:p>0.00664314567822</text:p>
          </table:table-cell>
          <table:table-cell office:value-type="float" office:value="0.0063830363376047" calcext:value-type="float">
            <text:p>0.006383036337605</text:p>
          </table:table-cell>
          <table:table-cell office:value-type="float" office:value="0.00610187780595497" calcext:value-type="float">
            <text:p>0.006101877805955</text:p>
          </table:table-cell>
          <table:table-cell office:value-type="float" office:value="0.0058001302266287" calcext:value-type="float">
            <text:p>0.005800130226629</text:p>
          </table:table-cell>
          <table:table-cell office:value-type="float" office:value="0.00547834796081391" calcext:value-type="float">
            <text:p>0.005478347960814</text:p>
          </table:table-cell>
          <table:table-cell office:value-type="float" office:value="0.00513719742157433" calcext:value-type="float">
            <text:p>0.005137197421574</text:p>
          </table:table-cell>
          <table:table-cell office:value-type="float" office:value="0.00477747378375387" calcext:value-type="float">
            <text:p>0.004777473783754</text:p>
          </table:table-cell>
          <table:table-cell office:value-type="float" office:value="0.00440011627116688" calcext:value-type="float">
            <text:p>0.004400116271167</text:p>
          </table:table-cell>
          <table:table-cell office:value-type="float" office:value="0.0040062217194448" calcext:value-type="float">
            <text:p>0.004006221719445</text:p>
          </table:table-cell>
          <table:table-cell office:value-type="float" office:value="0.00359705607508225" calcext:value-type="float">
            <text:p>0.003597056075082</text:p>
          </table:table-cell>
          <table:table-cell office:value-type="float" office:value="0.00317406343668926" calcext:value-type="float">
            <text:p>0.003174063436689</text:p>
          </table:table-cell>
          <table:table-cell office:value-type="float" office:value="0.00273887208180621" calcext:value-type="float">
            <text:p>0.002738872081806</text:p>
          </table:table-cell>
          <table:table-cell office:value-type="float" office:value="0.00229329667800485" calcext:value-type="float">
            <text:p>0.002293296678005</text:p>
          </table:table-cell>
          <table:table-cell office:value-type="float" office:value="0.00183933554874974" calcext:value-type="float">
            <text:p>0.00183933554875</text:p>
          </table:table-cell>
          <table:table-cell office:value-type="float" office:value="0.00137916182170035" calcext:value-type="float">
            <text:p>0.0013791618217</text:p>
          </table:table-cell>
          <table:table-cell office:value-type="float" office:value="0.000915109082123599" calcext:value-type="float">
            <text:p>0.000915109082124</text:p>
          </table:table-cell>
          <table:table-cell office:value-type="float" office:value="0.000449659474102508" calcext:value-type="float">
            <text:p>0.000449659474103</text:p>
          </table:table-cell>
          <table:table-cell table:style-name="ce1" office:value-type="float" office:value="-0.0000145444901869897" calcext:value-type="float">
            <text:p>-1.45E-05</text:p>
          </table:table-cell>
          <table:table-cell office:value-type="float" office:value="-0.000474650580865402" calcext:value-type="float">
            <text:p>-0.000474650580865</text:p>
          </table:table-cell>
          <table:table-cell office:value-type="float" office:value="-0.00092983099490533" calcext:value-type="float">
            <text:p>-0.000929830994905</text:p>
          </table:table-cell>
          <table:table-cell office:value-type="float" office:value="-0.00137811197353849" calcext:value-type="float">
            <text:p>-0.001378111973539</text:p>
          </table:table-cell>
          <table:table-cell office:value-type="float" office:value="-0.00181725536512971" calcext:value-type="float">
            <text:p>-0.00181725536513</text:p>
          </table:table-cell>
          <table:table-cell office:value-type="float" office:value="-0.00224483998349661" calcext:value-type="float">
            <text:p>-0.002244839983497</text:p>
          </table:table-cell>
          <table:table-cell office:value-type="float" office:value="-0.00265830285469694" calcext:value-type="float">
            <text:p>-0.002658302854697</text:p>
          </table:table-cell>
          <table:table-cell office:value-type="float" office:value="-0.00305498222587807" calcext:value-type="float">
            <text:p>-0.003054982225878</text:p>
          </table:table-cell>
          <table:table-cell office:value-type="float" office:value="-0.00343216159964517" calcext:value-type="float">
            <text:p>-0.003432161599645</text:p>
          </table:table-cell>
          <table:table-cell office:value-type="float" office:value="-0.00378711231268705" calcext:value-type="float">
            <text:p>-0.003787112312687</text:p>
          </table:table-cell>
          <table:table-cell office:value-type="float" office:value="-0.00411713431532163" calcext:value-type="float">
            <text:p>-0.004117134315322</text:p>
          </table:table-cell>
          <table:table-cell office:value-type="float" office:value="-0.00441959577569866" calcext:value-type="float">
            <text:p>-0.004419595775699</text:p>
          </table:table-cell>
          <table:table-cell office:value-type="float" office:value="-0.00469197215337145" calcext:value-type="float">
            <text:p>-0.004691972153371</text:p>
          </table:table-cell>
          <table:table-cell office:value-type="float" office:value="-0.00493188483360267" calcext:value-type="float">
            <text:p>-0.004931884833603</text:p>
          </table:table-cell>
          <table:table-cell office:value-type="float" office:value="-0.00513713878474193" calcext:value-type="float">
            <text:p>-0.005137138784742</text:p>
          </table:table-cell>
          <table:table-cell office:value-type="float" office:value="-0.00530575872686557" calcext:value-type="float">
            <text:p>-0.005305758726866</text:p>
          </table:table-cell>
          <table:table-cell office:value-type="float" office:value="-0.00543602341734538" calcext:value-type="float">
            <text:p>-0.005436023417345</text:p>
          </table:table-cell>
          <table:table-cell office:value-type="float" office:value="-0.00552649773071533" calcext:value-type="float">
            <text:p>-0.005526497730715</text:p>
          </table:table-cell>
          <table:table-cell office:value-type="float" office:value="-0.00557606220943797" calcext:value-type="float">
            <text:p>-0.005576062209438</text:p>
          </table:table-cell>
          <table:table-cell office:value-type="float" office:value="-0.00558393978361017" calcext:value-type="float">
            <text:p>-0.00558393978361</text:p>
          </table:table-cell>
          <table:table-cell office:value-type="float" office:value="-0.00554971942521167" calcext:value-type="float">
            <text:p>-0.005549719425212</text:p>
          </table:table-cell>
          <table:table-cell office:value-type="float" office:value="-0.00547337659443571" calcext:value-type="float">
            <text:p>-0.005473376594436</text:p>
          </table:table-cell>
          <table:table-cell office:value-type="float" office:value="-0.00535529046388142" calcext:value-type="float">
            <text:p>-0.005355290463881</text:p>
          </table:table-cell>
          <table:table-cell office:value-type="float" office:value="-0.00519625809400227" calcext:value-type="float">
            <text:p>-0.005196258094002</text:p>
          </table:table-cell>
          <table:table-cell office:value-type="float" office:value="-0.00499750591834951" calcext:value-type="float">
            <text:p>-0.00499750591835</text:p>
          </table:table-cell>
          <table:table-cell office:value-type="float" office:value="-0.00476069914368675" calcext:value-type="float">
            <text:p>-0.004760699143687</text:p>
          </table:table-cell>
          <table:table-cell office:value-type="float" office:value="-0.00448794992410827" calcext:value-type="float">
            <text:p>-0.004487949924108</text:p>
          </table:table-cell>
          <table:table-cell office:value-type="float" office:value="-0.00418182546994978" calcext:value-type="float">
            <text:p>-0.00418182546995</text:p>
          </table:table-cell>
          <table:table-cell office:value-type="float" office:value="-0.00384535762870026" calcext:value-type="float">
            <text:p>-0.0038453576287</text:p>
          </table:table-cell>
          <table:table-cell office:value-type="float" office:value="-0.00348205600910015" calcext:value-type="float">
            <text:p>-0.0034820560091</text:p>
          </table:table-cell>
          <table:table-cell office:value-type="float" office:value="-0.00309592745811769" calcext:value-type="float">
            <text:p>-0.003095927458118</text:p>
          </table:table-cell>
          <table:table-cell office:value-type="float" office:value="-0.00269150493716" calcext:value-type="float">
            <text:p>-0.00269150493716</text:p>
          </table:table-cell>
          <table:table-cell office:value-type="float" office:value="-0.0022738894600275" calcext:value-type="float">
            <text:p>-0.002273889460028</text:p>
          </table:table-cell>
          <table:table-cell office:value-type="float" office:value="-0.00184880960335493" calcext:value-type="float">
            <text:p>-0.001848809603355</text:p>
          </table:table-cell>
          <table:table-cell office:value-type="float" office:value="-0.00142270409372701" calcext:value-type="float">
            <text:p>-0.001422704093727</text:p>
          </table:table-cell>
          <table:table-cell office:value-type="float" office:value="-0.00100283398687539" calcext:value-type="float">
            <text:p>-0.001002833986875</text:p>
          </table:table-cell>
          <table:table-cell office:value-type="float" office:value="-0.000597429711974241" calcext:value-type="float">
            <text:p>-0.000597429711974</text:p>
          </table:table-cell>
          <table:table-cell office:value-type="float" office:value="-0.000215878113551865" calcext:value-type="float">
            <text:p>-0.000215878113552</text:p>
          </table:table-cell>
          <table:table-cell office:value-type="float" office:value="0.000131048430670484" calcext:value-type="float">
            <text:p>0.00013104843067</text:p>
          </table:table-cell>
          <table:table-cell office:value-type="float" office:value="0.000430894500244804" calcext:value-type="float">
            <text:p>0.000430894500245</text:p>
          </table:table-cell>
          <table:table-cell office:value-type="float" office:value="0.000669368322375792" calcext:value-type="float">
            <text:p>0.000669368322376</text:p>
          </table:table-cell>
          <table:table-cell office:value-type="float" office:value="0.000829899976912781" calcext:value-type="float">
            <text:p>0.000829899976913</text:p>
          </table:table-cell>
          <table:table-cell office:value-type="float" office:value="0.000893516153864415" calcext:value-type="float">
            <text:p>0.000893516153864</text:p>
          </table:table-cell>
          <table:table-cell office:value-type="float" office:value="0.000838824830202461" calcext:value-type="float">
            <text:p>0.000838824830202</text:p>
          </table:table-cell>
          <table:table-cell office:value-type="float" office:value="0.00064225808637918" calcext:value-type="float">
            <text:p>0.000642258086379</text:p>
          </table:table-cell>
          <table:table-cell office:value-type="float" office:value="0.000278574807452373" calcext:value-type="float">
            <text:p>0.000278574807452</text:p>
          </table:table-cell>
          <table:table-cell office:value-type="float" office:value="-0.000278574807452373" calcext:value-type="float">
            <text:p>-0.000278574807452</text:p>
          </table:table-cell>
        </table:table-row>
        <table:table-row table:style-name="ro1">
          <table:table-cell office:value-type="float" office:value="-0.000177779036812968" calcext:value-type="float">
            <text:p>-0.000177779036813</text:p>
          </table:table-cell>
          <table:table-cell office:value-type="float" office:value="0.000177779036812968" calcext:value-type="float">
            <text:p>0.000177779036813</text:p>
          </table:table-cell>
          <table:table-cell office:value-type="float" office:value="0.00066565004734449" calcext:value-type="float">
            <text:p>0.000665650047344</text:p>
          </table:table-cell>
          <table:table-cell office:value-type="float" office:value="0.00123244984475072" calcext:value-type="float">
            <text:p>0.001232449844751</text:p>
          </table:table-cell>
          <table:table-cell office:value-type="float" office:value="0.00184857625836377" calcext:value-type="float">
            <text:p>0.001848576258364</text:p>
          </table:table-cell>
          <table:table-cell office:value-type="float" office:value="0.00249121022330796" calcext:value-type="float">
            <text:p>0.002491210223308</text:p>
          </table:table-cell>
          <table:table-cell office:value-type="float" office:value="0.00314285431715617" calcext:value-type="float">
            <text:p>0.003142854317156</text:p>
          </table:table-cell>
          <table:table-cell office:value-type="float" office:value="0.00379006874538921" calcext:value-type="float">
            <text:p>0.003790068745389</text:p>
          </table:table-cell>
          <table:table-cell office:value-type="float" office:value="0.00442251939263904" calcext:value-type="float">
            <text:p>0.004422519392639</text:p>
          </table:table-cell>
          <table:table-cell office:value-type="float" office:value="0.00503229052540638" calcext:value-type="float">
            <text:p>0.005032290525406</text:p>
          </table:table-cell>
          <table:table-cell office:value-type="float" office:value="0.00561338614744888" calcext:value-type="float">
            <text:p>0.005613386147449</text:p>
          </table:table-cell>
          <table:table-cell office:value-type="float" office:value="0.00616135851389575" calcext:value-type="float">
            <text:p>0.006161358513896</text:p>
          </table:table-cell>
          <table:table-cell office:value-type="float" office:value="0.00667302028800253" calcext:value-type="float">
            <text:p>0.006673020288003</text:p>
          </table:table-cell>
          <table:table-cell office:value-type="float" office:value="0.00714621244713951" calcext:value-type="float">
            <text:p>0.00714621244714</text:p>
          </table:table-cell>
          <table:table-cell office:value-type="float" office:value="0.00757961122976245" calcext:value-type="float">
            <text:p>0.007579611229762</text:p>
          </table:table-cell>
          <table:table-cell office:value-type="float" office:value="0.00797256431387135" calcext:value-type="float">
            <text:p>0.007972564313871</text:p>
          </table:table-cell>
          <table:table-cell office:value-type="float" office:value="0.00832495037554004" calcext:value-type="float">
            <text:p>0.00832495037554</text:p>
          </table:table-cell>
          <table:table-cell office:value-type="float" office:value="0.00863705835361955" calcext:value-type="float">
            <text:p>0.00863705835362</text:p>
          </table:table-cell>
          <table:table-cell office:value-type="float" office:value="0.0089094839191469" calcext:value-type="float">
            <text:p>0.008909483919147</text:p>
          </table:table-cell>
          <table:table-cell office:value-type="float" office:value="0.0091430412656735" calcext:value-type="float">
            <text:p>0.009143041265674</text:p>
          </table:table-cell>
          <table:table-cell office:value-type="float" office:value="0.00933868869602996" calcext:value-type="float">
            <text:p>0.00933868869603</text:p>
          </table:table-cell>
          <table:table-cell office:value-type="float" office:value="0.00949746668821569" calcext:value-type="float">
            <text:p>0.009497466688216</text:p>
          </table:table-cell>
          <table:table-cell office:value-type="float" office:value="0.00962044725548205" calcext:value-type="float">
            <text:p>0.009620447255482</text:p>
          </table:table-cell>
          <table:table-cell office:value-type="float" office:value="0.00970869354393608" calcext:value-type="float">
            <text:p>0.009708693543936</text:p>
          </table:table-cell>
          <table:table-cell office:value-type="float" office:value="0.00976322867091692" calcext:value-type="float">
            <text:p>0.009763228670917</text:p>
          </table:table-cell>
          <table:table-cell office:value-type="float" office:value="0.00978501290480574" calcext:value-type="float">
            <text:p>0.009785012904806</text:p>
          </table:table-cell>
          <table:table-cell office:value-type="float" office:value="0.00977492833104003" calcext:value-type="float">
            <text:p>0.00977492833104</text:p>
          </table:table-cell>
          <table:table-cell office:value-type="float" office:value="0.00973377020487146" calcext:value-type="float">
            <text:p>0.009733770204871</text:p>
          </table:table-cell>
          <table:table-cell office:value-type="float" office:value="0.00966224424382254" calcext:value-type="float">
            <text:p>0.009662244243823</text:p>
          </table:table-cell>
          <table:table-cell office:value-type="float" office:value="0.00956096914495871" calcext:value-type="float">
            <text:p>0.009560969144959</text:p>
          </table:table-cell>
          <table:table-cell office:value-type="float" office:value="0.00943048365721925" calcext:value-type="float">
            <text:p>0.009430483657219</text:p>
          </table:table-cell>
          <table:table-cell office:value-type="float" office:value="0.00927125756331975" calcext:value-type="float">
            <text:p>0.00927125756332</text:p>
          </table:table-cell>
          <table:table-cell office:value-type="float" office:value="0.00908370595965988" calcext:value-type="float">
            <text:p>0.00908370595966</text:p>
          </table:table-cell>
          <table:table-cell office:value-type="float" office:value="0.00886820626187496" calcext:value-type="float">
            <text:p>0.008868206261875</text:p>
          </table:table-cell>
          <table:table-cell office:value-type="float" office:value="0.00862511737190054" calcext:value-type="float">
            <text:p>0.008625117371901</text:p>
          </table:table-cell>
          <table:table-cell office:value-type="float" office:value="0.00835480049171226" calcext:value-type="float">
            <text:p>0.008354800491712</text:p>
          </table:table-cell>
          <table:table-cell office:value-type="float" office:value="0.00805764108104039" calcext:value-type="float">
            <text:p>0.00805764108104</text:p>
          </table:table-cell>
          <table:table-cell office:value-type="float" office:value="0.00773407148588242" calcext:value-type="float">
            <text:p>0.007734071485882</text:p>
          </table:table-cell>
          <table:table-cell table:style-name="ce1" office:value-type="float" office:value="0.00738459379461072" calcext:value-type="float">
            <text:p>7.38E-03</text:p>
          </table:table-cell>
          <table:table-cell table:style-name="ce1" office:value-type="float" office:value="0.00700980249379302" calcext:value-type="float">
            <text:p>7.01E-03</text:p>
          </table:table-cell>
          <table:table-cell office:value-type="float" office:value="0.00661040653123554" calcext:value-type="float">
            <text:p>0.006610406531236</text:p>
          </table:table-cell>
          <table:table-cell office:value-type="float" office:value="0.00618725040899409" calcext:value-type="float">
            <text:p>0.006187250408994</text:p>
          </table:table-cell>
          <table:table-cell office:value-type="float" office:value="0.00574133394611604" calcext:value-type="float">
            <text:p>0.005741333946116</text:p>
          </table:table-cell>
          <table:table-cell office:value-type="float" office:value="0.00527383038543452" calcext:value-type="float">
            <text:p>0.005273830385435</text:p>
          </table:table-cell>
          <table:table-cell office:value-type="float" office:value="0.00478610250960606" calcext:value-type="float">
            <text:p>0.004786102509606</text:p>
          </table:table-cell>
          <table:table-cell office:value-type="float" office:value="0.00427971644833365" calcext:value-type="float">
            <text:p>0.004279716448334</text:p>
          </table:table-cell>
          <table:table-cell office:value-type="float" office:value="0.0037564527967518" calcext:value-type="float">
            <text:p>0.003756452796752</text:p>
          </table:table-cell>
          <table:table-cell office:value-type="float" office:value="0.00321831453966538" calcext:value-type="float">
            <text:p>0.003218314539665</text:p>
          </table:table-cell>
          <table:table-cell office:value-type="float" office:value="0.00266753091461943" calcext:value-type="float">
            <text:p>0.002667530914619</text:p>
          </table:table-cell>
          <table:table-cell office:value-type="float" office:value="0.0021065554851352" calcext:value-type="float">
            <text:p>0.002106555485135</text:p>
          </table:table-cell>
          <table:table-cell office:value-type="float" office:value="0.00153805493573027" calcext:value-type="float">
            <text:p>0.00153805493573</text:p>
          </table:table-cell>
          <table:table-cell office:value-type="float" office:value="0.00096488216014281" calcext:value-type="float">
            <text:p>0.000964882160143</text:p>
          </table:table-cell>
          <table:table-cell office:value-type="float" office:value="0.00039002516448656" calcext:value-type="float">
            <text:p>0.000390025164487</text:p>
          </table:table-cell>
          <table:table-cell office:value-type="float" office:value="-0.000183468501017304" calcext:value-type="float">
            <text:p>-0.000183468501017</text:p>
          </table:table-cell>
          <table:table-cell office:value-type="float" office:value="-0.000752482905372488" calcext:value-type="float">
            <text:p>-0.000752482905372</text:p>
          </table:table-cell>
          <table:table-cell office:value-type="float" office:value="-0.00131535284976444" calcext:value-type="float">
            <text:p>-0.001315352849764</text:p>
          </table:table-cell>
          <table:table-cell office:value-type="float" office:value="-0.00186971463740183" calcext:value-type="float">
            <text:p>-0.001869714637402</text:p>
          </table:table-cell>
          <table:table-cell office:value-type="float" office:value="-0.00241281117448907" calcext:value-type="float">
            <text:p>-0.002412811174489</text:p>
          </table:table-cell>
          <table:table-cell office:value-type="float" office:value="-0.00294164784576334" calcext:value-type="float">
            <text:p>-0.002941647845763</text:p>
          </table:table-cell>
          <table:table-cell office:value-type="float" office:value="-0.00345307170145687" calcext:value-type="float">
            <text:p>-0.003453071701457</text:p>
          </table:table-cell>
          <table:table-cell office:value-type="float" office:value="-0.00394382613859511" calcext:value-type="float">
            <text:p>-0.003943826138595</text:p>
          </table:table-cell>
          <table:table-cell office:value-type="float" office:value="-0.00441059914380862" calcext:value-type="float">
            <text:p>-0.004410599143809</text:p>
          </table:table-cell>
          <table:table-cell office:value-type="float" office:value="-0.00485006999956846" calcext:value-type="float">
            <text:p>-0.004850069999568</text:p>
          </table:table-cell>
          <table:table-cell office:value-type="float" office:value="-0.00525895564361699" calcext:value-type="float">
            <text:p>-0.005258955643617</text:p>
          </table:table-cell>
          <table:table-cell office:value-type="float" office:value="-0.00563405700810174" calcext:value-type="float">
            <text:p>-0.005634057008102</text:p>
          </table:table-cell>
          <table:table-cell office:value-type="float" office:value="-0.0059723053622255" calcext:value-type="float">
            <text:p>-0.005972305362226</text:p>
          </table:table-cell>
          <table:table-cell office:value-type="float" office:value="-0.00627080837423948" calcext:value-type="float">
            <text:p>-0.006270808374239</text:p>
          </table:table-cell>
          <table:table-cell office:value-type="float" office:value="-0.00652689534712194" calcext:value-type="float">
            <text:p>-0.006526895347122</text:p>
          </table:table-cell>
          <table:table-cell office:value-type="float" office:value="-0.00673816102470048" calcext:value-type="float">
            <text:p>-0.0067381610247</text:p>
          </table:table-cell>
          <table:table-cell office:value-type="float" office:value="-0.00690250742554328" calcext:value-type="float">
            <text:p>-0.006902507425543</text:p>
          </table:table-cell>
          <table:table-cell office:value-type="float" office:value="-0.00701818320846063" calcext:value-type="float">
            <text:p>-0.007018183208461</text:p>
          </table:table-cell>
          <table:table-cell office:value-type="float" office:value="-0.00708382011850872" calcext:value-type="float">
            <text:p>-0.007083820118509</text:p>
          </table:table-cell>
          <table:table-cell office:value-type="float" office:value="-0.00709846612475077" calcext:value-type="float">
            <text:p>-0.007098466124751</text:p>
          </table:table-cell>
          <table:table-cell office:value-type="float" office:value="-0.00706161492943814" calcext:value-type="float">
            <text:p>-0.007061614929438</text:p>
          </table:table-cell>
          <table:table-cell office:value-type="float" office:value="-0.00697323165626037" calcext:value-type="float">
            <text:p>-0.00697323165626</text:p>
          </table:table-cell>
          <table:table-cell office:value-type="float" office:value="-0.0068337746742403" calcext:value-type="float">
            <text:p>-0.00683377467424</text:p>
          </table:table-cell>
          <table:table-cell office:value-type="float" office:value="-0.00664421370318973" calcext:value-type="float">
            <text:p>-0.00664421370319</text:p>
          </table:table-cell>
          <table:table-cell office:value-type="float" office:value="-0.00640604456714714" calcext:value-type="float">
            <text:p>-0.006406044567147</text:p>
          </table:table-cell>
          <table:table-cell office:value-type="float" office:value="-0.00612130121564345" calcext:value-type="float">
            <text:p>-0.006121301215643</text:p>
          </table:table-cell>
          <table:table-cell office:value-type="float" office:value="-0.00579256593196491" calcext:value-type="float">
            <text:p>-0.005792565931965</text:p>
          </table:table-cell>
          <table:table-cell office:value-type="float" office:value="-0.0054229789657849" calcext:value-type="float">
            <text:p>-0.005422978965785</text:p>
          </table:table-cell>
          <table:table-cell office:value-type="float" office:value="-0.00501624922113415" calcext:value-type="float">
            <text:p>-0.005016249221134</text:p>
          </table:table-cell>
          <table:table-cell office:value-type="float" office:value="-0.00457666810504076" calcext:value-type="float">
            <text:p>-0.004576668105041</text:p>
          </table:table-cell>
          <table:table-cell office:value-type="float" office:value="-0.00410912913886" calcext:value-type="float">
            <text:p>-0.00410912913886</text:p>
          </table:table-cell>
          <table:table-cell office:value-type="float" office:value="-0.00361915632790297" calcext:value-type="float">
            <text:p>-0.003619156327903</text:p>
          </table:table-cell>
          <table:table-cell office:value-type="float" office:value="-0.00311294473346224" calcext:value-type="float">
            <text:p>-0.003112944733462</text:p>
          </table:table-cell>
          <table:table-cell office:value-type="float" office:value="-0.00259741719727219" calcext:value-type="float">
            <text:p>-0.002597417197272</text:p>
          </table:table-cell>
          <table:table-cell office:value-type="float" office:value="-0.00208030156362753" calcext:value-type="float">
            <text:p>-0.002080301563628</text:p>
          </table:table-cell>
          <table:table-cell office:value-type="float" office:value="-0.00157023274752075" calcext:value-type="float">
            <text:p>-0.001570232747521</text:p>
          </table:table-cell>
          <table:table-cell office:value-type="float" office:value="-0.00107688294134789" calcext:value-type="float">
            <text:p>-0.001076882941348</text:p>
          </table:table-cell>
          <table:table-cell office:value-type="float" office:value="-0.000611121537429181" calcext:value-type="float">
            <text:p>-0.000611121537429</text:p>
          </table:table-cell>
          <table:table-cell office:value-type="float" office:value="-0.000185202661805904" calcext:value-type="float">
            <text:p>-0.000185202661806</text:p>
          </table:table-cell>
          <table:table-cell office:value-type="float" office:value="0.000187028247863567" calcext:value-type="float">
            <text:p>0.000187028247864</text:p>
          </table:table-cell>
          <table:table-cell office:value-type="float" office:value="0.000489898501835393" calcext:value-type="float">
            <text:p>0.000489898501835</text:p>
          </table:table-cell>
          <table:table-cell office:value-type="float" office:value="0.000705852682984769" calcext:value-type="float">
            <text:p>0.000705852682985</text:p>
          </table:table-cell>
          <table:table-cell office:value-type="float" office:value="0.000815188100406551" calcext:value-type="float">
            <text:p>0.000815188100407</text:p>
          </table:table-cell>
          <table:table-cell office:value-type="float" office:value="0.00079612659016566" calcext:value-type="float">
            <text:p>0.000796126590166</text:p>
          </table:table-cell>
          <table:table-cell office:value-type="float" office:value="0.00062497613614233" calcext:value-type="float">
            <text:p>0.000624976136142</text:p>
          </table:table-cell>
          <table:table-cell office:value-type="float" office:value="0.000276395699382928" calcext:value-type="float">
            <text:p>0.000276395699383</text:p>
          </table:table-cell>
          <table:table-cell office:value-type="float" office:value="-0.000276395699382928" calcext:value-type="float">
            <text:p>-0.000276395699383</text:p>
          </table:table-cell>
        </table:table-row>
        <table:table-row table:style-name="ro1">
          <table:table-cell office:value-type="float" office:value="-0.000230900078608961" calcext:value-type="float">
            <text:p>-0.000230900078609</text:p>
          </table:table-cell>
          <table:table-cell office:value-type="float" office:value="0.000230900078608961" calcext:value-type="float">
            <text:p>0.000230900078609</text:p>
          </table:table-cell>
          <table:table-cell office:value-type="float" office:value="0.000831737425888522" calcext:value-type="float">
            <text:p>0.000831737425889</text:p>
          </table:table-cell>
          <table:table-cell office:value-type="float" office:value="0.00151697785491039" calcext:value-type="float">
            <text:p>0.00151697785491</text:p>
          </table:table-cell>
          <table:table-cell office:value-type="float" office:value="0.00225554653228104" calcext:value-type="float">
            <text:p>0.002255546532281</text:p>
          </table:table-cell>
          <table:table-cell office:value-type="float" office:value="0.00302266226731645" calcext:value-type="float">
            <text:p>0.003022662267316</text:p>
          </table:table-cell>
          <table:table-cell office:value-type="float" office:value="0.00379887799357441" calcext:value-type="float">
            <text:p>0.003798877993574</text:p>
          </table:table-cell>
          <table:table-cell office:value-type="float" office:value="0.00456895840188381" calcext:value-type="float">
            <text:p>0.004568958401884</text:p>
          </table:table-cell>
          <table:table-cell office:value-type="float" office:value="0.00532104166681374" calcext:value-type="float">
            <text:p>0.005321041666814</text:p>
          </table:table-cell>
          <table:table-cell office:value-type="float" office:value="0.00604597140283132" calcext:value-type="float">
            <text:p>0.006045971402831</text:p>
          </table:table-cell>
          <table:table-cell office:value-type="float" office:value="0.006736776182944" calcext:value-type="float">
            <text:p>0.006736776182944</text:p>
          </table:table-cell>
          <table:table-cell office:value-type="float" office:value="0.00738826193939445" calcext:value-type="float">
            <text:p>0.007388261939394</text:p>
          </table:table-cell>
          <table:table-cell office:value-type="float" office:value="0.00799668670747999" calcext:value-type="float">
            <text:p>0.00799668670748</text:p>
          </table:table-cell>
          <table:table-cell office:value-type="float" office:value="0.00855949498267416" calcext:value-type="float">
            <text:p>0.008559494982674</text:p>
          </table:table-cell>
          <table:table-cell office:value-type="float" office:value="0.00907509611314925" calcext:value-type="float">
            <text:p>0.009075096113149</text:p>
          </table:table-cell>
          <table:table-cell office:value-type="float" office:value="0.00954267650732812" calcext:value-type="float">
            <text:p>0.009542676507328</text:p>
          </table:table-cell>
          <table:table-cell office:value-type="float" office:value="0.00996203896327701" calcext:value-type="float">
            <text:p>0.009962038963277</text:p>
          </table:table-cell>
          <table:table-cell office:value-type="float" office:value="0.0103334646947911" calcext:value-type="float">
            <text:p>0.010333464694791</text:p>
          </table:table-cell>
          <table:table-cell office:value-type="float" office:value="0.0106575949682986" calcext:value-type="float">
            <text:p>0.010657594968299</text:p>
          </table:table-cell>
          <table:table-cell office:value-type="float" office:value="0.0109353300855886" calcext:value-type="float">
            <text:p>0.010935330085589</text:p>
          </table:table-cell>
          <table:table-cell office:value-type="float" office:value="0.0111677439280776" calcext:value-type="float">
            <text:p>0.011167743928078</text:p>
          </table:table-cell>
          <table:table-cell office:value-type="float" office:value="0.0113560125789783" calcext:value-type="float">
            <text:p>0.011356012578978</text:p>
          </table:table-cell>
          <table:table-cell office:value-type="float" office:value="0.0115013557330262" calcext:value-type="float">
            <text:p>0.011501355733026</text:p>
          </table:table-cell>
          <table:table-cell office:value-type="float" office:value="0.0116049897300233" calcext:value-type="float">
            <text:p>0.011604989730023</text:p>
          </table:table-cell>
          <table:table-cell office:value-type="float" office:value="0.0116680911522418" calcext:value-type="float">
            <text:p>0.011668091152242</text:p>
          </table:table-cell>
          <table:table-cell office:value-type="float" office:value="0.0116917699880497" calcext:value-type="float">
            <text:p>0.01169176998805</text:p>
          </table:table-cell>
          <table:table-cell office:value-type="float" office:value="0.0116770514291967" calcext:value-type="float">
            <text:p>0.011677051429197</text:p>
          </table:table-cell>
          <table:table-cell office:value-type="float" office:value="0.0116248654161439" calcext:value-type="float">
            <text:p>0.011624865416144</text:p>
          </table:table-cell>
          <table:table-cell office:value-type="float" office:value="0.0115360430855407" calcext:value-type="float">
            <text:p>0.011536043085541</text:p>
          </table:table-cell>
          <table:table-cell office:value-type="float" office:value="0.0114113193134244" calcext:value-type="float">
            <text:p>0.011411319313424</text:p>
          </table:table-cell>
          <table:table-cell office:value-type="float" office:value="0.0112513405813769" calcext:value-type="float">
            <text:p>0.011251340581377</text:p>
          </table:table-cell>
          <table:table-cell office:value-type="float" office:value="0.0110566774273949" calcext:value-type="float">
            <text:p>0.011056677427395</text:p>
          </table:table-cell>
          <table:table-cell office:value-type="float" office:value="0.0108278407686588" calcext:value-type="float">
            <text:p>0.010827840768659</text:p>
          </table:table-cell>
          <table:table-cell office:value-type="float" office:value="0.0105653014252656" calcext:value-type="float">
            <text:p>0.010565301425266</text:p>
          </table:table-cell>
          <table:table-cell office:value-type="float" office:value="0.0102695121903797" calcext:value-type="float">
            <text:p>0.01026951219038</text:p>
          </table:table-cell>
          <table:table-cell office:value-type="float" office:value="0.00994093184107462" calcext:value-type="float">
            <text:p>0.009940931841075</text:p>
          </table:table-cell>
          <table:table-cell office:value-type="float" office:value="0.00958005049241091" calcext:value-type="float">
            <text:p>0.009580050492411</text:p>
          </table:table-cell>
          <table:table-cell office:value-type="float" office:value="0.00918741575158187" calcext:value-type="float">
            <text:p>0.009187415751582</text:p>
          </table:table-cell>
          <table:table-cell office:value-type="float" office:value="0.00876365913587457" calcext:value-type="float">
            <text:p>0.008763659135875</text:p>
          </table:table-cell>
          <table:table-cell office:value-type="float" office:value="0.00830952226559976" calcext:value-type="float">
            <text:p>0.0083095222656</text:p>
          </table:table-cell>
          <table:table-cell office:value-type="float" office:value="0.00782588236303673" calcext:value-type="float">
            <text:p>0.007825882363037</text:p>
          </table:table-cell>
          <table:table-cell office:value-type="float" office:value="0.0073137766195008" calcext:value-type="float">
            <text:p>0.007313776619501</text:p>
          </table:table-cell>
          <table:table-cell office:value-type="float" office:value="0.0067744250249479" calcext:value-type="float">
            <text:p>0.006774425024948</text:p>
          </table:table-cell>
          <table:table-cell office:value-type="float" office:value="0.00620925128112541" calcext:value-type="float">
            <text:p>0.006209251281125</text:p>
          </table:table-cell>
          <table:table-cell office:value-type="float" office:value="0.00561990145611246" calcext:value-type="float">
            <text:p>0.005619901456112</text:p>
          </table:table-cell>
          <table:table-cell office:value-type="float" office:value="0.00500826005515424" calcext:value-type="float">
            <text:p>0.005008260055154</text:p>
          </table:table-cell>
          <table:table-cell office:value-type="float" office:value="0.00437646320725803" calcext:value-type="float">
            <text:p>0.004376463207258</text:p>
          </table:table-cell>
          <table:table-cell office:value-type="float" office:value="0.00372690861219079" calcext:value-type="float">
            <text:p>0.003726908612191</text:p>
          </table:table-cell>
          <table:table-cell office:value-type="float" office:value="0.00306226162169131" calcext:value-type="float">
            <text:p>0.003062261621691</text:p>
          </table:table-cell>
          <table:table-cell office:value-type="float" office:value="0.00238545584768461" calcext:value-type="float">
            <text:p>0.002385455847685</text:p>
          </table:table-cell>
          <table:table-cell office:value-type="float" office:value="0.00169968352923049" calcext:value-type="float">
            <text:p>0.001699683529231</text:p>
          </table:table-cell>
          <table:table-cell office:value-type="float" office:value="0.00100836223522498" calcext:value-type="float">
            <text:p>0.001008362235225</text:p>
          </table:table-cell>
          <table:table-cell office:value-type="float" office:value="0.000315046559978718" calcext:value-type="float">
            <text:p>0.000315046559979</text:p>
          </table:table-cell>
          <table:table-cell office:value-type="float" office:value="-0.000376755459038606" calcext:value-type="float">
            <text:p>-0.000376755459039</text:p>
          </table:table-cell>
          <table:table-cell office:value-type="float" office:value="-0.0010636499021359" calcext:value-type="float">
            <text:p>-0.001063649902136</text:p>
          </table:table-cell>
          <table:table-cell office:value-type="float" office:value="-0.00174333095077993" calcext:value-type="float">
            <text:p>-0.00174333095078</text:p>
          </table:table-cell>
          <table:table-cell office:value-type="float" office:value="-0.00241284862706427" calcext:value-type="float">
            <text:p>-0.002412848627064</text:p>
          </table:table-cell>
          <table:table-cell office:value-type="float" office:value="-0.00306884489934495" calcext:value-type="float">
            <text:p>-0.003068844899345</text:p>
          </table:table-cell>
          <table:table-cell office:value-type="float" office:value="-0.00370770845329011" calcext:value-type="float">
            <text:p>-0.00370770845329</text:p>
          </table:table-cell>
          <table:table-cell office:value-type="float" office:value="-0.00432566046403287" calcext:value-type="float">
            <text:p>-0.004325660464033</text:p>
          </table:table-cell>
          <table:table-cell office:value-type="float" office:value="-0.00491881323935184" calcext:value-type="float">
            <text:p>-0.004918813239352</text:p>
          </table:table-cell>
          <table:table-cell office:value-type="float" office:value="-0.00548322187310064" calcext:value-type="float">
            <text:p>-0.005483221873101</text:p>
          </table:table-cell>
          <table:table-cell office:value-type="float" office:value="-0.00601493549214803" calcext:value-type="float">
            <text:p>-0.006014935492148</text:p>
          </table:table-cell>
          <table:table-cell office:value-type="float" office:value="-0.00651004957300637" calcext:value-type="float">
            <text:p>-0.006510049573006</text:p>
          </table:table-cell>
          <table:table-cell office:value-type="float" office:value="-0.00696475930099285" calcext:value-type="float">
            <text:p>-0.006964759300993</text:p>
          </table:table-cell>
          <table:table-cell office:value-type="float" office:value="-0.00737541355020069" calcext:value-type="float">
            <text:p>-0.007375413550201</text:p>
          </table:table-cell>
          <table:table-cell office:value-type="float" office:value="-0.00773856889539815" calcext:value-type="float">
            <text:p>-0.007738568895398</text:p>
          </table:table-cell>
          <table:table-cell office:value-type="float" office:value="-0.00805104296077681" calcext:value-type="float">
            <text:p>-0.008051042960777</text:p>
          </table:table-cell>
          <table:table-cell office:value-type="float" office:value="-0.00830996638656003" calcext:value-type="float">
            <text:p>-0.00830996638656</text:p>
          </table:table-cell>
          <table:table-cell office:value-type="float" office:value="-0.00851283272650038" calcext:value-type="float">
            <text:p>-0.0085128327265</text:p>
          </table:table-cell>
          <table:table-cell office:value-type="float" office:value="-0.00865754564230678" calcext:value-type="float">
            <text:p>-0.008657545642307</text:p>
          </table:table-cell>
          <table:table-cell office:value-type="float" office:value="-0.00874246281144681" calcext:value-type="float">
            <text:p>-0.008742462811447</text:p>
          </table:table-cell>
          <table:table-cell office:value-type="float" office:value="-0.00876643604500316" calcext:value-type="float">
            <text:p>-0.008766436045003</text:p>
          </table:table-cell>
          <table:table-cell office:value-type="float" office:value="-0.00872884720931788" calcext:value-type="float">
            <text:p>-0.008728847209318</text:p>
          </table:table-cell>
          <table:table-cell office:value-type="float" office:value="-0.00862963967684108" calcext:value-type="float">
            <text:p>-0.008629639676841</text:p>
          </table:table-cell>
          <table:table-cell office:value-type="float" office:value="-0.00846934520580571" calcext:value-type="float">
            <text:p>-0.008469345205806</text:p>
          </table:table-cell>
          <table:table-cell office:value-type="float" office:value="-0.00824910633805211" calcext:value-type="float">
            <text:p>-0.008249106338052</text:p>
          </table:table-cell>
          <table:table-cell office:value-type="float" office:value="-0.00797069466235953" calcext:value-type="float">
            <text:p>-0.00797069466236</text:p>
          </table:table-cell>
          <table:table-cell office:value-type="float" office:value="-0.00763652554406063" calcext:value-type="float">
            <text:p>-0.007636525544061</text:p>
          </table:table-cell>
          <table:table-cell office:value-type="float" office:value="-0.00724967023979213" calcext:value-type="float">
            <text:p>-0.007249670239792</text:p>
          </table:table-cell>
          <table:table-cell office:value-type="float" office:value="-0.00681386664558887" calcext:value-type="float">
            <text:p>-0.006813866645589</text:p>
          </table:table-cell>
          <table:table-cell office:value-type="float" office:value="-0.00633353030815268" calcext:value-type="float">
            <text:p>-0.006333530308153</text:p>
          </table:table-cell>
          <table:table-cell office:value-type="float" office:value="-0.00581376773292502" calcext:value-type="float">
            <text:p>-0.005813767732925</text:p>
          </table:table-cell>
          <table:table-cell office:value-type="float" office:value="-0.00526039441721879" calcext:value-type="float">
            <text:p>-0.005260394417219</text:p>
          </table:table-cell>
          <table:table-cell office:value-type="float" office:value="-0.00467996038362612" calcext:value-type="float">
            <text:p>-0.004679960383626</text:p>
          </table:table-cell>
          <table:table-cell office:value-type="float" office:value="-0.00407978628007914" calcext:value-type="float">
            <text:p>-0.004079786280079</text:p>
          </table:table-cell>
          <table:table-cell office:value-type="float" office:value="-0.00346801332229416" calcext:value-type="float">
            <text:p>-0.003468013322294</text:p>
          </table:table-cell>
          <table:table-cell office:value-type="float" office:value="-0.00285367032744145" calcext:value-type="float">
            <text:p>-0.002853670327441</text:p>
          </table:table-cell>
          <table:table-cell office:value-type="float" office:value="-0.00224676061492424" calcext:value-type="float">
            <text:p>-0.002246760614924</text:p>
          </table:table-cell>
          <table:table-cell office:value-type="float" office:value="-0.00165837028737151" calcext:value-type="float">
            <text:p>-0.001658370287372</text:p>
          </table:table-cell>
          <table:table-cell office:value-type="float" office:value="-0.00110079729137539" calcext:value-type="float">
            <text:p>-0.001100797291375</text:p>
          </table:table-cell>
          <table:table-cell office:value-type="float" office:value="-0.000587697149665108" calcext:value-type="float">
            <text:p>-0.000587697149665</text:p>
          </table:table-cell>
          <table:table-cell office:value-type="float" office:value="-0.000134236138110208" calcext:value-type="float">
            <text:p>-0.00013423613811</text:p>
          </table:table-cell>
          <table:table-cell office:value-type="float" office:value="0.000242763799326716" calcext:value-type="float">
            <text:p>0.000242763799327</text:p>
          </table:table-cell>
          <table:table-cell office:value-type="float" office:value="0.000524686799114877" calcext:value-type="float">
            <text:p>0.000524686799115</text:p>
          </table:table-cell>
          <table:table-cell office:value-type="float" office:value="0.000691169457452748" calcext:value-type="float">
            <text:p>0.000691169457453</text:p>
          </table:table-cell>
          <table:table-cell office:value-type="float" office:value="0.000719978713864713" calcext:value-type="float">
            <text:p>0.000719978713865</text:p>
          </table:table-cell>
          <table:table-cell office:value-type="float" office:value="0.000587158038267311" calcext:value-type="float">
            <text:p>0.000587158038267</text:p>
          </table:table-cell>
          <table:table-cell office:value-type="float" office:value="0.000267151660582422" calcext:value-type="float">
            <text:p>0.000267151660582</text:p>
          </table:table-cell>
          <table:table-cell office:value-type="float" office:value="-0.000267151660582422" calcext:value-type="float">
            <text:p>-0.000267151660582</text:p>
          </table:table-cell>
        </table:table-row>
        <table:table-row table:style-name="ro1">
          <table:table-cell office:value-type="float" office:value="-0.000296099913105597" calcext:value-type="float">
            <text:p>-0.000296099913106</text:p>
          </table:table-cell>
          <table:table-cell office:value-type="float" office:value="0.000296099913105597" calcext:value-type="float">
            <text:p>0.000296099913106</text:p>
          </table:table-cell>
          <table:table-cell office:value-type="float" office:value="0.00102938436395606" calcext:value-type="float">
            <text:p>0.001029384363956</text:p>
          </table:table-cell>
          <table:table-cell office:value-type="float" office:value="0.00184894326977601" calcext:value-type="float">
            <text:p>0.001848943269776</text:p>
          </table:table-cell>
          <table:table-cell office:value-type="float" office:value="0.00272287932775661" calcext:value-type="float">
            <text:p>0.002722879327757</text:p>
          </table:table-cell>
          <table:table-cell office:value-type="float" office:value="0.0036252232096409" calcext:value-type="float">
            <text:p>0.003625223209641</text:p>
          </table:table-cell>
          <table:table-cell office:value-type="float" office:value="0.00453511659227961" calcext:value-type="float">
            <text:p>0.00453511659228</text:p>
          </table:table-cell>
          <table:table-cell office:value-type="float" office:value="0.00543595065437145" calcext:value-type="float">
            <text:p>0.005435950654371</text:p>
          </table:table-cell>
          <table:table-cell office:value-type="float" office:value="0.0063146281955369" calcext:value-type="float">
            <text:p>0.006314628195537</text:p>
          </table:table-cell>
          <table:table-cell office:value-type="float" office:value="0.00716094349284294" calcext:value-type="float">
            <text:p>0.007160943492843</text:p>
          </table:table-cell>
          <table:table-cell office:value-type="float" office:value="0.00796707115078502" calcext:value-type="float">
            <text:p>0.007967071150785</text:p>
          </table:table-cell>
          <table:table-cell office:value-type="float" office:value="0.00872714696538804" calcext:value-type="float">
            <text:p>0.008727146965388</text:p>
          </table:table-cell>
          <table:table-cell office:value-type="float" office:value="0.00943692223449117" calcext:value-type="float">
            <text:p>0.009436922234491</text:p>
          </table:table-cell>
          <table:table-cell office:value-type="float" office:value="0.0100934753886771" calcext:value-type="float">
            <text:p>0.010093475388677</text:p>
          </table:table-cell>
          <table:table-cell office:value-type="float" office:value="0.0106949684508881" calcext:value-type="float">
            <text:p>0.010694968450888</text:p>
          </table:table-cell>
          <table:table-cell office:value-type="float" office:value="0.0112404392428035" calcext:value-type="float">
            <text:p>0.011240439242804</text:p>
          </table:table-cell>
          <table:table-cell office:value-type="float" office:value="0.0117296229126298" calcext:value-type="float">
            <text:p>0.01172962291263</text:p>
          </table:table-cell>
          <table:table-cell office:value-type="float" office:value="0.0121627982418735" calcext:value-type="float">
            <text:p>0.012162798241874</text:p>
          </table:table-cell>
          <table:table-cell office:value-type="float" office:value="0.012540655458472" calcext:value-type="float">
            <text:p>0.012540655458472</text:p>
          </table:table-cell>
          <table:table-cell office:value-type="float" office:value="0.0128641831136128" calcext:value-type="float">
            <text:p>0.012864183113613</text:p>
          </table:table-cell>
          <table:table-cell office:value-type="float" office:value="0.0131345720914862" calcext:value-type="float">
            <text:p>0.013134572091486</text:p>
          </table:table-cell>
          <table:table-cell office:value-type="float" office:value="0.0133531351657299" calcext:value-type="float">
            <text:p>0.01335313516573</text:p>
          </table:table-cell>
          <table:table-cell office:value-type="float" office:value="0.0135212407391063" calcext:value-type="float">
            <text:p>0.013521240739106</text:p>
          </table:table-cell>
          <table:table-cell office:value-type="float" office:value="0.0136402595253148" calcext:value-type="float">
            <text:p>0.013640259525315</text:p>
          </table:table-cell>
          <table:table-cell office:value-type="float" office:value="0.0137115230514508" calcext:value-type="float">
            <text:p>0.013711523051451</text:p>
          </table:table-cell>
          <table:table-cell office:value-type="float" office:value="0.0137362929150675" calcext:value-type="float">
            <text:p>0.013736292915068</text:p>
          </table:table-cell>
          <table:table-cell office:value-type="float" office:value="0.0137157397851193" calcext:value-type="float">
            <text:p>0.013715739785119</text:p>
          </table:table-cell>
          <table:table-cell office:value-type="float" office:value="0.0136509311881472" calcext:value-type="float">
            <text:p>0.013650931188147</text:p>
          </table:table-cell>
          <table:table-cell office:value-type="float" office:value="0.0135428271414311" calcext:value-type="float">
            <text:p>0.013542827141431</text:p>
          </table:table-cell>
          <table:table-cell office:value-type="float" office:value="0.0133922827386438" calcext:value-type="float">
            <text:p>0.013392282738644</text:p>
          </table:table-cell>
          <table:table-cell office:value-type="float" office:value="0.0132000568252417" calcext:value-type="float">
            <text:p>0.013200056825242</text:p>
          </table:table-cell>
          <table:table-cell office:value-type="float" office:value="0.0129668259201443" calcext:value-type="float">
            <text:p>0.012966825920144</text:p>
          </table:table-cell>
          <table:table-cell office:value-type="float" office:value="0.012693202587624" calcext:value-type="float">
            <text:p>0.012693202587624</text:p>
          </table:table-cell>
          <table:table-cell office:value-type="float" office:value="0.0123797574825804" calcext:value-type="float">
            <text:p>0.01237975748258</text:p>
          </table:table-cell>
          <table:table-cell office:value-type="float" office:value="0.0120270443304422" calcext:value-type="float">
            <text:p>0.012027044330442</text:p>
          </table:table-cell>
          <table:table-cell office:value-type="float" office:value="0.0116356271354275" calcext:value-type="float">
            <text:p>0.011635627135428</text:p>
          </table:table-cell>
          <table:table-cell office:value-type="float" office:value="0.0112061089453415" calcext:value-type="float">
            <text:p>0.011206108945342</text:p>
          </table:table-cell>
          <table:table-cell office:value-type="float" office:value="0.0107391615322303" calcext:value-type="float">
            <text:p>0.01073916153223</text:p>
          </table:table-cell>
          <table:table-cell office:value-type="float" office:value="0.0102355553884776" calcext:value-type="float">
            <text:p>0.010235555388478</text:p>
          </table:table-cell>
          <table:table-cell office:value-type="float" office:value="0.00969618946044662" calcext:value-type="float">
            <text:p>0.009696189460447</text:p>
          </table:table-cell>
          <table:table-cell office:value-type="float" office:value="0.0091221200931719" calcext:value-type="float">
            <text:p>0.009122120093172</text:p>
          </table:table-cell>
          <table:table-cell office:value-type="float" office:value="0.00851458867299264" calcext:value-type="float">
            <text:p>0.008514588672993</text:p>
          </table:table-cell>
          <table:table-cell office:value-type="float" office:value="0.00787504751242058" calcext:value-type="float">
            <text:p>0.007875047512421</text:p>
          </table:table-cell>
          <table:table-cell office:value-type="float" office:value="0.00720518354428478" calcext:value-type="float">
            <text:p>0.007205183544285</text:p>
          </table:table-cell>
          <table:table-cell office:value-type="float" office:value="0.00650693943475872" calcext:value-type="float">
            <text:p>0.006506939434759</text:p>
          </table:table-cell>
          <table:table-cell office:value-type="float" office:value="0.00578253178224431" calcext:value-type="float">
            <text:p>0.005782531782244</text:p>
          </table:table-cell>
          <table:table-cell office:value-type="float" office:value="0.00503446612167135" calcext:value-type="float">
            <text:p>0.005034466121671</text:p>
          </table:table-cell>
          <table:table-cell office:value-type="float" office:value="0.00426554853634296" calcext:value-type="float">
            <text:p>0.004265548536343</text:p>
          </table:table-cell>
          <table:table-cell office:value-type="float" office:value="0.00347889377190676" calcext:value-type="float">
            <text:p>0.003478893771907</text:p>
          </table:table-cell>
          <table:table-cell office:value-type="float" office:value="0.00267792958192574" calcext:value-type="float">
            <text:p>0.002677929581926</text:p>
          </table:table-cell>
          <table:table-cell office:value-type="float" office:value="0.0018663953016569" calcext:value-type="float">
            <text:p>0.001866395301657</text:p>
          </table:table-cell>
          <table:table-cell office:value-type="float" office:value="0.00104832327663254" calcext:value-type="float">
            <text:p>0.001048323276633</text:p>
          </table:table-cell>
          <table:table-cell office:value-type="float" office:value="0.00022795237225475" calcext:value-type="float">
            <text:p>0.000227952372255</text:p>
          </table:table-cell>
          <table:table-cell office:value-type="float" office:value="-0.000590598505369757" calcext:value-type="float">
            <text:p>-0.00059059850537</text:p>
          </table:table-cell>
          <table:table-cell office:value-type="float" office:value="-0.00140399309352242" calcext:value-type="float">
            <text:p>-0.001403993093522</text:p>
          </table:table-cell>
          <table:table-cell office:value-type="float" office:value="-0.00220923921542305" calcext:value-type="float">
            <text:p>-0.002209239215423</text:p>
          </table:table-cell>
          <table:table-cell office:value-type="float" office:value="-0.00300265015685987" calcext:value-type="float">
            <text:p>-0.00300265015686</text:p>
          </table:table-cell>
          <table:table-cell office:value-type="float" office:value="-0.00378018765469779" calcext:value-type="float">
            <text:p>-0.003780187654698</text:p>
          </table:table-cell>
          <table:table-cell office:value-type="float" office:value="-0.00453758394712607" calcext:value-type="float">
            <text:p>-0.004537583947126</text:p>
          </table:table-cell>
          <table:table-cell office:value-type="float" office:value="-0.0052704042489368" calcext:value-type="float">
            <text:p>-0.005270404248937</text:p>
          </table:table-cell>
          <table:table-cell office:value-type="float" office:value="-0.00597409882989538" calcext:value-type="float">
            <text:p>-0.005974098829895</text:p>
          </table:table-cell>
          <table:table-cell office:value-type="float" office:value="-0.00664405627190286" calcext:value-type="float">
            <text:p>-0.006644056271903</text:p>
          </table:table-cell>
          <table:table-cell office:value-type="float" office:value="-0.00727565976844549" calcext:value-type="float">
            <text:p>-0.007275659768445</text:p>
          </table:table-cell>
          <table:table-cell office:value-type="float" office:value="-0.00786434613874409" calcext:value-type="float">
            <text:p>-0.007864346138744</text:p>
          </table:table-cell>
          <table:table-cell office:value-type="float" office:value="-0.00840566680124956" calcext:value-type="float">
            <text:p>-0.00840566680125</text:p>
          </table:table-cell>
          <table:table-cell office:value-type="float" office:value="-0.00889534991083444" calcext:value-type="float">
            <text:p>-0.008895349910834</text:p>
          </table:table-cell>
          <table:table-cell office:value-type="float" office:value="-0.00932936284379763" calcext:value-type="float">
            <text:p>-0.009329362843798</text:p>
          </table:table-cell>
          <table:table-cell office:value-type="float" office:value="-0.00970397418635649" calcext:value-type="float">
            <text:p>-0.009703974186357</text:p>
          </table:table-cell>
          <table:table-cell office:value-type="float" office:value="-0.0100158143876515" calcext:value-type="float">
            <text:p>-0.010015814387652</text:p>
          </table:table-cell>
          <table:table-cell office:value-type="float" office:value="-0.0102619342622154" calcext:value-type="float">
            <text:p>-0.010261934262215</text:p>
          </table:table-cell>
          <table:table-cell office:value-type="float" office:value="-0.0104398605650537" calcext:value-type="float">
            <text:p>-0.010439860565054</text:p>
          </table:table-cell>
          <table:table-cell office:value-type="float" office:value="-0.0105476479325391" calcext:value-type="float">
            <text:p>-0.010547647932539</text:p>
          </table:table-cell>
          <table:table-cell office:value-type="float" office:value="-0.0105839265568242" calcext:value-type="float">
            <text:p>-0.010583926556824</text:p>
          </table:table-cell>
          <table:table-cell office:value-type="float" office:value="-0.0105479450780115" calcext:value-type="float">
            <text:p>-0.010547945078012</text:p>
          </table:table-cell>
          <table:table-cell office:value-type="float" office:value="-0.0104396083193728" calcext:value-type="float">
            <text:p>-0.010439608319373</text:p>
          </table:table-cell>
          <table:table-cell office:value-type="float" office:value="-0.0102595096695545" calcext:value-type="float">
            <text:p>-0.010259509669555</text:p>
          </table:table-cell>
          <table:table-cell office:value-type="float" office:value="-0.0100089581338703" calcext:value-type="float">
            <text:p>-0.01000895813387</text:p>
          </table:table-cell>
          <table:table-cell office:value-type="float" office:value="-0.00969000032445299" calcext:value-type="float">
            <text:p>-0.009690000324453</text:p>
          </table:table-cell>
          <table:table-cell office:value-type="float" office:value="-0.00930543794321682" calcext:value-type="float">
            <text:p>-0.009305437943217</text:p>
          </table:table-cell>
          <table:table-cell office:value-type="float" office:value="-0.00885884162569009" calcext:value-type="float">
            <text:p>-0.00885884162569</text:p>
          </table:table-cell>
          <table:table-cell office:value-type="float" office:value="-0.00835456234473699" calcext:value-type="float">
            <text:p>-0.008354562344737</text:p>
          </table:table-cell>
          <table:table-cell office:value-type="float" office:value="-0.00779774193156085" calcext:value-type="float">
            <text:p>-0.007797741931561</text:p>
          </table:table-cell>
          <table:table-cell office:value-type="float" office:value="-0.00719432461894395" calcext:value-type="float">
            <text:p>-0.007194324618944</text:p>
          </table:table-cell>
          <table:table-cell office:value-type="float" office:value="-0.00655107184481499" calcext:value-type="float">
            <text:p>-0.006551071844815</text:p>
          </table:table-cell>
          <table:table-cell office:value-type="float" office:value="-0.00587558279383722" calcext:value-type="float">
            <text:p>-0.005875582793837</text:p>
          </table:table-cell>
          <table:table-cell office:value-type="float" office:value="-0.0051763233336893" calcext:value-type="float">
            <text:p>-0.005176323333689</text:p>
          </table:table-cell>
          <table:table-cell office:value-type="float" office:value="-0.00446266597311343" calcext:value-type="float">
            <text:p>-0.004462665973113</text:p>
          </table:table-cell>
          <table:table-cell office:value-type="float" office:value="-0.00374494321358754" calcext:value-type="float">
            <text:p>-0.003744943213588</text:p>
          </table:table-cell>
          <table:table-cell office:value-type="float" office:value="-0.00303451593680956" calcext:value-type="float">
            <text:p>-0.00303451593681</text:p>
          </table:table-cell>
          <table:table-cell office:value-type="float" office:value="-0.00234385716473597" calcext:value-type="float">
            <text:p>-0.002343857164736</text:p>
          </table:table-cell>
          <table:table-cell office:value-type="float" office:value="-0.00168664947541308" calcext:value-type="float">
            <text:p>-0.001686649475413</text:p>
          </table:table-cell>
          <table:table-cell office:value-type="float" office:value="-0.00107789146203821" calcext:value-type="float">
            <text:p>-0.001077891462038</text:p>
          </table:table-cell>
          <table:table-cell office:value-type="float" office:value="-0.000534004957322525" calcext:value-type="float">
            <text:p>-0.000534004957323</text:p>
          </table:table-cell>
          <table:table-cell table:style-name="ce1" office:value-type="float" office:value="-0.0000729309046567879" calcext:value-type="float">
            <text:p>-7.29E-05</text:p>
          </table:table-cell>
          <table:table-cell office:value-type="float" office:value="0.000285800769367789" calcext:value-type="float">
            <text:p>0.000285800769368</text:p>
          </table:table-cell>
          <table:table-cell office:value-type="float" office:value="0.000521023647780745" calcext:value-type="float">
            <text:p>0.000521023647781</text:p>
          </table:table-cell>
          <table:table-cell office:value-type="float" office:value="0.000610031405724705" calcext:value-type="float">
            <text:p>0.000610031405725</text:p>
          </table:table-cell>
          <table:table-cell office:value-type="float" office:value="0.000528527823658" calcext:value-type="float">
            <text:p>0.000528527823658</text:p>
          </table:table-cell>
          <table:table-cell office:value-type="float" office:value="0.000250716469052804" calcext:value-type="float">
            <text:p>0.000250716469053</text:p>
          </table:table-cell>
          <table:table-cell office:value-type="float" office:value="-0.000250716469052804" calcext:value-type="float">
            <text:p>-0.000250716469053</text:p>
          </table:table-cell>
        </table:table-row>
        <table:table-row table:style-name="ro1">
          <table:table-cell office:value-type="float" office:value="-0.000373068490020618" calcext:value-type="float">
            <text:p>-0.000373068490021</text:p>
          </table:table-cell>
          <table:table-cell office:value-type="float" office:value="0.000373068490020618" calcext:value-type="float">
            <text:p>0.000373068490021</text:p>
          </table:table-cell>
          <table:table-cell office:value-type="float" office:value="0.00125827403468328" calcext:value-type="float">
            <text:p>0.001258274034683</text:p>
          </table:table-cell>
          <table:table-cell office:value-type="float" office:value="0.00222834252091297" calcext:value-type="float">
            <text:p>0.002228342520913</text:p>
          </table:table-cell>
          <table:table-cell office:value-type="float" office:value="0.00325107540861954" calcext:value-type="float">
            <text:p>0.00325107540862</text:p>
          </table:table-cell>
          <table:table-cell office:value-type="float" office:value="0.00429981776213849" calcext:value-type="float">
            <text:p>0.004299817762138</text:p>
          </table:table-cell>
          <table:table-cell office:value-type="float" office:value="0.00535278377048951" calcext:value-type="float">
            <text:p>0.00535278377049</text:p>
          </table:table-cell>
          <table:table-cell office:value-type="float" office:value="0.00639237701247846" calcext:value-type="float">
            <text:p>0.006392377012478</text:p>
          </table:table-cell>
          <table:table-cell office:value-type="float" office:value="0.00740455932395023" calcext:value-type="float">
            <text:p>0.00740455932395</text:p>
          </table:table-cell>
          <table:table-cell office:value-type="float" office:value="0.00837829061429403" calcext:value-type="float">
            <text:p>0.008378290614294</text:p>
          </table:table-cell>
          <table:table-cell office:value-type="float" office:value="0.00930504429923413" calcext:value-type="float">
            <text:p>0.009305044299234</text:p>
          </table:table-cell>
          <table:table-cell office:value-type="float" office:value="0.0101783933382349" calcext:value-type="float">
            <text:p>0.010178393338235</text:p>
          </table:table-cell>
          <table:table-cell office:value-type="float" office:value="0.0109936576250089" calcext:value-type="float">
            <text:p>0.010993657625009</text:p>
          </table:table-cell>
          <table:table-cell office:value-type="float" office:value="0.0117476027722114" calcext:value-type="float">
            <text:p>0.011747602772212</text:p>
          </table:table-cell>
          <table:table-cell office:value-type="float" office:value="0.0124381814795102" calcext:value-type="float">
            <text:p>0.01243818147951</text:p>
          </table:table-cell>
          <table:table-cell office:value-type="float" office:value="0.0130643103637968" calcext:value-type="float">
            <text:p>0.013064310363797</text:p>
          </table:table-cell>
          <table:table-cell office:value-type="float" office:value="0.0136256767876771" calcext:value-type="float">
            <text:p>0.013625676787677</text:p>
          </table:table-cell>
          <table:table-cell office:value-type="float" office:value="0.0141225715680837" calcext:value-type="float">
            <text:p>0.014122571568084</text:p>
          </table:table-cell>
          <table:table-cell office:value-type="float" office:value="0.0145557444560311" calcext:value-type="float">
            <text:p>0.014555744456031</text:p>
          </table:table-cell>
          <table:table-cell office:value-type="float" office:value="0.0149262799754375" calcext:value-type="float">
            <text:p>0.014926279975438</text:p>
          </table:table-cell>
          <table:table-cell office:value-type="float" office:value="0.0152354917009879" calcext:value-type="float">
            <text:p>0.015235491700988</text:p>
          </table:table-cell>
          <table:table-cell office:value-type="float" office:value="0.0154848333651081" calcext:value-type="float">
            <text:p>0.015484833365108</text:p>
          </table:table-cell>
          <table:table-cell office:value-type="float" office:value="0.0156758253886662" calcext:value-type="float">
            <text:p>0.015675825388666</text:p>
          </table:table-cell>
          <table:table-cell office:value-type="float" office:value="0.0158099955811562" calcext:value-type="float">
            <text:p>0.015809995581156</text:p>
          </table:table-cell>
          <table:table-cell office:value-type="float" office:value="0.0158888328249439" calcext:value-type="float">
            <text:p>0.015888832824944</text:p>
          </table:table-cell>
          <table:table-cell office:value-type="float" office:value="0.0159137526402349" calcext:value-type="float">
            <text:p>0.015913752640235</text:p>
          </table:table-cell>
          <table:table-cell office:value-type="float" office:value="0.0158860735578463" calcext:value-type="float">
            <text:p>0.015886073557846</text:p>
          </table:table-cell>
          <table:table-cell office:value-type="float" office:value="0.0158070032615273" calcext:value-type="float">
            <text:p>0.015807003261527</text:p>
          </table:table-cell>
          <table:table-cell office:value-type="float" office:value="0.0156776334974483" calcext:value-type="float">
            <text:p>0.015677633497448</text:p>
          </table:table-cell>
          <table:table-cell office:value-type="float" office:value="0.0154989427651129" calcext:value-type="float">
            <text:p>0.015498942765113</text:p>
          </table:table-cell>
          <table:table-cell office:value-type="float" office:value="0.0152718058383955" calcext:value-type="float">
            <text:p>0.015271805838396</text:p>
          </table:table-cell>
          <table:table-cell office:value-type="float" office:value="0.0149970091915808" calcext:value-type="float">
            <text:p>0.014997009191581</text:p>
          </table:table-cell>
          <table:table-cell office:value-type="float" office:value="0.0146752714313707" calcext:value-type="float">
            <text:p>0.014675271431371</text:p>
          </table:table-cell>
          <table:table-cell office:value-type="float" office:value="0.0143072678722513" calcext:value-type="float">
            <text:p>0.014307267872251</text:p>
          </table:table-cell>
          <table:table-cell office:value-type="float" office:value="0.0138936584258962" calcext:value-type="float">
            <text:p>0.013893658425896</text:p>
          </table:table-cell>
          <table:table-cell office:value-type="float" office:value="0.0134351180091635" calcext:value-type="float">
            <text:p>0.013435118009164</text:p>
          </table:table-cell>
          <table:table-cell office:value-type="float" office:value="0.0129323687141718" calcext:value-type="float">
            <text:p>0.012932368714172</text:p>
          </table:table-cell>
          <table:table-cell office:value-type="float" office:value="0.0123862130184699" calcext:value-type="float">
            <text:p>0.01238621301847</text:p>
          </table:table-cell>
          <table:table-cell office:value-type="float" office:value="0.0117975673535496" calcext:value-type="float">
            <text:p>0.01179756735355</text:p>
          </table:table-cell>
          <table:table-cell office:value-type="float" office:value="0.0111674953883383" calcext:value-type="float">
            <text:p>0.011167495388338</text:p>
          </table:table-cell>
          <table:table-cell office:value-type="float" office:value="0.010497240418989" calcext:value-type="float">
            <text:p>0.010497240418989</text:p>
          </table:table-cell>
          <table:table-cell office:value-type="float" office:value="0.00978825629942162" calcext:value-type="float">
            <text:p>0.009788256299422</text:p>
          </table:table-cell>
          <table:table-cell office:value-type="float" office:value="0.00904223638682484" calcext:value-type="float">
            <text:p>0.009042236386825</text:p>
          </table:table-cell>
          <table:table-cell office:value-type="float" office:value="0.00826114000681694" calcext:value-type="float">
            <text:p>0.008261140006817</text:p>
          </table:table-cell>
          <table:table-cell office:value-type="float" office:value="0.00744721600279602" calcext:value-type="float">
            <text:p>0.007447216002796</text:p>
          </table:table-cell>
          <table:table-cell office:value-type="float" office:value="0.006603022963854" calcext:value-type="float">
            <text:p>0.006603022963854</text:p>
          </table:table-cell>
          <table:table-cell office:value-type="float" office:value="0.00573144578836553" calcext:value-type="float">
            <text:p>0.005731445788366</text:p>
          </table:table-cell>
          <table:table-cell office:value-type="float" office:value="0.00483570835173371" calcext:value-type="float">
            <text:p>0.004835708351734</text:p>
          </table:table-cell>
          <table:table-cell office:value-type="float" office:value="0.00391938234346228" calcext:value-type="float">
            <text:p>0.003919382343462</text:p>
          </table:table-cell>
          <table:table-cell office:value-type="float" office:value="0.0029863932769032" calcext:value-type="float">
            <text:p>0.002986393276903</text:p>
          </table:table-cell>
          <table:table-cell office:value-type="float" office:value="0.00204102733506796" calcext:value-type="float">
            <text:p>0.002041027335068</text:p>
          </table:table-cell>
          <table:table-cell office:value-type="float" office:value="0.00108794764626911" calcext:value-type="float">
            <text:p>0.001087947646269</text:p>
          </table:table-cell>
          <table:table-cell office:value-type="float" office:value="0.000132214967351122" calcext:value-type="float">
            <text:p>0.000132214967351</text:p>
          </table:table-cell>
          <table:table-cell office:value-type="float" office:value="-0.000820956400062123" calcext:value-type="float">
            <text:p>-0.000820956400062</text:p>
          </table:table-cell>
          <table:table-cell office:value-type="float" office:value="-0.00176926849929046" calcext:value-type="float">
            <text:p>-0.00176926849929</text:p>
          </table:table-cell>
          <table:table-cell office:value-type="float" office:value="-0.00270858657377102" calcext:value-type="float">
            <text:p>-0.002708586573771</text:p>
          </table:table-cell>
          <table:table-cell office:value-type="float" office:value="-0.00363435182608305" calcext:value-type="float">
            <text:p>-0.003634351826083</text:p>
          </table:table-cell>
          <table:table-cell office:value-type="float" office:value="-0.00454181710033327" calcext:value-type="float">
            <text:p>-0.004541817100333</text:p>
          </table:table-cell>
          <table:table-cell office:value-type="float" office:value="-0.00542604112413442" calcext:value-type="float">
            <text:p>-0.005426041124134</text:p>
          </table:table-cell>
          <table:table-cell office:value-type="float" office:value="-0.0062819101770068" calcext:value-type="float">
            <text:p>-0.006281910177007</text:p>
          </table:table-cell>
          <table:table-cell office:value-type="float" office:value="-0.00710418354114426" calcext:value-type="float">
            <text:p>-0.007104183541144</text:p>
          </table:table-cell>
          <table:table-cell office:value-type="float" office:value="-0.00788755025944832" calcext:value-type="float">
            <text:p>-0.007887550259448</text:p>
          </table:table-cell>
          <table:table-cell office:value-type="float" office:value="-0.00862669187857107" calcext:value-type="float">
            <text:p>-0.008626691878571</text:p>
          </table:table-cell>
          <table:table-cell office:value-type="float" office:value="-0.00931634900826112" calcext:value-type="float">
            <text:p>-0.009316349008261</text:p>
          </table:table-cell>
          <table:table-cell office:value-type="float" office:value="-0.00995139048079342" calcext:value-type="float">
            <text:p>-0.009951390480793</text:p>
          </table:table-cell>
          <table:table-cell office:value-type="float" office:value="-0.0105268841192225" calcext:value-type="float">
            <text:p>-0.010526884119223</text:p>
          </table:table-cell>
          <table:table-cell office:value-type="float" office:value="-0.0110381681682888" calcext:value-type="float">
            <text:p>-0.011038168168289</text:p>
          </table:table-cell>
          <table:table-cell office:value-type="float" office:value="-0.0114809224177432" calcext:value-type="float">
            <text:p>-0.011480922417743</text:p>
          </table:table-cell>
          <table:table-cell office:value-type="float" office:value="-0.0118512380645931" calcext:value-type="float">
            <text:p>-0.011851238064593</text:p>
          </table:table-cell>
          <table:table-cell office:value-type="float" office:value="-0.0121456853644667" calcext:value-type="float">
            <text:p>-0.012145685364467</text:p>
          </table:table-cell>
          <table:table-cell office:value-type="float" office:value="-0.0123613781628012" calcext:value-type="float">
            <text:p>-0.012361378162801</text:p>
          </table:table-cell>
          <table:table-cell office:value-type="float" office:value="-0.0124960344613723" calcext:value-type="float">
            <text:p>-0.012496034461372</text:p>
          </table:table-cell>
          <table:table-cell office:value-type="float" office:value="-0.012548032247584" calcext:value-type="float">
            <text:p>-0.012548032247584</text:p>
          </table:table-cell>
          <table:table-cell office:value-type="float" office:value="-0.0125164599417999" calcext:value-type="float">
            <text:p>-0.0125164599418</text:p>
          </table:table-cell>
          <table:table-cell office:value-type="float" office:value="-0.0124011609582943" calcext:value-type="float">
            <text:p>-0.012401160958294</text:p>
          </table:table-cell>
          <table:table-cell office:value-type="float" office:value="-0.012202772064877" calcext:value-type="float">
            <text:p>-0.012202772064877</text:p>
          </table:table-cell>
          <table:table-cell office:value-type="float" office:value="-0.0119227554600682" calcext:value-type="float">
            <text:p>-0.011922755460068</text:p>
          </table:table-cell>
          <table:table-cell office:value-type="float" office:value="-0.0115634247191413" calcext:value-type="float">
            <text:p>-0.011563424719141</text:p>
          </table:table-cell>
          <table:table-cell office:value-type="float" office:value="-0.0111279650888287" calcext:value-type="float">
            <text:p>-0.011127965088829</text:p>
          </table:table-cell>
          <table:table-cell office:value-type="float" office:value="-0.0106204488882975" calcext:value-type="float">
            <text:p>-0.010620448888298</text:p>
          </table:table-cell>
          <table:table-cell office:value-type="float" office:value="-0.0100458471295793" calcext:value-type="float">
            <text:p>-0.010045847129579</text:p>
          </table:table-cell>
          <table:table-cell office:value-type="float" office:value="-0.00941003879083139" calcext:value-type="float">
            <text:p>-0.009410038790831</text:p>
          </table:table-cell>
          <table:table-cell office:value-type="float" office:value="-0.00871981949320621" calcext:value-type="float">
            <text:p>-0.008719819493206</text:p>
          </table:table-cell>
          <table:table-cell office:value-type="float" office:value="-0.00798291159766604" calcext:value-type="float">
            <text:p>-0.007982911597666</text:p>
          </table:table-cell>
          <table:table-cell office:value-type="float" office:value="-0.00720797792298723" calcext:value-type="float">
            <text:p>-0.007207977922987</text:p>
          </table:table-cell>
          <table:table-cell office:value-type="float" office:value="-0.00640464133204535" calcext:value-type="float">
            <text:p>-0.006404641332045</text:p>
          </table:table-cell>
          <table:table-cell office:value-type="float" office:value="-0.00558351231852148" calcext:value-type="float">
            <text:p>-0.005583512318521</text:p>
          </table:table-cell>
          <table:table-cell office:value-type="float" office:value="-0.00475622629308835" calcext:value-type="float">
            <text:p>-0.004756226293088</text:p>
          </table:table-cell>
          <table:table-cell office:value-type="float" office:value="-0.00393549152775982" calcext:value-type="float">
            <text:p>-0.00393549152776</text:p>
          </table:table-cell>
          <table:table-cell office:value-type="float" office:value="-0.00313514743853698" calcext:value-type="float">
            <text:p>-0.003135147438537</text:p>
          </table:table-cell>
          <table:table-cell office:value-type="float" office:value="-0.0023702311635599" calcext:value-type="float">
            <text:p>-0.00237023116356</text:p>
          </table:table-cell>
          <table:table-cell office:value-type="float" office:value="-0.00165704816940903" calcext:value-type="float">
            <text:p>-0.001657048169409</text:p>
          </table:table-cell>
          <table:table-cell office:value-type="float" office:value="-0.00101324014999698" calcext:value-type="float">
            <text:p>-0.001013240149997</text:p>
          </table:table-cell>
          <table:table-cell office:value-type="float" office:value="-0.000457841382063247" calcext:value-type="float">
            <text:p>-0.000457841382063</text:p>
          </table:table-cell>
          <table:table-cell table:style-name="ce1" office:value-type="float" office:value="-0.0000113141126773967" calcext:value-type="float">
            <text:p>-1.13E-05</text:p>
          </table:table-cell>
          <table:table-cell office:value-type="float" office:value="0.000304442434831743" calcext:value-type="float">
            <text:p>0.000304442434832</text:p>
          </table:table-cell>
          <table:table-cell office:value-type="float" office:value="0.000466084109934061" calcext:value-type="float">
            <text:p>0.000466084109934</text:p>
          </table:table-cell>
          <table:table-cell office:value-type="float" office:value="0.000448967984577554" calcext:value-type="float">
            <text:p>0.000448967984578</text:p>
          </table:table-cell>
          <table:table-cell office:value-type="float" office:value="0.000227058803314783" calcext:value-type="float">
            <text:p>0.000227058803315</text:p>
          </table:table-cell>
          <table:table-cell office:value-type="float" office:value="-0.000227058803314783" calcext:value-type="float">
            <text:p>-0.000227058803315</text:p>
          </table:table-cell>
        </table:table-row>
        <table:table-row table:style-name="ro1">
          <table:table-cell office:value-type="float" office:value="-0.000461480588203916" calcext:value-type="float">
            <text:p>-0.000461480588204</text:p>
          </table:table-cell>
          <table:table-cell office:value-type="float" office:value="0.000461480588203916" calcext:value-type="float">
            <text:p>0.000461480588204</text:p>
          </table:table-cell>
          <table:table-cell office:value-type="float" office:value="0.00151791102490644" calcext:value-type="float">
            <text:p>0.001517911024906</text:p>
          </table:table-cell>
          <table:table-cell office:value-type="float" office:value="0.00265481678248682" calcext:value-type="float">
            <text:p>0.002654816782487</text:p>
          </table:table-cell>
          <table:table-cell office:value-type="float" office:value="0.00384005454659517" calcext:value-type="float">
            <text:p>0.003840054546595</text:p>
          </table:table-cell>
          <table:table-cell office:value-type="float" office:value="0.00504667437203843" calcext:value-type="float">
            <text:p>0.005046674372038</text:p>
          </table:table-cell>
          <table:table-cell office:value-type="float" office:value="0.0062523537640021" calcext:value-type="float">
            <text:p>0.006252353764002</text:p>
          </table:table-cell>
          <table:table-cell office:value-type="float" office:value="0.00743884984725414" calcext:value-type="float">
            <text:p>0.007438849847254</text:p>
          </table:table-cell>
          <table:table-cell office:value-type="float" office:value="0.00859146384440375" calcext:value-type="float">
            <text:p>0.008591463844404</text:p>
          </table:table-cell>
          <table:table-cell office:value-type="float" office:value="0.0096985422666363" calcext:value-type="float">
            <text:p>0.009698542266636</text:p>
          </table:table-cell>
          <table:table-cell office:value-type="float" office:value="0.0107510268115306" calcext:value-type="float">
            <text:p>0.010751026811531</text:p>
          </table:table-cell>
          <table:table-cell office:value-type="float" office:value="0.011742055633951" calcext:value-type="float">
            <text:p>0.011742055633951</text:p>
          </table:table-cell>
          <table:table-cell office:value-type="float" office:value="0.0126666133798701" calcext:value-type="float">
            <text:p>0.01266661337987</text:p>
          </table:table-cell>
          <table:table-cell office:value-type="float" office:value="0.0135212250905852" calcext:value-type="float">
            <text:p>0.013521225090585</text:p>
          </table:table-cell>
          <table:table-cell office:value-type="float" office:value="0.0143036886196539" calcext:value-type="float">
            <text:p>0.014303688619654</text:p>
          </table:table-cell>
          <table:table-cell office:value-type="float" office:value="0.0150128406384551" calcext:value-type="float">
            <text:p>0.015012840638455</text:p>
          </table:table-cell>
          <table:table-cell office:value-type="float" office:value="0.0156483520883941" calcext:value-type="float">
            <text:p>0.015648352088394</text:p>
          </table:table-cell>
          <table:table-cell office:value-type="float" office:value="0.0162105497176033" calcext:value-type="float">
            <text:p>0.016210549717603</text:p>
          </table:table-cell>
          <table:table-cell office:value-type="float" office:value="0.0167002610123695" calcext:value-type="float">
            <text:p>0.01670026101237</text:p>
          </table:table-cell>
          <table:table-cell office:value-type="float" office:value="0.0171186803495211" calcext:value-type="float">
            <text:p>0.017118680349521</text:p>
          </table:table-cell>
          <table:table-cell office:value-type="float" office:value="0.017467254573778" calcext:value-type="float">
            <text:p>0.017467254573778</text:p>
          </table:table-cell>
          <table:table-cell office:value-type="float" office:value="0.0177475864522494" calcext:value-type="float">
            <text:p>0.017747586452249</text:p>
          </table:table-cell>
          <table:table-cell office:value-type="float" office:value="0.0179613546372445" calcext:value-type="float">
            <text:p>0.017961354637245</text:p>
          </table:table-cell>
          <table:table-cell office:value-type="float" office:value="0.0181102488777569" calcext:value-type="float">
            <text:p>0.018110248877757</text:p>
          </table:table-cell>
          <table:table-cell office:value-type="float" office:value="0.0181959192916543" calcext:value-type="float">
            <text:p>0.018195919291654</text:p>
          </table:table-cell>
          <table:table-cell office:value-type="float" office:value="0.0182199385508456" calcext:value-type="float">
            <text:p>0.018219938550846</text:p>
          </table:table-cell>
          <table:table-cell office:value-type="float" office:value="0.018183775867637" calcext:value-type="float">
            <text:p>0.018183775867637</text:p>
          </table:table-cell>
          <table:table-cell office:value-type="float" office:value="0.0180887816880602" calcext:value-type="float">
            <text:p>0.01808878168806</text:p>
          </table:table-cell>
          <table:table-cell office:value-type="float" office:value="0.0179361820172609" calcext:value-type="float">
            <text:p>0.017936182017261</text:p>
          </table:table-cell>
          <table:table-cell office:value-type="float" office:value="0.0177270813218829" calcext:value-type="float">
            <text:p>0.017727081321883</text:p>
          </table:table-cell>
          <table:table-cell office:value-type="float" office:value="0.0174624729751983" calcext:value-type="float">
            <text:p>0.017462472975198</text:p>
          </table:table-cell>
          <table:table-cell office:value-type="float" office:value="0.017143256231228" calcext:value-type="float">
            <text:p>0.017143256231228</text:p>
          </table:table-cell>
          <table:table-cell office:value-type="float" office:value="0.0167702587520655" calcext:value-type="float">
            <text:p>0.016770258752066</text:p>
          </table:table-cell>
          <table:table-cell office:value-type="float" office:value="0.0163442637288577" calcext:value-type="float">
            <text:p>0.016344263728858</text:p>
          </table:table-cell>
          <table:table-cell office:value-type="float" office:value="0.01586604068559" calcext:value-type="float">
            <text:p>0.01586604068559</text:p>
          </table:table-cell>
          <table:table-cell office:value-type="float" office:value="0.0153363790871367" calcext:value-type="float">
            <text:p>0.015336379087137</text:p>
          </table:table-cell>
          <table:table-cell office:value-type="float" office:value="0.0147561239113663" calcext:value-type="float">
            <text:p>0.014756123911366</text:p>
          </table:table-cell>
          <table:table-cell office:value-type="float" office:value="0.0141262123840385" calcext:value-type="float">
            <text:p>0.014126212384039</text:p>
          </table:table-cell>
          <table:table-cell office:value-type="float" office:value="0.0134477111243351" calcext:value-type="float">
            <text:p>0.013447711124335</text:p>
          </table:table-cell>
          <table:table-cell office:value-type="float" office:value="0.0127218529787424" calcext:value-type="float">
            <text:p>0.012721852978742</text:p>
          </table:table-cell>
          <table:table-cell office:value-type="float" office:value="0.0119500728770365" calcext:value-type="float">
            <text:p>0.011950072877037</text:p>
          </table:table-cell>
          <table:table-cell office:value-type="float" office:value="0.0111340420754085" calcext:value-type="float">
            <text:p>0.011134042075409</text:p>
          </table:table-cell>
          <table:table-cell office:value-type="float" office:value="0.0102757001994817" calcext:value-type="float">
            <text:p>0.010275700199482</text:p>
          </table:table-cell>
          <table:table-cell office:value-type="float" office:value="0.00937728455300874" calcext:value-type="float">
            <text:p>0.009377284553009</text:p>
          </table:table-cell>
          <table:table-cell office:value-type="float" office:value="0.00844135618954215" calcext:value-type="float">
            <text:p>0.008441356189542</text:p>
          </table:table-cell>
          <table:table-cell office:value-type="float" office:value="0.00747082230801096" calcext:value-type="float">
            <text:p>0.007470822308011</text:p>
          </table:table-cell>
          <table:table-cell office:value-type="float" office:value="0.00646895454863633" calcext:value-type="float">
            <text:p>0.006468954548636</text:p>
          </table:table-cell>
          <table:table-cell office:value-type="float" office:value="0.00543940279838973" calcext:value-type="float">
            <text:p>0.00543940279839</text:p>
          </table:table-cell>
          <table:table-cell office:value-type="float" office:value="0.004386204165933" calcext:value-type="float">
            <text:p>0.004386204165933</text:p>
          </table:table-cell>
          <table:table-cell office:value-type="float" office:value="0.00331378713026726" calcext:value-type="float">
            <text:p>0.003313787130267</text:p>
          </table:table-cell>
          <table:table-cell office:value-type="float" office:value="0.00222697336148859" calcext:value-type="float">
            <text:p>0.002226973361489</text:p>
          </table:table-cell>
          <table:table-cell office:value-type="float" office:value="0.00113099552086718" calcext:value-type="float">
            <text:p>0.001130995520867</text:p>
          </table:table-cell>
          <table:table-cell table:style-name="ce1" office:value-type="float" office:value="0.0000316505209871225" calcext:value-type="float">
            <text:p>3.17E-05</text:p>
          </table:table-cell>
          <table:table-cell office:value-type="float" office:value="-0.00106363514124706" calcext:value-type="float">
            <text:p>-0.001063635141247</text:p>
          </table:table-cell>
          <table:table-cell office:value-type="float" office:value="-0.00215528905072591" calcext:value-type="float">
            <text:p>-0.002155289050726</text:p>
          </table:table-cell>
          <table:table-cell office:value-type="float" office:value="-0.0032369278307666" calcext:value-type="float">
            <text:p>-0.003236927830767</text:p>
          </table:table-cell>
          <table:table-cell office:value-type="float" office:value="-0.00430322474981558" calcext:value-type="float">
            <text:p>-0.004303224749816</text:p>
          </table:table-cell>
          <table:table-cell office:value-type="float" office:value="-0.00534877726000408" calcext:value-type="float">
            <text:p>-0.005348777260004</text:p>
          </table:table-cell>
          <table:table-cell office:value-type="float" office:value="-0.00636796377709326" calcext:value-type="float">
            <text:p>-0.006367963777093</text:p>
          </table:table-cell>
          <table:table-cell office:value-type="float" office:value="-0.00735496443078461" calcext:value-type="float">
            <text:p>-0.007354964430785</text:p>
          </table:table-cell>
          <table:table-cell office:value-type="float" office:value="-0.00830381431802073" calcext:value-type="float">
            <text:p>-0.008303814318021</text:p>
          </table:table-cell>
          <table:table-cell office:value-type="float" office:value="-0.00920846729182102" calcext:value-type="float">
            <text:p>-0.009208467291821</text:p>
          </table:table-cell>
          <table:table-cell office:value-type="float" office:value="-0.0100628658003287" calcext:value-type="float">
            <text:p>-0.010062865800329</text:p>
          </table:table-cell>
          <table:table-cell office:value-type="float" office:value="-0.0108610151380167" calcext:value-type="float">
            <text:p>-0.010861015138017</text:p>
          </table:table-cell>
          <table:table-cell office:value-type="float" office:value="-0.011597060959746" calcext:value-type="float">
            <text:p>-0.011597060959746</text:p>
          </table:table-cell>
          <table:table-cell office:value-type="float" office:value="-0.0122653689573958" calcext:value-type="float">
            <text:p>-0.012265368957396</text:p>
          </table:table-cell>
          <table:table-cell office:value-type="float" office:value="-0.0128606056039209" calcext:value-type="float">
            <text:p>-0.012860605603921</text:p>
          </table:table-cell>
          <table:table-cell office:value-type="float" office:value="-0.0133778188672263" calcext:value-type="float">
            <text:p>-0.013377818867226</text:p>
          </table:table-cell>
          <table:table-cell office:value-type="float" office:value="-0.0138125177888759" calcext:value-type="float">
            <text:p>-0.013812517788876</text:p>
          </table:table-cell>
          <table:table-cell office:value-type="float" office:value="-0.0141607498453623" calcext:value-type="float">
            <text:p>-0.014160749845362</text:p>
          </table:table-cell>
          <table:table-cell office:value-type="float" office:value="-0.0144191750372666" calcext:value-type="float">
            <text:p>-0.014419175037267</text:p>
          </table:table-cell>
          <table:table-cell office:value-type="float" office:value="-0.0145851357056474" calcext:value-type="float">
            <text:p>-0.014585135705648</text:p>
          </table:table-cell>
          <table:table-cell office:value-type="float" office:value="-0.0146567211609928" calcext:value-type="float">
            <text:p>-0.014656721160993</text:p>
          </table:table-cell>
          <table:table-cell office:value-type="float" office:value="-0.0146328263099964" calcext:value-type="float">
            <text:p>-0.014632826309996</text:p>
          </table:table-cell>
          <table:table-cell office:value-type="float" office:value="-0.0145132036358111" calcext:value-type="float">
            <text:p>-0.014513203635811</text:p>
          </table:table-cell>
          <table:table-cell office:value-type="float" office:value="-0.0142985080620783" calcext:value-type="float">
            <text:p>-0.014298508062078</text:p>
          </table:table-cell>
          <table:table-cell office:value-type="float" office:value="-0.0139903344644791" calcext:value-type="float">
            <text:p>-0.013990334464479</text:p>
          </table:table-cell>
          <table:table-cell office:value-type="float" office:value="-0.0135912478707039" calcext:value-type="float">
            <text:p>-0.013591247870704</text:p>
          </table:table-cell>
          <table:table-cell office:value-type="float" office:value="-0.0131048066621561" calcext:value-type="float">
            <text:p>-0.013104806662156</text:p>
          </table:table-cell>
          <table:table-cell office:value-type="float" office:value="-0.012535579431989" calcext:value-type="float">
            <text:p>-0.012535579431989</text:p>
          </table:table-cell>
          <table:table-cell office:value-type="float" office:value="-0.0118891564624196" calcext:value-type="float">
            <text:p>-0.01188915646242</text:p>
          </table:table-cell>
          <table:table-cell office:value-type="float" office:value="-0.0111721571152201" calcext:value-type="float">
            <text:p>-0.01117215711522</text:p>
          </table:table-cell>
          <table:table-cell office:value-type="float" office:value="-0.010392234709854" calcext:value-type="float">
            <text:p>-0.010392234709854</text:p>
          </table:table-cell>
          <table:table-cell office:value-type="float" office:value="-0.00955808069797467" calcext:value-type="float">
            <text:p>-0.009558080697975</text:p>
          </table:table-cell>
          <table:table-cell office:value-type="float" office:value="-0.00867943007342669" calcext:value-type="float">
            <text:p>-0.008679430073427</text:p>
          </table:table-cell>
          <table:table-cell office:value-type="float" office:value="-0.00776706995606285" calcext:value-type="float">
            <text:p>-0.007767069956063</text:p>
          </table:table-cell>
          <table:table-cell office:value-type="float" office:value="-0.00683285309176345" calcext:value-type="float">
            <text:p>-0.006832853091763</text:p>
          </table:table-cell>
          <table:table-cell office:value-type="float" office:value="-0.00588971758502872" calcext:value-type="float">
            <text:p>-0.005889717585029</text:p>
          </table:table-cell>
          <table:table-cell office:value-type="float" office:value="-0.00495171342092863" calcext:value-type="float">
            <text:p>-0.004951713420929</text:p>
          </table:table-cell>
          <table:table-cell office:value-type="float" office:value="-0.00403403526920313" calcext:value-type="float">
            <text:p>-0.004034035269203</text:p>
          </table:table-cell>
          <table:table-cell office:value-type="float" office:value="-0.00315305965940024" calcext:value-type="float">
            <text:p>-0.0031530596594</text:p>
          </table:table-cell>
          <table:table-cell office:value-type="float" office:value="-0.00232638299474607" calcext:value-type="float">
            <text:p>-0.002326382994746</text:p>
          </table:table-cell>
          <table:table-cell office:value-type="float" office:value="-0.00157285530993209" calcext:value-type="float">
            <text:p>-0.001572855309932</text:p>
          </table:table-cell>
          <table:table-cell office:value-type="float" office:value="-0.000912603488345504" calcext:value-type="float">
            <text:p>-0.000912603488346</text:p>
          </table:table-cell>
          <table:table-cell office:value-type="float" office:value="-0.000367037079157423" calcext:value-type="float">
            <text:p>-0.000367037079157</text:p>
          </table:table-cell>
          <table:table-cell table:style-name="ce1" office:value-type="float" office:value="0.0000411727340413249" calcext:value-type="float">
            <text:p>4.12E-05</text:p>
          </table:table-cell>
          <table:table-cell office:value-type="float" office:value="0.000288024025319785" calcext:value-type="float">
            <text:p>0.00028802402532</text:p>
          </table:table-cell>
          <table:table-cell office:value-type="float" office:value="0.000348461591762646" calcext:value-type="float">
            <text:p>0.000348461591763</text:p>
          </table:table-cell>
          <table:table-cell office:value-type="float" office:value="0.000196204745952462" calcext:value-type="float">
            <text:p>0.000196204745952</text:p>
          </table:table-cell>
          <table:table-cell office:value-type="float" office:value="-0.000196204745952462" calcext:value-type="float">
            <text:p>-0.000196204745952</text:p>
          </table:table-cell>
        </table:table-row>
        <table:table-row table:style-name="ro1">
          <table:table-cell office:value-type="float" office:value="-0.00056101434225524" calcext:value-type="float">
            <text:p>-0.000561014342255</text:p>
          </table:table-cell>
          <table:table-cell office:value-type="float" office:value="0.00056101434225524" calcext:value-type="float">
            <text:p>0.000561014342255</text:p>
          </table:table-cell>
          <table:table-cell office:value-type="float" office:value="0.00180770490692817" calcext:value-type="float">
            <text:p>0.001807704906928</text:p>
          </table:table-cell>
          <table:table-cell office:value-type="float" office:value="0.00312776103099371" calcext:value-type="float">
            <text:p>0.003127761030994</text:p>
          </table:table-cell>
          <table:table-cell office:value-type="float" office:value="0.00448934273510073" calcext:value-type="float">
            <text:p>0.004489342735101</text:p>
          </table:table-cell>
          <table:table-cell office:value-type="float" office:value="0.00586551552498028" calcext:value-type="float">
            <text:p>0.00586551552498</text:p>
          </table:table-cell>
          <table:table-cell office:value-type="float" office:value="0.00723373393865765" calcext:value-type="float">
            <text:p>0.007233733938658</text:p>
          </table:table-cell>
          <table:table-cell office:value-type="float" office:value="0.00857540278935875" calcext:value-type="float">
            <text:p>0.008575402789359</text:p>
          </table:table-cell>
          <table:table-cell office:value-type="float" office:value="0.00987542052108512" calcext:value-type="float">
            <text:p>0.009875420521085</text:p>
          </table:table-cell>
          <table:table-cell office:value-type="float" office:value="0.0111217361900083" calcext:value-type="float">
            <text:p>0.011121736190008</text:p>
          </table:table-cell>
          <table:table-cell office:value-type="float" office:value="0.0123049352959324" calcext:value-type="float">
            <text:p>0.012304935295933</text:p>
          </table:table-cell>
          <table:table-cell office:value-type="float" office:value="0.0134178612217408" calcext:value-type="float">
            <text:p>0.013417861221741</text:p>
          </table:table-cell>
          <table:table-cell office:value-type="float" office:value="0.0144552739357002" calcext:value-type="float">
            <text:p>0.0144552739357</text:p>
          </table:table-cell>
          <table:table-cell office:value-type="float" office:value="0.0154135447984198" calcext:value-type="float">
            <text:p>0.01541354479842</text:p>
          </table:table-cell>
          <table:table-cell office:value-type="float" office:value="0.0162903850005706" calcext:value-type="float">
            <text:p>0.016290385000571</text:p>
          </table:table-cell>
          <table:table-cell office:value-type="float" office:value="0.0170846047800479" calcext:value-type="float">
            <text:p>0.017084604780048</text:p>
          </table:table-cell>
          <table:table-cell office:value-type="float" office:value="0.0177959006657361" calcext:value-type="float">
            <text:p>0.017795900665736</text:p>
          </table:table-cell>
          <table:table-cell office:value-type="float" office:value="0.0184246683030152" calcext:value-type="float">
            <text:p>0.018424668303015</text:p>
          </table:table-cell>
          <table:table-cell office:value-type="float" office:value="0.0189718387512649" calcext:value-type="float">
            <text:p>0.018971838751265</text:p>
          </table:table-cell>
          <table:table-cell office:value-type="float" office:value="0.0194387364482857" calcext:value-type="float">
            <text:p>0.019438736448286</text:p>
          </table:table-cell>
          <table:table-cell office:value-type="float" office:value="0.0198269572652861" calcext:value-type="float">
            <text:p>0.019826957265286</text:p>
          </table:table-cell>
          <table:table-cell office:value-type="float" office:value="0.0201382652567163" calcext:value-type="float">
            <text:p>0.020138265256716</text:p>
          </table:table-cell>
          <table:table-cell office:value-type="float" office:value="0.0203745068137909" calcext:value-type="float">
            <text:p>0.020374506813791</text:p>
          </table:table-cell>
          <table:table-cell office:value-type="float" office:value="0.0205375410057535" calcext:value-type="float">
            <text:p>0.020537541005754</text:p>
          </table:table-cell>
          <table:table-cell office:value-type="float" office:value="0.0206291849313734" calcext:value-type="float">
            <text:p>0.020629184931374</text:p>
          </table:table-cell>
          <table:table-cell office:value-type="float" office:value="0.0206511729272624" calcext:value-type="float">
            <text:p>0.020651172927263</text:p>
          </table:table-cell>
          <table:table-cell office:value-type="float" office:value="0.0206051284857201" calcext:value-type="float">
            <text:p>0.02060512848572</text:p>
          </table:table-cell>
          <table:table-cell office:value-type="float" office:value="0.0204925477506654" calcext:value-type="float">
            <text:p>0.020492547750665</text:p>
          </table:table-cell>
          <table:table-cell office:value-type="float" office:value="0.0203147934538538" calcext:value-type="float">
            <text:p>0.020314793453854</text:p>
          </table:table-cell>
          <table:table-cell office:value-type="float" office:value="0.0200730981762657" calcext:value-type="float">
            <text:p>0.020073098176266</text:p>
          </table:table-cell>
          <table:table-cell office:value-type="float" office:value="0.0197685758226977" calcext:value-type="float">
            <text:p>0.019768575822698</text:p>
          </table:table-cell>
          <table:table-cell office:value-type="float" office:value="0.0194022402242461" calcext:value-type="float">
            <text:p>0.019402240224246</text:p>
          </table:table-cell>
          <table:table-cell office:value-type="float" office:value="0.0189750298023551" calcext:value-type="float">
            <text:p>0.018975029802355</text:p>
          </table:table-cell>
          <table:table-cell office:value-type="float" office:value="0.0184878372682507" calcext:value-type="float">
            <text:p>0.018487837268251</text:p>
          </table:table-cell>
          <table:table-cell office:value-type="float" office:value="0.0179415433560656" calcext:value-type="float">
            <text:p>0.017941543356066</text:p>
          </table:table-cell>
          <table:table-cell office:value-type="float" office:value="0.0173370536349679" calcext:value-type="float">
            <text:p>0.017337053634968</text:p>
          </table:table-cell>
          <table:table-cell office:value-type="float" office:value="0.0166753374823781" calcext:value-type="float">
            <text:p>0.016675337482378</text:p>
          </table:table-cell>
          <table:table-cell office:value-type="float" office:value="0.0159574683460312" calcext:value-type="float">
            <text:p>0.015957468346031</text:p>
          </table:table-cell>
          <table:table-cell office:value-type="float" office:value="0.0151846644707733" calcext:value-type="float">
            <text:p>0.015184664470773</text:p>
          </table:table-cell>
          <table:table-cell office:value-type="float" office:value="0.014358329302239" calcext:value-type="float">
            <text:p>0.014358329302239</text:p>
          </table:table-cell>
          <table:table-cell office:value-type="float" office:value="0.0134800908337606" calcext:value-type="float">
            <text:p>0.013480090833761</text:p>
          </table:table-cell>
          <table:table-cell office:value-type="float" office:value="0.0125518392075699" calcext:value-type="float">
            <text:p>0.01255183920757</text:p>
          </table:table-cell>
          <table:table-cell office:value-type="float" office:value="0.0115757619325217" calcext:value-type="float">
            <text:p>0.011575761932522</text:p>
          </table:table-cell>
          <table:table-cell office:value-type="float" office:value="0.0105543761415907" calcext:value-type="float">
            <text:p>0.010554376141591</text:p>
          </table:table-cell>
          <table:table-cell office:value-type="float" office:value="0.00949055738037576" calcext:value-type="float">
            <text:p>0.009490557380376</text:p>
          </table:table-cell>
          <table:table-cell office:value-type="float" office:value="0.00838756449512453" calcext:value-type="float">
            <text:p>0.008387564495125</text:p>
          </table:table-cell>
          <table:table-cell office:value-type="float" office:value="0.0072490603161462" calcext:value-type="float">
            <text:p>0.007249060316146</text:p>
          </table:table-cell>
          <table:table-cell office:value-type="float" office:value="0.00607912799733661" calcext:value-type="float">
            <text:p>0.006079127997337</text:p>
          </table:table-cell>
          <table:table-cell office:value-type="float" office:value="0.004882283265567" calcext:value-type="float">
            <text:p>0.004882283265567</text:p>
          </table:table-cell>
          <table:table-cell office:value-type="float" office:value="0.00366348391660164" calcext:value-type="float">
            <text:p>0.003663483916602</text:p>
          </table:table-cell>
          <table:table-cell office:value-type="float" office:value="0.00242814103909789" calcext:value-type="float">
            <text:p>0.002428141039098</text:p>
          </table:table-cell>
          <table:table-cell office:value-type="float" office:value="0.00118214367218335" calcext:value-type="float">
            <text:p>0.001182143672183</text:p>
          </table:table-cell>
          <table:table-cell table:style-name="ce1" office:value-type="float" office:value="-0.0000680942840235583" calcext:value-type="float">
            <text:p>-6.81E-05</text:p>
          </table:table-cell>
          <table:table-cell office:value-type="float" office:value="-0.00131575135263603" calcext:value-type="float">
            <text:p>-0.001315751352636</text:p>
          </table:table-cell>
          <table:table-cell office:value-type="float" office:value="-0.00255821230303417" calcext:value-type="float">
            <text:p>-0.002558212303034</text:p>
          </table:table-cell>
          <table:table-cell office:value-type="float" office:value="-0.00378977475480146" calcext:value-type="float">
            <text:p>-0.003789774754801</text:p>
          </table:table-cell>
          <table:table-cell office:value-type="float" office:value="-0.00500444640104785" calcext:value-type="float">
            <text:p>-0.005004446401048</text:p>
          </table:table-cell>
          <table:table-cell office:value-type="float" office:value="-0.00619606389599261" calcext:value-type="float">
            <text:p>-0.006196063895993</text:p>
          </table:table-cell>
          <table:table-cell office:value-type="float" office:value="-0.00735825235951174" calcext:value-type="float">
            <text:p>-0.007358252359512</text:p>
          </table:table-cell>
          <table:table-cell office:value-type="float" office:value="-0.0084844366328873" calcext:value-type="float">
            <text:p>-0.008484436632887</text:p>
          </table:table-cell>
          <table:table-cell office:value-type="float" office:value="-0.00956788731199917" calcext:value-type="float">
            <text:p>-0.009567887311999</text:p>
          </table:table-cell>
          <table:table-cell office:value-type="float" office:value="-0.010601784663422" calcext:value-type="float">
            <text:p>-0.010601784663422</text:p>
          </table:table-cell>
          <table:table-cell office:value-type="float" office:value="-0.0115792928597459" calcext:value-type="float">
            <text:p>-0.011579292859746</text:p>
          </table:table-cell>
          <table:table-cell office:value-type="float" office:value="-0.0124936409950993" calcext:value-type="float">
            <text:p>-0.012493640995099</text:p>
          </table:table-cell>
          <table:table-cell office:value-type="float" office:value="-0.0133382087595407" calcext:value-type="float">
            <text:p>-0.013338208759541</text:p>
          </table:table-cell>
          <table:table-cell office:value-type="float" office:value="-0.0141066151669803" calcext:value-type="float">
            <text:p>-0.01410661516698</text:p>
          </table:table-cell>
          <table:table-cell office:value-type="float" office:value="-0.0147928089436071" calcext:value-type="float">
            <text:p>-0.014792808943607</text:p>
          </table:table-cell>
          <table:table-cell office:value-type="float" office:value="-0.01539115925991" calcext:value-type="float">
            <text:p>-0.01539115925991</text:p>
          </table:table-cell>
          <table:table-cell office:value-type="float" office:value="-0.0158965455482513" calcext:value-type="float">
            <text:p>-0.015896545548251</text:p>
          </table:table-cell>
          <table:table-cell office:value-type="float" office:value="-0.0163044451595516" calcext:value-type="float">
            <text:p>-0.016304445159552</text:p>
          </table:table-cell>
          <table:table-cell office:value-type="float" office:value="-0.0166110176503142" calcext:value-type="float">
            <text:p>-0.016611017650314</text:p>
          </table:table-cell>
          <table:table-cell office:value-type="float" office:value="-0.0168131845320483" calcext:value-type="float">
            <text:p>-0.016813184532048</text:p>
          </table:table-cell>
          <table:table-cell office:value-type="float" office:value="-0.016908703393542" calcext:value-type="float">
            <text:p>-0.016908703393542</text:p>
          </table:table-cell>
          <table:table-cell office:value-type="float" office:value="-0.0168962354089939" calcext:value-type="float">
            <text:p>-0.016896235408994</text:p>
          </table:table-cell>
          <table:table-cell office:value-type="float" office:value="-0.0167754053994178" calcext:value-type="float">
            <text:p>-0.016775405399418</text:p>
          </table:table-cell>
          <table:table-cell office:value-type="float" office:value="-0.0165468537958566" calcext:value-type="float">
            <text:p>-0.016546853795857</text:p>
          </table:table-cell>
          <table:table-cell office:value-type="float" office:value="-0.0162122801039624" calcext:value-type="float">
            <text:p>-0.016212280103963</text:p>
          </table:table-cell>
          <table:table-cell office:value-type="float" office:value="-0.0157744777097182" calcext:value-type="float">
            <text:p>-0.015774477709718</text:p>
          </table:table-cell>
          <table:table-cell office:value-type="float" office:value="-0.0152373602032766" calcext:value-type="float">
            <text:p>-0.015237360203277</text:p>
          </table:table-cell>
          <table:table-cell office:value-type="float" office:value="-0.0146059796869203" calcext:value-type="float">
            <text:p>-0.01460597968692</text:p>
          </table:table-cell>
          <table:table-cell office:value-type="float" office:value="-0.0138865378862938" calcext:value-type="float">
            <text:p>-0.013886537886294</text:p>
          </table:table-cell>
          <table:table-cell office:value-type="float" office:value="-0.0130863911832486" calcext:value-type="float">
            <text:p>-0.013086391183249</text:p>
          </table:table-cell>
          <table:table-cell office:value-type="float" office:value="-0.0122140509770584" calcext:value-type="float">
            <text:p>-0.012214050977058</text:p>
          </table:table-cell>
          <table:table-cell office:value-type="float" office:value="-0.0112791809873952" calcext:value-type="float">
            <text:p>-0.011279180987395</text:p>
          </table:table-cell>
          <table:table-cell office:value-type="float" office:value="-0.0102925932362001" calcext:value-type="float">
            <text:p>-0.0102925932362</text:p>
          </table:table-cell>
          <table:table-cell office:value-type="float" office:value="-0.00926624441173494" calcext:value-type="float">
            <text:p>-0.009266244411735</text:p>
          </table:table-cell>
          <table:table-cell office:value-type="float" office:value="-0.00821323414143698" calcext:value-type="float">
            <text:p>-0.008213234141437</text:p>
          </table:table-cell>
          <table:table-cell office:value-type="float" office:value="-0.00714780626188238" calcext:value-type="float">
            <text:p>-0.007147806261882</text:p>
          </table:table-cell>
          <table:table-cell office:value-type="float" office:value="-0.00608535355198304" calcext:value-type="float">
            <text:p>-0.006085353551983</text:p>
          </table:table-cell>
          <table:table-cell office:value-type="float" office:value="-0.00504242548710742" calcext:value-type="float">
            <text:p>-0.005042425487107</text:p>
          </table:table-cell>
          <table:table-cell office:value-type="float" office:value="-0.00403673748688155" calcext:value-type="float">
            <text:p>-0.004036737486882</text:p>
          </table:table-cell>
          <table:table-cell office:value-type="float" office:value="-0.00308717898692961" calcext:value-type="float">
            <text:p>-0.00308717898693</text:p>
          </table:table-cell>
          <table:table-cell office:value-type="float" office:value="-0.00221381664957498" calcext:value-type="float">
            <text:p>-0.002213816649575</text:p>
          </table:table-cell>
          <table:table-cell office:value-type="float" office:value="-0.00143788852813609" calcext:value-type="float">
            <text:p>-0.001437888528136</text:p>
          </table:table-cell>
          <table:table-cell office:value-type="float" office:value="-0.000781785562163504" calcext:value-type="float">
            <text:p>-0.000781785562164</text:p>
          </table:table-cell>
          <table:table-cell office:value-type="float" office:value="-0.000269020451589178" calcext:value-type="float">
            <text:p>-0.000269020451589</text:p>
          </table:table-cell>
          <table:table-cell table:style-name="ce1" office:value-type="float" office:value="0.0000757966751523" calcext:value-type="float">
            <text:p>7.58E-05</text:p>
          </table:table-cell>
          <table:table-cell office:value-type="float" office:value="0.000227048299616513" calcext:value-type="float">
            <text:p>0.000227048299617</text:p>
          </table:table-cell>
          <table:table-cell office:value-type="float" office:value="0.000158210952017288" calcext:value-type="float">
            <text:p>0.000158210952017</text:p>
          </table:table-cell>
          <table:table-cell office:value-type="float" office:value="-0.000158210952017288" calcext:value-type="float">
            <text:p>-0.000158210952017</text:p>
          </table:table-cell>
        </table:table-row>
        <table:table-row table:style-name="ro1">
          <table:table-cell office:value-type="float" office:value="-0.000671362103923139" calcext:value-type="float">
            <text:p>-0.000671362103923</text:p>
          </table:table-cell>
          <table:table-cell office:value-type="float" office:value="0.000671362103923139" calcext:value-type="float">
            <text:p>0.000671362103923</text:p>
          </table:table-cell>
          <table:table-cell office:value-type="float" office:value="0.00212702733061647" calcext:value-type="float">
            <text:p>0.002127027330616</text:p>
          </table:table-cell>
          <table:table-cell office:value-type="float" office:value="0.00364639773910015" calcext:value-type="float">
            <text:p>0.0036463977391</text:p>
          </table:table-cell>
          <table:table-cell office:value-type="float" office:value="0.00519819240945742" calcext:value-type="float">
            <text:p>0.005198192409457</text:p>
          </table:table-cell>
          <table:table-cell office:value-type="float" office:value="0.00675569829743459" calcext:value-type="float">
            <text:p>0.006755698297435</text:p>
          </table:table-cell>
          <table:table-cell office:value-type="float" office:value="0.00829640242829036" calcext:value-type="float">
            <text:p>0.00829640242829</text:p>
          </table:table-cell>
          <table:table-cell office:value-type="float" office:value="0.00980161107002244" calcext:value-type="float">
            <text:p>0.009801611070022</text:p>
          </table:table-cell>
          <table:table-cell office:value-type="float" office:value="0.0112560532295154" calcext:value-type="float">
            <text:p>0.011256053229515</text:p>
          </table:table-cell>
          <table:table-cell office:value-type="float" office:value="0.0126474854123164" calcext:value-type="float">
            <text:p>0.012647485412316</text:p>
          </table:table-cell>
          <table:table-cell office:value-type="float" office:value="0.0139663113293477" calcext:value-type="float">
            <text:p>0.013966311329348</text:p>
          </table:table-cell>
          <table:table-cell office:value-type="float" office:value="0.0152052249315411" calcext:value-type="float">
            <text:p>0.015205224931541</text:p>
          </table:table-cell>
          <table:table-cell office:value-type="float" office:value="0.0163588809646348" calcext:value-type="float">
            <text:p>0.016358880964635</text:p>
          </table:table-cell>
          <table:table-cell office:value-type="float" office:value="0.0174235944406339" calcext:value-type="float">
            <text:p>0.017423594440634</text:p>
          </table:table-cell>
          <table:table-cell office:value-type="float" office:value="0.0183970687757584" calcext:value-type="float">
            <text:p>0.018397068775758</text:p>
          </table:table-cell>
          <table:table-cell office:value-type="float" office:value="0.0192781514931127" calcext:value-type="float">
            <text:p>0.019278151493113</text:p>
          </table:table-cell>
          <table:table-cell office:value-type="float" office:value="0.0200666160426379" calcext:value-type="float">
            <text:p>0.020066616042638</text:p>
          </table:table-cell>
          <table:table-cell office:value-type="float" office:value="0.0207629682148559" calcext:value-type="float">
            <text:p>0.020762968214856</text:p>
          </table:table-cell>
          <table:table-cell office:value-type="float" office:value="0.021368275685134" calcext:value-type="float">
            <text:p>0.021368275685134</text:p>
          </table:table-cell>
          <table:table-cell office:value-type="float" office:value="0.0218840193172822" calcext:value-type="float">
            <text:p>0.021884019317282</text:p>
          </table:table-cell>
          <table:table-cell office:value-type="float" office:value="0.0223119649550033" calcext:value-type="float">
            <text:p>0.022311964955003</text:p>
          </table:table-cell>
          <table:table-cell office:value-type="float" office:value="0.0226540544927079" calcext:value-type="float">
            <text:p>0.022654054492708</text:p>
          </table:table-cell>
          <table:table-cell office:value-type="float" office:value="0.022912315065694" calcext:value-type="float">
            <text:p>0.022912315065694</text:p>
          </table:table-cell>
          <table:table-cell office:value-type="float" office:value="0.0230887852166003" calcext:value-type="float">
            <text:p>0.0230887852166</text:p>
          </table:table-cell>
          <table:table-cell office:value-type="float" office:value="0.0231854568985919" calcext:value-type="float">
            <text:p>0.023185456898592</text:p>
          </table:table-cell>
          <table:table-cell office:value-type="float" office:value="0.0232042321742329" calcext:value-type="float">
            <text:p>0.023204232174233</text:p>
          </table:table-cell>
          <table:table-cell office:value-type="float" office:value="0.0231468934487714" calcext:value-type="float">
            <text:p>0.023146893448771</text:p>
          </table:table-cell>
          <table:table-cell office:value-type="float" office:value="0.0230150860676399" calcext:value-type="float">
            <text:p>0.02301508606764</text:p>
          </table:table-cell>
          <table:table-cell office:value-type="float" office:value="0.0228103121084477" calcext:value-type="float">
            <text:p>0.022810312108448</text:p>
          </table:table-cell>
          <table:table-cell office:value-type="float" office:value="0.0225339341823928" calcext:value-type="float">
            <text:p>0.022533934182393</text:p>
          </table:table-cell>
          <table:table-cell office:value-type="float" office:value="0.0221871880782544" calcext:value-type="float">
            <text:p>0.022187188078255</text:p>
          </table:table-cell>
          <table:table-cell office:value-type="float" office:value="0.0217712030881895" calcext:value-type="float">
            <text:p>0.02177120308819</text:p>
          </table:table-cell>
          <table:table-cell office:value-type="float" office:value="0.0212870288825029" calcext:value-type="float">
            <text:p>0.021287028882503</text:p>
          </table:table-cell>
          <table:table-cell office:value-type="float" office:value="0.0207356678262091" calcext:value-type="float">
            <text:p>0.020735667826209</text:p>
          </table:table-cell>
          <table:table-cell office:value-type="float" office:value="0.0201181116659537" calcext:value-type="float">
            <text:p>0.020118111665954</text:p>
          </table:table-cell>
          <table:table-cell office:value-type="float" office:value="0.0194353815595061" calcext:value-type="float">
            <text:p>0.019435381559506</text:p>
          </table:table-cell>
          <table:table-cell office:value-type="float" office:value="0.0186885704578357" calcext:value-type="float">
            <text:p>0.018688570457836</text:p>
          </table:table-cell>
          <table:table-cell office:value-type="float" office:value="0.0178788869054846" calcext:value-type="float">
            <text:p>0.017878886905485</text:p>
          </table:table-cell>
          <table:table-cell office:value-type="float" office:value="0.0170076993589627" calcext:value-type="float">
            <text:p>0.017007699358963</text:p>
          </table:table-cell>
          <table:table-cell office:value-type="float" office:value="0.0160765801851094" calcext:value-type="float">
            <text:p>0.016076580185109</text:p>
          </table:table-cell>
          <table:table-cell office:value-type="float" office:value="0.0150873485388088" calcext:value-type="float">
            <text:p>0.015087348538809</text:p>
          </table:table-cell>
          <table:table-cell office:value-type="float" office:value="0.0140421113806605" calcext:value-type="float">
            <text:p>0.014042111380661</text:p>
          </table:table-cell>
          <table:table-cell office:value-type="float" office:value="0.0129433019467986" calcext:value-type="float">
            <text:p>0.012943301946799</text:p>
          </table:table-cell>
          <table:table-cell office:value-type="float" office:value="0.0117937150584377" calcext:value-type="float">
            <text:p>0.011793715058438</text:p>
          </table:table-cell>
          <table:table-cell office:value-type="float" office:value="0.0105965387463816" calcext:value-type="float">
            <text:p>0.010596538746382</text:p>
          </table:table-cell>
          <table:table-cell office:value-type="float" office:value="0.00935538180652693" calcext:value-type="float">
            <text:p>0.009355381806527</text:p>
          </table:table-cell>
          <table:table-cell office:value-type="float" office:value="0.00807429706464115" calcext:value-type="float">
            <text:p>0.008074297064641</text:p>
          </table:table-cell>
          <table:table-cell office:value-type="float" office:value="0.00675780040229153" calcext:value-type="float">
            <text:p>0.006757800402292</text:p>
          </table:table-cell>
          <table:table-cell office:value-type="float" office:value="0.00541088587491116" calcext:value-type="float">
            <text:p>0.005410885874911</text:p>
          </table:table-cell>
          <table:table-cell office:value-type="float" office:value="0.00403903741263249" calcext:value-type="float">
            <text:p>0.004039037412632</text:p>
          </table:table-cell>
          <table:table-cell office:value-type="float" office:value="0.00264823647111047" calcext:value-type="float">
            <text:p>0.00264823647111</text:p>
          </table:table-cell>
          <table:table-cell office:value-type="float" office:value="0.00124495753079579" calcext:value-type="float">
            <text:p>0.001244957530796</text:p>
          </table:table-cell>
          <table:table-cell office:value-type="float" office:value="-0.000163890477259689" calcext:value-type="float">
            <text:p>-0.00016389047726</text:p>
          </table:table-cell>
          <table:table-cell office:value-type="float" office:value="-0.00157121618605274" calcext:value-type="float">
            <text:p>-0.001571216186053</text:p>
          </table:table-cell>
          <table:table-cell office:value-type="float" office:value="-0.00297251482865303" calcext:value-type="float">
            <text:p>-0.002972514828653</text:p>
          </table:table-cell>
          <table:table-cell office:value-type="float" office:value="-0.00436189444765407" calcext:value-type="float">
            <text:p>-0.004361894447654</text:p>
          </table:table-cell>
          <table:table-cell office:value-type="float" office:value="-0.00573284054888361" calcext:value-type="float">
            <text:p>-0.005732840548884</text:p>
          </table:table-cell>
          <table:table-cell office:value-type="float" office:value="-0.00707849462181136" calcext:value-type="float">
            <text:p>-0.007078494621811</text:p>
          </table:table-cell>
          <table:table-cell office:value-type="float" office:value="-0.00839172931631965" calcext:value-type="float">
            <text:p>-0.00839172931632</text:p>
          </table:table-cell>
          <table:table-cell office:value-type="float" office:value="-0.0096651919041832" calcext:value-type="float">
            <text:p>-0.009665191904183</text:p>
          </table:table-cell>
          <table:table-cell office:value-type="float" office:value="-0.0108913577667068" calcext:value-type="float">
            <text:p>-0.010891357766707</text:p>
          </table:table-cell>
          <table:table-cell office:value-type="float" office:value="-0.0120625983173632" calcext:value-type="float">
            <text:p>-0.012062598317363</text:p>
          </table:table-cell>
          <table:table-cell office:value-type="float" office:value="-0.013171260607118" calcext:value-type="float">
            <text:p>-0.013171260607118</text:p>
          </table:table-cell>
          <table:table-cell office:value-type="float" office:value="-0.0142097554613085" calcext:value-type="float">
            <text:p>-0.014209755461309</text:p>
          </table:table-cell>
          <table:table-cell office:value-type="float" office:value="-0.0151706516125685" calcext:value-type="float">
            <text:p>-0.015170651612569</text:p>
          </table:table-cell>
          <table:table-cell office:value-type="float" office:value="-0.0160467738242076" calcext:value-type="float">
            <text:p>-0.016046773824208</text:p>
          </table:table-cell>
          <table:table-cell office:value-type="float" office:value="-0.0168313033231808" calcext:value-type="float">
            <text:p>-0.016831303323181</text:p>
          </table:table-cell>
          <table:table-cell office:value-type="float" office:value="-0.017517879041239" calcext:value-type="float">
            <text:p>-0.017517879041239</text:p>
          </table:table-cell>
          <table:table-cell office:value-type="float" office:value="-0.0181006982252174" calcext:value-type="float">
            <text:p>-0.018100698225217</text:p>
          </table:table-cell>
          <table:table-cell office:value-type="float" office:value="-0.0185746150206604" calcext:value-type="float">
            <text:p>-0.01857461502066</text:p>
          </table:table-cell>
          <table:table-cell office:value-type="float" office:value="-0.0189352356523262" calcext:value-type="float">
            <text:p>-0.018935235652326</text:p>
          </table:table-cell>
          <table:table-cell office:value-type="float" office:value="-0.0191790088537144" calcext:value-type="float">
            <text:p>-0.019179008853715</text:p>
          </table:table-cell>
          <table:table-cell office:value-type="float" office:value="-0.0193033102621173" calcext:value-type="float">
            <text:p>-0.019303310262117</text:p>
          </table:table-cell>
          <table:table-cell office:value-type="float" office:value="-0.0193065195926558" calcext:value-type="float">
            <text:p>-0.019306519592656</text:p>
          </table:table-cell>
          <table:table-cell office:value-type="float" office:value="-0.0191880895400082" calcext:value-type="float">
            <text:p>-0.019188089540008</text:p>
          </table:table-cell>
          <table:table-cell office:value-type="float" office:value="-0.0189486055596837" calcext:value-type="float">
            <text:p>-0.018948605559684</text:p>
          </table:table-cell>
          <table:table-cell office:value-type="float" office:value="-0.0185898358839891" calcext:value-type="float">
            <text:p>-0.018589835883989</text:p>
          </table:table-cell>
          <table:table-cell office:value-type="float" office:value="-0.0181147714424804" calcext:value-type="float">
            <text:p>-0.01811477144248</text:p>
          </table:table-cell>
          <table:table-cell office:value-type="float" office:value="-0.0175276556299899" calcext:value-type="float">
            <text:p>-0.01752765562999</text:p>
          </table:table-cell>
          <table:table-cell office:value-type="float" office:value="-0.0168340042172863" calcext:value-type="float">
            <text:p>-0.016834004217286</text:p>
          </table:table-cell>
          <table:table-cell office:value-type="float" office:value="-0.0160406160294995" calcext:value-type="float">
            <text:p>-0.0160406160295</text:p>
          </table:table-cell>
          <table:table-cell office:value-type="float" office:value="-0.0151555753386817" calcext:value-type="float">
            <text:p>-0.015155575338682</text:p>
          </table:table-cell>
          <table:table-cell office:value-type="float" office:value="-0.0141882472127539" calcext:value-type="float">
            <text:p>-0.014188247212754</text:p>
          </table:table-cell>
          <table:table-cell office:value-type="float" office:value="-0.0131492672705232" calcext:value-type="float">
            <text:p>-0.013149267270523</text:p>
          </table:table-cell>
          <table:table-cell office:value-type="float" office:value="-0.0120505274247185" calcext:value-type="float">
            <text:p>-0.012050527424719</text:p>
          </table:table-cell>
          <table:table-cell office:value-type="float" office:value="-0.0109051591896915" calcext:value-type="float">
            <text:p>-0.010905159189692</text:p>
          </table:table-cell>
          <table:table-cell office:value-type="float" office:value="-0.00972751595461716" calcext:value-type="float">
            <text:p>-0.009727515954617</text:p>
          </table:table-cell>
          <table:table-cell office:value-type="float" office:value="-0.00853315530140149" calcext:value-type="float">
            <text:p>-0.008533155301401</text:p>
          </table:table-cell>
          <table:table-cell office:value-type="float" office:value="-0.00733882187398294" calcext:value-type="float">
            <text:p>-0.007338821873983</text:p>
          </table:table-cell>
          <table:table-cell office:value-type="float" office:value="-0.00616243062785367" calcext:value-type="float">
            <text:p>-0.006162430627854</text:p>
          </table:table-cell>
          <table:table-cell office:value-type="float" office:value="-0.00502304943396212" calcext:value-type="float">
            <text:p>-0.005023049433962</text:p>
          </table:table-cell>
          <table:table-cell office:value-type="float" office:value="-0.00394087920091263" calcext:value-type="float">
            <text:p>-0.003940879200913</text:p>
          </table:table-cell>
          <table:table-cell office:value-type="float" office:value="-0.00293722901456224" calcext:value-type="float">
            <text:p>-0.002937229014562</text:p>
          </table:table-cell>
          <table:table-cell office:value-type="float" office:value="-0.00203448359943467" calcext:value-type="float">
            <text:p>-0.002034483599435</text:p>
          </table:table-cell>
          <table:table-cell office:value-type="float" office:value="-0.00125606100751045" calcext:value-type="float">
            <text:p>-0.00125606100751</text:p>
          </table:table-cell>
          <table:table-cell office:value-type="float" office:value="-0.000626360320075996" calcext:value-type="float">
            <text:p>-0.000626360320076</text:p>
          </table:table-cell>
          <table:table-cell office:value-type="float" office:value="-0.000170701013304645" calcext:value-type="float">
            <text:p>-0.000170701013305</text:p>
          </table:table-cell>
          <table:table-cell table:style-name="ce1" office:value-type="float" office:value="0.0000847651466848743" calcext:value-type="float">
            <text:p>8.48E-05</text:p>
          </table:table-cell>
          <table:table-cell office:value-type="float" office:value="0.000113137849563275" calcext:value-type="float">
            <text:p>0.000113137849563</text:p>
          </table:table-cell>
          <table:table-cell office:value-type="float" office:value="-0.000113137849563275" calcext:value-type="float">
            <text:p>-0.000113137849563</text:p>
          </table:table-cell>
        </table:table-row>
        <table:table-row table:style-name="ro1">
          <table:table-cell office:value-type="float" office:value="-0.000792221657625217" calcext:value-type="float">
            <text:p>-0.000792221657625</text:p>
          </table:table-cell>
          <table:table-cell office:value-type="float" office:value="0.000792221657625217" calcext:value-type="float">
            <text:p>0.000792221657625</text:p>
          </table:table-cell>
          <table:table-cell office:value-type="float" office:value="0.00247518477306688" calcext:value-type="float">
            <text:p>0.002475184773067</text:p>
          </table:table-cell>
          <table:table-cell office:value-type="float" office:value="0.00420987562000575" calcext:value-type="float">
            <text:p>0.004209875620006</text:p>
          </table:table-cell>
          <table:table-cell office:value-type="float" office:value="0.00596568570633055" calcext:value-type="float">
            <text:p>0.005965685706331</text:p>
          </table:table-cell>
          <table:table-cell office:value-type="float" office:value="0.00771632212896228" calcext:value-type="float">
            <text:p>0.007716322128962</text:p>
          </table:table-cell>
          <table:table-cell office:value-type="float" office:value="0.00943951552709769" calcext:value-type="float">
            <text:p>0.009439515527098</text:p>
          </table:table-cell>
          <table:table-cell office:value-type="float" office:value="0.0111166903551325" calcext:value-type="float">
            <text:p>0.011116690355133</text:p>
          </table:table-cell>
          <table:table-cell office:value-type="float" office:value="0.0127326144613717" calcext:value-type="float">
            <text:p>0.012732614461372</text:p>
          </table:table-cell>
          <table:table-cell office:value-type="float" office:value="0.0142750424959806" calcext:value-type="float">
            <text:p>0.014275042495981</text:p>
          </table:table-cell>
          <table:table-cell office:value-type="float" office:value="0.0157343651560715" calcext:value-type="float">
            <text:p>0.015734365156072</text:p>
          </table:table-cell>
          <table:table-cell office:value-type="float" office:value="0.0171032728143217" calcext:value-type="float">
            <text:p>0.017103272814322</text:p>
          </table:table-cell>
          <table:table-cell office:value-type="float" office:value="0.0183764389444584" calcext:value-type="float">
            <text:p>0.018376438944458</text:p>
          </table:table-cell>
          <table:table-cell office:value-type="float" office:value="0.0195502263141327" calcext:value-type="float">
            <text:p>0.019550226314133</text:p>
          </table:table-cell>
          <table:table-cell office:value-type="float" office:value="0.020622417278028" calcext:value-type="float">
            <text:p>0.020622417278028</text:p>
          </table:table-cell>
          <table:table-cell office:value-type="float" office:value="0.0215919684254934" calcext:value-type="float">
            <text:p>0.021591968425493</text:p>
          </table:table-cell>
          <table:table-cell office:value-type="float" office:value="0.0224587892468912" calcext:value-type="float">
            <text:p>0.022458789246891</text:p>
          </table:table-cell>
          <table:table-cell office:value-type="float" office:value="0.0232235441478431" calcext:value-type="float">
            <text:p>0.023223544147843</text:p>
          </table:table-cell>
          <table:table-cell office:value-type="float" office:value="0.0238874769685693" calcext:value-type="float">
            <text:p>0.023887476968569</text:p>
          </table:table-cell>
          <table:table-cell office:value-type="float" office:value="0.0244522571087581" calcext:value-type="float">
            <text:p>0.024452257108758</text:p>
          </table:table-cell>
          <table:table-cell office:value-type="float" office:value="0.0249198463006577" calcext:value-type="float">
            <text:p>0.024919846300658</text:p>
          </table:table-cell>
          <table:table-cell office:value-type="float" office:value="0.0252923850558617" calcext:value-type="float">
            <text:p>0.025292385055862</text:p>
          </table:table-cell>
          <table:table-cell office:value-type="float" office:value="0.0255720977802496" calcext:value-type="float">
            <text:p>0.02557209778025</text:p>
          </table:table-cell>
          <table:table-cell office:value-type="float" office:value="0.0257612155102979" calcext:value-type="float">
            <text:p>0.025761215510298</text:p>
          </table:table-cell>
          <table:table-cell office:value-type="float" office:value="0.0258619151954328" calcext:value-type="float">
            <text:p>0.025861915195433</text:p>
          </table:table-cell>
          <table:table-cell office:value-type="float" office:value="0.0258762744033951" calcext:value-type="float">
            <text:p>0.025876274403395</text:p>
          </table:table-cell>
          <table:table-cell office:value-type="float" office:value="0.0258062402932388" calcext:value-type="float">
            <text:p>0.025806240293239</text:p>
          </table:table-cell>
          <table:table-cell office:value-type="float" office:value="0.025653611665362" calcext:value-type="float">
            <text:p>0.025653611665362</text:p>
          </table:table-cell>
          <table:table-cell office:value-type="float" office:value="0.0254200328828153" calcext:value-type="float">
            <text:p>0.025420032882815</text:p>
          </table:table-cell>
          <table:table-cell office:value-type="float" office:value="0.0251069984298364" calcext:value-type="float">
            <text:p>0.025106998429837</text:p>
          </table:table-cell>
          <table:table-cell office:value-type="float" office:value="0.0247158668893968" calcext:value-type="float">
            <text:p>0.024715866889397</text:p>
          </table:table-cell>
          <table:table-cell office:value-type="float" office:value="0.0242478831154262" calcext:value-type="float">
            <text:p>0.024247883115426</text:p>
          </table:table-cell>
          <table:table-cell office:value-type="float" office:value="0.0237042073988761" calcext:value-type="float">
            <text:p>0.023704207398876</text:p>
          </table:table-cell>
          <table:table-cell office:value-type="float" office:value="0.0230859504616613" calcext:value-type="float">
            <text:p>0.023085950461661</text:p>
          </table:table-cell>
          <table:table-cell office:value-type="float" office:value="0.0223942131315507" calcext:value-type="float">
            <text:p>0.022394213131551</text:p>
          </table:table-cell>
          <table:table-cell office:value-type="float" office:value="0.0216301296124121" calcext:value-type="float">
            <text:p>0.021630129612412</text:p>
          </table:table-cell>
          <table:table-cell office:value-type="float" office:value="0.0207949132916631" calcext:value-type="float">
            <text:p>0.020794913291663</text:p>
          </table:table-cell>
          <table:table-cell office:value-type="float" office:value="0.0198899040887788" calcext:value-type="float">
            <text:p>0.019889904088779</text:p>
          </table:table-cell>
          <table:table-cell office:value-type="float" office:value="0.0189166163971798" calcext:value-type="float">
            <text:p>0.01891661639718</text:p>
          </table:table-cell>
          <table:table-cell office:value-type="float" office:value="0.0178767867048784" calcext:value-type="float">
            <text:p>0.017876786704879</text:p>
          </table:table-cell>
          <table:table-cell office:value-type="float" office:value="0.0167724200597058" calcext:value-type="float">
            <text:p>0.016772420059706</text:p>
          </table:table-cell>
          <table:table-cell office:value-type="float" office:value="0.0156058345627612" calcext:value-type="float">
            <text:p>0.015605834562761</text:p>
          </table:table-cell>
          <table:table-cell office:value-type="float" office:value="0.014379703164953" calcext:value-type="float">
            <text:p>0.014379703164953</text:p>
          </table:table-cell>
          <table:table-cell office:value-type="float" office:value="0.0130970920944697" calcext:value-type="float">
            <text:p>0.01309709209447</text:p>
          </table:table-cell>
          <table:table-cell office:value-type="float" office:value="0.0117614953481541" calcext:value-type="float">
            <text:p>0.011761495348154</text:p>
          </table:table-cell>
          <table:table-cell office:value-type="float" office:value="0.0103768648288635" calcext:value-type="float">
            <text:p>0.010376864828864</text:p>
          </table:table-cell>
          <table:table-cell office:value-type="float" office:value="0.00894763589967273" calcext:value-type="float">
            <text:p>0.008947635899673</text:p>
          </table:table-cell>
          <table:table-cell office:value-type="float" office:value="0.00747874836815412" calcext:value-type="float">
            <text:p>0.007478748368154</text:p>
          </table:table-cell>
          <table:table-cell office:value-type="float" office:value="0.00597566300603781" calcext:value-type="float">
            <text:p>0.005975663006038</text:p>
          </table:table-cell>
          <table:table-cell office:value-type="float" office:value="0.00444437307158678" calcext:value-type="float">
            <text:p>0.004444373071587</text:p>
          </table:table-cell>
          <table:table-cell office:value-type="float" office:value="0.00289140728350385" calcext:value-type="float">
            <text:p>0.002891407283504</text:p>
          </table:table-cell>
          <table:table-cell office:value-type="float" office:value="0.00132381145438555" calcext:value-type="float">
            <text:p>0.001323811454386</text:p>
          </table:table-cell>
          <table:table-cell office:value-type="float" office:value="-0.00025092409878585" calcext:value-type="float">
            <text:p>-0.000250924098786</text:p>
          </table:table-cell>
          <table:table-cell office:value-type="float" office:value="-0.00182503099012804" calcext:value-type="float">
            <text:p>-0.001825030990128</text:p>
          </table:table-cell>
          <table:table-cell office:value-type="float" office:value="-0.00339284754720851" calcext:value-type="float">
            <text:p>-0.003392847547209</text:p>
          </table:table-cell>
          <table:table-cell office:value-type="float" office:value="-0.00494787907640279" calcext:value-type="float">
            <text:p>-0.004947879076403</text:p>
          </table:table-cell>
          <table:table-cell office:value-type="float" office:value="-0.00648301300183651" calcext:value-type="float">
            <text:p>-0.006483013001837</text:p>
          </table:table-cell>
          <table:table-cell office:value-type="float" office:value="-0.00799070811752739" calcext:value-type="float">
            <text:p>-0.007990708117527</text:p>
          </table:table-cell>
          <table:table-cell office:value-type="float" office:value="-0.00946309174146102" calcext:value-type="float">
            <text:p>-0.009463091741461</text:p>
          </table:table-cell>
          <table:table-cell office:value-type="float" office:value="-0.0108920237480561" calcext:value-type="float">
            <text:p>-0.010892023748056</text:p>
          </table:table-cell>
          <table:table-cell office:value-type="float" office:value="-0.0122691615063596" calcext:value-type="float">
            <text:p>-0.01226916150636</text:p>
          </table:table-cell>
          <table:table-cell office:value-type="float" office:value="-0.0135860358835976" calcext:value-type="float">
            <text:p>-0.013586035883598</text:p>
          </table:table-cell>
          <table:table-cell office:value-type="float" office:value="-0.0148341386988108" calcext:value-type="float">
            <text:p>-0.014834138698811</text:p>
          </table:table-cell>
          <table:table-cell office:value-type="float" office:value="-0.0160050193870448" calcext:value-type="float">
            <text:p>-0.016005019387045</text:p>
          </table:table-cell>
          <table:table-cell office:value-type="float" office:value="-0.0170903884419994" calcext:value-type="float">
            <text:p>-0.017090388441999</text:p>
          </table:table-cell>
          <table:table-cell office:value-type="float" office:value="-0.0180822255441825" calcext:value-type="float">
            <text:p>-0.018082225544183</text:p>
          </table:table-cell>
          <table:table-cell office:value-type="float" office:value="-0.0189728905795612" calcext:value-type="float">
            <text:p>-0.018972890579561</text:p>
          </table:table-cell>
          <table:table-cell office:value-type="float" office:value="-0.0197552359347647" calcext:value-type="float">
            <text:p>-0.019755235934765</text:p>
          </table:table-cell>
          <table:table-cell office:value-type="float" office:value="-0.0204227185140819" calcext:value-type="float">
            <text:p>-0.020422718514082</text:p>
          </table:table-cell>
          <table:table-cell office:value-type="float" office:value="-0.0209695099377101" calcext:value-type="float">
            <text:p>-0.02096950993771</text:p>
          </table:table-cell>
          <table:table-cell office:value-type="float" office:value="-0.0213906033775102" calcext:value-type="float">
            <text:p>-0.02139060337751</text:p>
          </table:table-cell>
          <table:table-cell office:value-type="float" office:value="-0.021681915498316" calcext:value-type="float">
            <text:p>-0.021681915498316</text:p>
          </table:table-cell>
          <table:table-cell office:value-type="float" office:value="-0.02184038200088" calcext:value-type="float">
            <text:p>-0.02184038200088</text:p>
          </table:table-cell>
          <table:table-cell office:value-type="float" office:value="-0.0218640453552041" calcext:value-type="float">
            <text:p>-0.021864045355204</text:p>
          </table:table-cell>
          <table:table-cell office:value-type="float" office:value="-0.0217521334350145" calcext:value-type="float">
            <text:p>-0.021752133435015</text:p>
          </table:table-cell>
          <table:table-cell office:value-type="float" office:value="-0.0215051279423781" calcext:value-type="float">
            <text:p>-0.021505127942378</text:p>
          </table:table-cell>
          <table:table-cell office:value-type="float" office:value="-0.0211248217527269" calcext:value-type="float">
            <text:p>-0.021124821752727</text:p>
          </table:table-cell>
          <table:table-cell office:value-type="float" office:value="-0.0206143645854535" calcext:value-type="float">
            <text:p>-0.020614364585454</text:p>
          </table:table-cell>
          <table:table-cell office:value-type="float" office:value="-0.0199782967153174" calcext:value-type="float">
            <text:p>-0.019978296715317</text:p>
          </table:table-cell>
          <table:table-cell office:value-type="float" office:value="-0.0192225708057038" calcext:value-type="float">
            <text:p>-0.019222570805704</text:p>
          </table:table-cell>
          <table:table-cell office:value-type="float" office:value="-0.018354562278613" calcext:value-type="float">
            <text:p>-0.018354562278613</text:p>
          </table:table-cell>
          <table:table-cell office:value-type="float" office:value="-0.0173830689946292" calcext:value-type="float">
            <text:p>-0.017383068994629</text:p>
          </table:table-cell>
          <table:table-cell office:value-type="float" office:value="-0.0163183013176798" calcext:value-type="float">
            <text:p>-0.01631830131768</text:p>
          </table:table-cell>
          <table:table-cell office:value-type="float" office:value="-0.015171863891334" calcext:value-type="float">
            <text:p>-0.015171863891334</text:p>
          </table:table-cell>
          <table:table-cell office:value-type="float" office:value="-0.0139567306067434" calcext:value-type="float">
            <text:p>-0.013956730606744</text:p>
          </table:table-cell>
          <table:table-cell office:value-type="float" office:value="-0.012687214278539" calcext:value-type="float">
            <text:p>-0.012687214278539</text:p>
          </table:table-cell>
          <table:table-cell office:value-type="float" office:value="-0.0113789324403323" calcext:value-type="float">
            <text:p>-0.011378932440332</text:p>
          </table:table-cell>
          <table:table-cell office:value-type="float" office:value="-0.0100487704072006" calcext:value-type="float">
            <text:p>-0.010048770407201</text:p>
          </table:table-cell>
          <table:table-cell office:value-type="float" office:value="-0.00871484233326565" calcext:value-type="float">
            <text:p>-0.008714842333266</text:p>
          </table:table-cell>
          <table:table-cell office:value-type="float" office:value="-0.00739645042516088" calcext:value-type="float">
            <text:p>-0.007396450425161</text:p>
          </table:table-cell>
          <table:table-cell office:value-type="float" office:value="-0.00611404185616085" calcext:value-type="float">
            <text:p>-0.006114041856161</text:p>
          </table:table-cell>
          <table:table-cell office:value-type="float" office:value="-0.00488916227638895" calcext:value-type="float">
            <text:p>-0.004889162276389</text:p>
          </table:table-cell>
          <table:table-cell office:value-type="float" office:value="-0.0037444043513589" calcext:value-type="float">
            <text:p>-0.003744404351359</text:p>
          </table:table-cell>
          <table:table-cell office:value-type="float" office:value="-0.00270334956021804" calcext:value-type="float">
            <text:p>-0.002703349560218</text:p>
          </table:table-cell>
          <table:table-cell office:value-type="float" office:value="-0.00179050171509665" calcext:value-type="float">
            <text:p>-0.001790501715097</text:p>
          </table:table-cell>
          <table:table-cell office:value-type="float" office:value="-0.00103121116665588" calcext:value-type="float">
            <text:p>-0.001031211166656</text:p>
          </table:table-cell>
          <table:table-cell office:value-type="float" office:value="-0.000451588356856369" calcext:value-type="float">
            <text:p>-0.000451588356856</text:p>
          </table:table-cell>
          <table:table-cell table:style-name="ce1" office:value-type="float" office:value="-0.0000784017600393001" calcext:value-type="float">
            <text:p>-7.84E-05</text:p>
          </table:table-cell>
          <table:table-cell table:style-name="ce1" office:value-type="float" office:value="0.0000610314426344176" calcext:value-type="float">
            <text:p>6.10E-05</text:p>
          </table:table-cell>
          <table:table-cell table:style-name="ce1" office:value-type="float" office:value="-0.0000610314426344176" calcext:value-type="float">
            <text:p>-6.10E-05</text:p>
          </table:table-cell>
        </table:table-row>
        <table:table-row table:style-name="ro1">
          <table:table-cell office:value-type="float" office:value="-0.00092329975529619" calcext:value-type="float">
            <text:p>-0.000923299755296</text:p>
          </table:table-cell>
          <table:table-cell office:value-type="float" office:value="0.00092329975529619" calcext:value-type="float">
            <text:p>0.000923299755296</text:p>
          </table:table-cell>
          <table:table-cell office:value-type="float" office:value="0.00285149739083176" calcext:value-type="float">
            <text:p>0.002851497390832</text:p>
          </table:table-cell>
          <table:table-cell office:value-type="float" office:value="0.0048172697363688" calcext:value-type="float">
            <text:p>0.004817269736369</text:p>
          </table:table-cell>
          <table:table-cell office:value-type="float" office:value="0.00679077513574716" calcext:value-type="float">
            <text:p>0.006790775135747</text:p>
          </table:table-cell>
          <table:table-cell office:value-type="float" office:value="0.00874629616238441" calcext:value-type="float">
            <text:p>0.008746296162384</text:p>
          </table:table-cell>
          <table:table-cell office:value-type="float" office:value="0.0106619856540266" calcext:value-type="float">
            <text:p>0.010661985654027</text:p>
          </table:table-cell>
          <table:table-cell office:value-type="float" office:value="0.012519574340857" calcext:value-type="float">
            <text:p>0.012519574340857</text:p>
          </table:table-cell>
          <table:table-cell office:value-type="float" office:value="0.0143040551770724" calcext:value-type="float">
            <text:p>0.014304055177072</text:p>
          </table:table-cell>
          <table:table-cell office:value-type="float" office:value="0.0160033570580401" calcext:value-type="float">
            <text:p>0.01600335705804</text:p>
          </table:table-cell>
          <table:table-cell office:value-type="float" office:value="0.0176080185256631" calcext:value-type="float">
            <text:p>0.017608018525663</text:p>
          </table:table-cell>
          <table:table-cell office:value-type="float" office:value="0.0191108696314641" calcext:value-type="float">
            <text:p>0.019110869631464</text:p>
          </table:table-cell>
          <table:table-cell office:value-type="float" office:value="0.0205067277776085" calcext:value-type="float">
            <text:p>0.020506727777609</text:p>
          </table:table-cell>
          <table:table-cell office:value-type="float" office:value="0.0217921113906663" calcext:value-type="float">
            <text:p>0.021792111390666</text:p>
          </table:table-cell>
          <table:table-cell office:value-type="float" office:value="0.0229649737690397" calcext:value-type="float">
            <text:p>0.02296497376904</text:p>
          </table:table-cell>
          <table:table-cell office:value-type="float" office:value="0.0240244583654113" calcext:value-type="float">
            <text:p>0.024024458365411</text:p>
          </table:table-cell>
          <table:table-cell office:value-type="float" office:value="0.0249706760378063" calcext:value-type="float">
            <text:p>0.024970676037806</text:p>
          </table:table-cell>
          <table:table-cell office:value-type="float" office:value="0.0258045043143431" calcext:value-type="float">
            <text:p>0.025804504314343</text:p>
          </table:table-cell>
          <table:table-cell office:value-type="float" office:value="0.026527408410881" calcext:value-type="float">
            <text:p>0.026527408410881</text:p>
          </table:table-cell>
          <table:table-cell office:value-type="float" office:value="0.0271412835233556" calcext:value-type="float">
            <text:p>0.027141283523356</text:p>
          </table:table-cell>
          <table:table-cell office:value-type="float" office:value="0.0276483177718369" calcext:value-type="float">
            <text:p>0.027648317771837</text:p>
          </table:table-cell>
          <table:table-cell office:value-type="float" office:value="0.0280508750572806" calcext:value-type="float">
            <text:p>0.028050875057281</text:p>
          </table:table-cell>
          <table:table-cell office:value-type="float" office:value="0.0283513969918321" calcext:value-type="float">
            <text:p>0.028351396991832</text:p>
          </table:table-cell>
          <table:table-cell office:value-type="float" office:value="0.0285523229718293" calcext:value-type="float">
            <text:p>0.028552322971829</text:p>
          </table:table-cell>
          <table:table-cell office:value-type="float" office:value="0.0286560273873551" calcext:value-type="float">
            <text:p>0.028656027387355</text:p>
          </table:table-cell>
          <table:table-cell office:value-type="float" office:value="0.0286647728853238" calcext:value-type="float">
            <text:p>0.028664772885324</text:p>
          </table:table-cell>
          <table:table-cell office:value-type="float" office:value="0.0285806785393537" calcext:value-type="float">
            <text:p>0.028580678539354</text:p>
          </table:table-cell>
          <table:table-cell office:value-type="float" office:value="0.0284057017298411" calcext:value-type="float">
            <text:p>0.028405701729841</text:p>
          </table:table-cell>
          <table:table-cell office:value-type="float" office:value="0.0281416324965811" calcext:value-type="float">
            <text:p>0.028141632496581</text:p>
          </table:table-cell>
          <table:table-cell office:value-type="float" office:value="0.0277900990984957" calcext:value-type="float">
            <text:p>0.027790099098496</text:p>
          </table:table-cell>
          <table:table-cell office:value-type="float" office:value="0.0273525835100831" calcext:value-type="float">
            <text:p>0.027352583510083</text:p>
          </table:table-cell>
          <table:table-cell office:value-type="float" office:value="0.0268304455771414" calcext:value-type="float">
            <text:p>0.026830445577142</text:p>
          </table:table-cell>
          <table:table-cell office:value-type="float" office:value="0.0262249545793377" calcext:value-type="float">
            <text:p>0.026224954579338</text:p>
          </table:table-cell>
          <table:table-cell office:value-type="float" office:value="0.0255373269643238" calcext:value-type="float">
            <text:p>0.025537326964324</text:p>
          </table:table-cell>
          <table:table-cell office:value-type="float" office:value="0.024768769062031" calcext:value-type="float">
            <text:p>0.024768769062031</text:p>
          </table:table-cell>
          <table:table-cell office:value-type="float" office:value="0.0239205236195407" calcext:value-type="float">
            <text:p>0.023920523619541</text:p>
          </table:table-cell>
          <table:table-cell office:value-type="float" office:value="0.022993919063138" calcext:value-type="float">
            <text:p>0.022993919063138</text:p>
          </table:table-cell>
          <table:table-cell office:value-type="float" office:value="0.0219904204222133" calcext:value-type="float">
            <text:p>0.021990420422213</text:p>
          </table:table-cell>
          <table:table-cell office:value-type="float" office:value="0.020911680916028" calcext:value-type="float">
            <text:p>0.020911680916028</text:p>
          </table:table-cell>
          <table:table-cell office:value-type="float" office:value="0.0197595932554925" calcext:value-type="float">
            <text:p>0.019759593255493</text:p>
          </table:table-cell>
          <table:table-cell office:value-type="float" office:value="0.0185363397475335" calcext:value-type="float">
            <text:p>0.018536339747534</text:p>
          </table:table-cell>
          <table:table-cell office:value-type="float" office:value="0.0172444403551844" calcext:value-type="float">
            <text:p>0.017244440355185</text:p>
          </table:table-cell>
          <table:table-cell office:value-type="float" office:value="0.0158867979054215" calcext:value-type="float">
            <text:p>0.015886797905422</text:p>
          </table:table-cell>
          <table:table-cell office:value-type="float" office:value="0.0144667397055515" calcext:value-type="float">
            <text:p>0.014466739705552</text:p>
          </table:table-cell>
          <table:table-cell office:value-type="float" office:value="0.0129880549086255" calcext:value-type="float">
            <text:p>0.012988054908626</text:p>
          </table:table-cell>
          <table:table-cell office:value-type="float" office:value="0.0114550270892603" calcext:value-type="float">
            <text:p>0.01145502708926</text:p>
          </table:table-cell>
          <table:table-cell office:value-type="float" office:value="0.0098724616946985" calcext:value-type="float">
            <text:p>0.009872461694699</text:p>
          </table:table-cell>
          <table:table-cell office:value-type="float" office:value="0.00824570826597575" calcext:value-type="float">
            <text:p>0.008245708265976</text:p>
          </table:table-cell>
          <table:table-cell office:value-type="float" office:value="0.00658067754546343" calcext:value-type="float">
            <text:p>0.006580677545463</text:p>
          </table:table-cell>
          <table:table-cell office:value-type="float" office:value="0.00488385329987125" calcext:value-type="float">
            <text:p>0.004883853299871</text:p>
          </table:table-cell>
          <table:table-cell office:value-type="float" office:value="0.00316229677559374" calcext:value-type="float">
            <text:p>0.003162296775594</text:p>
          </table:table-cell>
          <table:table-cell office:value-type="float" office:value="0.00142363595641925" calcext:value-type="float">
            <text:p>0.001423635956419</text:p>
          </table:table-cell>
          <table:table-cell office:value-type="float" office:value="-0.000323978782279734" calcext:value-type="float">
            <text:p>-0.00032397878228</text:p>
          </table:table-cell>
          <table:table-cell office:value-type="float" office:value="-0.00207197196409456" calcext:value-type="float">
            <text:p>-0.002071971964095</text:p>
          </table:table-cell>
          <table:table-cell office:value-type="float" office:value="-0.00381378159167569" calcext:value-type="float">
            <text:p>-0.003813781591676</text:p>
          </table:table-cell>
          <table:table-cell office:value-type="float" office:value="-0.00554218189809324" calcext:value-type="float">
            <text:p>-0.005542181898093</text:p>
          </table:table-cell>
          <table:table-cell office:value-type="float" office:value="-0.00724938743355798" calcext:value-type="float">
            <text:p>-0.007249387433558</text:p>
          </table:table-cell>
          <table:table-cell office:value-type="float" office:value="-0.00892715854179626" calcext:value-type="float">
            <text:p>-0.008927158541796</text:p>
          </table:table-cell>
          <table:table-cell office:value-type="float" office:value="-0.0105668743211241" calcext:value-type="float">
            <text:p>-0.010566874321124</text:p>
          </table:table-cell>
          <table:table-cell office:value-type="float" office:value="-0.0121595970371817" calcext:value-type="float">
            <text:p>-0.012159597037182</text:p>
          </table:table-cell>
          <table:table-cell office:value-type="float" office:value="-0.0136961447577552" calcext:value-type="float">
            <text:p>-0.013696144757755</text:p>
          </table:table-cell>
          <table:table-cell office:value-type="float" office:value="-0.0151671768443918" calcext:value-type="float">
            <text:p>-0.015167176844392</text:p>
          </table:table-cell>
          <table:table-cell office:value-type="float" office:value="-0.0165632912750763" calcext:value-type="float">
            <text:p>-0.016563291275076</text:p>
          </table:table-cell>
          <table:table-cell office:value-type="float" office:value="-0.0178751313500088" calcext:value-type="float">
            <text:p>-0.017875131350009</text:p>
          </table:table-cell>
          <table:table-cell office:value-type="float" office:value="-0.0190934994389666" calcext:value-type="float">
            <text:p>-0.019093499438967</text:p>
          </table:table-cell>
          <table:table-cell office:value-type="float" office:value="-0.020209475807059" calcext:value-type="float">
            <text:p>-0.020209475807059</text:p>
          </table:table-cell>
          <table:table-cell office:value-type="float" office:value="-0.0212145408024266" calcext:value-type="float">
            <text:p>-0.021214540802427</text:p>
          </table:table-cell>
          <table:table-cell office:value-type="float" office:value="-0.022100698791817" calcext:value-type="float">
            <text:p>-0.022100698791817</text:p>
          </table:table-cell>
          <table:table-cell office:value-type="float" office:value="-0.0228606022350524" calcext:value-type="float">
            <text:p>-0.022860602235052</text:p>
          </table:table-cell>
          <table:table-cell office:value-type="float" office:value="-0.0234876742435774" calcext:value-type="float">
            <text:p>-0.023487674243577</text:p>
          </table:table-cell>
          <table:table-cell office:value-type="float" office:value="-0.0239762279133407" calcext:value-type="float">
            <text:p>-0.023976227913341</text:p>
          </table:table-cell>
          <table:table-cell office:value-type="float" office:value="-0.0243215806978444" calcext:value-type="float">
            <text:p>-0.024321580697844</text:p>
          </table:table-cell>
          <table:table-cell office:value-type="float" office:value="-0.0245201620865172" calcext:value-type="float">
            <text:p>-0.024520162086517</text:p>
          </table:table-cell>
          <table:table-cell office:value-type="float" office:value="-0.024569612926786" calcext:value-type="float">
            <text:p>-0.024569612926786</text:p>
          </table:table-cell>
          <table:table-cell office:value-type="float" office:value="-0.0244688748138565" calcext:value-type="float">
            <text:p>-0.024468874813857</text:p>
          </table:table-cell>
          <table:table-cell office:value-type="float" office:value="-0.0242182681660905" calcext:value-type="float">
            <text:p>-0.024218268166091</text:p>
          </table:table-cell>
          <table:table-cell office:value-type="float" office:value="-0.0238195578286041" calcext:value-type="float">
            <text:p>-0.023819557828604</text:p>
          </table:table-cell>
          <table:table-cell office:value-type="float" office:value="-0.0232760053146386" calcext:value-type="float">
            <text:p>-0.023276005314639</text:p>
          </table:table-cell>
          <table:table-cell office:value-type="float" office:value="-0.0225924071582198" calcext:value-type="float">
            <text:p>-0.02259240715822</text:p>
          </table:table-cell>
          <table:table-cell office:value-type="float" office:value="-0.0217751191844195" calcext:value-type="float">
            <text:p>-0.02177511918442</text:p>
          </table:table-cell>
          <table:table-cell office:value-type="float" office:value="-0.0208320669088462" calcext:value-type="float">
            <text:p>-0.020832066908846</text:p>
          </table:table-cell>
          <table:table-cell office:value-type="float" office:value="-0.0197727426393842" calcext:value-type="float">
            <text:p>-0.019772742639384</text:p>
          </table:table-cell>
          <table:table-cell office:value-type="float" office:value="-0.0186081902132176" calcext:value-type="float">
            <text:p>-0.018608190213218</text:p>
          </table:table-cell>
          <table:table-cell office:value-type="float" office:value="-0.0173509785862862" calcext:value-type="float">
            <text:p>-0.017350978586286</text:p>
          </table:table-cell>
          <table:table-cell office:value-type="float" office:value="-0.0160151657051738" calcext:value-type="float">
            <text:p>-0.016015165705174</text:p>
          </table:table-cell>
          <table:table-cell office:value-type="float" office:value="-0.0146162541859273" calcext:value-type="float">
            <text:p>-0.014616254185927</text:p>
          </table:table-cell>
          <table:table-cell office:value-type="float" office:value="-0.0131711403037293" calcext:value-type="float">
            <text:p>-0.013171140303729</text:p>
          </table:table-cell>
          <table:table-cell office:value-type="float" office:value="-0.011698057606144" calcext:value-type="float">
            <text:p>-0.011698057606144</text:p>
          </table:table-cell>
          <table:table-cell office:value-type="float" office:value="-0.0102165161765307" calcext:value-type="float">
            <text:p>-0.010216516176531</text:p>
          </table:table-cell>
          <table:table-cell office:value-type="float" office:value="-0.00874723812446357" calcext:value-type="float">
            <text:p>-0.008747238124464</text:p>
          </table:table-cell>
          <table:table-cell office:value-type="float" office:value="-0.00731208938867588" calcext:value-type="float">
            <text:p>-0.007312089388676</text:p>
          </table:table-cell>
          <table:table-cell office:value-type="float" office:value="-0.0059340074274355" calcext:value-type="float">
            <text:p>-0.005934007427436</text:p>
          </table:table-cell>
          <table:table-cell office:value-type="float" office:value="-0.00463692393481461" calcext:value-type="float">
            <text:p>-0.004636923934815</text:p>
          </table:table-cell>
          <table:table-cell office:value-type="float" office:value="-0.00344568144117113" calcext:value-type="float">
            <text:p>-0.003445681441171</text:p>
          </table:table-cell>
          <table:table-cell office:value-type="float" office:value="-0.00238594253370703" calcext:value-type="float">
            <text:p>-0.002385942533707</text:p>
          </table:table-cell>
          <table:table-cell office:value-type="float" office:value="-0.00148409034014786" calcext:value-type="float">
            <text:p>-0.001484090340148</text:p>
          </table:table-cell>
          <table:table-cell office:value-type="float" office:value="-0.000767118488684442" calcext:value-type="float">
            <text:p>-0.000767118488684</text:p>
          </table:table-cell>
          <table:table-cell office:value-type="float" office:value="-0.000262508067260424" calcext:value-type="float">
            <text:p>-0.00026250806726</text:p>
          </table:table-cell>
          <table:table-cell table:style-name="ce1" office:value-type="float" office:value="0.00000190806227846124" calcext:value-type="float">
            <text:p>1.91E-06</text:p>
          </table:table-cell>
          <table:table-cell table:style-name="ce1" office:value-type="float" office:value="-0.00000190806227846124" calcext:value-type="float">
            <text:p>-1.91E-06</text:p>
          </table:table-cell>
        </table:table-row>
        <table:table-row table:style-name="ro1">
          <table:table-cell office:value-type="float" office:value="-0.00106431791477248" calcext:value-type="float">
            <text:p>-0.001064317914772</text:p>
          </table:table-cell>
          <table:table-cell office:value-type="float" office:value="0.00106431791477248" calcext:value-type="float">
            <text:p>0.001064317914772</text:p>
          </table:table-cell>
          <table:table-cell office:value-type="float" office:value="0.00325528608965182" calcext:value-type="float">
            <text:p>0.003255286089652</text:p>
          </table:table-cell>
          <table:table-cell office:value-type="float" office:value="0.00546761998129315" calcext:value-type="float">
            <text:p>0.005467619981293</text:p>
          </table:table-cell>
          <table:table-cell office:value-type="float" office:value="0.00767232695722407" calcext:value-type="float">
            <text:p>0.007672326957224</text:p>
          </table:table-cell>
          <table:table-cell office:value-type="float" office:value="0.00984439134663574" calcext:value-type="float">
            <text:p>0.009844391346636</text:p>
          </table:table-cell>
          <table:table-cell office:value-type="float" office:value="0.0119625401923623" calcext:value-type="float">
            <text:p>0.011962540192362</text:p>
          </table:table-cell>
          <table:table-cell office:value-type="float" office:value="0.0140089751896119" calcext:value-type="float">
            <text:p>0.014008975189612</text:p>
          </table:table-cell>
          <table:table-cell office:value-type="float" office:value="0.0159690816859876" calcext:value-type="float">
            <text:p>0.015969081685988</text:p>
          </table:table-cell>
          <table:table-cell office:value-type="float" office:value="0.0178311250930183" calcext:value-type="float">
            <text:p>0.017831125093018</text:p>
          </table:table-cell>
          <table:table-cell office:value-type="float" office:value="0.0195859438687262" calcext:value-type="float">
            <text:p>0.019585943868726</text:p>
          </table:table-cell>
          <table:table-cell office:value-type="float" office:value="0.0212266465658668" calcext:value-type="float">
            <text:p>0.021226646565867</text:p>
          </table:table-cell>
          <table:table-cell office:value-type="float" office:value="0.0227483187248143" calcext:value-type="float">
            <text:p>0.022748318724814</text:p>
          </table:table-cell>
          <table:table-cell office:value-type="float" office:value="0.0241477438440725" calcext:value-type="float">
            <text:p>0.024147743844073</text:p>
          </table:table-cell>
          <table:table-cell office:value-type="float" office:value="0.0254231413617418" calcext:value-type="float">
            <text:p>0.025423141361742</text:p>
          </table:table-cell>
          <table:table-cell office:value-type="float" office:value="0.0265739235953103" calcext:value-type="float">
            <text:p>0.02657392359531</text:p>
          </table:table-cell>
          <table:table-cell office:value-type="float" office:value="0.0276004728036225" calcext:value-type="float">
            <text:p>0.027600472803623</text:p>
          </table:table-cell>
          <table:table-cell office:value-type="float" office:value="0.0285039389988283" calcext:value-type="float">
            <text:p>0.028503938998828</text:p>
          </table:table-cell>
          <table:table-cell office:value-type="float" office:value="0.0292860587228514" calcext:value-type="float">
            <text:p>0.029286058722851</text:p>
          </table:table-cell>
          <table:table-cell office:value-type="float" office:value="0.0299489946945776" calcext:value-type="float">
            <text:p>0.029948994694578</text:p>
          </table:table-cell>
          <table:table-cell office:value-type="float" office:value="0.0304951960117639" calcext:value-type="float">
            <text:p>0.030495196011764</text:p>
          </table:table-cell>
          <table:table-cell office:value-type="float" office:value="0.030927278394942" calcext:value-type="float">
            <text:p>0.030927278394942</text:p>
          </table:table-cell>
          <table:table-cell office:value-type="float" office:value="0.0312479237915647" calcext:value-type="float">
            <text:p>0.031247923791565</text:p>
          </table:table-cell>
          <table:table-cell office:value-type="float" office:value="0.0314597985468295" calcext:value-type="float">
            <text:p>0.03145979854683</text:p>
          </table:table-cell>
          <table:table-cell office:value-type="float" office:value="0.031565489193975" calcext:value-type="float">
            <text:p>0.031565489193975</text:p>
          </table:table-cell>
          <table:table-cell office:value-type="float" office:value="0.0315674548366785" calcext:value-type="float">
            <text:p>0.031567454836679</text:p>
          </table:table-cell>
          <table:table-cell office:value-type="float" office:value="0.0314679949901658" calcext:value-type="float">
            <text:p>0.031467994990166</text:p>
          </table:table-cell>
          <table:table-cell office:value-type="float" office:value="0.0312692316879717" calcext:value-type="float">
            <text:p>0.031269231687972</text:p>
          </table:table-cell>
          <table:table-cell office:value-type="float" office:value="0.0309731045866503" calcext:value-type="float">
            <text:p>0.03097310458665</text:p>
          </table:table-cell>
          <table:table-cell office:value-type="float" office:value="0.0305813777887251" calcext:value-type="float">
            <text:p>0.030581377788725</text:p>
          </table:table-cell>
          <table:table-cell office:value-type="float" office:value="0.0300956570553778" calcext:value-type="float">
            <text:p>0.030095657055378</text:p>
          </table:table-cell>
          <table:table-cell office:value-type="float" office:value="0.0295174161046814" calcext:value-type="float">
            <text:p>0.029517416104681</text:p>
          </table:table-cell>
          <table:table-cell office:value-type="float" office:value="0.0288480306777964" calcext:value-type="float">
            <text:p>0.028848030677797</text:p>
          </table:table-cell>
          <table:table-cell office:value-type="float" office:value="0.0280888190944311" calcext:value-type="float">
            <text:p>0.028088819094431</text:p>
          </table:table-cell>
          <table:table-cell office:value-type="float" office:value="0.0272410880569063" calcext:value-type="float">
            <text:p>0.027241088056906</text:p>
          </table:table-cell>
          <table:table-cell office:value-type="float" office:value="0.0263061824950678" calcext:value-type="float">
            <text:p>0.026306182495068</text:p>
          </table:table-cell>
          <table:table-cell office:value-type="float" office:value="0.0252855383045404" calcext:value-type="float">
            <text:p>0.02528553830454</text:p>
          </table:table-cell>
          <table:table-cell office:value-type="float" office:value="0.0241807368794687" calcext:value-type="float">
            <text:p>0.024180736879469</text:p>
          </table:table-cell>
          <table:table-cell office:value-type="float" office:value="0.0229935603901954" calcext:value-type="float">
            <text:p>0.022993560390196</text:p>
          </table:table-cell>
          <table:table-cell office:value-type="float" office:value="0.0217260468159972" calcext:value-type="float">
            <text:p>0.021726046815997</text:p>
          </table:table-cell>
          <table:table-cell office:value-type="float" office:value="0.0203805437793583" calcext:value-type="float">
            <text:p>0.020380543779358</text:p>
          </table:table-cell>
          <table:table-cell office:value-type="float" office:value="0.0189597602795246" calcext:value-type="float">
            <text:p>0.018959760279525</text:p>
          </table:table-cell>
          <table:table-cell office:value-type="float" office:value="0.0174668154479024" calcext:value-type="float">
            <text:p>0.017466815447903</text:p>
          </table:table-cell>
          <table:table-cell office:value-type="float" office:value="0.0159052834948447" calcext:value-type="float">
            <text:p>0.015905283494845</text:p>
          </table:table-cell>
          <table:table-cell office:value-type="float" office:value="0.0142792340547194" calcext:value-type="float">
            <text:p>0.01427923405472</text:p>
          </table:table-cell>
          <table:table-cell office:value-type="float" office:value="0.0125932672161465" calcext:value-type="float">
            <text:p>0.012593267216147</text:p>
          </table:table-cell>
          <table:table-cell office:value-type="float" office:value="0.0108525426656249" calcext:value-type="float">
            <text:p>0.010852542665625</text:p>
          </table:table-cell>
          <table:table-cell office:value-type="float" office:value="0.00906280267973336" calcext:value-type="float">
            <text:p>0.009062802679733</text:p>
          </table:table-cell>
          <table:table-cell office:value-type="float" office:value="0.00723038926401754" calcext:value-type="float">
            <text:p>0.007230389264018</text:p>
          </table:table-cell>
          <table:table-cell office:value-type="float" office:value="0.00536225667969398" calcext:value-type="float">
            <text:p>0.005362256679694</text:p>
          </table:table-cell>
          <table:table-cell office:value-type="float" office:value="0.00346598161668337" calcext:value-type="float">
            <text:p>0.003465981616683</text:p>
          </table:table-cell>
          <table:table-cell office:value-type="float" office:value="0.0015497727438597" calcext:value-type="float">
            <text:p>0.00154977274386</text:p>
          </table:table-cell>
          <table:table-cell office:value-type="float" office:value="-0.000377526224829075" calcext:value-type="float">
            <text:p>-0.000377526224829</text:p>
          </table:table-cell>
          <table:table-cell office:value-type="float" office:value="-0.0023064754339682" calcext:value-type="float">
            <text:p>-0.002306475433968</text:p>
          </table:table-cell>
          <table:table-cell office:value-type="float" office:value="-0.00422964850670597" calcext:value-type="float">
            <text:p>-0.004229648506706</text:p>
          </table:table-cell>
          <table:table-cell office:value-type="float" office:value="-0.00613904219403332" calcext:value-type="float">
            <text:p>-0.006139042194033</text:p>
          </table:table-cell>
          <table:table-cell office:value-type="float" office:value="-0.00802616785110968" calcext:value-type="float">
            <text:p>-0.00802616785111</text:p>
          </table:table-cell>
          <table:table-cell office:value-type="float" office:value="-0.00988207976917813" calcext:value-type="float">
            <text:p>-0.009882079769178</text:p>
          </table:table-cell>
          <table:table-cell office:value-type="float" office:value="-0.011697403895034" calcext:value-type="float">
            <text:p>-0.011697403895034</text:p>
          </table:table-cell>
          <table:table-cell office:value-type="float" office:value="-0.013462391617485" calcext:value-type="float">
            <text:p>-0.013462391617485</text:p>
          </table:table-cell>
          <table:table-cell office:value-type="float" office:value="-0.0151669979815726" calcext:value-type="float">
            <text:p>-0.015166997981573</text:p>
          </table:table-cell>
          <table:table-cell office:value-type="float" office:value="-0.0168009778837092" calcext:value-type="float">
            <text:p>-0.016800977883709</text:p>
          </table:table-cell>
          <table:table-cell office:value-type="float" office:value="-0.0183539948557151" calcext:value-type="float">
            <text:p>-0.018353994855715</text:p>
          </table:table-cell>
          <table:table-cell office:value-type="float" office:value="-0.0198157389704059" calcext:value-type="float">
            <text:p>-0.019815738970406</text:p>
          </table:table-cell>
          <table:table-cell office:value-type="float" office:value="-0.0211760516432408" calcext:value-type="float">
            <text:p>-0.021176051643241</text:p>
          </table:table-cell>
          <table:table-cell office:value-type="float" office:value="-0.0224250556992275" calcext:value-type="float">
            <text:p>-0.022425055699228</text:p>
          </table:table-cell>
          <table:table-cell office:value-type="float" office:value="-0.0235532892254015" calcext:value-type="float">
            <text:p>-0.023553289225402</text:p>
          </table:table-cell>
          <table:table-cell office:value-type="float" office:value="-0.0245518417130028" calcext:value-type="float">
            <text:p>-0.024551841713003</text:p>
          </table:table-cell>
          <table:table-cell office:value-type="float" office:value="-0.0254124908598626" calcext:value-type="float">
            <text:p>-0.025412490859863</text:p>
          </table:table-cell>
          <table:table-cell office:value-type="float" office:value="-0.02612783828224" calcext:value-type="float">
            <text:p>-0.02612783828224</text:p>
          </table:table-cell>
          <table:table-cell office:value-type="float" office:value="-0.0266914422622411" calcext:value-type="float">
            <text:p>-0.026691442262241</text:p>
          </table:table-cell>
          <table:table-cell office:value-type="float" office:value="-0.0270979455781632" calcext:value-type="float">
            <text:p>-0.027097945578163</text:p>
          </table:table-cell>
          <table:table-cell office:value-type="float" office:value="-0.0273431964388458" calcext:value-type="float">
            <text:p>-0.027343196438846</text:p>
          </table:table-cell>
          <table:table-cell office:value-type="float" office:value="-0.0274243605561983" calcext:value-type="float">
            <text:p>-0.027424360556198</text:p>
          </table:table-cell>
          <table:table-cell office:value-type="float" office:value="-0.0273400224927396" calcext:value-type="float">
            <text:p>-0.02734002249274</text:p>
          </table:table-cell>
          <table:table-cell office:value-type="float" office:value="-0.0270902745694628" calcext:value-type="float">
            <text:p>-0.027090274569463</text:p>
          </table:table-cell>
          <table:table-cell office:value-type="float" office:value="-0.0266767918474141" calcext:value-type="float">
            <text:p>-0.026676791847414</text:p>
          </table:table-cell>
          <table:table-cell office:value-type="float" office:value="-0.0261028919894677" calcext:value-type="float">
            <text:p>-0.026102891989468</text:p>
          </table:table-cell>
          <table:table-cell office:value-type="float" office:value="-0.025373579148192" calcext:value-type="float">
            <text:p>-0.025373579148192</text:p>
          </table:table-cell>
          <table:table-cell office:value-type="float" office:value="-0.0244955714226282" calcext:value-type="float">
            <text:p>-0.024495571422628</text:p>
          </table:table-cell>
          <table:table-cell office:value-type="float" office:value="-0.0234773118410462" calcext:value-type="float">
            <text:p>-0.023477311841046</text:p>
          </table:table-cell>
          <table:table-cell office:value-type="float" office:value="-0.0223289632505281" calcext:value-type="float">
            <text:p>-0.022328963250528</text:p>
          </table:table-cell>
          <table:table-cell office:value-type="float" office:value="-0.0210623878930497" calcext:value-type="float">
            <text:p>-0.02106238789305</text:p>
          </table:table-cell>
          <table:table-cell office:value-type="float" office:value="-0.0196911128036779" calcext:value-type="float">
            <text:p>-0.019691112803678</text:p>
          </table:table-cell>
          <table:table-cell office:value-type="float" office:value="-0.0182302824449478" calcext:value-type="float">
            <text:p>-0.018230282444948</text:p>
          </table:table-cell>
          <table:table-cell office:value-type="float" office:value="-0.0166966001691267" calcext:value-type="float">
            <text:p>-0.016696600169127</text:p>
          </table:table-cell>
          <table:table-cell office:value-type="float" office:value="-0.0151082601536172" calcext:value-type="float">
            <text:p>-0.015108260153617</text:p>
          </table:table-cell>
          <table:table-cell office:value-type="float" office:value="-0.0134848713894158" calcext:value-type="float">
            <text:p>-0.013484871389416</text:p>
          </table:table-cell>
          <table:table-cell office:value-type="float" office:value="-0.0118473750793618" calcext:value-type="float">
            <text:p>-0.011847375079362</text:p>
          </table:table-cell>
          <table:table-cell office:value-type="float" office:value="-0.0102179564931764" calcext:value-type="float">
            <text:p>-0.010217956493176</text:p>
          </table:table-cell>
          <table:table-cell office:value-type="float" office:value="-0.00861995191054301" calcext:value-type="float">
            <text:p>-0.008619951910543</text:p>
          </table:table-cell>
          <table:table-cell office:value-type="float" office:value="-0.00707775083559227" calcext:value-type="float">
            <text:p>-0.007077750835592</text:p>
          </table:table-cell>
          <table:table-cell office:value-type="float" office:value="-0.00561669322429264" calcext:value-type="float">
            <text:p>-0.005616693224293</text:p>
          </table:table-cell>
          <table:table-cell office:value-type="float" office:value="-0.00426296107322658" calcext:value-type="float">
            <text:p>-0.004262961073227</text:p>
          </table:table-cell>
          <table:table-cell office:value-type="float" office:value="-0.00304346336150375" calcext:value-type="float">
            <text:p>-0.003043463361504</text:p>
          </table:table-cell>
          <table:table-cell office:value-type="float" office:value="-0.00198571293388472" calcext:value-type="float">
            <text:p>-0.001985712933885</text:p>
          </table:table-cell>
          <table:table-cell office:value-type="float" office:value="-0.00111769339645499" calcext:value-type="float">
            <text:p>-0.001117693396455</text:p>
          </table:table-cell>
          <table:table-cell office:value-type="float" office:value="-0.000467713572862909" calcext:value-type="float">
            <text:p>-0.000467713572863</text:p>
          </table:table-cell>
          <table:table-cell table:style-name="ce1" office:value-type="float" office:value="-0.0000642470932668851" calcext:value-type="float">
            <text:p>-6.42E-05</text:p>
          </table:table-cell>
          <table:table-cell table:style-name="ce1" office:value-type="float" office:value="0.0000642470932668851" calcext:value-type="float">
            <text:p>6.42E-05</text:p>
          </table:table-cell>
        </table:table-row>
        <table:table-row table:style-name="ro1">
          <table:table-cell office:value-type="float" office:value="-0.00121500976011718" calcext:value-type="float">
            <text:p>-0.001215009760117</text:p>
          </table:table-cell>
          <table:table-cell office:value-type="float" office:value="0.00121500976011718" calcext:value-type="float">
            <text:p>0.001215009760117</text:p>
          </table:table-cell>
          <table:table-cell office:value-type="float" office:value="0.00368587612169216" calcext:value-type="float">
            <text:p>0.003685876121692</text:p>
          </table:table-cell>
          <table:table-cell office:value-type="float" office:value="0.00615994651963417" calcext:value-type="float">
            <text:p>0.006159946519634</text:p>
          </table:table-cell>
          <table:table-cell office:value-type="float" office:value="0.00860914922641658" calcext:value-type="float">
            <text:p>0.008609149226417</text:p>
          </table:table-cell>
          <table:table-cell office:value-type="float" office:value="0.0110092777379508" calcext:value-type="float">
            <text:p>0.011009277737951</text:p>
          </table:table-cell>
          <table:table-cell office:value-type="float" office:value="0.0133397651151434" calcext:value-type="float">
            <text:p>0.013339765115143</text:p>
          </table:table-cell>
          <table:table-cell office:value-type="float" office:value="0.0155834298584605" calcext:value-type="float">
            <text:p>0.015583429858461</text:p>
          </table:table-cell>
          <table:table-cell office:value-type="float" office:value="0.0177262009038777" calcext:value-type="float">
            <text:p>0.017726200903878</text:p>
          </table:table-cell>
          <table:table-cell office:value-type="float" office:value="0.0197568298928865" calcext:value-type="float">
            <text:p>0.019756829892887</text:p>
          </table:table-cell>
          <table:table-cell office:value-type="float" office:value="0.021666598433718" calcext:value-type="float">
            <text:p>0.021666598433718</text:p>
          </table:table-cell>
          <table:table-cell office:value-type="float" office:value="0.0234490270247704" calcext:value-type="float">
            <text:p>0.023449027024771</text:p>
          </table:table-cell>
          <table:table-cell office:value-type="float" office:value="0.0250995910976819" calcext:value-type="float">
            <text:p>0.025099591097682</text:p>
          </table:table-cell>
          <table:table-cell office:value-type="float" office:value="0.0266154484730032" calcext:value-type="float">
            <text:p>0.026615448473003</text:p>
          </table:table-cell>
          <table:table-cell office:value-type="float" office:value="0.0279951814518467" calcext:value-type="float">
            <text:p>0.027995181451847</text:p>
          </table:table-cell>
          <table:table-cell office:value-type="float" office:value="0.0292385558837931" calcext:value-type="float">
            <text:p>0.029238555883793</text:p>
          </table:table-cell>
          <table:table-cell office:value-type="float" office:value="0.030346298832795" calcext:value-type="float">
            <text:p>0.030346298832795</text:p>
          </table:table-cell>
          <table:table-cell office:value-type="float" office:value="0.031319895882594" calcext:value-type="float">
            <text:p>0.031319895882594</text:p>
          </table:table-cell>
          <table:table-cell office:value-type="float" office:value="0.0321614086794402" calcext:value-type="float">
            <text:p>0.03216140867944</text:p>
          </table:table-cell>
          <table:table-cell office:value-type="float" office:value="0.0328733129431916" calcext:value-type="float">
            <text:p>0.032873312943192</text:p>
          </table:table-cell>
          <table:table-cell office:value-type="float" office:value="0.0334583568837674" calcext:value-type="float">
            <text:p>0.033458356883767</text:p>
          </table:table-cell>
          <table:table-cell office:value-type="float" office:value="0.0339194397173123" calcext:value-type="float">
            <text:p>0.033919439717312</text:p>
          </table:table-cell>
          <table:table-cell office:value-type="float" office:value="0.0342595097677245" calcext:value-type="float">
            <text:p>0.034259509767725</text:p>
          </table:table-cell>
          <table:table-cell office:value-type="float" office:value="0.0344814814498761" calcext:value-type="float">
            <text:p>0.034481481449876</text:p>
          </table:table-cell>
          <table:table-cell office:value-type="float" office:value="0.0345881702910415" calcext:value-type="float">
            <text:p>0.034588170291042</text:p>
          </table:table-cell>
          <table:table-cell office:value-type="float" office:value="0.0345822449853866" calcext:value-type="float">
            <text:p>0.034582244985387</text:p>
          </table:table-cell>
          <table:table-cell office:value-type="float" office:value="0.0344661953863751" calcext:value-type="float">
            <text:p>0.034466195386375</text:p>
          </table:table-cell>
          <table:table-cell office:value-type="float" office:value="0.0342423152380034" calcext:value-type="float">
            <text:p>0.034242315238003</text:p>
          </table:table-cell>
          <table:table-cell office:value-type="float" office:value="0.033912698370561" calcext:value-type="float">
            <text:p>0.033912698370561</text:p>
          </table:table-cell>
          <table:table-cell office:value-type="float" office:value="0.0334792470493946" calcext:value-type="float">
            <text:p>0.033479247049395</text:p>
          </table:table-cell>
          <table:table-cell office:value-type="float" office:value="0.0329436911239057" calcext:value-type="float">
            <text:p>0.032943691123906</text:p>
          </table:table-cell>
          <table:table-cell office:value-type="float" office:value="0.0323076166213477" calcext:value-type="float">
            <text:p>0.032307616621348</text:p>
          </table:table-cell>
          <table:table-cell office:value-type="float" office:value="0.0315725024409718" calcext:value-type="float">
            <text:p>0.031572502440972</text:p>
          </table:table-cell>
          <table:table-cell office:value-type="float" office:value="0.0307397638170376" calcext:value-type="float">
            <text:p>0.030739763817038</text:p>
          </table:table-cell>
          <table:table-cell office:value-type="float" office:value="0.0298108012712394" calcext:value-type="float">
            <text:p>0.029810801271239</text:p>
          </table:table-cell>
          <table:table-cell office:value-type="float" office:value="0.0287870538078153" calcext:value-type="float">
            <text:p>0.028787053807815</text:p>
          </table:table-cell>
          <table:table-cell office:value-type="float" office:value="0.0276700551631476" calcext:value-type="float">
            <text:p>0.027670055163148</text:p>
          </table:table-cell>
          <table:table-cell office:value-type="float" office:value="0.026461491981397" calcext:value-type="float">
            <text:p>0.026461491981397</text:p>
          </table:table-cell>
          <table:table-cell office:value-type="float" office:value="0.0251632628288262" calcext:value-type="float">
            <text:p>0.025163262828826</text:p>
          </table:table-cell>
          <table:table-cell office:value-type="float" office:value="0.0237775370286815" calcext:value-type="float">
            <text:p>0.023777537028682</text:p>
          </table:table-cell>
          <table:table-cell office:value-type="float" office:value="0.022306812326931" calcext:value-type="float">
            <text:p>0.022306812326931</text:p>
          </table:table-cell>
          <table:table-cell office:value-type="float" office:value="0.0207539704431962" calcext:value-type="float">
            <text:p>0.020753970443196</text:p>
          </table:table-cell>
          <table:table-cell office:value-type="float" office:value="0.0191223295762054" calcext:value-type="float">
            <text:p>0.019122329576205</text:p>
          </table:table-cell>
          <table:table-cell office:value-type="float" office:value="0.0174156929380785" calcext:value-type="float">
            <text:p>0.017415692938079</text:p>
          </table:table-cell>
          <table:table-cell office:value-type="float" office:value="0.0156383923911705" calcext:value-type="float">
            <text:p>0.015638392391171</text:p>
          </table:table-cell>
          <table:table-cell office:value-type="float" office:value="0.0137953262370229" calcext:value-type="float">
            <text:p>0.013795326237023</text:p>
          </table:table-cell>
          <table:table-cell office:value-type="float" office:value="0.0118919902640432" calcext:value-type="float">
            <text:p>0.011891990264043</text:p>
          </table:table-cell>
          <table:table-cell office:value-type="float" office:value="0.00993450138133849" calcext:value-type="float">
            <text:p>0.009934501381338</text:p>
          </table:table-cell>
          <table:table-cell office:value-type="float" office:value="0.00792961395264678" calcext:value-type="float">
            <text:p>0.007929613952647</text:p>
          </table:table-cell>
          <table:table-cell office:value-type="float" office:value="0.00588473109694178" calcext:value-type="float">
            <text:p>0.005884731096942</text:p>
          </table:table-cell>
          <table:table-cell office:value-type="float" office:value="0.0038079181017896" calcext:value-type="float">
            <text:p>0.00380791810179</text:p>
          </table:table-cell>
          <table:table-cell office:value-type="float" office:value="0.00170793338070285" calcext:value-type="float">
            <text:p>0.001707933380703</text:p>
          </table:table-cell>
          <table:table-cell office:value-type="float" office:value="-0.000405704035937934" calcext:value-type="float">
            <text:p>-0.000405704035938</text:p>
          </table:table-cell>
          <table:table-cell office:value-type="float" office:value="-0.00252264534123451" calcext:value-type="float">
            <text:p>-0.002522645341235</text:p>
          </table:table-cell>
          <table:table-cell office:value-type="float" office:value="-0.00463448553325168" calcext:value-type="float">
            <text:p>-0.004634485533252</text:p>
          </table:table-cell>
          <table:table-cell office:value-type="float" office:value="-0.00673242099246664" calcext:value-type="float">
            <text:p>-0.006732420992467</text:p>
          </table:table-cell>
          <table:table-cell office:value-type="float" office:value="-0.0088072817416887" calcext:value-type="float">
            <text:p>-0.008807281741689</text:p>
          </table:table-cell>
          <table:table-cell office:value-type="float" office:value="-0.0108494330060173" calcext:value-type="float">
            <text:p>-0.010849433006017</text:p>
          </table:table-cell>
          <table:table-cell office:value-type="float" office:value="-0.012848746253232" calcext:value-type="float">
            <text:p>-0.012848746253232</text:p>
          </table:table-cell>
          <table:table-cell office:value-type="float" office:value="-0.0147946448115309" calcext:value-type="float">
            <text:p>-0.014794644811531</text:p>
          </table:table-cell>
          <table:table-cell office:value-type="float" office:value="-0.0166761923053426" calcext:value-type="float">
            <text:p>-0.016676192305343</text:p>
          </table:table-cell>
          <table:table-cell office:value-type="float" office:value="-0.0184822025467533" calcext:value-type="float">
            <text:p>-0.018482202546753</text:p>
          </table:table-cell>
          <table:table-cell office:value-type="float" office:value="-0.0202013611729269" calcext:value-type="float">
            <text:p>-0.020201361172927</text:p>
          </table:table-cell>
          <table:table-cell office:value-type="float" office:value="-0.0218223552725355" calcext:value-type="float">
            <text:p>-0.021822355272536</text:p>
          </table:table-cell>
          <table:table-cell office:value-type="float" office:value="-0.0233340094656154" calcext:value-type="float">
            <text:p>-0.023334009465616</text:p>
          </table:table-cell>
          <table:table-cell office:value-type="float" office:value="-0.0247254274120429" calcext:value-type="float">
            <text:p>-0.024725427412043</text:p>
          </table:table-cell>
          <table:table-cell office:value-type="float" office:value="-0.0259861376679141" calcext:value-type="float">
            <text:p>-0.025986137667914</text:p>
          </table:table-cell>
          <table:table-cell office:value-type="float" office:value="-0.0271062425191991" calcext:value-type="float">
            <text:p>-0.027106242519199</text:p>
          </table:table-cell>
          <table:table-cell office:value-type="float" office:value="-0.0280765681865153" calcext:value-type="float">
            <text:p>-0.028076568186515</text:p>
          </table:table-cell>
          <table:table-cell office:value-type="float" office:value="-0.0288888145308466" calcext:value-type="float">
            <text:p>-0.028888814530847</text:p>
          </table:table-cell>
          <table:table-cell office:value-type="float" office:value="-0.0295357022155328" calcext:value-type="float">
            <text:p>-0.029535702215533</text:p>
          </table:table-cell>
          <table:table-cell office:value-type="float" office:value="-0.0300111151365718" calcext:value-type="float">
            <text:p>-0.030011115136572</text:p>
          </table:table-cell>
          <table:table-cell office:value-type="float" office:value="-0.0303102358539781" calcext:value-type="float">
            <text:p>-0.030310235853978</text:p>
          </table:table-cell>
          <table:table-cell office:value-type="float" office:value="-0.0304296717563691" calcext:value-type="float">
            <text:p>-0.030429671756369</text:p>
          </table:table-cell>
          <table:table-cell office:value-type="float" office:value="-0.0303675697404587" calcext:value-type="float">
            <text:p>-0.030367569740459</text:p>
          </table:table-cell>
          <table:table-cell office:value-type="float" office:value="-0.030123717334619" calcext:value-type="float">
            <text:p>-0.030123717334619</text:p>
          </table:table-cell>
          <table:table-cell office:value-type="float" office:value="-0.029699628416404" calcext:value-type="float">
            <text:p>-0.029699628416404</text:p>
          </table:table-cell>
          <table:table-cell office:value-type="float" office:value="-0.0290986119518782" calcext:value-type="float">
            <text:p>-0.029098611951878</text:p>
          </table:table-cell>
          <table:table-cell office:value-type="float" office:value="-0.0283258225722915" calcext:value-type="float">
            <text:p>-0.028325822572292</text:p>
          </table:table-cell>
          <table:table-cell office:value-type="float" office:value="-0.027388292201336" calcext:value-type="float">
            <text:p>-0.027388292201336</text:p>
          </table:table-cell>
          <table:table-cell office:value-type="float" office:value="-0.026294942424505" calcext:value-type="float">
            <text:p>-0.026294942424505</text:p>
          </table:table-cell>
          <table:table-cell office:value-type="float" office:value="-0.0250565777575934" calcext:value-type="float">
            <text:p>-0.025056577757593</text:p>
          </table:table-cell>
          <table:table-cell office:value-type="float" office:value="-0.0236858604445444" calcext:value-type="float">
            <text:p>-0.023685860444544</text:p>
          </table:table-cell>
          <table:table-cell office:value-type="float" office:value="-0.0221972678490066" calcext:value-type="float">
            <text:p>-0.022197267849007</text:p>
          </table:table-cell>
          <table:table-cell office:value-type="float" office:value="-0.0206070338612474" calcext:value-type="float">
            <text:p>-0.020607033861247</text:p>
          </table:table-cell>
          <table:table-cell office:value-type="float" office:value="-0.0189330760191055" calcext:value-type="float">
            <text:p>-0.018933076019106</text:p>
          </table:table-cell>
          <table:table-cell office:value-type="float" office:value="-0.0171949101970223" calcext:value-type="float">
            <text:p>-0.017194910197022</text:p>
          </table:table-cell>
          <table:table-cell office:value-type="float" office:value="-0.0154135547336542" calcext:value-type="float">
            <text:p>-0.015413554733654</text:p>
          </table:table-cell>
          <table:table-cell office:value-type="float" office:value="-0.0136114257720185" calcext:value-type="float">
            <text:p>-0.013611425772019</text:p>
          </table:table-cell>
          <table:table-cell office:value-type="float" office:value="-0.0118122253443702" calcext:value-type="float">
            <text:p>-0.01181222534437</text:p>
          </table:table-cell>
          <table:table-cell office:value-type="float" office:value="-0.0100408233892431" calcext:value-type="float">
            <text:p>-0.010040823389243</text:p>
          </table:table-cell>
          <table:table-cell office:value-type="float" office:value="-0.00832313447970716" calcext:value-type="float">
            <text:p>-0.008323134479707</text:p>
          </table:table-cell>
          <table:table-cell office:value-type="float" office:value="-0.00668598956270473" calcext:value-type="float">
            <text:p>-0.006685989562705</text:p>
          </table:table-cell>
          <table:table-cell office:value-type="float" office:value="-0.00515700252401654" calcext:value-type="float">
            <text:p>-0.005157002524017</text:p>
          </table:table-cell>
          <table:table-cell office:value-type="float" office:value="-0.00376443085071971" calcext:value-type="float">
            <text:p>-0.00376443085072</text:p>
          </table:table-cell>
          <table:table-cell office:value-type="float" office:value="-0.0025370290797471" calcext:value-type="float">
            <text:p>-0.002537029079747</text:p>
          </table:table-cell>
          <table:table-cell office:value-type="float" office:value="-0.00150389301602856" calcext:value-type="float">
            <text:p>-0.001503893016029</text:p>
          </table:table-cell>
          <table:table-cell office:value-type="float" office:value="-0.000694291905528682" calcext:value-type="float">
            <text:p>-0.000694291905529</text:p>
          </table:table-cell>
          <table:table-cell office:value-type="float" office:value="-0.000137484798887078" calcext:value-type="float">
            <text:p>-0.000137484798887</text:p>
          </table:table-cell>
          <table:table-cell office:value-type="float" office:value="0.000137484798887078" calcext:value-type="float">
            <text:p>0.000137484798887</text:p>
          </table:table-cell>
        </table:table-row>
        <table:table-row table:style-name="ro1">
          <table:table-cell office:value-type="float" office:value="-0.00137511856856251" calcext:value-type="float">
            <text:p>-0.001375118568563</text:p>
          </table:table-cell>
          <table:table-cell office:value-type="float" office:value="0.00137511856856251" calcext:value-type="float">
            <text:p>0.001375118568563</text:p>
          </table:table-cell>
          <table:table-cell office:value-type="float" office:value="0.00414259903202191" calcext:value-type="float">
            <text:p>0.004142599032022</text:p>
          </table:table-cell>
          <table:table-cell office:value-type="float" office:value="0.0068932579318544" calcext:value-type="float">
            <text:p>0.006893257931854</text:p>
          </table:table-cell>
          <table:table-cell office:value-type="float" office:value="0.00960000908628096" calcext:value-type="float">
            <text:p>0.009600009086281</text:p>
          </table:table-cell>
          <table:table-cell office:value-type="float" office:value="0.0122395499125012" calcext:value-type="float">
            <text:p>0.012239549912501</text:p>
          </table:table-cell>
          <table:table-cell office:value-type="float" office:value="0.0147921364001512" calcext:value-type="float">
            <text:p>0.014792136400151</text:p>
          </table:table-cell>
          <table:table-cell office:value-type="float" office:value="0.0172413348332606" calcext:value-type="float">
            <text:p>0.017241334833261</text:p>
          </table:table-cell>
          <table:table-cell office:value-type="float" office:value="0.0195737555465175" calcext:value-type="float">
            <text:p>0.019573755546518</text:p>
          </table:table-cell>
          <table:table-cell office:value-type="float" office:value="0.021778775055919" calcext:value-type="float">
            <text:p>0.021778775055919</text:p>
          </table:table-cell>
          <table:table-cell office:value-type="float" office:value="0.0238482529559726" calcext:value-type="float">
            <text:p>0.023848252955973</text:p>
          </table:table-cell>
          <table:table-cell office:value-type="float" office:value="0.0257762493916536" calcext:value-type="float">
            <text:p>0.025776249391654</text:p>
          </table:table-cell>
          <table:table-cell office:value-type="float" office:value="0.0275587481003906" calcext:value-type="float">
            <text:p>0.027558748100391</text:p>
          </table:table-cell>
          <table:table-cell office:value-type="float" office:value="0.0291933891533882" calcext:value-type="float">
            <text:p>0.029193389153388</text:p>
          </table:table-cell>
          <table:table-cell office:value-type="float" office:value="0.0306792146880783" calcext:value-type="float">
            <text:p>0.030679214688078</text:p>
          </table:table-cell>
          <table:table-cell office:value-type="float" office:value="0.0320164301735444" calcext:value-type="float">
            <text:p>0.032016430173544</text:p>
          </table:table-cell>
          <table:table-cell office:value-type="float" office:value="0.0332061831000537" calcext:value-type="float">
            <text:p>0.033206183100054</text:p>
          </table:table-cell>
          <table:table-cell office:value-type="float" office:value="0.0342503604267463" calcext:value-type="float">
            <text:p>0.034250360426746</text:p>
          </table:table-cell>
          <table:table-cell office:value-type="float" office:value="0.0351514056574995" calcext:value-type="float">
            <text:p>0.0351514056575</text:p>
          </table:table-cell>
          <table:table-cell office:value-type="float" office:value="0.0359121560333709" calcext:value-type="float">
            <text:p>0.035912156033371</text:p>
          </table:table-cell>
          <table:table-cell office:value-type="float" office:value="0.0365356999860428" calcext:value-type="float">
            <text:p>0.036535699986043</text:p>
          </table:table-cell>
          <table:table-cell office:value-type="float" office:value="0.0370252547234295" calcext:value-type="float">
            <text:p>0.03702525472343</text:p>
          </table:table-cell>
          <table:table-cell office:value-type="float" office:value="0.0373840635630154" calcext:value-type="float">
            <text:p>0.037384063563015</text:p>
          </table:table-cell>
          <table:table-cell office:value-type="float" office:value="0.0376153124192687" calcext:value-type="float">
            <text:p>0.037615312419269</text:p>
          </table:table-cell>
          <table:table-cell office:value-type="float" office:value="0.037722064656031" calcext:value-type="float">
            <text:p>0.037722064656031</text:p>
          </table:table-cell>
          <table:table-cell office:value-type="float" office:value="0.0377072133589525" calcext:value-type="float">
            <text:p>0.037707213358953</text:p>
          </table:table-cell>
          <table:table-cell office:value-type="float" office:value="0.0375734499487433" calcext:value-type="float">
            <text:p>0.037573449948743</text:p>
          </table:table-cell>
          <table:table-cell office:value-type="float" office:value="0.0373232479336725" calcext:value-type="float">
            <text:p>0.037323247933673</text:p>
          </table:table-cell>
          <table:table-cell office:value-type="float" office:value="0.0369588605318312" calcext:value-type="float">
            <text:p>0.036958860531831</text:p>
          </table:table-cell>
          <table:table-cell office:value-type="float" office:value="0.0364823308172259" calcext:value-type="float">
            <text:p>0.036482330817226</text:p>
          </table:table-cell>
          <table:table-cell office:value-type="float" office:value="0.0358955130181233" calcext:value-type="float">
            <text:p>0.035895513018123</text:p>
          </table:table-cell>
          <table:table-cell office:value-type="float" office:value="0.0352001035792778" calcext:value-type="float">
            <text:p>0.035200103579278</text:p>
          </table:table-cell>
          <table:table-cell office:value-type="float" office:value="0.0343976806014857" calcext:value-type="float">
            <text:p>0.034397680601486</text:p>
          </table:table-cell>
          <table:table-cell office:value-type="float" office:value="0.0334897503042308" calcext:value-type="float">
            <text:p>0.033489750304231</text:p>
          </table:table-cell>
          <table:table-cell office:value-type="float" office:value="0.0324777991859668" calcext:value-type="float">
            <text:p>0.032477799185967</text:p>
          </table:table-cell>
          <table:table-cell office:value-type="float" office:value="0.0313633506112976" calcext:value-type="float">
            <text:p>0.031363350611298</text:p>
          </table:table-cell>
          <table:table-cell office:value-type="float" office:value="0.0301480246095872" calcext:value-type="float">
            <text:p>0.030148024609587</text:p>
          </table:table-cell>
          <table:table-cell office:value-type="float" office:value="0.0288335997210886" calcext:value-type="float">
            <text:p>0.028833599721089</text:p>
          </table:table-cell>
          <table:table-cell office:value-type="float" office:value="0.0274220758004528" calcext:value-type="float">
            <text:p>0.027422075800453</text:p>
          </table:table-cell>
          <table:table-cell office:value-type="float" office:value="0.0259157367192305" calcext:value-type="float">
            <text:p>0.025915736719231</text:p>
          </table:table-cell>
          <table:table-cell office:value-type="float" office:value="0.0243172119773483" calcext:value-type="float">
            <text:p>0.024317211977348</text:p>
          </table:table-cell>
          <table:table-cell office:value-type="float" office:value="0.0226295362405269" calcext:value-type="float">
            <text:p>0.022629536240527</text:p>
          </table:table-cell>
          <table:table-cell office:value-type="float" office:value="0.0208562058493175" calcext:value-type="float">
            <text:p>0.020856205849318</text:p>
          </table:table-cell>
          <table:table-cell office:value-type="float" office:value="0.019001231314976" calcext:value-type="float">
            <text:p>0.019001231314976</text:p>
          </table:table-cell>
          <table:table-cell office:value-type="float" office:value="0.0170691847649469" calcext:value-type="float">
            <text:p>0.017069184764947</text:p>
          </table:table-cell>
          <table:table-cell office:value-type="float" office:value="0.0150652411933306" calcext:value-type="float">
            <text:p>0.015065241193331</text:p>
          </table:table-cell>
          <table:table-cell office:value-type="float" office:value="0.0129952122332881" calcext:value-type="float">
            <text:p>0.012995212233288</text:p>
          </table:table-cell>
          <table:table-cell office:value-type="float" office:value="0.0108655710793569" calcext:value-type="float">
            <text:p>0.010865571079357</text:p>
          </table:table-cell>
          <table:table-cell office:value-type="float" office:value="0.00868346754846606" calcext:value-type="float">
            <text:p>0.008683467548466</text:p>
          </table:table-cell>
          <table:table-cell office:value-type="float" office:value="0.00645673429226405" calcext:value-type="float">
            <text:p>0.006456734292264</text:p>
          </table:table-cell>
          <table:table-cell office:value-type="float" office:value="0.00419389242114164" calcext:value-type="float">
            <text:p>0.004193892421142</text:p>
          </table:table-cell>
          <table:table-cell office:value-type="float" office:value="0.00190418519062999" calcext:value-type="float">
            <text:p>0.00190418519063</text:p>
          </table:table-cell>
          <table:table-cell office:value-type="float" office:value="-0.000402289510534875" calcext:value-type="float">
            <text:p>-0.000402289510535</text:p>
          </table:table-cell>
          <table:table-cell office:value-type="float" office:value="-0.0027142721376188" calcext:value-type="float">
            <text:p>-0.002714272137619</text:p>
          </table:table-cell>
          <table:table-cell office:value-type="float" office:value="-0.00502201418499497" calcext:value-type="float">
            <text:p>-0.005022014184995</text:p>
          </table:table-cell>
          <table:table-cell office:value-type="float" office:value="-0.00731594691081327" calcext:value-type="float">
            <text:p>-0.007315946910813</text:p>
          </table:table-cell>
          <table:table-cell office:value-type="float" office:value="-0.00958631867590466" calcext:value-type="float">
            <text:p>-0.009586318675905</text:p>
          </table:table-cell>
          <table:table-cell office:value-type="float" office:value="-0.0118228488470113" calcext:value-type="float">
            <text:p>-0.011822848847011</text:p>
          </table:table-cell>
          <table:table-cell office:value-type="float" office:value="-0.0140146512444147" calcext:value-type="float">
            <text:p>-0.014014651244415</text:p>
          </table:table-cell>
          <table:table-cell office:value-type="float" office:value="-0.0161502958424371" calcext:value-type="float">
            <text:p>-0.016150295842437</text:p>
          </table:table-cell>
          <table:table-cell office:value-type="float" office:value="-0.0182179199722013" calcext:value-type="float">
            <text:p>-0.018217919972201</text:p>
          </table:table-cell>
          <table:table-cell office:value-type="float" office:value="-0.0202053557847857" calcext:value-type="float">
            <text:p>-0.020205355784786</text:p>
          </table:table-cell>
          <table:table-cell office:value-type="float" office:value="-0.0221002650488411" calcext:value-type="float">
            <text:p>-0.022100265048841</text:p>
          </table:table-cell>
          <table:table-cell office:value-type="float" office:value="-0.0238902799163493" calcext:value-type="float">
            <text:p>-0.023890279916349</text:p>
          </table:table-cell>
          <table:table-cell office:value-type="float" office:value="-0.0255631497615906" calcext:value-type="float">
            <text:p>-0.025563149761591</text:p>
          </table:table-cell>
          <table:table-cell office:value-type="float" office:value="-0.0271068939537006" calcext:value-type="float">
            <text:p>-0.027106893953701</text:p>
          </table:table-cell>
          <table:table-cell office:value-type="float" office:value="-0.0285099598448239" calcext:value-type="float">
            <text:p>-0.028509959844824</text:p>
          </table:table-cell>
          <table:table-cell office:value-type="float" office:value="-0.0297613847411869" calcext:value-type="float">
            <text:p>-0.029761384741187</text:p>
          </table:table-cell>
          <table:table-cell office:value-type="float" office:value="-0.030850960184309" calcext:value-type="float">
            <text:p>-0.030850960184309</text:p>
          </table:table-cell>
          <table:table-cell office:value-type="float" office:value="-0.0317693965519273" calcext:value-type="float">
            <text:p>-0.031769396551927</text:p>
          </table:table-cell>
          <table:table-cell office:value-type="float" office:value="-0.0325084857209608" calcext:value-type="float">
            <text:p>-0.032508485720961</text:p>
          </table:table-cell>
          <table:table-cell office:value-type="float" office:value="-0.0330612593490405" calcext:value-type="float">
            <text:p>-0.033061259349041</text:p>
          </table:table-cell>
          <table:table-cell office:value-type="float" office:value="-0.0334221402062115" calcext:value-type="float">
            <text:p>-0.033422140206212</text:p>
          </table:table-cell>
          <table:table-cell office:value-type="float" office:value="-0.033587083929189" calcext:value-type="float">
            <text:p>-0.033587083929189</text:p>
          </table:table-cell>
          <table:table-cell office:value-type="float" office:value="-0.0335537086145216" calcext:value-type="float">
            <text:p>-0.033553708614522</text:p>
          </table:table-cell>
          <table:table-cell office:value-type="float" office:value="-0.0333214097696509" calcext:value-type="float">
            <text:p>-0.033321409769651</text:p>
          </table:table-cell>
          <table:table-cell office:value-type="float" office:value="-0.0328914583437253" calcext:value-type="float">
            <text:p>-0.032891458343725</text:p>
          </table:table-cell>
          <table:table-cell office:value-type="float" office:value="-0.0322670798840551" calcext:value-type="float">
            <text:p>-0.032267079884055</text:p>
          </table:table-cell>
          <table:table-cell office:value-type="float" office:value="-0.0314535132047775" calcext:value-type="float">
            <text:p>-0.031453513204778</text:p>
          </table:table-cell>
          <table:table-cell office:value-type="float" office:value="-0.0304580474443307" calcext:value-type="float">
            <text:p>-0.030458047444331</text:p>
          </table:table-cell>
          <table:table-cell office:value-type="float" office:value="-0.0292900368780811" calcext:value-type="float">
            <text:p>-0.029290036878081</text:p>
          </table:table-cell>
          <table:table-cell office:value-type="float" office:value="-0.0279608934035878" calcext:value-type="float">
            <text:p>-0.027960893403588</text:p>
          </table:table-cell>
          <table:table-cell office:value-type="float" office:value="-0.0264840571654758" calcext:value-type="float">
            <text:p>-0.026484057165476</text:p>
          </table:table-cell>
          <table:table-cell office:value-type="float" office:value="-0.0248749463028729" calcext:value-type="float">
            <text:p>-0.024874946302873</text:p>
          </table:table-cell>
          <table:table-cell office:value-type="float" office:value="-0.0231508872757504" calcext:value-type="float">
            <text:p>-0.023150887275751</text:p>
          </table:table-cell>
          <table:table-cell office:value-type="float" office:value="-0.0213310276055439" calcext:value-type="float">
            <text:p>-0.021331027605544</text:p>
          </table:table-cell>
          <table:table-cell office:value-type="float" office:value="-0.0194362331140325" calcext:value-type="float">
            <text:p>-0.019436233114033</text:p>
          </table:table-cell>
          <table:table-cell office:value-type="float" office:value="-0.0174889719050775" calcext:value-type="float">
            <text:p>-0.017488971905078</text:p>
          </table:table-cell>
          <table:table-cell office:value-type="float" office:value="-0.0155131872954097" calcext:value-type="float">
            <text:p>-0.01551318729541</text:p>
          </table:table-cell>
          <table:table-cell office:value-type="float" office:value="-0.0135341617605354" calcext:value-type="float">
            <text:p>-0.013534161760535</text:p>
          </table:table-cell>
          <table:table-cell office:value-type="float" office:value="-0.0115783736801665" calcext:value-type="float">
            <text:p>-0.011578373680167</text:p>
          </table:table-cell>
          <table:table-cell office:value-type="float" office:value="-0.00967334825020827" calcext:value-type="float">
            <text:p>-0.009673348250208</text:p>
          </table:table-cell>
          <table:table-cell office:value-type="float" office:value="-0.00784750345154475" calcext:value-type="float">
            <text:p>-0.007847503451545</text:p>
          </table:table-cell>
          <table:table-cell office:value-type="float" office:value="-0.00612999136228167" calcext:value-type="float">
            <text:p>-0.006129991362282</text:p>
          </table:table-cell>
          <table:table-cell office:value-type="float" office:value="-0.00455053445799713" calcext:value-type="float">
            <text:p>-0.004550534457997</text:p>
          </table:table-cell>
          <table:table-cell office:value-type="float" office:value="-0.00313925577742236" calcext:value-type="float">
            <text:p>-0.003139255777422</text:p>
          </table:table-cell>
          <table:table-cell office:value-type="float" office:value="-0.00192650095873487" calcext:value-type="float">
            <text:p>-0.001926500958735</text:p>
          </table:table-cell>
          <table:table-cell office:value-type="float" office:value="-0.000942649175486514" calcext:value-type="float">
            <text:p>-0.000942649175487</text:p>
          </table:table-cell>
          <table:table-cell office:value-type="float" office:value="-0.000217908718922194" calcext:value-type="float">
            <text:p>-0.000217908718922</text:p>
          </table:table-cell>
          <table:table-cell office:value-type="float" office:value="0.000217908718922194" calcext:value-type="float">
            <text:p>0.000217908718922</text:p>
          </table:table-cell>
        </table:table-row>
        <table:table-row table:style-name="ro1">
          <table:table-cell office:value-type="float" office:value="-0.0015443952129904" calcext:value-type="float">
            <text:p>-0.00154439521299</text:p>
          </table:table-cell>
          <table:table-cell office:value-type="float" office:value="0.0015443952129904" calcext:value-type="float">
            <text:p>0.00154439521299</text:p>
          </table:table-cell>
          <table:table-cell office:value-type="float" office:value="0.00462479238303078" calcext:value-type="float">
            <text:p>0.004624792383031</text:p>
          </table:table-cell>
          <table:table-cell office:value-type="float" office:value="0.00766655509676067" calcext:value-type="float">
            <text:p>0.007666555096761</text:p>
          </table:table-cell>
          <table:table-cell office:value-type="float" office:value="0.0106436429933877" calcext:value-type="float">
            <text:p>0.010643642993388</text:p>
          </table:table-cell>
          <table:table-cell office:value-type="float" office:value="0.0135337436317878" calcext:value-type="float">
            <text:p>0.013533743631788</text:p>
          </table:table-cell>
          <table:table-cell office:value-type="float" office:value="0.0163180419663293" calcext:value-type="float">
            <text:p>0.016318041966329</text:p>
          </table:table-cell>
          <table:table-cell office:value-type="float" office:value="0.0189809715034924" calcext:value-type="float">
            <text:p>0.018980971503493</text:p>
          </table:table-cell>
          <table:table-cell office:value-type="float" office:value="0.0215099508263029" calcext:value-type="float">
            <text:p>0.021509950826303</text:p>
          </table:table-cell>
          <table:table-cell office:value-type="float" office:value="0.0238951104064222" calcext:value-type="float">
            <text:p>0.023895110406422</text:p>
          </table:table-cell>
          <table:table-cell office:value-type="float" office:value="0.026129014946549" calcext:value-type="float">
            <text:p>0.026129014946549</text:p>
          </table:table-cell>
          <table:table-cell office:value-type="float" office:value="0.0282063862203414" calcext:value-type="float">
            <text:p>0.028206386220342</text:p>
          </table:table-cell>
          <table:table-cell office:value-type="float" office:value="0.030123830883465" calcext:value-type="float">
            <text:p>0.030123830883465</text:p>
          </table:table-cell>
          <table:table-cell office:value-type="float" office:value="0.0318795770812229" calcext:value-type="float">
            <text:p>0.031879577081223</text:p>
          </table:table-cell>
          <table:table-cell office:value-type="float" office:value="0.033473223079826" calcext:value-type="float">
            <text:p>0.033473223079826</text:p>
          </table:table-cell>
          <table:table-cell office:value-type="float" office:value="0.03490550048998" calcext:value-type="float">
            <text:p>0.03490550048998</text:p>
          </table:table-cell>
          <table:table-cell office:value-type="float" office:value="0.0361780541149382" calcext:value-type="float">
            <text:p>0.036178054114938</text:p>
          </table:table-cell>
          <table:table-cell office:value-type="float" office:value="0.037293239929202" calcext:value-type="float">
            <text:p>0.037293239929202</text:p>
          </table:table-cell>
          <table:table-cell office:value-type="float" office:value="0.03825394224493" calcext:value-type="float">
            <text:p>0.03825394224493</text:p>
          </table:table-cell>
          <table:table-cell office:value-type="float" office:value="0.0390634107272719" calcext:value-type="float">
            <text:p>0.039063410727272</text:p>
          </table:table-cell>
          <table:table-cell office:value-type="float" office:value="0.0397251175737563" calcext:value-type="float">
            <text:p>0.039725117573756</text:p>
          </table:table-cell>
          <table:table-cell office:value-type="float" office:value="0.0402426348531066" calcext:value-type="float">
            <text:p>0.040242634853107</text:p>
          </table:table-cell>
          <table:table-cell office:value-type="float" office:value="0.0406195317392309" calcext:value-type="float">
            <text:p>0.040619531739231</text:p>
          </table:table-cell>
          <table:table-cell office:value-type="float" office:value="0.0408592911179463" calcext:value-type="float">
            <text:p>0.040859291117946</text:p>
          </table:table-cell>
          <table:table-cell office:value-type="float" office:value="0.0409652448481774" calcext:value-type="float">
            <text:p>0.040965244848177</text:p>
          </table:table-cell>
          <table:table-cell office:value-type="float" office:value="0.0409405267640026" calcext:value-type="float">
            <text:p>0.040940526764003</text:p>
          </table:table-cell>
          <table:table-cell office:value-type="float" office:value="0.0407880423542091" calcext:value-type="float">
            <text:p>0.040788042354209</text:p>
          </table:table-cell>
          <table:table-cell office:value-type="float" office:value="0.0405104539288877" calcext:value-type="float">
            <text:p>0.040510453928888</text:p>
          </table:table-cell>
          <table:table-cell office:value-type="float" office:value="0.0401101799911978" calcext:value-type="float">
            <text:p>0.040110179991198</text:p>
          </table:table-cell>
          <table:table-cell office:value-type="float" office:value="0.0395894074503009" calcext:value-type="float">
            <text:p>0.039589407450301</text:p>
          </table:table-cell>
          <table:table-cell office:value-type="float" office:value="0.0389501152879849" calcext:value-type="float">
            <text:p>0.038950115287985</text:p>
          </table:table-cell>
          <table:table-cell office:value-type="float" office:value="0.0381941082485874" calcext:value-type="float">
            <text:p>0.038194108248588</text:p>
          </table:table-cell>
          <table:table-cell office:value-type="float" office:value="0.0373230591523538" calcext:value-type="float">
            <text:p>0.037323059152354</text:p>
          </table:table-cell>
          <table:table-cell office:value-type="float" office:value="0.0363385584446431" calcext:value-type="float">
            <text:p>0.036338558444643</text:p>
          </table:table-cell>
          <table:table-cell office:value-type="float" office:value="0.0352421696229718" calcext:value-type="float">
            <text:p>0.035242169622972</text:p>
          </table:table-cell>
          <table:table-cell office:value-type="float" office:value="0.0340354892599079" calcext:value-type="float">
            <text:p>0.034035489259908</text:p>
          </table:table-cell>
          <table:table-cell office:value-type="float" office:value="0.0327202103732211" calcext:value-type="float">
            <text:p>0.032720210373221</text:p>
          </table:table-cell>
          <table:table-cell office:value-type="float" office:value="0.0312981879778536" calcext:value-type="float">
            <text:p>0.031298187977854</text:p>
          </table:table-cell>
          <table:table-cell office:value-type="float" office:value="0.0297715057104354" calcext:value-type="float">
            <text:p>0.029771505710435</text:p>
          </table:table-cell>
          <table:table-cell office:value-type="float" office:value="0.028142542466341" calcext:value-type="float">
            <text:p>0.028142542466341</text:p>
          </table:table-cell>
          <table:table-cell office:value-type="float" office:value="0.0264140380502981" calcext:value-type="float">
            <text:p>0.026414038050298</text:p>
          </table:table-cell>
          <table:table-cell office:value-type="float" office:value="0.0245891568667429" calcext:value-type="float">
            <text:p>0.024589156866743</text:p>
          </table:table-cell>
          <table:table-cell office:value-type="float" office:value="0.0226715486875655" calcext:value-type="float">
            <text:p>0.022671548687566</text:p>
          </table:table-cell>
          <table:table-cell office:value-type="float" office:value="0.0206654055181689" calcext:value-type="float">
            <text:p>0.020665405518169</text:p>
          </table:table-cell>
          <table:table-cell office:value-type="float" office:value="0.0185755134897909" calcext:value-type="float">
            <text:p>0.018575513489791</text:p>
          </table:table-cell>
          <table:table-cell office:value-type="float" office:value="0.0164072985670414" calcext:value-type="float">
            <text:p>0.016407298567041</text:p>
          </table:table-cell>
          <table:table-cell office:value-type="float" office:value="0.0141668645406165" calcext:value-type="float">
            <text:p>0.014166864540617</text:p>
          </table:table-cell>
          <table:table-cell office:value-type="float" office:value="0.0118610212648792" calcext:value-type="float">
            <text:p>0.011861021264879</text:p>
          </table:table-cell>
          <table:table-cell office:value-type="float" office:value="0.0094973003560848" calcext:value-type="float">
            <text:p>0.009497300356085</text:p>
          </table:table-cell>
          <table:table-cell office:value-type="float" office:value="0.00708395504001083" calcext:value-type="float">
            <text:p>0.007083955040011</text:p>
          </table:table-cell>
          <table:table-cell office:value-type="float" office:value="0.00462994379142286" calcext:value-type="float">
            <text:p>0.004629943791423</text:p>
          </table:table-cell>
          <table:table-cell office:value-type="float" office:value="0.00214491882187366" calcext:value-type="float">
            <text:p>0.002144918821874</text:p>
          </table:table-cell>
          <table:table-cell office:value-type="float" office:value="-0.000360662063048783" calcext:value-type="float">
            <text:p>-0.000360662063049</text:p>
          </table:table-cell>
          <table:table-cell office:value-type="float" office:value="-0.00287486881599227" calcext:value-type="float">
            <text:p>-0.002874868815992</text:p>
          </table:table-cell>
          <table:table-cell office:value-type="float" office:value="-0.00538560773756064" calcext:value-type="float">
            <text:p>-0.005385607737561</text:p>
          </table:table-cell>
          <table:table-cell office:value-type="float" office:value="-0.00788284524921646" calcext:value-type="float">
            <text:p>-0.007882845249216</text:p>
          </table:table-cell>
          <table:table-cell office:value-type="float" office:value="-0.0103564614811488" calcext:value-type="float">
            <text:p>-0.010356461481149</text:p>
          </table:table-cell>
          <table:table-cell office:value-type="float" office:value="-0.0127955708477288" calcext:value-type="float">
            <text:p>-0.012795570847729</text:p>
          </table:table-cell>
          <table:table-cell office:value-type="float" office:value="-0.0151885039512559" calcext:value-type="float">
            <text:p>-0.015188503951256</text:p>
          </table:table-cell>
          <table:table-cell office:value-type="float" office:value="-0.0175229376294796" calcext:value-type="float">
            <text:p>-0.01752293762948</text:p>
          </table:table-cell>
          <table:table-cell office:value-type="float" office:value="-0.019786041927448" calcext:value-type="float">
            <text:p>-0.019786041927448</text:p>
          </table:table-cell>
          <table:table-cell office:value-type="float" office:value="-0.0219646248909209" calcext:value-type="float">
            <text:p>-0.021964624890921</text:p>
          </table:table-cell>
          <table:table-cell office:value-type="float" office:value="-0.0240452778739702" calcext:value-type="float">
            <text:p>-0.02404527787397</text:p>
          </table:table-cell>
          <table:table-cell office:value-type="float" office:value="-0.0260145253283325" calcext:value-type="float">
            <text:p>-0.026014525328333</text:p>
          </table:table-cell>
          <table:table-cell office:value-type="float" office:value="-0.0278589812242765" calcext:value-type="float">
            <text:p>-0.027858981224277</text:p>
          </table:table-cell>
          <table:table-cell office:value-type="float" office:value="-0.0295655126390874" calcext:value-type="float">
            <text:p>-0.029565512639087</text:p>
          </table:table-cell>
          <table:table-cell office:value-type="float" office:value="-0.0311214099586845" calcext:value-type="float">
            <text:p>-0.031121409958685</text:p>
          </table:table-cell>
          <table:table-cell office:value-type="float" office:value="-0.0325145624167976" calcext:value-type="float">
            <text:p>-0.032514562416798</text:p>
          </table:table-cell>
          <table:table-cell office:value-type="float" office:value="-0.0337336371830088" calcext:value-type="float">
            <text:p>-0.033733637183009</text:p>
          </table:table-cell>
          <table:table-cell office:value-type="float" office:value="-0.0347682598220341" calcext:value-type="float">
            <text:p>-0.034768259822034</text:p>
          </table:table-cell>
          <table:table-cell office:value-type="float" office:value="-0.0356091936418499" calcext:value-type="float">
            <text:p>-0.03560919364185</text:p>
          </table:table-cell>
          <table:table-cell office:value-type="float" office:value="-0.0362485152030336" calcext:value-type="float">
            <text:p>-0.036248515203034</text:p>
          </table:table-cell>
          <table:table-cell office:value-type="float" office:value="-0.0366797830922687" calcext:value-type="float">
            <text:p>-0.036679783092269</text:p>
          </table:table-cell>
          <table:table-cell office:value-type="float" office:value="-0.0368981969578092" calcext:value-type="float">
            <text:p>-0.036898196957809</text:p>
          </table:table-cell>
          <table:table-cell office:value-type="float" office:value="-0.0369007437997131" calcext:value-type="float">
            <text:p>-0.036900743799713</text:p>
          </table:table-cell>
          <table:table-cell office:value-type="float" office:value="-0.0366863285889674" calcext:value-type="float">
            <text:p>-0.036686328588967</text:p>
          </table:table-cell>
          <table:table-cell office:value-type="float" office:value="-0.0362558864797533" calcext:value-type="float">
            <text:p>-0.036255886479753</text:p>
          </table:table-cell>
          <table:table-cell office:value-type="float" office:value="-0.0356124741740446" calcext:value-type="float">
            <text:p>-0.035612474174045</text:p>
          </table:table-cell>
          <table:table-cell office:value-type="float" office:value="-0.0347613383918324" calcext:value-type="float">
            <text:p>-0.034761338391833</text:p>
          </table:table-cell>
          <table:table-cell office:value-type="float" office:value="-0.0337099599039214" calcext:value-type="float">
            <text:p>-0.033709959903921</text:p>
          </table:table-cell>
          <table:table-cell office:value-type="float" office:value="-0.0324680721305691" calcext:value-type="float">
            <text:p>-0.032468072130569</text:p>
          </table:table-cell>
          <table:table-cell office:value-type="float" office:value="-0.0310476539461472" calcext:value-type="float">
            <text:p>-0.031047653946147</text:p>
          </table:table-cell>
          <table:table-cell office:value-type="float" office:value="-0.02946289696128" calcext:value-type="float">
            <text:p>-0.02946289696128</text:p>
          </table:table-cell>
          <table:table-cell office:value-type="float" office:value="-0.0277301481825066" calcext:value-type="float">
            <text:p>-0.027730148182507</text:p>
          </table:table-cell>
          <table:table-cell office:value-type="float" office:value="-0.0258678295387151" calcext:value-type="float">
            <text:p>-0.025867829538715</text:p>
          </table:table-cell>
          <table:table-cell office:value-type="float" office:value="-0.0238963362566437" calcext:value-type="float">
            <text:p>-0.023896336256644</text:p>
          </table:table-cell>
          <table:table-cell office:value-type="float" office:value="-0.0218379164630658" calcext:value-type="float">
            <text:p>-0.021837916463066</text:p>
          </table:table-cell>
          <table:table-cell office:value-type="float" office:value="-0.0197165346346041" calcext:value-type="float">
            <text:p>-0.019716534634604</text:p>
          </table:table-cell>
          <table:table-cell office:value-type="float" office:value="-0.0175577216077488" calcext:value-type="float">
            <text:p>-0.017557721607749</text:p>
          </table:table-cell>
          <table:table-cell office:value-type="float" office:value="-0.015388413798847" calcext:value-type="float">
            <text:p>-0.015388413798847</text:p>
          </table:table-cell>
          <table:table-cell office:value-type="float" office:value="-0.0132367840376314" calcext:value-type="float">
            <text:p>-0.013236784037631</text:p>
          </table:table-cell>
          <table:table-cell office:value-type="float" office:value="-0.0111320660465686" calcext:value-type="float">
            <text:p>-0.011132066046569</text:p>
          </table:table-cell>
          <table:table-cell office:value-type="float" office:value="-0.00910437406002842" calcext:value-type="float">
            <text:p>-0.009104374060028</text:p>
          </table:table-cell>
          <table:table-cell office:value-type="float" office:value="-0.00718451843963291" calcext:value-type="float">
            <text:p>-0.007184518439633</text:p>
          </table:table-cell>
          <table:table-cell office:value-type="float" office:value="-0.00540381735819311" calcext:value-type="float">
            <text:p>-0.005403817358193</text:p>
          </table:table-cell>
          <table:table-cell office:value-type="float" office:value="-0.00379390375713439" calcext:value-type="float">
            <text:p>-0.003793903757134</text:p>
          </table:table-cell>
          <table:table-cell office:value-type="float" office:value="-0.00238652576395869" calcext:value-type="float">
            <text:p>-0.002386525763959</text:p>
          </table:table-cell>
          <table:table-cell office:value-type="float" office:value="-0.00121333764340946" calcext:value-type="float">
            <text:p>-0.001213337643409</text:p>
          </table:table-cell>
          <table:table-cell office:value-type="float" office:value="-0.000305677055884187" calcext:value-type="float">
            <text:p>-0.000305677055884</text:p>
          </table:table-cell>
          <table:table-cell office:value-type="float" office:value="0.000305677055884187" calcext:value-type="float">
            <text:p>0.000305677055884</text:p>
          </table:table-cell>
        </table:table-row>
        <table:table-row table:style-name="ro1">
          <table:table-cell office:value-type="float" office:value="-0.00172259623219572" calcext:value-type="float">
            <text:p>-0.001722596232196</text:p>
          </table:table-cell>
          <table:table-cell office:value-type="float" office:value="0.00172259623219572" calcext:value-type="float">
            <text:p>0.001722596232196</text:p>
          </table:table-cell>
          <table:table-cell office:value-type="float" office:value="0.00513179808104632" calcext:value-type="float">
            <text:p>0.005131798081046</text:p>
          </table:table-cell>
          <table:table-cell office:value-type="float" office:value="0.00847883220109812" calcext:value-type="float">
            <text:p>0.008478832201098</text:p>
          </table:table-cell>
          <table:table-cell office:value-type="float" office:value="0.0117387621432426" calcext:value-type="float">
            <text:p>0.011738762143243</text:p>
          </table:table-cell>
          <table:table-cell office:value-type="float" office:value="0.0148903461963599" calcext:value-type="float">
            <text:p>0.01489034619636</text:p>
          </table:table-cell>
          <table:table-cell office:value-type="float" office:value="0.0179157964458739" calcext:value-type="float">
            <text:p>0.017915796445874</text:p>
          </table:table-cell>
          <table:table-cell office:value-type="float" office:value="0.0208005241700027" calcext:value-type="float">
            <text:p>0.020800524170003</text:p>
          </table:table-cell>
          <table:table-cell office:value-type="float" office:value="0.0235328741612771" calcext:value-type="float">
            <text:p>0.023532874161277</text:p>
          </table:table-cell>
          <table:table-cell office:value-type="float" office:value="0.0261038517843598" calcext:value-type="float">
            <text:p>0.02610385178436</text:p>
          </table:table-cell>
          <table:table-cell office:value-type="float" office:value="0.0285068470380951" calcext:value-type="float">
            <text:p>0.028506847038095</text:p>
          </table:table-cell>
          <table:table-cell office:value-type="float" office:value="0.0307373598268535" calcext:value-type="float">
            <text:p>0.030737359826854</text:p>
          </table:table-cell>
          <table:table-cell office:value-type="float" office:value="0.0327927303433937" calcext:value-type="float">
            <text:p>0.032792730343394</text:p>
          </table:table-cell>
          <table:table-cell office:value-type="float" office:value="0.034671878053266" calcext:value-type="float">
            <text:p>0.034671878053266</text:p>
          </table:table-cell>
          <table:table-cell office:value-type="float" office:value="0.0363750522947125" calcext:value-type="float">
            <text:p>0.036375052294713</text:p>
          </table:table-cell>
          <table:table-cell office:value-type="float" office:value="0.037903597021759" calcext:value-type="float">
            <text:p>0.037903597021759</text:p>
          </table:table-cell>
          <table:table-cell office:value-type="float" office:value="0.0392597317296768" calcext:value-type="float">
            <text:p>0.039259731729677</text:p>
          </table:table-cell>
          <table:table-cell office:value-type="float" office:value="0.0404463501483471" calcext:value-type="float">
            <text:p>0.040446350148347</text:p>
          </table:table-cell>
          <table:table-cell office:value-type="float" office:value="0.0414668378679905" calcext:value-type="float">
            <text:p>0.041466837867991</text:p>
          </table:table-cell>
          <table:table-cell office:value-type="float" office:value="0.042324909670626" calcext:value-type="float">
            <text:p>0.042324909670626</text:p>
          </table:table-cell>
          <table:table-cell office:value-type="float" office:value="0.0430244669843917" calcext:value-type="float">
            <text:p>0.043024466984392</text:p>
          </table:table-cell>
          <table:table-cell office:value-type="float" office:value="0.0435694755645125" calcext:value-type="float">
            <text:p>0.043569475564513</text:p>
          </table:table-cell>
          <table:table-cell office:value-type="float" office:value="0.0439638632027835" calcext:value-type="float">
            <text:p>0.043963863202784</text:p>
          </table:table-cell>
          <table:table-cell office:value-type="float" office:value="0.0442114370198023" calcext:value-type="float">
            <text:p>0.044211437019802</text:p>
          </table:table-cell>
          <table:table-cell office:value-type="float" office:value="0.0443158196536481" calcext:value-type="float">
            <text:p>0.044315819653648</text:p>
          </table:table-cell>
          <table:table-cell office:value-type="float" office:value="0.044280403466148" calcext:value-type="float">
            <text:p>0.044280403466148</text:p>
          </table:table-cell>
          <table:table-cell office:value-type="float" office:value="0.0441083217160253" calcext:value-type="float">
            <text:p>0.044108321716025</text:p>
          </table:table-cell>
          <table:table-cell office:value-type="float" office:value="0.0438024355080474" calcext:value-type="float">
            <text:p>0.043802435508047</text:p>
          </table:table-cell>
          <table:table-cell office:value-type="float" office:value="0.043365335227047" calcext:value-type="float">
            <text:p>0.043365335227047</text:p>
          </table:table-cell>
          <table:table-cell office:value-type="float" office:value="0.0427993550805813" calcext:value-type="float">
            <text:p>0.042799355080581</text:p>
          </table:table-cell>
          <table:table-cell office:value-type="float" office:value="0.0421065993353282" calcext:value-type="float">
            <text:p>0.042106599335328</text:p>
          </table:table-cell>
          <table:table-cell office:value-type="float" office:value="0.0412889788035927" calcext:value-type="float">
            <text:p>0.041288978803593</text:p>
          </table:table-cell>
          <table:table-cell office:value-type="float" office:value="0.0403482561517325" calcext:value-type="float">
            <text:p>0.040348256151733</text:p>
          </table:table-cell>
          <table:table-cell office:value-type="float" office:value="0.0392860986132795" calcext:value-type="float">
            <text:p>0.03928609861328</text:p>
          </table:table-cell>
          <table:table-cell office:value-type="float" office:value="0.0381041367458578" calcext:value-type="float">
            <text:p>0.038104136745858</text:p>
          </table:table-cell>
          <table:table-cell office:value-type="float" office:value="0.0368040279189249" calcext:value-type="float">
            <text:p>0.036804027918925</text:p>
          </table:table-cell>
          <table:table-cell office:value-type="float" office:value="0.0353875232817082" calcext:value-type="float">
            <text:p>0.035387523281708</text:p>
          </table:table-cell>
          <table:table-cell office:value-type="float" office:value="0.0338565370403585" calcext:value-type="float">
            <text:p>0.033856537040359</text:p>
          </table:table-cell>
          <table:table-cell office:value-type="float" office:value="0.0322132169203853" calcext:value-type="float">
            <text:p>0.032213216920385</text:p>
          </table:table-cell>
          <table:table-cell office:value-type="float" office:value="0.0304600147801639" calcext:value-type="float">
            <text:p>0.030460014780164</text:p>
          </table:table-cell>
          <table:table-cell office:value-type="float" office:value="0.0285997563697915" calcext:value-type="float">
            <text:p>0.028599756369792</text:p>
          </table:table-cell>
          <table:table-cell office:value-type="float" office:value="0.0266357092878567" calcext:value-type="float">
            <text:p>0.026635709287857</text:p>
          </table:table-cell>
          <table:table-cell office:value-type="float" office:value="0.0245716482026238" calcext:value-type="float">
            <text:p>0.024571648202624</text:p>
          </table:table-cell>
          <table:table-cell office:value-type="float" office:value="0.0224119163924432" calcext:value-type="float">
            <text:p>0.022411916392443</text:p>
          </table:table-cell>
          <table:table-cell office:value-type="float" office:value="0.0201614826130955" calcext:value-type="float">
            <text:p>0.020161482613096</text:p>
          </table:table-cell>
          <table:table-cell office:value-type="float" office:value="0.0178259921660656" calcext:value-type="float">
            <text:p>0.017825992166066</text:p>
          </table:table-cell>
          <table:table-cell office:value-type="float" office:value="0.015411810744909" calcext:value-type="float">
            <text:p>0.015411810744909</text:p>
          </table:table-cell>
          <table:table-cell office:value-type="float" office:value="0.0129260590264203" calcext:value-type="float">
            <text:p>0.01292605902642</text:p>
          </table:table-cell>
          <table:table-cell office:value-type="float" office:value="0.0103766344854986" calcext:value-type="float">
            <text:p>0.010376634485499</text:p>
          </table:table-cell>
          <table:table-cell office:value-type="float" office:value="0.00777221335099189" calcext:value-type="float">
            <text:p>0.007772213350992</text:p>
          </table:table-cell>
          <table:table-cell office:value-type="float" office:value="0.00512221697622196" calcext:value-type="float">
            <text:p>0.005122216976222</text:p>
          </table:table-cell>
          <table:table-cell office:value-type="float" office:value="0.00243671166412212" calcext:value-type="float">
            <text:p>0.002436711664122</text:p>
          </table:table-cell>
          <table:table-cell office:value-type="float" office:value="-0.00027375835930013" calcext:value-type="float">
            <text:p>-0.0002737583593</text:p>
          </table:table-cell>
          <table:table-cell office:value-type="float" office:value="-0.00299771623451347" calcext:value-type="float">
            <text:p>-0.002997716234513</text:p>
          </table:table-cell>
          <table:table-cell office:value-type="float" office:value="-0.00571816486118318" calcext:value-type="float">
            <text:p>-0.005718164861183</text:p>
          </table:table-cell>
          <table:table-cell office:value-type="float" office:value="-0.00842581461724441" calcext:value-type="float">
            <text:p>-0.008425814617244</text:p>
          </table:table-cell>
          <table:table-cell office:value-type="float" office:value="-0.0111104135881248" calcext:value-type="float">
            <text:p>-0.011110413588125</text:p>
          </table:table-cell>
          <table:table-cell office:value-type="float" office:value="-0.0137604149908455" calcext:value-type="float">
            <text:p>-0.013760414990846</text:p>
          </table:table-cell>
          <table:table-cell office:value-type="float" office:value="-0.0163632938837982" calcext:value-type="float">
            <text:p>-0.016363293883798</text:p>
          </table:table-cell>
          <table:table-cell office:value-type="float" office:value="-0.0189057831014521" calcext:value-type="float">
            <text:p>-0.018905783101452</text:p>
          </table:table-cell>
          <table:table-cell office:value-type="float" office:value="-0.0213740460740041" calcext:value-type="float">
            <text:p>-0.021374046074004</text:p>
          </table:table-cell>
          <table:table-cell office:value-type="float" office:value="-0.0237538282958728" calcext:value-type="float">
            <text:p>-0.023753828295873</text:p>
          </table:table-cell>
          <table:table-cell office:value-type="float" office:value="-0.0260306071148771" calcext:value-type="float">
            <text:p>-0.026030607114877</text:p>
          </table:table-cell>
          <table:table-cell office:value-type="float" office:value="-0.0281897476805384" calcext:value-type="float">
            <text:p>-0.028189747680539</text:p>
          </table:table-cell>
          <table:table-cell office:value-type="float" office:value="-0.0302166677760586" calcext:value-type="float">
            <text:p>-0.030216667776059</text:p>
          </table:table-cell>
          <table:table-cell office:value-type="float" office:value="-0.0320970119328908" calcext:value-type="float">
            <text:p>-0.032097011932891</text:p>
          </table:table-cell>
          <table:table-cell office:value-type="float" office:value="-0.0338168340598516" calcext:value-type="float">
            <text:p>-0.033816834059852</text:p>
          </table:table-cell>
          <table:table-cell office:value-type="float" office:value="-0.0353627870906517" calcext:value-type="float">
            <text:p>-0.035362787090652</text:p>
          </table:table-cell>
          <table:table-cell office:value-type="float" office:value="-0.0367223176855103" calcext:value-type="float">
            <text:p>-0.03672231768551</text:p>
          </table:table-cell>
          <table:table-cell office:value-type="float" office:value="-0.0378838635959934" calcext:value-type="float">
            <text:p>-0.037883863595994</text:p>
          </table:table-cell>
          <table:table-cell office:value-type="float" office:value="-0.0388370509710517" calcext:value-type="float">
            <text:p>-0.038837050971052</text:p>
          </table:table-cell>
          <table:table-cell office:value-type="float" office:value="-0.0395728885869071" calcext:value-type="float">
            <text:p>-0.039572888586907</text:p>
          </table:table-cell>
          <table:table-cell office:value-type="float" office:value="-0.0400839557541573" calcext:value-type="float">
            <text:p>-0.040083955754157</text:p>
          </table:table-cell>
          <table:table-cell office:value-type="float" office:value="-0.0403645805010064" calcext:value-type="float">
            <text:p>-0.040364580501006</text:p>
          </table:table-cell>
          <table:table-cell office:value-type="float" office:value="-0.0404110045686404" calcext:value-type="float">
            <text:p>-0.04041100456864</text:p>
          </table:table-cell>
          <table:table-cell office:value-type="float" office:value="-0.0402215317961665" calcext:value-type="float">
            <text:p>-0.040221531796167</text:p>
          </table:table-cell>
          <table:table-cell office:value-type="float" office:value="-0.0397966566431602" calcext:value-type="float">
            <text:p>-0.03979665664316</text:p>
          </table:table-cell>
          <table:table-cell office:value-type="float" office:value="-0.0391391698749568" calcext:value-type="float">
            <text:p>-0.039139169874957</text:p>
          </table:table-cell>
          <table:table-cell office:value-type="float" office:value="-0.0382542388562429" calcext:value-type="float">
            <text:p>-0.038254238856243</text:p>
          </table:table-cell>
          <table:table-cell office:value-type="float" office:value="-0.0371494604216539" calcext:value-type="float">
            <text:p>-0.037149460421654</text:p>
          </table:table-cell>
          <table:table-cell office:value-type="float" office:value="-0.0358348849176793" calcext:value-type="float">
            <text:p>-0.035834884917679</text:p>
          </table:table-cell>
          <table:table-cell office:value-type="float" office:value="-0.0343230107167797" calcext:value-type="float">
            <text:p>-0.03432301071678</text:p>
          </table:table-cell>
          <table:table-cell office:value-type="float" office:value="-0.0326287492390602" calcext:value-type="float">
            <text:p>-0.03262874923906</text:p>
          </table:table-cell>
          <table:table-cell office:value-type="float" office:value="-0.0307693612859165" calcext:value-type="float">
            <text:p>-0.030769361285917</text:p>
          </table:table-cell>
          <table:table-cell office:value-type="float" office:value="-0.0287643661825571" calcext:value-type="float">
            <text:p>-0.028764366182557</text:p>
          </table:table-cell>
          <table:table-cell office:value-type="float" office:value="-0.0266354258893566" calcext:value-type="float">
            <text:p>-0.026635425889357</text:p>
          </table:table-cell>
          <table:table-cell office:value-type="float" office:value="-0.0244062067567032" calcext:value-type="float">
            <text:p>-0.024406206756703</text:p>
          </table:table-cell>
          <table:table-cell office:value-type="float" office:value="-0.0221022219762935" calcext:value-type="float">
            <text:p>-0.022102221976294</text:p>
          </table:table-cell>
          <table:table-cell office:value-type="float" office:value="-0.0197506579985175" calcext:value-type="float">
            <text:p>-0.019750657998518</text:p>
          </table:table-cell>
          <table:table-cell office:value-type="float" office:value="-0.0173801881949411" calcext:value-type="float">
            <text:p>-0.017380188194941</text:p>
          </table:table-cell>
          <table:table-cell office:value-type="float" office:value="-0.0150207768714916" calcext:value-type="float">
            <text:p>-0.015020776871492</text:p>
          </table:table-cell>
          <table:table-cell office:value-type="float" office:value="-0.0127034763786163" calcext:value-type="float">
            <text:p>-0.012703476378616</text:p>
          </table:table-cell>
          <table:table-cell office:value-type="float" office:value="-0.0104602195153491" calcext:value-type="float">
            <text:p>-0.010460219515349</text:p>
          </table:table-cell>
          <table:table-cell office:value-type="float" office:value="-0.00832360871487572" calcext:value-type="float">
            <text:p>-0.008323608714876</text:p>
          </table:table-cell>
          <table:table-cell office:value-type="float" office:value="-0.00632670264761753" calcext:value-type="float">
            <text:p>-0.006326702647618</text:p>
          </table:table-cell>
          <table:table-cell office:value-type="float" office:value="-0.00450279987328001" calcext:value-type="float">
            <text:p>-0.00450279987328</text:p>
          </table:table-cell>
          <table:table-cell office:value-type="float" office:value="-0.00288521808543606" calcext:value-type="float">
            <text:p>-0.002885218085436</text:p>
          </table:table-cell>
          <table:table-cell office:value-type="float" office:value="-0.00150706624269039" calcext:value-type="float">
            <text:p>-0.00150706624269</text:p>
          </table:table-cell>
          <table:table-cell office:value-type="float" office:value="-0.0004010056120555" calcext:value-type="float">
            <text:p>-0.000401005612056</text:p>
          </table:table-cell>
          <table:table-cell office:value-type="float" office:value="0.0004010056120555" calcext:value-type="float">
            <text:p>0.000401005612056</text:p>
          </table:table-cell>
        </table:table-row>
        <table:table-row table:style-name="ro1">
          <table:table-cell office:value-type="float" office:value="-0.00190948191445924" calcext:value-type="float">
            <text:p>-0.001909481914459</text:p>
          </table:table-cell>
          <table:table-cell office:value-type="float" office:value="0.00190948191445924" calcext:value-type="float">
            <text:p>0.001909481914459</text:p>
          </table:table-cell>
          <table:table-cell office:value-type="float" office:value="0.0056629598814708" calcext:value-type="float">
            <text:p>0.005662959881471</text:p>
          </table:table-cell>
          <table:table-cell office:value-type="float" office:value="0.009329075811286" calcext:value-type="float">
            <text:p>0.009329075811286</text:p>
          </table:table-cell>
          <table:table-cell office:value-type="float" office:value="0.0128840545908065" calcext:value-type="float">
            <text:p>0.012884054590807</text:p>
          </table:table-cell>
          <table:table-cell office:value-type="float" office:value="0.0163078022606041" calcext:value-type="float">
            <text:p>0.016307802260604</text:p>
          </table:table-cell>
          <table:table-cell office:value-type="float" office:value="0.0195836505736713" calcext:value-type="float">
            <text:p>0.019583650573671</text:p>
          </table:table-cell>
          <table:table-cell office:value-type="float" office:value="0.022698092315258" calcext:value-type="float">
            <text:p>0.022698092315258</text:p>
          </table:table-cell>
          <table:table-cell office:value-type="float" office:value="0.0256405092616585" calcext:value-type="float">
            <text:p>0.025640509261659</text:p>
          </table:table-cell>
          <table:table-cell office:value-type="float" office:value="0.0284028957035377" calcext:value-type="float">
            <text:p>0.028402895703538</text:p>
          </table:table-cell>
          <table:table-cell office:value-type="float" office:value="0.0309795809725587" calcext:value-type="float">
            <text:p>0.030979580972559</text:p>
          </table:table-cell>
          <table:table-cell office:value-type="float" office:value="0.0333669544700807" calcext:value-type="float">
            <text:p>0.033366954470081</text:p>
          </table:table-cell>
          <table:table-cell office:value-type="float" office:value="0.0355631965553956" calcext:value-type="float">
            <text:p>0.035563196555396</text:p>
          </table:table-cell>
          <table:table-cell office:value-type="float" office:value="0.0375680183989303" calcext:value-type="float">
            <text:p>0.03756801839893</text:p>
          </table:table-cell>
          <table:table-cell office:value-type="float" office:value="0.0393824135549852" calcext:value-type="float">
            <text:p>0.039382413554985</text:p>
          </table:table-cell>
          <table:table-cell office:value-type="float" office:value="0.0410084236421236" calcext:value-type="float">
            <text:p>0.041008423642124</text:p>
          </table:table-cell>
          <table:table-cell office:value-type="float" office:value="0.0424489201100903" calcext:value-type="float">
            <text:p>0.04244892011009</text:p>
          </table:table-cell>
          <table:table-cell office:value-type="float" office:value="0.0437074036744676" calcext:value-type="float">
            <text:p>0.043707403674468</text:p>
          </table:table-cell>
          <table:table-cell office:value-type="float" office:value="0.0447878226219182" calcext:value-type="float">
            <text:p>0.044787822621918</text:p>
          </table:table-cell>
          <table:table-cell office:value-type="float" office:value="0.0456944108057757" calcext:value-type="float">
            <text:p>0.045694410805776</text:p>
          </table:table-cell>
          <table:table-cell office:value-type="float" office:value="0.0464315458178719" calcext:value-type="float">
            <text:p>0.046431545817872</text:p>
          </table:table-cell>
          <table:table-cell office:value-type="float" office:value="0.0470036274887206" calcext:value-type="float">
            <text:p>0.047003627488721</text:p>
          </table:table-cell>
          <table:table-cell office:value-type="float" office:value="0.0474149765760612" calcext:value-type="float">
            <text:p>0.047414976576061</text:p>
          </table:table-cell>
          <table:table-cell office:value-type="float" office:value="0.0476697532328592" calcext:value-type="float">
            <text:p>0.047669753232859</text:p>
          </table:table-cell>
          <table:table-cell office:value-type="float" office:value="0.0477718945949375" calcext:value-type="float">
            <text:p>0.047771894594938</text:p>
          </table:table-cell>
          <table:table-cell office:value-type="float" office:value="0.0477250706263269" calcext:value-type="float">
            <text:p>0.047725070626327</text:p>
          </table:table-cell>
          <table:table-cell office:value-type="float" office:value="0.0475326571776158" calcext:value-type="float">
            <text:p>0.047532657177616</text:p>
          </table:table-cell>
          <table:table-cell office:value-type="float" office:value="0.0471977250640343" calcext:value-type="float">
            <text:p>0.047197725064034</text:p>
          </table:table-cell>
          <table:table-cell office:value-type="float" office:value="0.046723043857083" calcext:value-type="float">
            <text:p>0.046723043857083</text:p>
          </table:table-cell>
          <table:table-cell office:value-type="float" office:value="0.0461110990031706" calcext:value-type="float">
            <text:p>0.046111099003171</text:p>
          </table:table-cell>
          <table:table-cell office:value-type="float" office:value="0.0453641208295358" calcext:value-type="float">
            <text:p>0.045364120829536</text:p>
          </table:table-cell>
          <table:table-cell office:value-type="float" office:value="0.0444841239826107" calcext:value-type="float">
            <text:p>0.044484123982611</text:p>
          </table:table-cell>
          <table:table-cell office:value-type="float" office:value="0.0434729558411561" calcext:value-type="float">
            <text:p>0.043472955841156</text:p>
          </table:table-cell>
          <table:table-cell office:value-type="float" office:value="0.04233235247798" calcext:value-type="float">
            <text:p>0.04233235247798</text:p>
          </table:table-cell>
          <table:table-cell office:value-type="float" office:value="0.0410640007936205" calcext:value-type="float">
            <text:p>0.041064000793621</text:p>
          </table:table-cell>
          <table:table-cell office:value-type="float" office:value="0.0396696054983164" calcext:value-type="float">
            <text:p>0.039669605498316</text:p>
          </table:table-cell>
          <table:table-cell office:value-type="float" office:value="0.0381509596939632" calcext:value-type="float">
            <text:p>0.038150959693963</text:p>
          </table:table-cell>
          <table:table-cell office:value-type="float" office:value="0.0365100178751589" calcext:value-type="float">
            <text:p>0.036510017875159</text:p>
          </table:table-cell>
          <table:table-cell office:value-type="float" office:value="0.0347489702446426" calcext:value-type="float">
            <text:p>0.034748970244643</text:p>
          </table:table-cell>
          <table:table-cell office:value-type="float" office:value="0.0328703173104318" calcext:value-type="float">
            <text:p>0.032870317310432</text:p>
          </table:table-cell>
          <table:table-cell office:value-type="float" office:value="0.0308769437836705" calcext:value-type="float">
            <text:p>0.030876943783671</text:p>
          </table:table-cell>
          <table:table-cell office:value-type="float" office:value="0.0287721908539049" calcext:value-type="float">
            <text:p>0.028772190853905</text:p>
          </table:table-cell>
          <table:table-cell office:value-type="float" office:value="0.0265599259366409" calcext:value-type="float">
            <text:p>0.026559925936641</text:p>
          </table:table-cell>
          <table:table-cell office:value-type="float" office:value="0.0242446090081904" calcext:value-type="float">
            <text:p>0.02424460900819</text:p>
          </table:table-cell>
          <table:table-cell office:value-type="float" office:value="0.0218313546175826" calcext:value-type="float">
            <text:p>0.021831354617583</text:p>
          </table:table-cell>
          <table:table-cell office:value-type="float" office:value="0.0193259885913735" calcext:value-type="float">
            <text:p>0.019325988591374</text:p>
          </table:table-cell>
          <table:table-cell office:value-type="float" office:value="0.0167350982997493" calcext:value-type="float">
            <text:p>0.016735098299749</text:p>
          </table:table-cell>
          <table:table-cell office:value-type="float" office:value="0.0140660749986337" calcext:value-type="float">
            <text:p>0.014066074998634</text:p>
          </table:table-cell>
          <table:table-cell office:value-type="float" office:value="0.0113271459767085" calcext:value-type="float">
            <text:p>0.011327145976709</text:p>
          </table:table-cell>
          <table:table-cell office:value-type="float" office:value="0.00852739197665799" calcext:value-type="float">
            <text:p>0.008527391976658</text:p>
          </table:table-cell>
          <table:table-cell office:value-type="float" office:value="0.00567673671180946" calcext:value-type="float">
            <text:p>0.005676736711809</text:p>
          </table:table-cell>
          <table:table-cell office:value-type="float" office:value="0.00278585133901794" calcext:value-type="float">
            <text:p>0.002785851339018</text:p>
          </table:table-cell>
          <table:table-cell office:value-type="float" office:value="-0.000134347687837001" calcext:value-type="float">
            <text:p>-0.000134347687837</text:p>
          </table:table-cell>
          <table:table-cell office:value-type="float" office:value="-0.00307557882517831" calcext:value-type="float">
            <text:p>-0.003075578825178</text:p>
          </table:table-cell>
          <table:table-cell office:value-type="float" office:value="-0.00601167280778968" calcext:value-type="float">
            <text:p>-0.00601167280779</text:p>
          </table:table-cell>
          <table:table-cell office:value-type="float" office:value="-0.00893685852325309" calcext:value-type="float">
            <text:p>-0.008936858523253</text:p>
          </table:table-cell>
          <table:table-cell office:value-type="float" office:value="-0.0118403757021714" calcext:value-type="float">
            <text:p>-0.011840375702171</text:p>
          </table:table-cell>
          <table:table-cell office:value-type="float" office:value="-0.0147097813231449" calcext:value-type="float">
            <text:p>-0.014709781323145</text:p>
          </table:table-cell>
          <table:table-cell office:value-type="float" office:value="-0.0175316192529593" calcext:value-type="float">
            <text:p>-0.017531619252959</text:p>
          </table:table-cell>
          <table:table-cell office:value-type="float" office:value="-0.0202916523871284" calcext:value-type="float">
            <text:p>-0.020291652387129</text:p>
          </table:table-cell>
          <table:table-cell office:value-type="float" office:value="-0.0229750179487312" calcext:value-type="float">
            <text:p>-0.022975017948731</text:p>
          </table:table-cell>
          <table:table-cell office:value-type="float" office:value="-0.025566372306729" calcext:value-type="float">
            <text:p>-0.025566372306729</text:p>
          </table:table-cell>
          <table:table-cell office:value-type="float" office:value="-0.028050041469766" calcext:value-type="float">
            <text:p>-0.028050041469766</text:p>
          </table:table-cell>
          <table:table-cell office:value-type="float" office:value="-0.0304101822703954" calcext:value-type="float">
            <text:p>-0.030410182270396</text:p>
          </table:table-cell>
          <table:table-cell office:value-type="float" office:value="-0.032630955580872" calcext:value-type="float">
            <text:p>-0.032630955580872</text:p>
          </table:table-cell>
          <table:table-cell office:value-type="float" office:value="-0.0346967112755785" calcext:value-type="float">
            <text:p>-0.034696711275579</text:p>
          </table:table-cell>
          <table:table-cell office:value-type="float" office:value="-0.0365921837868287" calcext:value-type="float">
            <text:p>-0.036592183786829</text:p>
          </table:table-cell>
          <table:table-cell office:value-type="float" office:value="-0.0383026965663052" calcext:value-type="float">
            <text:p>-0.038302696566305</text:p>
          </table:table-cell>
          <table:table-cell office:value-type="float" office:value="-0.0398143732798299" calcext:value-type="float">
            <text:p>-0.03981437327983</text:p>
          </table:table-cell>
          <table:table-cell office:value-type="float" office:value="-0.0411143531862045" calcext:value-type="float">
            <text:p>-0.041114353186205</text:p>
          </table:table-cell>
          <table:table-cell office:value-type="float" office:value="-0.0421910077486132" calcext:value-type="float">
            <text:p>-0.042191007748613</text:p>
          </table:table-cell>
          <table:table-cell office:value-type="float" office:value="-0.043034155173663" calcext:value-type="float">
            <text:p>-0.043034155173663</text:p>
          </table:table-cell>
          <table:table-cell office:value-type="float" office:value="-0.0436352692839242" calcext:value-type="float">
            <text:p>-0.043635269283924</text:p>
          </table:table-cell>
          <table:table-cell office:value-type="float" office:value="-0.0439876788914157" calcext:value-type="float">
            <text:p>-0.043987678891416</text:p>
          </table:table-cell>
          <table:table-cell office:value-type="float" office:value="-0.0440867537231437" calcext:value-type="float">
            <text:p>-0.044086753723144</text:p>
          </table:table-cell>
          <table:table-cell office:value-type="float" office:value="-0.043930072932646" calcext:value-type="float">
            <text:p>-0.043930072932646</text:p>
          </table:table-cell>
          <table:table-cell office:value-type="float" office:value="-0.0435175723607292" calcext:value-type="float">
            <text:p>-0.043517572360729</text:p>
          </table:table-cell>
          <table:table-cell office:value-type="float" office:value="-0.0428516669803731" calcext:value-type="float">
            <text:p>-0.042851666980373</text:p>
          </table:table-cell>
          <table:table-cell office:value-type="float" office:value="-0.0419373453786136" calcext:value-type="float">
            <text:p>-0.041937345378614</text:p>
          </table:table-cell>
          <table:table-cell office:value-type="float" office:value="-0.0407822336839254" calcext:value-type="float">
            <text:p>-0.040782233683926</text:p>
          </table:table-cell>
          <table:table-cell office:value-type="float" office:value="-0.0393966270512285" calcext:value-type="float">
            <text:p>-0.039396627051229</text:p>
          </table:table-cell>
          <table:table-cell office:value-type="float" office:value="-0.0377934875936026" calcext:value-type="float">
            <text:p>-0.037793487593603</text:p>
          </table:table-cell>
          <table:table-cell office:value-type="float" office:value="-0.035988408520172" calcext:value-type="float">
            <text:p>-0.035988408520172</text:p>
          </table:table-cell>
          <table:table-cell office:value-type="float" office:value="-0.0339995451216931" calcext:value-type="float">
            <text:p>-0.033999545121693</text:p>
          </table:table-cell>
          <table:table-cell office:value-type="float" office:value="-0.0318475141214417" calcext:value-type="float">
            <text:p>-0.031847514121442</text:p>
          </table:table-cell>
          <table:table-cell office:value-type="float" office:value="-0.0295552636991879" calcext:value-type="float">
            <text:p>-0.029555263699188</text:p>
          </table:table-cell>
          <table:table-cell office:value-type="float" office:value="-0.0271479171912729" calcext:value-type="float">
            <text:p>-0.027147917191273</text:p>
          </table:table-cell>
          <table:table-cell office:value-type="float" office:value="-0.0246525939979155" calcext:value-type="float">
            <text:p>-0.024652593997916</text:p>
          </table:table-cell>
          <table:table-cell office:value-type="float" office:value="-0.0220982115630807" calcext:value-type="float">
            <text:p>-0.022098211563081</text:p>
          </table:table-cell>
          <table:table-cell office:value-type="float" office:value="-0.0195152724138419" calcext:value-type="float">
            <text:p>-0.019515272413842</text:p>
          </table:table-cell>
          <table:table-cell office:value-type="float" office:value="-0.0169356401494818" calcext:value-type="float">
            <text:p>-0.016935640149482</text:p>
          </table:table-cell>
          <table:table-cell office:value-type="float" office:value="-0.0143923079268476" calcext:value-type="float">
            <text:p>-0.014392307926848</text:p>
          </table:table-cell>
          <table:table-cell office:value-type="float" office:value="-0.0119191624383035" calcext:value-type="float">
            <text:p>-0.011919162438304</text:p>
          </table:table-cell>
          <table:table-cell office:value-type="float" office:value="-0.00955074562278448" calcext:value-type="float">
            <text:p>-0.009550745622784</text:p>
          </table:table-cell>
          <table:table-cell office:value-type="float" office:value="-0.00732201541501473" calcext:value-type="float">
            <text:p>-0.007322015415015</text:p>
          </table:table-cell>
          <table:table-cell office:value-type="float" office:value="-0.00526810574443373" calcext:value-type="float">
            <text:p>-0.005268105744434</text:p>
          </table:table-cell>
          <table:table-cell office:value-type="float" office:value="-0.00342408478834746" calcext:value-type="float">
            <text:p>-0.003424084788347</text:p>
          </table:table-cell>
          <table:table-cell office:value-type="float" office:value="-0.00182470918581584" calcext:value-type="float">
            <text:p>-0.001824709185816</text:p>
          </table:table-cell>
          <table:table-cell office:value-type="float" office:value="-0.000504170567348356" calcext:value-type="float">
            <text:p>-0.000504170567348</text:p>
          </table:table-cell>
          <table:table-cell office:value-type="float" office:value="0.000504170567348356" calcext:value-type="float">
            <text:p>0.000504170567348</text:p>
          </table:table-cell>
        </table:table-row>
        <table:table-row table:style-name="ro1">
          <table:table-cell office:value-type="float" office:value="-0.00210481437346115" calcext:value-type="float">
            <text:p>-0.002104814373461</text:p>
          </table:table-cell>
          <table:table-cell office:value-type="float" office:value="0.00210481437346115" calcext:value-type="float">
            <text:p>0.002104814373461</text:p>
          </table:table-cell>
          <table:table-cell office:value-type="float" office:value="0.00621762044596669" calcext:value-type="float">
            <text:p>0.006217620445967</text:p>
          </table:table-cell>
          <table:table-cell office:value-type="float" office:value="0.0102162627219938" calcext:value-type="float">
            <text:p>0.010216262721994</text:p>
          </table:table-cell>
          <table:table-cell office:value-type="float" office:value="0.0140781851324783" calcext:value-type="float">
            <text:p>0.014078185132478</text:p>
          </table:table-cell>
          <table:table-cell office:value-type="float" office:value="0.0177845164417628" calcext:value-type="float">
            <text:p>0.017784516441763</text:p>
          </table:table-cell>
          <table:table-cell office:value-type="float" office:value="0.0213197966408452" calcext:value-type="float">
            <text:p>0.021319796640845</text:p>
          </table:table-cell>
          <table:table-cell office:value-type="float" office:value="0.0246716985217338" calcext:value-type="float">
            <text:p>0.024671698521734</text:p>
          </table:table-cell>
          <table:table-cell office:value-type="float" office:value="0.0278307457833904" calcext:value-type="float">
            <text:p>0.027830745783391</text:p>
          </table:table-cell>
          <table:table-cell office:value-type="float" office:value="0.0307900298204741" calcext:value-type="float">
            <text:p>0.030790029820474</text:p>
          </table:table-cell>
          <table:table-cell office:value-type="float" office:value="0.0335449278871375" calcext:value-type="float">
            <text:p>0.033544927887138</text:p>
          </table:table-cell>
          <table:table-cell office:value-type="float" office:value="0.0360928254997359" calcext:value-type="float">
            <text:p>0.036092825499736</text:p>
          </table:table-cell>
          <table:table-cell office:value-type="float" office:value="0.0384328459195937" calcext:value-type="float">
            <text:p>0.038432845919594</text:p>
          </table:table-cell>
          <table:table-cell office:value-type="float" office:value="0.0405655894206617" calcext:value-type="float">
            <text:p>0.040565589420662</text:p>
          </table:table-cell>
          <table:table-cell office:value-type="float" office:value="0.0424928848160791" calcext:value-type="float">
            <text:p>0.042492884816079</text:p>
          </table:table-cell>
          <table:table-cell office:value-type="float" office:value="0.0442175554214745" calcext:value-type="float">
            <text:p>0.044217555421475</text:p>
          </table:table-cell>
          <table:table-cell office:value-type="float" office:value="0.0457432013193393" calcext:value-type="float">
            <text:p>0.045743201319339</text:p>
          </table:table-cell>
          <table:table-cell office:value-type="float" office:value="0.047073999446845" calcext:value-type="float">
            <text:p>0.047073999446845</text:p>
          </table:table-cell>
          <table:table-cell office:value-type="float" office:value="0.0482145226725413" calcext:value-type="float">
            <text:p>0.048214522672541</text:p>
          </table:table-cell>
          <table:table-cell office:value-type="float" office:value="0.0491695786972543" calcext:value-type="float">
            <text:p>0.049169578697254</text:p>
          </table:table-cell>
          <table:table-cell office:value-type="float" office:value="0.0499440692725154" calcext:value-type="float">
            <text:p>0.049944069272515</text:p>
          </table:table-cell>
          <table:table-cell office:value-type="float" office:value="0.0505428699116609" calcext:value-type="float">
            <text:p>0.050542869911661</text:p>
          </table:table-cell>
          <table:table-cell office:value-type="float" office:value="0.0509707299810418" calcext:value-type="float">
            <text:p>0.050970729981042</text:p>
          </table:table-cell>
          <table:table-cell office:value-type="float" office:value="0.0512321927655581" calcext:value-type="float">
            <text:p>0.051232192765558</text:p>
          </table:table-cell>
          <table:table-cell office:value-type="float" office:value="0.0513315348722067" calcext:value-type="float">
            <text:p>0.051331534872207</text:p>
          </table:table-cell>
          <table:table-cell office:value-type="float" office:value="0.0512727241082289" calcext:value-type="float">
            <text:p>0.051272724108229</text:p>
          </table:table-cell>
          <table:table-cell office:value-type="float" office:value="0.0510593947800037" calcext:value-type="float">
            <text:p>0.051059394780004</text:p>
          </table:table-cell>
          <table:table-cell office:value-type="float" office:value="0.0506948392168498" calcext:value-type="float">
            <text:p>0.05069483921685</text:p>
          </table:table-cell>
          <table:table-cell office:value-type="float" office:value="0.0501820141973855" calcext:value-type="float">
            <text:p>0.050182014197386</text:p>
          </table:table-cell>
          <table:table-cell office:value-type="float" office:value="0.0495235608718906" calcext:value-type="float">
            <text:p>0.049523560871891</text:p>
          </table:table-cell>
          <table:table-cell office:value-type="float" office:value="0.048721836726583" calcext:value-type="float">
            <text:p>0.048721836726583</text:p>
          </table:table-cell>
          <table:table-cell office:value-type="float" office:value="0.0477789581146695" calcext:value-type="float">
            <text:p>0.04777895811467</text:p>
          </table:table-cell>
          <table:table-cell office:value-type="float" office:value="0.0466968518796044" calcext:value-type="float">
            <text:p>0.046696851879605</text:p>
          </table:table-cell>
          <table:table-cell office:value-type="float" office:value="0.0454773146415674" calcext:value-type="float">
            <text:p>0.045477314641567</text:p>
          </table:table-cell>
          <table:table-cell office:value-type="float" office:value="0.0441220783489709" calcext:value-type="float">
            <text:p>0.044122078348971</text:p>
          </table:table-cell>
          <table:table-cell office:value-type="float" office:value="0.0426328807790091" calcext:value-type="float">
            <text:p>0.042632880779009</text:p>
          </table:table-cell>
          <table:table-cell office:value-type="float" office:value="0.0410115397345278" calcext:value-type="float">
            <text:p>0.041011539734528</text:p>
          </table:table-cell>
          <table:table-cell office:value-type="float" office:value="0.0392600297681835" calcext:value-type="float">
            <text:p>0.039260029768184</text:p>
          </table:table-cell>
          <table:table-cell office:value-type="float" office:value="0.0373805603468107" calcext:value-type="float">
            <text:p>0.037380560346811</text:p>
          </table:table-cell>
          <table:table-cell office:value-type="float" office:value="0.035375654425857" calcext:value-type="float">
            <text:p>0.035375654425857</text:p>
          </table:table-cell>
          <table:table-cell office:value-type="float" office:value="0.0332482264919268" calcext:value-type="float">
            <text:p>0.033248226491927</text:p>
          </table:table-cell>
          <table:table-cell office:value-type="float" office:value="0.0310016591547504" calcext:value-type="float">
            <text:p>0.03100165915475</text:p>
          </table:table-cell>
          <table:table-cell office:value-type="float" office:value="0.0286398774278014" calcext:value-type="float">
            <text:p>0.028639877427801</text:p>
          </table:table-cell>
          <table:table-cell office:value-type="float" office:value="0.0261674198283113" calcext:value-type="float">
            <text:p>0.026167419828311</text:p>
          </table:table-cell>
          <table:table-cell office:value-type="float" office:value="0.0235895054134039" calcext:value-type="float">
            <text:p>0.023589505413404</text:p>
          </table:table-cell>
          <table:table-cell office:value-type="float" office:value="0.0209120957882437" calcext:value-type="float">
            <text:p>0.020912095788244</text:p>
          </table:table-cell>
          <table:table-cell office:value-type="float" office:value="0.0181419509042079" calcext:value-type="float">
            <text:p>0.018141950904208</text:p>
          </table:table-cell>
          <table:table-cell office:value-type="float" office:value="0.0152866769259854" calcext:value-type="float">
            <text:p>0.015286676925985</text:p>
          </table:table-cell>
          <table:table-cell office:value-type="float" office:value="0.0123547629962118" calcext:value-type="float">
            <text:p>0.012354762996212</text:p>
          </table:table-cell>
          <table:table-cell office:value-type="float" office:value="0.00935559980280032" calcext:value-type="float">
            <text:p>0.0093555998028</text:p>
          </table:table-cell>
          <table:table-cell office:value-type="float" office:value="0.00629946263910895" calcext:value-type="float">
            <text:p>0.006299462639109</text:p>
          </table:table-cell>
          <table:table-cell office:value-type="float" office:value="0.00319742051925006" calcext:value-type="float">
            <text:p>0.00319742051925</text:p>
          </table:table-cell>
          <table:table-cell table:style-name="ce1" office:value-type="float" office:value="0.0000611411903539293" calcext:value-type="float">
            <text:p>6.11E-05</text:p>
          </table:table-cell>
          <table:table-cell office:value-type="float" office:value="-0.0030968645713629" calcext:value-type="float">
            <text:p>-0.003096864571363</text:p>
          </table:table-cell>
          <table:table-cell office:value-type="float" office:value="-0.00625643070053696" calcext:value-type="float">
            <text:p>-0.006256430700537</text:p>
          </table:table-cell>
          <table:table-cell office:value-type="float" office:value="-0.0094074211648495" calcext:value-type="float">
            <text:p>-0.00940742116485</text:p>
          </table:table-cell>
          <table:table-cell office:value-type="float" office:value="-0.0125382421614813" calcext:value-type="float">
            <text:p>-0.012538242161481</text:p>
          </table:table-cell>
          <table:table-cell office:value-type="float" office:value="-0.0156357689083702" calcext:value-type="float">
            <text:p>-0.01563576890837</text:p>
          </table:table-cell>
          <table:table-cell office:value-type="float" office:value="-0.0186857341889819" calcext:value-type="float">
            <text:p>-0.018685734188982</text:p>
          </table:table-cell>
          <table:table-cell office:value-type="float" office:value="-0.0216729778780658" calcext:value-type="float">
            <text:p>-0.021672977878066</text:p>
          </table:table-cell>
          <table:table-cell office:value-type="float" office:value="-0.0245816198417875" calcext:value-type="float">
            <text:p>-0.024581619841788</text:p>
          </table:table-cell>
          <table:table-cell office:value-type="float" office:value="-0.0273952129565127" calcext:value-type="float">
            <text:p>-0.027395212956513</text:p>
          </table:table-cell>
          <table:table-cell office:value-type="float" office:value="-0.0300968999747543" calcext:value-type="float">
            <text:p>-0.030096899974754</text:p>
          </table:table-cell>
          <table:table-cell office:value-type="float" office:value="-0.0326695823615469" calcext:value-type="float">
            <text:p>-0.032669582361547</text:p>
          </table:table-cell>
          <table:table-cell office:value-type="float" office:value="-0.0350961031484047" calcext:value-type="float">
            <text:p>-0.035096103148405</text:p>
          </table:table-cell>
          <table:table-cell office:value-type="float" office:value="-0.0373594435612464" calcext:value-type="float">
            <text:p>-0.037359443561247</text:p>
          </table:table-cell>
          <table:table-cell office:value-type="float" office:value="-0.0394429322166867" calcext:value-type="float">
            <text:p>-0.039442932216687</text:p>
          </table:table-cell>
          <table:table-cell office:value-type="float" office:value="-0.0413304651255601" calcext:value-type="float">
            <text:p>-0.04133046512556</text:p>
          </table:table-cell>
          <table:table-cell office:value-type="float" office:value="-0.0430067342854596" calcext:value-type="float">
            <text:p>-0.04300673428546</text:p>
          </table:table-cell>
          <table:table-cell office:value-type="float" office:value="-0.0444574621866355" calcext:value-type="float">
            <text:p>-0.044457462186636</text:p>
          </table:table-cell>
          <table:table-cell office:value-type="float" office:value="-0.0456696391013433" calcext:value-type="float">
            <text:p>-0.045669639101343</text:p>
          </table:table-cell>
          <table:table-cell office:value-type="float" office:value="-0.0466317595972634" calcext:value-type="float">
            <text:p>-0.046631759597263</text:p>
          </table:table-cell>
          <table:table-cell office:value-type="float" office:value="-0.0473340543115889" calcext:value-type="float">
            <text:p>-0.047334054311589</text:p>
          </table:table-cell>
          <table:table-cell office:value-type="float" office:value="-0.0477687127289875" calcext:value-type="float">
            <text:p>-0.047768712728988</text:p>
          </table:table-cell>
          <table:table-cell office:value-type="float" office:value="-0.0479300924786419" calcext:value-type="float">
            <text:p>-0.047930092478642</text:p>
          </table:table-cell>
          <table:table-cell office:value-type="float" office:value="-0.0478149105969786" calcext:value-type="float">
            <text:p>-0.047814910596979</text:p>
          </table:table-cell>
          <table:table-cell office:value-type="float" office:value="-0.0474224122748529" calcext:value-type="float">
            <text:p>-0.047422412274853</text:p>
          </table:table-cell>
          <table:table-cell office:value-type="float" office:value="-0.0467545128457061" calcext:value-type="float">
            <text:p>-0.046754512845706</text:p>
          </table:table-cell>
          <table:table-cell office:value-type="float" office:value="-0.0458159091946331" calcext:value-type="float">
            <text:p>-0.045815909194633</text:p>
          </table:table-cell>
          <table:table-cell office:value-type="float" office:value="-0.0446141573551349" calcext:value-type="float">
            <text:p>-0.044614157355135</text:p>
          </table:table-cell>
          <table:table-cell office:value-type="float" office:value="-0.0431597138176169" calcext:value-type="float">
            <text:p>-0.043159713817617</text:p>
          </table:table-cell>
          <table:table-cell office:value-type="float" office:value="-0.0414659389562742" calcext:value-type="float">
            <text:p>-0.041465938956274</text:p>
          </table:table-cell>
          <table:table-cell office:value-type="float" office:value="-0.039549061973015" calcext:value-type="float">
            <text:p>-0.039549061973015</text:p>
          </table:table-cell>
          <table:table-cell office:value-type="float" office:value="-0.0374281077959986" calcext:value-type="float">
            <text:p>-0.037428107795999</text:p>
          </table:table-cell>
          <table:table-cell office:value-type="float" office:value="-0.0351247874113526" calcext:value-type="float">
            <text:p>-0.035124787411353</text:p>
          </table:table-cell>
          <table:table-cell office:value-type="float" office:value="-0.0326633540958974" calcext:value-type="float">
            <text:p>-0.032663354095898</text:p>
          </table:table-cell>
          <table:table-cell office:value-type="float" office:value="-0.0300704288797804" calcext:value-type="float">
            <text:p>-0.03007042887978</text:p>
          </table:table-cell>
          <table:table-cell office:value-type="float" office:value="-0.027374799281072" calcext:value-type="float">
            <text:p>-0.027374799281072</text:p>
          </table:table-cell>
          <table:table-cell office:value-type="float" office:value="-0.0246071958406812" calcext:value-type="float">
            <text:p>-0.024607195840681</text:p>
          </table:table-cell>
          <table:table-cell office:value-type="float" office:value="-0.0218000512346738" calcext:value-type="float">
            <text:p>-0.021800051234674</text:p>
          </table:table-cell>
          <table:table-cell office:value-type="float" office:value="-0.0189872467219892" calcext:value-type="float">
            <text:p>-0.018987246721989</text:p>
          </table:table-cell>
          <table:table-cell office:value-type="float" office:value="-0.0162038503933997" calcext:value-type="float">
            <text:p>-0.0162038503934</text:p>
          </table:table-cell>
          <table:table-cell office:value-type="float" office:value="-0.0134858511411618" calcext:value-type="float">
            <text:p>-0.013485851141162</text:p>
          </table:table-cell>
          <table:table-cell office:value-type="float" office:value="-0.0108698914659071" calcext:value-type="float">
            <text:p>-0.010869891465907</text:p>
          </table:table-cell>
          <table:table-cell office:value-type="float" office:value="-0.00839300123137836" calcext:value-type="float">
            <text:p>-0.008393001231378</text:p>
          </table:table-cell>
          <table:table-cell office:value-type="float" office:value="-0.00609233329510189" calcext:value-type="float">
            <text:p>-0.006092333295102</text:p>
          </table:table-cell>
          <table:table-cell office:value-type="float" office:value="-0.00400490062139919" calcext:value-type="float">
            <text:p>-0.004004900621399</text:p>
          </table:table-cell>
          <table:table-cell office:value-type="float" office:value="-0.00216731309112017" calcext:value-type="float">
            <text:p>-0.00216731309112</text:p>
          </table:table-cell>
          <table:table-cell office:value-type="float" office:value="-0.000615510793588954" calcext:value-type="float">
            <text:p>-0.000615510793589</text:p>
          </table:table-cell>
          <table:table-cell office:value-type="float" office:value="0.000615510793588954" calcext:value-type="float">
            <text:p>0.000615510793589</text:p>
          </table:table-cell>
        </table:table-row>
        <table:table-row table:style-name="ro1">
          <table:table-cell office:value-type="float" office:value="-0.00230835561057658" calcext:value-type="float">
            <text:p>-0.002308355610577</text:p>
          </table:table-cell>
          <table:table-cell office:value-type="float" office:value="0.00230835561057658" calcext:value-type="float">
            <text:p>0.002308355610577</text:p>
          </table:table-cell>
          <table:table-cell office:value-type="float" office:value="0.0067951183123077" calcext:value-type="float">
            <text:p>0.006795118312308</text:p>
          </table:table-cell>
          <table:table-cell office:value-type="float" office:value="0.0111393571029154" calcext:value-type="float">
            <text:p>0.011139357102915</text:p>
          </table:table-cell>
          <table:table-cell office:value-type="float" office:value="0.0153197936853607" calcext:value-type="float">
            <text:p>0.015319793685361</text:p>
          </table:table-cell>
          <table:table-cell office:value-type="float" office:value="0.0193188536636344" calcext:value-type="float">
            <text:p>0.019318853663634</text:p>
          </table:table-cell>
          <table:table-cell office:value-type="float" office:value="0.0231223710773058" calcext:value-type="float">
            <text:p>0.023122371077306</text:p>
          </table:table-cell>
          <table:table-cell office:value-type="float" office:value="0.0267192931319404" calcext:value-type="float">
            <text:p>0.02671929313194</text:p>
          </table:table-cell>
          <table:table-cell office:value-type="float" office:value="0.0301013855786258" calcext:value-type="float">
            <text:p>0.030101385578626</text:p>
          </table:table-cell>
          <table:table-cell office:value-type="float" office:value="0.0332629400782236" calcext:value-type="float">
            <text:p>0.033262940078224</text:p>
          </table:table-cell>
          <table:table-cell office:value-type="float" office:value="0.036200485562546" calcext:value-type="float">
            <text:p>0.036200485562546</text:p>
          </table:table-cell>
          <table:table-cell office:value-type="float" office:value="0.03891250590496" calcext:value-type="float">
            <text:p>0.03891250590496</text:p>
          </table:table-cell>
          <table:table-cell office:value-type="float" office:value="0.0413991662569234" calcext:value-type="float">
            <text:p>0.041399166256923</text:p>
          </table:table-cell>
          <table:table-cell office:value-type="float" office:value="0.0436620503758157" calcext:value-type="float">
            <text:p>0.043662050375816</text:p>
          </table:table-cell>
          <table:table-cell office:value-type="float" office:value="0.0457039110892733" calcext:value-type="float">
            <text:p>0.045703911089273</text:p>
          </table:table-cell>
          <table:table-cell office:value-type="float" office:value="0.0475284358640355" calcext:value-type="float">
            <text:p>0.047528435864036</text:p>
          </table:table-cell>
          <table:table-cell office:value-type="float" office:value="0.049140029161537" calcext:value-type="float">
            <text:p>0.049140029161537</text:p>
          </table:table-cell>
          <table:table-cell office:value-type="float" office:value="0.0505436129939927" calcext:value-type="float">
            <text:p>0.050543612993993</text:p>
          </table:table-cell>
          <table:table-cell office:value-type="float" office:value="0.0517444467809622" calcext:value-type="float">
            <text:p>0.051744446780962</text:p>
          </table:table-cell>
          <table:table-cell office:value-type="float" office:value="0.0527479672955938" calcext:value-type="float">
            <text:p>0.052747967295594</text:p>
          </table:table-cell>
          <table:table-cell office:value-type="float" office:value="0.0535596491702119" calcext:value-type="float">
            <text:p>0.053559649170212</text:p>
          </table:table-cell>
          <table:table-cell office:value-type="float" office:value="0.0541848861287523" calcext:value-type="float">
            <text:p>0.054184886128752</text:p>
          </table:table-cell>
          <table:table-cell office:value-type="float" office:value="0.0546288928219368" calcext:value-type="float">
            <text:p>0.054628892821937</text:p>
          </table:table-cell>
          <table:table-cell office:value-type="float" office:value="0.0548966268580069" calcext:value-type="float">
            <text:p>0.054896626858007</text:p>
          </table:table-cell>
          <table:table-cell office:value-type="float" office:value="0.0549927303842456" calcext:value-type="float">
            <text:p>0.054992730384246</text:p>
          </table:table-cell>
          <table:table-cell office:value-type="float" office:value="0.0549214903396118" calcext:value-type="float">
            <text:p>0.054921490339612</text:p>
          </table:table-cell>
          <table:table-cell office:value-type="float" office:value="0.0546868163176778" calcext:value-type="float">
            <text:p>0.054686816317678</text:p>
          </table:table-cell>
          <table:table-cell office:value-type="float" office:value="0.0542922348265581" calcext:value-type="float">
            <text:p>0.054292234826558</text:p>
          </table:table-cell>
          <table:table-cell office:value-type="float" office:value="0.0537408985941338" calcext:value-type="float">
            <text:p>0.053740898594134</text:p>
          </table:table-cell>
          <table:table-cell office:value-type="float" office:value="0.0530356095106754" calcext:value-type="float">
            <text:p>0.053035609510675</text:p>
          </table:table-cell>
          <table:table-cell office:value-type="float" office:value="0.0521788537185183" calcext:value-type="float">
            <text:p>0.052178853718518</text:p>
          </table:table-cell>
          <table:table-cell office:value-type="float" office:value="0.0511728473693549" calcext:value-type="float">
            <text:p>0.051172847369355</text:p>
          </table:table-cell>
          <table:table-cell office:value-type="float" office:value="0.0500195915601986" calcext:value-type="float">
            <text:p>0.050019591560199</text:p>
          </table:table-cell>
          <table:table-cell office:value-type="float" office:value="0.0487209349968179" calcext:value-type="float">
            <text:p>0.048720934996818</text:p>
          </table:table-cell>
          <table:table-cell office:value-type="float" office:value="0.0472786430083055" calcext:value-type="float">
            <text:p>0.047278643008306</text:p>
          </table:table-cell>
          <table:table-cell office:value-type="float" office:value="0.045694471576277" calcext:value-type="float">
            <text:p>0.045694471576277</text:p>
          </table:table-cell>
          <table:table-cell office:value-type="float" office:value="0.0439702451513187" calcext:value-type="float">
            <text:p>0.043970245151319</text:p>
          </table:table-cell>
          <table:table-cell office:value-type="float" office:value="0.0421079370936467" calcext:value-type="float">
            <text:p>0.042107937093647</text:p>
          </table:table-cell>
          <table:table-cell office:value-type="float" office:value="0.0401097516663317" calcext:value-type="float">
            <text:p>0.040109751666332</text:p>
          </table:table-cell>
          <table:table-cell office:value-type="float" office:value="0.037978206591484" calcext:value-type="float">
            <text:p>0.037978206591484</text:p>
          </table:table-cell>
          <table:table-cell office:value-type="float" office:value="0.0357162152286856" calcext:value-type="float">
            <text:p>0.035716215228686</text:p>
          </table:table-cell>
          <table:table-cell office:value-type="float" office:value="0.0333271675066005" calcext:value-type="float">
            <text:p>0.033327167506601</text:p>
          </table:table-cell>
          <table:table-cell office:value-type="float" office:value="0.0308150087508282" calcext:value-type="float">
            <text:p>0.030815008750828</text:p>
          </table:table-cell>
          <table:table-cell office:value-type="float" office:value="0.0281843155655149" calcext:value-type="float">
            <text:p>0.028184315565515</text:p>
          </table:table-cell>
          <table:table-cell office:value-type="float" office:value="0.0254403679064286" calcext:value-type="float">
            <text:p>0.025440367906429</text:p>
          </table:table-cell>
          <table:table-cell office:value-type="float" office:value="0.0225892163834573" calcext:value-type="float">
            <text:p>0.022589216383457</text:p>
          </table:table-cell>
          <table:table-cell office:value-type="float" office:value="0.0196377436897423" calcext:value-type="float">
            <text:p>0.019637743689742</text:p>
          </table:table-cell>
          <table:table-cell office:value-type="float" office:value="0.0165937186838465" calcext:value-type="float">
            <text:p>0.016593718683847</text:p>
          </table:table-cell>
          <table:table-cell office:value-type="float" office:value="0.0134658409898215" calcext:value-type="float">
            <text:p>0.013465840989822</text:p>
          </table:table-cell>
          <table:table-cell office:value-type="float" office:value="0.0102637730671585" calcext:value-type="float">
            <text:p>0.010263773067159</text:p>
          </table:table-cell>
          <table:table-cell office:value-type="float" office:value="0.0069981574387791" calcext:value-type="float">
            <text:p>0.006998157438779</text:p>
          </table:table-cell>
          <table:table-cell office:value-type="float" office:value="0.00368063106245781" calcext:value-type="float">
            <text:p>0.003680631062458</text:p>
          </table:table-cell>
          <table:table-cell office:value-type="float" office:value="0.000323927711863744" calcext:value-type="float">
            <text:p>0.000323927711864</text:p>
          </table:table-cell>
          <table:table-cell office:value-type="float" office:value="-0.00305755729415762" calcext:value-type="float">
            <text:p>-0.003057557294158</text:p>
          </table:table-cell>
          <table:table-cell office:value-type="float" office:value="-0.00644629663249426" calcext:value-type="float">
            <text:p>-0.006446296632494</text:p>
          </table:table-cell>
          <table:table-cell office:value-type="float" office:value="-0.00983011341264217" calcext:value-type="float">
            <text:p>-0.009830113412642</text:p>
          </table:table-cell>
          <table:table-cell office:value-type="float" office:value="-0.0131961394342314" calcext:value-type="float">
            <text:p>-0.013196139434232</text:p>
          </table:table-cell>
          <table:table-cell office:value-type="float" office:value="-0.0165303434958684" calcext:value-type="float">
            <text:p>-0.016530343495868</text:p>
          </table:table-cell>
          <table:table-cell office:value-type="float" office:value="-0.0198175942280926" calcext:value-type="float">
            <text:p>-0.019817594228093</text:p>
          </table:table-cell>
          <table:table-cell office:value-type="float" office:value="-0.0230418027519852" calcext:value-type="float">
            <text:p>-0.023041802751985</text:p>
          </table:table-cell>
          <table:table-cell office:value-type="float" office:value="-0.0261860665343327" calcext:value-type="float">
            <text:p>-0.026186066534333</text:p>
          </table:table-cell>
          <table:table-cell office:value-type="float" office:value="-0.0292328175094475" calcext:value-type="float">
            <text:p>-0.029232817509448</text:p>
          </table:table-cell>
          <table:table-cell office:value-type="float" office:value="-0.0321639826521762" calcext:value-type="float">
            <text:p>-0.032163982652176</text:p>
          </table:table-cell>
          <table:table-cell office:value-type="float" office:value="-0.0349611605022164" calcext:value-type="float">
            <text:p>-0.034961160502217</text:p>
          </table:table-cell>
          <table:table-cell office:value-type="float" office:value="-0.0376058141833267" calcext:value-type="float">
            <text:p>-0.037605814183327</text:p>
          </table:table-cell>
          <table:table-cell office:value-type="float" office:value="-0.0400794802128154" calcext:value-type="float">
            <text:p>-0.040079480212815</text:p>
          </table:table-cell>
          <table:table-cell office:value-type="float" office:value="-0.042363991843382" calcext:value-type="float">
            <text:p>-0.042363991843382</text:p>
          </table:table-cell>
          <table:table-cell office:value-type="float" office:value="-0.0444417151995773" calcext:value-type="float">
            <text:p>-0.044441715199577</text:p>
          </table:table-cell>
          <table:table-cell office:value-type="float" office:value="-0.0462957960421288" calcext:value-type="float">
            <text:p>-0.046295796042129</text:p>
          </table:table-cell>
          <table:table-cell office:value-type="float" office:value="-0.0479104144380804" calcext:value-type="float">
            <text:p>-0.04791041443808</text:p>
          </table:table-cell>
          <table:table-cell office:value-type="float" office:value="-0.0492710440807816" calcext:value-type="float">
            <text:p>-0.049271044080782</text:p>
          </table:table-cell>
          <table:table-cell office:value-type="float" office:value="-0.0503647124571061" calcext:value-type="float">
            <text:p>-0.050364712457106</text:p>
          </table:table-cell>
          <table:table-cell office:value-type="float" office:value="-0.0511802575604913" calcext:value-type="float">
            <text:p>-0.051180257560491</text:p>
          </table:table-cell>
          <table:table-cell office:value-type="float" office:value="-0.0517085764244893" calcext:value-type="float">
            <text:p>-0.051708576424489</text:p>
          </table:table-cell>
          <table:table-cell office:value-type="float" office:value="-0.0519428604455037" calcext:value-type="float">
            <text:p>-0.051942860445504</text:p>
          </table:table-cell>
          <table:table-cell office:value-type="float" office:value="-0.0518788122926079" calcext:value-type="float">
            <text:p>-0.051878812292608</text:p>
          </table:table-cell>
          <table:table-cell office:value-type="float" office:value="-0.0515148392106461" calcext:value-type="float">
            <text:p>-0.051514839210646</text:p>
          </table:table-cell>
          <table:table-cell office:value-type="float" office:value="-0.0508522177081584" calcext:value-type="float">
            <text:p>-0.050852217708158</text:p>
          </table:table-cell>
          <table:table-cell office:value-type="float" office:value="-0.0498952250482335" calcext:value-type="float">
            <text:p>-0.049895225048234</text:p>
          </table:table-cell>
          <table:table-cell office:value-type="float" office:value="-0.0486512335475805" calcext:value-type="float">
            <text:p>-0.048651233547581</text:p>
          </table:table-cell>
          <table:table-cell office:value-type="float" office:value="-0.0471307645252233" calcext:value-type="float">
            <text:p>-0.047130764525223</text:p>
          </table:table-cell>
          <table:table-cell office:value-type="float" office:value="-0.0453474997102209" calcext:value-type="float">
            <text:p>-0.045347499710221</text:p>
          </table:table-cell>
          <table:table-cell office:value-type="float" office:value="-0.0433182490632878" calcext:value-type="float">
            <text:p>-0.043318249063288</text:p>
          </table:table-cell>
          <table:table-cell office:value-type="float" office:value="-0.0410628751566528" calcext:value-type="float">
            <text:p>-0.041062875156653</text:p>
          </table:table-cell>
          <table:table-cell office:value-type="float" office:value="-0.0386041755124749" calcext:value-type="float">
            <text:p>-0.038604175512475</text:p>
          </table:table-cell>
          <table:table-cell office:value-type="float" office:value="-0.0359677254769999" calcext:value-type="float">
            <text:p>-0.035967725477</text:p>
          </table:table-cell>
          <table:table-cell office:value-type="float" office:value="-0.0331816853169296" calcext:value-type="float">
            <text:p>-0.03318168531693</text:p>
          </table:table-cell>
          <table:table-cell office:value-type="float" office:value="-0.0302765760952393" calcext:value-type="float">
            <text:p>-0.030276576095239</text:p>
          </table:table-cell>
          <table:table-cell office:value-type="float" office:value="-0.0272850295996986" calcext:value-type="float">
            <text:p>-0.027285029599699</text:p>
          </table:table-cell>
          <table:table-cell office:value-type="float" office:value="-0.0242415179673981" calcext:value-type="float">
            <text:p>-0.024241517967398</text:p>
          </table:table-cell>
          <table:table-cell office:value-type="float" office:value="-0.0211820687459523" calcext:value-type="float">
            <text:p>-0.021182068745952</text:p>
          </table:table-cell>
          <table:table-cell office:value-type="float" office:value="-0.0181439709141305" calcext:value-type="float">
            <text:p>-0.018143970914131</text:p>
          </table:table-cell>
          <table:table-cell office:value-type="float" office:value="-0.0151654768290654" calcext:value-type="float">
            <text:p>-0.015165476829066</text:p>
          </table:table-cell>
          <table:table-cell office:value-type="float" office:value="-0.0122855042563612" calcext:value-type="float">
            <text:p>-0.012285504256361</text:p>
          </table:table-cell>
          <table:table-cell office:value-type="float" office:value="-0.00954334154764436" calcext:value-type="float">
            <text:p>-0.009543341547644</text:p>
          </table:table-cell>
          <table:table-cell office:value-type="float" office:value="-0.00697835774537521" calcext:value-type="float">
            <text:p>-0.006978357745375</text:p>
          </table:table-cell>
          <table:table-cell office:value-type="float" office:value="-0.00462971797578296" calcext:value-type="float">
            <text:p>-0.004629717975783</text:p>
          </table:table-cell>
          <table:table-cell office:value-type="float" office:value="-0.00253610293784715" calcext:value-type="float">
            <text:p>-0.002536102937847</text:p>
          </table:table-cell>
          <table:table-cell office:value-type="float" office:value="-0.000735429789336901" calcext:value-type="float">
            <text:p>-0.000735429789337</text:p>
          </table:table-cell>
          <table:table-cell office:value-type="float" office:value="0.000735429789336901" calcext:value-type="float">
            <text:p>0.000735429789337</text:p>
          </table:table-cell>
        </table:table-row>
        <table:table-row table:style-name="ro1">
          <table:table-cell office:value-type="float" office:value="-0.00251986555503348" calcext:value-type="float">
            <text:p>-0.002519865555033</text:p>
          </table:table-cell>
          <table:table-cell office:value-type="float" office:value="0.00251986555503348" calcext:value-type="float">
            <text:p>0.002519865555033</text:p>
          </table:table-cell>
          <table:table-cell office:value-type="float" office:value="0.00739478514921217" calcext:value-type="float">
            <text:p>0.007394785149212</text:p>
          </table:table-cell>
          <table:table-cell office:value-type="float" office:value="0.0120973072979776" calcext:value-type="float">
            <text:p>0.012097307297978</text:p>
          </table:table-cell>
          <table:table-cell office:value-type="float" office:value="0.016607492645489" calcext:value-type="float">
            <text:p>0.016607492645489</text:p>
          </table:table-cell>
          <table:table-cell office:value-type="float" office:value="0.0209091379242503" calcext:value-type="float">
            <text:p>0.02090913792425</text:p>
          </table:table-cell>
          <table:table-cell office:value-type="float" office:value="0.0249894550052441" calcext:value-type="float">
            <text:p>0.024989455005244</text:p>
          </table:table-cell>
          <table:table-cell office:value-type="float" office:value="0.0288387565500432" calcext:value-type="float">
            <text:p>0.028838756550043</text:p>
          </table:table-cell>
          <table:table-cell office:value-type="float" office:value="0.0324501464117675" calcext:value-type="float">
            <text:p>0.032450146411768</text:p>
          </table:table-cell>
          <table:table-cell office:value-type="float" office:value="0.0358192153082484" calcext:value-type="float">
            <text:p>0.035819215308249</text:p>
          </table:table-cell>
          <table:table-cell office:value-type="float" office:value="0.0389437432750543" calcext:value-type="float">
            <text:p>0.038943743275054</text:p>
          </table:table-cell>
          <table:table-cell office:value-type="float" office:value="0.0418234107417871" calcext:value-type="float">
            <text:p>0.041823410741787</text:p>
          </table:table-cell>
          <table:table-cell office:value-type="float" office:value="0.0444595201661659" calcext:value-type="float">
            <text:p>0.044459520166166</text:p>
          </table:table-cell>
          <table:table-cell office:value-type="float" office:value="0.0468547301567807" calcext:value-type="float">
            <text:p>0.046854730156781</text:p>
          </table:table-cell>
          <table:table-cell office:value-type="float" office:value="0.0490128039261213" calcext:value-type="float">
            <text:p>0.049012803926121</text:p>
          </table:table-cell>
          <table:table-cell office:value-type="float" office:value="0.0509383737728013" calcext:value-type="float">
            <text:p>0.050938373772801</text:p>
          </table:table-cell>
          <table:table-cell office:value-type="float" office:value="0.0526367230853896" calcext:value-type="float">
            <text:p>0.05263672308539</text:p>
          </table:table-cell>
          <table:table-cell office:value-type="float" office:value="0.0541135871345356" calcext:value-type="float">
            <text:p>0.054113587134536</text:p>
          </table:table-cell>
          <table:table-cell office:value-type="float" office:value="0.0553749736371342" calcext:value-type="float">
            <text:p>0.055374973637134</text:p>
          </table:table-cell>
          <table:table-cell office:value-type="float" office:value="0.0564270038108631" calcext:value-type="float">
            <text:p>0.056427003810863</text:p>
          </table:table-cell>
          <table:table-cell office:value-type="float" office:value="0.0572757743334478" calcext:value-type="float">
            <text:p>0.057275774333448</text:p>
          </table:table-cell>
          <table:table-cell office:value-type="float" office:value="0.0579272403288914" calcext:value-type="float">
            <text:p>0.057927240328891</text:p>
          </table:table-cell>
          <table:table-cell office:value-type="float" office:value="0.0583871192267658" calcext:value-type="float">
            <text:p>0.058387119226766</text:p>
          </table:table-cell>
          <table:table-cell office:value-type="float" office:value="0.058660815061475" calcext:value-type="float">
            <text:p>0.058660815061475</text:p>
          </table:table-cell>
          <table:table-cell office:value-type="float" office:value="0.058753362538063" calcext:value-type="float">
            <text:p>0.058753362538063</text:p>
          </table:table-cell>
          <table:table-cell office:value-type="float" office:value="0.0586693899637313" calcext:value-type="float">
            <text:p>0.058669389963731</text:p>
          </table:table-cell>
          <table:table-cell office:value-type="float" office:value="0.0584130999578174" calcext:value-type="float">
            <text:p>0.058413099957817</text:p>
          </table:table-cell>
          <table:table-cell office:value-type="float" office:value="0.0579882666997652" calcext:value-type="float">
            <text:p>0.057988266699765</text:p>
          </table:table-cell>
          <table:table-cell office:value-type="float" office:value="0.0573982483476795" calcext:value-type="float">
            <text:p>0.05739824834768</text:p>
          </table:table-cell>
          <table:table-cell office:value-type="float" office:value="0.0566460131824127" calcext:value-type="float">
            <text:p>0.056646013182413</text:p>
          </table:table-cell>
          <table:table-cell office:value-type="float" office:value="0.0557341779841484" calcext:value-type="float">
            <text:p>0.055734177984148</text:p>
          </table:table-cell>
          <table:table-cell office:value-type="float" office:value="0.0546650571319706" calcext:value-type="float">
            <text:p>0.054665057131971</text:p>
          </table:table-cell>
          <table:table-cell office:value-type="float" office:value="0.0534407209318266" calcext:value-type="float">
            <text:p>0.053440720931827</text:p>
          </table:table-cell>
          <table:table-cell office:value-type="float" office:value="0.0520630617247149" calcext:value-type="float">
            <text:p>0.052063061724715</text:p>
          </table:table-cell>
          <table:table-cell office:value-type="float" office:value="0.0505338663838259" calcext:value-type="float">
            <text:p>0.050533866383826</text:p>
          </table:table-cell>
          <table:table-cell office:value-type="float" office:value="0.0488548938859676" calcext:value-type="float">
            <text:p>0.048854893885968</text:p>
          </table:table-cell>
          <table:table-cell office:value-type="float" office:value="0.0470279567417072" calcext:value-type="float">
            <text:p>0.047027956741707</text:p>
          </table:table-cell>
          <table:table-cell office:value-type="float" office:value="0.0450550051380229" calcext:value-type="float">
            <text:p>0.045055005138023</text:p>
          </table:table-cell>
          <table:table-cell office:value-type="float" office:value="0.0429382127595555" calcext:value-type="float">
            <text:p>0.042938212759556</text:p>
          </table:table-cell>
          <table:table-cell office:value-type="float" office:value="0.0406800633180269" calcext:value-type="float">
            <text:p>0.040680063318027</text:p>
          </table:table-cell>
          <table:table-cell office:value-type="float" office:value="0.0382834368957349" calcext:value-type="float">
            <text:p>0.038283436895735</text:p>
          </table:table-cell>
          <table:table-cell office:value-type="float" office:value="0.0357516952633948" calcext:value-type="float">
            <text:p>0.035751695263395</text:p>
          </table:table-cell>
          <table:table-cell office:value-type="float" office:value="0.0330887653544695" calcext:value-type="float">
            <text:p>0.03308876535447</text:p>
          </table:table-cell>
          <table:table-cell office:value-type="float" office:value="0.0302992200959462" calcext:value-type="float">
            <text:p>0.030299220095946</text:p>
          </table:table-cell>
          <table:table-cell office:value-type="float" office:value="0.0273883557824907" calcext:value-type="float">
            <text:p>0.027388355782491</text:p>
          </table:table-cell>
          <table:table-cell office:value-type="float" office:value="0.0243622651633784" calcext:value-type="float">
            <text:p>0.024362265163378</text:p>
          </table:table-cell>
          <table:table-cell office:value-type="float" office:value="0.0212279054355763" calcext:value-type="float">
            <text:p>0.021227905435576</text:p>
          </table:table-cell>
          <table:table-cell office:value-type="float" office:value="0.0179931605078577" calcext:value-type="float">
            <text:p>0.017993160507858</text:p>
          </table:table-cell>
          <table:table-cell office:value-type="float" office:value="0.0146668975964219" calcext:value-type="float">
            <text:p>0.014666897596422</text:p>
          </table:table-cell>
          <table:table-cell office:value-type="float" office:value="0.0112590204169149" calcext:value-type="float">
            <text:p>0.011259020416915</text:p>
          </table:table-cell>
          <table:table-cell office:value-type="float" office:value="0.00778052769002683" calcext:value-type="float">
            <text:p>0.007780527690027</text:p>
          </table:table-cell>
          <table:table-cell office:value-type="float" office:value="0.0042436025690977" calcext:value-type="float">
            <text:p>0.004243602569098</text:p>
          </table:table-cell>
          <table:table-cell office:value-type="float" office:value="0.0006617924007694" calcext:value-type="float">
            <text:p>0.000661792400769</text:p>
          </table:table-cell>
          <table:table-cell office:value-type="float" office:value="-0.00294965176004494" calcext:value-type="float">
            <text:p>-0.002949651760045</text:p>
          </table:table-cell>
          <table:table-cell office:value-type="float" office:value="-0.00657368930012447" calcext:value-type="float">
            <text:p>-0.006573689300124</text:p>
          </table:table-cell>
          <table:table-cell office:value-type="float" office:value="-0.0101971201085559" calcext:value-type="float">
            <text:p>-0.010197120108556</text:p>
          </table:table-cell>
          <table:table-cell office:value-type="float" office:value="-0.0138059495129846" calcext:value-type="float">
            <text:p>-0.013805949512985</text:p>
          </table:table-cell>
          <table:table-cell office:value-type="float" office:value="-0.017385185373599" calcext:value-type="float">
            <text:p>-0.017385185373599</text:p>
          </table:table-cell>
          <table:table-cell office:value-type="float" office:value="-0.0209187936032333" calcext:value-type="float">
            <text:p>-0.020918793603233</text:p>
          </table:table-cell>
          <table:table-cell office:value-type="float" office:value="-0.0243897403478671" calcext:value-type="float">
            <text:p>-0.024389740347867</text:p>
          </table:table-cell>
          <table:table-cell office:value-type="float" office:value="-0.027780086973097" calcext:value-type="float">
            <text:p>-0.027780086973097</text:p>
          </table:table-cell>
          <table:table-cell office:value-type="float" office:value="-0.0310711220958248" calcext:value-type="float">
            <text:p>-0.031071122095825</text:p>
          </table:table-cell>
          <table:table-cell office:value-type="float" office:value="-0.0342435217387947" calcext:value-type="float">
            <text:p>-0.034243521738795</text:p>
          </table:table-cell>
          <table:table-cell office:value-type="float" office:value="-0.0372775323276123" calcext:value-type="float">
            <text:p>-0.037277532327612</text:p>
          </table:table-cell>
          <table:table-cell office:value-type="float" office:value="-0.0401531735483127" calcext:value-type="float">
            <text:p>-0.040153173548313</text:p>
          </table:table-cell>
          <table:table-cell office:value-type="float" office:value="-0.0428504592669742" calcext:value-type="float">
            <text:p>-0.042850459266974</text:p>
          </table:table-cell>
          <table:table-cell office:value-type="float" office:value="-0.0453496350656996" calcext:value-type="float">
            <text:p>-0.0453496350657</text:p>
          </table:table-cell>
          <table:table-cell office:value-type="float" office:value="-0.0476314307890695" calcext:value-type="float">
            <text:p>-0.04763143078907</text:p>
          </table:table-cell>
          <table:table-cell office:value-type="float" office:value="-0.0496773260155845" calcext:value-type="float">
            <text:p>-0.049677326015585</text:p>
          </table:table-cell>
          <table:table-cell office:value-type="float" office:value="-0.0514698257793635" calcext:value-type="float">
            <text:p>-0.051469825779364</text:p>
          </table:table-cell>
          <table:table-cell office:value-type="float" office:value="-0.0529927431850604" calcext:value-type="float">
            <text:p>-0.05299274318506</text:p>
          </table:table-cell>
          <table:table-cell office:value-type="float" office:value="-0.0542314849009034" calcext:value-type="float">
            <text:p>-0.054231484900904</text:p>
          </table:table-cell>
          <table:table-cell office:value-type="float" office:value="-0.0551733348894051" calcext:value-type="float">
            <text:p>-0.055173334889405</text:p>
          </table:table-cell>
          <table:table-cell office:value-type="float" office:value="-0.0558077311820845" calcext:value-type="float">
            <text:p>-0.055807731182085</text:p>
          </table:table-cell>
          <table:table-cell office:value-type="float" office:value="-0.0561265300764533" calcext:value-type="float">
            <text:p>-0.056126530076453</text:p>
          </table:table-cell>
          <table:table-cell office:value-type="float" office:value="-0.056124251855484" calcext:value-type="float">
            <text:p>-0.056124251855484</text:p>
          </table:table-cell>
          <table:table-cell office:value-type="float" office:value="-0.0557983020498343" calcext:value-type="float">
            <text:p>-0.055798302049834</text:p>
          </table:table-cell>
          <table:table-cell office:value-type="float" office:value="-0.0551491623851915" calcext:value-type="float">
            <text:p>-0.055149162385192</text:p>
          </table:table-cell>
          <table:table-cell office:value-type="float" office:value="-0.0541805459396444" calcext:value-type="float">
            <text:p>-0.054180545939644</text:p>
          </table:table-cell>
          <table:table-cell office:value-type="float" office:value="-0.0528995116596857" calcext:value-type="float">
            <text:p>-0.052899511659686</text:p>
          </table:table-cell>
          <table:table-cell office:value-type="float" office:value="-0.0513165342409849" calcext:value-type="float">
            <text:p>-0.051316534240985</text:p>
          </table:table-cell>
          <table:table-cell office:value-type="float" office:value="-0.0494455264837664" calcext:value-type="float">
            <text:p>-0.049445526483766</text:p>
          </table:table-cell>
          <table:table-cell office:value-type="float" office:value="-0.0473038124917115" calcext:value-type="float">
            <text:p>-0.047303812491712</text:p>
          </table:table-cell>
          <table:table-cell office:value-type="float" office:value="-0.0449120514858005" calcext:value-type="float">
            <text:p>-0.044912051485801</text:p>
          </table:table-cell>
          <table:table-cell office:value-type="float" office:value="-0.0422941134632648" calcext:value-type="float">
            <text:p>-0.042294113463265</text:p>
          </table:table-cell>
          <table:table-cell office:value-type="float" office:value="-0.0394769093617847" calcext:value-type="float">
            <text:p>-0.039476909361785</text:p>
          </table:table-cell>
          <table:table-cell office:value-type="float" office:value="-0.0364901797264093" calcext:value-type="float">
            <text:p>-0.036490179726409</text:p>
          </table:table-cell>
          <table:table-cell office:value-type="float" office:value="-0.033366247027493" calcext:value-type="float">
            <text:p>-0.033366247027493</text:p>
          </table:table-cell>
          <table:table-cell office:value-type="float" office:value="-0.0301397376676906" calcext:value-type="float">
            <text:p>-0.030139737667691</text:p>
          </table:table-cell>
          <table:table-cell office:value-type="float" office:value="-0.0268472803020072" calcext:value-type="float">
            <text:p>-0.026847280302007</text:p>
          </table:table-cell>
          <table:table-cell office:value-type="float" office:value="-0.0235271873272735" calcext:value-type="float">
            <text:p>-0.023527187327274</text:p>
          </table:table-cell>
          <table:table-cell office:value-type="float" office:value="-0.0202191262451036" calcext:value-type="float">
            <text:p>-0.020219126245104</text:p>
          </table:table-cell>
          <table:table-cell office:value-type="float" office:value="-0.0169637871052903" calcext:value-type="float">
            <text:p>-0.01696378710529</text:p>
          </table:table-cell>
          <table:table-cell office:value-type="float" office:value="-0.0138025513754559" calcext:value-type="float">
            <text:p>-0.013802551375456</text:p>
          </table:table-cell>
          <table:table-cell office:value-type="float" office:value="-0.0107771664324666" calcext:value-type="float">
            <text:p>-0.010777166432467</text:p>
          </table:table-cell>
          <table:table-cell office:value-type="float" office:value="-0.0079294284826064" calcext:value-type="float">
            <text:p>-0.007929428482606</text:p>
          </table:table-cell>
          <table:table-cell office:value-type="float" office:value="-0.00530087512838362" calcext:value-type="float">
            <text:p>-0.005300875128384</text:p>
          </table:table-cell>
          <table:table-cell office:value-type="float" office:value="-0.00293248715096789" calcext:value-type="float">
            <text:p>-0.002932487150968</text:p>
          </table:table-cell>
          <table:table-cell office:value-type="float" office:value="-0.000864397350293425" calcext:value-type="float">
            <text:p>-0.000864397350293</text:p>
          </table:table-cell>
          <table:table-cell office:value-type="float" office:value="0.000864397350293425" calcext:value-type="float">
            <text:p>0.000864397350293</text:p>
          </table:table-cell>
        </table:table-row>
        <table:table-row table:style-name="ro1">
          <table:table-cell office:value-type="float" office:value="-0.00273910052554768" calcext:value-type="float">
            <text:p>-0.002739100525548</text:p>
          </table:table-cell>
          <table:table-cell office:value-type="float" office:value="0.00273910052554768" calcext:value-type="float">
            <text:p>0.002739100525548</text:p>
          </table:table-cell>
          <table:table-cell office:value-type="float" office:value="0.00801594371617094" calcext:value-type="float">
            <text:p>0.008015943716171</text:p>
          </table:table-cell>
          <table:table-cell office:value-type="float" office:value="0.0130890421276802" calcext:value-type="float">
            <text:p>0.01308904212768</text:p>
          </table:table-cell>
          <table:table-cell office:value-type="float" office:value="0.017939863384282" calcext:value-type="float">
            <text:p>0.017939863384282</text:p>
          </table:table-cell>
          <table:table-cell office:value-type="float" office:value="0.0225536500213038" calcext:value-type="float">
            <text:p>0.022553650021304</text:p>
          </table:table-cell>
          <table:table-cell office:value-type="float" office:value="0.0269190734958538" calcext:value-type="float">
            <text:p>0.026919073495854</text:p>
          </table:table-cell>
          <table:table-cell office:value-type="float" office:value="0.0310278999749388" calcext:value-type="float">
            <text:p>0.031027899974939</text:p>
          </table:table-cell>
          <table:table-cell office:value-type="float" office:value="0.0348746639020997" calcext:value-type="float">
            <text:p>0.0348746639021</text:p>
          </table:table-cell>
          <table:table-cell office:value-type="float" office:value="0.0384563499749848" calcext:value-type="float">
            <text:p>0.038456349974985</text:p>
          </table:table-cell>
          <table:table-cell office:value-type="float" office:value="0.0417720848350907" calcext:value-type="float">
            <text:p>0.041772084835091</text:p>
          </table:table-cell>
          <table:table-cell office:value-type="float" office:value="0.0448228399145288" calcext:value-type="float">
            <text:p>0.044822839914529</text:p>
          </table:table-cell>
          <table:table-cell office:value-type="float" office:value="0.0476111469750216" calcext:value-type="float">
            <text:p>0.047611146975022</text:p>
          </table:table-cell>
          <table:table-cell office:value-type="float" office:value="0.050140827886343" calcext:value-type="float">
            <text:p>0.050140827886343</text:p>
          </table:table-cell>
          <table:table-cell office:value-type="float" office:value="0.0524167401713205" calcext:value-type="float">
            <text:p>0.052416740171321</text:p>
          </table:table-cell>
          <table:table-cell office:value-type="float" office:value="0.0544445397373334" calcext:value-type="float">
            <text:p>0.054444539737333</text:p>
          </table:table-cell>
          <table:table-cell office:value-type="float" office:value="0.0562304620742568" calcext:value-type="float">
            <text:p>0.056230462074257</text:p>
          </table:table-cell>
          <table:table-cell office:value-type="float" office:value="0.0577811229995724" calcext:value-type="float">
            <text:p>0.057781122999572</text:p>
          </table:table-cell>
          <table:table-cell office:value-type="float" office:value="0.0591033398145334" calcext:value-type="float">
            <text:p>0.059103339814533</text:p>
          </table:table-cell>
          <table:table-cell office:value-type="float" office:value="0.0602039734668207" calcext:value-type="float">
            <text:p>0.060203973466821</text:p>
          </table:table-cell>
          <table:table-cell office:value-type="float" office:value="0.0610897920590191" calcext:value-type="float">
            <text:p>0.061089792059019</text:p>
          </table:table-cell>
          <table:table-cell office:value-type="float" office:value="0.0617673557622588" calcext:value-type="float">
            <text:p>0.061767355762259</text:p>
          </table:table-cell>
          <table:table-cell office:value-type="float" office:value="0.0622429229141394" calcext:value-type="float">
            <text:p>0.062242922914139</text:p>
          </table:table-cell>
          <table:table-cell office:value-type="float" office:value="0.062522376835665" calcext:value-type="float">
            <text:p>0.062522376835665</text:p>
          </table:table-cell>
          <table:table-cell office:value-type="float" office:value="0.0626111726391633" calcext:value-type="float">
            <text:p>0.062611172639163</text:p>
          </table:table-cell>
          <table:table-cell office:value-type="float" office:value="0.0625143030967677" calcext:value-type="float">
            <text:p>0.062514303096768</text:p>
          </table:table-cell>
          <table:table-cell office:value-type="float" office:value="0.0622362824448584" calcext:value-type="float">
            <text:p>0.062236282444858</text:p>
          </table:table-cell>
          <table:table-cell office:value-type="float" office:value="0.0617811468468424" calcext:value-type="float">
            <text:p>0.061781146846842</text:p>
          </table:table-cell>
          <table:table-cell office:value-type="float" office:value="0.0611524701185347" calcext:value-type="float">
            <text:p>0.061152470118535</text:p>
          </table:table-cell>
          <table:table-cell office:value-type="float" office:value="0.060353393251041" calcext:value-type="float">
            <text:p>0.060353393251041</text:p>
          </table:table-cell>
          <table:table-cell office:value-type="float" office:value="0.0593866662057072" calcext:value-type="float">
            <text:p>0.059386666205707</text:p>
          </table:table-cell>
          <table:table-cell office:value-type="float" office:value="0.0582547004612145" calcext:value-type="float">
            <text:p>0.058254700461215</text:p>
          </table:table-cell>
          <table:table-cell office:value-type="float" office:value="0.0569596308117016" calcext:value-type="float">
            <text:p>0.056959630811702</text:p>
          </table:table-cell>
          <table:table-cell office:value-type="float" office:value="0.0555033849588711" calcext:value-type="float">
            <text:p>0.055503384958871</text:p>
          </table:table-cell>
          <table:table-cell office:value-type="float" office:value="0.053887759514649" calcext:value-type="float">
            <text:p>0.053887759514649</text:p>
          </table:table-cell>
          <table:table-cell office:value-type="float" office:value="0.0521145011197738" calcext:value-type="float">
            <text:p>0.052114501119774</text:p>
          </table:table-cell>
          <table:table-cell office:value-type="float" office:value="0.0501853914712372" calcext:value-type="float">
            <text:p>0.050185391471237</text:p>
          </table:table-cell>
          <table:table-cell office:value-type="float" office:value="0.0481023351592126" calcext:value-type="float">
            <text:p>0.048102335159213</text:p>
          </table:table-cell>
          <table:table-cell office:value-type="float" office:value="0.0458674493003207" calcext:value-type="float">
            <text:p>0.045867449300321</text:p>
          </table:table-cell>
          <table:table-cell office:value-type="float" office:value="0.0434831540508407" calcext:value-type="float">
            <text:p>0.043483154050841</text:p>
          </table:table-cell>
          <table:table-cell office:value-type="float" office:value="0.0409522631535663" calcext:value-type="float">
            <text:p>0.040952263153566</text:p>
          </table:table-cell>
          <table:table-cell office:value-type="float" office:value="0.0382780737281504" calcext:value-type="float">
            <text:p>0.038278073728151</text:p>
          </table:table-cell>
          <table:table-cell office:value-type="float" office:value="0.0354644545538199" calcext:value-type="float">
            <text:p>0.03546445455382</text:p>
          </table:table-cell>
          <table:table-cell office:value-type="float" office:value="0.032515932110512" calcext:value-type="float">
            <text:p>0.032515932110512</text:p>
          </table:table-cell>
          <table:table-cell office:value-type="float" office:value="0.0294377736625677" calcext:value-type="float">
            <text:p>0.029437773662568</text:p>
          </table:table-cell>
          <table:table-cell office:value-type="float" office:value="0.0262360667170416" calcext:value-type="float">
            <text:p>0.026236066717042</text:p>
          </table:table-cell>
          <table:table-cell office:value-type="float" office:value="0.0229177943700273" calcext:value-type="float">
            <text:p>0.022917794370027</text:p>
          </table:table-cell>
          <table:table-cell office:value-type="float" office:value="0.0194909066019227" calcext:value-type="float">
            <text:p>0.019490906601923</text:p>
          </table:table-cell>
          <table:table-cell office:value-type="float" office:value="0.01596438903107" calcext:value-type="float">
            <text:p>0.01596438903107</text:p>
          </table:table-cell>
          <table:table-cell office:value-type="float" office:value="0.0123483340047717" calcext:value-type="float">
            <text:p>0.012348334004772</text:p>
          </table:table-cell>
          <table:table-cell office:value-type="float" office:value="0.00865402581558324" calcext:value-type="float">
            <text:p>0.008654025815583</text:p>
          </table:table-cell>
          <table:table-cell office:value-type="float" office:value="0.0048940625194078" calcext:value-type="float">
            <text:p>0.004894062519408</text:p>
          </table:table-cell>
          <table:table-cell office:value-type="float" office:value="0.00108254075969969" calcext:value-type="float">
            <text:p>0.0010825407597</text:p>
          </table:table-cell>
          <table:table-cell office:value-type="float" office:value="-0.00276472397661749" calcext:value-type="float">
            <text:p>-0.002764723976618</text:p>
          </table:table-cell>
          <table:table-cell office:value-type="float" office:value="-0.00663027683474732" calcext:value-type="float">
            <text:p>-0.006630276834747</text:p>
          </table:table-cell>
          <table:table-cell office:value-type="float" office:value="-0.0105000664247978" calcext:value-type="float">
            <text:p>-0.010500066424798</text:p>
          </table:table-cell>
          <table:table-cell office:value-type="float" office:value="-0.0143591246555981" calcext:value-type="float">
            <text:p>-0.014359124655598</text:p>
          </table:table-cell>
          <table:table-cell office:value-type="float" office:value="-0.0181915681551625" calcext:value-type="float">
            <text:p>-0.018191568155163</text:p>
          </table:table-cell>
          <table:table-cell office:value-type="float" office:value="-0.0219804909178527" calcext:value-type="float">
            <text:p>-0.021980490917853</text:p>
          </table:table-cell>
          <table:table-cell office:value-type="float" office:value="-0.0257079230091932" calcext:value-type="float">
            <text:p>-0.025707923009193</text:p>
          </table:table-cell>
          <table:table-cell office:value-type="float" office:value="-0.0293548817353673" calcext:value-type="float">
            <text:p>-0.029354881735367</text:p>
          </table:table-cell>
          <table:table-cell office:value-type="float" office:value="-0.032901489794977" calcext:value-type="float">
            <text:p>-0.032901489794977</text:p>
          </table:table-cell>
          <table:table-cell office:value-type="float" office:value="-0.0363271359499329" calcext:value-type="float">
            <text:p>-0.036327135949933</text:p>
          </table:table-cell>
          <table:table-cell office:value-type="float" office:value="-0.0396106645198984" calcext:value-type="float">
            <text:p>-0.039610664519898</text:p>
          </table:table-cell>
          <table:table-cell office:value-type="float" office:value="-0.0427305875974424" calcext:value-type="float">
            <text:p>-0.042730587597442</text:p>
          </table:table-cell>
          <table:table-cell office:value-type="float" office:value="-0.0456653174820309" calcext:value-type="float">
            <text:p>-0.045665317482031</text:p>
          </table:table-cell>
          <table:table-cell office:value-type="float" office:value="-0.0483934179865923" calcext:value-type="float">
            <text:p>-0.048393417986592</text:p>
          </table:table-cell>
          <table:table-cell office:value-type="float" office:value="-0.0508938732497173" calcext:value-type="float">
            <text:p>-0.050893873249717</text:p>
          </table:table-cell>
          <table:table-cell office:value-type="float" office:value="-0.0531463721752667" calcext:value-type="float">
            <text:p>-0.053146372175267</text:p>
          </table:table-cell>
          <table:table-cell office:value-type="float" office:value="-0.05513160587517" calcext:value-type="float">
            <text:p>-0.05513160587517</text:p>
          </table:table-cell>
          <table:table-cell office:value-type="float" office:value="-0.0568315747194606" calcext:value-type="float">
            <text:p>-0.056831574719461</text:p>
          </table:table-cell>
          <table:table-cell office:value-type="float" office:value="-0.0582299007724552" calcext:value-type="float">
            <text:p>-0.058229900772455</text:p>
          </table:table-cell>
          <table:table-cell office:value-type="float" office:value="-0.0593121406443882" calcext:value-type="float">
            <text:p>-0.059312140644388</text:p>
          </table:table-cell>
          <table:table-cell office:value-type="float" office:value="-0.060066093085499" calcext:value-type="float">
            <text:p>-0.060066093085499</text:p>
          </table:table-cell>
          <table:table-cell office:value-type="float" office:value="-0.0604820950861498" calcext:value-type="float">
            <text:p>-0.06048209508615</text:p>
          </table:table-cell>
          <table:table-cell office:value-type="float" office:value="-0.0605532998353183" calcext:value-type="float">
            <text:p>-0.060553299835318</text:p>
          </table:table-cell>
          <table:table-cell office:value-type="float" office:value="-0.0602759296864514" calcext:value-type="float">
            <text:p>-0.060275929686452</text:p>
          </table:table-cell>
          <table:table-cell office:value-type="float" office:value="-0.059649497328051" calcext:value-type="float">
            <text:p>-0.059649497328051</text:p>
          </table:table-cell>
          <table:table-cell office:value-type="float" office:value="-0.0586769886804551" calcext:value-type="float">
            <text:p>-0.058676988680455</text:p>
          </table:table-cell>
          <table:table-cell office:value-type="float" office:value="-0.0573650016496445" calcext:value-type="float">
            <text:p>-0.057365001649645</text:p>
          </table:table-cell>
          <table:table-cell office:value-type="float" office:value="-0.0557238357855511" calcext:value-type="float">
            <text:p>-0.055723835785551</text:p>
          </table:table-cell>
          <table:table-cell office:value-type="float" office:value="-0.0537675290808315" calcext:value-type="float">
            <text:p>-0.053767529080832</text:p>
          </table:table-cell>
          <table:table-cell office:value-type="float" office:value="-0.0515138395617555" calcext:value-type="float">
            <text:p>-0.051513839561756</text:p>
          </table:table-cell>
          <table:table-cell office:value-type="float" office:value="-0.0489841709373266" calcext:value-type="float">
            <text:p>-0.048984170937327</text:p>
          </table:table-cell>
          <table:table-cell office:value-type="float" office:value="-0.0462034432632936" calcext:value-type="float">
            <text:p>-0.046203443263294</text:p>
          </table:table-cell>
          <table:table-cell office:value-type="float" office:value="-0.0431999112936915" calcext:value-type="float">
            <text:p>-0.043199911293692</text:p>
          </table:table-cell>
          <table:table-cell office:value-type="float" office:value="-0.0400049348182101" calcext:value-type="float">
            <text:p>-0.04000493481821</text:p>
          </table:table-cell>
          <table:table-cell office:value-type="float" office:value="-0.0366527067078185" calcext:value-type="float">
            <text:p>-0.036652706707819</text:p>
          </table:table-cell>
          <table:table-cell office:value-type="float" office:value="-0.0331799455665242" calcext:value-type="float">
            <text:p>-0.033179945566524</text:p>
          </table:table-cell>
          <table:table-cell office:value-type="float" office:value="-0.0296255606802977" calcext:value-type="float">
            <text:p>-0.029625560680298</text:p>
          </table:table-cell>
          <table:table-cell office:value-type="float" office:value="-0.0260302973681323" calcext:value-type="float">
            <text:p>-0.026030297368132</text:p>
          </table:table-cell>
          <table:table-cell office:value-type="float" office:value="-0.0224363708091604" calcext:value-type="float">
            <text:p>-0.022436370809161</text:p>
          </table:table-cell>
          <table:table-cell office:value-type="float" office:value="-0.0188870959604724" calcext:value-type="float">
            <text:p>-0.018887095960473</text:p>
          </table:table-cell>
          <table:table-cell office:value-type="float" office:value="-0.0154265203055154" calcext:value-type="float">
            <text:p>-0.015426520305515</text:p>
          </table:table-cell>
          <table:table-cell office:value-type="float" office:value="-0.0120990649632382" calcext:value-type="float">
            <text:p>-0.012099064963238</text:p>
          </table:table-cell>
          <table:table-cell office:value-type="float" office:value="-0.00894917814690708" calcext:value-type="float">
            <text:p>-0.008949178146907</text:p>
          </table:table-cell>
          <table:table-cell office:value-type="float" office:value="-0.00602100325358764" calcext:value-type="float">
            <text:p>-0.006021003253588</text:p>
          </table:table-cell>
          <table:table-cell office:value-type="float" office:value="-0.00335806198786563" calcext:value-type="float">
            <text:p>-0.003358061987866</text:p>
          </table:table-cell>
          <table:table-cell office:value-type="float" office:value="-0.00100295104014528" calcext:value-type="float">
            <text:p>-0.001002951040145</text:p>
          </table:table-cell>
          <table:table-cell office:value-type="float" office:value="0.00100295104014528" calcext:value-type="float">
            <text:p>0.001002951040145</text:p>
          </table:table-cell>
        </table:table-row>
        <table:table-row table:style-name="ro1">
          <table:table-cell office:value-type="float" office:value="-0.00296581550888765" calcext:value-type="float">
            <text:p>-0.002965815508888</text:p>
          </table:table-cell>
          <table:table-cell office:value-type="float" office:value="0.00296581550888765" calcext:value-type="float">
            <text:p>0.002965815508888</text:p>
          </table:table-cell>
          <table:table-cell office:value-type="float" office:value="0.00865790480315678" calcext:value-type="float">
            <text:p>0.008657904803157</text:p>
          </table:table-cell>
          <table:table-cell office:value-type="float" office:value="0.0141134652522596" calcext:value-type="float">
            <text:p>0.01411346525226</text:p>
          </table:table-cell>
          <table:table-cell office:value-type="float" office:value="0.0193154519450294" calcext:value-type="float">
            <text:p>0.01931545194503</text:p>
          </table:table-cell>
          <table:table-cell office:value-type="float" office:value="0.0242506248331815" calcext:value-type="float">
            <text:p>0.024250624833182</text:p>
          </table:table-cell>
          <table:table-cell office:value-type="float" office:value="0.0289091942156915" calcext:value-type="float">
            <text:p>0.028909194215692</text:p>
          </table:table-cell>
          <table:table-cell office:value-type="float" office:value="0.0332844652382445" calcext:value-type="float">
            <text:p>0.033284465238245</text:p>
          </table:table-cell>
          <table:table-cell office:value-type="float" office:value="0.0373724923455059" calcext:value-type="float">
            <text:p>0.037372492345506</text:p>
          </table:table-cell>
          <table:table-cell office:value-type="float" office:value="0.0411717456748919" calcext:value-type="float">
            <text:p>0.041171745674892</text:p>
          </table:table-cell>
          <table:table-cell office:value-type="float" office:value="0.0446827903666338" calcext:value-type="float">
            <text:p>0.044682790366634</text:p>
          </table:table-cell>
          <table:table-cell office:value-type="float" office:value="0.0479079797695994" calcext:value-type="float">
            <text:p>0.047907979769599</text:p>
          </table:table-cell>
          <table:table-cell office:value-type="float" office:value="0.0508511636667456" calcext:value-type="float">
            <text:p>0.050851163666746</text:p>
          </table:table-cell>
          <table:table-cell office:value-type="float" office:value="0.0535174126930343" calcext:value-type="float">
            <text:p>0.053517412693034</text:p>
          </table:table-cell>
          <table:table-cell office:value-type="float" office:value="0.0559127601471844" calcext:value-type="float">
            <text:p>0.055912760147184</text:p>
          </table:table-cell>
          <table:table-cell office:value-type="float" office:value="0.0580439623396652" calcext:value-type="float">
            <text:p>0.058043962339665</text:p>
          </table:table-cell>
          <table:table-cell office:value-type="float" office:value="0.0599182785269761" calcext:value-type="float">
            <text:p>0.059918278526976</text:p>
          </table:table-cell>
          <table:table-cell office:value-type="float" office:value="0.0615432713155779" calcext:value-type="float">
            <text:p>0.061543271315578</text:p>
          </table:table-cell>
          <table:table-cell office:value-type="float" office:value="0.0629266282435407" calcext:value-type="float">
            <text:p>0.062926628243541</text:p>
          </table:table-cell>
          <table:table-cell office:value-type="float" office:value="0.0640760050044333" calcext:value-type="float">
            <text:p>0.064076005004433</text:p>
          </table:table-cell>
          <table:table-cell office:value-type="float" office:value="0.0649988905467448" calcext:value-type="float">
            <text:p>0.064998890546745</text:p>
          </table:table-cell>
          <table:table-cell office:value-type="float" office:value="0.065702494026796" calcext:value-type="float">
            <text:p>0.065702494026796</text:p>
          </table:table-cell>
          <table:table-cell office:value-type="float" office:value="0.0661936533115171" calcext:value-type="float">
            <text:p>0.066193653311517</text:p>
          </table:table-cell>
          <table:table-cell office:value-type="float" office:value="0.0664787645037408" calcext:value-type="float">
            <text:p>0.066478764503741</text:p>
          </table:table-cell>
          <table:table-cell office:value-type="float" office:value="0.0665637317079469" calcext:value-type="float">
            <text:p>0.066563731707947</text:p>
          </table:table-cell>
          <table:table-cell office:value-type="float" office:value="0.0664539360514033" calcext:value-type="float">
            <text:p>0.066453936051403</text:p>
          </table:table-cell>
          <table:table-cell office:value-type="float" office:value="0.0661542227954055" calcext:value-type="float">
            <text:p>0.066154222795406</text:p>
          </table:table-cell>
          <table:table-cell office:value-type="float" office:value="0.0656689052022698" calcext:value-type="float">
            <text:p>0.06566890520227</text:p>
          </table:table-cell>
          <table:table-cell office:value-type="float" office:value="0.0650017837515088" calcext:value-type="float">
            <text:p>0.065001783751509</text:p>
          </table:table-cell>
          <table:table-cell office:value-type="float" office:value="0.0641561791795973" calcext:value-type="float">
            <text:p>0.064156179179597</text:p>
          </table:table-cell>
          <table:table-cell office:value-type="float" office:value="0.0631349778163048" calcext:value-type="float">
            <text:p>0.063134977816305</text:p>
          </table:table-cell>
          <table:table-cell office:value-type="float" office:value="0.0619406876717068" calcext:value-type="float">
            <text:p>0.061940687671707</text:p>
          </table:table-cell>
          <table:table-cell office:value-type="float" office:value="0.0605755037616534" calcext:value-type="float">
            <text:p>0.060575503761654</text:p>
          </table:table-cell>
          <table:table-cell office:value-type="float" office:value="0.0590413812188019" calcext:value-type="float">
            <text:p>0.059041381218802</text:p>
          </table:table-cell>
          <table:table-cell office:value-type="float" office:value="0.0573401148144589" calcext:value-type="float">
            <text:p>0.057340114814459</text:p>
          </table:table-cell>
          <table:table-cell office:value-type="float" office:value="0.0554734236117135" calcext:value-type="float">
            <text:p>0.055473423611714</text:p>
          </table:table-cell>
          <table:table-cell office:value-type="float" office:value="0.0534430395753195" calcext:value-type="float">
            <text:p>0.05344303957532</text:p>
          </table:table-cell>
          <table:table-cell office:value-type="float" office:value="0.0512507990740192" calcext:value-type="float">
            <text:p>0.051250799074019</text:p>
          </table:table-cell>
          <table:table-cell office:value-type="float" office:value="0.0488987363086289" calcext:value-type="float">
            <text:p>0.048898736308629</text:p>
          </table:table-cell>
          <table:table-cell office:value-type="float" office:value="0.0463891778129609" calcext:value-type="float">
            <text:p>0.046389177812961</text:p>
          </table:table-cell>
          <table:table-cell office:value-type="float" office:value="0.0437248372328698" calcext:value-type="float">
            <text:p>0.04372483723287</text:p>
          </table:table-cell>
          <table:table-cell office:value-type="float" office:value="0.0409089096819183" calcext:value-type="float">
            <text:p>0.040908909681918</text:p>
          </table:table-cell>
          <table:table-cell office:value-type="float" office:value="0.0379451649968397" calcext:value-type="float">
            <text:p>0.03794516499684</text:p>
          </table:table-cell>
          <table:table-cell office:value-type="float" office:value="0.0348380392604599" calcext:value-type="float">
            <text:p>0.03483803926046</text:p>
          </table:table-cell>
          <table:table-cell office:value-type="float" office:value="0.0315927239807187" calcext:value-type="float">
            <text:p>0.031592723980719</text:p>
          </table:table-cell>
          <table:table-cell office:value-type="float" office:value="0.0282152523854737" calcext:value-type="float">
            <text:p>0.028215252385474</text:p>
          </table:table-cell>
          <table:table-cell office:value-type="float" office:value="0.0247125824732429" calcext:value-type="float">
            <text:p>0.024712582473243</text:p>
          </table:table-cell>
          <table:table-cell office:value-type="float" office:value="0.0210926769970262" calcext:value-type="float">
            <text:p>0.021092676997026</text:p>
          </table:table-cell>
          <table:table-cell office:value-type="float" office:value="0.0173645818560136" calcext:value-type="float">
            <text:p>0.017364581856014</text:p>
          </table:table-cell>
          <table:table-cell office:value-type="float" office:value="0.0135385073241793" calcext:value-type="float">
            <text:p>0.013538507324179</text:p>
          </table:table-cell>
          <table:table-cell office:value-type="float" office:value="0.00962592241001377" calcext:value-type="float">
            <text:p>0.009625922410014</text:p>
          </table:table-cell>
          <table:table-cell office:value-type="float" office:value="0.0056396819923594" calcext:value-type="float">
            <text:p>0.005639681992359</text:p>
          </table:table-cell>
          <table:table-cell office:value-type="float" office:value="0.00159421323662846" calcext:value-type="float">
            <text:p>0.001594213236628</text:p>
          </table:table-cell>
          <table:table-cell office:value-type="float" office:value="-0.00249423838675059" calcext:value-type="float">
            <text:p>-0.002494238386751</text:p>
          </table:table-cell>
          <table:table-cell office:value-type="float" office:value="-0.00660741096264297" calcext:value-type="float">
            <text:p>-0.006607410962643</text:p>
          </table:table-cell>
          <table:table-cell office:value-type="float" office:value="-0.0107301848246282" calcext:value-type="float">
            <text:p>-0.010730184824628</text:p>
          </table:table-cell>
          <table:table-cell office:value-type="float" office:value="-0.0148466987398381" calcext:value-type="float">
            <text:p>-0.014846698739838</text:p>
          </table:table-cell>
          <table:table-cell office:value-type="float" office:value="-0.0189403210488909" calcext:value-type="float">
            <text:p>-0.018940321048891</text:p>
          </table:table-cell>
          <table:table-cell office:value-type="float" office:value="-0.022993366262528" calcext:value-type="float">
            <text:p>-0.022993366262528</text:p>
          </table:table-cell>
          <table:table-cell office:value-type="float" office:value="-0.026986964515342" calcext:value-type="float">
            <text:p>-0.026986964515342</text:p>
          </table:table-cell>
          <table:table-cell office:value-type="float" office:value="-0.0309010892658765" calcext:value-type="float">
            <text:p>-0.030901089265877</text:p>
          </table:table-cell>
          <table:table-cell office:value-type="float" office:value="-0.0347146765007616" calcext:value-type="float">
            <text:p>-0.034714676500762</text:p>
          </table:table-cell>
          <table:table-cell office:value-type="float" office:value="-0.0384057922526709" calcext:value-type="float">
            <text:p>-0.038405792252671</text:p>
          </table:table-cell>
          <table:table-cell office:value-type="float" office:value="-0.0419518298852508" calcext:value-type="float">
            <text:p>-0.041951829885251</text:p>
          </table:table-cell>
          <table:table-cell office:value-type="float" office:value="-0.0453297309542715" calcext:value-type="float">
            <text:p>-0.045329730954272</text:p>
          </table:table-cell>
          <table:table-cell office:value-type="float" office:value="-0.0485162280090905" calcext:value-type="float">
            <text:p>-0.048516228009091</text:p>
          </table:table-cell>
          <table:table-cell office:value-type="float" office:value="-0.0514881087139434" calcext:value-type="float">
            <text:p>-0.051488108713944</text:p>
          </table:table-cell>
          <table:table-cell office:value-type="float" office:value="-0.0542225003992234" calcext:value-type="float">
            <text:p>-0.054222500399223</text:p>
          </table:table-cell>
          <table:table-cell office:value-type="float" office:value="-0.0566971734060868" calcext:value-type="float">
            <text:p>-0.056697173406087</text:p>
          </table:table-cell>
          <table:table-cell office:value-type="float" office:value="-0.0588908607149736" calcext:value-type="float">
            <text:p>-0.058890860714974</text:p>
          </table:table-cell>
          <table:table-cell office:value-type="float" office:value="-0.0607835904083807" calcext:value-type="float">
            <text:p>-0.060783590408381</text:p>
          </table:table-cell>
          <table:table-cell office:value-type="float" office:value="-0.062357026583589" calcext:value-type="float">
            <text:p>-0.062357026583589</text:p>
          </table:table-cell>
          <table:table-cell office:value-type="float" office:value="-0.0635948134129758" calcext:value-type="float">
            <text:p>-0.063594813412976</text:p>
          </table:table-cell>
          <table:table-cell office:value-type="float" office:value="-0.0644829162090123" calcext:value-type="float">
            <text:p>-0.064482916209012</text:p>
          </table:table-cell>
          <table:table-cell office:value-type="float" office:value="-0.0650099526113424" calcext:value-type="float">
            <text:p>-0.065009952611342</text:p>
          </table:table-cell>
          <table:table-cell office:value-type="float" office:value="-0.065167506456202" calcext:value-type="float">
            <text:p>-0.065167506456202</text:p>
          </table:table-cell>
          <table:table-cell office:value-type="float" office:value="-0.064950416534979" calcext:value-type="float">
            <text:p>-0.064950416534979</text:p>
          </table:table-cell>
          <table:table-cell office:value-type="float" office:value="-0.0643570323882235" calcext:value-type="float">
            <text:p>-0.064357032388224</text:p>
          </table:table-cell>
          <table:table-cell office:value-type="float" office:value="-0.0633894295103787" calcext:value-type="float">
            <text:p>-0.063389429510379</text:p>
          </table:table-cell>
          <table:table-cell office:value-type="float" office:value="-0.0620535769392028" calcext:value-type="float">
            <text:p>-0.062053576939203</text:p>
          </table:table-cell>
          <table:table-cell office:value-type="float" office:value="-0.0603594511354506" calcext:value-type="float">
            <text:p>-0.060359451135451</text:p>
          </table:table-cell>
          <table:table-cell office:value-type="float" office:value="-0.0583210913352527" calcext:value-type="float">
            <text:p>-0.058321091335253</text:p>
          </table:table-cell>
          <table:table-cell office:value-type="float" office:value="-0.0559565931419347" calcext:value-type="float">
            <text:p>-0.055956593141935</text:p>
          </table:table-cell>
          <table:table-cell office:value-type="float" office:value="-0.053288038948487" calcext:value-type="float">
            <text:p>-0.053288038948487</text:p>
          </table:table-cell>
          <table:table-cell office:value-type="float" office:value="-0.05034136574285" calcext:value-type="float">
            <text:p>-0.05034136574285</text:p>
          </table:table-cell>
          <table:table-cell office:value-type="float" office:value="-0.047146172892401" calcext:value-type="float">
            <text:p>-0.047146172892401</text:p>
          </table:table-cell>
          <table:table-cell office:value-type="float" office:value="-0.0437354744389938" calcext:value-type="float">
            <text:p>-0.043735474438994</text:p>
          </table:table-cell>
          <table:table-cell office:value-type="float" office:value="-0.0401454022324521" calcext:value-type="float">
            <text:p>-0.040145402232452</text:p>
          </table:table-cell>
          <table:table-cell office:value-type="float" office:value="-0.0364148676823949" calcext:value-type="float">
            <text:p>-0.036414867682395</text:p>
          </table:table-cell>
          <table:table-cell office:value-type="float" office:value="-0.0325851910220928" calcext:value-type="float">
            <text:p>-0.032585191022093</text:p>
          </table:table-cell>
          <table:table-cell office:value-type="float" office:value="-0.0286997075764769" calcext:value-type="float">
            <text:p>-0.028699707576477</text:p>
          </table:table-cell>
          <table:table-cell office:value-type="float" office:value="-0.0248033606683966" calcext:value-type="float">
            <text:p>-0.024803360668397</text:p>
          </table:table-cell>
          <table:table-cell office:value-type="float" office:value="-0.0209422903972401" calcext:value-type="float">
            <text:p>-0.02094229039724</text:p>
          </table:table-cell>
          <table:table-cell office:value-type="float" office:value="-0.0171634266670943" calcext:value-type="float">
            <text:p>-0.017163426667094</text:p>
          </table:table-cell>
          <table:table-cell office:value-type="float" office:value="-0.0135140935212719" calcext:value-type="float">
            <text:p>-0.013514093521272</text:p>
          </table:table-cell>
          <table:table-cell office:value-type="float" office:value="-0.0100416302063399" calcext:value-type="float">
            <text:p>-0.01004163020634</text:p>
          </table:table-cell>
          <table:table-cell office:value-type="float" office:value="-0.00679303245725562" calcext:value-type="float">
            <text:p>-0.006793032457256</text:p>
          </table:table-cell>
          <table:table-cell office:value-type="float" office:value="-0.00381461542740686" calcext:value-type="float">
            <text:p>-0.003814615427407</text:p>
          </table:table-cell>
          <table:table-cell office:value-type="float" office:value="-0.00115169754475825" calcext:value-type="float">
            <text:p>-0.001151697544758</text:p>
          </table:table-cell>
          <table:table-cell office:value-type="float" office:value="0.00115169754475825" calcext:value-type="float">
            <text:p>0.001151697544758</text:p>
          </table:table-cell>
        </table:table-row>
        <table:table-row table:style-name="ro1">
          <table:table-cell office:value-type="float" office:value="-0.00319978994067588" calcext:value-type="float">
            <text:p>-0.003199789940676</text:p>
          </table:table-cell>
          <table:table-cell office:value-type="float" office:value="0.00319978994067588" calcext:value-type="float">
            <text:p>0.003199789940676</text:p>
          </table:table-cell>
          <table:table-cell office:value-type="float" office:value="0.00931994240593354" calcext:value-type="float">
            <text:p>0.009319942405934</text:p>
          </table:table-cell>
          <table:table-cell office:value-type="float" office:value="0.0151694460984101" calcext:value-type="float">
            <text:p>0.01516944609841</text:p>
          </table:table-cell>
          <table:table-cell office:value-type="float" office:value="0.0207327657434003" calcext:value-type="float">
            <text:p>0.0207327657434</text:p>
          </table:table-cell>
          <table:table-cell office:value-type="float" office:value="0.0259982494327132" calcext:value-type="float">
            <text:p>0.025998249432713</text:p>
          </table:table-cell>
          <table:table-cell office:value-type="float" office:value="0.0309577262378102" calcext:value-type="float">
            <text:p>0.03095772623781</text:p>
          </table:table-cell>
          <table:table-cell office:value-type="float" office:value="0.0356061243406711" calcext:value-type="float">
            <text:p>0.035606124340671</text:p>
          </table:table-cell>
          <table:table-cell office:value-type="float" office:value="0.0399411049558057" calcext:value-type="float">
            <text:p>0.039941104955806</text:p>
          </table:table-cell>
          <table:table-cell office:value-type="float" office:value="0.0439627119040159" calcext:value-type="float">
            <text:p>0.043962711904016</text:p>
          </table:table-cell>
          <table:table-cell office:value-type="float" office:value="0.047673037293951" calcext:value-type="float">
            <text:p>0.047673037293951</text:p>
          </table:table-cell>
          <table:table-cell office:value-type="float" office:value="0.0510759039209329" calcext:value-type="float">
            <text:p>0.051075903920933</text:p>
          </table:table-cell>
          <table:table-cell office:value-type="float" office:value="0.0541765651283611" calcext:value-type="float">
            <text:p>0.054176565128361</text:p>
          </table:table-cell>
          <table:table-cell office:value-type="float" office:value="0.0569814229606406" calcext:value-type="float">
            <text:p>0.056981422960641</text:p>
          </table:table-cell>
          <table:table-cell office:value-type="float" office:value="0.0594977654934361" calcext:value-type="float">
            <text:p>0.059497765493436</text:p>
          </table:table-cell>
          <table:table-cell office:value-type="float" office:value="0.0617335242078994" calcext:value-type="float">
            <text:p>0.061733524207899</text:p>
          </table:table-cell>
          <table:table-cell office:value-type="float" office:value="0.0636970522089854" calcext:value-type="float">
            <text:p>0.063697052208985</text:p>
          </table:table-cell>
          <table:table-cell office:value-type="float" office:value="0.0653969239783067" calcext:value-type="float">
            <text:p>0.065396923978307</text:p>
          </table:table-cell>
          <table:table-cell office:value-type="float" office:value="0.0668417571845417" calcext:value-type="float">
            <text:p>0.066841757184542</text:p>
          </table:table-cell>
          <table:table-cell office:value-type="float" office:value="0.0680400568815985" calcext:value-type="float">
            <text:p>0.068040056881599</text:p>
          </table:table-cell>
          <table:table-cell office:value-type="float" office:value="0.0690000821984261" calcext:value-type="float">
            <text:p>0.069000082198426</text:p>
          </table:table-cell>
          <table:table-cell office:value-type="float" office:value="0.0697297353847359" calcext:value-type="float">
            <text:p>0.069729735384736</text:p>
          </table:table-cell>
          <table:table-cell office:value-type="float" office:value="0.0702364728352331" calcext:value-type="float">
            <text:p>0.070236472835233</text:p>
          </table:table-cell>
          <table:table-cell office:value-type="float" office:value="0.0705272374732721" calcext:value-type="float">
            <text:p>0.070527237473272</text:p>
          </table:table-cell>
          <table:table-cell office:value-type="float" office:value="0.0706084116428432" calcext:value-type="float">
            <text:p>0.070608411642843</text:p>
          </table:table-cell>
          <table:table-cell office:value-type="float" office:value="0.0704857894623696" calcext:value-type="float">
            <text:p>0.07048578946237</text:p>
          </table:table-cell>
          <table:table-cell office:value-type="float" office:value="0.0701645674105113" calcext:value-type="float">
            <text:p>0.070164567410511</text:p>
          </table:table-cell>
          <table:table-cell office:value-type="float" office:value="0.06964935177873" calcext:value-type="float">
            <text:p>0.06964935177873</text:p>
          </table:table-cell>
          <table:table-cell office:value-type="float" office:value="0.0689441815101912" calcext:value-type="float">
            <text:p>0.068944181510191</text:p>
          </table:table-cell>
          <table:table-cell office:value-type="float" office:value="0.0680525648954031" calcext:value-type="float">
            <text:p>0.068052564895403</text:p>
          </table:table-cell>
          <table:table-cell office:value-type="float" office:value="0.0669775285489073" calcext:value-type="float">
            <text:p>0.066977528548907</text:p>
          </table:table-cell>
          <table:table-cell office:value-type="float" office:value="0.0657216771085319" calcext:value-type="float">
            <text:p>0.065721677108532</text:p>
          </table:table-cell>
          <table:table-cell office:value-type="float" office:value="0.0642872621379646" calcext:value-type="float">
            <text:p>0.064287262137965</text:p>
          </table:table-cell>
          <table:table-cell office:value-type="float" office:value="0.062676258779076" calcext:value-type="float">
            <text:p>0.062676258779076</text:p>
          </table:table-cell>
          <table:table-cell office:value-type="float" office:value="0.0608904487897086" calcext:value-type="float">
            <text:p>0.060890448789709</text:p>
          </table:table-cell>
          <table:table-cell office:value-type="float" office:value="0.0589315087127517" calcext:value-type="float">
            <text:p>0.058931508712752</text:p>
          </table:table-cell>
          <table:table-cell office:value-type="float" office:value="0.0568011020334072" calcext:value-type="float">
            <text:p>0.056801102033407</text:p>
          </table:table-cell>
          <table:table-cell office:value-type="float" office:value="0.0545009743038123" calcext:value-type="float">
            <text:p>0.054500974303812</text:p>
          </table:table-cell>
          <table:table-cell office:value-type="float" office:value="0.0520330503312565" calcext:value-type="float">
            <text:p>0.052033050331257</text:p>
          </table:table-cell>
          <table:table-cell office:value-type="float" office:value="0.0493995326315379" calcext:value-type="float">
            <text:p>0.049399532631538</text:p>
          </table:table-cell>
          <table:table-cell office:value-type="float" office:value="0.0466030004500641" calcext:value-type="float">
            <text:p>0.046603000450064</text:p>
          </table:table-cell>
          <table:table-cell office:value-type="float" office:value="0.0436465087203933" calcext:value-type="float">
            <text:p>0.043646508720393</text:p>
          </table:table-cell>
          <table:table-cell office:value-type="float" office:value="0.0405336864067618" calcext:value-type="float">
            <text:p>0.040533686406762</text:p>
          </table:table-cell>
          <table:table-cell office:value-type="float" office:value="0.0372688337008815" calcext:value-type="float">
            <text:p>0.037268833700882</text:p>
          </table:table-cell>
          <table:table-cell office:value-type="float" office:value="0.0338570175859792" calcext:value-type="float">
            <text:p>0.033857017585979</text:p>
          </table:table-cell>
          <table:table-cell office:value-type="float" office:value="0.0303041653071668" calcext:value-type="float">
            <text:p>0.030304165307167</text:p>
          </table:table-cell>
          <table:table-cell office:value-type="float" office:value="0.0266171553585817" calcext:value-type="float">
            <text:p>0.026617155358582</text:p>
          </table:table-cell>
          <table:table-cell office:value-type="float" office:value="0.0228039057760935" calcext:value-type="float">
            <text:p>0.022803905776094</text:p>
          </table:table-cell>
          <table:table-cell office:value-type="float" office:value="0.018873459989239" calcext:value-type="float">
            <text:p>0.018873459989239</text:p>
          </table:table-cell>
          <table:table-cell office:value-type="float" office:value="0.0148360717579828" calcext:value-type="float">
            <text:p>0.014836071757983</text:p>
          </table:table-cell>
          <table:table-cell office:value-type="float" office:value="0.0107032942374246" calcext:value-type="float">
            <text:p>0.010703294237425</text:p>
          </table:table-cell>
          <table:table-cell office:value-type="float" office:value="0.00648808833454898" calcext:value-type="float">
            <text:p>0.006488088334549</text:p>
          </table:table-cell>
          <table:table-cell office:value-type="float" office:value="0.00220499324048716" calcext:value-type="float">
            <text:p>0.002204993240487</text:p>
          </table:table-cell>
          <table:table-cell office:value-type="float" office:value="-0.00212953829387478" calcext:value-type="float">
            <text:p>-0.002129538293875</text:p>
          </table:table-cell>
          <table:table-cell office:value-type="float" office:value="-0.00649631049599794" calcext:value-type="float">
            <text:p>-0.006496310495998</text:p>
          </table:table-cell>
          <table:table-cell office:value-type="float" office:value="-0.0108784490507854" calcext:value-type="float">
            <text:p>-0.010878449050786</text:p>
          </table:table-cell>
          <table:table-cell office:value-type="float" office:value="-0.015259329464729" calcext:value-type="float">
            <text:p>-0.015259329464729</text:p>
          </table:table-cell>
          <table:table-cell office:value-type="float" office:value="-0.0196218240336082" calcext:value-type="float">
            <text:p>-0.019621824033608</text:p>
          </table:table-cell>
          <table:table-cell office:value-type="float" office:value="-0.0239476040499014" calcext:value-type="float">
            <text:p>-0.023947604049902</text:p>
          </table:table-cell>
          <table:table-cell office:value-type="float" office:value="-0.0282169428078767" calcext:value-type="float">
            <text:p>-0.028216942807877</text:p>
          </table:table-cell>
          <table:table-cell office:value-type="float" office:value="-0.0324087688246979" calcext:value-type="float">
            <text:p>-0.032408768824698</text:p>
          </table:table-cell>
          <table:table-cell office:value-type="float" office:value="-0.0365008108879721" calcext:value-type="float">
            <text:p>-0.036500810887972</text:p>
          </table:table-cell>
          <table:table-cell office:value-type="float" office:value="-0.0404697796489818" calcext:value-type="float">
            <text:p>-0.040469779648982</text:p>
          </table:table-cell>
          <table:table-cell office:value-type="float" office:value="-0.0442915726747822" calcext:value-type="float">
            <text:p>-0.044291572674782</text:p>
          </table:table-cell>
          <table:table-cell office:value-type="float" office:value="-0.0479415020023731" calcext:value-type="float">
            <text:p>-0.047941502002373</text:p>
          </table:table-cell>
          <table:table-cell office:value-type="float" office:value="-0.0513945453401388" calcext:value-type="float">
            <text:p>-0.051394545340139</text:p>
          </table:table-cell>
          <table:table-cell office:value-type="float" office:value="-0.054625621556725" calcext:value-type="float">
            <text:p>-0.054625621556725</text:p>
          </table:table-cell>
          <table:table-cell office:value-type="float" office:value="-0.0576098900970467" calcext:value-type="float">
            <text:p>-0.057609890097047</text:p>
          </table:table-cell>
          <table:table-cell office:value-type="float" office:value="-0.0603230729281236" calcext:value-type="float">
            <text:p>-0.060323072928124</text:p>
          </table:table-cell>
          <table:table-cell office:value-type="float" office:value="-0.0627417965967698" calcext:value-type="float">
            <text:p>-0.06274179659677</text:p>
          </table:table-cell>
          <table:table-cell office:value-type="float" office:value="-0.0648439509224648" calcext:value-type="float">
            <text:p>-0.064843950922465</text:p>
          </table:table-cell>
          <table:table-cell office:value-type="float" office:value="-0.0666090597996606" calcext:value-type="float">
            <text:p>-0.066609059799661</text:p>
          </table:table-cell>
          <table:table-cell office:value-type="float" office:value="-0.0680186585071976" calcext:value-type="float">
            <text:p>-0.068018658507198</text:p>
          </table:table-cell>
          <table:table-cell office:value-type="float" office:value="-0.0690566709208965" calcext:value-type="float">
            <text:p>-0.069056670920897</text:p>
          </table:table-cell>
          <table:table-cell office:value-type="float" office:value="-0.0697097790965283" calcext:value-type="float">
            <text:p>-0.069709779096528</text:p>
          </table:table-cell>
          <table:table-cell office:value-type="float" office:value="-0.0699677769499615" calcext:value-type="float">
            <text:p>-0.069967776949962</text:p>
          </table:table-cell>
          <table:table-cell office:value-type="float" office:value="-0.0698238992325303" calcext:value-type="float">
            <text:p>-0.06982389923253</text:p>
          </table:table-cell>
          <table:table-cell office:value-type="float" office:value="-0.0692751167801262" calcext:value-type="float">
            <text:p>-0.069275116780126</text:p>
          </table:table-cell>
          <table:table-cell office:value-type="float" office:value="-0.0683223891389305" calcext:value-type="float">
            <text:p>-0.068322389138931</text:p>
          </table:table-cell>
          <table:table-cell office:value-type="float" office:value="-0.0669708662003422" calcext:value-type="float">
            <text:p>-0.066970866200342</text:p>
          </table:table-cell>
          <table:table-cell office:value-type="float" office:value="-0.0652300314123129" calcext:value-type="float">
            <text:p>-0.065230031412313</text:p>
          </table:table-cell>
          <table:table-cell office:value-type="float" office:value="-0.0631137804982694" calcext:value-type="float">
            <text:p>-0.063113780498269</text:p>
          </table:table-cell>
          <table:table-cell office:value-type="float" office:value="-0.0606404313421139" calcext:value-type="float">
            <text:p>-0.060640431342114</text:p>
          </table:table-cell>
          <table:table-cell office:value-type="float" office:value="-0.0578326627589752" calcext:value-type="float">
            <text:p>-0.057832662758975</text:p>
          </table:table-cell>
          <table:table-cell office:value-type="float" office:value="-0.0547173821388196" calcext:value-type="float">
            <text:p>-0.05471738213882</text:p>
          </table:table-cell>
          <table:table-cell office:value-type="float" office:value="-0.0513255243335715" calcext:value-type="float">
            <text:p>-0.051325524333572</text:p>
          </table:table-cell>
          <table:table-cell office:value-type="float" office:value="-0.0476917864992846" calcext:value-type="float">
            <text:p>-0.047691786499285</text:p>
          </table:table-cell>
          <table:table-cell office:value-type="float" office:value="-0.0438543057776572" calcext:value-type="float">
            <text:p>-0.043854305777657</text:p>
          </table:table-cell>
          <table:table-cell office:value-type="float" office:value="-0.039854288565453" calcext:value-type="float">
            <text:p>-0.039854288565453</text:p>
          </table:table-cell>
          <table:table-cell office:value-type="float" office:value="-0.0357356015332444" calcext:value-type="float">
            <text:p>-0.035735601533244</text:p>
          </table:table-cell>
          <table:table-cell office:value-type="float" office:value="-0.031544335472508" calcext:value-type="float">
            <text:p>-0.031544335472508</text:p>
          </table:table-cell>
          <table:table-cell office:value-type="float" office:value="-0.027328353356025" calcext:value-type="float">
            <text:p>-0.027328353356025</text:p>
          </table:table-cell>
          <table:table-cell office:value-type="float" office:value="-0.0231368337249533" calcext:value-type="float">
            <text:p>-0.023136833724953</text:p>
          </table:table-cell>
          <table:table-cell office:value-type="float" office:value="-0.0190198196537699" calcext:value-type="float">
            <text:p>-0.01901981965377</text:p>
          </table:table-cell>
          <table:table-cell office:value-type="float" office:value="-0.0150277821690246" calcext:value-type="float">
            <text:p>-0.015027782169025</text:p>
          </table:table-cell>
          <table:table-cell office:value-type="float" office:value="-0.0112112051996478" calcext:value-type="float">
            <text:p>-0.011211205199648</text:p>
          </table:table-cell>
          <table:table-cell office:value-type="float" office:value="-0.00762019700020356" calcext:value-type="float">
            <text:p>-0.007620197000204</text:p>
          </table:table-cell>
          <table:table-cell office:value-type="float" office:value="-0.00430413066967048" calcext:value-type="float">
            <text:p>-0.00430413066967</text:p>
          </table:table-cell>
          <table:table-cell office:value-type="float" office:value="-0.0013113139464437" calcext:value-type="float">
            <text:p>-0.001311313946444</text:p>
          </table:table-cell>
          <table:table-cell office:value-type="float" office:value="0.0013113139464437" calcext:value-type="float">
            <text:p>0.001311313946444</text:p>
          </table:table-cell>
        </table:table-row>
        <table:table-row table:style-name="ro1">
          <table:table-cell office:value-type="float" office:value="-0.00344073344230443" calcext:value-type="float">
            <text:p>-0.003440733442304</text:p>
          </table:table-cell>
          <table:table-cell office:value-type="float" office:value="0.00344073344230443" calcext:value-type="float">
            <text:p>0.003440733442304</text:p>
          </table:table-cell>
          <table:table-cell office:value-type="float" office:value="0.0100013468849558" calcext:value-type="float">
            <text:p>0.010001346884956</text:p>
          </table:table-cell>
          <table:table-cell office:value-type="float" office:value="0.0162558428939596" calcext:value-type="float">
            <text:p>0.01625584289396</text:p>
          </table:table-cell>
          <table:table-cell office:value-type="float" office:value="0.0221902793556503" calcext:value-type="float">
            <text:p>0.02219027935565</text:p>
          </table:table-cell>
          <table:table-cell office:value-type="float" office:value="0.0277946634639672" calcext:value-type="float">
            <text:p>0.027794663463967</text:p>
          </table:table-cell>
          <table:table-cell office:value-type="float" office:value="0.0330625193333961" calcext:value-type="float">
            <text:p>0.033062519333396</text:p>
          </table:table-cell>
          <table:table-cell office:value-type="float" office:value="0.0379904789667201" calcext:value-type="float">
            <text:p>0.03799047896672</text:p>
          </table:table-cell>
          <table:table-cell office:value-type="float" office:value="0.0425778938888561" calcext:value-type="float">
            <text:p>0.042577893888856</text:p>
          </table:table-cell>
          <table:table-cell office:value-type="float" office:value="0.0468264665019255" calcext:value-type="float">
            <text:p>0.046826466501926</text:p>
          </table:table-cell>
          <table:table-cell office:value-type="float" office:value="0.0507399009572991" calcext:value-type="float">
            <text:p>0.050739900957299</text:p>
          </table:table-cell>
          <table:table-cell office:value-type="float" office:value="0.0543235737065565" calcext:value-type="float">
            <text:p>0.054323573706557</text:p>
          </table:table-cell>
          <table:table-cell office:value-type="float" office:value="0.057584224069598" calcext:value-type="float">
            <text:p>0.057584224069598</text:p>
          </table:table-cell>
          <table:table-cell office:value-type="float" office:value="0.0605296653263388" calcext:value-type="float">
            <text:p>0.060529665326339</text:p>
          </table:table-cell>
          <table:table-cell office:value-type="float" office:value="0.0631685168805721" calcext:value-type="float">
            <text:p>0.063168516880572</text:p>
          </table:table-cell>
          <table:table-cell office:value-type="float" office:value="0.0655099581018793" calcext:value-type="float">
            <text:p>0.065509958101879</text:p>
          </table:table-cell>
          <table:table-cell office:value-type="float" office:value="0.067563504396414" calcext:value-type="float">
            <text:p>0.067563504396414</text:p>
          </table:table-cell>
          <table:table-cell office:value-type="float" office:value="0.0693388059853928" calcext:value-type="float">
            <text:p>0.069338805985393</text:p>
          </table:table-cell>
          <table:table-cell office:value-type="float" office:value="0.0708454697288232" calcext:value-type="float">
            <text:p>0.070845469728823</text:p>
          </table:table-cell>
          <table:table-cell office:value-type="float" office:value="0.072092904170776" calcext:value-type="float">
            <text:p>0.072092904170776</text:p>
          </table:table-cell>
          <table:table-cell office:value-type="float" office:value="0.0730901877713008" calcext:value-type="float">
            <text:p>0.073090187771301</text:p>
          </table:table-cell>
          <table:table-cell office:value-type="float" office:value="0.0738459600660106" calcext:value-type="float">
            <text:p>0.073845960066011</text:p>
          </table:table-cell>
          <table:table-cell office:value-type="float" office:value="0.0743683352805845" calcext:value-type="float">
            <text:p>0.074368335280585</text:p>
          </table:table-cell>
          <table:table-cell office:value-type="float" office:value="0.0746648376736351" calcext:value-type="float">
            <text:p>0.074664837673635</text:p>
          </table:table-cell>
          <table:table-cell office:value-type="float" office:value="0.0747423576880792" calcext:value-type="float">
            <text:p>0.074742357688079</text:p>
          </table:table-cell>
          <table:table-cell office:value-type="float" office:value="0.0746071277780649" calcext:value-type="float">
            <text:p>0.074607127778065</text:p>
          </table:table-cell>
          <table:table-cell office:value-type="float" office:value="0.074264716615197" calcext:value-type="float">
            <text:p>0.074264716615197</text:p>
          </table:table-cell>
          <table:table-cell office:value-type="float" office:value="0.0737200402594835" calcext:value-type="float">
            <text:p>0.073720040259484</text:p>
          </table:table-cell>
          <table:table-cell office:value-type="float" office:value="0.0729773887564549" calcext:value-type="float">
            <text:p>0.072977388756455</text:p>
          </table:table-cell>
          <table:table-cell office:value-type="float" office:value="0.0720404665885333" calcext:value-type="float">
            <text:p>0.072040466588533</text:p>
          </table:table-cell>
          <table:table-cell office:value-type="float" office:value="0.0709124453781522" calcext:value-type="float">
            <text:p>0.070912445378152</text:p>
          </table:table-cell>
          <table:table-cell office:value-type="float" office:value="0.0695960272619074" calcext:value-type="float">
            <text:p>0.069596027261907</text:p>
          </table:table-cell>
          <table:table-cell office:value-type="float" office:value="0.0680935174036587" calcext:value-type="float">
            <text:p>0.068093517403659</text:p>
          </table:table-cell>
          <table:table-cell office:value-type="float" office:value="0.0664069041963414" calcext:value-type="float">
            <text:p>0.066406904196341</text:p>
          </table:table-cell>
          <table:table-cell office:value-type="float" office:value="0.0645379458022136" calcext:value-type="float">
            <text:p>0.064537945802214</text:p>
          </table:table-cell>
          <table:table-cell office:value-type="float" office:value="0.0624882618015984" calcext:value-type="float">
            <text:p>0.062488261801599</text:p>
          </table:table-cell>
          <table:table-cell office:value-type="float" office:value="0.0602594288423879" calcext:value-type="float">
            <text:p>0.060259428842388</text:p>
          </table:table-cell>
          <table:table-cell office:value-type="float" office:value="0.0578530793241468" calcext:value-type="float">
            <text:p>0.057853079324147</text:p>
          </table:table-cell>
          <table:table-cell office:value-type="float" office:value="0.055271002270175" calcext:value-type="float">
            <text:p>0.055271002270175</text:p>
          </table:table-cell>
          <table:table-cell office:value-type="float" office:value="0.052515245666716" calcext:value-type="float">
            <text:p>0.052515245666716</text:p>
          </table:table-cell>
          <table:table-cell office:value-type="float" office:value="0.0495882196584439" calcext:value-type="float">
            <text:p>0.049588219658444</text:p>
          </table:table-cell>
          <table:table-cell office:value-type="float" office:value="0.046492800077099" calcext:value-type="float">
            <text:p>0.046492800077099</text:p>
          </table:table-cell>
          <table:table-cell office:value-type="float" office:value="0.043232431857416" calcext:value-type="float">
            <text:p>0.043232431857416</text:p>
          </table:table-cell>
          <table:table-cell office:value-type="float" office:value="0.0398112319550415" calcext:value-type="float">
            <text:p>0.039811231955042</text:p>
          </table:table-cell>
          <table:table-cell office:value-type="float" office:value="0.0362340914070425" calcext:value-type="float">
            <text:p>0.036234091407043</text:p>
          </table:table-cell>
          <table:table-cell office:value-type="float" office:value="0.0325067761940109" calcext:value-type="float">
            <text:p>0.032506776194011</text:p>
          </table:table-cell>
          <table:table-cell office:value-type="float" office:value="0.0286360265014629" calcext:value-type="float">
            <text:p>0.028636026501463</text:p>
          </table:table-cell>
          <table:table-cell office:value-type="float" office:value="0.0246296537986295" calcext:value-type="float">
            <text:p>0.02462965379863</text:p>
          </table:table-cell>
          <table:table-cell office:value-type="float" office:value="0.020496634603442" calcext:value-type="float">
            <text:p>0.020496634603442</text:p>
          </table:table-cell>
          <table:table-cell office:value-type="float" office:value="0.0162471986119428" calcext:value-type="float">
            <text:p>0.016247198611943</text:p>
          </table:table-cell>
          <table:table-cell office:value-type="float" office:value="0.0118929071001856" calcext:value-type="float">
            <text:p>0.011892907100186</text:p>
          </table:table-cell>
          <table:table-cell office:value-type="float" office:value="0.00744671936530652" calcext:value-type="float">
            <text:p>0.007446719365307</text:p>
          </table:table-cell>
          <table:table-cell office:value-type="float" office:value="0.0029230758112336" calcext:value-type="float">
            <text:p>0.002923075811234</text:p>
          </table:table-cell>
          <table:table-cell office:value-type="float" office:value="-0.00166180685191695" calcext:value-type="float">
            <text:p>-0.001661806851917</text:p>
          </table:table-cell>
          <table:table-cell office:value-type="float" office:value="-0.00628819714259874" calcext:value-type="float">
            <text:p>-0.006288197142599</text:p>
          </table:table-cell>
          <table:table-cell office:value-type="float" office:value="-0.0109356245973658" calcext:value-type="float">
            <text:p>-0.010935624597366</text:p>
          </table:table-cell>
          <table:table-cell office:value-type="float" office:value="-0.0155872889711211" calcext:value-type="float">
            <text:p>-0.015587288971121</text:p>
          </table:table-cell>
          <table:table-cell office:value-type="float" office:value="-0.0202259945334985" calcext:value-type="float">
            <text:p>-0.020225994533499</text:p>
          </table:table-cell>
          <table:table-cell office:value-type="float" office:value="-0.024832891805253" calcext:value-type="float">
            <text:p>-0.024832891805253</text:p>
          </table:table-cell>
          <table:table-cell office:value-type="float" office:value="-0.0293874061962412" calcext:value-type="float">
            <text:p>-0.029387406196241</text:p>
          </table:table-cell>
          <table:table-cell office:value-type="float" office:value="-0.0338674060682699" calcext:value-type="float">
            <text:p>-0.03386740606827</text:p>
          </table:table-cell>
          <table:table-cell office:value-type="float" office:value="-0.0382493935985155" calcext:value-type="float">
            <text:p>-0.038249393598516</text:p>
          </table:table-cell>
          <table:table-cell office:value-type="float" office:value="-0.0425086987244395" calcext:value-type="float">
            <text:p>-0.04250869872444</text:p>
          </table:table-cell>
          <table:table-cell office:value-type="float" office:value="-0.0466196868697319" calcext:value-type="float">
            <text:p>-0.046619686869732</text:p>
          </table:table-cell>
          <table:table-cell office:value-type="float" office:value="-0.0505559891337561" calcext:value-type="float">
            <text:p>-0.050555989133756</text:p>
          </table:table-cell>
          <table:table-cell office:value-type="float" office:value="-0.0542907592098926" calcext:value-type="float">
            <text:p>-0.054290759209893</text:p>
          </table:table-cell>
          <table:table-cell office:value-type="float" office:value="-0.0577969585419051" calcext:value-type="float">
            <text:p>-0.057796958541905</text:p>
          </table:table-cell>
          <table:table-cell office:value-type="float" office:value="-0.0610476695841257" calcext:value-type="float">
            <text:p>-0.061047669584126</text:p>
          </table:table-cell>
          <table:table-cell office:value-type="float" office:value="-0.064016435886268" calcext:value-type="float">
            <text:p>-0.064016435886268</text:p>
          </table:table-cell>
          <table:table-cell office:value-type="float" office:value="-0.0666776266389645" calcext:value-type="float">
            <text:p>-0.066677626638965</text:p>
          </table:table-cell>
          <table:table-cell office:value-type="float" office:value="-0.0690068222361664" calcext:value-type="float">
            <text:p>-0.069006822236167</text:p>
          </table:table-cell>
          <table:table-cell office:value-type="float" office:value="-0.0709812162212207" calcext:value-type="float">
            <text:p>-0.070981216221221</text:p>
          </table:table-cell>
          <table:table-cell office:value-type="float" office:value="-0.0725800277889114" calcext:value-type="float">
            <text:p>-0.072580027788911</text:p>
          </table:table-cell>
          <table:table-cell office:value-type="float" office:value="-0.073784917797702" calcext:value-type="float">
            <text:p>-0.073784917797702</text:p>
          </table:table-cell>
          <table:table-cell office:value-type="float" office:value="-0.0745804001395883" calcext:value-type="float">
            <text:p>-0.074580400139588</text:p>
          </table:table-cell>
          <table:table-cell office:value-type="float" office:value="-0.0749542393210982" calcext:value-type="float">
            <text:p>-0.074954239321098</text:p>
          </table:table-cell>
          <table:table-cell office:value-type="float" office:value="-0.074897824391988" calcext:value-type="float">
            <text:p>-0.074897824391988</text:p>
          </table:table-cell>
          <table:table-cell office:value-type="float" office:value="-0.0744065089252679" calcext:value-type="float">
            <text:p>-0.074406508925268</text:p>
          </table:table-cell>
          <table:table-cell office:value-type="float" office:value="-0.07347990673216" calcext:value-type="float">
            <text:p>-0.07347990673216</text:p>
          </table:table-cell>
          <table:table-cell office:value-type="float" office:value="-0.0721221334095967" calcext:value-type="float">
            <text:p>-0.072122133409597</text:p>
          </table:table-cell>
          <table:table-cell office:value-type="float" office:value="-0.0703419847418569" calcext:value-type="float">
            <text:p>-0.070341984741857</text:p>
          </table:table-cell>
          <table:table-cell office:value-type="float" office:value="-0.0681530443747133" calcext:value-type="float">
            <text:p>-0.068153044374713</text:p>
          </table:table-cell>
          <table:table-cell office:value-type="float" office:value="-0.0655737150823398" calcext:value-type="float">
            <text:p>-0.06557371508234</text:p>
          </table:table-cell>
          <table:table-cell office:value-type="float" office:value="-0.0626271702160683" calcext:value-type="float">
            <text:p>-0.062627170216068</text:p>
          </table:table-cell>
          <table:table-cell office:value-type="float" office:value="-0.0593412245520472" calcext:value-type="float">
            <text:p>-0.059341224552047</text:p>
          </table:table-cell>
          <table:table-cell office:value-type="float" office:value="-0.0557481265054821" calcext:value-type="float">
            <text:p>-0.055748126505482</text:p>
          </table:table-cell>
          <table:table-cell office:value-type="float" office:value="-0.0518842764887064" calcext:value-type="float">
            <text:p>-0.051884276488707</text:p>
          </table:table-cell>
          <table:table-cell office:value-type="float" office:value="-0.0477898788185836" calcext:value-type="float">
            <text:p>-0.047789878818584</text:p>
          </table:table-cell>
          <table:table-cell office:value-type="float" office:value="-0.0435085368988837" calcext:value-type="float">
            <text:p>-0.043508536898884</text:p>
          </table:table-cell>
          <table:table-cell office:value-type="float" office:value="-0.0390868032436402" calcext:value-type="float">
            <text:p>-0.03908680324364</text:p>
          </table:table-cell>
          <table:table-cell office:value-type="float" office:value="-0.0345736971571908" calcext:value-type="float">
            <text:p>-0.034573697157191</text:p>
          </table:table-cell>
          <table:table-cell office:value-type="float" office:value="-0.0300202034568567" calcext:value-type="float">
            <text:p>-0.030020203456857</text:p>
          </table:table-cell>
          <table:table-cell office:value-type="float" office:value="-0.025478765498409" calcext:value-type="float">
            <text:p>-0.025478765498409</text:p>
          </table:table-cell>
          <table:table-cell office:value-type="float" office:value="-0.0210027849330945" calcext:value-type="float">
            <text:p>-0.021002784933095</text:p>
          </table:table-cell>
          <table:table-cell office:value-type="float" office:value="-0.0166461392006456" calcext:value-type="float">
            <text:p>-0.016646139200646</text:p>
          </table:table-cell>
          <table:table-cell office:value-type="float" office:value="-0.0124627257737302" calcext:value-type="float">
            <text:p>-0.01246272577373</text:p>
          </table:table-cell>
          <table:table-cell office:value-type="float" office:value="-0.00850603982525584" calcext:value-type="float">
            <text:p>-0.008506039825256</text:p>
          </table:table-cell>
          <table:table-cell office:value-type="float" office:value="-0.00482878934130627" calcext:value-type="float">
            <text:p>-0.004828789341306</text:p>
          </table:table-cell>
          <table:table-cell office:value-type="float" office:value="-0.00148254896071342" calcext:value-type="float">
            <text:p>-0.001482548960713</text:p>
          </table:table-cell>
          <table:table-cell office:value-type="float" office:value="0.00148254896071342" calcext:value-type="float">
            <text:p>0.001482548960713</text:p>
          </table:table-cell>
        </table:table-row>
        <table:table-row table:style-name="ro1">
          <table:table-cell office:value-type="float" office:value="-0.00368837952815772" calcext:value-type="float">
            <text:p>-0.003688379528158</text:p>
          </table:table-cell>
          <table:table-cell office:value-type="float" office:value="0.00368837952815772" calcext:value-type="float">
            <text:p>0.003688379528158</text:p>
          </table:table-cell>
          <table:table-cell office:value-type="float" office:value="0.0107013671931793" calcext:value-type="float">
            <text:p>0.010701367193179</text:p>
          </table:table-cell>
          <table:table-cell office:value-type="float" office:value="0.0173714744021207" calcext:value-type="float">
            <text:p>0.017371474402121</text:p>
          </table:table-cell>
          <table:table-cell office:value-type="float" office:value="0.0236864238843659" calcext:value-type="float">
            <text:p>0.023686423884366</text:p>
          </table:table-cell>
          <table:table-cell office:value-type="float" office:value="0.0296379548971341" calcext:value-type="float">
            <text:p>0.029637954897134</text:p>
          </table:table-cell>
          <table:table-cell office:value-type="float" office:value="0.0352213621289063" calcext:value-type="float">
            <text:p>0.035221362128906</text:p>
          </table:table-cell>
          <table:table-cell office:value-type="float" office:value="0.0404350598139978" calcext:value-type="float">
            <text:p>0.040435059813998</text:p>
          </table:table-cell>
          <table:table-cell office:value-type="float" office:value="0.0452801702927257" calcext:value-type="float">
            <text:p>0.045280170292726</text:p>
          </table:table-cell>
          <table:table-cell office:value-type="float" office:value="0.0497601361368163" calcext:value-type="float">
            <text:p>0.049760136136816</text:p>
          </table:table-cell>
          <table:table-cell office:value-type="float" office:value="0.0538803552426066" calcext:value-type="float">
            <text:p>0.053880355242607</text:p>
          </table:table-cell>
          <table:table-cell office:value-type="float" office:value="0.0576478386360007" calcext:value-type="float">
            <text:p>0.057647838636001</text:p>
          </table:table-cell>
          <table:table-cell office:value-type="float" office:value="0.0610708909530662" calcext:value-type="float">
            <text:p>0.061070890953066</text:p>
          </table:table-cell>
          <table:table-cell office:value-type="float" office:value="0.0641588137427123" calcext:value-type="float">
            <text:p>0.064158813742712</text:p>
          </table:table-cell>
          <table:table-cell office:value-type="float" office:value="0.0669216318539789" calcext:value-type="float">
            <text:p>0.066921631853979</text:p>
          </table:table-cell>
          <table:table-cell office:value-type="float" office:value="0.0693698432205861" calcext:value-type="float">
            <text:p>0.069369843220586</text:p>
          </table:table-cell>
          <table:table-cell office:value-type="float" office:value="0.0715141923601258" calcext:value-type="float">
            <text:p>0.071514192360126</text:p>
          </table:table-cell>
          <table:table-cell office:value-type="float" office:value="0.07336546784838" calcext:value-type="float">
            <text:p>0.07336546784838</text:p>
          </table:table-cell>
          <table:table-cell office:value-type="float" office:value="0.0749343239199905" calcext:value-type="float">
            <text:p>0.074934323919991</text:p>
          </table:table-cell>
          <table:table-cell office:value-type="float" office:value="0.0762311262036269" calcext:value-type="float">
            <text:p>0.076231126203627</text:p>
          </table:table-cell>
          <table:table-cell office:value-type="float" office:value="0.0772658214095768" calcext:value-type="float">
            <text:p>0.077265821409577</text:p>
          </table:table-cell>
          <table:table-cell office:value-type="float" office:value="0.0780478305851998" calcext:value-type="float">
            <text:p>0.0780478305852</text:p>
          </table:table-cell>
          <table:table-cell office:value-type="float" office:value="0.0785859653420075" calcext:value-type="float">
            <text:p>0.078585965342008</text:p>
          </table:table-cell>
          <table:table-cell office:value-type="float" office:value="0.0788883662278684" calcext:value-type="float">
            <text:p>0.078888366227868</text:p>
          </table:table-cell>
          <table:table-cell office:value-type="float" office:value="0.0789624622251829" calcext:value-type="float">
            <text:p>0.078962462225183</text:p>
          </table:table-cell>
          <table:table-cell office:value-type="float" office:value="0.078814950159484" calcext:value-type="float">
            <text:p>0.078814950159484</text:p>
          </table:table-cell>
          <table:table-cell office:value-type="float" office:value="0.078451792648761" calcext:value-type="float">
            <text:p>0.078451792648761</text:p>
          </table:table-cell>
          <table:table-cell office:value-type="float" office:value="0.0778782330987652" calcext:value-type="float">
            <text:p>0.077878233098765</text:p>
          </table:table-cell>
          <table:table-cell office:value-type="float" office:value="0.0770988261644576" calcext:value-type="float">
            <text:p>0.077098826164458</text:p>
          </table:table-cell>
          <table:table-cell office:value-type="float" office:value="0.0761174820462973" calcext:value-type="float">
            <text:p>0.076117482046297</text:p>
          </table:table-cell>
          <table:table-cell office:value-type="float" office:value="0.0749375229909293" calcext:value-type="float">
            <text:p>0.074937522990929</text:p>
          </table:table-cell>
          <table:table-cell office:value-type="float" office:value="0.0735617503846709" calcext:value-type="float">
            <text:p>0.073561750384671</text:p>
          </table:table-cell>
          <table:table-cell office:value-type="float" office:value="0.0719925208998902" calcext:value-type="float">
            <text:p>0.07199252089989</text:p>
          </table:table-cell>
          <table:table-cell office:value-type="float" office:value="0.0702318302434921" calcext:value-type="float">
            <text:p>0.070231830243492</text:p>
          </table:table-cell>
          <table:table-cell office:value-type="float" office:value="0.068281403172256" calcext:value-type="float">
            <text:p>0.068281403172256</text:p>
          </table:table-cell>
          <table:table-cell office:value-type="float" office:value="0.0661427885648142" calcext:value-type="float">
            <text:p>0.066142788564814</text:p>
          </table:table-cell>
          <table:table-cell office:value-type="float" office:value="0.0638174584934897" calcext:value-type="float">
            <text:p>0.06381745849349</text:p>
          </table:table-cell>
          <table:table-cell office:value-type="float" office:value="0.0613069103702007" calcext:value-type="float">
            <text:p>0.061306910370201</text:p>
          </table:table-cell>
          <table:table-cell office:value-type="float" office:value="0.0586127713940015" calcext:value-type="float">
            <text:p>0.058612771394002</text:p>
          </table:table-cell>
          <table:table-cell office:value-type="float" office:value="0.0557369046493768" calcext:value-type="float">
            <text:p>0.055736904649377</text:p>
          </table:table-cell>
          <table:table-cell office:value-type="float" office:value="0.0526815163384141" calcext:value-type="float">
            <text:p>0.052681516338414</text:p>
          </table:table-cell>
          <table:table-cell office:value-type="float" office:value="0.0494492637265701" calcext:value-type="float">
            <text:p>0.04944926372657</text:p>
          </table:table-cell>
          <table:table-cell office:value-type="float" office:value="0.0460433634705597" calcext:value-type="float">
            <text:p>0.04604336347056</text:p>
          </table:table-cell>
          <table:table-cell office:value-type="float" office:value="0.0424677000748557" calcext:value-type="float">
            <text:p>0.042467700074856</text:p>
          </table:table-cell>
          <table:table-cell office:value-type="float" office:value="0.0387269342698984" calcext:value-type="float">
            <text:p>0.038726934269898</text:p>
          </table:table-cell>
          <table:table-cell office:value-type="float" office:value="0.0348266111253377" calcext:value-type="float">
            <text:p>0.034826611125338</text:p>
          </table:table-cell>
          <table:table-cell office:value-type="float" office:value="0.0307732676765414" calcext:value-type="float">
            <text:p>0.030773267676542</text:p>
          </table:table-cell>
          <table:table-cell office:value-type="float" office:value="0.026574539580684" calcext:value-type="float">
            <text:p>0.026574539580684</text:p>
          </table:table-cell>
          <table:table-cell office:value-type="float" office:value="0.0222392655171324" calcext:value-type="float">
            <text:p>0.022239265517133</text:p>
          </table:table-cell>
          <table:table-cell office:value-type="float" office:value="0.0177775855414994" calcext:value-type="float">
            <text:p>0.017777585541499</text:p>
          </table:table-cell>
          <table:table-cell office:value-type="float" office:value="0.0132010226218721" calcext:value-type="float">
            <text:p>0.013201022621872</text:p>
          </table:table-cell>
          <table:table-cell office:value-type="float" office:value="0.00852251854507318" calcext:value-type="float">
            <text:p>0.008522518545073</text:p>
          </table:table-cell>
          <table:table-cell office:value-type="float" office:value="0.00375636097395021" calcext:value-type="float">
            <text:p>0.00375636097395</text:p>
          </table:table-cell>
          <table:table-cell office:value-type="float" office:value="-0.00108202070947383" calcext:value-type="float">
            <text:p>-0.001082020709474</text:p>
          </table:table-cell>
          <table:table-cell office:value-type="float" office:value="-0.00597442795660253" calcext:value-type="float">
            <text:p>-0.005974427956603</text:p>
          </table:table-cell>
          <table:table-cell office:value-type="float" office:value="-0.0108921235302636" calcext:value-type="float">
            <text:p>-0.010892123530264</text:p>
          </table:table-cell>
          <table:table-cell office:value-type="float" office:value="-0.015820344431609" calcext:value-type="float">
            <text:p>-0.015820344431609</text:p>
          </table:table-cell>
          <table:table-cell office:value-type="float" office:value="-0.0207422623453119" calcext:value-type="float">
            <text:p>-0.020742262345312</text:p>
          </table:table-cell>
          <table:table-cell office:value-type="float" office:value="-0.0256384487046636" calcext:value-type="float">
            <text:p>-0.025638448704664</text:p>
          </table:table-cell>
          <table:table-cell office:value-type="float" office:value="-0.0304874156171791" calcext:value-type="float">
            <text:p>-0.030487415617179</text:p>
          </table:table-cell>
          <table:table-cell office:value-type="float" office:value="-0.0352659490862623" calcext:value-type="float">
            <text:p>-0.035265949086262</text:p>
          </table:table-cell>
          <table:table-cell office:value-type="float" office:value="-0.0399493199521639" calcext:value-type="float">
            <text:p>-0.039949319952164</text:p>
          </table:table-cell>
          <table:table-cell office:value-type="float" office:value="-0.0445114694075537" calcext:value-type="float">
            <text:p>-0.044511469407554</text:p>
          </table:table-cell>
          <table:table-cell office:value-type="float" office:value="-0.0489252090625025" calcext:value-type="float">
            <text:p>-0.048925209062503</text:p>
          </table:table-cell>
          <table:table-cell office:value-type="float" office:value="-0.0531624491194578" calcext:value-type="float">
            <text:p>-0.053162449119458</text:p>
          </table:table-cell>
          <table:table-cell office:value-type="float" office:value="-0.0571944587483899" calcext:value-type="float">
            <text:p>-0.05719445874839</text:p>
          </table:table-cell>
          <table:table-cell office:value-type="float" office:value="-0.0609921595765942" calcext:value-type="float">
            <text:p>-0.060992159576594</text:p>
          </table:table-cell>
          <table:table-cell office:value-type="float" office:value="-0.0645264519114981" calcext:value-type="float">
            <text:p>-0.064526451911498</text:p>
          </table:table-cell>
          <table:table-cell office:value-type="float" office:value="-0.0677685724254254" calcext:value-type="float">
            <text:p>-0.067768572425425</text:p>
          </table:table-cell>
          <table:table-cell office:value-type="float" office:value="-0.0706904810852319" calcext:value-type="float">
            <text:p>-0.070690481085232</text:p>
          </table:table-cell>
          <table:table-cell office:value-type="float" office:value="-0.073265273988349" calcext:value-type="float">
            <text:p>-0.073265273988349</text:p>
          </table:table-cell>
          <table:table-cell office:value-type="float" office:value="-0.0754676175024753" calcext:value-type="float">
            <text:p>-0.075467617502475</text:p>
          </table:table-cell>
          <table:table-cell office:value-type="float" office:value="-0.0772741977253129" calcext:value-type="float">
            <text:p>-0.077274197725313</text:p>
          </table:table-cell>
          <table:table-cell office:value-type="float" office:value="-0.0786641778712265" calcext:value-type="float">
            <text:p>-0.078664177871227</text:p>
          </table:table-cell>
          <table:table-cell office:value-type="float" office:value="-0.079619654821721" calcext:value-type="float">
            <text:p>-0.079619654821721</text:p>
          </table:table-cell>
          <table:table-cell office:value-type="float" office:value="-0.0801261048486843" calcext:value-type="float">
            <text:p>-0.080126104848684</text:p>
          </table:table-cell>
          <table:table-cell office:value-type="float" office:value="-0.0801728075107037" calcext:value-type="float">
            <text:p>-0.080172807510704</text:p>
          </table:table-cell>
          <table:table-cell office:value-type="float" office:value="-0.0797532360710215" calcext:value-type="float">
            <text:p>-0.079753236071022</text:p>
          </table:table-cell>
          <table:table-cell office:value-type="float" office:value="-0.0788654025360214" calcext:value-type="float">
            <text:p>-0.078865402536022</text:p>
          </table:table-cell>
          <table:table-cell office:value-type="float" office:value="-0.0775121456915082" calcext:value-type="float">
            <text:p>-0.077512145691508</text:p>
          </table:table-cell>
          <table:table-cell office:value-type="float" office:value="-0.0757013513496177" calcext:value-type="float">
            <text:p>-0.075701351349618</text:p>
          </table:table-cell>
          <table:table-cell office:value-type="float" office:value="-0.0734460954582974" calcext:value-type="float">
            <text:p>-0.073446095458297</text:p>
          </table:table-cell>
          <table:table-cell office:value-type="float" office:value="-0.0707647027314358" calcext:value-type="float">
            <text:p>-0.070764702731436</text:p>
          </table:table-cell>
          <table:table-cell office:value-type="float" office:value="-0.0676807160024852" calcext:value-type="float">
            <text:p>-0.067680716002485</text:p>
          </table:table-cell>
          <table:table-cell office:value-type="float" office:value="-0.0642227744438507" calcext:value-type="float">
            <text:p>-0.064222774443851</text:p>
          </table:table-cell>
          <table:table-cell office:value-type="float" office:value="-0.060424402021559" calcext:value-type="float">
            <text:p>-0.060424402021559</text:p>
          </table:table-cell>
          <table:table-cell office:value-type="float" office:value="-0.0563237108500753" calcext:value-type="float">
            <text:p>-0.056323710850075</text:p>
          </table:table-cell>
          <table:table-cell office:value-type="float" office:value="-0.0519630273024032" calcext:value-type="float">
            <text:p>-0.051963027302403</text:p>
          </table:table-cell>
          <table:table-cell office:value-type="float" office:value="-0.047388451583886" calcext:value-type="float">
            <text:p>-0.047388451583886</text:p>
          </table:table-cell>
          <table:table-cell office:value-type="float" office:value="-0.0426493638394829" calcext:value-type="float">
            <text:p>-0.042649363839483</text:p>
          </table:table-cell>
          <table:table-cell office:value-type="float" office:value="-0.0377978915286054" calcext:value-type="float">
            <text:p>-0.037797891528605</text:p>
          </table:table-cell>
          <table:table-cell office:value-type="float" office:value="-0.0328883537152898" calcext:value-type="float">
            <text:p>-0.03288835371529</text:p>
          </table:table-cell>
          <table:table-cell office:value-type="float" office:value="-0.0279766979867665" calcext:value-type="float">
            <text:p>-0.027976697986767</text:p>
          </table:table-cell>
          <table:table-cell office:value-type="float" office:value="-0.0231199449677807" calcext:value-type="float">
            <text:p>-0.023119944967781</text:p>
          </table:table-cell>
          <table:table-cell office:value-type="float" office:value="-0.0183756538956696" calcext:value-type="float">
            <text:p>-0.01837565389567</text:p>
          </table:table-cell>
          <table:table-cell office:value-type="float" office:value="-0.0138014205853937" calcext:value-type="float">
            <text:p>-0.013801420585394</text:p>
          </table:table-cell>
          <table:table-cell office:value-type="float" office:value="-0.0094544164731774" calcext:value-type="float">
            <text:p>-0.009454416473177</text:p>
          </table:table-cell>
          <table:table-cell office:value-type="float" office:value="-0.00539097446217605" calcext:value-type="float">
            <text:p>-0.005390974462176</text:p>
          </table:table-cell>
          <table:table-cell office:value-type="float" office:value="-0.00166622415213618" calcext:value-type="float">
            <text:p>-0.001666224152136</text:p>
          </table:table-cell>
          <table:table-cell office:value-type="float" office:value="0.00166622415213618" calcext:value-type="float">
            <text:p>0.001666224152136</text:p>
          </table:table-cell>
        </table:table-row>
        <table:table-row table:style-name="ro1">
          <table:table-cell office:value-type="float" office:value="-0.00394245656320974" calcext:value-type="float">
            <text:p>-0.00394245656321</text:p>
          </table:table-cell>
          <table:table-cell office:value-type="float" office:value="0.00394245656320974" calcext:value-type="float">
            <text:p>0.00394245656321</text:p>
          </table:table-cell>
          <table:table-cell office:value-type="float" office:value="0.0114192326985802" calcext:value-type="float">
            <text:p>0.01141923269858</text:p>
          </table:table-cell>
          <table:table-cell office:value-type="float" office:value="0.0185151248034198" calcext:value-type="float">
            <text:p>0.01851512480342</text:p>
          </table:table-cell>
          <table:table-cell office:value-type="float" office:value="0.0252195860812435" calcext:value-type="float">
            <text:p>0.025219586081244</text:p>
          </table:table-cell>
          <table:table-cell office:value-type="float" office:value="0.0315261586364433" calcext:value-type="float">
            <text:p>0.031526158636443</text:p>
          </table:table-cell>
          <table:table-cell office:value-type="float" office:value="0.0374319813727572" calcext:value-type="float">
            <text:p>0.037431981372757</text:p>
          </table:table-cell>
          <table:table-cell office:value-type="float" office:value="0.0429373266004096" calcext:value-type="float">
            <text:p>0.04293732660041</text:p>
          </table:table-cell>
          <table:table-cell office:value-type="float" office:value="0.0480451648937728" calcext:value-type="float">
            <text:p>0.048045164893773</text:p>
          </table:table-cell>
          <table:table-cell office:value-type="float" office:value="0.0527607572384774" calcext:value-type="float">
            <text:p>0.052760757238478</text:p>
          </table:table-cell>
          <table:table-cell office:value-type="float" office:value="0.0570912735882573" calcext:value-type="float">
            <text:p>0.057091273588257</text:p>
          </table:table-cell>
          <table:table-cell office:value-type="float" office:value="0.0610454371830357" calcext:value-type="float">
            <text:p>0.061045437183036</text:p>
          </table:table-cell>
          <table:table-cell office:value-type="float" office:value="0.0646331942452831" calcext:value-type="float">
            <text:p>0.064633194245283</text:p>
          </table:table-cell>
          <table:table-cell office:value-type="float" office:value="0.0678654088685648" calcext:value-type="float">
            <text:p>0.067865408868565</text:p>
          </table:table-cell>
          <table:table-cell office:value-type="float" office:value="0.0707535830555756" calcext:value-type="float">
            <text:p>0.070753583055576</text:p>
          </table:table-cell>
          <table:table-cell office:value-type="float" office:value="0.0733096019554108" calcext:value-type="float">
            <text:p>0.073309601955411</text:p>
          </table:table-cell>
          <table:table-cell office:value-type="float" office:value="0.0755455043764026" calcext:value-type="float">
            <text:p>0.075545504376403</text:p>
          </table:table-cell>
          <table:table-cell office:value-type="float" office:value="0.0774732786178581" calcext:value-type="float">
            <text:p>0.077473278617858</text:p>
          </table:table-cell>
          <table:table-cell office:value-type="float" office:value="0.0791046835901728" calcext:value-type="float">
            <text:p>0.079104683590173</text:p>
          </table:table-cell>
          <table:table-cell office:value-type="float" office:value="0.0804510950507736" calcext:value-type="float">
            <text:p>0.080451095050774</text:p>
          </table:table-cell>
          <table:table-cell office:value-type="float" office:value="0.0815233766295928" calcext:value-type="float">
            <text:p>0.081523376629593</text:p>
          </table:table-cell>
          <table:table-cell office:value-type="float" office:value="0.0823317751212645" calcext:value-type="float">
            <text:p>0.082331775121265</text:p>
          </table:table-cell>
          <table:table-cell office:value-type="float" office:value="0.0828858393099789" calcext:value-type="float">
            <text:p>0.082885839309979</text:p>
          </table:table-cell>
          <table:table-cell office:value-type="float" office:value="0.0831943614032688" calcext:value-type="float">
            <text:p>0.083194361403269</text:p>
          </table:table-cell>
          <table:table-cell office:value-type="float" office:value="0.0832653399344851" calcext:value-type="float">
            <text:p>0.083265339934485</text:p>
          </table:table-cell>
          <table:table-cell office:value-type="float" office:value="0.0831059628319085" calcext:value-type="float">
            <text:p>0.083105962831909</text:p>
          </table:table-cell>
          <table:table-cell office:value-type="float" office:value="0.0827226091966221" calcext:value-type="float">
            <text:p>0.082722609196622</text:p>
          </table:table-cell>
          <table:table-cell office:value-type="float" office:value="0.0821208682174286" calcext:value-type="float">
            <text:p>0.082120868217429</text:p>
          </table:table-cell>
          <table:table-cell office:value-type="float" office:value="0.081305573577554" calcext:value-type="float">
            <text:p>0.081305573577554</text:p>
          </table:table-cell>
          <table:table-cell office:value-type="float" office:value="0.0802808516733093" calcext:value-type="float">
            <text:p>0.080280851673309</text:p>
          </table:table-cell>
          <table:table-cell office:value-type="float" office:value="0.0790501819638613" calcext:value-type="float">
            <text:p>0.079050181963861</text:p>
          </table:table-cell>
          <table:table-cell office:value-type="float" office:value="0.0776164678210043" calcext:value-type="float">
            <text:p>0.077616467821004</text:p>
          </table:table-cell>
          <table:table-cell office:value-type="float" office:value="0.0759821163210645" calcext:value-type="float">
            <text:p>0.075982116321065</text:p>
          </table:table-cell>
          <table:table-cell office:value-type="float" office:value="0.0741491255248938" calcext:value-type="float">
            <text:p>0.074149125524894</text:p>
          </table:table-cell>
          <table:table-cell office:value-type="float" office:value="0.0721191779248655" calcext:value-type="float">
            <text:p>0.072119177924866</text:p>
          </table:table-cell>
          <table:table-cell office:value-type="float" office:value="0.0698937388772061" calcext:value-type="float">
            <text:p>0.069893738877206</text:p>
          </table:table-cell>
          <table:table-cell office:value-type="float" office:value="0.067474158999202" calcext:value-type="float">
            <text:p>0.067474158999202</text:p>
          </table:table-cell>
          <table:table-cell office:value-type="float" office:value="0.0648617796591054" calcext:value-type="float">
            <text:p>0.064861779659105</text:p>
          </table:table-cell>
          <table:table-cell office:value-type="float" office:value="0.0620580408483499" calcext:value-type="float">
            <text:p>0.06205804084835</text:p>
          </table:table-cell>
          <table:table-cell office:value-type="float" office:value="0.0590645908692885" calcext:value-type="float">
            <text:p>0.059064590869289</text:p>
          </table:table-cell>
          <table:table-cell office:value-type="float" office:value="0.0558833973908982" calcext:value-type="float">
            <text:p>0.055883397390898</text:p>
          </table:table-cell>
          <table:table-cell office:value-type="float" office:value="0.0525168595577582" calcext:value-type="float">
            <text:p>0.052516859557758</text:p>
          </table:table-cell>
          <table:table-cell office:value-type="float" office:value="0.0489679209165007" calcext:value-type="float">
            <text:p>0.048967920916501</text:p>
          </table:table-cell>
          <table:table-cell office:value-type="float" office:value="0.0452401829990995" calcext:value-type="float">
            <text:p>0.0452401829991</text:p>
          </table:table-cell>
          <table:table-cell office:value-type="float" office:value="0.0413380194624681" calcext:value-type="float">
            <text:p>0.041338019462468</text:p>
          </table:table-cell>
          <table:table-cell office:value-type="float" office:value="0.0372666907092949" calcext:value-type="float">
            <text:p>0.037266690709295</text:p>
          </table:table-cell>
          <table:table-cell office:value-type="float" office:value="0.0330324589161603" calcext:value-type="float">
            <text:p>0.03303245891616</text:p>
          </table:table-cell>
          <table:table-cell office:value-type="float" office:value="0.0286427033179878" calcext:value-type="float">
            <text:p>0.028642703317988</text:p>
          </table:table-cell>
          <table:table-cell office:value-type="float" office:value="0.0241060353276664" calcext:value-type="float">
            <text:p>0.024106035327666</text:p>
          </table:table-cell>
          <table:table-cell office:value-type="float" office:value="0.0194324121429817" calcext:value-type="float">
            <text:p>0.019432412142982</text:p>
          </table:table-cell>
          <table:table-cell office:value-type="float" office:value="0.0146332440009355" calcext:value-type="float">
            <text:p>0.014633244000936</text:p>
          </table:table-cell>
          <table:table-cell office:value-type="float" office:value="0.00972147454548061" calcext:value-type="float">
            <text:p>0.009721474545481</text:p>
          </table:table-cell>
          <table:table-cell office:value-type="float" office:value="0.00471152941791505" calcext:value-type="float">
            <text:p>0.004711529417915</text:p>
          </table:table-cell>
          <table:table-cell office:value-type="float" office:value="-0.000381481159530932" calcext:value-type="float">
            <text:p>-0.000381481159531</text:p>
          </table:table-cell>
          <table:table-cell office:value-type="float" office:value="-0.0055460204938118" calcext:value-type="float">
            <text:p>-0.005546020493812</text:p>
          </table:table-cell>
          <table:table-cell office:value-type="float" office:value="-0.0107372944282078" calcext:value-type="float">
            <text:p>-0.010737294428208</text:p>
          </table:table-cell>
          <table:table-cell office:value-type="float" office:value="-0.0159475518158786" calcext:value-type="float">
            <text:p>-0.015947551815879</text:p>
          </table:table-cell>
          <table:table-cell office:value-type="float" office:value="-0.0211596261236045" calcext:value-type="float">
            <text:p>-0.021159626123605</text:p>
          </table:table-cell>
          <table:table-cell office:value-type="float" office:value="-0.0263531422507541" calcext:value-type="float">
            <text:p>-0.026353142250754</text:p>
          </table:table-cell>
          <table:table-cell office:value-type="float" office:value="-0.0315056472924395" calcext:value-type="float">
            <text:p>-0.03150564729244</text:p>
          </table:table-cell>
          <table:table-cell office:value-type="float" office:value="-0.0365928821864154" calcext:value-type="float">
            <text:p>-0.036592882186416</text:p>
          </table:table-cell>
          <table:table-cell office:value-type="float" office:value="-0.0415889273097497" calcext:value-type="float">
            <text:p>-0.04158892730975</text:p>
          </table:table-cell>
          <table:table-cell office:value-type="float" office:value="-0.0464663566442235" calcext:value-type="float">
            <text:p>-0.046466356644224</text:p>
          </table:table-cell>
          <table:table-cell office:value-type="float" office:value="-0.0511964258211023" calcext:value-type="float">
            <text:p>-0.051196425821102</text:p>
          </table:table-cell>
          <table:table-cell office:value-type="float" office:value="-0.0557492980083111" calcext:value-type="float">
            <text:p>-0.055749298008311</text:p>
          </table:table-cell>
          <table:table-cell office:value-type="float" office:value="-0.0600943077556568" calcext:value-type="float">
            <text:p>-0.060094307755657</text:p>
          </table:table-cell>
          <table:table-cell office:value-type="float" office:value="-0.0642002624439293" calcext:value-type="float">
            <text:p>-0.064200262443929</text:p>
          </table:table-cell>
          <table:table-cell office:value-type="float" office:value="-0.0680357808305941" calcext:value-type="float">
            <text:p>-0.068035780830594</text:p>
          </table:table-cell>
          <table:table-cell office:value-type="float" office:value="-0.0715696677135761" calcext:value-type="float">
            <text:p>-0.071569667713576</text:p>
          </table:table-cell>
          <table:table-cell office:value-type="float" office:value="-0.0747713228713239" calcext:value-type="float">
            <text:p>-0.074771322871324</text:p>
          </table:table-cell>
          <table:table-cell office:value-type="float" office:value="-0.0776111812720604" calcext:value-type="float">
            <text:p>-0.07761118127206</text:p>
          </table:table-cell>
          <table:table-cell office:value-type="float" office:value="-0.0800611801392422" calcext:value-type="float">
            <text:p>-0.080061180139242</text:p>
          </table:table-cell>
          <table:table-cell office:value-type="float" office:value="-0.0820952468803502" calcext:value-type="float">
            <text:p>-0.08209524688035</text:p>
          </table:table-cell>
          <table:table-cell office:value-type="float" office:value="-0.0836898002351598" calcext:value-type="float">
            <text:p>-0.08368980023516</text:p>
          </table:table-cell>
          <table:table-cell office:value-type="float" office:value="-0.0848242553479397" calcext:value-type="float">
            <text:p>-0.08482425534794</text:p>
          </table:table-cell>
          <table:table-cell office:value-type="float" office:value="-0.085481521935364" calcext:value-type="float">
            <text:p>-0.085481521935364</text:p>
          </table:table-cell>
          <table:table-cell office:value-type="float" office:value="-0.0856484834068528" calcext:value-type="float">
            <text:p>-0.085648483406853</text:p>
          </table:table-cell>
          <table:table-cell office:value-type="float" office:value="-0.0853164438203897" calcext:value-type="float">
            <text:p>-0.08531644382039</text:p>
          </table:table-cell>
          <table:table-cell office:value-type="float" office:value="-0.0844815290578766" calcext:value-type="float">
            <text:p>-0.084481529057877</text:p>
          </table:table-cell>
          <table:table-cell office:value-type="float" office:value="-0.0831450286524847" calcext:value-type="float">
            <text:p>-0.083145028652485</text:p>
          </table:table-cell>
          <table:table-cell office:value-type="float" office:value="-0.0813136654175223" calcext:value-type="float">
            <text:p>-0.081313665417522</text:p>
          </table:table-cell>
          <table:table-cell office:value-type="float" office:value="-0.0789997814320278" calcext:value-type="float">
            <text:p>-0.078999781432028</text:p>
          </table:table-cell>
          <table:table-cell office:value-type="float" office:value="-0.0762214310627651" calcext:value-type="float">
            <text:p>-0.076221431062765</text:p>
          </table:table-cell>
          <table:table-cell office:value-type="float" office:value="-0.0730023744625343" calcext:value-type="float">
            <text:p>-0.073002374462534</text:p>
          </table:table-cell>
          <table:table-cell office:value-type="float" office:value="-0.0693719683084109" calcext:value-type="float">
            <text:p>-0.069371968308411</text:p>
          </table:table-cell>
          <table:table-cell office:value-type="float" office:value="-0.0653649542461389" calcext:value-type="float">
            <text:p>-0.065364954246139</text:p>
          </table:table-cell>
          <table:table-cell office:value-type="float" office:value="-0.0610211493897169" calcext:value-type="float">
            <text:p>-0.061021149389717</text:p>
          </table:table-cell>
          <table:table-cell office:value-type="float" office:value="-0.056385047040491" calcext:value-type="float">
            <text:p>-0.056385047040491</text:p>
          </table:table-cell>
          <table:table-cell office:value-type="float" office:value="-0.0515053393080533" calcext:value-type="float">
            <text:p>-0.051505339308053</text:p>
          </table:table-cell>
          <table:table-cell office:value-type="float" office:value="-0.0464343762715524" calcext:value-type="float">
            <text:p>-0.046434376271553</text:p>
          </table:table-cell>
          <table:table-cell office:value-type="float" office:value="-0.0412275785397791" calcext:value-type="float">
            <text:p>-0.041227578539779</text:p>
          </table:table-cell>
          <table:table-cell office:value-type="float" office:value="-0.0359428213873771" calcext:value-type="float">
            <text:p>-0.035942821387377</text:p>
          </table:table-cell>
          <table:table-cell office:value-type="float" office:value="-0.0306398089926567" calcext:value-type="float">
            <text:p>-0.030639808992657</text:p>
          </table:table-cell>
          <table:table-cell office:value-type="float" office:value="-0.0253794566694382" calcext:value-type="float">
            <text:p>-0.025379456669438</text:p>
          </table:table-cell>
          <table:table-cell office:value-type="float" office:value="-0.0202232974529986" calcext:value-type="float">
            <text:p>-0.020223297452999</text:p>
          </table:table-cell>
          <table:table-cell office:value-type="float" office:value="-0.0152329270725413" calcext:value-type="float">
            <text:p>-0.015232927072541</text:p>
          </table:table-cell>
          <table:table-cell office:value-type="float" office:value="-0.0104694984139427" calcext:value-type="float">
            <text:p>-0.010469498413943</text:p>
          </table:table-cell>
          <table:table-cell office:value-type="float" office:value="-0.00599327321406139" calcext:value-type="float">
            <text:p>-0.005993273214061</text:p>
          </table:table-cell>
          <table:table-cell office:value-type="float" office:value="-0.00186323515309544" calcext:value-type="float">
            <text:p>-0.001863235153095</text:p>
          </table:table-cell>
          <table:table-cell office:value-type="float" office:value="0.00186323515309544" calcext:value-type="float">
            <text:p>0.001863235153095</text:p>
          </table:table-cell>
        </table:table-row>
        <table:table-row table:style-name="ro1">
          <table:table-cell office:value-type="float" office:value="-0.0042026836372173" calcext:value-type="float">
            <text:p>-0.004202683637217</text:p>
          </table:table-cell>
          <table:table-cell office:value-type="float" office:value="0.0042026836372173" calcext:value-type="float">
            <text:p>0.004202683637217</text:p>
          </table:table-cell>
          <table:table-cell office:value-type="float" office:value="0.0121541524957039" calcext:value-type="float">
            <text:p>0.012154152495704</text:p>
          </table:table-cell>
          <table:table-cell office:value-type="float" office:value="0.0196855453163954" calcext:value-type="float">
            <text:p>0.019685545316395</text:p>
          </table:table-cell>
          <table:table-cell office:value-type="float" office:value="0.026788109191431" calcext:value-type="float">
            <text:p>0.026788109191431</text:p>
          </table:table-cell>
          <table:table-cell office:value-type="float" office:value="0.0334572570040198" calcext:value-type="float">
            <text:p>0.03345725700402</text:p>
          </table:table-cell>
          <table:table-cell office:value-type="float" office:value="0.0396920426350677" calcext:value-type="float">
            <text:p>0.039692042635068</text:p>
          </table:table-cell>
          <table:table-cell office:value-type="float" office:value="0.0454946691930383" calcext:value-type="float">
            <text:p>0.045494669193038</text:p>
          </table:table-cell>
          <table:table-cell office:value-type="float" office:value="0.0508700295171956" calcext:value-type="float">
            <text:p>0.050870029517196</text:p>
          </table:table-cell>
          <table:table-cell office:value-type="float" office:value="0.0558252777502164" calcext:value-type="float">
            <text:p>0.055825277750216</text:p>
          </table:table-cell>
          <table:table-cell office:value-type="float" office:value="0.0603694307379129" calcext:value-type="float">
            <text:p>0.060369430737913</text:p>
          </table:table-cell>
          <table:table-cell office:value-type="float" office:value="0.0645129982517012" calcext:value-type="float">
            <text:p>0.064512998251701</text:p>
          </table:table-cell>
          <table:table-cell office:value-type="float" office:value="0.0682676413109639" calcext:value-type="float">
            <text:p>0.068267641310964</text:p>
          </table:table-cell>
          <table:table-cell office:value-type="float" office:value="0.0716458580860299" calcext:value-type="float">
            <text:p>0.07164585808603</text:p>
          </table:table-cell>
          <table:table-cell office:value-type="float" office:value="0.074660697069379" calcext:value-type="float">
            <text:p>0.074660697069379</text:p>
          </table:table-cell>
          <table:table-cell office:value-type="float" office:value="0.0773254972921043" calcext:value-type="float">
            <text:p>0.077325497292104</text:p>
          </table:table-cell>
          <table:table-cell office:value-type="float" office:value="0.0796536554363316" calcext:value-type="float">
            <text:p>0.079653655436332</text:p>
          </table:table-cell>
          <table:table-cell office:value-type="float" office:value="0.0816584196795171" calcext:value-type="float">
            <text:p>0.081658419679517</text:p>
          </table:table-cell>
          <table:table-cell office:value-type="float" office:value="0.0833527100492251" calcext:value-type="float">
            <text:p>0.083352710049225</text:p>
          </table:table-cell>
          <table:table-cell office:value-type="float" office:value="0.0847489649442291" calcext:value-type="float">
            <text:p>0.084748964944229</text:p>
          </table:table-cell>
          <table:table-cell office:value-type="float" office:value="0.0858590133442828" calcext:value-type="float">
            <text:p>0.085859013344283</text:p>
          </table:table-cell>
          <table:table-cell office:value-type="float" office:value="0.0866939720384578" calcext:value-type="float">
            <text:p>0.086693972038458</text:p>
          </table:table-cell>
          <table:table-cell office:value-type="float" office:value="0.087264167007987" calcext:value-type="float">
            <text:p>0.087264167007987</text:p>
          </table:table-cell>
          <table:table-cell office:value-type="float" office:value="0.0875790779107031" calcext:value-type="float">
            <text:p>0.087579077910703</text:p>
          </table:table-cell>
          <table:table-cell office:value-type="float" office:value="0.0876473044173078" calcext:value-type="float">
            <text:p>0.087647304417308</text:p>
          </table:table-cell>
          <table:table-cell office:value-type="float" office:value="0.0874765529909103" calcext:value-type="float">
            <text:p>0.08747655299091</text:p>
          </table:table-cell>
          <table:table-cell office:value-type="float" office:value="0.0870736425606044" calcext:value-type="float">
            <text:p>0.087073642560604</text:p>
          </table:table-cell>
          <table:table-cell office:value-type="float" office:value="0.0864445274228104" calcext:value-type="float">
            <text:p>0.086444527422811</text:p>
          </table:table-cell>
          <table:table-cell office:value-type="float" office:value="0.0855943356673404" calcext:value-type="float">
            <text:p>0.085594335667341</text:p>
          </table:table-cell>
          <table:table-cell office:value-type="float" office:value="0.0845274213717794" calcext:value-type="float">
            <text:p>0.084527421371779</text:p>
          </table:table-cell>
          <table:table-cell office:value-type="float" office:value="0.0832474288501973" calcext:value-type="float">
            <text:p>0.083247428850197</text:p>
          </table:table-cell>
          <table:table-cell office:value-type="float" office:value="0.0817573672838283" calcext:value-type="float">
            <text:p>0.081757367283828</text:p>
          </table:table-cell>
          <table:table-cell office:value-type="float" office:value="0.0800596941595173" calcext:value-type="float">
            <text:p>0.080059694159517</text:p>
          </table:table-cell>
          <table:table-cell office:value-type="float" office:value="0.0781564060603618" calcext:value-type="float">
            <text:p>0.078156406060362</text:p>
          </table:table-cell>
          <table:table-cell office:value-type="float" office:value="0.0760491354935881" calcext:value-type="float">
            <text:p>0.076049135493588</text:p>
          </table:table-cell>
          <table:table-cell office:value-type="float" office:value="0.0737392526051896" calcext:value-type="float">
            <text:p>0.07373925260519</text:p>
          </table:table-cell>
          <table:table-cell office:value-type="float" office:value="0.0712279707923261" calcext:value-type="float">
            <text:p>0.071227970792326</text:p>
          </table:table-cell>
          <table:table-cell office:value-type="float" office:value="0.0685164553991732" calcext:value-type="float">
            <text:p>0.068516455399173</text:p>
          </table:table-cell>
          <table:table-cell office:value-type="float" office:value="0.0656059348448272" calcext:value-type="float">
            <text:p>0.065605934844827</text:p>
          </table:table-cell>
          <table:table-cell office:value-type="float" office:value="0.0624978136862066" calcext:value-type="float">
            <text:p>0.062497813686207</text:p>
          </table:table-cell>
          <table:table-cell office:value-type="float" office:value="0.0591937872540046" calcext:value-type="float">
            <text:p>0.059193787254005</text:p>
          </table:table-cell>
          <table:table-cell office:value-type="float" office:value="0.0556959576160637" calcext:value-type="float">
            <text:p>0.055695957616064</text:p>
          </table:table-cell>
          <table:table-cell office:value-type="float" office:value="0.0520069507096611" calcext:value-type="float">
            <text:p>0.052006950709661</text:p>
          </table:table-cell>
          <table:table-cell office:value-type="float" office:value="0.0481300345383654" calcext:value-type="float">
            <text:p>0.048130034538365</text:p>
          </table:table-cell>
          <table:table-cell office:value-type="float" office:value="0.0440692383444543" calcext:value-type="float">
            <text:p>0.044069238344454</text:p>
          </table:table-cell>
          <table:table-cell office:value-type="float" office:value="0.0398294726284887" calcext:value-type="float">
            <text:p>0.039829472628489</text:p>
          </table:table-cell>
          <table:table-cell office:value-type="float" office:value="0.0354166497546956" calcext:value-type="float">
            <text:p>0.035416649754696</text:p>
          </table:table-cell>
          <table:table-cell office:value-type="float" office:value="0.0308378045895216" calcext:value-type="float">
            <text:p>0.030837804589522</text:p>
          </table:table-cell>
          <table:table-cell office:value-type="float" office:value="0.0261012138920556" calcext:value-type="float">
            <text:p>0.026101213892056</text:p>
          </table:table-cell>
          <table:table-cell office:value-type="float" office:value="0.0212165113412863" calcext:value-type="float">
            <text:p>0.021216511341286</text:p>
          </table:table-cell>
          <table:table-cell office:value-type="float" office:value="0.0161947900279911" calcext:value-type="float">
            <text:p>0.016194790027991</text:p>
          </table:table-cell>
          <table:table-cell office:value-type="float" office:value="0.0110486705875548" calcext:value-type="float">
            <text:p>0.011048670587555</text:p>
          </table:table-cell>
          <table:table-cell office:value-type="float" office:value="0.00579228609610235" calcext:value-type="float">
            <text:p>0.005792286096102</text:p>
          </table:table-cell>
          <table:table-cell office:value-type="float" office:value="0.000441180129792342" calcext:value-type="float">
            <text:p>0.000441180129792</text:p>
          </table:table-cell>
          <table:table-cell office:value-type="float" office:value="-0.00498670282366088" calcext:value-type="float">
            <text:p>-0.004986702823661</text:p>
          </table:table-cell>
          <table:table-cell office:value-type="float" office:value="-0.0104581081595676" calcext:value-type="float">
            <text:p>-0.010458108159568</text:p>
          </table:table-cell>
          <table:table-cell office:value-type="float" office:value="-0.0159575949578452" calcext:value-type="float">
            <text:p>-0.015957594957845</text:p>
          </table:table-cell>
          <table:table-cell office:value-type="float" office:value="-0.0214670932667653" calcext:value-type="float">
            <text:p>-0.021467093266765</text:p>
          </table:table-cell>
          <table:table-cell office:value-type="float" office:value="-0.0269657791236173" calcext:value-type="float">
            <text:p>-0.026965779123617</text:p>
          </table:table-cell>
          <table:table-cell office:value-type="float" office:value="-0.0324305654463866" calcext:value-type="float">
            <text:p>-0.032430565446387</text:p>
          </table:table-cell>
          <table:table-cell office:value-type="float" office:value="-0.0378363295156344" calcext:value-type="float">
            <text:p>-0.037836329515634</text:p>
          </table:table-cell>
          <table:table-cell office:value-type="float" office:value="-0.0431560590377911" calcext:value-type="float">
            <text:p>-0.043156059037791</text:p>
          </table:table-cell>
          <table:table-cell office:value-type="float" office:value="-0.0483610090585191" calcext:value-type="float">
            <text:p>-0.048361009058519</text:p>
          </table:table-cell>
          <table:table-cell office:value-type="float" office:value="-0.0534208932946567" calcext:value-type="float">
            <text:p>-0.053420893294657</text:p>
          </table:table-cell>
          <table:table-cell office:value-type="float" office:value="-0.058304114064644" calcext:value-type="float">
            <text:p>-0.058304114064644</text:p>
          </table:table-cell>
          <table:table-cell office:value-type="float" office:value="-0.0629780316545942" calcext:value-type="float">
            <text:p>-0.062978031654594</text:p>
          </table:table-cell>
          <table:table-cell office:value-type="float" office:value="-0.0674092737730087" calcext:value-type="float">
            <text:p>-0.067409273773009</text:p>
          </table:table-cell>
          <table:table-cell office:value-type="float" office:value="-0.0715640856284455" calcext:value-type="float">
            <text:p>-0.071564085628446</text:p>
          </table:table-cell>
          <table:table-cell office:value-type="float" office:value="-0.0754087205628087" calcext:value-type="float">
            <text:p>-0.075408720562809</text:p>
          </table:table-cell>
          <table:table-cell office:value-type="float" office:value="-0.0789098701804686" calcext:value-type="float">
            <text:p>-0.078909870180469</text:p>
          </table:table-cell>
          <table:table-cell office:value-type="float" office:value="-0.0820351315674189" calcext:value-type="float">
            <text:p>-0.082035131567419</text:p>
          </table:table-cell>
          <table:table-cell office:value-type="float" office:value="-0.0847535075765785" calcext:value-type="float">
            <text:p>-0.084753507576579</text:p>
          </table:table-cell>
          <table:table-cell office:value-type="float" office:value="-0.0870359343587326" calcext:value-type="float">
            <text:p>-0.087035934358733</text:p>
          </table:table-cell>
          <table:table-cell office:value-type="float" office:value="-0.0888558283738637" calcext:value-type="float">
            <text:p>-0.088855828373864</text:p>
          </table:table-cell>
          <table:table-cell office:value-type="float" office:value="-0.0901896431586573" calcext:value-type="float">
            <text:p>-0.090189643158657</text:p>
          </table:table-cell>
          <table:table-cell office:value-type="float" office:value="-0.0910174242345588" calcext:value-type="float">
            <text:p>-0.091017424234559</text:p>
          </table:table-cell>
          <table:table-cell office:value-type="float" office:value="-0.0913233488592234" calcext:value-type="float">
            <text:p>-0.091323348859224</text:p>
          </table:table-cell>
          <table:table-cell office:value-type="float" office:value="-0.0910962359873711" calcext:value-type="float">
            <text:p>-0.091096235987371</text:p>
          </table:table-cell>
          <table:table-cell office:value-type="float" office:value="-0.0903300109435557" calcext:value-type="float">
            <text:p>-0.090330010943556</text:p>
          </table:table-cell>
          <table:table-cell office:value-type="float" office:value="-0.0890241091037067" calcext:value-type="float">
            <text:p>-0.089024109103707</text:p>
          </table:table-cell>
          <table:table-cell office:value-type="float" office:value="-0.0871838033611907" calcext:value-type="float">
            <text:p>-0.087183803361191</text:p>
          </table:table-cell>
          <table:table-cell office:value-type="float" office:value="-0.0848204415132743" calcext:value-type="float">
            <text:p>-0.084820441513274</text:p>
          </table:table-cell>
          <table:table-cell office:value-type="float" office:value="-0.081951581851976" calcext:value-type="float">
            <text:p>-0.081951581851976</text:p>
          </table:table-cell>
          <table:table-cell office:value-type="float" office:value="-0.0786010182431044" calcext:value-type="float">
            <text:p>-0.078601018243104</text:p>
          </table:table-cell>
          <table:table-cell office:value-type="float" office:value="-0.0747986896715834" calcext:value-type="float">
            <text:p>-0.074798689671583</text:p>
          </table:table-cell>
          <table:table-cell office:value-type="float" office:value="-0.0705804734587541" calcext:value-type="float">
            <text:p>-0.070580473458754</text:p>
          </table:table-cell>
          <table:table-cell office:value-type="float" office:value="-0.0659878658870413" calcext:value-type="float">
            <text:p>-0.065987865887041</text:p>
          </table:table-cell>
          <table:table-cell office:value-type="float" office:value="-0.0610675585356035" calcext:value-type="float">
            <text:p>-0.061067558535604</text:p>
          </table:table-cell>
          <table:table-cell office:value-type="float" office:value="-0.0558709228938712" calcext:value-type="float">
            <text:p>-0.055870922893871</text:p>
          </table:table-cell>
          <table:table-cell office:value-type="float" office:value="-0.0504534195344016" calcext:value-type="float">
            <text:p>-0.050453419534402</text:p>
          </table:table-cell>
          <table:table-cell office:value-type="float" office:value="-0.0448739510082759" calcext:value-type="float">
            <text:p>-0.044873951008276</text:p>
          </table:table-cell>
          <table:table-cell office:value-type="float" office:value="-0.0391941794684121" calcext:value-type="float">
            <text:p>-0.039194179468412</text:p>
          </table:table-cell>
          <table:table-cell office:value-type="float" office:value="-0.0334778307548139" calcext:value-type="float">
            <text:p>-0.033477830754814</text:p>
          </table:table-cell>
          <table:table-cell office:value-type="float" office:value="-0.0277900062172627" calcext:value-type="float">
            <text:p>-0.027790006217263</text:p>
          </table:table-cell>
          <table:table-cell office:value-type="float" office:value="-0.0221965220070522" calcext:value-type="float">
            <text:p>-0.022196522007052</text:p>
          </table:table-cell>
          <table:table-cell office:value-type="float" office:value="-0.0167632930696075" calcext:value-type="float">
            <text:p>-0.016763293069608</text:p>
          </table:table-cell>
          <table:table-cell office:value-type="float" office:value="-0.0115557757961508" calcext:value-type="float">
            <text:p>-0.011555775796151</text:p>
          </table:table-cell>
          <table:table-cell office:value-type="float" office:value="-0.0066384795155705" calcext:value-type="float">
            <text:p>-0.006638479515571</text:p>
          </table:table-cell>
          <table:table-cell office:value-type="float" office:value="-0.00207455288991646" calcext:value-type="float">
            <text:p>-0.002074552889916</text:p>
          </table:table-cell>
          <table:table-cell office:value-type="float" office:value="0.00207455288991646" calcext:value-type="float">
            <text:p>0.002074552889916</text:p>
          </table:table-cell>
        </table:table-row>
        <table:table-row table:style-name="ro1">
          <table:table-cell office:value-type="float" office:value="-0.00446877045016961" calcext:value-type="float">
            <text:p>-0.00446877045017</text:p>
          </table:table-cell>
          <table:table-cell office:value-type="float" office:value="0.00446877045016961" calcext:value-type="float">
            <text:p>0.00446877045017</text:p>
          </table:table-cell>
          <table:table-cell office:value-type="float" office:value="0.0129053141517173" calcext:value-type="float">
            <text:p>0.012905314151717</text:p>
          </table:table-cell>
          <table:table-cell office:value-type="float" office:value="0.0208814545590505" calcext:value-type="float">
            <text:p>0.020881454559051</text:p>
          </table:table-cell>
          <table:table-cell office:value-type="float" office:value="0.0283902941292662" calcext:value-type="float">
            <text:p>0.028390294129266</text:p>
          </table:table-cell>
          <table:table-cell office:value-type="float" office:value="0.0354291813368046" calcext:value-type="float">
            <text:p>0.035429181336805</text:p>
          </table:table-cell>
          <table:table-cell office:value-type="float" office:value="0.0419991523190718" calcext:value-type="float">
            <text:p>0.041999152319072</text:p>
          </table:table-cell>
          <table:table-cell office:value-type="float" office:value="0.0481044100237836" calcext:value-type="float">
            <text:p>0.048104410023784</text:p>
          </table:table-cell>
          <table:table-cell office:value-type="float" office:value="0.0537518398223691" calcext:value-type="float">
            <text:p>0.053751839822369</text:p>
          </table:table-cell>
          <table:table-cell office:value-type="float" office:value="0.0589505600037441" calcext:value-type="float">
            <text:p>0.058950560003744</text:p>
          </table:table-cell>
          <table:table-cell office:value-type="float" office:value="0.0637115055221363" calcext:value-type="float">
            <text:p>0.063711505522136</text:p>
          </table:table-cell>
          <table:table-cell office:value-type="float" office:value="0.0680470436130133" calcext:value-type="float">
            <text:p>0.068047043613013</text:p>
          </table:table-cell>
          <table:table-cell office:value-type="float" office:value="0.0719706202172114" calcext:value-type="float">
            <text:p>0.071970620217211</text:p>
          </table:table-cell>
          <table:table-cell office:value-type="float" office:value="0.0754964363968868" calcext:value-type="float">
            <text:p>0.075496436396887</text:p>
          </table:table-cell>
          <table:table-cell office:value-type="float" office:value="0.0786391541376913" calcext:value-type="float">
            <text:p>0.078639154137691</text:p>
          </table:table-cell>
          <table:table-cell office:value-type="float" office:value="0.0814136310890872" calcext:value-type="float">
            <text:p>0.081413631089087</text:p>
          </table:table-cell>
          <table:table-cell office:value-type="float" office:value="0.083834683856688" calcext:value-type="float">
            <text:p>0.083834683856688</text:p>
          </table:table-cell>
          <table:table-cell office:value-type="float" office:value="0.0859168794939364" calcext:value-type="float">
            <text:p>0.085916879493937</text:p>
          </table:table-cell>
          <table:table-cell office:value-type="float" office:value="0.0876743547784032" calcext:value-type="float">
            <text:p>0.087674354778403</text:p>
          </table:table-cell>
          <table:table-cell office:value-type="float" office:value="0.0891206627763613" calcext:value-type="float">
            <text:p>0.089120662776361</text:p>
          </table:table-cell>
          <table:table-cell office:value-type="float" office:value="0.0902686460449953" calcext:value-type="float">
            <text:p>0.090268646044995</text:p>
          </table:table-cell>
          <table:table-cell office:value-type="float" office:value="0.0911303356630612" calcext:value-type="float">
            <text:p>0.091130335663061</text:p>
          </table:table-cell>
          <table:table-cell office:value-type="float" office:value="0.091716875090179" calcext:value-type="float">
            <text:p>0.091716875090179</text:p>
          </table:table-cell>
          <table:table-cell office:value-type="float" office:value="0.092038467664763" calcext:value-type="float">
            <text:p>0.092038467664763</text:p>
          </table:table-cell>
          <table:table-cell office:value-type="float" office:value="0.0921043463756275" calcext:value-type="float">
            <text:p>0.092104346375628</text:p>
          </table:table-cell>
          <table:table-cell office:value-type="float" office:value="0.091922764378892" calcext:value-type="float">
            <text:p>0.091922764378892</text:p>
          </table:table-cell>
          <table:table-cell office:value-type="float" office:value="0.0915010046044576" calcext:value-type="float">
            <text:p>0.091501004604458</text:p>
          </table:table-cell>
          <table:table-cell office:value-type="float" office:value="0.0908454067075524" calcext:value-type="float">
            <text:p>0.090845406707553</text:p>
          </table:table-cell>
          <table:table-cell office:value-type="float" office:value="0.0899614095609956" calcext:value-type="float">
            <text:p>0.089961409560996</text:p>
          </table:table-cell>
          <table:table-cell office:value-type="float" office:value="0.0888536074804837" calcext:value-type="float">
            <text:p>0.088853607480484</text:p>
          </table:table-cell>
          <table:table-cell office:value-type="float" office:value="0.0875258184060788" calcext:value-type="float">
            <text:p>0.087525818406079</text:p>
          </table:table-cell>
          <table:table-cell office:value-type="float" office:value="0.0859811623345732" calcext:value-type="float">
            <text:p>0.085981162334573</text:p>
          </table:table-cell>
          <table:table-cell office:value-type="float" office:value="0.0842221484039137" calcext:value-type="float">
            <text:p>0.084222148403914</text:p>
          </table:table-cell>
          <table:table-cell office:value-type="float" office:value="0.0822507691625173" calcext:value-type="float">
            <text:p>0.082250769162517</text:p>
          </table:table-cell>
          <table:table-cell office:value-type="float" office:value="0.0800686007275721" calcext:value-type="float">
            <text:p>0.080068600727572</text:p>
          </table:table-cell>
          <table:table-cell office:value-type="float" office:value="0.0776769076922476" calcext:value-type="float">
            <text:p>0.077676907692248</text:p>
          </table:table-cell>
          <table:table-cell office:value-type="float" office:value="0.0750767518391958" calcext:value-type="float">
            <text:p>0.075076751839196</text:p>
          </table:table-cell>
          <table:table-cell office:value-type="float" office:value="0.0722691038916547" calcext:value-type="float">
            <text:p>0.072269103891655</text:p>
          </table:table-cell>
          <table:table-cell office:value-type="float" office:value="0.0692549577172372" calcext:value-type="float">
            <text:p>0.069254957717237</text:p>
          </table:table-cell>
          <table:table-cell office:value-type="float" office:value="0.0660354465470151" calcext:value-type="float">
            <text:p>0.066035446547015</text:p>
          </table:table-cell>
          <table:table-cell office:value-type="float" office:value="0.0626119609362544" calcext:value-type="float">
            <text:p>0.062611960936254</text:p>
          </table:table-cell>
          <table:table-cell office:value-type="float" office:value="0.0589862682857041" calcext:value-type="float">
            <text:p>0.058986268285704</text:p>
          </table:table-cell>
          <table:table-cell office:value-type="float" office:value="0.0551606338361715" calcext:value-type="float">
            <text:p>0.055160633836172</text:p>
          </table:table-cell>
          <table:table-cell office:value-type="float" office:value="0.0511379430712826" calcext:value-type="float">
            <text:p>0.051137943071283</text:p>
          </table:table-cell>
          <table:table-cell office:value-type="float" office:value="0.0469218254432454" calcext:value-type="float">
            <text:p>0.046921825443245</text:p>
          </table:table-cell>
          <table:table-cell office:value-type="float" office:value="0.0425167792119074" calcext:value-type="float">
            <text:p>0.042516779211907</text:p>
          </table:table-cell>
          <table:table-cell office:value-type="float" office:value="0.0379282969654905" calcext:value-type="float">
            <text:p>0.037928296965491</text:p>
          </table:table-cell>
          <table:table-cell office:value-type="float" office:value="0.0331629909740035" calcext:value-type="float">
            <text:p>0.033162990974004</text:p>
          </table:table-cell>
          <table:table-cell office:value-type="float" office:value="0.0282287169361808" calcext:value-type="float">
            <text:p>0.028228716936181</text:p>
          </table:table-cell>
          <table:table-cell office:value-type="float" office:value="0.0231346940781894" calcext:value-type="float">
            <text:p>0.02313469407819</text:p>
          </table:table-cell>
          <table:table-cell office:value-type="float" office:value="0.0178916203482067" calcext:value-type="float">
            <text:p>0.017891620348207</text:p>
          </table:table-cell>
          <table:table-cell office:value-type="float" office:value="0.0125117901535458" calcext:value-type="float">
            <text:p>0.012511790153546</text:p>
          </table:table-cell>
          <table:table-cell office:value-type="float" office:value="0.00700926601388062" calcext:value-type="float">
            <text:p>0.007009266013881</text:p>
          </table:table-cell>
          <table:table-cell office:value-type="float" office:value="0.00140033247373422" calcext:value-type="float">
            <text:p>0.001400332473734</text:p>
          </table:table-cell>
          <table:table-cell office:value-type="float" office:value="-0.00429500861827295" calcext:value-type="float">
            <text:p>-0.004295008618273</text:p>
          </table:table-cell>
          <table:table-cell office:value-type="float" office:value="-0.0100488259990971" calcext:value-type="float">
            <text:p>-0.010048825999097</text:p>
          </table:table-cell>
          <table:table-cell office:value-type="float" office:value="-0.0158419873782802" calcext:value-type="float">
            <text:p>-0.01584198737828</text:p>
          </table:table-cell>
          <table:table-cell office:value-type="float" office:value="-0.0216547144407011" calcext:value-type="float">
            <text:p>-0.021654714440701</text:p>
          </table:table-cell>
          <table:table-cell office:value-type="float" office:value="-0.0274654729390305" calcext:value-type="float">
            <text:p>-0.027465472939031</text:p>
          </table:table-cell>
          <table:table-cell office:value-type="float" office:value="-0.0332505820099272" calcext:value-type="float">
            <text:p>-0.033250582009927</text:p>
          </table:table-cell>
          <table:table-cell office:value-type="float" office:value="-0.0389841442326997" calcext:value-type="float">
            <text:p>-0.0389841442327</text:p>
          </table:table-cell>
          <table:table-cell office:value-type="float" office:value="-0.0446381245632282" calcext:value-type="float">
            <text:p>-0.044638124563228</text:p>
          </table:table-cell>
          <table:table-cell office:value-type="float" office:value="-0.050182501931112" calcext:value-type="float">
            <text:p>-0.050182501931112</text:p>
          </table:table-cell>
          <table:table-cell office:value-type="float" office:value="-0.055585465962494" calcext:value-type="float">
            <text:p>-0.055585465962494</text:p>
          </table:table-cell>
          <table:table-cell office:value-type="float" office:value="-0.0608136522602995" calcext:value-type="float">
            <text:p>-0.0608136522603</text:p>
          </table:table-cell>
          <table:table-cell office:value-type="float" office:value="-0.0658324168853361" calcext:value-type="float">
            <text:p>-0.065832416885336</text:p>
          </table:table-cell>
          <table:table-cell office:value-type="float" office:value="-0.0706061523980345" calcext:value-type="float">
            <text:p>-0.070606152398035</text:p>
          </table:table-cell>
          <table:table-cell office:value-type="float" office:value="-0.0750986476473495" calcext:value-type="float">
            <text:p>-0.07509864764735</text:p>
          </table:table-cell>
          <table:table-cell office:value-type="float" office:value="-0.079273492568279" calcext:value-type="float">
            <text:p>-0.079273492568279</text:p>
          </table:table-cell>
          <table:table-cell office:value-type="float" office:value="-0.0830945279847483" calcext:value-type="float">
            <text:p>-0.083094527984748</text:p>
          </table:table-cell>
          <table:table-cell office:value-type="float" office:value="-0.0865263388345938" calcext:value-type="float">
            <text:p>-0.086526338834594</text:p>
          </table:table-cell>
          <table:table-cell office:value-type="float" office:value="-0.0895347874030968" calcext:value-type="float">
            <text:p>-0.089534787403097</text:p>
          </table:table-cell>
          <table:table-cell office:value-type="float" office:value="-0.0920875810795549" calcext:value-type="float">
            <text:p>-0.092087581079555</text:p>
          </table:table-cell>
          <table:table-cell office:value-type="float" office:value="-0.0941548669282718" calcext:value-type="float">
            <text:p>-0.094154866928272</text:p>
          </table:table-cell>
          <table:table-cell office:value-type="float" office:value="-0.0957098430368385" calcext:value-type="float">
            <text:p>-0.095709843036839</text:p>
          </table:table-cell>
          <table:table-cell office:value-type="float" office:value="-0.0967293743392264" calcext:value-type="float">
            <text:p>-0.096729374339226</text:p>
          </table:table-cell>
          <table:table-cell office:value-type="float" office:value="-0.0971945984800849" calcext:value-type="float">
            <text:p>-0.097194598480085</text:p>
          </table:table-cell>
          <table:table-cell office:value-type="float" office:value="-0.0970915055221592" calcext:value-type="float">
            <text:p>-0.097091505522159</text:p>
          </table:table-cell>
          <table:table-cell office:value-type="float" office:value="-0.096411474015472" calcext:value-type="float">
            <text:p>-0.096411474015472</text:p>
          </table:table-cell>
          <table:table-cell office:value-type="float" office:value="-0.0951517453344839" calcext:value-type="float">
            <text:p>-0.095151745334484</text:p>
          </table:table-cell>
          <table:table-cell office:value-type="float" office:value="-0.093315818428605" calcext:value-type="float">
            <text:p>-0.093315818428605</text:p>
          </table:table-cell>
          <table:table-cell office:value-type="float" office:value="-0.0909137482814512" calcext:value-type="float">
            <text:p>-0.090913748281451</text:p>
          </table:table-cell>
          <table:table-cell office:value-type="float" office:value="-0.0879623335482783" calcext:value-type="float">
            <text:p>-0.087962333548278</text:p>
          </table:table-cell>
          <table:table-cell office:value-type="float" office:value="-0.0844851820153193" calcext:value-type="float">
            <text:p>-0.084485182015319</text:p>
          </table:table-cell>
          <table:table-cell office:value-type="float" office:value="-0.0805126465818007" calcext:value-type="float">
            <text:p>-0.080512646581801</text:p>
          </table:table-cell>
          <table:table-cell office:value-type="float" office:value="-0.0760816292682634" calcext:value-type="float">
            <text:p>-0.076081629268263</text:p>
          </table:table-cell>
          <table:table-cell office:value-type="float" office:value="-0.0712352560086121" calcext:value-type="float">
            <text:p>-0.071235256008612</text:p>
          </table:table-cell>
          <table:table-cell office:value-type="float" office:value="-0.0660224303861089" calcext:value-type="float">
            <text:p>-0.066022430386109</text:p>
          </table:table-cell>
          <table:table-cell office:value-type="float" office:value="-0.0604972796479391" calcext:value-type="float">
            <text:p>-0.060497279647939</text:p>
          </table:table-cell>
          <table:table-cell office:value-type="float" office:value="-0.0547185109432108" calcext:value-type="float">
            <text:p>-0.054718510943211</text:p>
          </table:table-cell>
          <table:table-cell office:value-type="float" office:value="-0.0487486994182152" calcext:value-type="float">
            <text:p>-0.048748699418215</text:p>
          </table:table-cell>
          <table:table-cell office:value-type="float" office:value="-0.0426535323388121" calcext:value-type="float">
            <text:p>-0.042653532338812</text:p>
          </table:table-cell>
          <table:table-cell office:value-type="float" office:value="-0.0365010345973913" calcext:value-type="float">
            <text:p>-0.036501034597391</text:p>
          </table:table-cell>
          <table:table-cell office:value-type="float" office:value="-0.0303608007971401" calcext:value-type="float">
            <text:p>-0.03036080079714</text:p>
          </table:table-cell>
          <table:table-cell office:value-type="float" office:value="-0.0243032575768683" calcext:value-type="float">
            <text:p>-0.024303257576868</text:p>
          </table:table-cell>
          <table:table-cell office:value-type="float" office:value="-0.0183989771706599" calcext:value-type="float">
            <text:p>-0.01839897717066</text:p>
          </table:table-cell>
          <table:table-cell office:value-type="float" office:value="-0.0127180595740768" calcext:value-type="float">
            <text:p>-0.012718059574077</text:p>
          </table:table-cell>
          <table:table-cell office:value-type="float" office:value="-0.00732959639769734" calcext:value-type="float">
            <text:p>-0.007329596397697</text:p>
          </table:table-cell>
          <table:table-cell office:value-type="float" office:value="-0.00230122481402039" calcext:value-type="float">
            <text:p>-0.00230122481402</text:p>
          </table:table-cell>
          <table:table-cell office:value-type="float" office:value="0.00230122481402039" calcext:value-type="float">
            <text:p>0.00230122481402</text:p>
          </table:table-cell>
        </table:table-row>
        <table:table-row table:style-name="ro1">
          <table:table-cell office:value-type="float" office:value="-0.0047404177448491" calcext:value-type="float">
            <text:p>-0.004740417744849</text:p>
          </table:table-cell>
          <table:table-cell office:value-type="float" office:value="0.0047404177448491" calcext:value-type="float">
            <text:p>0.004740417744849</text:p>
          </table:table-cell>
          <table:table-cell office:value-type="float" office:value="0.0136718837898992" calcext:value-type="float">
            <text:p>0.013671883789899</text:p>
          </table:table-cell>
          <table:table-cell office:value-type="float" office:value="0.0221015395328102" calcext:value-type="float">
            <text:p>0.02210153953281</text:p>
          </table:table-cell>
          <table:table-cell office:value-type="float" office:value="0.0300244014543381" calcext:value-type="float">
            <text:p>0.030024401454338</text:p>
          </table:table-cell>
          <table:table-cell office:value-type="float" office:value="0.0374398147616833" calcext:value-type="float">
            <text:p>0.037439814761683</text:p>
          </table:table-cell>
          <table:table-cell office:value-type="float" office:value="0.0443508610538427" calcext:value-type="float">
            <text:p>0.044350861053843</text:p>
          </table:table-cell>
          <table:table-cell office:value-type="float" office:value="0.050763807959035" calcext:value-type="float">
            <text:p>0.050763807959035</text:p>
          </table:table-cell>
          <table:table-cell office:value-type="float" office:value="0.0566875994685458" calcext:value-type="float">
            <text:p>0.056687599468546</text:p>
          </table:table-cell>
          <table:table-cell office:value-type="float" office:value="0.0621333849769151" calcext:value-type="float">
            <text:p>0.062133384976915</text:p>
          </table:table-cell>
          <table:table-cell office:value-type="float" office:value="0.0671140849648263" calcext:value-type="float">
            <text:p>0.067114084964826</text:p>
          </table:table-cell>
          <table:table-cell office:value-type="float" office:value="0.0716439915857174" calcext:value-type="float">
            <text:p>0.071643991585718</text:p>
          </table:table-cell>
          <table:table-cell office:value-type="float" office:value="0.0757384027261732" calcext:value-type="float">
            <text:p>0.075738402726173</text:p>
          </table:table-cell>
          <table:table-cell office:value-type="float" office:value="0.0794132884519959" calcext:value-type="float">
            <text:p>0.079413288451996</text:p>
          </table:table-cell>
          <table:table-cell office:value-type="float" office:value="0.0826849889737161" calcext:value-type="float">
            <text:p>0.082684988973716</text:p>
          </table:table-cell>
          <table:table-cell office:value-type="float" office:value="0.0855699434386447" calcext:value-type="float">
            <text:p>0.085569943438645</text:p>
          </table:table-cell>
          <table:table-cell office:value-type="float" office:value="0.0880844489751393" calcext:value-type="float">
            <text:p>0.088084448975139</text:p>
          </table:table-cell>
          <table:table-cell office:value-type="float" office:value="0.0902444494372172" calcext:value-type="float">
            <text:p>0.090244449437217</text:p>
          </table:table-cell>
          <table:table-cell office:value-type="float" office:value="0.0920653532643424" calcext:value-type="float">
            <text:p>0.092065353264342</text:p>
          </table:table-cell>
          <table:table-cell office:value-type="float" office:value="0.0935618798013523" calcext:value-type="float">
            <text:p>0.093561879801352</text:p>
          </table:table-cell>
          <table:table-cell office:value-type="float" office:value="0.0947479332684937" calcext:value-type="float">
            <text:p>0.094747933268494</text:p>
          </table:table-cell>
          <table:table-cell office:value-type="float" office:value="0.0956365034274183" calcext:value-type="float">
            <text:p>0.095636503427418</text:p>
          </table:table-cell>
          <table:table-cell office:value-type="float" office:value="0.0962395918003728" calcext:value-type="float">
            <text:p>0.096239591800373</text:p>
          </table:table-cell>
          <table:table-cell office:value-type="float" office:value="0.0965681621160041" calcext:value-type="float">
            <text:p>0.096568162116004</text:p>
          </table:table-cell>
          <table:table-cell office:value-type="float" office:value="0.096632113486744" calcext:value-type="float">
            <text:p>0.096632113486744</text:p>
          </table:table-cell>
          <table:table-cell office:value-type="float" office:value="0.096440274669477" calcext:value-type="float">
            <text:p>0.096440274669477</text:p>
          </table:table-cell>
          <table:table-cell office:value-type="float" office:value="0.0960004176328234" calcext:value-type="float">
            <text:p>0.096000417632823</text:p>
          </table:table-cell>
          <table:table-cell office:value-type="float" office:value="0.0953192885974506" calcext:value-type="float">
            <text:p>0.095319288597451</text:p>
          </table:table-cell>
          <table:table-cell office:value-type="float" office:value="0.0944026546408383" calcext:value-type="float">
            <text:p>0.094402654640838</text:p>
          </table:table-cell>
          <table:table-cell office:value-type="float" office:value="0.0932553639964398" calcext:value-type="float">
            <text:p>0.09325536399644</text:p>
          </table:table-cell>
          <table:table-cell office:value-type="float" office:value="0.0918814182018724" calcext:value-type="float">
            <text:p>0.091881418201872</text:p>
          </table:table-cell>
          <table:table-cell office:value-type="float" office:value="0.0902840543488116" calcext:value-type="float">
            <text:p>0.090284054348812</text:p>
          </table:table-cell>
          <table:table-cell office:value-type="float" office:value="0.0884658358058203" calcext:value-type="float">
            <text:p>0.08846583580582</text:p>
          </table:table-cell>
          <table:table-cell office:value-type="float" office:value="0.0864287499458175" calcext:value-type="float">
            <text:p>0.086428749945818</text:p>
          </table:table-cell>
          <table:table-cell office:value-type="float" office:value="0.0841743115692655" calcext:value-type="float">
            <text:p>0.084174311569266</text:p>
          </table:table-cell>
          <table:table-cell office:value-type="float" office:value="0.0817036709212231" calcext:value-type="float">
            <text:p>0.081703670921223</text:p>
          </table:table-cell>
          <table:table-cell office:value-type="float" office:value="0.0790177253852763" calcext:value-type="float">
            <text:p>0.079017725385276</text:p>
          </table:table-cell>
          <table:table-cell office:value-type="float" office:value="0.0761172341424611" calcext:value-type="float">
            <text:p>0.076117234142461</text:p>
          </table:table-cell>
          <table:table-cell office:value-type="float" office:value="0.0730029352590405" calcext:value-type="float">
            <text:p>0.073002935259041</text:p>
          </table:table-cell>
          <table:table-cell office:value-type="float" office:value="0.0696756648572303" calcext:value-type="float">
            <text:p>0.06967566485723</text:p>
          </table:table-cell>
          <table:table-cell office:value-type="float" office:value="0.06613647815714" calcext:value-type="float">
            <text:p>0.06613647815714</text:p>
          </table:table-cell>
          <table:table-cell office:value-type="float" office:value="0.0623867723047131" calcext:value-type="float">
            <text:p>0.062386772304713</text:p>
          </table:table-cell>
          <table:table-cell office:value-type="float" office:value="0.0584284109741189" calcext:value-type="float">
            <text:p>0.058428410974119</text:p>
          </table:table-cell>
          <table:table-cell office:value-type="float" office:value="0.054263850768675" calcext:value-type="float">
            <text:p>0.054263850768675</text:p>
          </table:table-cell>
          <table:table-cell office:value-type="float" office:value="0.0498962693949377" calcext:value-type="float">
            <text:p>0.049896269394938</text:p>
          </table:table-cell>
          <table:table-cell office:value-type="float" office:value="0.0453296954753766" calcext:value-type="float">
            <text:p>0.045329695475377</text:p>
          </table:table-cell>
          <table:table-cell office:value-type="float" office:value="0.0405691396479131" calcext:value-type="float">
            <text:p>0.040569139647913</text:p>
          </table:table-cell>
          <table:table-cell office:value-type="float" office:value="0.0356207263322659" calcext:value-type="float">
            <text:p>0.035620726332266</text:p>
          </table:table-cell>
          <table:table-cell office:value-type="float" office:value="0.0304918254110744" calcext:value-type="float">
            <text:p>0.030491825411075</text:p>
          </table:table-cell>
          <table:table-cell office:value-type="float" office:value="0.0251911838936" calcext:value-type="float">
            <text:p>0.0251911838936</text:p>
          </table:table-cell>
          <table:table-cell office:value-type="float" office:value="0.0197290620826765" calcext:value-type="float">
            <text:p>0.019729062082677</text:p>
          </table:table-cell>
          <table:table-cell office:value-type="float" office:value="0.0141173949627537" calcext:value-type="float">
            <text:p>0.014117394962754</text:p>
          </table:table-cell>
          <table:table-cell office:value-type="float" office:value="0.00837004820343761" calcext:value-type="float">
            <text:p>0.008370048203438</text:p>
          </table:table-cell>
          <table:table-cell office:value-type="float" office:value="0.00250335370930054" calcext:value-type="float">
            <text:p>0.002503353709301</text:p>
          </table:table-cell>
          <table:table-cell office:value-type="float" office:value="-0.00346275691470349" calcext:value-type="float">
            <text:p>-0.003462756914704</text:p>
          </table:table-cell>
          <table:table-cell office:value-type="float" office:value="-0.00950185061260972" calcext:value-type="float">
            <text:p>-0.00950185061261</text:p>
          </table:table-cell>
          <table:table-cell office:value-type="float" office:value="-0.015592201467313" calcext:value-type="float">
            <text:p>-0.015592201467313</text:p>
          </table:table-cell>
          <table:table-cell office:value-type="float" office:value="-0.0217127441436679" calcext:value-type="float">
            <text:p>-0.021712744143668</text:p>
          </table:table-cell>
          <table:table-cell office:value-type="float" office:value="-0.0278414104160621" calcext:value-type="float">
            <text:p>-0.027841410416062</text:p>
          </table:table-cell>
          <table:table-cell office:value-type="float" office:value="-0.0339540116265708" calcext:value-type="float">
            <text:p>-0.033954011626571</text:p>
          </table:table-cell>
          <table:table-cell office:value-type="float" office:value="-0.0400239275064126" calcext:value-type="float">
            <text:p>-0.040023927506413</text:p>
          </table:table-cell>
          <table:table-cell office:value-type="float" office:value="-0.0460221394859503" calcext:value-type="float">
            <text:p>-0.04602213948595</text:p>
          </table:table-cell>
          <table:table-cell office:value-type="float" office:value="-0.051917380596733" calcext:value-type="float">
            <text:p>-0.051917380596733</text:p>
          </table:table-cell>
          <table:table-cell office:value-type="float" office:value="-0.0576763344806717" calcext:value-type="float">
            <text:p>-0.057676334480672</text:p>
          </table:table-cell>
          <table:table-cell office:value-type="float" office:value="-0.0632638715641517" calcext:value-type="float">
            <text:p>-0.063263871564152</text:p>
          </table:table-cell>
          <table:table-cell office:value-type="float" office:value="-0.0686433244835871" calcext:value-type="float">
            <text:p>-0.068643324483587</text:p>
          </table:table-cell>
          <table:table-cell office:value-type="float" office:value="-0.0737768070660269" calcext:value-type="float">
            <text:p>-0.073776807066027</text:p>
          </table:table-cell>
          <table:table-cell office:value-type="float" office:value="-0.0786255806008734" calcext:value-type="float">
            <text:p>-0.078625580600874</text:p>
          </table:table-cell>
          <table:table-cell office:value-type="float" office:value="-0.083150469987501" calcext:value-type="float">
            <text:p>-0.083150469987501</text:p>
          </table:table-cell>
          <table:table-cell office:value-type="float" office:value="-0.0873123308598893" calcext:value-type="float">
            <text:p>-0.087312330859889</text:p>
          </table:table-cell>
          <table:table-cell office:value-type="float" office:value="-0.091072567074018" calcext:value-type="float">
            <text:p>-0.091072567074018</text:p>
          </table:table-cell>
          <table:table-cell office:value-type="float" office:value="-0.0943936959169866" calcext:value-type="float">
            <text:p>-0.094393695916987</text:p>
          </table:table-cell>
          <table:table-cell office:value-type="float" office:value="-0.097239956090899" calcext:value-type="float">
            <text:p>-0.097239956090899</text:p>
          </table:table-cell>
          <table:table-cell office:value-type="float" office:value="-0.0995779509911453" calcext:value-type="float">
            <text:p>-0.099577950991145</text:p>
          </table:table-cell>
          <table:table-cell office:value-type="float" office:value="-0.101377317115775" calcext:value-type="float">
            <text:p>-0.101377317115775</text:p>
          </table:table-cell>
          <table:table-cell office:value-type="float" office:value="-0.102611404715558" calcext:value-type="float">
            <text:p>-0.102611404715558</text:p>
          </table:table-cell>
          <table:table-cell office:value-type="float" office:value="-0.103257955212474" calcext:value-type="float">
            <text:p>-0.103257955212474</text:p>
          </table:table-cell>
          <table:table-cell office:value-type="float" office:value="-0.103299757594252" calcext:value-type="float">
            <text:p>-0.103299757594252</text:p>
          </table:table-cell>
          <table:table-cell office:value-type="float" office:value="-0.102725264220532" calcext:value-type="float">
            <text:p>-0.102725264220532</text:p>
          </table:table-cell>
          <table:table-cell office:value-type="float" office:value="-0.101529145374727" calcext:value-type="float">
            <text:p>-0.101529145374727</text:p>
          </table:table-cell>
          <table:table-cell office:value-type="float" office:value="-0.0997127617337653" calcext:value-type="float">
            <text:p>-0.099712761733765</text:p>
          </table:table-cell>
          <table:table-cell office:value-type="float" office:value="-0.097284534822315" calcext:value-type="float">
            <text:p>-0.097284534822315</text:p>
          </table:table-cell>
          <table:table-cell office:value-type="float" office:value="-0.0942601976081536" calcext:value-type="float">
            <text:p>-0.094260197608154</text:p>
          </table:table-cell>
          <table:table-cell office:value-type="float" office:value="-0.0906629106726509" calcext:value-type="float">
            <text:p>-0.090662910672651</text:p>
          </table:table-cell>
          <table:table-cell office:value-type="float" office:value="-0.0865232338278445" calcext:value-type="float">
            <text:p>-0.086523233827845</text:p>
          </table:table-cell>
          <table:table-cell office:value-type="float" office:value="-0.0818789484200341" calcext:value-type="float">
            <text:p>-0.081878948420034</text:p>
          </table:table-cell>
          <table:table-cell office:value-type="float" office:value="-0.0767747316227927" calcext:value-type="float">
            <text:p>-0.076774731622793</text:p>
          </table:table-cell>
          <table:table-cell office:value-type="float" office:value="-0.0712616903770837" calcext:value-type="float">
            <text:p>-0.071261690377084</text:p>
          </table:table-cell>
          <table:table-cell office:value-type="float" office:value="-0.0653967688736944" calcext:value-type="float">
            <text:p>-0.065396768873694</text:p>
          </table:table-cell>
          <table:table-cell office:value-type="float" office:value="-0.0592420491496959" calcext:value-type="float">
            <text:p>-0.059242049149696</text:p>
          </table:table-cell>
          <table:table-cell office:value-type="float" office:value="-0.0528639690659901" calcext:value-type="float">
            <text:p>-0.05286396906599</text:p>
          </table:table-cell>
          <table:table-cell office:value-type="float" office:value="-0.0463324853122924" calcext:value-type="float">
            <text:p>-0.046332485312293</text:p>
          </table:table-cell>
          <table:table-cell office:value-type="float" office:value="-0.0397202109240752" calcext:value-type="float">
            <text:p>-0.039720210924075</text:p>
          </table:table-cell>
          <table:table-cell office:value-type="float" office:value="-0.0331015569798382" calcext:value-type="float">
            <text:p>-0.033101556979838</text:p>
          </table:table-cell>
          <table:table-cell office:value-type="float" office:value="-0.0265519067528275" calcext:value-type="float">
            <text:p>-0.026551906752828</text:p>
          </table:table-cell>
          <table:table-cell office:value-type="float" office:value="-0.0201468477323131" calcext:value-type="float">
            <text:p>-0.020146847732313</text:p>
          </table:table-cell>
          <table:table-cell office:value-type="float" office:value="-0.0139614829455899" calcext:value-type="float">
            <text:p>-0.01396148294559</text:p>
          </table:table-cell>
          <table:table-cell office:value-type="float" office:value="-0.00806983815028801" calcext:value-type="float">
            <text:p>-0.008069838150288</text:p>
          </table:table-cell>
          <table:table-cell office:value-type="float" office:value="-0.00254437613986241" calcext:value-type="float">
            <text:p>-0.002544376139862</text:p>
          </table:table-cell>
          <table:table-cell office:value-type="float" office:value="0.00254437613986241" calcext:value-type="float">
            <text:p>0.002544376139862</text:p>
          </table:table-cell>
        </table:table-row>
        <table:table-row table:style-name="ro1">
          <table:table-cell office:value-type="float" office:value="-0.00501731788391233" calcext:value-type="float">
            <text:p>-0.005017317883912</text:p>
          </table:table-cell>
          <table:table-cell office:value-type="float" office:value="0.00501731788391233" calcext:value-type="float">
            <text:p>0.005017317883912</text:p>
          </table:table-cell>
          <table:table-cell office:value-type="float" office:value="0.0144530072472821" calcext:value-type="float">
            <text:p>0.014453007247282</text:p>
          </table:table-cell>
          <table:table-cell office:value-type="float" office:value="0.0233444577404708" calcext:value-type="float">
            <text:p>0.023344457740471</text:p>
          </table:table-cell>
          <table:table-cell office:value-type="float" office:value="0.0316886545801551" calcext:value-type="float">
            <text:p>0.031688654580155</text:p>
          </table:table-cell>
          <table:table-cell office:value-type="float" office:value="0.0394869963709895" calcext:value-type="float">
            <text:p>0.03948699637099</text:p>
          </table:table-cell>
          <table:table-cell office:value-type="float" office:value="0.0467446686441149" calcext:value-type="float">
            <text:p>0.046744668644115</text:p>
          </table:table-cell>
          <table:table-cell office:value-type="float" office:value="0.0534700638012774" calcext:value-type="float">
            <text:p>0.053470063801278</text:p>
          </table:table-cell>
          <table:table-cell office:value-type="float" office:value="0.0596742459393711" calcext:value-type="float">
            <text:p>0.059674245939371</text:p>
          </table:table-cell>
          <table:table-cell office:value-type="float" office:value="0.0653704581744732" calcext:value-type="float">
            <text:p>0.065370458174473</text:p>
          </table:table-cell>
          <table:table-cell office:value-type="float" office:value="0.0705736699536979" calcext:value-type="float">
            <text:p>0.070573669953698</text:p>
          </table:table-cell>
          <table:table-cell office:value-type="float" office:value="0.0753001622236958" calcext:value-type="float">
            <text:p>0.075300162223696</text:p>
          </table:table-cell>
          <table:table-cell office:value-type="float" office:value="0.0795671487130306" calcext:value-type="float">
            <text:p>0.079567148713031</text:p>
          </table:table-cell>
          <table:table-cell office:value-type="float" office:value="0.0833924319468513" calcext:value-type="float">
            <text:p>0.083392431946851</text:p>
          </table:table-cell>
          <table:table-cell office:value-type="float" office:value="0.0867940928865696" calcext:value-type="float">
            <text:p>0.08679409288657</text:p>
          </table:table-cell>
          <table:table-cell office:value-type="float" office:value="0.0897902133036128" calcext:value-type="float">
            <text:p>0.089790213303613</text:p>
          </table:table-cell>
          <table:table-cell office:value-type="float" office:value="0.0923986301088758" calcext:value-type="float">
            <text:p>0.092398630108876</text:p>
          </table:table-cell>
          <table:table-cell office:value-type="float" office:value="0.0946367209224782" calcext:value-type="float">
            <text:p>0.094636720922478</text:p>
          </table:table-cell>
          <table:table-cell office:value-type="float" office:value="0.0965212201416572" calcext:value-type="float">
            <text:p>0.096521220141657</text:p>
          </table:table-cell>
          <table:table-cell office:value-type="float" office:value="0.0980680646853895" calcext:value-type="float">
            <text:p>0.09806806468539</text:p>
          </table:table-cell>
          <table:table-cell office:value-type="float" office:value="0.0992922684712467" calcext:value-type="float">
            <text:p>0.099292268471247</text:p>
          </table:table-cell>
          <table:table-cell office:value-type="float" office:value="0.100207824507959" calcext:value-type="float">
            <text:p>0.100207824507959</text:p>
          </table:table-cell>
          <table:table-cell office:value-type="float" office:value="0.100827633329137" calcext:value-type="float">
            <text:p>0.100827633329137</text:p>
          </table:table-cell>
          <table:table-cell office:value-type="float" office:value="0.101163456288883" calcext:value-type="float">
            <text:p>0.101163456288883</text:p>
          </table:table-cell>
          <table:table-cell office:value-type="float" office:value="0.101225892097656" calcext:value-type="float">
            <text:p>0.101225892097656</text:p>
          </table:table-cell>
          <table:table-cell office:value-type="float" office:value="0.1010243748063" calcext:value-type="float">
            <text:p>0.1010243748063</text:p>
          </table:table-cell>
          <table:table-cell office:value-type="float" office:value="0.100567191356081" calcext:value-type="float">
            <text:p>0.100567191356081</text:p>
          </table:table-cell>
          <table:table-cell office:value-type="float" office:value="0.0998615167296683" calcext:value-type="float">
            <text:p>0.099861516729668</text:p>
          </table:table-cell>
          <table:table-cell office:value-type="float" office:value="0.0989134647155863" calcext:value-type="float">
            <text:p>0.098913464715586</text:p>
          </table:table-cell>
          <table:table-cell office:value-type="float" office:value="0.0977281523169807" calcext:value-type="float">
            <text:p>0.097728152316981</text:p>
          </table:table-cell>
          <table:table-cell office:value-type="float" office:value="0.0963097758986272" calcext:value-type="float">
            <text:p>0.096309775898627</text:p>
          </table:table-cell>
          <table:table-cell office:value-type="float" office:value="0.0946616972727011" calcext:value-type="float">
            <text:p>0.094661697272701</text:p>
          </table:table-cell>
          <table:table-cell office:value-type="float" office:value="0.0927865380630212" calcext:value-type="float">
            <text:p>0.092786538063021</text:p>
          </table:table-cell>
          <table:table-cell office:value-type="float" office:value="0.0906862808548234" calcext:value-type="float">
            <text:p>0.090686280854824</text:p>
          </table:table-cell>
          <table:table-cell office:value-type="float" office:value="0.0883623758353177" calcext:value-type="float">
            <text:p>0.088362375835318</text:p>
          </table:table-cell>
          <table:table-cell office:value-type="float" office:value="0.0858158518331386" calcext:value-type="float">
            <text:p>0.085815851833139</text:p>
          </table:table-cell>
          <table:table-cell office:value-type="float" office:value="0.0830474308752762" calcext:value-type="float">
            <text:p>0.083047430875276</text:p>
          </table:table-cell>
          <table:table-cell office:value-type="float" office:value="0.0800576455982433" calcext:value-type="float">
            <text:p>0.080057645598243</text:p>
          </table:table-cell>
          <table:table-cell office:value-type="float" office:value="0.0768469590450609" calcext:value-type="float">
            <text:p>0.076846959045061</text:p>
          </table:table-cell>
          <table:table-cell office:value-type="float" office:value="0.0734158865725493" calcext:value-type="float">
            <text:p>0.073415886572549</text:p>
          </table:table-cell>
          <table:table-cell office:value-type="float" office:value="0.0697651197486538" calcext:value-type="float">
            <text:p>0.069765119748654</text:p>
          </table:table-cell>
          <table:table-cell office:value-type="float" office:value="0.0658956522540628" calcext:value-type="float">
            <text:p>0.065895652254063</text:p>
          </table:table-cell>
          <table:table-cell office:value-type="float" office:value="0.0618089078928282" calcext:value-type="float">
            <text:p>0.061808907892828</text:p>
          </table:table-cell>
          <table:table-cell office:value-type="float" office:value="0.0575068708676654" calcext:value-type="float">
            <text:p>0.057506870867665</text:p>
          </table:table-cell>
          <table:table-cell office:value-type="float" office:value="0.0529922184596017" calcext:value-type="float">
            <text:p>0.052992218459602</text:p>
          </table:table-cell>
          <table:table-cell office:value-type="float" office:value="0.0482684562055113" calcext:value-type="float">
            <text:p>0.048268456205511</text:p>
          </table:table-cell>
          <table:table-cell office:value-type="float" office:value="0.0433400555609824" calcext:value-type="float">
            <text:p>0.043340055560983</text:p>
          </table:table-cell>
          <table:table-cell office:value-type="float" office:value="0.0382125939666439" calcext:value-type="float">
            <text:p>0.038212593966644</text:p>
          </table:table-cell>
          <table:table-cell office:value-type="float" office:value="0.0328928973770412" calcext:value-type="float">
            <text:p>0.032892897377041</text:p>
          </table:table-cell>
          <table:table-cell office:value-type="float" office:value="0.0273891861823839" calcext:value-type="float">
            <text:p>0.027389186182384</text:p>
          </table:table-cell>
          <table:table-cell office:value-type="float" office:value="0.021711228310783" calcext:value-type="float">
            <text:p>0.021711228310783</text:p>
          </table:table-cell>
          <table:table-cell office:value-type="float" office:value="0.0158705112564781" calcext:value-type="float">
            <text:p>0.015870511256478</text:p>
          </table:table-cell>
          <table:table-cell office:value-type="float" office:value="0.00988046528399308" calcext:value-type="float">
            <text:p>0.009880465283993</text:p>
          </table:table-cell>
          <table:table-cell office:value-type="float" office:value="0.00375682376499892" calcext:value-type="float">
            <text:p>0.003756823764999</text:p>
          </table:table-cell>
          <table:table-cell office:value-type="float" office:value="-0.00248163635948464" calcext:value-type="float">
            <text:p>-0.002481636359485</text:p>
          </table:table-cell>
          <table:table-cell office:value-type="float" office:value="-0.00880911833214273" calcext:value-type="float">
            <text:p>-0.008809118332143</text:p>
          </table:table-cell>
          <table:table-cell office:value-type="float" office:value="-0.0151994313013795" calcext:value-type="float">
            <text:p>-0.01519943130138</text:p>
          </table:table-cell>
          <table:table-cell office:value-type="float" office:value="-0.0216312786331829" calcext:value-type="float">
            <text:p>-0.021631278633183</text:p>
          </table:table-cell>
          <table:table-cell office:value-type="float" office:value="-0.0280826498739093" calcext:value-type="float">
            <text:p>-0.028082649873909</text:p>
          </table:table-cell>
          <table:table-cell office:value-type="float" office:value="-0.0345290061921441" calcext:value-type="float">
            <text:p>-0.034529006192144</text:p>
          </table:table-cell>
          <table:table-cell office:value-type="float" office:value="-0.0409430390946448" calcext:value-type="float">
            <text:p>-0.040943039094645</text:p>
          </table:table-cell>
          <table:table-cell office:value-type="float" office:value="-0.0472947703192836" calcext:value-type="float">
            <text:p>-0.047294770319284</text:p>
          </table:table-cell>
          <table:table-cell office:value-type="float" office:value="-0.0535517157028523" calcext:value-type="float">
            <text:p>-0.053551715702852</text:p>
          </table:table-cell>
          <table:table-cell office:value-type="float" office:value="-0.059679078792753" calcext:value-type="float">
            <text:p>-0.059679078792753</text:p>
          </table:table-cell>
          <table:table-cell office:value-type="float" office:value="-0.0656399789208589" calcext:value-type="float">
            <text:p>-0.065639978920859</text:p>
          </table:table-cell>
          <table:table-cell office:value-type="float" office:value="-0.0713957207578803" calcext:value-type="float">
            <text:p>-0.07139572075788</text:p>
          </table:table-cell>
          <table:table-cell office:value-type="float" office:value="-0.0769061110522177" calcext:value-type="float">
            <text:p>-0.076906111052218</text:p>
          </table:table-cell>
          <table:table-cell office:value-type="float" office:value="-0.0821298271538958" calcext:value-type="float">
            <text:p>-0.082129827153896</text:p>
          </table:table-cell>
          <table:table-cell office:value-type="float" office:value="-0.0870248408399878" calcext:value-type="float">
            <text:p>-0.087024840839988</text:p>
          </table:table-cell>
          <table:table-cell office:value-type="float" office:value="-0.0915488996185043" calcext:value-type="float">
            <text:p>-0.091548899618504</text:p>
          </table:table-cell>
          <table:table-cell office:value-type="float" office:value="-0.0956600659476081" calcext:value-type="float">
            <text:p>-0.095660065947608</text:p>
          </table:table-cell>
          <table:table-cell office:value-type="float" office:value="-0.0993173126703761" calcext:value-type="float">
            <text:p>-0.099317312670376</text:p>
          </table:table-cell>
          <table:table-cell office:value-type="float" office:value="-0.102481170480543" calcext:value-type="float">
            <text:p>-0.102481170480543</text:p>
          </table:table-cell>
          <table:table-cell office:value-type="float" office:value="-0.105114420385851" calcext:value-type="float">
            <text:p>-0.105114420385851</text:p>
          </table:table-cell>
          <table:table-cell office:value-type="float" office:value="-0.107182821080191" calcext:value-type="float">
            <text:p>-0.107182821080191</text:p>
          </table:table-cell>
          <table:table-cell office:value-type="float" office:value="-0.108655857947834" calcext:value-type="float">
            <text:p>-0.108655857947834</text:p>
          </table:table-cell>
          <table:table-cell office:value-type="float" office:value="-0.109507497269833" calcext:value-type="float">
            <text:p>-0.109507497269833</text:p>
          </table:table-cell>
          <table:table-cell office:value-type="float" office:value="-0.109716926326735" calcext:value-type="float">
            <text:p>-0.109716926326735</text:p>
          </table:table-cell>
          <table:table-cell office:value-type="float" office:value="-0.109269257650887" calcext:value-type="float">
            <text:p>-0.109269257650887</text:p>
          </table:table-cell>
          <table:table-cell office:value-type="float" office:value="-0.108156174031466" calcext:value-type="float">
            <text:p>-0.108156174031466</text:p>
          </table:table-cell>
          <table:table-cell office:value-type="float" office:value="-0.106376490152473" calcext:value-type="float">
            <text:p>-0.106376490152473</text:p>
          </table:table-cell>
          <table:table-cell office:value-type="float" office:value="-0.103936607277631" calcext:value-type="float">
            <text:p>-0.103936607277631</text:p>
          </table:table-cell>
          <table:table-cell office:value-type="float" office:value="-0.100850839261447" calcext:value-type="float">
            <text:p>-0.100850839261447</text:p>
          </table:table-cell>
          <table:table-cell office:value-type="float" office:value="-0.0971415915032628" calcext:value-type="float">
            <text:p>-0.097141591503263</text:p>
          </table:table-cell>
          <table:table-cell office:value-type="float" office:value="-0.0928393791917442" calcext:value-type="float">
            <text:p>-0.092839379191744</text:p>
          </table:table-cell>
          <table:table-cell office:value-type="float" office:value="-0.0879826771631191" calcext:value-type="float">
            <text:p>-0.087982677163119</text:p>
          </table:table-cell>
          <table:table-cell office:value-type="float" office:value="-0.0826176006129322" calcext:value-type="float">
            <text:p>-0.082617600612932</text:p>
          </table:table-cell>
          <table:table-cell office:value-type="float" office:value="-0.0767974233376893" calcext:value-type="float">
            <text:p>-0.076797423337689</text:p>
          </table:table-cell>
          <table:table-cell office:value-type="float" office:value="-0.0705819476543704" calcext:value-type="float">
            <text:p>-0.07058194765437</text:p>
          </table:table-cell>
          <table:table-cell office:value-type="float" office:value="-0.0640367470865855" calcext:value-type="float">
            <text:p>-0.064036747086586</text:p>
          </table:table-cell>
          <table:table-cell office:value-type="float" office:value="-0.0572323088339857" calcext:value-type="float">
            <text:p>-0.057232308833986</text:p>
          </table:table-cell>
          <table:table-cell office:value-type="float" office:value="-0.0502431074837307" calcext:value-type="float">
            <text:p>-0.050243107483731</text:p>
          </table:table-cell>
          <table:table-cell office:value-type="float" office:value="-0.0431466440767693" calcext:value-type="float">
            <text:p>-0.043146644076769</text:p>
          </table:table-cell>
          <table:table-cell office:value-type="float" office:value="-0.036022485364112" calcext:value-type="float">
            <text:p>-0.036022485364112</text:p>
          </table:table-cell>
          <table:table-cell office:value-type="float" office:value="-0.0289513368570519" calcext:value-type="float">
            <text:p>-0.028951336857052</text:p>
          </table:table-cell>
          <table:table-cell office:value-type="float" office:value="-0.0220141803312892" calcext:value-type="float">
            <text:p>-0.022014180331289</text:p>
          </table:table-cell>
          <table:table-cell office:value-type="float" office:value="-0.0152915020076456" calcext:value-type="float">
            <text:p>-0.015291502007646</text:p>
          </table:table-cell>
          <table:table-cell office:value-type="float" office:value="-0.00886263219781647" calcext:value-type="float">
            <text:p>-0.008862632197816</text:p>
          </table:table-cell>
          <table:table-cell office:value-type="float" office:value="-0.00280521107732473" calcext:value-type="float">
            <text:p>-0.002805211077325</text:p>
          </table:table-cell>
          <table:table-cell office:value-type="float" office:value="0.00280521107732473" calcext:value-type="float">
            <text:p>0.002805211077325</text:p>
          </table:table-cell>
        </table:table-row>
        <table:table-row table:style-name="ro1">
          <table:table-cell office:value-type="float" office:value="-0.00529915562081734" calcext:value-type="float">
            <text:p>-0.005299155620817</text:p>
          </table:table-cell>
          <table:table-cell office:value-type="float" office:value="0.00529915562081734" calcext:value-type="float">
            <text:p>0.005299155620817</text:p>
          </table:table-cell>
          <table:table-cell office:value-type="float" office:value="0.01524781214883" calcext:value-type="float">
            <text:p>0.01524781214883</text:p>
          </table:table-cell>
          <table:table-cell office:value-type="float" office:value="0.024608840579712" calcext:value-type="float">
            <text:p>0.024608840579712</text:p>
          </table:table-cell>
          <table:table-cell office:value-type="float" office:value="0.0333812444597704" calcext:value-type="float">
            <text:p>0.03338124445977</text:p>
          </table:table-cell>
          <table:table-cell office:value-type="float" office:value="0.0415685270450067" calcext:value-type="float">
            <text:p>0.041568527045007</text:p>
          </table:table-cell>
          <table:table-cell office:value-type="float" office:value="0.0491780308013583" calcext:value-type="float">
            <text:p>0.049178030801358</text:p>
          </table:table-cell>
          <table:table-cell office:value-type="float" office:value="0.0562203276524869" calcext:value-type="float">
            <text:p>0.056220327652487</text:p>
          </table:table-cell>
          <table:table-cell office:value-type="float" office:value="0.0627086582387332" calcext:value-type="float">
            <text:p>0.062708658238733</text:p>
          </table:table-cell>
          <table:table-cell office:value-type="float" office:value="0.0686584173665581" calcext:value-type="float">
            <text:p>0.068658417366558</text:p>
          </table:table-cell>
          <table:table-cell office:value-type="float" office:value="0.0740866827080028" calcext:value-type="float">
            <text:p>0.074086682708003</text:p>
          </table:table-cell>
          <table:table-cell office:value-type="float" office:value="0.0790117842198509" calcext:value-type="float">
            <text:p>0.079011784219851</text:p>
          </table:table-cell>
          <table:table-cell office:value-type="float" office:value="0.0834529122381891" calcext:value-type="float">
            <text:p>0.083452912238189</text:p>
          </table:table-cell>
          <table:table-cell office:value-type="float" office:value="0.0874297625932598" calcext:value-type="float">
            <text:p>0.08742976259326</text:p>
          </table:table-cell>
          <table:table-cell office:value-type="float" office:value="0.090962217427716" calcext:value-type="float">
            <text:p>0.090962217427716</text:p>
          </table:table-cell>
          <table:table-cell office:value-type="float" office:value="0.0940700606317398" calcext:value-type="float">
            <text:p>0.09407006063174</text:p>
          </table:table-cell>
          <table:table-cell office:value-type="float" office:value="0.0967727269594765" calcext:value-type="float">
            <text:p>0.096772726959477</text:p>
          </table:table-cell>
          <table:table-cell office:value-type="float" office:value="0.0990890839506054" calcext:value-type="float">
            <text:p>0.099089083950606</text:p>
          </table:table-cell>
          <table:table-cell office:value-type="float" office:value="0.101037245775869" calcext:value-type="float">
            <text:p>0.101037245775869</text:p>
          </table:table-cell>
          <table:table-cell office:value-type="float" office:value="0.10263441803917" calcext:value-type="float">
            <text:p>0.10263441803917</text:p>
          </table:table-cell>
          <table:table-cell office:value-type="float" office:value="0.103896772445229" calcext:value-type="float">
            <text:p>0.103896772445229</text:p>
          </table:table-cell>
          <table:table-cell office:value-type="float" office:value="0.10483935008282" calcext:value-type="float">
            <text:p>0.10483935008282</text:p>
          </table:table-cell>
          <table:table-cell office:value-type="float" office:value="0.105475991883495" calcext:value-type="float">
            <text:p>0.105475991883495</text:p>
          </table:table-cell>
          <table:table-cell office:value-type="float" office:value="0.105819294653796" calcext:value-type="float">
            <text:p>0.105819294653796</text:p>
          </table:table-cell>
          <table:table-cell office:value-type="float" office:value="0.105880590888001" calcext:value-type="float">
            <text:p>0.105880590888001</text:p>
          </table:table-cell>
          <table:table-cell office:value-type="float" office:value="0.105669950453716" calcext:value-type="float">
            <text:p>0.105669950453716</text:p>
          </table:table-cell>
          <table:table-cell office:value-type="float" office:value="0.105196202122398" calcext:value-type="float">
            <text:p>0.105196202122398</text:p>
          </table:table-cell>
          <table:table-cell office:value-type="float" office:value="0.104466972861119" calcext:value-type="float">
            <text:p>0.104466972861119</text:p>
          </table:table-cell>
          <table:table-cell office:value-type="float" office:value="0.103488742789599" calcext:value-type="float">
            <text:p>0.103488742789599</text:p>
          </table:table-cell>
          <table:table-cell office:value-type="float" office:value="0.102266913741922" calcext:value-type="float">
            <text:p>0.102266913741922</text:p>
          </table:table-cell>
          <table:table-cell office:value-type="float" office:value="0.100805889449269" calcext:value-type="float">
            <text:p>0.100805889449269</text:p>
          </table:table-cell>
          <table:table-cell office:value-type="float" office:value="0.0991091654827766" calcext:value-type="float">
            <text:p>0.099109165482777</text:p>
          </table:table-cell>
          <table:table-cell office:value-type="float" office:value="0.0971794272617635" calcext:value-type="float">
            <text:p>0.097179427261764</text:p>
          </table:table-cell>
          <table:table-cell office:value-type="float" office:value="0.0950186546088536" calcext:value-type="float">
            <text:p>0.095018654608854</text:p>
          </table:table-cell>
          <table:table-cell office:value-type="float" office:value="0.092628231557828" calcext:value-type="float">
            <text:p>0.092628231557828</text:p>
          </table:table-cell>
          <table:table-cell office:value-type="float" office:value="0.090009060331473" calcext:value-type="float">
            <text:p>0.090009060331473</text:p>
          </table:table-cell>
          <table:table-cell office:value-type="float" office:value="0.0871616786492957" calcext:value-type="float">
            <text:p>0.087161678649296</text:p>
          </table:table-cell>
          <table:table-cell office:value-type="float" office:value="0.0840863797395701" calcext:value-type="float">
            <text:p>0.08408637973957</text:p>
          </table:table-cell>
          <table:table-cell office:value-type="float" office:value="0.0807833346615426" calcext:value-type="float">
            <text:p>0.080783334661543</text:p>
          </table:table-cell>
          <table:table-cell office:value-type="float" office:value="0.0772527167313984" calcext:value-type="float">
            <text:p>0.077252716731398</text:p>
          </table:table-cell>
          <table:table-cell office:value-type="float" office:value="0.0734948280366336" calcext:value-type="float">
            <text:p>0.073494828036634</text:p>
          </table:table-cell>
          <table:table-cell office:value-type="float" office:value="0.0695102281553817" calcext:value-type="float">
            <text:p>0.069510228155382</text:p>
          </table:table-cell>
          <table:table-cell office:value-type="float" office:value="0.0652998653339455" calcext:value-type="float">
            <text:p>0.065299865333946</text:p>
          </table:table-cell>
          <table:table-cell office:value-type="float" office:value="0.0608652104264512" calcext:value-type="float">
            <text:p>0.060865210426451</text:p>
          </table:table-cell>
          <table:table-cell office:value-type="float" office:value="0.0562083939711157" calcext:value-type="float">
            <text:p>0.056208393971116</text:p>
          </table:table-cell>
          <table:table-cell office:value-type="float" office:value="0.0513323467819075" calcext:value-type="float">
            <text:p>0.051332346781908</text:p>
          </table:table-cell>
          <table:table-cell office:value-type="float" office:value="0.0462409444789714" calcext:value-type="float">
            <text:p>0.046240944478971</text:p>
          </table:table-cell>
          <table:table-cell office:value-type="float" office:value="0.0409391564785729" calcext:value-type="float">
            <text:p>0.040939156478573</text:p>
          </table:table-cell>
          <table:table-cell office:value-type="float" office:value="0.0354332002655463" calcext:value-type="float">
            <text:p>0.035433200265546</text:p>
          </table:table-cell>
          <table:table-cell office:value-type="float" office:value="0.0297307022500149" calcext:value-type="float">
            <text:p>0.029730702250015</text:p>
          </table:table-cell>
          <table:table-cell office:value-type="float" office:value="0.0238408666615254" calcext:value-type="float">
            <text:p>0.023840866661525</text:p>
          </table:table-cell>
          <table:table-cell office:value-type="float" office:value="0.0177746506039463" calcext:value-type="float">
            <text:p>0.017774650603946</text:p>
          </table:table-cell>
          <table:table-cell office:value-type="float" office:value="0.0115449257162585" calcext:value-type="float">
            <text:p>0.011544925716259</text:p>
          </table:table-cell>
          <table:table-cell office:value-type="float" office:value="0.00516655436952794" calcext:value-type="float">
            <text:p>0.005166554369528</text:p>
          </table:table-cell>
          <table:table-cell office:value-type="float" office:value="-0.00134369447655967" calcext:value-type="float">
            <text:p>-0.00134369447656</text:p>
          </table:table-cell>
          <table:table-cell office:value-type="float" office:value="-0.00796300153023686" calcext:value-type="float">
            <text:p>-0.007963001530237</text:p>
          </table:table-cell>
          <table:table-cell office:value-type="float" office:value="-0.0146546641318948" calcext:value-type="float">
            <text:p>-0.014654664131895</text:p>
          </table:table-cell>
          <table:table-cell office:value-type="float" office:value="-0.0214001248079013" calcext:value-type="float">
            <text:p>-0.021400124807901</text:p>
          </table:table-cell>
          <table:table-cell office:value-type="float" office:value="-0.0281780580318523" calcext:value-type="float">
            <text:p>-0.028178058031852</text:p>
          </table:table-cell>
          <table:table-cell office:value-type="float" office:value="-0.0349635738710671" calcext:value-type="float">
            <text:p>-0.034963573871067</text:p>
          </table:table-cell>
          <table:table-cell office:value-type="float" office:value="-0.0417286616981404" calcext:value-type="float">
            <text:p>-0.04172866169814</text:p>
          </table:table-cell>
          <table:table-cell office:value-type="float" office:value="-0.0484424159714703" calcext:value-type="float">
            <text:p>-0.04844241597147</text:p>
          </table:table-cell>
          <table:table-cell office:value-type="float" office:value="-0.0550711863142758" calcext:value-type="float">
            <text:p>-0.055071186314276</text:p>
          </table:table-cell>
          <table:table-cell office:value-type="float" office:value="-0.0615787447206532" calcext:value-type="float">
            <text:p>-0.061578744720653</text:p>
          </table:table-cell>
          <table:table-cell office:value-type="float" office:value="-0.0679264946410504" calcext:value-type="float">
            <text:p>-0.06792649464105</text:p>
          </table:table-cell>
          <table:table-cell office:value-type="float" office:value="-0.0740737283048719" calcext:value-type="float">
            <text:p>-0.074073728304872</text:p>
          </table:table-cell>
          <table:table-cell office:value-type="float" office:value="-0.0799779363712696" calcext:value-type="float">
            <text:p>-0.07997793637127</text:p>
          </table:table-cell>
          <table:table-cell office:value-type="float" office:value="-0.0855951743189457" calcext:value-type="float">
            <text:p>-0.085595174318946</text:p>
          </table:table-cell>
          <table:table-cell office:value-type="float" office:value="-0.0908804898307201" calcext:value-type="float">
            <text:p>-0.09088048983072</text:p>
          </table:table-cell>
          <table:table-cell office:value-type="float" office:value="-0.0957884144608105" calcext:value-type="float">
            <text:p>-0.095788414460811</text:p>
          </table:table-cell>
          <table:table-cell office:value-type="float" office:value="-0.100273521260205" calcext:value-type="float">
            <text:p>-0.100273521260205</text:p>
          </table:table-cell>
          <table:table-cell office:value-type="float" office:value="-0.104291047853081" calcext:value-type="float">
            <text:p>-0.104291047853081</text:p>
          </table:table-cell>
          <table:table-cell office:value-type="float" office:value="-0.107797581770261" calcext:value-type="float">
            <text:p>-0.107797581770261</text:p>
          </table:table-cell>
          <table:table-cell office:value-type="float" office:value="-0.110751801752889" calcext:value-type="float">
            <text:p>-0.110751801752889</text:p>
          </table:table-cell>
          <table:table-cell office:value-type="float" office:value="-0.113115265269369" calcext:value-type="float">
            <text:p>-0.113115265269369</text:p>
          </table:table-cell>
          <table:table-cell office:value-type="float" office:value="-0.114853228804372" calcext:value-type="float">
            <text:p>-0.114853228804372</text:p>
          </table:table-cell>
          <table:table-cell office:value-type="float" office:value="-0.115935483745719" calcext:value-type="float">
            <text:p>-0.115935483745719</text:p>
          </table:table-cell>
          <table:table-cell office:value-type="float" office:value="-0.116337187106693" calcext:value-type="float">
            <text:p>-0.116337187106693</text:p>
          </table:table-cell>
          <table:table-cell office:value-type="float" office:value="-0.116039663187482" calcext:value-type="float">
            <text:p>-0.116039663187482</text:p>
          </table:table-cell>
          <table:table-cell office:value-type="float" office:value="-0.115031149867387" calcext:value-type="float">
            <text:p>-0.115031149867387</text:p>
          </table:table-cell>
          <table:table-cell office:value-type="float" office:value="-0.113307461852" calcext:value-type="float">
            <text:p>-0.113307461852</text:p>
          </table:table-cell>
          <table:table-cell office:value-type="float" office:value="-0.110872543165779" calcext:value-type="float">
            <text:p>-0.110872543165779</text:p>
          </table:table-cell>
          <table:table-cell office:value-type="float" office:value="-0.107738882720522" calcext:value-type="float">
            <text:p>-0.107738882720522</text:p>
          </table:table-cell>
          <table:table-cell office:value-type="float" office:value="-0.103927770037778" calcext:value-type="float">
            <text:p>-0.103927770037778</text:p>
          </table:table-cell>
          <table:table-cell office:value-type="float" office:value="-0.0994693731683085" calcext:value-type="float">
            <text:p>-0.099469373168309</text:p>
          </table:table-cell>
          <table:table-cell office:value-type="float" office:value="-0.0944026274180755" calcext:value-type="float">
            <text:p>-0.094402627418076</text:p>
          </table:table-cell>
          <table:table-cell office:value-type="float" office:value="-0.0887749313060748" calcext:value-type="float">
            <text:p>-0.088774931306075</text:p>
          </table:table-cell>
          <table:table-cell office:value-type="float" office:value="-0.0826416548289895" calcext:value-type="float">
            <text:p>-0.08264165482899</text:p>
          </table:table-cell>
          <table:table-cell office:value-type="float" office:value="-0.076065473985106" calcext:value-type="float">
            <text:p>-0.076065473985106</text:p>
          </table:table-cell>
          <table:table-cell office:value-type="float" office:value="-0.0691155539631231" calcext:value-type="float">
            <text:p>-0.069115553963123</text:p>
          </table:table-cell>
          <table:table-cell office:value-type="float" office:value="-0.0618666108164801" calcext:value-type="float">
            <text:p>-0.06186661081648</text:p>
          </table:table-cell>
          <table:table-cell office:value-type="float" office:value="-0.0543978872057199" calcext:value-type="float">
            <text:p>-0.05439788720572</text:p>
          </table:table-cell>
          <table:table-cell office:value-type="float" office:value="-0.0467920815155381" calcext:value-type="float">
            <text:p>-0.046792081515538</text:p>
          </table:table-cell>
          <table:table-cell office:value-type="float" office:value="-0.0391342710705332" calcext:value-type="float">
            <text:p>-0.039134271070533</text:p>
          </table:table-cell>
          <table:table-cell office:value-type="float" office:value="-0.0315108692777619" calcext:value-type="float">
            <text:p>-0.031510869277762</text:p>
          </table:table-cell>
          <table:table-cell office:value-type="float" office:value="-0.0240086534811097" calcext:value-type="float">
            <text:p>-0.02400865348111</text:p>
          </table:table-cell>
          <table:table-cell office:value-type="float" office:value="-0.0167138954964882" calcext:value-type="float">
            <text:p>-0.016713895496488</text:p>
          </table:table-cell>
          <table:table-cell office:value-type="float" office:value="-0.00971162063075139" calcext:value-type="float">
            <text:p>-0.009711620630751</text:p>
          </table:table-cell>
          <table:table-cell office:value-type="float" office:value="-0.00308501403757156" calcext:value-type="float">
            <text:p>-0.003085014037572</text:p>
          </table:table-cell>
          <table:table-cell office:value-type="float" office:value="0.00308501403757156" calcext:value-type="float">
            <text:p>0.003085014037572</text:p>
          </table:table-cell>
        </table:table-row>
        <table:table-row table:style-name="ro1">
          <table:table-cell office:value-type="float" office:value="-0.00558560914717314" calcext:value-type="float">
            <text:p>-0.005585609147173</text:p>
          </table:table-cell>
          <table:table-cell office:value-type="float" office:value="0.00558560914717314" calcext:value-type="float">
            <text:p>0.005585609147173</text:p>
          </table:table-cell>
          <table:table-cell office:value-type="float" office:value="0.0160554108672165" calcext:value-type="float">
            <text:p>0.016055410867217</text:p>
          </table:table-cell>
          <table:table-cell office:value-type="float" office:value="0.0258932980731048" calcext:value-type="float">
            <text:p>0.025893298073105</text:p>
          </table:table-cell>
          <table:table-cell office:value-type="float" office:value="0.0351003359061395" calcext:value-type="float">
            <text:p>0.03510033590614</text:p>
          </table:table-cell>
          <table:table-cell office:value-type="float" office:value="0.0436821771276897" calcext:value-type="float">
            <text:p>0.04368217712769</text:p>
          </table:table-cell>
          <table:table-cell office:value-type="float" office:value="0.0516483678594903" calcext:value-type="float">
            <text:p>0.05164836785949</text:p>
          </table:table-cell>
          <table:table-cell office:value-type="float" office:value="0.0590117083400324" calcext:value-type="float">
            <text:p>0.059011708340033</text:p>
          </table:table-cell>
          <table:table-cell office:value-type="float" office:value="0.0657876666817446" calcext:value-type="float">
            <text:p>0.065787666681745</text:p>
          </table:table-cell>
          <table:table-cell office:value-type="float" office:value="0.0719938423933378" calcext:value-type="float">
            <text:p>0.071993842393338</text:p>
          </table:table-cell>
          <table:table-cell office:value-type="float" office:value="0.0776494762728414" calcext:value-type="float">
            <text:p>0.077649476272842</text:p>
          </table:table-cell>
          <table:table-cell office:value-type="float" office:value="0.0827750037719016" calcext:value-type="float">
            <text:p>0.082775003771902</text:p>
          </table:table-cell>
          <table:table-cell office:value-type="float" office:value="0.0873916494857814" calcext:value-type="float">
            <text:p>0.087391649485781</text:p>
          </table:table-cell>
          <table:table-cell office:value-type="float" office:value="0.0915210608788721" calcext:value-type="float">
            <text:p>0.091521060878872</text:p>
          </table:table-cell>
          <table:table-cell office:value-type="float" office:value="0.0951849797367056" calcext:value-type="float">
            <text:p>0.095184979736706</text:p>
          </table:table-cell>
          <table:table-cell office:value-type="float" office:value="0.0984049500995093" calcext:value-type="float">
            <text:p>0.098404950099509</text:p>
          </table:table-cell>
          <table:table-cell office:value-type="float" office:value="0.101202061604134" calcext:value-type="float">
            <text:p>0.101202061604134</text:p>
          </table:table-cell>
          <table:table-cell office:value-type="float" office:value="0.1035967272269" calcext:value-type="float">
            <text:p>0.1035967272269</text:p>
          </table:table-cell>
          <table:table-cell office:value-type="float" office:value="0.105608494420781" calcext:value-type="float">
            <text:p>0.105608494420781</text:p>
          </table:table-cell>
          <table:table-cell office:value-type="float" office:value="0.107255888548427" calcext:value-type="float">
            <text:p>0.107255888548427</text:p>
          </table:table-cell>
          <table:table-cell office:value-type="float" office:value="0.108556287387967" calcext:value-type="float">
            <text:p>0.108556287387967</text:p>
          </table:table-cell>
          <table:table-cell office:value-type="float" office:value="0.109525825317176" calcext:value-type="float">
            <text:p>0.109525825317176</text:p>
          </table:table-cell>
          <table:table-cell office:value-type="float" office:value="0.110179325589848" calcext:value-type="float">
            <text:p>0.110179325589848</text:p>
          </table:table-cell>
          <table:table-cell office:value-type="float" office:value="0.110530258946957" calcext:value-type="float">
            <text:p>0.110530258946957</text:p>
          </table:table-cell>
          <table:table-cell office:value-type="float" office:value="0.11059072662452" calcext:value-type="float">
            <text:p>0.11059072662452</text:p>
          </table:table-cell>
          <table:table-cell office:value-type="float" office:value="0.110371465694719" calcext:value-type="float">
            <text:p>0.110371465694719</text:p>
          </table:table-cell>
          <table:table-cell office:value-type="float" office:value="0.109881874575967" calcext:value-type="float">
            <text:p>0.109881874575967</text:p>
          </table:table-cell>
          <table:table-cell office:value-type="float" office:value="0.109130056485839" calcext:value-type="float">
            <text:p>0.109130056485839</text:p>
          </table:table-cell>
          <table:table-cell office:value-type="float" office:value="0.108122878635554" calcext:value-type="float">
            <text:p>0.108122878635554</text:p>
          </table:table-cell>
          <table:table-cell office:value-type="float" office:value="0.106866044989312" calcext:value-type="float">
            <text:p>0.106866044989312</text:p>
          </table:table-cell>
          <table:table-cell office:value-type="float" office:value="0.105364180524013" calcext:value-type="float">
            <text:p>0.105364180524013</text:p>
          </table:table-cell>
          <table:table-cell office:value-type="float" office:value="0.103620925065332" calcext:value-type="float">
            <text:p>0.103620925065332</text:p>
          </table:table-cell>
          <table:table-cell office:value-type="float" office:value="0.101639034950617" calcext:value-type="float">
            <text:p>0.101639034950617</text:p>
          </table:table-cell>
          <table:table-cell office:value-type="float" office:value="0.0994204909812032" calcext:value-type="float">
            <text:p>0.099420490981203</text:p>
          </table:table-cell>
          <table:table-cell office:value-type="float" office:value="0.0969666113532279" calcext:value-type="float">
            <text:p>0.096966611353228</text:p>
          </table:table-cell>
          <table:table-cell office:value-type="float" office:value="0.0942781685046841" calcext:value-type="float">
            <text:p>0.094278168504684</text:p>
          </table:table-cell>
          <table:table-cell office:value-type="float" office:value="0.0913555090577379" calcext:value-type="float">
            <text:p>0.091355509057738</text:p>
          </table:table-cell>
          <table:table-cell office:value-type="float" office:value="0.0881986762874783" calcext:value-type="float">
            <text:p>0.088198676287478</text:p>
          </table:table-cell>
          <table:table-cell office:value-type="float" office:value="0.0848075347733883" calcext:value-type="float">
            <text:p>0.084807534773388</text:p>
          </table:table-cell>
          <table:table-cell office:value-type="float" office:value="0.0811818971183435" calcext:value-type="float">
            <text:p>0.081181897118344</text:p>
          </table:table-cell>
          <table:table-cell office:value-type="float" office:value="0.0773216528026581" calcext:value-type="float">
            <text:p>0.077321652802658</text:p>
          </table:table-cell>
          <table:table-cell office:value-type="float" office:value="0.0732268994213769" calcext:value-type="float">
            <text:p>0.073226899421377</text:p>
          </table:table-cell>
          <table:table-cell office:value-type="float" office:value="0.0688980766676065" calcext:value-type="float">
            <text:p>0.068898076667607</text:p>
          </table:table-cell>
          <table:table-cell office:value-type="float" office:value="0.064336103555025" calcext:value-type="float">
            <text:p>0.064336103555025</text:p>
          </table:table-cell>
          <table:table-cell office:value-type="float" office:value="0.0595425194269454" calcext:value-type="float">
            <text:p>0.059542519426946</text:p>
          </table:table-cell>
          <table:table-cell office:value-type="float" office:value="0.0545196293776815" calcext:value-type="float">
            <text:p>0.054519629377682</text:p>
          </table:table-cell>
          <table:table-cell office:value-type="float" office:value="0.0492706547845505" calcext:value-type="float">
            <text:p>0.049270654784551</text:p>
          </table:table-cell>
          <table:table-cell office:value-type="float" office:value="0.043799889807964" calcext:value-type="float">
            <text:p>0.043799889807964</text:p>
          </table:table-cell>
          <table:table-cell office:value-type="float" office:value="0.0381128649958498" calcext:value-type="float">
            <text:p>0.03811286499585</text:p>
          </table:table-cell>
          <table:table-cell office:value-type="float" office:value="0.0322165196028774" calcext:value-type="float">
            <text:p>0.032216519602877</text:p>
          </table:table-cell>
          <table:table-cell office:value-type="float" office:value="0.0261193844918061" calcext:value-type="float">
            <text:p>0.026119384491806</text:p>
          </table:table-cell>
          <table:table-cell office:value-type="float" office:value="0.019831775016715" calcext:value-type="float">
            <text:p>0.019831775016715</text:p>
          </table:table-cell>
          <table:table-cell office:value-type="float" office:value="0.0133659742337222" calcext:value-type="float">
            <text:p>0.013365974233722</text:p>
          </table:table-cell>
          <table:table-cell office:value-type="float" office:value="0.00673627134945831" calcext:value-type="float">
            <text:p>0.006736271349458</text:p>
          </table:table-cell>
          <table:table-cell table:style-name="ce1" office:value-type="float" office:value="-0.0000419903431710095" calcext:value-type="float">
            <text:p>-4.20E-05</text:p>
          </table:table-cell>
          <table:table-cell office:value-type="float" office:value="-0.00695590650953183" calcext:value-type="float">
            <text:p>-0.006955906509532</text:p>
          </table:table-cell>
          <table:table-cell office:value-type="float" office:value="-0.0139479725497403" calcext:value-type="float">
            <text:p>-0.01394797254974</text:p>
          </table:table-cell>
          <table:table-cell office:value-type="float" office:value="-0.0210086439432351" calcext:value-type="float">
            <text:p>-0.021008643943235</text:p>
          </table:table-cell>
          <table:table-cell office:value-type="float" office:value="-0.028116421211778" calcext:value-type="float">
            <text:p>-0.028116421211778</text:p>
          </table:table-cell>
          <table:table-cell office:value-type="float" office:value="-0.035245746401716" calcext:value-type="float">
            <text:p>-0.035245746401716</text:p>
          </table:table-cell>
          <table:table-cell office:value-type="float" office:value="-0.0423679581395353" calcext:value-type="float">
            <text:p>-0.042367958139535</text:p>
          </table:table-cell>
          <table:table-cell office:value-type="float" office:value="-0.0494513450277368" calcext:value-type="float">
            <text:p>-0.049451345027737</text:p>
          </table:table-cell>
          <table:table-cell office:value-type="float" office:value="-0.0564611997259878" calcext:value-type="float">
            <text:p>-0.056461199725988</text:p>
          </table:table-cell>
          <table:table-cell office:value-type="float" office:value="-0.0633599485081027" calcext:value-type="float">
            <text:p>-0.063359948508103</text:p>
          </table:table-cell>
          <table:table-cell office:value-type="float" office:value="-0.0701073419733024" calcext:value-type="float">
            <text:p>-0.070107341973302</text:p>
          </table:table-cell>
          <table:table-cell office:value-type="float" office:value="-0.0766606996171007" calcext:value-type="float">
            <text:p>-0.076660699617101</text:p>
          </table:table-cell>
          <table:table-cell office:value-type="float" office:value="-0.0829752097683937" calcext:value-type="float">
            <text:p>-0.082975209768394</text:p>
          </table:table-cell>
          <table:table-cell office:value-type="float" office:value="-0.0890042899907646" calcext:value-type="float">
            <text:p>-0.089004289990765</text:p>
          </table:table-cell>
          <table:table-cell office:value-type="float" office:value="-0.0947000136250247" calcext:value-type="float">
            <text:p>-0.094700013625025</text:p>
          </table:table-cell>
          <table:table-cell office:value-type="float" office:value="-0.100013607382425" calcext:value-type="float">
            <text:p>-0.100013607382425</text:p>
          </table:table-cell>
          <table:table-cell office:value-type="float" office:value="-0.104896023234721" calcext:value-type="float">
            <text:p>-0.104896023234721</text:p>
          </table:table-cell>
          <table:table-cell office:value-type="float" office:value="-0.109298585596907" calcext:value-type="float">
            <text:p>-0.109298585596907</text:p>
          </table:table-cell>
          <table:table-cell office:value-type="float" office:value="-0.113173711942763" calcext:value-type="float">
            <text:p>-0.113173711942763</text:p>
          </table:table-cell>
          <table:table-cell office:value-type="float" office:value="-0.116475701619262" calcext:value-type="float">
            <text:p>-0.116475701619262</text:p>
          </table:table-cell>
          <table:table-cell office:value-type="float" office:value="-0.11916158376859" calcext:value-type="float">
            <text:p>-0.11916158376859</text:p>
          </table:table-cell>
          <table:table-cell office:value-type="float" office:value="-0.121192011068761" calcext:value-type="float">
            <text:p>-0.121192011068761</text:p>
          </table:table-cell>
          <table:table-cell office:value-type="float" office:value="-0.122532181605228" calcext:value-type="float">
            <text:p>-0.122532181605228</text:p>
          </table:table-cell>
          <table:table-cell office:value-type="float" office:value="-0.123152766855507" calcext:value-type="float">
            <text:p>-0.123152766855507</text:p>
          </table:table-cell>
          <table:table-cell office:value-type="float" office:value="-0.123030819779533" calcext:value-type="float">
            <text:p>-0.123030819779533</text:p>
          </table:table-cell>
          <table:table-cell office:value-type="float" office:value="-0.122150633718763" calcext:value-type="float">
            <text:p>-0.122150633718763</text:p>
          </table:table-cell>
          <table:table-cell office:value-type="float" office:value="-0.120504520603088" calcext:value-type="float">
            <text:p>-0.120504520603088</text:p>
          </table:table-cell>
          <table:table-cell office:value-type="float" office:value="-0.118093476198463" calcext:value-type="float">
            <text:p>-0.118093476198463</text:p>
          </table:table-cell>
          <table:table-cell office:value-type="float" office:value="-0.114927701139046" calcext:value-type="float">
            <text:p>-0.114927701139046</text:p>
          </table:table-cell>
          <table:table-cell office:value-type="float" office:value="-0.111026949500837" calcext:value-type="float">
            <text:p>-0.111026949500837</text:p>
          </table:table-cell>
          <table:table-cell office:value-type="float" office:value="-0.106420681764649" calcext:value-type="float">
            <text:p>-0.106420681764649</text:p>
          </table:table-cell>
          <table:table-cell office:value-type="float" office:value="-0.101148006103708" calcext:value-type="float">
            <text:p>-0.101148006103708</text:p>
          </table:table-cell>
          <table:table-cell office:value-type="float" office:value="-0.095257400696426" calcext:value-type="float">
            <text:p>-0.095257400696426</text:p>
          </table:table-cell>
          <table:table-cell office:value-type="float" office:value="-0.0888062197377555" calcext:value-type="float">
            <text:p>-0.088806219737756</text:p>
          </table:table-cell>
          <table:table-cell office:value-type="float" office:value="-0.0818599962935558" calcext:value-type="float">
            <text:p>-0.081859996293556</text:p>
          </table:table-cell>
          <table:table-cell office:value-type="float" office:value="-0.0744915653944985" calcext:value-type="float">
            <text:p>-0.074491565394499</text:p>
          </table:table-cell>
          <table:table-cell office:value-type="float" office:value="-0.0667800399482736" calcext:value-type="float">
            <text:p>-0.066780039948274</text:p>
          </table:table-cell>
          <table:table-cell office:value-type="float" office:value="-0.0588096794720734" calcext:value-type="float">
            <text:p>-0.058809679472073</text:p>
          </table:table-cell>
          <table:table-cell office:value-type="float" office:value="-0.0506686967156852" calcext:value-type="float">
            <text:p>-0.050668696715685</text:p>
          </table:table-cell>
          <table:table-cell office:value-type="float" office:value="-0.0424480496172633" calcext:value-type="float">
            <text:p>-0.042448049617263</text:p>
          </table:table-cell>
          <table:table-cell office:value-type="float" office:value="-0.0342402656208338" calcext:value-type="float">
            <text:p>-0.034240265620834</text:p>
          </table:table-cell>
          <table:table-cell office:value-type="float" office:value="-0.026138342359262" calcext:value-type="float">
            <text:p>-0.026138342359262</text:p>
          </table:table-cell>
          <table:table-cell office:value-type="float" office:value="-0.0182347634598901" calcext:value-type="float">
            <text:p>-0.01823476345989</text:p>
          </table:table-cell>
          <table:table-cell office:value-type="float" office:value="-0.0106206613254403" calcext:value-type="float">
            <text:p>-0.01062066132544</text:p>
          </table:table-cell>
          <table:table-cell office:value-type="float" office:value="-0.00338515079485291" calcext:value-type="float">
            <text:p>-0.003385150794853</text:p>
          </table:table-cell>
          <table:table-cell office:value-type="float" office:value="0.00338515079485291" calcext:value-type="float">
            <text:p>0.003385150794853</text:p>
          </table:table-cell>
        </table:table-row>
        <table:table-row table:style-name="ro1">
          <table:table-cell office:value-type="float" office:value="-0.00587635146407195" calcext:value-type="float">
            <text:p>-0.005876351464072</text:p>
          </table:table-cell>
          <table:table-cell office:value-type="float" office:value="0.00587635146407195" calcext:value-type="float">
            <text:p>0.005876351464072</text:p>
          </table:table-cell>
          <table:table-cell office:value-type="float" office:value="0.0168749044061329" calcext:value-type="float">
            <text:p>0.016874904406133</text:p>
          </table:table-cell>
          <table:table-cell office:value-type="float" office:value="0.0271964249991826" calcext:value-type="float">
            <text:p>0.027196424999183</text:p>
          </table:table-cell>
          <table:table-cell office:value-type="float" office:value="0.0368440756754351" calcext:value-type="float">
            <text:p>0.036844075675435</text:p>
          </table:table-cell>
          <table:table-cell office:value-type="float" office:value="0.0458256960998772" calcext:value-type="float">
            <text:p>0.045825696099877</text:p>
          </table:table-cell>
          <table:table-cell office:value-type="float" office:value="0.0541530756657576" calcext:value-type="float">
            <text:p>0.054153075665758</text:p>
          </table:table-cell>
          <table:table-cell office:value-type="float" office:value="0.0618412851144284" calcext:value-type="float">
            <text:p>0.061841285114428</text:p>
          </table:table-cell>
          <table:table-cell office:value-type="float" office:value="0.0689080649927664" calcext:value-type="float">
            <text:p>0.068908064992766</text:p>
          </table:table-cell>
          <table:table-cell office:value-type="float" office:value="0.0753732672647287" calcext:value-type="float">
            <text:p>0.075373267264729</text:p>
          </table:table-cell>
          <table:table-cell office:value-type="float" office:value="0.0812583462433591" calcext:value-type="float">
            <text:p>0.081258346243359</text:p>
          </table:table-cell>
          <table:table-cell office:value-type="float" office:value="0.086585895590444" calcext:value-type="float">
            <text:p>0.086585895590444</text:p>
          </table:table-cell>
          <table:table-cell office:value-type="float" office:value="0.0913792287573654" calcext:value-type="float">
            <text:p>0.091379228757366</text:p>
          </table:table-cell>
          <table:table-cell office:value-type="float" office:value="0.0956620007794421" calcext:value-type="float">
            <text:p>0.095662000779442</text:p>
          </table:table-cell>
          <table:table-cell office:value-type="float" office:value="0.0994578697575835" calcext:value-type="float">
            <text:p>0.099457869757584</text:p>
          </table:table-cell>
          <table:table-cell office:value-type="float" office:value="0.102790196654873" calcext:value-type="float">
            <text:p>0.102790196654873</text:p>
          </table:table-cell>
          <table:table-cell office:value-type="float" office:value="0.105681782227186" calcext:value-type="float">
            <text:p>0.105681782227186</text:p>
          </table:table-cell>
          <table:table-cell office:value-type="float" office:value="0.108154639984894" calcext:value-type="float">
            <text:p>0.108154639984894</text:p>
          </table:table-cell>
          <table:table-cell office:value-type="float" office:value="0.110229804065952" calcext:value-type="float">
            <text:p>0.110229804065952</text:p>
          </table:table-cell>
          <table:table-cell office:value-type="float" office:value="0.111927170817356" calcext:value-type="float">
            <text:p>0.111927170817356</text:p>
          </table:table-cell>
          <table:table-cell office:value-type="float" office:value="0.113265372729479" calcext:value-type="float">
            <text:p>0.113265372729479</text:p>
          </table:table-cell>
          <table:table-cell office:value-type="float" office:value="0.114261683190865" calcext:value-type="float">
            <text:p>0.114261683190865</text:p>
          </table:table-cell>
          <table:table-cell office:value-type="float" office:value="0.114931950336177" calcext:value-type="float">
            <text:p>0.114931950336177</text:p>
          </table:table-cell>
          <table:table-cell office:value-type="float" office:value="0.115290558064971" calcext:value-type="float">
            <text:p>0.115290558064971</text:p>
          </table:table-cell>
          <table:table-cell office:value-type="float" office:value="0.11535041213874" calcext:value-type="float">
            <text:p>0.11535041213874</text:p>
          </table:table-cell>
          <table:table-cell office:value-type="float" office:value="0.115122949129006" calcext:value-type="float">
            <text:p>0.115122949129006</text:p>
          </table:table-cell>
          <table:table-cell office:value-type="float" office:value="0.114618165897055" calcext:value-type="float">
            <text:p>0.114618165897055</text:p>
          </table:table-cell>
          <table:table-cell office:value-type="float" office:value="0.113844667243206" calcext:value-type="float">
            <text:p>0.113844667243206</text:p>
          </table:table-cell>
          <table:table-cell office:value-type="float" office:value="0.112809729379799" calcext:value-type="float">
            <text:p>0.112809729379799</text:p>
          </table:table-cell>
          <table:table-cell office:value-type="float" office:value="0.11151937694741" calcext:value-type="float">
            <text:p>0.11151937694741</text:p>
          </table:table-cell>
          <table:table-cell office:value-type="float" office:value="0.109978471409147" calcext:value-type="float">
            <text:p>0.109978471409147</text:p>
          </table:table-cell>
          <table:table-cell office:value-type="float" office:value="0.108190808823445" calcext:value-type="float">
            <text:p>0.108190808823445</text:p>
          </table:table-cell>
          <table:table-cell office:value-type="float" office:value="0.106159225190535" calcext:value-type="float">
            <text:p>0.106159225190535</text:p>
          </table:table-cell>
          <table:table-cell office:value-type="float" office:value="0.103885707802274" calcext:value-type="float">
            <text:p>0.103885707802274</text:p>
          </table:table-cell>
          <table:table-cell office:value-type="float" office:value="0.101371511272599" calcext:value-type="float">
            <text:p>0.101371511272599</text:p>
          </table:table-cell>
          <table:table-cell office:value-type="float" office:value="0.0986172771855968" calcext:value-type="float">
            <text:p>0.098617277185597</text:p>
          </table:table-cell>
          <table:table-cell office:value-type="float" office:value="0.0956231565721858" calcext:value-type="float">
            <text:p>0.095623156572186</text:p>
          </table:table-cell>
          <table:table-cell office:value-type="float" office:value="0.0923889346834139" calcext:value-type="float">
            <text:p>0.092388934683414</text:p>
          </table:table-cell>
          <table:table-cell office:value-type="float" office:value="0.0889141577821346" calcext:value-type="float">
            <text:p>0.088914157782135</text:p>
          </table:table-cell>
          <table:table-cell office:value-type="float" office:value="0.0851982619047169" calcext:value-type="float">
            <text:p>0.085198261904717</text:p>
          </table:table-cell>
          <table:table-cell office:value-type="float" office:value="0.0812407037613675" calcext:value-type="float">
            <text:p>0.081240703761368</text:p>
          </table:table-cell>
          <table:table-cell office:value-type="float" office:value="0.07704109411754" calcext:value-type="float">
            <text:p>0.07704109411754</text:p>
          </table:table-cell>
          <table:table-cell office:value-type="float" office:value="0.0725993341566066" calcext:value-type="float">
            <text:p>0.072599334156607</text:p>
          </table:table-cell>
          <table:table-cell office:value-type="float" office:value="0.0679157554316535" calcext:value-type="float">
            <text:p>0.067915755431654</text:p>
          </table:table-cell>
          <table:table-cell office:value-type="float" office:value="0.0629912641036767" calcext:value-type="float">
            <text:p>0.062991264103677</text:p>
          </table:table-cell>
          <table:table-cell office:value-type="float" office:value="0.0578274901872152" calcext:value-type="float">
            <text:p>0.057827490187215</text:p>
          </table:table-cell>
          <table:table-cell office:value-type="float" office:value="0.0524269425195854" calcext:value-type="float">
            <text:p>0.052426942519586</text:p>
          </table:table-cell>
          <table:table-cell office:value-type="float" office:value="0.0467931700430839" calcext:value-type="float">
            <text:p>0.046793170043084</text:p>
          </table:table-cell>
          <table:table-cell office:value-type="float" office:value="0.0409309296115391" calcext:value-type="float">
            <text:p>0.040930929611539</text:p>
          </table:table-cell>
          <table:table-cell office:value-type="float" office:value="0.0348463594540855" calcext:value-type="float">
            <text:p>0.034846359454086</text:p>
          </table:table-cell>
          <table:table-cell office:value-type="float" office:value="0.028547154423247" calcext:value-type="float">
            <text:p>0.028547154423247</text:p>
          </table:table-cell>
          <table:table-cell office:value-type="float" office:value="0.0220427312836979" calcext:value-type="float">
            <text:p>0.022042731283698</text:p>
          </table:table-cell>
          <table:table-cell office:value-type="float" office:value="0.0153443543117011" calcext:value-type="float">
            <text:p>0.015344354311701</text:p>
          </table:table-cell>
          <table:table-cell office:value-type="float" office:value="0.00846517007410936" calcext:value-type="float">
            <text:p>0.008465170074109</text:p>
          </table:table-cell>
          <table:table-cell office:value-type="float" office:value="0.00142025199915048" calcext:value-type="float">
            <text:p>0.00142025199915</text:p>
          </table:table-cell>
          <table:table-cell office:value-type="float" office:value="-0.00577122182014483" calcext:value-type="float">
            <text:p>-0.005771221820145</text:p>
          </table:table-cell>
          <table:table-cell office:value-type="float" office:value="-0.0130669518665164" calcext:value-type="float">
            <text:p>-0.013066951866516</text:p>
          </table:table-cell>
          <table:table-cell office:value-type="float" office:value="-0.0204462797162642" calcext:value-type="float">
            <text:p>-0.020446279716264</text:p>
          </table:table-cell>
          <table:table-cell office:value-type="float" office:value="-0.0278870427219966" calcext:value-type="float">
            <text:p>-0.027887042721997</text:p>
          </table:table-cell>
          <table:table-cell office:value-type="float" office:value="-0.0353639714841392" calcext:value-type="float">
            <text:p>-0.035363971484139</text:p>
          </table:table-cell>
          <table:table-cell office:value-type="float" office:value="-0.0428483258351324" calcext:value-type="float">
            <text:p>-0.042848325835132</text:p>
          </table:table-cell>
          <table:table-cell office:value-type="float" office:value="-0.0503078809137741" calcext:value-type="float">
            <text:p>-0.050307880913774</text:p>
          </table:table-cell>
          <table:table-cell office:value-type="float" office:value="-0.0577070419489611" calcext:value-type="float">
            <text:p>-0.057707041948961</text:p>
          </table:table-cell>
          <table:table-cell office:value-type="float" office:value="-0.065007006460891" calcext:value-type="float">
            <text:p>-0.065007006460891</text:p>
          </table:table-cell>
          <table:table-cell office:value-type="float" office:value="-0.0721659601633666" calcext:value-type="float">
            <text:p>-0.072165960163367</text:p>
          </table:table-cell>
          <table:table-cell office:value-type="float" office:value="-0.0791393138268169" calcext:value-type="float">
            <text:p>-0.079139313826817</text:p>
          </table:table-cell>
          <table:table-cell office:value-type="float" office:value="-0.0858799918435235" calcext:value-type="float">
            <text:p>-0.085879991843524</text:p>
          </table:table-cell>
          <table:table-cell office:value-type="float" office:value="-0.0923387825228319" calcext:value-type="float">
            <text:p>-0.092338782522832</text:p>
          </table:table-cell>
          <table:table-cell office:value-type="float" office:value="-0.0984647588076691" calcext:value-type="float">
            <text:p>-0.098464758807669</text:p>
          </table:table-cell>
          <table:table-cell office:value-type="float" office:value="-0.104205776549015" calcext:value-type="float">
            <text:p>-0.104205776549015</text:p>
          </table:table-cell>
          <table:table-cell office:value-type="float" office:value="-0.109509055581484" calcext:value-type="float">
            <text:p>-0.109509055581484</text:p>
          </table:table-cell>
          <table:table-cell office:value-type="float" office:value="-0.114321846432897" calcext:value-type="float">
            <text:p>-0.114321846432897</text:p>
          </table:table-cell>
          <table:table-cell office:value-type="float" office:value="-0.118592182504772" calcext:value-type="float">
            <text:p>-0.118592182504772</text:p>
          </table:table-cell>
          <table:table-cell office:value-type="float" office:value="-0.122269713910956" calcext:value-type="float">
            <text:p>-0.122269713910956</text:p>
          </table:table-cell>
          <table:table-cell office:value-type="float" office:value="-0.125306614956696" calcext:value-type="float">
            <text:p>-0.125306614956696</text:p>
          </table:table-cell>
          <table:table-cell office:value-type="float" office:value="-0.127658552478721" calcext:value-type="float">
            <text:p>-0.127658552478721</text:p>
          </table:table-cell>
          <table:table-cell office:value-type="float" office:value="-0.129285697207358" calcext:value-type="float">
            <text:p>-0.129285697207358</text:p>
          </table:table-cell>
          <table:table-cell office:value-type="float" office:value="-0.130153755127329" calcext:value-type="float">
            <text:p>-0.130153755127329</text:p>
          </table:table-cell>
          <table:table-cell office:value-type="float" office:value="-0.130234990866627" calcext:value-type="float">
            <text:p>-0.130234990866627</text:p>
          </table:table-cell>
          <table:table-cell office:value-type="float" office:value="-0.129509210821963" calcext:value-type="float">
            <text:p>-0.129509210821963</text:p>
          </table:table-cell>
          <table:table-cell office:value-type="float" office:value="-0.12796467048269" calcext:value-type="float">
            <text:p>-0.12796467048269</text:p>
          </table:table-cell>
          <table:table-cell office:value-type="float" office:value="-0.125598868704987" calcext:value-type="float">
            <text:p>-0.125598868704987</text:p>
          </table:table-cell>
          <table:table-cell office:value-type="float" office:value="-0.122419191946796" calcext:value-type="float">
            <text:p>-0.122419191946796</text:p>
          </table:table-cell>
          <table:table-cell office:value-type="float" office:value="-0.118443374046152" calcext:value-type="float">
            <text:p>-0.118443374046152</text:p>
          </table:table-cell>
          <table:table-cell office:value-type="float" office:value="-0.113699742173575" calcext:value-type="float">
            <text:p>-0.113699742173575</text:p>
          </table:table-cell>
          <table:table-cell office:value-type="float" office:value="-0.10822722711126" calcext:value-type="float">
            <text:p>-0.10822722711126</text:p>
          </table:table-cell>
          <table:table-cell office:value-type="float" office:value="-0.102075125729405" calcext:value-type="float">
            <text:p>-0.102075125729405</text:p>
          </table:table-cell>
          <table:table-cell office:value-type="float" office:value="-0.0953026149016159" calcext:value-type="float">
            <text:p>-0.095302614901616</text:p>
          </table:table-cell>
          <table:table-cell office:value-type="float" office:value="-0.0879780284140758" calcext:value-type="float">
            <text:p>-0.087978028414076</text:p>
          </table:table-cell>
          <table:table-cell office:value-type="float" office:value="-0.0801779207240941" calcext:value-type="float">
            <text:p>-0.080177920724094</text:p>
          </table:table-cell>
          <table:table-cell office:value-type="float" office:value="-0.0719859527620317" calcext:value-type="float">
            <text:p>-0.071985952762032</text:p>
          </table:table-cell>
          <table:table-cell office:value-type="float" office:value="-0.0634916444152439" calcext:value-type="float">
            <text:p>-0.063491644415244</text:p>
          </table:table-cell>
          <table:table-cell office:value-type="float" office:value="-0.0547890451214602" calcext:value-type="float">
            <text:p>-0.05478904512146</text:p>
          </table:table-cell>
          <table:table-cell office:value-type="float" office:value="-0.0459753776290082" calcext:value-type="float">
            <text:p>-0.045975377629008</text:p>
          </table:table-cell>
          <table:table-cell office:value-type="float" office:value="-0.0371497102768244" calcext:value-type="float">
            <text:p>-0.037149710276824</text:p>
          </table:table-cell>
          <table:table-cell office:value-type="float" office:value="-0.0284117102584907" calcext:value-type="float">
            <text:p>-0.028411710258491</text:p>
          </table:table-cell>
          <table:table-cell office:value-type="float" office:value="-0.0198605246860068" calcext:value-type="float">
            <text:p>-0.019860524686007</text:p>
          </table:table-cell>
          <table:table-cell office:value-type="float" office:value="-0.011593828547579" calcext:value-type="float">
            <text:p>-0.011593828547579</text:p>
          </table:table-cell>
          <table:table-cell office:value-type="float" office:value="-0.00370706957644996" calcext:value-type="float">
            <text:p>-0.00370706957645</text:p>
          </table:table-cell>
          <table:table-cell office:value-type="float" office:value="0.00370706957644996" calcext:value-type="float">
            <text:p>0.00370706957645</text:p>
          </table:table-cell>
        </table:table-row>
        <table:table-row table:style-name="ro1">
          <table:table-cell office:value-type="float" office:value="-0.00617105211759218" calcext:value-type="float">
            <text:p>-0.006171052117592</text:p>
          </table:table-cell>
          <table:table-cell office:value-type="float" office:value="0.00617105211759218" calcext:value-type="float">
            <text:p>0.006171052117592</text:p>
          </table:table-cell>
          <table:table-cell office:value-type="float" office:value="0.0177053872800491" calcext:value-type="float">
            <text:p>0.017705387280049</text:p>
          </table:table-cell>
          <table:table-cell office:value-type="float" office:value="0.0285168085406332" calcext:value-type="float">
            <text:p>0.028516808540633</text:p>
          </table:table-cell>
          <table:table-cell office:value-type="float" office:value="0.0386106024527672" calcext:value-type="float">
            <text:p>0.038610602452767</text:p>
          </table:table-cell>
          <table:table-cell office:value-type="float" office:value="0.0479968244535003" calcext:value-type="float">
            <text:p>0.0479968244535</text:p>
          </table:table-cell>
          <table:table-cell office:value-type="float" office:value="0.0566895388486683" calcext:value-type="float">
            <text:p>0.056689538848668</text:p>
          </table:table-cell>
          <table:table-cell office:value-type="float" office:value="0.0647061218251926" calcext:value-type="float">
            <text:p>0.064706121825193</text:p>
          </table:table-cell>
          <table:table-cell office:value-type="float" office:value="0.0720666249104198" calcext:value-type="float">
            <text:p>0.07206662491042</text:p>
          </table:table-cell>
          <table:table-cell office:value-type="float" office:value="0.078793194747264" calcext:value-type="float">
            <text:p>0.078793194747264</text:p>
          </table:table-cell>
          <table:table-cell office:value-type="float" office:value="0.08490954492064" calcext:value-type="float">
            <text:p>0.08490954492064</text:p>
          </table:table-cell>
          <table:table-cell office:value-type="float" office:value="0.0904404762534451" calcext:value-type="float">
            <text:p>0.090440476253445</text:p>
          </table:table-cell>
          <table:table-cell office:value-type="float" office:value="0.0954114427000448" calcext:value-type="float">
            <text:p>0.095411442700045</text:p>
          </table:table-cell>
          <table:table-cell office:value-type="float" office:value="0.0998481605951403" calcext:value-type="float">
            <text:p>0.09984816059514</text:p>
          </table:table-cell>
          <table:table-cell office:value-type="float" office:value="0.103776259468811" calcext:value-type="float">
            <text:p>0.103776259468811</text:p>
          </table:table-cell>
          <table:table-cell office:value-type="float" office:value="0.10722097297619" calcext:value-type="float">
            <text:p>0.10722097297619</text:p>
          </table:table-cell>
          <table:table-cell office:value-type="float" office:value="0.110206868693031" calcext:value-type="float">
            <text:p>0.110206868693031</text:p>
          </table:table-cell>
          <table:table-cell office:value-type="float" office:value="0.112757615600636" calcext:value-type="float">
            <text:p>0.112757615600636</text:p>
          </table:table-cell>
          <table:table-cell office:value-type="float" office:value="0.114895788064523" calcext:value-type="float">
            <text:p>0.114895788064523</text:p>
          </table:table-cell>
          <table:table-cell office:value-type="float" office:value="0.11664270500637" calcext:value-type="float">
            <text:p>0.11664270500637</text:p>
          </table:table-cell>
          <table:table-cell office:value-type="float" office:value="0.118018302801547" calcext:value-type="float">
            <text:p>0.118018302801547</text:p>
          </table:table-cell>
          <table:table-cell office:value-type="float" office:value="0.119041040234258" calcext:value-type="float">
            <text:p>0.119041040234258</text:p>
          </table:table-cell>
          <table:table-cell office:value-type="float" office:value="0.11972783363547" calcext:value-type="float">
            <text:p>0.11972783363547</text:p>
          </table:table-cell>
          <table:table-cell office:value-type="float" office:value="0.120094020113865" calcext:value-type="float">
            <text:p>0.120094020113865</text:p>
          </table:table-cell>
          <table:table-cell office:value-type="float" office:value="0.120153346625324" calcext:value-type="float">
            <text:p>0.120153346625324</text:p>
          </table:table-cell>
          <table:table-cell office:value-type="float" office:value="0.119917982475614" calcext:value-type="float">
            <text:p>0.119917982475614</text:p>
          </table:table-cell>
          <table:table-cell office:value-type="float" office:value="0.119398552767263" calcext:value-type="float">
            <text:p>0.119398552767263</text:p>
          </table:table-cell>
          <table:table-cell office:value-type="float" office:value="0.118604190280852" calcext:value-type="float">
            <text:p>0.118604190280852</text:p>
          </table:table-cell>
          <table:table-cell office:value-type="float" office:value="0.117542603287729" calcext:value-type="float">
            <text:p>0.117542603287729</text:p>
          </table:table-cell>
          <table:table-cell office:value-type="float" office:value="0.116220156894685" calcext:value-type="float">
            <text:p>0.116220156894685</text:p>
          </table:table-cell>
          <table:table-cell office:value-type="float" office:value="0.114641965646884" calcext:value-type="float">
            <text:p>0.114641965646884</text:p>
          </table:table-cell>
          <table:table-cell office:value-type="float" office:value="0.11281199530151" calcext:value-type="float">
            <text:p>0.11281199530151</text:p>
          </table:table-cell>
          <table:table-cell office:value-type="float" office:value="0.110733171904523" calcext:value-type="float">
            <text:p>0.110733171904523</text:p>
          </table:table-cell>
          <table:table-cell office:value-type="float" office:value="0.1084074965596" calcext:value-type="float">
            <text:p>0.1084074965596</text:p>
          </table:table-cell>
          <table:table-cell office:value-type="float" office:value="0.105836164542487" calcext:value-type="float">
            <text:p>0.105836164542487</text:p>
          </table:table-cell>
          <table:table-cell office:value-type="float" office:value="0.10301968770404" calcext:value-type="float">
            <text:p>0.10301968770404</text:p>
          </table:table-cell>
          <table:table-cell office:value-type="float" office:value="0.099958019388803" calcext:value-type="float">
            <text:p>0.099958019388803</text:p>
          </table:table-cell>
          <table:table-cell office:value-type="float" office:value="0.0966506813740628" calcext:value-type="float">
            <text:p>0.096650681374063</text:p>
          </table:table-cell>
          <table:table-cell office:value-type="float" office:value="0.0930968926049163" calcext:value-type="float">
            <text:p>0.093096892604916</text:p>
          </table:table-cell>
          <table:table-cell office:value-type="float" office:value="0.0892956997546336" calcext:value-type="float">
            <text:p>0.089295699754634</text:p>
          </table:table-cell>
          <table:table-cell office:value-type="float" office:value="0.0852461098509261" calcext:value-type="float">
            <text:p>0.085246109850926</text:p>
          </table:table-cell>
          <table:table-cell office:value-type="float" office:value="0.0809472254210418" calcext:value-type="float">
            <text:p>0.080947225421042</text:p>
          </table:table-cell>
          <table:table-cell office:value-type="float" office:value="0.0763983827575572" calcext:value-type="float">
            <text:p>0.076398382757557</text:p>
          </table:table-cell>
          <table:table-cell office:value-type="float" office:value="0.0715992940332577" calcext:value-type="float">
            <text:p>0.071599294033258</text:p>
          </table:table-cell>
          <table:table-cell office:value-type="float" office:value="0.0665501940615431" calcext:value-type="float">
            <text:p>0.066550194061543</text:p>
          </table:table-cell>
          <table:table-cell office:value-type="float" office:value="0.0612519925151967" calcext:value-type="float">
            <text:p>0.061251992515197</text:p>
          </table:table-cell>
          <table:table-cell office:value-type="float" office:value="0.0557064323034439" calcext:value-type="float">
            <text:p>0.055706432303444</text:p>
          </table:table-cell>
          <table:table-cell office:value-type="float" office:value="0.0499162545255955" calcext:value-type="float">
            <text:p>0.049916254525596</text:p>
          </table:table-cell>
          <table:table-cell office:value-type="float" office:value="0.0438853697351873" calcext:value-type="float">
            <text:p>0.043885369735187</text:p>
          </table:table-cell>
          <table:table-cell office:value-type="float" office:value="0.0376190338178167" calcext:value-type="float">
            <text:p>0.037619033817817</text:p>
          </table:table-cell>
          <table:table-cell office:value-type="float" office:value="0.0311240241205314" calcext:value-type="float">
            <text:p>0.031124024120532</text:p>
          </table:table-cell>
          <table:table-cell office:value-type="float" office:value="0.0244088080077335" calcext:value-type="float">
            <text:p>0.024408808007734</text:p>
          </table:table-cell>
          <table:table-cell office:value-type="float" office:value="0.017483699264307" calcext:value-type="float">
            <text:p>0.017483699264307</text:p>
          </table:table-cell>
          <table:table-cell office:value-type="float" office:value="0.0103610492661711" calcext:value-type="float">
            <text:p>0.010361049266171</text:p>
          </table:table-cell>
          <table:table-cell office:value-type="float" office:value="0.00305579011142428" calcext:value-type="float">
            <text:p>0.003055790111424</text:p>
          </table:table-cell>
          <table:table-cell office:value-type="float" office:value="-0.00441241703007584" calcext:value-type="float">
            <text:p>-0.004412417030076</text:p>
          </table:table-cell>
          <table:table-cell office:value-type="float" office:value="-0.0120095016944063" calcext:value-type="float">
            <text:p>-0.012009501694406</text:p>
          </table:table-cell>
          <table:table-cell office:value-type="float" office:value="-0.0197067179051985" calcext:value-type="float">
            <text:p>-0.019706717905199</text:p>
          </table:table-cell>
          <table:table-cell office:value-type="float" office:value="-0.0274810380795258" calcext:value-type="float">
            <text:p>-0.027481038079526</text:p>
          </table:table-cell>
          <table:table-cell office:value-type="float" office:value="-0.035307580829781" calcext:value-type="float">
            <text:p>-0.035307580829781</text:p>
          </table:table-cell>
          <table:table-cell office:value-type="float" office:value="-0.0431576400588146" calcext:value-type="float">
            <text:p>-0.043157640058815</text:p>
          </table:table-cell>
          <table:table-cell office:value-type="float" office:value="-0.0509985829221654" calcext:value-type="float">
            <text:p>-0.050998582922165</text:p>
          </table:table-cell>
          <table:table-cell office:value-type="float" office:value="-0.0587940369837236" calcext:value-type="float">
            <text:p>-0.058794036983724</text:p>
          </table:table-cell>
          <table:table-cell office:value-type="float" office:value="-0.0665040810775902" calcext:value-type="float">
            <text:p>-0.06650408107759</text:p>
          </table:table-cell>
          <table:table-cell office:value-type="float" office:value="-0.074085437991598" calcext:value-type="float">
            <text:p>-0.074085437991598</text:p>
          </table:table-cell>
          <table:table-cell office:value-type="float" office:value="-0.08149169609628" calcext:value-type="float">
            <text:p>-0.08149169609628</text:p>
          </table:table-cell>
          <table:table-cell office:value-type="float" office:value="-0.0886735800522996" calcext:value-type="float">
            <text:p>-0.0886735800523</text:p>
          </table:table-cell>
          <table:table-cell office:value-type="float" office:value="-0.0955792848716705" calcext:value-type="float">
            <text:p>-0.095579284871671</text:p>
          </table:table-cell>
          <table:table-cell office:value-type="float" office:value="-0.102154884633647" calcext:value-type="float">
            <text:p>-0.102154884633647</text:p>
          </table:table-cell>
          <table:table-cell office:value-type="float" office:value="-0.108344825201473" calcext:value-type="float">
            <text:p>-0.108344825201473</text:p>
          </table:table-cell>
          <table:table-cell office:value-type="float" office:value="-0.114092508342355" calcext:value-type="float">
            <text:p>-0.114092508342355</text:p>
          </table:table-cell>
          <table:table-cell office:value-type="float" office:value="-0.119340972223148" calcext:value-type="float">
            <text:p>-0.119340972223148</text:p>
          </table:table-cell>
          <table:table-cell office:value-type="float" office:value="-0.124033670158447" calcext:value-type="float">
            <text:p>-0.124033670158447</text:p>
          </table:table-cell>
          <table:table-cell office:value-type="float" office:value="-0.128115345668386" calcext:value-type="float">
            <text:p>-0.128115345668386</text:p>
          </table:table-cell>
          <table:table-cell office:value-type="float" office:value="-0.131532997317344" calcext:value-type="float">
            <text:p>-0.131532997317344</text:p>
          </table:table-cell>
          <table:table-cell office:value-type="float" office:value="-0.134236921554839" calcext:value-type="float">
            <text:p>-0.134236921554839</text:p>
          </table:table-cell>
          <table:table-cell office:value-type="float" office:value="-0.136181815983757" calcext:value-type="float">
            <text:p>-0.136181815983757</text:p>
          </table:table-cell>
          <table:table-cell office:value-type="float" office:value="-0.137327919403898" calcext:value-type="float">
            <text:p>-0.137327919403898</text:p>
          </table:table-cell>
          <table:table-cell office:value-type="float" office:value="-0.137642158952554" calcext:value-type="float">
            <text:p>-0.137642158952554</text:p>
          </table:table-cell>
          <table:table-cell office:value-type="float" office:value="-0.137099269135755" calcext:value-type="float">
            <text:p>-0.137099269135755</text:p>
          </table:table-cell>
          <table:table-cell office:value-type="float" office:value="-0.135682843057457" calcext:value-type="float">
            <text:p>-0.135682843057457</text:p>
          </table:table-cell>
          <table:table-cell office:value-type="float" office:value="-0.133386273230625" calcext:value-type="float">
            <text:p>-0.133386273230625</text:p>
          </table:table-cell>
          <table:table-cell office:value-type="float" office:value="-0.130213538608397" calcext:value-type="float">
            <text:p>-0.130213538608397</text:p>
          </table:table-cell>
          <table:table-cell office:value-type="float" office:value="-0.126179796321485" calcext:value-type="float">
            <text:p>-0.126179796321485</text:p>
          </table:table-cell>
          <table:table-cell office:value-type="float" office:value="-0.121311741408829" calcext:value-type="float">
            <text:p>-0.121311741408829</text:p>
          </table:table-cell>
          <table:table-cell office:value-type="float" office:value="-0.115647705627045" calcext:value-type="float">
            <text:p>-0.115647705627045</text:p>
          </table:table-cell>
          <table:table-cell office:value-type="float" office:value="-0.10923747703944" calcext:value-type="float">
            <text:p>-0.10923747703944</text:p>
          </table:table-cell>
          <table:table-cell office:value-type="float" office:value="-0.102141834949636" calcext:value-type="float">
            <text:p>-0.102141834949636</text:p>
          </table:table-cell>
          <table:table-cell office:value-type="float" office:value="-0.0944318090789475" calcext:value-type="float">
            <text:p>-0.094431809078948</text:p>
          </table:table-cell>
          <table:table-cell office:value-type="float" office:value="-0.0861876865770913" calcext:value-type="float">
            <text:p>-0.086187686577091</text:p>
          </table:table-cell>
          <table:table-cell office:value-type="float" office:value="-0.077497804346473" calcext:value-type="float">
            <text:p>-0.077497804346473</text:p>
          </table:table-cell>
          <table:table-cell office:value-type="float" office:value="-0.0684571760902757" calcext:value-type="float">
            <text:p>-0.068457176090276</text:p>
          </table:table-cell>
          <table:table-cell office:value-type="float" office:value="-0.0591660124429656" calcext:value-type="float">
            <text:p>-0.059166012442966</text:p>
          </table:table-cell>
          <table:table-cell office:value-type="float" office:value="-0.0497281978247754" calcext:value-type="float">
            <text:p>-0.049728197824775</text:p>
          </table:table-cell>
          <table:table-cell office:value-type="float" office:value="-0.040249788966456" calcext:value-type="float">
            <text:p>-0.040249788966456</text:p>
          </table:table-cell>
          <table:table-cell office:value-type="float" office:value="-0.0308375974543415" calcext:value-type="float">
            <text:p>-0.030837597454342</text:p>
          </table:table-cell>
          <table:table-cell office:value-type="float" office:value="-0.0215979126815685" calcext:value-type="float">
            <text:p>-0.021597912681569</text:p>
          </table:table-cell>
          <table:table-cell office:value-type="float" office:value="-0.0126354129359537" calcext:value-type="float">
            <text:p>-0.012635412935954</text:p>
          </table:table-cell>
          <table:table-cell office:value-type="float" office:value="-0.00405230205111831" calcext:value-type="float">
            <text:p>-0.004052302051118</text:p>
          </table:table-cell>
          <table:table-cell office:value-type="float" office:value="0.00405230205111831" calcext:value-type="float">
            <text:p>0.004052302051118</text:p>
          </table:table-cell>
        </table:table-row>
        <table:table-row table:style-name="ro1">
          <table:table-cell office:value-type="float" office:value="-0.00646937932809577" calcext:value-type="float">
            <text:p>-0.006469379328096</text:p>
          </table:table-cell>
          <table:table-cell office:value-type="float" office:value="0.00646937932809577" calcext:value-type="float">
            <text:p>0.006469379328096</text:p>
          </table:table-cell>
          <table:table-cell office:value-type="float" office:value="0.0185459534488075" calcext:value-type="float">
            <text:p>0.018545953448808</text:p>
          </table:table-cell>
          <table:table-cell office:value-type="float" office:value="0.029853037536042" calcext:value-type="float">
            <text:p>0.029853037536042</text:p>
          </table:table-cell>
          <table:table-cell office:value-type="float" office:value="0.0403980588736936" calcext:value-type="float">
            <text:p>0.040398058873694</text:p>
          </table:table-cell>
          <table:table-cell office:value-type="float" office:value="0.0501933079028086" calcext:value-type="float">
            <text:p>0.050193307902809</text:p>
          </table:table-cell>
          <table:table-cell office:value-type="float" office:value="0.059255146638898" calcext:value-type="float">
            <text:p>0.059255146638898</text:p>
          </table:table-cell>
          <table:table-cell office:value-type="float" office:value="0.0676032837705626" calcext:value-type="float">
            <text:p>0.067603283770563</text:p>
          </table:table-cell>
          <table:table-cell office:value-type="float" office:value="0.0752601135114017" calcext:value-type="float">
            <text:p>0.075260113511402</text:p>
          </table:table-cell>
          <table:table-cell office:value-type="float" office:value="0.0822501136455828" calcext:value-type="float">
            <text:p>0.082250113645583</text:p>
          </table:table-cell>
          <table:table-cell office:value-type="float" office:value="0.0885992980872862" calcext:value-type="float">
            <text:p>0.088599298087286</text:p>
          </table:table-cell>
          <table:table-cell office:value-type="float" office:value="0.0943347200724497" calcext:value-type="float">
            <text:p>0.09433472007245</text:p>
          </table:table-cell>
          <table:table-cell office:value-type="float" office:value="0.099484022928403" calcext:value-type="float">
            <text:p>0.099484022928403</text:p>
          </table:table-cell>
          <table:table-cell office:value-type="float" office:value="0.104075036052046" calcext:value-type="float">
            <text:p>0.104075036052046</text:p>
          </table:table-cell>
          <table:table-cell office:value-type="float" office:value="0.108135414250436" calcext:value-type="float">
            <text:p>0.108135414250436</text:p>
          </table:table-cell>
          <table:table-cell office:value-type="float" office:value="0.111692318959332" calcext:value-type="float">
            <text:p>0.111692318959332</text:p>
          </table:table-cell>
          <table:table-cell office:value-type="float" office:value="0.114772140060081" calcext:value-type="float">
            <text:p>0.114772140060081</text:p>
          </table:table-cell>
          <table:table-cell office:value-type="float" office:value="0.117400257092658" calcext:value-type="float">
            <text:p>0.117400257092658</text:p>
          </table:table-cell>
          <table:table-cell office:value-type="float" office:value="0.119600838612009" calcext:value-type="float">
            <text:p>0.119600838612009</text:p>
          </table:table-cell>
          <table:table-cell office:value-type="float" office:value="0.12139667832026" calcext:value-type="float">
            <text:p>0.12139667832026</text:p>
          </table:table-cell>
          <table:table-cell office:value-type="float" office:value="0.122809066398114" calcext:value-type="float">
            <text:p>0.122809066398114</text:p>
          </table:table-cell>
          <table:table-cell office:value-type="float" office:value="0.123857694240903" calcext:value-type="float">
            <text:p>0.123857694240903</text:p>
          </table:table-cell>
          <table:table-cell office:value-type="float" office:value="0.124560590574902" calcext:value-type="float">
            <text:p>0.124560590574902</text:p>
          </table:table-cell>
          <table:table-cell office:value-type="float" office:value="0.124934086687938" calcext:value-type="float">
            <text:p>0.124934086687938</text:p>
          </table:table-cell>
          <table:table-cell office:value-type="float" office:value="0.124992808344404" calcext:value-type="float">
            <text:p>0.124992808344404</text:p>
          </table:table-cell>
          <table:table-cell office:value-type="float" office:value="0.124749691788504" calcext:value-type="float">
            <text:p>0.124749691788504</text:p>
          </table:table-cell>
          <table:table-cell office:value-type="float" office:value="0.124216021170561" calcext:value-type="float">
            <text:p>0.124216021170561</text:p>
          </table:table-cell>
          <table:table-cell office:value-type="float" office:value="0.123401484705014" calcext:value-type="float">
            <text:p>0.123401484705014</text:p>
          </table:table-cell>
          <table:table-cell office:value-type="float" office:value="0.12231424690711" calcext:value-type="float">
            <text:p>0.12231424690711</text:p>
          </table:table-cell>
          <table:table-cell office:value-type="float" office:value="0.120961034359238" calcext:value-type="float">
            <text:p>0.120961034359238</text:p>
          </table:table-cell>
          <table:table-cell office:value-type="float" office:value="0.119347232616505" calcext:value-type="float">
            <text:p>0.119347232616505</text:p>
          </table:table-cell>
          <table:table-cell office:value-type="float" office:value="0.117476992069721" calcext:value-type="float">
            <text:p>0.117476992069721</text:p>
          </table:table-cell>
          <table:table-cell office:value-type="float" office:value="0.115353340822192" calcext:value-type="float">
            <text:p>0.115353340822192</text:p>
          </table:table-cell>
          <table:table-cell office:value-type="float" office:value="0.112978302920193" calcext:value-type="float">
            <text:p>0.112978302920193</text:p>
          </table:table-cell>
          <table:table-cell office:value-type="float" office:value="0.110353020562115" calcext:value-type="float">
            <text:p>0.110353020562115</text:p>
          </table:table-cell>
          <table:table-cell office:value-type="float" office:value="0.10747787922681" calcext:value-type="float">
            <text:p>0.10747787922681</text:p>
          </table:table-cell>
          <table:table-cell office:value-type="float" office:value="0.104352634956822" calcext:value-type="float">
            <text:p>0.104352634956822</text:p>
          </table:table-cell>
          <table:table-cell office:value-type="float" office:value="0.100976543337236" calcext:value-type="float">
            <text:p>0.100976543337236</text:p>
          </table:table-cell>
          <table:table-cell office:value-type="float" office:value="0.0973484899968187" calcext:value-type="float">
            <text:p>0.097348489996819</text:p>
          </table:table-cell>
          <table:table-cell office:value-type="float" office:value="0.0934671227155326" calcext:value-type="float">
            <text:p>0.093467122715533</text:p>
          </table:table-cell>
          <table:table-cell office:value-type="float" office:value="0.0893309854741631" calcext:value-type="float">
            <text:p>0.089330985474163</text:p>
          </table:table-cell>
          <table:table-cell office:value-type="float" office:value="0.0849386549769319" calcext:value-type="float">
            <text:p>0.084938654976932</text:p>
          </table:table-cell>
          <table:table-cell office:value-type="float" office:value="0.0802888803618059" calcext:value-type="float">
            <text:p>0.080288880361806</text:p>
          </table:table-cell>
          <table:table-cell office:value-type="float" office:value="0.0753807269395756" calcext:value-type="float">
            <text:p>0.075380726939576</text:p>
          </table:table-cell>
          <table:table-cell office:value-type="float" office:value="0.0702137248905937" calcext:value-type="float">
            <text:p>0.070213724890594</text:p>
          </table:table-cell>
          <table:table-cell office:value-type="float" office:value="0.064788023858637" calcext:value-type="float">
            <text:p>0.064788023858637</text:p>
          </table:table-cell>
          <table:table-cell office:value-type="float" office:value="0.0591045543240561" calcext:value-type="float">
            <text:p>0.059104554324056</text:p>
          </table:table-cell>
          <table:table-cell office:value-type="float" office:value="0.0531651964330848" calcext:value-type="float">
            <text:p>0.053165196433085</text:p>
          </table:table-cell>
          <table:table-cell office:value-type="float" office:value="0.0469729565944471" calcext:value-type="float">
            <text:p>0.046972956594447</text:p>
          </table:table-cell>
          <table:table-cell office:value-type="float" office:value="0.0405321516065029" calcext:value-type="float">
            <text:p>0.040532151606503</text:p>
          </table:table-cell>
          <table:table-cell office:value-type="float" office:value="0.0338485996002264" calcext:value-type="float">
            <text:p>0.033848599600226</text:p>
          </table:table-cell>
          <table:table-cell office:value-type="float" office:value="0.0269298178988671" calcext:value-type="float">
            <text:p>0.026929817898867</text:p>
          </table:table-cell>
          <table:table-cell office:value-type="float" office:value="0.0197852336741414" calcext:value-type="float">
            <text:p>0.019785233674142</text:p>
          </table:table-cell>
          <table:table-cell office:value-type="float" office:value="0.0124264319096132" calcext:value-type="float">
            <text:p>0.012426431909613</text:p>
          </table:table-cell>
          <table:table-cell office:value-type="float" office:value="0.00486750326987505" calcext:value-type="float">
            <text:p>0.004867503269875</text:p>
          </table:table-cell>
          <table:table-cell office:value-type="float" office:value="-0.0028743815300846" calcext:value-type="float">
            <text:p>-0.002874381530085</text:p>
          </table:table-cell>
          <table:table-cell office:value-type="float" office:value="-0.0107718239307425" calcext:value-type="float">
            <text:p>-0.010771823930743</text:p>
          </table:table-cell>
          <table:table-cell office:value-type="float" office:value="-0.018783835681271" calcext:value-type="float">
            <text:p>-0.018783835681271</text:p>
          </table:table-cell>
          <table:table-cell office:value-type="float" office:value="-0.0268900609063212" calcext:value-type="float">
            <text:p>-0.026890060906321</text:p>
          </table:table-cell>
          <table:table-cell office:value-type="float" office:value="-0.0350664708135404" calcext:value-type="float">
            <text:p>-0.03506647081354</text:p>
          </table:table-cell>
          <table:table-cell office:value-type="float" office:value="-0.0432842643494444" calcext:value-type="float">
            <text:p>-0.043284264349444</text:p>
          </table:table-cell>
          <table:table-cell office:value-type="float" office:value="-0.0515103669685116" calcext:value-type="float">
            <text:p>-0.051510366968512</text:p>
          </table:table-cell>
          <table:table-cell office:value-type="float" office:value="-0.0597077003233285" calcext:value-type="float">
            <text:p>-0.059707700323329</text:p>
          </table:table-cell>
          <table:table-cell office:value-type="float" office:value="-0.0678353395562587" calcext:value-type="float">
            <text:p>-0.067835339556259</text:p>
          </table:table-cell>
          <table:table-cell office:value-type="float" office:value="-0.0758486665999175" calcext:value-type="float">
            <text:p>-0.075848666599918</text:p>
          </table:table-cell>
          <table:table-cell office:value-type="float" office:value="-0.0836995595889539" calcext:value-type="float">
            <text:p>-0.083699559588954</text:p>
          </table:table-cell>
          <table:table-cell office:value-type="float" office:value="-0.0913366362882884" calcext:value-type="float">
            <text:p>-0.091336636288288</text:p>
          </table:table-cell>
          <table:table-cell office:value-type="float" office:value="-0.0987055646418988" calcext:value-type="float">
            <text:p>-0.098705564641899</text:p>
          </table:table-cell>
          <table:table-cell office:value-type="float" office:value="-0.10574945248207" calcext:value-type="float">
            <text:p>-0.10574945248207</text:p>
          </table:table-cell>
          <table:table-cell office:value-type="float" office:value="-0.112409327547433" calcext:value-type="float">
            <text:p>-0.112409327547433</text:p>
          </table:table-cell>
          <table:table-cell office:value-type="float" office:value="-0.11862471743802" calcext:value-type="float">
            <text:p>-0.11862471743802</text:p>
          </table:table-cell>
          <table:table-cell office:value-type="float" office:value="-0.124334336901757" calcext:value-type="float">
            <text:p>-0.124334336901757</text:p>
          </table:table-cell>
          <table:table-cell office:value-type="float" office:value="-0.129476886768692" calcext:value-type="float">
            <text:p>-0.129476886768692</text:p>
          </table:table-cell>
          <table:table-cell office:value-type="float" office:value="-0.133991964895411" calcext:value-type="float">
            <text:p>-0.133991964895411</text:p>
          </table:table-cell>
          <table:table-cell office:value-type="float" office:value="-0.137821084618798" calcext:value-type="float">
            <text:p>-0.137821084618798</text:p>
          </table:table-cell>
          <table:table-cell office:value-type="float" office:value="-0.140908790462396" calcext:value-type="float">
            <text:p>-0.140908790462396</text:p>
          </table:table-cell>
          <table:table-cell office:value-type="float" office:value="-0.143203854339141" calcext:value-type="float">
            <text:p>-0.143203854339141</text:p>
          </table:table-cell>
          <table:table-cell office:value-type="float" office:value="-0.144660528451204" calcext:value-type="float">
            <text:p>-0.144660528451204</text:p>
          </table:table-cell>
          <table:table-cell office:value-type="float" office:value="-0.145239823881171" calcext:value-type="float">
            <text:p>-0.145239823881171</text:p>
          </table:table-cell>
          <table:table-cell office:value-type="float" office:value="-0.144910776979085" calcext:value-type="float">
            <text:p>-0.144910776979085</text:p>
          </table:table-cell>
          <table:table-cell office:value-type="float" office:value="-0.143651659664707" calcext:value-type="float">
            <text:p>-0.143651659664707</text:p>
          </table:table-cell>
          <table:table-cell office:value-type="float" office:value="-0.141451085374194" calcext:value-type="float">
            <text:p>-0.141451085374194</text:p>
          </table:table-cell>
          <table:table-cell office:value-type="float" office:value="-0.138308960285706" calcext:value-type="float">
            <text:p>-0.138308960285706</text:p>
          </table:table-cell>
          <table:table-cell office:value-type="float" office:value="-0.13423723027382" calcext:value-type="float">
            <text:p>-0.13423723027382</text:p>
          </table:table-cell>
          <table:table-cell office:value-type="float" office:value="-0.129260378290575" calcext:value-type="float">
            <text:p>-0.129260378290575</text:p>
          </table:table-cell>
          <table:table-cell office:value-type="float" office:value="-0.123415634726481" calcext:value-type="float">
            <text:p>-0.123415634726481</text:p>
          </table:table-cell>
          <table:table-cell office:value-type="float" office:value="-0.116752874702902" calcext:value-type="float">
            <text:p>-0.116752874702902</text:p>
          </table:table-cell>
          <table:table-cell office:value-type="float" office:value="-0.109334190651774" calcext:value-type="float">
            <text:p>-0.109334190651774</text:p>
          </table:table-cell>
          <table:table-cell office:value-type="float" office:value="-0.101233145061191" calcext:value-type="float">
            <text:p>-0.101233145061191</text:p>
          </table:table-cell>
          <table:table-cell office:value-type="float" office:value="-0.0925337257039683" calcext:value-type="float">
            <text:p>-0.092533725703968</text:p>
          </table:table-cell>
          <table:table-cell office:value-type="float" office:value="-0.0833290425703678" calcext:value-type="float">
            <text:p>-0.083329042570368</text:p>
          </table:table-cell>
          <table:table-cell office:value-type="float" office:value="-0.0737198206717948" calcext:value-type="float">
            <text:p>-0.073719820671795</text:p>
          </table:table-cell>
          <table:table-cell office:value-type="float" office:value="-0.0638127545343578" calcext:value-type="float">
            <text:p>-0.063812754534358</text:p>
          </table:table-cell>
          <table:table-cell office:value-type="float" office:value="-0.0537187976425821" calcext:value-type="float">
            <text:p>-0.053718797642582</text:p>
          </table:table-cell>
          <table:table-cell office:value-type="float" office:value="-0.0435514627720167" calcext:value-type="float">
            <text:p>-0.043551462772017</text:p>
          </table:table-cell>
          <table:table-cell office:value-type="float" office:value="-0.0334252071306287" calcext:value-type="float">
            <text:p>-0.033425207130629</text:p>
          </table:table-cell>
          <table:table-cell office:value-type="float" office:value="-0.0234539699655073" calcext:value-type="float">
            <text:p>-0.023453969965507</text:p>
          </table:table-cell>
          <table:table-cell office:value-type="float" office:value="-0.013749920734183" calcext:value-type="float">
            <text:p>-0.013749920734183</text:p>
          </table:table-cell>
          <table:table-cell office:value-type="float" office:value="-0.00442246417188289" calcext:value-type="float">
            <text:p>-0.004422464171883</text:p>
          </table:table-cell>
          <table:table-cell office:value-type="float" office:value="0.00442246417188289" calcext:value-type="float">
            <text:p>0.004422464171883</text:p>
          </table:table-cell>
        </table:table-row>
        <table:table-row table:style-name="ro1">
          <table:table-cell office:value-type="float" office:value="-0.00677100254622257" calcext:value-type="float">
            <text:p>-0.006771002546223</text:p>
          </table:table-cell>
          <table:table-cell office:value-type="float" office:value="0.00677100254622257" calcext:value-type="float">
            <text:p>0.006771002546223</text:p>
          </table:table-cell>
          <table:table-cell office:value-type="float" office:value="0.0193957033986787" calcext:value-type="float">
            <text:p>0.019395703398679</text:p>
          </table:table-cell>
          <table:table-cell office:value-type="float" office:value="0.0312037134580781" calcext:value-type="float">
            <text:p>0.031203713458078</text:p>
          </table:table-cell>
          <table:table-cell office:value-type="float" office:value="0.0422046057357315" calcext:value-type="float">
            <text:p>0.042204605735732</text:p>
          </table:table-cell>
          <table:table-cell office:value-type="float" office:value="0.0524129141228278" calcext:value-type="float">
            <text:p>0.052412914122828</text:p>
          </table:table-cell>
          <table:table-cell office:value-type="float" office:value="0.061847311435186" calcext:value-type="float">
            <text:p>0.061847311435186</text:p>
          </table:table-cell>
          <table:table-cell office:value-type="float" office:value="0.070529857413545" calcext:value-type="float">
            <text:p>0.070529857413545</text:p>
          </table:table-cell>
          <table:table-cell office:value-type="float" office:value="0.078485313440531" calcext:value-type="float">
            <text:p>0.078485313440531</text:p>
          </table:table-cell>
          <table:table-cell office:value-type="float" office:value="0.0857405189640189" calcext:value-type="float">
            <text:p>0.085740518964019</text:p>
          </table:table-cell>
          <table:table-cell office:value-type="float" office:value="0.0923238245793939" calcext:value-type="float">
            <text:p>0.092323824579394</text:p>
          </table:table-cell>
          <table:table-cell office:value-type="float" office:value="0.0982645776353706" calcext:value-type="float">
            <text:p>0.098264577635371</text:p>
          </table:table-cell>
          <table:table-cell office:value-type="float" office:value="0.103592657172668" calcext:value-type="float">
            <text:p>0.103592657172668</text:p>
          </table:table-cell>
          <table:table-cell office:value-type="float" office:value="0.108338055775002" calcext:value-type="float">
            <text:p>0.108338055775002</text:p>
          </table:table-cell>
          <table:table-cell office:value-type="float" office:value="0.112530506482193" calcext:value-type="float">
            <text:p>0.112530506482193</text:p>
          </table:table-cell>
          <table:table-cell office:value-type="float" office:value="0.116199153305144" calcext:value-type="float">
            <text:p>0.116199153305144</text:p>
          </table:table-cell>
          <table:table-cell office:value-type="float" office:value="0.119372264090111" calcext:value-type="float">
            <text:p>0.119372264090111</text:p>
          </table:table-cell>
          <table:table-cell office:value-type="float" office:value="0.122076984535275" calcext:value-type="float">
            <text:p>0.122076984535275</text:p>
          </table:table-cell>
          <table:table-cell office:value-type="float" office:value="0.124339132100811" calcext:value-type="float">
            <text:p>0.124339132100811</text:p>
          </table:table-cell>
          <table:table-cell office:value-type="float" office:value="0.126183028376121" calcext:value-type="float">
            <text:p>0.126183028376121</text:p>
          </table:table-cell>
          <table:table-cell office:value-type="float" office:value="0.127631368250666" calcext:value-type="float">
            <text:p>0.127631368250666</text:p>
          </table:table-cell>
          <table:table-cell office:value-type="float" office:value="0.128705123968438" calcext:value-type="float">
            <text:p>0.128705123968438</text:p>
          </table:table-cell>
          <table:table-cell office:value-type="float" office:value="0.129423481872829" calcext:value-type="float">
            <text:p>0.129423481872829</text:p>
          </table:table-cell>
          <table:table-cell office:value-type="float" office:value="0.12980380941391" calcext:value-type="float">
            <text:p>0.12980380941391</text:p>
          </table:table-cell>
          <table:table-cell office:value-type="float" office:value="0.129861649775652" calcext:value-type="float">
            <text:p>0.129861649775652</text:p>
          </table:table-cell>
          <table:table-cell office:value-type="float" office:value="0.129610741337925" calcext:value-type="float">
            <text:p>0.129610741337925</text:p>
          </table:table-cell>
          <table:table-cell office:value-type="float" office:value="0.129063059105515" calcext:value-type="float">
            <text:p>0.129063059105515</text:p>
          </table:table-cell>
          <table:table-cell office:value-type="float" office:value="0.12822887521538" calcext:value-type="float">
            <text:p>0.12822887521538</text:p>
          </table:table-cell>
          <table:table-cell office:value-type="float" office:value="0.127116835697889" calcext:value-type="float">
            <text:p>0.127116835697889</text:p>
          </table:table-cell>
          <table:table-cell office:value-type="float" office:value="0.125734050787684" calcext:value-type="float">
            <text:p>0.125734050787684</text:p>
          </table:table-cell>
          <table:table-cell office:value-type="float" office:value="0.124086196259936" calcext:value-type="float">
            <text:p>0.124086196259936</text:p>
          </table:table-cell>
          <table:table-cell office:value-type="float" office:value="0.122177623495467" calcext:value-type="float">
            <text:p>0.122177623495467</text:p>
          </table:table-cell>
          <table:table-cell office:value-type="float" office:value="0.120011476257699" calcext:value-type="float">
            <text:p>0.120011476257699</text:p>
          </table:table-cell>
          <table:table-cell office:value-type="float" office:value="0.117589812453041" calcext:value-type="float">
            <text:p>0.117589812453041</text:p>
          </table:table-cell>
          <table:table-cell office:value-type="float" office:value="0.114913729472851" calcext:value-type="float">
            <text:p>0.114913729472851</text:p>
          </table:table-cell>
          <table:table-cell office:value-type="float" office:value="0.111983492039882" calcext:value-type="float">
            <text:p>0.111983492039882</text:p>
          </table:table-cell>
          <table:table-cell office:value-type="float" office:value="0.10879866180237" calcext:value-type="float">
            <text:p>0.10879866180237</text:p>
          </table:table-cell>
          <table:table-cell office:value-type="float" office:value="0.105358228250138" calcext:value-type="float">
            <text:p>0.105358228250138</text:p>
          </table:table-cell>
          <table:table-cell office:value-type="float" office:value="0.101660740812196" calcext:value-type="float">
            <text:p>0.101660740812196</text:p>
          </table:table-cell>
          <table:table-cell office:value-type="float" office:value="0.0977044422931457" calcext:value-type="float">
            <text:p>0.097704442293146</text:p>
          </table:table-cell>
          <table:table-cell office:value-type="float" office:value="0.0934874040432003" calcext:value-type="float">
            <text:p>0.0934874040432</text:p>
          </table:table-cell>
          <table:table-cell office:value-type="float" office:value="0.0890076634938186" calcext:value-type="float">
            <text:p>0.089007663493819</text:p>
          </table:table-cell>
          <table:table-cell office:value-type="float" office:value="0.0842633648707312" calcext:value-type="float">
            <text:p>0.084263364870731</text:p>
          </table:table-cell>
          <table:table-cell office:value-type="float" office:value="0.0792529040466757" calcext:value-type="float">
            <text:p>0.079252904046676</text:p>
          </table:table-cell>
          <table:table-cell office:value-type="float" office:value="0.073975078605447" calcext:value-type="float">
            <text:p>0.073975078605447</text:p>
          </table:table-cell>
          <table:table-cell office:value-type="float" office:value="0.0684292442382989" calcext:value-type="float">
            <text:p>0.068429244238299</text:p>
          </table:table-cell>
          <table:table-cell office:value-type="float" office:value="0.0626154786124576" calcext:value-type="float">
            <text:p>0.062615478612458</text:p>
          </table:table-cell>
          <table:table-cell office:value-type="float" office:value="0.0565347538233976" calcext:value-type="float">
            <text:p>0.056534753823398</text:p>
          </table:table-cell>
          <table:table-cell office:value-type="float" office:value="0.0501891185787494" calcext:value-type="float">
            <text:p>0.050189118578749</text:p>
          </table:table-cell>
          <table:table-cell office:value-type="float" office:value="0.0435818915962709" calcext:value-type="float">
            <text:p>0.043581891596271</text:p>
          </table:table-cell>
          <table:table-cell office:value-type="float" office:value="0.0367178689959087" calcext:value-type="float">
            <text:p>0.036717868995909</text:p>
          </table:table-cell>
          <table:table-cell office:value-type="float" office:value="0.0296035520411977" calcext:value-type="float">
            <text:p>0.029603552041198</text:p>
          </table:table-cell>
          <table:table-cell office:value-type="float" office:value="0.0222474081730136" calcext:value-type="float">
            <text:p>0.022247408173014</text:p>
          </table:table-cell>
          <table:table-cell office:value-type="float" office:value="0.0146601754914205" calcext:value-type="float">
            <text:p>0.014660175491421</text:p>
          </table:table-cell>
          <table:table-cell office:value-type="float" office:value="0.00685510240954454" calcext:value-type="float">
            <text:p>0.006855102409545</text:p>
          </table:table-cell>
          <table:table-cell office:value-type="float" office:value="-0.00115289735965152" calcext:value-type="float">
            <text:p>-0.001152897359652</text:p>
          </table:table-cell>
          <table:table-cell office:value-type="float" office:value="-0.00934936376239217" calcext:value-type="float">
            <text:p>-0.009349363762392</text:p>
          </table:table-cell>
          <table:table-cell office:value-type="float" office:value="-0.0176703830471782" calcext:value-type="float">
            <text:p>-0.017670383047178</text:p>
          </table:table-cell>
          <table:table-cell office:value-type="float" office:value="-0.0261056188756102" calcext:value-type="float">
            <text:p>-0.02610561887561</text:p>
          </table:table-cell>
          <table:table-cell office:value-type="float" office:value="-0.0346309685006673" calcext:value-type="float">
            <text:p>-0.034630968500667</text:p>
          </table:table-cell>
          <table:table-cell office:value-type="float" office:value="-0.0432171432059949" calcext:value-type="float">
            <text:p>-0.043217143205995</text:p>
          </table:table-cell>
          <table:table-cell office:value-type="float" office:value="-0.051830669518311" calcext:value-type="float">
            <text:p>-0.051830669518311</text:p>
          </table:table-cell>
          <table:table-cell office:value-type="float" office:value="-0.0604339198725806" calcext:value-type="float">
            <text:p>-0.060433919872581</text:p>
          </table:table-cell>
          <table:table-cell office:value-type="float" office:value="-0.0689851347359553" calcext:value-type="float">
            <text:p>-0.068985134735955</text:p>
          </table:table-cell>
          <table:table-cell office:value-type="float" office:value="-0.0774385144317429" calcext:value-type="float">
            <text:p>-0.077438514431743</text:p>
          </table:table-cell>
          <table:table-cell office:value-type="float" office:value="-0.0857443709588413" calcext:value-type="float">
            <text:p>-0.085744370958841</text:p>
          </table:table-cell>
          <table:table-cell office:value-type="float" office:value="-0.0938493397951612" calcext:value-type="float">
            <text:p>-0.093849339795161</text:p>
          </table:table-cell>
          <table:table-cell office:value-type="float" office:value="-0.10169666115129" calcext:value-type="float">
            <text:p>-0.10169666115129</text:p>
          </table:table-cell>
          <table:table-cell office:value-type="float" office:value="-0.109226543658732" calcext:value-type="float">
            <text:p>-0.109226543658732</text:p>
          </table:table-cell>
          <table:table-cell office:value-type="float" office:value="-0.116376623845426" calcext:value-type="float">
            <text:p>-0.116376623845426</text:p>
          </table:table-cell>
          <table:table-cell office:value-type="float" office:value="-0.123082533669174" calcext:value-type="float">
            <text:p>-0.123082533669174</text:p>
          </table:table-cell>
          <table:table-cell office:value-type="float" office:value="-0.129278586300388" calcext:value-type="float">
            <text:p>-0.129278586300388</text:p>
          </table:table-cell>
          <table:table-cell office:value-type="float" office:value="-0.134898587334495" calcext:value-type="float">
            <text:p>-0.134898587334495</text:p>
          </table:table-cell>
          <table:table-cell office:value-type="float" office:value="-0.139876774620155" calcext:value-type="float">
            <text:p>-0.139876774620155</text:p>
          </table:table-cell>
          <table:table-cell office:value-type="float" office:value="-0.144148884784517" calcext:value-type="float">
            <text:p>-0.144148884784517</text:p>
          </table:table-cell>
          <table:table-cell office:value-type="float" office:value="-0.147653338364168" calcext:value-type="float">
            <text:p>-0.147653338364168</text:p>
          </table:table-cell>
          <table:table-cell office:value-type="float" office:value="-0.150332528242978" calcext:value-type="float">
            <text:p>-0.150332528242978</text:p>
          </table:table-cell>
          <table:table-cell office:value-type="float" office:value="-0.152134188072252" calcext:value-type="float">
            <text:p>-0.152134188072252</text:p>
          </table:table-cell>
          <table:table-cell office:value-type="float" office:value="-0.153012808885337" calcext:value-type="float">
            <text:p>-0.153012808885337</text:p>
          </table:table-cell>
          <table:table-cell office:value-type="float" office:value="-0.152931063672339" calcext:value-type="float">
            <text:p>-0.152931063672339</text:p>
          </table:table-cell>
          <table:table-cell office:value-type="float" office:value="-0.151861191988192" calcext:value-type="float">
            <text:p>-0.151861191988192</text:p>
          </table:table-cell>
          <table:table-cell office:value-type="float" office:value="-0.149786290479483" calcext:value-type="float">
            <text:p>-0.149786290479483</text:p>
          </table:table-cell>
          <table:table-cell office:value-type="float" office:value="-0.146701451395432" calcext:value-type="float">
            <text:p>-0.146701451395432</text:p>
          </table:table-cell>
          <table:table-cell office:value-type="float" office:value="-0.142614690557295" calcext:value-type="float">
            <text:p>-0.142614690557295</text:p>
          </table:table-cell>
          <table:table-cell office:value-type="float" office:value="-0.137547609542366" calcext:value-type="float">
            <text:p>-0.137547609542366</text:p>
          </table:table-cell>
          <table:table-cell office:value-type="float" office:value="-0.131535744478821" calcext:value-type="float">
            <text:p>-0.131535744478821</text:p>
          </table:table-cell>
          <table:table-cell office:value-type="float" office:value="-0.124628565799551" calcext:value-type="float">
            <text:p>-0.124628565799551</text:p>
          </table:table-cell>
          <table:table-cell office:value-type="float" office:value="-0.116889109232017" calcext:value-type="float">
            <text:p>-0.116889109232017</text:p>
          </table:table-cell>
          <table:table-cell office:value-type="float" office:value="-0.108393237185121" calcext:value-type="float">
            <text:p>-0.108393237185121</text:p>
          </table:table-cell>
          <table:table-cell office:value-type="float" office:value="-0.0992285502060221" calcext:value-type="float">
            <text:p>-0.099228550206022</text:p>
          </table:table-cell>
          <table:table-cell office:value-type="float" office:value="-0.0894929886395292" calcext:value-type="float">
            <text:p>-0.089492988639529</text:p>
          </table:table-cell>
          <table:table-cell office:value-type="float" office:value="-0.0792931831825554" calcext:value-type="float">
            <text:p>-0.079293183182555</text:p>
          </table:table-cell>
          <table:table-cell office:value-type="float" office:value="-0.0687426280746655" calcext:value-type="float">
            <text:p>-0.068742628074666</text:p>
          </table:table-cell>
          <table:table-cell office:value-type="float" office:value="-0.05795976084765" calcext:value-type="float">
            <text:p>-0.05795976084765</text:p>
          </table:table-cell>
          <table:table-cell office:value-type="float" office:value="-0.0470660371480817" calcext:value-type="float">
            <text:p>-0.047066037148082</text:p>
          </table:table-cell>
          <table:table-cell office:value-type="float" office:value="-0.0361840879910726" calcext:value-type="float">
            <text:p>-0.036184087991073</text:p>
          </table:table-cell>
          <table:table-cell office:value-type="float" office:value="-0.0254360404380716" calcext:value-type="float">
            <text:p>-0.025436040438072</text:p>
          </table:table-cell>
          <table:table-cell office:value-type="float" office:value="-0.0149420721428275" calcext:value-type="float">
            <text:p>-0.014942072142828</text:p>
          </table:table-cell>
          <table:table-cell office:value-type="float" office:value="-0.00481925684137624" calcext:value-type="float">
            <text:p>-0.004819256841376</text:p>
          </table:table-cell>
          <table:table-cell office:value-type="float" office:value="0.00481925684137624" calcext:value-type="float">
            <text:p>0.004819256841376</text:p>
          </table:table-cell>
        </table:table-row>
        <table:table-row table:style-name="ro1">
          <table:table-cell office:value-type="float" office:value="-0.00707559547323187" calcext:value-type="float">
            <text:p>-0.007075595473232</text:p>
          </table:table-cell>
          <table:table-cell office:value-type="float" office:value="0.00707559547323187" calcext:value-type="float">
            <text:p>0.007075595473232</text:p>
          </table:table-cell>
          <table:table-cell office:value-type="float" office:value="0.0202537524490429" calcext:value-type="float">
            <text:p>0.020253752449043</text:p>
          </table:table-cell>
          <table:table-cell office:value-type="float" office:value="0.03256746325499" calcext:value-type="float">
            <text:p>0.03256746325499</text:p>
          </table:table-cell>
          <table:table-cell office:value-type="float" office:value="0.0440284385517498" calcext:value-type="float">
            <text:p>0.04402843855175</text:p>
          </table:table-cell>
          <table:table-cell office:value-type="float" office:value="0.0546534521995066" calcext:value-type="float">
            <text:p>0.054653452199507</text:p>
          </table:table-cell>
          <table:table-cell office:value-type="float" office:value="0.0644634903205965" calcext:value-type="float">
            <text:p>0.064463490320597</text:p>
          </table:table-cell>
          <table:table-cell office:value-type="float" office:value="0.0734829731752697" calcext:value-type="float">
            <text:p>0.07348297317527</text:p>
          </table:table-cell>
          <table:table-cell office:value-type="float" office:value="0.0817390462448608" calcext:value-type="float">
            <text:p>0.081739046244861</text:p>
          </table:table-cell>
          <table:table-cell office:value-type="float" office:value="0.0892609351211914" calcext:value-type="float">
            <text:p>0.089260935121191</text:p>
          </table:table-cell>
          <table:table-cell office:value-type="float" office:value="0.0960793588157404" calcext:value-type="float">
            <text:p>0.096079358815741</text:p>
          </table:table-cell>
          <table:table-cell office:value-type="float" office:value="0.102225997163552" calcext:value-type="float">
            <text:p>0.102225997163552</text:p>
          </table:table-cell>
          <table:table-cell office:value-type="float" office:value="0.107733009078303" calcext:value-type="float">
            <text:p>0.107733009078303</text:p>
          </table:table-cell>
          <table:table-cell office:value-type="float" office:value="0.112632599238115" calcext:value-type="float">
            <text:p>0.112632599238115</text:p>
          </table:table-cell>
          <table:table-cell office:value-type="float" office:value="0.116956631440452" calcext:value-type="float">
            <text:p>0.116956631440452</text:p>
          </table:table-cell>
          <table:table-cell office:value-type="float" office:value="0.1207362872488" calcext:value-type="float">
            <text:p>0.1207362872488</text:p>
          </table:table-cell>
          <table:table-cell office:value-type="float" office:value="0.124001768765089" calcext:value-type="float">
            <text:p>0.124001768765089</text:p>
          </table:table-cell>
          <table:table-cell office:value-type="float" office:value="0.126782044392403" calcext:value-type="float">
            <text:p>0.126782044392403</text:p>
          </table:table-cell>
          <table:table-cell office:value-type="float" office:value="0.129104636341746" calcext:value-type="float">
            <text:p>0.129104636341746</text:p>
          </table:table-cell>
          <table:table-cell office:value-type="float" office:value="0.130995448423997" calcext:value-type="float">
            <text:p>0.130995448423997</text:p>
          </table:table-cell>
          <table:table-cell office:value-type="float" office:value="0.132478632395439" calcext:value-type="float">
            <text:p>0.132478632395439</text:p>
          </table:table-cell>
          <table:table-cell office:value-type="float" office:value="0.133576490809349" calcext:value-type="float">
            <text:p>0.133576490809349</text:p>
          </table:table-cell>
          <table:table-cell office:value-type="float" office:value="0.134309414022556" calcext:value-type="float">
            <text:p>0.134309414022556</text:p>
          </table:table-cell>
          <table:table-cell office:value-type="float" office:value="0.134695848736738" calcext:value-type="float">
            <text:p>0.134695848736738</text:p>
          </table:table-cell>
          <table:table-cell office:value-type="float" office:value="0.134752295214372" calcext:value-type="float">
            <text:p>0.134752295214372</text:p>
          </table:table-cell>
          <table:table-cell office:value-type="float" office:value="0.134493330172423" calcext:value-type="float">
            <text:p>0.134493330172423</text:p>
          </table:table-cell>
          <table:table-cell office:value-type="float" office:value="0.133931652255655" calcext:value-type="float">
            <text:p>0.133931652255655</text:p>
          </table:table-cell>
          <table:table-cell office:value-type="float" office:value="0.133078146993743" calcext:value-type="float">
            <text:p>0.133078146993743</text:p>
          </table:table-cell>
          <table:table-cell office:value-type="float" office:value="0.131941968227475" calcext:value-type="float">
            <text:p>0.131941968227475</text:p>
          </table:table-cell>
          <table:table-cell office:value-type="float" office:value="0.130530633118133" calcext:value-type="float">
            <text:p>0.130530633118133</text:p>
          </table:table-cell>
          <table:table-cell office:value-type="float" office:value="0.128850128071666" calcext:value-type="float">
            <text:p>0.128850128071666</text:p>
          </table:table-cell>
          <table:table-cell office:value-type="float" office:value="0.126905023161383" calcext:value-type="float">
            <text:p>0.126905023161383</text:p>
          </table:table-cell>
          <table:table-cell office:value-type="float" office:value="0.124698592932107" calcext:value-type="float">
            <text:p>0.124698592932107</text:p>
          </table:table-cell>
          <table:table-cell office:value-type="float" office:value="0.122232941796426" calcext:value-type="float">
            <text:p>0.122232941796426</text:p>
          </table:table-cell>
          <table:table-cell office:value-type="float" office:value="0.119509132574193" calcext:value-type="float">
            <text:p>0.119509132574193</text:p>
          </table:table-cell>
          <table:table-cell office:value-type="float" office:value="0.116527317077864" calcext:value-type="float">
            <text:p>0.116527317077864</text:p>
          </table:table-cell>
          <table:table-cell office:value-type="float" office:value="0.1132868679981" calcext:value-type="float">
            <text:p>0.1132868679981</text:p>
          </table:table-cell>
          <table:table-cell office:value-type="float" office:value="0.109786511669956" calcext:value-type="float">
            <text:p>0.109786511669956</text:p>
          </table:table-cell>
          <table:table-cell office:value-type="float" office:value="0.106024461634826" calcext:value-type="float">
            <text:p>0.106024461634826</text:p>
          </table:table-cell>
          <table:table-cell office:value-type="float" office:value="0.101998553192743" calcext:value-type="float">
            <text:p>0.101998553192743</text:p>
          </table:table-cell>
          <table:table-cell office:value-type="float" office:value="0.0977063794259492" calcext:value-type="float">
            <text:p>0.097706379425949</text:p>
          </table:table-cell>
          <table:table-cell office:value-type="float" office:value="0.0931454293959855" calcext:value-type="float">
            <text:p>0.093145429395986</text:p>
          </table:table-cell>
          <table:table-cell office:value-type="float" office:value="0.0883132294327184" calcext:value-type="float">
            <text:p>0.088313229432718</text:p>
          </table:table-cell>
          <table:table-cell office:value-type="float" office:value="0.0832074885951931" calcext:value-type="float">
            <text:p>0.083207488595193</text:p>
          </table:table-cell>
          <table:table-cell office:value-type="float" office:value="0.0778262495065725" calcext:value-type="float">
            <text:p>0.077826249506573</text:p>
          </table:table-cell>
          <table:table-cell office:value-type="float" office:value="0.0721680458600806" calcext:value-type="float">
            <text:p>0.072168045860081</text:p>
          </table:table-cell>
          <table:table-cell office:value-type="float" office:value="0.0662320679278606" calcext:value-type="float">
            <text:p>0.066232067927861</text:p>
          </table:table-cell>
          <table:table-cell office:value-type="float" office:value="0.0600183374199695" calcext:value-type="float">
            <text:p>0.06001833741997</text:p>
          </table:table-cell>
          <table:table-cell office:value-type="float" office:value="0.0535278930559984" calcext:value-type="float">
            <text:p>0.053527893055998</text:p>
          </table:table-cell>
          <table:table-cell office:value-type="float" office:value="0.0467629882391272" calcext:value-type="float">
            <text:p>0.046762988239127</text:p>
          </table:table-cell>
          <table:table-cell office:value-type="float" office:value="0.0397273022706449" calcext:value-type="float">
            <text:p>0.039727302270645</text:p>
          </table:table-cell>
          <table:table-cell office:value-type="float" office:value="0.0324261660157706" calcext:value-type="float">
            <text:p>0.032426166015771</text:p>
          </table:table-cell>
          <table:table-cell office:value-type="float" office:value="0.0248667991744552" calcext:value-type="float">
            <text:p>0.024866799174455</text:p>
          </table:table-cell>
          <table:table-cell office:value-type="float" office:value="0.0170585415409027" calcext:value-type="float">
            <text:p>0.017058541540903</text:p>
          </table:table-cell>
          <table:table-cell office:value-type="float" office:value="0.00901303242342024" calcext:value-type="float">
            <text:p>0.00901303242342</text:p>
          </table:table-cell>
          <table:table-cell office:value-type="float" office:value="0.000744443255964132" calcext:value-type="float">
            <text:p>0.000744443255964</text:p>
          </table:table-cell>
          <table:table-cell office:value-type="float" office:value="-0.0077276941489414" calcext:value-type="float">
            <text:p>-0.007727694148941</text:p>
          </table:table-cell>
          <table:table-cell office:value-type="float" office:value="-0.0163565128085239" calcext:value-type="float">
            <text:p>-0.016356512808524</text:p>
          </table:table-cell>
          <table:table-cell office:value-type="float" office:value="-0.0251196189321306" calcext:value-type="float">
            <text:p>-0.025119618932131</text:p>
          </table:table-cell>
          <table:table-cell office:value-type="float" office:value="-0.0339924111404988" calcext:value-type="float">
            <text:p>-0.033992411140499</text:p>
          </table:table-cell>
          <table:table-cell office:value-type="float" office:value="-0.0429461888234447" calcext:value-type="float">
            <text:p>-0.042946188823445</text:p>
          </table:table-cell>
          <table:table-cell office:value-type="float" office:value="-0.0519477207239641" calcext:value-type="float">
            <text:p>-0.051947720723964</text:p>
          </table:table-cell>
          <table:table-cell office:value-type="float" office:value="-0.060959181117878" calcext:value-type="float">
            <text:p>-0.060959181117878</text:p>
          </table:table-cell>
          <table:table-cell office:value-type="float" office:value="-0.0699382114258403" calcext:value-type="float">
            <text:p>-0.06993821142584</text:p>
          </table:table-cell>
          <table:table-cell office:value-type="float" office:value="-0.0788380241101234" calcext:value-type="float">
            <text:p>-0.078838024110123</text:p>
          </table:table-cell>
          <table:table-cell office:value-type="float" office:value="-0.0876075389330119" calcext:value-type="float">
            <text:p>-0.087607538933012</text:p>
          </table:table-cell>
          <table:table-cell office:value-type="float" office:value="-0.0961915654314142" calcext:value-type="float">
            <text:p>-0.096191565431414</text:p>
          </table:table-cell>
          <table:table-cell office:value-type="float" office:value="-0.104531050142052" calcext:value-type="float">
            <text:p>-0.104531050142052</text:p>
          </table:table-cell>
          <table:table-cell office:value-type="float" office:value="-0.112563406802681" calcext:value-type="float">
            <text:p>-0.112563406802681</text:p>
          </table:table-cell>
          <table:table-cell office:value-type="float" office:value="-0.120222946560636" calcext:value-type="float">
            <text:p>-0.120222946560636</text:p>
          </table:table-cell>
          <table:table-cell office:value-type="float" office:value="-0.127441423680655" calcext:value-type="float">
            <text:p>-0.127441423680655</text:p>
          </table:table-cell>
          <table:table-cell office:value-type="float" office:value="-0.13414871013836" calcext:value-type="float">
            <text:p>-0.13414871013836</text:p>
          </table:table-cell>
          <table:table-cell office:value-type="float" office:value="-0.140273609594543" calcext:value-type="float">
            <text:p>-0.140273609594543</text:p>
          </table:table-cell>
          <table:table-cell office:value-type="float" office:value="-0.145744817254885" calcext:value-type="float">
            <text:p>-0.145744817254885</text:p>
          </table:table-cell>
          <table:table-cell office:value-type="float" office:value="-0.150492026916331" calcext:value-type="float">
            <text:p>-0.150492026916331</text:p>
          </table:table-cell>
          <table:table-cell office:value-type="float" office:value="-0.154447179978614" calcext:value-type="float">
            <text:p>-0.154447179978614</text:p>
          </table:table-cell>
          <table:table-cell office:value-type="float" office:value="-0.157545843327824" calcext:value-type="float">
            <text:p>-0.157545843327824</text:p>
          </table:table-cell>
          <table:table-cell office:value-type="float" office:value="-0.159728694038859" calcext:value-type="float">
            <text:p>-0.159728694038859</text:p>
          </table:table-cell>
          <table:table-cell office:value-type="float" office:value="-0.160943078991747" calcext:value-type="float">
            <text:p>-0.160943078991747</text:p>
          </table:table-cell>
          <table:table-cell office:value-type="float" office:value="-0.161144607414788" calcext:value-type="float">
            <text:p>-0.161144607414788</text:p>
          </table:table-cell>
          <table:table-cell office:value-type="float" office:value="-0.160298724680358" calcext:value-type="float">
            <text:p>-0.160298724680358</text:p>
          </table:table-cell>
          <table:table-cell office:value-type="float" office:value="-0.158382207359779" calcext:value-type="float">
            <text:p>-0.158382207359779</text:p>
          </table:table-cell>
          <table:table-cell office:value-type="float" office:value="-0.155384513604044" calcext:value-type="float">
            <text:p>-0.155384513604044</text:p>
          </table:table-cell>
          <table:table-cell office:value-type="float" office:value="-0.151308920407982" calcext:value-type="float">
            <text:p>-0.151308920407982</text:p>
          </table:table-cell>
          <table:table-cell office:value-type="float" office:value="-0.146173381197915" calcext:value-type="float">
            <text:p>-0.146173381197915</text:p>
          </table:table-cell>
          <table:table-cell office:value-type="float" office:value="-0.140011044140896" calcext:value-type="float">
            <text:p>-0.140011044140896</text:p>
          </table:table-cell>
          <table:table-cell office:value-type="float" office:value="-0.132870383824887" calcext:value-type="float">
            <text:p>-0.132870383824887</text:p>
          </table:table-cell>
          <table:table-cell office:value-type="float" office:value="-0.124814916263536" calcext:value-type="float">
            <text:p>-0.124814916263536</text:p>
          </table:table-cell>
          <table:table-cell office:value-type="float" office:value="-0.115922488531758" calcext:value-type="float">
            <text:p>-0.115922488531758</text:p>
          </table:table-cell>
          <table:table-cell office:value-type="float" office:value="-0.106284158300561" calcext:value-type="float">
            <text:p>-0.106284158300561</text:p>
          </table:table-cell>
          <table:table-cell office:value-type="float" office:value="-0.0960027030732352" calcext:value-type="float">
            <text:p>-0.096002703073235</text:p>
          </table:table-cell>
          <table:table-cell office:value-type="float" office:value="-0.0851908218590981" calcext:value-type="float">
            <text:p>-0.085190821859098</text:p>
          </table:table-cell>
          <table:table-cell office:value-type="float" office:value="-0.0739691112347079" calcext:value-type="float">
            <text:p>-0.073969111234708</text:p>
          </table:table-cell>
          <table:table-cell office:value-type="float" office:value="-0.0624639114514136" calcext:value-type="float">
            <text:p>-0.062463911451414</text:p>
          </table:table-cell>
          <table:table-cell office:value-type="float" office:value="-0.0508051253667855" calcext:value-type="float">
            <text:p>-0.050805125366786</text:p>
          </table:table-cell>
          <table:table-cell office:value-type="float" office:value="-0.0391241131639492" calcext:value-type="float">
            <text:p>-0.039124113163949</text:p>
          </table:table-cell>
          <table:table-cell office:value-type="float" office:value="-0.0275517595553807" calcext:value-type="float">
            <text:p>-0.027551759555381</text:p>
          </table:table-cell>
          <table:table-cell office:value-type="float" office:value="-0.016216798633113" calcext:value-type="float">
            <text:p>-0.016216798633113</text:p>
          </table:table-cell>
          <table:table-cell office:value-type="float" office:value="-0.00524446634668533" calcext:value-type="float">
            <text:p>-0.005244466346685</text:p>
          </table:table-cell>
          <table:table-cell office:value-type="float" office:value="0.00524446634668533" calcext:value-type="float">
            <text:p>0.005244466346685</text:p>
          </table:table-cell>
        </table:table-row>
        <table:table-row table:style-name="ro1">
          <table:table-cell office:value-type="float" office:value="-0.00738283956523796" calcext:value-type="float">
            <text:p>-0.007382839565238</text:p>
          </table:table-cell>
          <table:table-cell office:value-type="float" office:value="0.00738283956523796" calcext:value-type="float">
            <text:p>0.007382839565238</text:p>
          </table:table-cell>
          <table:table-cell office:value-type="float" office:value="0.0211192403704089" calcext:value-type="float">
            <text:p>0.021119240370409</text:p>
          </table:table-cell>
          <table:table-cell office:value-type="float" office:value="0.0339429541694077" calcext:value-type="float">
            <text:p>0.033942954169408</text:p>
          </table:table-cell>
          <table:table-cell office:value-type="float" office:value="0.0458678066220574" calcext:value-type="float">
            <text:p>0.045867806622058</text:p>
          </table:table-cell>
          <table:table-cell office:value-type="float" office:value="0.0569127949631991" calcext:value-type="float">
            <text:p>0.056912794963199</text:p>
          </table:table-cell>
          <table:table-cell office:value-type="float" office:value="0.0671012097137823" calcext:value-type="float">
            <text:p>0.067101209713782</text:p>
          </table:table-cell>
          <table:table-cell office:value-type="float" office:value="0.0764598314947741" calcext:value-type="float">
            <text:p>0.076459831494774</text:p>
          </table:table-cell>
          <table:table-cell office:value-type="float" office:value="0.0850181990084806" calcext:value-type="float">
            <text:p>0.085018199008481</text:p>
          </table:table-cell>
          <table:table-cell office:value-type="float" office:value="0.0928079424125126" calcext:value-type="float">
            <text:p>0.092807942412513</text:p>
          </table:table-cell>
          <table:table-cell office:value-type="float" office:value="0.0998621764350499" calcext:value-type="float">
            <text:p>0.09986217643505</text:p>
          </table:table-cell>
          <table:table-cell office:value-type="float" office:value="0.106214948802962" calcext:value-type="float">
            <text:p>0.106214948802962</text:p>
          </table:table-cell>
          <table:table-cell office:value-type="float" office:value="0.111900740737768" calcext:value-type="float">
            <text:p>0.111900740737768</text:p>
          </table:table-cell>
          <table:table-cell office:value-type="float" office:value="0.116954017238354" calcext:value-type="float">
            <text:p>0.116954017238354</text:p>
          </table:table-cell>
          <table:table-cell office:value-type="float" office:value="0.121408825522772" calcext:value-type="float">
            <text:p>0.121408825522772</text:p>
          </table:table-cell>
          <table:table-cell office:value-type="float" office:value="0.125298440437638" calcext:value-type="float">
            <text:p>0.125298440437638</text:p>
          </table:table-cell>
          <table:table-cell office:value-type="float" office:value="0.128655055812743" calcext:value-type="float">
            <text:p>0.128655055812743</text:p>
          </table:table-cell>
          <table:table-cell office:value-type="float" office:value="0.131509520742425" calcext:value-type="float">
            <text:p>0.131509520742425</text:p>
          </table:table-cell>
          <table:table-cell office:value-type="float" office:value="0.133891119607623" calcext:value-type="float">
            <text:p>0.133891119607623</text:p>
          </table:table-cell>
          <table:table-cell office:value-type="float" office:value="0.135827394374435" calcext:value-type="float">
            <text:p>0.135827394374435</text:p>
          </table:table-cell>
          <table:table-cell office:value-type="float" office:value="0.13734400737039" calcext:value-type="float">
            <text:p>0.13734400737039</text:p>
          </table:table-cell>
          <table:table-cell office:value-type="float" office:value="0.138464642370434" calcext:value-type="float">
            <text:p>0.138464642370434</text:p>
          </table:table-cell>
          <table:table-cell office:value-type="float" office:value="0.139210941469866" calcext:value-type="float">
            <text:p>0.139210941469866</text:p>
          </table:table-cell>
          <table:table-cell office:value-type="float" office:value="0.139602474912469" calcext:value-type="float">
            <text:p>0.139602474912469</text:p>
          </table:table-cell>
          <table:table-cell office:value-type="float" office:value="0.139656740788982" calcext:value-type="float">
            <text:p>0.139656740788982</text:p>
          </table:table-cell>
          <table:table-cell office:value-type="float" office:value="0.139389191348358" calcext:value-type="float">
            <text:p>0.139389191348358</text:p>
          </table:table-cell>
          <table:table-cell office:value-type="float" office:value="0.138813282596366" calcext:value-type="float">
            <text:p>0.138813282596366</text:p>
          </table:table-cell>
          <table:table-cell office:value-type="float" office:value="0.137940543842929" calcext:value-type="float">
            <text:p>0.137940543842929</text:p>
          </table:table-cell>
          <table:table-cell office:value-type="float" office:value="0.136780663966602" calcext:value-type="float">
            <text:p>0.136780663966602</text:p>
          </table:table-cell>
          <table:table-cell office:value-type="float" office:value="0.135341591320151" calcext:value-type="float">
            <text:p>0.135341591320151</text:p>
          </table:table-cell>
          <table:table-cell office:value-type="float" office:value="0.133629644445528" calcext:value-type="float">
            <text:p>0.133629644445528</text:p>
          </table:table-cell>
          <table:table-cell office:value-type="float" office:value="0.13164963104298" calcext:value-type="float">
            <text:p>0.13164963104298</text:p>
          </table:table-cell>
          <table:table-cell office:value-type="float" office:value="0.129404972975045" calcext:value-type="float">
            <text:p>0.129404972975045</text:p>
          </table:table-cell>
          <table:table-cell office:value-type="float" office:value="0.126897835435845" calcext:value-type="float">
            <text:p>0.126897835435845</text:p>
          </table:table-cell>
          <table:table-cell office:value-type="float" office:value="0.12412925878886" calcext:value-type="float">
            <text:p>0.12412925878886</text:p>
          </table:table-cell>
          <table:table-cell office:value-type="float" office:value="0.121099291951823" calcext:value-type="float">
            <text:p>0.121099291951823</text:p>
          </table:table-cell>
          <table:table-cell office:value-type="float" office:value="0.117807126572632" calcext:value-type="float">
            <text:p>0.117807126572632</text:p>
          </table:table-cell>
          <table:table-cell office:value-type="float" office:value="0.114251231602882" calcext:value-type="float">
            <text:p>0.114251231602882</text:p>
          </table:table-cell>
          <table:table-cell office:value-type="float" office:value="0.110429488205633" calcext:value-type="float">
            <text:p>0.110429488205633</text:p>
          </table:table-cell>
          <table:table-cell office:value-type="float" office:value="0.106339325254637" calcext:value-type="float">
            <text:p>0.106339325254637</text:p>
          </table:table-cell>
          <table:table-cell office:value-type="float" office:value="0.101977855955444" calcext:value-type="float">
            <text:p>0.101977855955444</text:p>
          </table:table-cell>
          <table:table-cell office:value-type="float" office:value="0.097342016385475" calcext:value-type="float">
            <text:p>0.097342016385475</text:p>
          </table:table-cell>
          <table:table-cell office:value-type="float" office:value="0.0924287069530119" calcext:value-type="float">
            <text:p>0.092428706953012</text:p>
          </table:table-cell>
          <table:table-cell office:value-type="float" office:value="0.0872349379709363" calcext:value-type="float">
            <text:p>0.087234937970936</text:p>
          </table:table-cell>
          <table:table-cell office:value-type="float" office:value="0.0817579806818177" calcext:value-type="float">
            <text:p>0.081757980681818</text:p>
          </table:table-cell>
          <table:table-cell office:value-type="float" office:value="0.0759955251805904" calcext:value-type="float">
            <text:p>0.07599552518059</text:p>
          </table:table-cell>
          <table:table-cell office:value-type="float" office:value="0.0699458467369678" calcext:value-type="float">
            <text:p>0.069945846736968</text:p>
          </table:table-cell>
          <table:table-cell office:value-type="float" office:value="0.0636079820460717" calcext:value-type="float">
            <text:p>0.063607982046072</text:p>
          </table:table-cell>
          <table:table-cell office:value-type="float" office:value="0.0569819168561786" calcext:value-type="float">
            <text:p>0.056981916856179</text:p>
          </table:table-cell>
          <table:table-cell office:value-type="float" office:value="0.0500687862348781" calcext:value-type="float">
            <text:p>0.050068786234878</text:p>
          </table:table-cell>
          <table:table-cell office:value-type="float" office:value="0.0428710881708716" calcext:value-type="float">
            <text:p>0.042871088170872</text:p>
          </table:table-cell>
          <table:table-cell office:value-type="float" office:value="0.0353929099239365" calcext:value-type="float">
            <text:p>0.035392909923937</text:p>
          </table:table-cell>
          <table:table-cell office:value-type="float" office:value="0.0276401645198059" calcext:value-type="float">
            <text:p>0.027640164519806</text:p>
          </table:table-cell>
          <table:table-cell office:value-type="float" office:value="0.0196208378526901" calcext:value-type="float">
            <text:p>0.01962083785269</text:p>
          </table:table-cell>
          <table:table-cell office:value-type="float" office:value="0.0113452950676194" calcext:value-type="float">
            <text:p>0.011345295067619</text:p>
          </table:table-cell>
          <table:table-cell office:value-type="float" office:value="0.00282696935121495" calcext:value-type="float">
            <text:p>0.002826969351215</text:p>
          </table:table-cell>
          <table:table-cell office:value-type="float" office:value="-0.0059152704903405" calcext:value-type="float">
            <text:p>-0.005915270490341</text:p>
          </table:table-cell>
          <table:table-cell office:value-type="float" office:value="-0.0148441618525857" calcext:value-type="float">
            <text:p>-0.014844161852586</text:p>
          </table:table-cell>
          <table:table-cell office:value-type="float" office:value="-0.0239290417475797" calcext:value-type="float">
            <text:p>-0.02392904174758</text:p>
          </table:table-cell>
          <table:table-cell office:value-type="float" office:value="-0.0331445915348838" calcext:value-type="float">
            <text:p>-0.033144591534884</text:p>
          </table:table-cell>
          <table:table-cell office:value-type="float" office:value="-0.0424628002807944" calcext:value-type="float">
            <text:p>-0.042462800280795</text:p>
          </table:table-cell>
          <table:table-cell office:value-type="float" office:value="-0.0518508231404211" calcext:value-type="float">
            <text:p>-0.051850823140421</text:p>
          </table:table-cell>
          <table:table-cell office:value-type="float" office:value="-0.0612707908815216" calcext:value-type="float">
            <text:p>-0.061270790881522</text:p>
          </table:table-cell>
          <table:table-cell office:value-type="float" office:value="-0.0706799202247029" calcext:value-type="float">
            <text:p>-0.070679920224703</text:p>
          </table:table-cell>
          <table:table-cell office:value-type="float" office:value="-0.0800306244127224" calcext:value-type="float">
            <text:p>-0.080030624412722</text:p>
          </table:table-cell>
          <table:table-cell office:value-type="float" office:value="-0.0892706233210452" calcext:value-type="float">
            <text:p>-0.089270623321045</text:p>
          </table:table-cell>
          <table:table-cell office:value-type="float" office:value="-0.0983430863696486" calcext:value-type="float">
            <text:p>-0.098343086369649</text:p>
          </table:table-cell>
          <table:table-cell office:value-type="float" office:value="-0.107186836165368" calcext:value-type="float">
            <text:p>-0.107186836165368</text:p>
          </table:table-cell>
          <table:table-cell office:value-type="float" office:value="-0.115736635660142" calcext:value-type="float">
            <text:p>-0.115736635660142</text:p>
          </table:table-cell>
          <table:table-cell office:value-type="float" office:value="-0.123923579051602" calcext:value-type="float">
            <text:p>-0.123923579051602</text:p>
          </table:table-cell>
          <table:table-cell office:value-type="float" office:value="-0.131675605007745" calcext:value-type="float">
            <text:p>-0.131675605007745</text:p>
          </table:table-cell>
          <table:table-cell office:value-type="float" office:value="-0.138918148973655" calcext:value-type="float">
            <text:p>-0.138918148973655</text:p>
          </table:table-cell>
          <table:table-cell office:value-type="float" office:value="-0.145574948687214" calcext:value-type="float">
            <text:p>-0.145574948687214</text:p>
          </table:table-cell>
          <table:table-cell office:value-type="float" office:value="-0.151569013253724" calcext:value-type="float">
            <text:p>-0.151569013253724</text:p>
          </table:table-cell>
          <table:table-cell office:value-type="float" office:value="-0.156823760954448" calcext:value-type="float">
            <text:p>-0.156823760954448</text:p>
          </table:table-cell>
          <table:table-cell office:value-type="float" office:value="-0.161264324188868" calcext:value-type="float">
            <text:p>-0.161264324188868</text:p>
          </table:table-cell>
          <table:table-cell office:value-type="float" office:value="-0.164819011583597" calcext:value-type="float">
            <text:p>-0.164819011583597</text:p>
          </table:table-cell>
          <table:table-cell office:value-type="float" office:value="-0.167420907355336" calcext:value-type="float">
            <text:p>-0.167420907355336</text:p>
          </table:table-cell>
          <table:table-cell office:value-type="float" office:value="-0.169009576840151" calcext:value-type="float">
            <text:p>-0.169009576840151</text:p>
          </table:table-cell>
          <table:table-cell office:value-type="float" office:value="-0.169532835196421" calcext:value-type="float">
            <text:p>-0.169532835196421</text:p>
          </table:table-cell>
          <table:table-cell office:value-type="float" office:value="-0.168948524401707" calcext:value-type="float">
            <text:p>-0.168948524401707</text:p>
          </table:table-cell>
          <table:table-cell office:value-type="float" office:value="-0.167226232858122" calcext:value-type="float">
            <text:p>-0.167226232858122</text:p>
          </table:table-cell>
          <table:table-cell office:value-type="float" office:value="-0.164348883382414" calcext:value-type="float">
            <text:p>-0.164348883382414</text:p>
          </table:table-cell>
          <table:table-cell office:value-type="float" office:value="-0.160314110390996" calcext:value-type="float">
            <text:p>-0.160314110390996</text:p>
          </table:table-cell>
          <table:table-cell office:value-type="float" office:value="-0.155135346994393" calcext:value-type="float">
            <text:p>-0.155135346994393</text:p>
          </table:table-cell>
          <table:table-cell office:value-type="float" office:value="-0.148842548421526" calcext:value-type="float">
            <text:p>-0.148842548421526</text:p>
          </table:table-cell>
          <table:table-cell office:value-type="float" office:value="-0.141482490337036" calcext:value-type="float">
            <text:p>-0.141482490337036</text:p>
          </table:table-cell>
          <table:table-cell office:value-type="float" office:value="-0.133118599033512" calcext:value-type="float">
            <text:p>-0.133118599033512</text:p>
          </table:table-cell>
          <table:table-cell office:value-type="float" office:value="-0.12383029435257" calcext:value-type="float">
            <text:p>-0.12383029435257</text:p>
          </table:table-cell>
          <table:table-cell office:value-type="float" office:value="-0.113711853885224" calcext:value-type="float">
            <text:p>-0.113711853885224</text:p>
          </table:table-cell>
          <table:table-cell office:value-type="float" office:value="-0.102870836237396" calcext:value-type="float">
            <text:p>-0.102870836237396</text:p>
          </table:table-cell>
          <table:table-cell office:value-type="float" office:value="-0.09142612926782" calcext:value-type="float">
            <text:p>-0.09142612926782</text:p>
          </table:table-cell>
          <table:table-cell office:value-type="float" office:value="-0.079505713514261" calcext:value-type="float">
            <text:p>-0.079505713514261</text:p>
          </table:table-cell>
          <table:table-cell office:value-type="float" office:value="-0.0672442492186066" calcext:value-type="float">
            <text:p>-0.067244249218607</text:p>
          </table:table-cell>
          <table:table-cell office:value-type="float" office:value="-0.054780605826994" calcext:value-type="float">
            <text:p>-0.054780605826994</text:p>
          </table:table-cell>
          <table:table-cell office:value-type="float" office:value="-0.0422554549629625" calcext:value-type="float">
            <text:p>-0.042255454962963</text:p>
          </table:table-cell>
          <table:table-cell office:value-type="float" office:value="-0.0298090420253719" calcext:value-type="float">
            <text:p>-0.029809042025372</text:p>
          </table:table-cell>
          <table:table-cell office:value-type="float" office:value="-0.0175792390767179" calcext:value-type="float">
            <text:p>-0.017579239076718</text:p>
          </table:table-cell>
          <table:table-cell office:value-type="float" office:value="-0.00569996451887605" calcext:value-type="float">
            <text:p>-0.005699964518876</text:p>
          </table:table-cell>
          <table:table-cell office:value-type="float" office:value="0.00569996451887605" calcext:value-type="float">
            <text:p>0.005699964518876</text:p>
          </table:table-cell>
        </table:table-row>
        <table:table-row table:style-name="ro1">
          <table:table-cell office:value-type="float" office:value="-0.00769242807462601" calcext:value-type="float">
            <text:p>-0.007692428074626</text:p>
          </table:table-cell>
          <table:table-cell office:value-type="float" office:value="0.00769242807462601" calcext:value-type="float">
            <text:p>0.007692428074626</text:p>
          </table:table-cell>
          <table:table-cell office:value-type="float" office:value="0.021991342422252" calcext:value-type="float">
            <text:p>0.021991342422252</text:p>
          </table:table-cell>
          <table:table-cell office:value-type="float" office:value="0.0353289107083199" calcext:value-type="float">
            <text:p>0.03532891070832</text:p>
          </table:table-cell>
          <table:table-cell office:value-type="float" office:value="0.0477210348051543" calcext:value-type="float">
            <text:p>0.047721034805154</text:p>
          </table:table-cell>
          <table:table-cell office:value-type="float" office:value="0.0591889044431014" calcext:value-type="float">
            <text:p>0.059188904443101</text:p>
          </table:table-cell>
          <table:table-cell office:value-type="float" office:value="0.0697580933943428" calcext:value-type="float">
            <text:p>0.069758093394343</text:p>
          </table:table-cell>
          <table:table-cell office:value-type="float" office:value="0.0794577323854996" calcext:value-type="float">
            <text:p>0.0794577323855</text:p>
          </table:table-cell>
          <table:table-cell office:value-type="float" office:value="0.088319754483633" calcext:value-type="float">
            <text:p>0.088319754483633</text:p>
          </table:table-cell>
          <table:table-cell office:value-type="float" office:value="0.0963782068752502" calcext:value-type="float">
            <text:p>0.09637820687525</text:p>
          </table:table-cell>
          <table:table-cell office:value-type="float" office:value="0.103668623195267" calcext:value-type="float">
            <text:p>0.103668623195267</text:p>
          </table:table-cell>
          <table:table-cell office:value-type="float" office:value="0.110227451966618" calcext:value-type="float">
            <text:p>0.110227451966618</text:p>
          </table:table-cell>
          <table:table-cell office:value-type="float" office:value="0.116091538036109" calcext:value-type="float">
            <text:p>0.116091538036109</text:p>
          </table:table-cell>
          <table:table-cell office:value-type="float" office:value="0.121297654933184" calcext:value-type="float">
            <text:p>0.121297654933184</text:p>
          </table:table-cell>
          <table:table-cell office:value-type="float" office:value="0.125882086794268" calcext:value-type="float">
            <text:p>0.125882086794268</text:p>
          </table:table-cell>
          <table:table-cell office:value-type="float" office:value="0.129880258915403" calcext:value-type="float">
            <text:p>0.129880258915403</text:p>
          </table:table-cell>
          <table:table-cell office:value-type="float" office:value="0.13332641614703" calcext:value-type="float">
            <text:p>0.13332641614703</text:p>
          </table:table-cell>
          <table:table-cell office:value-type="float" office:value="0.136253348287494" calcext:value-type="float">
            <text:p>0.136253348287494</text:p>
          </table:table-cell>
          <table:table-cell office:value-type="float" office:value="0.138692161381365" calcext:value-type="float">
            <text:p>0.138692161381365</text:p>
          </table:table-cell>
          <table:table-cell office:value-type="float" office:value="0.140672093496709" calcext:value-type="float">
            <text:p>0.140672093496709</text:p>
          </table:table-cell>
          <table:table-cell office:value-type="float" office:value="0.142220373112821" calcext:value-type="float">
            <text:p>0.142220373112821</text:p>
          </table:table-cell>
          <table:table-cell office:value-type="float" office:value="0.143362117830726" calcext:value-type="float">
            <text:p>0.143362117830726</text:p>
          </table:table-cell>
          <table:table-cell office:value-type="float" office:value="0.14412027069973" calcext:value-type="float">
            <text:p>0.14412027069973</text:p>
          </table:table-cell>
          <table:table-cell office:value-type="float" office:value="0.144515571091764" calcext:value-type="float">
            <text:p>0.144515571091764</text:p>
          </table:table-cell>
          <table:table-cell office:value-type="float" office:value="0.144566556784815" calcext:value-type="float">
            <text:p>0.144566556784815</text:p>
          </table:table-cell>
          <table:table-cell office:value-type="float" office:value="0.144289593729851" calcext:value-type="float">
            <text:p>0.144289593729851</text:p>
          </table:table-cell>
          <table:table-cell office:value-type="float" office:value="0.143698929885375" calcext:value-type="float">
            <text:p>0.143698929885375</text:p>
          </table:table-cell>
          <table:table-cell office:value-type="float" office:value="0.142806769544945" calcext:value-type="float">
            <text:p>0.142806769544945</text:p>
          </table:table-cell>
          <table:table-cell office:value-type="float" office:value="0.141623364662479" calcext:value-type="float">
            <text:p>0.141623364662479</text:p>
          </table:table-cell>
          <table:table-cell office:value-type="float" office:value="0.140157119904255" calcext:value-type="float">
            <text:p>0.140157119904255</text:p>
          </table:table-cell>
          <table:table-cell office:value-type="float" office:value="0.138414708400652" calcext:value-type="float">
            <text:p>0.138414708400652</text:p>
          </table:table-cell>
          <table:table-cell office:value-type="float" office:value="0.136401195500921" calcext:value-type="float">
            <text:p>0.136401195500921</text:p>
          </table:table-cell>
          <table:table-cell office:value-type="float" office:value="0.134120168189727" calcext:value-type="float">
            <text:p>0.134120168189727</text:p>
          </table:table-cell>
          <table:table-cell office:value-type="float" office:value="0.13157386821025" calcext:value-type="float">
            <text:p>0.13157386821025</text:p>
          </table:table-cell>
          <table:table-cell office:value-type="float" office:value="0.128763327341308" calcext:value-type="float">
            <text:p>0.128763327341308</text:p>
          </table:table-cell>
          <table:table-cell office:value-type="float" office:value="0.125688503671795" calcext:value-type="float">
            <text:p>0.125688503671795</text:p>
          </table:table-cell>
          <table:table-cell office:value-type="float" office:value="0.12234841811063" calcext:value-type="float">
            <text:p>0.12234841811063</text:p>
          </table:table-cell>
          <table:table-cell office:value-type="float" office:value="0.118741290746499" calcext:value-type="float">
            <text:p>0.118741290746499</text:p>
          </table:table-cell>
          <table:table-cell office:value-type="float" office:value="0.114864677026807" calcext:value-type="float">
            <text:p>0.114864677026807</text:p>
          </table:table-cell>
          <table:table-cell office:value-type="float" office:value="0.110715604052824" calcext:value-type="float">
            <text:p>0.110715604052824</text:p>
          </table:table-cell>
          <table:table-cell office:value-type="float" office:value="0.106290707585815" calcext:value-type="float">
            <text:p>0.106290707585815</text:p>
          </table:table-cell>
          <table:table-cell office:value-type="float" office:value="0.101586370625921" calcext:value-type="float">
            <text:p>0.101586370625921</text:p>
          </table:table-cell>
          <table:table-cell office:value-type="float" office:value="0.0965988646657889" calcext:value-type="float">
            <text:p>0.096598864665789</text:p>
          </table:table-cell>
          <table:table-cell office:value-type="float" office:value="0.091324494910195" calcext:value-type="float">
            <text:p>0.091324494910195</text:p>
          </table:table-cell>
          <table:table-cell office:value-type="float" office:value="0.0857597509368421" calcext:value-type="float">
            <text:p>0.085759750936842</text:p>
          </table:table-cell>
          <table:table-cell office:value-type="float" office:value="0.0799014643939061" calcext:value-type="float">
            <text:p>0.079901464393906</text:p>
          </table:table-cell>
          <table:table-cell office:value-type="float" office:value="0.0737469754486815" calcext:value-type="float">
            <text:p>0.073746975448682</text:p>
          </table:table-cell>
          <table:table-cell office:value-type="float" office:value="0.067294309762273" calcext:value-type="float">
            <text:p>0.067294309762273</text:p>
          </table:table-cell>
          <table:table-cell office:value-type="float" office:value="0.0605423678305967" calcext:value-type="float">
            <text:p>0.060542367830597</text:p>
          </table:table-cell>
          <table:table-cell office:value-type="float" office:value="0.0534911285337941" calcext:value-type="float">
            <text:p>0.053491128533794</text:p>
          </table:table-cell>
          <table:table-cell office:value-type="float" office:value="0.0461418687732139" calcext:value-type="float">
            <text:p>0.046141868773214</text:p>
          </table:table-cell>
          <table:table-cell office:value-type="float" office:value="0.0384974011732334" calcext:value-type="float">
            <text:p>0.038497401173233</text:p>
          </table:table-cell>
          <table:table-cell office:value-type="float" office:value="0.0305623326923946" calcext:value-type="float">
            <text:p>0.030562332692395</text:p>
          </table:table-cell>
          <table:table-cell office:value-type="float" office:value="0.0223433508361452" calcext:value-type="float">
            <text:p>0.022343350836145</text:p>
          </table:table-cell>
          <table:table-cell office:value-type="float" office:value="0.0138495564241531" calcext:value-type="float">
            <text:p>0.013849556424153</text:p>
          </table:table-cell>
          <table:table-cell office:value-type="float" office:value="0.00509288379784673" calcext:value-type="float">
            <text:p>0.005092883797847</text:p>
          </table:table-cell>
          <table:table-cell office:value-type="float" office:value="-0.00391133596872233" calcext:value-type="float">
            <text:p>-0.003911335968722</text:p>
          </table:table-cell>
          <table:table-cell office:value-type="float" office:value="-0.0131337033043464" calcext:value-type="float">
            <text:p>-0.013133703304346</text:p>
          </table:table-cell>
          <table:table-cell office:value-type="float" office:value="-0.0225315095309632" calcext:value-type="float">
            <text:p>-0.022531509530963</text:p>
          </table:table-cell>
          <table:table-cell office:value-type="float" office:value="-0.0320823926662233" calcext:value-type="float">
            <text:p>-0.032082392666223</text:p>
          </table:table-cell>
          <table:table-cell office:value-type="float" office:value="-0.0417595353850185" calcext:value-type="float">
            <text:p>-0.041759535385019</text:p>
          </table:table-cell>
          <table:table-cell office:value-type="float" office:value="-0.051530383150974" calcext:value-type="float">
            <text:p>-0.051530383150974</text:p>
          </table:table-cell>
          <table:table-cell office:value-type="float" office:value="-0.0613570364454419" calcext:value-type="float">
            <text:p>-0.061357036445442</text:p>
          </table:table-cell>
          <table:table-cell office:value-type="float" office:value="-0.0711964232324401" calcext:value-type="float">
            <text:p>-0.07119642323244</text:p>
          </table:table-cell>
          <table:table-cell office:value-type="float" office:value="-0.0810003530915651" calcext:value-type="float">
            <text:p>-0.081000353091565</text:p>
          </table:table-cell>
          <table:table-cell office:value-type="float" office:value="-0.0907155628695632" calcext:value-type="float">
            <text:p>-0.090715562869563</text:p>
          </table:table-cell>
          <table:table-cell office:value-type="float" office:value="-0.100283800424772" calcext:value-type="float">
            <text:p>-0.100283800424772</text:p>
          </table:table-cell>
          <table:table-cell office:value-type="float" office:value="-0.109641972352212" calcext:value-type="float">
            <text:p>-0.109641972352212</text:p>
          </table:table-cell>
          <table:table-cell office:value-type="float" office:value="-0.11872237749909" calcext:value-type="float">
            <text:p>-0.11872237749909</text:p>
          </table:table-cell>
          <table:table-cell office:value-type="float" office:value="-0.127453047695148" calcext:value-type="float">
            <text:p>-0.127453047695148</text:p>
          </table:table-cell>
          <table:table-cell office:value-type="float" office:value="-0.135758216837259" calcext:value-type="float">
            <text:p>-0.135758216837259</text:p>
          </table:table-cell>
          <table:table-cell office:value-type="float" office:value="-0.143558938471892" calcext:value-type="float">
            <text:p>-0.143558938471892</text:p>
          </table:table-cell>
          <table:table-cell office:value-type="float" office:value="-0.150773869946664" calcext:value-type="float">
            <text:p>-0.150773869946664</text:p>
          </table:table-cell>
          <table:table-cell office:value-type="float" office:value="-0.157320237835874" calcext:value-type="float">
            <text:p>-0.157320237835874</text:p>
          </table:table-cell>
          <table:table-cell office:value-type="float" office:value="-0.163114994344377" calcext:value-type="float">
            <text:p>-0.163114994344377</text:p>
          </table:table-cell>
          <table:table-cell office:value-type="float" office:value="-0.16807616759409" calcext:value-type="float">
            <text:p>-0.16807616759409</text:p>
          </table:table-cell>
          <table:table-cell office:value-type="float" office:value="-0.172124399888927" calcext:value-type="float">
            <text:p>-0.172124399888927</text:p>
          </table:table-cell>
          <table:table-cell office:value-type="float" office:value="-0.175184657297941" calcext:value-type="float">
            <text:p>-0.175184657297941</text:p>
          </table:table-cell>
          <table:table-cell office:value-type="float" office:value="-0.177188081373776" calcext:value-type="float">
            <text:p>-0.177188081373776</text:p>
          </table:table-cell>
          <table:table-cell office:value-type="float" office:value="-0.178073940013168" calcext:value-type="float">
            <text:p>-0.178073940013168</text:p>
          </table:table-cell>
          <table:table-cell office:value-type="float" office:value="-0.177791620190475" calcext:value-type="float">
            <text:p>-0.177791620190475</text:p>
          </table:table-cell>
          <table:table-cell office:value-type="float" office:value="-0.176302591633764" calcext:value-type="float">
            <text:p>-0.176302591633764</text:p>
          </table:table-cell>
          <table:table-cell office:value-type="float" office:value="-0.173582258865352" calcext:value-type="float">
            <text:p>-0.173582258865352</text:p>
          </table:table-cell>
          <table:table-cell office:value-type="float" office:value="-0.169621611011973" calcext:value-type="float">
            <text:p>-0.169621611011973</text:p>
          </table:table-cell>
          <table:table-cell office:value-type="float" office:value="-0.164428575962812" calcext:value-type="float">
            <text:p>-0.164428575962812</text:p>
          </table:table-cell>
          <table:table-cell office:value-type="float" office:value="-0.158028989269599" calcext:value-type="float">
            <text:p>-0.158028989269599</text:p>
          </table:table-cell>
          <table:table-cell office:value-type="float" office:value="-0.15046709957545" calcext:value-type="float">
            <text:p>-0.15046709957545</text:p>
          </table:table-cell>
          <table:table-cell office:value-type="float" office:value="-0.141805551523508" calcext:value-type="float">
            <text:p>-0.141805551523508</text:p>
          </table:table-cell>
          <table:table-cell office:value-type="float" office:value="-0.132124813375363" calcext:value-type="float">
            <text:p>-0.132124813375363</text:p>
          </table:table-cell>
          <table:table-cell office:value-type="float" office:value="-0.121522048277203" calcext:value-type="float">
            <text:p>-0.121522048277203</text:p>
          </table:table-cell>
          <table:table-cell office:value-type="float" office:value="-0.110109462639935" calcext:value-type="float">
            <text:p>-0.110109462639935</text:p>
          </table:table-cell>
          <table:table-cell office:value-type="float" office:value="-0.0980121993365796" calcext:value-type="float">
            <text:p>-0.09801219933658</text:p>
          </table:table-cell>
          <table:table-cell office:value-type="float" office:value="-0.0853658739438043" calcext:value-type="float">
            <text:p>-0.085365873943804</text:p>
          </table:table-cell>
          <table:table-cell office:value-type="float" office:value="-0.0723138760682083" calcext:value-type="float">
            <text:p>-0.072313876068208</text:p>
          </table:table-cell>
          <table:table-cell office:value-type="float" office:value="-0.0590045726668376" calcext:value-type="float">
            <text:p>-0.059004572666838</text:p>
          </table:table-cell>
          <table:table-cell office:value-type="float" office:value="-0.0455885551056161" calcext:value-type="float">
            <text:p>-0.045588555105616</text:p>
          </table:table-cell>
          <table:table-cell office:value-type="float" office:value="-0.0322160667468136" calcext:value-type="float">
            <text:p>-0.032216066746814</text:p>
          </table:table-cell>
          <table:table-cell office:value-type="float" office:value="-0.0190347345204515" calcext:value-type="float">
            <text:p>-0.019034734520452</text:p>
          </table:table-cell>
          <table:table-cell office:value-type="float" office:value="-0.00618770856632873" calcext:value-type="float">
            <text:p>-0.006187708566329</text:p>
          </table:table-cell>
          <table:table-cell office:value-type="float" office:value="0.00618770856632873" calcext:value-type="float">
            <text:p>0.006187708566329</text:p>
          </table:table-cell>
        </table:table-row>
        <table:table-row table:style-name="ro1">
          <table:table-cell office:value-type="float" office:value="-0.00800407065187049" calcext:value-type="float">
            <text:p>-0.008004070651871</text:p>
          </table:table-cell>
          <table:table-cell office:value-type="float" office:value="0.00800407065187049" calcext:value-type="float">
            <text:p>0.008004070651871</text:p>
          </table:table-cell>
          <table:table-cell office:value-type="float" office:value="0.0228692819068971" calcext:value-type="float">
            <text:p>0.022869281906897</text:p>
          </table:table-cell>
          <table:table-cell office:value-type="float" office:value="0.0367241339031766" calcext:value-type="float">
            <text:p>0.036724133903177</text:p>
          </table:table-cell>
          <table:table-cell office:value-type="float" office:value="0.0495865481935418" calcext:value-type="float">
            <text:p>0.049586548193542</text:p>
          </table:table-cell>
          <table:table-cell office:value-type="float" office:value="0.0614798606454222" calcext:value-type="float">
            <text:p>0.061479860645422</text:p>
          </table:table-cell>
          <table:table-cell office:value-type="float" office:value="0.0724318941195155" calcext:value-type="float">
            <text:p>0.072431894119516</text:p>
          </table:table-cell>
          <table:table-cell office:value-type="float" office:value="0.0824741086971123" calcext:value-type="float">
            <text:p>0.082474108697112</text:p>
          </table:table-cell>
          <table:table-cell office:value-type="float" office:value="0.0916408249209295" calcext:value-type="float">
            <text:p>0.09164082492093</text:p>
          </table:table-cell>
          <table:table-cell office:value-type="float" office:value="0.0999685137417114" calcext:value-type="float">
            <text:p>0.099968513741711</text:p>
          </table:table-cell>
          <table:table-cell office:value-type="float" office:value="0.107495147239834" calcext:value-type="float">
            <text:p>0.107495147239834</text:p>
          </table:table-cell>
          <table:table-cell office:value-type="float" office:value="0.114259605793249" calcext:value-type="float">
            <text:p>0.114259605793249</text:p>
          </table:table-cell>
          <table:table-cell office:value-type="float" office:value="0.120301138827038" calcext:value-type="float">
            <text:p>0.120301138827038</text:p>
          </table:table-cell>
          <table:table-cell office:value-type="float" office:value="0.125658877421595" calcext:value-type="float">
            <text:p>0.125658877421595</text:p>
          </table:table-cell>
          <table:table-cell office:value-type="float" office:value="0.130371397799212" calcext:value-type="float">
            <text:p>0.130371397799212</text:p>
          </table:table-cell>
          <table:table-cell office:value-type="float" office:value="0.134476335120604" calcext:value-type="float">
            <text:p>0.134476335120604</text:p>
          </table:table-cell>
          <table:table-cell office:value-type="float" office:value="0.13801004712719" calcext:value-type="float">
            <text:p>0.13801004712719</text:p>
          </table:table-cell>
          <table:table-cell office:value-type="float" office:value="0.141007327023171" calcext:value-type="float">
            <text:p>0.141007327023171</text:p>
          </table:table-cell>
          <table:table-cell office:value-type="float" office:value="0.143501164659455" calcext:value-type="float">
            <text:p>0.143501164659455</text:p>
          </table:table-cell>
          <table:table-cell office:value-type="float" office:value="0.145522554632392" calcext:value-type="float">
            <text:p>0.145522554632392</text:p>
          </table:table-cell>
          <table:table-cell office:value-type="float" office:value="0.147100349388456" calcext:value-type="float">
            <text:p>0.147100349388456</text:p>
          </table:table-cell>
          <table:table-cell office:value-type="float" office:value="0.148261154909906" calcext:value-type="float">
            <text:p>0.148261154909906</text:p>
          </table:table-cell>
          <table:table-cell office:value-type="float" office:value="0.14902926606861" calcext:value-type="float">
            <text:p>0.14902926606861</text:p>
          </table:table-cell>
          <table:table-cell office:value-type="float" office:value="0.149426638323253" calcext:value-type="float">
            <text:p>0.149426638323253</text:p>
          </table:table-cell>
          <table:table-cell office:value-type="float" office:value="0.149472892128892" calcext:value-type="float">
            <text:p>0.149472892128892</text:p>
          </table:table-cell>
          <table:table-cell office:value-type="float" office:value="0.14918534622817" calcext:value-type="float">
            <text:p>0.14918534622817</text:p>
          </table:table-cell>
          <table:table-cell office:value-type="float" office:value="0.148579075902703" calcext:value-type="float">
            <text:p>0.148579075902703</text:p>
          </table:table-cell>
          <table:table-cell office:value-type="float" office:value="0.14766699231678" calcext:value-type="float">
            <text:p>0.14766699231678</text:p>
          </table:table-cell>
          <table:table-cell office:value-type="float" office:value="0.146459939195427" calcext:value-type="float">
            <text:p>0.146459939195427</text:p>
          </table:table-cell>
          <table:table-cell office:value-type="float" office:value="0.144966803322735" calcext:value-type="float">
            <text:p>0.144966803322735</text:p>
          </table:table-cell>
          <table:table-cell office:value-type="float" office:value="0.143194635636587" calcext:value-type="float">
            <text:p>0.143194635636587</text:p>
          </table:table-cell>
          <table:table-cell office:value-type="float" office:value="0.141148780058568" calcext:value-type="float">
            <text:p>0.141148780058568</text:p>
          </table:table-cell>
          <table:table-cell office:value-type="float" office:value="0.138833007583212" calcext:value-type="float">
            <text:p>0.138833007583212</text:p>
          </table:table-cell>
          <table:table-cell office:value-type="float" office:value="0.136249653583087" calcext:value-type="float">
            <text:p>0.136249653583087</text:p>
          </table:table-cell>
          <table:table-cell office:value-type="float" office:value="0.133399756706721" calcext:value-type="float">
            <text:p>0.133399756706721</text:p>
          </table:table-cell>
          <table:table-cell office:value-type="float" office:value="0.130283198172532" calcext:value-type="float">
            <text:p>0.130283198172532</text:p>
          </table:table-cell>
          <table:table-cell office:value-type="float" office:value="0.126898840692153" calcext:value-type="float">
            <text:p>0.126898840692153</text:p>
          </table:table-cell>
          <table:table-cell office:value-type="float" office:value="0.123244666634371" calcext:value-type="float">
            <text:p>0.123244666634371</text:p>
          </table:table-cell>
          <table:table-cell office:value-type="float" office:value="0.119317915430286" calcext:value-type="float">
            <text:p>0.119317915430286</text:p>
          </table:table-cell>
          <table:table-cell office:value-type="float" office:value="0.115115220549233" calcext:value-type="float">
            <text:p>0.115115220549233</text:p>
          </table:table-cell>
          <table:table-cell office:value-type="float" office:value="0.110632746699704" calcext:value-type="float">
            <text:p>0.110632746699704</text:p>
          </table:table-cell>
          <table:table-cell office:value-type="float" office:value="0.105866328184596" calcext:value-type="float">
            <text:p>0.105866328184596</text:p>
          </table:table-cell>
          <table:table-cell office:value-type="float" office:value="0.100811609586906" calcext:value-type="float">
            <text:p>0.100811609586906</text:p>
          </table:table-cell>
          <table:table-cell office:value-type="float" office:value="0.0954641901916412" calcext:value-type="float">
            <text:p>0.095464190191641</text:p>
          </table:table-cell>
          <table:table-cell office:value-type="float" office:value="0.0898197737240868" calcext:value-type="float">
            <text:p>0.089819773724087</text:p>
          </table:table-cell>
          <table:table-cell office:value-type="float" office:value="0.0838743251637261" calcext:value-type="float">
            <text:p>0.083874325163726</text:p>
          </table:table-cell>
          <table:table-cell office:value-type="float" office:value="0.0776242365379903" calcext:value-type="float">
            <text:p>0.07762423653799</text:p>
          </table:table-cell>
          <table:table-cell office:value-type="float" office:value="0.0710665037475088" calcext:value-type="float">
            <text:p>0.071066503747509</text:p>
          </table:table-cell>
          <table:table-cell office:value-type="float" office:value="0.0641989166541726" calcext:value-type="float">
            <text:p>0.064198916654173</text:p>
          </table:table-cell>
          <table:table-cell office:value-type="float" office:value="0.0570202649801336" calcext:value-type="float">
            <text:p>0.057020264980134</text:p>
          </table:table-cell>
          <table:table-cell office:value-type="float" office:value="0.0495305631730552" calcext:value-type="float">
            <text:p>0.049530563173055</text:p>
          </table:table-cell>
          <table:table-cell office:value-type="float" office:value="0.0417312988282397" calcext:value-type="float">
            <text:p>0.04173129882824</text:p>
          </table:table-cell>
          <table:table-cell office:value-type="float" office:value="0.0336257122909793" calcext:value-type="float">
            <text:p>0.033625712290979</text:p>
          </table:table-cell>
          <table:table-cell office:value-type="float" office:value="0.0252191194770399" calcext:value-type="float">
            <text:p>0.02521911947704</text:p>
          </table:table-cell>
          <table:table-cell office:value-type="float" office:value="0.0165192807808364" calcext:value-type="float">
            <text:p>0.016519280780837</text:p>
          </table:table-cell>
          <table:table-cell office:value-type="float" office:value="0.00753667907674881" calcext:value-type="float">
            <text:p>0.007536679076749</text:p>
          </table:table-cell>
          <table:table-cell office:value-type="float" office:value="-0.00171644328797832" calcext:value-type="float">
            <text:p>-0.001716443287978</text:p>
          </table:table-cell>
          <table:table-cell office:value-type="float" office:value="-0.0112251309463542" calcext:value-type="float">
            <text:p>-0.011225130946354</text:p>
          </table:table-cell>
          <table:table-cell office:value-type="float" office:value="-0.0209239869351094" calcext:value-type="float">
            <text:p>-0.020923986935109</text:p>
          </table:table-cell>
          <table:table-cell office:value-type="float" office:value="-0.0308011009245603" calcext:value-type="float">
            <text:p>-0.03080110092456</text:p>
          </table:table-cell>
          <table:table-cell office:value-type="float" office:value="-0.0408299867052945" calcext:value-type="float">
            <text:p>-0.040829986705295</text:p>
          </table:table-cell>
          <table:table-cell office:value-type="float" office:value="-0.0509780285012082" calcext:value-type="float">
            <text:p>-0.050978028501208</text:p>
          </table:table-cell>
          <table:table-cell office:value-type="float" office:value="-0.0612073876761937" calcext:value-type="float">
            <text:p>-0.061207387676194</text:p>
          </table:table-cell>
          <table:table-cell office:value-type="float" office:value="-0.0714749255510939" calcext:value-type="float">
            <text:p>-0.071474925551094</text:p>
          </table:table-cell>
          <table:table-cell office:value-type="float" office:value="-0.0817321002081596" calcext:value-type="float">
            <text:p>-0.08173210020816</text:p>
          </table:table-cell>
          <table:table-cell office:value-type="float" office:value="-0.0919249238296683" calcext:value-type="float">
            <text:p>-0.091924923829668</text:p>
          </table:table-cell>
          <table:table-cell office:value-type="float" office:value="-0.101993979652433" calcext:value-type="float">
            <text:p>-0.101993979652433</text:p>
          </table:table-cell>
          <table:table-cell office:value-type="float" office:value="-0.111874506886576" calcext:value-type="float">
            <text:p>-0.111874506886576</text:p>
          </table:table-cell>
          <table:table-cell office:value-type="float" office:value="-0.121496571826952" calcext:value-type="float">
            <text:p>-0.121496571826952</text:p>
          </table:table-cell>
          <table:table-cell office:value-type="float" office:value="-0.130785347733288" calcext:value-type="float">
            <text:p>-0.130785347733288</text:p>
          </table:table-cell>
          <table:table-cell office:value-type="float" office:value="-0.139661527475835" calcext:value-type="float">
            <text:p>-0.139661527475835</text:p>
          </table:table-cell>
          <table:table-cell office:value-type="float" office:value="-0.148041892771574" calcext:value-type="float">
            <text:p>-0.148041892771574</text:p>
          </table:table-cell>
          <table:table-cell office:value-type="float" office:value="-0.155840062427198" calcext:value-type="float">
            <text:p>-0.155840062427198</text:p>
          </table:table-cell>
          <table:table-cell office:value-type="float" office:value="-0.162967439142055" calcext:value-type="float">
            <text:p>-0.162967439142055</text:p>
          </table:table-cell>
          <table:table-cell office:value-type="float" office:value="-0.169334369831447" calcext:value-type="float">
            <text:p>-0.169334369831447</text:p>
          </table:table-cell>
          <table:table-cell office:value-type="float" office:value="-0.174851527744555" calcext:value-type="float">
            <text:p>-0.174851527744555</text:p>
          </table:table-cell>
          <table:table-cell office:value-type="float" office:value="-0.17943151564138" calcext:value-type="float">
            <text:p>-0.17943151564138</text:p>
          </table:table-cell>
          <table:table-cell office:value-type="float" office:value="-0.182990677842093" calcext:value-type="float">
            <text:p>-0.182990677842093</text:p>
          </table:table-cell>
          <table:table-cell office:value-type="float" office:value="-0.185451095173026" calcext:value-type="float">
            <text:p>-0.185451095173026</text:p>
          </table:table-cell>
          <table:table-cell office:value-type="float" office:value="-0.186742721117833" calcext:value-type="float">
            <text:p>-0.186742721117833</text:p>
          </table:table-cell>
          <table:table-cell office:value-type="float" office:value="-0.18680560062506" calcext:value-type="float">
            <text:p>-0.18680560062506</text:p>
          </table:table-cell>
          <table:table-cell office:value-type="float" office:value="-0.18559209616463" calcext:value-type="float">
            <text:p>-0.18559209616463</text:p>
          </table:table-cell>
          <table:table-cell office:value-type="float" office:value="-0.183069030369156" calcext:value-type="float">
            <text:p>-0.183069030369156</text:p>
          </table:table-cell>
          <table:table-cell office:value-type="float" office:value="-0.179219642793952" calcext:value-type="float">
            <text:p>-0.179219642793952</text:p>
          </table:table-cell>
          <table:table-cell office:value-type="float" office:value="-0.17404525198908" calcext:value-type="float">
            <text:p>-0.17404525198908</text:p>
          </table:table-cell>
          <table:table-cell office:value-type="float" office:value="-0.167566515121625" calcext:value-type="float">
            <text:p>-0.167566515121625</text:p>
          </table:table-cell>
          <table:table-cell office:value-type="float" office:value="-0.159824187224483" calcext:value-type="float">
            <text:p>-0.159824187224483</text:p>
          </table:table-cell>
          <table:table-cell office:value-type="float" office:value="-0.15087930149098" calcext:value-type="float">
            <text:p>-0.15087930149098</text:p>
          </table:table-cell>
          <table:table-cell office:value-type="float" office:value="-0.140812720447748" calcext:value-type="float">
            <text:p>-0.140812720447748</text:p>
          </table:table-cell>
          <table:table-cell office:value-type="float" office:value="-0.129724043688383" calcext:value-type="float">
            <text:p>-0.129724043688383</text:p>
          </table:table-cell>
          <table:table-cell office:value-type="float" office:value="-0.117729898307648" calcext:value-type="float">
            <text:p>-0.117729898307648</text:p>
          </table:table-cell>
          <table:table-cell office:value-type="float" office:value="-0.104961679505024" calcext:value-type="float">
            <text:p>-0.104961679505024</text:p>
          </table:table-cell>
          <table:table-cell office:value-type="float" office:value="-0.0915628468656804" calcext:value-type="float">
            <text:p>-0.09156284686568</text:p>
          </table:table-cell>
          <table:table-cell office:value-type="float" office:value="-0.0776859126647699" calcext:value-type="float">
            <text:p>-0.07768591266477</text:p>
          </table:table-cell>
          <table:table-cell office:value-type="float" office:value="-0.0634892790941748" calcext:value-type="float">
            <text:p>-0.063489279094175</text:p>
          </table:table-cell>
          <table:table-cell office:value-type="float" office:value="-0.0491340899277335" calcext:value-type="float">
            <text:p>-0.049134089927734</text:p>
          </table:table-cell>
          <table:table-cell office:value-type="float" office:value="-0.0347812586923412" calcext:value-type="float">
            <text:p>-0.034781258692341</text:p>
          </table:table-cell>
          <table:table-cell office:value-type="float" office:value="-0.0205888214513402" calcext:value-type="float">
            <text:p>-0.02058882145134</text:p>
          </table:table-cell>
          <table:table-cell office:value-type="float" office:value="-0.00670974053599782" calcext:value-type="float">
            <text:p>-0.006709740535998</text:p>
          </table:table-cell>
          <table:table-cell office:value-type="float" office:value="0.00670974053599782" calcext:value-type="float">
            <text:p>0.006709740535998</text:p>
          </table:table-cell>
        </table:table-row>
        <table:table-row table:style-name="ro1">
          <table:table-cell office:value-type="float" office:value="-0.00831749856572675" calcext:value-type="float">
            <text:p>-0.008317498565727</text:p>
          </table:table-cell>
          <table:table-cell office:value-type="float" office:value="0.00831749856572675" calcext:value-type="float">
            <text:p>0.008317498565727</text:p>
          </table:table-cell>
          <table:table-cell office:value-type="float" office:value="0.0237523443677487" calcext:value-type="float">
            <text:p>0.023752344367749</text:p>
          </table:table-cell>
          <table:table-cell office:value-type="float" office:value="0.0381275230581827" calcext:value-type="float">
            <text:p>0.038127523058183</text:p>
          </table:table-cell>
          <table:table-cell office:value-type="float" office:value="0.0514628999151177" calcext:value-type="float">
            <text:p>0.051462899915118</text:p>
          </table:table-cell>
          <table:table-cell office:value-type="float" office:value="0.0637838939104184" calcext:value-type="float">
            <text:p>0.063783893910418</text:p>
          </table:table-cell>
          <table:table-cell office:value-type="float" office:value="0.0751205290859663" calcext:value-type="float">
            <text:p>0.075120529085966</text:p>
          </table:table-cell>
          <table:table-cell office:value-type="float" office:value="0.0855065633253055" calcext:value-type="float">
            <text:p>0.085506563325306</text:p>
          </table:table-cell>
          <table:table-cell office:value-type="float" office:value="0.0949786897995624" calcext:value-type="float">
            <text:p>0.094978689799563</text:p>
          </table:table-cell>
          <table:table-cell office:value-type="float" office:value="0.103575804624911" calcext:value-type="float">
            <text:p>0.103575804624911</text:p>
          </table:table-cell>
          <table:table-cell office:value-type="float" office:value="0.111338334865598" calcext:value-type="float">
            <text:p>0.111338334865598</text:p>
          </table:table-cell>
          <table:table-cell office:value-type="float" office:value="0.118307622793141" calcext:value-type="float">
            <text:p>0.118307622793141</text:p>
          </table:table-cell>
          <table:table-cell office:value-type="float" office:value="0.124525363954691" calcext:value-type="float">
            <text:p>0.124525363954691</text:p>
          </table:table-cell>
          <table:table-cell office:value-type="float" office:value="0.130033097817614" calcext:value-type="float">
            <text:p>0.130033097817614</text:p>
          </table:table-cell>
          <table:table-cell office:value-type="float" office:value="0.13487175053549" calcext:value-type="float">
            <text:p>0.13487175053549</text:p>
          </table:table-cell>
          <table:table-cell office:value-type="float" office:value="0.139081229756016" calcext:value-type="float">
            <text:p>0.139081229756016</text:p>
          </table:table-cell>
          <table:table-cell office:value-type="float" office:value="0.14270007143225" calcext:value-type="float">
            <text:p>0.14270007143225</text:p>
          </table:table-cell>
          <table:table-cell office:value-type="float" office:value="0.145765138339352" calcext:value-type="float">
            <text:p>0.145765138339352</text:p>
          </table:table-cell>
          <table:table-cell office:value-type="float" office:value="0.148311369568353" calcext:value-type="float">
            <text:p>0.148311369568353</text:p>
          </table:table-cell>
          <table:table-cell office:value-type="float" office:value="0.150371579667539" calcext:value-type="float">
            <text:p>0.150371579667539</text:p>
          </table:table-cell>
          <table:table-cell office:value-type="float" office:value="0.151976305492969" calcext:value-type="float">
            <text:p>0.151976305492969</text:p>
          </table:table-cell>
          <table:table-cell office:value-type="float" office:value="0.153153698184687" calcext:value-type="float">
            <text:p>0.153153698184687</text:p>
          </table:table-cell>
          <table:table-cell office:value-type="float" office:value="0.153929457123193" calcext:value-type="float">
            <text:p>0.153929457123193</text:p>
          </table:table-cell>
          <table:table-cell office:value-type="float" office:value="0.154326802253783" calcext:value-type="float">
            <text:p>0.154326802253783</text:p>
          </table:table-cell>
          <table:table-cell office:value-type="float" office:value="0.154366480810956" calcext:value-type="float">
            <text:p>0.154366480810956</text:p>
          </table:table-cell>
          <table:table-cell office:value-type="float" office:value="0.154066804266667" calcext:value-type="float">
            <text:p>0.154066804266667</text:p>
          </table:table-cell>
          <table:table-cell office:value-type="float" office:value="0.153443711244836" calcext:value-type="float">
            <text:p>0.153443711244836</text:p>
          </table:table-cell>
          <table:table-cell office:value-type="float" office:value="0.152510852190997" calcext:value-type="float">
            <text:p>0.152510852190997</text:p>
          </table:table-cell>
          <table:table-cell office:value-type="float" office:value="0.151279691757821" calcext:value-type="float">
            <text:p>0.151279691757821</text:p>
          </table:table-cell>
          <table:table-cell office:value-type="float" office:value="0.149759625122719" calcext:value-type="float">
            <text:p>0.149759625122719</text:p>
          </table:table-cell>
          <table:table-cell office:value-type="float" office:value="0.147958104794596" calcext:value-type="float">
            <text:p>0.147958104794596</text:p>
          </table:table-cell>
          <table:table-cell office:value-type="float" office:value="0.145880774863084" calcext:value-type="float">
            <text:p>0.145880774863084</text:p>
          </table:table-cell>
          <table:table-cell office:value-type="float" office:value="0.143531610079523" calcext:value-type="float">
            <text:p>0.143531610079523</text:p>
          </table:table-cell>
          <table:table-cell office:value-type="float" office:value="0.140913057616081" calcext:value-type="float">
            <text:p>0.140913057616081</text:p>
          </table:table-cell>
          <table:table-cell office:value-type="float" office:value="0.138026179807359" calcext:value-type="float">
            <text:p>0.138026179807359</text:p>
          </table:table-cell>
          <table:table-cell office:value-type="float" office:value="0.13487079664602" calcext:value-type="float">
            <text:p>0.13487079664602</text:p>
          </table:table-cell>
          <table:table-cell office:value-type="float" office:value="0.13144562722859" calcext:value-type="float">
            <text:p>0.13144562722859</text:p>
          </table:table-cell>
          <table:table-cell office:value-type="float" office:value="0.127748429782853" calcext:value-type="float">
            <text:p>0.127748429782853</text:p>
          </table:table-cell>
          <table:table-cell office:value-type="float" office:value="0.123776140284215" calcext:value-type="float">
            <text:p>0.123776140284215</text:p>
          </table:table-cell>
          <table:table-cell office:value-type="float" office:value="0.11952501003627" calcext:value-type="float">
            <text:p>0.11952501003627</text:p>
          </table:table-cell>
          <table:table-cell office:value-type="float" office:value="0.114990742909719" calcext:value-type="float">
            <text:p>0.114990742909719</text:p>
          </table:table-cell>
          <table:table-cell office:value-type="float" office:value="0.110168633231259" calcext:value-type="float">
            <text:p>0.110168633231259</text:p>
          </table:table-cell>
          <table:table-cell office:value-type="float" office:value="0.105053705576357" calcext:value-type="float">
            <text:p>0.105053705576357</text:p>
          </table:table-cell>
          <table:table-cell office:value-type="float" office:value="0.0996408579496342" calcext:value-type="float">
            <text:p>0.099640857949634</text:p>
          </table:table-cell>
          <table:table-cell office:value-type="float" office:value="0.0939250100460936" calcext:value-type="float">
            <text:p>0.093925010046094</text:p>
          </table:table-cell>
          <table:table-cell office:value-type="float" office:value="0.0879012584711759" calcext:value-type="float">
            <text:p>0.087901258471176</text:p>
          </table:table-cell>
          <table:table-cell office:value-type="float" office:value="0.081565040956049" calcext:value-type="float">
            <text:p>0.081565040956049</text:p>
          </table:table-cell>
          <table:table-cell office:value-type="float" office:value="0.0749123117782998" calcext:value-type="float">
            <text:p>0.0749123117783</text:p>
          </table:table-cell>
          <table:table-cell office:value-type="float" office:value="0.067939730736131" calcext:value-type="float">
            <text:p>0.067939730736131</text:p>
          </table:table-cell>
          <table:table-cell office:value-type="float" office:value="0.0606448681955054" calcext:value-type="float">
            <text:p>0.060644868195505</text:p>
          </table:table-cell>
          <table:table-cell office:value-type="float" office:value="0.0530264288478934" calcext:value-type="float">
            <text:p>0.053026428847893</text:p>
          </table:table-cell>
          <table:table-cell office:value-type="float" office:value="0.0450844967113302" calcext:value-type="float">
            <text:p>0.04508449671133</text:p>
          </table:table-cell>
          <table:table-cell office:value-type="float" office:value="0.0368208026878834" calcext:value-type="float">
            <text:p>0.036820802687884</text:p>
          </table:table-cell>
          <table:table-cell office:value-type="float" office:value="0.0282390107072094" calcext:value-type="float">
            <text:p>0.028239010707209</text:p>
          </table:table-cell>
          <table:table-cell office:value-type="float" office:value="0.0193450018678425" calcext:value-type="float">
            <text:p>0.019345001867843</text:p>
          </table:table-cell>
          <table:table-cell office:value-type="float" office:value="0.0101471134209609" calcext:value-type="float">
            <text:p>0.010147113420961</text:p>
          </table:table-cell>
          <table:table-cell office:value-type="float" office:value="0.000656512488159334" calcext:value-type="float">
            <text:p>0.000656512488159</text:p>
          </table:table-cell>
          <table:table-cell office:value-type="float" office:value="-0.00910911422346188" calcext:value-type="float">
            <text:p>-0.009109114223462</text:p>
          </table:table-cell>
          <table:table-cell office:value-type="float" office:value="-0.0191013950978796" calcext:value-type="float">
            <text:p>-0.01910139509788</text:p>
          </table:table-cell>
          <table:table-cell office:value-type="float" office:value="-0.0292969867949149" calcext:value-type="float">
            <text:p>-0.029296986794915</text:p>
          </table:table-cell>
          <table:table-cell office:value-type="float" office:value="-0.0396693871138086" calcext:value-type="float">
            <text:p>-0.039669387113809</text:p>
          </table:table-cell>
          <table:table-cell office:value-type="float" office:value="-0.0501870251935084" calcext:value-type="float">
            <text:p>-0.050187025193508</text:p>
          </table:table-cell>
          <table:table-cell office:value-type="float" office:value="-0.0608128083403969" calcext:value-type="float">
            <text:p>-0.060812808340397</text:p>
          </table:table-cell>
          <table:table-cell office:value-type="float" office:value="-0.0715039484273024" calcext:value-type="float">
            <text:p>-0.071503948427303</text:p>
          </table:table-cell>
          <table:table-cell office:value-type="float" office:value="-0.082211873367216" calcext:value-type="float">
            <text:p>-0.082211873367216</text:p>
          </table:table-cell>
          <table:table-cell office:value-type="float" office:value="-0.0928821672675585" calcext:value-type="float">
            <text:p>-0.092882167267559</text:p>
          </table:table-cell>
          <table:table-cell office:value-type="float" office:value="-0.103454540896261" calcext:value-type="float">
            <text:p>-0.103454540896261</text:p>
          </table:table-cell>
          <table:table-cell office:value-type="float" office:value="-0.113862854258001" calcext:value-type="float">
            <text:p>-0.113862854258001</text:p>
          </table:table-cell>
          <table:table-cell office:value-type="float" office:value="-0.124035218106807" calcext:value-type="float">
            <text:p>-0.124035218106807</text:p>
          </table:table-cell>
          <table:table-cell office:value-type="float" office:value="-0.133894202243096" calcext:value-type="float">
            <text:p>-0.133894202243096</text:p>
          </table:table-cell>
          <table:table-cell office:value-type="float" office:value="-0.143357178723218" calcext:value-type="float">
            <text:p>-0.143357178723218</text:p>
          </table:table-cell>
          <table:table-cell office:value-type="float" office:value="-0.152336827995381" calcext:value-type="float">
            <text:p>-0.152336827995381</text:p>
          </table:table-cell>
          <table:table-cell office:value-type="float" office:value="-0.160741835073558" calcext:value-type="float">
            <text:p>-0.160741835073558</text:p>
          </table:table-cell>
          <table:table-cell office:value-type="float" office:value="-0.168477800653296" calcext:value-type="float">
            <text:p>-0.168477800653296</text:p>
          </table:table-cell>
          <table:table-cell office:value-type="float" office:value="-0.175448388049803" calcext:value-type="float">
            <text:p>-0.175448388049803</text:p>
          </table:table-cell>
          <table:table-cell office:value-type="float" office:value="-0.181556720530573" calcext:value-type="float">
            <text:p>-0.181556720530573</text:p>
          </table:table-cell>
          <table:table-cell office:value-type="float" office:value="-0.186707034635579" calcext:value-type="float">
            <text:p>-0.186707034635579</text:p>
          </table:table-cell>
          <table:table-cell office:value-type="float" office:value="-0.19080658313551" calcext:value-type="float">
            <text:p>-0.19080658313551</text:p>
          </table:table-cell>
          <table:table-cell office:value-type="float" office:value="-0.193767766399924" calcext:value-type="float">
            <text:p>-0.193767766399924</text:p>
          </table:table-cell>
          <table:table-cell office:value-type="float" office:value="-0.195510453358847" calcext:value-type="float">
            <text:p>-0.195510453358847</text:p>
          </table:table-cell>
          <table:table-cell office:value-type="float" office:value="-0.195964433688548" calcext:value-type="float">
            <text:p>-0.195964433688548</text:p>
          </table:table-cell>
          <table:table-cell office:value-type="float" office:value="-0.195071922518532" calcext:value-type="float">
            <text:p>-0.195071922518532</text:p>
          </table:table-cell>
          <table:table-cell office:value-type="float" office:value="-0.19279001953683" calcext:value-type="float">
            <text:p>-0.19279001953683</text:p>
          </table:table-cell>
          <table:table-cell office:value-type="float" office:value="-0.189093008044941" calcext:value-type="float">
            <text:p>-0.189093008044941</text:p>
          </table:table-cell>
          <table:table-cell office:value-type="float" office:value="-0.183974368729156" calcext:value-type="float">
            <text:p>-0.183974368729156</text:p>
          </table:table-cell>
          <table:table-cell office:value-type="float" office:value="-0.177448380110887" calcext:value-type="float">
            <text:p>-0.177448380110887</text:p>
          </table:table-cell>
          <table:table-cell office:value-type="float" office:value="-0.169551184951116" calcext:value-type="float">
            <text:p>-0.169551184951116</text:p>
          </table:table-cell>
          <table:table-cell office:value-type="float" office:value="-0.160341220524703" calcext:value-type="float">
            <text:p>-0.160341220524703</text:p>
          </table:table-cell>
          <table:table-cell office:value-type="float" office:value="-0.149898940754863" calcext:value-type="float">
            <text:p>-0.149898940754863</text:p>
          </table:table-cell>
          <table:table-cell office:value-type="float" office:value="-0.138325798184957" calcext:value-type="float">
            <text:p>-0.138325798184957</text:p>
          </table:table-cell>
          <table:table-cell office:value-type="float" office:value="-0.125742500684106" calcext:value-type="float">
            <text:p>-0.125742500684106</text:p>
          </table:table-cell>
          <table:table-cell office:value-type="float" office:value="-0.112286607281492" calcext:value-type="float">
            <text:p>-0.112286607281492</text:p>
          </table:table-cell>
          <table:table-cell office:value-type="float" office:value="-0.0981095745526626" calcext:value-type="float">
            <text:p>-0.098109574552663</text:p>
          </table:table-cell>
          <table:table-cell office:value-type="float" office:value="-0.0833734045131951" calcext:value-type="float">
            <text:p>-0.083373404513195</text:p>
          </table:table-cell>
          <table:table-cell office:value-type="float" office:value="-0.0682470728716059" calcext:value-type="float">
            <text:p>-0.068247072871606</text:p>
          </table:table-cell>
          <table:table-cell office:value-type="float" office:value="-0.0529029301858107" calcext:value-type="float">
            <text:p>-0.052902930185811</text:p>
          </table:table-cell>
          <table:table-cell office:value-type="float" office:value="-0.0375132674509549" calcext:value-type="float">
            <text:p>-0.037513267450955</text:p>
          </table:table-cell>
          <table:table-cell office:value-type="float" office:value="-0.0222472233823402" calcext:value-type="float">
            <text:p>-0.02224722338234</text:p>
          </table:table-cell>
          <table:table-cell office:value-type="float" office:value="-0.00726818633867179" calcext:value-type="float">
            <text:p>-0.007268186338672</text:p>
          </table:table-cell>
          <table:table-cell office:value-type="float" office:value="0.00726818633867179" calcext:value-type="float">
            <text:p>0.007268186338672</text:p>
          </table:table-cell>
        </table:table-row>
        <table:table-row table:style-name="ro1">
          <table:table-cell office:value-type="float" office:value="-0.00863247059045683" calcext:value-type="float">
            <text:p>-0.008632470590457</text:p>
          </table:table-cell>
          <table:table-cell office:value-type="float" office:value="0.00863247059045683" calcext:value-type="float">
            <text:p>0.008632470590457</text:p>
          </table:table-cell>
          <table:table-cell office:value-type="float" office:value="0.0246398935796903" calcext:value-type="float">
            <text:p>0.02463989357969</text:p>
          </table:table-cell>
          <table:table-cell office:value-type="float" office:value="0.0395381001971737" calcext:value-type="float">
            <text:p>0.039538100197174</text:p>
          </table:table-cell>
          <table:table-cell office:value-type="float" office:value="0.0533488023198534" calcext:value-type="float">
            <text:p>0.053348802319853</text:p>
          </table:table-cell>
          <table:table-cell office:value-type="float" office:value="0.0660994211291695" calcext:value-type="float">
            <text:p>0.06609942112917</text:p>
          </table:table-cell>
          <table:table-cell office:value-type="float" office:value="0.0778221195144382" calcext:value-type="float">
            <text:p>0.077822119514438</text:p>
          </table:table-cell>
          <table:table-cell office:value-type="float" office:value="0.0885529106224004" calcext:value-type="float">
            <text:p>0.0885529106224</text:p>
          </table:table-cell>
          <table:table-cell office:value-type="float" office:value="0.0983308376740466" calcext:value-type="float">
            <text:p>0.098330837674047</text:p>
          </table:table-cell>
          <table:table-cell office:value-type="float" office:value="0.107197218606822" calcext:value-type="float">
            <text:p>0.107197218606822</text:p>
          </table:table-cell>
          <table:table-cell office:value-type="float" office:value="0.115194949866509" calcext:value-type="float">
            <text:p>0.115194949866509</text:p>
          </table:table-cell>
          <table:table-cell office:value-type="float" office:value="0.122367865695676" calcext:value-type="float">
            <text:p>0.122367865695676</text:p>
          </table:table-cell>
          <table:table-cell office:value-type="float" office:value="0.12876015106949" calcext:value-type="float">
            <text:p>0.12876015106949</text:p>
          </table:table-cell>
          <table:table-cell office:value-type="float" office:value="0.134415807711631" calcext:value-type="float">
            <text:p>0.134415807711631</text:p>
          </table:table-cell>
          <table:table-cell office:value-type="float" office:value="0.139378173426636" calcext:value-type="float">
            <text:p>0.139378173426636</text:p>
          </table:table-cell>
          <table:table-cell office:value-type="float" office:value="0.143689495307641" calcext:value-type="float">
            <text:p>0.143689495307641</text:p>
          </table:table-cell>
          <table:table-cell office:value-type="float" office:value="0.147390557305459" calcext:value-type="float">
            <text:p>0.147390557305459</text:p>
          </table:table-cell>
          <table:table-cell office:value-type="float" office:value="0.150520362271788" calcext:value-type="float">
            <text:p>0.150520362271788</text:p>
          </table:table-cell>
          <table:table-cell office:value-type="float" office:value="0.153115867988009" calcext:value-type="float">
            <text:p>0.153115867988009</text:p>
          </table:table-cell>
          <table:table-cell office:value-type="float" office:value="0.155211775948227" calcext:value-type="float">
            <text:p>0.155211775948227</text:p>
          </table:table-cell>
          <table:table-cell office:value-type="float" office:value="0.15684037090709" calcext:value-type="float">
            <text:p>0.15684037090709</text:p>
          </table:table-cell>
          <table:table-cell office:value-type="float" office:value="0.158031408439257" calcext:value-type="float">
            <text:p>0.158031408439257</text:p>
          </table:table-cell>
          <table:table-cell office:value-type="float" office:value="0.158812047094008" calcext:value-type="float">
            <text:p>0.158812047094008</text:p>
          </table:table-cell>
          <table:table-cell office:value-type="float" office:value="0.15920682119395" calcext:value-type="float">
            <text:p>0.15920682119395</text:p>
          </table:table-cell>
          <table:table-cell office:value-type="float" office:value="0.15923764992968" calcext:value-type="float">
            <text:p>0.15923764992968</text:p>
          </table:table-cell>
          <table:table-cell office:value-type="float" office:value="0.158923878178377" calcext:value-type="float">
            <text:p>0.158923878178377</text:p>
          </table:table-cell>
          <table:table-cell office:value-type="float" office:value="0.158282344405964" calcext:value-type="float">
            <text:p>0.158282344405964</text:p>
          </table:table-cell>
          <table:table-cell office:value-type="float" office:value="0.157327471062051" calcext:value-type="float">
            <text:p>0.157327471062051</text:p>
          </table:table-cell>
          <table:table-cell office:value-type="float" office:value="0.156071373112105" calcext:value-type="float">
            <text:p>0.156071373112105</text:p>
          </table:table-cell>
          <table:table-cell office:value-type="float" office:value="0.154523980621214" calcext:value-type="float">
            <text:p>0.154523980621214</text:p>
          </table:table-cell>
          <table:table-cell office:value-type="float" office:value="0.152693171709518" calcext:value-type="float">
            <text:p>0.152693171709518</text:p>
          </table:table-cell>
          <table:table-cell office:value-type="float" office:value="0.150584912635285" calcext:value-type="float">
            <text:p>0.150584912635285</text:p>
          </table:table-cell>
          <table:table-cell office:value-type="float" office:value="0.148203402239353" calcext:value-type="float">
            <text:p>0.148203402239353</text:p>
          </table:table-cell>
          <table:table-cell office:value-type="float" office:value="0.145551218483756" calcext:value-type="float">
            <text:p>0.145551218483756</text:p>
          </table:table-cell>
          <table:table-cell office:value-type="float" office:value="0.142629465315253" calcext:value-type="float">
            <text:p>0.142629465315253</text:p>
          </table:table-cell>
          <table:table-cell office:value-type="float" office:value="0.139437918570612" calcext:value-type="float">
            <text:p>0.139437918570612</text:p>
          </table:table-cell>
          <table:table-cell office:value-type="float" office:value="0.13597517010819" calcext:value-type="float">
            <text:p>0.13597517010819</text:p>
          </table:table-cell>
          <table:table-cell office:value-type="float" office:value="0.132238769787025" calcext:value-type="float">
            <text:p>0.132238769787025</text:p>
          </table:table-cell>
          <table:table-cell office:value-type="float" office:value="0.128225365325131" calcext:value-type="float">
            <text:p>0.128225365325131</text:p>
          </table:table-cell>
          <table:table-cell office:value-type="float" office:value="0.123930840435225" calcext:value-type="float">
            <text:p>0.123930840435225</text:p>
          </table:table-cell>
          <table:table-cell office:value-type="float" office:value="0.119350451980169" calcext:value-type="float">
            <text:p>0.119350451980169</text:p>
          </table:table-cell>
          <table:table-cell office:value-type="float" office:value="0.11447896719077" calcext:value-type="float">
            <text:p>0.11447896719077</text:p>
          </table:table-cell>
          <table:table-cell office:value-type="float" office:value="0.109310802262895" calcext:value-type="float">
            <text:p>0.109310802262895</text:p>
          </table:table-cell>
          <table:table-cell office:value-type="float" office:value="0.103840163894035" calcext:value-type="float">
            <text:p>0.103840163894035</text:p>
          </table:table-cell>
          <table:table-cell office:value-type="float" office:value="0.0980611955332962" calcext:value-type="float">
            <text:p>0.098061195533296</text:p>
          </table:table-cell>
          <table:table-cell office:value-type="float" office:value="0.0919681303213774" calcext:value-type="float">
            <text:p>0.091968130321378</text:p>
          </table:table-cell>
          <table:table-cell office:value-type="float" office:value="0.0855554528621851" calcext:value-type="float">
            <text:p>0.085555452862185</text:p>
          </table:table-cell>
          <table:table-cell office:value-type="float" office:value="0.0788180721136065" calcext:value-type="float">
            <text:p>0.078818072113607</text:p>
          </table:table-cell>
          <table:table-cell office:value-type="float" office:value="0.071751507798366" calcext:value-type="float">
            <text:p>0.071751507798366</text:p>
          </table:table-cell>
          <table:table-cell office:value-type="float" office:value="0.0643520927433654" calcext:value-type="float">
            <text:p>0.064352092743365</text:p>
          </table:table-cell>
          <table:table-cell office:value-type="float" office:value="0.0566171933657493" calcext:value-type="float">
            <text:p>0.056617193365749</text:p>
          </table:table-cell>
          <table:table-cell office:value-type="float" office:value="0.0485454498416145" calcext:value-type="float">
            <text:p>0.048545449841615</text:p>
          </table:table-cell>
          <table:table-cell office:value-type="float" office:value="0.0401370358858576" calcext:value-type="float">
            <text:p>0.040137035885858</text:p>
          </table:table-cell>
          <table:table-cell office:value-type="float" office:value="0.0313939357389271" calcext:value-type="float">
            <text:p>0.031393935738927</text:p>
          </table:table-cell>
          <table:table-cell office:value-type="float" office:value="0.0223202398592418" calcext:value-type="float">
            <text:p>0.022320239859242</text:p>
          </table:table-cell>
          <table:table-cell office:value-type="float" office:value="0.0129225143390169" calcext:value-type="float">
            <text:p>0.012922514339017</text:p>
          </table:table-cell>
          <table:table-cell office:value-type="float" office:value="0.00321058641524901" calcext:value-type="float">
            <text:p>0.003210586415249</text:p>
          </table:table-cell>
          <table:table-cell office:value-type="float" office:value="-0.00679999124208309" calcext:value-type="float">
            <text:p>-0.006799991242083</text:p>
          </table:table-cell>
          <table:table-cell office:value-type="float" office:value="-0.0170710290944806" calcext:value-type="float">
            <text:p>-0.017071029094481</text:p>
          </table:table-cell>
          <table:table-cell office:value-type="float" office:value="-0.027571996160278" calcext:value-type="float">
            <text:p>-0.027571996160278</text:p>
          </table:table-cell>
          <table:table-cell office:value-type="float" office:value="-0.0382760798402155" calcext:value-type="float">
            <text:p>-0.038276079840216</text:p>
          </table:table-cell>
          <table:table-cell office:value-type="float" office:value="-0.0491528257906095" calcext:value-type="float">
            <text:p>-0.04915282579061</text:p>
          </table:table-cell>
          <table:table-cell office:value-type="float" office:value="-0.0601660688013773" calcext:value-type="float">
            <text:p>-0.060166068801377</text:p>
          </table:table-cell>
          <table:table-cell office:value-type="float" office:value="-0.0712735948666693" calcext:value-type="float">
            <text:p>-0.071273594866669</text:p>
          </table:table-cell>
          <table:table-cell office:value-type="float" office:value="-0.082427063933637" calcext:value-type="float">
            <text:p>-0.082427063933637</text:p>
          </table:table-cell>
          <table:table-cell office:value-type="float" office:value="-0.0935719255474631" calcext:value-type="float">
            <text:p>-0.093571925547463</text:p>
          </table:table-cell>
          <table:table-cell office:value-type="float" office:value="-0.10464733207741" calcext:value-type="float">
            <text:p>-0.10464733207741</text:p>
          </table:table-cell>
          <table:table-cell office:value-type="float" office:value="-0.115586087922126" calcext:value-type="float">
            <text:p>-0.115586087922126</text:p>
          </table:table-cell>
          <table:table-cell office:value-type="float" office:value="-0.126314670121314" calcext:value-type="float">
            <text:p>-0.126314670121314</text:p>
          </table:table-cell>
          <table:table-cell office:value-type="float" office:value="-0.136753352703192" calcext:value-type="float">
            <text:p>-0.136753352703192</text:p>
          </table:table-cell>
          <table:table-cell office:value-type="float" office:value="-0.146816466454907" calcext:value-type="float">
            <text:p>-0.146816466454907</text:p>
          </table:table-cell>
          <table:table-cell office:value-type="float" office:value="-0.156412826086358" calcext:value-type="float">
            <text:p>-0.156412826086358</text:p>
          </table:table-cell>
          <table:table-cell office:value-type="float" office:value="-0.16544635667177" calcext:value-type="float">
            <text:p>-0.16544635667177</text:p>
          </table:table-cell>
          <table:table-cell office:value-type="float" office:value="-0.173816949961232" calcext:value-type="float">
            <text:p>-0.173816949961232</text:p>
          </table:table-cell>
          <table:table-cell office:value-type="float" office:value="-0.181421577983407" calcext:value-type="float">
            <text:p>-0.181421577983407</text:p>
          </table:table-cell>
          <table:table-cell office:value-type="float" office:value="-0.188155685727272" calcext:value-type="float">
            <text:p>-0.188155685727272</text:p>
          </table:table-cell>
          <table:table-cell office:value-type="float" office:value="-0.19391487600556" calcext:value-type="float">
            <text:p>-0.19391487600556</text:p>
          </table:table-cell>
          <table:table-cell office:value-type="float" office:value="-0.198596887519589" calcext:value-type="float">
            <text:p>-0.198596887519589</text:p>
          </table:table-cell>
          <table:table-cell office:value-type="float" office:value="-0.202103851358775" calcext:value-type="float">
            <text:p>-0.202103851358775</text:p>
          </table:table-cell>
          <table:table-cell office:value-type="float" office:value="-0.20434479187789" calcext:value-type="float">
            <text:p>-0.20434479187789</text:p>
          </table:table-cell>
          <table:table-cell office:value-type="float" office:value="-0.205238315623056" calcext:value-type="float">
            <text:p>-0.205238315623056</text:p>
          </table:table-cell>
          <table:table-cell office:value-type="float" office:value="-0.204715407917161" calcext:value-type="float">
            <text:p>-0.204715407917161</text:p>
          </table:table-cell>
          <table:table-cell office:value-type="float" office:value="-0.202722232648304" calcext:value-type="float">
            <text:p>-0.202722232648304</text:p>
          </table:table-cell>
          <table:table-cell office:value-type="float" office:value="-0.199222809162433" calcext:value-type="float">
            <text:p>-0.199222809162433</text:p>
          </table:table-cell>
          <table:table-cell office:value-type="float" office:value="-0.194201423865433" calcext:value-type="float">
            <text:p>-0.194201423865433</text:p>
          </table:table-cell>
          <table:table-cell office:value-type="float" office:value="-0.187664626291212" calcext:value-type="float">
            <text:p>-0.187664626291212</text:p>
          </table:table-cell>
          <table:table-cell office:value-type="float" office:value="-0.179642662851535" calcext:value-type="float">
            <text:p>-0.179642662851535</text:p>
          </table:table-cell>
          <table:table-cell office:value-type="float" office:value="-0.170190218337032" calcext:value-type="float">
            <text:p>-0.170190218337032</text:p>
          </table:table-cell>
          <table:table-cell office:value-type="float" office:value="-0.159386366143213" calcext:value-type="float">
            <text:p>-0.159386366143213</text:p>
          </table:table-cell>
          <table:table-cell office:value-type="float" office:value="-0.147333672110184" calcext:value-type="float">
            <text:p>-0.147333672110184</text:p>
          </table:table-cell>
          <table:table-cell office:value-type="float" office:value="-0.134156450648442" calcext:value-type="float">
            <text:p>-0.134156450648442</text:p>
          </table:table-cell>
          <table:table-cell office:value-type="float" office:value="-0.119998230603798" calcext:value-type="float">
            <text:p>-0.119998230603798</text:p>
          </table:table-cell>
          <table:table-cell office:value-type="float" office:value="-0.105018545987866" calcext:value-type="float">
            <text:p>-0.105018545987866</text:p>
          </table:table-cell>
          <table:table-cell office:value-type="float" office:value="-0.0893892169305339" calcext:value-type="float">
            <text:p>-0.089389216930534</text:p>
          </table:table-cell>
          <table:table-cell office:value-type="float" office:value="-0.0732903234331377" calcext:value-type="float">
            <text:p>-0.073290323433138</text:p>
          </table:table-cell>
          <table:table-cell office:value-type="float" office:value="-0.0569060950458132" calcext:value-type="float">
            <text:p>-0.056906095045813</text:p>
          </table:table-cell>
          <table:table-cell office:value-type="float" office:value="-0.0404209421606387" calcext:value-type="float">
            <text:p>-0.040420942160639</text:p>
          </table:table-cell>
          <table:table-cell office:value-type="float" office:value="-0.0240158406161977" calcext:value-type="float">
            <text:p>-0.024015840616198</text:p>
          </table:table-cell>
          <table:table-cell office:value-type="float" office:value="-0.00786525430956147" calcext:value-type="float">
            <text:p>-0.007865254309561</text:p>
          </table:table-cell>
          <table:table-cell office:value-type="float" office:value="0.00786525430956147" calcext:value-type="float">
            <text:p>0.007865254309561</text:p>
          </table:table-cell>
        </table:table-row>
        <table:table-row table:style-name="ro1">
          <table:table-cell office:value-type="float" office:value="-0.00894877961327061" calcext:value-type="float">
            <text:p>-0.008948779613271</text:p>
          </table:table-cell>
          <table:table-cell office:value-type="float" office:value="0.00894877961327061" calcext:value-type="float">
            <text:p>0.008948779613271</text:p>
          </table:table-cell>
          <table:table-cell office:value-type="float" office:value="0.0255313894714111" calcext:value-type="float">
            <text:p>0.025531389471411</text:p>
          </table:table-cell>
          <table:table-cell office:value-type="float" office:value="0.0409550374269585" calcext:value-type="float">
            <text:p>0.040955037426959</text:p>
          </table:table-cell>
          <table:table-cell office:value-type="float" office:value="0.0552431618368382" calcext:value-type="float">
            <text:p>0.055243161836838</text:p>
          </table:table-cell>
          <table:table-cell office:value-type="float" office:value="0.0684250861183513" calcext:value-type="float">
            <text:p>0.068425086118351</text:p>
          </table:table-cell>
          <table:table-cell office:value-type="float" office:value="0.080535034657434" calcext:value-type="float">
            <text:p>0.080535034657434</text:p>
          </table:table-cell>
          <table:table-cell office:value-type="float" office:value="0.0916112222731181" calcext:value-type="float">
            <text:p>0.091611222273118</text:p>
          </table:table-cell>
          <table:table-cell office:value-type="float" office:value="0.101695012354347" calcext:value-type="float">
            <text:p>0.101695012354347</text:p>
          </table:table-cell>
          <table:table-cell office:value-type="float" office:value="0.110830137377728" calcext:value-type="float">
            <text:p>0.110830137377728</text:p>
          </table:table-cell>
          <table:table-cell office:value-type="float" office:value="0.119061976540546" calcext:value-type="float">
            <text:p>0.119061976540546</text:p>
          </table:table-cell>
          <table:table-cell office:value-type="float" office:value="0.126436887495698" calcext:value-type="float">
            <text:p>0.126436887495698</text:p>
          </table:table-cell>
          <table:table-cell office:value-type="float" office:value="0.133001591149505" calcext:value-type="float">
            <text:p>0.133001591149505</text:p>
          </table:table-cell>
          <table:table-cell office:value-type="float" office:value="0.138802609847149" calcext:value-type="float">
            <text:p>0.138802609847149</text:p>
          </table:table-cell>
          <table:table-cell office:value-type="float" office:value="0.143885760059756" calcext:value-type="float">
            <text:p>0.143885760059756</text:p>
          </table:table-cell>
          <table:table-cell office:value-type="float" office:value="0.148295700930676" calcext:value-type="float">
            <text:p>0.148295700930676</text:p>
          </table:table-cell>
          <table:table-cell office:value-type="float" office:value="0.152075539832977" calcext:value-type="float">
            <text:p>0.152075539832977</text:p>
          </table:table-cell>
          <table:table-cell office:value-type="float" office:value="0.155266495537497" calcext:value-type="float">
            <text:p>0.155266495537497</text:p>
          </table:table-cell>
          <table:table-cell office:value-type="float" office:value="0.157907618796749" calcext:value-type="float">
            <text:p>0.157907618796749</text:p>
          </table:table-cell>
          <table:table-cell office:value-type="float" office:value="0.160035569236556" calcext:value-type="float">
            <text:p>0.160035569236556</text:p>
          </table:table-cell>
          <table:table-cell office:value-type="float" office:value="0.16168444649225" calcext:value-type="float">
            <text:p>0.16168444649225</text:p>
          </table:table-cell>
          <table:table-cell office:value-type="float" office:value="0.162885672637936" calcext:value-type="float">
            <text:p>0.162885672637936</text:p>
          </table:table-cell>
          <table:table-cell office:value-type="float" office:value="0.163667922167115" calcext:value-type="float">
            <text:p>0.163667922167115</text:p>
          </table:table-cell>
          <table:table-cell office:value-type="float" office:value="0.164057095182901" calcext:value-type="float">
            <text:p>0.164057095182901</text:p>
          </table:table-cell>
          <table:table-cell office:value-type="float" office:value="0.164076329006346" calcext:value-type="float">
            <text:p>0.164076329006346</text:p>
          </table:table-cell>
          <table:table-cell office:value-type="float" office:value="0.163746043181318" calcext:value-type="float">
            <text:p>0.163746043181318</text:p>
          </table:table-cell>
          <table:table-cell office:value-type="float" office:value="0.163084012785474" calcext:value-type="float">
            <text:p>0.163084012785474</text:p>
          </table:table-cell>
          <table:table-cell office:value-type="float" office:value="0.162105465057561" calcext:value-type="float">
            <text:p>0.162105465057561</text:p>
          </table:table-cell>
          <table:table-cell office:value-type="float" office:value="0.160823194603455" calcext:value-type="float">
            <text:p>0.160823194603455</text:p>
          </table:table-cell>
          <table:table-cell office:value-type="float" office:value="0.15924769278622" calcext:value-type="float">
            <text:p>0.15924769278622</text:p>
          </table:table-cell>
          <table:table-cell office:value-type="float" office:value="0.157387287347054" calcext:value-type="float">
            <text:p>0.157387287347054</text:p>
          </table:table-cell>
          <table:table-cell office:value-type="float" office:value="0.15524828880262" calcext:value-type="float">
            <text:p>0.15524828880262</text:p>
          </table:table-cell>
          <table:table-cell office:value-type="float" office:value="0.152835140689034" calcext:value-type="float">
            <text:p>0.152835140689034</text:p>
          </table:table-cell>
          <table:table-cell office:value-type="float" office:value="0.150150571260689" calcext:value-type="float">
            <text:p>0.150150571260689</text:p>
          </table:table-cell>
          <table:table-cell office:value-type="float" office:value="0.147195744797437" calcext:value-type="float">
            <text:p>0.147195744797437</text:p>
          </table:table-cell>
          <table:table-cell office:value-type="float" office:value="0.143970411181342" calcext:value-type="float">
            <text:p>0.143970411181342</text:p>
          </table:table-cell>
          <table:table-cell office:value-type="float" office:value="0.140473052908687" calcext:value-type="float">
            <text:p>0.140473052908687</text:p>
          </table:table-cell>
          <table:table-cell office:value-type="float" office:value="0.136701029153604" calcext:value-type="float">
            <text:p>0.136701029153604</text:p>
          </table:table-cell>
          <table:table-cell office:value-type="float" office:value="0.132650716927993" calcext:value-type="float">
            <text:p>0.132650716927993</text:p>
          </table:table-cell>
          <table:table-cell office:value-type="float" office:value="0.128317649764978" calcext:value-type="float">
            <text:p>0.128317649764978</text:p>
          </table:table-cell>
          <table:table-cell office:value-type="float" office:value="0.123696654705451" calcext:value-type="float">
            <text:p>0.123696654705451</text:p>
          </table:table-cell>
          <table:table-cell office:value-type="float" office:value="0.118781988675002" calcext:value-type="float">
            <text:p>0.118781988675002</text:p>
          </table:table-cell>
          <table:table-cell office:value-type="float" office:value="0.113567475625365" calcext:value-type="float">
            <text:p>0.113567475625365</text:p>
          </table:table-cell>
          <table:table-cell office:value-type="float" office:value="0.108046646059707" calcext:value-type="float">
            <text:p>0.108046646059707</text:p>
          </table:table-cell>
          <table:table-cell office:value-type="float" office:value="0.102212880795851" calcext:value-type="float">
            <text:p>0.102212880795851</text:p>
          </table:table-cell>
          <table:table-cell office:value-type="float" office:value="0.0960595610191343" calcext:value-type="float">
            <text:p>0.096059561019134</text:p>
          </table:table-cell>
          <table:table-cell office:value-type="float" office:value="0.0895802268639667" calcext:value-type="float">
            <text:p>0.089580226863967</text:p>
          </table:table-cell>
          <table:table-cell office:value-type="float" office:value="0.0827687469264475" calcext:value-type="float">
            <text:p>0.082768746926448</text:p>
          </table:table-cell>
          <table:table-cell office:value-type="float" office:value="0.0756195012412627" calcext:value-type="float">
            <text:p>0.075619501241263</text:p>
          </table:table-cell>
          <table:table-cell office:value-type="float" office:value="0.0681275803484084" calcext:value-type="float">
            <text:p>0.068127580348408</text:p>
          </table:table-cell>
          <table:table-cell office:value-type="float" office:value="0.0602890030893454" calcext:value-type="float">
            <text:p>0.060289003089345</text:p>
          </table:table-cell>
          <table:table-cell office:value-type="float" office:value="0.0521009557155878" calcext:value-type="float">
            <text:p>0.052100955715588</text:p>
          </table:table-cell>
          <table:table-cell office:value-type="float" office:value="0.0435620549098108" calcext:value-type="float">
            <text:p>0.043562054909811</text:p>
          </table:table-cell>
          <table:table-cell office:value-type="float" office:value="0.0346726382215703" calcext:value-type="float">
            <text:p>0.03467263822157</text:p>
          </table:table-cell>
          <table:table-cell office:value-type="float" office:value="0.0254350898197107" calcext:value-type="float">
            <text:p>0.025435089819711</text:p>
          </table:table-cell>
          <table:table-cell office:value-type="float" office:value="0.0158542218834478" calcext:value-type="float">
            <text:p>0.015854221883448</text:p>
          </table:table-cell>
          <table:table-cell office:value-type="float" office:value="0.00593774225763346" calcext:value-type="float">
            <text:p>0.005937742257633</text:p>
          </table:table-cell>
          <table:table-cell office:value-type="float" office:value="-0.00430323541312679" calcext:value-type="float">
            <text:p>-0.004303235413127</text:p>
          </table:table-cell>
          <table:table-cell office:value-type="float" office:value="-0.0148390507964912" calcext:value-type="float">
            <text:p>-0.014839050796491</text:p>
          </table:table-cell>
          <table:table-cell office:value-type="float" office:value="-0.0256293225926496" calcext:value-type="float">
            <text:p>-0.02562932259265</text:p>
          </table:table-cell>
          <table:table-cell office:value-type="float" office:value="-0.036650183030417" calcext:value-type="float">
            <text:p>-0.036650183030417</text:p>
          </table:table-cell>
          <table:table-cell office:value-type="float" office:value="-0.047872765314315" calcext:value-type="float">
            <text:p>-0.047872765314315</text:p>
          </table:table-cell>
          <table:table-cell office:value-type="float" office:value="-0.0592618007957575" calcext:value-type="float">
            <text:p>-0.059261800795758</text:p>
          </table:table-cell>
          <table:table-cell office:value-type="float" office:value="-0.0707757391282369" calcext:value-type="float">
            <text:p>-0.070775739128237</text:p>
          </table:table-cell>
          <table:table-cell office:value-type="float" office:value="-0.0823666945649082" calcext:value-type="float">
            <text:p>-0.082366694564908</text:p>
          </table:table-cell>
          <table:table-cell office:value-type="float" office:value="-0.0939802804966431" calcext:value-type="float">
            <text:p>-0.093980280496643</text:p>
          </table:table-cell>
          <table:table-cell office:value-type="float" office:value="-0.105555429738428" calcext:value-type="float">
            <text:p>-0.105555429738428</text:p>
          </table:table-cell>
          <table:table-cell office:value-type="float" office:value="-0.117024250806372" calcext:value-type="float">
            <text:p>-0.117024250806372</text:p>
          </table:table-cell>
          <table:table-cell office:value-type="float" office:value="-0.128311953992937" calcext:value-type="float">
            <text:p>-0.128311953992937</text:p>
          </table:table-cell>
          <table:table-cell office:value-type="float" office:value="-0.139336878786053" calcext:value-type="float">
            <text:p>-0.139336878786053</text:p>
          </table:table-cell>
          <table:table-cell office:value-type="float" office:value="-0.150010655767801" calcext:value-type="float">
            <text:p>-0.150010655767801</text:p>
          </table:table-cell>
          <table:table-cell office:value-type="float" office:value="-0.160238538189375" calcext:value-type="float">
            <text:p>-0.160238538189375</text:p>
          </table:table-cell>
          <table:table-cell office:value-type="float" office:value="-0.169919939750077" calcext:value-type="float">
            <text:p>-0.169919939750077</text:p>
          </table:table-cell>
          <table:table-cell office:value-type="float" office:value="-0.178949215100139" calcext:value-type="float">
            <text:p>-0.178949215100139</text:p>
          </table:table-cell>
          <table:table-cell office:value-type="float" office:value="-0.187216717575859" calcext:value-type="float">
            <text:p>-0.187216717575859</text:p>
          </table:table-cell>
          <table:table-cell office:value-type="float" office:value="-0.194610164019911" calcext:value-type="float">
            <text:p>-0.194610164019911</text:p>
          </table:table-cell>
          <table:table-cell office:value-type="float" office:value="-0.201016328560135" calcext:value-type="float">
            <text:p>-0.201016328560135</text:p>
          </table:table-cell>
          <table:table-cell office:value-type="float" office:value="-0.20632307529882" calcext:value-type="float">
            <text:p>-0.20632307529882</text:p>
          </table:table-cell>
          <table:table-cell office:value-type="float" office:value="-0.210421723551532" calcext:value-type="float">
            <text:p>-0.210421723551532</text:p>
          </table:table-cell>
          <table:table-cell office:value-type="float" office:value="-0.213209718506375" calcext:value-type="float">
            <text:p>-0.213209718506375</text:p>
          </table:table-cell>
          <table:table-cell office:value-type="float" office:value="-0.214593555294015" calcext:value-type="float">
            <text:p>-0.214593555294015</text:p>
          </table:table-cell>
          <table:table-cell office:value-type="float" office:value="-0.214491876516081" calcext:value-type="float">
            <text:p>-0.214491876516081</text:p>
          </table:table-cell>
          <table:table-cell office:value-type="float" office:value="-0.212838634135017" calcext:value-type="float">
            <text:p>-0.212838634135017</text:p>
          </table:table-cell>
          <table:table-cell office:value-type="float" office:value="-0.209586178867398" calcext:value-type="float">
            <text:p>-0.209586178867398</text:p>
          </table:table-cell>
          <table:table-cell office:value-type="float" office:value="-0.204708117286903" calcext:value-type="float">
            <text:p>-0.204708117286903</text:p>
          </table:table-cell>
          <table:table-cell office:value-type="float" office:value="-0.198201762518307" calcext:value-type="float">
            <text:p>-0.198201762518307</text:p>
          </table:table-cell>
          <table:table-cell office:value-type="float" office:value="-0.190090002460046" calcext:value-type="float">
            <text:p>-0.190090002460046</text:p>
          </table:table-cell>
          <table:table-cell office:value-type="float" office:value="-0.180422423019166" calcext:value-type="float">
            <text:p>-0.180422423019166</text:p>
          </table:table-cell>
          <table:table-cell office:value-type="float" office:value="-0.169275554462098" calcext:value-type="float">
            <text:p>-0.169275554462098</text:p>
          </table:table-cell>
          <table:table-cell office:value-type="float" office:value="-0.156752156229538" calcext:value-type="float">
            <text:p>-0.156752156229538</text:p>
          </table:table-cell>
          <table:table-cell office:value-type="float" office:value="-0.142979516448425" calcext:value-type="float">
            <text:p>-0.142979516448425</text:p>
          </table:table-cell>
          <table:table-cell office:value-type="float" office:value="-0.128106811505211" calcext:value-type="float">
            <text:p>-0.128106811505211</text:p>
          </table:table-cell>
          <table:table-cell office:value-type="float" office:value="-0.112301641205577" calcext:value-type="float">
            <text:p>-0.112301641205577</text:p>
          </table:table-cell>
          <table:table-cell office:value-type="float" office:value="-0.0957459182865542" calcext:value-type="float">
            <text:p>-0.095745918286554</text:p>
          </table:table-cell>
          <table:table-cell office:value-type="float" office:value="-0.0786313401008961" calcext:value-type="float">
            <text:p>-0.078631340100896</text:p>
          </table:table-cell>
          <table:table-cell office:value-type="float" office:value="-0.0611546998537902" calcext:value-type="float">
            <text:p>-0.06115469985379</text:p>
          </table:table-cell>
          <table:table-cell office:value-type="float" office:value="-0.0435133025744443" calcext:value-type="float">
            <text:p>-0.043513302574444</text:p>
          </table:table-cell>
          <table:table-cell office:value-type="float" office:value="-0.0259007380428988" calcext:value-type="float">
            <text:p>-0.025900738042899</text:p>
          </table:table-cell>
          <table:table-cell office:value-type="float" office:value="-0.00850323324995444" calcext:value-type="float">
            <text:p>-0.008503233249954</text:p>
          </table:table-cell>
          <table:table-cell office:value-type="float" office:value="0.00850323324995444" calcext:value-type="float">
            <text:p>0.008503233249954</text:p>
          </table:table-cell>
        </table:table-row>
        <table:table-row table:style-name="ro1">
          <table:table-cell office:value-type="float" office:value="-0.00926626004549068" calcext:value-type="float">
            <text:p>-0.009266260045491</text:p>
          </table:table-cell>
          <table:table-cell office:value-type="float" office:value="0.00926626004549068" calcext:value-type="float">
            <text:p>0.009266260045491</text:p>
          </table:table-cell>
          <table:table-cell office:value-type="float" office:value="0.0264264081966903" calcext:value-type="float">
            <text:p>0.02642640819669</text:p>
          </table:table-cell>
          <table:table-cell office:value-type="float" office:value="0.042377687528171" calcext:value-type="float">
            <text:p>0.042377687528171</text:p>
          </table:table-cell>
          <table:table-cell office:value-type="float" office:value="0.0571451178353068" calcext:value-type="float">
            <text:p>0.057145117835307</text:p>
          </table:table-cell>
          <table:table-cell office:value-type="float" office:value="0.0707598045228419" calcext:value-type="float">
            <text:p>0.070759804522842</text:p>
          </table:table-cell>
          <table:table-cell office:value-type="float" office:value="0.0832579405754311" calcext:value-type="float">
            <text:p>0.083257940575431</text:p>
          </table:table-cell>
          <table:table-cell office:value-type="float" office:value="0.0946798779497687" calcext:value-type="float">
            <text:p>0.094679877949769</text:p>
          </table:table-cell>
          <table:table-cell office:value-type="float" office:value="0.105069263652108" calcext:value-type="float">
            <text:p>0.105069263652108</text:p>
          </table:table-cell>
          <table:table-cell office:value-type="float" office:value="0.114472234565615" calcext:value-type="float">
            <text:p>0.114472234565615</text:p>
          </table:table-cell>
          <table:table-cell office:value-type="float" office:value="0.122936666399215" calcext:value-type="float">
            <text:p>0.122936666399215</text:p>
          </table:table-cell>
          <table:table-cell office:value-type="float" office:value="0.130511474645084" calcext:value-type="float">
            <text:p>0.130511474645084</text:p>
          </table:table-cell>
          <table:table-cell office:value-type="float" office:value="0.137245967580871" calcext:value-type="float">
            <text:p>0.137245967580871</text:p>
          </table:table-cell>
          <table:table-cell office:value-type="float" office:value="0.143189252781269" calcext:value-type="float">
            <text:p>0.143189252781269</text:p>
          </table:table-cell>
          <table:table-cell office:value-type="float" office:value="0.148389699364657" calcext:value-type="float">
            <text:p>0.148389699364657</text:p>
          </table:table-cell>
          <table:table-cell office:value-type="float" office:value="0.152894458311856" calcext:value-type="float">
            <text:p>0.152894458311856</text:p>
          </table:table-cell>
          <table:table-cell office:value-type="float" office:value="0.156749042821902" calcext:value-type="float">
            <text:p>0.156749042821902</text:p>
          </table:table-cell>
          <table:table-cell office:value-type="float" office:value="0.159996969887657" calcext:value-type="float">
            <text:p>0.159996969887657</text:p>
          </table:table-cell>
          <table:table-cell office:value-type="float" office:value="0.162679463244468" calcext:value-type="float">
            <text:p>0.162679463244468</text:p>
          </table:table-cell>
          <table:table-cell office:value-type="float" office:value="0.164835216705143" calcext:value-type="float">
            <text:p>0.164835216705143</text:p>
          </table:table-cell>
          <table:table-cell office:value-type="float" office:value="0.166500215730247" calcext:value-type="float">
            <text:p>0.166500215730247</text:p>
          </table:table-cell>
          <table:table-cell office:value-type="float" office:value="0.167707614023512" calcext:value-type="float">
            <text:p>0.167707614023512</text:p>
          </table:table-cell>
          <table:table-cell office:value-type="float" office:value="0.168487661035454" calcext:value-type="float">
            <text:p>0.168487661035454</text:p>
          </table:table-cell>
          <table:table-cell office:value-type="float" office:value="0.168867675552986" calcext:value-type="float">
            <text:p>0.168867675552986</text:p>
          </table:table-cell>
          <table:table-cell office:value-type="float" office:value="0.168872060082446" calcext:value-type="float">
            <text:p>0.168872060082446</text:p>
          </table:table-cell>
          <table:table-cell office:value-type="float" office:value="0.168522350472602" calcext:value-type="float">
            <text:p>0.168522350472602</text:p>
          </table:table-cell>
          <table:table-cell office:value-type="float" office:value="0.167837295191992" calcext:value-type="float">
            <text:p>0.167837295191992</text:p>
          </table:table-cell>
          <table:table-cell office:value-type="float" office:value="0.166832958805608" calcext:value-type="float">
            <text:p>0.166832958805608</text:p>
          </table:table-cell>
          <table:table-cell office:value-type="float" office:value="0.165522844500094" calcext:value-type="float">
            <text:p>0.165522844500094</text:p>
          </table:table-cell>
          <table:table-cell office:value-type="float" office:value="0.163918030911418" calcext:value-type="float">
            <text:p>0.163918030911418</text:p>
          </table:table-cell>
          <table:table-cell office:value-type="float" office:value="0.162027319020788" calcext:value-type="float">
            <text:p>0.162027319020788</text:p>
          </table:table-cell>
          <table:table-cell office:value-type="float" office:value="0.159857385422933" calcext:value-type="float">
            <text:p>0.159857385422933</text:p>
          </table:table-cell>
          <table:table-cell office:value-type="float" office:value="0.157412938869797" calcext:value-type="float">
            <text:p>0.157412938869797</text:p>
          </table:table-cell>
          <table:table-cell office:value-type="float" office:value="0.154696877568567" calcext:value-type="float">
            <text:p>0.154696877568567</text:p>
          </table:table-cell>
          <table:table-cell office:value-type="float" office:value="0.151710445302845" calcext:value-type="float">
            <text:p>0.151710445302845</text:p>
          </table:table-cell>
          <table:table-cell office:value-type="float" office:value="0.148453384987311" calcext:value-type="float">
            <text:p>0.148453384987311</text:p>
          </table:table-cell>
          <table:table-cell office:value-type="float" office:value="0.144924088796077" calcext:value-type="float">
            <text:p>0.144924088796077</text:p>
          </table:table-cell>
          <table:table-cell office:value-type="float" office:value="0.141119744478705" calcext:value-type="float">
            <text:p>0.141119744478705</text:p>
          </table:table-cell>
          <table:table-cell office:value-type="float" office:value="0.137036477921066" calcext:value-type="float">
            <text:p>0.137036477921066</text:p>
          </table:table-cell>
          <table:table-cell office:value-type="float" office:value="0.132669492404157" calcext:value-type="float">
            <text:p>0.132669492404157</text:p>
          </table:table-cell>
          <table:table-cell office:value-type="float" office:value="0.128013205372431" calcext:value-type="float">
            <text:p>0.128013205372431</text:p>
          </table:table-cell>
          <table:table-cell office:value-type="float" office:value="0.123061383840236" calcext:value-type="float">
            <text:p>0.123061383840236</text:p>
          </table:table-cell>
          <table:table-cell office:value-type="float" office:value="0.11780727985698" calcext:value-type="float">
            <text:p>0.11780727985698</text:p>
          </table:table-cell>
          <table:table-cell office:value-type="float" office:value="0.112243767706638" calcext:value-type="float">
            <text:p>0.112243767706638</text:p>
          </table:table-cell>
          <table:table-cell office:value-type="float" office:value="0.106363484752193" calcext:value-type="float">
            <text:p>0.106363484752193</text:p>
          </table:table-cell>
          <table:table-cell office:value-type="float" office:value="0.100158978050463" calcext:value-type="float">
            <text:p>0.100158978050463</text:p>
          </table:table-cell>
          <table:table-cell office:value-type="float" office:value="0.093622859063347" calcext:value-type="float">
            <text:p>0.093622859063347</text:p>
          </table:table-cell>
          <table:table-cell office:value-type="float" office:value="0.0867479689761923" calcext:value-type="float">
            <text:p>0.086747968976192</text:p>
          </table:table-cell>
          <table:table-cell office:value-type="float" office:value="0.0795275573276225" calcext:value-type="float">
            <text:p>0.079527557327623</text:p>
          </table:table-cell>
          <table:table-cell office:value-type="float" office:value="0.0719554768488202" calcext:value-type="float">
            <text:p>0.07195547684882</text:p>
          </table:table-cell>
          <table:table-cell office:value-type="float" office:value="0.0640263977149119" calcext:value-type="float">
            <text:p>0.064026397714912</text:p>
          </table:table-cell>
          <table:table-cell office:value-type="float" office:value="0.0557360449705831" calcext:value-type="float">
            <text:p>0.055736044970583</text:p>
          </table:table-cell>
          <table:table-cell office:value-type="float" office:value="0.0470814641889371" calcext:value-type="float">
            <text:p>0.047081464188937</text:p>
          </table:table-cell>
          <table:table-cell office:value-type="float" office:value="0.0380613232850865" calcext:value-type="float">
            <text:p>0.038061323285087</text:p>
          </table:table-cell>
          <table:table-cell office:value-type="float" office:value="0.0286762623045922" calcext:value-type="float">
            <text:p>0.028676262304592</text:p>
          </table:table-cell>
          <table:table-cell office:value-type="float" office:value="0.0189292918975184" calcext:value-type="float">
            <text:p>0.018929291897518</text:p>
          </table:table-cell>
          <table:table-cell office:value-type="float" office:value="0.00882609437350399" calcext:value-type="float">
            <text:p>0.008826094373504</text:p>
          </table:table-cell>
          <table:table-cell office:value-type="float" office:value="-0.00162594665057986" calcext:value-type="float">
            <text:p>-0.00162594665058</text:p>
          </table:table-cell>
          <table:table-cell office:value-type="float" office:value="-0.0124118085763584" calcext:value-type="float">
            <text:p>-0.012411808576358</text:p>
          </table:table-cell>
          <table:table-cell office:value-type="float" office:value="-0.0234722734614254" calcext:value-type="float">
            <text:p>-0.023472273461426</text:p>
          </table:table-cell>
          <table:table-cell office:value-type="float" office:value="-0.0347929569067137" calcext:value-type="float">
            <text:p>-0.034792956906714</text:p>
          </table:table-cell>
          <table:table-cell office:value-type="float" office:value="-0.0463459424932504" calcext:value-type="float">
            <text:p>-0.04634594249325</text:p>
          </table:table-cell>
          <table:table-cell office:value-type="float" office:value="-0.0580966160840703" calcext:value-type="float">
            <text:p>-0.05809661608407</text:p>
          </table:table-cell>
          <table:table-cell office:value-type="float" office:value="-0.0700042411953147" calcext:value-type="float">
            <text:p>-0.070004241195315</text:p>
          </table:table-cell>
          <table:table-cell office:value-type="float" office:value="-0.0820216780422583" calcext:value-type="float">
            <text:p>-0.082021678042258</text:p>
          </table:table-cell>
          <table:table-cell office:value-type="float" office:value="-0.0940950498989416" calcext:value-type="float">
            <text:p>-0.094095049898942</text:p>
          </table:table-cell>
          <table:table-cell office:value-type="float" office:value="-0.106163446927438" calcext:value-type="float">
            <text:p>-0.106163446927438</text:p>
          </table:table-cell>
          <table:table-cell office:value-type="float" office:value="-0.118158680478183" calcext:value-type="float">
            <text:p>-0.118158680478183</text:p>
          </table:table-cell>
          <table:table-cell office:value-type="float" office:value="-0.130005106259682" calcext:value-type="float">
            <text:p>-0.130005106259682</text:p>
          </table:table-cell>
          <table:table-cell office:value-type="float" office:value="-0.141619544054932" calcext:value-type="float">
            <text:p>-0.141619544054932</text:p>
          </table:table-cell>
          <table:table-cell office:value-type="float" office:value="-0.152911327992055" calcext:value-type="float">
            <text:p>-0.152911327992055</text:p>
          </table:table-cell>
          <table:table-cell office:value-type="float" office:value="-0.163782525687399" calcext:value-type="float">
            <text:p>-0.163782525687399</text:p>
          </table:table-cell>
          <table:table-cell office:value-type="float" office:value="-0.17412836750747" calcext:value-type="float">
            <text:p>-0.17412836750747</text:p>
          </table:table-cell>
          <table:table-cell office:value-type="float" office:value="-0.183837928602332" calcext:value-type="float">
            <text:p>-0.183837928602332</text:p>
          </table:table-cell>
          <table:table-cell office:value-type="float" office:value="-0.192795105784794" calcext:value-type="float">
            <text:p>-0.192795105784794</text:p>
          </table:table-cell>
          <table:table-cell office:value-type="float" office:value="-0.200879927986288" calcext:value-type="float">
            <text:p>-0.200879927986288</text:p>
          </table:table-cell>
          <table:table-cell office:value-type="float" office:value="-0.207970232124143" calcext:value-type="float">
            <text:p>-0.207970232124143</text:p>
          </table:table-cell>
          <table:table-cell office:value-type="float" office:value="-0.213943724915626" calcext:value-type="float">
            <text:p>-0.213943724915626</text:p>
          </table:table-cell>
          <table:table-cell office:value-type="float" office:value="-0.218680434777192" calcext:value-type="float">
            <text:p>-0.218680434777192</text:p>
          </table:table-cell>
          <table:table-cell office:value-type="float" office:value="-0.222065536067032" calcext:value-type="float">
            <text:p>-0.222065536067032</text:p>
          </table:table-cell>
          <table:table-cell office:value-type="float" office:value="-0.22399250066672" calcext:value-type="float">
            <text:p>-0.22399250066672</text:p>
          </table:table-cell>
          <table:table-cell office:value-type="float" office:value="-0.224366500098902" calcext:value-type="float">
            <text:p>-0.224366500098902</text:p>
          </table:table-cell>
          <table:table-cell office:value-type="float" office:value="-0.223107946768156" calcext:value-type="float">
            <text:p>-0.223107946768156</text:p>
          </table:table-cell>
          <table:table-cell office:value-type="float" office:value="-0.220156028325264" calcext:value-type="float">
            <text:p>-0.220156028325264</text:p>
          </table:table-cell>
          <table:table-cell office:value-type="float" office:value="-0.215472058358527" calcext:value-type="float">
            <text:p>-0.215472058358527</text:p>
          </table:table-cell>
          <table:table-cell office:value-type="float" office:value="-0.209042444209247" calcext:value-type="float">
            <text:p>-0.209042444209247</text:p>
          </table:table-cell>
          <table:table-cell office:value-type="float" office:value="-0.200881063519015" calcext:value-type="float">
            <text:p>-0.200881063519015</text:p>
          </table:table-cell>
          <table:table-cell office:value-type="float" office:value="-0.191030849445133" calcext:value-type="float">
            <text:p>-0.191030849445133</text:p>
          </table:table-cell>
          <table:table-cell office:value-type="float" office:value="-0.179564413194627" calcext:value-type="float">
            <text:p>-0.179564413194627</text:p>
          </table:table-cell>
          <table:table-cell office:value-type="float" office:value="-0.166583582122927" calcext:value-type="float">
            <text:p>-0.166583582122927</text:p>
          </table:table-cell>
          <table:table-cell office:value-type="float" office:value="-0.152217799532682" calcext:value-type="float">
            <text:p>-0.152217799532682</text:p>
          </table:table-cell>
          <table:table-cell office:value-type="float" office:value="-0.136621412751854" calcext:value-type="float">
            <text:p>-0.136621412751854</text:p>
          </table:table-cell>
          <table:table-cell office:value-type="float" office:value="-0.11996996068613" calcext:value-type="float">
            <text:p>-0.11996996068613</text:p>
          </table:table-cell>
          <table:table-cell office:value-type="float" office:value="-0.102455651003515" calcext:value-type="float">
            <text:p>-0.102455651003515</text:p>
          </table:table-cell>
          <table:table-cell office:value-type="float" office:value="-0.0842822809721215" calcext:value-type="float">
            <text:p>-0.084282280972122</text:p>
          </table:table-cell>
          <table:table-cell office:value-type="float" office:value="-0.0656598973717106" calcext:value-type="float">
            <text:p>-0.065659897371711</text:p>
          </table:table-cell>
          <table:table-cell office:value-type="float" office:value="-0.0467995060350903" calcext:value-type="float">
            <text:p>-0.04679950603509</text:p>
          </table:table-cell>
          <table:table-cell office:value-type="float" office:value="-0.0279081308567266" calcext:value-type="float">
            <text:p>-0.027908130856727</text:p>
          </table:table-cell>
          <table:table-cell office:value-type="float" office:value="-0.00918448992125374" calcext:value-type="float">
            <text:p>-0.009184489921254</text:p>
          </table:table-cell>
          <table:table-cell office:value-type="float" office:value="0.00918448992125374" calcext:value-type="float">
            <text:p>0.009184489921254</text:p>
          </table:table-cell>
        </table:table-row>
        <table:table-row table:style-name="ro1">
          <table:table-cell office:value-type="float" office:value="-0.0095847961061319" calcext:value-type="float">
            <text:p>-0.009584796106132</text:p>
          </table:table-cell>
          <table:table-cell office:value-type="float" office:value="0.0095847961061319" calcext:value-type="float">
            <text:p>0.009584796106132</text:p>
          </table:table-cell>
          <table:table-cell office:value-type="float" office:value="0.0273246645464935" calcext:value-type="float">
            <text:p>0.027324664546494</text:p>
          </table:table-cell>
          <table:table-cell office:value-type="float" office:value="0.0438056180654472" calcext:value-type="float">
            <text:p>0.043805618065447</text:p>
          </table:table-cell>
          <table:table-cell office:value-type="float" office:value="0.0590540858809835" calcext:value-type="float">
            <text:p>0.059054085880984</text:p>
          </table:table-cell>
          <table:table-cell office:value-type="float" office:value="0.0731028136444909" calcext:value-type="float">
            <text:p>0.073102813644491</text:p>
          </table:table-cell>
          <table:table-cell office:value-type="float" office:value="0.0859898540677191" calcext:value-type="float">
            <text:p>0.085989854067719</text:p>
          </table:table-cell>
          <table:table-cell office:value-type="float" office:value="0.0977576210569755" calcext:value-type="float">
            <text:p>0.097757621056976</text:p>
          </table:table-cell>
          <table:table-cell office:value-type="float" office:value="0.10845200293103" calcext:value-type="float">
            <text:p>0.10845200293103</text:p>
          </table:table-cell>
          <table:table-cell office:value-type="float" office:value="0.118121529401483" calcext:value-type="float">
            <text:p>0.118121529401483</text:p>
          </table:table-cell>
          <table:table-cell office:value-type="float" office:value="0.126816588605351" calcext:value-type="float">
            <text:p>0.126816588605351</text:p>
          </table:table-cell>
          <table:table-cell office:value-type="float" office:value="0.134588693290378" calcext:value-type="float">
            <text:p>0.134588693290378</text:p>
          </table:table-cell>
          <table:table-cell office:value-type="float" office:value="0.141489797577252" calcext:value-type="float">
            <text:p>0.141489797577252</text:p>
          </table:table-cell>
          <table:table-cell office:value-type="float" office:value="0.147571667202454" calcext:value-type="float">
            <text:p>0.147571667202454</text:p>
          </table:table-cell>
          <table:table-cell office:value-type="float" office:value="0.152885306838254" calcext:value-type="float">
            <text:p>0.152885306838254</text:p>
          </table:table-cell>
          <table:table-cell office:value-type="float" office:value="0.157480448040591" calcext:value-type="float">
            <text:p>0.157480448040591</text:p>
          </table:table-cell>
          <table:table-cell office:value-type="float" office:value="0.16140510074875" calcext:value-type="float">
            <text:p>0.16140510074875</text:p>
          </table:table-cell>
          <table:table-cell office:value-type="float" office:value="0.164705170206936" calcext:value-type="float">
            <text:p>0.164705170206936</text:p>
          </table:table-cell>
          <table:table-cell office:value-type="float" office:value="0.167424139864421" calcext:value-type="float">
            <text:p>0.167424139864421</text:p>
          </table:table-cell>
          <table:table-cell office:value-type="float" office:value="0.169602819371372" calcext:value-type="float">
            <text:p>0.169602819371372</text:p>
          </table:table-cell>
          <table:table-cell office:value-type="float" office:value="0.171279155398777" calcext:value-type="float">
            <text:p>0.171279155398777</text:p>
          </table:table-cell>
          <table:table-cell office:value-type="float" office:value="0.172488101748089" calcext:value-type="float">
            <text:p>0.172488101748089</text:p>
          </table:table-cell>
          <table:table-cell office:value-type="float" office:value="0.173261544160238" calcext:value-type="float">
            <text:p>0.173261544160238</text:p>
          </table:table-cell>
          <table:table-cell office:value-type="float" office:value="0.17362827444958" calcext:value-type="float">
            <text:p>0.17362827444958</text:p>
          </table:table-cell>
          <table:table-cell office:value-type="float" office:value="0.173614008061723" calcext:value-type="float">
            <text:p>0.173614008061723</text:p>
          </table:table-cell>
          <table:table-cell office:value-type="float" office:value="0.173241438908021" calcext:value-type="float">
            <text:p>0.173241438908021</text:p>
          </table:table-cell>
          <table:table-cell office:value-type="float" office:value="0.172530325310154" calcext:value-type="float">
            <text:p>0.172530325310154</text:p>
          </table:table-cell>
          <table:table-cell office:value-type="float" office:value="0.17149760108429" calcext:value-type="float">
            <text:p>0.17149760108429</text:p>
          </table:table-cell>
          <table:table-cell office:value-type="float" office:value="0.170157506154323" calcext:value-type="float">
            <text:p>0.170157506154323</text:p>
          </table:table-cell>
          <table:table-cell office:value-type="float" office:value="0.168521731569818" calcext:value-type="float">
            <text:p>0.168521731569818</text:p>
          </table:table-cell>
          <table:table-cell office:value-type="float" office:value="0.16659957437095" calcext:value-type="float">
            <text:p>0.16659957437095</text:p>
          </table:table-cell>
          <table:table-cell office:value-type="float" office:value="0.164398098371965" calcext:value-type="float">
            <text:p>0.164398098371965</text:p>
          </table:table-cell>
          <table:table-cell office:value-type="float" office:value="0.161922297573369" calcext:value-type="float">
            <text:p>0.161922297573369</text:p>
          </table:table-cell>
          <table:table-cell office:value-type="float" office:value="0.159175259558296" calcext:value-type="float">
            <text:p>0.159175259558296</text:p>
          </table:table-cell>
          <table:table-cell office:value-type="float" office:value="0.156158326846304" calcext:value-type="float">
            <text:p>0.156158326846304</text:p>
          </table:table-cell>
          <table:table-cell office:value-type="float" office:value="0.152871254776537" calcext:value-type="float">
            <text:p>0.152871254776537</text:p>
          </table:table-cell>
          <table:table-cell office:value-type="float" office:value="0.149312365027124" calcext:value-type="float">
            <text:p>0.149312365027124</text:p>
          </table:table-cell>
          <table:table-cell office:value-type="float" office:value="0.145478694388153" calcext:value-type="float">
            <text:p>0.145478694388153</text:p>
          </table:table-cell>
          <table:table-cell office:value-type="float" office:value="0.141366138858805" calcext:value-type="float">
            <text:p>0.141366138858805</text:p>
          </table:table-cell>
          <table:table-cell office:value-type="float" office:value="0.136969593544691" calcext:value-type="float">
            <text:p>0.136969593544691</text:p>
          </table:table-cell>
          <table:table-cell office:value-type="float" office:value="0.132283089194302" calcext:value-type="float">
            <text:p>0.132283089194302</text:p>
          </table:table-cell>
          <table:table-cell office:value-type="float" office:value="0.127299926547347" calcext:value-type="float">
            <text:p>0.127299926547347</text:p>
          </table:table-cell>
          <table:table-cell office:value-type="float" office:value="0.122012809946108" calcext:value-type="float">
            <text:p>0.122012809946108</text:p>
          </table:table-cell>
          <table:table-cell office:value-type="float" office:value="0.116413981937273" calcext:value-type="float">
            <text:p>0.116413981937273</text:p>
          </table:table-cell>
          <table:table-cell office:value-type="float" office:value="0.110495360816043" calcext:value-type="float">
            <text:p>0.110495360816043</text:p>
          </table:table-cell>
          <table:table-cell office:value-type="float" office:value="0.10424868329867" calcext:value-type="float">
            <text:p>0.10424868329867</text:p>
          </table:table-cell>
          <table:table-cell office:value-type="float" office:value="0.0976656547021548" calcext:value-type="float">
            <text:p>0.097665654702155</text:p>
          </table:table-cell>
          <table:table-cell office:value-type="float" office:value="0.0907381092147063" calcext:value-type="float">
            <text:p>0.090738109214706</text:p>
          </table:table-cell>
          <table:table-cell office:value-type="float" office:value="0.0834581830225461" calcext:value-type="float">
            <text:p>0.083458183022546</text:p>
          </table:table-cell>
          <table:table-cell office:value-type="float" office:value="0.0758185032387445" calcext:value-type="float">
            <text:p>0.075818503238745</text:p>
          </table:table-cell>
          <table:table-cell office:value-type="float" office:value="0.0678123957580622" calcext:value-type="float">
            <text:p>0.067812395758062</text:p>
          </table:table-cell>
          <table:table-cell office:value-type="float" office:value="0.059434115287011" calcext:value-type="float">
            <text:p>0.059434115287011</text:p>
          </table:table-cell>
          <table:table-cell office:value-type="float" office:value="0.0506791007407372" calcext:value-type="float">
            <text:p>0.050679100740737</text:p>
          </table:table-cell>
          <table:table-cell office:value-type="float" office:value="0.0415442581316852" calcext:value-type="float">
            <text:p>0.041544258131685</text:p>
          </table:table-cell>
          <table:table-cell office:value-type="float" office:value="0.0320282684078903" calcext:value-type="float">
            <text:p>0.03202826840789</text:p>
          </table:table-cell>
          <table:table-cell office:value-type="float" office:value="0.0221319036737473" calcext:value-type="float">
            <text:p>0.022131903673747</text:p>
          </table:table-cell>
          <table:table-cell office:value-type="float" office:value="0.0118583264347423" calcext:value-type="float">
            <text:p>0.011858326434742</text:p>
          </table:table-cell>
          <table:table-cell office:value-type="float" office:value="0.00121364788083662" calcext:value-type="float">
            <text:p>0.001213647880837</text:p>
          </table:table-cell>
          <table:table-cell office:value-type="float" office:value="-0.00978853413803484" calcext:value-type="float">
            <text:p>-0.009788534138035</text:p>
          </table:table-cell>
          <table:table-cell office:value-type="float" office:value="-0.0211031837944388" calcext:value-type="float">
            <text:p>-0.021103183794439</text:p>
          </table:table-cell>
          <table:table-cell office:value-type="float" office:value="-0.0327073117893232" calcext:value-type="float">
            <text:p>-0.032707311789323</text:p>
          </table:table-cell>
          <table:table-cell office:value-type="float" office:value="-0.0445737434132028" calcext:value-type="float">
            <text:p>-0.044573743413203</text:p>
          </table:table-cell>
          <table:table-cell office:value-type="float" office:value="-0.0566694819383745" calcext:value-type="float">
            <text:p>-0.056669481938375</text:p>
          </table:table-cell>
          <table:table-cell office:value-type="float" office:value="-0.0689552474419774" calcext:value-type="float">
            <text:p>-0.068955247441978</text:p>
          </table:table-cell>
          <table:table-cell office:value-type="float" office:value="-0.0813851013879469" calcext:value-type="float">
            <text:p>-0.081385101387947</text:p>
          </table:table-cell>
          <table:table-cell office:value-type="float" office:value="-0.0939060818530853" calcext:value-type="float">
            <text:p>-0.093906081853085</text:p>
          </table:table-cell>
          <table:table-cell office:value-type="float" office:value="-0.106457847112149" calcext:value-type="float">
            <text:p>-0.106457847112149</text:p>
          </table:table-cell>
          <table:table-cell office:value-type="float" office:value="-0.118972343931086" calcext:value-type="float">
            <text:p>-0.118972343931086</text:p>
          </table:table-cell>
          <table:table-cell office:value-type="float" office:value="-0.131373527105896" calcext:value-type="float">
            <text:p>-0.131373527105896</text:p>
          </table:table-cell>
          <table:table-cell office:value-type="float" office:value="-0.143577163117994" calcext:value-type="float">
            <text:p>-0.143577163117994</text:p>
          </table:table-cell>
          <table:table-cell office:value-type="float" office:value="-0.155490755737121" calcext:value-type="float">
            <text:p>-0.155490755737121</text:p>
          </table:table-cell>
          <table:table-cell office:value-type="float" office:value="-0.167013635851038" calcext:value-type="float">
            <text:p>-0.167013635851038</text:p>
          </table:table-cell>
          <table:table-cell office:value-type="float" office:value="-0.17803726166524" calcext:value-type="float">
            <text:p>-0.17803726166524</text:p>
          </table:table-cell>
          <table:table-cell office:value-type="float" office:value="-0.188445778228066" calcext:value-type="float">
            <text:p>-0.188445778228066</text:p>
          </table:table-cell>
          <table:table-cell office:value-type="float" office:value="-0.198116886240953" calcext:value-type="float">
            <text:p>-0.198116886240953</text:p>
          </table:table-cell>
          <table:table-cell office:value-type="float" office:value="-0.206923068455472" calcext:value-type="float">
            <text:p>-0.206923068455472</text:p>
          </table:table-cell>
          <table:table-cell office:value-type="float" office:value="-0.214733216575528" calcext:value-type="float">
            <text:p>-0.214733216575528</text:p>
          </table:table-cell>
          <table:table-cell office:value-type="float" office:value="-0.221414691433876" calcext:value-type="float">
            <text:p>-0.221414691433876</text:p>
          </table:table-cell>
          <table:table-cell office:value-type="float" office:value="-0.226835833268788" calcext:value-type="float">
            <text:p>-0.226835833268788</text:p>
          </table:table-cell>
          <table:table-cell office:value-type="float" office:value="-0.230868916467313" calcext:value-type="float">
            <text:p>-0.230868916467313</text:p>
          </table:table-cell>
          <table:table-cell office:value-type="float" office:value="-0.233393513902223" calcext:value-type="float">
            <text:p>-0.233393513902223</text:p>
          </table:table-cell>
          <table:table-cell office:value-type="float" office:value="-0.23430020047508" calcext:value-type="float">
            <text:p>-0.23430020047508</text:p>
          </table:table-cell>
          <table:table-cell office:value-type="float" office:value="-0.233494485256311" calcext:value-type="float">
            <text:p>-0.233494485256311</text:p>
          </table:table-cell>
          <table:table-cell office:value-type="float" office:value="-0.230900819497934" calcext:value-type="float">
            <text:p>-0.230900819497934</text:p>
          </table:table-cell>
          <table:table-cell office:value-type="float" office:value="-0.226466487957293" calcext:value-type="float">
            <text:p>-0.226466487957293</text:p>
          </table:table-cell>
          <table:table-cell office:value-type="float" office:value="-0.220165158738484" calcext:value-type="float">
            <text:p>-0.220165158738484</text:p>
          </table:table-cell>
          <table:table-cell office:value-type="float" office:value="-0.21199984822834" calcext:value-type="float">
            <text:p>-0.21199984822834</text:p>
          </table:table-cell>
          <table:table-cell office:value-type="float" office:value="-0.202005058480038" calcext:value-type="float">
            <text:p>-0.202005058480038</text:p>
          </table:table-cell>
          <table:table-cell office:value-type="float" office:value="-0.190247869049034" calcext:value-type="float">
            <text:p>-0.190247869049034</text:p>
          </table:table-cell>
          <table:table-cell office:value-type="float" office:value="-0.176827815667095" calcext:value-type="float">
            <text:p>-0.176827815667095</text:p>
          </table:table-cell>
          <table:table-cell office:value-type="float" office:value="-0.161875462499534" calcext:value-type="float">
            <text:p>-0.161875462499534</text:p>
          </table:table-cell>
          <table:table-cell office:value-type="float" office:value="-0.145549667244084" calcext:value-type="float">
            <text:p>-0.145549667244084</text:p>
          </table:table-cell>
          <table:table-cell office:value-type="float" office:value="-0.128033639405486" calcext:value-type="float">
            <text:p>-0.128033639405486</text:p>
          </table:table-cell>
          <table:table-cell office:value-type="float" office:value="-0.109529989855362" calcext:value-type="float">
            <text:p>-0.109529989855362</text:p>
          </table:table-cell>
          <table:table-cell office:value-type="float" office:value="-0.0902550520699842" calcext:value-type="float">
            <text:p>-0.090255052069984</text:p>
          </table:table-cell>
          <table:table-cell office:value-type="float" office:value="-0.0704328121727263" calcext:value-type="float">
            <text:p>-0.070432812172726</text:p>
          </table:table-cell>
          <table:table-cell office:value-type="float" office:value="-0.0502888101890598" calcext:value-type="float">
            <text:p>-0.05028881018906</text:p>
          </table:table-cell>
          <table:table-cell office:value-type="float" office:value="-0.0300443681052014" calcext:value-type="float">
            <text:p>-0.030044368105201</text:p>
          </table:table-cell>
          <table:table-cell office:value-type="float" office:value="-0.00991146596713813" calcext:value-type="float">
            <text:p>-0.009911465967138</text:p>
          </table:table-cell>
          <table:table-cell office:value-type="float" office:value="0.00991146596713813" calcext:value-type="float">
            <text:p>0.009911465967138</text:p>
          </table:table-cell>
        </table:table-row>
        <table:table-row table:style-name="ro1">
          <table:table-cell office:value-type="float" office:value="-0.00990433109005697" calcext:value-type="float">
            <text:p>-0.009904331090057</text:p>
          </table:table-cell>
          <table:table-cell office:value-type="float" office:value="0.00990433109005697" calcext:value-type="float">
            <text:p>0.009904331090057</text:p>
          </table:table-cell>
          <table:table-cell office:value-type="float" office:value="0.0282260369915688" calcext:value-type="float">
            <text:p>0.028226036991569</text:p>
          </table:table-cell>
          <table:table-cell office:value-type="float" office:value="0.0452386494235431" calcext:value-type="float">
            <text:p>0.045238649423543</text:p>
          </table:table-cell>
          <table:table-cell office:value-type="float" office:value="0.0609698058402121" calcext:value-type="float">
            <text:p>0.060969805840212</text:p>
          </table:table-cell>
          <table:table-cell office:value-type="float" office:value="0.0754537276665944" calcext:value-type="float">
            <text:p>0.075453727666594</text:p>
          </table:table-cell>
          <table:table-cell office:value-type="float" office:value="0.0887302021911428" calcext:value-type="float">
            <text:p>0.088730202191143</text:p>
          </table:table-cell>
          <table:table-cell office:value-type="float" office:value="0.100843619944882" calcext:value-type="float">
            <text:p>0.100843619944882</text:p>
          </table:table-cell>
          <table:table-cell office:value-type="float" office:value="0.111842063724215" calcext:value-type="float">
            <text:p>0.111842063724215</text:p>
          </table:table-cell>
          <table:table-cell office:value-type="float" office:value="0.121776444834445" calcext:value-type="float">
            <text:p>0.121776444834445</text:p>
          </table:table-cell>
          <table:table-cell office:value-type="float" office:value="0.130699684107215" calcext:value-type="float">
            <text:p>0.130699684107215</text:p>
          </table:table-cell>
          <table:table-cell office:value-type="float" office:value="0.138665938382111" calcext:value-type="float">
            <text:p>0.138665938382111</text:p>
          </table:table-cell>
          <table:table-cell office:value-type="float" office:value="0.145729875639362" calcext:value-type="float">
            <text:p>0.145729875639362</text:p>
          </table:table-cell>
          <table:table-cell office:value-type="float" office:value="0.151946003486167" calcext:value-type="float">
            <text:p>0.151946003486167</text:p>
          </table:table-cell>
          <table:table-cell office:value-type="float" office:value="0.157368056277624" calcext:value-type="float">
            <text:p>0.157368056277624</text:p>
          </table:table-cell>
          <table:table-cell office:value-type="float" office:value="0.162048445874743" calcext:value-type="float">
            <text:p>0.162048445874743</text:p>
          </table:table-cell>
          <table:table-cell office:value-type="float" office:value="0.166037780116043" calcext:value-type="float">
            <text:p>0.166037780116043</text:p>
          </table:table-cell>
          <table:table-cell office:value-type="float" office:value="0.169384451665038" calcext:value-type="float">
            <text:p>0.169384451665038</text:p>
          </table:table-cell>
          <table:table-cell office:value-type="float" office:value="0.172134298210396" calcext:value-type="float">
            <text:p>0.172134298210396</text:p>
          </table:table-cell>
          <table:table-cell office:value-type="float" office:value="0.17433033324909" calcext:value-type="float">
            <text:p>0.17433033324909</text:p>
          </table:table-cell>
          <table:table-cell office:value-type="float" office:value="0.176012544976872" calcext:value-type="float">
            <text:p>0.176012544976872</text:p>
          </table:table-cell>
          <table:table-cell office:value-type="float" office:value="0.177217759333798" calcext:value-type="float">
            <text:p>0.177217759333798</text:p>
          </table:table-cell>
          <table:table-cell office:value-type="float" office:value="0.177979562047616" calcext:value-type="float">
            <text:p>0.177979562047616</text:p>
          </table:table-cell>
          <table:table-cell office:value-type="float" office:value="0.178328273616653" calcext:value-type="float">
            <text:p>0.178328273616653</text:p>
          </table:table-cell>
          <table:table-cell office:value-type="float" office:value="0.178290970638443" calcext:value-type="float">
            <text:p>0.178290970638443</text:p>
          </table:table-cell>
          <table:table-cell office:value-type="float" office:value="0.177891546627129" calcext:value-type="float">
            <text:p>0.177891546627129</text:p>
          </table:table-cell>
          <table:table-cell office:value-type="float" office:value="0.177150805507241" calcext:value-type="float">
            <text:p>0.177150805507241</text:p>
          </table:table-cell>
          <table:table-cell office:value-type="float" office:value="0.17608658122553" calcext:value-type="float">
            <text:p>0.17608658122553</text:p>
          </table:table-cell>
          <table:table-cell office:value-type="float" office:value="0.174713877368286" calcext:value-type="float">
            <text:p>0.174713877368286</text:p>
          </table:table-cell>
          <table:table-cell office:value-type="float" office:value="0.173045021235218" calcext:value-type="float">
            <text:p>0.173045021235218</text:p>
          </table:table-cell>
          <table:table-cell office:value-type="float" office:value="0.171089827487077" calcext:value-type="float">
            <text:p>0.171089827487077</text:p>
          </table:table-cell>
          <table:table-cell office:value-type="float" office:value="0.168855767166411" calcext:value-type="float">
            <text:p>0.168855767166411</text:p>
          </table:table-cell>
          <table:table-cell office:value-type="float" office:value="0.166348138623302" calcext:value-type="float">
            <text:p>0.166348138623302</text:p>
          </table:table-cell>
          <table:table-cell office:value-type="float" office:value="0.163570237563385" calcext:value-type="float">
            <text:p>0.163570237563385</text:p>
          </table:table-cell>
          <table:table-cell office:value-type="float" office:value="0.160523524110842" calcext:value-type="float">
            <text:p>0.160523524110842</text:p>
          </table:table-cell>
          <table:table-cell office:value-type="float" office:value="0.157207785405873" calcext:value-type="float">
            <text:p>0.157207785405873</text:p>
          </table:table-cell>
          <table:table-cell office:value-type="float" office:value="0.15362129283035" calcext:value-type="float">
            <text:p>0.15362129283035</text:p>
          </table:table-cell>
          <table:table-cell office:value-type="float" office:value="0.149760953477512" calcext:value-type="float">
            <text:p>0.149760953477512</text:p>
          </table:table-cell>
          <table:table-cell office:value-type="float" office:value="0.145622455953139" calcext:value-type="float">
            <text:p>0.145622455953139</text:p>
          </table:table-cell>
          <table:table-cell office:value-type="float" office:value="0.141200411005398" calcext:value-type="float">
            <text:p>0.141200411005398</text:p>
          </table:table-cell>
          <table:table-cell office:value-type="float" office:value="0.136488487859913" calcext:value-type="float">
            <text:p>0.136488487859913</text:p>
          </table:table-cell>
          <table:table-cell office:value-type="float" office:value="0.131479547453987" calcext:value-type="float">
            <text:p>0.131479547453987</text:p>
          </table:table-cell>
          <table:table-cell office:value-type="float" office:value="0.126165774066888" calcext:value-type="float">
            <text:p>0.126165774066888</text:p>
          </table:table-cell>
          <table:table-cell office:value-type="float" office:value="0.120538807099385" calcext:value-type="float">
            <text:p>0.120538807099385</text:p>
          </table:table-cell>
          <table:table-cell office:value-type="float" office:value="0.114589874998643" calcext:value-type="float">
            <text:p>0.114589874998643</text:p>
          </table:table-cell>
          <table:table-cell office:value-type="float" office:value="0.108309933546166" calcext:value-type="float">
            <text:p>0.108309933546166</text:p>
          </table:table-cell>
          <table:table-cell office:value-type="float" office:value="0.101689810933429" calcext:value-type="float">
            <text:p>0.101689810933429</text:p>
          </table:table-cell>
          <table:table-cell office:value-type="float" office:value="0.0947203622419375" calcext:value-type="float">
            <text:p>0.094720362241938</text:p>
          </table:table-cell>
          <table:table-cell office:value-type="float" office:value="0.0873926361243198" calcext:value-type="float">
            <text:p>0.08739263612432</text:p>
          </table:table-cell>
          <table:table-cell office:value-type="float" office:value="0.079698056615216" calcext:value-type="float">
            <text:p>0.079698056615216</text:p>
          </table:table-cell>
          <table:table-cell office:value-type="float" office:value="0.071628623069359" calcext:value-type="float">
            <text:p>0.071628623069359</text:p>
          </table:table-cell>
          <table:table-cell office:value-type="float" office:value="0.0631771311030601" calcext:value-type="float">
            <text:p>0.06317713110306</text:p>
          </table:table-cell>
          <table:table-cell office:value-type="float" office:value="0.0543374169126463" calcext:value-type="float">
            <text:p>0.054337416912646</text:p>
          </table:table-cell>
          <table:table-cell office:value-type="float" office:value="0.0451046261240659" calcext:value-type="float">
            <text:p>0.045104626124066</text:p>
          </table:table-cell>
          <table:table-cell office:value-type="float" office:value="0.0354755068812848" calcext:value-type="float">
            <text:p>0.035475506881285</text:p>
          </table:table-cell>
          <table:table-cell office:value-type="float" office:value="0.025448732369473" calcext:value-type="float">
            <text:p>0.025448732369473</text:p>
          </table:table-cell>
          <table:table-cell office:value-type="float" office:value="0.0150253116988652" calcext:value-type="float">
            <text:p>0.015025311698865</text:p>
          </table:table-cell>
          <table:table-cell office:value-type="float" office:value="0.00420941057977646" calcext:value-type="float">
            <text:p>0.004209410579776</text:p>
          </table:table-cell>
          <table:table-cell office:value-type="float" office:value="-0.00698940728284799" calcext:value-type="float">
            <text:p>-0.006989407282848</text:p>
          </table:table-cell>
          <table:table-cell office:value-type="float" office:value="-0.0185356066591827" calcext:value-type="float">
            <text:p>-0.018535606659183</text:p>
          </table:table-cell>
          <table:table-cell office:value-type="float" office:value="-0.0304017771575408" calcext:value-type="float">
            <text:p>-0.030401777157541</text:p>
          </table:table-cell>
          <table:table-cell office:value-type="float" office:value="-0.042561100338118" calcext:value-type="float">
            <text:p>-0.042561100338118</text:p>
          </table:table-cell>
          <table:table-cell office:value-type="float" office:value="-0.0549822059520689" calcext:value-type="float">
            <text:p>-0.054982205952069</text:p>
          </table:table-cell>
          <table:table-cell office:value-type="float" office:value="-0.0676274830581703" calcext:value-type="float">
            <text:p>-0.06762748305817</text:p>
          </table:table-cell>
          <table:table-cell office:value-type="float" office:value="-0.0804524904294904" calcext:value-type="float">
            <text:p>-0.080452490429491</text:p>
          </table:table-cell>
          <table:table-cell office:value-type="float" office:value="-0.0934055359987228" calcext:value-type="float">
            <text:p>-0.093405535998723</text:p>
          </table:table-cell>
          <table:table-cell office:value-type="float" office:value="-0.106427252715333" calcext:value-type="float">
            <text:p>-0.106427252715333</text:p>
          </table:table-cell>
          <table:table-cell office:value-type="float" office:value="-0.119450174184764" calcext:value-type="float">
            <text:p>-0.119450174184764</text:p>
          </table:table-cell>
          <table:table-cell office:value-type="float" office:value="-0.132398342362991" calcext:value-type="float">
            <text:p>-0.132398342362991</text:p>
          </table:table-cell>
          <table:table-cell office:value-type="float" office:value="-0.145186984585832" calcext:value-type="float">
            <text:p>-0.145186984585832</text:p>
          </table:table-cell>
          <table:table-cell office:value-type="float" office:value="-0.15772230095975" calcext:value-type="float">
            <text:p>-0.15772230095975</text:p>
          </table:table-cell>
          <table:table-cell office:value-type="float" office:value="-0.16990140780774" calcext:value-type="float">
            <text:p>-0.16990140780774</text:p>
          </table:table-cell>
          <table:table-cell office:value-type="float" office:value="-0.18161248783375" calcext:value-type="float">
            <text:p>-0.18161248783375</text:p>
          </table:table-cell>
          <table:table-cell office:value-type="float" office:value="-0.192735202042094" calcext:value-type="float">
            <text:p>-0.192735202042094</text:p>
          </table:table-cell>
          <table:table-cell office:value-type="float" office:value="-0.203141421377891" calcext:value-type="float">
            <text:p>-0.203141421377891</text:p>
          </table:table-cell>
          <table:table-cell office:value-type="float" office:value="-0.212696336423338" calcext:value-type="float">
            <text:p>-0.212696336423338</text:p>
          </table:table-cell>
          <table:table-cell office:value-type="float" office:value="-0.221260000148311" calcext:value-type="float">
            <text:p>-0.221260000148311</text:p>
          </table:table-cell>
          <table:table-cell office:value-type="float" office:value="-0.228689350286919" calcext:value-type="float">
            <text:p>-0.228689350286919</text:p>
          </table:table-cell>
          <table:table-cell office:value-type="float" office:value="-0.234840743101765" calcext:value-type="float">
            <text:p>-0.234840743101765</text:p>
          </table:table-cell>
          <table:table-cell office:value-type="float" office:value="-0.23957300792704" calcext:value-type="float">
            <text:p>-0.23957300792704</text:p>
          </table:table-cell>
          <table:table-cell office:value-type="float" office:value="-0.242751001255907" calcext:value-type="float">
            <text:p>-0.242751001255907</text:p>
          </table:table-cell>
          <table:table-cell office:value-type="float" office:value="-0.244249600304748" calcext:value-type="float">
            <text:p>-0.244249600304748</text:p>
          </table:table-cell>
          <table:table-cell office:value-type="float" office:value="-0.243958030147875" calcext:value-type="float">
            <text:p>-0.243958030147875</text:p>
          </table:table-cell>
          <table:table-cell office:value-type="float" office:value="-0.241784368398383" calcext:value-type="float">
            <text:p>-0.241784368398383</text:p>
          </table:table-cell>
          <table:table-cell office:value-type="float" office:value="-0.23766002136694" calcext:value-type="float">
            <text:p>-0.23766002136694</text:p>
          </table:table-cell>
          <table:table-cell office:value-type="float" office:value="-0.231543921727232" calcext:value-type="float">
            <text:p>-0.231543921727232</text:p>
          </table:table-cell>
          <table:table-cell office:value-type="float" office:value="-0.223426167194289" calcext:value-type="float">
            <text:p>-0.223426167194289</text:p>
          </table:table-cell>
          <table:table-cell office:value-type="float" office:value="-0.213330810105364" calcext:value-type="float">
            <text:p>-0.213330810105364</text:p>
          </table:table-cell>
          <table:table-cell office:value-type="float" office:value="-0.201317525567558" calcext:value-type="float">
            <text:p>-0.201317525567558</text:p>
          </table:table-cell>
          <table:table-cell office:value-type="float" office:value="-0.187481934748716" calcext:value-type="float">
            <text:p>-0.187481934748716</text:p>
          </table:table-cell>
          <table:table-cell office:value-type="float" office:value="-0.171954439598287" calcext:value-type="float">
            <text:p>-0.171954439598287</text:p>
          </table:table-cell>
          <table:table-cell office:value-type="float" office:value="-0.15489753016347" calcext:value-type="float">
            <text:p>-0.15489753016347</text:p>
          </table:table-cell>
          <table:table-cell office:value-type="float" office:value="-0.136501645257172" calcext:value-type="float">
            <text:p>-0.136501645257172</text:p>
          </table:table-cell>
          <table:table-cell office:value-type="float" office:value="-0.116979787209103" calcext:value-type="float">
            <text:p>-0.116979787209103</text:p>
          </table:table-cell>
          <table:table-cell office:value-type="float" office:value="-0.0965611964298525" calcext:value-type="float">
            <text:p>-0.096561196429853</text:p>
          </table:table-cell>
          <table:table-cell office:value-type="float" office:value="-0.0754844679658025" calcext:value-type="float">
            <text:p>-0.075484467965803</text:p>
          </table:table-cell>
          <table:table-cell office:value-type="float" office:value="-0.0539905312967214" calcext:value-type="float">
            <text:p>-0.053990531296721</text:p>
          </table:table-cell>
          <table:table-cell office:value-type="float" office:value="-0.0323159140190737" calcext:value-type="float">
            <text:p>-0.032315914019074</text:p>
          </table:table-cell>
          <table:table-cell office:value-type="float" office:value="-0.010686674260752" calcext:value-type="float">
            <text:p>-0.010686674260752</text:p>
          </table:table-cell>
          <table:table-cell office:value-type="float" office:value="0.010686674260752" calcext:value-type="float">
            <text:p>0.010686674260752</text:p>
          </table:table-cell>
        </table:table-row>
        <table:table-row table:style-name="ro1">
          <table:table-cell office:value-type="float" office:value="-0.0102248777376824" calcext:value-type="float">
            <text:p>-0.010224877737682</text:p>
          </table:table-cell>
          <table:table-cell office:value-type="float" office:value="0.0102248777376824" calcext:value-type="float">
            <text:p>0.010224877737682</text:p>
          </table:table-cell>
          <table:table-cell office:value-type="float" office:value="0.0291305956592169" calcext:value-type="float">
            <text:p>0.029130595659217</text:p>
          </table:table-cell>
          <table:table-cell office:value-type="float" office:value="0.0466768972212092" calcext:value-type="float">
            <text:p>0.046676897221209</text:p>
          </table:table-cell>
          <table:table-cell office:value-type="float" office:value="0.0628923953636113" calcext:value-type="float">
            <text:p>0.062892395363611</text:p>
          </table:table-cell>
          <table:table-cell office:value-type="float" office:value="0.0778125988324425" calcext:value-type="float">
            <text:p>0.077812598832443</text:p>
          </table:table-cell>
          <table:table-cell office:value-type="float" office:value="0.0914788878760526" calcext:value-type="float">
            <text:p>0.091478887876053</text:p>
          </table:table-cell>
          <table:table-cell office:value-type="float" office:value="0.103937534981379" calcext:value-type="float">
            <text:p>0.103937534981379</text:p>
          </table:table-cell>
          <table:table-cell office:value-type="float" office:value="0.115238767669981" calcext:value-type="float">
            <text:p>0.115238767669981</text:p>
          </table:table-cell>
          <table:table-cell office:value-type="float" office:value="0.125435870199771" calcext:value-type="float">
            <text:p>0.125435870199771</text:p>
          </table:table-cell>
          <table:table-cell office:value-type="float" office:value="0.13458432340752" calcext:value-type="float">
            <text:p>0.13458432340752</text:p>
          </table:table-cell>
          <table:table-cell office:value-type="float" office:value="0.142740985422178" calcext:value-type="float">
            <text:p>0.142740985422178</text:p>
          </table:table-cell>
          <table:table-cell office:value-type="float" office:value="0.14996331864694" calcext:value-type="float">
            <text:p>0.14996331864694</text:p>
          </table:table-cell>
          <table:table-cell office:value-type="float" office:value="0.156308669949739" calcext:value-type="float">
            <text:p>0.156308669949739</text:p>
          </table:table-cell>
          <table:table-cell office:value-type="float" office:value="0.161833611380464" calcext:value-type="float">
            <text:p>0.161833611380464</text:p>
          </table:table-cell>
          <table:table-cell office:value-type="float" office:value="0.166593348169639" calcext:value-type="float">
            <text:p>0.166593348169639</text:p>
          </table:table-cell>
          <table:table-cell office:value-type="float" office:value="0.170641199425604" calcext:value-type="float">
            <text:p>0.170641199425604</text:p>
          </table:table-cell>
          <table:table-cell office:value-type="float" office:value="0.174028155085166" calcext:value-type="float">
            <text:p>0.174028155085166</text:p>
          </table:table-cell>
          <table:table-cell office:value-type="float" office:value="0.176802510565253" calcext:value-type="float">
            <text:p>0.176802510565253</text:p>
          </table:table-cell>
          <table:table-cell office:value-type="float" office:value="0.179009578373634" calcext:value-type="float">
            <text:p>0.179009578373634</text:p>
          </table:table-cell>
          <table:table-cell office:value-type="float" office:value="0.180691473937901" calcext:value-type="float">
            <text:p>0.180691473937901</text:p>
          </table:table-cell>
          <table:table-cell office:value-type="float" office:value="0.181886971149977" calcext:value-type="float">
            <text:p>0.181886971149977</text:p>
          </table:table-cell>
          <table:table-cell office:value-type="float" office:value="0.182631421749006" calcext:value-type="float">
            <text:p>0.182631421749006</text:p>
          </table:table-cell>
          <table:table-cell office:value-type="float" office:value="0.182956731690691" calcext:value-type="float">
            <text:p>0.182956731690691</text:p>
          </table:table-cell>
          <table:table-cell office:value-type="float" office:value="0.182891387062913" calcext:value-type="float">
            <text:p>0.182891387062913</text:p>
          </table:table-cell>
          <table:table-cell office:value-type="float" office:value="0.182460521888369" calcext:value-type="float">
            <text:p>0.182460521888369</text:p>
          </table:table-cell>
          <table:table-cell office:value-type="float" office:value="0.18168602025553" calcext:value-type="float">
            <text:p>0.18168602025553</text:p>
          </table:table-cell>
          <table:table-cell office:value-type="float" office:value="0.180586645568903" calcext:value-type="float">
            <text:p>0.180586645568903</text:p>
          </table:table-cell>
          <table:table-cell office:value-type="float" office:value="0.179178190242615" calcext:value-type="float">
            <text:p>0.179178190242615</text:p>
          </table:table-cell>
          <table:table-cell office:value-type="float" office:value="0.177473639845935" calcext:value-type="float">
            <text:p>0.177473639845935</text:p>
          </table:table-cell>
          <table:table-cell office:value-type="float" office:value="0.175483346442292" calcext:value-type="float">
            <text:p>0.175483346442292</text:p>
          </table:table-cell>
          <table:table-cell office:value-type="float" office:value="0.173215206676794" calcext:value-type="float">
            <text:p>0.173215206676794</text:p>
          </table:table-cell>
          <table:table-cell office:value-type="float" office:value="0.170674840927794" calcext:value-type="float">
            <text:p>0.170674840927794</text:p>
          </table:table-cell>
          <table:table-cell office:value-type="float" office:value="0.167865770622563" calcext:value-type="float">
            <text:p>0.167865770622563</text:p>
          </table:table-cell>
          <table:table-cell office:value-type="float" office:value="0.164789591529905" calcext:value-type="float">
            <text:p>0.164789591529905</text:p>
          </table:table-cell>
          <table:table-cell office:value-type="float" office:value="0.161446141502829" calcext:value-type="float">
            <text:p>0.161446141502829</text:p>
          </table:table-cell>
          <table:table-cell office:value-type="float" office:value="0.157833661755915" calcext:value-type="float">
            <text:p>0.157833661755915</text:p>
          </table:table-cell>
          <table:table-cell office:value-type="float" office:value="0.15394895130577" calcext:value-type="float">
            <text:p>0.15394895130577</text:p>
          </table:table-cell>
          <table:table-cell office:value-type="float" office:value="0.149787514670926" calcext:value-type="float">
            <text:p>0.149787514670926</text:p>
          </table:table-cell>
          <table:table-cell office:value-type="float" office:value="0.14534370336869" calcext:value-type="float">
            <text:p>0.14534370336869</text:p>
          </table:table-cell>
          <table:table-cell office:value-type="float" office:value="0.140610852101048" calcext:value-type="float">
            <text:p>0.140610852101048</text:p>
          </table:table-cell>
          <table:table-cell office:value-type="float" office:value="0.135581410870281" calcext:value-type="float">
            <text:p>0.135581410870281</text:p>
          </table:table-cell>
          <table:table-cell office:value-type="float" office:value="0.130247074537947" calcext:value-type="float">
            <text:p>0.130247074537947</text:p>
          </table:table-cell>
          <table:table-cell office:value-type="float" office:value="0.124598911615134" calcext:value-type="float">
            <text:p>0.124598911615134</text:p>
          </table:table-cell>
          <table:table-cell office:value-type="float" office:value="0.118627494311765" calcext:value-type="float">
            <text:p>0.118627494311765</text:p>
          </table:table-cell>
          <table:table-cell office:value-type="float" office:value="0.112323032082517" calcext:value-type="float">
            <text:p>0.112323032082517</text:p>
          </table:table-cell>
          <table:table-cell office:value-type="float" office:value="0.105675511136016" calcext:value-type="float">
            <text:p>0.105675511136016</text:p>
          </table:table-cell>
          <table:table-cell office:value-type="float" office:value="0.0986748425611314" calcext:value-type="float">
            <text:p>0.098674842561131</text:p>
          </table:table-cell>
          <table:table-cell office:value-type="float" office:value="0.0913110219153668" calcext:value-type="float">
            <text:p>0.091311021915367</text:p>
          </table:table-cell>
          <table:table-cell office:value-type="float" office:value="0.0835743032974488" calcext:value-type="float">
            <text:p>0.083574303297449</text:p>
          </table:table-cell>
          <table:table-cell office:value-type="float" office:value="0.075455391047359" calcext:value-type="float">
            <text:p>0.075455391047359</text:p>
          </table:table-cell>
          <table:table-cell office:value-type="float" office:value="0.0669456523135471" calcext:value-type="float">
            <text:p>0.066945652313547</text:p>
          </table:table-cell>
          <table:table-cell office:value-type="float" office:value="0.0580373537377107" calcext:value-type="float">
            <text:p>0.058037353737711</text:p>
          </table:table-cell>
          <table:table-cell office:value-type="float" office:value="0.0487239256488185" calcext:value-type="float">
            <text:p>0.048723925648819</text:p>
          </table:table-cell>
          <table:table-cell office:value-type="float" office:value="0.0390002581564342" calcext:value-type="float">
            <text:p>0.039000258156434</text:p>
          </table:table-cell>
          <table:table-cell office:value-type="float" office:value="0.0288630377119249" calcext:value-type="float">
            <text:p>0.028863037711925</text:p>
          </table:table-cell>
          <table:table-cell office:value-type="float" office:value="0.0183111420205837" calcext:value-type="float">
            <text:p>0.018311142020584</text:p>
          </table:table-cell>
          <table:table-cell office:value-type="float" office:value="0.007346099999346" calcext:value-type="float">
            <text:p>0.007346099999346</text:p>
          </table:table-cell>
          <table:table-cell office:value-type="float" office:value="-0.00402757512591306" calcext:value-type="float">
            <text:p>-0.004027575125913</text:p>
          </table:table-cell>
          <table:table-cell office:value-type="float" office:value="-0.0157826959707421" calcext:value-type="float">
            <text:p>-0.015782695970742</text:p>
          </table:table-cell>
          <table:table-cell office:value-type="float" office:value="-0.0278867576106328" calcext:value-type="float">
            <text:p>-0.027886757610633</text:p>
          </table:table-cell>
          <table:table-cell office:value-type="float" office:value="-0.0403153881498848" calcext:value-type="float">
            <text:p>-0.040315388149885</text:p>
          </table:table-cell>
          <table:table-cell office:value-type="float" office:value="-0.0530391915187047" calcext:value-type="float">
            <text:p>-0.053039191518705</text:p>
          </table:table-cell>
          <table:table-cell office:value-type="float" office:value="-0.0660223083802393" calcext:value-type="float">
            <text:p>-0.066022308380239</text:p>
          </table:table-cell>
          <table:table-cell office:value-type="float" office:value="-0.0792219902942141" calcext:value-type="float">
            <text:p>-0.079221990294214</text:p>
          </table:table-cell>
          <table:table-cell office:value-type="float" office:value="-0.0925881303669563" calcext:value-type="float">
            <text:p>-0.092588130366956</text:p>
          </table:table-cell>
          <table:table-cell office:value-type="float" office:value="-0.106062738222854" calcext:value-type="float">
            <text:p>-0.106062738222854</text:p>
          </table:table-cell>
          <table:table-cell office:value-type="float" office:value="-0.119579401403823" calcext:value-type="float">
            <text:p>-0.119579401403823</text:p>
          </table:table-cell>
          <table:table-cell office:value-type="float" office:value="-0.133062767647731" calcext:value-type="float">
            <text:p>-0.133062767647731</text:p>
          </table:table-cell>
          <table:table-cell office:value-type="float" office:value="-0.146428083493355" calcext:value-type="float">
            <text:p>-0.146428083493355</text:p>
          </table:table-cell>
          <table:table-cell office:value-type="float" office:value="-0.159580830049271" calcext:value-type="float">
            <text:p>-0.159580830049271</text:p>
          </table:table-cell>
          <table:table-cell office:value-type="float" office:value="-0.172416503372642" calcext:value-type="float">
            <text:p>-0.172416503372642</text:p>
          </table:table-cell>
          <table:table-cell office:value-type="float" office:value="-0.184820593692663" calcext:value-type="float">
            <text:p>-0.184820593692663</text:p>
          </table:table-cell>
          <table:table-cell office:value-type="float" office:value="-0.196668824102434" calcext:value-type="float">
            <text:p>-0.196668824102434</text:p>
          </table:table-cell>
          <table:table-cell office:value-type="float" office:value="-0.2078277144884" calcext:value-type="float">
            <text:p>-0.2078277144884</text:p>
          </table:table-cell>
          <table:table-cell office:value-type="float" office:value="-0.218155539339523" calcext:value-type="float">
            <text:p>-0.218155539339523</text:p>
          </table:table-cell>
          <table:table-cell office:value-type="float" office:value="-0.227503747264341" calcext:value-type="float">
            <text:p>-0.227503747264341</text:p>
          </table:table-cell>
          <table:table-cell office:value-type="float" office:value="-0.235718904040172" calcext:value-type="float">
            <text:p>-0.235718904040172</text:p>
          </table:table-cell>
          <table:table-cell office:value-type="float" office:value="-0.242645208093991" calcext:value-type="float">
            <text:p>-0.242645208093991</text:p>
          </table:table-cell>
          <table:table-cell office:value-type="float" office:value="-0.248127605884839" calcext:value-type="float">
            <text:p>-0.248127605884839</text:p>
          </table:table-cell>
          <table:table-cell office:value-type="float" office:value="-0.252015503442266" calcext:value-type="float">
            <text:p>-0.252015503442266</text:p>
          </table:table-cell>
          <table:table-cell office:value-type="float" office:value="-0.254167028793945" calcext:value-type="float">
            <text:p>-0.254167028793945</text:p>
          </table:table-cell>
          <table:table-cell office:value-type="float" office:value="-0.254453748875705" calcext:value-type="float">
            <text:p>-0.254453748875705</text:p>
          </table:table-cell>
          <table:table-cell office:value-type="float" office:value="-0.252765686093716" calcext:value-type="float">
            <text:p>-0.252765686093716</text:p>
          </table:table-cell>
          <table:table-cell office:value-type="float" office:value="-0.2490164184755" calcext:value-type="float">
            <text:p>-0.2490164184755</text:p>
          </table:table-cell>
          <table:table-cell office:value-type="float" office:value="-0.243147989899201" calcext:value-type="float">
            <text:p>-0.243147989899201</text:p>
          </table:table-cell>
          <table:table-cell office:value-type="float" office:value="-0.235135311748262" calcext:value-type="float">
            <text:p>-0.235135311748262</text:p>
          </table:table-cell>
          <table:table-cell office:value-type="float" office:value="-0.224989714012411" calcext:value-type="float">
            <text:p>-0.224989714012411</text:p>
          </table:table-cell>
          <table:table-cell office:value-type="float" office:value="-0.212761311179491" calcext:value-type="float">
            <text:p>-0.212761311179491</text:p>
          </table:table-cell>
          <table:table-cell office:value-type="float" office:value="-0.198539892652599" calcext:value-type="float">
            <text:p>-0.198539892652599</text:p>
          </table:table-cell>
          <table:table-cell office:value-type="float" office:value="-0.182454130443184" calcext:value-type="float">
            <text:p>-0.182454130443184</text:p>
          </table:table-cell>
          <table:table-cell office:value-type="float" office:value="-0.164669013974807" calcext:value-type="float">
            <text:p>-0.164669013974807</text:p>
          </table:table-cell>
          <table:table-cell office:value-type="float" office:value="-0.145381561669714" calcext:value-type="float">
            <text:p>-0.145381561669714</text:p>
          </table:table-cell>
          <table:table-cell office:value-type="float" office:value="-0.124815004934675" calcext:value-type="float">
            <text:p>-0.124815004934675</text:p>
          </table:table-cell>
          <table:table-cell office:value-type="float" office:value="-0.103211772885193" calcext:value-type="float">
            <text:p>-0.103211772885193</text:p>
          </table:table-cell>
          <table:table-cell office:value-type="float" office:value="-0.0808257076997366" calcext:value-type="float">
            <text:p>-0.080825707699737</text:p>
          </table:table-cell>
          <table:table-cell office:value-type="float" office:value="-0.0579139980843957" calcext:value-type="float">
            <text:p>-0.057913998084396</text:p>
          </table:table-cell>
          <table:table-cell office:value-type="float" office:value="-0.0347293271166317" calcext:value-type="float">
            <text:p>-0.034729327116632</text:p>
          </table:table-cell>
          <table:table-cell office:value-type="float" office:value="-0.011512694681319" calcext:value-type="float">
            <text:p>-0.011512694681319</text:p>
          </table:table-cell>
          <table:table-cell office:value-type="float" office:value="0.011512694681319" calcext:value-type="float">
            <text:p>0.011512694681319</text:p>
          </table:table-cell>
        </table:table-row>
        <table:table-row table:style-name="ro1">
          <table:table-cell office:value-type="float" office:value="-0.0105465298492404" calcext:value-type="float">
            <text:p>-0.01054652984924</text:p>
          </table:table-cell>
          <table:table-cell office:value-type="float" office:value="0.0105465298492404" calcext:value-type="float">
            <text:p>0.01054652984924</text:p>
          </table:table-cell>
          <table:table-cell office:value-type="float" office:value="0.0300386336306025" calcext:value-type="float">
            <text:p>0.030038633630603</text:p>
          </table:table-cell>
          <table:table-cell office:value-type="float" office:value="0.0481208196494748" calcext:value-type="float">
            <text:p>0.048120819649475</text:p>
          </table:table-cell>
          <table:table-cell office:value-type="float" office:value="0.0648224093932012" calcext:value-type="float">
            <text:p>0.064822409393201</text:p>
          </table:table-cell>
          <table:table-cell office:value-type="float" office:value="0.0801799852071684" calcext:value-type="float">
            <text:p>0.080179985207169</text:p>
          </table:table-cell>
          <table:table-cell office:value-type="float" office:value="0.0942363622066175" calcext:value-type="float">
            <text:p>0.094236362206618</text:p>
          </table:table-cell>
          <table:table-cell office:value-type="float" office:value="0.10703959193762" calcext:value-type="float">
            <text:p>0.10703959193762</text:p>
          </table:table-cell>
          <table:table-cell office:value-type="float" office:value="0.118641996047748" calcext:value-type="float">
            <text:p>0.118641996047748</text:p>
          </table:table-cell>
          <table:table-cell office:value-type="float" office:value="0.129099228507458" calcext:value-type="float">
            <text:p>0.129099228507458</text:p>
          </table:table-cell>
          <table:table-cell office:value-type="float" office:value="0.138469367815426" calcext:value-type="float">
            <text:p>0.138469367815426</text:p>
          </table:table-cell>
          <table:table-cell office:value-type="float" office:value="0.146812044493737" calcext:value-type="float">
            <text:p>0.146812044493737</text:p>
          </table:table-cell>
          <table:table-cell office:value-type="float" office:value="0.154187612057685" calcext:value-type="float">
            <text:p>0.154187612057685</text:p>
          </table:table-cell>
          <table:table-cell office:value-type="float" office:value="0.160656371112518" calcext:value-type="float">
            <text:p>0.160656371112518</text:p>
          </table:table-cell>
          <table:table-cell office:value-type="float" office:value="0.166277856393492" calcext:value-type="float">
            <text:p>0.166277856393492</text:p>
          </table:table-cell>
          <table:table-cell office:value-type="float" office:value="0.171110195571824" calcext:value-type="float">
            <text:p>0.171110195571824</text:p>
          </table:table-cell>
          <table:table-cell office:value-type="float" office:value="0.175209546797982" calcext:value-type="float">
            <text:p>0.175209546797982</text:p>
          </table:table-cell>
          <table:table-cell office:value-type="float" office:value="0.178629619543446" calcext:value-type="float">
            <text:p>0.178629619543446</text:p>
          </table:table-cell>
          <table:table-cell office:value-type="float" office:value="0.18142128063234" calcext:value-type="float">
            <text:p>0.18142128063234</text:p>
          </table:table-cell>
          <table:table-cell office:value-type="float" office:value="0.183632244708556" calcext:value-type="float">
            <text:p>0.183632244708556</text:p>
          </table:table-cell>
          <table:table-cell office:value-type="float" office:value="0.185306845970157" calcext:value-type="float">
            <text:p>0.185306845970157</text:p>
          </table:table-cell>
          <table:table-cell office:value-type="float" office:value="0.18648588596365" calcext:value-type="float">
            <text:p>0.18648588596365</text:p>
          </table:table-cell>
          <table:table-cell office:value-type="float" office:value="0.187206550680238" calcext:value-type="float">
            <text:p>0.187206550680238</text:p>
          </table:table-cell>
          <table:table-cell office:value-type="float" office:value="0.187502389120196" calcext:value-type="float">
            <text:p>0.187502389120196</text:p>
          </table:table-cell>
          <table:table-cell office:value-type="float" office:value="0.187403344894894" calcext:value-type="float">
            <text:p>0.187403344894894</text:p>
          </table:table-cell>
          <table:table-cell office:value-type="float" office:value="0.186935832287049" calcext:value-type="float">
            <text:p>0.186935832287049</text:p>
          </table:table-cell>
          <table:table-cell office:value-type="float" office:value="0.186122848356072" calcext:value-type="float">
            <text:p>0.186122848356072</text:p>
          </table:table-cell>
          <table:table-cell office:value-type="float" office:value="0.184984113143498" calcext:value-type="float">
            <text:p>0.184984113143498</text:p>
          </table:table-cell>
          <table:table-cell office:value-type="float" office:value="0.183536230707449" calcext:value-type="float">
            <text:p>0.183536230707449</text:p>
          </table:table-cell>
          <table:table-cell office:value-type="float" office:value="0.181792864488915" calcext:value-type="float">
            <text:p>0.181792864488915</text:p>
          </table:table-cell>
          <table:table-cell office:value-type="float" office:value="0.179764921395812" calcext:value-type="float">
            <text:p>0.179764921395812</text:p>
          </table:table-cell>
          <table:table-cell office:value-type="float" office:value="0.177460739859921" calcext:value-type="float">
            <text:p>0.177460739859921</text:p>
          </table:table-cell>
          <table:table-cell office:value-type="float" office:value="0.174886278013246" calcext:value-type="float">
            <text:p>0.174886278013246</text:p>
          </table:table-cell>
          <table:table-cell office:value-type="float" office:value="0.172045298945928" calcext:value-type="float">
            <text:p>0.172045298945928</text:p>
          </table:table-cell>
          <table:table-cell office:value-type="float" office:value="0.168939550788298" calcext:value-type="float">
            <text:p>0.168939550788298</text:p>
          </table:table-cell>
          <table:table-cell office:value-type="float" office:value="0.165568940069852" calcext:value-type="float">
            <text:p>0.165568940069852</text:p>
          </table:table-cell>
          <table:table-cell office:value-type="float" office:value="0.161931697428065" calcext:value-type="float">
            <text:p>0.161931697428065</text:p>
          </table:table-cell>
          <table:table-cell office:value-type="float" office:value="0.158024535312731" calcext:value-type="float">
            <text:p>0.158024535312731</text:p>
          </table:table-cell>
          <table:table-cell office:value-type="float" office:value="0.153842797815857" calcext:value-type="float">
            <text:p>0.153842797815857</text:p>
          </table:table-cell>
          <table:table-cell office:value-type="float" office:value="0.149380603185088" calcext:value-type="float">
            <text:p>0.149380603185088</text:p>
          </table:table-cell>
          <table:table-cell office:value-type="float" office:value="0.144630979961254" calcext:value-type="float">
            <text:p>0.144630979961254</text:p>
          </table:table-cell>
          <table:table-cell office:value-type="float" office:value="0.139585997992258" calcext:value-type="float">
            <text:p>0.139585997992258</text:p>
          </table:table-cell>
          <table:table-cell office:value-type="float" office:value="0.134236895881754" calcext:value-type="float">
            <text:p>0.134236895881754</text:p>
          </table:table-cell>
          <table:table-cell office:value-type="float" office:value="0.128574206676575" calcext:value-type="float">
            <text:p>0.128574206676575</text:p>
          </table:table-cell>
          <table:table-cell office:value-type="float" office:value="0.12258788383536" calcext:value-type="float">
            <text:p>0.12258788383536</text:p>
          </table:table-cell>
          <table:table-cell office:value-type="float" office:value="0.116267429758253" calcext:value-type="float">
            <text:p>0.116267429758253</text:p>
          </table:table-cell>
          <table:table-cell office:value-type="float" office:value="0.109602029348944" calcext:value-type="float">
            <text:p>0.109602029348944</text:p>
          </table:table-cell>
          <table:table-cell office:value-type="float" office:value="0.102580691311598" calcext:value-type="float">
            <text:p>0.102580691311598</text:p>
          </table:table-cell>
          <table:table-cell office:value-type="float" office:value="0.0951924000943944" calcext:value-type="float">
            <text:p>0.095192400094395</text:p>
          </table:table-cell>
          <table:table-cell office:value-type="float" office:value="0.0874262816023339" calcext:value-type="float">
            <text:p>0.087426281602334</text:p>
          </table:table-cell>
          <table:table-cell office:value-type="float" office:value="0.0792717860743924" calcext:value-type="float">
            <text:p>0.079271786074392</text:p>
          </table:table-cell>
          <table:table-cell office:value-type="float" office:value="0.0707188918094955" calcext:value-type="float">
            <text:p>0.070718891809496</text:p>
          </table:table-cell>
          <table:table-cell office:value-type="float" office:value="0.0617583339493865" calcext:value-type="float">
            <text:p>0.061758333949387</text:p>
          </table:table-cell>
          <table:table-cell office:value-type="float" office:value="0.0523818634816325" calcext:value-type="float">
            <text:p>0.052381863481633</text:p>
          </table:table-cell>
          <table:table-cell office:value-type="float" office:value="0.0425825434102853" calcext:value-type="float">
            <text:p>0.042582543410285</text:p>
          </table:table-cell>
          <table:table-cell office:value-type="float" office:value="0.0323550902851752" calcext:value-type="float">
            <text:p>0.032355090285175</text:p>
          </table:table-cell>
          <table:table-cell office:value-type="float" office:value="0.0216962538580721" calcext:value-type="float">
            <text:p>0.021696253858072</text:p>
          </table:table-cell>
          <table:table-cell office:value-type="float" office:value="0.0106050885234964" calcext:value-type="float">
            <text:p>0.010605088523496</text:p>
          </table:table-cell>
          <table:table-cell office:value-type="float" office:value="-0.000917920560513546" calcext:value-type="float">
            <text:p>-0.000917920560514</text:p>
          </table:table-cell>
          <table:table-cell office:value-type="float" office:value="-0.0128584830032215" calcext:value-type="float">
            <text:p>-0.012858483003222</text:p>
          </table:table-cell>
          <table:table-cell office:value-type="float" office:value="-0.0251737919910729" calcext:value-type="float">
            <text:p>-0.025173791991073</text:p>
          </table:table-cell>
          <table:table-cell office:value-type="float" office:value="-0.0378459452158149" calcext:value-type="float">
            <text:p>-0.037845945215815</text:p>
          </table:table-cell>
          <table:table-cell office:value-type="float" office:value="-0.050847319145515" calcext:value-type="float">
            <text:p>-0.050847319145515</text:p>
          </table:table-cell>
          <table:table-cell office:value-type="float" office:value="-0.0641437939977587" calcext:value-type="float">
            <text:p>-0.064143793997759</text:p>
          </table:table-cell>
          <table:table-cell office:value-type="float" office:value="-0.077694538700577" calcext:value-type="float">
            <text:p>-0.077694538700577</text:p>
          </table:table-cell>
          <table:table-cell office:value-type="float" office:value="-0.0914513749037769" calcext:value-type="float">
            <text:p>-0.091451374903777</text:p>
          </table:table-cell>
          <table:table-cell office:value-type="float" office:value="-0.105358110486122" calcext:value-type="float">
            <text:p>-0.105358110486122</text:p>
          </table:table-cell>
          <table:table-cell office:value-type="float" office:value="-0.119349874764637" calcext:value-type="float">
            <text:p>-0.119349874764637</text:p>
          </table:table-cell>
          <table:table-cell office:value-type="float" office:value="-0.133352468568949" calcext:value-type="float">
            <text:p>-0.133352468568949</text:p>
          </table:table-cell>
          <table:table-cell office:value-type="float" office:value="-0.147281756326643" calcext:value-type="float">
            <text:p>-0.147281756326643</text:p>
          </table:table-cell>
          <table:table-cell office:value-type="float" office:value="-0.161043138995218" calcext:value-type="float">
            <text:p>-0.161043138995218</text:p>
          </table:table-cell>
          <table:table-cell office:value-type="float" office:value="-0.174531156105078" calcext:value-type="float">
            <text:p>-0.174531156105078</text:p>
          </table:table-cell>
          <table:table-cell office:value-type="float" office:value="-0.187629273967036" calcext:value-type="float">
            <text:p>-0.187629273967036</text:p>
          </table:table-cell>
          <table:table-cell office:value-type="float" office:value="-0.20020992561214" calcext:value-type="float">
            <text:p>-0.20020992561214</text:p>
          </table:table-cell>
          <table:table-cell office:value-type="float" office:value="-0.212134875663473" calcext:value-type="float">
            <text:p>-0.212134875663473</text:p>
          </table:table-cell>
          <table:table-cell office:value-type="float" office:value="-0.223255989037264" calcext:value-type="float">
            <text:p>-0.223255989037264</text:p>
          </table:table-cell>
          <table:table-cell office:value-type="float" office:value="-0.233416484672132" calcext:value-type="float">
            <text:p>-0.233416484672132</text:p>
          </table:table-cell>
          <table:table-cell office:value-type="float" office:value="-0.242452752558087" calcext:value-type="float">
            <text:p>-0.242452752558087</text:p>
          </table:table-cell>
          <table:table-cell office:value-type="float" office:value="-0.250196802198653" calcext:value-type="float">
            <text:p>-0.250196802198653</text:p>
          </table:table-cell>
          <table:table-cell office:value-type="float" office:value="-0.256479391127969" calcext:value-type="float">
            <text:p>-0.256479391127969</text:p>
          </table:table-cell>
          <table:table-cell office:value-type="float" office:value="-0.261133851335469" calcext:value-type="float">
            <text:p>-0.261133851335469</text:p>
          </table:table-cell>
          <table:table-cell office:value-type="float" office:value="-0.26400058818036" calcext:value-type="float">
            <text:p>-0.26400058818036</text:p>
          </table:table-cell>
          <table:table-cell office:value-type="float" office:value="-0.264932170536647" calcext:value-type="float">
            <text:p>-0.264932170536647</text:p>
          </table:table-cell>
          <table:table-cell office:value-type="float" office:value="-0.26379886425918" calcext:value-type="float">
            <text:p>-0.26379886425918</text:p>
          </table:table-cell>
          <table:table-cell office:value-type="float" office:value="-0.260494387856432" calcext:value-type="float">
            <text:p>-0.260494387856432</text:p>
          </table:table-cell>
          <table:table-cell office:value-type="float" office:value="-0.254941596475029" calcext:value-type="float">
            <text:p>-0.254941596475029</text:p>
          </table:table-cell>
          <table:table-cell office:value-type="float" office:value="-0.247097737679923" calcext:value-type="float">
            <text:p>-0.247097737679923</text:p>
          </table:table-cell>
          <table:table-cell office:value-type="float" office:value="-0.236958881581129" calcext:value-type="float">
            <text:p>-0.236958881581129</text:p>
          </table:table-cell>
          <table:table-cell office:value-type="float" office:value="-0.224563120474754" calcext:value-type="float">
            <text:p>-0.224563120474754</text:p>
          </table:table-cell>
          <table:table-cell office:value-type="float" office:value="-0.20999216883047" calcext:value-type="float">
            <text:p>-0.20999216883047</text:p>
          </table:table-cell>
          <table:table-cell office:value-type="float" office:value="-0.193371077799694" calcext:value-type="float">
            <text:p>-0.193371077799694</text:p>
          </table:table-cell>
          <table:table-cell office:value-type="float" office:value="-0.174865906561844" calcext:value-type="float">
            <text:p>-0.174865906561844</text:p>
          </table:table-cell>
          <table:table-cell office:value-type="float" office:value="-0.154679354352408" calcext:value-type="float">
            <text:p>-0.154679354352408</text:p>
          </table:table-cell>
          <table:table-cell office:value-type="float" office:value="-0.133044532788187" calcext:value-type="float">
            <text:p>-0.133044532788187</text:p>
          </table:table-cell>
          <table:table-cell office:value-type="float" office:value="-0.110217224376368" calcext:value-type="float">
            <text:p>-0.110217224376368</text:p>
          </table:table-cell>
          <table:table-cell office:value-type="float" office:value="-0.0864671063540898" calcext:value-type="float">
            <text:p>-0.08646710635409</text:p>
          </table:table-cell>
          <table:table-cell office:value-type="float" office:value="-0.0620685011333754" calcext:value-type="float">
            <text:p>-0.062068501133375</text:p>
          </table:table-cell>
          <table:table-cell office:value-type="float" office:value="-0.0372912371324956" calcext:value-type="float">
            <text:p>-0.037291237132496</text:p>
          </table:table-cell>
          <table:table-cell office:value-type="float" office:value="-0.012392169361719" calcext:value-type="float">
            <text:p>-0.012392169361719</text:p>
          </table:table-cell>
          <table:table-cell office:value-type="float" office:value="0.012392169361719" calcext:value-type="float">
            <text:p>0.012392169361719</text:p>
          </table:table-cell>
        </table:table-row>
        <table:table-row table:style-name="ro1">
          <table:table-cell office:value-type="float" office:value="-0.0108694753343091" calcext:value-type="float">
            <text:p>-0.010869475334309</text:p>
          </table:table-cell>
          <table:table-cell office:value-type="float" office:value="0.0108694753343091" calcext:value-type="float">
            <text:p>0.010869475334309</text:p>
          </table:table-cell>
          <table:table-cell office:value-type="float" office:value="0.0309507020263871" calcext:value-type="float">
            <text:p>0.030950702026387</text:p>
          </table:table-cell>
          <table:table-cell office:value-type="float" office:value="0.0495712703982949" calcext:value-type="float">
            <text:p>0.049571270398295</text:p>
          </table:table-cell>
          <table:table-cell office:value-type="float" office:value="0.0667609064437068" calcext:value-type="float">
            <text:p>0.066760906443707</text:p>
          </table:table-cell>
          <table:table-cell office:value-type="float" office:value="0.0825570257938974" calcext:value-type="float">
            <text:p>0.082557025793897</text:p>
          </table:table-cell>
          <table:table-cell office:value-type="float" office:value="0.0970037040374115" calcext:value-type="float">
            <text:p>0.097003704037412</text:p>
          </table:table-cell>
          <table:table-cell office:value-type="float" office:value="0.110150662182058" calcext:value-type="float">
            <text:p>0.110150662182058</text:p>
          </table:table-cell>
          <table:table-cell office:value-type="float" office:value="0.122052267193921" calcext:value-type="float">
            <text:p>0.122052267193921</text:p>
          </table:table-cell>
          <table:table-cell office:value-type="float" office:value="0.132766548396804" calcext:value-type="float">
            <text:p>0.132766548396804</text:p>
          </table:table-cell>
          <table:table-cell office:value-type="float" office:value="0.142354233971583" calcext:value-type="float">
            <text:p>0.142354233971583</text:p>
          </table:table-cell>
          <table:table-cell office:value-type="float" office:value="0.150877816123556" calcext:value-type="float">
            <text:p>0.150877816123556</text:p>
          </table:table-cell>
          <table:table-cell office:value-type="float" office:value="0.158400656535295" calcext:value-type="float">
            <text:p>0.158400656535295</text:p>
          </table:table-cell>
          <table:table-cell office:value-type="float" office:value="0.164986145111279" calcext:value-type="float">
            <text:p>0.164986145111279</text:p>
          </table:table-cell>
          <table:table-cell office:value-type="float" office:value="0.170696924814041" calcext:value-type="float">
            <text:p>0.170696924814041</text:p>
          </table:table-cell>
          <table:table-cell office:value-type="float" office:value="0.175594193871879" calcext:value-type="float">
            <text:p>0.175594193871879</text:p>
          </table:table-cell>
          <table:table-cell office:value-type="float" office:value="0.179737094104841" calcext:value-type="float">
            <text:p>0.179737094104841</text:p>
          </table:table-cell>
          <table:table-cell office:value-type="float" office:value="0.183182191027727" calcext:value-type="float">
            <text:p>0.183182191027727</text:p>
          </table:table-cell>
          <table:table-cell office:value-type="float" office:value="0.185983048039354" calcext:value-type="float">
            <text:p>0.185983048039354</text:p>
          </table:table-cell>
          <table:table-cell office:value-type="float" office:value="0.188189893796795" calcext:value-type="float">
            <text:p>0.188189893796795</text:p>
          </table:table-cell>
          <table:table-cell office:value-type="float" office:value="0.189849379003819" calcext:value-type="float">
            <text:p>0.189849379003819</text:p>
          </table:table-cell>
          <table:table-cell office:value-type="float" office:value="0.191004416491477" calcext:value-type="float">
            <text:p>0.191004416491477</text:p>
          </table:table-cell>
          <table:table-cell office:value-type="float" office:value="0.191694096722994" calcext:value-type="float">
            <text:p>0.191694096722994</text:p>
          </table:table-cell>
          <table:table-cell office:value-type="float" office:value="0.19195366971205" calcext:value-type="float">
            <text:p>0.19195366971205</text:p>
          </table:table-cell>
          <table:table-cell office:value-type="float" office:value="0.191814583769453" calcext:value-type="float">
            <text:p>0.191814583769453</text:p>
          </table:table-cell>
          <table:table-cell office:value-type="float" office:value="0.191304571404938" calcext:value-type="float">
            <text:p>0.191304571404938</text:p>
          </table:table-cell>
          <table:table-cell office:value-type="float" office:value="0.190447773022541" calcext:value-type="float">
            <text:p>0.190447773022541</text:p>
          </table:table-cell>
          <table:table-cell office:value-type="float" office:value="0.189264889653232" calcext:value-type="float">
            <text:p>0.189264889653232</text:p>
          </table:table-cell>
          <table:table-cell office:value-type="float" office:value="0.187773356781903" calcext:value-type="float">
            <text:p>0.187773356781903</text:p>
          </table:table-cell>
          <table:table-cell office:value-type="float" office:value="0.185987532261269" calcext:value-type="float">
            <text:p>0.185987532261269</text:p>
          </table:table-cell>
          <table:table-cell office:value-type="float" office:value="0.183918892301653" calcext:value-type="float">
            <text:p>0.183918892301653</text:p>
          </table:table-cell>
          <table:table-cell office:value-type="float" office:value="0.181576230522155" calcext:value-type="float">
            <text:p>0.181576230522155</text:p>
          </table:table-cell>
          <table:table-cell office:value-type="float" office:value="0.178965856009682" calcext:value-type="float">
            <text:p>0.178965856009682</text:p>
          </table:table-cell>
          <table:table-cell office:value-type="float" office:value="0.176091787250805" calcext:value-type="float">
            <text:p>0.176091787250805</text:p>
          </table:table-cell>
          <table:table-cell office:value-type="float" office:value="0.172955939613224" calcext:value-type="float">
            <text:p>0.172955939613224</text:p>
          </table:table-cell>
          <table:table-cell office:value-type="float" office:value="0.169558304814448" calcext:value-type="float">
            <text:p>0.169558304814448</text:p>
          </table:table-cell>
          <table:table-cell office:value-type="float" office:value="0.165897121468931" calcext:value-type="float">
            <text:p>0.165897121468931</text:p>
          </table:table-cell>
          <table:table-cell office:value-type="float" office:value="0.161969036376136" calcext:value-type="float">
            <text:p>0.161969036376136</text:p>
          </table:table-cell>
          <table:table-cell office:value-type="float" office:value="0.157769256726088" calcext:value-type="float">
            <text:p>0.157769256726088</text:p>
          </table:table-cell>
          <table:table-cell office:value-type="float" office:value="0.153291693815552" calcext:value-type="float">
            <text:p>0.153291693815552</text:p>
          </table:table-cell>
          <table:table-cell office:value-type="float" office:value="0.148529099248741" calcext:value-type="float">
            <text:p>0.148529099248741</text:p>
          </table:table-cell>
          <table:table-cell office:value-type="float" office:value="0.143473194915089" calcext:value-type="float">
            <text:p>0.143473194915089</text:p>
          </table:table-cell>
          <table:table-cell office:value-type="float" office:value="0.138114798320362" calcext:value-type="float">
            <text:p>0.138114798320362</text:p>
          </table:table-cell>
          <table:table-cell office:value-type="float" office:value="0.132443945097605" calcext:value-type="float">
            <text:p>0.132443945097605</text:p>
          </table:table-cell>
          <table:table-cell office:value-type="float" office:value="0.126450010766815" calcext:value-type="float">
            <text:p>0.126450010766815</text:p>
          </table:table-cell>
          <table:table-cell office:value-type="float" office:value="0.120121834014415" calcext:value-type="float">
            <text:p>0.120121834014415</text:p>
          </table:table-cell>
          <table:table-cell office:value-type="float" office:value="0.113447843999365" calcext:value-type="float">
            <text:p>0.113447843999365</text:p>
          </table:table-cell>
          <table:table-cell office:value-type="float" office:value="0.106416194397083" calcext:value-type="float">
            <text:p>0.106416194397083</text:p>
          </table:table-cell>
          <table:table-cell office:value-type="float" office:value="0.0990149071149064" calcext:value-type="float">
            <text:p>0.099014907114906</text:p>
          </table:table-cell>
          <table:table-cell office:value-type="float" office:value="0.091232028873773" calcext:value-type="float">
            <text:p>0.091232028873773</text:p>
          </table:table-cell>
          <table:table-cell office:value-type="float" office:value="0.0830558040743339" calcext:value-type="float">
            <text:p>0.083055804074334</text:p>
          </table:table-cell>
          <table:table-cell office:value-type="float" office:value="0.0744748676729993" calcext:value-type="float">
            <text:p>0.074474867672999</text:p>
          </table:table-cell>
          <table:table-cell office:value-type="float" office:value="0.0654784620203076" calcext:value-type="float">
            <text:p>0.065478462020308</text:p>
          </table:table-cell>
          <table:table-cell office:value-type="float" office:value="0.0560566816246662" calcext:value-type="float">
            <text:p>0.056056681624666</text:p>
          </table:table-cell>
          <table:table-cell office:value-type="float" office:value="0.046200748709612" calcext:value-type="float">
            <text:p>0.046200748709612</text:p>
          </table:table-cell>
          <table:table-cell office:value-type="float" office:value="0.0359033175782548" calcext:value-type="float">
            <text:p>0.035903317578255</text:p>
          </table:table-cell>
          <table:table-cell office:value-type="float" office:value="0.0251587928299023" calcext:value-type="float">
            <text:p>0.025158792829902</text:p>
          </table:table-cell>
          <table:table-cell office:value-type="float" office:value="0.0139636480386673" calcext:value-type="float">
            <text:p>0.013963648038667</text:p>
          </table:table-cell>
          <table:table-cell office:value-type="float" office:value="0.00231708597674806" calcext:value-type="float">
            <text:p>0.002317085976748</text:p>
          </table:table-cell>
          <table:table-cell office:value-type="float" office:value="-0.00977402832211309" calcext:value-type="float">
            <text:p>-0.009774028322113</text:p>
          </table:table-cell>
          <table:table-cell office:value-type="float" office:value="-0.0222750582548652" calcext:value-type="float">
            <text:p>-0.022275058254865</text:p>
          </table:table-cell>
          <table:table-cell office:value-type="float" office:value="-0.0351643799696949" calcext:value-type="float">
            <text:p>-0.035164379969695</text:p>
          </table:table-cell>
          <table:table-cell office:value-type="float" office:value="-0.048416242763972" calcext:value-type="float">
            <text:p>-0.048416242763972</text:p>
          </table:table-cell>
          <table:table-cell office:value-type="float" office:value="-0.0619989498122776" calcext:value-type="float">
            <text:p>-0.061998949812278</text:p>
          </table:table-cell>
          <table:table-cell office:value-type="float" office:value="-0.0758740790032007" calcext:value-type="float">
            <text:p>-0.075874079003201</text:p>
          </table:table-cell>
          <table:table-cell office:value-type="float" office:value="-0.0899958033279432" calcext:value-type="float">
            <text:p>-0.089995803327943</text:p>
          </table:table-cell>
          <table:table-cell office:value-type="float" office:value="-0.104310175168011" calcext:value-type="float">
            <text:p>-0.104310175168011</text:p>
          </table:table-cell>
          <table:table-cell office:value-type="float" office:value="-0.118754369490245" calcext:value-type="float">
            <text:p>-0.118754369490245</text:p>
          </table:table-cell>
          <table:table-cell office:value-type="float" office:value="-0.133255909747048" calcext:value-type="float">
            <text:p>-0.133255909747048</text:p>
          </table:table-cell>
          <table:table-cell office:value-type="float" office:value="-0.147731910804161" calcext:value-type="float">
            <text:p>-0.147731910804161</text:p>
          </table:table-cell>
          <table:table-cell office:value-type="float" office:value="-0.16208838064912" calcext:value-type="float">
            <text:p>-0.16208838064912</text:p>
          </table:table-cell>
          <table:table-cell office:value-type="float" office:value="-0.176219630800996" calcext:value-type="float">
            <text:p>-0.176219630800996</text:p>
          </table:table-cell>
          <table:table-cell office:value-type="float" office:value="-0.19000785486083" calcext:value-type="float">
            <text:p>-0.19000785486083</text:p>
          </table:table-cell>
          <table:table-cell office:value-type="float" office:value="-0.203322944955434" calcext:value-type="float">
            <text:p>-0.203322944955434</text:p>
          </table:table-cell>
          <table:table-cell office:value-type="float" office:value="-0.216022626058812" calcext:value-type="float">
            <text:p>-0.216022626058812</text:p>
          </table:table-cell>
          <table:table-cell office:value-type="float" office:value="-0.227952997030782" calcext:value-type="float">
            <text:p>-0.227952997030782</text:p>
          </table:table-cell>
          <table:table-cell office:value-type="float" office:value="-0.238949573096622" calcext:value-type="float">
            <text:p>-0.238949573096622</text:p>
          </table:table-cell>
          <table:table-cell office:value-type="float" office:value="-0.248838925421737" calcext:value-type="float">
            <text:p>-0.248838925421737</text:p>
          </table:table-cell>
          <table:table-cell office:value-type="float" office:value="-0.257441006972329" calcext:value-type="float">
            <text:p>-0.257441006972329</text:p>
          </table:table-cell>
          <table:table-cell office:value-type="float" office:value="-0.264572237430095" calcext:value-type="float">
            <text:p>-0.264572237430095</text:p>
          </table:table-cell>
          <table:table-cell office:value-type="float" office:value="-0.270049390878191" calcext:value-type="float">
            <text:p>-0.270049390878191</text:p>
          </table:table-cell>
          <table:table-cell office:value-type="float" office:value="-0.273694286192207" calcext:value-type="float">
            <text:p>-0.273694286192207</text:p>
          </table:table-cell>
          <table:table-cell office:value-type="float" office:value="-0.275339220527561" calcext:value-type="float">
            <text:p>-0.275339220527561</text:p>
          </table:table-cell>
          <table:table-cell office:value-type="float" office:value="-0.27483301191234" calcext:value-type="float">
            <text:p>-0.27483301191234</text:p>
          </table:table-cell>
          <table:table-cell office:value-type="float" office:value="-0.272047431364818" calcext:value-type="float">
            <text:p>-0.272047431364818</text:p>
          </table:table-cell>
          <table:table-cell office:value-type="float" office:value="-0.266883715275298" calcext:value-type="float">
            <text:p>-0.266883715275298</text:p>
          </table:table-cell>
          <table:table-cell office:value-type="float" office:value="-0.259278765700403" calcext:value-type="float">
            <text:p>-0.259278765700403</text:p>
          </table:table-cell>
          <table:table-cell office:value-type="float" office:value="-0.249210583480117" calcext:value-type="float">
            <text:p>-0.249210583480117</text:p>
          </table:table-cell>
          <table:table-cell office:value-type="float" office:value="-0.236702451735712" calcext:value-type="float">
            <text:p>-0.236702451735712</text:p>
          </table:table-cell>
          <table:table-cell office:value-type="float" office:value="-0.221825408997903" calcext:value-type="float">
            <text:p>-0.221825408997903</text:p>
          </table:table-cell>
          <table:table-cell office:value-type="float" office:value="-0.204698630469625" calcext:value-type="float">
            <text:p>-0.204698630469625</text:p>
          </table:table-cell>
          <table:table-cell office:value-type="float" office:value="-0.185487472871844" calcext:value-type="float">
            <text:p>-0.185487472871844</text:p>
          </table:table-cell>
          <table:table-cell office:value-type="float" office:value="-0.164399122192208" calcext:value-type="float">
            <text:p>-0.164399122192208</text:p>
          </table:table-cell>
          <table:table-cell office:value-type="float" office:value="-0.141675993162351" calcext:value-type="float">
            <text:p>-0.141675993162351</text:p>
          </table:table-cell>
          <table:table-cell office:value-type="float" office:value="-0.117587235697377" calcext:value-type="float">
            <text:p>-0.117587235697377</text:p>
          </table:table-cell>
          <table:table-cell office:value-type="float" office:value="-0.0924188764349587" calcext:value-type="float">
            <text:p>-0.092418876434959</text:p>
          </table:table-cell>
          <table:table-cell office:value-type="float" office:value="-0.0664632379094932" calcext:value-type="float">
            <text:p>-0.066463237909493</text:p>
          </table:table-cell>
          <table:table-cell office:value-type="float" office:value="-0.0400083198888937" calcext:value-type="float">
            <text:p>-0.040008319888894</text:p>
          </table:table-cell>
          <table:table-cell office:value-type="float" office:value="-0.0133277974606525" calcext:value-type="float">
            <text:p>-0.013327797460653</text:p>
          </table:table-cell>
          <table:table-cell office:value-type="float" office:value="0.0133277974606525" calcext:value-type="float">
            <text:p>0.013327797460653</text:p>
          </table:table-cell>
        </table:table-row>
        <table:table-row table:style-name="ro1">
          <table:table-cell office:value-type="float" office:value="-0.0111940109057923" calcext:value-type="float">
            <text:p>-0.011194010905792</text:p>
          </table:table-cell>
          <table:table-cell office:value-type="float" office:value="0.0111940109057923" calcext:value-type="float">
            <text:p>0.011194010905792</text:p>
          </table:table-cell>
          <table:table-cell office:value-type="float" office:value="0.0318676494388283" calcext:value-type="float">
            <text:p>0.031867649438828</text:p>
          </table:table-cell>
          <table:table-cell office:value-type="float" office:value="0.0510295579574835" calcext:value-type="float">
            <text:p>0.051029557957484</text:p>
          </table:table-cell>
          <table:table-cell office:value-type="float" office:value="0.0687095225513673" calcext:value-type="float">
            <text:p>0.068709522551367</text:p>
          </table:table-cell>
          <table:table-cell office:value-type="float" office:value="0.0849455238639358" calcext:value-type="float">
            <text:p>0.084945523863936</text:p>
          </table:table-cell>
          <table:table-cell office:value-type="float" office:value="0.099782707692063" calcext:value-type="float">
            <text:p>0.099782707692063</text:p>
          </table:table-cell>
          <table:table-cell office:value-type="float" office:value="0.113272350224708" calcext:value-type="float">
            <text:p>0.113272350224708</text:p>
          </table:table-cell>
          <table:table-cell office:value-type="float" office:value="0.125470820063496" calcext:value-type="float">
            <text:p>0.125470820063496</text:p>
          </table:table-cell>
          <table:table-cell office:value-type="float" office:value="0.136438540704583" calcext:value-type="float">
            <text:p>0.136438540704583</text:p>
          </table:table-cell>
          <table:table-cell office:value-type="float" office:value="0.146238961297489" calcext:value-type="float">
            <text:p>0.146238961297489</text:p>
          </table:table-cell>
          <table:table-cell office:value-type="float" office:value="0.154937548331073" calcext:value-type="float">
            <text:p>0.154937548331073</text:p>
          </table:table-cell>
          <table:table-cell office:value-type="float" office:value="0.162600814120768" calcext:value-type="float">
            <text:p>0.162600814120768</text:p>
          </table:table-cell>
          <table:table-cell office:value-type="float" office:value="0.16929539918895" calcext:value-type="float">
            <text:p>0.16929539918895</text:p>
          </table:table-cell>
          <table:table-cell office:value-type="float" office:value="0.175087224932107" calcext:value-type="float">
            <text:p>0.175087224932107</text:p>
          </table:table-cell>
          <table:table-cell office:value-type="float" office:value="0.180040730724609" calcext:value-type="float">
            <text:p>0.180040730724609</text:p>
          </table:table-cell>
          <table:table-cell office:value-type="float" office:value="0.184218206238611" calcext:value-type="float">
            <text:p>0.184218206238611</text:p>
          </table:table-cell>
          <table:table-cell office:value-type="float" office:value="0.18767922577766" calcext:value-type="float">
            <text:p>0.18767922577766</text:p>
          </table:table-cell>
          <table:table-cell office:value-type="float" office:value="0.190480187290466" calcext:value-type="float">
            <text:p>0.190480187290466</text:p>
          </table:table-cell>
          <table:table-cell office:value-type="float" office:value="0.19267395482297" calcext:value-type="float">
            <text:p>0.19267395482297</text:p>
          </table:table-cell>
          <table:table-cell office:value-type="float" office:value="0.194309599787623" calcext:value-type="float">
            <text:p>0.194309599787623</text:p>
          </table:table-cell>
          <table:table-cell office:value-type="float" office:value="0.195432233743176" calcext:value-type="float">
            <text:p>0.195432233743176</text:p>
          </table:table-cell>
          <table:table-cell office:value-type="float" office:value="0.196082923437665" calcext:value-type="float">
            <text:p>0.196082923437665</text:p>
          </table:table-cell>
          <table:table-cell office:value-type="float" office:value="0.196298677681367" calcext:value-type="float">
            <text:p>0.196298677681367</text:p>
          </table:table-cell>
          <table:table-cell office:value-type="float" office:value="0.19611249509937" calcext:value-type="float">
            <text:p>0.19611249509937</text:p>
          </table:table-cell>
          <table:table-cell office:value-type="float" office:value="0.195553461839765" calcext:value-type="float">
            <text:p>0.195553461839765</text:p>
          </table:table-cell>
          <table:table-cell office:value-type="float" office:value="0.194646888805083" calcext:value-type="float">
            <text:p>0.194646888805083</text:p>
          </table:table-cell>
          <table:table-cell office:value-type="float" office:value="0.1934144787471" calcext:value-type="float">
            <text:p>0.1934144787471</text:p>
          </table:table-cell>
          <table:table-cell office:value-type="float" office:value="0.191874514566085" calcext:value-type="float">
            <text:p>0.191874514566085</text:p>
          </table:table-cell>
          <table:table-cell office:value-type="float" office:value="0.190042061269014" calcext:value-type="float">
            <text:p>0.190042061269014</text:p>
          </table:table-cell>
          <table:table-cell office:value-type="float" office:value="0.187929175166215" calcext:value-type="float">
            <text:p>0.187929175166215</text:p>
          </table:table-cell>
          <table:table-cell office:value-type="float" office:value="0.185545115025282" calcext:value-type="float">
            <text:p>0.185545115025282</text:p>
          </table:table-cell>
          <table:table-cell office:value-type="float" office:value="0.182896550957927" calcext:value-type="float">
            <text:p>0.182896550957927</text:p>
          </table:table-cell>
          <table:table-cell office:value-type="float" office:value="0.179987767800491" calcext:value-type="float">
            <text:p>0.179987767800491</text:p>
          </table:table-cell>
          <table:table-cell office:value-type="float" office:value="0.176820860640973" calcext:value-type="float">
            <text:p>0.176820860640973</text:p>
          </table:table-cell>
          <table:table-cell office:value-type="float" office:value="0.17339592092127" calcext:value-type="float">
            <text:p>0.17339592092127</text:p>
          </table:table-cell>
          <table:table-cell office:value-type="float" office:value="0.169711212239406" calcext:value-type="float">
            <text:p>0.169711212239406</text:p>
          </table:table-cell>
          <table:table-cell office:value-type="float" office:value="0.165763335566662" calcext:value-type="float">
            <text:p>0.165763335566662</text:p>
          </table:table-cell>
          <table:table-cell office:value-type="float" office:value="0.161547384086718" calcext:value-type="float">
            <text:p>0.161547384086718</text:p>
          </table:table-cell>
          <table:table-cell office:value-type="float" office:value="0.157057088314245" calcext:value-type="float">
            <text:p>0.157057088314245</text:p>
          </table:table-cell>
          <table:table-cell office:value-type="float" office:value="0.152284952502307" calcext:value-type="float">
            <text:p>0.152284952502307</text:p>
          </table:table-cell>
          <table:table-cell office:value-type="float" office:value="0.147222383668933" calcext:value-type="float">
            <text:p>0.147222383668933</text:p>
          </table:table-cell>
          <table:table-cell office:value-type="float" office:value="0.141859814841919" calcext:value-type="float">
            <text:p>0.141859814841919</text:p>
          </table:table-cell>
          <table:table-cell office:value-type="float" office:value="0.136186824375616" calcext:value-type="float">
            <text:p>0.136186824375616</text:p>
          </table:table-cell>
          <table:table-cell office:value-type="float" office:value="0.130192253403951" calcext:value-type="float">
            <text:p>0.130192253403951</text:p>
          </table:table-cell>
          <table:table-cell office:value-type="float" office:value="0.123864323722235" calcext:value-type="float">
            <text:p>0.123864323722235</text:p>
          </table:table-cell>
          <table:table-cell office:value-type="float" office:value="0.117190758591319" calcext:value-type="float">
            <text:p>0.117190758591319</text:p>
          </table:table-cell>
          <table:table-cell office:value-type="float" office:value="0.110158909181357" calcext:value-type="float">
            <text:p>0.110158909181357</text:p>
          </table:table-cell>
          <table:table-cell office:value-type="float" office:value="0.102755889596129" calcext:value-type="float">
            <text:p>0.102755889596129</text:p>
          </table:table-cell>
          <table:table-cell office:value-type="float" office:value="0.0949687236566157" calcext:value-type="float">
            <text:p>0.094968723656616</text:p>
          </table:table-cell>
          <table:table-cell office:value-type="float" office:value="0.0867845068791742" calcext:value-type="float">
            <text:p>0.086784506879174</text:p>
          </table:table-cell>
          <table:table-cell office:value-type="float" office:value="0.0781905873204457" calcext:value-type="float">
            <text:p>0.078190587320446</text:p>
          </table:table-cell>
          <table:table-cell office:value-type="float" office:value="0.0691747691568007" calcext:value-type="float">
            <text:p>0.069174769156801</text:p>
          </table:table-cell>
          <table:table-cell office:value-type="float" office:value="0.0597255428716856" calcext:value-type="float">
            <text:p>0.059725542871686</text:p>
          </table:table-cell>
          <table:table-cell office:value-type="float" office:value="0.049832345534837" calcext:value-type="float">
            <text:p>0.049832345534837</text:p>
          </table:table-cell>
          <table:table-cell office:value-type="float" office:value="0.0394858540851099" calcext:value-type="float">
            <text:p>0.03948585408511</text:p>
          </table:table-cell>
          <table:table-cell office:value-type="float" office:value="0.0286783179934" calcext:value-type="float">
            <text:p>0.0286783179934</text:p>
          </table:table-cell>
          <table:table-cell office:value-type="float" office:value="0.0174039686303874" calcext:value-type="float">
            <text:p>0.017403968630387</text:p>
          </table:table-cell>
          <table:table-cell office:value-type="float" office:value="0.00565967275681619" calcext:value-type="float">
            <text:p>0.005659672756816</text:p>
          </table:table-cell>
          <table:table-cell office:value-type="float" office:value="-0.00655391333337716" calcext:value-type="float">
            <text:p>-0.006553913333377</text:p>
          </table:table-cell>
          <table:table-cell office:value-type="float" office:value="-0.0192104987552366" calcext:value-type="float">
            <text:p>-0.019210498755237</text:p>
          </table:table-cell>
          <table:table-cell office:value-type="float" office:value="-0.0322868629911443" calcext:value-type="float">
            <text:p>-0.032286862991144</text:p>
          </table:table-cell>
          <table:table-cell office:value-type="float" office:value="-0.0457591109138775" calcext:value-type="float">
            <text:p>-0.045759110913878</text:p>
          </table:table-cell>
          <table:table-cell office:value-type="float" office:value="-0.0595980139604721" calcext:value-type="float">
            <text:p>-0.059598013960472</text:p>
          </table:table-cell>
          <table:table-cell office:value-type="float" office:value="-0.0737677570370647" calcext:value-type="float">
            <text:p>-0.073767757037065</text:p>
          </table:table-cell>
          <table:table-cell office:value-type="float" office:value="-0.0882251757495831" calcext:value-type="float">
            <text:p>-0.088225175749583</text:p>
          </table:table-cell>
          <table:table-cell office:value-type="float" office:value="-0.102918974107486" calcext:value-type="float">
            <text:p>-0.102918974107486</text:p>
          </table:table-cell>
          <table:table-cell office:value-type="float" office:value="-0.117788868250363" calcext:value-type="float">
            <text:p>-0.117788868250363</text:p>
          </table:table-cell>
          <table:table-cell office:value-type="float" office:value="-0.132764683196803" calcext:value-type="float">
            <text:p>-0.132764683196803</text:p>
          </table:table-cell>
          <table:table-cell office:value-type="float" office:value="-0.147765441279938" calcext:value-type="float">
            <text:p>-0.147765441279938</text:p>
          </table:table-cell>
          <table:table-cell office:value-type="float" office:value="-0.1626984850397" calcext:value-type="float">
            <text:p>-0.1626984850397</text:p>
          </table:table-cell>
          <table:table-cell office:value-type="float" office:value="-0.177458684528324" calcext:value-type="float">
            <text:p>-0.177458684528324</text:p>
          </table:table-cell>
          <table:table-cell office:value-type="float" office:value="-0.191927789422097" calcext:value-type="float">
            <text:p>-0.191927789422097</text:p>
          </table:table-cell>
          <table:table-cell office:value-type="float" office:value="-0.205973998668207" calcext:value-type="float">
            <text:p>-0.205973998668207</text:p>
          </table:table-cell>
          <table:table-cell office:value-type="float" office:value="-0.219451833409769" calcext:value-type="float">
            <text:p>-0.219451833409769</text:p>
          </table:table-cell>
          <table:table-cell office:value-type="float" office:value="-0.232202411251274" calcext:value-type="float">
            <text:p>-0.232202411251274</text:p>
          </table:table-cell>
          <table:table-cell office:value-type="float" office:value="-0.244054229913177" calcext:value-type="float">
            <text:p>-0.244054229913177</text:p>
          </table:table-cell>
          <table:table-cell office:value-type="float" office:value="-0.254824573780061" calcext:value-type="float">
            <text:p>-0.254824573780061</text:p>
          </table:table-cell>
          <table:table-cell office:value-type="float" office:value="-0.264321655106774" calcext:value-type="float">
            <text:p>-0.264321655106774</text:p>
          </table:table-cell>
          <table:table-cell office:value-type="float" office:value="-0.272347589545334" calcext:value-type="float">
            <text:p>-0.272347589545334</text:p>
          </table:table-cell>
          <table:table-cell office:value-type="float" office:value="-0.278702279818541" calcext:value-type="float">
            <text:p>-0.278702279818541</text:p>
          </table:table-cell>
          <table:table-cell office:value-type="float" office:value="-0.283188238673618" calcext:value-type="float">
            <text:p>-0.283188238673618</text:p>
          </table:table-cell>
          <table:table-cell office:value-type="float" office:value="-0.285616320456213" calcext:value-type="float">
            <text:p>-0.285616320456213</text:p>
          </table:table-cell>
          <table:table-cell office:value-type="float" office:value="-0.285812249501785" calcext:value-type="float">
            <text:p>-0.285812249501785</text:p>
          </table:table-cell>
          <table:table-cell office:value-type="float" office:value="-0.283623735689043" calcext:value-type="float">
            <text:p>-0.283623735689043</text:p>
          </table:table-cell>
          <table:table-cell office:value-type="float" office:value="-0.278927859694742" calcext:value-type="float">
            <text:p>-0.278927859694742</text:p>
          </table:table-cell>
          <table:table-cell office:value-type="float" office:value="-0.271638304097573" calcext:value-type="float">
            <text:p>-0.271638304097573</text:p>
          </table:table-cell>
          <table:table-cell office:value-type="float" office:value="-0.261711917306069" calcext:value-type="float">
            <text:p>-0.261711917306069</text:p>
          </table:table-cell>
          <table:table-cell office:value-type="float" office:value="-0.249154043979045" calcext:value-type="float">
            <text:p>-0.249154043979045</text:p>
          </table:table-cell>
          <table:table-cell office:value-type="float" office:value="-0.234022056640376" calcext:value-type="float">
            <text:p>-0.234022056640376</text:p>
          </table:table-cell>
          <table:table-cell office:value-type="float" office:value="-0.216426592395793" calcext:value-type="float">
            <text:p>-0.216426592395793</text:p>
          </table:table-cell>
          <table:table-cell office:value-type="float" office:value="-0.196530140502944" calcext:value-type="float">
            <text:p>-0.196530140502944</text:p>
          </table:table-cell>
          <table:table-cell office:value-type="float" office:value="-0.174542832334963" calcext:value-type="float">
            <text:p>-0.174542832334963</text:p>
          </table:table-cell>
          <table:table-cell office:value-type="float" office:value="-0.150715532122376" calcext:value-type="float">
            <text:p>-0.150715532122376</text:p>
          </table:table-cell>
          <table:table-cell office:value-type="float" office:value="-0.125330580654389" calcext:value-type="float">
            <text:p>-0.125330580654389</text:p>
          </table:table-cell>
          <table:table-cell office:value-type="float" office:value="-0.0986907662485172" calcext:value-type="float">
            <text:p>-0.098690766248517</text:p>
          </table:table-cell>
          <table:table-cell office:value-type="float" office:value="-0.0711072535961532" calcext:value-type="float">
            <text:p>-0.071107253596153</text:p>
          </table:table-cell>
          <table:table-cell office:value-type="float" office:value="-0.042887270293689" calcext:value-type="float">
            <text:p>-0.042887270293689</text:p>
          </table:table-cell>
          <table:table-cell office:value-type="float" office:value="-0.0143223295641348" calcext:value-type="float">
            <text:p>-0.014322329564135</text:p>
          </table:table-cell>
          <table:table-cell office:value-type="float" office:value="0.0143223295641348" calcext:value-type="float">
            <text:p>0.014322329564135</text:p>
          </table:table-cell>
        </table:table-row>
        <table:table-row table:style-name="ro1">
          <table:table-cell office:value-type="float" office:value="-0.0115205586955194" calcext:value-type="float">
            <text:p>-0.01152055869552</text:p>
          </table:table-cell>
          <table:table-cell office:value-type="float" office:value="0.0115205586955194" calcext:value-type="float">
            <text:p>0.01152055869552</text:p>
          </table:table-cell>
          <table:table-cell office:value-type="float" office:value="0.0327906663977629" calcext:value-type="float">
            <text:p>0.032790666397763</text:p>
          </table:table-cell>
          <table:table-cell office:value-type="float" office:value="0.0524975122587464" calcext:value-type="float">
            <text:p>0.052497512258746</text:p>
          </table:table-cell>
          <table:table-cell office:value-type="float" office:value="0.070670553979355" calcext:value-type="float">
            <text:p>0.070670553979355</text:p>
          </table:table-cell>
          <table:table-cell office:value-type="float" office:value="0.0873480395633487" calcext:value-type="float">
            <text:p>0.087348039563349</text:p>
          </table:table-cell>
          <table:table-cell office:value-type="float" office:value="0.102575979623147" calcext:value-type="float">
            <text:p>0.102575979623147</text:p>
          </table:table-cell>
          <table:table-cell office:value-type="float" office:value="0.116407089213314" calcext:value-type="float">
            <text:p>0.116407089213314</text:p>
          </table:table-cell>
          <table:table-cell office:value-type="float" office:value="0.128899704198437" calcext:value-type="float">
            <text:p>0.128899704198437</text:p>
          </table:table-cell>
          <table:table-cell office:value-type="float" office:value="0.140116679547297" calcext:value-type="float">
            <text:p>0.140116679547297</text:p>
          </table:table-cell>
          <table:table-cell office:value-type="float" office:value="0.150124281885599" calcext:value-type="float">
            <text:p>0.150124281885599</text:p>
          </table:table-cell>
          <table:table-cell office:value-type="float" office:value="0.158991094058741" calcext:value-type="float">
            <text:p>0.158991094058741</text:p>
          </table:table-cell>
          <table:table-cell office:value-type="float" office:value="0.166786952852584" calcext:value-type="float">
            <text:p>0.166786952852584</text:p>
          </table:table-cell>
          <table:table-cell office:value-type="float" office:value="0.173581941933492" calcext:value-type="float">
            <text:p>0.173581941933492</text:p>
          </table:table-cell>
          <table:table-cell office:value-type="float" office:value="0.179445460714731" calcext:value-type="float">
            <text:p>0.179445460714731</text:p>
          </table:table-cell>
          <table:table-cell office:value-type="float" office:value="0.184445386636199" calcext:value-type="float">
            <text:p>0.184445386636199</text:p>
          </table:table-cell>
          <table:table-cell office:value-type="float" office:value="0.188647343910362" calcext:value-type="float">
            <text:p>0.188647343910362</text:p>
          </table:table-cell>
          <table:table-cell office:value-type="float" office:value="0.192114086702686" calcext:value-type="float">
            <text:p>0.192114086702686</text:p>
          </table:table-cell>
          <table:table-cell office:value-type="float" office:value="0.194904999608764" calcext:value-type="float">
            <text:p>0.194904999608764</text:p>
          </table:table-cell>
          <table:table-cell office:value-type="float" office:value="0.197075713587712" calcext:value-type="float">
            <text:p>0.197075713587712</text:p>
          </table:table-cell>
          <table:table-cell office:value-type="float" office:value="0.198677831551308" calcext:value-type="float">
            <text:p>0.198677831551308</text:p>
          </table:table-cell>
          <table:table-cell office:value-type="float" office:value="0.199758754762653" calcext:value-type="float">
            <text:p>0.199758754762653</text:p>
          </table:table-cell>
          <table:table-cell office:value-type="float" office:value="0.200361599087776" calcext:value-type="float">
            <text:p>0.200361599087776</text:p>
          </table:table-cell>
          <table:table-cell office:value-type="float" office:value="0.200525188962673" calcext:value-type="float">
            <text:p>0.200525188962673</text:p>
          </table:table-cell>
          <table:table-cell office:value-type="float" office:value="0.20028411650719" calcext:value-type="float">
            <text:p>0.20028411650719</text:p>
          </table:table-cell>
          <table:table-cell office:value-type="float" office:value="0.199668853446714" calcext:value-type="float">
            <text:p>0.199668853446714</text:p>
          </table:table-cell>
          <table:table-cell office:value-type="float" office:value="0.198705904187968" calcext:value-type="float">
            <text:p>0.198705904187968</text:p>
          </table:table-cell>
          <table:table-cell office:value-type="float" office:value="0.19741798941478" calcext:value-type="float">
            <text:p>0.19741798941478</text:p>
          </table:table-cell>
          <table:table-cell office:value-type="float" office:value="0.195824250783769" calcext:value-type="float">
            <text:p>0.195824250783769</text:p>
          </table:table-cell>
          <table:table-cell office:value-type="float" office:value="0.193940468597682" calcext:value-type="float">
            <text:p>0.193940468597682</text:p>
          </table:table-cell>
          <table:table-cell office:value-type="float" office:value="0.191779285651426" calcext:value-type="float">
            <text:p>0.191779285651426</text:p>
          </table:table-cell>
          <table:table-cell office:value-type="float" office:value="0.189350431696739" calcext:value-type="float">
            <text:p>0.189350431696739</text:p>
          </table:table-cell>
          <table:table-cell office:value-type="float" office:value="0.186660944160898" calcext:value-type="float">
            <text:p>0.186660944160898</text:p>
          </table:table-cell>
          <table:table-cell office:value-type="float" office:value="0.183715381804023" calcext:value-type="float">
            <text:p>0.183715381804023</text:p>
          </table:table-cell>
          <table:table-cell office:value-type="float" office:value="0.180516028957483" calcext:value-type="float">
            <text:p>0.180516028957483</text:p>
          </table:table-cell>
          <table:table-cell office:value-type="float" office:value="0.177063088804451" calcext:value-type="float">
            <text:p>0.177063088804451</text:p>
          </table:table-cell>
          <table:table-cell office:value-type="float" office:value="0.173354864873188" calcext:value-type="float">
            <text:p>0.173354864873188</text:p>
          </table:table-cell>
          <table:table-cell office:value-type="float" office:value="0.1693879305195" calcext:value-type="float">
            <text:p>0.1693879305195</text:p>
          </table:table-cell>
          <table:table-cell office:value-type="float" office:value="0.165157286680026" calcext:value-type="float">
            <text:p>0.165157286680026</text:p>
          </table:table-cell>
          <table:table-cell office:value-type="float" office:value="0.160656508601581" calcext:value-type="float">
            <text:p>0.160656508601581</text:p>
          </table:table-cell>
          <table:table-cell office:value-type="float" office:value="0.155877882614409" calcext:value-type="float">
            <text:p>0.155877882614409</text:p>
          </table:table-cell>
          <table:table-cell office:value-type="float" office:value="0.150812534313591" calcext:value-type="float">
            <text:p>0.150812534313591</text:p>
          </table:table-cell>
          <table:table-cell office:value-type="float" office:value="0.145450549788343" calcext:value-type="float">
            <text:p>0.145450549788343</text:p>
          </table:table-cell>
          <table:table-cell office:value-type="float" office:value="0.139781091753026" calcext:value-type="float">
            <text:p>0.139781091753026</text:p>
          </table:table-cell>
          <table:table-cell office:value-type="float" office:value="0.133792512668496" calcext:value-type="float">
            <text:p>0.133792512668496</text:p>
          </table:table-cell>
          <table:table-cell office:value-type="float" office:value="0.127472467130128" calcext:value-type="float">
            <text:p>0.127472467130128</text:p>
          </table:table-cell>
          <table:table-cell office:value-type="float" office:value="0.120808026017514" calcext:value-type="float">
            <text:p>0.120808026017514</text:p>
          </table:table-cell>
          <table:table-cell office:value-type="float" office:value="0.113785795109417" calcext:value-type="float">
            <text:p>0.113785795109417</text:p>
          </table:table-cell>
          <table:table-cell office:value-type="float" office:value="0.10639204109235" calcext:value-type="float">
            <text:p>0.10639204109235</text:p>
          </table:table-cell>
          <table:table-cell office:value-type="float" office:value="0.0986128281431283" calcext:value-type="float">
            <text:p>0.098612828143128</text:p>
          </table:table-cell>
          <table:table-cell office:value-type="float" office:value="0.0904341685230444" calcext:value-type="float">
            <text:p>0.090434168523044</text:p>
          </table:table-cell>
          <table:table-cell office:value-type="float" office:value="0.0818421909223686" calcext:value-type="float">
            <text:p>0.081842190922369</text:p>
          </table:table-cell>
          <table:table-cell office:value-type="float" office:value="0.0728233306283658" calcext:value-type="float">
            <text:p>0.072823330628366</text:p>
          </table:table-cell>
          <table:table-cell office:value-type="float" office:value="0.0633645460880076" calcext:value-type="float">
            <text:p>0.063364546088008</text:p>
          </table:table-cell>
          <table:table-cell office:value-type="float" office:value="0.0534535674390981" calcext:value-type="float">
            <text:p>0.053453567439098</text:p>
          </table:table-cell>
          <table:table-cell office:value-type="float" office:value="0.0430791851870774" calcext:value-type="float">
            <text:p>0.043079185187078</text:p>
          </table:table-cell>
          <table:table-cell office:value-type="float" office:value="0.0322315937420226" calcext:value-type="float">
            <text:p>0.032231593742023</text:p>
          </table:table-cell>
          <table:table-cell office:value-type="float" office:value="0.0209028110060966" calcext:value-type="float">
            <text:p>0.020902811006097</text:p>
          </table:table-cell>
          <table:table-cell office:value-type="float" office:value="0.00908711848286132" calcext:value-type="float">
            <text:p>0.009087118482861</text:p>
          </table:table-cell>
          <table:table-cell office:value-type="float" office:value="-0.0032193268355846" calcext:value-type="float">
            <text:p>-0.003219326835585</text:p>
          </table:table-cell>
          <table:table-cell office:value-type="float" office:value="-0.0160007701531788" calcext:value-type="float">
            <text:p>-0.016000770153179</text:p>
          </table:table-cell>
          <table:table-cell office:value-type="float" office:value="-0.0292318364112319" calcext:value-type="float">
            <text:p>-0.029231836411232</text:p>
          </table:table-cell>
          <table:table-cell office:value-type="float" office:value="-0.0428919030198133" calcext:value-type="float">
            <text:p>-0.042891903019813</text:p>
          </table:table-cell>
          <table:table-cell office:value-type="float" office:value="-0.0569543126759554" calcext:value-type="float">
            <text:p>-0.056954312675956</text:p>
          </table:table-cell>
          <table:table-cell office:value-type="float" office:value="-0.0713859656784668" calcext:value-type="float">
            <text:p>-0.071385965678467</text:p>
          </table:table-cell>
          <table:table-cell office:value-type="float" office:value="-0.086146609469449" calcext:value-type="float">
            <text:p>-0.086146609469449</text:p>
          </table:table-cell>
          <table:table-cell office:value-type="float" office:value="-0.101187975804349" calcext:value-type="float">
            <text:p>-0.101187975804349</text:p>
          </table:table-cell>
          <table:table-cell office:value-type="float" office:value="-0.11645280560468" calcext:value-type="float">
            <text:p>-0.11645280560468</text:p>
          </table:table-cell>
          <table:table-cell office:value-type="float" office:value="-0.131873806283448" calcext:value-type="float">
            <text:p>-0.131873806283448</text:p>
          </table:table-cell>
          <table:table-cell office:value-type="float" office:value="-0.147372580193257" calcext:value-type="float">
            <text:p>-0.147372580193257</text:p>
          </table:table-cell>
          <table:table-cell office:value-type="float" office:value="-0.16285856309888" calcext:value-type="float">
            <text:p>-0.16285856309888</text:p>
          </table:table-cell>
          <table:table-cell office:value-type="float" office:value="-0.178228019527652" calcext:value-type="float">
            <text:p>-0.178228019527652</text:p>
          </table:table-cell>
          <table:table-cell office:value-type="float" office:value="-0.193363154274662" calcext:value-type="float">
            <text:p>-0.193363154274662</text:p>
          </table:table-cell>
          <table:table-cell office:value-type="float" office:value="-0.208131414181904" calcext:value-type="float">
            <text:p>-0.208131414181904</text:p>
          </table:table-cell>
          <table:table-cell office:value-type="float" office:value="-0.222385070318162" calcext:value-type="float">
            <text:p>-0.222385070318162</text:p>
          </table:table-cell>
          <table:table-cell office:value-type="float" office:value="-0.235961186770991" calcext:value-type="float">
            <text:p>-0.235961186770991</text:p>
          </table:table-cell>
          <table:table-cell office:value-type="float" office:value="-0.248682096708499" calcext:value-type="float">
            <text:p>-0.248682096708499</text:p>
          </table:table-cell>
          <table:table-cell office:value-type="float" office:value="-0.260356517084568" calcext:value-type="float">
            <text:p>-0.260356517084568</text:p>
          </table:table-cell>
          <table:table-cell office:value-type="float" office:value="-0.270781437308247" calcext:value-type="float">
            <text:p>-0.270781437308247</text:p>
          </table:table-cell>
          <table:table-cell office:value-type="float" office:value="-0.279744910804727" calcext:value-type="float">
            <text:p>-0.279744910804727</text:p>
          </table:table-cell>
          <table:table-cell office:value-type="float" office:value="-0.287029857475281" calcext:value-type="float">
            <text:p>-0.287029857475281</text:p>
          </table:table-cell>
          <table:table-cell office:value-type="float" office:value="-0.292418945370112" calcext:value-type="float">
            <text:p>-0.292418945370112</text:p>
          </table:table-cell>
          <table:table-cell office:value-type="float" office:value="-0.29570055781795" calcext:value-type="float">
            <text:p>-0.29570055781795</text:p>
          </table:table-cell>
          <table:table-cell office:value-type="float" office:value="-0.296675765916043" calcext:value-type="float">
            <text:p>-0.296675765916043</text:p>
          </table:table-cell>
          <table:table-cell office:value-type="float" office:value="-0.295166116930994" calcext:value-type="float">
            <text:p>-0.295166116930994</text:p>
          </table:table-cell>
          <table:table-cell office:value-type="float" office:value="-0.291021922601739" calcext:value-type="float">
            <text:p>-0.291021922601739</text:p>
          </table:table-cell>
          <table:table-cell office:value-type="float" office:value="-0.28413059906527" calcext:value-type="float">
            <text:p>-0.28413059906527</text:p>
          </table:table-cell>
          <table:table-cell office:value-type="float" office:value="-0.274424489793475" calcext:value-type="float">
            <text:p>-0.274424489793475</text:p>
          </table:table-cell>
          <table:table-cell office:value-type="float" office:value="-0.261887516855284" calcext:value-type="float">
            <text:p>-0.261887516855284</text:p>
          </table:table-cell>
          <table:table-cell office:value-type="float" office:value="-0.246559978108732" calcext:value-type="float">
            <text:p>-0.246559978108732</text:p>
          </table:table-cell>
          <table:table-cell office:value-type="float" office:value="-0.228540859150532" calcext:value-type="float">
            <text:p>-0.228540859150532</text:p>
          </table:table-cell>
          <table:table-cell office:value-type="float" office:value="-0.207987169680946" calcext:value-type="float">
            <text:p>-0.207987169680946</text:p>
          </table:table-cell>
          <table:table-cell office:value-type="float" office:value="-0.185110039528919" calcext:value-type="float">
            <text:p>-0.185110039528919</text:p>
          </table:table-cell>
          <table:table-cell office:value-type="float" office:value="-0.160167596682842" calcext:value-type="float">
            <text:p>-0.160167596682842</text:p>
          </table:table-cell>
          <table:table-cell office:value-type="float" office:value="-0.133454958664665" calcext:value-type="float">
            <text:p>-0.133454958664665</text:p>
          </table:table-cell>
          <table:table-cell office:value-type="float" office:value="-0.10529195114721" calcext:value-type="float">
            <text:p>-0.10529195114721</text:p>
          </table:table-cell>
          <table:table-cell office:value-type="float" office:value="-0.0760093780320814" calcext:value-type="float">
            <text:p>-0.076009378032081</text:p>
          </table:table-cell>
          <table:table-cell office:value-type="float" office:value="-0.0459347737505391" calcext:value-type="float">
            <text:p>-0.045934773750539</text:p>
          </table:table-cell>
          <table:table-cell office:value-type="float" office:value="-0.015378561843529" calcext:value-type="float">
            <text:p>-0.015378561843529</text:p>
          </table:table-cell>
          <table:table-cell office:value-type="float" office:value="0.015378561843529" calcext:value-type="float">
            <text:p>0.015378561843529</text:p>
          </table:table-cell>
        </table:table-row>
        <table:table-row table:style-name="ro1">
          <table:table-cell office:value-type="float" office:value="-0.0118496851255149" calcext:value-type="float">
            <text:p>-0.011849685125515</text:p>
          </table:table-cell>
          <table:table-cell office:value-type="float" office:value="0.0118496851255149" calcext:value-type="float">
            <text:p>0.011849685125515</text:p>
          </table:table-cell>
          <table:table-cell office:value-type="float" office:value="0.0337213357058627" calcext:value-type="float">
            <text:p>0.033721335705863</text:p>
          </table:table-cell>
          <table:table-cell office:value-type="float" office:value="0.0539775598030294" calcext:value-type="float">
            <text:p>0.053977559803029</text:p>
          </table:table-cell>
          <table:table-cell office:value-type="float" office:value="0.0726470499406015" calcext:value-type="float">
            <text:p>0.072647049940602</text:p>
          </table:table-cell>
          <table:table-cell office:value-type="float" office:value="0.0897679929952116" calcext:value-type="float">
            <text:p>0.089767992995212</text:p>
          </table:table-cell>
          <table:table-cell office:value-type="float" office:value="0.1053870450233" calcext:value-type="float">
            <text:p>0.1053870450233</text:p>
          </table:table-cell>
          <table:table-cell office:value-type="float" office:value="0.119558245021064" calcext:value-type="float">
            <text:p>0.119558245021064</text:p>
          </table:table-cell>
          <table:table-cell office:value-type="float" office:value="0.132341876313993" calcext:value-type="float">
            <text:p>0.132341876313993</text:p>
          </table:table-cell>
          <table:table-cell office:value-type="float" office:value="0.143803287666024" calcext:value-type="float">
            <text:p>0.143803287666024</text:p>
          </table:table-cell>
          <table:table-cell office:value-type="float" office:value="0.154011692146584" calcext:value-type="float">
            <text:p>0.154011692146584</text:p>
          </table:table-cell>
          <table:table-cell office:value-type="float" office:value="0.163038967891907" calcext:value-type="float">
            <text:p>0.163038967891907</text:p>
          </table:table-cell>
          <table:table-cell office:value-type="float" office:value="0.170958488416938" calcext:value-type="float">
            <text:p>0.170958488416938</text:p>
          </table:table-cell>
          <table:table-cell office:value-type="float" office:value="0.177844010609036" calcext:value-type="float">
            <text:p>0.177844010609036</text:p>
          </table:table-cell>
          <table:table-cell office:value-type="float" office:value="0.183768646235045" calcext:value-type="float">
            <text:p>0.183768646235045</text:p>
          </table:table-cell>
          <table:table-cell office:value-type="float" office:value="0.188803938340772" calcext:value-type="float">
            <text:p>0.188803938340772</text:p>
          </table:table-cell>
          <table:table-cell office:value-type="float" office:value="0.193019058066483" calcext:value-type="float">
            <text:p>0.193019058066483</text:p>
          </table:table-cell>
          <table:table-cell office:value-type="float" office:value="0.196480130995814" calcext:value-type="float">
            <text:p>0.196480130995814</text:p>
          </table:table-cell>
          <table:table-cell office:value-type="float" office:value="0.199249695840924" calcext:value-type="float">
            <text:p>0.199249695840924</text:p>
          </table:table-cell>
          <table:table-cell office:value-type="float" office:value="0.20138629264995" calcext:value-type="float">
            <text:p>0.20138629264995</text:p>
          </table:table-cell>
          <table:table-cell office:value-type="float" office:value="0.202944173127811" calcext:value-type="float">
            <text:p>0.202944173127811</text:p>
          </table:table-cell>
          <table:table-cell office:value-type="float" office:value="0.203973122231778" calcext:value-type="float">
            <text:p>0.203973122231778</text:p>
          </table:table-cell>
          <table:table-cell office:value-type="float" office:value="0.204518377994938" calcext:value-type="float">
            <text:p>0.204518377994938</text:p>
          </table:table-cell>
          <table:table-cell office:value-type="float" office:value="0.204620635367784" calcext:value-type="float">
            <text:p>0.204620635367784</text:p>
          </table:table-cell>
          <table:table-cell office:value-type="float" office:value="0.204316119641249" calcext:value-type="float">
            <text:p>0.204316119641249</text:p>
          </table:table-cell>
          <table:table-cell office:value-type="float" office:value="0.203636715483921" calcext:value-type="float">
            <text:p>0.203636715483921</text:p>
          </table:table-cell>
          <table:table-cell office:value-type="float" office:value="0.202610138591274" calcext:value-type="float">
            <text:p>0.202610138591274</text:p>
          </table:table-cell>
          <table:table-cell office:value-type="float" office:value="0.201260138255552" calcext:value-type="float">
            <text:p>0.201260138255552</text:p>
          </table:table-cell>
          <table:table-cell office:value-type="float" office:value="0.19960672062517" calcext:value-type="float">
            <text:p>0.19960672062517</text:p>
          </table:table-cell>
          <table:table-cell office:value-type="float" office:value="0.197666383967291" calcext:value-type="float">
            <text:p>0.197666383967291</text:p>
          </table:table-cell>
          <table:table-cell office:value-type="float" office:value="0.195452358726194" calcext:value-type="float">
            <text:p>0.195452358726194</text:p>
          </table:table-cell>
          <table:table-cell office:value-type="float" office:value="0.192974846610928" calcext:value-type="float">
            <text:p>0.192974846610928</text:p>
          </table:table-cell>
          <table:table-cell office:value-type="float" office:value="0.190241254203968" calcext:value-type="float">
            <text:p>0.190241254203968</text:p>
          </table:table-cell>
          <table:table-cell office:value-type="float" office:value="0.187256417757524" calcext:value-type="float">
            <text:p>0.187256417757524</text:p>
          </table:table-cell>
          <table:table-cell office:value-type="float" office:value="0.184022816833686" calcext:value-type="float">
            <text:p>0.184022816833686</text:p>
          </table:table-cell>
          <table:table-cell office:value-type="float" office:value="0.180540775307896" calcext:value-type="float">
            <text:p>0.180540775307896</text:p>
          </table:table-cell>
          <table:table-cell office:value-type="float" office:value="0.176808648989955" calcext:value-type="float">
            <text:p>0.176808648989955</text:p>
          </table:table-cell>
          <table:table-cell office:value-type="float" office:value="0.172822999719802" calcext:value-type="float">
            <text:p>0.172822999719802</text:p>
          </table:table-cell>
          <table:table-cell office:value-type="float" office:value="0.168578756303214" calcext:value-type="float">
            <text:p>0.168578756303214</text:p>
          </table:table-cell>
          <table:table-cell office:value-type="float" office:value="0.164069363069585" calcext:value-type="float">
            <text:p>0.164069363069585</text:p>
          </table:table-cell>
          <table:table-cell office:value-type="float" office:value="0.15928691717578" calcext:value-type="float">
            <text:p>0.15928691717578</text:p>
          </table:table-cell>
          <table:table-cell office:value-type="float" office:value="0.154222296076573" calcext:value-type="float">
            <text:p>0.154222296076573</text:p>
          </table:table-cell>
          <table:table-cell office:value-type="float" office:value="0.148865276817948" calcext:value-type="float">
            <text:p>0.148865276817948</text:p>
          </table:table-cell>
          <table:table-cell office:value-type="float" office:value="0.143204649043395" calcext:value-type="float">
            <text:p>0.143204649043395</text:p>
          </table:table-cell>
          <table:table-cell office:value-type="float" office:value="0.137228323792662" calcext:value-type="float">
            <text:p>0.137228323792662</text:p>
          </table:table-cell>
          <table:table-cell office:value-type="float" office:value="0.130923440373149" calcext:value-type="float">
            <text:p>0.130923440373149</text:p>
          </table:table-cell>
          <table:table-cell office:value-type="float" office:value="0.124276473784179" calcext:value-type="float">
            <text:p>0.124276473784179</text:p>
          </table:table-cell>
          <table:table-cell office:value-type="float" office:value="0.117273345375297" calcext:value-type="float">
            <text:p>0.117273345375297</text:p>
          </table:table-cell>
          <table:table-cell office:value-type="float" office:value="0.109899539666502" calcext:value-type="float">
            <text:p>0.109899539666502</text:p>
          </table:table-cell>
          <table:table-cell office:value-type="float" office:value="0.102140230484086" calcext:value-type="float">
            <text:p>0.102140230484086</text:p>
          </table:table-cell>
          <table:table-cell office:value-type="float" office:value="0.0939804198792792" calcext:value-type="float">
            <text:p>0.093980419879279</text:p>
          </table:table-cell>
          <table:table-cell office:value-type="float" office:value="0.0854050935860508" calcext:value-type="float">
            <text:p>0.085405093586051</text:p>
          </table:table-cell>
          <table:table-cell office:value-type="float" office:value="0.0763993971957118" calcext:value-type="float">
            <text:p>0.076399397195712</text:p>
          </table:table-cell>
          <table:table-cell office:value-type="float" office:value="0.0669488377677266" calcext:value-type="float">
            <text:p>0.066948837767727</text:p>
          </table:table-cell>
          <table:table-cell office:value-type="float" office:value="0.0570395164874073" calcext:value-type="float">
            <text:p>0.057039516487407</text:p>
          </table:table-cell>
          <table:table-cell office:value-type="float" office:value="0.0466583994825364" calcext:value-type="float">
            <text:p>0.046658399482536</text:p>
          </table:table-cell>
          <table:table-cell office:value-type="float" office:value="0.0357936361405875" calcext:value-type="float">
            <text:p>0.035793636140588</text:p>
          </table:table-cell>
          <table:table-cell office:value-type="float" office:value="0.0244349375148343" calcext:value-type="float">
            <text:p>0.024434937514834</text:p>
          </table:table-cell>
          <table:table-cell office:value-type="float" office:value="0.0125740527447993" calcext:value-type="float">
            <text:p>0.012574052744799</text:p>
          </table:table-cell>
          <table:table-cell office:value-type="float" office:value="0.000205716088391164" calcext:value-type="float">
            <text:p>0.000205716088391</text:p>
          </table:table-cell>
          <table:table-cell office:value-type="float" office:value="-0.0126672906609502" calcext:value-type="float">
            <text:p>-0.01266729066095</text:p>
          </table:table-cell>
          <table:table-cell office:value-type="float" office:value="-0.0260196361672967" calcext:value-type="float">
            <text:p>-0.026019636167297</text:p>
          </table:table-cell>
          <table:table-cell office:value-type="float" office:value="-0.0398332268080504" calcext:value-type="float">
            <text:p>-0.03983322680805</text:p>
          </table:table-cell>
          <table:table-cell office:value-type="float" office:value="-0.0540842041388741" calcext:value-type="float">
            <text:p>-0.054084204138874</text:p>
          </table:table-cell>
          <table:table-cell office:value-type="float" office:value="-0.0687423770563822" calcext:value-type="float">
            <text:p>-0.068742377056382</text:p>
          </table:table-cell>
          <table:table-cell office:value-type="float" office:value="-0.0837706724537761" calcext:value-type="float">
            <text:p>-0.083770672453776</text:p>
          </table:table-cell>
          <table:table-cell office:value-type="float" office:value="-0.0991242230279075" calcext:value-type="float">
            <text:p>-0.099124223027908</text:p>
          </table:table-cell>
          <table:table-cell office:value-type="float" office:value="-0.114749270365102" calcext:value-type="float">
            <text:p>-0.114749270365102</text:p>
          </table:table-cell>
          <table:table-cell office:value-type="float" office:value="-0.130581981178255" calcext:value-type="float">
            <text:p>-0.130581981178255</text:p>
          </table:table-cell>
          <table:table-cell office:value-type="float" office:value="-0.146547216330443" calcext:value-type="float">
            <text:p>-0.146547216330443</text:p>
          </table:table-cell>
          <table:table-cell office:value-type="float" office:value="-0.162557283933047" calcext:value-type="float">
            <text:p>-0.162557283933047</text:p>
          </table:table-cell>
          <table:table-cell office:value-type="float" office:value="-0.178510717750521" calcext:value-type="float">
            <text:p>-0.178510717750521</text:p>
          </table:table-cell>
          <table:table-cell office:value-type="float" office:value="-0.194291137380114" calcext:value-type="float">
            <text:p>-0.194291137380114</text:p>
          </table:table-cell>
          <table:table-cell office:value-type="float" office:value="-0.209766264125997" calcext:value-type="float">
            <text:p>-0.209766264125997</text:p>
          </table:table-cell>
          <table:table-cell office:value-type="float" office:value="-0.224787185553419" calcext:value-type="float">
            <text:p>-0.224787185553419</text:p>
          </table:table-cell>
          <table:table-cell office:value-type="float" office:value="-0.239187981536885" calcext:value-type="float">
            <text:p>-0.239187981536885</text:p>
          </table:table-cell>
          <table:table-cell office:value-type="float" office:value="-0.252785843925686" calcext:value-type="float">
            <text:p>-0.252785843925686</text:p>
          </table:table-cell>
          <table:table-cell office:value-type="float" office:value="-0.265381838437571" calcext:value-type="float">
            <text:p>-0.265381838437571</text:p>
          </table:table-cell>
          <table:table-cell office:value-type="float" office:value="-0.276762468043328" calcext:value-type="float">
            <text:p>-0.276762468043328</text:p>
          </table:table-cell>
          <table:table-cell office:value-type="float" office:value="-0.286702197818721" calcext:value-type="float">
            <text:p>-0.286702197818721</text:p>
          </table:table-cell>
          <table:table-cell office:value-type="float" office:value="-0.294967087112365" calcext:value-type="float">
            <text:p>-0.294967087112365</text:p>
          </table:table-cell>
          <table:table-cell office:value-type="float" office:value="-0.301319640463586" calcext:value-type="float">
            <text:p>-0.301319640463586</text:p>
          </table:table-cell>
          <table:table-cell office:value-type="float" office:value="-0.305524928785587" calcext:value-type="float">
            <text:p>-0.305524928785587</text:p>
          </table:table-cell>
          <table:table-cell office:value-type="float" office:value="-0.307357943088027" calcext:value-type="float">
            <text:p>-0.307357943088027</text:p>
          </table:table-cell>
          <table:table-cell office:value-type="float" office:value="-0.306612023710885" calcext:value-type="float">
            <text:p>-0.306612023710885</text:p>
          </table:table-cell>
          <table:table-cell office:value-type="float" office:value="-0.303108062841754" calcext:value-type="float">
            <text:p>-0.303108062841754</text:p>
          </table:table-cell>
          <table:table-cell office:value-type="float" office:value="-0.296704018008131" calcext:value-type="float">
            <text:p>-0.296704018008131</text:p>
          </table:table-cell>
          <table:table-cell office:value-type="float" office:value="-0.287304118039023" calcext:value-type="float">
            <text:p>-0.287304118039023</text:p>
          </table:table-cell>
          <table:table-cell office:value-type="float" office:value="-0.274867016722695" calcext:value-type="float">
            <text:p>-0.274867016722695</text:p>
          </table:table-cell>
          <table:table-cell office:value-type="float" office:value="-0.259412083414893" calcext:value-type="float">
            <text:p>-0.259412083414893</text:p>
          </table:table-cell>
          <table:table-cell office:value-type="float" office:value="-0.24102304288017" calcext:value-type="float">
            <text:p>-0.24102304288017</text:p>
          </table:table-cell>
          <table:table-cell office:value-type="float" office:value="-0.219848307956977" calcext:value-type="float">
            <text:p>-0.219848307956977</text:p>
          </table:table-cell>
          <table:table-cell office:value-type="float" office:value="-0.196097589654533" calcext:value-type="float">
            <text:p>-0.196097589654533</text:p>
          </table:table-cell>
          <table:table-cell office:value-type="float" office:value="-0.170034698204636" calcext:value-type="float">
            <text:p>-0.170034698204636</text:p>
          </table:table-cell>
          <table:table-cell office:value-type="float" office:value="-0.141966820828163" calcext:value-type="float">
            <text:p>-0.141966820828163</text:p>
          </table:table-cell>
          <table:table-cell office:value-type="float" office:value="-0.112230917974731" calcext:value-type="float">
            <text:p>-0.112230917974731</text:p>
          </table:table-cell>
          <table:table-cell office:value-type="float" office:value="-0.0811781591261453" calcext:value-type="float">
            <text:p>-0.081178159126145</text:p>
          </table:table-cell>
          <table:table-cell office:value-type="float" office:value="-0.0491574763557551" calcext:value-type="float">
            <text:p>-0.049157476355755</text:p>
          </table:table-cell>
          <table:table-cell office:value-type="float" office:value="-0.0164993301627067" calcext:value-type="float">
            <text:p>-0.016499330162707</text:p>
          </table:table-cell>
          <table:table-cell office:value-type="float" office:value="0.0164993301627067" calcext:value-type="float">
            <text:p>0.016499330162707</text:p>
          </table:table-cell>
        </table:table-row>
        <table:table-row table:style-name="ro1">
          <table:table-cell office:value-type="float" office:value="-0.0121821224345877" calcext:value-type="float">
            <text:p>-0.012182122434588</text:p>
          </table:table-cell>
          <table:table-cell office:value-type="float" office:value="0.0121821224345877" calcext:value-type="float">
            <text:p>0.012182122434588</text:p>
          </table:table-cell>
          <table:table-cell office:value-type="float" office:value="0.0346616896602468" calcext:value-type="float">
            <text:p>0.034661689660247</text:p>
          </table:table-cell>
          <table:table-cell office:value-type="float" office:value="0.0554728086752346" calcext:value-type="float">
            <text:p>0.055472808675235</text:p>
          </table:table-cell>
          <table:table-cell office:value-type="float" office:value="0.074642916876795" calcext:value-type="float">
            <text:p>0.074642916876795</text:p>
          </table:table-cell>
          <table:table-cell office:value-type="float" office:value="0.0922097792109757" calcext:value-type="float">
            <text:p>0.092209779210976</text:p>
          </table:table-cell>
          <table:table-cell office:value-type="float" office:value="0.1082204655046" calcext:value-type="float">
            <text:p>0.1082204655046</text:p>
          </table:table-cell>
          <table:table-cell office:value-type="float" office:value="0.122730229600611" calcext:value-type="float">
            <text:p>0.122730229600611</text:p>
          </table:table-cell>
          <table:table-cell office:value-type="float" office:value="0.135801303648432" calcext:value-type="float">
            <text:p>0.135801303648432</text:p>
          </table:table-cell>
          <table:table-cell office:value-type="float" office:value="0.147501625617471" calcext:value-type="float">
            <text:p>0.147501625617471</text:p>
          </table:table-cell>
          <table:table-cell office:value-type="float" office:value="0.157903525260171" calcext:value-type="float">
            <text:p>0.157903525260171</text:p>
          </table:table-cell>
          <table:table-cell office:value-type="float" office:value="0.167082400658026" calcext:value-type="float">
            <text:p>0.167082400658026</text:p>
          </table:table-cell>
          <table:table-cell office:value-type="float" office:value="0.175115421062438" calcext:value-type="float">
            <text:p>0.175115421062438</text:p>
          </table:table-cell>
          <table:table-cell office:value-type="float" office:value="0.182080291553697" calcext:value-type="float">
            <text:p>0.182080291553697</text:p>
          </table:table-cell>
          <table:table-cell office:value-type="float" office:value="0.188054111451932" calcext:value-type="float">
            <text:p>0.188054111451932</text:p>
          </table:table-cell>
          <table:table-cell office:value-type="float" office:value="0.193112352305667" calcext:value-type="float">
            <text:p>0.193112352305667</text:p>
          </table:table-cell>
          <table:table-cell office:value-type="float" office:value="0.197327973668005" calcext:value-type="float">
            <text:p>0.197327973668005</text:p>
          </table:table-cell>
          <table:table-cell office:value-type="float" office:value="0.200770686748703" calcext:value-type="float">
            <text:p>0.200770686748703</text:p>
          </table:table-cell>
          <table:table-cell office:value-type="float" office:value="0.203506368334671" calcext:value-type="float">
            <text:p>0.203506368334671</text:p>
          </table:table-cell>
          <table:table-cell office:value-type="float" office:value="0.205596620663878" calcext:value-type="float">
            <text:p>0.205596620663878</text:p>
          </table:table-cell>
          <table:table-cell office:value-type="float" office:value="0.207098467661645" calcext:value-type="float">
            <text:p>0.207098467661645</text:p>
          </table:table-cell>
          <table:table-cell office:value-type="float" office:value="0.208064174179156" calcext:value-type="float">
            <text:p>0.208064174179156</text:p>
          </table:table-cell>
          <table:table-cell office:value-type="float" office:value="0.208541172583441" calcext:value-type="float">
            <text:p>0.208541172583441</text:p>
          </table:table-cell>
          <table:table-cell office:value-type="float" office:value="0.208572080040058" calcext:value-type="float">
            <text:p>0.208572080040058</text:p>
          </table:table-cell>
          <table:table-cell office:value-type="float" office:value="0.208194789877305" calcext:value-type="float">
            <text:p>0.208194789877305</text:p>
          </table:table-cell>
          <table:table-cell office:value-type="float" office:value="0.207442621210278" calcext:value-type="float">
            <text:p>0.207442621210278</text:p>
          </table:table-cell>
          <table:table-cell office:value-type="float" office:value="0.206344512358087" calcext:value-type="float">
            <text:p>0.206344512358087</text:p>
          </table:table-cell>
          <table:table-cell office:value-type="float" office:value="0.204925245207433" calcext:value-type="float">
            <text:p>0.204925245207433</text:p>
          </table:table-cell>
          <table:table-cell office:value-type="float" office:value="0.203205689485526" calcext:value-type="float">
            <text:p>0.203205689485526</text:p>
          </table:table-cell>
          <table:table-cell office:value-type="float" office:value="0.201203057658363" calcext:value-type="float">
            <text:p>0.201203057658363</text:p>
          </table:table-cell>
          <table:table-cell office:value-type="float" office:value="0.198931162916657" calcext:value-type="float">
            <text:p>0.198931162916657</text:p>
          </table:table-cell>
          <table:table-cell office:value-type="float" office:value="0.196400674259364" calcext:value-type="float">
            <text:p>0.196400674259364</text:p>
          </table:table-cell>
          <table:table-cell office:value-type="float" office:value="0.193619364114399" calcext:value-type="float">
            <text:p>0.193619364114399</text:p>
          </table:table-cell>
          <table:table-cell office:value-type="float" office:value="0.190592345154584" calcext:value-type="float">
            <text:p>0.190592345154584</text:p>
          </table:table-cell>
          <table:table-cell office:value-type="float" office:value="0.18732229403105" calcext:value-type="float">
            <text:p>0.18732229403105</text:p>
          </table:table-cell>
          <table:table-cell office:value-type="float" office:value="0.183809660649378" calcext:value-type="float">
            <text:p>0.183809660649378</text:p>
          </table:table-cell>
          <table:table-cell office:value-type="float" office:value="0.180052862339418" calcext:value-type="float">
            <text:p>0.180052862339418</text:p>
          </table:table-cell>
          <table:table-cell office:value-type="float" office:value="0.17604846289802" calcext:value-type="float">
            <text:p>0.17604846289802</text:p>
          </table:table-cell>
          <table:table-cell office:value-type="float" office:value="0.171791336973553" calcext:value-type="float">
            <text:p>0.171791336973553</text:p>
          </table:table-cell>
          <table:table-cell office:value-type="float" office:value="0.167274820661547" calcext:value-type="float">
            <text:p>0.167274820661547</text:p>
          </table:table-cell>
          <table:table-cell office:value-type="float" office:value="0.162490849511259" calcext:value-type="float">
            <text:p>0.162490849511259</text:p>
          </table:table-cell>
          <table:table-cell office:value-type="float" office:value="0.15743008541389" calcext:value-type="float">
            <text:p>0.15743008541389</text:p>
          </table:table-cell>
          <table:table-cell office:value-type="float" office:value="0.152082034073704" calcext:value-type="float">
            <text:p>0.152082034073704</text:p>
          </table:table-cell>
          <table:table-cell office:value-type="float" office:value="0.146435154965871" calcext:value-type="float">
            <text:p>0.146435154965871</text:p>
          </table:table-cell>
          <table:table-cell office:value-type="float" office:value="0.140476965869873" calcext:value-type="float">
            <text:p>0.140476965869873</text:p>
          </table:table-cell>
          <table:table-cell office:value-type="float" office:value="0.134194144250739" calcext:value-type="float">
            <text:p>0.134194144250739</text:p>
          </table:table-cell>
          <table:table-cell office:value-type="float" office:value="0.127572627949603" calcext:value-type="float">
            <text:p>0.127572627949603</text:p>
          </table:table-cell>
          <table:table-cell office:value-type="float" office:value="0.120597717857176" calcext:value-type="float">
            <text:p>0.120597717857176</text:p>
          </table:table-cell>
          <table:table-cell office:value-type="float" office:value="0.113254185462302" calcext:value-type="float">
            <text:p>0.113254185462302</text:p>
          </table:table-cell>
          <table:table-cell office:value-type="float" office:value="0.105526388443792" calcext:value-type="float">
            <text:p>0.105526388443792</text:p>
          </table:table-cell>
          <table:table-cell office:value-type="float" office:value="0.0973983977505218" calcext:value-type="float">
            <text:p>0.097398397750522</text:p>
          </table:table-cell>
          <table:table-cell office:value-type="float" office:value="0.0888541399754679" calcext:value-type="float">
            <text:p>0.088854139975468</text:p>
          </table:table-cell>
          <table:table-cell office:value-type="float" office:value="0.079877559213411" calcext:value-type="float">
            <text:p>0.079877559213411</text:p>
          </table:table-cell>
          <table:table-cell office:value-type="float" office:value="0.0704528031819521" calcext:value-type="float">
            <text:p>0.070452803181952</text:p>
          </table:table-cell>
          <table:table-cell office:value-type="float" office:value="0.0605644392188775" calcext:value-type="float">
            <text:p>0.060564439218878</text:p>
          </table:table-cell>
          <table:table-cell office:value-type="float" office:value="0.0501977072139867" calcext:value-type="float">
            <text:p>0.050197707213987</text:p>
          </table:table-cell>
          <table:table-cell office:value-type="float" office:value="0.0393388191023243" calcext:value-type="float">
            <text:p>0.039338819102324</text:p>
          </table:table-cell>
          <table:table-cell office:value-type="float" office:value="0.0279753208463757" calcext:value-type="float">
            <text:p>0.027975320846376</text:p>
          </table:table-cell>
          <table:table-cell office:value-type="float" office:value="0.016096553988237" calcext:value-type="float">
            <text:p>0.016096553988237</text:p>
          </table:table-cell>
          <table:table-cell office:value-type="float" office:value="0.00369431054885112" calcext:value-type="float">
            <text:p>0.003694310548851</text:p>
          </table:table-cell>
          <table:table-cell office:value-type="float" office:value="-0.00923647208962888" calcext:value-type="float">
            <text:p>-0.009236472089629</text:p>
          </table:table-cell>
          <table:table-cell office:value-type="float" office:value="-0.0226740269030603" calcext:value-type="float">
            <text:p>-0.02267402690306</text:p>
          </table:table-cell>
          <table:table-cell office:value-type="float" office:value="-0.0366047448113393" calcext:value-type="float">
            <text:p>-0.036604744811339</text:p>
          </table:table-cell>
          <table:table-cell office:value-type="float" office:value="-0.0510071984552756" calcext:value-type="float">
            <text:p>-0.051007198455276</text:p>
          </table:table-cell>
          <table:table-cell office:value-type="float" office:value="-0.0658539968029091" calcext:value-type="float">
            <text:p>-0.065853996802909</text:p>
          </table:table-cell>
          <table:table-cell office:value-type="float" office:value="-0.0811114465296668" calcext:value-type="float">
            <text:p>-0.081111446529667</text:p>
          </table:table-cell>
          <table:table-cell office:value-type="float" office:value="-0.0967384341206061" calcext:value-type="float">
            <text:p>-0.096738434120606</text:p>
          </table:table-cell>
          <table:table-cell office:value-type="float" office:value="-0.112685158862723" calcext:value-type="float">
            <text:p>-0.112685158862723</text:p>
          </table:table-cell>
          <table:table-cell office:value-type="float" office:value="-0.128891807414744" calcext:value-type="float">
            <text:p>-0.128891807414744</text:p>
          </table:table-cell>
          <table:table-cell office:value-type="float" office:value="-0.145287170675369" calcext:value-type="float">
            <text:p>-0.145287170675369</text:p>
          </table:table-cell>
          <table:table-cell office:value-type="float" office:value="-0.161787215748108" calcext:value-type="float">
            <text:p>-0.161787215748108</text:p>
          </table:table-cell>
          <table:table-cell office:value-type="float" office:value="-0.178293646582604" calcext:value-type="float">
            <text:p>-0.178293646582604</text:p>
          </table:table-cell>
          <table:table-cell office:value-type="float" office:value="-0.194692505965372" calcext:value-type="float">
            <text:p>-0.194692505965372</text:p>
          </table:table-cell>
          <table:table-cell office:value-type="float" office:value="-0.210852891214032" calcext:value-type="float">
            <text:p>-0.210852891214032</text:p>
          </table:table-cell>
          <table:table-cell office:value-type="float" office:value="-0.226625877576734" calcext:value-type="float">
            <text:p>-0.226625877576734</text:p>
          </table:table-cell>
          <table:table-cell office:value-type="float" office:value="-0.241843766894388" calcext:value-type="float">
            <text:p>-0.241843766894388</text:p>
          </table:table-cell>
          <table:table-cell office:value-type="float" office:value="-0.256319803304656" calcext:value-type="float">
            <text:p>-0.256319803304656</text:p>
          </table:table-cell>
          <table:table-cell office:value-type="float" office:value="-0.269848520578635" calcext:value-type="float">
            <text:p>-0.269848520578635</text:p>
          </table:table-cell>
          <table:table-cell office:value-type="float" office:value="-0.282206903880974" calcext:value-type="float">
            <text:p>-0.282206903880974</text:p>
          </table:table-cell>
          <table:table-cell office:value-type="float" office:value="-0.293156558005013" calcext:value-type="float">
            <text:p>-0.293156558005013</text:p>
          </table:table-cell>
          <table:table-cell office:value-type="float" office:value="-0.302447068793746" calcext:value-type="float">
            <text:p>-0.302447068793746</text:p>
          </table:table-cell>
          <table:table-cell office:value-type="float" office:value="-0.309820717884723" calcext:value-type="float">
            <text:p>-0.309820717884723</text:p>
          </table:table-cell>
          <table:table-cell office:value-type="float" office:value="-0.315018656119025" calcext:value-type="float">
            <text:p>-0.315018656119025</text:p>
          </table:table-cell>
          <table:table-cell office:value-type="float" office:value="-0.317788551838894" calcext:value-type="float">
            <text:p>-0.317788551838894</text:p>
          </table:table-cell>
          <table:table-cell office:value-type="float" office:value="-0.317893603518111" calcext:value-type="float">
            <text:p>-0.317893603518111</text:p>
          </table:table-cell>
          <table:table-cell office:value-type="float" office:value="-0.315122643530149" calcext:value-type="float">
            <text:p>-0.315122643530149</text:p>
          </table:table-cell>
          <table:table-cell office:value-type="float" office:value="-0.309300870824129" calcext:value-type="float">
            <text:p>-0.309300870824129</text:p>
          </table:table-cell>
          <table:table-cell office:value-type="float" office:value="-0.300300554001391" calcext:value-type="float">
            <text:p>-0.300300554001391</text:p>
          </table:table-cell>
          <table:table-cell office:value-type="float" office:value="-0.288050872041978" calcext:value-type="float">
            <text:p>-0.288050872041978</text:p>
          </table:table-cell>
          <table:table-cell office:value-type="float" office:value="-0.27254594466837" calcext:value-type="float">
            <text:p>-0.27254594466837</text:p>
          </table:table-cell>
          <table:table-cell office:value-type="float" office:value="-0.253850086562557" calcext:value-type="float">
            <text:p>-0.253850086562557</text:p>
          </table:table-cell>
          <table:table-cell office:value-type="float" office:value="-0.232099429726741" calcext:value-type="float">
            <text:p>-0.232099429726741</text:p>
          </table:table-cell>
          <table:table-cell office:value-type="float" office:value="-0.207499307212963" calcext:value-type="float">
            <text:p>-0.207499307212963</text:p>
          </table:table-cell>
          <table:table-cell office:value-type="float" office:value="-0.180317161685317" calcext:value-type="float">
            <text:p>-0.180317161685317</text:p>
          </table:table-cell>
          <table:table-cell office:value-type="float" office:value="-0.150871185474389" calcext:value-type="float">
            <text:p>-0.150871185474389</text:p>
          </table:table-cell>
          <table:table-cell office:value-type="float" office:value="-0.119515343017787" calcext:value-type="float">
            <text:p>-0.119515343017787</text:p>
          </table:table-cell>
          <table:table-cell office:value-type="float" office:value="-0.0866217932507088" calcext:value-type="float">
            <text:p>-0.086621793250709</text:p>
          </table:table-cell>
          <table:table-cell office:value-type="float" office:value="-0.0525619543692123" calcext:value-type="float">
            <text:p>-0.052561954369212</text:p>
          </table:table-cell>
          <table:table-cell office:value-type="float" office:value="-0.0176875043617591" calcext:value-type="float">
            <text:p>-0.017687504361759</text:p>
          </table:table-cell>
          <table:table-cell office:value-type="float" office:value="0.0176875043617591" calcext:value-type="float">
            <text:p>0.017687504361759</text:p>
          </table:table-cell>
        </table:table-row>
        <table:table-row table:style-name="ro1">
          <table:table-cell office:value-type="float" office:value="-0.0125187933831705" calcext:value-type="float">
            <text:p>-0.012518793383171</text:p>
          </table:table-cell>
          <table:table-cell office:value-type="float" office:value="0.0125187933831705" calcext:value-type="float">
            <text:p>0.012518793383171</text:p>
          </table:table-cell>
          <table:table-cell office:value-type="float" office:value="0.0356142754063401" calcext:value-type="float">
            <text:p>0.03561427540634</text:p>
          </table:table-cell>
          <table:table-cell office:value-type="float" office:value="0.0569871451320164" calcext:value-type="float">
            <text:p>0.056987145132016</text:p>
          </table:table-cell>
          <table:table-cell office:value-type="float" office:value="0.0766630361114893" calcext:value-type="float">
            <text:p>0.076663036111489</text:p>
          </table:table-cell>
          <table:table-cell office:value-type="float" office:value="0.0946788967642963" calcext:value-type="float">
            <text:p>0.094678896764296</text:p>
          </table:table-cell>
          <table:table-cell office:value-type="float" office:value="0.111081969112416" calcext:value-type="float">
            <text:p>0.111081969112416</text:p>
          </table:table-cell>
          <table:table-cell office:value-type="float" office:value="0.125928624290425" calcext:value-type="float">
            <text:p>0.125928624290425</text:p>
          </table:table-cell>
          <table:table-cell office:value-type="float" office:value="0.139283074089938" calcext:value-type="float">
            <text:p>0.139283074089938</text:p>
          </table:table-cell>
          <table:table-cell office:value-type="float" office:value="0.151215984151289" calcext:value-type="float">
            <text:p>0.151215984151289</text:p>
          </table:table-cell>
          <table:table-cell office:value-type="float" office:value="0.161803023143547" calcext:value-type="float">
            <text:p>0.161803023143547</text:p>
          </table:table-cell>
          <table:table-cell office:value-type="float" office:value="0.171123390086349" calcext:value-type="float">
            <text:p>0.171123390086349</text:p>
          </table:table-cell>
          <table:table-cell office:value-type="float" office:value="0.179258365535458" calcext:value-type="float">
            <text:p>0.179258365535458</text:p>
          </table:table-cell>
          <table:table-cell office:value-type="float" office:value="0.186289931128588" calcext:value-type="float">
            <text:p>0.186289931128588</text:p>
          </table:table-cell>
          <table:table-cell office:value-type="float" office:value="0.19229949667579" calcext:value-type="float">
            <text:p>0.19229949667579</text:p>
          </table:table-cell>
          <table:table-cell office:value-type="float" office:value="0.197366765668243" calcext:value-type="float">
            <text:p>0.197366765668243</text:p>
          </table:table-cell>
          <table:table-cell office:value-type="float" office:value="0.201568760190386" calcext:value-type="float">
            <text:p>0.201568760190386</text:p>
          </table:table-cell>
          <table:table-cell office:value-type="float" office:value="0.204979016030363" calcext:value-type="float">
            <text:p>0.204979016030363</text:p>
          </table:table-cell>
          <table:table-cell office:value-type="float" office:value="0.207666949382368" calcext:value-type="float">
            <text:p>0.207666949382368</text:p>
          </table:table-cell>
          <table:table-cell office:value-type="float" office:value="0.209697388646288" calcext:value-type="float">
            <text:p>0.209697388646288</text:p>
          </table:table-cell>
          <table:table-cell office:value-type="float" office:value="0.211130258805927" calcext:value-type="float">
            <text:p>0.211130258805927</text:p>
          </table:table-cell>
          <table:table-cell office:value-type="float" office:value="0.212020401830517" calcext:value-type="float">
            <text:p>0.212020401830517</text:p>
          </table:table-cell>
          <table:table-cell office:value-type="float" office:value="0.212417514264755" calcext:value-type="float">
            <text:p>0.212417514264755</text:p>
          </table:table-cell>
          <table:table-cell office:value-type="float" office:value="0.212366182450035" calcext:value-type="float">
            <text:p>0.212366182450035</text:p>
          </table:table-cell>
          <table:table-cell office:value-type="float" office:value="0.211905996238059" calcext:value-type="float">
            <text:p>0.211905996238059</text:p>
          </table:table-cell>
          <table:table-cell office:value-type="float" office:value="0.211071723328267" calcext:value-type="float">
            <text:p>0.211071723328267</text:p>
          </table:table-cell>
          <table:table-cell office:value-type="float" office:value="0.209893528137415" calcext:value-type="float">
            <text:p>0.209893528137415</text:p>
          </table:table-cell>
          <table:table-cell office:value-type="float" office:value="0.208397221174158" calcext:value-type="float">
            <text:p>0.208397221174158</text:p>
          </table:table-cell>
          <table:table-cell office:value-type="float" office:value="0.206604527022783" calcext:value-type="float">
            <text:p>0.206604527022783</text:p>
          </table:table-cell>
          <table:table-cell office:value-type="float" office:value="0.204533361136682" calcext:value-type="float">
            <text:p>0.204533361136682</text:p>
          </table:table-cell>
          <table:table-cell office:value-type="float" office:value="0.20219810756308" calcext:value-type="float">
            <text:p>0.20219810756308</text:p>
          </table:table-cell>
          <table:table-cell office:value-type="float" office:value="0.199609891487839" calcext:value-type="float">
            <text:p>0.199609891487839</text:p>
          </table:table-cell>
          <table:table-cell office:value-type="float" office:value="0.19677684200736" calcext:value-type="float">
            <text:p>0.19677684200736</text:p>
          </table:table-cell>
          <table:table-cell office:value-type="float" office:value="0.193704341855858" calcext:value-type="float">
            <text:p>0.193704341855858</text:p>
          </table:table-cell>
          <table:table-cell office:value-type="float" office:value="0.19039526192375" calcext:value-type="float">
            <text:p>0.19039526192375</text:p>
          </table:table-cell>
          <table:table-cell office:value-type="float" office:value="0.186850179323631" calcext:value-type="float">
            <text:p>0.186850179323631</text:p>
          </table:table-cell>
          <table:table-cell office:value-type="float" office:value="0.183067578516693" calcext:value-type="float">
            <text:p>0.183067578516693</text:p>
          </table:table-cell>
          <table:table-cell office:value-type="float" office:value="0.179044035613228" calcext:value-type="float">
            <text:p>0.179044035613228</text:p>
          </table:table-cell>
          <table:table-cell office:value-type="float" office:value="0.174774386447835" calcext:value-type="float">
            <text:p>0.174774386447835</text:p>
          </table:table-cell>
          <table:table-cell office:value-type="float" office:value="0.170251879411931" calcext:value-type="float">
            <text:p>0.170251879411931</text:p>
          </table:table-cell>
          <table:table-cell office:value-type="float" office:value="0.165468314323936" calcext:value-type="float">
            <text:p>0.165468314323936</text:p>
          </table:table-cell>
          <table:table-cell office:value-type="float" office:value="0.160414168871025" calcext:value-type="float">
            <text:p>0.160414168871025</text:p>
          </table:table-cell>
          <table:table-cell office:value-type="float" office:value="0.155078714372797" calcext:value-type="float">
            <text:p>0.155078714372797</text:p>
          </table:table-cell>
          <table:table-cell office:value-type="float" office:value="0.149450122788276" calcext:value-type="float">
            <text:p>0.149450122788276</text:p>
          </table:table-cell>
          <table:table-cell office:value-type="float" office:value="0.14351556706599" calcext:value-type="float">
            <text:p>0.14351556706599</text:p>
          </table:table-cell>
          <table:table-cell office:value-type="float" office:value="0.13726131709965" calcext:value-type="float">
            <text:p>0.13726131709965</text:p>
          </table:table-cell>
          <table:table-cell office:value-type="float" office:value="0.130672833734935" calcext:value-type="float">
            <text:p>0.130672833734935</text:p>
          </table:table-cell>
          <table:table-cell office:value-type="float" office:value="0.12373486347368" calcext:value-type="float">
            <text:p>0.12373486347368</text:p>
          </table:table-cell>
          <table:table-cell office:value-type="float" office:value="0.116431536755284" calcext:value-type="float">
            <text:p>0.116431536755284</text:p>
          </table:table-cell>
          <table:table-cell office:value-type="float" office:value="0.108746472962539" calcext:value-type="float">
            <text:p>0.108746472962539</text:p>
          </table:table-cell>
          <table:table-cell office:value-type="float" office:value="0.10066289560982" calcext:value-type="float">
            <text:p>0.10066289560982</text:p>
          </table:table-cell>
          <table:table-cell office:value-type="float" office:value="0.0921637615055615" calcext:value-type="float">
            <text:p>0.092163761505562</text:p>
          </table:table-cell>
          <table:table-cell office:value-type="float" office:value="0.0832319080668652" calcext:value-type="float">
            <text:p>0.083231908066865</text:p>
          </table:table-cell>
          <table:table-cell office:value-type="float" office:value="0.0738502234489664" calcext:value-type="float">
            <text:p>0.073850223448966</text:p>
          </table:table-cell>
          <table:table-cell office:value-type="float" office:value="0.0640018448577135" calcext:value-type="float">
            <text:p>0.064001844857714</text:p>
          </table:table-cell>
          <table:table-cell office:value-type="float" office:value="0.0536703913711209" calcext:value-type="float">
            <text:p>0.053670391371121</text:p>
          </table:table-cell>
          <table:table-cell office:value-type="float" office:value="0.0428402387330402" calcext:value-type="float">
            <text:p>0.04284023873304</text:p>
          </table:table-cell>
          <table:table-cell office:value-type="float" office:value="0.031496843383985" calcext:value-type="float">
            <text:p>0.031496843383985</text:p>
          </table:table-cell>
          <table:table-cell office:value-type="float" office:value="0.0196271110712194" calcext:value-type="float">
            <text:p>0.01962711107122</text:p>
          </table:table-cell>
          <table:table-cell office:value-type="float" office:value="0.0072197182416775" calcext:value-type="float">
            <text:p>0.007219718241678</text:p>
          </table:table-cell>
          <table:table-cell office:value-type="float" office:value="-0.00573518009221008" calcext:value-type="float">
            <text:p>-0.00573518009221</text:p>
          </table:table-cell>
          <table:table-cell office:value-type="float" office:value="-0.0192203513338384" calcext:value-type="float">
            <text:p>-0.019220351333839</text:p>
          </table:table-cell>
          <table:table-cell office:value-type="float" office:value="-0.0332307201704447" calcext:value-type="float">
            <text:p>-0.033230720170445</text:p>
          </table:table-cell>
          <table:table-cell office:value-type="float" office:value="-0.0477458556692203" calcext:value-type="float">
            <text:p>-0.04774585566922</text:p>
          </table:table-cell>
          <table:table-cell office:value-type="float" office:value="-0.0627411237039755" calcext:value-type="float">
            <text:p>-0.062741123703976</text:p>
          </table:table-cell>
          <table:table-cell office:value-type="float" office:value="-0.0781865181048517" calcext:value-type="float">
            <text:p>-0.078186518104852</text:p>
          </table:table-cell>
          <table:table-cell office:value-type="float" office:value="-0.0940450388311367" calcext:value-type="float">
            <text:p>-0.094045038831137</text:p>
          </table:table-cell>
          <table:table-cell office:value-type="float" office:value="-0.110271267727189" calcext:value-type="float">
            <text:p>-0.110271267727189</text:p>
          </table:table-cell>
          <table:table-cell office:value-type="float" office:value="-0.126809938417169" calcext:value-type="float">
            <text:p>-0.126809938417169</text:p>
          </table:table-cell>
          <table:table-cell office:value-type="float" office:value="-0.143594420844262" calcext:value-type="float">
            <text:p>-0.143594420844262</text:p>
          </table:table-cell>
          <table:table-cell office:value-type="float" office:value="-0.160545120798791" calcext:value-type="float">
            <text:p>-0.160545120798791</text:p>
          </table:table-cell>
          <table:table-cell office:value-type="float" office:value="-0.177567825327395" calcext:value-type="float">
            <text:p>-0.177567825327395</text:p>
          </table:table-cell>
          <table:table-cell office:value-type="float" office:value="-0.194552043551065" calcext:value-type="float">
            <text:p>-0.194552043551065</text:p>
          </table:table-cell>
          <table:table-cell office:value-type="float" office:value="-0.211369412194383" calcext:value-type="float">
            <text:p>-0.211369412194383</text:p>
          </table:table-cell>
          <table:table-cell office:value-type="float" office:value="-0.22787225867076" calcext:value-type="float">
            <text:p>-0.22787225867076</text:p>
          </table:table-cell>
          <table:table-cell office:value-type="float" office:value="-0.243892441551157" calcext:value-type="float">
            <text:p>-0.243892441551157</text:p>
          </table:table-cell>
          <table:table-cell office:value-type="float" office:value="-0.259240617479728" calcext:value-type="float">
            <text:p>-0.259240617479728</text:p>
          </table:table-cell>
          <table:table-cell office:value-type="float" office:value="-0.273706113021636" calcext:value-type="float">
            <text:p>-0.273706113021636</text:p>
          </table:table-cell>
          <table:table-cell office:value-type="float" office:value="-0.287057606487545" calcext:value-type="float">
            <text:p>-0.287057606487545</text:p>
          </table:table-cell>
          <table:table-cell office:value-type="float" office:value="-0.299044843907185" calcext:value-type="float">
            <text:p>-0.299044843907185</text:p>
          </table:table-cell>
          <table:table-cell office:value-type="float" office:value="-0.309401618837076" calcext:value-type="float">
            <text:p>-0.309401618837076</text:p>
          </table:table-cell>
          <table:table-cell office:value-type="float" office:value="-0.317850229777809" calcext:value-type="float">
            <text:p>-0.317850229777809</text:p>
          </table:table-cell>
          <table:table-cell office:value-type="float" office:value="-0.324107582746404" calcext:value-type="float">
            <text:p>-0.324107582746404</text:p>
          </table:table-cell>
          <table:table-cell office:value-type="float" office:value="-0.327893021358414" calcext:value-type="float">
            <text:p>-0.327893021358414</text:p>
          </table:table-cell>
          <table:table-cell office:value-type="float" office:value="-0.328937836076695" calcext:value-type="float">
            <text:p>-0.328937836076695</text:p>
          </table:table-cell>
          <table:table-cell office:value-type="float" office:value="-0.326996226615798" calcext:value-type="float">
            <text:p>-0.326996226615798</text:p>
          </table:table-cell>
          <table:table-cell office:value-type="float" office:value="-0.321857273637875" calcext:value-type="float">
            <text:p>-0.321857273637875</text:p>
          </table:table-cell>
          <table:table-cell office:value-type="float" office:value="-0.31335723613768" calcext:value-type="float">
            <text:p>-0.31335723613768</text:p>
          </table:table-cell>
          <table:table-cell office:value-type="float" office:value="-0.301391260910274" calcext:value-type="float">
            <text:p>-0.301391260910274</text:p>
          </table:table-cell>
          <table:table-cell office:value-type="float" office:value="-0.285923413739699" calcext:value-type="float">
            <text:p>-0.285923413739699</text:p>
          </table:table-cell>
          <table:table-cell office:value-type="float" office:value="-0.266993868068956" calcext:value-type="float">
            <text:p>-0.266993868068956</text:p>
          </table:table-cell>
          <table:table-cell office:value-type="float" office:value="-0.244722160310242" calcext:value-type="float">
            <text:p>-0.244722160310242</text:p>
          </table:table-cell>
          <table:table-cell office:value-type="float" office:value="-0.219305666191592" calcext:value-type="float">
            <text:p>-0.219305666191592</text:p>
          </table:table-cell>
          <table:table-cell office:value-type="float" office:value="-0.191012860466501" calcext:value-type="float">
            <text:p>-0.191012860466501</text:p>
          </table:table-cell>
          <table:table-cell office:value-type="float" office:value="-0.160171443088234" calcext:value-type="float">
            <text:p>-0.160171443088234</text:p>
          </table:table-cell>
          <table:table-cell office:value-type="float" office:value="-0.12715196378777" calcext:value-type="float">
            <text:p>-0.12715196378777</text:p>
          </table:table-cell>
          <table:table-cell office:value-type="float" office:value="-0.092348053227571" calcext:value-type="float">
            <text:p>-0.092348053227571</text:p>
          </table:table-cell>
          <table:table-cell office:value-type="float" office:value="-0.0561546835801207" calcext:value-type="float">
            <text:p>-0.056154683580121</text:p>
          </table:table-cell>
          <table:table-cell office:value-type="float" office:value="-0.0189459830358024" calcext:value-type="float">
            <text:p>-0.018945983035802</text:p>
          </table:table-cell>
          <table:table-cell office:value-type="float" office:value="0.0189459830358024" calcext:value-type="float">
            <text:p>0.018945983035802</text:p>
          </table:table-cell>
        </table:table-row>
        <table:table-row table:style-name="ro1">
          <table:table-cell office:value-type="float" office:value="-0.0128608397433349" calcext:value-type="float">
            <text:p>-0.012860839743335</text:p>
          </table:table-cell>
          <table:table-cell office:value-type="float" office:value="0.0128608397433349" calcext:value-type="float">
            <text:p>0.012860839743335</text:p>
          </table:table-cell>
          <table:table-cell office:value-type="float" office:value="0.0365822299468052" calcext:value-type="float">
            <text:p>0.036582229946805</text:p>
          </table:table-cell>
          <table:table-cell office:value-type="float" office:value="0.0585253438024755" calcext:value-type="float">
            <text:p>0.058525343802476</text:p>
          </table:table-cell>
          <table:table-cell office:value-type="float" office:value="0.078713397036786" calcext:value-type="float">
            <text:p>0.078713397036786</text:p>
          </table:table-cell>
          <table:table-cell office:value-type="float" office:value="0.0971820917668509" calcext:value-type="float">
            <text:p>0.097182091766851</text:p>
          </table:table-cell>
          <table:table-cell office:value-type="float" office:value="0.113978594070635" calcext:value-type="float">
            <text:p>0.113978594070635</text:p>
          </table:table-cell>
          <table:table-cell office:value-type="float" office:value="0.129160313745134" calcext:value-type="float">
            <text:p>0.129160313745134</text:p>
          </table:table-cell>
          <table:table-cell office:value-type="float" office:value="0.142793512923571" calcext:value-type="float">
            <text:p>0.142793512923571</text:p>
          </table:table-cell>
          <table:table-cell office:value-type="float" office:value="0.15495177877468" calcext:value-type="float">
            <text:p>0.15495177877468</text:p>
          </table:table-cell>
          <table:table-cell office:value-type="float" office:value="0.165714406175198" calcext:value-type="float">
            <text:p>0.165714406175198</text:p>
          </table:table-cell>
          <table:table-cell office:value-type="float" office:value="0.175164745151668" calcext:value-type="float">
            <text:p>0.175164745151668</text:p>
          </table:table-cell>
          <table:table-cell office:value-type="float" office:value="0.183388571228157" calcext:value-type="float">
            <text:p>0.183388571228157</text:p>
          </table:table-cell>
          <table:table-cell office:value-type="float" office:value="0.190472534124177" calcext:value-type="float">
            <text:p>0.190472534124177</text:p>
          </table:table-cell>
          <table:table-cell office:value-type="float" office:value="0.196502732515485" calcext:value-type="float">
            <text:p>0.196502732515485</text:p>
          </table:table-cell>
          <table:table-cell office:value-type="float" office:value="0.20156345138776" calcext:value-type="float">
            <text:p>0.20156345138776</text:p>
          </table:table-cell>
          <table:table-cell office:value-type="float" office:value="0.205736085715508" calcext:value-type="float">
            <text:p>0.205736085715508</text:p>
          </table:table-cell>
          <table:table-cell office:value-type="float" office:value="0.209098261455355" calcext:value-type="float">
            <text:p>0.209098261455355</text:p>
          </table:table-cell>
          <table:table-cell office:value-type="float" office:value="0.211723153447827" calcext:value-type="float">
            <text:p>0.211723153447827</text:p>
          </table:table-cell>
          <table:table-cell office:value-type="float" office:value="0.213678990601995" calcext:value-type="float">
            <text:p>0.213678990601995</text:p>
          </table:table-cell>
          <table:table-cell office:value-type="float" office:value="0.215028732007657" calcext:value-type="float">
            <text:p>0.215028732007657</text:p>
          </table:table-cell>
          <table:table-cell office:value-type="float" office:value="0.215829893369332" calcext:value-type="float">
            <text:p>0.215829893369332</text:p>
          </table:table-cell>
          <table:table-cell office:value-type="float" office:value="0.216134501082527" calcext:value-type="float">
            <text:p>0.216134501082527</text:p>
          </table:table-cell>
          <table:table-cell office:value-type="float" office:value="0.215989150967756" calcext:value-type="float">
            <text:p>0.215989150967756</text:p>
          </table:table-cell>
          <table:table-cell office:value-type="float" office:value="0.215435149652608" calcext:value-type="float">
            <text:p>0.215435149652608</text:p>
          </table:table-cell>
          <table:table-cell office:value-type="float" office:value="0.214508718448412" calcext:value-type="float">
            <text:p>0.214508718448412</text:p>
          </table:table-cell>
          <table:table-cell office:value-type="float" office:value="0.213241241907531" calcext:value-type="float">
            <text:p>0.213241241907531</text:p>
          </table:table-cell>
          <table:table-cell office:value-type="float" office:value="0.211659545801889" calcext:value-type="float">
            <text:p>0.211659545801889</text:p>
          </table:table-cell>
          <table:table-cell office:value-type="float" office:value="0.209786191811591" calcext:value-type="float">
            <text:p>0.209786191811591</text:p>
          </table:table-cell>
          <table:table-cell office:value-type="float" office:value="0.207639778622607" calcext:value-type="float">
            <text:p>0.207639778622607</text:p>
          </table:table-cell>
          <table:table-cell office:value-type="float" office:value="0.205235241324022" calcext:value-type="float">
            <text:p>0.205235241324022</text:p>
          </table:table-cell>
          <table:table-cell office:value-type="float" office:value="0.202584142916659" calcext:value-type="float">
            <text:p>0.202584142916659</text:p>
          </table:table-cell>
          <table:table-cell office:value-type="float" office:value="0.199694953397617" calcext:value-type="float">
            <text:p>0.199694953397617</text:p>
          </table:table-cell>
          <table:table-cell office:value-type="float" office:value="0.196573313279839" calcext:value-type="float">
            <text:p>0.196573313279839</text:p>
          </table:table-cell>
          <table:table-cell office:value-type="float" office:value="0.193222279552589" calcext:value-type="float">
            <text:p>0.193222279552589</text:p>
          </table:table-cell>
          <table:table-cell office:value-type="float" office:value="0.189642553030186" calcext:value-type="float">
            <text:p>0.189642553030186</text:p>
          </table:table-cell>
          <table:table-cell office:value-type="float" office:value="0.185832686796393" calcext:value-type="float">
            <text:p>0.185832686796393</text:p>
          </table:table-cell>
          <table:table-cell office:value-type="float" office:value="0.181789276037439" calcext:value-type="float">
            <text:p>0.181789276037439</text:p>
          </table:table-cell>
          <table:table-cell office:value-type="float" office:value="0.177507130026187" calcext:value-type="float">
            <text:p>0.177507130026187</text:p>
          </table:table-cell>
          <table:table-cell office:value-type="float" office:value="0.172979427360795" calcext:value-type="float">
            <text:p>0.172979427360795</text:p>
          </table:table-cell>
          <table:table-cell office:value-type="float" office:value="0.168197855843471" calcext:value-type="float">
            <text:p>0.168197855843471</text:p>
          </table:table-cell>
          <table:table-cell office:value-type="float" office:value="0.163152738603797" calcext:value-type="float">
            <text:p>0.163152738603797</text:p>
          </table:table-cell>
          <table:table-cell office:value-type="float" office:value="0.157833148262168" calcext:value-type="float">
            <text:p>0.157833148262168</text:p>
          </table:table-cell>
          <table:table-cell office:value-type="float" office:value="0.152227011094955" calcext:value-type="float">
            <text:p>0.152227011094955</text:p>
          </table:table-cell>
          <table:table-cell office:value-type="float" office:value="0.146321203299534" calcext:value-type="float">
            <text:p>0.146321203299534</text:p>
          </table:table-cell>
          <table:table-cell office:value-type="float" office:value="0.140101641611978" calcext:value-type="float">
            <text:p>0.140101641611978</text:p>
          </table:table-cell>
          <table:table-cell office:value-type="float" office:value="0.133553370704037" calcext:value-type="float">
            <text:p>0.133553370704037</text:p>
          </table:table-cell>
          <table:table-cell office:value-type="float" office:value="0.126660649982534" calcext:value-type="float">
            <text:p>0.126660649982534</text:p>
          </table:table-cell>
          <table:table-cell office:value-type="float" office:value="0.119407042634708" calcext:value-type="float">
            <text:p>0.119407042634708</text:p>
          </table:table-cell>
          <table:table-cell office:value-type="float" office:value="0.111775510054239" calcext:value-type="float">
            <text:p>0.111775510054239</text:p>
          </table:table-cell>
          <table:table-cell office:value-type="float" office:value="0.103748515111432" calcext:value-type="float">
            <text:p>0.103748515111432</text:p>
          </table:table-cell>
          <table:table-cell office:value-type="float" office:value="0.0953081380410646" calcext:value-type="float">
            <text:p>0.095308138041065</text:p>
          </table:table-cell>
          <table:table-cell office:value-type="float" office:value="0.0864362090259202" calcext:value-type="float">
            <text:p>0.08643620902592</text:p>
          </table:table-cell>
          <table:table-cell office:value-type="float" office:value="0.0771144618549488" calcext:value-type="float">
            <text:p>0.077114461854949</text:p>
          </table:table-cell>
          <table:table-cell office:value-type="float" office:value="0.0673247133289732" calcext:value-type="float">
            <text:p>0.067324713328973</text:p>
          </table:table-cell>
          <table:table-cell office:value-type="float" office:value="0.0570490730993814" calcext:value-type="float">
            <text:p>0.057049073099381</text:p>
          </table:table-cell>
          <table:table-cell office:value-type="float" office:value="0.0462701873956469" calcext:value-type="float">
            <text:p>0.046270187395647</text:p>
          </table:table-cell>
          <table:table-cell office:value-type="float" office:value="0.0349715144505714" calcext:value-type="float">
            <text:p>0.034971514450571</text:p>
          </table:table-cell>
          <table:table-cell office:value-type="float" office:value="0.0231376087759713" calcext:value-type="float">
            <text:p>0.023137608775971</text:p>
          </table:table-cell>
          <table:table-cell office:value-type="float" office:value="0.010754320232575" calcext:value-type="float">
            <text:p>0.010754320232575</text:p>
          </table:table-cell>
          <table:table-cell office:value-type="float" office:value="-0.00219142788642311" calcext:value-type="float">
            <text:p>-0.002191427886423</text:p>
          </table:table-cell>
          <table:table-cell office:value-type="float" office:value="-0.015686149887776" calcext:value-type="float">
            <text:p>-0.015686149887776</text:p>
          </table:table-cell>
          <table:table-cell office:value-type="float" office:value="-0.0297385064662433" calcext:value-type="float">
            <text:p>-0.029738506466243</text:p>
          </table:table-cell>
          <table:table-cell office:value-type="float" office:value="-0.0443258407986223" calcext:value-type="float">
            <text:p>-0.044325840798622</text:p>
          </table:table-cell>
          <table:table-cell office:value-type="float" office:value="-0.0594272455199965" calcext:value-type="float">
            <text:p>-0.059427245519997</text:p>
          </table:table-cell>
          <table:table-cell office:value-type="float" office:value="-0.0750168793709597" calcext:value-type="float">
            <text:p>-0.07501687937096</text:p>
          </table:table-cell>
          <table:table-cell office:value-type="float" office:value="-0.0910621359046799" calcext:value-type="float">
            <text:p>-0.09106213590468</text:p>
          </table:table-cell>
          <table:table-cell office:value-type="float" office:value="-0.107522318382706" calcext:value-type="float">
            <text:p>-0.107522318382706</text:p>
          </table:table-cell>
          <table:table-cell office:value-type="float" office:value="-0.124347175307076" calcext:value-type="float">
            <text:p>-0.124347175307076</text:p>
          </table:table-cell>
          <table:table-cell office:value-type="float" office:value="-0.141475266638164" calcext:value-type="float">
            <text:p>-0.141475266638164</text:p>
          </table:table-cell>
          <table:table-cell office:value-type="float" office:value="-0.158832195610196" calcext:value-type="float">
            <text:p>-0.158832195610196</text:p>
          </table:table-cell>
          <table:table-cell office:value-type="float" office:value="-0.176328742487184" calcext:value-type="float">
            <text:p>-0.176328742487184</text:p>
          </table:table-cell>
          <table:table-cell office:value-type="float" office:value="-0.193858945063883" calcext:value-type="float">
            <text:p>-0.193858945063883</text:p>
          </table:table-cell>
          <table:table-cell office:value-type="float" office:value="-0.211298189135656" calcext:value-type="float">
            <text:p>-0.211298189135656</text:p>
          </table:table-cell>
          <table:table-cell office:value-type="float" office:value="-0.228501397537487" calcext:value-type="float">
            <text:p>-0.228501397537487</text:p>
          </table:table-cell>
          <table:table-cell office:value-type="float" office:value="-0.245301436844282" calcext:value-type="float">
            <text:p>-0.245301436844282</text:p>
          </table:table-cell>
          <table:table-cell office:value-type="float" office:value="-0.261507895013456" calcext:value-type="float">
            <text:p>-0.261507895013456</text:p>
          </table:table-cell>
          <table:table-cell office:value-type="float" office:value="-0.276906419493089" calcext:value-type="float">
            <text:p>-0.276906419493089</text:p>
          </table:table-cell>
          <table:table-cell office:value-type="float" office:value="-0.291258840772005" calcext:value-type="float">
            <text:p>-0.291258840772005</text:p>
          </table:table-cell>
          <table:table-cell office:value-type="float" office:value="-0.304304336564651" calcext:value-type="float">
            <text:p>-0.304304336564651</text:p>
          </table:table-cell>
          <table:table-cell office:value-type="float" office:value="-0.315761910239295" calcext:value-type="float">
            <text:p>-0.315761910239295</text:p>
          </table:table-cell>
          <table:table-cell office:value-type="float" office:value="-0.32533445479675" calcext:value-type="float">
            <text:p>-0.32533445479675</text:p>
          </table:table-cell>
          <table:table-cell office:value-type="float" office:value="-0.332714639982765" calcext:value-type="float">
            <text:p>-0.332714639982765</text:p>
          </table:table-cell>
          <table:table-cell office:value-type="float" office:value="-0.337592783370617" calcext:value-type="float">
            <text:p>-0.337592783370617</text:p>
          </table:table-cell>
          <table:table-cell office:value-type="float" office:value="-0.339666736370927" calcext:value-type="float">
            <text:p>-0.339666736370927</text:p>
          </table:table-cell>
          <table:table-cell office:value-type="float" office:value="-0.338653627312878" calcext:value-type="float">
            <text:p>-0.338653627312878</text:p>
          </table:table-cell>
          <table:table-cell office:value-type="float" office:value="-0.334303058820148" calcext:value-type="float">
            <text:p>-0.334303058820148</text:p>
          </table:table-cell>
          <table:table-cell office:value-type="float" office:value="-0.326411071512941" calcext:value-type="float">
            <text:p>-0.326411071512941</text:p>
          </table:table-cell>
          <table:table-cell office:value-type="float" office:value="-0.314833893046147" calcext:value-type="float">
            <text:p>-0.314833893046147</text:p>
          </table:table-cell>
          <table:table-cell office:value-type="float" office:value="-0.299500240220665" calcext:value-type="float">
            <text:p>-0.299500240220665</text:p>
          </table:table-cell>
          <table:table-cell office:value-type="float" office:value="-0.280420793946458" calcext:value-type="float">
            <text:p>-0.280420793946458</text:p>
          </table:table-cell>
          <table:table-cell office:value-type="float" office:value="-0.257693483733264" calcext:value-type="float">
            <text:p>-0.257693483733264</text:p>
          </table:table-cell>
          <table:table-cell office:value-type="float" office:value="-0.231503443204803" calcext:value-type="float">
            <text:p>-0.231503443204803</text:p>
          </table:table-cell>
          <table:table-cell office:value-type="float" office:value="-0.202116935511442" calcext:value-type="float">
            <text:p>-0.202116935511442</text:p>
          </table:table-cell>
          <table:table-cell office:value-type="float" office:value="-0.1698691503147" calcext:value-type="float">
            <text:p>-0.1698691503147</text:p>
          </table:table-cell>
          <table:table-cell office:value-type="float" office:value="-0.135146444940841" calcext:value-type="float">
            <text:p>-0.135146444940841</text:p>
          </table:table-cell>
          <table:table-cell office:value-type="float" office:value="-0.098364214607607" calcext:value-type="float">
            <text:p>-0.098364214607607</text:p>
          </table:table-cell>
          <table:table-cell office:value-type="float" office:value="-0.0599420093308234" calcext:value-type="float">
            <text:p>-0.059942009330823</text:p>
          </table:table-cell>
          <table:table-cell office:value-type="float" office:value="-0.0202776891859263" calcext:value-type="float">
            <text:p>-0.020277689185926</text:p>
          </table:table-cell>
          <table:table-cell office:value-type="float" office:value="0.0202776891859263" calcext:value-type="float">
            <text:p>0.020277689185926</text:p>
          </table:table-cell>
        </table:table-row>
        <table:table-row table:style-name="ro1">
          <table:table-cell office:value-type="float" office:value="-0.0132096553547961" calcext:value-type="float">
            <text:p>-0.013209655354796</text:p>
          </table:table-cell>
          <table:table-cell office:value-type="float" office:value="0.0132096553547961" calcext:value-type="float">
            <text:p>0.013209655354796</text:p>
          </table:table-cell>
          <table:table-cell office:value-type="float" office:value="0.0375693666567976" calcext:value-type="float">
            <text:p>0.037569366656798</text:p>
          </table:table-cell>
          <table:table-cell office:value-type="float" office:value="0.0600931939599475" calcext:value-type="float">
            <text:p>0.060093193959948</text:p>
          </table:table-cell>
          <table:table-cell office:value-type="float" office:value="0.0808012484111124" calcext:value-type="float">
            <text:p>0.080801248411112</text:p>
          </table:table-cell>
          <table:table-cell office:value-type="float" office:value="0.0997275196615718" calcext:value-type="float">
            <text:p>0.099727519661572</text:p>
          </table:table-cell>
          <table:table-cell office:value-type="float" office:value="0.116918847784078" calcext:value-type="float">
            <text:p>0.116918847784078</text:p>
          </table:table-cell>
          <table:table-cell office:value-type="float" office:value="0.132433631071356" calcext:value-type="float">
            <text:p>0.132433631071356</text:p>
          </table:table-cell>
          <table:table-cell office:value-type="float" office:value="0.146340305742624" calcext:value-type="float">
            <text:p>0.146340305742624</text:p>
          </table:table-cell>
          <table:table-cell office:value-type="float" office:value="0.158715645040313" calcext:value-type="float">
            <text:p>0.158715645040313</text:p>
          </table:table-cell>
          <table:table-cell office:value-type="float" office:value="0.169642938338484" calcext:value-type="float">
            <text:p>0.169642938338484</text:p>
          </table:table-cell>
          <table:table-cell office:value-type="float" office:value="0.179210121059889" calcext:value-type="float">
            <text:p>0.179210121059889</text:p>
          </table:table-cell>
          <table:table-cell office:value-type="float" office:value="0.187507929003333" calcext:value-type="float">
            <text:p>0.187507929003333</text:p>
          </table:table-cell>
          <table:table-cell office:value-type="float" office:value="0.194628145827731" calcext:value-type="float">
            <text:p>0.194628145827731</text:p>
          </table:table-cell>
          <table:table-cell office:value-type="float" office:value="0.200662001408543" calcext:value-type="float">
            <text:p>0.200662001408543</text:p>
          </table:table-cell>
          <table:table-cell office:value-type="float" office:value="0.205698763788486" calcext:value-type="float">
            <text:p>0.205698763788486</text:p>
          </table:table-cell>
          <table:table-cell office:value-type="float" office:value="0.209824550953711" calcext:value-type="float">
            <text:p>0.209824550953711</text:p>
          </table:table-cell>
          <table:table-cell office:value-type="float" office:value="0.213121372804935" calcext:value-type="float">
            <text:p>0.213121372804935</text:p>
          </table:table-cell>
          <table:table-cell office:value-type="float" office:value="0.215666399981622" calcext:value-type="float">
            <text:p>0.215666399981622</text:p>
          </table:table-cell>
          <table:table-cell office:value-type="float" office:value="0.217531445547554" calcext:value-type="float">
            <text:p>0.217531445547554</text:p>
          </table:table-cell>
          <table:table-cell office:value-type="float" office:value="0.218782638161646" calcext:value-type="float">
            <text:p>0.218782638161646</text:p>
          </table:table-cell>
          <table:table-cell office:value-type="float" office:value="0.219480261092502" calcext:value-type="float">
            <text:p>0.219480261092502</text:p>
          </table:table-cell>
          <table:table-cell office:value-type="float" office:value="0.219678729754888" calcext:value-type="float">
            <text:p>0.219678729754888</text:p>
          </table:table-cell>
          <table:table-cell office:value-type="float" office:value="0.219426680787953" calcext:value-type="float">
            <text:p>0.219426680787953</text:p>
          </table:table-cell>
          <table:table-cell office:value-type="float" office:value="0.218767147428338" calcext:value-type="float">
            <text:p>0.218767147428338</text:p>
          </table:table-cell>
          <table:table-cell office:value-type="float" office:value="0.217737798530337" calcext:value-type="float">
            <text:p>0.217737798530337</text:p>
          </table:table-cell>
          <table:table-cell office:value-type="float" office:value="0.216371221611908" calcext:value-type="float">
            <text:p>0.216371221611908</text:p>
          </table:table-cell>
          <table:table-cell office:value-type="float" office:value="0.214695233430138" calcext:value-type="float">
            <text:p>0.214695233430138</text:p>
          </table:table-cell>
          <table:table-cell office:value-type="float" office:value="0.212733204616212" calcext:value-type="float">
            <text:p>0.212733204616212</text:p>
          </table:table-cell>
          <table:table-cell office:value-type="float" office:value="0.210504387654106" calcext:value-type="float">
            <text:p>0.210504387654106</text:p>
          </table:table-cell>
          <table:table-cell office:value-type="float" office:value="0.208024239955184" calcext:value-type="float">
            <text:p>0.208024239955184</text:p>
          </table:table-cell>
          <table:table-cell office:value-type="float" office:value="0.205304735860724" calcext:value-type="float">
            <text:p>0.205304735860724</text:p>
          </table:table-cell>
          <table:table-cell office:value-type="float" office:value="0.202354663190322" calcext:value-type="float">
            <text:p>0.202354663190322</text:p>
          </table:table-cell>
          <table:table-cell office:value-type="float" office:value="0.199179901398604" calcext:value-type="float">
            <text:p>0.199179901398604</text:p>
          </table:table-cell>
          <table:table-cell office:value-type="float" office:value="0.195783679590836" calcext:value-type="float">
            <text:p>0.195783679590836</text:p>
          </table:table-cell>
          <table:table-cell office:value-type="float" office:value="0.192166813592412" calcext:value-type="float">
            <text:p>0.192166813592412</text:p>
          </table:table-cell>
          <table:table-cell office:value-type="float" office:value="0.188327922016795" calcext:value-type="float">
            <text:p>0.188327922016795</text:p>
          </table:table-cell>
          <table:table-cell office:value-type="float" office:value="0.184263621856642" calcext:value-type="float">
            <text:p>0.184263621856642</text:p>
          </table:table-cell>
          <table:table-cell office:value-type="float" office:value="0.17996870454714" calcext:value-type="float">
            <text:p>0.17996870454714</text:p>
          </table:table-cell>
          <table:table-cell office:value-type="float" office:value="0.175436293752152" calcext:value-type="float">
            <text:p>0.175436293752152</text:p>
          </table:table-cell>
          <table:table-cell office:value-type="float" office:value="0.170657986370541" calcext:value-type="float">
            <text:p>0.170657986370541</text:p>
          </table:table-cell>
          <table:table-cell office:value-type="float" office:value="0.165623978442585" calcext:value-type="float">
            <text:p>0.165623978442585</text:p>
          </table:table-cell>
          <table:table-cell office:value-type="float" office:value="0.160323177814173" calcext:value-type="float">
            <text:p>0.160323177814173</text:p>
          </table:table-cell>
          <table:table-cell office:value-type="float" office:value="0.154743305563624" calcext:value-type="float">
            <text:p>0.154743305563624</text:p>
          </table:table-cell>
          <table:table-cell office:value-type="float" office:value="0.148870988283863" calcext:value-type="float">
            <text:p>0.148870988283863</text:p>
          </table:table-cell>
          <table:table-cell office:value-type="float" office:value="0.142691843463734" calcext:value-type="float">
            <text:p>0.142691843463734</text:p>
          </table:table-cell>
          <table:table-cell office:value-type="float" office:value="0.136190560367622" calcext:value-type="float">
            <text:p>0.136190560367622</text:p>
          </table:table-cell>
          <table:table-cell office:value-type="float" office:value="0.129350979009563" calcext:value-type="float">
            <text:p>0.129350979009563</text:p>
          </table:table-cell>
          <table:table-cell office:value-type="float" office:value="0.122156170018329" calcext:value-type="float">
            <text:p>0.122156170018329</text:p>
          </table:table-cell>
          <table:table-cell office:value-type="float" office:value="0.114588518500177" calcext:value-type="float">
            <text:p>0.114588518500177</text:p>
          </table:table-cell>
          <table:table-cell office:value-type="float" office:value="0.106629815395673" calcext:value-type="float">
            <text:p>0.106629815395673</text:p>
          </table:table-cell>
          <table:table-cell office:value-type="float" office:value="0.098261360128024" calcext:value-type="float">
            <text:p>0.098261360128024</text:p>
          </table:table-cell>
          <table:table-cell office:value-type="float" office:value="0.0894640785420259" calcext:value-type="float">
            <text:p>0.089464078542026</text:p>
          </table:table-cell>
          <table:table-cell office:value-type="float" office:value="0.0802186602930333" calcext:value-type="float">
            <text:p>0.080218660293033</text:p>
          </table:table-cell>
          <table:table-cell office:value-type="float" office:value="0.070505719990043" calcext:value-type="float">
            <text:p>0.070505719990043</text:p>
          </table:table-cell>
          <table:table-cell office:value-type="float" office:value="0.0603059863810264" calcext:value-type="float">
            <text:p>0.060305986381026</text:p>
          </table:table-cell>
          <table:table-cell office:value-type="float" office:value="0.0496005233762062" calcext:value-type="float">
            <text:p>0.049600523376206</text:p>
          </table:table-cell>
          <table:table-cell office:value-type="float" office:value="0.0383709860586524" calcext:value-type="float">
            <text:p>0.038370986058652</text:p>
          </table:table-cell>
          <table:table-cell office:value-type="float" office:value="0.0265999206957411" calcext:value-type="float">
            <text:p>0.026599920695741</text:p>
          </table:table-cell>
          <table:table-cell office:value-type="float" office:value="0.0142711809847223" calcext:value-type="float">
            <text:p>0.014271180984722</text:p>
          </table:table-cell>
          <table:table-cell office:value-type="float" office:value="0.001370972491736" calcext:value-type="float">
            <text:p>0.001370972491736</text:p>
          </table:table-cell>
          <table:table-cell office:value-type="float" office:value="-0.0121072611352738" calcext:value-type="float">
            <text:p>-0.012107261135274</text:p>
          </table:table-cell>
          <table:table-cell office:value-type="float" office:value="-0.0261595921499241" calcext:value-type="float">
            <text:p>-0.026159592149924</text:p>
          </table:table-cell>
          <table:table-cell office:value-type="float" office:value="-0.0407755668468918" calcext:value-type="float">
            <text:p>-0.040775566846892</text:p>
          </table:table-cell>
          <table:table-cell office:value-type="float" office:value="-0.0559386435795413" calcext:value-type="float">
            <text:p>-0.055938643579541</text:p>
          </table:table-cell>
          <table:table-cell office:value-type="float" office:value="-0.0716266845323866" calcext:value-type="float">
            <text:p>-0.071626684532387</text:p>
          </table:table-cell>
          <table:table-cell office:value-type="float" office:value="-0.0878113664492546" calcext:value-type="float">
            <text:p>-0.087811366449255</text:p>
          </table:table-cell>
          <table:table-cell office:value-type="float" office:value="-0.104456914196318" calcext:value-type="float">
            <text:p>-0.104456914196318</text:p>
          </table:table-cell>
          <table:table-cell office:value-type="float" office:value="-0.12151849625082" calcext:value-type="float">
            <text:p>-0.12151849625082</text:p>
          </table:table-cell>
          <table:table-cell office:value-type="float" office:value="-0.138940431666884" calcext:value-type="float">
            <text:p>-0.138940431666884</text:p>
          </table:table-cell>
          <table:table-cell office:value-type="float" office:value="-0.156654248957801" calcext:value-type="float">
            <text:p>-0.156654248957801</text:p>
          </table:table-cell>
          <table:table-cell office:value-type="float" office:value="-0.174576614499909" calcext:value-type="float">
            <text:p>-0.174576614499909</text:p>
          </table:table-cell>
          <table:table-cell office:value-type="float" office:value="-0.192607159369031" calcext:value-type="float">
            <text:p>-0.192607159369031</text:p>
          </table:table-cell>
          <table:table-cell office:value-type="float" office:value="-0.210626256363396" calcext:value-type="float">
            <text:p>-0.210626256363396</text:p>
          </table:table-cell>
          <table:table-cell office:value-type="float" office:value="-0.228492828026275" calcext:value-type="float">
            <text:p>-0.228492828026275</text:p>
          </table:table-cell>
          <table:table-cell office:value-type="float" office:value="-0.246042300667437" calcext:value-type="float">
            <text:p>-0.246042300667437</text:p>
          </table:table-cell>
          <table:table-cell office:value-type="float" office:value="-0.263084858361937" calcext:value-type="float">
            <text:p>-0.263084858361937</text:p>
          </table:table-cell>
          <table:table-cell office:value-type="float" office:value="-0.279404193782395" calcext:value-type="float">
            <text:p>-0.279404193782395</text:p>
          </table:table-cell>
          <table:table-cell office:value-type="float" office:value="-0.294756997384148" calcext:value-type="float">
            <text:p>-0.294756997384148</text:p>
          </table:table-cell>
          <table:table-cell office:value-type="float" office:value="-0.308873468714337" calcext:value-type="float">
            <text:p>-0.308873468714337</text:p>
          </table:table-cell>
          <table:table-cell office:value-type="float" office:value="-0.321459166834159" calcext:value-type="float">
            <text:p>-0.321459166834159</text:p>
          </table:table-cell>
          <table:table-cell office:value-type="float" office:value="-0.332198531263567" calcext:value-type="float">
            <text:p>-0.332198531263567</text:p>
          </table:table-cell>
          <table:table-cell office:value-type="float" office:value="-0.340760387801669" calcext:value-type="float">
            <text:p>-0.340760387801669</text:p>
          </table:table-cell>
          <table:table-cell office:value-type="float" office:value="-0.346805690620754" calcext:value-type="float">
            <text:p>-0.346805690620754</text:p>
          </table:table-cell>
          <table:table-cell office:value-type="float" office:value="-0.349997628791426" calcext:value-type="float">
            <text:p>-0.349997628791426</text:p>
          </table:table-cell>
          <table:table-cell office:value-type="float" office:value="-0.350014031038918" calcext:value-type="float">
            <text:p>-0.350014031038918</text:p>
          </table:table-cell>
          <table:table-cell office:value-type="float" office:value="-0.346561734309063" calcext:value-type="float">
            <text:p>-0.346561734309063</text:p>
          </table:table-cell>
          <table:table-cell office:value-type="float" office:value="-0.339392251011093" calcext:value-type="float">
            <text:p>-0.339392251011093</text:p>
          </table:table-cell>
          <table:table-cell office:value-type="float" office:value="-0.328317707848642" calcext:value-type="float">
            <text:p>-0.328317707848642</text:p>
          </table:table-cell>
          <table:table-cell office:value-type="float" office:value="-0.313225690006354" calcext:value-type="float">
            <text:p>-0.313225690006354</text:p>
          </table:table-cell>
          <table:table-cell office:value-type="float" office:value="-0.294091382033714" calcext:value-type="float">
            <text:p>-0.294091382033714</text:p>
          </table:table-cell>
          <table:table-cell office:value-type="float" office:value="-0.270985332548842" calcext:value-type="float">
            <text:p>-0.270985332548842</text:p>
          </table:table-cell>
          <table:table-cell office:value-type="float" office:value="-0.244075351085002" calcext:value-type="float">
            <text:p>-0.244075351085002</text:p>
          </table:table-cell>
          <table:table-cell office:value-type="float" office:value="-0.213621497836025" calcext:value-type="float">
            <text:p>-0.213621497836025</text:p>
          </table:table-cell>
          <table:table-cell office:value-type="float" office:value="-0.179963812423922" calcext:value-type="float">
            <text:p>-0.179963812423922</text:p>
          </table:table-cell>
          <table:table-cell office:value-type="float" office:value="-0.143503238559642" calcext:value-type="float">
            <text:p>-0.143503238559642</text:p>
          </table:table-cell>
          <table:table-cell office:value-type="float" office:value="-0.104676981072004" calcext:value-type="float">
            <text:p>-0.104676981072004</text:p>
          </table:table-cell>
          <table:table-cell office:value-type="float" office:value="-0.0639301181168808" calcext:value-type="float">
            <text:p>-0.063930118116881</text:p>
          </table:table-cell>
          <table:table-cell office:value-type="float" office:value="-0.0216855672277215" calcext:value-type="float">
            <text:p>-0.021685567227722</text:p>
          </table:table-cell>
          <table:table-cell office:value-type="float" office:value="0.0216855672277215" calcext:value-type="float">
            <text:p>0.021685567227722</text:p>
          </table:table-cell>
        </table:table-row>
        <table:table-row table:style-name="ro1">
          <table:table-cell office:value-type="float" office:value="-0.0135669247022162" calcext:value-type="float">
            <text:p>-0.013566924702216</text:p>
          </table:table-cell>
          <table:table-cell office:value-type="float" office:value="0.0135669247022162" calcext:value-type="float">
            <text:p>0.013566924702216</text:p>
          </table:table-cell>
          <table:table-cell office:value-type="float" office:value="0.0385802755933052" calcext:value-type="float">
            <text:p>0.038580275593305</text:p>
          </table:table-cell>
          <table:table-cell office:value-type="float" office:value="0.0616976448523014" calcext:value-type="float">
            <text:p>0.061697644852301</text:p>
          </table:table-cell>
          <table:table-cell office:value-type="float" office:value="0.0829352708175022" calcext:value-type="float">
            <text:p>0.082935270817502</text:p>
          </table:table-cell>
          <table:table-cell office:value-type="float" office:value="0.102324927289177" calcext:value-type="float">
            <text:p>0.102324927289177</text:p>
          </table:table-cell>
          <table:table-cell office:value-type="float" office:value="0.1199128827332" calcext:value-type="float">
            <text:p>0.1199128827332</text:p>
          </table:table-cell>
          <table:table-cell office:value-type="float" office:value="0.135758514605305" calcext:value-type="float">
            <text:p>0.135758514605305</text:p>
          </table:table-cell>
          <table:table-cell office:value-type="float" office:value="0.149932626662329" calcext:value-type="float">
            <text:p>0.149932626662329</text:p>
          </table:table-cell>
          <table:table-cell office:value-type="float" office:value="0.162515532465905" calcext:value-type="float">
            <text:p>0.162515532465905</text:p>
          </table:table-cell>
          <table:table-cell office:value-type="float" office:value="0.173594984631081" calcext:value-type="float">
            <text:p>0.173594984631081</text:p>
          </table:table-cell>
          <table:table-cell office:value-type="float" office:value="0.183264040945789" calcext:value-type="float">
            <text:p>0.183264040945789</text:p>
          </table:table-cell>
          <table:table-cell office:value-type="float" office:value="0.191618960261245" calcext:value-type="float">
            <text:p>0.191618960261245</text:p>
          </table:table-cell>
          <table:table-cell office:value-type="float" office:value="0.198757213063356" calcext:value-type="float">
            <text:p>0.198757213063356</text:p>
          </table:table-cell>
          <table:table-cell office:value-type="float" office:value="0.204775676036104" calcext:value-type="float">
            <text:p>0.204775676036104</text:p>
          </table:table-cell>
          <table:table-cell office:value-type="float" office:value="0.209769059928753" calcext:value-type="float">
            <text:p>0.209769059928753</text:p>
          </table:table-cell>
          <table:table-cell office:value-type="float" office:value="0.213828598880898" calcext:value-type="float">
            <text:p>0.213828598880898</text:p>
          </table:table-cell>
          <table:table-cell office:value-type="float" office:value="0.217041009681073" calcext:value-type="float">
            <text:p>0.217041009681073</text:p>
          </table:table-cell>
          <table:table-cell office:value-type="float" office:value="0.219487713134535" calcext:value-type="float">
            <text:p>0.219487713134535</text:p>
          </table:table-cell>
          <table:table-cell office:value-type="float" office:value="0.22124429755096" calcext:value-type="float">
            <text:p>0.22124429755096</text:p>
          </table:table-cell>
          <table:table-cell office:value-type="float" office:value="0.222380196517412" calcext:value-type="float">
            <text:p>0.222380196517412</text:p>
          </table:table-cell>
          <table:table-cell office:value-type="float" office:value="0.222958549073094" calcext:value-type="float">
            <text:p>0.222958549073094</text:p>
          </table:table-cell>
          <table:table-cell office:value-type="float" office:value="0.223036209429858" calcext:value-type="float">
            <text:p>0.223036209429858</text:p>
          </table:table-cell>
          <table:table-cell office:value-type="float" office:value="0.222663874661795" calcext:value-type="float">
            <text:p>0.222663874661795</text:p>
          </table:table-cell>
          <table:table-cell office:value-type="float" office:value="0.221886301502941" calcext:value-type="float">
            <text:p>0.221886301502941</text:p>
          </table:table-cell>
          <table:table-cell office:value-type="float" office:value="0.220742586942911" calcext:value-type="float">
            <text:p>0.220742586942911</text:p>
          </table:table-cell>
          <table:table-cell office:value-type="float" office:value="0.219266491136378" calcext:value-type="float">
            <text:p>0.219266491136378</text:p>
          </table:table-cell>
          <table:table-cell office:value-type="float" office:value="0.217486784959161" calcext:value-type="float">
            <text:p>0.217486784959161</text:p>
          </table:table-cell>
          <table:table-cell office:value-type="float" office:value="0.215427608059471" calcext:value-type="float">
            <text:p>0.215427608059471</text:p>
          </table:table-cell>
          <table:table-cell office:value-type="float" office:value="0.213108826423453" calcext:value-type="float">
            <text:p>0.213108826423453</text:p>
          </table:table-cell>
          <table:table-cell office:value-type="float" office:value="0.210546381166524" calcext:value-type="float">
            <text:p>0.210546381166524</text:p>
          </table:table-cell>
          <table:table-cell office:value-type="float" office:value="0.207752622560647" calcext:value-type="float">
            <text:p>0.207752622560647</text:p>
          </table:table-cell>
          <table:table-cell office:value-type="float" office:value="0.204736625152989" calcext:value-type="float">
            <text:p>0.204736625152989</text:p>
          </table:table-cell>
          <table:table-cell office:value-type="float" office:value="0.201504481349745" calcext:value-type="float">
            <text:p>0.201504481349745</text:p>
          </table:table-cell>
          <table:table-cell office:value-type="float" office:value="0.198059572028581" calcext:value-type="float">
            <text:p>0.198059572028581</text:p>
          </table:table-cell>
          <table:table-cell office:value-type="float" office:value="0.194402813684582" calcext:value-type="float">
            <text:p>0.194402813684582</text:p>
          </table:table-cell>
          <table:table-cell office:value-type="float" office:value="0.190532882360014" calcext:value-type="float">
            <text:p>0.190532882360014</text:p>
          </table:table-cell>
          <table:table-cell office:value-type="float" office:value="0.186446415149408" calcext:value-type="float">
            <text:p>0.186446415149408</text:p>
          </table:table-cell>
          <table:table-cell office:value-type="float" office:value="0.182138190454114" calcext:value-type="float">
            <text:p>0.182138190454114</text:p>
          </table:table-cell>
          <table:table-cell office:value-type="float" office:value="0.177601288419482" calcext:value-type="float">
            <text:p>0.177601288419482</text:p>
          </table:table-cell>
          <table:table-cell office:value-type="float" office:value="0.172827233148949" calcext:value-type="float">
            <text:p>0.172827233148949</text:p>
          </table:table-cell>
          <table:table-cell office:value-type="float" office:value="0.167806118467399" calcext:value-type="float">
            <text:p>0.167806118467399</text:p>
          </table:table-cell>
          <table:table-cell office:value-type="float" office:value="0.162526719162559" calcext:value-type="float">
            <text:p>0.162526719162559</text:p>
          </table:table-cell>
          <table:table-cell office:value-type="float" office:value="0.156976589760152" calcext:value-type="float">
            <text:p>0.156976589760152</text:p>
          </table:table-cell>
          <table:table-cell office:value-type="float" office:value="0.15114215293819" calcext:value-type="float">
            <text:p>0.15114215293819</text:p>
          </table:table-cell>
          <table:table-cell office:value-type="float" office:value="0.14500877976044" calcext:value-type="float">
            <text:p>0.14500877976044</text:p>
          </table:table-cell>
          <table:table-cell office:value-type="float" office:value="0.138560864144106" calcext:value-type="float">
            <text:p>0.138560864144106</text:p>
          </table:table-cell>
          <table:table-cell office:value-type="float" office:value="0.131781894112214" calcext:value-type="float">
            <text:p>0.131781894112214</text:p>
          </table:table-cell>
          <table:table-cell office:value-type="float" office:value="0.124654522531581" calcext:value-type="float">
            <text:p>0.124654522531581</text:p>
          </table:table-cell>
          <table:table-cell office:value-type="float" office:value="0.117160640409883" calcext:value-type="float">
            <text:p>0.117160640409883</text:p>
          </table:table-cell>
          <table:table-cell office:value-type="float" office:value="0.109281456331587" calcext:value-type="float">
            <text:p>0.109281456331587</text:p>
          </table:table-cell>
          <table:table-cell office:value-type="float" office:value="0.100997585946016" calcext:value-type="float">
            <text:p>0.100997585946016</text:p>
          </table:table-cell>
          <table:table-cell office:value-type="float" office:value="0.0922891554793291" calcext:value-type="float">
            <text:p>0.092289155479329</text:p>
          </table:table-cell>
          <table:table-cell office:value-type="float" office:value="0.0831359232878696" calcext:value-type="float">
            <text:p>0.08313592328787</text:p>
          </table:table-cell>
          <table:table-cell office:value-type="float" office:value="0.0735174236287701" calcext:value-type="float">
            <text:p>0.07351742362877</text:p>
          </table:table-cell>
          <table:table-cell office:value-type="float" office:value="0.0634131372497376" calcext:value-type="float">
            <text:p>0.063413137249738</text:p>
          </table:table-cell>
          <table:table-cell office:value-type="float" office:value="0.052802694389224" calcext:value-type="float">
            <text:p>0.052802694389224</text:p>
          </table:table-cell>
          <table:table-cell office:value-type="float" office:value="0.0416661185002229" calcext:value-type="float">
            <text:p>0.041666118500223</text:p>
          </table:table-cell>
          <table:table-cell office:value-type="float" office:value="0.029984126292095" calcext:value-type="float">
            <text:p>0.029984126292095</text:p>
          </table:table-cell>
          <table:table-cell office:value-type="float" office:value="0.0177385097349468" calcext:value-type="float">
            <text:p>0.017738509734947</text:p>
          </table:table-cell>
          <table:table-cell office:value-type="float" office:value="0.00491255203600317" calcext:value-type="float">
            <text:p>0.004912552036003</text:p>
          </table:table-cell>
          <table:table-cell office:value-type="float" office:value="-0.00850955904213513" calcext:value-type="float">
            <text:p>-0.008509559042135</text:p>
          </table:table-cell>
          <table:table-cell office:value-type="float" office:value="-0.0225213447601873" calcext:value-type="float">
            <text:p>-0.022521344760187</text:p>
          </table:table-cell>
          <table:table-cell office:value-type="float" office:value="-0.0371234914990677" calcext:value-type="float">
            <text:p>-0.037123491499068</text:p>
          </table:table-cell>
          <table:table-cell office:value-type="float" office:value="-0.0523035558463927" calcext:value-type="float">
            <text:p>-0.052303555846393</text:p>
          </table:table-cell>
          <table:table-cell office:value-type="float" office:value="-0.068042944054454" calcext:value-type="float">
            <text:p>-0.068042944054454</text:p>
          </table:table-cell>
          <table:table-cell office:value-type="float" office:value="-0.0843177590598162" calcext:value-type="float">
            <text:p>-0.084317759059816</text:p>
          </table:table-cell>
          <table:table-cell office:value-type="float" office:value="-0.101097451438381" calcext:value-type="float">
            <text:p>-0.101097451438381</text:p>
          </table:table-cell>
          <table:table-cell office:value-type="float" office:value="-0.118343025053106" calcext:value-type="float">
            <text:p>-0.118343025053106</text:p>
          </table:table-cell>
          <table:table-cell office:value-type="float" office:value="-0.13600509737628" calcext:value-type="float">
            <text:p>-0.13600509737628</text:p>
          </table:table-cell>
          <table:table-cell office:value-type="float" office:value="-0.154021810617883" calcext:value-type="float">
            <text:p>-0.154021810617883</text:p>
          </table:table-cell>
          <table:table-cell office:value-type="float" office:value="-0.172316577079634" calcext:value-type="float">
            <text:p>-0.172316577079634</text:p>
          </table:table-cell>
          <table:table-cell office:value-type="float" office:value="-0.190795668956815" calcext:value-type="float">
            <text:p>-0.190795668956815</text:p>
          </table:table-cell>
          <table:table-cell office:value-type="float" office:value="-0.209345691663843" calcext:value-type="float">
            <text:p>-0.209345691663843</text:p>
          </table:table-cell>
          <table:table-cell office:value-type="float" office:value="-0.227831011731043" calcext:value-type="float">
            <text:p>-0.227831011731043</text:p>
          </table:table-cell>
          <table:table-cell office:value-type="float" office:value="-0.246091247277178" calcext:value-type="float">
            <text:p>-0.246091247277178</text:p>
          </table:table-cell>
          <table:table-cell office:value-type="float" office:value="-0.263938971848447" calcext:value-type="float">
            <text:p>-0.263938971848447</text:p>
          </table:table-cell>
          <table:table-cell office:value-type="float" office:value="-0.281157831386668" calcext:value-type="float">
            <text:p>-0.281157831386668</text:p>
          </table:table-cell>
          <table:table-cell office:value-type="float" office:value="-0.297501327776631" calcext:value-type="float">
            <text:p>-0.297501327776631</text:p>
          </table:table-cell>
          <table:table-cell office:value-type="float" office:value="-0.312692577359849" calcext:value-type="float">
            <text:p>-0.312692577359849</text:p>
          </table:table-cell>
          <table:table-cell office:value-type="float" office:value="-0.326425402536134" calcext:value-type="float">
            <text:p>-0.326425402536134</text:p>
          </table:table-cell>
          <table:table-cell office:value-type="float" office:value="-0.338367148721792" calcext:value-type="float">
            <text:p>-0.338367148721792</text:p>
          </table:table-cell>
          <table:table-cell office:value-type="float" office:value="-0.348163623059728" calcext:value-type="float">
            <text:p>-0.348163623059728</text:p>
          </table:table-cell>
          <table:table-cell office:value-type="float" office:value="-0.355446507909006" calcext:value-type="float">
            <text:p>-0.355446507909006</text:p>
          </table:table-cell>
          <table:table-cell office:value-type="float" office:value="-0.359843492605262" calcext:value-type="float">
            <text:p>-0.359843492605262</text:p>
          </table:table-cell>
          <table:table-cell office:value-type="float" office:value="-0.360991174429763" calcext:value-type="float">
            <text:p>-0.360991174429763</text:p>
          </table:table-cell>
          <table:table-cell office:value-type="float" office:value="-0.358550494345022" calcext:value-type="float">
            <text:p>-0.358550494345022</text:p>
          </table:table-cell>
          <table:table-cell office:value-type="float" office:value="-0.352224099442925" calcext:value-type="float">
            <text:p>-0.352224099442925</text:p>
          </table:table-cell>
          <table:table-cell office:value-type="float" office:value="-0.341774589314034" calcext:value-type="float">
            <text:p>-0.341774589314034</text:p>
          </table:table-cell>
          <table:table-cell office:value-type="float" office:value="-0.327042163882176" calcext:value-type="float">
            <text:p>-0.327042163882176</text:p>
          </table:table-cell>
          <table:table-cell office:value-type="float" office:value="-0.307959830985504" calcext:value-type="float">
            <text:p>-0.307959830985504</text:p>
          </table:table-cell>
          <table:table-cell office:value-type="float" office:value="-0.284564156936744" calcext:value-type="float">
            <text:p>-0.284564156936744</text:p>
          </table:table-cell>
          <table:table-cell office:value-type="float" office:value="-0.256999650057204" calcext:value-type="float">
            <text:p>-0.256999650057204</text:p>
          </table:table-cell>
          <table:table-cell office:value-type="float" office:value="-0.225515311874472" calcext:value-type="float">
            <text:p>-0.225515311874472</text:p>
          </table:table-cell>
          <table:table-cell office:value-type="float" office:value="-0.190452653122506" calcext:value-type="float">
            <text:p>-0.190452653122506</text:p>
          </table:table-cell>
          <table:table-cell office:value-type="float" office:value="-0.152225438863655" calcext:value-type="float">
            <text:p>-0.152225438863655</text:p>
          </table:table-cell>
          <table:table-cell office:value-type="float" office:value="-0.111292409844607" calcext:value-type="float">
            <text:p>-0.111292409844607</text:p>
          </table:table-cell>
          <table:table-cell office:value-type="float" office:value="-0.0681250118834402" calcext:value-type="float">
            <text:p>-0.06812501188344</text:p>
          </table:table-cell>
          <table:table-cell office:value-type="float" office:value="-0.0231725819525811" calcext:value-type="float">
            <text:p>-0.023172581952581</text:p>
          </table:table-cell>
          <table:table-cell office:value-type="float" office:value="0.0231725819525811" calcext:value-type="float">
            <text:p>0.023172581952581</text:p>
          </table:table-cell>
        </table:table-row>
        <table:table-row table:style-name="ro1">
          <table:table-cell office:value-type="float" office:value="-0.0139346681927711" calcext:value-type="float">
            <text:p>-0.013934668192771</text:p>
          </table:table-cell>
          <table:table-cell office:value-type="float" office:value="0.0139346681927711" calcext:value-type="float">
            <text:p>0.013934668192771</text:p>
          </table:table-cell>
          <table:table-cell office:value-type="float" office:value="0.0396204403830351" calcext:value-type="float">
            <text:p>0.039620440383035</text:p>
          </table:table-cell>
          <table:table-cell office:value-type="float" office:value="0.0633469736884448" calcext:value-type="float">
            <text:p>0.063346973688445</text:p>
          </table:table-cell>
          <table:table-cell office:value-type="float" office:value="0.0851257738935692" calcext:value-type="float">
            <text:p>0.085125773893569</text:p>
          </table:table-cell>
          <table:table-cell office:value-type="float" office:value="0.104985858144029" calcext:value-type="float">
            <text:p>0.104985858144029</text:p>
          </table:table-cell>
          <table:table-cell office:value-type="float" office:value="0.122972690934392" calcext:value-type="float">
            <text:p>0.122972690934392</text:p>
          </table:table-cell>
          <table:table-cell office:value-type="float" office:value="0.139146676476258" calcext:value-type="float">
            <text:p>0.139146676476258</text:p>
          </table:table-cell>
          <table:table-cell office:value-type="float" office:value="0.153581270370175" calcext:value-type="float">
            <text:p>0.153581270370175</text:p>
          </table:table-cell>
          <table:table-cell office:value-type="float" office:value="0.166360794129051" calcext:value-type="float">
            <text:p>0.166360794129051</text:p>
          </table:table-cell>
          <table:table-cell office:value-type="float" office:value="0.177578056581339" calcext:value-type="float">
            <text:p>0.177578056581339</text:p>
          </table:table-cell>
          <table:table-cell office:value-type="float" office:value="0.187331899239662" calcext:value-type="float">
            <text:p>0.187331899239662</text:p>
          </table:table-cell>
          <table:table-cell office:value-type="float" office:value="0.195724782695" calcext:value-type="float">
            <text:p>0.195724782695</text:p>
          </table:table-cell>
          <table:table-cell office:value-type="float" office:value="0.20286051846884" calcext:value-type="float">
            <text:p>0.20286051846884</text:p>
          </table:table-cell>
          <table:table-cell office:value-type="float" office:value="0.208842228940717" calcext:value-type="float">
            <text:p>0.208842228940717</text:p>
          </table:table-cell>
          <table:table-cell office:value-type="float" office:value="0.213770591365235" calcext:value-type="float">
            <text:p>0.213770591365235</text:p>
          </table:table-cell>
          <table:table-cell office:value-type="float" office:value="0.217742394914609" calcext:value-type="float">
            <text:p>0.217742394914609</text:p>
          </table:table-cell>
          <table:table-cell office:value-type="float" office:value="0.220849415529475" calcext:value-type="float">
            <text:p>0.220849415529475</text:p>
          </table:table-cell>
          <table:table-cell office:value-type="float" office:value="0.223177594089524" calcext:value-type="float">
            <text:p>0.223177594089524</text:p>
          </table:table-cell>
          <table:table-cell office:value-type="float" office:value="0.224806489878579" calcext:value-type="float">
            <text:p>0.224806489878579</text:p>
          </table:table-cell>
          <table:table-cell office:value-type="float" office:value="0.225808973256475" calcext:value-type="float">
            <text:p>0.225808973256475</text:p>
          </table:table-cell>
          <table:table-cell office:value-type="float" office:value="0.226251118012688" calcext:value-type="float">
            <text:p>0.226251118012688</text:p>
          </table:table-cell>
          <table:table-cell office:value-type="float" office:value="0.226192254040094" calcext:value-type="float">
            <text:p>0.226192254040094</text:p>
          </table:table-cell>
          <table:table-cell office:value-type="float" office:value="0.225685143495725" calcext:value-type="float">
            <text:p>0.225685143495725</text:p>
          </table:table-cell>
          <table:table-cell office:value-type="float" office:value="0.224776247668471" calcext:value-type="float">
            <text:p>0.224776247668471</text:p>
          </table:table-cell>
          <table:table-cell office:value-type="float" office:value="0.223506056429243" calcext:value-type="float">
            <text:p>0.223506056429243</text:p>
          </table:table-cell>
          <table:table-cell office:value-type="float" office:value="0.221909456965559" calcext:value-type="float">
            <text:p>0.221909456965559</text:p>
          </table:table-cell>
          <table:table-cell office:value-type="float" office:value="0.220016123039758" calcext:value-type="float">
            <text:p>0.220016123039758</text:p>
          </table:table-cell>
          <table:table-cell office:value-type="float" office:value="0.217850910135162" calcext:value-type="float">
            <text:p>0.217850910135162</text:p>
          </table:table-cell>
          <table:table-cell office:value-type="float" office:value="0.215434245369369" calcext:value-type="float">
            <text:p>0.215434245369369</text:p>
          </table:table-cell>
          <table:table-cell office:value-type="float" office:value="0.212782504063347" calcext:value-type="float">
            <text:p>0.212782504063347</text:p>
          </table:table-cell>
          <table:table-cell office:value-type="float" office:value="0.209908367259412" calcext:value-type="float">
            <text:p>0.209908367259412</text:p>
          </table:table-cell>
          <table:table-cell office:value-type="float" office:value="0.2068211564504" calcext:value-type="float">
            <text:p>0.2068211564504</text:p>
          </table:table-cell>
          <table:table-cell office:value-type="float" office:value="0.203527143289272" calcext:value-type="float">
            <text:p>0.203527143289272</text:p>
          </table:table-cell>
          <table:table-cell office:value-type="float" office:value="0.200029833242515" calcext:value-type="float">
            <text:p>0.200029833242515</text:p>
          </table:table-cell>
          <table:table-cell office:value-type="float" office:value="0.196330223078011" calcext:value-type="float">
            <text:p>0.196330223078011</text:p>
          </table:table-cell>
          <table:table-cell office:value-type="float" office:value="0.192427032786846" calcext:value-type="float">
            <text:p>0.192427032786846</text:p>
          </table:table-cell>
          <table:table-cell office:value-type="float" office:value="0.188316913067894" calcext:value-type="float">
            <text:p>0.188316913067894</text:p>
          </table:table-cell>
          <table:table-cell office:value-type="float" office:value="0.183994629829846" calcext:value-type="float">
            <text:p>0.183994629829846</text:p>
          </table:table-cell>
          <table:table-cell office:value-type="float" office:value="0.179453227321117" calcext:value-type="float">
            <text:p>0.179453227321117</text:p>
          </table:table-cell>
          <table:table-cell office:value-type="float" office:value="0.174684171605833" calcext:value-type="float">
            <text:p>0.174684171605833</text:p>
          </table:table-cell>
          <table:table-cell office:value-type="float" office:value="0.169677476209996" calcext:value-type="float">
            <text:p>0.169677476209996</text:p>
          </table:table-cell>
          <table:table-cell office:value-type="float" office:value="0.164421811966407" calcext:value-type="float">
            <text:p>0.164421811966407</text:p>
          </table:table-cell>
          <table:table-cell office:value-type="float" office:value="0.158904603223146" calcext:value-type="float">
            <text:p>0.158904603223146</text:p>
          </table:table-cell>
          <table:table-cell office:value-type="float" office:value="0.153112112493778" calcext:value-type="float">
            <text:p>0.153112112493778</text:p>
          </table:table-cell>
          <table:table-cell office:value-type="float" office:value="0.147029515635996" calcext:value-type="float">
            <text:p>0.147029515635996</text:p>
          </table:table-cell>
          <table:table-cell office:value-type="float" office:value="0.140640969998561" calcext:value-type="float">
            <text:p>0.140640969998561</text:p>
          </table:table-cell>
          <table:table-cell office:value-type="float" office:value="0.133929678088507" calcext:value-type="float">
            <text:p>0.133929678088507</text:p>
          </table:table-cell>
          <table:table-cell office:value-type="float" office:value="0.12687794926646" calcext:value-type="float">
            <text:p>0.12687794926646</text:p>
          </table:table-cell>
          <table:table-cell office:value-type="float" office:value="0.119467262392639" calcext:value-type="float">
            <text:p>0.119467262392639</text:p>
          </table:table-cell>
          <table:table-cell office:value-type="float" office:value="0.111678333264076" calcext:value-type="float">
            <text:p>0.111678333264076</text:p>
          </table:table-cell>
          <table:table-cell office:value-type="float" office:value="0.103491191006" calcext:value-type="float">
            <text:p>0.103491191006</text:p>
          </table:table-cell>
          <table:table-cell office:value-type="float" office:value="0.0948852674073133" calcext:value-type="float">
            <text:p>0.094885267407313</text:p>
          </table:table-cell>
          <table:table-cell office:value-type="float" office:value="0.0858395029186255" calcext:value-type="float">
            <text:p>0.085839502918626</text:p>
          </table:table-cell>
          <table:table-cell office:value-type="float" office:value="0.0763324730185388" calcext:value-type="float">
            <text:p>0.076332473018539</text:p>
          </table:table-cell>
          <table:table-cell office:value-type="float" office:value="0.0663425388607741" calcext:value-type="float">
            <text:p>0.066342538860774</text:p>
          </table:table-cell>
          <table:table-cell office:value-type="float" office:value="0.0558480266199647" calcext:value-type="float">
            <text:p>0.055848026619965</text:p>
          </table:table-cell>
          <table:table-cell office:value-type="float" office:value="0.0448274407709578" calcext:value-type="float">
            <text:p>0.044827440770958</text:p>
          </table:table-cell>
          <table:table-cell office:value-type="float" office:value="0.0332597161720457" calcext:value-type="float">
            <text:p>0.033259716172046</text:p>
          </table:table-cell>
          <table:table-cell office:value-type="float" office:value="0.0211244987397358" calcext:value-type="float">
            <text:p>0.021124498739736</text:p>
          </table:table-cell>
          <table:table-cell office:value-type="float" office:value="0.00840233202892063" calcext:value-type="float">
            <text:p>0.008402332028921</text:p>
          </table:table-cell>
          <table:table-cell office:value-type="float" office:value="-0.00492597695180084" calcext:value-type="float">
            <text:p>-0.004925976951801</text:p>
          </table:table-cell>
          <table:table-cell office:value-type="float" office:value="-0.0188542172051053" calcext:value-type="float">
            <text:p>-0.018854217205105</text:p>
          </table:table-cell>
          <table:table-cell office:value-type="float" office:value="-0.0334007017793778" calcext:value-type="float">
            <text:p>-0.033400701779378</text:p>
          </table:table-cell>
          <table:table-cell office:value-type="float" office:value="-0.0485530126788746" calcext:value-type="float">
            <text:p>-0.048553012678875</text:p>
          </table:table-cell>
          <table:table-cell office:value-type="float" office:value="-0.0642956894298231" calcext:value-type="float">
            <text:p>-0.064295689429823</text:p>
          </table:table-cell>
          <table:table-cell office:value-type="float" office:value="-0.0806096615271543" calcext:value-type="float">
            <text:p>-0.080609661527154</text:p>
          </table:table-cell>
          <table:table-cell office:value-type="float" office:value="-0.0974699995145683" calcext:value-type="float">
            <text:p>-0.097469999514568</text:p>
          </table:table-cell>
          <table:table-cell office:value-type="float" office:value="-0.114843934504636" calcext:value-type="float">
            <text:p>-0.114843934504636</text:p>
          </table:table-cell>
          <table:table-cell office:value-type="float" office:value="-0.132688862021909" calcext:value-type="float">
            <text:p>-0.132688862021909</text:p>
          </table:table-cell>
          <table:table-cell office:value-type="float" office:value="-0.150950162953915" calcext:value-type="float">
            <text:p>-0.150950162953915</text:p>
          </table:table-cell>
          <table:table-cell office:value-type="float" office:value="-0.169558800514648" calcext:value-type="float">
            <text:p>-0.169558800514648</text:p>
          </table:table-cell>
          <table:table-cell office:value-type="float" office:value="-0.188428697129692" calcext:value-type="float">
            <text:p>-0.188428697129692</text:p>
          </table:table-cell>
          <table:table-cell office:value-type="float" office:value="-0.207453920976549" calcext:value-type="float">
            <text:p>-0.207453920976549</text:p>
          </table:table-cell>
          <table:table-cell office:value-type="float" office:value="-0.226505742689261" calcext:value-type="float">
            <text:p>-0.226505742689261</text:p>
          </table:table-cell>
          <table:table-cell office:value-type="float" office:value="-0.245429660441304" calcext:value-type="float">
            <text:p>-0.245429660441304</text:p>
          </table:table-cell>
          <table:table-cell office:value-type="float" office:value="-0.264042536711195" calcext:value-type="float">
            <text:p>-0.264042536711195</text:p>
          </table:table-cell>
          <table:table-cell office:value-type="float" office:value="-0.282130044057498" calcext:value-type="float">
            <text:p>-0.282130044057498</text:p>
          </table:table-cell>
          <table:table-cell office:value-type="float" office:value="-0.299444679442718" calcext:value-type="float">
            <text:p>-0.299444679442718</text:p>
          </table:table-cell>
          <table:table-cell office:value-type="float" office:value="-0.315704674381163" calcext:value-type="float">
            <text:p>-0.315704674381163</text:p>
          </table:table-cell>
          <table:table-cell office:value-type="float" office:value="-0.330594195902513" calcext:value-type="float">
            <text:p>-0.330594195902513</text:p>
          </table:table-cell>
          <table:table-cell office:value-type="float" office:value="-0.343765290154022" calcext:value-type="float">
            <text:p>-0.343765290154022</text:p>
          </table:table-cell>
          <table:table-cell office:value-type="float" office:value="-0.354842050264644" calcext:value-type="float">
            <text:p>-0.354842050264644</text:p>
          </table:table-cell>
          <table:table-cell office:value-type="float" office:value="-0.363427472611316" calcext:value-type="float">
            <text:p>-0.363427472611316</text:p>
          </table:table-cell>
          <table:table-cell office:value-type="float" office:value="-0.369113377777328" calcext:value-type="float">
            <text:p>-0.369113377777328</text:p>
          </table:table-cell>
          <table:table-cell office:value-type="float" office:value="-0.371493590941925" calcext:value-type="float">
            <text:p>-0.371493590941925</text:p>
          </table:table-cell>
          <table:table-cell office:value-type="float" office:value="-0.370180282798197" calcext:value-type="float">
            <text:p>-0.370180282798197</text:p>
          </table:table-cell>
          <table:table-cell office:value-type="float" office:value="-0.364822961444011" calcext:value-type="float">
            <text:p>-0.364822961444011</text:p>
          </table:table-cell>
          <table:table-cell office:value-type="float" office:value="-0.355129097588397" calcext:value-type="float">
            <text:p>-0.355129097588397</text:p>
          </table:table-cell>
          <table:table-cell office:value-type="float" office:value="-0.340884814344905" calcext:value-type="float">
            <text:p>-0.340884814344905</text:p>
          </table:table-cell>
          <table:table-cell office:value-type="float" office:value="-0.321973573416833" calcext:value-type="float">
            <text:p>-0.321973573416833</text:p>
          </table:table-cell>
          <table:table-cell office:value-type="float" office:value="-0.298390468869807" calcext:value-type="float">
            <text:p>-0.298390468869807</text:p>
          </table:table-cell>
          <table:table-cell office:value-type="float" office:value="-0.270249732279347" calcext:value-type="float">
            <text:p>-0.270249732279347</text:p>
          </table:table-cell>
          <table:table-cell office:value-type="float" office:value="-0.237783456449331" calcext:value-type="float">
            <text:p>-0.237783456449331</text:p>
          </table:table-cell>
          <table:table-cell office:value-type="float" office:value="-0.201330369892525" calcext:value-type="float">
            <text:p>-0.201330369892525</text:p>
          </table:table-cell>
          <table:table-cell office:value-type="float" office:value="-0.161314631128777" calcext:value-type="float">
            <text:p>-0.161314631128777</text:p>
          </table:table-cell>
          <table:table-cell office:value-type="float" office:value="-0.118215838077195" calcext:value-type="float">
            <text:p>-0.118215838077195</text:p>
          </table:table-cell>
          <table:table-cell office:value-type="float" office:value="-0.0725324863372682" calcext:value-type="float">
            <text:p>-0.072532486337268</text:p>
          </table:table-cell>
          <table:table-cell office:value-type="float" office:value="-0.0247417201886788" calcext:value-type="float">
            <text:p>-0.024741720188679</text:p>
          </table:table-cell>
          <table:table-cell office:value-type="float" office:value="0.0247417201886788" calcext:value-type="float">
            <text:p>0.024741720188679</text:p>
          </table:table-cell>
        </table:table-row>
        <table:table-row table:style-name="ro1">
          <table:table-cell office:value-type="float" office:value="-0.0143152956126182" calcext:value-type="float">
            <text:p>-0.014315295612618</text:p>
          </table:table-cell>
          <table:table-cell office:value-type="float" office:value="0.0143152956126182" calcext:value-type="float">
            <text:p>0.014315295612618</text:p>
          </table:table-cell>
          <table:table-cell office:value-type="float" office:value="0.04069637513085" calcext:value-type="float">
            <text:p>0.04069637513085</text:p>
          </table:table-cell>
          <table:table-cell office:value-type="float" office:value="0.065050980650846" calcext:value-type="float">
            <text:p>0.065050980650846</text:p>
          </table:table-cell>
          <table:table-cell office:value-type="float" office:value="0.0873849226090004" calcext:value-type="float">
            <text:p>0.087384922609001</text:p>
          </table:table-cell>
          <table:table-cell office:value-type="float" office:value="0.107723884124193" calcext:value-type="float">
            <text:p>0.107723884124193</text:p>
          </table:table-cell>
          <table:table-cell office:value-type="float" office:value="0.12611231864172" calcext:value-type="float">
            <text:p>0.12611231864172</text:p>
          </table:table-cell>
          <table:table-cell office:value-type="float" office:value="0.142611782651579" calcext:value-type="float">
            <text:p>0.142611782651579</text:p>
          </table:table-cell>
          <table:table-cell office:value-type="float" office:value="0.15729878570402" calcext:value-type="float">
            <text:p>0.15729878570402</text:p>
          </table:table-cell>
          <table:table-cell office:value-type="float" office:value="0.170262267842468" calcext:value-type="float">
            <text:p>0.170262267842468</text:p>
          </table:table-cell>
          <table:table-cell office:value-type="float" office:value="0.181600840351632" calcext:value-type="float">
            <text:p>0.181600840351632</text:p>
          </table:table-cell>
          <table:table-cell office:value-type="float" office:value="0.191419940246781" calcext:value-type="float">
            <text:p>0.191419940246781</text:p>
          </table:table-cell>
          <table:table-cell office:value-type="float" office:value="0.199829045784059" calcext:value-type="float">
            <text:p>0.199829045784059</text:p>
          </table:table-cell>
          <table:table-cell office:value-type="float" office:value="0.206939080951929" calcext:value-type="float">
            <text:p>0.206939080951929</text:p>
          </table:table-cell>
          <table:table-cell office:value-type="float" office:value="0.212860106506769" calcext:value-type="float">
            <text:p>0.212860106506769</text:p>
          </table:table-cell>
          <table:table-cell office:value-type="float" office:value="0.217699359855799" calcext:value-type="float">
            <text:p>0.217699359855799</text:p>
          </table:table-cell>
          <table:table-cell office:value-type="float" office:value="0.221559671664626" calcext:value-type="float">
            <text:p>0.221559671664626</text:p>
          </table:table-cell>
          <table:table-cell office:value-type="float" office:value="0.224538257572972" calcext:value-type="float">
            <text:p>0.224538257572972</text:p>
          </table:table-cell>
          <table:table-cell office:value-type="float" office:value="0.226725861057274" calcext:value-type="float">
            <text:p>0.226725861057274</text:p>
          </table:table-cell>
          <table:table-cell office:value-type="float" office:value="0.228206208729016" calcext:value-type="float">
            <text:p>0.228206208729016</text:p>
          </table:table-cell>
          <table:table-cell office:value-type="float" office:value="0.229055731579989" calcext:value-type="float">
            <text:p>0.229055731579989</text:p>
          </table:table-cell>
          <table:table-cell office:value-type="float" office:value="0.229343503436477" calcext:value-type="float">
            <text:p>0.229343503436477</text:p>
          </table:table-cell>
          <table:table-cell office:value-type="float" office:value="0.229131349653499" calcext:value-type="float">
            <text:p>0.229131349653499</text:p>
          </table:table-cell>
          <table:table-cell office:value-type="float" office:value="0.228474083395796" calcext:value-type="float">
            <text:p>0.228474083395796</text:p>
          </table:table-cell>
          <table:table-cell office:value-type="float" office:value="0.227419832473089" calcext:value-type="float">
            <text:p>0.227419832473089</text:p>
          </table:table-cell>
          <table:table-cell office:value-type="float" office:value="0.22601042579669" calcext:value-type="float">
            <text:p>0.22601042579669</text:p>
          </table:table-cell>
          <table:table-cell office:value-type="float" office:value="0.22428181442464" calcext:value-type="float">
            <text:p>0.22428181442464</text:p>
          </table:table-cell>
          <table:table-cell office:value-type="float" office:value="0.222264507563953" calcext:value-type="float">
            <text:p>0.222264507563953</text:p>
          </table:table-cell>
          <table:table-cell office:value-type="float" office:value="0.219984008595788" calcext:value-type="float">
            <text:p>0.219984008595788</text:p>
          </table:table-cell>
          <table:table-cell office:value-type="float" office:value="0.217461240134445" calcext:value-type="float">
            <text:p>0.217461240134445</text:p>
          </table:table-cell>
          <table:table-cell office:value-type="float" office:value="0.214712950353341" calcext:value-type="float">
            <text:p>0.214712950353341</text:p>
          </table:table-cell>
          <table:table-cell office:value-type="float" office:value="0.211752095382895" calcext:value-type="float">
            <text:p>0.211752095382895</text:p>
          </table:table-cell>
          <table:table-cell office:value-type="float" office:value="0.208588194565983" calcext:value-type="float">
            <text:p>0.208588194565983</text:p>
          </table:table-cell>
          <table:table-cell office:value-type="float" office:value="0.205227656875881" calcext:value-type="float">
            <text:p>0.205227656875881</text:p>
          </table:table-cell>
          <table:table-cell office:value-type="float" office:value="0.201674077940096" calcext:value-type="float">
            <text:p>0.201674077940096</text:p>
          </table:table-cell>
          <table:table-cell office:value-type="float" office:value="0.197928507998584" calcext:value-type="float">
            <text:p>0.197928507998584</text:p>
          </table:table-cell>
          <table:table-cell office:value-type="float" office:value="0.193989691823118" calcext:value-type="float">
            <text:p>0.193989691823118</text:p>
          </table:table-cell>
          <table:table-cell office:value-type="float" office:value="0.189854282139187" calcext:value-type="float">
            <text:p>0.189854282139187</text:p>
          </table:table-cell>
          <table:table-cell office:value-type="float" office:value="0.185517028336471" calcext:value-type="float">
            <text:p>0.185517028336471</text:p>
          </table:table-cell>
          <table:table-cell office:value-type="float" office:value="0.180970942308748" calcext:value-type="float">
            <text:p>0.180970942308748</text:p>
          </table:table-cell>
          <table:table-cell office:value-type="float" office:value="0.176207443191457" calcext:value-type="float">
            <text:p>0.176207443191457</text:p>
          </table:table-cell>
          <table:table-cell office:value-type="float" office:value="0.171216482864307" calcext:value-type="float">
            <text:p>0.171216482864307</text:p>
          </table:table-cell>
          <table:table-cell office:value-type="float" office:value="0.165986654346067" calcext:value-type="float">
            <text:p>0.165986654346067</text:p>
          </table:table-cell>
          <table:table-cell office:value-type="float" office:value="0.160505285507346" calcext:value-type="float">
            <text:p>0.160505285507346</text:p>
          </table:table-cell>
          <table:table-cell office:value-type="float" office:value="0.154758520106098" calcext:value-type="float">
            <text:p>0.154758520106098</text:p>
          </table:table-cell>
          <table:table-cell office:value-type="float" office:value="0.148731387933344" calcext:value-type="float">
            <text:p>0.148731387933344</text:p>
          </table:table-cell>
          <table:table-cell office:value-type="float" office:value="0.142407866722584" calcext:value-type="float">
            <text:p>0.142407866722584</text:p>
          </table:table-cell>
          <table:table-cell office:value-type="float" office:value="0.13577093847405" calcext:value-type="float">
            <text:p>0.13577093847405</text:p>
          </table:table-cell>
          <table:table-cell office:value-type="float" office:value="0.128802642236223" calcext:value-type="float">
            <text:p>0.128802642236223</text:p>
          </table:table-cell>
          <table:table-cell office:value-type="float" office:value="0.121484125896594" calcext:value-type="float">
            <text:p>0.121484125896594</text:p>
          </table:table-cell>
          <table:table-cell office:value-type="float" office:value="0.113795701375441" calcext:value-type="float">
            <text:p>0.113795701375441</text:p>
          </table:table-cell>
          <table:table-cell office:value-type="float" office:value="0.10571690802903" calcext:value-type="float">
            <text:p>0.10571690802903</text:p>
          </table:table-cell>
          <table:table-cell office:value-type="float" office:value="0.0972265883106858" calcext:value-type="float">
            <text:p>0.097226588310686</text:p>
          </table:table-cell>
          <table:table-cell office:value-type="float" office:value="0.088302979023803" calcext:value-type="float">
            <text:p>0.088302979023803</text:p>
          </table:table-cell>
          <table:table-cell office:value-type="float" office:value="0.0789238211386246" calcext:value-type="float">
            <text:p>0.078923821138625</text:p>
          </table:table-cell>
          <table:table-cell office:value-type="float" office:value="0.0690664909209238" calcext:value-type="float">
            <text:p>0.069066490920924</text:p>
          </table:table-cell>
          <table:table-cell office:value-type="float" office:value="0.0587081542958127" calcext:value-type="float">
            <text:p>0.058708154295813</text:p>
          </table:table-cell>
          <table:table-cell office:value-type="float" office:value="0.0478259434488919" calcext:value-type="float">
            <text:p>0.047825943448892</text:p>
          </table:table-cell>
          <table:table-cell office:value-type="float" office:value="0.0363971464671454" calcext:value-type="float">
            <text:p>0.036397146467145</text:p>
          </table:table-cell>
          <table:table-cell office:value-type="float" office:value="0.0243993837139974" calcext:value-type="float">
            <text:p>0.024399383713997</text:p>
          </table:table-cell>
          <table:table-cell office:value-type="float" office:value="0.0118107480113609" calcext:value-type="float">
            <text:p>0.011810748011361</text:p>
          </table:table-cell>
          <table:table-cell office:value-type="float" office:value="-0.00138975763185512" calcext:value-type="float">
            <text:p>-0.001389757631855</text:p>
          </table:table-cell>
          <table:table-cell office:value-type="float" office:value="-0.0151914260196134" calcext:value-type="float">
            <text:p>-0.015191426019613</text:p>
          </table:table-cell>
          <table:table-cell office:value-type="float" office:value="-0.0296422542539369" calcext:value-type="float">
            <text:p>-0.029642254253937</text:p>
          </table:table-cell>
          <table:table-cell office:value-type="float" office:value="-0.0447213188147431" calcext:value-type="float">
            <text:p>-0.044721318814743</text:p>
          </table:table-cell>
          <table:table-cell office:value-type="float" office:value="-0.0604178975761197" calcext:value-type="float">
            <text:p>-0.06041789757612</text:p>
          </table:table-cell>
          <table:table-cell office:value-type="float" office:value="-0.0767184996594027" calcext:value-type="float">
            <text:p>-0.076718499659403</text:p>
          </table:table-cell>
          <table:table-cell office:value-type="float" office:value="-0.0936040569871129" calcext:value-type="float">
            <text:p>-0.093604056987113</text:p>
          </table:table-cell>
          <table:table-cell office:value-type="float" office:value="-0.111048250609631" calcext:value-type="float">
            <text:p>-0.111048250609631</text:p>
          </table:table-cell>
          <table:table-cell office:value-type="float" office:value="-0.129015610575425" calcext:value-type="float">
            <text:p>-0.129015610575425</text:p>
          </table:table-cell>
          <table:table-cell office:value-type="float" office:value="-0.14745928693982" calcext:value-type="float">
            <text:p>-0.14745928693982</text:p>
          </table:table-cell>
          <table:table-cell office:value-type="float" office:value="-0.166318521289331" calcext:value-type="float">
            <text:p>-0.166318521289331</text:p>
          </table:table-cell>
          <table:table-cell office:value-type="float" office:value="-0.185515834224281" calcext:value-type="float">
            <text:p>-0.185515834224281</text:p>
          </table:table-cell>
          <table:table-cell office:value-type="float" office:value="-0.204953946904167" calcext:value-type="float">
            <text:p>-0.204953946904167</text:p>
          </table:table-cell>
          <table:table-cell office:value-type="float" office:value="-0.224512483306718" calcext:value-type="float">
            <text:p>-0.224512483306718</text:p>
          </table:table-cell>
          <table:table-cell office:value-type="float" office:value="-0.244044538095318" calcext:value-type="float">
            <text:p>-0.244044538095318</text:p>
          </table:table-cell>
          <table:table-cell office:value-type="float" office:value="-0.263373240733654" calcext:value-type="float">
            <text:p>-0.263373240733654</text:p>
          </table:table-cell>
          <table:table-cell office:value-type="float" office:value="-0.282288504496933" calcext:value-type="float">
            <text:p>-0.282288504496933</text:p>
          </table:table-cell>
          <table:table-cell office:value-type="float" office:value="-0.300544218811153" calcext:value-type="float">
            <text:p>-0.300544218811153</text:p>
          </table:table-cell>
          <table:table-cell office:value-type="float" office:value="-0.317856223401609" calcext:value-type="float">
            <text:p>-0.317856223401609</text:p>
          </table:table-cell>
          <table:table-cell office:value-type="float" office:value="-0.333901489558707" calcext:value-type="float">
            <text:p>-0.333901489558707</text:p>
          </table:table-cell>
          <table:table-cell office:value-type="float" office:value="-0.348319016216439" calcext:value-type="float">
            <text:p>-0.348319016216439</text:p>
          </table:table-cell>
          <table:table-cell office:value-type="float" office:value="-0.360713008429179" calcext:value-type="float">
            <text:p>-0.360713008429179</text:p>
          </table:table-cell>
          <table:table-cell office:value-type="float" office:value="-0.370658920567408" calcext:value-type="float">
            <text:p>-0.370658920567408</text:p>
          </table:table-cell>
          <table:table-cell office:value-type="float" office:value="-0.377712889148571" calcext:value-type="float">
            <text:p>-0.377712889148571</text:p>
          </table:table-cell>
          <table:table-cell office:value-type="float" office:value="-0.381424920627589" calcext:value-type="float">
            <text:p>-0.381424920627589</text:p>
          </table:table-cell>
          <table:table-cell office:value-type="float" office:value="-0.381355909347512" calcext:value-type="float">
            <text:p>-0.381355909347512</text:p>
          </table:table-cell>
          <table:table-cell office:value-type="float" office:value="-0.377098123079767" calcext:value-type="float">
            <text:p>-0.377098123079767</text:p>
          </table:table-cell>
          <table:table-cell office:value-type="float" office:value="-0.368298215813226" calcext:value-type="float">
            <text:p>-0.368298215813226</text:p>
          </table:table-cell>
          <table:table-cell office:value-type="float" office:value="-0.354681157490324" calcext:value-type="float">
            <text:p>-0.354681157490324</text:p>
          </table:table-cell>
          <table:table-cell office:value-type="float" office:value="-0.336072807740641" calcext:value-type="float">
            <text:p>-0.336072807740641</text:p>
          </table:table-cell>
          <table:table-cell office:value-type="float" office:value="-0.312418355314153" calcext:value-type="float">
            <text:p>-0.312418355314153</text:p>
          </table:table-cell>
          <table:table-cell office:value-type="float" office:value="-0.28379367371007" calcext:value-type="float">
            <text:p>-0.28379367371007</text:p>
          </table:table-cell>
          <table:table-cell office:value-type="float" office:value="-0.250406958503951" calcext:value-type="float">
            <text:p>-0.250406958503951</text:p>
          </table:table-cell>
          <table:table-cell office:value-type="float" office:value="-0.212588872026521" calcext:value-type="float">
            <text:p>-0.212588872026521</text:p>
          </table:table-cell>
          <table:table-cell office:value-type="float" office:value="-0.170770734164218" calcext:value-type="float">
            <text:p>-0.170770734164218</text:p>
          </table:table-cell>
          <table:table-cell office:value-type="float" office:value="-0.125451811186542" calcext:value-type="float">
            <text:p>-0.125451811186542</text:p>
          </table:table-cell>
          <table:table-cell office:value-type="float" office:value="-0.0771581148487359" calcext:value-type="float">
            <text:p>-0.077158114848736</text:p>
          </table:table-cell>
          <table:table-cell office:value-type="float" office:value="-0.0263959960694682" calcext:value-type="float">
            <text:p>-0.026395996069468</text:p>
          </table:table-cell>
          <table:table-cell office:value-type="float" office:value="0.0263959960694682" calcext:value-type="float">
            <text:p>0.026395996069468</text:p>
          </table:table-cell>
        </table:table-row>
        <table:table-row table:style-name="ro1">
          <table:table-cell office:value-type="float" office:value="-0.0147116696049948" calcext:value-type="float">
            <text:p>-0.014711669604995</text:p>
          </table:table-cell>
          <table:table-cell office:value-type="float" office:value="0.0147116696049948" calcext:value-type="float">
            <text:p>0.014711669604995</text:p>
          </table:table-cell>
          <table:table-cell office:value-type="float" office:value="0.0418157855716268" calcext:value-type="float">
            <text:p>0.041815785571627</text:p>
          </table:table-cell>
          <table:table-cell office:value-type="float" office:value="0.0668212162071839" calcext:value-type="float">
            <text:p>0.066821216207184</text:p>
          </table:table-cell>
          <table:table-cell office:value-type="float" office:value="0.0897269975933198" calcext:value-type="float">
            <text:p>0.08972699759332</text:p>
          </table:table-cell>
          <table:table-cell office:value-type="float" office:value="0.110554867397619" calcext:value-type="float">
            <text:p>0.110554867397619</text:p>
          </table:table-cell>
          <table:table-cell office:value-type="float" office:value="0.129348102768735" calcext:value-type="float">
            <text:p>0.129348102768735</text:p>
          </table:table-cell>
          <table:table-cell office:value-type="float" office:value="0.14616964343641" calcext:value-type="float">
            <text:p>0.14616964343641</text:p>
          </table:table-cell>
          <table:table-cell office:value-type="float" office:value="0.161099607238702" calcext:value-type="float">
            <text:p>0.161099607238702</text:p>
          </table:table-cell>
          <table:table-cell office:value-type="float" office:value="0.174232343236263" calcext:value-type="float">
            <text:p>0.174232343236263</text:p>
          </table:table-cell>
          <table:table-cell office:value-type="float" office:value="0.185673200172328" calcext:value-type="float">
            <text:p>0.185673200172328</text:p>
          </table:table-cell>
          <table:table-cell office:value-type="float" office:value="0.195535203679333" calcext:value-type="float">
            <text:p>0.195535203679333</text:p>
          </table:table-cell>
          <table:table-cell office:value-type="float" office:value="0.203935827345755" calcext:value-type="float">
            <text:p>0.203935827345755</text:p>
          </table:table-cell>
          <table:table-cell office:value-type="float" office:value="0.210994013703367" calcext:value-type="float">
            <text:p>0.210994013703367</text:p>
          </table:table-cell>
          <table:table-cell office:value-type="float" office:value="0.216827559030429" calcext:value-type="float">
            <text:p>0.216827559030429</text:p>
          </table:table-cell>
          <table:table-cell office:value-type="float" office:value="0.221550929313005" calcext:value-type="float">
            <text:p>0.221550929313005</text:p>
          </table:table-cell>
          <table:table-cell office:value-type="float" office:value="0.225273531208485" calcext:value-type="float">
            <text:p>0.225273531208485</text:p>
          </table:table-cell>
          <table:table-cell office:value-type="float" office:value="0.228098426258688" calcext:value-type="float">
            <text:p>0.228098426258688</text:p>
          </table:table-cell>
          <table:table-cell office:value-type="float" office:value="0.230121451132651" calcext:value-type="float">
            <text:p>0.230121451132651</text:p>
          </table:table-cell>
          <table:table-cell office:value-type="float" office:value="0.231430691267437" calcext:value-type="float">
            <text:p>0.231430691267437</text:p>
          </table:table-cell>
          <table:table-cell office:value-type="float" office:value="0.232106248461667" calcext:value-type="float">
            <text:p>0.232106248461667</text:p>
          </table:table-cell>
          <table:table-cell office:value-type="float" office:value="0.232220242699534" calcext:value-type="float">
            <text:p>0.232220242699534</text:p>
          </table:table-cell>
          <table:table-cell office:value-type="float" office:value="0.23183699255174" calcext:value-type="float">
            <text:p>0.23183699255174</text:p>
          </table:table-cell>
          <table:table-cell office:value-type="float" office:value="0.23101332509174" calcext:value-type="float">
            <text:p>0.23101332509174</text:p>
          </table:table-cell>
          <table:table-cell office:value-type="float" office:value="0.229798973916214" calcext:value-type="float">
            <text:p>0.229798973916214</text:p>
          </table:table-cell>
          <table:table-cell office:value-type="float" office:value="0.228237031572476" calcext:value-type="float">
            <text:p>0.228237031572476</text:p>
          </table:table-cell>
          <table:table-cell office:value-type="float" office:value="0.226364429882658" calcext:value-type="float">
            <text:p>0.226364429882658</text:p>
          </table:table-cell>
          <table:table-cell office:value-type="float" office:value="0.22421242793438" calcext:value-type="float">
            <text:p>0.22421242793438</text:p>
          </table:table-cell>
          <table:table-cell office:value-type="float" office:value="0.221807092825573" calcext:value-type="float">
            <text:p>0.221807092825573</text:p>
          </table:table-cell>
          <table:table-cell office:value-type="float" office:value="0.21916976258761" calcext:value-type="float">
            <text:p>0.21916976258761</text:p>
          </table:table-cell>
          <table:table-cell office:value-type="float" office:value="0.216317484135339" calcext:value-type="float">
            <text:p>0.216317484135339</text:p>
          </table:table-cell>
          <table:table-cell office:value-type="float" office:value="0.213263421762338" calcext:value-type="float">
            <text:p>0.213263421762338</text:p>
          </table:table-cell>
          <table:table-cell office:value-type="float" office:value="0.210017233690911" calcext:value-type="float">
            <text:p>0.210017233690911</text:p>
          </table:table-cell>
          <table:table-cell office:value-type="float" office:value="0.206585415631958" calcext:value-type="float">
            <text:p>0.206585415631958</text:p>
          </table:table-cell>
          <table:table-cell office:value-type="float" office:value="0.202971611363755" calcext:value-type="float">
            <text:p>0.202971611363755</text:p>
          </table:table-cell>
          <table:table-cell office:value-type="float" office:value="0.199176891137305" calcext:value-type="float">
            <text:p>0.199176891137305</text:p>
          </table:table-cell>
          <table:table-cell office:value-type="float" office:value="0.195199999429904" calcext:value-type="float">
            <text:p>0.195199999429904</text:p>
          </table:table-cell>
          <table:table-cell office:value-type="float" office:value="0.191037574103719" calcext:value-type="float">
            <text:p>0.191037574103719</text:p>
          </table:table-cell>
          <table:table-cell office:value-type="float" office:value="0.186684339201851" calcext:value-type="float">
            <text:p>0.186684339201851</text:p>
          </table:table-cell>
          <table:table-cell office:value-type="float" office:value="0.182133273474054" calcext:value-type="float">
            <text:p>0.182133273474054</text:p>
          </table:table-cell>
          <table:table-cell office:value-type="float" office:value="0.177375756374391" calcext:value-type="float">
            <text:p>0.177375756374391</text:p>
          </table:table-cell>
          <table:table-cell office:value-type="float" office:value="0.172401693306023" calcext:value-type="float">
            <text:p>0.172401693306023</text:p>
          </table:table-cell>
          <table:table-cell office:value-type="float" office:value="0.16719962234387" calcext:value-type="float">
            <text:p>0.16719962234387</text:p>
          </table:table-cell>
          <table:table-cell office:value-type="float" office:value="0.161756805523765" calcext:value-type="float">
            <text:p>0.161756805523765</text:p>
          </table:table-cell>
          <table:table-cell office:value-type="float" office:value="0.156059306549146" calcext:value-type="float">
            <text:p>0.156059306549146</text:p>
          </table:table-cell>
          <table:table-cell office:value-type="float" office:value="0.150092055787415" calcext:value-type="float">
            <text:p>0.150092055787415</text:p>
          </table:table-cell>
          <table:table-cell office:value-type="float" office:value="0.143838905913982" calcext:value-type="float">
            <text:p>0.143838905913982</text:p>
          </table:table-cell>
          <table:table-cell office:value-type="float" office:value="0.137282681385063" calcext:value-type="float">
            <text:p>0.137282681385063</text:p>
          </table:table-cell>
          <table:table-cell office:value-type="float" office:value="0.130405222684239" calcext:value-type="float">
            <text:p>0.130405222684239</text:p>
          </table:table-cell>
          <table:table-cell office:value-type="float" office:value="0.123187426701204" calcext:value-type="float">
            <text:p>0.123187426701204</text:p>
          </table:table-cell>
          <table:table-cell office:value-type="float" office:value="0.115609289099369" calcext:value-type="float">
            <text:p>0.115609289099369</text:p>
          </table:table-cell>
          <table:table-cell office:value-type="float" office:value="0.10764995483684" calcext:value-type="float">
            <text:p>0.10764995483684</text:p>
          </table:table-cell>
          <table:table-cell office:value-type="float" office:value="0.0992877810795594" calcext:value-type="float">
            <text:p>0.099287781079559</text:p>
          </table:table-cell>
          <table:table-cell office:value-type="float" office:value="0.0905004153675605" calcext:value-type="float">
            <text:p>0.090500415367561</text:p>
          </table:table-cell>
          <table:table-cell office:value-type="float" office:value="0.0812648915991258" calcext:value-type="float">
            <text:p>0.081264891599126</text:p>
          </table:table-cell>
          <table:table-cell office:value-type="float" office:value="0.0715577467464367" calcext:value-type="float">
            <text:p>0.071557746746437</text:p>
          </table:table-cell>
          <table:table-cell office:value-type="float" office:value="0.0613551618119272" calcext:value-type="float">
            <text:p>0.061355161811927</text:p>
          </table:table-cell>
          <table:table-cell office:value-type="float" office:value="0.0506331315477209" calcext:value-type="float">
            <text:p>0.050633131547721</text:p>
          </table:table-cell>
          <table:table-cell office:value-type="float" office:value="0.0393676714682308" calcext:value-type="float">
            <text:p>0.039367671468231</text:p>
          </table:table-cell>
          <table:table-cell office:value-type="float" office:value="0.027535090772091" calcext:value-type="float">
            <text:p>0.027535090772091</text:p>
          </table:table-cell>
          <table:table-cell office:value-type="float" office:value="0.0151124542517944" calcext:value-type="float">
            <text:p>0.015112454251794</text:p>
          </table:table-cell>
          <table:table-cell office:value-type="float" office:value="0.00207874633445842" calcext:value-type="float">
            <text:p>0.002078746334458</text:p>
          </table:table-cell>
          <table:table-cell office:value-type="float" office:value="-0.0115814516873698" calcext:value-type="float">
            <text:p>-0.01158145168737</text:p>
          </table:table-cell>
          <table:table-cell office:value-type="float" office:value="-0.0258891423700342" calcext:value-type="float">
            <text:p>-0.025889142370034</text:p>
          </table:table-cell>
          <table:table-cell office:value-type="float" office:value="-0.0408451845181672" calcext:value-type="float">
            <text:p>-0.040845184518167</text:p>
          </table:table-cell>
          <table:table-cell office:value-type="float" office:value="-0.0564445754389559" calcext:value-type="float">
            <text:p>-0.056444575438956</text:p>
          </table:table-cell>
          <table:table-cell office:value-type="float" office:value="-0.0726781612123196" calcext:value-type="float">
            <text:p>-0.07267816121232</text:p>
          </table:table-cell>
          <table:table-cell office:value-type="float" office:value="-0.0895321342925931" calcext:value-type="float">
            <text:p>-0.089532134292593</text:p>
          </table:table-cell>
          <table:table-cell office:value-type="float" office:value="-0.106986549635206" calcext:value-type="float">
            <text:p>-0.106986549635206</text:p>
          </table:table-cell>
          <table:table-cell office:value-type="float" office:value="-0.125013294346904" calcext:value-type="float">
            <text:p>-0.125013294346904</text:p>
          </table:table-cell>
          <table:table-cell office:value-type="float" office:value="-0.143573720429073" calcext:value-type="float">
            <text:p>-0.143573720429073</text:p>
          </table:table-cell>
          <table:table-cell office:value-type="float" office:value="-0.162615985658608" calcext:value-type="float">
            <text:p>-0.162615985658608</text:p>
          </table:table-cell>
          <table:table-cell office:value-type="float" office:value="-0.182072076465287" calcext:value-type="float">
            <text:p>-0.182072076465287</text:p>
          </table:table-cell>
          <table:table-cell office:value-type="float" office:value="-0.201854492895522" calcext:value-type="float">
            <text:p>-0.201854492895522</text:p>
          </table:table-cell>
          <table:table-cell office:value-type="float" office:value="-0.221852621935873" calcext:value-type="float">
            <text:p>-0.221852621935873</text:p>
          </table:table-cell>
          <table:table-cell office:value-type="float" office:value="-0.241928867764376" calcext:value-type="float">
            <text:p>-0.241928867764376</text:p>
          </table:table-cell>
          <table:table-cell office:value-type="float" office:value="-0.261914650878635" calcext:value-type="float">
            <text:p>-0.261914650878635</text:p>
          </table:table-cell>
          <table:table-cell office:value-type="float" office:value="-0.281606449130315" calcext:value-type="float">
            <text:p>-0.281606449130315</text:p>
          </table:table-cell>
          <table:table-cell office:value-type="float" office:value="-0.300762129634627" calcext:value-type="float">
            <text:p>-0.300762129634627</text:p>
          </table:table-cell>
          <table:table-cell office:value-type="float" office:value="-0.319097911198399" calcext:value-type="float">
            <text:p>-0.319097911198399</text:p>
          </table:table-cell>
          <table:table-cell office:value-type="float" office:value="-0.336286403770264" calcext:value-type="float">
            <text:p>-0.336286403770264</text:p>
          </table:table-cell>
          <table:table-cell office:value-type="float" office:value="-0.351956282372633" calcext:value-type="float">
            <text:p>-0.351956282372633</text:p>
          </table:table-cell>
          <table:table-cell office:value-type="float" office:value="-0.365694246935456" calcext:value-type="float">
            <text:p>-0.365694246935456</text:p>
          </table:table-cell>
          <table:table-cell office:value-type="float" office:value="-0.377049972490019" calcext:value-type="float">
            <text:p>-0.377049972490019</text:p>
          </table:table-cell>
          <table:table-cell office:value-type="float" office:value="-0.385544736240257" calcext:value-type="float">
            <text:p>-0.385544736240257</text:p>
          </table:table-cell>
          <table:table-cell office:value-type="float" office:value="-0.390684282914407" calcext:value-type="float">
            <text:p>-0.390684282914407</text:p>
          </table:table-cell>
          <table:table-cell office:value-type="float" office:value="-0.391976218022176" calcext:value-type="float">
            <text:p>-0.391976218022176</text:p>
          </table:table-cell>
          <table:table-cell office:value-type="float" office:value="-0.388951768210152" calcext:value-type="float">
            <text:p>-0.388951768210152</text:p>
          </table:table-cell>
          <table:table-cell office:value-type="float" office:value="-0.381191109764457" calcext:value-type="float">
            <text:p>-0.381191109764457</text:p>
          </table:table-cell>
          <table:table-cell office:value-type="float" office:value="-0.368350675234528" calcext:value-type="float">
            <text:p>-0.368350675234528</text:p>
          </table:table-cell>
          <table:table-cell office:value-type="float" office:value="-0.350190001728724" calcext:value-type="float">
            <text:p>-0.350190001728724</text:p>
          </table:table-cell>
          <table:table-cell office:value-type="float" office:value="-0.326594952077475" calcext:value-type="float">
            <text:p>-0.326594952077475</text:p>
          </table:table-cell>
          <table:table-cell office:value-type="float" office:value="-0.297593744915125" calcext:value-type="float">
            <text:p>-0.297593744915125</text:p>
          </table:table-cell>
          <table:table-cell office:value-type="float" office:value="-0.263362392728869" calcext:value-type="float">
            <text:p>-0.263362392728869</text:p>
          </table:table-cell>
          <table:table-cell office:value-type="float" office:value="-0.224216997118926" calcext:value-type="float">
            <text:p>-0.224216997118926</text:p>
          </table:table-cell>
          <table:table-cell office:value-type="float" office:value="-0.180591835017345" calcext:value-type="float">
            <text:p>-0.180591835017345</text:p>
          </table:table-cell>
          <table:table-cell office:value-type="float" office:value="-0.133004014084764" calcext:value-type="float">
            <text:p>-0.133004014084764</text:p>
          </table:table-cell>
          <table:table-cell office:value-type="float" office:value="-0.082007239797812" calcext:value-type="float">
            <text:p>-0.082007239797812</text:p>
          </table:table-cell>
          <table:table-cell office:value-type="float" office:value="-0.028138461047172" calcext:value-type="float">
            <text:p>-0.028138461047172</text:p>
          </table:table-cell>
          <table:table-cell office:value-type="float" office:value="0.028138461047172" calcext:value-type="float">
            <text:p>0.028138461047172</text:p>
          </table:table-cell>
        </table:table-row>
        <table:table-row table:style-name="ro1">
          <table:table-cell office:value-type="float" office:value="-0.0151271814692416" calcext:value-type="float">
            <text:p>-0.015127181469242</text:p>
          </table:table-cell>
          <table:table-cell office:value-type="float" office:value="0.0151271814692416" calcext:value-type="float">
            <text:p>0.015127181469242</text:p>
          </table:table-cell>
          <table:table-cell office:value-type="float" office:value="0.0429877596976396" calcext:value-type="float">
            <text:p>0.04298775969764</text:p>
          </table:table-cell>
          <table:table-cell office:value-type="float" office:value="0.068671247140552" calcext:value-type="float">
            <text:p>0.068671247140552</text:p>
          </table:table-cell>
          <table:table-cell office:value-type="float" office:value="0.0921686954363138" calcext:value-type="float">
            <text:p>0.092168695436314</text:p>
          </table:table-cell>
          <table:table-cell office:value-type="float" office:value="0.113497256396304" calcext:value-type="float">
            <text:p>0.113497256396304</text:p>
          </table:table-cell>
          <table:table-cell office:value-type="float" office:value="0.132698930186079" calcext:value-type="float">
            <text:p>0.132698930186079</text:p>
          </table:table-cell>
          <table:table-cell office:value-type="float" office:value="0.149838412352186" calcext:value-type="float">
            <text:p>0.149838412352186</text:p>
          </table:table-cell>
          <table:table-cell office:value-type="float" office:value="0.165000179716383" calcext:value-type="float">
            <text:p>0.165000179716383</text:p>
          </table:table-cell>
          <table:table-cell office:value-type="float" office:value="0.17828500703604" calcext:value-type="float">
            <text:p>0.17828500703604</text:p>
          </table:table-cell>
          <table:table-cell office:value-type="float" office:value="0.189806147573813" calcext:value-type="float">
            <text:p>0.189806147573813</text:p>
          </table:table-cell>
          <table:table-cell office:value-type="float" office:value="0.199685426613342" calcext:value-type="float">
            <text:p>0.199685426613342</text:p>
          </table:table-cell>
          <table:table-cell office:value-type="float" office:value="0.208049480325455" calcext:value-type="float">
            <text:p>0.208049480325455</text:p>
          </table:table-cell>
          <table:table-cell office:value-type="float" office:value="0.215026329187765" calcext:value-type="float">
            <text:p>0.215026329187765</text:p>
          </table:table-cell>
          <table:table-cell office:value-type="float" office:value="0.220742416934314" calcext:value-type="float">
            <text:p>0.220742416934314</text:p>
          </table:table-cell>
          <table:table-cell office:value-type="float" office:value="0.225320184838749" calcext:value-type="float">
            <text:p>0.225320184838749</text:p>
          </table:table-cell>
          <table:table-cell office:value-type="float" office:value="0.22887619659392" calcext:value-type="float">
            <text:p>0.22887619659392</text:p>
          </table:table-cell>
          <table:table-cell office:value-type="float" office:value="0.231519786727329" calcext:value-type="float">
            <text:p>0.231519786727329</text:p>
          </table:table-cell>
          <table:table-cell office:value-type="float" office:value="0.233352177218725" calcext:value-type="float">
            <text:p>0.233352177218725</text:p>
          </table:table-cell>
          <table:table-cell office:value-type="float" office:value="0.234465991754374" calcext:value-type="float">
            <text:p>0.234465991754374</text:p>
          </table:table-cell>
          <table:table-cell office:value-type="float" office:value="0.234945092312976" calcext:value-type="float">
            <text:p>0.234945092312976</text:p>
          </table:table-cell>
          <table:table-cell office:value-type="float" office:value="0.234864665463176" calcext:value-type="float">
            <text:p>0.234864665463176</text:p>
          </table:table-cell>
          <table:table-cell office:value-type="float" office:value="0.234291492986753" calcext:value-type="float">
            <text:p>0.234291492986753</text:p>
          </table:table-cell>
          <table:table-cell office:value-type="float" office:value="0.233284350934904" calcext:value-type="float">
            <text:p>0.233284350934904</text:p>
          </table:table-cell>
          <table:table-cell office:value-type="float" office:value="0.231894491309557" calcext:value-type="float">
            <text:p>0.231894491309557</text:p>
          </table:table-cell>
          <table:table-cell office:value-type="float" office:value="0.230166170182188" calcext:value-type="float">
            <text:p>0.230166170182188</text:p>
          </table:table-cell>
          <table:table-cell office:value-type="float" office:value="0.228137194612149" calcext:value-type="float">
            <text:p>0.228137194612149</text:p>
          </table:table-cell>
          <table:table-cell office:value-type="float" office:value="0.225839467975044" calcext:value-type="float">
            <text:p>0.225839467975044</text:p>
          </table:table-cell>
          <table:table-cell office:value-type="float" office:value="0.223299519203156" calcext:value-type="float">
            <text:p>0.223299519203156</text:p>
          </table:table-cell>
          <table:table-cell office:value-type="float" office:value="0.220539006122684" calcext:value-type="float">
            <text:p>0.220539006122684</text:p>
          </table:table-cell>
          <table:table-cell office:value-type="float" office:value="0.21757518667612" calcext:value-type="float">
            <text:p>0.21757518667612</text:p>
          </table:table-cell>
          <table:table-cell office:value-type="float" office:value="0.214421354518027" calcext:value-type="float">
            <text:p>0.214421354518027</text:p>
          </table:table-cell>
          <table:table-cell office:value-type="float" office:value="0.211087237416837" calcext:value-type="float">
            <text:p>0.211087237416837</text:p>
          </table:table-cell>
          <table:table-cell office:value-type="float" office:value="0.207579358223954" calcext:value-type="float">
            <text:p>0.207579358223954</text:p>
          </table:table-cell>
          <table:table-cell office:value-type="float" office:value="0.203901359037896" calcext:value-type="float">
            <text:p>0.203901359037896</text:p>
          </table:table-cell>
          <table:table-cell office:value-type="float" office:value="0.200054289851405" calcext:value-type="float">
            <text:p>0.200054289851405</text:p>
          </table:table-cell>
          <table:table-cell office:value-type="float" office:value="0.196036863746975" calcext:value-type="float">
            <text:p>0.196036863746975</text:p>
          </table:table-cell>
          <table:table-cell office:value-type="float" office:value="0.191845681382887" calcext:value-type="float">
            <text:p>0.191845681382887</text:p>
          </table:table-cell>
          <table:table-cell office:value-type="float" office:value="0.187475427625594" calcext:value-type="float">
            <text:p>0.187475427625594</text:p>
          </table:table-cell>
          <table:table-cell office:value-type="float" office:value="0.18291904276499" calcext:value-type="float">
            <text:p>0.18291904276499</text:p>
          </table:table-cell>
          <table:table-cell office:value-type="float" office:value="0.178167869815691" calcext:value-type="float">
            <text:p>0.178167869815691</text:p>
          </table:table-cell>
          <table:table-cell office:value-type="float" office:value="0.173211779314159" calcext:value-type="float">
            <text:p>0.173211779314159</text:p>
          </table:table-cell>
          <table:table-cell office:value-type="float" office:value="0.168039273698494" calcext:value-type="float">
            <text:p>0.168039273698494</text:p>
          </table:table-cell>
          <table:table-cell office:value-type="float" office:value="0.162637576311887" calcext:value-type="float">
            <text:p>0.162637576311887</text:p>
          </table:table-cell>
          <table:table-cell office:value-type="float" office:value="0.156992706554184" calcext:value-type="float">
            <text:p>0.156992706554184</text:p>
          </table:table-cell>
          <table:table-cell office:value-type="float" office:value="0.151089539141911" calcext:value-type="float">
            <text:p>0.151089539141911</text:p>
          </table:table-cell>
          <table:table-cell office:value-type="float" office:value="0.144911853108774" calcext:value-type="float">
            <text:p>0.144911853108774</text:p>
          </table:table-cell>
          <table:table-cell office:value-type="float" office:value="0.138442375540033" calcext:value-type="float">
            <text:p>0.138442375540033</text:p>
          </table:table-cell>
          <table:table-cell office:value-type="float" office:value="0.131662818395645" calcext:value-type="float">
            <text:p>0.131662818395645</text:p>
          </table:table-cell>
          <table:table-cell office:value-type="float" office:value="0.124553906085073" calcext:value-type="float">
            <text:p>0.124553906085073</text:p>
          </table:table-cell>
          <table:table-cell office:value-type="float" office:value="0.11709540360097" calcext:value-type="float">
            <text:p>0.11709540360097</text:p>
          </table:table-cell>
          <table:table-cell office:value-type="float" office:value="0.109266154152008" calcext:value-type="float">
            <text:p>0.109266154152008</text:p>
          </table:table-cell>
          <table:table-cell office:value-type="float" office:value="0.101044130501616" calcext:value-type="float">
            <text:p>0.101044130501616</text:p>
          </table:table-cell>
          <table:table-cell office:value-type="float" office:value="0.0924065018347947" calcext:value-type="float">
            <text:p>0.092406501834795</text:p>
          </table:table-cell>
          <table:table-cell office:value-type="float" office:value="0.0833297180357681" calcext:value-type="float">
            <text:p>0.083329718035768</text:p>
          </table:table-cell>
          <table:table-cell office:value-type="float" office:value="0.0737896145482043" calcext:value-type="float">
            <text:p>0.073789614548204</text:p>
          </table:table-cell>
          <table:table-cell office:value-type="float" office:value="0.0637615429996048" calcext:value-type="float">
            <text:p>0.063761542999605</text:p>
          </table:table-cell>
          <table:table-cell office:value-type="float" office:value="0.0532205360788884" calcext:value-type="float">
            <text:p>0.053220536078889</text:p>
          </table:table-cell>
          <table:table-cell office:value-type="float" office:value="0.0421415210209731" calcext:value-type="float">
            <text:p>0.042141521020973</text:p>
          </table:table-cell>
          <table:table-cell office:value-type="float" office:value="0.0304996030078866" calcext:value-type="float">
            <text:p>0.030499603007887</text:p>
          </table:table-cell>
          <table:table-cell office:value-type="float" office:value="0.0182704155857189" calcext:value-type="float">
            <text:p>0.018270415585719</text:p>
          </table:table-cell>
          <table:table-cell office:value-type="float" office:value="0.00543025139099707" calcext:value-type="float">
            <text:p>0.005430251390997</text:p>
          </table:table-cell>
          <table:table-cell office:value-type="float" office:value="-0.00804610747236326" calcext:value-type="float">
            <text:p>-0.008046107472363</text:p>
          </table:table-cell>
          <table:table-cell office:value-type="float" office:value="-0.0221694679803358" calcext:value-type="float">
            <text:p>-0.022169467980336</text:p>
          </table:table-cell>
          <table:table-cell office:value-type="float" office:value="-0.0369575049488743" calcext:value-type="float">
            <text:p>-0.036957504948874</text:p>
          </table:table-cell>
          <table:table-cell office:value-type="float" office:value="-0.0524107805521184" calcext:value-type="float">
            <text:p>-0.052410780552118</text:p>
          </table:table-cell>
          <table:table-cell office:value-type="float" office:value="-0.0685242293439444" calcext:value-type="float">
            <text:p>-0.068524229343945</text:p>
          </table:table-cell>
          <table:table-cell office:value-type="float" office:value="-0.0852893068068216" calcext:value-type="float">
            <text:p>-0.085289306806822</text:p>
          </table:table-cell>
          <table:table-cell office:value-type="float" office:value="-0.102692608351858" calcext:value-type="float">
            <text:p>-0.102692608351858</text:p>
          </table:table-cell>
          <table:table-cell office:value-type="float" office:value="-0.120713641064777" calcext:value-type="float">
            <text:p>-0.120713641064777</text:p>
          </table:table-cell>
          <table:table-cell office:value-type="float" office:value="-0.139322333811471" calcext:value-type="float">
            <text:p>-0.139322333811471</text:p>
          </table:table-cell>
          <table:table-cell office:value-type="float" office:value="-0.158476303950522" calcext:value-type="float">
            <text:p>-0.158476303950522</text:p>
          </table:table-cell>
          <table:table-cell office:value-type="float" office:value="-0.17811777302575" calcext:value-type="float">
            <text:p>-0.17811777302575</text:p>
          </table:table-cell>
          <table:table-cell office:value-type="float" office:value="-0.19817005667235" calcext:value-type="float">
            <text:p>-0.19817005667235</text:p>
          </table:table-cell>
          <table:table-cell office:value-type="float" office:value="-0.218533644119939" calcext:value-type="float">
            <text:p>-0.218533644119939</text:p>
          </table:table-cell>
          <table:table-cell office:value-type="float" office:value="-0.239081923511242" calcext:value-type="float">
            <text:p>-0.239081923511242</text:p>
          </table:table-cell>
          <table:table-cell office:value-type="float" office:value="-0.259656638712617" calcext:value-type="float">
            <text:p>-0.259656638712617</text:p>
          </table:table-cell>
          <table:table-cell office:value-type="float" office:value="-0.28006322806117" calcext:value-type="float">
            <text:p>-0.28006322806117</text:p>
          </table:table-cell>
          <table:table-cell office:value-type="float" office:value="-0.300066275646609" calcext:value-type="float">
            <text:p>-0.300066275646609</text:p>
          </table:table-cell>
          <table:table-cell office:value-type="float" office:value="-0.319385402558745" calcext:value-type="float">
            <text:p>-0.319385402558745</text:p>
          </table:table-cell>
          <table:table-cell office:value-type="float" office:value="-0.337692053814982" calcext:value-type="float">
            <text:p>-0.337692053814982</text:p>
          </table:table-cell>
          <table:table-cell office:value-type="float" office:value="-0.354607779917736" calcext:value-type="float">
            <text:p>-0.354607779917736</text:p>
          </table:table-cell>
          <table:table-cell office:value-type="float" office:value="-0.369704743245196" calcext:value-type="float">
            <text:p>-0.369704743245196</text:p>
          </table:table-cell>
          <table:table-cell office:value-type="float" office:value="-0.38250927586544" calcext:value-type="float">
            <text:p>-0.38250927586544</text:p>
          </table:table-cell>
          <table:table-cell office:value-type="float" office:value="-0.392509345684232" calcext:value-type="float">
            <text:p>-0.392509345684232</text:p>
          </table:table-cell>
          <table:table-cell office:value-type="float" office:value="-0.399166710906727" calcext:value-type="float">
            <text:p>-0.399166710906727</text:p>
          </table:table-cell>
          <table:table-cell office:value-type="float" office:value="-0.401934307161214" calcext:value-type="float">
            <text:p>-0.401934307161214</text:p>
          </table:table-cell>
          <table:table-cell office:value-type="float" office:value="-0.400278967939716" calcext:value-type="float">
            <text:p>-0.400278967939716</text:p>
          </table:table-cell>
          <table:table-cell office:value-type="float" office:value="-0.393708896643248" calcext:value-type="float">
            <text:p>-0.393708896643248</text:p>
          </table:table-cell>
          <table:table-cell office:value-type="float" office:value="-0.381804401418288" calcext:value-type="float">
            <text:p>-0.381804401418288</text:p>
          </table:table-cell>
          <table:table-cell office:value-type="float" office:value="-0.364249358501562" calcext:value-type="float">
            <text:p>-0.364249358501562</text:p>
          </table:table-cell>
          <table:table-cell office:value-type="float" office:value="-0.340859867091365" calcext:value-type="float">
            <text:p>-0.340859867091365</text:p>
          </table:table-cell>
          <table:table-cell office:value-type="float" office:value="-0.311605869423211" calcext:value-type="float">
            <text:p>-0.311605869423211</text:p>
          </table:table-cell>
          <table:table-cell office:value-type="float" office:value="-0.276621437536657" calcext:value-type="float">
            <text:p>-0.276621437536657</text:p>
          </table:table-cell>
          <table:table-cell office:value-type="float" office:value="-0.236200199863475" calcext:value-type="float">
            <text:p>-0.236200199863475</text:p>
          </table:table-cell>
          <table:table-cell office:value-type="float" office:value="-0.190774013622463" calcext:value-type="float">
            <text:p>-0.190774013622463</text:p>
          </table:table-cell>
          <table:table-cell office:value-type="float" office:value="-0.14087520611866" calcext:value-type="float">
            <text:p>-0.14087520611866</text:p>
          </table:table-cell>
          <table:table-cell office:value-type="float" office:value="-0.0870849735611057" calcext:value-type="float">
            <text:p>-0.087084973561106</text:p>
          </table:table-cell>
          <table:table-cell office:value-type="float" office:value="-0.0299722200755001" calcext:value-type="float">
            <text:p>-0.0299722200755</text:p>
          </table:table-cell>
          <table:table-cell office:value-type="float" office:value="0.0299722200755001" calcext:value-type="float">
            <text:p>0.0299722200755</text:p>
          </table:table-cell>
        </table:table-row>
        <table:table-row table:style-name="ro1">
          <table:table-cell office:value-type="float" office:value="-0.0155658421810079" calcext:value-type="float">
            <text:p>-0.015565842181008</text:p>
          </table:table-cell>
          <table:table-cell office:value-type="float" office:value="0.0155658421810079" calcext:value-type="float">
            <text:p>0.015565842181008</text:p>
          </table:table-cell>
          <table:table-cell office:value-type="float" office:value="0.0442229943386005" calcext:value-type="float">
            <text:p>0.044222994338601</text:p>
          </table:table-cell>
          <table:table-cell office:value-type="float" office:value="0.0706169690748341" calcext:value-type="float">
            <text:p>0.070616969074834</text:p>
          </table:table-cell>
          <table:table-cell office:value-type="float" office:value="0.0947294758351947" calcext:value-type="float">
            <text:p>0.094729475835195</text:p>
          </table:table-cell>
          <table:table-cell office:value-type="float" office:value="0.116572420149291" calcext:value-type="float">
            <text:p>0.116572420149291</text:p>
          </table:table-cell>
          <table:table-cell office:value-type="float" office:value="0.13618652034271" calcext:value-type="float">
            <text:p>0.13618652034271</text:p>
          </table:table-cell>
          <table:table-cell office:value-type="float" office:value="0.153638789712384" calcext:value-type="float">
            <text:p>0.153638789712384</text:p>
          </table:table-cell>
          <table:table-cell office:value-type="float" office:value="0.169019067843187" calcext:value-type="float">
            <text:p>0.169019067843187</text:p>
          </table:table-cell>
          <table:table-cell office:value-type="float" office:value="0.182435856055383" calcext:value-type="float">
            <text:p>0.182435856055383</text:p>
          </table:table-cell>
          <table:table-cell office:value-type="float" office:value="0.194011763970861" calcext:value-type="float">
            <text:p>0.194011763970861</text:p>
          </table:table-cell>
          <table:table-cell office:value-type="float" office:value="0.203878888477922" calcext:value-type="float">
            <text:p>0.203878888477922</text:p>
          </table:table-cell>
          <table:table-cell office:value-type="float" office:value="0.212174416360366" calcext:value-type="float">
            <text:p>0.212174416360366</text:p>
          </table:table-cell>
          <table:table-cell office:value-type="float" office:value="0.219036678209869" calcext:value-type="float">
            <text:p>0.219036678209869</text:p>
          </table:table-cell>
          <table:table-cell office:value-type="float" office:value="0.224601801140285" calcext:value-type="float">
            <text:p>0.224601801140285</text:p>
          </table:table-cell>
          <table:table-cell office:value-type="float" office:value="0.229001027950788" calcext:value-type="float">
            <text:p>0.229001027950788</text:p>
          </table:table-cell>
          <table:table-cell office:value-type="float" office:value="0.232358702716846" calcext:value-type="float">
            <text:p>0.232358702716846</text:p>
          </table:table-cell>
          <table:table-cell office:value-type="float" office:value="0.234790873417423" calcext:value-type="float">
            <text:p>0.234790873417423</text:p>
          </table:table-cell>
          <table:table-cell office:value-type="float" office:value="0.236404431967863" calcext:value-type="float">
            <text:p>0.236404431967863</text:p>
          </table:table-cell>
          <table:table-cell office:value-type="float" office:value="0.237296698398668" calcext:value-type="float">
            <text:p>0.237296698398668</text:p>
          </table:table-cell>
          <table:table-cell office:value-type="float" office:value="0.237555354747891" calcext:value-type="float">
            <text:p>0.237555354747891</text:p>
          </table:table-cell>
          <table:table-cell office:value-type="float" office:value="0.237258641214901" calcext:value-type="float">
            <text:p>0.237258641214901</text:p>
          </table:table-cell>
          <table:table-cell office:value-type="float" office:value="0.236475738537506" calcext:value-type="float">
            <text:p>0.236475738537506</text:p>
          </table:table-cell>
          <table:table-cell office:value-type="float" office:value="0.235267273668196" calcext:value-type="float">
            <text:p>0.235267273668196</text:p>
          </table:table-cell>
          <table:table-cell office:value-type="float" office:value="0.233685898772748" calcext:value-type="float">
            <text:p>0.233685898772748</text:p>
          </table:table-cell>
          <table:table-cell office:value-type="float" office:value="0.231776905347239" calcext:value-type="float">
            <text:p>0.231776905347239</text:p>
          </table:table-cell>
          <table:table-cell office:value-type="float" office:value="0.229578845255722" calcext:value-type="float">
            <text:p>0.229578845255722</text:p>
          </table:table-cell>
          <table:table-cell office:value-type="float" office:value="0.227124138684243" calcext:value-type="float">
            <text:p>0.227124138684243</text:p>
          </table:table-cell>
          <table:table-cell office:value-type="float" office:value="0.224439655441356" calcext:value-type="float">
            <text:p>0.224439655441356</text:p>
          </table:table-cell>
          <table:table-cell office:value-type="float" office:value="0.221547260981361" calcext:value-type="float">
            <text:p>0.221547260981361</text:p>
          </table:table-cell>
          <table:table-cell office:value-type="float" office:value="0.218464322230772" calcext:value-type="float">
            <text:p>0.218464322230772</text:p>
          </table:table-cell>
          <table:table-cell office:value-type="float" office:value="0.215204170981186" calcext:value-type="float">
            <text:p>0.215204170981186</text:p>
          </table:table-cell>
          <table:table-cell office:value-type="float" office:value="0.211776524445086" calcext:value-type="float">
            <text:p>0.211776524445086</text:p>
          </table:table-cell>
          <table:table-cell office:value-type="float" office:value="0.208187863721222" calcext:value-type="float">
            <text:p>0.208187863721222</text:p>
          </table:table-cell>
          <table:table-cell office:value-type="float" office:value="0.204441771447214" calcext:value-type="float">
            <text:p>0.204441771447214</text:p>
          </table:table-cell>
          <table:table-cell office:value-type="float" office:value="0.200539230279071" calcext:value-type="float">
            <text:p>0.200539230279071</text:p>
          </table:table-cell>
          <table:table-cell office:value-type="float" office:value="0.196478884812639" calcext:value-type="float">
            <text:p>0.196478884812639</text:p>
          </table:table-cell>
          <table:table-cell office:value-type="float" office:value="0.192257270674463" calcext:value-type="float">
            <text:p>0.192257270674463</text:p>
          </table:table-cell>
          <table:table-cell office:value-type="float" office:value="0.187869014543869" calcext:value-type="float">
            <text:p>0.187869014543869</text:p>
          </table:table-cell>
          <table:table-cell office:value-type="float" office:value="0.183307008220159" calcext:value-type="float">
            <text:p>0.183307008220159</text:p>
          </table:table-cell>
          <table:table-cell office:value-type="float" office:value="0.178562557463793" calcext:value-type="float">
            <text:p>0.178562557463793</text:p>
          </table:table-cell>
          <table:table-cell office:value-type="float" office:value="0.173625506211853" calcext:value-type="float">
            <text:p>0.173625506211853</text:p>
          </table:table-cell>
          <table:table-cell office:value-type="float" office:value="0.168484336734855" calcext:value-type="float">
            <text:p>0.168484336734855</text:p>
          </table:table-cell>
          <table:table-cell office:value-type="float" office:value="0.163126256581568" calcext:value-type="float">
            <text:p>0.163126256581568</text:p>
          </table:table-cell>
          <table:table-cell office:value-type="float" office:value="0.157537273669473" calcext:value-type="float">
            <text:p>0.157537273669473</text:p>
          </table:table-cell>
          <table:table-cell office:value-type="float" office:value="0.15170224780315" calcext:value-type="float">
            <text:p>0.15170224780315</text:p>
          </table:table-cell>
          <table:table-cell office:value-type="float" office:value="0.14560493145672" calcext:value-type="float">
            <text:p>0.14560493145672</text:p>
          </table:table-cell>
          <table:table-cell office:value-type="float" office:value="0.139228010403251" calcext:value-type="float">
            <text:p>0.139228010403251</text:p>
          </table:table-cell>
          <table:table-cell office:value-type="float" office:value="0.13255313652423" calcext:value-type="float">
            <text:p>0.13255313652423</text:p>
          </table:table-cell>
          <table:table-cell office:value-type="float" office:value="0.125560938902389" calcext:value-type="float">
            <text:p>0.125560938902389</text:p>
          </table:table-cell>
          <table:table-cell office:value-type="float" office:value="0.118231034667688" calcext:value-type="float">
            <text:p>0.118231034667688</text:p>
          </table:table-cell>
          <table:table-cell office:value-type="float" office:value="0.110542053769349" calcext:value-type="float">
            <text:p>0.110542053769349</text:p>
          </table:table-cell>
          <table:table-cell office:value-type="float" office:value="0.102471680467351" calcext:value-type="float">
            <text:p>0.102471680467351</text:p>
          </table:table-cell>
          <table:table-cell office:value-type="float" office:value="0.0939967108107731" calcext:value-type="float">
            <text:p>0.093996710810773</text:p>
          </table:table-cell>
          <table:table-cell office:value-type="float" office:value="0.0850931263596932" calcext:value-type="float">
            <text:p>0.085093126359693</text:p>
          </table:table-cell>
          <table:table-cell office:value-type="float" office:value="0.0757361865050579" calcext:value-type="float">
            <text:p>0.075736186505058</text:p>
          </table:table-cell>
          <table:table-cell office:value-type="float" office:value="0.065900543760883" calcext:value-type="float">
            <text:p>0.065900543760883</text:p>
          </table:table-cell>
          <table:table-cell office:value-type="float" office:value="0.0555603880675728" calcext:value-type="float">
            <text:p>0.055560388067573</text:p>
          </table:table-cell>
          <table:table-cell office:value-type="float" office:value="0.0446896267248425" calcext:value-type="float">
            <text:p>0.044689626724843</text:p>
          </table:table-cell>
          <table:table-cell office:value-type="float" office:value="0.0332621014758667" calcext:value-type="float">
            <text:p>0.033262101475867</text:p>
          </table:table-cell>
          <table:table-cell office:value-type="float" office:value="0.0212518118619948" calcext:value-type="float">
            <text:p>0.021251811861995</text:p>
          </table:table-cell>
          <table:table-cell office:value-type="float" office:value="0.00863296275405909" calcext:value-type="float">
            <text:p>0.008632962754059</text:p>
          </table:table-cell>
          <table:table-cell office:value-type="float" office:value="-0.00462099783274068" calcext:value-type="float">
            <text:p>-0.004620997832741</text:p>
          </table:table-cell>
          <table:table-cell office:value-type="float" office:value="-0.0185156459183523" calcext:value-type="float">
            <text:p>-0.018515645918352</text:p>
          </table:table-cell>
          <table:table-cell office:value-type="float" office:value="-0.0330932654763356" calcext:value-type="float">
            <text:p>-0.033093265476336</text:p>
          </table:table-cell>
          <table:table-cell office:value-type="float" office:value="-0.048353449319389" calcext:value-type="float">
            <text:p>-0.048353449319389</text:p>
          </table:table-cell>
          <table:table-cell office:value-type="float" office:value="-0.0642943383242367" calcext:value-type="float">
            <text:p>-0.064294338324237</text:p>
          </table:table-cell>
          <table:table-cell office:value-type="float" office:value="-0.0809130440022404" calcext:value-type="float">
            <text:p>-0.080913044002241</text:p>
          </table:table-cell>
          <table:table-cell office:value-type="float" office:value="-0.0982030705270933" calcext:value-type="float">
            <text:p>-0.098203070527093</text:p>
          </table:table-cell>
          <table:table-cell office:value-type="float" office:value="-0.116151804747925" calcext:value-type="float">
            <text:p>-0.116151804747925</text:p>
          </table:table-cell>
          <table:table-cell office:value-type="float" office:value="-0.134738022782727" calcext:value-type="float">
            <text:p>-0.134738022782727</text:p>
          </table:table-cell>
          <table:table-cell office:value-type="float" office:value="-0.153929213186664" calcext:value-type="float">
            <text:p>-0.153929213186664</text:p>
          </table:table-cell>
          <table:table-cell office:value-type="float" office:value="-0.17367847752352" calcext:value-type="float">
            <text:p>-0.17367847752352</text:p>
          </table:table-cell>
          <table:table-cell office:value-type="float" office:value="-0.193920867928521" calcext:value-type="float">
            <text:p>-0.193920867928521</text:p>
          </table:table-cell>
          <table:table-cell office:value-type="float" office:value="-0.2145692112752" calcext:value-type="float">
            <text:p>-0.2145692112752</text:p>
          </table:table-cell>
          <table:table-cell office:value-type="float" office:value="-0.235509476985022" calcext:value-type="float">
            <text:p>-0.235509476985022</text:p>
          </table:table-cell>
          <table:table-cell office:value-type="float" office:value="-0.256595730222806" calcext:value-type="float">
            <text:p>-0.256595730222806</text:p>
          </table:table-cell>
          <table:table-cell office:value-type="float" office:value="-0.277644793003835" calcext:value-type="float">
            <text:p>-0.277644793003835</text:p>
          </table:table-cell>
          <table:table-cell office:value-type="float" office:value="-0.298430817686247" calcext:value-type="float">
            <text:p>-0.298430817686247</text:p>
          </table:table-cell>
          <table:table-cell office:value-type="float" office:value="-0.318680068652088" calcext:value-type="float">
            <text:p>-0.318680068652088</text:p>
          </table:table-cell>
          <table:table-cell office:value-type="float" office:value="-0.338066361701506" calcext:value-type="float">
            <text:p>-0.338066361701506</text:p>
          </table:table-cell>
          <table:table-cell office:value-type="float" office:value="-0.356207792604609" calcext:value-type="float">
            <text:p>-0.356207792604609</text:p>
          </table:table-cell>
          <table:table-cell office:value-type="float" office:value="-0.372665555871772" calcext:value-type="float">
            <text:p>-0.372665555871772</text:p>
          </table:table-cell>
          <table:table-cell office:value-type="float" office:value="-0.386945797750965" calcext:value-type="float">
            <text:p>-0.386945797750965</text:p>
          </table:table-cell>
          <table:table-cell office:value-type="float" office:value="-0.398505533613853" calcext:value-type="float">
            <text:p>-0.398505533613853</text:p>
          </table:table-cell>
          <table:table-cell office:value-type="float" office:value="-0.406763645930526" calcext:value-type="float">
            <text:p>-0.406763645930526</text:p>
          </table:table-cell>
          <table:table-cell office:value-type="float" office:value="-0.411117799849753" calcext:value-type="float">
            <text:p>-0.411117799849753</text:p>
          </table:table-cell>
          <table:table-cell office:value-type="float" office:value="-0.410967701135459" calcext:value-type="float">
            <text:p>-0.410967701135459</text:p>
          </table:table-cell>
          <table:table-cell office:value-type="float" office:value="-0.405744418404286" calcext:value-type="float">
            <text:p>-0.405744418404286</text:p>
          </table:table-cell>
          <table:table-cell office:value-type="float" office:value="-0.394944483524658" calcext:value-type="float">
            <text:p>-0.394944483524658</text:p>
          </table:table-cell>
          <table:table-cell office:value-type="float" office:value="-0.378166232878627" calcext:value-type="float">
            <text:p>-0.378166232878627</text:p>
          </table:table-cell>
          <table:table-cell office:value-type="float" office:value="-0.35514453837653" calcext:value-type="float">
            <text:p>-0.35514453837653</text:p>
          </table:table-cell>
          <table:table-cell office:value-type="float" office:value="-0.32577901438475" calcext:value-type="float">
            <text:p>-0.32577901438475</text:p>
          </table:table-cell>
          <table:table-cell office:value-type="float" office:value="-0.290150374281117" calcext:value-type="float">
            <text:p>-0.290150374281117</text:p>
          </table:table-cell>
          <table:table-cell office:value-type="float" office:value="-0.248520204342729" calcext:value-type="float">
            <text:p>-0.248520204342729</text:p>
          </table:table-cell>
          <table:table-cell office:value-type="float" office:value="-0.201311153698186" calcext:value-type="float">
            <text:p>-0.201311153698186</text:p>
          </table:table-cell>
          <table:table-cell office:value-type="float" office:value="-0.149067160270766" calcext:value-type="float">
            <text:p>-0.149067160270766</text:p>
          </table:table-cell>
          <table:table-cell office:value-type="float" office:value="-0.0923962117160412" calcext:value-type="float">
            <text:p>-0.092396211716041</text:p>
          </table:table-cell>
          <table:table-cell office:value-type="float" office:value="-0.0319004557263111" calcext:value-type="float">
            <text:p>-0.031900455726311</text:p>
          </table:table-cell>
          <table:table-cell office:value-type="float" office:value="0.0319004557263111" calcext:value-type="float">
            <text:p>0.031900455726311</text:p>
          </table:table-cell>
        </table:table-row>
        <table:table-row table:style-name="ro1">
          <table:table-cell office:value-type="float" office:value="-0.0160323923123848" calcext:value-type="float">
            <text:p>-0.016032392312385</text:p>
          </table:table-cell>
          <table:table-cell office:value-type="float" office:value="0.0160323923123848" calcext:value-type="float">
            <text:p>0.016032392312385</text:p>
          </table:table-cell>
          <table:table-cell office:value-type="float" office:value="0.0455340657762737" calcext:value-type="float">
            <text:p>0.045534065776274</text:p>
          </table:table-cell>
          <table:table-cell office:value-type="float" office:value="0.0726769749757072" calcext:value-type="float">
            <text:p>0.072676974975707</text:p>
          </table:table-cell>
          <table:table-cell office:value-type="float" office:value="0.0974319636160502" calcext:value-type="float">
            <text:p>0.09743196361605</text:p>
          </table:table-cell>
          <table:table-cell office:value-type="float" office:value="0.119805025284557" calcext:value-type="float">
            <text:p>0.119805025284557</text:p>
          </table:table-cell>
          <table:table-cell office:value-type="float" office:value="0.139835730543524" calcext:value-type="float">
            <text:p>0.139835730543524</text:p>
          </table:table-cell>
          <table:table-cell office:value-type="float" office:value="0.157594224954581" calcext:value-type="float">
            <text:p>0.157594224954581</text:p>
          </table:table-cell>
          <table:table-cell office:value-type="float" office:value="0.173177040817777" calcext:value-type="float">
            <text:p>0.173177040817777</text:p>
          </table:table-cell>
          <table:table-cell office:value-type="float" office:value="0.186702063760248" calcext:value-type="float">
            <text:p>0.186702063760248</text:p>
          </table:table-cell>
          <table:table-cell office:value-type="float" office:value="0.198303060368145" calcext:value-type="float">
            <text:p>0.198303060368145</text:p>
          </table:table-cell>
          <table:table-cell office:value-type="float" office:value="0.208124182082608" calcext:value-type="float">
            <text:p>0.208124182082608</text:p>
          </table:table-cell>
          <table:table-cell office:value-type="float" office:value="0.21631480940395" calcext:value-type="float">
            <text:p>0.21631480940395</text:p>
          </table:table-cell>
          <table:table-cell office:value-type="float" office:value="0.223025007307242" calcext:value-type="float">
            <text:p>0.223025007307242</text:p>
          </table:table-cell>
          <table:table-cell office:value-type="float" office:value="0.228401753163725" calcext:value-type="float">
            <text:p>0.228401753163725</text:p>
          </table:table-cell>
          <table:table-cell office:value-type="float" office:value="0.232585994961431" calcext:value-type="float">
            <text:p>0.232585994961431</text:p>
          </table:table-cell>
          <table:table-cell office:value-type="float" office:value="0.235710514899797" calcext:value-type="float">
            <text:p>0.235710514899797</text:p>
          </table:table-cell>
          <table:table-cell office:value-type="float" office:value="0.237898517291658" calcext:value-type="float">
            <text:p>0.237898517291658</text:p>
          </table:table-cell>
          <table:table-cell office:value-type="float" office:value="0.239262829173627" calcext:value-type="float">
            <text:p>0.239262829173627</text:p>
          </table:table-cell>
          <table:table-cell office:value-type="float" office:value="0.239905592120359" calcext:value-type="float">
            <text:p>0.239905592120359</text:p>
          </table:table-cell>
          <table:table-cell office:value-type="float" office:value="0.239918328223828" calcext:value-type="float">
            <text:p>0.239918328223828</text:p>
          </table:table-cell>
          <table:table-cell office:value-type="float" office:value="0.239382276121358" calcext:value-type="float">
            <text:p>0.239382276121358</text:p>
          </table:table-cell>
          <table:table-cell office:value-type="float" office:value="0.238368909755404" calcext:value-type="float">
            <text:p>0.238368909755404</text:p>
          </table:table-cell>
          <table:table-cell office:value-type="float" office:value="0.236940570021804" calcext:value-type="float">
            <text:p>0.236940570021804</text:p>
          </table:table-cell>
          <table:table-cell office:value-type="float" office:value="0.235151155737919" calcext:value-type="float">
            <text:p>0.235151155737919</text:p>
          </table:table-cell>
          <table:table-cell office:value-type="float" office:value="0.233046834428535" calcext:value-type="float">
            <text:p>0.233046834428535</text:p>
          </table:table-cell>
          <table:table-cell office:value-type="float" office:value="0.230666744984924" calcext:value-type="float">
            <text:p>0.230666744984924</text:p>
          </table:table-cell>
          <table:table-cell office:value-type="float" office:value="0.22804367328524" calcext:value-type="float">
            <text:p>0.22804367328524</text:p>
          </table:table-cell>
          <table:table-cell office:value-type="float" office:value="0.225204688750145" calcext:value-type="float">
            <text:p>0.225204688750145</text:p>
          </table:table-cell>
          <table:table-cell office:value-type="float" office:value="0.222171734893169" calcext:value-type="float">
            <text:p>0.222171734893169</text:p>
          </table:table-cell>
          <table:table-cell office:value-type="float" office:value="0.218962170655121" calcext:value-type="float">
            <text:p>0.218962170655121</text:p>
          </table:table-cell>
          <table:table-cell office:value-type="float" office:value="0.215589261886945" calcext:value-type="float">
            <text:p>0.215589261886945</text:p>
          </table:table-cell>
          <table:table-cell office:value-type="float" office:value="0.212062624040345" calcext:value-type="float">
            <text:p>0.212062624040345</text:p>
          </table:table-cell>
          <table:table-cell office:value-type="float" office:value="0.208388618046403" calcext:value-type="float">
            <text:p>0.208388618046403</text:p>
          </table:table-cell>
          <table:table-cell office:value-type="float" office:value="0.204570701324925" calcext:value-type="float">
            <text:p>0.204570701324925</text:p>
          </table:table-cell>
          <table:table-cell office:value-type="float" office:value="0.200609735513671" calcext:value-type="float">
            <text:p>0.200609735513671</text:p>
          </table:table-cell>
          <table:table-cell office:value-type="float" office:value="0.196504253890828" calcext:value-type="float">
            <text:p>0.196504253890828</text:p>
          </table:table-cell>
          <table:table-cell office:value-type="float" office:value="0.192250693850833" calcext:value-type="float">
            <text:p>0.192250693850833</text:p>
          </table:table-cell>
          <table:table-cell office:value-type="float" office:value="0.187843599484734" calcext:value-type="float">
            <text:p>0.187843599484734</text:p>
          </table:table-cell>
          <table:table-cell office:value-type="float" office:value="0.183275799087504" calcext:value-type="float">
            <text:p>0.183275799087504</text:p>
          </table:table-cell>
          <table:table-cell office:value-type="float" office:value="0.178538556271341" calcext:value-type="float">
            <text:p>0.178538556271341</text:p>
          </table:table-cell>
          <table:table-cell office:value-type="float" office:value="0.173621694305689" calcext:value-type="float">
            <text:p>0.173621694305689</text:p>
          </table:table-cell>
          <table:table-cell office:value-type="float" office:value="0.168513686603505" calcext:value-type="float">
            <text:p>0.168513686603505</text:p>
          </table:table-cell>
          <table:table-cell office:value-type="float" office:value="0.163201741797675" calcext:value-type="float">
            <text:p>0.163201741797675</text:p>
          </table:table-cell>
          <table:table-cell office:value-type="float" office:value="0.15767188706201" calcext:value-type="float">
            <text:p>0.15767188706201</text:p>
          </table:table-cell>
          <table:table-cell office:value-type="float" office:value="0.15190900552468" calcext:value-type="float">
            <text:p>0.15190900552468</text:p>
          </table:table-cell>
          <table:table-cell office:value-type="float" office:value="0.145896863661624" calcext:value-type="float">
            <text:p>0.145896863661624</text:p>
          </table:table-cell>
          <table:table-cell office:value-type="float" office:value="0.139618154906438" calcext:value-type="float">
            <text:p>0.139618154906438</text:p>
          </table:table-cell>
          <table:table-cell office:value-type="float" office:value="0.133054539054443" calcext:value-type="float">
            <text:p>0.133054539054443</text:p>
          </table:table-cell>
          <table:table-cell office:value-type="float" office:value="0.126186626379402" calcext:value-type="float">
            <text:p>0.126186626379402</text:p>
          </table:table-cell>
          <table:table-cell office:value-type="float" office:value="0.118993965192777" calcext:value-type="float">
            <text:p>0.118993965192777</text:p>
          </table:table-cell>
          <table:table-cell office:value-type="float" office:value="0.111455054818773" calcext:value-type="float">
            <text:p>0.111455054818773</text:p>
          </table:table-cell>
          <table:table-cell office:value-type="float" office:value="0.103547380637675" calcext:value-type="float">
            <text:p>0.103547380637675</text:p>
          </table:table-cell>
          <table:table-cell office:value-type="float" office:value="0.095247465146012" calcext:value-type="float">
            <text:p>0.095247465146012</text:p>
          </table:table-cell>
          <table:table-cell office:value-type="float" office:value="0.0865309328962761" calcext:value-type="float">
            <text:p>0.086530932896276</text:p>
          </table:table-cell>
          <table:table-cell office:value-type="float" office:value="0.077372590711759" calcext:value-type="float">
            <text:p>0.077372590711759</text:p>
          </table:table-cell>
          <table:table-cell office:value-type="float" office:value="0.0677465262886451" calcext:value-type="float">
            <text:p>0.067746526288645</text:p>
          </table:table-cell>
          <table:table-cell office:value-type="float" office:value="0.0576262276564876" calcext:value-type="float">
            <text:p>0.057626227656488</text:p>
          </table:table-cell>
          <table:table-cell office:value-type="float" office:value="0.0469847209509458" calcext:value-type="float">
            <text:p>0.046984720950946</text:p>
          </table:table-cell>
          <table:table-cell office:value-type="float" office:value="0.0357947102901064" calcext:value-type="float">
            <text:p>0.035794710290106</text:p>
          </table:table-cell>
          <table:table-cell office:value-type="float" office:value="0.0240286847175436" calcext:value-type="float">
            <text:p>0.024028684717544</text:p>
          </table:table-cell>
          <table:table-cell office:value-type="float" office:value="0.0116590370833037" calcext:value-type="float">
            <text:p>0.011659037083304</text:p>
          </table:table-cell>
          <table:table-cell office:value-type="float" office:value="-0.00134076090098906" calcext:value-type="float">
            <text:p>-0.001340760900989</text:p>
          </table:table-cell>
          <table:table-cell office:value-type="float" office:value="-0.0149628929854366" calcext:value-type="float">
            <text:p>-0.014962892985437</text:p>
          </table:table-cell>
          <table:table-cell office:value-type="float" office:value="-0.0292916415373497" calcext:value-type="float">
            <text:p>-0.02929164153735</text:p>
          </table:table-cell>
          <table:table-cell office:value-type="float" office:value="-0.0443123030032768" calcext:value-type="float">
            <text:p>-0.044312303003277</text:p>
          </table:table-cell>
          <table:table-cell office:value-type="float" office:value="-0.0600281242809571" calcext:value-type="float">
            <text:p>-0.060028124280957</text:p>
          </table:table-cell>
          <table:table-cell office:value-type="float" office:value="-0.076442792200023" calcext:value-type="float">
            <text:p>-0.076442792200023</text:p>
          </table:table-cell>
          <table:table-cell office:value-type="float" office:value="-0.0935569496358311" calcext:value-type="float">
            <text:p>-0.093556949635831</text:p>
          </table:table-cell>
          <table:table-cell office:value-type="float" office:value="-0.111365897824946" calcext:value-type="float">
            <text:p>-0.111365897824946</text:p>
          </table:table-cell>
          <table:table-cell office:value-type="float" office:value="-0.129857302963181" calcext:value-type="float">
            <text:p>-0.129857302963181</text:p>
          </table:table-cell>
          <table:table-cell office:value-type="float" office:value="-0.149008743648928" calcext:value-type="float">
            <text:p>-0.149008743648928</text:p>
          </table:table-cell>
          <table:table-cell office:value-type="float" office:value="-0.168784701160689" calcext:value-type="float">
            <text:p>-0.168784701160689</text:p>
          </table:table-cell>
          <table:table-cell office:value-type="float" office:value="-0.189132747373922" calcext:value-type="float">
            <text:p>-0.189132747373922</text:p>
          </table:table-cell>
          <table:table-cell office:value-type="float" office:value="-0.209979142845791" calcext:value-type="float">
            <text:p>-0.209979142845791</text:p>
          </table:table-cell>
          <table:table-cell office:value-type="float" office:value="-0.231223917391973" calcext:value-type="float">
            <text:p>-0.231223917391973</text:p>
          </table:table-cell>
          <table:table-cell office:value-type="float" office:value="-0.252735373955607" calcext:value-type="float">
            <text:p>-0.252735373955607</text:p>
          </table:table-cell>
          <table:table-cell office:value-type="float" office:value="-0.274344116216969" calcext:value-type="float">
            <text:p>-0.274344116216969</text:p>
          </table:table-cell>
          <table:table-cell office:value-type="float" office:value="-0.295836777464847" calcext:value-type="float">
            <text:p>-0.295836777464847</text:p>
          </table:table-cell>
          <table:table-cell office:value-type="float" office:value="-0.316949680702513" calcext:value-type="float">
            <text:p>-0.316949680702513</text:p>
          </table:table-cell>
          <table:table-cell office:value-type="float" office:value="-0.337362854365094" calcext:value-type="float">
            <text:p>-0.337362854365094</text:p>
          </table:table-cell>
          <table:table-cell office:value-type="float" office:value="-0.356695062066087" calcext:value-type="float">
            <text:p>-0.356695062066087</text:p>
          </table:table-cell>
          <table:table-cell office:value-type="float" office:value="-0.374500707442573" calcext:value-type="float">
            <text:p>-0.374500707442573</text:p>
          </table:table-cell>
          <table:table-cell office:value-type="float" office:value="-0.390269665218999" calcext:value-type="float">
            <text:p>-0.390269665218999</text:p>
          </table:table-cell>
          <table:table-cell office:value-type="float" office:value="-0.403431236592491" calcext:value-type="float">
            <text:p>-0.403431236592491</text:p>
          </table:table-cell>
          <table:table-cell office:value-type="float" office:value="-0.413363492104323" calcext:value-type="float">
            <text:p>-0.413363492104323</text:p>
          </table:table-cell>
          <table:table-cell office:value-type="float" office:value="-0.419409164649341" calcext:value-type="float">
            <text:p>-0.419409164649341</text:p>
          </table:table-cell>
          <table:table-cell office:value-type="float" office:value="-0.420898904177479" calcext:value-type="float">
            <text:p>-0.420898904177479</text:p>
          </table:table-cell>
          <table:table-cell office:value-type="float" office:value="-0.417182014377496" calcext:value-type="float">
            <text:p>-0.417182014377496</text:p>
          </table:table-cell>
          <table:table-cell office:value-type="float" office:value="-0.407663709973176" calcext:value-type="float">
            <text:p>-0.407663709973176</text:p>
          </table:table-cell>
          <table:table-cell office:value-type="float" office:value="-0.39184648297223" calcext:value-type="float">
            <text:p>-0.39184648297223</text:p>
          </table:table-cell>
          <table:table-cell office:value-type="float" office:value="-0.369371507703572" calcext:value-type="float">
            <text:p>-0.369371507703572</text:p>
          </table:table-cell>
          <table:table-cell office:value-type="float" office:value="-0.340054493412366" calcext:value-type="float">
            <text:p>-0.340054493412366</text:p>
          </table:table-cell>
          <table:table-cell office:value-type="float" office:value="-0.303909511967493" calcext:value-type="float">
            <text:p>-0.303909511967493</text:p>
          </table:table-cell>
          <table:table-cell office:value-type="float" office:value="-0.261154607429635" calcext:value-type="float">
            <text:p>-0.261154607429635</text:p>
          </table:table-cell>
          <table:table-cell office:value-type="float" office:value="-0.212194734182731" calcext:value-type="float">
            <text:p>-0.212194734182731</text:p>
          </table:table-cell>
          <table:table-cell office:value-type="float" office:value="-0.157580606684379" calcext:value-type="float">
            <text:p>-0.157580606684379</text:p>
          </table:table-cell>
          <table:table-cell office:value-type="float" office:value="-0.0979456614892981" calcext:value-type="float">
            <text:p>-0.097945661489298</text:p>
          </table:table-cell>
          <table:table-cell office:value-type="float" office:value="-0.033926462472716" calcext:value-type="float">
            <text:p>-0.033926462472716</text:p>
          </table:table-cell>
          <table:table-cell office:value-type="float" office:value="0.033926462472716" calcext:value-type="float">
            <text:p>0.033926462472716</text:p>
          </table:table-cell>
        </table:table-row>
        <table:table-row table:style-name="ro1">
          <table:table-cell office:value-type="float" office:value="-0.0165324355237325" calcext:value-type="float">
            <text:p>-0.016532435523733</text:p>
          </table:table-cell>
          <table:table-cell office:value-type="float" office:value="0.0165324355237325" calcext:value-type="float">
            <text:p>0.016532435523733</text:p>
          </table:table-cell>
          <table:table-cell office:value-type="float" office:value="0.0469357545086378" calcext:value-type="float">
            <text:p>0.046935754508638</text:p>
          </table:table-cell>
          <table:table-cell office:value-type="float" office:value="0.0748729911801777" calcext:value-type="float">
            <text:p>0.074872991180178</text:p>
          </table:table-cell>
          <table:table-cell office:value-type="float" office:value="0.100302414895924" calcext:value-type="float">
            <text:p>0.100302414895924</text:p>
          </table:table-cell>
          <table:table-cell office:value-type="float" office:value="0.12322345984355" calcext:value-type="float">
            <text:p>0.12322345984355</text:p>
          </table:table-cell>
          <table:table-cell office:value-type="float" office:value="0.14367488137245" calcext:value-type="float">
            <text:p>0.14367488137245</text:p>
          </table:table-cell>
          <table:table-cell office:value-type="float" office:value="0.161731108464026" calcext:value-type="float">
            <text:p>0.161731108464026</text:p>
          </table:table-cell>
          <table:table-cell office:value-type="float" office:value="0.177497116629853" calcext:value-type="float">
            <text:p>0.177497116629853</text:p>
          </table:table-cell>
          <table:table-cell office:value-type="float" office:value="0.191102281465696" calcext:value-type="float">
            <text:p>0.191102281465696</text:p>
          </table:table-cell>
          <table:table-cell office:value-type="float" office:value="0.202693753135631" calcext:value-type="float">
            <text:p>0.202693753135631</text:p>
          </table:table-cell>
          <table:table-cell office:value-type="float" office:value="0.212429889187787" calcext:value-type="float">
            <text:p>0.212429889187787</text:p>
          </table:table-cell>
          <table:table-cell office:value-type="float" office:value="0.220474198689052" calcext:value-type="float">
            <text:p>0.220474198689052</text:p>
          </table:table-cell>
          <table:table-cell office:value-type="float" office:value="0.226990115265208" calcext:value-type="float">
            <text:p>0.226990115265208</text:p>
          </table:table-cell>
          <table:table-cell office:value-type="float" office:value="0.232136767556328" calcext:value-type="float">
            <text:p>0.232136767556328</text:p>
          </table:table-cell>
          <table:table-cell office:value-type="float" office:value="0.236065782950834" calcext:value-type="float">
            <text:p>0.236065782950834</text:p>
          </table:table-cell>
          <table:table-cell office:value-type="float" office:value="0.238919061202734" calcext:value-type="float">
            <text:p>0.238919061202734</text:p>
          </table:table-cell>
          <table:table-cell office:value-type="float" office:value="0.240827393071165" calcext:value-type="float">
            <text:p>0.240827393071165</text:p>
          </table:table-cell>
          <table:table-cell office:value-type="float" office:value="0.24190977109912" calcext:value-type="float">
            <text:p>0.24190977109912</text:p>
          </table:table-cell>
          <table:table-cell office:value-type="float" office:value="0.242273236592306" calcext:value-type="float">
            <text:p>0.242273236592306</text:p>
          </table:table-cell>
          <table:table-cell office:value-type="float" office:value="0.242013119630811" calcext:value-type="float">
            <text:p>0.242013119630811</text:p>
          </table:table-cell>
          <table:table-cell office:value-type="float" office:value="0.241213549854905" calcext:value-type="float">
            <text:p>0.241213549854905</text:p>
          </table:table-cell>
          <table:table-cell office:value-type="float" office:value="0.239948139250499" calcext:value-type="float">
            <text:p>0.239948139250499</text:p>
          </table:table-cell>
          <table:table-cell office:value-type="float" office:value="0.238280760775943" calcext:value-type="float">
            <text:p>0.238280760775943</text:p>
          </table:table-cell>
          <table:table-cell office:value-type="float" office:value="0.236266366614527" calcext:value-type="float">
            <text:p>0.236266366614527</text:p>
          </table:table-cell>
          <table:table-cell office:value-type="float" office:value="0.233951806371641" calcext:value-type="float">
            <text:p>0.233951806371641</text:p>
          </table:table-cell>
          <table:table-cell office:value-type="float" office:value="0.231376618541283" calcext:value-type="float">
            <text:p>0.231376618541283</text:p>
          </table:table-cell>
          <table:table-cell office:value-type="float" office:value="0.22857377835386" calcext:value-type="float">
            <text:p>0.22857377835386</text:p>
          </table:table-cell>
          <table:table-cell office:value-type="float" office:value="0.22557039221891" calcext:value-type="float">
            <text:p>0.22557039221891</text:p>
          </table:table-cell>
          <table:table-cell office:value-type="float" office:value="0.222388334068112" calcext:value-type="float">
            <text:p>0.222388334068112</text:p>
          </table:table-cell>
          <table:table-cell office:value-type="float" office:value="0.219044822526464" calcext:value-type="float">
            <text:p>0.219044822526464</text:p>
          </table:table-cell>
          <table:table-cell office:value-type="float" office:value="0.215552940267192" calcext:value-type="float">
            <text:p>0.215552940267192</text:p>
          </table:table-cell>
          <table:table-cell office:value-type="float" office:value="0.211922098381427" calcext:value-type="float">
            <text:p>0.211922098381427</text:p>
          </table:table-cell>
          <table:table-cell office:value-type="float" office:value="0.208158449435584" calcext:value-type="float">
            <text:p>0.208158449435584</text:p>
          </table:table-cell>
          <table:table-cell office:value-type="float" office:value="0.20426525197313" calcext:value-type="float">
            <text:p>0.20426525197313</text:p>
          </table:table-cell>
          <table:table-cell office:value-type="float" office:value="0.200243186827481" calcext:value-type="float">
            <text:p>0.200243186827481</text:p>
          </table:table-cell>
          <table:table-cell office:value-type="float" office:value="0.196090627987824" calcext:value-type="float">
            <text:p>0.196090627987824</text:p>
          </table:table-cell>
          <table:table-cell office:value-type="float" office:value="0.191803876467926" calcext:value-type="float">
            <text:p>0.191803876467926</text:p>
          </table:table-cell>
          <table:table-cell office:value-type="float" office:value="0.187377363564806" calcext:value-type="float">
            <text:p>0.187377363564806</text:p>
          </table:table-cell>
          <table:table-cell office:value-type="float" office:value="0.18280383359083" calcext:value-type="float">
            <text:p>0.18280383359083</text:p>
          </table:table-cell>
          <table:table-cell office:value-type="float" office:value="0.178074498555434" calcext:value-type="float">
            <text:p>0.178074498555434</text:p>
          </table:table-cell>
          <table:table-cell office:value-type="float" office:value="0.173179167923014" calcext:value-type="float">
            <text:p>0.173179167923014</text:p>
          </table:table-cell>
          <table:table-cell office:value-type="float" office:value="0.168106313183998" calcext:value-type="float">
            <text:p>0.168106313183998</text:p>
          </table:table-cell>
          <table:table-cell office:value-type="float" office:value="0.162843149534843" calcext:value-type="float">
            <text:p>0.162843149534843</text:p>
          </table:table-cell>
          <table:table-cell office:value-type="float" office:value="0.157375755442744" calcext:value-type="float">
            <text:p>0.157375755442744</text:p>
          </table:table-cell>
          <table:table-cell office:value-type="float" office:value="0.151689075851105" calcext:value-type="float">
            <text:p>0.151689075851105</text:p>
          </table:table-cell>
          <table:table-cell office:value-type="float" office:value="0.145766921057299" calcext:value-type="float">
            <text:p>0.145766921057299</text:p>
          </table:table-cell>
          <table:table-cell office:value-type="float" office:value="0.139592026398799" calcext:value-type="float">
            <text:p>0.139592026398799</text:p>
          </table:table-cell>
          <table:table-cell office:value-type="float" office:value="0.133146131551459" calcext:value-type="float">
            <text:p>0.133146131551459</text:p>
          </table:table-cell>
          <table:table-cell office:value-type="float" office:value="0.126409905371754" calcext:value-type="float">
            <text:p>0.126409905371754</text:p>
          </table:table-cell>
          <table:table-cell office:value-type="float" office:value="0.119362900310712" calcext:value-type="float">
            <text:p>0.119362900310712</text:p>
          </table:table-cell>
          <table:table-cell office:value-type="float" office:value="0.111983558907146" calcext:value-type="float">
            <text:p>0.111983558907146</text:p>
          </table:table-cell>
          <table:table-cell office:value-type="float" office:value="0.104249249182459" calcext:value-type="float">
            <text:p>0.104249249182459</text:p>
          </table:table-cell>
          <table:table-cell office:value-type="float" office:value="0.0961363137528105" calcext:value-type="float">
            <text:p>0.096136313752811</text:p>
          </table:table-cell>
          <table:table-cell office:value-type="float" office:value="0.0876201287791416" calcext:value-type="float">
            <text:p>0.087620128779142</text:p>
          </table:table-cell>
          <table:table-cell office:value-type="float" office:value="0.0786751749258463" calcext:value-type="float">
            <text:p>0.078675174925846</text:p>
          </table:table-cell>
          <table:table-cell office:value-type="float" office:value="0.0692751251742153" calcext:value-type="float">
            <text:p>0.069275125174215</text:p>
          </table:table-cell>
          <table:table-cell office:value-type="float" office:value="0.0593929557849471" calcext:value-type="float">
            <text:p>0.059392955784947</text:p>
          </table:table-cell>
          <table:table-cell office:value-type="float" office:value="0.0490010889729284" calcext:value-type="float">
            <text:p>0.049001088972928</text:p>
          </table:table-cell>
          <table:table-cell office:value-type="float" office:value="0.0380715843460323" calcext:value-type="float">
            <text:p>0.038071584346032</text:p>
          </table:table-cell>
          <table:table-cell office:value-type="float" office:value="0.0265764313511603" calcext:value-type="float">
            <text:p>0.02657643135116</text:p>
          </table:table-cell>
          <table:table-cell office:value-type="float" office:value="0.0144881202899517" calcext:value-type="float">
            <text:p>0.014488120289952</text:p>
          </table:table-cell>
          <table:table-cell office:value-type="float" office:value="0.00178096692819658" calcext:value-type="float">
            <text:p>0.001780966928197</text:p>
          </table:table-cell>
          <table:table-cell office:value-type="float" office:value="-0.0115667947389243" calcext:value-type="float">
            <text:p>-0.011566794738924</text:p>
          </table:table-cell>
          <table:table-cell office:value-type="float" office:value="-0.0255986212205383" calcext:value-type="float">
            <text:p>-0.025598621220538</text:p>
          </table:table-cell>
          <table:table-cell office:value-type="float" office:value="-0.0403284905432115" calcext:value-type="float">
            <text:p>-0.040328490543212</text:p>
          </table:table-cell>
          <table:table-cell office:value-type="float" office:value="-0.0557658163090921" calcext:value-type="float">
            <text:p>-0.055765816309092</text:p>
          </table:table-cell>
          <table:table-cell office:value-type="float" office:value="-0.0719189501968988" calcext:value-type="float">
            <text:p>-0.071918950196899</text:p>
          </table:table-cell>
          <table:table-cell office:value-type="float" office:value="-0.0887948660842154" calcext:value-type="float">
            <text:p>-0.088794866084215</text:p>
          </table:table-cell>
          <table:table-cell office:value-type="float" office:value="-0.10639639274028" calcext:value-type="float">
            <text:p>-0.10639639274028</text:p>
          </table:table-cell>
          <table:table-cell office:value-type="float" office:value="-0.124719816038533" calcext:value-type="float">
            <text:p>-0.124719816038533</text:p>
          </table:table-cell>
          <table:table-cell office:value-type="float" office:value="-0.14375279526419" calcext:value-type="float">
            <text:p>-0.14375279526419</text:p>
          </table:table-cell>
          <table:table-cell office:value-type="float" office:value="-0.163471568950567" calcext:value-type="float">
            <text:p>-0.163471568950567</text:p>
          </table:table-cell>
          <table:table-cell office:value-type="float" office:value="-0.18383686785543" calcext:value-type="float">
            <text:p>-0.18383686785543</text:p>
          </table:table-cell>
          <table:table-cell office:value-type="float" office:value="-0.204789300999024" calcext:value-type="float">
            <text:p>-0.204789300999024</text:p>
          </table:table-cell>
          <table:table-cell office:value-type="float" office:value="-0.226244277779141" calcext:value-type="float">
            <text:p>-0.226244277779141</text:p>
          </table:table-cell>
          <table:table-cell office:value-type="float" office:value="-0.248086124186357" calcext:value-type="float">
            <text:p>-0.248086124186357</text:p>
          </table:table-cell>
          <table:table-cell office:value-type="float" office:value="-0.270161536196078" calcext:value-type="float">
            <text:p>-0.270161536196078</text:p>
          </table:table-cell>
          <table:table-cell office:value-type="float" office:value="-0.292272542477234" calcext:value-type="float">
            <text:p>-0.292272542477234</text:p>
          </table:table-cell>
          <table:table-cell office:value-type="float" office:value="-0.314169062853746" calcext:value-type="float">
            <text:p>-0.314169062853746</text:p>
          </table:table-cell>
          <table:table-cell office:value-type="float" office:value="-0.335541442594722" calcext:value-type="float">
            <text:p>-0.335541442594722</text:p>
          </table:table-cell>
          <table:table-cell office:value-type="float" office:value="-0.356013657528342" calcext:value-type="float">
            <text:p>-0.356013657528342</text:p>
          </table:table-cell>
          <table:table-cell office:value-type="float" office:value="-0.375138095069107" calcext:value-type="float">
            <text:p>-0.375138095069107</text:p>
          </table:table-cell>
          <table:table-cell office:value-type="float" office:value="-0.392393052594854" calcext:value-type="float">
            <text:p>-0.392393052594854</text:p>
          </table:table-cell>
          <table:table-cell office:value-type="float" office:value="-0.407184301944789" calcext:value-type="float">
            <text:p>-0.407184301944789</text:p>
          </table:table-cell>
          <table:table-cell office:value-type="float" office:value="-0.418852232833663" calcext:value-type="float">
            <text:p>-0.418852232833663</text:p>
          </table:table-cell>
          <table:table-cell office:value-type="float" office:value="-0.426686088161103" calcext:value-type="float">
            <text:p>-0.426686088161103</text:p>
          </table:table-cell>
          <table:table-cell office:value-type="float" office:value="-0.429946549179096" calcext:value-type="float">
            <text:p>-0.429946549179096</text:p>
          </table:table-cell>
          <table:table-cell office:value-type="float" office:value="-0.427897287888596" calcext:value-type="float">
            <text:p>-0.427897287888596</text:p>
          </table:table-cell>
          <table:table-cell office:value-type="float" office:value="-0.419844991395485" calcext:value-type="float">
            <text:p>-0.419844991395485</text:p>
          </table:table-cell>
          <table:table-cell office:value-type="float" office:value="-0.40518573854608" calcext:value-type="float">
            <text:p>-0.40518573854608</text:p>
          </table:table-cell>
          <table:table-cell office:value-type="float" office:value="-0.383453585928222" calcext:value-type="float">
            <text:p>-0.383453585928222</text:p>
          </table:table-cell>
          <table:table-cell office:value-type="float" office:value="-0.354365155369024" calcext:value-type="float">
            <text:p>-0.354365155369024</text:p>
          </table:table-cell>
          <table:table-cell office:value-type="float" office:value="-0.317852513556684" calcext:value-type="float">
            <text:p>-0.317852513556684</text:p>
          </table:table-cell>
          <table:table-cell office:value-type="float" office:value="-0.274076415968275" calcext:value-type="float">
            <text:p>-0.274076415968275</text:p>
          </table:table-cell>
          <table:table-cell office:value-type="float" office:value="-0.223413592620065" calcext:value-type="float">
            <text:p>-0.223413592620065</text:p>
          </table:table-cell>
          <table:table-cell office:value-type="float" office:value="-0.16641517978061" calcext:value-type="float">
            <text:p>-0.16641517978061</text:p>
          </table:table-cell>
          <table:table-cell office:value-type="float" office:value="-0.103737888983238" calcext:value-type="float">
            <text:p>-0.103737888983238</text:p>
          </table:table-cell>
          <table:table-cell office:value-type="float" office:value="-0.0360536939703011" calcext:value-type="float">
            <text:p>-0.036053693970301</text:p>
          </table:table-cell>
          <table:table-cell office:value-type="float" office:value="0.0360536939703011" calcext:value-type="float">
            <text:p>0.036053693970301</text:p>
          </table:table-cell>
        </table:table-row>
        <table:table-row table:style-name="ro1">
          <table:table-cell office:value-type="float" office:value="-0.0170726016317678" calcext:value-type="float">
            <text:p>-0.017072601631768</text:p>
          </table:table-cell>
          <table:table-cell office:value-type="float" office:value="0.0170726016317678" calcext:value-type="float">
            <text:p>0.017072601631768</text:p>
          </table:table-cell>
          <table:table-cell office:value-type="float" office:value="0.0484454369102051" calcext:value-type="float">
            <text:p>0.048445436910205</text:p>
          </table:table-cell>
          <table:table-cell office:value-type="float" office:value="0.0772303951000914" calcext:value-type="float">
            <text:p>0.077230395100092</text:p>
          </table:table-cell>
          <table:table-cell office:value-type="float" office:value="0.103371257977537" calcext:value-type="float">
            <text:p>0.103371257977537</text:p>
          </table:table-cell>
          <table:table-cell office:value-type="float" office:value="0.126860307370911" calcext:value-type="float">
            <text:p>0.126860307370911</text:p>
          </table:table-cell>
          <table:table-cell office:value-type="float" office:value="0.147736096924566" calcext:value-type="float">
            <text:p>0.147736096924566</text:p>
          </table:table-cell>
          <table:table-cell office:value-type="float" office:value="0.166078938952554" calcext:value-type="float">
            <text:p>0.166078938952554</text:p>
          </table:table-cell>
          <table:table-cell office:value-type="float" office:value="0.182004545280883" calcext:value-type="float">
            <text:p>0.182004545280883</text:p>
          </table:table-cell>
          <table:table-cell office:value-type="float" office:value="0.195656448849531" calcext:value-type="float">
            <text:p>0.195656448849531</text:p>
          </table:table-cell>
          <table:table-cell office:value-type="float" office:value="0.207197928599752" calcext:value-type="float">
            <text:p>0.207197928599752</text:p>
          </table:table-cell>
          <table:table-cell office:value-type="float" office:value="0.216804133492537" calcext:value-type="float">
            <text:p>0.216804133492537</text:p>
          </table:table-cell>
          <table:table-cell office:value-type="float" office:value="0.224654965440254" calcext:value-type="float">
            <text:p>0.224654965440254</text:p>
          </table:table-cell>
          <table:table-cell office:value-type="float" office:value="0.23092908539019" calcext:value-type="float">
            <text:p>0.23092908539019</text:p>
          </table:table-cell>
          <table:table-cell office:value-type="float" office:value="0.235799205741678" calcext:value-type="float">
            <text:p>0.235799205741678</text:p>
          </table:table-cell>
          <table:table-cell office:value-type="float" office:value="0.239428664643737" calcext:value-type="float">
            <text:p>0.239428664643737</text:p>
          </table:table-cell>
          <table:table-cell office:value-type="float" office:value="0.24196916174353" calcext:value-type="float">
            <text:p>0.24196916174353</text:p>
          </table:table-cell>
          <table:table-cell office:value-type="float" office:value="0.243559471337902" calcext:value-type="float">
            <text:p>0.243559471337902</text:p>
          </table:table-cell>
          <table:table-cell office:value-type="float" office:value="0.244324927852955" calcext:value-type="float">
            <text:p>0.244324927852955</text:p>
          </table:table-cell>
          <table:table-cell office:value-type="float" office:value="0.244377486658898" calcext:value-type="float">
            <text:p>0.244377486658898</text:p>
          </table:table-cell>
          <table:table-cell office:value-type="float" office:value="0.243816187753906" calcext:value-type="float">
            <text:p>0.243816187753906</text:p>
          </table:table-cell>
          <table:table-cell office:value-type="float" office:value="0.242727881052815" calcext:value-type="float">
            <text:p>0.242727881052815</text:p>
          </table:table-cell>
          <table:table-cell office:value-type="float" office:value="0.241188103586328" calcext:value-type="float">
            <text:p>0.241188103586328</text:p>
          </table:table-cell>
          <table:table-cell office:value-type="float" office:value="0.239262027346473" calcext:value-type="float">
            <text:p>0.239262027346473</text:p>
          </table:table-cell>
          <table:table-cell office:value-type="float" office:value="0.237005420391393" calcext:value-type="float">
            <text:p>0.237005420391393</text:p>
          </table:table-cell>
          <table:table-cell office:value-type="float" office:value="0.234465582814638" calcext:value-type="float">
            <text:p>0.234465582814638</text:p>
          </table:table-cell>
          <table:table-cell office:value-type="float" office:value="0.231682233555866" calcext:value-type="float">
            <text:p>0.231682233555866</text:p>
          </table:table-cell>
          <table:table-cell office:value-type="float" office:value="0.228688334279627" calcext:value-type="float">
            <text:p>0.228688334279627</text:p>
          </table:table-cell>
          <table:table-cell office:value-type="float" office:value="0.225510843583712" calcext:value-type="float">
            <text:p>0.225510843583712</text:p>
          </table:table-cell>
          <table:table-cell office:value-type="float" office:value="0.222171399640261" calcext:value-type="float">
            <text:p>0.222171399640261</text:p>
          </table:table-cell>
          <table:table-cell office:value-type="float" office:value="0.218686932839749" calcext:value-type="float">
            <text:p>0.218686932839749</text:p>
          </table:table-cell>
          <table:table-cell office:value-type="float" office:value="0.215070212125432" calcext:value-type="float">
            <text:p>0.215070212125432</text:p>
          </table:table-cell>
          <table:table-cell office:value-type="float" office:value="0.211330329923637" calcext:value-type="float">
            <text:p>0.211330329923637</text:p>
          </table:table-cell>
          <table:table-cell office:value-type="float" office:value="0.207473131978882" calcext:value-type="float">
            <text:p>0.207473131978882</text:p>
          </table:table-cell>
          <table:table-cell office:value-type="float" office:value="0.203501596432915" calcext:value-type="float">
            <text:p>0.203501596432915</text:p>
          </table:table-cell>
          <table:table-cell office:value-type="float" office:value="0.199416158447582" calcext:value-type="float">
            <text:p>0.199416158447582</text:p>
          </table:table-cell>
          <table:table-cell office:value-type="float" office:value="0.195214980715226" calcext:value-type="float">
            <text:p>0.195214980715226</text:p>
          </table:table-cell>
          <table:table-cell office:value-type="float" office:value="0.190894185946377" calcext:value-type="float">
            <text:p>0.190894185946377</text:p>
          </table:table-cell>
          <table:table-cell office:value-type="float" office:value="0.186448055658099" calcext:value-type="float">
            <text:p>0.186448055658099</text:p>
          </table:table-cell>
          <table:table-cell office:value-type="float" office:value="0.181869223484829" calcext:value-type="float">
            <text:p>0.181869223484829</text:p>
          </table:table-cell>
          <table:table-cell office:value-type="float" office:value="0.177148832621877" calcext:value-type="float">
            <text:p>0.177148832621877</text:p>
          </table:table-cell>
          <table:table-cell office:value-type="float" office:value="0.172276696471689" calcext:value-type="float">
            <text:p>0.172276696471689</text:p>
          </table:table-cell>
          <table:table-cell office:value-type="float" office:value="0.167241288315417" calcext:value-type="float">
            <text:p>0.167241288315417</text:p>
          </table:table-cell>
          <table:table-cell office:value-type="float" office:value="0.162029806459061" calcext:value-type="float">
            <text:p>0.162029806459061</text:p>
          </table:table-cell>
          <table:table-cell office:value-type="float" office:value="0.156628425090322" calcext:value-type="float">
            <text:p>0.156628425090322</text:p>
          </table:table-cell>
          <table:table-cell office:value-type="float" office:value="0.151022198528861" calcext:value-type="float">
            <text:p>0.151022198528861</text:p>
          </table:table-cell>
          <table:table-cell office:value-type="float" office:value="0.145194992626715" calcext:value-type="float">
            <text:p>0.145194992626715</text:p>
          </table:table-cell>
          <table:table-cell office:value-type="float" office:value="0.139129583172193" calcext:value-type="float">
            <text:p>0.139129583172193</text:p>
          </table:table-cell>
          <table:table-cell office:value-type="float" office:value="0.132807880804546" calcext:value-type="float">
            <text:p>0.132807880804546</text:p>
          </table:table-cell>
          <table:table-cell office:value-type="float" office:value="0.12621069220116" calcext:value-type="float">
            <text:p>0.12621069220116</text:p>
          </table:table-cell>
          <table:table-cell office:value-type="float" office:value="0.119317634504821" calcext:value-type="float">
            <text:p>0.119317634504821</text:p>
          </table:table-cell>
          <table:table-cell office:value-type="float" office:value="0.112107153439361" calcext:value-type="float">
            <text:p>0.112107153439361</text:p>
          </table:table-cell>
          <table:table-cell office:value-type="float" office:value="0.104556570685662" calcext:value-type="float">
            <text:p>0.104556570685662</text:p>
          </table:table-cell>
          <table:table-cell office:value-type="float" office:value="0.0966421356612548" calcext:value-type="float">
            <text:p>0.096642135661255</text:p>
          </table:table-cell>
          <table:table-cell office:value-type="float" office:value="0.0883390800492051" calcext:value-type="float">
            <text:p>0.088339080049205</text:p>
          </table:table-cell>
          <table:table-cell office:value-type="float" office:value="0.0796216804651186" calcext:value-type="float">
            <text:p>0.079621680465119</text:p>
          </table:table-cell>
          <table:table-cell office:value-type="float" office:value="0.0704633368487404" calcext:value-type="float">
            <text:p>0.070463336848741</text:p>
          </table:table-cell>
          <table:table-cell office:value-type="float" office:value="0.0608366764274099" calcext:value-type="float">
            <text:p>0.06083667642741</text:p>
          </table:table-cell>
          <table:table-cell office:value-type="float" office:value="0.0507136982366681" calcext:value-type="float">
            <text:p>0.050713698236668</text:p>
          </table:table-cell>
          <table:table-cell office:value-type="float" office:value="0.0400659838475271" calcext:value-type="float">
            <text:p>0.040065983847527</text:p>
          </table:table-cell>
          <table:table-cell office:value-type="float" office:value="0.0288650115923465" calcext:value-type="float">
            <text:p>0.028865011592347</text:p>
          </table:table-cell>
          <table:table-cell office:value-type="float" office:value="0.0170825616463961" calcext:value-type="float">
            <text:p>0.017082561646396</text:p>
          </table:table-cell>
          <table:table-cell office:value-type="float" office:value="0.00469072005008672" calcext:value-type="float">
            <text:p>0.004690720050087</text:p>
          </table:table-cell>
          <table:table-cell office:value-type="float" office:value="-0.0083414888993652" calcext:value-type="float">
            <text:p>-0.008341488899365</text:p>
          </table:table-cell>
          <table:table-cell office:value-type="float" office:value="-0.0220390805155639" calcext:value-type="float">
            <text:p>-0.022039080515564</text:p>
          </table:table-cell>
          <table:table-cell office:value-type="float" office:value="-0.0364352839841006" calcext:value-type="float">
            <text:p>-0.036435283984101</text:p>
          </table:table-cell>
          <table:table-cell office:value-type="float" office:value="-0.0515452255267271" calcext:value-type="float">
            <text:p>-0.051545225526727</text:p>
          </table:table-cell>
          <table:table-cell office:value-type="float" office:value="-0.0673815752037132" calcext:value-type="float">
            <text:p>-0.067381575203713</text:p>
          </table:table-cell>
          <table:table-cell office:value-type="float" office:value="-0.0839582338359149" calcext:value-type="float">
            <text:p>-0.083958233835915</text:p>
          </table:table-cell>
          <table:table-cell office:value-type="float" office:value="-0.101285506561349" calcext:value-type="float">
            <text:p>-0.101285506561349</text:p>
          </table:table-cell>
          <table:table-cell office:value-type="float" office:value="-0.119367806776967" calcext:value-type="float">
            <text:p>-0.119367806776967</text:p>
          </table:table-cell>
          <table:table-cell office:value-type="float" office:value="-0.138202640368245" calcext:value-type="float">
            <text:p>-0.138202640368245</text:p>
          </table:table-cell>
          <table:table-cell office:value-type="float" office:value="-0.157778382246977" calcext:value-type="float">
            <text:p>-0.157778382246977</text:p>
          </table:table-cell>
          <table:table-cell office:value-type="float" office:value="-0.17806942294973" calcext:value-type="float">
            <text:p>-0.17806942294973</text:p>
          </table:table-cell>
          <table:table-cell office:value-type="float" office:value="-0.19903138042736" calcext:value-type="float">
            <text:p>-0.19903138042736</text:p>
          </table:table-cell>
          <table:table-cell office:value-type="float" office:value="-0.220596167445294" calcext:value-type="float">
            <text:p>-0.220596167445294</text:p>
          </table:table-cell>
          <table:table-cell office:value-type="float" office:value="-0.242665739185032" calcext:value-type="float">
            <text:p>-0.242665739185032</text:p>
          </table:table-cell>
          <table:table-cell office:value-type="float" office:value="-0.265105029051999" calcext:value-type="float">
            <text:p>-0.265105029051999</text:p>
          </table:table-cell>
          <table:table-cell office:value-type="float" office:value="-0.287734308892278" calcext:value-type="float">
            <text:p>-0.287734308892278</text:p>
          </table:table-cell>
          <table:table-cell office:value-type="float" office:value="-0.31032070037859" calcext:value-type="float">
            <text:p>-0.31032070037859</text:p>
          </table:table-cell>
          <table:table-cell office:value-type="float" office:value="-0.332569177611652" calcext:value-type="float">
            <text:p>-0.332569177611652</text:p>
          </table:table-cell>
          <table:table-cell office:value-type="float" office:value="-0.354113848534663" calcext:value-type="float">
            <text:p>-0.354113848534663</text:p>
          </table:table-cell>
          <table:table-cell office:value-type="float" office:value="-0.374510428846246" calcext:value-type="float">
            <text:p>-0.374510428846246</text:p>
          </table:table-cell>
          <table:table-cell office:value-type="float" office:value="-0.393231118389676" calcext:value-type="float">
            <text:p>-0.393231118389676</text:p>
          </table:table-cell>
          <table:table-cell office:value-type="float" office:value="-0.40966334211148" calcext:value-type="float">
            <text:p>-0.40966334211148</text:p>
          </table:table-cell>
          <table:table-cell office:value-type="float" office:value="-0.423114114708129" calcext:value-type="float">
            <text:p>-0.423114114708129</text:p>
          </table:table-cell>
          <table:table-cell office:value-type="float" office:value="-0.432821904125152" calcext:value-type="float">
            <text:p>-0.432821904125152</text:p>
          </table:table-cell>
          <table:table-cell office:value-type="float" office:value="-0.437977752191627" calcext:value-type="float">
            <text:p>-0.437977752191627</text:p>
          </table:table-cell>
          <table:table-cell office:value-type="float" office:value="-0.437756862488743" calcext:value-type="float">
            <text:p>-0.437756862488743</text:p>
          </table:table-cell>
          <table:table-cell office:value-type="float" office:value="-0.431360783219041" calcext:value-type="float">
            <text:p>-0.431360783219041</text:p>
          </table:table-cell>
          <table:table-cell office:value-type="float" office:value="-0.418068564171645" calcext:value-type="float">
            <text:p>-0.418068564171645</text:p>
          </table:table-cell>
          <table:table-cell office:value-type="float" office:value="-0.39729288004095" calcext:value-type="float">
            <text:p>-0.39729288004095</text:p>
          </table:table-cell>
          <table:table-cell office:value-type="float" office:value="-0.368634425162725" calcext:value-type="float">
            <text:p>-0.368634425162725</text:p>
          </table:table-cell>
          <table:table-cell office:value-type="float" office:value="-0.331925591927994" calcext:value-type="float">
            <text:p>-0.331925591927994</text:p>
          </table:table-cell>
          <table:table-cell office:value-type="float" office:value="-0.287253493692814" calcext:value-type="float">
            <text:p>-0.287253493692814</text:p>
          </table:table-cell>
          <table:table-cell office:value-type="float" office:value="-0.234953647747385" calcext:value-type="float">
            <text:p>-0.234953647747385</text:p>
          </table:table-cell>
          <table:table-cell office:value-type="float" office:value="-0.175569366877321" calcext:value-type="float">
            <text:p>-0.175569366877321</text:p>
          </table:table-cell>
          <table:table-cell office:value-type="float" office:value="-0.109777389269483" calcext:value-type="float">
            <text:p>-0.109777389269483</text:p>
          </table:table-cell>
          <table:table-cell office:value-type="float" office:value="-0.0382858269378574" calcext:value-type="float">
            <text:p>-0.038285826937857</text:p>
          </table:table-cell>
          <table:table-cell office:value-type="float" office:value="0.0382858269378574" calcext:value-type="float">
            <text:p>0.038285826937857</text:p>
          </table:table-cell>
        </table:table-row>
        <table:table-row table:style-name="ro1">
          <table:table-cell office:value-type="float" office:value="-0.0176607470203056" calcext:value-type="float">
            <text:p>-0.017660747020306</text:p>
          </table:table-cell>
          <table:table-cell office:value-type="float" office:value="0.0176607470203056" calcext:value-type="float">
            <text:p>0.017660747020306</text:p>
          </table:table-cell>
          <table:table-cell office:value-type="float" office:value="0.050083559960383" calcext:value-type="float">
            <text:p>0.050083559960383</text:p>
          </table:table-cell>
          <table:table-cell office:value-type="float" office:value="0.0797788319329604" calcext:value-type="float">
            <text:p>0.079778831932961</text:p>
          </table:table-cell>
          <table:table-cell office:value-type="float" office:value="0.106673720958231" calcext:value-type="float">
            <text:p>0.106673720958231</text:p>
          </table:table-cell>
          <table:table-cell office:value-type="float" office:value="0.130752873351553" calcext:value-type="float">
            <text:p>0.130752873351553</text:p>
          </table:table-cell>
          <table:table-cell office:value-type="float" office:value="0.152055650164283" calcext:value-type="float">
            <text:p>0.152055650164283</text:p>
          </table:table-cell>
          <table:table-cell office:value-type="float" office:value="0.170670445795032" calcext:value-type="float">
            <text:p>0.170670445795032</text:p>
          </table:table-cell>
          <table:table-cell office:value-type="float" office:value="0.186726702076707" calcext:value-type="float">
            <text:p>0.186726702076707</text:p>
          </table:table-cell>
          <table:table-cell office:value-type="float" office:value="0.200385480156795" calcext:value-type="float">
            <text:p>0.200385480156795</text:p>
          </table:table-cell>
          <table:table-cell office:value-type="float" office:value="0.211829561329648" calcext:value-type="float">
            <text:p>0.211829561329648</text:p>
          </table:table-cell>
          <table:table-cell office:value-type="float" office:value="0.221253976927906" calcext:value-type="float">
            <text:p>0.221253976927906</text:p>
          </table:table-cell>
          <table:table-cell office:value-type="float" office:value="0.228857651724668" calcext:value-type="float">
            <text:p>0.228857651724668</text:p>
          </table:table-cell>
          <table:table-cell office:value-type="float" office:value="0.23483656509725" calcext:value-type="float">
            <text:p>0.23483656509725</text:p>
          </table:table-cell>
          <table:table-cell office:value-type="float" office:value="0.239378565957372" calcext:value-type="float">
            <text:p>0.239378565957372</text:p>
          </table:table-cell>
          <table:table-cell office:value-type="float" office:value="0.242659769689629" calcext:value-type="float">
            <text:p>0.242659769689629</text:p>
          </table:table-cell>
          <table:table-cell office:value-type="float" office:value="0.244842334802664" calcext:value-type="float">
            <text:p>0.244842334802664</text:p>
          </table:table-cell>
          <table:table-cell office:value-type="float" office:value="0.246073357105896" calcext:value-type="float">
            <text:p>0.246073357105896</text:p>
          </table:table-cell>
          <table:table-cell office:value-type="float" office:value="0.246484611866906" calcext:value-type="float">
            <text:p>0.246484611866906</text:p>
          </table:table-cell>
          <table:table-cell office:value-type="float" office:value="0.2461928993999" calcext:value-type="float">
            <text:p>0.2461928993999</text:p>
          </table:table-cell>
          <table:table-cell office:value-type="float" office:value="0.245300789939579" calcext:value-type="float">
            <text:p>0.245300789939579</text:p>
          </table:table-cell>
          <table:table-cell office:value-type="float" office:value="0.243897607740563" calcext:value-type="float">
            <text:p>0.243897607740563</text:p>
          </table:table-cell>
          <table:table-cell office:value-type="float" office:value="0.242060535291257" calcext:value-type="float">
            <text:p>0.242060535291257</text:p>
          </table:table-cell>
          <table:table-cell office:value-type="float" office:value="0.239855753258879" calcext:value-type="float">
            <text:p>0.239855753258879</text:p>
          </table:table-cell>
          <table:table-cell office:value-type="float" office:value="0.237339559648765" calcext:value-type="float">
            <text:p>0.237339559648765</text:p>
          </table:table-cell>
          <table:table-cell office:value-type="float" office:value="0.234559433013567" calcext:value-type="float">
            <text:p>0.234559433013567</text:p>
          </table:table-cell>
          <table:table-cell office:value-type="float" office:value="0.231555020048302" calcext:value-type="float">
            <text:p>0.231555020048302</text:p>
          </table:table-cell>
          <table:table-cell office:value-type="float" office:value="0.228359038261018" calcext:value-type="float">
            <text:p>0.228359038261018</text:p>
          </table:table-cell>
          <table:table-cell office:value-type="float" office:value="0.224998090883765" calcext:value-type="float">
            <text:p>0.224998090883765</text:p>
          </table:table-cell>
          <table:table-cell office:value-type="float" office:value="0.221493395403857" calcext:value-type="float">
            <text:p>0.221493395403857</text:p>
          </table:table-cell>
          <table:table-cell office:value-type="float" office:value="0.217861430452149" calcext:value-type="float">
            <text:p>0.217861430452149</text:p>
          </table:table-cell>
          <table:table-cell office:value-type="float" office:value="0.214114507469786" calcext:value-type="float">
            <text:p>0.214114507469786</text:p>
          </table:table-cell>
          <table:table-cell office:value-type="float" office:value="0.210261273872206" calcext:value-type="float">
            <text:p>0.210261273872206</text:p>
          </table:table-cell>
          <table:table-cell office:value-type="float" office:value="0.206307158643148" calcext:value-type="float">
            <text:p>0.206307158643148</text:p>
          </table:table-cell>
          <table:table-cell office:value-type="float" office:value="0.202254769827638" calcext:value-type="float">
            <text:p>0.202254769827638</text:p>
          </table:table-cell>
          <table:table-cell office:value-type="float" office:value="0.198104228941221" calcext:value-type="float">
            <text:p>0.198104228941221</text:p>
          </table:table-cell>
          <table:table-cell office:value-type="float" office:value="0.193853433017136" calcext:value-type="float">
            <text:p>0.193853433017136</text:p>
          </table:table-cell>
          <table:table-cell office:value-type="float" office:value="0.189498284125248" calcext:value-type="float">
            <text:p>0.189498284125248</text:p>
          </table:table-cell>
          <table:table-cell office:value-type="float" office:value="0.18503286745892" calcext:value-type="float">
            <text:p>0.18503286745892</text:p>
          </table:table-cell>
          <table:table-cell office:value-type="float" office:value="0.18044967384641" calcext:value-type="float">
            <text:p>0.18044967384641</text:p>
          </table:table-cell>
          <table:table-cell office:value-type="float" office:value="0.175739737035707" calcext:value-type="float">
            <text:p>0.175739737035707</text:p>
          </table:table-cell>
          <table:table-cell office:value-type="float" office:value="0.17089293265622" calcext:value-type="float">
            <text:p>0.17089293265622</text:p>
          </table:table-cell>
          <table:table-cell office:value-type="float" office:value="0.165897745926156" calcext:value-type="float">
            <text:p>0.165897745926156</text:p>
          </table:table-cell>
          <table:table-cell office:value-type="float" office:value="0.160741248405082" calcext:value-type="float">
            <text:p>0.160741248405082</text:p>
          </table:table-cell>
          <table:table-cell office:value-type="float" office:value="0.155409801207869" calcext:value-type="float">
            <text:p>0.155409801207869</text:p>
          </table:table-cell>
          <table:table-cell office:value-type="float" office:value="0.149888646076212" calcext:value-type="float">
            <text:p>0.149888646076212</text:p>
          </table:table-cell>
          <table:table-cell office:value-type="float" office:value="0.144161690548752" calcext:value-type="float">
            <text:p>0.144161690548752</text:p>
          </table:table-cell>
          <table:table-cell office:value-type="float" office:value="0.138211657120859" calcext:value-type="float">
            <text:p>0.138211657120859</text:p>
          </table:table-cell>
          <table:table-cell office:value-type="float" office:value="0.132020784676967" calcext:value-type="float">
            <text:p>0.132020784676967</text:p>
          </table:table-cell>
          <table:table-cell office:value-type="float" office:value="0.125570089345944" calcext:value-type="float">
            <text:p>0.125570089345944</text:p>
          </table:table-cell>
          <table:table-cell office:value-type="float" office:value="0.118839285782536" calcext:value-type="float">
            <text:p>0.118839285782536</text:p>
          </table:table-cell>
          <table:table-cell office:value-type="float" office:value="0.111806863089205" calcext:value-type="float">
            <text:p>0.111806863089205</text:p>
          </table:table-cell>
          <table:table-cell office:value-type="float" office:value="0.104450157186616" calcext:value-type="float">
            <text:p>0.104450157186616</text:p>
          </table:table-cell>
          <table:table-cell office:value-type="float" office:value="0.0967454056633972" calcext:value-type="float">
            <text:p>0.096745405663397</text:p>
          </table:table-cell>
          <table:table-cell office:value-type="float" office:value="0.088667796016158" calcext:value-type="float">
            <text:p>0.088667796016158</text:p>
          </table:table-cell>
          <table:table-cell office:value-type="float" office:value="0.0801915181230833" calcext:value-type="float">
            <text:p>0.080191518123083</text:p>
          </table:table-cell>
          <table:table-cell office:value-type="float" office:value="0.0712898298734339" calcext:value-type="float">
            <text:p>0.071289829873434</text:p>
          </table:table-cell>
          <table:table-cell office:value-type="float" office:value="0.0619351445420383" calcext:value-type="float">
            <text:p>0.061935144542038</text:p>
          </table:table-cell>
          <table:table-cell office:value-type="float" office:value="0.0520991498208644" calcext:value-type="float">
            <text:p>0.052099149820864</text:p>
          </table:table-cell>
          <table:table-cell office:value-type="float" office:value="0.0417529704804309" calcext:value-type="float">
            <text:p>0.041752970480431</text:p>
          </table:table-cell>
          <table:table-cell office:value-type="float" office:value="0.0308673835887878" calcext:value-type="float">
            <text:p>0.030867383588788</text:p>
          </table:table-cell>
          <table:table-cell office:value-type="float" office:value="0.0194130617117717" calcext:value-type="float">
            <text:p>0.019413061711772</text:p>
          </table:table-cell>
          <table:table-cell office:value-type="float" office:value="0.00736066732750116" calcext:value-type="float">
            <text:p>0.007360667327501</text:p>
          </table:table-cell>
          <table:table-cell office:value-type="float" office:value="-0.00531996403017096" calcext:value-type="float">
            <text:p>-0.005319964030171</text:p>
          </table:table-cell>
          <table:table-cell office:value-type="float" office:value="-0.018642648409925" calcext:value-type="float">
            <text:p>-0.018642648409925</text:p>
          </table:table-cell>
          <table:table-cell office:value-type="float" office:value="-0.0326668935200589" calcext:value-type="float">
            <text:p>-0.032666893520059</text:p>
          </table:table-cell>
          <table:table-cell office:value-type="float" office:value="-0.0474044772354061" calcext:value-type="float">
            <text:p>-0.047404477235406</text:p>
          </table:table-cell>
          <table:table-cell office:value-type="float" office:value="-0.0628706966754028" calcext:value-type="float">
            <text:p>-0.062870696675403</text:p>
          </table:table-cell>
          <table:table-cell office:value-type="float" office:value="-0.0790888704771261" calcext:value-type="float">
            <text:p>-0.079088870477126</text:p>
          </table:table-cell>
          <table:table-cell office:value-type="float" office:value="-0.0960767225733445" calcext:value-type="float">
            <text:p>-0.096076722573345</text:p>
          </table:table-cell>
          <table:table-cell office:value-type="float" office:value="-0.113845638873871" calcext:value-type="float">
            <text:p>-0.113845638873871</text:p>
          </table:table-cell>
          <table:table-cell office:value-type="float" office:value="-0.132402346124515" calcext:value-type="float">
            <text:p>-0.132402346124515</text:p>
          </table:table-cell>
          <table:table-cell office:value-type="float" office:value="-0.151748080085527" calcext:value-type="float">
            <text:p>-0.151748080085527</text:p>
          </table:table-cell>
          <table:table-cell office:value-type="float" office:value="-0.171871217000916" calcext:value-type="float">
            <text:p>-0.171871217000916</text:p>
          </table:table-cell>
          <table:table-cell office:value-type="float" office:value="-0.192742609667749" calcext:value-type="float">
            <text:p>-0.192742609667749</text:p>
          </table:table-cell>
          <table:table-cell office:value-type="float" office:value="-0.214311611330378" calcext:value-type="float">
            <text:p>-0.214311611330378</text:p>
          </table:table-cell>
          <table:table-cell office:value-type="float" office:value="-0.236499199010676" calcext:value-type="float">
            <text:p>-0.236499199010676</text:p>
          </table:table-cell>
          <table:table-cell office:value-type="float" office:value="-0.259190408012594" calcext:value-type="float">
            <text:p>-0.259190408012594</text:p>
          </table:table-cell>
          <table:table-cell office:value-type="float" office:value="-0.28222646080087" calcext:value-type="float">
            <text:p>-0.28222646080087</text:p>
          </table:table-cell>
          <table:table-cell office:value-type="float" office:value="-0.305395301330406" calcext:value-type="float">
            <text:p>-0.305395301330406</text:p>
          </table:table-cell>
          <table:table-cell office:value-type="float" office:value="-0.328420985366062" calcext:value-type="float">
            <text:p>-0.328420985366062</text:p>
          </table:table-cell>
          <table:table-cell office:value-type="float" office:value="-0.350952983881114" calcext:value-type="float">
            <text:p>-0.350952983881114</text:p>
          </table:table-cell>
          <table:table-cell office:value-type="float" office:value="-0.37255620439132" calcext:value-type="float">
            <text:p>-0.37255620439132</text:p>
          </table:table-cell>
          <table:table-cell office:value-type="float" office:value="-0.392703000219322" calcext:value-type="float">
            <text:p>-0.392703000219322</text:p>
          </table:table-cell>
          <table:table-cell office:value-type="float" office:value="-0.410768663057825" calcext:value-type="float">
            <text:p>-0.410768663057825</text:p>
          </table:table-cell>
          <table:table-cell office:value-type="float" office:value="-0.426032409639255" calcext:value-type="float">
            <text:p>-0.426032409639255</text:p>
          </table:table-cell>
          <table:table-cell office:value-type="float" office:value="-0.437686088722904" calcext:value-type="float">
            <text:p>-0.437686088722904</text:p>
          </table:table-cell>
          <table:table-cell office:value-type="float" office:value="-0.444852916923544" calcext:value-type="float">
            <text:p>-0.444852916923544</text:p>
          </table:table-cell>
          <table:table-cell office:value-type="float" office:value="-0.446618125732335" calcext:value-type="float">
            <text:p>-0.446618125732335</text:p>
          </table:table-cell>
          <table:table-cell office:value-type="float" office:value="-0.442072436741556" calcext:value-type="float">
            <text:p>-0.442072436741556</text:p>
          </table:table-cell>
          <table:table-cell office:value-type="float" office:value="-0.430367491878865" calcext:value-type="float">
            <text:p>-0.430367491878865</text:p>
          </table:table-cell>
          <table:table-cell office:value-type="float" office:value="-0.410779645208847" calcext:value-type="float">
            <text:p>-0.410779645208847</text:p>
          </table:table-cell>
          <table:table-cell office:value-type="float" office:value="-0.382775153116013" calcext:value-type="float">
            <text:p>-0.382775153116013</text:p>
          </table:table-cell>
          <table:table-cell office:value-type="float" office:value="-0.346066533012167" calcext:value-type="float">
            <text:p>-0.346066533012167</text:p>
          </table:table-cell>
          <table:table-cell office:value-type="float" office:value="-0.300647884603868" calcext:value-type="float">
            <text:p>-0.300647884603868</text:p>
          </table:table-cell>
          <table:table-cell office:value-type="float" office:value="-0.246797562557315" calcext:value-type="float">
            <text:p>-0.246797562557315</text:p>
          </table:table-cell>
          <table:table-cell office:value-type="float" office:value="-0.185040454071877" calcext:value-type="float">
            <text:p>-0.185040454071877</text:p>
          </table:table-cell>
          <table:table-cell office:value-type="float" office:value="-0.116068683978888" calcext:value-type="float">
            <text:p>-0.116068683978888</text:p>
          </table:table-cell>
          <table:table-cell office:value-type="float" office:value="-0.0406268462594246" calcext:value-type="float">
            <text:p>-0.040626846259425</text:p>
          </table:table-cell>
          <table:table-cell office:value-type="float" office:value="0.0406268462594246" calcext:value-type="float">
            <text:p>0.040626846259425</text:p>
          </table:table-cell>
        </table:table-row>
        <table:table-row table:style-name="ro1">
          <table:table-cell office:value-type="float" office:value="-0.0183062025532827" calcext:value-type="float">
            <text:p>-0.018306202553283</text:p>
          </table:table-cell>
          <table:table-cell office:value-type="float" office:value="0.0183062025532827" calcext:value-type="float">
            <text:p>0.018306202553283</text:p>
          </table:table-cell>
          <table:table-cell office:value-type="float" office:value="0.0518742197344853" calcext:value-type="float">
            <text:p>0.051874219734485</text:p>
          </table:table-cell>
          <table:table-cell office:value-type="float" office:value="0.0825529517206254" calcext:value-type="float">
            <text:p>0.082552951720626</text:p>
          </table:table-cell>
          <table:table-cell office:value-type="float" office:value="0.110250559284871" calcext:value-type="float">
            <text:p>0.110250559284871</text:p>
          </table:table-cell>
          <table:table-cell office:value-type="float" office:value="0.134943763404434" calcext:value-type="float">
            <text:p>0.134943763404434</text:p>
          </table:table-cell>
          <table:table-cell office:value-type="float" office:value="0.156674297216025" calcext:value-type="float">
            <text:p>0.156674297216025</text:p>
          </table:table-cell>
          <table:table-cell office:value-type="float" office:value="0.175541636308971" calcext:value-type="float">
            <text:p>0.175541636308971</text:p>
          </table:table-cell>
          <table:table-cell office:value-type="float" office:value="0.191692851301993" calcext:value-type="float">
            <text:p>0.191692851301993</text:p>
          </table:table-cell>
          <table:table-cell office:value-type="float" office:value="0.205310781557927" calcext:value-type="float">
            <text:p>0.205310781557927</text:p>
          </table:table-cell>
          <table:table-cell office:value-type="float" office:value="0.216601840975924" calcext:value-type="float">
            <text:p>0.216601840975924</text:p>
          </table:table-cell>
          <table:table-cell office:value-type="float" office:value="0.225784616445417" calcext:value-type="float">
            <text:p>0.225784616445417</text:p>
          </table:table-cell>
          <table:table-cell office:value-type="float" office:value="0.233080082531155" calcext:value-type="float">
            <text:p>0.233080082531155</text:p>
          </table:table-cell>
          <table:table-cell office:value-type="float" office:value="0.238703858186594" calcext:value-type="float">
            <text:p>0.238703858186594</text:p>
          </table:table-cell>
          <table:table-cell office:value-type="float" office:value="0.242860578667064" calcext:value-type="float">
            <text:p>0.242860578667064</text:p>
          </table:table-cell>
          <table:table-cell office:value-type="float" office:value="0.245740205084178" calcext:value-type="float">
            <text:p>0.245740205084178</text:p>
          </table:table-cell>
          <table:table-cell office:value-type="float" office:value="0.24751595517294" calcext:value-type="float">
            <text:p>0.24751595517294</text:p>
          </table:table-cell>
          <table:table-cell office:value-type="float" office:value="0.248343492456315" calcext:value-type="float">
            <text:p>0.248343492456315</text:p>
          </table:table-cell>
          <table:table-cell office:value-type="float" office:value="0.248361026812039" calcext:value-type="float">
            <text:p>0.248361026812039</text:p>
          </table:table-cell>
          <table:table-cell office:value-type="float" office:value="0.247690028675584" calcext:value-type="float">
            <text:p>0.247690028675584</text:p>
          </table:table-cell>
          <table:table-cell office:value-type="float" office:value="0.246436320214171" calcext:value-type="float">
            <text:p>0.246436320214171</text:p>
          </table:table-cell>
          <table:table-cell office:value-type="float" office:value="0.244691366389418" calcext:value-type="float">
            <text:p>0.244691366389418</text:p>
          </table:table-cell>
          <table:table-cell office:value-type="float" office:value="0.24253364015961" calcext:value-type="float">
            <text:p>0.24253364015961</text:p>
          </table:table-cell>
          <table:table-cell office:value-type="float" office:value="0.240029977241048" calcext:value-type="float">
            <text:p>0.240029977241048</text:p>
          </table:table-cell>
          <table:table-cell office:value-type="float" office:value="0.23723686740654" calcext:value-type="float">
            <text:p>0.23723686740654</text:p>
          </table:table-cell>
          <table:table-cell office:value-type="float" office:value="0.234201652809847" calcext:value-type="float">
            <text:p>0.234201652809847</text:p>
          </table:table-cell>
          <table:table-cell office:value-type="float" office:value="0.230963620199007" calcext:value-type="float">
            <text:p>0.230963620199007</text:p>
          </table:table-cell>
          <table:table-cell office:value-type="float" office:value="0.227554983815059" calcext:value-type="float">
            <text:p>0.227554983815059</text:p>
          </table:table-cell>
          <table:table-cell office:value-type="float" office:value="0.224001760882304" calcext:value-type="float">
            <text:p>0.224001760882304</text:p>
          </table:table-cell>
          <table:table-cell office:value-type="float" office:value="0.220324544524716" calcext:value-type="float">
            <text:p>0.220324544524716</text:p>
          </table:table-cell>
          <table:table-cell office:value-type="float" office:value="0.216539182713512" calcext:value-type="float">
            <text:p>0.216539182713512</text:p>
          </table:table-cell>
          <table:table-cell office:value-type="float" office:value="0.212657373007406" calcext:value-type="float">
            <text:p>0.212657373007406</text:p>
          </table:table-cell>
          <table:table-cell office:value-type="float" office:value="0.208687179263839" calcext:value-type="float">
            <text:p>0.208687179263839</text:p>
          </table:table-cell>
          <table:table-cell office:value-type="float" office:value="0.204633489213721" calcext:value-type="float">
            <text:p>0.204633489213721</text:p>
          </table:table-cell>
          <table:table-cell office:value-type="float" office:value="0.200498441296693" calcext:value-type="float">
            <text:p>0.200498441296693</text:p>
          </table:table-cell>
          <table:table-cell office:value-type="float" office:value="0.19628177661424" calcext:value-type="float">
            <text:p>0.19628177661424</text:p>
          </table:table-cell>
          <table:table-cell office:value-type="float" office:value="0.191981070700625" calcext:value-type="float">
            <text:p>0.191981070700625</text:p>
          </table:table-cell>
          <table:table-cell office:value-type="float" office:value="0.187591972730601" calcext:value-type="float">
            <text:p>0.187591972730601</text:p>
          </table:table-cell>
          <table:table-cell office:value-type="float" office:value="0.183108305642161" calcext:value-type="float">
            <text:p>0.183108305642161</text:p>
          </table:table-cell>
          <table:table-cell office:value-type="float" office:value="0.178522395410008" calcext:value-type="float">
            <text:p>0.178522395410008</text:p>
          </table:table-cell>
          <table:table-cell office:value-type="float" office:value="0.173825036264515" calcext:value-type="float">
            <text:p>0.173825036264515</text:p>
          </table:table-cell>
          <table:table-cell office:value-type="float" office:value="0.169006349037683" calcext:value-type="float">
            <text:p>0.169006349037683</text:p>
          </table:table-cell>
          <table:table-cell office:value-type="float" office:value="0.164054898271468" calcext:value-type="float">
            <text:p>0.164054898271468</text:p>
          </table:table-cell>
          <table:table-cell office:value-type="float" office:value="0.158957252562937" calcext:value-type="float">
            <text:p>0.158957252562937</text:p>
          </table:table-cell>
          <table:table-cell office:value-type="float" office:value="0.15370020003258" calcext:value-type="float">
            <text:p>0.15370020003258</text:p>
          </table:table-cell>
          <table:table-cell office:value-type="float" office:value="0.148269307351737" calcext:value-type="float">
            <text:p>0.148269307351737</text:p>
          </table:table-cell>
          <table:table-cell office:value-type="float" office:value="0.142648502199756" calcext:value-type="float">
            <text:p>0.142648502199756</text:p>
          </table:table-cell>
          <table:table-cell office:value-type="float" office:value="0.136820144094101" calcext:value-type="float">
            <text:p>0.136820144094101</text:p>
          </table:table-cell>
          <table:table-cell office:value-type="float" office:value="0.130767134739709" calcext:value-type="float">
            <text:p>0.130767134739709</text:p>
          </table:table-cell>
          <table:table-cell office:value-type="float" office:value="0.124470701973968" calcext:value-type="float">
            <text:p>0.124470701973968</text:p>
          </table:table-cell>
          <table:table-cell office:value-type="float" office:value="0.117910638750335" calcext:value-type="float">
            <text:p>0.117910638750335</text:p>
          </table:table-cell>
          <table:table-cell office:value-type="float" office:value="0.111065501588159" calcext:value-type="float">
            <text:p>0.111065501588159</text:p>
          </table:table-cell>
          <table:table-cell office:value-type="float" office:value="0.103912699865364" calcext:value-type="float">
            <text:p>0.103912699865364</text:p>
          </table:table-cell>
          <table:table-cell office:value-type="float" office:value="0.0964285426088274" calcext:value-type="float">
            <text:p>0.096428542608827</text:p>
          </table:table-cell>
          <table:table-cell office:value-type="float" office:value="0.0885882752016283" calcext:value-type="float">
            <text:p>0.088588275201628</text:p>
          </table:table-cell>
          <table:table-cell office:value-type="float" office:value="0.0803661200839168" calcext:value-type="float">
            <text:p>0.080366120083917</text:p>
          </table:table-cell>
          <table:table-cell office:value-type="float" office:value="0.0717353291087763" calcext:value-type="float">
            <text:p>0.071735329108776</text:p>
          </table:table-cell>
          <table:table-cell office:value-type="float" office:value="0.0626682524663102" calcext:value-type="float">
            <text:p>0.06266825246631</text:p>
          </table:table-cell>
          <table:table-cell office:value-type="float" office:value="0.0531364259783858" calcext:value-type="float">
            <text:p>0.053136425978386</text:p>
          </table:table-cell>
          <table:table-cell office:value-type="float" office:value="0.0431106718695519" calcext:value-type="float">
            <text:p>0.043110671869552</text:p>
          </table:table-cell>
          <table:table-cell office:value-type="float" office:value="0.0325611955398742" calcext:value-type="float">
            <text:p>0.032561195539874</text:p>
          </table:table-cell>
          <table:table-cell office:value-type="float" office:value="0.0214576609453351" calcext:value-type="float">
            <text:p>0.021457660945335</text:p>
          </table:table-cell>
          <table:table-cell office:value-type="float" office:value="0.00976942435219826" calcext:value-type="float">
            <text:p>0.009769424352198</text:p>
          </table:table-cell>
          <table:table-cell office:value-type="float" office:value="-0.00253227564781098" calcext:value-type="float">
            <text:p>-0.002532275647811</text:p>
          </table:table-cell>
          <table:table-cell office:value-type="float" office:value="-0.0154406822026017" calcext:value-type="float">
            <text:p>-0.015440682202602</text:p>
          </table:table-cell>
          <table:table-cell office:value-type="float" office:value="-0.0290609147430883" calcext:value-type="float">
            <text:p>-0.029060914743088</text:p>
          </table:table-cell>
          <table:table-cell office:value-type="float" office:value="-0.0433833747148595" calcext:value-type="float">
            <text:p>-0.04338337471486</text:p>
          </table:table-cell>
          <table:table-cell office:value-type="float" office:value="-0.0584258389216927" calcext:value-type="float">
            <text:p>-0.058425838921693</text:p>
          </table:table-cell>
          <table:table-cell office:value-type="float" office:value="-0.0742283378168527" calcext:value-type="float">
            <text:p>-0.074228337816853</text:p>
          </table:table-cell>
          <table:table-cell office:value-type="float" office:value="-0.0908143061181138" calcext:value-type="float">
            <text:p>-0.090814306118114</text:p>
          </table:table-cell>
          <table:table-cell office:value-type="float" office:value="-0.108199347178213" calcext:value-type="float">
            <text:p>-0.108199347178213</text:p>
          </table:table-cell>
          <table:table-cell office:value-type="float" office:value="-0.126398020052012" calcext:value-type="float">
            <text:p>-0.126398020052012</text:p>
          </table:table-cell>
          <table:table-cell office:value-type="float" office:value="-0.145426575262573" calcext:value-type="float">
            <text:p>-0.145426575262573</text:p>
          </table:table-cell>
          <table:table-cell office:value-type="float" office:value="-0.165287222458483" calcext:value-type="float">
            <text:p>-0.165287222458483</text:p>
          </table:table-cell>
          <table:table-cell office:value-type="float" office:value="-0.185965372521632" calcext:value-type="float">
            <text:p>-0.185965372521632</text:p>
          </table:table-cell>
          <table:table-cell office:value-type="float" office:value="-0.20742879403279" calcext:value-type="float">
            <text:p>-0.20742879403279</text:p>
          </table:table-cell>
          <table:table-cell office:value-type="float" office:value="-0.229618655423402" calcext:value-type="float">
            <text:p>-0.229618655423402</text:p>
          </table:table-cell>
          <table:table-cell office:value-type="float" office:value="-0.252441456603583" calcext:value-type="float">
            <text:p>-0.252441456603583</text:p>
          </table:table-cell>
          <table:table-cell office:value-type="float" office:value="-0.275761882569263" calcext:value-type="float">
            <text:p>-0.275761882569263</text:p>
          </table:table-cell>
          <table:table-cell office:value-type="float" office:value="-0.299392310804871" calcext:value-type="float">
            <text:p>-0.299392310804871</text:p>
          </table:table-cell>
          <table:table-cell office:value-type="float" office:value="-0.323080382458133" calcext:value-type="float">
            <text:p>-0.323080382458133</text:p>
          </table:table-cell>
          <table:table-cell office:value-type="float" office:value="-0.346496386389671" calcext:value-type="float">
            <text:p>-0.346496386389671</text:p>
          </table:table-cell>
          <table:table-cell office:value-type="float" office:value="-0.369220722369678" calcext:value-type="float">
            <text:p>-0.369220722369678</text:p>
          </table:table-cell>
          <table:table-cell office:value-type="float" office:value="-0.390732883359918" calcext:value-type="float">
            <text:p>-0.390732883359918</text:p>
          </table:table-cell>
          <table:table-cell office:value-type="float" office:value="-0.410403284104494" calcext:value-type="float">
            <text:p>-0.410403284104494</text:p>
          </table:table-cell>
          <table:table-cell office:value-type="float" office:value="-0.427490273637728" calcext:value-type="float">
            <text:p>-0.427490273637728</text:p>
          </table:table-cell>
          <table:table-cell office:value-type="float" office:value="-0.441144839113585" calcext:value-type="float">
            <text:p>-0.441144839113585</text:p>
          </table:table-cell>
          <table:table-cell office:value-type="float" office:value="-0.450425925881593" calcext:value-type="float">
            <text:p>-0.450425925881593</text:p>
          </table:table-cell>
          <table:table-cell office:value-type="float" office:value="-0.454328962889765" calcext:value-type="float">
            <text:p>-0.454328962889765</text:p>
          </table:table-cell>
          <table:table-cell office:value-type="float" office:value="-0.451829467283263" calcext:value-type="float">
            <text:p>-0.451829467283263</text:p>
          </table:table-cell>
          <table:table-cell office:value-type="float" office:value="-0.44194189524748" calcext:value-type="float">
            <text:p>-0.44194189524748</text:p>
          </table:table-cell>
          <table:table-cell office:value-type="float" office:value="-0.42379091759378" calcext:value-type="float">
            <text:p>-0.42379091759378</text:p>
          </table:table-cell>
          <table:table-cell office:value-type="float" office:value="-0.396688217741161" calcext:value-type="float">
            <text:p>-0.396688217741161</text:p>
          </table:table-cell>
          <table:table-cell office:value-type="float" office:value="-0.360203489778228" calcext:value-type="float">
            <text:p>-0.360203489778228</text:p>
          </table:table-cell>
          <table:table-cell office:value-type="float" office:value="-0.314214966743268" calcext:value-type="float">
            <text:p>-0.314214966743268</text:p>
          </table:table-cell>
          <table:table-cell office:value-type="float" office:value="-0.258924320387649" calcext:value-type="float">
            <text:p>-0.258924320387649</text:p>
          </table:table-cell>
          <table:table-cell office:value-type="float" office:value="-0.194824461651913" calcext:value-type="float">
            <text:p>-0.194824461651913</text:p>
          </table:table-cell>
          <table:table-cell office:value-type="float" office:value="-0.122616451496586" calcext:value-type="float">
            <text:p>-0.122616451496586</text:p>
          </table:table-cell>
          <table:table-cell office:value-type="float" office:value="-0.0430811572690067" calcext:value-type="float">
            <text:p>-0.043081157269007</text:p>
          </table:table-cell>
          <table:table-cell office:value-type="float" office:value="0.0430811572690067" calcext:value-type="float">
            <text:p>0.043081157269007</text:p>
          </table:table-cell>
        </table:table-row>
        <table:table-row table:style-name="ro1">
          <table:table-cell office:value-type="float" office:value="-0.0190200823915949" calcext:value-type="float">
            <text:p>-0.019020082391595</text:p>
          </table:table-cell>
          <table:table-cell office:value-type="float" office:value="0.0190200823915949" calcext:value-type="float">
            <text:p>0.019020082391595</text:p>
          </table:table-cell>
          <table:table-cell office:value-type="float" office:value="0.0538458703293654" calcext:value-type="float">
            <text:p>0.053845870329366</text:p>
          </table:table-cell>
          <table:table-cell office:value-type="float" office:value="0.0855932930533281" calcext:value-type="float">
            <text:p>0.085593293053328</text:p>
          </table:table-cell>
          <table:table-cell office:value-type="float" office:value="0.11414889741711" calcext:value-type="float">
            <text:p>0.11414889741711</text:p>
          </table:table-cell>
          <table:table-cell office:value-type="float" office:value="0.13948150808341" calcext:value-type="float">
            <text:p>0.13948150808341</text:p>
          </table:table-cell>
          <table:table-cell office:value-type="float" office:value="0.16163757465866" calcext:value-type="float">
            <text:p>0.16163757465866</text:p>
          </table:table-cell>
          <table:table-cell office:value-type="float" office:value="0.180731724747651" calcext:value-type="float">
            <text:p>0.180731724747651</text:p>
          </table:table-cell>
          <table:table-cell office:value-type="float" office:value="0.196933725976352" calcext:value-type="float">
            <text:p>0.196933725976352</text:p>
          </table:table-cell>
          <table:table-cell office:value-type="float" office:value="0.210453540939381" calcext:value-type="float">
            <text:p>0.210453540939381</text:p>
          </table:table-cell>
          <table:table-cell office:value-type="float" office:value="0.221526249857904" calcext:value-type="float">
            <text:p>0.221526249857904</text:p>
          </table:table-cell>
          <table:table-cell office:value-type="float" office:value="0.230398327754659" calcext:value-type="float">
            <text:p>0.230398327754659</text:p>
          </table:table-cell>
          <table:table-cell office:value-type="float" office:value="0.237316243180068" calcext:value-type="float">
            <text:p>0.237316243180068</text:p>
          </table:table-cell>
          <table:table-cell office:value-type="float" office:value="0.242517787610169" calcext:value-type="float">
            <text:p>0.242517787610169</text:p>
          </table:table-cell>
          <table:table-cell office:value-type="float" office:value="0.246226090240351" calcext:value-type="float">
            <text:p>0.246226090240351</text:p>
          </table:table-cell>
          <table:table-cell office:value-type="float" office:value="0.24864598157615" calcext:value-type="float">
            <text:p>0.24864598157615</text:p>
          </table:table-cell>
          <table:table-cell office:value-type="float" office:value="0.249962234754892" calcext:value-type="float">
            <text:p>0.249962234754892</text:p>
          </table:table-cell>
          <table:table-cell office:value-type="float" office:value="0.25033919578241" calcext:value-type="float">
            <text:p>0.25033919578241</text:p>
          </table:table-cell>
          <table:table-cell office:value-type="float" office:value="0.249921365673326" calcext:value-type="float">
            <text:p>0.249921365673326</text:p>
          </table:table-cell>
          <table:table-cell office:value-type="float" office:value="0.248834579913754" calcext:value-type="float">
            <text:p>0.248834579913754</text:p>
          </table:table-cell>
          <table:table-cell office:value-type="float" office:value="0.247187517667798" calcext:value-type="float">
            <text:p>0.247187517667798</text:p>
          </table:table-cell>
          <table:table-cell office:value-type="float" office:value="0.245073350550753" calcext:value-type="float">
            <text:p>0.245073350550753</text:p>
          </table:table-cell>
          <table:table-cell office:value-type="float" office:value="0.242571403030986" calcext:value-type="float">
            <text:p>0.242571403030986</text:p>
          </table:table-cell>
          <table:table-cell office:value-type="float" office:value="0.239748743541029" calcext:value-type="float">
            <text:p>0.239748743541029</text:p>
          </table:table-cell>
          <table:table-cell office:value-type="float" office:value="0.236661659960681" calcext:value-type="float">
            <text:p>0.236661659960681</text:p>
          </table:table-cell>
          <table:table-cell office:value-type="float" office:value="0.233356998476936" calcext:value-type="float">
            <text:p>0.233356998476936</text:p>
          </table:table-cell>
          <table:table-cell office:value-type="float" office:value="0.229873361996904" calcext:value-type="float">
            <text:p>0.229873361996904</text:p>
          </table:table-cell>
          <table:table-cell office:value-type="float" office:value="0.226242173125975" calcext:value-type="float">
            <text:p>0.226242173125975</text:p>
          </table:table-cell>
          <table:table-cell office:value-type="float" office:value="0.222488609179029" calcext:value-type="float">
            <text:p>0.222488609179029</text:p>
          </table:table-cell>
          <table:table-cell office:value-type="float" office:value="0.218632416628129" calcext:value-type="float">
            <text:p>0.218632416628129</text:p>
          </table:table-cell>
          <table:table-cell office:value-type="float" office:value="0.214688618754694" calcext:value-type="float">
            <text:p>0.214688618754694</text:p>
          </table:table-cell>
          <table:table-cell office:value-type="float" office:value="0.210668132109447" calcext:value-type="float">
            <text:p>0.210668132109447</text:p>
          </table:table-cell>
          <table:table-cell office:value-type="float" office:value="0.206578287629597" calcext:value-type="float">
            <text:p>0.206578287629597</text:p>
          </table:table-cell>
          <table:table-cell office:value-type="float" office:value="0.202423285209942" calcext:value-type="float">
            <text:p>0.202423285209942</text:p>
          </table:table-cell>
          <table:table-cell office:value-type="float" office:value="0.198204678392146" calcext:value-type="float">
            <text:p>0.198204678392146</text:p>
          </table:table-cell>
          <table:table-cell office:value-type="float" office:value="0.193921774067909" calcext:value-type="float">
            <text:p>0.193921774067909</text:p>
          </table:table-cell>
          <table:table-cell office:value-type="float" office:value="0.189571760391001" calcext:value-type="float">
            <text:p>0.189571760391001</text:p>
          </table:table-cell>
          <table:table-cell office:value-type="float" office:value="0.185150046795654" calcext:value-type="float">
            <text:p>0.185150046795654</text:p>
          </table:table-cell>
          <table:table-cell office:value-type="float" office:value="0.180650065673331" calcext:value-type="float">
            <text:p>0.180650065673331</text:p>
          </table:table-cell>
          <table:table-cell office:value-type="float" office:value="0.1760640657359" calcext:value-type="float">
            <text:p>0.1760640657359</text:p>
          </table:table-cell>
          <table:table-cell office:value-type="float" office:value="0.171382135459062" calcext:value-type="float">
            <text:p>0.171382135459062</text:p>
          </table:table-cell>
          <table:table-cell office:value-type="float" office:value="0.166595158043872" calcext:value-type="float">
            <text:p>0.166595158043872</text:p>
          </table:table-cell>
          <table:table-cell office:value-type="float" office:value="0.161692111686675" calcext:value-type="float">
            <text:p>0.161692111686675</text:p>
          </table:table-cell>
          <table:table-cell office:value-type="float" office:value="0.156657936271704" calcext:value-type="float">
            <text:p>0.156657936271704</text:p>
          </table:table-cell>
          <table:table-cell office:value-type="float" office:value="0.151480496985056" calcext:value-type="float">
            <text:p>0.151480496985056</text:p>
          </table:table-cell>
          <table:table-cell office:value-type="float" office:value="0.146145810926976" calcext:value-type="float">
            <text:p>0.146145810926976</text:p>
          </table:table-cell>
          <table:table-cell office:value-type="float" office:value="0.140637901363851" calcext:value-type="float">
            <text:p>0.140637901363851</text:p>
          </table:table-cell>
          <table:table-cell office:value-type="float" office:value="0.134938285385359" calcext:value-type="float">
            <text:p>0.134938285385359</text:p>
          </table:table-cell>
          <table:table-cell office:value-type="float" office:value="0.129030969780259" calcext:value-type="float">
            <text:p>0.129030969780259</text:p>
          </table:table-cell>
          <table:table-cell office:value-type="float" office:value="0.122897148324306" calcext:value-type="float">
            <text:p>0.122897148324306</text:p>
          </table:table-cell>
          <table:table-cell office:value-type="float" office:value="0.116516652836699" calcext:value-type="float">
            <text:p>0.116516652836699</text:p>
          </table:table-cell>
          <table:table-cell office:value-type="float" office:value="0.109868160631235" calcext:value-type="float">
            <text:p>0.109868160631235</text:p>
          </table:table-cell>
          <table:table-cell office:value-type="float" office:value="0.102929236772773" calcext:value-type="float">
            <text:p>0.102929236772773</text:p>
          </table:table-cell>
          <table:table-cell office:value-type="float" office:value="0.0956763570808107" calcext:value-type="float">
            <text:p>0.095676357080811</text:p>
          </table:table-cell>
          <table:table-cell office:value-type="float" office:value="0.0880849326661336" calcext:value-type="float">
            <text:p>0.088084932666134</text:p>
          </table:table-cell>
          <table:table-cell office:value-type="float" office:value="0.0801293423373934" calcext:value-type="float">
            <text:p>0.080129342337393</text:p>
          </table:table-cell>
          <table:table-cell office:value-type="float" office:value="0.0717829777570783" calcext:value-type="float">
            <text:p>0.071782977757078</text:p>
          </table:table-cell>
          <table:table-cell office:value-type="float" office:value="0.0630183054881472" calcext:value-type="float">
            <text:p>0.063018305488147</text:p>
          </table:table-cell>
          <table:table-cell office:value-type="float" office:value="0.0538069488068014" calcext:value-type="float">
            <text:p>0.053806948806801</text:p>
          </table:table-cell>
          <table:table-cell office:value-type="float" office:value="0.044119792027245" calcext:value-type="float">
            <text:p>0.044119792027245</text:p>
          </table:table-cell>
          <table:table-cell office:value-type="float" office:value="0.0339271207264867" calcext:value-type="float">
            <text:p>0.033927120726487</text:p>
          </table:table-cell>
          <table:table-cell office:value-type="float" office:value="0.0231988699651065" calcext:value-type="float">
            <text:p>0.023198869965107</text:p>
          </table:table-cell>
          <table:table-cell office:value-type="float" office:value="0.0119052593767709" calcext:value-type="float">
            <text:p>0.011905259376771</text:p>
          </table:table-cell>
          <table:table-cell table:style-name="ce1" office:value-type="float" office:value="0.0000184756211047811" calcext:value-type="float">
            <text:p>1.85E-05</text:p>
          </table:table-cell>
          <table:table-cell office:value-type="float" office:value="-0.0124855697061875" calcext:value-type="float">
            <text:p>-0.012485569706188</text:p>
          </table:table-cell>
          <table:table-cell office:value-type="float" office:value="-0.0256605555669273" calcext:value-type="float">
            <text:p>-0.025660555566927</text:p>
          </table:table-cell>
          <table:table-cell office:value-type="float" office:value="-0.0395218641450044" calcext:value-type="float">
            <text:p>-0.039521864145004</text:p>
          </table:table-cell>
          <table:table-cell office:value-type="float" office:value="-0.0540833103123711" calcext:value-type="float">
            <text:p>-0.054083310312371</text:p>
          </table:table-cell>
          <table:table-cell office:value-type="float" office:value="-0.0694169436621187" calcext:value-type="float">
            <text:p>-0.069416943662119</text:p>
          </table:table-cell>
          <table:table-cell office:value-type="float" office:value="-0.0855428575644975" calcext:value-type="float">
            <text:p>-0.085542857564498</text:p>
          </table:table-cell>
          <table:table-cell office:value-type="float" office:value="-0.102476261028968" calcext:value-type="float">
            <text:p>-0.102476261028968</text:p>
          </table:table-cell>
          <table:table-cell office:value-type="float" office:value="-0.120236604098279" calcext:value-type="float">
            <text:p>-0.120236604098279</text:p>
          </table:table-cell>
          <table:table-cell office:value-type="float" office:value="-0.138861986883106" calcext:value-type="float">
            <text:p>-0.138861986883106</text:p>
          </table:table-cell>
          <table:table-cell office:value-type="float" office:value="-0.158366258294743" calcext:value-type="float">
            <text:p>-0.158366258294743</text:p>
          </table:table-cell>
          <table:table-cell office:value-type="float" office:value="-0.178746733538226" calcext:value-type="float">
            <text:p>-0.178746733538226</text:p>
          </table:table-cell>
          <table:table-cell office:value-type="float" office:value="-0.199991693369097" calcext:value-type="float">
            <text:p>-0.199991693369097</text:p>
          </table:table-cell>
          <table:table-cell office:value-type="float" office:value="-0.222063349550054" calcext:value-type="float">
            <text:p>-0.222063349550054</text:p>
          </table:table-cell>
          <table:table-cell office:value-type="float" office:value="-0.244889998418787" calcext:value-type="float">
            <text:p>-0.244889998418787</text:p>
          </table:table-cell>
          <table:table-cell office:value-type="float" office:value="-0.268362190532631" calcext:value-type="float">
            <text:p>-0.268362190532631</text:p>
          </table:table-cell>
          <table:table-cell office:value-type="float" office:value="-0.292320377688077" calcext:value-type="float">
            <text:p>-0.292320377688077</text:p>
          </table:table-cell>
          <table:table-cell office:value-type="float" office:value="-0.316540183408103" calcext:value-type="float">
            <text:p>-0.316540183408103</text:p>
          </table:table-cell>
          <table:table-cell office:value-type="float" office:value="-0.340718283279165" calcext:value-type="float">
            <text:p>-0.340718283279165</text:p>
          </table:table-cell>
          <table:table-cell office:value-type="float" office:value="-0.364457177318955" calcext:value-type="float">
            <text:p>-0.364457177318955</text:p>
          </table:table-cell>
          <table:table-cell office:value-type="float" office:value="-0.387251168120562" calcext:value-type="float">
            <text:p>-0.387251168120562</text:p>
          </table:table-cell>
          <table:table-cell office:value-type="float" office:value="-0.408474075663684" calcext:value-type="float">
            <text:p>-0.408474075663684</text:p>
          </table:table-cell>
          <table:table-cell office:value-type="float" office:value="-0.427371730631686" calcext:value-type="float">
            <text:p>-0.427371730631686</text:p>
          </table:table-cell>
          <table:table-cell office:value-type="float" office:value="-0.443061762598803" calcext:value-type="float">
            <text:p>-0.443061762598803</text:p>
          </table:table-cell>
          <table:table-cell office:value-type="float" office:value="-0.454544400405972" calcext:value-type="float">
            <text:p>-0.454544400405972</text:p>
          </table:table-cell>
          <table:table-cell office:value-type="float" office:value="-0.46072749057156" calcext:value-type="float">
            <text:p>-0.46072749057156</text:p>
          </table:table-cell>
          <table:table-cell office:value-type="float" office:value="-0.460468732062399" calcext:value-type="float">
            <text:p>-0.460468732062399</text:p>
          </table:table-cell>
          <table:table-cell office:value-type="float" office:value="-0.452636675673588" calcext:value-type="float">
            <text:p>-0.452636675673588</text:p>
          </table:table-cell>
          <table:table-cell office:value-type="float" office:value="-0.436188875951604" calcext:value-type="float">
            <text:p>-0.436188875951604</text:p>
          </table:table-cell>
          <table:table-cell office:value-type="float" office:value="-0.410260812629341" calcext:value-type="float">
            <text:p>-0.410260812629341</text:p>
          </table:table-cell>
          <table:table-cell office:value-type="float" office:value="-0.374253472663177" calcext:value-type="float">
            <text:p>-0.374253472663177</text:p>
          </table:table-cell>
          <table:table-cell office:value-type="float" office:value="-0.327902372684342" calcext:value-type="float">
            <text:p>-0.327902372684342</text:p>
          </table:table-cell>
          <table:table-cell office:value-type="float" office:value="-0.271308673860625" calcext:value-type="float">
            <text:p>-0.271308673860625</text:p>
          </table:table-cell>
          <table:table-cell office:value-type="float" office:value="-0.204916055698559" calcext:value-type="float">
            <text:p>-0.204916055698559</text:p>
          </table:table-cell>
          <table:table-cell office:value-type="float" office:value="-0.12942569503449" calcext:value-type="float">
            <text:p>-0.12942569503449</text:p>
          </table:table-cell>
          <table:table-cell office:value-type="float" office:value="-0.0456537329259057" calcext:value-type="float">
            <text:p>-0.045653732925906</text:p>
          </table:table-cell>
          <table:table-cell office:value-type="float" office:value="0.0456537329259057" calcext:value-type="float">
            <text:p>0.045653732925906</text:p>
          </table:table-cell>
        </table:table-row>
        <table:table-row table:style-name="ro1">
          <table:table-cell office:value-type="float" office:value="-0.0198156716519001" calcext:value-type="float">
            <text:p>-0.0198156716519</text:p>
          </table:table-cell>
          <table:table-cell office:value-type="float" office:value="0.0198156716519001" calcext:value-type="float">
            <text:p>0.0198156716519</text:p>
          </table:table-cell>
          <table:table-cell office:value-type="float" office:value="0.0560321980055478" calcext:value-type="float">
            <text:p>0.056032198005548</text:p>
          </table:table-cell>
          <table:table-cell office:value-type="float" office:value="0.0889473459352376" calcext:value-type="float">
            <text:p>0.088947345935238</text:p>
          </table:table-cell>
          <table:table-cell office:value-type="float" office:value="0.118423198896239" calcext:value-type="float">
            <text:p>0.118423198896239</text:p>
          </table:table-cell>
          <table:table-cell office:value-type="float" office:value="0.144421221484338" calcext:value-type="float">
            <text:p>0.144421221484338</text:p>
          </table:table-cell>
          <table:table-cell office:value-type="float" office:value="0.166996019439395" calcext:value-type="float">
            <text:p>0.166996019439395</text:p>
          </table:table-cell>
          <table:table-cell office:value-type="float" office:value="0.186282881172054" calcext:value-type="float">
            <text:p>0.186282881172054</text:p>
          </table:table-cell>
          <table:table-cell office:value-type="float" office:value="0.202480849688801" calcext:value-type="float">
            <text:p>0.202480849688801</text:p>
          </table:table-cell>
          <table:table-cell office:value-type="float" office:value="0.215833712959014" calcext:value-type="float">
            <text:p>0.215833712959014</text:p>
          </table:table-cell>
          <table:table-cell office:value-type="float" office:value="0.226611317536503" calcext:value-type="float">
            <text:p>0.226611317536503</text:p>
          </table:table-cell>
          <table:table-cell office:value-type="float" office:value="0.235093089162054" calcext:value-type="float">
            <text:p>0.235093089162054</text:p>
          </table:table-cell>
          <table:table-cell office:value-type="float" office:value="0.241554853146214" calcext:value-type="float">
            <text:p>0.241554853146214</text:p>
          </table:table-cell>
          <table:table-cell office:value-type="float" office:value="0.246259277174393" calcext:value-type="float">
            <text:p>0.246259277174393</text:p>
          </table:table-cell>
          <table:table-cell office:value-type="float" office:value="0.249449689459928" calcext:value-type="float">
            <text:p>0.249449689459928</text:p>
          </table:table-cell>
          <table:table-cell office:value-type="float" office:value="0.251346705433789" calcext:value-type="float">
            <text:p>0.251346705433789</text:p>
          </table:table-cell>
          <table:table-cell office:value-type="float" office:value="0.252146988601034" calcext:value-type="float">
            <text:p>0.252146988601034</text:p>
          </table:table-cell>
          <table:table-cell office:value-type="float" office:value="0.252023504031291" calcext:value-type="float">
            <text:p>0.252023504031291</text:p>
          </table:table-cell>
          <table:table-cell office:value-type="float" office:value="0.251126727275108" calcext:value-type="float">
            <text:p>0.251126727275108</text:p>
          </table:table-cell>
          <table:table-cell office:value-type="float" office:value="0.249586397330926" calcext:value-type="float">
            <text:p>0.249586397330926</text:p>
          </table:table-cell>
          <table:table-cell office:value-type="float" office:value="0.247513520338706" calcext:value-type="float">
            <text:p>0.247513520338706</text:p>
          </table:table-cell>
          <table:table-cell office:value-type="float" office:value="0.245002427579929" calcext:value-type="float">
            <text:p>0.245002427579929</text:p>
          </table:table-cell>
          <table:table-cell office:value-type="float" office:value="0.242132764025541" calcext:value-type="float">
            <text:p>0.242132764025541</text:p>
          </table:table-cell>
          <table:table-cell office:value-type="float" office:value="0.238971335062486" calcext:value-type="float">
            <text:p>0.238971335062486</text:p>
          </table:table-cell>
          <table:table-cell office:value-type="float" office:value="0.235573775105018" calcext:value-type="float">
            <text:p>0.235573775105018</text:p>
          </table:table-cell>
          <table:table-cell office:value-type="float" office:value="0.23198602881092" calcext:value-type="float">
            <text:p>0.23198602881092</text:p>
          </table:table-cell>
          <table:table-cell office:value-type="float" office:value="0.228245654136327" calcext:value-type="float">
            <text:p>0.228245654136327</text:p>
          </table:table-cell>
          <table:table-cell office:value-type="float" office:value="0.224382963476303" calcext:value-type="float">
            <text:p>0.224382963476303</text:p>
          </table:table-cell>
          <table:table-cell office:value-type="float" office:value="0.220422016898134" calcext:value-type="float">
            <text:p>0.220422016898134</text:p>
          </table:table-cell>
          <table:table-cell office:value-type="float" office:value="0.2163814734406" calcext:value-type="float">
            <text:p>0.2163814734406</text:p>
          </table:table-cell>
          <table:table-cell office:value-type="float" office:value="0.212275321730383" calcext:value-type="float">
            <text:p>0.212275321730383</text:p>
          </table:table-cell>
          <table:table-cell office:value-type="float" office:value="0.208113523830192" calcext:value-type="float">
            <text:p>0.208113523830192</text:p>
          </table:table-cell>
          <table:table-cell office:value-type="float" office:value="0.203902526091754" calcext:value-type="float">
            <text:p>0.203902526091754</text:p>
          </table:table-cell>
          <table:table-cell office:value-type="float" office:value="0.199645654142293" calcext:value-type="float">
            <text:p>0.199645654142293</text:p>
          </table:table-cell>
          <table:table-cell office:value-type="float" office:value="0.195343725410676" calcext:value-type="float">
            <text:p>0.195343725410676</text:p>
          </table:table-cell>
          <table:table-cell office:value-type="float" office:value="0.190995612802344" calcext:value-type="float">
            <text:p>0.190995612802344</text:p>
          </table:table-cell>
          <table:table-cell office:value-type="float" office:value="0.186597981598849" calcext:value-type="float">
            <text:p>0.186597981598849</text:p>
          </table:table-cell>
          <table:table-cell office:value-type="float" office:value="0.182146189052241" calcext:value-type="float">
            <text:p>0.182146189052241</text:p>
          </table:table-cell>
          <table:table-cell office:value-type="float" office:value="0.177632880444066" calcext:value-type="float">
            <text:p>0.177632880444066</text:p>
          </table:table-cell>
          <table:table-cell office:value-type="float" office:value="0.173050896128225" calcext:value-type="float">
            <text:p>0.173050896128225</text:p>
          </table:table-cell>
          <table:table-cell office:value-type="float" office:value="0.168388057749516" calcext:value-type="float">
            <text:p>0.168388057749516</text:p>
          </table:table-cell>
          <table:table-cell office:value-type="float" office:value="0.163637204628666" calcext:value-type="float">
            <text:p>0.163637204628666</text:p>
          </table:table-cell>
          <table:table-cell office:value-type="float" office:value="0.158788904560871" calcext:value-type="float">
            <text:p>0.158788904560871</text:p>
          </table:table-cell>
          <table:table-cell office:value-type="float" office:value="0.153823999674579" calcext:value-type="float">
            <text:p>0.153823999674579</text:p>
          </table:table-cell>
          <table:table-cell office:value-type="float" office:value="0.14873267094497" calcext:value-type="float">
            <text:p>0.14873267094497</text:p>
          </table:table-cell>
          <table:table-cell office:value-type="float" office:value="0.143500926222251" calcext:value-type="float">
            <text:p>0.143500926222251</text:p>
          </table:table-cell>
          <table:table-cell office:value-type="float" office:value="0.138112549219354" calcext:value-type="float">
            <text:p>0.138112549219354</text:p>
          </table:table-cell>
          <table:table-cell office:value-type="float" office:value="0.132551369051671" calcext:value-type="float">
            <text:p>0.132551369051671</text:p>
          </table:table-cell>
          <table:table-cell office:value-type="float" office:value="0.126799013320395" calcext:value-type="float">
            <text:p>0.126799013320395</text:p>
          </table:table-cell>
          <table:table-cell office:value-type="float" office:value="0.120836893870749" calcext:value-type="float">
            <text:p>0.120836893870749</text:p>
          </table:table-cell>
          <table:table-cell office:value-type="float" office:value="0.114645185136798" calcext:value-type="float">
            <text:p>0.114645185136798</text:p>
          </table:table-cell>
          <table:table-cell office:value-type="float" office:value="0.108202858844257" calcext:value-type="float">
            <text:p>0.108202858844257</text:p>
          </table:table-cell>
          <table:table-cell office:value-type="float" office:value="0.101487753530374" calcext:value-type="float">
            <text:p>0.101487753530374</text:p>
          </table:table-cell>
          <table:table-cell office:value-type="float" office:value="0.0944766158332115" calcext:value-type="float">
            <text:p>0.094476615833212</text:p>
          </table:table-cell>
          <table:table-cell office:value-type="float" office:value="0.0871451306158189" calcext:value-type="float">
            <text:p>0.087145130615819</text:p>
          </table:table-cell>
          <table:table-cell office:value-type="float" office:value="0.0794679539999567" calcext:value-type="float">
            <text:p>0.079467953999957</text:p>
          </table:table-cell>
          <table:table-cell office:value-type="float" office:value="0.0714187587006708" calcext:value-type="float">
            <text:p>0.071418758700671</text:p>
          </table:table-cell>
          <table:table-cell office:value-type="float" office:value="0.0629702989649197" calcext:value-type="float">
            <text:p>0.06297029896492</text:p>
          </table:table-cell>
          <table:table-cell office:value-type="float" office:value="0.054094501766412" calcext:value-type="float">
            <text:p>0.054094501766412</text:p>
          </table:table-cell>
          <table:table-cell office:value-type="float" office:value="0.0447625915714709" calcext:value-type="float">
            <text:p>0.044762591571471</text:p>
          </table:table-cell>
          <table:table-cell office:value-type="float" office:value="0.0349452586118372" calcext:value-type="float">
            <text:p>0.034945258611837</text:p>
          </table:table-cell>
          <table:table-cell office:value-type="float" office:value="0.0246128783179211" calcext:value-type="float">
            <text:p>0.024612878317921</text:p>
          </table:table-cell>
          <table:table-cell office:value-type="float" office:value="0.013735717131636" calcext:value-type="float">
            <text:p>0.013735717131636</text:p>
          </table:table-cell>
          <table:table-cell office:value-type="float" office:value="0.00228357400470502" calcext:value-type="float">
            <text:p>0.002283574004705</text:p>
          </table:table-cell>
          <table:table-cell office:value-type="float" office:value="-0.00977779469138589" calcext:value-type="float">
            <text:p>-0.009777794691386</text:p>
          </table:table-cell>
          <table:table-cell office:value-type="float" office:value="-0.0224796793950453" calcext:value-type="float">
            <text:p>-0.022479679395045</text:p>
          </table:table-cell>
          <table:table-cell office:value-type="float" office:value="-0.0358473028568999" calcext:value-type="float">
            <text:p>-0.0358473028569</text:p>
          </table:table-cell>
          <table:table-cell office:value-type="float" office:value="-0.0498717642612522" calcext:value-type="float">
            <text:p>-0.049871764261252</text:p>
          </table:table-cell>
          <table:table-cell office:value-type="float" office:value="-0.0646946626769314" calcext:value-type="float">
            <text:p>-0.064694662676931</text:p>
          </table:table-cell>
          <table:table-cell office:value-type="float" office:value="-0.080307076434242" calcext:value-type="float">
            <text:p>-0.080307076434242</text:p>
          </table:table-cell>
          <table:table-cell office:value-type="float" office:value="-0.0967244905536093" calcext:value-type="float">
            <text:p>-0.096724490553609</text:p>
          </table:table-cell>
          <table:table-cell office:value-type="float" office:value="-0.113963497246746" calcext:value-type="float">
            <text:p>-0.113963497246746</text:p>
          </table:table-cell>
          <table:table-cell office:value-type="float" office:value="-0.132104175281013" calcext:value-type="float">
            <text:p>-0.132104175281013</text:p>
          </table:table-cell>
          <table:table-cell office:value-type="float" office:value="-0.151161194261223" calcext:value-type="float">
            <text:p>-0.151161194261223</text:p>
          </table:table-cell>
          <table:table-cell office:value-type="float" office:value="-0.171137657753411" calcext:value-type="float">
            <text:p>-0.171137657753411</text:p>
          </table:table-cell>
          <table:table-cell office:value-type="float" office:value="-0.192049587730749" calcext:value-type="float">
            <text:p>-0.192049587730749</text:p>
          </table:table-cell>
          <table:table-cell office:value-type="float" office:value="-0.213879612180887" calcext:value-type="float">
            <text:p>-0.213879612180887</text:p>
          </table:table-cell>
          <table:table-cell office:value-type="float" office:value="-0.236575865100996" calcext:value-type="float">
            <text:p>-0.236575865100996</text:p>
          </table:table-cell>
          <table:table-cell office:value-type="float" office:value="-0.26005784052752" calcext:value-type="float">
            <text:p>-0.26005784052752</text:p>
          </table:table-cell>
          <table:table-cell office:value-type="float" office:value="-0.284197780511333" calcext:value-type="float">
            <text:p>-0.284197780511333</text:p>
          </table:table-cell>
          <table:table-cell office:value-type="float" office:value="-0.30880322050267" calcext:value-type="float">
            <text:p>-0.30880322050267</text:p>
          </table:table-cell>
          <table:table-cell office:value-type="float" office:value="-0.33360280960037" calcext:value-type="float">
            <text:p>-0.33360280960037</text:p>
          </table:table-cell>
          <table:table-cell office:value-type="float" office:value="-0.358227849355825" calcext:value-type="float">
            <text:p>-0.358227849355825</text:p>
          </table:table-cell>
          <table:table-cell office:value-type="float" office:value="-0.382195772953436" calcext:value-type="float">
            <text:p>-0.382195772953436</text:p>
          </table:table-cell>
          <table:table-cell office:value-type="float" office:value="-0.404893051294043" calcext:value-type="float">
            <text:p>-0.404893051294043</text:p>
          </table:table-cell>
          <table:table-cell office:value-type="float" office:value="-0.425562822295648" calcext:value-type="float">
            <text:p>-0.425562822295648</text:p>
          </table:table-cell>
          <table:table-cell office:value-type="float" office:value="-0.443298717811383" calcext:value-type="float">
            <text:p>-0.443298717811383</text:p>
          </table:table-cell>
          <table:table-cell office:value-type="float" office:value="-0.45705006487909" calcext:value-type="float">
            <text:p>-0.45705006487909</text:p>
          </table:table-cell>
          <table:table-cell office:value-type="float" office:value="-0.465641812423406" calcext:value-type="float">
            <text:p>-0.465641812423406</text:p>
          </table:table-cell>
          <table:table-cell office:value-type="float" office:value="-0.467813518806684" calcext:value-type="float">
            <text:p>-0.467813518806684</text:p>
          </table:table-cell>
          <table:table-cell office:value-type="float" office:value="-0.462280733284027" calcext:value-type="float">
            <text:p>-0.462280733284027</text:p>
          </table:table-cell>
          <table:table-cell office:value-type="float" office:value="-0.447818872839078" calcext:value-type="float">
            <text:p>-0.447818872839078</text:p>
          </table:table-cell>
          <table:table-cell office:value-type="float" office:value="-0.423364331461839" calcext:value-type="float">
            <text:p>-0.423364331461839</text:p>
          </table:table-cell>
          <table:table-cell office:value-type="float" office:value="-0.388120438464412" calcext:value-type="float">
            <text:p>-0.388120438464412</text:p>
          </table:table-cell>
          <table:table-cell office:value-type="float" office:value="-0.341648588434315" calcext:value-type="float">
            <text:p>-0.341648588434315</text:p>
          </table:table-cell>
          <table:table-cell office:value-type="float" office:value="-0.283920407701606" calcext:value-type="float">
            <text:p>-0.283920407701606</text:p>
          </table:table-cell>
          <table:table-cell office:value-type="float" office:value="-0.215308413556881" calcext:value-type="float">
            <text:p>-0.215308413556881</text:p>
          </table:table-cell>
          <table:table-cell office:value-type="float" office:value="-0.136501953416269" calcext:value-type="float">
            <text:p>-0.136501953416269</text:p>
          </table:table-cell>
          <table:table-cell office:value-type="float" office:value="-0.0483503059083884" calcext:value-type="float">
            <text:p>-0.048350305908388</text:p>
          </table:table-cell>
          <table:table-cell office:value-type="float" office:value="0.0483503059083884" calcext:value-type="float">
            <text:p>0.048350305908388</text:p>
          </table:table-cell>
        </table:table-row>
        <table:table-row table:style-name="ro1">
          <table:table-cell office:value-type="float" office:value="-0.0207089172000659" calcext:value-type="float">
            <text:p>-0.020708917200066</text:p>
          </table:table-cell>
          <table:table-cell office:value-type="float" office:value="0.0207089172000659" calcext:value-type="float">
            <text:p>0.020708917200066</text:p>
          </table:table-cell>
          <table:table-cell office:value-type="float" office:value="0.0584732062864005" calcext:value-type="float">
            <text:p>0.058473206286401</text:p>
          </table:table-cell>
          <table:table-cell office:value-type="float" office:value="0.092670833975988" calcext:value-type="float">
            <text:p>0.092670833975988</text:p>
          </table:table-cell>
          <table:table-cell office:value-type="float" office:value="0.123136377627277" calcext:value-type="float">
            <text:p>0.123136377627277</text:p>
          </table:table-cell>
          <table:table-cell office:value-type="float" office:value="0.149825268397815" calcext:value-type="float">
            <text:p>0.149825268397815</text:p>
          </table:table-cell>
          <table:table-cell office:value-type="float" office:value="0.172805249609564" calcext:value-type="float">
            <text:p>0.172805249609564</text:p>
          </table:table-cell>
          <table:table-cell office:value-type="float" office:value="0.192239712276688" calcext:value-type="float">
            <text:p>0.192239712276688</text:p>
          </table:table-cell>
          <table:table-cell office:value-type="float" office:value="0.208365500096573" calcext:value-type="float">
            <text:p>0.208365500096573</text:p>
          </table:table-cell>
          <table:table-cell office:value-type="float" office:value="0.221468598362478" calcext:value-type="float">
            <text:p>0.221468598362478</text:p>
          </table:table-cell>
          <table:table-cell office:value-type="float" office:value="0.231860958511431" calcext:value-type="float">
            <text:p>0.231860958511431</text:p>
          </table:table-cell>
          <table:table-cell office:value-type="float" office:value="0.239860802199179" calcext:value-type="float">
            <text:p>0.239860802199179</text:p>
          </table:table-cell>
          <table:table-cell office:value-type="float" office:value="0.245777563766149" calcext:value-type="float">
            <text:p>0.245777563766149</text:p>
          </table:table-cell>
          <table:table-cell office:value-type="float" office:value="0.249901589003209" calcext:value-type="float">
            <text:p>0.249901589003209</text:p>
          </table:table-cell>
          <table:table-cell office:value-type="float" office:value="0.252498021143947" calcext:value-type="float">
            <text:p>0.252498021143947</text:p>
          </table:table-cell>
          <table:table-cell office:value-type="float" office:value="0.253803985696833" calcext:value-type="float">
            <text:p>0.253803985696833</text:p>
          </table:table-cell>
          <table:table-cell office:value-type="float" office:value="0.254028141245371" calcext:value-type="float">
            <text:p>0.254028141245371</text:p>
          </table:table-cell>
          <table:table-cell office:value-type="float" office:value="0.253351776969187" calcext:value-type="float">
            <text:p>0.253351776969187</text:p>
          </table:table-cell>
          <table:table-cell office:value-type="float" office:value="0.251930814419346" calcext:value-type="float">
            <text:p>0.251930814419346</text:p>
          </table:table-cell>
          <table:table-cell office:value-type="float" office:value="0.249898251108107" calcext:value-type="float">
            <text:p>0.249898251108107</text:p>
          </table:table-cell>
          <table:table-cell office:value-type="float" office:value="0.247366736850893" calcext:value-type="float">
            <text:p>0.247366736850893</text:p>
          </table:table-cell>
          <table:table-cell office:value-type="float" office:value="0.2444310907179" calcext:value-type="float">
            <text:p>0.2444310907179</text:p>
          </table:table-cell>
          <table:table-cell office:value-type="float" office:value="0.241170647730087" calcext:value-type="float">
            <text:p>0.241170647730087</text:p>
          </table:table-cell>
          <table:table-cell office:value-type="float" office:value="0.237651377176202" calcext:value-type="float">
            <text:p>0.237651377176202</text:p>
          </table:table-cell>
          <table:table-cell office:value-type="float" office:value="0.233927749114622" calcext:value-type="float">
            <text:p>0.233927749114622</text:p>
          </table:table-cell>
          <table:table-cell office:value-type="float" office:value="0.23004435455146" calcext:value-type="float">
            <text:p>0.23004435455146</text:p>
          </table:table-cell>
          <table:table-cell office:value-type="float" office:value="0.226037307056198" calcext:value-type="float">
            <text:p>0.226037307056198</text:p>
          </table:table-cell>
          <table:table-cell office:value-type="float" office:value="0.221935458033509" calcext:value-type="float">
            <text:p>0.221935458033509</text:p>
          </table:table-cell>
          <table:table-cell office:value-type="float" office:value="0.217761449250635" calcext:value-type="float">
            <text:p>0.217761449250635</text:p>
          </table:table-cell>
          <table:table-cell office:value-type="float" office:value="0.213532593258887" calcext:value-type="float">
            <text:p>0.213532593258887</text:p>
          </table:table-cell>
          <table:table-cell office:value-type="float" office:value="0.209261611906348" calcext:value-type="float">
            <text:p>0.209261611906348</text:p>
          </table:table-cell>
          <table:table-cell office:value-type="float" office:value="0.204957340241686" calcext:value-type="float">
            <text:p>0.204957340241686</text:p>
          </table:table-cell>
          <table:table-cell office:value-type="float" office:value="0.200625221324415" calcext:value-type="float">
            <text:p>0.200625221324415</text:p>
          </table:table-cell>
          <table:table-cell office:value-type="float" office:value="0.196267441112919" calcext:value-type="float">
            <text:p>0.196267441112919</text:p>
          </table:table-cell>
          <table:table-cell office:value-type="float" office:value="0.191883822552978" calcext:value-type="float">
            <text:p>0.191883822552978</text:p>
          </table:table-cell>
          <table:table-cell office:value-type="float" office:value="0.187473024021515" calcext:value-type="float">
            <text:p>0.187473024021515</text:p>
          </table:table-cell>
          <table:table-cell office:value-type="float" office:value="0.183030699093653" calcext:value-type="float">
            <text:p>0.183030699093653</text:p>
          </table:table-cell>
          <table:table-cell office:value-type="float" office:value="0.178553008724651" calcext:value-type="float">
            <text:p>0.178553008724651</text:p>
          </table:table-cell>
          <table:table-cell office:value-type="float" office:value="0.174030242435907" calcext:value-type="float">
            <text:p>0.174030242435907</text:p>
          </table:table-cell>
          <table:table-cell office:value-type="float" office:value="0.169458655917341" calcext:value-type="float">
            <text:p>0.169458655917341</text:p>
          </table:table-cell>
          <table:table-cell office:value-type="float" office:value="0.164820005706624" calcext:value-type="float">
            <text:p>0.164820005706624</text:p>
          </table:table-cell>
          <table:table-cell office:value-type="float" office:value="0.160110452711909" calcext:value-type="float">
            <text:p>0.160110452711909</text:p>
          </table:table-cell>
          <table:table-cell office:value-type="float" office:value="0.155323173540229" calcext:value-type="float">
            <text:p>0.155323173540229</text:p>
          </table:table-cell>
          <table:table-cell office:value-type="float" office:value="0.150437541078389" calcext:value-type="float">
            <text:p>0.150437541078389</text:p>
          </table:table-cell>
          <table:table-cell office:value-type="float" office:value="0.145441759385472" calcext:value-type="float">
            <text:p>0.145441759385472</text:p>
          </table:table-cell>
          <table:table-cell office:value-type="float" office:value="0.140322065745509" calcext:value-type="float">
            <text:p>0.140322065745509</text:p>
          </table:table-cell>
          <table:table-cell office:value-type="float" office:value="0.13506288667437" calcext:value-type="float">
            <text:p>0.13506288667437</text:p>
          </table:table-cell>
          <table:table-cell office:value-type="float" office:value="0.129647887057823" calcext:value-type="float">
            <text:p>0.129647887057823</text:p>
          </table:table-cell>
          <table:table-cell office:value-type="float" office:value="0.12405905737499" calcext:value-type="float">
            <text:p>0.12405905737499</text:p>
          </table:table-cell>
          <table:table-cell office:value-type="float" office:value="0.118277721213417" calcext:value-type="float">
            <text:p>0.118277721213417</text:p>
          </table:table-cell>
          <table:table-cell office:value-type="float" office:value="0.112284211114779" calcext:value-type="float">
            <text:p>0.112284211114779</text:p>
          </table:table-cell>
          <table:table-cell office:value-type="float" office:value="0.106057774137702" calcext:value-type="float">
            <text:p>0.106057774137702</text:p>
          </table:table-cell>
          <table:table-cell office:value-type="float" office:value="0.0995765725627183" calcext:value-type="float">
            <text:p>0.099576572562718</text:p>
          </table:table-cell>
          <table:table-cell office:value-type="float" office:value="0.0928177034432841" calcext:value-type="float">
            <text:p>0.092817703443284</text:p>
          </table:table-cell>
          <table:table-cell office:value-type="float" office:value="0.0857572222848853" calcext:value-type="float">
            <text:p>0.085757222284885</text:p>
          </table:table-cell>
          <table:table-cell office:value-type="float" office:value="0.0783701742704426" calcext:value-type="float">
            <text:p>0.078370174270443</text:p>
          </table:table-cell>
          <table:table-cell office:value-type="float" office:value="0.070630640415103" calcext:value-type="float">
            <text:p>0.070630640415103</text:p>
          </table:table-cell>
          <table:table-cell office:value-type="float" office:value="0.0625118067222859" calcext:value-type="float">
            <text:p>0.062511806722286</text:p>
          </table:table-cell>
          <table:table-cell office:value-type="float" office:value="0.0539860642002937" calcext:value-type="float">
            <text:p>0.053986064200294</text:p>
          </table:table-cell>
          <table:table-cell office:value-type="float" office:value="0.0450251453212381" calcext:value-type="float">
            <text:p>0.045025145321238</text:p>
          </table:table-cell>
          <table:table-cell office:value-type="float" office:value="0.0356002918518015" calcext:value-type="float">
            <text:p>0.035600291851802</text:p>
          </table:table-cell>
          <table:table-cell office:value-type="float" office:value="0.0256824083451712" calcext:value-type="float">
            <text:p>0.025682408345171</text:p>
          </table:table-cell>
          <table:table-cell office:value-type="float" office:value="0.0152420253437815" calcext:value-type="float">
            <text:p>0.015242025343782</text:p>
          </table:table-cell>
          <table:table-cell office:value-type="float" office:value="0.00424857334683059" calcext:value-type="float">
            <text:p>0.004248573346831</text:p>
          </table:table-cell>
          <table:table-cell office:value-type="float" office:value="-0.00733190626372543" calcext:value-type="float">
            <text:p>-0.007331906263725</text:p>
          </table:table-cell>
          <table:table-cell office:value-type="float" office:value="-0.0195225065876148" calcext:value-type="float">
            <text:p>-0.019522506587615</text:p>
          </table:table-cell>
          <table:table-cell office:value-type="float" office:value="-0.0323545185139657" calcext:value-type="float">
            <text:p>-0.032354518513966</text:p>
          </table:table-cell>
          <table:table-cell office:value-type="float" office:value="-0.0458552386755346" calcext:value-type="float">
            <text:p>-0.045855238675535</text:p>
          </table:table-cell>
          <table:table-cell office:value-type="float" office:value="-0.0601115518924329" calcext:value-type="float">
            <text:p>-0.060111551892433</text:p>
          </table:table-cell>
          <table:table-cell office:value-type="float" office:value="-0.0751496814579462" calcext:value-type="float">
            <text:p>-0.075149681457946</text:p>
          </table:table-cell>
          <table:table-cell office:value-type="float" office:value="-0.0909896917705543" calcext:value-type="float">
            <text:p>-0.090989691770554</text:p>
          </table:table-cell>
          <table:table-cell office:value-type="float" office:value="-0.107617795831498" calcext:value-type="float">
            <text:p>-0.107617795831498</text:p>
          </table:table-cell>
          <table:table-cell office:value-type="float" office:value="-0.125206965849773" calcext:value-type="float">
            <text:p>-0.125206965849773</text:p>
          </table:table-cell>
          <table:table-cell office:value-type="float" office:value="-0.143730224997725" calcext:value-type="float">
            <text:p>-0.143730224997725</text:p>
          </table:table-cell>
          <table:table-cell office:value-type="float" office:value="-0.163190775671532" calcext:value-type="float">
            <text:p>-0.163190775671532</text:p>
          </table:table-cell>
          <table:table-cell office:value-type="float" office:value="-0.183656729549146" calcext:value-type="float">
            <text:p>-0.183656729549146</text:p>
          </table:table-cell>
          <table:table-cell office:value-type="float" office:value="-0.205121309322003" calcext:value-type="float">
            <text:p>-0.205121309322003</text:p>
          </table:table-cell>
          <table:table-cell office:value-type="float" office:value="-0.227546462691468" calcext:value-type="float">
            <text:p>-0.227546462691468</text:p>
          </table:table-cell>
          <table:table-cell office:value-type="float" office:value="-0.250888037124225" calcext:value-type="float">
            <text:p>-0.250888037124225</text:p>
          </table:table-cell>
          <table:table-cell office:value-type="float" office:value="-0.27505285706898" calcext:value-type="float">
            <text:p>-0.27505285706898</text:p>
          </table:table-cell>
          <table:table-cell office:value-type="float" office:value="-0.299883123274699" calcext:value-type="float">
            <text:p>-0.299883123274699</text:p>
          </table:table-cell>
          <table:table-cell office:value-type="float" office:value="-0.325145153432012" calcext:value-type="float">
            <text:p>-0.325145153432012</text:p>
          </table:table-cell>
          <table:table-cell office:value-type="float" office:value="-0.350505440938906" calcext:value-type="float">
            <text:p>-0.350505440938906</text:p>
          </table:table-cell>
          <table:table-cell office:value-type="float" office:value="-0.375513624170222" calcext:value-type="float">
            <text:p>-0.375513624170222</text:p>
          </table:table-cell>
          <table:table-cell office:value-type="float" office:value="-0.399578858116878" calcext:value-type="float">
            <text:p>-0.399578858116878</text:p>
          </table:table-cell>
          <table:table-cell office:value-type="float" office:value="-0.421952979888019" calcext:value-type="float">
            <text:p>-0.421952979888019</text:p>
          </table:table-cell>
          <table:table-cell office:value-type="float" office:value="-0.44171686754239" calcext:value-type="float">
            <text:p>-0.44171686754239</text:p>
          </table:table-cell>
          <table:table-cell office:value-type="float" office:value="-0.457779269641815" calcext:value-type="float">
            <text:p>-0.457779269641815</text:p>
          </table:table-cell>
          <table:table-cell office:value-type="float" office:value="-0.468889838124367" calcext:value-type="float">
            <text:p>-0.468889838124367</text:p>
          </table:table-cell>
          <table:table-cell office:value-type="float" office:value="-0.473672561587636" calcext:value-type="float">
            <text:p>-0.473672561587636</text:p>
          </table:table-cell>
          <table:table-cell office:value-type="float" office:value="-0.470685202270591" calcext:value-type="float">
            <text:p>-0.470685202270591</text:p>
          </table:table-cell>
          <table:table-cell office:value-type="float" office:value="-0.458507071346988" calcext:value-type="float">
            <text:p>-0.458507071346988</text:p>
          </table:table-cell>
          <table:table-cell office:value-type="float" office:value="-0.435851746092634" calcext:value-type="float">
            <text:p>-0.435851746092634</text:p>
          </table:table-cell>
          <table:table-cell office:value-type="float" office:value="-0.401692849054871" calcext:value-type="float">
            <text:p>-0.401692849054871</text:p>
          </table:table-cell>
          <table:table-cell office:value-type="float" office:value="-0.355381108082583" calcext:value-type="float">
            <text:p>-0.355381108082583</text:p>
          </table:table-cell>
          <table:table-cell office:value-type="float" office:value="-0.296723328551809" calcext:value-type="float">
            <text:p>-0.296723328551809</text:p>
          </table:table-cell>
          <table:table-cell office:value-type="float" office:value="-0.225993006358482" calcext:value-type="float">
            <text:p>-0.225993006358482</text:p>
          </table:table-cell>
          <table:table-cell office:value-type="float" office:value="-0.143851557667765" calcext:value-type="float">
            <text:p>-0.143851557667765</text:p>
          </table:table-cell>
          <table:table-cell office:value-type="float" office:value="-0.051177618690422" calcext:value-type="float">
            <text:p>-0.051177618690422</text:p>
          </table:table-cell>
          <table:table-cell office:value-type="float" office:value="0.051177618690422" calcext:value-type="float">
            <text:p>0.051177618690422</text:p>
          </table:table-cell>
        </table:table-row>
        <table:table-row table:style-name="ro1">
          <table:table-cell office:value-type="float" office:value="-0.0217190549550247" calcext:value-type="float">
            <text:p>-0.021719054955025</text:p>
          </table:table-cell>
          <table:table-cell office:value-type="float" office:value="0.0217190549550247" calcext:value-type="float">
            <text:p>0.021719054955025</text:p>
          </table:table-cell>
          <table:table-cell office:value-type="float" office:value="0.0612165728860917" calcext:value-type="float">
            <text:p>0.061216572886092</text:p>
          </table:table-cell>
          <table:table-cell office:value-type="float" office:value="0.096829265437827" calcext:value-type="float">
            <text:p>0.096829265437827</text:p>
          </table:table-cell>
          <table:table-cell office:value-type="float" office:value="0.128361058693052" calcext:value-type="float">
            <text:p>0.128361058693052</text:p>
          </table:table-cell>
          <table:table-cell office:value-type="float" office:value="0.15576389463347" calcext:value-type="float">
            <text:p>0.15576389463347</text:p>
          </table:table-cell>
          <table:table-cell office:value-type="float" office:value="0.179125812441408" calcext:value-type="float">
            <text:p>0.179125812441408</text:p>
          </table:table-cell>
          <table:table-cell office:value-type="float" office:value="0.198648349778213" calcext:value-type="float">
            <text:p>0.198648349778213</text:p>
          </table:table-cell>
          <table:table-cell office:value-type="float" office:value="0.214617178318029" calcext:value-type="float">
            <text:p>0.214617178318029</text:p>
          </table:table-cell>
          <table:table-cell office:value-type="float" office:value="0.22737088584163" calcext:value-type="float">
            <text:p>0.22737088584163</text:p>
          </table:table-cell>
          <table:table-cell office:value-type="float" office:value="0.237272273995263" calcext:value-type="float">
            <text:p>0.237272273995263</text:p>
          </table:table-cell>
          <table:table-cell office:value-type="float" office:value="0.244685005314366" calcext:value-type="float">
            <text:p>0.244685005314366</text:p>
          </table:table-cell>
          <table:table-cell office:value-type="float" office:value="0.249956690360313" calcext:value-type="float">
            <text:p>0.249956690360313</text:p>
          </table:table-cell>
          <table:table-cell office:value-type="float" office:value="0.253408138979422" calcext:value-type="float">
            <text:p>0.253408138979422</text:p>
          </table:table-cell>
          <table:table-cell office:value-type="float" office:value="0.255327718223566" calcext:value-type="float">
            <text:p>0.255327718223566</text:p>
          </table:table-cell>
          <table:table-cell office:value-type="float" office:value="0.25596949549073" calcext:value-type="float">
            <text:p>0.25596949549073</text:p>
          </table:table-cell>
          <table:table-cell office:value-type="float" office:value="0.255553918147615" calcext:value-type="float">
            <text:p>0.255553918147615</text:p>
          </table:table-cell>
          <table:table-cell office:value-type="float" office:value="0.254270014259293" calcext:value-type="float">
            <text:p>0.254270014259293</text:p>
          </table:table-cell>
          <table:table-cell office:value-type="float" office:value="0.2522783705994" calcext:value-type="float">
            <text:p>0.2522783705994</text:p>
          </table:table-cell>
          <table:table-cell office:value-type="float" office:value="0.249714388186187" calcext:value-type="float">
            <text:p>0.249714388186187</text:p>
          </table:table-cell>
          <table:table-cell office:value-type="float" office:value="0.246691506750449" calcext:value-type="float">
            <text:p>0.246691506750449</text:p>
          </table:table-cell>
          <table:table-cell office:value-type="float" office:value="0.243304225240555" calcext:value-type="float">
            <text:p>0.243304225240555</text:p>
          </table:table-cell>
          <table:table-cell office:value-type="float" office:value="0.239630831902596" calcext:value-type="float">
            <text:p>0.239630831902596</text:p>
          </table:table-cell>
          <table:table-cell office:value-type="float" office:value="0.235735806514233" calcext:value-type="float">
            <text:p>0.235735806514233</text:p>
          </table:table-cell>
          <table:table-cell office:value-type="float" office:value="0.231671884536064" calcext:value-type="float">
            <text:p>0.231671884536064</text:p>
          </table:table-cell>
          <table:table-cell office:value-type="float" office:value="0.227481805119008" calcext:value-type="float">
            <text:p>0.227481805119008</text:p>
          </table:table-cell>
          <table:table-cell office:value-type="float" office:value="0.223199798238253" calcext:value-type="float">
            <text:p>0.223199798238253</text:p>
          </table:table-cell>
          <table:table-cell office:value-type="float" office:value="0.218852866391684" calcext:value-type="float">
            <text:p>0.218852866391684</text:p>
          </table:table-cell>
          <table:table-cell office:value-type="float" office:value="0.214461908124114" calcext:value-type="float">
            <text:p>0.214461908124114</text:p>
          </table:table-cell>
          <table:table-cell office:value-type="float" office:value="0.210042615829802" calcext:value-type="float">
            <text:p>0.210042615829802</text:p>
          </table:table-cell>
          <table:table-cell office:value-type="float" office:value="0.205606164530705" calcext:value-type="float">
            <text:p>0.205606164530705</text:p>
          </table:table-cell>
          <table:table-cell office:value-type="float" office:value="0.201160088883379" calcext:value-type="float">
            <text:p>0.201160088883379</text:p>
          </table:table-cell>
          <table:table-cell office:value-type="float" office:value="0.196708867498353" calcext:value-type="float">
            <text:p>0.196708867498353</text:p>
          </table:table-cell>
          <table:table-cell office:value-type="float" office:value="0.192253130351031" calcext:value-type="float">
            <text:p>0.192253130351031</text:p>
          </table:table-cell>
          <table:table-cell office:value-type="float" office:value="0.187791069632945" calcext:value-type="float">
            <text:p>0.187791069632945</text:p>
          </table:table-cell>
          <table:table-cell office:value-type="float" office:value="0.183322233753878" calcext:value-type="float">
            <text:p>0.183322233753878</text:p>
          </table:table-cell>
          <table:table-cell office:value-type="float" office:value="0.178839312497656" calcext:value-type="float">
            <text:p>0.178839312497656</text:p>
          </table:table-cell>
          <table:table-cell office:value-type="float" office:value="0.174342474236383" calcext:value-type="float">
            <text:p>0.174342474236383</text:p>
          </table:table-cell>
          <table:table-cell office:value-type="float" office:value="0.169814485278599" calcext:value-type="float">
            <text:p>0.169814485278599</text:p>
          </table:table-cell>
          <table:table-cell office:value-type="float" office:value="0.165259985150486" calcext:value-type="float">
            <text:p>0.165259985150486</text:p>
          </table:table-cell>
          <table:table-cell office:value-type="float" office:value="0.160657909017049" calcext:value-type="float">
            <text:p>0.160657909017049</text:p>
          </table:table-cell>
          <table:table-cell office:value-type="float" office:value="0.156001956351296" calcext:value-type="float">
            <text:p>0.156001956351296</text:p>
          </table:table-cell>
          <table:table-cell office:value-type="float" office:value="0.151283134763608" calcext:value-type="float">
            <text:p>0.151283134763608</text:p>
          </table:table-cell>
          <table:table-cell office:value-type="float" office:value="0.146485183968213" calcext:value-type="float">
            <text:p>0.146485183968213</text:p>
          </table:table-cell>
          <table:table-cell office:value-type="float" office:value="0.141594412824669" calcext:value-type="float">
            <text:p>0.141594412824669</text:p>
          </table:table-cell>
          <table:table-cell office:value-type="float" office:value="0.136596562717969" calcext:value-type="float">
            <text:p>0.136596562717969</text:p>
          </table:table-cell>
          <table:table-cell office:value-type="float" office:value="0.131476202476852" calcext:value-type="float">
            <text:p>0.131476202476852</text:p>
          </table:table-cell>
          <table:table-cell office:value-type="float" office:value="0.126216919706915" calcext:value-type="float">
            <text:p>0.126216919706915</text:p>
          </table:table-cell>
          <table:table-cell office:value-type="float" office:value="0.120801067257177" calcext:value-type="float">
            <text:p>0.120801067257177</text:p>
          </table:table-cell>
          <table:table-cell office:value-type="float" office:value="0.115210117359276" calcext:value-type="float">
            <text:p>0.115210117359276</text:p>
          </table:table-cell>
          <table:table-cell office:value-type="float" office:value="0.109424612827551" calcext:value-type="float">
            <text:p>0.109424612827551</text:p>
          </table:table-cell>
          <table:table-cell office:value-type="float" office:value="0.10342410415882" calcext:value-type="float">
            <text:p>0.10342410415882</text:p>
          </table:table-cell>
          <table:table-cell office:value-type="float" office:value="0.0971871257664122" calcext:value-type="float">
            <text:p>0.097187125766412</text:p>
          </table:table-cell>
          <table:table-cell office:value-type="float" office:value="0.0906911953154462" calcext:value-type="float">
            <text:p>0.090691195315446</text:p>
          </table:table-cell>
          <table:table-cell office:value-type="float" office:value="0.0839128262525519" calcext:value-type="float">
            <text:p>0.083912826252552</text:p>
          </table:table-cell>
          <table:table-cell office:value-type="float" office:value="0.0768275535438928" calcext:value-type="float">
            <text:p>0.076827553543893</text:p>
          </table:table-cell>
          <table:table-cell office:value-type="float" office:value="0.069409977784401" calcext:value-type="float">
            <text:p>0.069409977784401</text:p>
          </table:table-cell>
          <table:table-cell office:value-type="float" office:value="0.061633835032188" calcext:value-type="float">
            <text:p>0.061633835032188</text:p>
          </table:table-cell>
          <table:table-cell office:value-type="float" office:value="0.0534721000023586" calcext:value-type="float">
            <text:p>0.053472100002359</text:p>
          </table:table-cell>
          <table:table-cell office:value-type="float" office:value="0.0448971274067018" calcext:value-type="float">
            <text:p>0.044897127406702</text:p>
          </table:table-cell>
          <table:table-cell office:value-type="float" office:value="0.0358808249117571" calcext:value-type="float">
            <text:p>0.035880824911757</text:p>
          </table:table-cell>
          <table:table-cell office:value-type="float" office:value="0.0263948176341825" calcext:value-type="float">
            <text:p>0.026394817634183</text:p>
          </table:table-cell>
          <table:table-cell office:value-type="float" office:value="0.0164104820744875" calcext:value-type="float">
            <text:p>0.016410482074488</text:p>
          </table:table-cell>
          <table:table-cell office:value-type="float" office:value="0.00589857866807453" calcext:value-type="float">
            <text:p>0.005898578668075</text:p>
          </table:table-cell>
          <table:table-cell office:value-type="float" office:value="-0.00517188015815637" calcext:value-type="float">
            <text:p>-0.005171880158156</text:p>
          </table:table-cell>
          <table:table-cell office:value-type="float" office:value="-0.0168224904464705" calcext:value-type="float">
            <text:p>-0.016822490446471</text:p>
          </table:table-cell>
          <table:table-cell office:value-type="float" office:value="-0.0290922950983896" calcext:value-type="float">
            <text:p>-0.02909229509839</text:p>
          </table:table-cell>
          <table:table-cell office:value-type="float" office:value="-0.0420219325547628" calcext:value-type="float">
            <text:p>-0.042021932554763</text:p>
          </table:table-cell>
          <table:table-cell office:value-type="float" office:value="-0.0556709850342588" calcext:value-type="float">
            <text:p>-0.055670985034259</text:p>
          </table:table-cell>
          <table:table-cell office:value-type="float" office:value="-0.070078710804634" calcext:value-type="float">
            <text:p>-0.070078710804634</text:p>
          </table:table-cell>
          <table:table-cell office:value-type="float" office:value="-0.0852767688128001" calcext:value-type="float">
            <text:p>-0.0852767688128</text:p>
          </table:table-cell>
          <table:table-cell office:value-type="float" office:value="-0.101296713218662" calcext:value-type="float">
            <text:p>-0.101296713218662</text:p>
          </table:table-cell>
          <table:table-cell office:value-type="float" office:value="-0.118243749375429" calcext:value-type="float">
            <text:p>-0.118243749375429</text:p>
          </table:table-cell>
          <table:table-cell office:value-type="float" office:value="-0.136136626376727" calcext:value-type="float">
            <text:p>-0.136136626376727</text:p>
          </table:table-cell>
          <table:table-cell office:value-type="float" office:value="-0.154952063620388" calcext:value-type="float">
            <text:p>-0.154952063620388</text:p>
          </table:table-cell>
          <table:table-cell office:value-type="float" office:value="-0.174875120799872" calcext:value-type="float">
            <text:p>-0.174875120799872</text:p>
          </table:table-cell>
          <table:table-cell office:value-type="float" office:value="-0.195851546063068" calcext:value-type="float">
            <text:p>-0.195851546063068</text:p>
          </table:table-cell>
          <table:table-cell office:value-type="float" office:value="-0.217854249551073" calcext:value-type="float">
            <text:p>-0.217854249551073</text:p>
          </table:table-cell>
          <table:table-cell office:value-type="float" office:value="-0.240900713757788" calcext:value-type="float">
            <text:p>-0.240900713757788</text:p>
          </table:table-cell>
          <table:table-cell office:value-type="float" office:value="-0.264924567576245" calcext:value-type="float">
            <text:p>-0.264924567576245</text:p>
          </table:table-cell>
          <table:table-cell office:value-type="float" office:value="-0.289805267784438" calcext:value-type="float">
            <text:p>-0.289805267784438</text:p>
          </table:table-cell>
          <table:table-cell office:value-type="float" office:value="-0.315352953925901" calcext:value-type="float">
            <text:p>-0.315352953925901</text:p>
          </table:table-cell>
          <table:table-cell office:value-type="float" office:value="-0.341274591262914" calcext:value-type="float">
            <text:p>-0.341274591262914</text:p>
          </table:table-cell>
          <table:table-cell office:value-type="float" office:value="-0.367162402610177" calcext:value-type="float">
            <text:p>-0.367162402610177</text:p>
          </table:table-cell>
          <table:table-cell office:value-type="float" office:value="-0.392458507396941" calcext:value-type="float">
            <text:p>-0.392458507396941</text:p>
          </table:table-cell>
          <table:table-cell office:value-type="float" office:value="-0.416436692093738" calcext:value-type="float">
            <text:p>-0.416436692093738</text:p>
          </table:table-cell>
          <table:table-cell office:value-type="float" office:value="-0.438178025072192" calcext:value-type="float">
            <text:p>-0.438178025072192</text:p>
          </table:table-cell>
          <table:table-cell office:value-type="float" office:value="-0.456563753230783" calcext:value-type="float">
            <text:p>-0.456563753230783</text:p>
          </table:table-cell>
          <table:table-cell office:value-type="float" office:value="-0.47027923680797" calcext:value-type="float">
            <text:p>-0.47027923680797</text:p>
          </table:table-cell>
          <table:table-cell office:value-type="float" office:value="-0.477839027851195" calcext:value-type="float">
            <text:p>-0.477839027851195</text:p>
          </table:table-cell>
          <table:table-cell office:value-type="float" office:value="-0.477641447542306" calcext:value-type="float">
            <text:p>-0.477641447542306</text:p>
          </table:table-cell>
          <table:table-cell office:value-type="float" office:value="-0.46805762369948" calcext:value-type="float">
            <text:p>-0.46805762369948</text:p>
          </table:table-cell>
          <table:table-cell office:value-type="float" office:value="-0.447554352149101" calcext:value-type="float">
            <text:p>-0.447554352149101</text:p>
          </table:table-cell>
          <table:table-cell office:value-type="float" office:value="-0.414840531764096" calcext:value-type="float">
            <text:p>-0.414840531764096</text:p>
          </table:table-cell>
          <table:table-cell office:value-type="float" office:value="-0.369013973276448" calcext:value-type="float">
            <text:p>-0.369013973276448</text:p>
          </table:table-cell>
          <table:table-cell office:value-type="float" office:value="-0.309673853204038" calcext:value-type="float">
            <text:p>-0.309673853204038</text:p>
          </table:table-cell>
          <table:table-cell office:value-type="float" office:value="-0.236959238493249" calcext:value-type="float">
            <text:p>-0.236959238493249</text:p>
          </table:table-cell>
          <table:table-cell office:value-type="float" office:value="-0.151481932367873" calcext:value-type="float">
            <text:p>-0.151481932367873</text:p>
          </table:table-cell>
          <table:table-cell office:value-type="float" office:value="-0.0541437487076386" calcext:value-type="float">
            <text:p>-0.054143748707639</text:p>
          </table:table-cell>
          <table:table-cell office:value-type="float" office:value="0.0541437487076386" calcext:value-type="float">
            <text:p>0.054143748707639</text:p>
          </table:table-cell>
        </table:table-row>
        <table:table-row table:style-name="ro1">
          <table:table-cell office:value-type="float" office:value="-0.0228694203256092" calcext:value-type="float">
            <text:p>-0.022869420325609</text:p>
          </table:table-cell>
          <table:table-cell office:value-type="float" office:value="0.0228694203256092" calcext:value-type="float">
            <text:p>0.022869420325609</text:p>
          </table:table-cell>
          <table:table-cell office:value-type="float" office:value="0.0643193603891343" calcext:value-type="float">
            <text:p>0.064319360389134</text:p>
          </table:table-cell>
          <table:table-cell office:value-type="float" office:value="0.101499813744012" calcext:value-type="float">
            <text:p>0.101499813744012</text:p>
          </table:table-cell>
          <table:table-cell office:value-type="float" office:value="0.134180986858274" calcext:value-type="float">
            <text:p>0.134180986858274</text:p>
          </table:table-cell>
          <table:table-cell office:value-type="float" office:value="0.162315742916853" calcext:value-type="float">
            <text:p>0.162315742916853</text:p>
          </table:table-cell>
          <table:table-cell office:value-type="float" office:value="0.186022659703262" calcext:value-type="float">
            <text:p>0.186022659703262</text:p>
          </table:table-cell>
          <table:table-cell office:value-type="float" office:value="0.205554970954228" calcext:value-type="float">
            <text:p>0.205554970954228</text:p>
          </table:table-cell>
          <table:table-cell office:value-type="float" office:value="0.221261401351727" calcext:value-type="float">
            <text:p>0.221261401351727</text:p>
          </table:table-cell>
          <table:table-cell office:value-type="float" office:value="0.233545985240124" calcext:value-type="float">
            <text:p>0.233545985240124</text:p>
          </table:table-cell>
          <table:table-cell office:value-type="float" office:value="0.242832667059192" calcext:value-type="float">
            <text:p>0.242832667059192</text:p>
          </table:table-cell>
          <table:table-cell office:value-type="float" office:value="0.24953795141166" calcext:value-type="float">
            <text:p>0.24953795141166</text:p>
          </table:table-cell>
          <table:table-cell office:value-type="float" office:value="0.254052368055566" calcext:value-type="float">
            <text:p>0.254052368055566</text:p>
          </table:table-cell>
          <table:table-cell office:value-type="float" office:value="0.256729794035301" calcext:value-type="float">
            <text:p>0.256729794035301</text:p>
          </table:table-cell>
          <table:table-cell office:value-type="float" office:value="0.257882867535837" calcext:value-type="float">
            <text:p>0.257882867535837</text:p>
          </table:table-cell>
          <table:table-cell office:value-type="float" office:value="0.257782612158252" calcext:value-type="float">
            <text:p>0.257782612158252</text:p>
          </table:table-cell>
          <table:table-cell office:value-type="float" office:value="0.256660655762741" calcext:value-type="float">
            <text:p>0.256660655762741</text:p>
          </table:table-cell>
          <table:table-cell office:value-type="float" office:value="0.254712827775225" calcext:value-type="float">
            <text:p>0.254712827775225</text:p>
          </table:table-cell>
          <table:table-cell office:value-type="float" office:value="0.252103307274267" calcext:value-type="float">
            <text:p>0.252103307274267</text:p>
          </table:table-cell>
          <table:table-cell office:value-type="float" office:value="0.248968809119549" calcext:value-type="float">
            <text:p>0.248968809119549</text:p>
          </table:table-cell>
          <table:table-cell office:value-type="float" office:value="0.245422523299153" calcext:value-type="float">
            <text:p>0.245422523299153</text:p>
          </table:table-cell>
          <table:table-cell office:value-type="float" office:value="0.241557674193447" calcext:value-type="float">
            <text:p>0.241557674193447</text:p>
          </table:table-cell>
          <table:table-cell office:value-type="float" office:value="0.237450652727927" calcext:value-type="float">
            <text:p>0.237450652727927</text:p>
          </table:table-cell>
          <table:table-cell office:value-type="float" office:value="0.233163712566432" calcext:value-type="float">
            <text:p>0.233163712566432</text:p>
          </table:table-cell>
          <table:table-cell office:value-type="float" office:value="0.22874722695419" calcext:value-type="float">
            <text:p>0.22874722695419</text:p>
          </table:table-cell>
          <table:table-cell office:value-type="float" office:value="0.22424154125286" calcext:value-type="float">
            <text:p>0.22424154125286</text:p>
          </table:table-cell>
          <table:table-cell office:value-type="float" office:value="0.219678521618417" calcext:value-type="float">
            <text:p>0.219678521618417</text:p>
          </table:table-cell>
          <table:table-cell office:value-type="float" office:value="0.215082883555074" calcext:value-type="float">
            <text:p>0.215082883555074</text:p>
          </table:table-cell>
          <table:table-cell office:value-type="float" office:value="0.210473434384005" calcext:value-type="float">
            <text:p>0.210473434384005</text:p>
          </table:table-cell>
          <table:table-cell office:value-type="float" office:value="0.205863985562283" calcext:value-type="float">
            <text:p>0.205863985562283</text:p>
          </table:table-cell>
          <table:table-cell office:value-type="float" office:value="0.201263756857461" calcext:value-type="float">
            <text:p>0.201263756857461</text:p>
          </table:table-cell>
          <table:table-cell office:value-type="float" office:value="0.196678719026045" calcext:value-type="float">
            <text:p>0.196678719026045</text:p>
          </table:table-cell>
          <table:table-cell office:value-type="float" office:value="0.192112967587194" calcext:value-type="float">
            <text:p>0.192112967587194</text:p>
          </table:table-cell>
          <table:table-cell office:value-type="float" office:value="0.187564960839121" calcext:value-type="float">
            <text:p>0.187564960839121</text:p>
          </table:table-cell>
          <table:table-cell office:value-type="float" office:value="0.183029248713758" calcext:value-type="float">
            <text:p>0.183029248713758</text:p>
          </table:table-cell>
          <table:table-cell office:value-type="float" office:value="0.178510453620024" calcext:value-type="float">
            <text:p>0.178510453620024</text:p>
          </table:table-cell>
          <table:table-cell office:value-type="float" office:value="0.173992227970279" calcext:value-type="float">
            <text:p>0.173992227970279</text:p>
          </table:table-cell>
          <table:table-cell office:value-type="float" office:value="0.169484945500887" calcext:value-type="float">
            <text:p>0.169484945500887</text:p>
          </table:table-cell>
          <table:table-cell office:value-type="float" office:value="0.164968381145261" calcext:value-type="float">
            <text:p>0.164968381145261</text:p>
          </table:table-cell>
          <table:table-cell office:value-type="float" office:value="0.160439661559037" calcext:value-type="float">
            <text:p>0.160439661559037</text:p>
          </table:table-cell>
          <table:table-cell office:value-type="float" office:value="0.155884557339985" calcext:value-type="float">
            <text:p>0.155884557339985</text:p>
          </table:table-cell>
          <table:table-cell office:value-type="float" office:value="0.151293264418301" calcext:value-type="float">
            <text:p>0.151293264418301</text:p>
          </table:table-cell>
          <table:table-cell office:value-type="float" office:value="0.146654890250118" calcext:value-type="float">
            <text:p>0.146654890250118</text:p>
          </table:table-cell>
          <table:table-cell office:value-type="float" office:value="0.141955206478363" calcext:value-type="float">
            <text:p>0.141955206478363</text:p>
          </table:table-cell>
          <table:table-cell office:value-type="float" office:value="0.137180015856773" calcext:value-type="float">
            <text:p>0.137180015856773</text:p>
          </table:table-cell>
          <table:table-cell office:value-type="float" office:value="0.132314658527252" calcext:value-type="float">
            <text:p>0.132314658527252</text:p>
          </table:table-cell>
          <table:table-cell office:value-type="float" office:value="0.127343638868532" calcext:value-type="float">
            <text:p>0.127343638868532</text:p>
          </table:table-cell>
          <table:table-cell office:value-type="float" office:value="0.122250560827977" calcext:value-type="float">
            <text:p>0.122250560827977</text:p>
          </table:table-cell>
          <table:table-cell office:value-type="float" office:value="0.117018035793597" calcext:value-type="float">
            <text:p>0.117018035793597</text:p>
          </table:table-cell>
          <table:table-cell office:value-type="float" office:value="0.111627787435234" calcext:value-type="float">
            <text:p>0.111627787435234</text:p>
          </table:table-cell>
          <table:table-cell office:value-type="float" office:value="0.106060652000224" calcext:value-type="float">
            <text:p>0.106060652000224</text:p>
          </table:table-cell>
          <table:table-cell office:value-type="float" office:value="0.100296544715" calcext:value-type="float">
            <text:p>0.100296544715</text:p>
          </table:table-cell>
          <table:table-cell office:value-type="float" office:value="0.0943144339458457" calcext:value-type="float">
            <text:p>0.094314433945846</text:p>
          </table:table-cell>
          <table:table-cell office:value-type="float" office:value="0.0880923299862654" calcext:value-type="float">
            <text:p>0.088092329986266</text:p>
          </table:table-cell>
          <table:table-cell office:value-type="float" office:value="0.0816072880381793" calcext:value-type="float">
            <text:p>0.081607288038179</text:p>
          </table:table-cell>
          <table:table-cell office:value-type="float" office:value="0.0748354270630148" calcext:value-type="float">
            <text:p>0.074835427063015</text:p>
          </table:table-cell>
          <table:table-cell office:value-type="float" office:value="0.0677519692082229" calcext:value-type="float">
            <text:p>0.067751969208223</text:p>
          </table:table-cell>
          <table:table-cell office:value-type="float" office:value="0.060331306517409" calcext:value-type="float">
            <text:p>0.060331306517409</text:p>
          </table:table-cell>
          <table:table-cell office:value-type="float" office:value="0.0525471023660736" calcext:value-type="float">
            <text:p>0.052547102366074</text:p>
          </table:table-cell>
          <table:table-cell office:value-type="float" office:value="0.044372434110511" calcext:value-type="float">
            <text:p>0.044372434110511</text:p>
          </table:table-cell>
          <table:table-cell office:value-type="float" office:value="0.0357799800313196" calcext:value-type="float">
            <text:p>0.03577998003132</text:p>
          </table:table-cell>
          <table:table-cell office:value-type="float" office:value="0.0267422469602385" calcext:value-type="float">
            <text:p>0.026742246960239</text:p>
          </table:table-cell>
          <table:table-cell office:value-type="float" office:value="0.0172318228322384" calcext:value-type="float">
            <text:p>0.017231822832239</text:p>
          </table:table-cell>
          <table:table-cell office:value-type="float" office:value="0.00722159309704777" calcext:value-type="float">
            <text:p>0.007221593097048</text:p>
          </table:table-cell>
          <table:table-cell office:value-type="float" office:value="-0.00331541840012689" calcext:value-type="float">
            <text:p>-0.003315418400127</text:p>
          </table:table-cell>
          <table:table-cell office:value-type="float" office:value="-0.0143994784410752" calcext:value-type="float">
            <text:p>-0.014399478441075</text:p>
          </table:table-cell>
          <table:table-cell office:value-type="float" office:value="-0.0260782031105548" calcext:value-type="float">
            <text:p>-0.026078203110555</text:p>
          </table:table-cell>
          <table:table-cell office:value-type="float" office:value="-0.0383948904266709" calcext:value-type="float">
            <text:p>-0.038394890426671</text:p>
          </table:table-cell>
          <table:table-cell office:value-type="float" office:value="-0.0513988797503274" calcext:value-type="float">
            <text:p>-0.051398879750327</text:p>
          </table:table-cell>
          <table:table-cell office:value-type="float" office:value="-0.0651348319645361" calcext:value-type="float">
            <text:p>-0.065134831964536</text:p>
          </table:table-cell>
          <table:table-cell office:value-type="float" office:value="-0.0796459999826645" calcext:value-type="float">
            <text:p>-0.079645999982665</text:p>
          </table:table-cell>
          <table:table-cell office:value-type="float" office:value="-0.09498213227528" calcext:value-type="float">
            <text:p>-0.09498213227528</text:p>
          </table:table-cell>
          <table:table-cell office:value-type="float" office:value="-0.11121707561769" calcext:value-type="float">
            <text:p>-0.11121707561769</text:p>
          </table:table-cell>
          <table:table-cell office:value-type="float" office:value="-0.128394954247342" calcext:value-type="float">
            <text:p>-0.128394954247342</text:p>
          </table:table-cell>
          <table:table-cell office:value-type="float" office:value="-0.146551336683068" calcext:value-type="float">
            <text:p>-0.146551336683068</text:p>
          </table:table-cell>
          <table:table-cell office:value-type="float" office:value="-0.165799229480957" calcext:value-type="float">
            <text:p>-0.165799229480957</text:p>
          </table:table-cell>
          <table:table-cell office:value-type="float" office:value="-0.186144753714516" calcext:value-type="float">
            <text:p>-0.186144753714516</text:p>
          </table:table-cell>
          <table:table-cell office:value-type="float" office:value="-0.207543832331922" calcext:value-type="float">
            <text:p>-0.207543832331922</text:p>
          </table:table-cell>
          <table:table-cell office:value-type="float" office:value="-0.230156607304719" calcext:value-type="float">
            <text:p>-0.230156607304719</text:p>
          </table:table-cell>
          <table:table-cell office:value-type="float" office:value="-0.253862749084745" calcext:value-type="float">
            <text:p>-0.253862749084745</text:p>
          </table:table-cell>
          <table:table-cell office:value-type="float" office:value="-0.278608318986664" calcext:value-type="float">
            <text:p>-0.278608318986664</text:p>
          </table:table-cell>
          <table:table-cell office:value-type="float" office:value="-0.304248003802916" calcext:value-type="float">
            <text:p>-0.304248003802916</text:p>
          </table:table-cell>
          <table:table-cell office:value-type="float" office:value="-0.330533559824266" calcext:value-type="float">
            <text:p>-0.330533559824266</text:p>
          </table:table-cell>
          <table:table-cell office:value-type="float" office:value="-0.35711265628856" calcext:value-type="float">
            <text:p>-0.35711265628856</text:p>
          </table:table-cell>
          <table:table-cell office:value-type="float" office:value="-0.383469359217731" calcext:value-type="float">
            <text:p>-0.383469359217731</text:p>
          </table:table-cell>
          <table:table-cell office:value-type="float" office:value="-0.408915567163276" calcext:value-type="float">
            <text:p>-0.408915567163276</text:p>
          </table:table-cell>
          <table:table-cell office:value-type="float" office:value="-0.43254639749002" calcext:value-type="float">
            <text:p>-0.43254639749002</text:p>
          </table:table-cell>
          <table:table-cell office:value-type="float" office:value="-0.45323175856996" calcext:value-type="float">
            <text:p>-0.45323175856996</text:p>
          </table:table-cell>
          <table:table-cell office:value-type="float" office:value="-0.469607644304841" calcext:value-type="float">
            <text:p>-0.469607644304841</text:p>
          </table:table-cell>
          <table:table-cell office:value-type="float" office:value="-0.480089568670808" calcext:value-type="float">
            <text:p>-0.480089568670808</text:p>
          </table:table-cell>
          <table:table-cell office:value-type="float" office:value="-0.482918853269503" calcext:value-type="float">
            <text:p>-0.482918853269503</text:p>
          </table:table-cell>
          <table:table-cell office:value-type="float" office:value="-0.47624933863667" calcext:value-type="float">
            <text:p>-0.47624933863667</text:p>
          </table:table-cell>
          <table:table-cell office:value-type="float" office:value="-0.458277736331074" calcext:value-type="float">
            <text:p>-0.458277736331074</text:p>
          </table:table-cell>
          <table:table-cell office:value-type="float" office:value="-0.427410622609664" calcext:value-type="float">
            <text:p>-0.427410622609664</text:p>
          </table:table-cell>
          <table:table-cell office:value-type="float" office:value="-0.382444458797002" calcext:value-type="float">
            <text:p>-0.382444458797002</text:p>
          </table:table-cell>
          <table:table-cell office:value-type="float" office:value="-0.322719004106876" calcext:value-type="float">
            <text:p>-0.322719004106876</text:p>
          </table:table-cell>
          <table:table-cell office:value-type="float" office:value="-0.248193846344466" calcext:value-type="float">
            <text:p>-0.248193846344466</text:p>
          </table:table-cell>
          <table:table-cell office:value-type="float" office:value="-0.159401932125853" calcext:value-type="float">
            <text:p>-0.159401932125853</text:p>
          </table:table-cell>
          <table:table-cell office:value-type="float" office:value="-0.0572585310747076" calcext:value-type="float">
            <text:p>-0.057258531074708</text:p>
          </table:table-cell>
          <table:table-cell office:value-type="float" office:value="0.0572585310747076" calcext:value-type="float">
            <text:p>0.057258531074708</text:p>
          </table:table-cell>
        </table:table-row>
        <table:table-row table:style-name="ro1">
          <table:table-cell office:value-type="float" office:value="-0.0241885079870399" calcext:value-type="float">
            <text:p>-0.02418850798704</text:p>
          </table:table-cell>
          <table:table-cell office:value-type="float" office:value="0.0241885079870399" calcext:value-type="float">
            <text:p>0.02418850798704</text:p>
          </table:table-cell>
          <table:table-cell office:value-type="float" office:value="0.0678501921770174" calcext:value-type="float">
            <text:p>0.067850192177017</text:p>
          </table:table-cell>
          <table:table-cell office:value-type="float" office:value="0.106773600449122" calcext:value-type="float">
            <text:p>0.106773600449122</text:p>
          </table:table-cell>
          <table:table-cell office:value-type="float" office:value="0.14069256064146" calcext:value-type="float">
            <text:p>0.14069256064146</text:p>
          </table:table-cell>
          <table:table-cell office:value-type="float" office:value="0.16956812528991" calcext:value-type="float">
            <text:p>0.16956812528991</text:p>
          </table:table-cell>
          <table:table-cell office:value-type="float" office:value="0.193564040800092" calcext:value-type="float">
            <text:p>0.193564040800092</text:p>
          </table:table-cell>
          <table:table-cell office:value-type="float" office:value="0.213003504964784" calcext:value-type="float">
            <text:p>0.213003504964784</text:p>
          </table:table-cell>
          <table:table-cell office:value-type="float" office:value="0.228316572145727" calcext:value-type="float">
            <text:p>0.228316572145727</text:p>
          </table:table-cell>
          <table:table-cell office:value-type="float" office:value="0.239988430412847" calcext:value-type="float">
            <text:p>0.239988430412847</text:p>
          </table:table-cell>
          <table:table-cell office:value-type="float" office:value="0.248516080647267" calcext:value-type="float">
            <text:p>0.248516080647267</text:p>
          </table:table-cell>
          <table:table-cell office:value-type="float" office:value="0.254376887971558" calcext:value-type="float">
            <text:p>0.254376887971558</text:p>
          </table:table-cell>
          <table:table-cell office:value-type="float" office:value="0.25800899373724" calcext:value-type="float">
            <text:p>0.25800899373724</text:p>
          </table:table-cell>
          <table:table-cell office:value-type="float" office:value="0.259801532091922" calcext:value-type="float">
            <text:p>0.259801532091922</text:p>
          </table:table-cell>
          <table:table-cell office:value-type="float" office:value="0.260091904994653" calcext:value-type="float">
            <text:p>0.260091904994653</text:p>
          </table:table-cell>
          <table:table-cell office:value-type="float" office:value="0.259167545180295" calcext:value-type="float">
            <text:p>0.259167545180295</text:p>
          </table:table-cell>
          <table:table-cell office:value-type="float" office:value="0.257270152423358" calcext:value-type="float">
            <text:p>0.257270152423358</text:p>
          </table:table-cell>
          <table:table-cell office:value-type="float" office:value="0.254601005238215" calcext:value-type="float">
            <text:p>0.254601005238215</text:p>
          </table:table-cell>
          <table:table-cell office:value-type="float" office:value="0.251326472770162" calcext:value-type="float">
            <text:p>0.251326472770162</text:p>
          </table:table-cell>
          <table:table-cell office:value-type="float" office:value="0.247583238198317" calcext:value-type="float">
            <text:p>0.247583238198317</text:p>
          </table:table-cell>
          <table:table-cell office:value-type="float" office:value="0.243483003153025" calcext:value-type="float">
            <text:p>0.243483003153025</text:p>
          </table:table-cell>
          <table:table-cell office:value-type="float" office:value="0.239116605882023" calcext:value-type="float">
            <text:p>0.239116605882023</text:p>
          </table:table-cell>
          <table:table-cell office:value-type="float" office:value="0.234557565484326" calcext:value-type="float">
            <text:p>0.234557565484326</text:p>
          </table:table-cell>
          <table:table-cell office:value-type="float" office:value="0.229865085427165" calcext:value-type="float">
            <text:p>0.229865085427165</text:p>
          </table:table-cell>
          <table:table-cell office:value-type="float" office:value="0.225086497078938" calcext:value-type="float">
            <text:p>0.225086497078938</text:p>
          </table:table-cell>
          <table:table-cell office:value-type="float" office:value="0.220259172188213" calcext:value-type="float">
            <text:p>0.220259172188213</text:p>
          </table:table-cell>
          <table:table-cell office:value-type="float" office:value="0.215412095285354" calcext:value-type="float">
            <text:p>0.215412095285354</text:p>
          </table:table-cell>
          <table:table-cell office:value-type="float" office:value="0.210567169976186" calcext:value-type="float">
            <text:p>0.210567169976186</text:p>
          </table:table-cell>
          <table:table-cell office:value-type="float" office:value="0.205740736280928" calcext:value-type="float">
            <text:p>0.205740736280928</text:p>
          </table:table-cell>
          <table:table-cell office:value-type="float" office:value="0.20094461778777" calcext:value-type="float">
            <text:p>0.20094461778777</text:p>
          </table:table-cell>
          <table:table-cell office:value-type="float" office:value="0.196185365018986" calcext:value-type="float">
            <text:p>0.196185365018986</text:p>
          </table:table-cell>
          <table:table-cell office:value-type="float" office:value="0.191466527340191" calcext:value-type="float">
            <text:p>0.191466527340191</text:p>
          </table:table-cell>
          <table:table-cell office:value-type="float" office:value="0.186793889107987" calcext:value-type="float">
            <text:p>0.186793889107987</text:p>
          </table:table-cell>
          <table:table-cell office:value-type="float" office:value="0.182163253571805" calcext:value-type="float">
            <text:p>0.182163253571805</text:p>
          </table:table-cell>
          <table:table-cell office:value-type="float" office:value="0.177560083838957" calcext:value-type="float">
            <text:p>0.177560083838957</text:p>
          </table:table-cell>
          <table:table-cell office:value-type="float" office:value="0.173001739163995" calcext:value-type="float">
            <text:p>0.173001739163995</text:p>
          </table:table-cell>
          <table:table-cell office:value-type="float" office:value="0.168469177790964" calcext:value-type="float">
            <text:p>0.168469177790964</text:p>
          </table:table-cell>
          <table:table-cell office:value-type="float" office:value="0.163962737842519" calcext:value-type="float">
            <text:p>0.163962737842519</text:p>
          </table:table-cell>
          <table:table-cell office:value-type="float" office:value="0.159469559457601" calcext:value-type="float">
            <text:p>0.159469559457601</text:p>
          </table:table-cell>
          <table:table-cell office:value-type="float" office:value="0.15498128086848" calcext:value-type="float">
            <text:p>0.15498128086848</text:p>
          </table:table-cell>
          <table:table-cell office:value-type="float" office:value="0.150485875165738" calcext:value-type="float">
            <text:p>0.150485875165738</text:p>
          </table:table-cell>
          <table:table-cell office:value-type="float" office:value="0.145971961031969" calcext:value-type="float">
            <text:p>0.145971961031969</text:p>
          </table:table-cell>
          <table:table-cell office:value-type="float" office:value="0.14142744856603" calcext:value-type="float">
            <text:p>0.14142744856603</text:p>
          </table:table-cell>
          <table:table-cell office:value-type="float" office:value="0.136838620059477" calcext:value-type="float">
            <text:p>0.136838620059477</text:p>
          </table:table-cell>
          <table:table-cell office:value-type="float" office:value="0.132191158124383" calcext:value-type="float">
            <text:p>0.132191158124383</text:p>
          </table:table-cell>
          <table:table-cell office:value-type="float" office:value="0.127470198504425" calcext:value-type="float">
            <text:p>0.127470198504425</text:p>
          </table:table-cell>
          <table:table-cell office:value-type="float" office:value="0.122660187631578" calcext:value-type="float">
            <text:p>0.122660187631578</text:p>
          </table:table-cell>
          <table:table-cell office:value-type="float" office:value="0.117744798946343" calcext:value-type="float">
            <text:p>0.117744798946343</text:p>
          </table:table-cell>
          <table:table-cell office:value-type="float" office:value="0.112706874507257" calcext:value-type="float">
            <text:p>0.112706874507257</text:p>
          </table:table-cell>
          <table:table-cell office:value-type="float" office:value="0.107528438765988" calcext:value-type="float">
            <text:p>0.107528438765988</text:p>
          </table:table-cell>
          <table:table-cell office:value-type="float" office:value="0.102190691077835" calcext:value-type="float">
            <text:p>0.102190691077835</text:p>
          </table:table-cell>
          <table:table-cell office:value-type="float" office:value="0.0966739801565894" calcext:value-type="float">
            <text:p>0.096673980156589</text:p>
          </table:table-cell>
          <table:table-cell office:value-type="float" office:value="0.0909577783223798" calcext:value-type="float">
            <text:p>0.09095777832238</text:p>
          </table:table-cell>
          <table:table-cell office:value-type="float" office:value="0.085020664499153" calcext:value-type="float">
            <text:p>0.085020664499153</text:p>
          </table:table-cell>
          <table:table-cell office:value-type="float" office:value="0.0788403199607572" calcext:value-type="float">
            <text:p>0.078840319960757</text:p>
          </table:table-cell>
          <table:table-cell office:value-type="float" office:value="0.0723935405706263" calcext:value-type="float">
            <text:p>0.072393540570626</text:p>
          </table:table-cell>
          <table:table-cell office:value-type="float" office:value="0.0656562706930834" calcext:value-type="float">
            <text:p>0.065656270693084</text:p>
          </table:table-cell>
          <table:table-cell office:value-type="float" office:value="0.0586036654101813" calcext:value-type="float">
            <text:p>0.058603665410181</text:p>
          </table:table-cell>
          <table:table-cell office:value-type="float" office:value="0.051210188571606" calcext:value-type="float">
            <text:p>0.051210188571606</text:p>
          </table:table-cell>
          <table:table-cell office:value-type="float" office:value="0.0434497547145241" calcext:value-type="float">
            <text:p>0.043449754714524</text:p>
          </table:table-cell>
          <table:table-cell office:value-type="float" office:value="0.0352959253419597" calcext:value-type="float">
            <text:p>0.03529592534196</text:p>
          </table:table-cell>
          <table:table-cell office:value-type="float" office:value="0.0267221837730229" calcext:value-type="float">
            <text:p>0.026722183773023</text:p>
          </table:table-cell>
          <table:table-cell office:value-type="float" office:value="0.0177023662772821" calcext:value-type="float">
            <text:p>0.017702366277282</text:p>
          </table:table-cell>
          <table:table-cell office:value-type="float" office:value="0.00821147523875326" calcext:value-type="float">
            <text:p>0.008211475238753</text:p>
          </table:table-cell>
          <table:table-cell office:value-type="float" office:value="-0.00177277568545667" calcext:value-type="float">
            <text:p>-0.001772775685457</text:p>
          </table:table-cell>
          <table:table-cell office:value-type="float" office:value="-0.0122642990664339" calcext:value-type="float">
            <text:p>-0.012264299066434</text:p>
          </table:table-cell>
          <table:table-cell office:value-type="float" office:value="-0.0233254751384015" calcext:value-type="float">
            <text:p>-0.023325475138402</text:p>
          </table:table-cell>
          <table:table-cell office:value-type="float" office:value="-0.0349957185484372" calcext:value-type="float">
            <text:p>-0.034995718548437</text:p>
          </table:table-cell>
          <table:table-cell office:value-type="float" office:value="-0.047320071578993" calcext:value-type="float">
            <text:p>-0.047320071578993</text:p>
          </table:table-cell>
          <table:table-cell office:value-type="float" office:value="-0.0603462397936227" calcext:value-type="float">
            <text:p>-0.060346239793623</text:p>
          </table:table-cell>
          <table:table-cell office:value-type="float" office:value="-0.0741246761147053" calcext:value-type="float">
            <text:p>-0.074124676114705</text:p>
          </table:table-cell>
          <table:table-cell office:value-type="float" office:value="-0.0887121587918858" calcext:value-type="float">
            <text:p>-0.088712158791886</text:p>
          </table:table-cell>
          <table:table-cell office:value-type="float" office:value="-0.104175125662087" calcext:value-type="float">
            <text:p>-0.104175125662087</text:p>
          </table:table-cell>
          <table:table-cell office:value-type="float" office:value="-0.120573118175621" calcext:value-type="float">
            <text:p>-0.120573118175621</text:p>
          </table:table-cell>
          <table:table-cell office:value-type="float" office:value="-0.137967311894386" calcext:value-type="float">
            <text:p>-0.137967311894386</text:p>
          </table:table-cell>
          <table:table-cell office:value-type="float" office:value="-0.156441167392253" calcext:value-type="float">
            <text:p>-0.156441167392253</text:p>
          </table:table-cell>
          <table:table-cell office:value-type="float" office:value="-0.176038037039463" calcext:value-type="float">
            <text:p>-0.176038037039463</text:p>
          </table:table-cell>
          <table:table-cell office:value-type="float" office:value="-0.196783999865204" calcext:value-type="float">
            <text:p>-0.196783999865204</text:p>
          </table:table-cell>
          <table:table-cell office:value-type="float" office:value="-0.218768387010423" calcext:value-type="float">
            <text:p>-0.218768387010423</text:p>
          </table:table-cell>
          <table:table-cell office:value-type="float" office:value="-0.241918165749161" calcext:value-type="float">
            <text:p>-0.241918165749161</text:p>
          </table:table-cell>
          <table:table-cell office:value-type="float" office:value="-0.266349930284975" calcext:value-type="float">
            <text:p>-0.266349930284975</text:p>
          </table:table-cell>
          <table:table-cell office:value-type="float" office:value="-0.291867011796779" calcext:value-type="float">
            <text:p>-0.291867011796779</text:p>
          </table:table-cell>
          <table:table-cell office:value-type="float" office:value="-0.31829631186279" calcext:value-type="float">
            <text:p>-0.31829631186279</text:p>
          </table:table-cell>
          <table:table-cell office:value-type="float" office:value="-0.345350407923049" calcext:value-type="float">
            <text:p>-0.345350407923049</text:p>
          </table:table-cell>
          <table:table-cell office:value-type="float" office:value="-0.372561318179313" calcext:value-type="float">
            <text:p>-0.372561318179313</text:p>
          </table:table-cell>
          <table:table-cell office:value-type="float" office:value="-0.39930092239941" calcext:value-type="float">
            <text:p>-0.39930092239941</text:p>
          </table:table-cell>
          <table:table-cell office:value-type="float" office:value="-0.424690826269695" calcext:value-type="float">
            <text:p>-0.424690826269695</text:p>
          </table:table-cell>
          <table:table-cell office:value-type="float" office:value="-0.447609663616816" calcext:value-type="float">
            <text:p>-0.447609663616816</text:p>
          </table:table-cell>
          <table:table-cell office:value-type="float" office:value="-0.466663328262758" calcext:value-type="float">
            <text:p>-0.466663328262758</text:p>
          </table:table-cell>
          <table:table-cell office:value-type="float" office:value="-0.480183608404027" calcext:value-type="float">
            <text:p>-0.480183608404027</text:p>
          </table:table-cell>
          <table:table-cell office:value-type="float" office:value="-0.486262493746249" calcext:value-type="float">
            <text:p>-0.486262493746249</text:p>
          </table:table-cell>
          <table:table-cell office:value-type="float" office:value="-0.482831812508756" calcext:value-type="float">
            <text:p>-0.482831812508756</text:p>
          </table:table-cell>
          <table:table-cell office:value-type="float" office:value="-0.467796802915989" calcext:value-type="float">
            <text:p>-0.467796802915989</text:p>
          </table:table-cell>
          <table:table-cell office:value-type="float" office:value="-0.43922230954317" calcext:value-type="float">
            <text:p>-0.43922230954317</text:p>
          </table:table-cell>
          <table:table-cell office:value-type="float" office:value="-0.395548570484859" calcext:value-type="float">
            <text:p>-0.395548570484859</text:p>
          </table:table-cell>
          <table:table-cell office:value-type="float" office:value="-0.335793527130452" calcext:value-type="float">
            <text:p>-0.335793527130452</text:p>
          </table:table-cell>
          <table:table-cell office:value-type="float" office:value="-0.259679898103792" calcext:value-type="float">
            <text:p>-0.259679898103792</text:p>
          </table:table-cell>
          <table:table-cell office:value-type="float" office:value="-0.167622186971556" calcext:value-type="float">
            <text:p>-0.167622186971556</text:p>
          </table:table-cell>
          <table:table-cell office:value-type="float" office:value="-0.0605341085112584" calcext:value-type="float">
            <text:p>-0.060534108511258</text:p>
          </table:table-cell>
          <table:table-cell office:value-type="float" office:value="0.0605341085112584" calcext:value-type="float">
            <text:p>0.060534108511258</text:p>
          </table:table-cell>
        </table:table-row>
        <table:table-row table:style-name="ro1">
          <table:table-cell office:value-type="float" office:value="-0.0257113768009695" calcext:value-type="float">
            <text:p>-0.02571137680097</text:p>
          </table:table-cell>
          <table:table-cell office:value-type="float" office:value="0.0257113768009695" calcext:value-type="float">
            <text:p>0.02571137680097</text:p>
          </table:table-cell>
          <table:table-cell office:value-type="float" office:value="0.0718920470909589" calcext:value-type="float">
            <text:p>0.071892047090959</text:p>
          </table:table-cell>
          <table:table-cell office:value-type="float" office:value="0.112758465761876" calcext:value-type="float">
            <text:p>0.112758465761876</text:p>
          </table:table-cell>
          <table:table-cell office:value-type="float" office:value="0.14800643122573" calcext:value-type="float">
            <text:p>0.14800643122573</text:p>
          </table:table-cell>
          <table:table-cell office:value-type="float" office:value="0.177616840846158" calcext:value-type="float">
            <text:p>0.177616840846158</text:p>
          </table:table-cell>
          <table:table-cell office:value-type="float" office:value="0.201819502611305" calcext:value-type="float">
            <text:p>0.201819502611305</text:p>
          </table:table-cell>
          <table:table-cell office:value-type="float" office:value="0.221032180011124" calcext:value-type="float">
            <text:p>0.221032180011124</text:p>
          </table:table-cell>
          <table:table-cell office:value-type="float" office:value="0.23578959934929" calcext:value-type="float">
            <text:p>0.23578959934929</text:p>
          </table:table-cell>
          <table:table-cell office:value-type="float" office:value="0.246677065381451" calcext:value-type="float">
            <text:p>0.246677065381451</text:p>
          </table:table-cell>
          <table:table-cell office:value-type="float" office:value="0.254278117605152" calcext:value-type="float">
            <text:p>0.254278117605152</text:p>
          </table:table-cell>
          <table:table-cell office:value-type="float" office:value="0.259139337848435" calcext:value-type="float">
            <text:p>0.259139337848435</text:p>
          </table:table-cell>
          <table:table-cell office:value-type="float" office:value="0.26175078255588" calcext:value-type="float">
            <text:p>0.26175078255588</text:p>
          </table:table-cell>
          <table:table-cell office:value-type="float" office:value="0.262538316948139" calcext:value-type="float">
            <text:p>0.262538316948139</text:p>
          </table:table-cell>
          <table:table-cell office:value-type="float" office:value="0.261863813115879" calcext:value-type="float">
            <text:p>0.261863813115879</text:p>
          </table:table-cell>
          <table:table-cell office:value-type="float" office:value="0.260029844909964" calcext:value-type="float">
            <text:p>0.260029844909964</text:p>
          </table:table-cell>
          <table:table-cell office:value-type="float" office:value="0.257286473903344" calcext:value-type="float">
            <text:p>0.257286473903344</text:p>
          </table:table-cell>
          <table:table-cell office:value-type="float" office:value="0.253838601207387" calcext:value-type="float">
            <text:p>0.253838601207387</text:p>
          </table:table-cell>
          <table:table-cell office:value-type="float" office:value="0.249853022169804" calcext:value-type="float">
            <text:p>0.249853022169804</text:p>
          </table:table-cell>
          <table:table-cell office:value-type="float" office:value="0.245464770716979" calcext:value-type="float">
            <text:p>0.245464770716979</text:p>
          </table:table-cell>
          <table:table-cell office:value-type="float" office:value="0.240782612422026" calcext:value-type="float">
            <text:p>0.240782612422026</text:p>
          </table:table-cell>
          <table:table-cell office:value-type="float" office:value="0.235893718919613" calcext:value-type="float">
            <text:p>0.235893718919613</text:p>
          </table:table-cell>
          <table:table-cell office:value-type="float" office:value="0.230867620303228" calcext:value-type="float">
            <text:p>0.230867620303228</text:p>
          </table:table-cell>
          <table:table-cell office:value-type="float" office:value="0.225759547999093" calcext:value-type="float">
            <text:p>0.225759547999093</text:p>
          </table:table-cell>
          <table:table-cell office:value-type="float" office:value="0.220613071737011" calcext:value-type="float">
            <text:p>0.220613071737011</text:p>
          </table:table-cell>
          <table:table-cell office:value-type="float" office:value="0.215461982005502" calcext:value-type="float">
            <text:p>0.215461982005502</text:p>
          </table:table-cell>
          <table:table-cell office:value-type="float" office:value="0.210331857080153" calcext:value-type="float">
            <text:p>0.210331857080153</text:p>
          </table:table-cell>
          <table:table-cell office:value-type="float" office:value="0.205241072257478" calcext:value-type="float">
            <text:p>0.205241072257478</text:p>
          </table:table-cell>
          <table:table-cell office:value-type="float" office:value="0.200203006776508" calcext:value-type="float">
            <text:p>0.200203006776508</text:p>
          </table:table-cell>
          <table:table-cell office:value-type="float" office:value="0.195228084123346" calcext:value-type="float">
            <text:p>0.195228084123346</text:p>
          </table:table-cell>
          <table:table-cell office:value-type="float" office:value="0.19031906338251" calcext:value-type="float">
            <text:p>0.19031906338251</text:p>
          </table:table-cell>
          <table:table-cell office:value-type="float" office:value="0.185473923414583" calcext:value-type="float">
            <text:p>0.185473923414583</text:p>
          </table:table-cell>
          <table:table-cell office:value-type="float" office:value="0.180704892548009" calcext:value-type="float">
            <text:p>0.180704892548009</text:p>
          </table:table-cell>
          <table:table-cell office:value-type="float" office:value="0.176003083606466" calcext:value-type="float">
            <text:p>0.176003083606466</text:p>
          </table:table-cell>
          <table:table-cell office:value-type="float" office:value="0.171358360937444" calcext:value-type="float">
            <text:p>0.171358360937444</text:p>
          </table:table-cell>
          <table:table-cell office:value-type="float" office:value="0.166775688424671" calcext:value-type="float">
            <text:p>0.166775688424671</text:p>
          </table:table-cell>
          <table:table-cell office:value-type="float" office:value="0.162243869152475" calcext:value-type="float">
            <text:p>0.162243869152475</text:p>
          </table:table-cell>
          <table:table-cell office:value-type="float" office:value="0.157756419671318" calcext:value-type="float">
            <text:p>0.157756419671318</text:p>
          </table:table-cell>
          <table:table-cell office:value-type="float" office:value="0.153302441722661" calcext:value-type="float">
            <text:p>0.153302441722661</text:p>
          </table:table-cell>
          <table:table-cell office:value-type="float" office:value="0.148871370326009" calcext:value-type="float">
            <text:p>0.148871370326009</text:p>
          </table:table-cell>
          <table:table-cell office:value-type="float" office:value="0.144451246123524" calcext:value-type="float">
            <text:p>0.144451246123524</text:p>
          </table:table-cell>
          <table:table-cell office:value-type="float" office:value="0.140029812069209" calcext:value-type="float">
            <text:p>0.140029812069209</text:p>
          </table:table-cell>
          <table:table-cell office:value-type="float" office:value="0.135594216352116" calcext:value-type="float">
            <text:p>0.135594216352116</text:p>
          </table:table-cell>
          <table:table-cell office:value-type="float" office:value="0.13113068152925" calcext:value-type="float">
            <text:p>0.13113068152925</text:p>
          </table:table-cell>
          <table:table-cell office:value-type="float" office:value="0.126624799267127" calcext:value-type="float">
            <text:p>0.126624799267127</text:p>
          </table:table-cell>
          <table:table-cell office:value-type="float" office:value="0.122061613123261" calcext:value-type="float">
            <text:p>0.122061613123261</text:p>
          </table:table-cell>
          <table:table-cell office:value-type="float" office:value="0.117425572629241" calcext:value-type="float">
            <text:p>0.117425572629241</text:p>
          </table:table-cell>
          <table:table-cell office:value-type="float" office:value="0.112700473494559" calcext:value-type="float">
            <text:p>0.112700473494559</text:p>
          </table:table-cell>
          <table:table-cell office:value-type="float" office:value="0.107869409135425" calcext:value-type="float">
            <text:p>0.107869409135425</text:p>
          </table:table-cell>
          <table:table-cell office:value-type="float" office:value="0.102914749858104" calcext:value-type="float">
            <text:p>0.102914749858104</text:p>
          </table:table-cell>
          <table:table-cell office:value-type="float" office:value="0.0978181208888572" calcext:value-type="float">
            <text:p>0.097818120888857</text:p>
          </table:table-cell>
          <table:table-cell office:value-type="float" office:value="0.0925603740496327" calcext:value-type="float">
            <text:p>0.092560374049633</text:p>
          </table:table-cell>
          <table:table-cell office:value-type="float" office:value="0.0871215595183199" calcext:value-type="float">
            <text:p>0.08712155951832</text:p>
          </table:table-cell>
          <table:table-cell office:value-type="float" office:value="0.0814809041910278" calcext:value-type="float">
            <text:p>0.081480904191028</text:p>
          </table:table-cell>
          <table:table-cell office:value-type="float" office:value="0.0756168017112771" calcext:value-type="float">
            <text:p>0.075616801711277</text:p>
          </table:table-cell>
          <table:table-cell office:value-type="float" office:value="0.0695068191965747" calcext:value-type="float">
            <text:p>0.069506819196575</text:p>
          </table:table-cell>
          <table:table-cell office:value-type="float" office:value="0.063127726734081" calcext:value-type="float">
            <text:p>0.063127726734081</text:p>
          </table:table-cell>
          <table:table-cell office:value-type="float" office:value="0.0564555571205721" calcext:value-type="float">
            <text:p>0.056455557120572</text:p>
          </table:table-cell>
          <table:table-cell office:value-type="float" office:value="0.0494657045344351" calcext:value-type="float">
            <text:p>0.049465704534435</text:p>
          </table:table-cell>
          <table:table-cell office:value-type="float" office:value="0.0421330719091837" calcext:value-type="float">
            <text:p>0.042133071909184</text:p>
          </table:table-cell>
          <table:table-cell office:value-type="float" office:value="0.0344322788628385" calcext:value-type="float">
            <text:p>0.034432278862839</text:p>
          </table:table-cell>
          <table:table-cell office:value-type="float" office:value="0.0263379509071651" calcext:value-type="float">
            <text:p>0.026337950907165</text:p>
          </table:table-cell>
          <table:table-cell office:value-type="float" office:value="0.017825152542947" calcext:value-type="float">
            <text:p>0.017825152542947</text:p>
          </table:table-cell>
          <table:table-cell office:value-type="float" office:value="0.00887024435584334" calcext:value-type="float">
            <text:p>0.008870244355843</text:p>
          </table:table-cell>
          <table:table-cell office:value-type="float" office:value="-0.000546258612965749" calcext:value-type="float">
            <text:p>-0.000546258612966</text:p>
          </table:table-cell>
          <table:table-cell office:value-type="float" office:value="-0.0104219220713589" calcext:value-type="float">
            <text:p>-0.010421922071359</text:p>
          </table:table-cell>
          <table:table-cell office:value-type="float" office:value="-0.0208445353952216" calcext:value-type="float">
            <text:p>-0.020844535395222</text:p>
          </table:table-cell>
          <table:table-cell office:value-type="float" office:value="-0.0318400784634675" calcext:value-type="float">
            <text:p>-0.031840078463468</text:p>
          </table:table-cell>
          <table:table-cell office:value-type="float" office:value="-0.0434529399106085" calcext:value-type="float">
            <text:p>-0.043452939910609</text:p>
          </table:table-cell>
          <table:table-cell office:value-type="float" office:value="-0.0557334326755856" calcext:value-type="float">
            <text:p>-0.055733432675586</text:p>
          </table:table-cell>
          <table:table-cell office:value-type="float" office:value="-0.0687361510547333" calcext:value-type="float">
            <text:p>-0.068736151054733</text:p>
          </table:table-cell>
          <table:table-cell office:value-type="float" office:value="-0.0825214015629128" calcext:value-type="float">
            <text:p>-0.082521401562913</text:p>
          </table:table-cell>
          <table:table-cell office:value-type="float" office:value="-0.0971558382920316" calcext:value-type="float">
            <text:p>-0.097155838292032</text:p>
          </table:table-cell>
          <table:table-cell office:value-type="float" office:value="-0.112707615570672" calcext:value-type="float">
            <text:p>-0.112707615570672</text:p>
          </table:table-cell>
          <table:table-cell office:value-type="float" office:value="-0.129249107319787" calcext:value-type="float">
            <text:p>-0.129249107319787</text:p>
          </table:table-cell>
          <table:table-cell office:value-type="float" office:value="-0.146860307697148" calcext:value-type="float">
            <text:p>-0.146860307697148</text:p>
          </table:table-cell>
          <table:table-cell office:value-type="float" office:value="-0.16560853198597" calcext:value-type="float">
            <text:p>-0.16560853198597</text:p>
          </table:table-cell>
          <table:table-cell office:value-type="float" office:value="-0.185555600237642" calcext:value-type="float">
            <text:p>-0.185555600237642</text:p>
          </table:table-cell>
          <table:table-cell office:value-type="float" office:value="-0.2067750565791" calcext:value-type="float">
            <text:p>-0.2067750565791</text:p>
          </table:table-cell>
          <table:table-cell office:value-type="float" office:value="-0.229286561493763" calcext:value-type="float">
            <text:p>-0.229286561493763</text:p>
          </table:table-cell>
          <table:table-cell office:value-type="float" office:value="-0.253151268409819" calcext:value-type="float">
            <text:p>-0.253151268409819</text:p>
          </table:table-cell>
          <table:table-cell office:value-type="float" office:value="-0.278247353515397" calcext:value-type="float">
            <text:p>-0.278247353515397</text:p>
          </table:table-cell>
          <table:table-cell office:value-type="float" office:value="-0.304599660465211" calcext:value-type="float">
            <text:p>-0.304599660465211</text:p>
          </table:table-cell>
          <table:table-cell office:value-type="float" office:value="-0.331879218349247" calcext:value-type="float">
            <text:p>-0.331879218349247</text:p>
          </table:table-cell>
          <table:table-cell office:value-type="float" office:value="-0.359699496032945" calcext:value-type="float">
            <text:p>-0.359699496032945</text:p>
          </table:table-cell>
          <table:table-cell office:value-type="float" office:value="-0.387516976931311" calcext:value-type="float">
            <text:p>-0.387516976931311</text:p>
          </table:table-cell>
          <table:table-cell office:value-type="float" office:value="-0.414487505532246" calcext:value-type="float">
            <text:p>-0.414487505532246</text:p>
          </table:table-cell>
          <table:table-cell office:value-type="float" office:value="-0.439524378216975" calcext:value-type="float">
            <text:p>-0.439524378216975</text:p>
          </table:table-cell>
          <table:table-cell office:value-type="float" office:value="-0.461226683048988" calcext:value-type="float">
            <text:p>-0.461226683048988</text:p>
          </table:table-cell>
          <table:table-cell office:value-type="float" office:value="-0.477863195266651" calcext:value-type="float">
            <text:p>-0.477863195266651</text:p>
          </table:table-cell>
          <table:table-cell office:value-type="float" office:value="-0.487390872296257" calcext:value-type="float">
            <text:p>-0.487390872296257</text:p>
          </table:table-cell>
          <table:table-cell office:value-type="float" office:value="-0.48752105382289" calcext:value-type="float">
            <text:p>-0.48752105382289</text:p>
          </table:table-cell>
          <table:table-cell office:value-type="float" office:value="-0.475849689093931" calcext:value-type="float">
            <text:p>-0.475849689093931</text:p>
          </table:table-cell>
          <table:table-cell office:value-type="float" office:value="-0.450060013659796" calcext:value-type="float">
            <text:p>-0.450060013659796</text:p>
          </table:table-cell>
          <table:table-cell office:value-type="float" office:value="-0.408174890073149" calcext:value-type="float">
            <text:p>-0.408174890073149</text:p>
          </table:table-cell>
          <table:table-cell office:value-type="float" office:value="-0.348815706571718" calcext:value-type="float">
            <text:p>-0.348815706571718</text:p>
          </table:table-cell>
          <table:table-cell office:value-type="float" office:value="-0.271395139264865" calcext:value-type="float">
            <text:p>-0.271395139264865</text:p>
          </table:table-cell>
          <table:table-cell office:value-type="float" office:value="-0.176155399527154" calcext:value-type="float">
            <text:p>-0.176155399527154</text:p>
          </table:table-cell>
          <table:table-cell office:value-type="float" office:value="-0.0639856476556547" calcext:value-type="float">
            <text:p>-0.063985647655655</text:p>
          </table:table-cell>
          <table:table-cell office:value-type="float" office:value="0.0639856476556547" calcext:value-type="float">
            <text:p>0.063985647655655</text:p>
          </table:table-cell>
        </table:table-row>
        <table:table-row table:style-name="ro1">
          <table:table-cell office:value-type="float" office:value="-0.0274815413047983" calcext:value-type="float">
            <text:p>-0.027481541304798</text:p>
          </table:table-cell>
          <table:table-cell office:value-type="float" office:value="0.0274815413047983" calcext:value-type="float">
            <text:p>0.027481541304798</text:p>
          </table:table-cell>
          <table:table-cell office:value-type="float" office:value="0.0765458862246308" calcext:value-type="float">
            <text:p>0.076545886224631</text:p>
          </table:table-cell>
          <table:table-cell office:value-type="float" office:value="0.119582319319984" calcext:value-type="float">
            <text:p>0.119582319319984</text:p>
          </table:table-cell>
          <table:table-cell office:value-type="float" office:value="0.156249034105476" calcext:value-type="float">
            <text:p>0.156249034105476</text:p>
          </table:table-cell>
          <table:table-cell office:value-type="float" office:value="0.186565196674515" calcext:value-type="float">
            <text:p>0.186565196674515</text:p>
          </table:table-cell>
          <table:table-cell office:value-type="float" office:value="0.210856534887284" calcext:value-type="float">
            <text:p>0.210856534887284</text:p>
          </table:table-cell>
          <table:table-cell office:value-type="float" office:value="0.229668430360888" calcext:value-type="float">
            <text:p>0.229668430360888</text:p>
          </table:table-cell>
          <table:table-cell office:value-type="float" office:value="0.243669830146471" calcext:value-type="float">
            <text:p>0.243669830146471</text:p>
          </table:table-cell>
          <table:table-cell office:value-type="float" office:value="0.253568644671764" calcext:value-type="float">
            <text:p>0.253568644671764</text:p>
          </table:table-cell>
          <table:table-cell office:value-type="float" office:value="0.260049737664256" calcext:value-type="float">
            <text:p>0.260049737664256</text:p>
          </table:table-cell>
          <table:table-cell office:value-type="float" office:value="0.263737126891656" calcext:value-type="float">
            <text:p>0.263737126891656</text:p>
          </table:table-cell>
          <table:table-cell office:value-type="float" office:value="0.26517622464063" calcext:value-type="float">
            <text:p>0.26517622464063</text:p>
          </table:table-cell>
          <table:table-cell office:value-type="float" office:value="0.264830006680417" calcext:value-type="float">
            <text:p>0.264830006680417</text:p>
          </table:table-cell>
          <table:table-cell office:value-type="float" office:value="0.263083470433243" calcext:value-type="float">
            <text:p>0.263083470433243</text:p>
          </table:table-cell>
          <table:table-cell office:value-type="float" office:value="0.260252173628406" calcext:value-type="float">
            <text:p>0.260252173628406</text:p>
          </table:table-cell>
          <table:table-cell office:value-type="float" office:value="0.2565921290634" calcext:value-type="float">
            <text:p>0.2565921290634</text:p>
          </table:table-cell>
          <table:table-cell office:value-type="float" office:value="0.252309506240735" calcext:value-type="float">
            <text:p>0.252309506240735</text:p>
          </table:table-cell>
          <table:table-cell office:value-type="float" office:value="0.24756937487902" calcext:value-type="float">
            <text:p>0.24756937487902</text:p>
          </table:table-cell>
          <table:table-cell office:value-type="float" office:value="0.242503219993505" calcext:value-type="float">
            <text:p>0.242503219993505</text:p>
          </table:table-cell>
          <table:table-cell office:value-type="float" office:value="0.23721520810483" calcext:value-type="float">
            <text:p>0.23721520810483</text:p>
          </table:table-cell>
          <table:table-cell office:value-type="float" office:value="0.231787382085382" calcext:value-type="float">
            <text:p>0.231787382085382</text:p>
          </table:table-cell>
          <table:table-cell office:value-type="float" office:value="0.226283984415014" calcext:value-type="float">
            <text:p>0.226283984415014</text:p>
          </table:table-cell>
          <table:table-cell office:value-type="float" office:value="0.220755226880794" calcext:value-type="float">
            <text:p>0.220755226880794</text:p>
          </table:table-cell>
          <table:table-cell office:value-type="float" office:value="0.21524018589498" calcext:value-type="float">
            <text:p>0.21524018589498</text:p>
          </table:table-cell>
          <table:table-cell office:value-type="float" office:value="0.209768433404767" calcext:value-type="float">
            <text:p>0.209768433404767</text:p>
          </table:table-cell>
          <table:table-cell office:value-type="float" office:value="0.204361767189123" calcext:value-type="float">
            <text:p>0.204361767189123</text:p>
          </table:table-cell>
          <table:table-cell office:value-type="float" office:value="0.199033877136676" calcext:value-type="float">
            <text:p>0.199033877136676</text:p>
          </table:table-cell>
          <table:table-cell office:value-type="float" office:value="0.193793966297644" calcext:value-type="float">
            <text:p>0.193793966297644</text:p>
          </table:table-cell>
          <table:table-cell office:value-type="float" office:value="0.188653742041977" calcext:value-type="float">
            <text:p>0.188653742041977</text:p>
          </table:table-cell>
          <table:table-cell office:value-type="float" office:value="0.183611571000902" calcext:value-type="float">
            <text:p>0.183611571000902</text:p>
          </table:table-cell>
          <table:table-cell office:value-type="float" office:value="0.178653503646397" calcext:value-type="float">
            <text:p>0.178653503646397</text:p>
          </table:table-cell>
          <table:table-cell office:value-type="float" office:value="0.173806946444883" calcext:value-type="float">
            <text:p>0.173806946444883</text:p>
          </table:table-cell>
          <table:table-cell office:value-type="float" office:value="0.169056862390461" calcext:value-type="float">
            <text:p>0.169056862390461</text:p>
          </table:table-cell>
          <table:table-cell office:value-type="float" office:value="0.164391958873938" calcext:value-type="float">
            <text:p>0.164391958873938</text:p>
          </table:table-cell>
          <table:table-cell office:value-type="float" office:value="0.159808786613419" calcext:value-type="float">
            <text:p>0.159808786613419</text:p>
          </table:table-cell>
          <table:table-cell office:value-type="float" office:value="0.155298223551583" calcext:value-type="float">
            <text:p>0.155298223551583</text:p>
          </table:table-cell>
          <table:table-cell office:value-type="float" office:value="0.150851023129491" calcext:value-type="float">
            <text:p>0.150851023129491</text:p>
          </table:table-cell>
          <table:table-cell office:value-type="float" office:value="0.146456052294404" calcext:value-type="float">
            <text:p>0.146456052294404</text:p>
          </table:table-cell>
          <table:table-cell office:value-type="float" office:value="0.142101598734576" calcext:value-type="float">
            <text:p>0.142101598734576</text:p>
          </table:table-cell>
          <table:table-cell office:value-type="float" office:value="0.137775179972677" calcext:value-type="float">
            <text:p>0.137775179972677</text:p>
          </table:table-cell>
          <table:table-cell office:value-type="float" office:value="0.133463874997929" calcext:value-type="float">
            <text:p>0.133463874997929</text:p>
          </table:table-cell>
          <table:table-cell office:value-type="float" office:value="0.129154279315563" calcext:value-type="float">
            <text:p>0.129154279315563</text:p>
          </table:table-cell>
          <table:table-cell office:value-type="float" office:value="0.124832396177887" calcext:value-type="float">
            <text:p>0.124832396177887</text:p>
          </table:table-cell>
          <table:table-cell office:value-type="float" office:value="0.120483714990793" calcext:value-type="float">
            <text:p>0.120483714990793</text:p>
          </table:table-cell>
          <table:table-cell office:value-type="float" office:value="0.116093250446255" calcext:value-type="float">
            <text:p>0.116093250446255</text:p>
          </table:table-cell>
          <table:table-cell office:value-type="float" office:value="0.111645520717206" calcext:value-type="float">
            <text:p>0.111645520717206</text:p>
          </table:table-cell>
          <table:table-cell office:value-type="float" office:value="0.107124503104137" calcext:value-type="float">
            <text:p>0.107124503104137</text:p>
          </table:table-cell>
          <table:table-cell office:value-type="float" office:value="0.102513589097463" calcext:value-type="float">
            <text:p>0.102513589097463</text:p>
          </table:table-cell>
          <table:table-cell office:value-type="float" office:value="0.0977955489339552" calcext:value-type="float">
            <text:p>0.097795548933955</text:p>
          </table:table-cell>
          <table:table-cell office:value-type="float" office:value="0.0929524981552751" calcext:value-type="float">
            <text:p>0.092952498155275</text:p>
          </table:table-cell>
          <table:table-cell office:value-type="float" office:value="0.0879658632197794" calcext:value-type="float">
            <text:p>0.087965863219779</text:p>
          </table:table-cell>
          <table:table-cell office:value-type="float" office:value="0.0828163488847725" calcext:value-type="float">
            <text:p>0.082816348884773</text:p>
          </table:table-cell>
          <table:table-cell office:value-type="float" office:value="0.0774839119654179" calcext:value-type="float">
            <text:p>0.077483911965418</text:p>
          </table:table-cell>
          <table:table-cell office:value-type="float" office:value="0.0719477465316487" calcext:value-type="float">
            <text:p>0.071947746531649</text:p>
          </table:table-cell>
          <table:table-cell office:value-type="float" office:value="0.0661862863640106" calcext:value-type="float">
            <text:p>0.066186286364011</text:p>
          </table:table-cell>
          <table:table-cell office:value-type="float" office:value="0.0601772319667626" calcext:value-type="float">
            <text:p>0.060177231966763</text:p>
          </table:table-cell>
          <table:table-cell office:value-type="float" office:value="0.0538976115182682" calcext:value-type="float">
            <text:p>0.053897611518268</text:p>
          </table:table-cell>
          <table:table-cell office:value-type="float" office:value="0.0473238878506777" calcext:value-type="float">
            <text:p>0.047323887850678</text:p>
          </table:table-cell>
          <table:table-cell office:value-type="float" office:value="0.0404321274607694" calcext:value-type="float">
            <text:p>0.040432127460769</text:p>
          </table:table-cell>
          <table:table-cell office:value-type="float" office:value="0.0331982548676966" calcext:value-type="float">
            <text:p>0.033198254867697</text:p>
          </table:table-cell>
          <table:table-cell office:value-type="float" office:value="0.025598433412189" calcext:value-type="float">
            <text:p>0.025598433412189</text:p>
          </table:table-cell>
          <table:table-cell office:value-type="float" office:value="0.0176096605787884" calcext:value-type="float">
            <text:p>0.017609660578788</text:p>
          </table:table-cell>
          <table:table-cell office:value-type="float" office:value="0.00921076886004734" calcext:value-type="float">
            <text:p>0.009210768860047</text:p>
          </table:table-cell>
          <table:table-cell office:value-type="float" office:value="0.000383991366866702" calcext:value-type="float">
            <text:p>0.000383991366867</text:p>
          </table:table-cell>
          <table:table-cell office:value-type="float" office:value="-0.00888567246247391" calcext:value-type="float">
            <text:p>-0.008885672462474</text:p>
          </table:table-cell>
          <table:table-cell office:value-type="float" office:value="-0.018644584247791" calcext:value-type="float">
            <text:p>-0.018644584247791</text:p>
          </table:table-cell>
          <table:table-cell office:value-type="float" office:value="-0.0289366405930963" calcext:value-type="float">
            <text:p>-0.028936640593096</text:p>
          </table:table-cell>
          <table:table-cell office:value-type="float" office:value="-0.0398080598549329" calcext:value-type="float">
            <text:p>-0.039808059854933</text:p>
          </table:table-cell>
          <table:table-cell office:value-type="float" office:value="-0.0513100330703987" calcext:value-type="float">
            <text:p>-0.051310033070399</text:p>
          </table:table-cell>
          <table:table-cell office:value-type="float" office:value="-0.0634987663396314" calcext:value-type="float">
            <text:p>-0.063498766339631</text:p>
          </table:table-cell>
          <table:table-cell office:value-type="float" office:value="-0.0764362150903318" calcext:value-type="float">
            <text:p>-0.076436215090332</text:p>
          </table:table-cell>
          <table:table-cell office:value-type="float" office:value="-0.0901904278195475" calcext:value-type="float">
            <text:p>-0.090190427819548</text:p>
          </table:table-cell>
          <table:table-cell office:value-type="float" office:value="-0.104834339929717" calcext:value-type="float">
            <text:p>-0.104834339929717</text:p>
          </table:table-cell>
          <table:table-cell office:value-type="float" office:value="-0.120446606373472" calcext:value-type="float">
            <text:p>-0.120446606373472</text:p>
          </table:table-cell>
          <table:table-cell office:value-type="float" office:value="-0.137111594298146" calcext:value-type="float">
            <text:p>-0.137111594298146</text:p>
          </table:table-cell>
          <table:table-cell office:value-type="float" office:value="-0.154912541604464" calcext:value-type="float">
            <text:p>-0.154912541604464</text:p>
          </table:table-cell>
          <table:table-cell office:value-type="float" office:value="-0.173932785773938" calcext:value-type="float">
            <text:p>-0.173932785773938</text:p>
          </table:table-cell>
          <table:table-cell office:value-type="float" office:value="-0.194257295026767" calcext:value-type="float">
            <text:p>-0.194257295026767</text:p>
          </table:table-cell>
          <table:table-cell office:value-type="float" office:value="-0.215951629553631" calcext:value-type="float">
            <text:p>-0.215951629553631</text:p>
          </table:table-cell>
          <table:table-cell office:value-type="float" office:value="-0.239076043703363" calcext:value-type="float">
            <text:p>-0.239076043703363</text:p>
          </table:table-cell>
          <table:table-cell office:value-type="float" office:value="-0.263615767557454" calcext:value-type="float">
            <text:p>-0.263615767557454</text:p>
          </table:table-cell>
          <table:table-cell office:value-type="float" office:value="-0.2895638369365" calcext:value-type="float">
            <text:p>-0.2895638369365</text:p>
          </table:table-cell>
          <table:table-cell office:value-type="float" office:value="-0.316705091869576" calcext:value-type="float">
            <text:p>-0.316705091869576</text:p>
          </table:table-cell>
          <table:table-cell office:value-type="float" office:value="-0.344873034946138" calcext:value-type="float">
            <text:p>-0.344873034946138</text:p>
          </table:table-cell>
          <table:table-cell office:value-type="float" office:value="-0.373503080405321" calcext:value-type="float">
            <text:p>-0.373503080405321</text:p>
          </table:table-cell>
          <table:table-cell office:value-type="float" office:value="-0.401822766341866" calcext:value-type="float">
            <text:p>-0.401822766341866</text:p>
          </table:table-cell>
          <table:table-cell office:value-type="float" office:value="-0.42880711618925" calcext:value-type="float">
            <text:p>-0.42880711618925</text:p>
          </table:table-cell>
          <table:table-cell office:value-type="float" office:value="-0.453073285592259" calcext:value-type="float">
            <text:p>-0.453073285592259</text:p>
          </table:table-cell>
          <table:table-cell office:value-type="float" office:value="-0.472853963726956" calcext:value-type="float">
            <text:p>-0.472853963726956</text:p>
          </table:table-cell>
          <table:table-cell office:value-type="float" office:value="-0.485994039879546" calcext:value-type="float">
            <text:p>-0.485994039879546</text:p>
          </table:table-cell>
          <table:table-cell office:value-type="float" office:value="-0.489994723701856" calcext:value-type="float">
            <text:p>-0.489994723701856</text:p>
          </table:table-cell>
          <table:table-cell office:value-type="float" office:value="-0.482130408273103" calcext:value-type="float">
            <text:p>-0.482130408273103</text:p>
          </table:table-cell>
          <table:table-cell office:value-type="float" office:value="-0.459664552914909" calcext:value-type="float">
            <text:p>-0.459664552914909</text:p>
          </table:table-cell>
          <table:table-cell office:value-type="float" office:value="-0.420136123874873" calcext:value-type="float">
            <text:p>-0.420136123874873</text:p>
          </table:table-cell>
          <table:table-cell office:value-type="float" office:value="-0.361681246520976" calcext:value-type="float">
            <text:p>-0.361681246520976</text:p>
          </table:table-cell>
          <table:table-cell office:value-type="float" office:value="-0.283309272704337" calcext:value-type="float">
            <text:p>-0.283309272704337</text:p>
          </table:table-cell>
          <table:table-cell office:value-type="float" office:value="-0.185016479838756" calcext:value-type="float">
            <text:p>-0.185016479838756</text:p>
          </table:table-cell>
          <table:table-cell office:value-type="float" office:value="-0.0676322732410671" calcext:value-type="float">
            <text:p>-0.067632273241067</text:p>
          </table:table-cell>
          <table:table-cell office:value-type="float" office:value="0.0676322732410671" calcext:value-type="float">
            <text:p>0.067632273241067</text:p>
          </table:table-cell>
        </table:table-row>
        <table:table-row table:style-name="ro1">
          <table:table-cell office:value-type="float" office:value="-0.0295535631445538" calcext:value-type="float">
            <text:p>-0.029553563144554</text:p>
          </table:table-cell>
          <table:table-cell office:value-type="float" office:value="0.0295535631445538" calcext:value-type="float">
            <text:p>0.029553563144554</text:p>
          </table:table-cell>
          <table:table-cell office:value-type="float" office:value="0.0819354110213261" calcext:value-type="float">
            <text:p>0.081935411021326</text:p>
          </table:table-cell>
          <table:table-cell office:value-type="float" office:value="0.127397157097064" calcext:value-type="float">
            <text:p>0.127397157097064</text:p>
          </table:table-cell>
          <table:table-cell office:value-type="float" office:value="0.165563791301972" calcext:value-type="float">
            <text:p>0.165563791301972</text:p>
          </table:table-cell>
          <table:table-cell office:value-type="float" office:value="0.196521681181795" calcext:value-type="float">
            <text:p>0.196521681181795</text:p>
          </table:table-cell>
          <table:table-cell office:value-type="float" office:value="0.220735180137986" calcext:value-type="float">
            <text:p>0.220735180137986</text:p>
          </table:table-cell>
          <table:table-cell office:value-type="float" office:value="0.238921495440585" calcext:value-type="float">
            <text:p>0.238921495440585</text:p>
          </table:table-cell>
          <table:table-cell office:value-type="float" office:value="0.251920717067468" calcext:value-type="float">
            <text:p>0.251920717067468</text:p>
          </table:table-cell>
          <table:table-cell office:value-type="float" office:value="0.260589372169092" calcext:value-type="float">
            <text:p>0.260589372169092</text:p>
          </table:table-cell>
          <table:table-cell office:value-type="float" office:value="0.265729143736768" calcext:value-type="float">
            <text:p>0.265729143736768</text:p>
          </table:table-cell>
          <table:table-cell office:value-type="float" office:value="0.268048838243267" calcext:value-type="float">
            <text:p>0.268048838243267</text:p>
          </table:table-cell>
          <table:table-cell office:value-type="float" office:value="0.268151175664397" calcext:value-type="float">
            <text:p>0.268151175664397</text:p>
          </table:table-cell>
          <table:table-cell office:value-type="float" office:value="0.266535077844183" calcext:value-type="float">
            <text:p>0.266535077844183</text:p>
          </table:table-cell>
          <table:table-cell office:value-type="float" office:value="0.263605984585576" calcext:value-type="float">
            <text:p>0.263605984585576</text:p>
          </table:table-cell>
          <table:table-cell office:value-type="float" office:value="0.259689223563889" calcext:value-type="float">
            <text:p>0.259689223563889</text:p>
          </table:table-cell>
          <table:table-cell office:value-type="float" office:value="0.255043555892346" calcext:value-type="float">
            <text:p>0.255043555892346</text:p>
          </table:table-cell>
          <table:table-cell office:value-type="float" office:value="0.249873491006282" calcext:value-type="float">
            <text:p>0.249873491006282</text:p>
          </table:table-cell>
          <table:table-cell office:value-type="float" office:value="0.244339810363637" calcext:value-type="float">
            <text:p>0.244339810363637</text:p>
          </table:table-cell>
          <table:table-cell office:value-type="float" office:value="0.23856826466659" calcext:value-type="float">
            <text:p>0.23856826466659</text:p>
          </table:table-cell>
          <table:table-cell office:value-type="float" office:value="0.232656542394873" calcext:value-type="float">
            <text:p>0.232656542394873</text:p>
          </table:table-cell>
          <table:table-cell office:value-type="float" office:value="0.226679909903198" calcext:value-type="float">
            <text:p>0.226679909903198</text:p>
          </table:table-cell>
          <table:table-cell office:value-type="float" office:value="0.220695761293959" calcext:value-type="float">
            <text:p>0.220695761293959</text:p>
          </table:table-cell>
          <table:table-cell office:value-type="float" office:value="0.214748038784625" calcext:value-type="float">
            <text:p>0.214748038784625</text:p>
          </table:table-cell>
          <table:table-cell office:value-type="float" office:value="0.208870664786786" calcext:value-type="float">
            <text:p>0.208870664786786</text:p>
          </table:table-cell>
          <table:table-cell office:value-type="float" office:value="0.203088180316927" calcext:value-type="float">
            <text:p>0.203088180316927</text:p>
          </table:table-cell>
          <table:table-cell office:value-type="float" office:value="0.197419005003119" calcext:value-type="float">
            <text:p>0.197419005003119</text:p>
          </table:table-cell>
          <table:table-cell office:value-type="float" office:value="0.191870322752293" calcext:value-type="float">
            <text:p>0.191870322752293</text:p>
          </table:table-cell>
          <table:table-cell office:value-type="float" office:value="0.186442960616572" calcext:value-type="float">
            <text:p>0.186442960616572</text:p>
          </table:table-cell>
          <table:table-cell office:value-type="float" office:value="0.181155845552437" calcext:value-type="float">
            <text:p>0.181155845552437</text:p>
          </table:table-cell>
          <table:table-cell office:value-type="float" office:value="0.17599949305785" calcext:value-type="float">
            <text:p>0.17599949305785</text:p>
          </table:table-cell>
          <table:table-cell office:value-type="float" office:value="0.170970194607276" calcext:value-type="float">
            <text:p>0.170970194607276</text:p>
          </table:table-cell>
          <table:table-cell office:value-type="float" office:value="0.166074590438394" calcext:value-type="float">
            <text:p>0.166074590438394</text:p>
          </table:table-cell>
          <table:table-cell office:value-type="float" office:value="0.161302332429471" calcext:value-type="float">
            <text:p>0.161302332429471</text:p>
          </table:table-cell>
          <table:table-cell office:value-type="float" office:value="0.156642062423631" calcext:value-type="float">
            <text:p>0.156642062423631</text:p>
          </table:table-cell>
          <table:table-cell office:value-type="float" office:value="0.152085048430713" calcext:value-type="float">
            <text:p>0.152085048430713</text:p>
          </table:table-cell>
          <table:table-cell office:value-type="float" office:value="0.147620932902614" calcext:value-type="float">
            <text:p>0.147620932902614</text:p>
          </table:table-cell>
          <table:table-cell office:value-type="float" office:value="0.143238651262799" calcext:value-type="float">
            <text:p>0.143238651262799</text:p>
          </table:table-cell>
          <table:table-cell office:value-type="float" office:value="0.13892614065986" calcext:value-type="float">
            <text:p>0.13892614065986</text:p>
          </table:table-cell>
          <table:table-cell office:value-type="float" office:value="0.134670756038572" calcext:value-type="float">
            <text:p>0.134670756038572</text:p>
          </table:table-cell>
          <table:table-cell office:value-type="float" office:value="0.130459354268705" calcext:value-type="float">
            <text:p>0.130459354268705</text:p>
          </table:table-cell>
          <table:table-cell office:value-type="float" office:value="0.126278435266893" calcext:value-type="float">
            <text:p>0.126278435266893</text:p>
          </table:table-cell>
          <table:table-cell office:value-type="float" office:value="0.122114153284306" calcext:value-type="float">
            <text:p>0.122114153284306</text:p>
          </table:table-cell>
          <table:table-cell office:value-type="float" office:value="0.117952281996109" calcext:value-type="float">
            <text:p>0.117952281996109</text:p>
          </table:table-cell>
          <table:table-cell office:value-type="float" office:value="0.113778227147139" calcext:value-type="float">
            <text:p>0.113778227147139</text:p>
          </table:table-cell>
          <table:table-cell office:value-type="float" office:value="0.109577030666619" calcext:value-type="float">
            <text:p>0.109577030666619</text:p>
          </table:table-cell>
          <table:table-cell office:value-type="float" office:value="0.105333346957138" calcext:value-type="float">
            <text:p>0.105333346957138</text:p>
          </table:table-cell>
          <table:table-cell office:value-type="float" office:value="0.101031402177639" calcext:value-type="float">
            <text:p>0.101031402177639</text:p>
          </table:table-cell>
          <table:table-cell office:value-type="float" office:value="0.0966549487596185" calcext:value-type="float">
            <text:p>0.096654948759619</text:p>
          </table:table-cell>
          <table:table-cell office:value-type="float" office:value="0.0921872220016078" calcext:value-type="float">
            <text:p>0.092187222001608</text:p>
          </table:table-cell>
          <table:table-cell office:value-type="float" office:value="0.0876108982208979" calcext:value-type="float">
            <text:p>0.087610898220898</text:p>
          </table:table-cell>
          <table:table-cell office:value-type="float" office:value="0.0829080540043781" calcext:value-type="float">
            <text:p>0.082908054004378</text:p>
          </table:table-cell>
          <table:table-cell office:value-type="float" office:value="0.0780601285352321" calcext:value-type="float">
            <text:p>0.078060128535232</text:p>
          </table:table-cell>
          <table:table-cell office:value-type="float" office:value="0.073047892688784" calcext:value-type="float">
            <text:p>0.073047892688784</text:p>
          </table:table-cell>
          <table:table-cell office:value-type="float" office:value="0.0678514298469483" calcext:value-type="float">
            <text:p>0.067851429846948</text:p>
          </table:table-cell>
          <table:table-cell office:value-type="float" office:value="0.0624501348211299" calcext:value-type="float">
            <text:p>0.06245013482113</text:p>
          </table:table-cell>
          <table:table-cell office:value-type="float" office:value="0.0568227393853075" calcext:value-type="float">
            <text:p>0.056822739385308</text:p>
          </table:table-cell>
          <table:table-cell office:value-type="float" office:value="0.0509473758894048" calcext:value-type="float">
            <text:p>0.050947375889405</text:p>
          </table:table-cell>
          <table:table-cell office:value-type="float" office:value="0.0448016944249476" calcext:value-type="float">
            <text:p>0.044801694424948</text:p>
          </table:table-cell>
          <table:table-cell office:value-type="float" office:value="0.0383630543266919" calcext:value-type="float">
            <text:p>0.038363054326692</text:p>
          </table:table-cell>
          <table:table-cell office:value-type="float" office:value="0.0316088173869182" calcext:value-type="float">
            <text:p>0.031608817386918</text:p>
          </table:table-cell>
          <table:table-cell office:value-type="float" office:value="0.024516775359861" calcext:value-type="float">
            <text:p>0.024516775359861</text:p>
          </table:table-cell>
          <table:table-cell office:value-type="float" office:value="0.0170657321666609" calcext:value-type="float">
            <text:p>0.017065732166661</text:p>
          </table:table-cell>
          <table:table-cell office:value-type="float" office:value="0.00923615601034613" calcext:value-type="float">
            <text:p>0.009236156010346</text:p>
          </table:table-cell>
          <table:table-cell office:value-type="float" office:value="0.00101031374041628" calcext:value-type="float">
            <text:p>0.001010313740416</text:p>
          </table:table-cell>
          <table:table-cell office:value-type="float" office:value="-0.00763049149704532" calcext:value-type="float">
            <text:p>-0.007630491497045</text:p>
          </table:table-cell>
          <table:table-cell office:value-type="float" office:value="-0.0167106846900908" calcext:value-type="float">
            <text:p>-0.016710684690091</text:p>
          </table:table-cell>
          <table:table-cell office:value-type="float" office:value="-0.0262794648269335" calcext:value-type="float">
            <text:p>-0.026279464826934</text:p>
          </table:table-cell>
          <table:table-cell office:value-type="float" office:value="-0.0363858270643747" calcext:value-type="float">
            <text:p>-0.036385827064375</text:p>
          </table:table-cell>
          <table:table-cell office:value-type="float" office:value="-0.0470818957689099" calcext:value-type="float">
            <text:p>-0.04708189576891</text:p>
          </table:table-cell>
          <table:table-cell office:value-type="float" office:value="-0.0584243884365388" calcext:value-type="float">
            <text:p>-0.058424388436539</text:p>
          </table:table-cell>
          <table:table-cell office:value-type="float" office:value="-0.0704757034281728" calcext:value-type="float">
            <text:p>-0.070475703428173</text:p>
          </table:table-cell>
          <table:table-cell office:value-type="float" office:value="-0.0833046317291724" calcext:value-type="float">
            <text:p>-0.083304631729173</text:p>
          </table:table-cell>
          <table:table-cell office:value-type="float" office:value="-0.0969865128561135" calcext:value-type="float">
            <text:p>-0.096986512856114</text:p>
          </table:table-cell>
          <table:table-cell office:value-type="float" office:value="-0.111603809647675" calcext:value-type="float">
            <text:p>-0.111603809647675</text:p>
          </table:table-cell>
          <table:table-cell office:value-type="float" office:value="-0.127246001379102" calcext:value-type="float">
            <text:p>-0.127246001379102</text:p>
          </table:table-cell>
          <table:table-cell office:value-type="float" office:value="-0.144007296435621" calcext:value-type="float">
            <text:p>-0.144007296435621</text:p>
          </table:table-cell>
          <table:table-cell office:value-type="float" office:value="-0.161986309539479" calcext:value-type="float">
            <text:p>-0.161986309539479</text:p>
          </table:table-cell>
          <table:table-cell office:value-type="float" office:value="-0.181284472005591" calcext:value-type="float">
            <text:p>-0.181284472005591</text:p>
          </table:table-cell>
          <table:table-cell office:value-type="float" office:value="-0.201996853171545" calcext:value-type="float">
            <text:p>-0.201996853171545</text:p>
          </table:table-cell>
          <table:table-cell office:value-type="float" office:value="-0.224208129753628" calcext:value-type="float">
            <text:p>-0.224208129753628</text:p>
          </table:table-cell>
          <table:table-cell office:value-type="float" office:value="-0.247965582087793" calcext:value-type="float">
            <text:p>-0.247965582087793</text:p>
          </table:table-cell>
          <table:table-cell office:value-type="float" office:value="-0.273284282471114" calcext:value-type="float">
            <text:p>-0.273284282471114</text:p>
          </table:table-cell>
          <table:table-cell office:value-type="float" office:value="-0.30007028422846" calcext:value-type="float">
            <text:p>-0.30007028422846</text:p>
          </table:table-cell>
          <table:table-cell office:value-type="float" office:value="-0.328171030235835" calcext:value-type="float">
            <text:p>-0.328171030235835</text:p>
          </table:table-cell>
          <table:table-cell office:value-type="float" office:value="-0.357194830845123" calcext:value-type="float">
            <text:p>-0.357194830845123</text:p>
          </table:table-cell>
          <table:table-cell office:value-type="float" office:value="-0.386596603851205" calcext:value-type="float">
            <text:p>-0.386596603851205</text:p>
          </table:table-cell>
          <table:table-cell office:value-type="float" office:value="-0.415300770976876" calcext:value-type="float">
            <text:p>-0.415300770976876</text:p>
          </table:table-cell>
          <table:table-cell office:value-type="float" office:value="-0.441979889581562" calcext:value-type="float">
            <text:p>-0.441979889581562</text:p>
          </table:table-cell>
          <table:table-cell office:value-type="float" office:value="-0.464868010729904" calcext:value-type="float">
            <text:p>-0.464868010729904</text:p>
          </table:table-cell>
          <table:table-cell office:value-type="float" office:value="-0.481732509124936" calcext:value-type="float">
            <text:p>-0.481732509124936</text:p>
          </table:table-cell>
          <table:table-cell office:value-type="float" office:value="-0.489887264878626" calcext:value-type="float">
            <text:p>-0.489887264878626</text:p>
          </table:table-cell>
          <table:table-cell office:value-type="float" office:value="-0.486280103177549" calcext:value-type="float">
            <text:p>-0.486280103177549</text:p>
          </table:table-cell>
          <table:table-cell office:value-type="float" office:value="-0.467721734864998" calcext:value-type="float">
            <text:p>-0.467721734864998</text:p>
          </table:table-cell>
          <table:table-cell office:value-type="float" office:value="-0.431197486089945" calcext:value-type="float">
            <text:p>-0.431197486089945</text:p>
          </table:table-cell>
          <table:table-cell office:value-type="float" office:value="-0.374254292952477" calcext:value-type="float">
            <text:p>-0.374254292952477</text:p>
          </table:table-cell>
          <table:table-cell office:value-type="float" office:value="-0.295379514256486" calcext:value-type="float">
            <text:p>-0.295379514256486</text:p>
          </table:table-cell>
          <table:table-cell office:value-type="float" office:value="-0.194222298517292" calcext:value-type="float">
            <text:p>-0.194222298517292</text:p>
          </table:table-cell>
          <table:table-cell office:value-type="float" office:value="-0.0714982854618348" calcext:value-type="float">
            <text:p>-0.071498285461835</text:p>
          </table:table-cell>
          <table:table-cell office:value-type="float" office:value="0.0714982854618348" calcext:value-type="float">
            <text:p>0.071498285461835</text:p>
          </table:table-cell>
        </table:table-row>
        <table:table-row table:style-name="ro1">
          <table:table-cell office:value-type="float" office:value="-0.0319966720582637" calcext:value-type="float">
            <text:p>-0.031996672058264</text:p>
          </table:table-cell>
          <table:table-cell office:value-type="float" office:value="0.0319966720582637" calcext:value-type="float">
            <text:p>0.031996672058264</text:p>
          </table:table-cell>
          <table:table-cell office:value-type="float" office:value="0.0882133738299142" calcext:value-type="float">
            <text:p>0.088213373829914</text:p>
          </table:table-cell>
          <table:table-cell office:value-type="float" office:value="0.13638378666972" calcext:value-type="float">
            <text:p>0.13638378666972</text:p>
          </table:table-cell>
          <table:table-cell office:value-type="float" office:value="0.176111487068631" calcext:value-type="float">
            <text:p>0.176111487068631</text:p>
          </table:table-cell>
          <table:table-cell office:value-type="float" office:value="0.207595406963723" calcext:value-type="float">
            <text:p>0.207595406963723</text:p>
          </table:table-cell>
          <table:table-cell office:value-type="float" office:value="0.231499606272602" calcext:value-type="float">
            <text:p>0.231499606272602</text:p>
          </table:table-cell>
          <table:table-cell office:value-type="float" office:value="0.248771788516908" calcext:value-type="float">
            <text:p>0.248771788516908</text:p>
          </table:table-cell>
          <table:table-cell office:value-type="float" office:value="0.26046845309193" calcext:value-type="float">
            <text:p>0.26046845309193</text:p>
          </table:table-cell>
          <table:table-cell office:value-type="float" office:value="0.26762376485398" calcext:value-type="float">
            <text:p>0.26762376485398</text:p>
          </table:table-cell>
          <table:table-cell office:value-type="float" office:value="0.271171363105921" calcext:value-type="float">
            <text:p>0.271171363105921</text:p>
          </table:table-cell>
          <table:table-cell office:value-type="float" office:value="0.271910290297252" calcext:value-type="float">
            <text:p>0.271910290297252</text:p>
          </table:table-cell>
          <table:table-cell office:value-type="float" office:value="0.270500256458444" calcext:value-type="float">
            <text:p>0.270500256458444</text:p>
          </table:table-cell>
          <table:table-cell office:value-type="float" office:value="0.267472918055561" calcext:value-type="float">
            <text:p>0.267472918055561</text:p>
          </table:table-cell>
          <table:table-cell office:value-type="float" office:value="0.263249844069926" calcext:value-type="float">
            <text:p>0.263249844069926</text:p>
          </table:table-cell>
          <table:table-cell office:value-type="float" office:value="0.258161705448828" calcext:value-type="float">
            <text:p>0.258161705448828</text:p>
          </table:table-cell>
          <table:table-cell office:value-type="float" office:value="0.252465932719803" calcext:value-type="float">
            <text:p>0.252465932719803</text:p>
          </table:table-cell>
          <table:table-cell office:value-type="float" office:value="0.24636182960891" calcext:value-type="float">
            <text:p>0.24636182960891</text:p>
          </table:table-cell>
          <table:table-cell office:value-type="float" office:value="0.240002884942994" calcext:value-type="float">
            <text:p>0.240002884942994</text:p>
          </table:table-cell>
          <table:table-cell office:value-type="float" office:value="0.23350664418147" calcext:value-type="float">
            <text:p>0.23350664418147</text:p>
          </table:table-cell>
          <table:table-cell office:value-type="float" office:value="0.226962225041138" calcext:value-type="float">
            <text:p>0.226962225041138</text:p>
          </table:table-cell>
          <table:table-cell office:value-type="float" office:value="0.220436334943529" calcext:value-type="float">
            <text:p>0.220436334943529</text:p>
          </table:table-cell>
          <table:table-cell office:value-type="float" office:value="0.213977539923968" calcext:value-type="float">
            <text:p>0.213977539923968</text:p>
          </table:table-cell>
          <table:table-cell office:value-type="float" office:value="0.20762185123201" calcext:value-type="float">
            <text:p>0.20762185123201</text:p>
          </table:table-cell>
          <table:table-cell office:value-type="float" office:value="0.201397789294662" calcext:value-type="float">
            <text:p>0.201397789294662</text:p>
          </table:table-cell>
          <table:table-cell office:value-type="float" office:value="0.195322902617698" calcext:value-type="float">
            <text:p>0.195322902617698</text:p>
          </table:table-cell>
          <table:table-cell office:value-type="float" office:value="0.189415096195941" calcext:value-type="float">
            <text:p>0.189415096195941</text:p>
          </table:table-cell>
          <table:table-cell office:value-type="float" office:value="0.183673719578109" calcext:value-type="float">
            <text:p>0.183673719578109</text:p>
          </table:table-cell>
          <table:table-cell office:value-type="float" office:value="0.178083426799401" calcext:value-type="float">
            <text:p>0.178083426799401</text:p>
          </table:table-cell>
          <table:table-cell office:value-type="float" office:value="0.172680373449616" calcext:value-type="float">
            <text:p>0.172680373449616</text:p>
          </table:table-cell>
          <table:table-cell office:value-type="float" office:value="0.167453156697186" calcext:value-type="float">
            <text:p>0.167453156697186</text:p>
          </table:table-cell>
          <table:table-cell office:value-type="float" office:value="0.162387873227781" calcext:value-type="float">
            <text:p>0.162387873227781</text:p>
          </table:table-cell>
          <table:table-cell office:value-type="float" office:value="0.157480588247391" calcext:value-type="float">
            <text:p>0.157480588247391</text:p>
          </table:table-cell>
          <table:table-cell office:value-type="float" office:value="0.152721137925141" calcext:value-type="float">
            <text:p>0.152721137925141</text:p>
          </table:table-cell>
          <table:table-cell office:value-type="float" office:value="0.148097427108513" calcext:value-type="float">
            <text:p>0.148097427108513</text:p>
          </table:table-cell>
          <table:table-cell office:value-type="float" office:value="0.143597730470003" calcext:value-type="float">
            <text:p>0.143597730470003</text:p>
          </table:table-cell>
          <table:table-cell office:value-type="float" office:value="0.13920979729779" calcext:value-type="float">
            <text:p>0.13920979729779</text:p>
          </table:table-cell>
          <table:table-cell office:value-type="float" office:value="0.134920929193371" calcext:value-type="float">
            <text:p>0.134920929193371</text:p>
          </table:table-cell>
          <table:table-cell office:value-type="float" office:value="0.130717929725893" calcext:value-type="float">
            <text:p>0.130717929725893</text:p>
          </table:table-cell>
          <table:table-cell office:value-type="float" office:value="0.126587251799284" calcext:value-type="float">
            <text:p>0.126587251799284</text:p>
          </table:table-cell>
          <table:table-cell office:value-type="float" office:value="0.122515080153816" calcext:value-type="float">
            <text:p>0.122515080153816</text:p>
          </table:table-cell>
          <table:table-cell office:value-type="float" office:value="0.118487400623834" calcext:value-type="float">
            <text:p>0.118487400623834</text:p>
          </table:table-cell>
          <table:table-cell office:value-type="float" office:value="0.114490012329356" calcext:value-type="float">
            <text:p>0.114490012329356</text:p>
          </table:table-cell>
          <table:table-cell office:value-type="float" office:value="0.110508509023449" calcext:value-type="float">
            <text:p>0.110508509023449</text:p>
          </table:table-cell>
          <table:table-cell office:value-type="float" office:value="0.106528265813132" calcext:value-type="float">
            <text:p>0.106528265813132</text:p>
          </table:table-cell>
          <table:table-cell office:value-type="float" office:value="0.102534420278768" calcext:value-type="float">
            <text:p>0.102534420278768</text:p>
          </table:table-cell>
          <table:table-cell office:value-type="float" office:value="0.0985118395510496" calcext:value-type="float">
            <text:p>0.09851183955105</text:p>
          </table:table-cell>
          <table:table-cell office:value-type="float" office:value="0.094445076324368" calcext:value-type="float">
            <text:p>0.094445076324368</text:p>
          </table:table-cell>
          <table:table-cell office:value-type="float" office:value="0.0903183199263686" calcext:value-type="float">
            <text:p>0.090318319926369</text:p>
          </table:table-cell>
          <table:table-cell office:value-type="float" office:value="0.0861153469291291" calcext:value-type="float">
            <text:p>0.086115346929129</text:p>
          </table:table-cell>
          <table:table-cell office:value-type="float" office:value="0.0818194727141509" calcext:value-type="float">
            <text:p>0.081819472714151</text:p>
          </table:table-cell>
          <table:table-cell office:value-type="float" office:value="0.077413504913519" calcext:value-type="float">
            <text:p>0.077413504913519</text:p>
          </table:table-cell>
          <table:table-cell office:value-type="float" office:value="0.0728797006913172" calcext:value-type="float">
            <text:p>0.072879700691317</text:p>
          </table:table-cell>
          <table:table-cell office:value-type="float" office:value="0.0681997312439138" calcext:value-type="float">
            <text:p>0.068199731243914</text:p>
          </table:table-cell>
          <table:table-cell office:value-type="float" office:value="0.0633546583761068" calcext:value-type="float">
            <text:p>0.063354658376107</text:p>
          </table:table-cell>
          <table:table-cell office:value-type="float" office:value="0.058324929926535" calcext:value-type="float">
            <text:p>0.058324929926535</text:p>
          </table:table-cell>
          <table:table-cell office:value-type="float" office:value="0.0530904034242194" calcext:value-type="float">
            <text:p>0.053090403424219</text:p>
          </table:table-cell>
          <table:table-cell office:value-type="float" office:value="0.0476304109274818" calcext:value-type="float">
            <text:p>0.047630410927482</text:p>
          </table:table-cell>
          <table:table-cell office:value-type="float" office:value="0.0419238826104461" calcext:value-type="float">
            <text:p>0.041923882610446</text:p>
          </table:table-cell>
          <table:table-cell office:value-type="float" office:value="0.0359495519313718" calcext:value-type="float">
            <text:p>0.035949551931372</text:p>
          </table:table-cell>
          <table:table-cell office:value-type="float" office:value="0.0296862687965834" calcext:value-type="float">
            <text:p>0.029686268796583</text:p>
          </table:table-cell>
          <table:table-cell office:value-type="float" office:value="0.0231134403147422" calcext:value-type="float">
            <text:p>0.023113440314742</text:p>
          </table:table-cell>
          <table:table-cell office:value-type="float" office:value="0.0162115743424807" calcext:value-type="float">
            <text:p>0.016211574342481</text:p>
          </table:table-cell>
          <table:table-cell office:value-type="float" office:value="0.00896275365829953" calcext:value-type="float">
            <text:p>0.0089627536583</text:p>
          </table:table-cell>
          <table:table-cell office:value-type="float" office:value="0.0013505326049584" calcext:value-type="float">
            <text:p>0.001350532604958</text:p>
          </table:table-cell>
          <table:table-cell office:value-type="float" office:value="-0.00664150785516613" calcext:value-type="float">
            <text:p>-0.006641507855166</text:p>
          </table:table-cell>
          <table:table-cell office:value-type="float" office:value="-0.0150274395737812" calcext:value-type="float">
            <text:p>-0.015027439573781</text:p>
          </table:table-cell>
          <table:table-cell office:value-type="float" office:value="-0.0238568055799323" calcext:value-type="float">
            <text:p>-0.023856805579932</text:p>
          </table:table-cell>
          <table:table-cell office:value-type="float" office:value="-0.0331796316100215" calcext:value-type="float">
            <text:p>-0.033179631610022</text:p>
          </table:table-cell>
          <table:table-cell office:value-type="float" office:value="-0.043048132796362" calcext:value-type="float">
            <text:p>-0.043048132796362</text:p>
          </table:table-cell>
          <table:table-cell office:value-type="float" office:value="-0.0535185583008679" calcext:value-type="float">
            <text:p>-0.053518558300868</text:p>
          </table:table-cell>
          <table:table-cell office:value-type="float" office:value="-0.0646526718879174" calcext:value-type="float">
            <text:p>-0.064652671887918</text:p>
          </table:table-cell>
          <table:table-cell office:value-type="float" office:value="-0.0765188899551624" calcext:value-type="float">
            <text:p>-0.076518889955162</text:p>
          </table:table-cell>
          <table:table-cell office:value-type="float" office:value="-0.0891931287911453" calcext:value-type="float">
            <text:p>-0.089193128791145</text:p>
          </table:table-cell>
          <table:table-cell office:value-type="float" office:value="-0.102759651547252" calcext:value-type="float">
            <text:p>-0.102759651547252</text:p>
          </table:table-cell>
          <table:table-cell office:value-type="float" office:value="-0.117311508998654" calcext:value-type="float">
            <text:p>-0.117311508998654</text:p>
          </table:table-cell>
          <table:table-cell office:value-type="float" office:value="-0.132950142977545" calcext:value-type="float">
            <text:p>-0.132950142977545</text:p>
          </table:table-cell>
          <table:table-cell office:value-type="float" office:value="-0.149785166044946" calcext:value-type="float">
            <text:p>-0.149785166044946</text:p>
          </table:table-cell>
          <table:table-cell office:value-type="float" office:value="-0.167932840183922" calcext:value-type="float">
            <text:p>-0.167932840183922</text:p>
          </table:table-cell>
          <table:table-cell office:value-type="float" office:value="-0.187510970287277" calcext:value-type="float">
            <text:p>-0.187510970287277</text:p>
          </table:table-cell>
          <table:table-cell office:value-type="float" office:value="-0.208632438038365" calcext:value-type="float">
            <text:p>-0.208632438038365</text:p>
          </table:table-cell>
          <table:table-cell office:value-type="float" office:value="-0.231390048240191" calcext:value-type="float">
            <text:p>-0.231390048240191</text:p>
          </table:table-cell>
          <table:table-cell office:value-type="float" office:value="-0.255844230913432" calcext:value-type="float">
            <text:p>-0.255844230913432</text:p>
          </table:table-cell>
          <table:table-cell office:value-type="float" office:value="-0.281985138660442" calcext:value-type="float">
            <text:p>-0.281985138660442</text:p>
          </table:table-cell>
          <table:table-cell office:value-type="float" office:value="-0.30971886352725" calcext:value-type="float">
            <text:p>-0.30971886352725</text:p>
          </table:table-cell>
          <table:table-cell office:value-type="float" office:value="-0.338785615437343" calcext:value-type="float">
            <text:p>-0.338785615437343</text:p>
          </table:table-cell>
          <table:table-cell office:value-type="float" office:value="-0.36875862492684" calcext:value-type="float">
            <text:p>-0.36875862492684</text:p>
          </table:table-cell>
          <table:table-cell office:value-type="float" office:value="-0.398877377394788" calcext:value-type="float">
            <text:p>-0.398877377394788</text:p>
          </table:table-cell>
          <table:table-cell office:value-type="float" office:value="-0.427734692267558" calcext:value-type="float">
            <text:p>-0.427734692267558</text:p>
          </table:table-cell>
          <table:table-cell office:value-type="float" office:value="-0.453609378572568" calcext:value-type="float">
            <text:p>-0.453609378572568</text:p>
          </table:table-cell>
          <table:table-cell office:value-type="float" office:value="-0.474237359379515" calcext:value-type="float">
            <text:p>-0.474237359379515</text:p>
          </table:table-cell>
          <table:table-cell office:value-type="float" office:value="-0.48678547009612" calcext:value-type="float">
            <text:p>-0.48678547009612</text:p>
          </table:table-cell>
          <table:table-cell office:value-type="float" office:value="-0.487876893406949" calcext:value-type="float">
            <text:p>-0.487876893406949</text:p>
          </table:table-cell>
          <table:table-cell office:value-type="float" office:value="-0.473847754275093" calcext:value-type="float">
            <text:p>-0.473847754275093</text:p>
          </table:table-cell>
          <table:table-cell office:value-type="float" office:value="-0.441060793681061" calcext:value-type="float">
            <text:p>-0.441060793681061</text:p>
          </table:table-cell>
          <table:table-cell office:value-type="float" office:value="-0.386354267198572" calcext:value-type="float">
            <text:p>-0.386354267198572</text:p>
          </table:table-cell>
          <table:table-cell office:value-type="float" office:value="-0.30754337135329" calcext:value-type="float">
            <text:p>-0.30754337135329</text:p>
          </table:table-cell>
          <table:table-cell office:value-type="float" office:value="-0.203790641975609" calcext:value-type="float">
            <text:p>-0.203790641975609</text:p>
          </table:table-cell>
          <table:table-cell office:value-type="float" office:value="-0.0756147354639076" calcext:value-type="float">
            <text:p>-0.075614735463908</text:p>
          </table:table-cell>
          <table:table-cell office:value-type="float" office:value="0.0756147354639076" calcext:value-type="float">
            <text:p>0.075614735463908</text:p>
          </table:table-cell>
        </table:table-row>
        <table:table-row table:style-name="ro1">
          <table:table-cell office:value-type="float" office:value="-0.0348999387014981" calcext:value-type="float">
            <text:p>-0.034899938701498</text:p>
          </table:table-cell>
          <table:table-cell office:value-type="float" office:value="0.0348999387014981" calcext:value-type="float">
            <text:p>0.034899938701498</text:p>
          </table:table-cell>
          <table:table-cell office:value-type="float" office:value="0.0955700319531148" calcext:value-type="float">
            <text:p>0.095570031953115</text:p>
          </table:table-cell>
          <table:table-cell office:value-type="float" office:value="0.14675717362676" calcext:value-type="float">
            <text:p>0.14675717362676</text:p>
          </table:table-cell>
          <table:table-cell office:value-type="float" office:value="0.188068897882815" calcext:value-type="float">
            <text:p>0.188068897882815</text:p>
          </table:table-cell>
          <table:table-cell office:value-type="float" office:value="0.219887914444677" calcext:value-type="float">
            <text:p>0.219887914444677</text:p>
          </table:table-cell>
          <table:table-cell office:value-type="float" office:value="0.243165176561724" calcext:value-type="float">
            <text:p>0.243165176561724</text:p>
          </table:table-cell>
          <table:table-cell office:value-type="float" office:value="0.259155767626069" calcext:value-type="float">
            <text:p>0.259155767626069</text:p>
          </table:table-cell>
          <table:table-cell office:value-type="float" office:value="0.269186564514918" calcext:value-type="float">
            <text:p>0.269186564514918</text:p>
          </table:table-cell>
          <table:table-cell office:value-type="float" office:value="0.274500047739702" calcext:value-type="float">
            <text:p>0.274500047739702</text:p>
          </table:table-cell>
          <table:table-cell office:value-type="float" office:value="0.276174892650541" calcext:value-type="float">
            <text:p>0.276174892650541</text:p>
          </table:table-cell>
          <table:table-cell office:value-type="float" office:value="0.275102538408142" calcext:value-type="float">
            <text:p>0.275102538408142</text:p>
          </table:table-cell>
          <table:table-cell office:value-type="float" office:value="0.271996184767165" calcext:value-type="float">
            <text:p>0.271996184767165</text:p>
          </table:table-cell>
          <table:table-cell office:value-type="float" office:value="0.267414439631809" calcext:value-type="float">
            <text:p>0.267414439631809</text:p>
          </table:table-cell>
          <table:table-cell office:value-type="float" office:value="0.261788780498768" calcext:value-type="float">
            <text:p>0.261788780498768</text:p>
          </table:table-cell>
          <table:table-cell office:value-type="float" office:value="0.255449446858493" calcext:value-type="float">
            <text:p>0.255449446858493</text:p>
          </table:table-cell>
          <table:table-cell office:value-type="float" office:value="0.248647500569046" calcext:value-type="float">
            <text:p>0.248647500569046</text:p>
          </table:table-cell>
          <table:table-cell office:value-type="float" office:value="0.241572829659618" calcext:value-type="float">
            <text:p>0.241572829659618</text:p>
          </table:table-cell>
          <table:table-cell office:value-type="float" office:value="0.234368111130702" calcext:value-type="float">
            <text:p>0.234368111130702</text:p>
          </table:table-cell>
          <table:table-cell office:value-type="float" office:value="0.227139926265621" calcext:value-type="float">
            <text:p>0.227139926265621</text:p>
          </table:table-cell>
          <table:table-cell office:value-type="float" office:value="0.219966476074994" calcext:value-type="float">
            <text:p>0.219966476074994</text:p>
          </table:table-cell>
          <table:table-cell office:value-type="float" office:value="0.2129042544274" calcext:value-type="float">
            <text:p>0.2129042544274</text:p>
          </table:table-cell>
          <table:table-cell office:value-type="float" office:value="0.205990341728199" calcext:value-type="float">
            <text:p>0.205990341728199</text:p>
          </table:table-cell>
          <table:table-cell office:value-type="float" office:value="0.199250138116204" calcext:value-type="float">
            <text:p>0.199250138116204</text:p>
          </table:table-cell>
          <table:table-cell office:value-type="float" office:value="0.192708615371867" calcext:value-type="float">
            <text:p>0.192708615371867</text:p>
          </table:table-cell>
          <table:table-cell office:value-type="float" office:value="0.186369429830043" calcext:value-type="float">
            <text:p>0.186369429830043</text:p>
          </table:table-cell>
          <table:table-cell office:value-type="float" office:value="0.180256414548092" calcext:value-type="float">
            <text:p>0.180256414548092</text:p>
          </table:table-cell>
          <table:table-cell office:value-type="float" office:value="0.174355368698986" calcext:value-type="float">
            <text:p>0.174355368698986</text:p>
          </table:table-cell>
          <table:table-cell office:value-type="float" office:value="0.168670370477554" calcext:value-type="float">
            <text:p>0.168670370477554</text:p>
          </table:table-cell>
          <table:table-cell office:value-type="float" office:value="0.163205292502179" calcext:value-type="float">
            <text:p>0.163205292502179</text:p>
          </table:table-cell>
          <table:table-cell office:value-type="float" office:value="0.157949884377441" calcext:value-type="float">
            <text:p>0.157949884377441</text:p>
          </table:table-cell>
          <table:table-cell office:value-type="float" office:value="0.152889628030981" calcext:value-type="float">
            <text:p>0.152889628030981</text:p>
          </table:table-cell>
          <table:table-cell office:value-type="float" office:value="0.148013157635428" calcext:value-type="float">
            <text:p>0.148013157635428</text:p>
          </table:table-cell>
          <table:table-cell office:value-type="float" office:value="0.143307493020414" calcext:value-type="float">
            <text:p>0.143307493020414</text:p>
          </table:table-cell>
          <table:table-cell office:value-type="float" office:value="0.138758648751117" calcext:value-type="float">
            <text:p>0.138758648751117</text:p>
          </table:table-cell>
          <table:table-cell office:value-type="float" office:value="0.134352593898875" calcext:value-type="float">
            <text:p>0.134352593898875</text:p>
          </table:table-cell>
          <table:table-cell office:value-type="float" office:value="0.130075197950562" calcext:value-type="float">
            <text:p>0.130075197950562</text:p>
          </table:table-cell>
          <table:table-cell office:value-type="float" office:value="0.125912234152348" calcext:value-type="float">
            <text:p>0.125912234152348</text:p>
          </table:table-cell>
          <table:table-cell office:value-type="float" office:value="0.121849364133657" calcext:value-type="float">
            <text:p>0.121849364133657</text:p>
          </table:table-cell>
          <table:table-cell office:value-type="float" office:value="0.117872182661788" calcext:value-type="float">
            <text:p>0.117872182661788</text:p>
          </table:table-cell>
          <table:table-cell office:value-type="float" office:value="0.113966253448285" calcext:value-type="float">
            <text:p>0.113966253448285</text:p>
          </table:table-cell>
          <table:table-cell office:value-type="float" office:value="0.11011713124017" calcext:value-type="float">
            <text:p>0.11011713124017</text:p>
          </table:table-cell>
          <table:table-cell office:value-type="float" office:value="0.106310355838418" calcext:value-type="float">
            <text:p>0.106310355838418</text:p>
          </table:table-cell>
          <table:table-cell office:value-type="float" office:value="0.102531426610989" calcext:value-type="float">
            <text:p>0.102531426610989</text:p>
          </table:table-cell>
          <table:table-cell office:value-type="float" office:value="0.0987657719637351" calcext:value-type="float">
            <text:p>0.098765771963735</text:p>
          </table:table-cell>
          <table:table-cell office:value-type="float" office:value="0.0949987134830181" calcext:value-type="float">
            <text:p>0.094998713483018</text:p>
          </table:table-cell>
          <table:table-cell office:value-type="float" office:value="0.0912154222237789" calcext:value-type="float">
            <text:p>0.091215422223779</text:p>
          </table:table-cell>
          <table:table-cell office:value-type="float" office:value="0.0874008682708779" calcext:value-type="float">
            <text:p>0.087400868270878</text:p>
          </table:table-cell>
          <table:table-cell office:value-type="float" office:value="0.0835397666868505" calcext:value-type="float">
            <text:p>0.083539766686851</text:p>
          </table:table-cell>
          <table:table-cell office:value-type="float" office:value="0.0796165226565107" calcext:value-type="float">
            <text:p>0.079616522656511</text:p>
          </table:table-cell>
          <table:table-cell office:value-type="float" office:value="0.0756151775226225" calcext:value-type="float">
            <text:p>0.075615177522623</text:p>
          </table:table-cell>
          <table:table-cell office:value-type="float" office:value="0.0715193570863675" calcext:value-type="float">
            <text:p>0.071519357086368</text:p>
          </table:table-cell>
          <table:table-cell office:value-type="float" office:value="0.0673122242089135" calcext:value-type="float">
            <text:p>0.067312224208914</text:p>
          </table:table-cell>
          <table:table-cell office:value-type="float" office:value="0.0629764389199032" calcext:value-type="float">
            <text:p>0.062976438919903</text:p>
          </table:table-cell>
          <table:table-cell office:value-type="float" office:value="0.0584941308203229" calcext:value-type="float">
            <text:p>0.058494130820323</text:p>
          </table:table-cell>
          <table:table-cell office:value-type="float" office:value="0.0538468907165783" calcext:value-type="float">
            <text:p>0.053846890716578</text:p>
          </table:table-cell>
          <table:table-cell office:value-type="float" office:value="0.0490157913614643" calcext:value-type="float">
            <text:p>0.049015791361464</text:p>
          </table:table-cell>
          <table:table-cell office:value-type="float" office:value="0.0439814510714318" calcext:value-type="float">
            <text:p>0.043981451071432</text:p>
          </table:table-cell>
          <table:table-cell office:value-type="float" office:value="0.0387241589065536" calcext:value-type="float">
            <text:p>0.038724158906554</text:p>
          </table:table-cell>
          <table:table-cell office:value-type="float" office:value="0.0332240855864354" calcext:value-type="float">
            <text:p>0.033224085586435</text:p>
          </table:table-cell>
          <table:table-cell office:value-type="float" office:value="0.0274616084378577" calcext:value-type="float">
            <text:p>0.027461608437858</text:p>
          </table:table-cell>
          <table:table-cell office:value-type="float" office:value="0.0214177743243813" calcext:value-type="float">
            <text:p>0.021417774324381</text:p>
          </table:table-cell>
          <table:table-cell office:value-type="float" office:value="0.015074890485493" calcext:value-type="float">
            <text:p>0.015074890485493</text:p>
          </table:table-cell>
          <table:table-cell office:value-type="float" office:value="0.00841711844347059" calcext:value-type="float">
            <text:p>0.008417118443471</text:p>
          </table:table-cell>
          <table:table-cell office:value-type="float" office:value="0.00143068735632164" calcext:value-type="float">
            <text:p>0.001430687356322</text:p>
          </table:table-cell>
          <table:table-cell office:value-type="float" office:value="-0.00589681654261792" calcext:value-type="float">
            <text:p>-0.005896816542618</text:p>
          </table:table-cell>
          <table:table-cell office:value-type="float" office:value="-0.0135746501573882" calcext:value-type="float">
            <text:p>-0.013574650157388</text:p>
          </table:table-cell>
          <table:table-cell office:value-type="float" office:value="-0.0216516225522826" calcext:value-type="float">
            <text:p>-0.021651622552283</text:p>
          </table:table-cell>
          <table:table-cell office:value-type="float" office:value="-0.0301770768255158" calcext:value-type="float">
            <text:p>-0.030177076825516</text:p>
          </table:table-cell>
          <table:table-cell office:value-type="float" office:value="-0.0392020247741672" calcext:value-type="float">
            <text:p>-0.039202024774167</text:p>
          </table:table-cell>
          <table:table-cell office:value-type="float" office:value="-0.0487811326902109" calcext:value-type="float">
            <text:p>-0.048781132690211</text:p>
          </table:table-cell>
          <table:table-cell office:value-type="float" office:value="-0.05897442666777" calcext:value-type="float">
            <text:p>-0.05897442666777</text:p>
          </table:table-cell>
          <table:table-cell office:value-type="float" office:value="-0.0698487244411903" calcext:value-type="float">
            <text:p>-0.06984872444119</text:p>
          </table:table-cell>
          <table:table-cell office:value-type="float" office:value="-0.0814788985601465" calcext:value-type="float">
            <text:p>-0.081478898560147</text:p>
          </table:table-cell>
          <table:table-cell office:value-type="float" office:value="-0.0939490899881215" calcext:value-type="float">
            <text:p>-0.093949089988122</text:p>
          </table:table-cell>
          <table:table-cell office:value-type="float" office:value="-0.107353727946938" calcext:value-type="float">
            <text:p>-0.107353727946938</text:p>
          </table:table-cell>
          <table:table-cell office:value-type="float" office:value="-0.121798187229501" calcext:value-type="float">
            <text:p>-0.121798187229501</text:p>
          </table:table-cell>
          <table:table-cell office:value-type="float" office:value="-0.137399214442758" calcext:value-type="float">
            <text:p>-0.137399214442758</text:p>
          </table:table-cell>
          <table:table-cell office:value-type="float" office:value="-0.154284321297447" calcext:value-type="float">
            <text:p>-0.154284321297447</text:p>
          </table:table-cell>
          <table:table-cell office:value-type="float" office:value="-0.172588976321038" calcext:value-type="float">
            <text:p>-0.172588976321038</text:p>
          </table:table-cell>
          <table:table-cell office:value-type="float" office:value="-0.192451386889723" calcext:value-type="float">
            <text:p>-0.192451386889723</text:p>
          </table:table-cell>
          <table:table-cell office:value-type="float" office:value="-0.214002206057571" calcext:value-type="float">
            <text:p>-0.214002206057571</text:p>
          </table:table-cell>
          <table:table-cell office:value-type="float" office:value="-0.237350513276821" calcext:value-type="float">
            <text:p>-0.237350513276821</text:p>
          </table:table-cell>
          <table:table-cell office:value-type="float" office:value="-0.262557706317329" calcext:value-type="float">
            <text:p>-0.262557706317329</text:p>
          </table:table-cell>
          <table:table-cell office:value-type="float" office:value="-0.289609369598294" calcext:value-type="float">
            <text:p>-0.289609369598294</text:p>
          </table:table-cell>
          <table:table-cell office:value-type="float" office:value="-0.318361013940496" calcext:value-type="float">
            <text:p>-0.318361013940496</text:p>
          </table:table-cell>
          <table:table-cell office:value-type="float" office:value="-0.348494734922141" calcext:value-type="float">
            <text:p>-0.348494734922141</text:p>
          </table:table-cell>
          <table:table-cell office:value-type="float" office:value="-0.379436697324447" calcext:value-type="float">
            <text:p>-0.379436697324447</text:p>
          </table:table-cell>
          <table:table-cell office:value-type="float" office:value="-0.410145174978291" calcext:value-type="float">
            <text:p>-0.410145174978291</text:p>
          </table:table-cell>
          <table:table-cell office:value-type="float" office:value="-0.438781832550806" calcext:value-type="float">
            <text:p>-0.438781832550806</text:p>
          </table:table-cell>
          <table:table-cell office:value-type="float" office:value="-0.463112009307805" calcext:value-type="float">
            <text:p>-0.463112009307805</text:p>
          </table:table-cell>
          <table:table-cell office:value-type="float" office:value="-0.480225652332798" calcext:value-type="float">
            <text:p>-0.480225652332798</text:p>
          </table:table-cell>
          <table:table-cell office:value-type="float" office:value="-0.486424470382014" calcext:value-type="float">
            <text:p>-0.486424470382014</text:p>
          </table:table-cell>
          <table:table-cell office:value-type="float" office:value="-0.477570816151065" calcext:value-type="float">
            <text:p>-0.477570816151065</text:p>
          </table:table-cell>
          <table:table-cell office:value-type="float" office:value="-0.449342953401401" calcext:value-type="float">
            <text:p>-0.449342953401401</text:p>
          </table:table-cell>
          <table:table-cell office:value-type="float" office:value="-0.397736666342663" calcext:value-type="float">
            <text:p>-0.397736666342663</text:p>
          </table:table-cell>
          <table:table-cell office:value-type="float" office:value="-0.319706970231846" calcext:value-type="float">
            <text:p>-0.319706970231846</text:p>
          </table:table-cell>
          <table:table-cell office:value-type="float" office:value="-0.213737579078644" calcext:value-type="float">
            <text:p>-0.213737579078644</text:p>
          </table:table-cell>
          <table:table-cell office:value-type="float" office:value="-0.0800214198701912" calcext:value-type="float">
            <text:p>-0.080021419870191</text:p>
          </table:table-cell>
          <table:table-cell office:value-type="float" office:value="0.0800214198701912" calcext:value-type="float">
            <text:p>0.080021419870191</text:p>
          </table:table-cell>
        </table:table-row>
        <table:table-row table:style-name="ro1">
          <table:table-cell office:value-type="float" office:value="-0.038379849912836" calcext:value-type="float">
            <text:p>-0.038379849912836</text:p>
          </table:table-cell>
          <table:table-cell office:value-type="float" office:value="0.038379849912836" calcext:value-type="float">
            <text:p>0.038379849912836</text:p>
          </table:table-cell>
          <table:table-cell office:value-type="float" office:value="0.104244560165821" calcext:value-type="float">
            <text:p>0.104244560165821</text:p>
          </table:table-cell>
          <table:table-cell office:value-type="float" office:value="0.158772001161571" calcext:value-type="float">
            <text:p>0.158772001161571</text:p>
          </table:table-cell>
          <table:table-cell office:value-type="float" office:value="0.20162400325163" calcext:value-type="float">
            <text:p>0.20162400325163</text:p>
          </table:table-cell>
          <table:table-cell office:value-type="float" office:value="0.2334791005871" calcext:value-type="float">
            <text:p>0.2334791005871</text:p>
          </table:table-cell>
          <table:table-cell office:value-type="float" office:value="0.255698888170412" calcext:value-type="float">
            <text:p>0.255698888170412</text:p>
          </table:table-cell>
          <table:table-cell office:value-type="float" office:value="0.269944577224126" calcext:value-type="float">
            <text:p>0.269944577224126</text:p>
          </table:table-cell>
          <table:table-cell office:value-type="float" office:value="0.277875128608004" calcext:value-type="float">
            <text:p>0.277875128608004</text:p>
          </table:table-cell>
          <table:table-cell office:value-type="float" office:value="0.280971052384565" calcext:value-type="float">
            <text:p>0.280971052384565</text:p>
          </table:table-cell>
          <table:table-cell office:value-type="float" office:value="0.280464611720995" calcext:value-type="float">
            <text:p>0.280464611720995</text:p>
          </table:table-cell>
          <table:table-cell office:value-type="float" office:value="0.27733680780528" calcext:value-type="float">
            <text:p>0.27733680780528</text:p>
          </table:table-cell>
          <table:table-cell office:value-type="float" office:value="0.272346653523809" calcext:value-type="float">
            <text:p>0.272346653523809</text:p>
          </table:table-cell>
          <table:table-cell office:value-type="float" office:value="0.266070851441378" calcext:value-type="float">
            <text:p>0.266070851441378</text:p>
          </table:table-cell>
          <table:table-cell office:value-type="float" office:value="0.258942410611463" calcext:value-type="float">
            <text:p>0.258942410611463</text:p>
          </table:table-cell>
          <table:table-cell office:value-type="float" office:value="0.251283908081063" calcext:value-type="float">
            <text:p>0.251283908081063</text:p>
          </table:table-cell>
          <table:table-cell office:value-type="float" office:value="0.243333929343157" calcext:value-type="float">
            <text:p>0.243333929343157</text:p>
          </table:table-cell>
          <table:table-cell office:value-type="float" office:value="0.235268024520455" calcext:value-type="float">
            <text:p>0.235268024520455</text:p>
          </table:table-cell>
          <table:table-cell office:value-type="float" office:value="0.227213822757945" calcext:value-type="float">
            <text:p>0.227213822757945</text:p>
          </table:table-cell>
          <table:table-cell office:value-type="float" office:value="0.219263905133527" calcext:value-type="float">
            <text:p>0.219263905133527</text:p>
          </table:table-cell>
          <table:table-cell office:value-type="float" office:value="0.21148260827061" calcext:value-type="float">
            <text:p>0.21148260827061</text:p>
          </table:table-cell>
          <table:table-cell office:value-type="float" office:value="0.203915574501914" calcext:value-type="float">
            <text:p>0.203915574501914</text:p>
          </table:table-cell>
          <table:table-cell office:value-type="float" office:value="0.196584802005498" calcext:value-type="float">
            <text:p>0.196584802005498</text:p>
          </table:table-cell>
          <table:table-cell office:value-type="float" office:value="0.189499362857242" calcext:value-type="float">
            <text:p>0.189499362857242</text:p>
          </table:table-cell>
          <table:table-cell office:value-type="float" office:value="0.182690954443403" calcext:value-type="float">
            <text:p>0.182690954443403</text:p>
          </table:table-cell>
          <table:table-cell office:value-type="float" office:value="0.176134513733534" calcext:value-type="float">
            <text:p>0.176134513733534</text:p>
          </table:table-cell>
          <table:table-cell office:value-type="float" office:value="0.169869687327596" calcext:value-type="float">
            <text:p>0.169869687327596</text:p>
          </table:table-cell>
          <table:table-cell office:value-type="float" office:value="0.163888702040155" calcext:value-type="float">
            <text:p>0.163888702040155</text:p>
          </table:table-cell>
          <table:table-cell office:value-type="float" office:value="0.158169454550289" calcext:value-type="float">
            <text:p>0.158169454550289</text:p>
          </table:table-cell>
          <table:table-cell office:value-type="float" office:value="0.152703313319969" calcext:value-type="float">
            <text:p>0.152703313319969</text:p>
          </table:table-cell>
          <table:table-cell office:value-type="float" office:value="0.14747681777676" calcext:value-type="float">
            <text:p>0.14747681777676</text:p>
          </table:table-cell>
          <table:table-cell office:value-type="float" office:value="0.142473586037765" calcext:value-type="float">
            <text:p>0.142473586037765</text:p>
          </table:table-cell>
          <table:table-cell office:value-type="float" office:value="0.137677733840605" calcext:value-type="float">
            <text:p>0.137677733840605</text:p>
          </table:table-cell>
          <table:table-cell office:value-type="float" office:value="0.133073108538599" calcext:value-type="float">
            <text:p>0.133073108538599</text:p>
          </table:table-cell>
          <table:table-cell office:value-type="float" office:value="0.128643391238747" calcext:value-type="float">
            <text:p>0.128643391238747</text:p>
          </table:table-cell>
          <table:table-cell office:value-type="float" office:value="0.124372457832864" calcext:value-type="float">
            <text:p>0.124372457832864</text:p>
          </table:table-cell>
          <table:table-cell office:value-type="float" office:value="0.120244443266283" calcext:value-type="float">
            <text:p>0.120244443266283</text:p>
          </table:table-cell>
          <table:table-cell office:value-type="float" office:value="0.116243738762155" calcext:value-type="float">
            <text:p>0.116243738762155</text:p>
          </table:table-cell>
          <table:table-cell office:value-type="float" office:value="0.112354966542154" calcext:value-type="float">
            <text:p>0.112354966542154</text:p>
          </table:table-cell>
          <table:table-cell office:value-type="float" office:value="0.108562969000629" calcext:value-type="float">
            <text:p>0.108562969000629</text:p>
          </table:table-cell>
          <table:table-cell office:value-type="float" office:value="0.104852797896941" calcext:value-type="float">
            <text:p>0.104852797896941</text:p>
          </table:table-cell>
          <table:table-cell office:value-type="float" office:value="0.101209696647752" calcext:value-type="float">
            <text:p>0.101209696647752</text:p>
          </table:table-cell>
          <table:table-cell office:value-type="float" office:value="0.097619069401688" calcext:value-type="float">
            <text:p>0.097619069401688</text:p>
          </table:table-cell>
          <table:table-cell office:value-type="float" office:value="0.0940664393275963" calcext:value-type="float">
            <text:p>0.094066439327596</text:p>
          </table:table-cell>
          <table:table-cell office:value-type="float" office:value="0.0905374018644397" calcext:value-type="float">
            <text:p>0.09053740186444</text:p>
          </table:table-cell>
          <table:table-cell office:value-type="float" office:value="0.0870175742414617" calcext:value-type="float">
            <text:p>0.087017574241462</text:p>
          </table:table-cell>
          <table:table-cell office:value-type="float" office:value="0.0834925409135653" calcext:value-type="float">
            <text:p>0.083492540913565</text:p>
          </table:table-cell>
          <table:table-cell office:value-type="float" office:value="0.0799477955440687" calcext:value-type="float">
            <text:p>0.079947795544069</text:p>
          </table:table-cell>
          <table:table-cell office:value-type="float" office:value="0.0763686811393102" calcext:value-type="float">
            <text:p>0.07636868113931</text:p>
          </table:table-cell>
          <table:table-cell office:value-type="float" office:value="0.0727403300526613" calcext:value-type="float">
            <text:p>0.072740330052661</text:p>
          </table:table-cell>
          <table:table-cell office:value-type="float" office:value="0.0690476052412989" calcext:value-type="float">
            <text:p>0.069047605241299</text:p>
          </table:table-cell>
          <table:table-cell office:value-type="float" office:value="0.0652750441663838" calcext:value-type="float">
            <text:p>0.065275044166384</text:p>
          </table:table-cell>
          <table:table-cell office:value-type="float" office:value="0.0614068072884928" calcext:value-type="float">
            <text:p>0.061406807288493</text:p>
          </table:table-cell>
          <table:table-cell office:value-type="float" office:value="0.0574266342069292" calcext:value-type="float">
            <text:p>0.057426634206929</text:p>
          </table:table-cell>
          <table:table-cell office:value-type="float" office:value="0.0533178121318069" calcext:value-type="float">
            <text:p>0.053317812131807</text:p>
          </table:table-cell>
          <table:table-cell office:value-type="float" office:value="0.0490631636784556" calcext:value-type="float">
            <text:p>0.049063163678456</text:p>
          </table:table-cell>
          <table:table-cell office:value-type="float" office:value="0.0446450641188911" calcext:value-type="float">
            <text:p>0.044645064118891</text:p>
          </table:table-cell>
          <table:table-cell office:value-type="float" office:value="0.0400455023389767" calcext:value-type="float">
            <text:p>0.040045502338977</text:p>
          </table:table-cell>
          <table:table-cell office:value-type="float" office:value="0.0352462048591764" calcext:value-type="float">
            <text:p>0.035246204859177</text:p>
          </table:table-cell>
          <table:table-cell office:value-type="float" office:value="0.0302288484967928" calcext:value-type="float">
            <text:p>0.030228848496793</text:p>
          </table:table-cell>
          <table:table-cell office:value-type="float" office:value="0.0249753949892239" calcext:value-type="float">
            <text:p>0.024975394989224</text:p>
          </table:table-cell>
          <table:table-cell office:value-type="float" office:value="0.0194685909696437" calcext:value-type="float">
            <text:p>0.019468590969644</text:p>
          </table:table-cell>
          <table:table-cell office:value-type="float" office:value="0.0136926856527443" calcext:value-type="float">
            <text:p>0.013692685652744</text:p>
          </table:table-cell>
          <table:table-cell office:value-type="float" office:value="0.00763438800208402" calcext:value-type="float">
            <text:p>0.007634388002084</text:p>
          </table:table-cell>
          <table:table-cell office:value-type="float" office:value="0.001283801550352" calcext:value-type="float">
            <text:p>0.001283801550352</text:p>
          </table:table-cell>
          <table:table-cell office:value-type="float" office:value="-0.00536622802429137" calcext:value-type="float">
            <text:p>-0.005366228024291</text:p>
          </table:table-cell>
          <table:table-cell office:value-type="float" office:value="-0.0123253697040652" calcext:value-type="float">
            <text:p>-0.012325369704065</text:p>
          </table:table-cell>
          <table:table-cell office:value-type="float" office:value="-0.0196410884773812" calcext:value-type="float">
            <text:p>-0.019641088477381</text:p>
          </table:table-cell>
          <table:table-cell office:value-type="float" office:value="-0.0273603809989715" calcext:value-type="float">
            <text:p>-0.027360380998972</text:p>
          </table:table-cell>
          <table:table-cell office:value-type="float" office:value="-0.0355317076682918" calcext:value-type="float">
            <text:p>-0.035531707668292</text:p>
          </table:table-cell>
          <table:table-cell office:value-type="float" office:value="-0.0442070473332927" calcext:value-type="float">
            <text:p>-0.044207047333293</text:p>
          </table:table-cell>
          <table:table-cell office:value-type="float" office:value="-0.053443622448997" calcext:value-type="float">
            <text:p>-0.053443622448997</text:p>
          </table:table-cell>
          <table:table-cell office:value-type="float" office:value="-0.0633054593945436" calcext:value-type="float">
            <text:p>-0.063305459394544</text:p>
          </table:table-cell>
          <table:table-cell office:value-type="float" office:value="-0.0738648962398113" calcext:value-type="float">
            <text:p>-0.073864896239811</text:p>
          </table:table-cell>
          <table:table-cell office:value-type="float" office:value="-0.0852041066125505" calcext:value-type="float">
            <text:p>-0.085204106612551</text:p>
          </table:table-cell>
          <table:table-cell office:value-type="float" office:value="-0.0974165956639033" calcext:value-type="float">
            <text:p>-0.097416595663903</text:p>
          </table:table-cell>
          <table:table-cell office:value-type="float" office:value="-0.110608583371073" calcext:value-type="float">
            <text:p>-0.110608583371073</text:p>
          </table:table-cell>
          <table:table-cell office:value-type="float" office:value="-0.124900193540491" calcext:value-type="float">
            <text:p>-0.124900193540491</text:p>
          </table:table-cell>
          <table:table-cell office:value-type="float" office:value="-0.140425951017977" calcext:value-type="float">
            <text:p>-0.140425951017977</text:p>
          </table:table-cell>
          <table:table-cell office:value-type="float" office:value="-0.157333828550678" calcext:value-type="float">
            <text:p>-0.157333828550678</text:p>
          </table:table-cell>
          <table:table-cell office:value-type="float" office:value="-0.175782140043327" calcext:value-type="float">
            <text:p>-0.175782140043327</text:p>
          </table:table-cell>
          <table:table-cell office:value-type="float" office:value="-0.195932715708977" calcext:value-type="float">
            <text:p>-0.195932715708977</text:p>
          </table:table-cell>
          <table:table-cell office:value-type="float" office:value="-0.217939331373806" calcext:value-type="float">
            <text:p>-0.217939331373806</text:p>
          </table:table-cell>
          <table:table-cell office:value-type="float" office:value="-0.241927582560551" calcext:value-type="float">
            <text:p>-0.241927582560551</text:p>
          </table:table-cell>
          <table:table-cell office:value-type="float" office:value="-0.267966320488896" calcext:value-type="float">
            <text:p>-0.267966320488896</text:p>
          </table:table-cell>
          <table:table-cell office:value-type="float" office:value="-0.296022091806688" calcext:value-type="float">
            <text:p>-0.296022091806688</text:p>
          </table:table-cell>
          <table:table-cell office:value-type="float" office:value="-0.325902802140252" calcext:value-type="float">
            <text:p>-0.325902802140252</text:p>
          </table:table-cell>
          <table:table-cell office:value-type="float" office:value="-0.357173485381" calcext:value-type="float">
            <text:p>-0.357173485381</text:p>
          </table:table-cell>
          <table:table-cell office:value-type="float" office:value="-0.389049936011951" calcext:value-type="float">
            <text:p>-0.389049936011951</text:p>
          </table:table-cell>
          <table:table-cell office:value-type="float" office:value="-0.420104734489695" calcext:value-type="float">
            <text:p>-0.420104734489695</text:p>
          </table:table-cell>
          <table:table-cell office:value-type="float" office:value="-0.447938994469942" calcext:value-type="float">
            <text:p>-0.447938994469942</text:p>
          </table:table-cell>
          <table:table-cell office:value-type="float" office:value="-0.469694428240611" calcext:value-type="float">
            <text:p>-0.469694428240611</text:p>
          </table:table-cell>
          <table:table-cell office:value-type="float" office:value="-0.481339620278059" calcext:value-type="float">
            <text:p>-0.481339620278059</text:p>
          </table:table-cell>
          <table:table-cell office:value-type="float" office:value="-0.478308841576977" calcext:value-type="float">
            <text:p>-0.478308841576977</text:p>
          </table:table-cell>
          <table:table-cell office:value-type="float" office:value="-0.455547625536927" calcext:value-type="float">
            <text:p>-0.455547625536927</text:p>
          </table:table-cell>
          <table:table-cell office:value-type="float" office:value="-0.408065397608694" calcext:value-type="float">
            <text:p>-0.408065397608694</text:p>
          </table:table-cell>
          <table:table-cell office:value-type="float" office:value="-0.331726270346997" calcext:value-type="float">
            <text:p>-0.331726270346997</text:p>
          </table:table-cell>
          <table:table-cell office:value-type="float" office:value="-0.224071727226509" calcext:value-type="float">
            <text:p>-0.224071727226509</text:p>
          </table:table-cell>
          <table:table-cell office:value-type="float" office:value="-0.0847692660555117" calcext:value-type="float">
            <text:p>-0.084769266055512</text:p>
          </table:table-cell>
          <table:table-cell office:value-type="float" office:value="0.0847692660555117" calcext:value-type="float">
            <text:p>0.084769266055512</text:p>
          </table:table-cell>
        </table:table-row>
        <table:table-row table:style-name="ro1">
          <table:table-cell office:value-type="float" office:value="-0.0425917119062117" calcext:value-type="float">
            <text:p>-0.042591711906212</text:p>
          </table:table-cell>
          <table:table-cell office:value-type="float" office:value="0.0425917119062117" calcext:value-type="float">
            <text:p>0.042591711906212</text:p>
          </table:table-cell>
          <table:table-cell office:value-type="float" office:value="0.114540492144206" calcext:value-type="float">
            <text:p>0.114540492144206</text:p>
          </table:table-cell>
          <table:table-cell office:value-type="float" office:value="0.172727298498688" calcext:value-type="float">
            <text:p>0.172727298498688</text:p>
          </table:table-cell>
          <table:table-cell office:value-type="float" office:value="0.216964765593176" calcext:value-type="float">
            <text:p>0.216964765593176</text:p>
          </table:table-cell>
          <table:table-cell office:value-type="float" office:value="0.248403751804662" calcext:value-type="float">
            <text:p>0.248403751804662</text:p>
          </table:table-cell>
          <table:table-cell office:value-type="float" office:value="0.268990113449015" calcext:value-type="float">
            <text:p>0.268990113449015</text:p>
          </table:table-cell>
          <table:table-cell office:value-type="float" office:value="0.280914106309218" calcext:value-type="float">
            <text:p>0.280914106309218</text:p>
          </table:table-cell>
          <table:table-cell office:value-type="float" office:value="0.286232857938782" calcext:value-type="float">
            <text:p>0.286232857938782</text:p>
          </table:table-cell>
          <table:table-cell office:value-type="float" office:value="0.28668929797695" calcext:value-type="float">
            <text:p>0.28668929797695</text:p>
          </table:table-cell>
          <table:table-cell office:value-type="float" office:value="0.28366999647547" calcext:value-type="float">
            <text:p>0.28366999647547</text:p>
          </table:table-cell>
          <table:table-cell office:value-type="float" office:value="0.278235738186742" calcext:value-type="float">
            <text:p>0.278235738186742</text:p>
          </table:table-cell>
          <table:table-cell office:value-type="float" office:value="0.271178499527014" calcext:value-type="float">
            <text:p>0.271178499527014</text:p>
          </table:table-cell>
          <table:table-cell office:value-type="float" office:value="0.263080717484828" calcext:value-type="float">
            <text:p>0.263080717484828</text:p>
          </table:table-cell>
          <table:table-cell office:value-type="float" office:value="0.254366159377128" calcext:value-type="float">
            <text:p>0.254366159377128</text:p>
          </table:table-cell>
          <table:table-cell office:value-type="float" office:value="0.245340983197985" calcext:value-type="float">
            <text:p>0.245340983197985</text:p>
          </table:table-cell>
          <table:table-cell office:value-type="float" office:value="0.236223899773611" calcext:value-type="float">
            <text:p>0.236223899773611</text:p>
          </table:table-cell>
          <table:table-cell office:value-type="float" office:value="0.227170534829838" calcext:value-type="float">
            <text:p>0.227170534829838</text:p>
          </table:table-cell>
          <table:table-cell office:value-type="float" office:value="0.21828796473041" calcext:value-type="float">
            <text:p>0.21828796473041</text:p>
          </table:table-cell>
          <table:table-cell office:value-type="float" office:value="0.209651764114671" calcext:value-type="float">
            <text:p>0.209651764114671</text:p>
          </table:table-cell>
          <table:table-cell office:value-type="float" office:value="0.201307103606314" calcext:value-type="float">
            <text:p>0.201307103606314</text:p>
          </table:table-cell>
          <table:table-cell office:value-type="float" office:value="0.193291312095745" calcext:value-type="float">
            <text:p>0.193291312095745</text:p>
          </table:table-cell>
          <table:table-cell office:value-type="float" office:value="0.185607079734323" calcext:value-type="float">
            <text:p>0.185607079734323</text:p>
          </table:table-cell>
          <table:table-cell office:value-type="float" office:value="0.178235042487782" calcext:value-type="float">
            <text:p>0.178235042487782</text:p>
          </table:table-cell>
          <table:table-cell office:value-type="float" office:value="0.171224468201948" calcext:value-type="float">
            <text:p>0.171224468201948</text:p>
          </table:table-cell>
          <table:table-cell office:value-type="float" office:value="0.164566184181648" calcext:value-type="float">
            <text:p>0.164566184181648</text:p>
          </table:table-cell>
          <table:table-cell office:value-type="float" office:value="0.158249183698521" calcext:value-type="float">
            <text:p>0.158249183698521</text:p>
          </table:table-cell>
          <table:table-cell office:value-type="float" office:value="0.152260168811987" calcext:value-type="float">
            <text:p>0.152260168811987</text:p>
          </table:table-cell>
          <table:table-cell office:value-type="float" office:value="0.146575997966504" calcext:value-type="float">
            <text:p>0.146575997966504</text:p>
          </table:table-cell>
          <table:table-cell office:value-type="float" office:value="0.141177769803758" calcext:value-type="float">
            <text:p>0.141177769803758</text:p>
          </table:table-cell>
          <table:table-cell office:value-type="float" office:value="0.136046176783526" calcext:value-type="float">
            <text:p>0.136046176783526</text:p>
          </table:table-cell>
          <table:table-cell office:value-type="float" office:value="0.131161201813548" calcext:value-type="float">
            <text:p>0.131161201813548</text:p>
          </table:table-cell>
          <table:table-cell office:value-type="float" office:value="0.126503246781961" calcext:value-type="float">
            <text:p>0.126503246781961</text:p>
          </table:table-cell>
          <table:table-cell office:value-type="float" office:value="0.122053166483819" calcext:value-type="float">
            <text:p>0.122053166483819</text:p>
          </table:table-cell>
          <table:table-cell office:value-type="float" office:value="0.117792321203279" calcext:value-type="float">
            <text:p>0.117792321203279</text:p>
          </table:table-cell>
          <table:table-cell office:value-type="float" office:value="0.113702692520798" calcext:value-type="float">
            <text:p>0.113702692520798</text:p>
          </table:table-cell>
          <table:table-cell office:value-type="float" office:value="0.109766901621412" calcext:value-type="float">
            <text:p>0.109766901621412</text:p>
          </table:table-cell>
          <table:table-cell office:value-type="float" office:value="0.10596817430693" calcext:value-type="float">
            <text:p>0.10596817430693</text:p>
          </table:table-cell>
          <table:table-cell office:value-type="float" office:value="0.102290285230349" calcext:value-type="float">
            <text:p>0.102290285230349</text:p>
          </table:table-cell>
          <table:table-cell office:value-type="float" office:value="0.0987175033823425" calcext:value-type="float">
            <text:p>0.098717503382343</text:p>
          </table:table-cell>
          <table:table-cell office:value-type="float" office:value="0.0952345395372032" calcext:value-type="float">
            <text:p>0.095234539537203</text:p>
          </table:table-cell>
          <table:table-cell office:value-type="float" office:value="0.0918264927853504" calcext:value-type="float">
            <text:p>0.09182649278535</text:p>
          </table:table-cell>
          <table:table-cell office:value-type="float" office:value="0.0884787931034897" calcext:value-type="float">
            <text:p>0.08847879310349</text:p>
          </table:table-cell>
          <table:table-cell office:value-type="float" office:value="0.0851771401864815" calcext:value-type="float">
            <text:p>0.085177140186482</text:p>
          </table:table-cell>
          <table:table-cell office:value-type="float" office:value="0.0819074405072827" calcext:value-type="float">
            <text:p>0.081907440507283</text:p>
          </table:table-cell>
          <table:table-cell office:value-type="float" office:value="0.0786557434016171" calcext:value-type="float">
            <text:p>0.078655743401617</text:p>
          </table:table-cell>
          <table:table-cell office:value-type="float" office:value="0.0754081761902623" calcext:value-type="float">
            <text:p>0.075408176190262</text:p>
          </table:table-cell>
          <table:table-cell office:value-type="float" office:value="0.0721508786027864" calcext:value-type="float">
            <text:p>0.072150878602787</text:p>
          </table:table-cell>
          <table:table-cell office:value-type="float" office:value="0.0688699372283182" calcext:value-type="float">
            <text:p>0.068869937228318</text:p>
          </table:table-cell>
          <table:table-cell office:value-type="float" office:value="0.065551320914562" calcext:value-type="float">
            <text:p>0.065551320914562</text:p>
          </table:table-cell>
          <table:table-cell office:value-type="float" office:value="0.0621808180678372" calcext:value-type="float">
            <text:p>0.062180818067837</text:p>
          </table:table-cell>
          <table:table-cell office:value-type="float" office:value="0.0587439770084033" calcext:value-type="float">
            <text:p>0.058743977008403</text:p>
          </table:table-cell>
          <table:table-cell office:value-type="float" office:value="0.0552260511468215" calcext:value-type="float">
            <text:p>0.055226051146822</text:p>
          </table:table-cell>
          <table:table-cell office:value-type="float" office:value="0.0516119518572274" calcext:value-type="float">
            <text:p>0.051611951857227</text:p>
          </table:table-cell>
          <table:table-cell office:value-type="float" office:value="0.0478862136430445" calcext:value-type="float">
            <text:p>0.047886213643045</text:p>
          </table:table-cell>
          <table:table-cell office:value-type="float" office:value="0.0440329786924028" calcext:value-type="float">
            <text:p>0.044032978692403</text:p>
          </table:table-cell>
          <table:table-cell office:value-type="float" office:value="0.0400360113439049" calcext:value-type="float">
            <text:p>0.040036011343905</text:p>
          </table:table-cell>
          <table:table-cell office:value-type="float" office:value="0.0358787573586998" calcext:value-type="float">
            <text:p>0.0358787573587</text:p>
          </table:table-cell>
          <table:table-cell office:value-type="float" office:value="0.0315444681174455" calcext:value-type="float">
            <text:p>0.031544468117446</text:p>
          </table:table-cell>
          <table:table-cell office:value-type="float" office:value="0.0270164160082973" calcext:value-type="float">
            <text:p>0.027016416008297</text:p>
          </table:table-cell>
          <table:table-cell office:value-type="float" office:value="0.0222782364906972" calcext:value-type="float">
            <text:p>0.022278236490697</text:p>
          </table:table-cell>
          <table:table-cell office:value-type="float" office:value="0.017314453976924" calcext:value-type="float">
            <text:p>0.017314453976924</text:p>
          </table:table-cell>
          <table:table-cell office:value-type="float" office:value="0.0121113104672035" calcext:value-type="float">
            <text:p>0.012111310467204</text:p>
          </table:table-cell>
          <table:table-cell office:value-type="float" office:value="0.00665816917127192" calcext:value-type="float">
            <text:p>0.006658169171272</text:p>
          </table:table-cell>
          <table:table-cell office:value-type="float" office:value="0.000949909274895553" calcext:value-type="float">
            <text:p>0.000949909274896</text:p>
          </table:table-cell>
          <table:table-cell office:value-type="float" office:value="-0.00501146173895306" calcext:value-type="float">
            <text:p>-0.005011461738953</text:p>
          </table:table-cell>
          <table:table-cell office:value-type="float" office:value="-0.0112460715485652" calcext:value-type="float">
            <text:p>-0.011246071548565</text:p>
          </table:table-cell>
          <table:table-cell office:value-type="float" office:value="-0.0177970315433803" calcext:value-type="float">
            <text:p>-0.01779703154338</text:p>
          </table:table-cell>
          <table:table-cell office:value-type="float" office:value="-0.0247070816119957" calcext:value-type="float">
            <text:p>-0.024707081611996</text:p>
          </table:table-cell>
          <table:table-cell office:value-type="float" office:value="-0.0320210330933462" calcext:value-type="float">
            <text:p>-0.032021033093346</text:p>
          </table:table-cell>
          <table:table-cell office:value-type="float" office:value="-0.0397872794126387" calcext:value-type="float">
            <text:p>-0.039787279412639</text:p>
          </table:table-cell>
          <table:table-cell office:value-type="float" office:value="-0.0480593088217338" calcext:value-type="float">
            <text:p>-0.048059308821734</text:p>
          </table:table-cell>
          <table:table-cell office:value-type="float" office:value="-0.0568972734984855" calcext:value-type="float">
            <text:p>-0.056897273498486</text:p>
          </table:table-cell>
          <table:table-cell office:value-type="float" office:value="-0.0663696266411534" calcext:value-type="float">
            <text:p>-0.066369626641154</text:p>
          </table:table-cell>
          <table:table-cell office:value-type="float" office:value="-0.0765548617575642" calcext:value-type="float">
            <text:p>-0.076554861757564</text:p>
          </table:table-cell>
          <table:table-cell office:value-type="float" office:value="-0.0875433555417311" calcext:value-type="float">
            <text:p>-0.087543355541731</text:p>
          </table:table-cell>
          <table:table-cell office:value-type="float" office:value="-0.099439279795112" calcext:value-type="float">
            <text:p>-0.099439279795112</text:p>
          </table:table-cell>
          <table:table-cell office:value-type="float" office:value="-0.112362489694953" calcext:value-type="float">
            <text:p>-0.112362489694953</text:p>
          </table:table-cell>
          <table:table-cell office:value-type="float" office:value="-0.126450072510578" calcext:value-type="float">
            <text:p>-0.126450072510578</text:p>
          </table:table-cell>
          <table:table-cell office:value-type="float" office:value="-0.141857030931844" calcext:value-type="float">
            <text:p>-0.141857030931844</text:p>
          </table:table-cell>
          <table:table-cell office:value-type="float" office:value="-0.158755402856005" calcext:value-type="float">
            <text:p>-0.158755402856005</text:p>
          </table:table-cell>
          <table:table-cell office:value-type="float" office:value="-0.177330623018069" calcext:value-type="float">
            <text:p>-0.177330623018069</text:p>
          </table:table-cell>
          <table:table-cell office:value-type="float" office:value="-0.197773626579937" calcext:value-type="float">
            <text:p>-0.197773626579937</text:p>
          </table:table-cell>
          <table:table-cell office:value-type="float" office:value="-0.220265936044641" calcext:value-type="float">
            <text:p>-0.220265936044641</text:p>
          </table:table-cell>
          <table:table-cell office:value-type="float" office:value="-0.244955178960435" calcext:value-type="float">
            <text:p>-0.244955178960435</text:p>
          </table:table-cell>
          <table:table-cell office:value-type="float" office:value="-0.271915470429937" calcext:value-type="float">
            <text:p>-0.271915470429937</text:p>
          </table:table-cell>
          <table:table-cell office:value-type="float" office:value="-0.301089735761178" calcext:value-type="float">
            <text:p>-0.301089735761178</text:p>
          </table:table-cell>
          <table:table-cell office:value-type="float" office:value="-0.332203998045568" calcext:value-type="float">
            <text:p>-0.332203998045568</text:p>
          </table:table-cell>
          <table:table-cell office:value-type="float" office:value="-0.364650485353539" calcext:value-type="float">
            <text:p>-0.364650485353539</text:p>
          </table:table-cell>
          <table:table-cell office:value-type="float" office:value="-0.397339503489141" calcext:value-type="float">
            <text:p>-0.397339503489141</text:p>
          </table:table-cell>
          <table:table-cell office:value-type="float" office:value="-0.428303651389226" calcext:value-type="float">
            <text:p>-0.428303651389226</text:p>
          </table:table-cell>
          <table:table-cell office:value-type="float" office:value="-0.454629424399542" calcext:value-type="float">
            <text:p>-0.454629424399542</text:p>
          </table:table-cell>
          <table:table-cell office:value-type="float" office:value="-0.471938313209805" calcext:value-type="float">
            <text:p>-0.471938313209805</text:p>
          </table:table-cell>
          <table:table-cell office:value-type="float" office:value="-0.475345050666911" calcext:value-type="float">
            <text:p>-0.475345050666911</text:p>
          </table:table-cell>
          <table:table-cell office:value-type="float" office:value="-0.459029808191272" calcext:value-type="float">
            <text:p>-0.459029808191272</text:p>
          </table:table-cell>
          <table:table-cell office:value-type="float" office:value="-0.416873620094473" calcext:value-type="float">
            <text:p>-0.416873620094473</text:p>
          </table:table-cell>
          <table:table-cell office:value-type="float" office:value="-0.343376922530713" calcext:value-type="float">
            <text:p>-0.343376922530713</text:p>
          </table:table-cell>
          <table:table-cell office:value-type="float" office:value="-0.234782519623847" calcext:value-type="float">
            <text:p>-0.234782519623847</text:p>
          </table:table-cell>
          <table:table-cell office:value-type="float" office:value="-0.0899227958823144" calcext:value-type="float">
            <text:p>-0.089922795882314</text:p>
          </table:table-cell>
          <table:table-cell office:value-type="float" office:value="0.0899227958823144" calcext:value-type="float">
            <text:p>0.089922795882314</text:p>
          </table:table-cell>
        </table:table-row>
        <table:table-row table:style-name="ro1">
          <table:table-cell office:value-type="float" office:value="-0.0477473393570876" calcext:value-type="float">
            <text:p>-0.047747339357088</text:p>
          </table:table-cell>
          <table:table-cell office:value-type="float" office:value="0.0477473393570876" calcext:value-type="float">
            <text:p>0.047747339357088</text:p>
          </table:table-cell>
          <table:table-cell office:value-type="float" office:value="0.126846426436522" calcext:value-type="float">
            <text:p>0.126846426436522</text:p>
          </table:table-cell>
          <table:table-cell office:value-type="float" office:value="0.188967371911884" calcext:value-type="float">
            <text:p>0.188967371911884</text:p>
          </table:table-cell>
          <table:table-cell office:value-type="float" office:value="0.234256120116728" calcext:value-type="float">
            <text:p>0.234256120116728</text:p>
          </table:table-cell>
          <table:table-cell office:value-type="float" office:value="0.264613195756399" calcext:value-type="float">
            <text:p>0.264613195756399</text:p>
          </table:table-cell>
          <table:table-cell office:value-type="float" office:value="0.2828072718564" calcext:value-type="float">
            <text:p>0.2828072718564</text:p>
          </table:table-cell>
          <table:table-cell office:value-type="float" office:value="0.291703275277069" calcext:value-type="float">
            <text:p>0.291703275277069</text:p>
          </table:table-cell>
          <table:table-cell office:value-type="float" office:value="0.293819743594548" calcext:value-type="float">
            <text:p>0.293819743594548</text:p>
          </table:table-cell>
          <table:table-cell office:value-type="float" office:value="0.291174611980295" calcext:value-type="float">
            <text:p>0.291174611980295</text:p>
          </table:table-cell>
          <table:table-cell office:value-type="float" office:value="0.285297593931592" calcext:value-type="float">
            <text:p>0.285297593931592</text:p>
          </table:table-cell>
          <table:table-cell office:value-type="float" office:value="0.277310529453187" calcext:value-type="float">
            <text:p>0.277310529453187</text:p>
          </table:table-cell>
          <table:table-cell office:value-type="float" office:value="0.268019398826304" calcext:value-type="float">
            <text:p>0.268019398826304</text:p>
          </table:table-cell>
          <table:table-cell office:value-type="float" office:value="0.257996196013085" calcext:value-type="float">
            <text:p>0.257996196013085</text:p>
          </table:table-cell>
          <table:table-cell office:value-type="float" office:value="0.247641918026596" calcext:value-type="float">
            <text:p>0.247641918026596</text:p>
          </table:table-cell>
          <table:table-cell office:value-type="float" office:value="0.237236066256887" calcext:value-type="float">
            <text:p>0.237236066256887</text:p>
          </table:table-cell>
          <table:table-cell office:value-type="float" office:value="0.226968160942735" calcext:value-type="float">
            <text:p>0.226968160942735</text:p>
          </table:table-cell>
          <table:table-cell office:value-type="float" office:value="0.216968283259868" calcext:value-type="float">
            <text:p>0.216968283259868</text:p>
          </table:table-cell>
          <table:table-cell office:value-type="float" office:value="0.207314586922763" calcext:value-type="float">
            <text:p>0.207314586922763</text:p>
          </table:table-cell>
          <table:table-cell office:value-type="float" office:value="0.198065011724479" calcext:value-type="float">
            <text:p>0.198065011724479</text:p>
          </table:table-cell>
          <table:table-cell office:value-type="float" office:value="0.189232150885845" calcext:value-type="float">
            <text:p>0.189232150885845</text:p>
          </table:table-cell>
          <table:table-cell office:value-type="float" office:value="0.18085251785552" calcext:value-type="float">
            <text:p>0.18085251785552</text:p>
          </table:table-cell>
          <table:table-cell office:value-type="float" office:value="0.172897444708089" calcext:value-type="float">
            <text:p>0.172897444708089</text:p>
          </table:table-cell>
          <table:table-cell office:value-type="float" office:value="0.165388660635006" calcext:value-type="float">
            <text:p>0.165388660635006</text:p>
          </table:table-cell>
          <table:table-cell office:value-type="float" office:value="0.158312438788831" calcext:value-type="float">
            <text:p>0.158312438788831</text:p>
          </table:table-cell>
          <table:table-cell office:value-type="float" office:value="0.151651209399026" calcext:value-type="float">
            <text:p>0.151651209399026</text:p>
          </table:table-cell>
          <table:table-cell office:value-type="float" office:value="0.145381553497925" calcext:value-type="float">
            <text:p>0.145381553497925</text:p>
          </table:table-cell>
          <table:table-cell office:value-type="float" office:value="0.139478914552076" calcext:value-type="float">
            <text:p>0.139478914552076</text:p>
          </table:table-cell>
          <table:table-cell office:value-type="float" office:value="0.133915564093873" calcext:value-type="float">
            <text:p>0.133915564093873</text:p>
          </table:table-cell>
          <table:table-cell office:value-type="float" office:value="0.128665464346008" calcext:value-type="float">
            <text:p>0.128665464346008</text:p>
          </table:table-cell>
          <table:table-cell office:value-type="float" office:value="0.123703706547303" calcext:value-type="float">
            <text:p>0.123703706547303</text:p>
          </table:table-cell>
          <table:table-cell office:value-type="float" office:value="0.119006239252852" calcext:value-type="float">
            <text:p>0.119006239252852</text:p>
          </table:table-cell>
          <table:table-cell office:value-type="float" office:value="0.114550126954609" calcext:value-type="float">
            <text:p>0.114550126954609</text:p>
          </table:table-cell>
          <table:table-cell office:value-type="float" office:value="0.110313573075895" calcext:value-type="float">
            <text:p>0.110313573075895</text:p>
          </table:table-cell>
          <table:table-cell office:value-type="float" office:value="0.106275892740472" calcext:value-type="float">
            <text:p>0.106275892740472</text:p>
          </table:table-cell>
          <table:table-cell office:value-type="float" office:value="0.102417487675727" calcext:value-type="float">
            <text:p>0.102417487675727</text:p>
          </table:table-cell>
          <table:table-cell office:value-type="float" office:value="0.0987197854625823" calcext:value-type="float">
            <text:p>0.098719785462582</text:p>
          </table:table-cell>
          <table:table-cell office:value-type="float" office:value="0.095165152080019" calcext:value-type="float">
            <text:p>0.095165152080019</text:p>
          </table:table-cell>
          <table:table-cell office:value-type="float" office:value="0.0917367939973247" calcext:value-type="float">
            <text:p>0.091736793997325</text:p>
          </table:table-cell>
          <table:table-cell office:value-type="float" office:value="0.0884186623562834" calcext:value-type="float">
            <text:p>0.088418662356283</text:p>
          </table:table-cell>
          <table:table-cell office:value-type="float" office:value="0.0851953625597082" calcext:value-type="float">
            <text:p>0.085195362559708</text:p>
          </table:table-cell>
          <table:table-cell office:value-type="float" office:value="0.0820520685355184" calcext:value-type="float">
            <text:p>0.082052068535519</text:p>
          </table:table-cell>
          <table:table-cell office:value-type="float" office:value="0.0789744399400045" calcext:value-type="float">
            <text:p>0.078974439940005</text:p>
          </table:table-cell>
          <table:table-cell office:value-type="float" office:value="0.0759485415631072" calcext:value-type="float">
            <text:p>0.075948541563107</text:p>
          </table:table-cell>
          <table:table-cell office:value-type="float" office:value="0.0729607650647162" calcext:value-type="float">
            <text:p>0.072960765064716</text:p>
          </table:table-cell>
          <table:table-cell office:value-type="float" office:value="0.0699977529737938" calcext:value-type="float">
            <text:p>0.069997752973794</text:p>
          </table:table-cell>
          <table:table-cell office:value-type="float" office:value="0.0670463246435193" calcext:value-type="float">
            <text:p>0.067046324643519</text:p>
          </table:table-cell>
          <table:table-cell office:value-type="float" office:value="0.0640934039773409" calcext:value-type="float">
            <text:p>0.064093403977341</text:p>
          </table:table-cell>
          <table:table-cell office:value-type="float" office:value="0.0611259490096678" calcext:value-type="float">
            <text:p>0.061125949009668</text:p>
          </table:table-cell>
          <table:table-cell office:value-type="float" office:value="0.0581308836416396" calcext:value-type="float">
            <text:p>0.05813088364164</text:p>
          </table:table-cell>
          <table:table-cell office:value-type="float" office:value="0.0550950320291999" calcext:value-type="float">
            <text:p>0.0550950320292</text:p>
          </table:table-cell>
          <table:table-cell office:value-type="float" office:value="0.0520050564528206" calcext:value-type="float">
            <text:p>0.052005056452821</text:p>
          </table:table-cell>
          <table:table-cell office:value-type="float" office:value="0.0488474001861339" calcext:value-type="float">
            <text:p>0.048847400186134</text:p>
          </table:table-cell>
          <table:table-cell office:value-type="float" office:value="0.0456082380568268" calcext:value-type="float">
            <text:p>0.045608238056827</text:p>
          </table:table-cell>
          <table:table-cell office:value-type="float" office:value="0.0422734393054506" calcext:value-type="float">
            <text:p>0.042273439305451</text:p>
          </table:table-cell>
          <table:table-cell office:value-type="float" office:value="0.0388285501844161" calcext:value-type="float">
            <text:p>0.038828550184416</text:p>
          </table:table-cell>
          <table:table-cell office:value-type="float" office:value="0.0352588077632455" calcext:value-type="float">
            <text:p>0.035258807763246</text:p>
          </table:table-cell>
          <table:table-cell office:value-type="float" office:value="0.0315492015427441" calcext:value-type="float">
            <text:p>0.031549201542744</text:p>
          </table:table-cell>
          <table:table-cell office:value-type="float" office:value="0.0276846052337619" calcext:value-type="float">
            <text:p>0.027684605233762</text:p>
          </table:table-cell>
          <table:table-cell office:value-type="float" office:value="0.0236500064219868" calcext:value-type="float">
            <text:p>0.023650006421987</text:p>
          </table:table-cell>
          <table:table-cell office:value-type="float" office:value="0.0194308669888829" calcext:value-type="float">
            <text:p>0.019430866988883</text:p>
          </table:table-cell>
          <table:table-cell office:value-type="float" office:value="0.0150136601406236" calcext:value-type="float">
            <text:p>0.015013660140624</text:p>
          </table:table-cell>
          <table:table-cell office:value-type="float" office:value="0.0103866878518237" calcext:value-type="float">
            <text:p>0.010386687851824</text:p>
          </table:table-cell>
          <table:table-cell office:value-type="float" office:value="0.00554153802628012" calcext:value-type="float">
            <text:p>0.00554153802628</text:p>
          </table:table-cell>
          <table:table-cell office:value-type="float" office:value="0.000476777635486446" calcext:value-type="float">
            <text:p>0.000476777635486</text:p>
          </table:table-cell>
          <table:table-cell office:value-type="float" office:value="-0.00478733246834408" calcext:value-type="float">
            <text:p>-0.004787332468344</text:p>
          </table:table-cell>
          <table:table-cell office:value-type="float" office:value="-0.0102988244095446" calcext:value-type="float">
            <text:p>-0.010298824409545</text:p>
          </table:table-cell>
          <table:table-cell office:value-type="float" office:value="-0.0160875862769554" calcext:value-type="float">
            <text:p>-0.016087586276956</text:p>
          </table:table-cell>
          <table:table-cell office:value-type="float" office:value="-0.0221913135135104" calcext:value-type="float">
            <text:p>-0.022191313513511</text:p>
          </table:table-cell>
          <table:table-cell office:value-type="float" office:value="-0.0286507618225297" calcext:value-type="float">
            <text:p>-0.02865076182253</text:p>
          </table:table-cell>
          <table:table-cell office:value-type="float" office:value="-0.0355100981708452" calcext:value-type="float">
            <text:p>-0.035510098170845</text:p>
          </table:table-cell>
          <table:table-cell office:value-type="float" office:value="-0.0428182776114036" calcext:value-type="float">
            <text:p>-0.042818277611404</text:p>
          </table:table-cell>
          <table:table-cell office:value-type="float" office:value="-0.0506306202781756" calcext:value-type="float">
            <text:p>-0.050630620278176</text:p>
          </table:table-cell>
          <table:table-cell office:value-type="float" office:value="-0.0590105024616759" calcext:value-type="float">
            <text:p>-0.059010502461676</text:p>
          </table:table-cell>
          <table:table-cell office:value-type="float" office:value="-0.0680312080227304" calcext:value-type="float">
            <text:p>-0.068031208022731</text:p>
          </table:table-cell>
          <table:table-cell office:value-type="float" office:value="-0.0777779824107061" calcext:value-type="float">
            <text:p>-0.077777982410706</text:p>
          </table:table-cell>
          <table:table-cell office:value-type="float" office:value="-0.088350301163828" calcext:value-type="float">
            <text:p>-0.088350301163828</text:p>
          </table:table-cell>
          <table:table-cell office:value-type="float" office:value="-0.0998643074229582" calcext:value-type="float">
            <text:p>-0.099864307422958</text:p>
          </table:table-cell>
          <table:table-cell office:value-type="float" office:value="-0.112455238680589" calcext:value-type="float">
            <text:p>-0.112455238680589</text:p>
          </table:table-cell>
          <table:table-cell office:value-type="float" office:value="-0.126279499536717" calcext:value-type="float">
            <text:p>-0.126279499536717</text:p>
          </table:table-cell>
          <table:table-cell office:value-type="float" office:value="-0.141515831603348" calcext:value-type="float">
            <text:p>-0.141515831603348</text:p>
          </table:table-cell>
          <table:table-cell office:value-type="float" office:value="-0.158364645877263" calcext:value-type="float">
            <text:p>-0.158364645877263</text:p>
          </table:table-cell>
          <table:table-cell office:value-type="float" office:value="-0.177044089179624" calcext:value-type="float">
            <text:p>-0.177044089179624</text:p>
          </table:table-cell>
          <table:table-cell office:value-type="float" office:value="-0.197780481052191" calcext:value-type="float">
            <text:p>-0.197780481052191</text:p>
          </table:table-cell>
          <table:table-cell office:value-type="float" office:value="-0.220789918238118" calcext:value-type="float">
            <text:p>-0.220789918238118</text:p>
          </table:table-cell>
          <table:table-cell office:value-type="float" office:value="-0.246245903686527" calcext:value-type="float">
            <text:p>-0.246245903686527</text:p>
          </table:table-cell>
          <table:table-cell office:value-type="float" office:value="-0.274227057162172" calcext:value-type="float">
            <text:p>-0.274227057162172</text:p>
          </table:table-cell>
          <table:table-cell office:value-type="float" office:value="-0.304635670335169" calcext:value-type="float">
            <text:p>-0.304635670335169</text:p>
          </table:table-cell>
          <table:table-cell office:value-type="float" office:value="-0.337078728808646" calcext:value-type="float">
            <text:p>-0.337078728808646</text:p>
          </table:table-cell>
          <table:table-cell office:value-type="float" office:value="-0.370699760758352" calcext:value-type="float">
            <text:p>-0.370699760758352</text:p>
          </table:table-cell>
          <table:table-cell office:value-type="float" office:value="-0.403910354708082" calcext:value-type="float">
            <text:p>-0.403910354708082</text:p>
          </table:table-cell>
          <table:table-cell office:value-type="float" office:value="-0.434360698394427" calcext:value-type="float">
            <text:p>-0.434360698394427</text:p>
          </table:table-cell>
          <table:table-cell office:value-type="float" office:value="-0.457428157475927" calcext:value-type="float">
            <text:p>-0.457428157475927</text:p>
          </table:table-cell>
          <table:table-cell office:value-type="float" office:value="-0.467810950115875" calcext:value-type="float">
            <text:p>-0.467810950115875</text:p>
          </table:table-cell>
          <table:table-cell office:value-type="float" office:value="-0.458955517041697" calcext:value-type="float">
            <text:p>-0.458955517041697</text:p>
          </table:table-cell>
          <table:table-cell office:value-type="float" office:value="-0.423509342894752" calcext:value-type="float">
            <text:p>-0.423509342894752</text:p>
          </table:table-cell>
          <table:table-cell office:value-type="float" office:value="-0.354305980912084" calcext:value-type="float">
            <text:p>-0.354305980912084</text:p>
          </table:table-cell>
          <table:table-cell office:value-type="float" office:value="-0.245816990198402" calcext:value-type="float">
            <text:p>-0.245816990198402</text:p>
          </table:table-cell>
          <table:table-cell office:value-type="float" office:value="-0.0955616308473847" calcext:value-type="float">
            <text:p>-0.095561630847385</text:p>
          </table:table-cell>
          <table:table-cell office:value-type="float" office:value="0.0955616308473847" calcext:value-type="float">
            <text:p>0.095561630847385</text:p>
          </table:table-cell>
        </table:table-row>
        <table:table-row table:style-name="ro1">
          <table:table-cell office:value-type="float" office:value="-0.0541433770270946" calcext:value-type="float">
            <text:p>-0.054143377027095</text:p>
          </table:table-cell>
          <table:table-cell office:value-type="float" office:value="0.0541433770270946" calcext:value-type="float">
            <text:p>0.054143377027095</text:p>
          </table:table-cell>
          <table:table-cell office:value-type="float" office:value="0.141662886013446" calcext:value-type="float">
            <text:p>0.141662886013446</text:p>
          </table:table-cell>
          <table:table-cell office:value-type="float" office:value="0.207872801299424" calcext:value-type="float">
            <text:p>0.207872801299424</text:p>
          </table:table-cell>
          <table:table-cell office:value-type="float" office:value="0.253595769608611" calcext:value-type="float">
            <text:p>0.253595769608611</text:p>
          </table:table-cell>
          <table:table-cell office:value-type="float" office:value="0.281913647155376" calcext:value-type="float">
            <text:p>0.281913647155376</text:p>
          </table:table-cell>
          <table:table-cell office:value-type="float" office:value="0.296734261289709" calcext:value-type="float">
            <text:p>0.296734261289709</text:p>
          </table:table-cell>
          <table:table-cell office:value-type="float" office:value="0.301756261237174" calcext:value-type="float">
            <text:p>0.301756261237174</text:p>
          </table:table-cell>
          <table:table-cell office:value-type="float" office:value="0.300007302051571" calcext:value-type="float">
            <text:p>0.300007302051571</text:p>
          </table:table-cell>
          <table:table-cell office:value-type="float" office:value="0.293772456039473" calcext:value-type="float">
            <text:p>0.293772456039473</text:p>
          </table:table-cell>
          <table:table-cell office:value-type="float" office:value="0.284697030923784" calcext:value-type="float">
            <text:p>0.284697030923784</text:p>
          </table:table-cell>
          <table:table-cell office:value-type="float" office:value="0.273934452194088" calcext:value-type="float">
            <text:p>0.273934452194088</text:p>
          </table:table-cell>
          <table:table-cell office:value-type="float" office:value="0.262278679556987" calcext:value-type="float">
            <text:p>0.262278679556987</text:p>
          </table:table-cell>
          <table:table-cell office:value-type="float" office:value="0.250271152608118" calcext:value-type="float">
            <text:p>0.250271152608118</text:p>
          </table:table-cell>
          <table:table-cell office:value-type="float" office:value="0.238272870236399" calcext:value-type="float">
            <text:p>0.238272870236399</text:p>
          </table:table-cell>
          <table:table-cell office:value-type="float" office:value="0.226525551844541" calcext:value-type="float">
            <text:p>0.226525551844541</text:p>
          </table:table-cell>
          <table:table-cell office:value-type="float" office:value="0.215176120340839" calcext:value-type="float">
            <text:p>0.215176120340839</text:p>
          </table:table-cell>
          <table:table-cell office:value-type="float" office:value="0.204326406390728" calcext:value-type="float">
            <text:p>0.204326406390728</text:p>
          </table:table-cell>
          <table:table-cell office:value-type="float" office:value="0.194009270100529" calcext:value-type="float">
            <text:p>0.194009270100529</text:p>
          </table:table-cell>
          <table:table-cell office:value-type="float" office:value="0.184275882354704" calcext:value-type="float">
            <text:p>0.184275882354704</text:p>
          </table:table-cell>
          <table:table-cell office:value-type="float" office:value="0.175082384047289" calcext:value-type="float">
            <text:p>0.175082384047289</text:p>
          </table:table-cell>
          <table:table-cell office:value-type="float" office:value="0.166471947968231" calcext:value-type="float">
            <text:p>0.166471947968231</text:p>
          </table:table-cell>
          <table:table-cell office:value-type="float" office:value="0.158446490855142" calcext:value-type="float">
            <text:p>0.158446490855142</text:p>
          </table:table-cell>
          <table:table-cell office:value-type="float" office:value="0.150950166410303" calcext:value-type="float">
            <text:p>0.150950166410303</text:p>
          </table:table-cell>
          <table:table-cell office:value-type="float" office:value="0.143950074369816" calcext:value-type="float">
            <text:p>0.143950074369816</text:p>
          </table:table-cell>
          <table:table-cell office:value-type="float" office:value="0.137414621700949" calcext:value-type="float">
            <text:p>0.137414621700949</text:p>
          </table:table-cell>
          <table:table-cell office:value-type="float" office:value="0.131310203581136" calcext:value-type="float">
            <text:p>0.131310203581136</text:p>
          </table:table-cell>
          <table:table-cell office:value-type="float" office:value="0.125603092296682" calcext:value-type="float">
            <text:p>0.125603092296682</text:p>
          </table:table-cell>
          <table:table-cell office:value-type="float" office:value="0.120259657741888" calcext:value-type="float">
            <text:p>0.120259657741888</text:p>
          </table:table-cell>
          <table:table-cell office:value-type="float" office:value="0.115248187529295" calcext:value-type="float">
            <text:p>0.115248187529295</text:p>
          </table:table-cell>
          <table:table-cell office:value-type="float" office:value="0.110539080048828" calcext:value-type="float">
            <text:p>0.110539080048828</text:p>
          </table:table-cell>
          <table:table-cell office:value-type="float" office:value="0.106104708601023" calcext:value-type="float">
            <text:p>0.106104708601023</text:p>
          </table:table-cell>
          <table:table-cell office:value-type="float" office:value="0.101919364508626" calcext:value-type="float">
            <text:p>0.101919364508626</text:p>
          </table:table-cell>
          <table:table-cell office:value-type="float" office:value="0.0979591428692332" calcext:value-type="float">
            <text:p>0.097959142869233</text:p>
          </table:table-cell>
          <table:table-cell office:value-type="float" office:value="0.0942018046725006" calcext:value-type="float">
            <text:p>0.094201804672501</text:p>
          </table:table-cell>
          <table:table-cell office:value-type="float" office:value="0.0906266394190939" calcext:value-type="float">
            <text:p>0.090626639419094</text:p>
          </table:table-cell>
          <table:table-cell office:value-type="float" office:value="0.087214321734228" calcext:value-type="float">
            <text:p>0.087214321734228</text:p>
          </table:table-cell>
          <table:table-cell office:value-type="float" office:value="0.0839467641932346" calcext:value-type="float">
            <text:p>0.083946764193235</text:p>
          </table:table-cell>
          <table:table-cell office:value-type="float" office:value="0.080806973154405" calcext:value-type="float">
            <text:p>0.080806973154405</text:p>
          </table:table-cell>
          <table:table-cell office:value-type="float" office:value="0.0777789135424054" calcext:value-type="float">
            <text:p>0.077778913542405</text:p>
          </table:table-cell>
          <table:table-cell office:value-type="float" office:value="0.0748473846062366" calcext:value-type="float">
            <text:p>0.074847384606237</text:p>
          </table:table-cell>
          <table:table-cell office:value-type="float" office:value="0.0719979060340735" calcext:value-type="float">
            <text:p>0.071997906034074</text:p>
          </table:table-cell>
          <table:table-cell office:value-type="float" office:value="0.0692166128159568" calcext:value-type="float">
            <text:p>0.069216612815957</text:p>
          </table:table-cell>
          <table:table-cell office:value-type="float" office:value="0.0664901574481142" calcext:value-type="float">
            <text:p>0.066490157448114</text:p>
          </table:table-cell>
          <table:table-cell office:value-type="float" office:value="0.0638056184837417" calcext:value-type="float">
            <text:p>0.063805618483742</text:p>
          </table:table-cell>
          <table:table-cell office:value-type="float" office:value="0.0611504145659044" calcext:value-type="float">
            <text:p>0.061150414565904</text:p>
          </table:table-cell>
          <table:table-cell office:value-type="float" office:value="0.0585122231092976" calcext:value-type="float">
            <text:p>0.058512223109298</text:p>
          </table:table-cell>
          <table:table-cell office:value-type="float" office:value="0.0558789029475408" calcext:value-type="float">
            <text:p>0.055878902947541</text:p>
          </table:table-cell>
          <table:table-cell office:value-type="float" office:value="0.0532384205010411" calcext:value-type="float">
            <text:p>0.053238420501041</text:p>
          </table:table-cell>
          <table:table-cell office:value-type="float" office:value="0.0505787792481014" calcext:value-type="float">
            <text:p>0.050578779248101</text:p>
          </table:table-cell>
          <table:table-cell office:value-type="float" office:value="0.0478879525563371" calcext:value-type="float">
            <text:p>0.047887952556337</text:p>
          </table:table-cell>
          <table:table-cell office:value-type="float" office:value="0.0451538203546996" calcext:value-type="float">
            <text:p>0.0451538203547</text:p>
          </table:table-cell>
          <table:table-cell office:value-type="float" office:value="0.0423641108765853" calcext:value-type="float">
            <text:p>0.042364110876585</text:p>
          </table:table-cell>
          <table:table-cell office:value-type="float" office:value="0.03950635000792" calcext:value-type="float">
            <text:p>0.03950635000792</text:p>
          </table:table-cell>
          <table:table-cell office:value-type="float" office:value="0.0365678229448273" calcext:value-type="float">
            <text:p>0.036567822944827</text:p>
          </table:table-cell>
          <table:table-cell office:value-type="float" office:value="0.0335355563049976" calcext:value-type="float">
            <text:p>0.033535556304998</text:p>
          </table:table-cell>
          <table:table-cell office:value-type="float" office:value="0.0303963339662041" calcext:value-type="float">
            <text:p>0.030396333966204</text:p>
          </table:table-cell>
          <table:table-cell office:value-type="float" office:value="0.0271367668753356" calcext:value-type="float">
            <text:p>0.027136766875336</text:p>
          </table:table-cell>
          <table:table-cell office:value-type="float" office:value="0.0237434451551355" calcext:value-type="float">
            <text:p>0.023743445155136</text:p>
          </table:table-cell>
          <table:table-cell office:value-type="float" office:value="0.0202032078394454" calcext:value-type="float">
            <text:p>0.020203207839445</text:p>
          </table:table-cell>
          <table:table-cell office:value-type="float" office:value="0.0165035691304123" calcext:value-type="float">
            <text:p>0.016503569130412</text:p>
          </table:table-cell>
          <table:table-cell office:value-type="float" office:value="0.0126333460004362" calcext:value-type="float">
            <text:p>0.012633346000436</text:p>
          </table:table-cell>
          <table:table-cell office:value-type="float" office:value="0.00858357741804902" calcext:value-type="float">
            <text:p>0.008583577418049</text:p>
          </table:table-cell>
          <table:table-cell office:value-type="float" office:value="0.0043490235925157" calcext:value-type="float">
            <text:p>0.004349023592516</text:p>
          </table:table-cell>
          <table:table-cell table:style-name="ce1" office:value-type="float" office:value="-0.0000688222721122479" calcext:value-type="float">
            <text:p>-6.88E-05</text:p>
          </table:table-cell>
          <table:table-cell office:value-type="float" office:value="-0.00465387336003728" calcext:value-type="float">
            <text:p>-0.004653873360037</text:p>
          </table:table-cell>
          <table:table-cell office:value-type="float" office:value="-0.00944650855587985" calcext:value-type="float">
            <text:p>-0.00944650855588</text:p>
          </table:table-cell>
          <table:table-cell office:value-type="float" office:value="-0.0144791392729664" calcext:value-type="float">
            <text:p>-0.014479139272966</text:p>
          </table:table-cell>
          <table:table-cell office:value-type="float" office:value="-0.019785058599827" calcext:value-type="float">
            <text:p>-0.019785058599827</text:p>
          </table:table-cell>
          <table:table-cell office:value-type="float" office:value="-0.025399886666672" calcext:value-type="float">
            <text:p>-0.025399886666672</text:p>
          </table:table-cell>
          <table:table-cell office:value-type="float" office:value="-0.0313626002203614" calcext:value-type="float">
            <text:p>-0.031362600220361</text:p>
          </table:table-cell>
          <table:table-cell office:value-type="float" office:value="-0.0377167921894648" calcext:value-type="float">
            <text:p>-0.037716792189465</text:p>
          </table:table-cell>
          <table:table-cell office:value-type="float" office:value="-0.0445121015725269" calcext:value-type="float">
            <text:p>-0.044512101572527</text:p>
          </table:table-cell>
          <table:table-cell office:value-type="float" office:value="-0.0518058187764127" calcext:value-type="float">
            <text:p>-0.051805818776413</text:p>
          </table:table-cell>
          <table:table-cell office:value-type="float" office:value="-0.0596647205307809" calcext:value-type="float">
            <text:p>-0.059664720530781</text:p>
          </table:table-cell>
          <table:table-cell office:value-type="float" office:value="-0.0681671928117472" calcext:value-type="float">
            <text:p>-0.068167192811747</text:p>
          </table:table-cell>
          <table:table-cell office:value-type="float" office:value="-0.0774056855542313" calcext:value-type="float">
            <text:p>-0.077405685554231</text:p>
          </table:table-cell>
          <table:table-cell office:value-type="float" office:value="-0.087489506949768" calcext:value-type="float">
            <text:p>-0.087489506949768</text:p>
          </table:table-cell>
          <table:table-cell office:value-type="float" office:value="-0.0985478867687176" calcext:value-type="float">
            <text:p>-0.098547886768718</text:p>
          </table:table-cell>
          <table:table-cell office:value-type="float" office:value="-0.110733123442887" calcext:value-type="float">
            <text:p>-0.110733123442887</text:p>
          </table:table-cell>
          <table:table-cell office:value-type="float" office:value="-0.124223455662387" calcext:value-type="float">
            <text:p>-0.124223455662387</text:p>
          </table:table-cell>
          <table:table-cell office:value-type="float" office:value="-0.139224989479571" calcext:value-type="float">
            <text:p>-0.139224989479571</text:p>
          </table:table-cell>
          <table:table-cell office:value-type="float" office:value="-0.155971525199255" calcext:value-type="float">
            <text:p>-0.155971525199255</text:p>
          </table:table-cell>
          <table:table-cell office:value-type="float" office:value="-0.174720302337479" calcext:value-type="float">
            <text:p>-0.174720302337479</text:p>
          </table:table-cell>
          <table:table-cell office:value-type="float" office:value="-0.195740546010224" calcext:value-type="float">
            <text:p>-0.195740546010224</text:p>
          </table:table-cell>
          <table:table-cell office:value-type="float" office:value="-0.219289835237233" calcext:value-type="float">
            <text:p>-0.219289835237233</text:p>
          </table:table-cell>
          <table:table-cell office:value-type="float" office:value="-0.245571209218059" calcext:value-type="float">
            <text:p>-0.245571209218059</text:p>
          </table:table-cell>
          <table:table-cell office:value-type="float" office:value="-0.274660753361719" calcext:value-type="float">
            <text:p>-0.274660753361719</text:p>
          </table:table-cell>
          <table:table-cell office:value-type="float" office:value="-0.306393508711896" calcext:value-type="float">
            <text:p>-0.306393508711896</text:p>
          </table:table-cell>
          <table:table-cell office:value-type="float" office:value="-0.340195151447999" calcext:value-type="float">
            <text:p>-0.340195151447999</text:p>
          </table:table-cell>
          <table:table-cell office:value-type="float" office:value="-0.374861275255224" calcext:value-type="float">
            <text:p>-0.374861275255224</text:p>
          </table:table-cell>
          <table:table-cell office:value-type="float" office:value="-0.40845372983893" calcext:value-type="float">
            <text:p>-0.40845372983893</text:p>
          </table:table-cell>
          <table:table-cell office:value-type="float" office:value="-0.437037593009582" calcext:value-type="float">
            <text:p>-0.437037593009582</text:p>
          </table:table-cell>
          <table:table-cell office:value-type="float" office:value="-0.454702864391299" calcext:value-type="float">
            <text:p>-0.454702864391299</text:p>
          </table:table-cell>
          <table:table-cell office:value-type="float" office:value="-0.454259158558595" calcext:value-type="float">
            <text:p>-0.454259158558595</text:p>
          </table:table-cell>
          <table:table-cell office:value-type="float" office:value="-0.427060198495992" calcext:value-type="float">
            <text:p>-0.427060198495992</text:p>
          </table:table-cell>
          <table:table-cell office:value-type="float" office:value="-0.36395489566078" calcext:value-type="float">
            <text:p>-0.36395489566078</text:p>
          </table:table-cell>
          <table:table-cell office:value-type="float" office:value="-0.257035129519074" calcext:value-type="float">
            <text:p>-0.257035129519074</text:p>
          </table:table-cell>
          <table:table-cell office:value-type="float" office:value="-0.101778377139129" calcext:value-type="float">
            <text:p>-0.101778377139129</text:p>
          </table:table-cell>
          <table:table-cell office:value-type="float" office:value="0.101778377139129" calcext:value-type="float">
            <text:p>0.101778377139129</text:p>
          </table:table-cell>
        </table:table-row>
        <table:table-row table:style-name="ro1">
          <table:table-cell office:value-type="float" office:value="-0.0622080640423218" calcext:value-type="float">
            <text:p>-0.062208064042322</text:p>
          </table:table-cell>
          <table:table-cell office:value-type="float" office:value="0.0622080640423218" calcext:value-type="float">
            <text:p>0.062208064042322</text:p>
          </table:table-cell>
          <table:table-cell office:value-type="float" office:value="0.159634098934301" calcext:value-type="float">
            <text:p>0.159634098934301</text:p>
          </table:table-cell>
          <table:table-cell office:value-type="float" office:value="0.229828035261536" calcext:value-type="float">
            <text:p>0.229828035261536</text:p>
          </table:table-cell>
          <table:table-cell office:value-type="float" office:value="0.27493258021943" calcext:value-type="float">
            <text:p>0.27493258021943</text:p>
          </table:table-cell>
          <table:table-cell office:value-type="float" office:value="0.299868534723483" calcext:value-type="float">
            <text:p>0.299868534723483</text:p>
          </table:table-cell>
          <table:table-cell office:value-type="float" office:value="0.310078036759954" calcext:value-type="float">
            <text:p>0.310078036759954</text:p>
          </table:table-cell>
          <table:table-cell office:value-type="float" office:value="0.310243004960483" calcext:value-type="float">
            <text:p>0.310243004960483</text:p>
          </table:table-cell>
          <table:table-cell office:value-type="float" office:value="0.303912971122812" calcext:value-type="float">
            <text:p>0.303912971122812</text:p>
          </table:table-cell>
          <table:table-cell office:value-type="float" office:value="0.293601619079206" calcext:value-type="float">
            <text:p>0.293601619079206</text:p>
          </table:table-cell>
          <table:table-cell office:value-type="float" office:value="0.281021350456652" calcext:value-type="float">
            <text:p>0.281021350456652</text:p>
          </table:table-cell>
          <table:table-cell office:value-type="float" office:value="0.267315744044559" calcext:value-type="float">
            <text:p>0.267315744044559</text:p>
          </table:table-cell>
          <table:table-cell office:value-type="float" office:value="0.253232089897948" calcext:value-type="float">
            <text:p>0.253232089897948</text:p>
          </table:table-cell>
          <table:table-cell office:value-type="float" office:value="0.239257765896119" calcext:value-type="float">
            <text:p>0.239257765896119</text:p>
          </table:table-cell>
          <table:table-cell office:value-type="float" office:value="0.225689771482703" calcext:value-type="float">
            <text:p>0.225689771482703</text:p>
          </table:table-cell>
          <table:table-cell office:value-type="float" office:value="0.212723139312706" calcext:value-type="float">
            <text:p>0.212723139312706</text:p>
          </table:table-cell>
          <table:table-cell office:value-type="float" office:value="0.200437479021247" calcext:value-type="float">
            <text:p>0.200437479021247</text:p>
          </table:table-cell>
          <table:table-cell office:value-type="float" office:value="0.18891507673592" calcext:value-type="float">
            <text:p>0.18891507673592</text:p>
          </table:table-cell>
          <table:table-cell office:value-type="float" office:value="0.178110793449169" calcext:value-type="float">
            <text:p>0.178110793449169</text:p>
          </table:table-cell>
          <table:table-cell office:value-type="float" office:value="0.168070892381738" calcext:value-type="float">
            <text:p>0.168070892381738</text:p>
          </table:table-cell>
          <table:table-cell office:value-type="float" office:value="0.158795423070101" calcext:value-type="float">
            <text:p>0.158795423070101</text:p>
          </table:table-cell>
          <table:table-cell office:value-type="float" office:value="0.150216099785828" calcext:value-type="float">
            <text:p>0.150216099785828</text:p>
          </table:table-cell>
          <table:table-cell office:value-type="float" office:value="0.142299569362359" calcext:value-type="float">
            <text:p>0.142299569362359</text:p>
          </table:table-cell>
          <table:table-cell office:value-type="float" office:value="0.134984791733635" calcext:value-type="float">
            <text:p>0.134984791733635</text:p>
          </table:table-cell>
          <table:table-cell office:value-type="float" office:value="0.128219065093582" calcext:value-type="float">
            <text:p>0.128219065093582</text:p>
          </table:table-cell>
          <table:table-cell office:value-type="float" office:value="0.121955104264139" calcext:value-type="float">
            <text:p>0.121955104264139</text:p>
          </table:table-cell>
          <table:table-cell office:value-type="float" office:value="0.116148433402303" calcext:value-type="float">
            <text:p>0.116148433402303</text:p>
          </table:table-cell>
          <table:table-cell office:value-type="float" office:value="0.110757164014082" calcext:value-type="float">
            <text:p>0.110757164014082</text:p>
          </table:table-cell>
          <table:table-cell office:value-type="float" office:value="0.105741976306304" calcext:value-type="float">
            <text:p>0.105741976306304</text:p>
          </table:table-cell>
          <table:table-cell office:value-type="float" office:value="0.101066618327135" calcext:value-type="float">
            <text:p>0.101066618327135</text:p>
          </table:table-cell>
          <table:table-cell office:value-type="float" office:value="0.0966979337709658" calcext:value-type="float">
            <text:p>0.096697933770966</text:p>
          </table:table-cell>
          <table:table-cell office:value-type="float" office:value="0.0926056520034922" calcext:value-type="float">
            <text:p>0.092605652003492</text:p>
          </table:table-cell>
          <table:table-cell office:value-type="float" office:value="0.088762147386383" calcext:value-type="float">
            <text:p>0.088762147386383</text:p>
          </table:table-cell>
          <table:table-cell office:value-type="float" office:value="0.0851421837424094" calcext:value-type="float">
            <text:p>0.085142183742409</text:p>
          </table:table-cell>
          <table:table-cell office:value-type="float" office:value="0.0817226629023988" calcext:value-type="float">
            <text:p>0.081722662902399</text:p>
          </table:table-cell>
          <table:table-cell office:value-type="float" office:value="0.078482389432526" calcext:value-type="float">
            <text:p>0.078482389432526</text:p>
          </table:table-cell>
          <table:table-cell office:value-type="float" office:value="0.0754018511034676" calcext:value-type="float">
            <text:p>0.075401851103468</text:p>
          </table:table-cell>
          <table:table-cell office:value-type="float" office:value="0.0724630146782676" calcext:value-type="float">
            <text:p>0.072463014678268</text:p>
          </table:table-cell>
          <table:table-cell office:value-type="float" office:value="0.0696491382592638" calcext:value-type="float">
            <text:p>0.069649138259264</text:p>
          </table:table-cell>
          <table:table-cell office:value-type="float" office:value="0.0669446014087815" calcext:value-type="float">
            <text:p>0.066944601408782</text:p>
          </table:table-cell>
          <table:table-cell office:value-type="float" office:value="0.0643347527760614" calcext:value-type="float">
            <text:p>0.064334752776062</text:p>
          </table:table-cell>
          <table:table-cell office:value-type="float" office:value="0.0618057736582656" calcext:value-type="float">
            <text:p>0.061805773658266</text:p>
          </table:table-cell>
          <table:table-cell office:value-type="float" office:value="0.0593445553222519" calcext:value-type="float">
            <text:p>0.059344555322252</text:p>
          </table:table-cell>
          <table:table-cell office:value-type="float" office:value="0.056938587998166" calcext:value-type="float">
            <text:p>0.056938587998166</text:p>
          </table:table-cell>
          <table:table-cell office:value-type="float" office:value="0.0545758597420927" calcext:value-type="float">
            <text:p>0.054575859742093</text:p>
          </table:table-cell>
          <table:table-cell office:value-type="float" office:value="0.052244763606834" calcext:value-type="float">
            <text:p>0.052244763606834</text:p>
          </table:table-cell>
          <table:table-cell office:value-type="float" office:value="0.0499340117623512" calcext:value-type="float">
            <text:p>0.049934011762351</text:p>
          </table:table-cell>
          <table:table-cell office:value-type="float" office:value="0.047632555416529" calcext:value-type="float">
            <text:p>0.047632555416529</text:p>
          </table:table-cell>
          <table:table-cell office:value-type="float" office:value="0.0453295096283614" calcext:value-type="float">
            <text:p>0.045329509628362</text:p>
          </table:table-cell>
          <table:table-cell office:value-type="float" office:value="0.0430140823660958" calcext:value-type="float">
            <text:p>0.043014082366096</text:p>
          </table:table-cell>
          <table:table-cell office:value-type="float" office:value="0.0406755074638716" calcext:value-type="float">
            <text:p>0.040675507463872</text:p>
          </table:table-cell>
          <table:table-cell office:value-type="float" office:value="0.0383029815981499" calcext:value-type="float">
            <text:p>0.03830298159815</text:p>
          </table:table-cell>
          <table:table-cell office:value-type="float" office:value="0.0358856061976457" calcext:value-type="float">
            <text:p>0.035885606197646</text:p>
          </table:table-cell>
          <table:table-cell office:value-type="float" office:value="0.0334123366316506" calcext:value-type="float">
            <text:p>0.033412336631651</text:p>
          </table:table-cell>
          <table:table-cell office:value-type="float" office:value="0.0308719434943012" calcext:value-type="float">
            <text:p>0.030871943494301</text:p>
          </table:table-cell>
          <table:table-cell office:value-type="float" office:value="0.0282529950320358" calcext:value-type="float">
            <text:p>0.028252995032036</text:p>
          </table:table-cell>
          <table:table-cell office:value-type="float" office:value="0.0255438765253885" calcext:value-type="float">
            <text:p>0.025543876525389</text:p>
          </table:table-cell>
          <table:table-cell office:value-type="float" office:value="0.0227328724063545" calcext:value-type="float">
            <text:p>0.022732872406355</text:p>
          </table:table-cell>
          <table:table-cell office:value-type="float" office:value="0.0198083493634083" calcext:value-type="float">
            <text:p>0.019808349363408</text:p>
          </table:table-cell>
          <table:table-cell office:value-type="float" office:value="0.0167590895769888" calcext:value-type="float">
            <text:p>0.016759089576989</text:p>
          </table:table-cell>
          <table:table-cell office:value-type="float" office:value="0.013574823667049" calcext:value-type="float">
            <text:p>0.013574823667049</text:p>
          </table:table-cell>
          <table:table-cell office:value-type="float" office:value="0.0102469959461772" calcext:value-type="float">
            <text:p>0.010246995946177</text:p>
          </table:table-cell>
          <table:table-cell office:value-type="float" office:value="0.0067697729488427" calcext:value-type="float">
            <text:p>0.006769772948843</text:p>
          </table:table-cell>
          <table:table-cell office:value-type="float" office:value="0.00314125859066922" calcext:value-type="float">
            <text:p>0.003141258590669</text:p>
          </table:table-cell>
          <table:table-cell office:value-type="float" office:value="-0.000635512670119542" calcext:value-type="float">
            <text:p>-0.00063551267012</text:p>
          </table:table-cell>
          <table:table-cell office:value-type="float" office:value="-0.00455071282916549" calcext:value-type="float">
            <text:p>-0.004550712829165</text:p>
          </table:table-cell>
          <table:table-cell office:value-type="float" office:value="-0.00863947202234064" calcext:value-type="float">
            <text:p>-0.008639472022341</text:p>
          </table:table-cell>
          <table:table-cell office:value-type="float" office:value="-0.0129322607293474" calcext:value-type="float">
            <text:p>-0.012932260729347</text:p>
          </table:table-cell>
          <table:table-cell office:value-type="float" office:value="-0.0174579929744177" calcext:value-type="float">
            <text:p>-0.017457992974418</text:p>
          </table:table-cell>
          <table:table-cell office:value-type="float" office:value="-0.022247001964979" calcext:value-type="float">
            <text:p>-0.022247001964979</text:p>
          </table:table-cell>
          <table:table-cell office:value-type="float" office:value="-0.0273327130152869" calcext:value-type="float">
            <text:p>-0.027332713015287</text:p>
          </table:table-cell>
          <table:table-cell office:value-type="float" office:value="-0.0327529014448387" calcext:value-type="float">
            <text:p>-0.032752901444839</text:p>
          </table:table-cell>
          <table:table-cell office:value-type="float" office:value="-0.0385509640030978" calcext:value-type="float">
            <text:p>-0.038550964003098</text:p>
          </table:table-cell>
          <table:table-cell office:value-type="float" office:value="-0.0447773714729464" calcext:value-type="float">
            <text:p>-0.044777371472946</text:p>
          </table:table-cell>
          <table:table-cell office:value-type="float" office:value="-0.0514913935276601" calcext:value-type="float">
            <text:p>-0.05149139352766</text:p>
          </table:table-cell>
          <table:table-cell office:value-type="float" office:value="-0.0587631690194607" calcext:value-type="float">
            <text:p>-0.058763169019461</text:p>
          </table:table-cell>
          <table:table-cell office:value-type="float" office:value="-0.0666761886346715" calcext:value-type="float">
            <text:p>-0.066676188634672</text:p>
          </table:table-cell>
          <table:table-cell office:value-type="float" office:value="-0.0753302426584695" calcext:value-type="float">
            <text:p>-0.07533024265847</text:p>
          </table:table-cell>
          <table:table-cell office:value-type="float" office:value="-0.0848448493229234" calcext:value-type="float">
            <text:p>-0.084844849322923</text:p>
          </table:table-cell>
          <table:table-cell office:value-type="float" office:value="-0.0953631122703924" calcext:value-type="float">
            <text:p>-0.095363112270392</text:p>
          </table:table-cell>
          <table:table-cell office:value-type="float" office:value="-0.107055836093788" calcext:value-type="float">
            <text:p>-0.107055836093788</text:p>
          </table:table-cell>
          <table:table-cell office:value-type="float" office:value="-0.120125502793456" calcext:value-type="float">
            <text:p>-0.120125502793456</text:p>
          </table:table-cell>
          <table:table-cell office:value-type="float" office:value="-0.134809313347066" calcext:value-type="float">
            <text:p>-0.134809313347066</text:p>
          </table:table-cell>
          <table:table-cell office:value-type="float" office:value="-0.151379800906535" calcext:value-type="float">
            <text:p>-0.151379800906535</text:p>
          </table:table-cell>
          <table:table-cell office:value-type="float" office:value="-0.170140407195982" calcext:value-type="float">
            <text:p>-0.170140407195982</text:p>
          </table:table-cell>
          <table:table-cell office:value-type="float" office:value="-0.19141160515908" calcext:value-type="float">
            <text:p>-0.19141160515908</text:p>
          </table:table-cell>
          <table:table-cell office:value-type="float" office:value="-0.215500596384358" calcext:value-type="float">
            <text:p>-0.215500596384358</text:p>
          </table:table-cell>
          <table:table-cell office:value-type="float" office:value="-0.242644038270851" calcext:value-type="float">
            <text:p>-0.242644038270851</text:p>
          </table:table-cell>
          <table:table-cell office:value-type="float" office:value="-0.272909670310778" calcext:value-type="float">
            <text:p>-0.272909670310778</text:p>
          </table:table-cell>
          <table:table-cell office:value-type="float" office:value="-0.306040704813702" calcext:value-type="float">
            <text:p>-0.306040704813702</text:p>
          </table:table-cell>
          <table:table-cell office:value-type="float" office:value="-0.341232882133893" calcext:value-type="float">
            <text:p>-0.341232882133893</text:p>
          </table:table-cell>
          <table:table-cell office:value-type="float" office:value="-0.376852518075039" calcext:value-type="float">
            <text:p>-0.376852518075039</text:p>
          </table:table-cell>
          <table:table-cell office:value-type="float" office:value="-0.409876935799936" calcext:value-type="float">
            <text:p>-0.409876935799936</text:p>
          </table:table-cell>
          <table:table-cell office:value-type="float" office:value="-0.434828901101509" calcext:value-type="float">
            <text:p>-0.434828901101509</text:p>
          </table:table-cell>
          <table:table-cell office:value-type="float" office:value="-0.443577200318007" calcext:value-type="float">
            <text:p>-0.443577200318007</text:p>
          </table:table-cell>
          <table:table-cell office:value-type="float" office:value="-0.426249030002701" calcext:value-type="float">
            <text:p>-0.426249030002701</text:p>
          </table:table-cell>
          <table:table-cell office:value-type="float" office:value="-0.37143986975672" calcext:value-type="float">
            <text:p>-0.37143986975672</text:p>
          </table:table-cell>
          <table:table-cell office:value-type="float" office:value="-0.268127213936502" calcext:value-type="float">
            <text:p>-0.268127213936502</text:p>
          </table:table-cell>
          <table:table-cell office:value-type="float" office:value="-0.108666828087216" calcext:value-type="float">
            <text:p>-0.108666828087216</text:p>
          </table:table-cell>
          <table:table-cell office:value-type="float" office:value="0.108666828087216" calcext:value-type="float">
            <text:p>0.108666828087216</text:p>
          </table:table-cell>
        </table:table-row>
        <table:table-row table:style-name="ro1">
          <table:table-cell office:value-type="float" office:value="-0.0725804041639446" calcext:value-type="float">
            <text:p>-0.072580404163945</text:p>
          </table:table-cell>
          <table:table-cell office:value-type="float" office:value="0.0725804041639446" calcext:value-type="float">
            <text:p>0.072580404163945</text:p>
          </table:table-cell>
          <table:table-cell office:value-type="float" office:value="0.181576078044833" calcext:value-type="float">
            <text:p>0.181576078044833</text:p>
          </table:table-cell>
          <table:table-cell office:value-type="float" office:value="0.255137524158938" calcext:value-type="float">
            <text:p>0.255137524158938</text:p>
          </table:table-cell>
          <table:table-cell office:value-type="float" office:value="0.297920335166381" calcext:value-type="float">
            <text:p>0.297920335166381</text:p>
          </table:table-cell>
          <table:table-cell office:value-type="float" office:value="0.317646021878256" calcext:value-type="float">
            <text:p>0.317646021878256</text:p>
          </table:table-cell>
          <table:table-cell office:value-type="float" office:value="0.321735557092344" calcext:value-type="float">
            <text:p>0.321735557092344</text:p>
          </table:table-cell>
          <table:table-cell office:value-type="float" office:value="0.315951111658152" calcext:value-type="float">
            <text:p>0.315951111658152</text:p>
          </table:table-cell>
          <table:table-cell office:value-type="float" office:value="0.30431588053318" calcext:value-type="float">
            <text:p>0.30431588053318</text:p>
          </table:table-cell>
          <table:table-cell office:value-type="float" office:value="0.289492819590108" calcext:value-type="float">
            <text:p>0.289492819590108</text:p>
          </table:table-cell>
          <table:table-cell office:value-type="float" office:value="0.27318722885635" calcext:value-type="float">
            <text:p>0.27318722885635</text:p>
          </table:table-cell>
          <table:table-cell office:value-type="float" office:value="0.256479450319364" calcext:value-type="float">
            <text:p>0.256479450319364</text:p>
          </table:table-cell>
          <table:table-cell office:value-type="float" office:value="0.240022463172166" calcext:value-type="float">
            <text:p>0.240022463172166</text:p>
          </table:table-cell>
          <table:table-cell office:value-type="float" office:value="0.224226092038091" calcext:value-type="float">
            <text:p>0.224226092038091</text:p>
          </table:table-cell>
          <table:table-cell office:value-type="float" office:value="0.20928305702011" calcext:value-type="float">
            <text:p>0.20928305702011</text:p>
          </table:table-cell>
          <table:table-cell office:value-type="float" office:value="0.195344836056631" calcext:value-type="float">
            <text:p>0.195344836056631</text:p>
          </table:table-cell>
          <table:table-cell office:value-type="float" office:value="0.182378925772517" calcext:value-type="float">
            <text:p>0.182378925772517</text:p>
          </table:table-cell>
          <table:table-cell office:value-type="float" office:value="0.170441857267473" calcext:value-type="float">
            <text:p>0.170441857267473</text:p>
          </table:table-cell>
          <table:table-cell office:value-type="float" office:value="0.159540162730794" calcext:value-type="float">
            <text:p>0.159540162730794</text:p>
          </table:table-cell>
          <table:table-cell office:value-type="float" office:value="0.149568225139417" calcext:value-type="float">
            <text:p>0.149568225139417</text:p>
          </table:table-cell>
          <table:table-cell office:value-type="float" office:value="0.140472532706096" calcext:value-type="float">
            <text:p>0.140472532706096</text:p>
          </table:table-cell>
          <table:table-cell office:value-type="float" office:value="0.132169299126064" calcext:value-type="float">
            <text:p>0.132169299126064</text:p>
          </table:table-cell>
          <table:table-cell office:value-type="float" office:value="0.124587845101054" calcext:value-type="float">
            <text:p>0.124587845101054</text:p>
          </table:table-cell>
          <table:table-cell office:value-type="float" office:value="0.11765394134104" calcext:value-type="float">
            <text:p>0.11765394134104</text:p>
          </table:table-cell>
          <table:table-cell office:value-type="float" office:value="0.111300077990055" calcext:value-type="float">
            <text:p>0.111300077990055</text:p>
          </table:table-cell>
          <table:table-cell office:value-type="float" office:value="0.105466328931323" calcext:value-type="float">
            <text:p>0.105466328931323</text:p>
          </table:table-cell>
          <table:table-cell office:value-type="float" office:value="0.100098995737922" calcext:value-type="float">
            <text:p>0.100098995737922</text:p>
          </table:table-cell>
          <table:table-cell office:value-type="float" office:value="0.0951496719896418" calcext:value-type="float">
            <text:p>0.095149671989642</text:p>
          </table:table-cell>
          <table:table-cell office:value-type="float" office:value="0.0905746394706485" calcext:value-type="float">
            <text:p>0.090574639470649</text:p>
          </table:table-cell>
          <table:table-cell office:value-type="float" office:value="0.0863345749680641" calcext:value-type="float">
            <text:p>0.086334574968064</text:p>
          </table:table-cell>
          <table:table-cell office:value-type="float" office:value="0.0823942042096809" calcext:value-type="float">
            <text:p>0.082394204209681</text:p>
          </table:table-cell>
          <table:table-cell office:value-type="float" office:value="0.0787218909131525" calcext:value-type="float">
            <text:p>0.078721890913153</text:p>
          </table:table-cell>
          <table:table-cell office:value-type="float" office:value="0.0752892268773521" calcext:value-type="float">
            <text:p>0.075289226877352</text:p>
          </table:table-cell>
          <table:table-cell office:value-type="float" office:value="0.0720706448323949" calcext:value-type="float">
            <text:p>0.072070644832395</text:p>
          </table:table-cell>
          <table:table-cell office:value-type="float" office:value="0.0690430644350435" calcext:value-type="float">
            <text:p>0.069043064435044</text:p>
          </table:table-cell>
          <table:table-cell office:value-type="float" office:value="0.0661855752556251" calcext:value-type="float">
            <text:p>0.066185575255625</text:p>
          </table:table-cell>
          <table:table-cell office:value-type="float" office:value="0.0634791545457469" calcext:value-type="float">
            <text:p>0.063479154545747</text:p>
          </table:table-cell>
          <table:table-cell office:value-type="float" office:value="0.0609064163866552" calcext:value-type="float">
            <text:p>0.060906416386655</text:p>
          </table:table-cell>
          <table:table-cell office:value-type="float" office:value="0.058451389465881" calcext:value-type="float">
            <text:p>0.058451389465881</text:p>
          </table:table-cell>
          <table:table-cell office:value-type="float" office:value="0.0560993211243246" calcext:value-type="float">
            <text:p>0.056099321124325</text:p>
          </table:table-cell>
          <table:table-cell office:value-type="float" office:value="0.0538365051014075" calcext:value-type="float">
            <text:p>0.053836505101408</text:p>
          </table:table-cell>
          <table:table-cell office:value-type="float" office:value="0.0516501300632196" calcext:value-type="float">
            <text:p>0.05165013006322</text:p>
          </table:table-cell>
          <table:table-cell office:value-type="float" office:value="0.0495281459313601" calcext:value-type="float">
            <text:p>0.04952814593136</text:p>
          </table:table-cell>
          <table:table-cell office:value-type="float" office:value="0.0474591452253959" calcext:value-type="float">
            <text:p>0.047459145225396</text:p>
          </table:table-cell>
          <table:table-cell office:value-type="float" office:value="0.0454322569820599" calcext:value-type="float">
            <text:p>0.04543225698206</text:p>
          </table:table-cell>
          <table:table-cell office:value-type="float" office:value="0.0434370511499186" calcext:value-type="float">
            <text:p>0.043437051149919</text:p>
          </table:table-cell>
          <table:table-cell office:value-type="float" office:value="0.041463451644921" calcext:value-type="float">
            <text:p>0.041463451644921</text:p>
          </table:table-cell>
          <table:table-cell office:value-type="float" office:value="0.0395016565380561" calcext:value-type="float">
            <text:p>0.039501656538056</text:p>
          </table:table-cell>
          <table:table-cell office:value-type="float" office:value="0.0375420641014541" calcext:value-type="float">
            <text:p>0.037542064101454</text:p>
          </table:table-cell>
          <table:table-cell office:value-type="float" office:value="0.0355752037074618" calcext:value-type="float">
            <text:p>0.035575203707462</text:p>
          </table:table-cell>
          <table:table-cell office:value-type="float" office:value="0.0335916708806437" calcext:value-type="float">
            <text:p>0.033591670880644</text:p>
          </table:table-cell>
          <table:table-cell office:value-type="float" office:value="0.0315820662633411" calcext:value-type="float">
            <text:p>0.031582066263341</text:p>
          </table:table-cell>
          <table:table-cell office:value-type="float" office:value="0.0295369390426071" calcext:value-type="float">
            <text:p>0.029536939042607</text:p>
          </table:table-cell>
          <table:table-cell office:value-type="float" office:value="0.0274467368719136" calcext:value-type="float">
            <text:p>0.027446736871914</text:p>
          </table:table-cell>
          <table:table-cell office:value-type="float" office:value="0.0253017670683793" calcext:value-type="float">
            <text:p>0.025301767068379</text:p>
          </table:table-cell>
          <table:table-cell office:value-type="float" office:value="0.0230921789051922" calcext:value-type="float">
            <text:p>0.023092178905192</text:p>
          </table:table-cell>
          <table:table-cell office:value-type="float" office:value="0.0208079855812191" calcext:value-type="float">
            <text:p>0.020807985581219</text:p>
          </table:table-cell>
          <table:table-cell office:value-type="float" office:value="0.0184391585361945" calcext:value-type="float">
            <text:p>0.018439158536195</text:p>
          </table:table-cell>
          <table:table-cell office:value-type="float" office:value="0.015975846093532" calcext:value-type="float">
            <text:p>0.015975846093532</text:p>
          </table:table-cell>
          <table:table-cell office:value-type="float" office:value="0.0134087864462234" calcext:value-type="float">
            <text:p>0.013408786446223</text:p>
          </table:table-cell>
          <table:table-cell office:value-type="float" office:value="0.0107299813521404" calcext:value-type="float">
            <text:p>0.01072998135214</text:p>
          </table:table-cell>
          <table:table-cell office:value-type="float" office:value="0.00793364478167055" calcext:value-type="float">
            <text:p>0.007933644781671</text:p>
          </table:table-cell>
          <table:table-cell office:value-type="float" office:value="0.00501737211737897" calcext:value-type="float">
            <text:p>0.005017372117379</text:p>
          </table:table-cell>
          <table:table-cell office:value-type="float" office:value="0.00198341006297982" calcext:value-type="float">
            <text:p>0.00198341006298</text:p>
          </table:table-cell>
          <table:table-cell office:value-type="float" office:value="-0.00116209095713198" calcext:value-type="float">
            <text:p>-0.001162090957132</text:p>
          </table:table-cell>
          <table:table-cell office:value-type="float" office:value="-0.00442334754460429" calcext:value-type="float">
            <text:p>-0.004423347544604</text:p>
          </table:table-cell>
          <table:table-cell office:value-type="float" office:value="-0.00783092290669238" calcext:value-type="float">
            <text:p>-0.007830922906692</text:p>
          </table:table-cell>
          <table:table-cell office:value-type="float" office:value="-0.0114094777335338" calcext:value-type="float">
            <text:p>-0.011409477733534</text:p>
          </table:table-cell>
          <table:table-cell office:value-type="float" office:value="-0.0151822518806891" calcext:value-type="float">
            <text:p>-0.015182251880689</text:p>
          </table:table-cell>
          <table:table-cell office:value-type="float" office:value="-0.0191740251368689" calcext:value-type="float">
            <text:p>-0.019174025136869</text:p>
          </table:table-cell>
          <table:table-cell office:value-type="float" office:value="-0.0234125911293693" calcext:value-type="float">
            <text:p>-0.023412591129369</text:p>
          </table:table-cell>
          <table:table-cell office:value-type="float" office:value="-0.0279297737486606" calcext:value-type="float">
            <text:p>-0.027929773748661</text:p>
          </table:table-cell>
          <table:table-cell office:value-type="float" office:value="-0.0327624696956958" calcext:value-type="float">
            <text:p>-0.032762469695696</text:p>
          </table:table-cell>
          <table:table-cell office:value-type="float" office:value="-0.0379538995163749" calcext:value-type="float">
            <text:p>-0.037953899516375</text:p>
          </table:table-cell>
          <table:table-cell office:value-type="float" office:value="-0.0435551568204499" calcext:value-type="float">
            <text:p>-0.04355515682045</text:p>
          </table:table-cell>
          <table:table-cell office:value-type="float" office:value="-0.0496271298315225" calcext:value-type="float">
            <text:p>-0.049627129831523</text:p>
          </table:table-cell>
          <table:table-cell office:value-type="float" office:value="-0.0562428744442485" calcext:value-type="float">
            <text:p>-0.056242874444249</text:p>
          </table:table-cell>
          <table:table-cell office:value-type="float" office:value="-0.0634905227499186" calcext:value-type="float">
            <text:p>-0.063490522749919</text:p>
          </table:table-cell>
          <table:table-cell office:value-type="float" office:value="-0.071476804892434" calcext:value-type="float">
            <text:p>-0.071476804892434</text:p>
          </table:table-cell>
          <table:table-cell office:value-type="float" office:value="-0.0803312373783882" calcext:value-type="float">
            <text:p>-0.080331237378388</text:p>
          </table:table-cell>
          <table:table-cell office:value-type="float" office:value="-0.09021096952102" calcext:value-type="float">
            <text:p>-0.09021096952102</text:p>
          </table:table-cell>
          <table:table-cell office:value-type="float" office:value="-0.101306142513167" calcext:value-type="float">
            <text:p>-0.101306142513167</text:p>
          </table:table-cell>
          <table:table-cell office:value-type="float" office:value="-0.113845341151341" calcext:value-type="float">
            <text:p>-0.113845341151341</text:p>
          </table:table-cell>
          <table:table-cell office:value-type="float" office:value="-0.128100198599481" calcext:value-type="float">
            <text:p>-0.128100198599481</text:p>
          </table:table-cell>
          <table:table-cell office:value-type="float" office:value="-0.144387296642715" calcext:value-type="float">
            <text:p>-0.144387296642715</text:p>
          </table:table-cell>
          <table:table-cell office:value-type="float" office:value="-0.163063927199128" calcext:value-type="float">
            <text:p>-0.163063927199128</text:p>
          </table:table-cell>
          <table:table-cell office:value-type="float" office:value="-0.18451177108794" calcext:value-type="float">
            <text:p>-0.18451177108794</text:p>
          </table:table-cell>
          <table:table-cell office:value-type="float" office:value="-0.209098736752693" calcext:value-type="float">
            <text:p>-0.209098736752693</text:p>
          </table:table-cell>
          <table:table-cell office:value-type="float" office:value="-0.237104132555419" calcext:value-type="float">
            <text:p>-0.237104132555419</text:p>
          </table:table-cell>
          <table:table-cell office:value-type="float" office:value="-0.268586444371996" calcext:value-type="float">
            <text:p>-0.268586444371996</text:p>
          </table:table-cell>
          <table:table-cell office:value-type="float" office:value="-0.303167559089262" calcext:value-type="float">
            <text:p>-0.303167559089262</text:p>
          </table:table-cell>
          <table:table-cell office:value-type="float" office:value="-0.339698067774808" calcext:value-type="float">
            <text:p>-0.339698067774808</text:p>
          </table:table-cell>
          <table:table-cell office:value-type="float" office:value="-0.375722802326084" calcext:value-type="float">
            <text:p>-0.375722802326084</text:p>
          </table:table-cell>
          <table:table-cell office:value-type="float" office:value="-0.406874929896732" calcext:value-type="float">
            <text:p>-0.406874929896732</text:p>
          </table:table-cell>
          <table:table-cell office:value-type="float" office:value="-0.425229884969699" calcext:value-type="float">
            <text:p>-0.425229884969699</text:p>
          </table:table-cell>
          <table:table-cell office:value-type="float" office:value="-0.419323977350641" calcext:value-type="float">
            <text:p>-0.419323977350641</text:p>
          </table:table-cell>
          <table:table-cell office:value-type="float" office:value="-0.375382403082716" calcext:value-type="float">
            <text:p>-0.375382403082716</text:p>
          </table:table-cell>
          <table:table-cell office:value-type="float" office:value="-0.278468431367923" calcext:value-type="float">
            <text:p>-0.278468431367923</text:p>
          </table:table-cell>
          <table:table-cell office:value-type="float" office:value="-0.116287170223277" calcext:value-type="float">
            <text:p>-0.116287170223277</text:p>
          </table:table-cell>
          <table:table-cell office:value-type="float" office:value="0.116287170223277" calcext:value-type="float">
            <text:p>0.116287170223277</text:p>
          </table:table-cell>
        </table:table-row>
        <table:table-row table:style-name="ro1">
          <table:table-cell office:value-type="float" office:value="-0.0862454465304755" calcext:value-type="float">
            <text:p>-0.086245446530476</text:p>
          </table:table-cell>
          <table:table-cell office:value-type="float" office:value="0.0862454465304755" calcext:value-type="float">
            <text:p>0.086245446530476</text:p>
          </table:table-cell>
          <table:table-cell office:value-type="float" office:value="0.208470664624407" calcext:value-type="float">
            <text:p>0.208470664624407</text:p>
          </table:table-cell>
          <table:table-cell office:value-type="float" office:value="0.283834046469221" calcext:value-type="float">
            <text:p>0.283834046469221</text:p>
          </table:table-cell>
          <table:table-cell office:value-type="float" office:value="0.321662433977283" calcext:value-type="float">
            <text:p>0.321662433977283</text:p>
          </table:table-cell>
          <table:table-cell office:value-type="float" office:value="0.333784714461287" calcext:value-type="float">
            <text:p>0.333784714461287</text:p>
          </table:table-cell>
          <table:table-cell office:value-type="float" office:value="0.330005006625373" calcext:value-type="float">
            <text:p>0.330005006625373</text:p>
          </table:table-cell>
          <table:table-cell office:value-type="float" office:value="0.317143263092049" calcext:value-type="float">
            <text:p>0.317143263092049</text:p>
          </table:table-cell>
          <table:table-cell office:value-type="float" office:value="0.299556633404745" calcext:value-type="float">
            <text:p>0.299556633404745</text:p>
          </table:table-cell>
          <table:table-cell office:value-type="float" office:value="0.279929788120914" calcext:value-type="float">
            <text:p>0.279929788120914</text:p>
          </table:table-cell>
          <table:table-cell office:value-type="float" office:value="0.259853498772164" calcext:value-type="float">
            <text:p>0.259853498772164</text:p>
          </table:table-cell>
          <table:table-cell office:value-type="float" office:value="0.240282981822458" calcext:value-type="float">
            <text:p>0.240282981822458</text:p>
          </table:table-cell>
          <table:table-cell office:value-type="float" office:value="0.221703058830168" calcext:value-type="float">
            <text:p>0.221703058830168</text:p>
          </table:table-cell>
          <table:table-cell office:value-type="float" office:value="0.204433052690327" calcext:value-type="float">
            <text:p>0.204433052690327</text:p>
          </table:table-cell>
          <table:table-cell office:value-type="float" office:value="0.188494612521208" calcext:value-type="float">
            <text:p>0.188494612521208</text:p>
          </table:table-cell>
          <table:table-cell office:value-type="float" office:value="0.173971948757727" calcext:value-type="float">
            <text:p>0.173971948757727</text:p>
          </table:table-cell>
          <table:table-cell office:value-type="float" office:value="0.160890733417141" calcext:value-type="float">
            <text:p>0.160890733417141</text:p>
          </table:table-cell>
          <table:table-cell office:value-type="float" office:value="0.149088724109878" calcext:value-type="float">
            <text:p>0.149088724109878</text:p>
          </table:table-cell>
          <table:table-cell office:value-type="float" office:value="0.138480200816131" calcext:value-type="float">
            <text:p>0.138480200816131</text:p>
          </table:table-cell>
          <table:table-cell office:value-type="float" office:value="0.128934007165685" calcext:value-type="float">
            <text:p>0.128934007165685</text:p>
          </table:table-cell>
          <table:table-cell office:value-type="float" office:value="0.120341043353972" calcext:value-type="float">
            <text:p>0.120341043353972</text:p>
          </table:table-cell>
          <table:table-cell office:value-type="float" office:value="0.112593387689889" calcext:value-type="float">
            <text:p>0.112593387689889</text:p>
          </table:table-cell>
          <table:table-cell office:value-type="float" office:value="0.105594890542699" calcext:value-type="float">
            <text:p>0.105594890542699</text:p>
          </table:table-cell>
          <table:table-cell office:value-type="float" office:value="0.0992572625901444" calcext:value-type="float">
            <text:p>0.099257262590144</text:p>
          </table:table-cell>
          <table:table-cell office:value-type="float" office:value="0.0935021674455119" calcext:value-type="float">
            <text:p>0.093502167445512</text:p>
          </table:table-cell>
          <table:table-cell office:value-type="float" office:value="0.0882612565814177" calcext:value-type="float">
            <text:p>0.088261256581418</text:p>
          </table:table-cell>
          <table:table-cell office:value-type="float" office:value="0.0834749154344348" calcext:value-type="float">
            <text:p>0.083474915434435</text:p>
          </table:table-cell>
          <table:table-cell office:value-type="float" office:value="0.0790909393748222" calcext:value-type="float">
            <text:p>0.079090939374822</text:p>
          </table:table-cell>
          <table:table-cell office:value-type="float" office:value="0.0750634434045138" calcext:value-type="float">
            <text:p>0.075063443404514</text:p>
          </table:table-cell>
          <table:table-cell office:value-type="float" office:value="0.0713520377512381" calcext:value-type="float">
            <text:p>0.071352037751238</text:p>
          </table:table-cell>
          <table:table-cell office:value-type="float" office:value="0.0679211278257221" calcext:value-type="float">
            <text:p>0.067921127825722</text:p>
          </table:table-cell>
          <table:table-cell office:value-type="float" office:value="0.0647392837669637" calcext:value-type="float">
            <text:p>0.064739283766964</text:p>
          </table:table-cell>
          <table:table-cell office:value-type="float" office:value="0.0617786773633091" calcext:value-type="float">
            <text:p>0.061778677363309</text:p>
          </table:table-cell>
          <table:table-cell office:value-type="float" office:value="0.0590145852634347" calcext:value-type="float">
            <text:p>0.059014585263435</text:p>
          </table:table-cell>
          <table:table-cell office:value-type="float" office:value="0.0564249553085477" calcext:value-type="float">
            <text:p>0.056424955308548</text:p>
          </table:table-cell>
          <table:table-cell office:value-type="float" office:value="0.0539900308363452" calcext:value-type="float">
            <text:p>0.053990030836345</text:p>
          </table:table-cell>
          <table:table-cell office:value-type="float" office:value="0.0516920260238812" calcext:value-type="float">
            <text:p>0.051692026023881</text:p>
          </table:table-cell>
          <table:table-cell office:value-type="float" office:value="0.0495148453070877" calcext:value-type="float">
            <text:p>0.049514845307088</text:p>
          </table:table-cell>
          <table:table-cell office:value-type="float" office:value="0.0474438408273221" calcext:value-type="float">
            <text:p>0.047443840827322</text:p>
          </table:table-cell>
          <table:table-cell office:value-type="float" office:value="0.0454656027857107" calcext:value-type="float">
            <text:p>0.045465602785711</text:p>
          </table:table-cell>
          <table:table-cell office:value-type="float" office:value="0.043567778174388" calcext:value-type="float">
            <text:p>0.043567778174388</text:p>
          </table:table-cell>
          <table:table-cell office:value-type="float" office:value="0.0417389137350713" calcext:value-type="float">
            <text:p>0.041738913735071</text:p>
          </table:table-cell>
          <table:table-cell office:value-type="float" office:value="0.0399683193698114" calcext:value-type="float">
            <text:p>0.039968319369811</text:p>
          </table:table-cell>
          <table:table-cell office:value-type="float" office:value="0.0382459486560787" calcext:value-type="float">
            <text:p>0.038245948656079</text:p>
          </table:table-cell>
          <table:table-cell office:value-type="float" office:value="0.0365622935723096" calcext:value-type="float">
            <text:p>0.03656229357231</text:p>
          </table:table-cell>
          <table:table-cell office:value-type="float" office:value="0.034908290961378" calcext:value-type="float">
            <text:p>0.034908290961378</text:p>
          </table:table-cell>
          <table:table-cell office:value-type="float" office:value="0.0332752386197036" calcext:value-type="float">
            <text:p>0.033275238619704</text:p>
          </table:table-cell>
          <table:table-cell office:value-type="float" office:value="0.0316547192218409" calcext:value-type="float">
            <text:p>0.031654719221841</text:p>
          </table:table-cell>
          <table:table-cell office:value-type="float" office:value="0.0300385305512252" calcext:value-type="float">
            <text:p>0.030038530551225</text:p>
          </table:table-cell>
          <table:table-cell office:value-type="float" office:value="0.0284186207763455" calcext:value-type="float">
            <text:p>0.028418620776346</text:p>
          </table:table-cell>
          <table:table-cell office:value-type="float" office:value="0.0267870277791466" calcext:value-type="float">
            <text:p>0.026787027779147</text:p>
          </table:table-cell>
          <table:table-cell office:value-type="float" office:value="0.0251358219352618" calcext:value-type="float">
            <text:p>0.025135821935262</text:p>
          </table:table-cell>
          <table:table-cell office:value-type="float" office:value="0.0234570524610413" calcext:value-type="float">
            <text:p>0.023457052461041</text:p>
          </table:table-cell>
          <table:table-cell office:value-type="float" office:value="0.0217426988490492" calcext:value-type="float">
            <text:p>0.021742698849049</text:p>
          </table:table-cell>
          <table:table-cell office:value-type="float" office:value="0.0199846317796614" calcext:value-type="float">
            <text:p>0.019984631779662</text:p>
          </table:table-cell>
          <table:table-cell office:value-type="float" office:value="0.0181745935918947" calcext:value-type="float">
            <text:p>0.018174593591895</text:p>
          </table:table-cell>
          <table:table-cell office:value-type="float" office:value="0.0163042192998683" calcext:value-type="float">
            <text:p>0.016304219299868</text:p>
          </table:table-cell>
          <table:table-cell office:value-type="float" office:value="0.0143651385556471" calcext:value-type="float">
            <text:p>0.014365138555647</text:p>
          </table:table-cell>
          <table:table-cell office:value-type="float" office:value="0.0123492289376297" calcext:value-type="float">
            <text:p>0.01234922893763</text:p>
          </table:table-cell>
          <table:table-cell office:value-type="float" office:value="0.0102491230376349" calcext:value-type="float">
            <text:p>0.010249123037635</text:p>
          </table:table-cell>
          <table:table-cell office:value-type="float" office:value="0.0080590633440354" calcext:value-type="float">
            <text:p>0.008059063344035</text:p>
          </table:table-cell>
          <table:table-cell office:value-type="float" office:value="0.0057760618217535" calcext:value-type="float">
            <text:p>0.005776061821754</text:p>
          </table:table-cell>
          <table:table-cell office:value-type="float" office:value="0.00340115285215912" calcext:value-type="float">
            <text:p>0.003401152852159</text:p>
          </table:table-cell>
          <table:table-cell office:value-type="float" office:value="0.000941429052460098" calcext:value-type="float">
            <text:p>0.00094142905246</text:p>
          </table:table-cell>
          <table:table-cell office:value-type="float" office:value="-0.00158683766668829" calcext:value-type="float">
            <text:p>-0.001586837666688</text:p>
          </table:table-cell>
          <table:table-cell office:value-type="float" office:value="-0.00422108967335661" calcext:value-type="float">
            <text:p>-0.004221089673357</text:p>
          </table:table-cell>
          <table:table-cell office:value-type="float" office:value="-0.00698059081476218" calcext:value-type="float">
            <text:p>-0.006980590814762</text:p>
          </table:table-cell>
          <table:table-cell office:value-type="float" office:value="-0.00988046287153203" calcext:value-type="float">
            <text:p>-0.009880462871532</text:p>
          </table:table-cell>
          <table:table-cell office:value-type="float" office:value="-0.01293742785516" calcext:value-type="float">
            <text:p>-0.01293742785516</text:p>
          </table:table-cell>
          <table:table-cell office:value-type="float" office:value="-0.0161708093089414" calcext:value-type="float">
            <text:p>-0.016170809308942</text:p>
          </table:table-cell>
          <table:table-cell office:value-type="float" office:value="-0.019602994147697" calcext:value-type="float">
            <text:p>-0.019602994147697</text:p>
          </table:table-cell>
          <table:table-cell office:value-type="float" office:value="-0.0232599926064324" calcext:value-type="float">
            <text:p>-0.023259992606433</text:p>
          </table:table-cell>
          <table:table-cell office:value-type="float" office:value="-0.0271722084738492" calcext:value-type="float">
            <text:p>-0.027172208473849</text:p>
          </table:table-cell>
          <table:table-cell office:value-type="float" office:value="-0.0313754670463606" calcext:value-type="float">
            <text:p>-0.031375467046361</text:p>
          </table:table-cell>
          <table:table-cell office:value-type="float" office:value="-0.0359123487719694" calcext:value-type="float">
            <text:p>-0.035912348771969</text:p>
          </table:table-cell>
          <table:table-cell office:value-type="float" office:value="-0.0408338910168354" calcext:value-type="float">
            <text:p>-0.040833891016836</text:p>
          </table:table-cell>
          <table:table-cell office:value-type="float" office:value="-0.0462017392634721" calcext:value-type="float">
            <text:p>-0.046201739263472</text:p>
          </table:table-cell>
          <table:table-cell office:value-type="float" office:value="-0.0520908481783179" calcext:value-type="float">
            <text:p>-0.052090848178318</text:p>
          </table:table-cell>
          <table:table-cell office:value-type="float" office:value="-0.0585928487449131" calcext:value-type="float">
            <text:p>-0.058592848744913</text:p>
          </table:table-cell>
          <table:table-cell office:value-type="float" office:value="-0.0658202057857513" calcext:value-type="float">
            <text:p>-0.065820205785751</text:p>
          </table:table-cell>
          <table:table-cell office:value-type="float" office:value="-0.0739112793387638" calcext:value-type="float">
            <text:p>-0.073911279338764</text:p>
          </table:table-cell>
          <table:table-cell office:value-type="float" office:value="-0.0830363481406148" calcext:value-type="float">
            <text:p>-0.083036348140615</text:p>
          </table:table-cell>
          <table:table-cell office:value-type="float" office:value="-0.0934045079148049" calcext:value-type="float">
            <text:p>-0.093404507914805</text:p>
          </table:table-cell>
          <table:table-cell office:value-type="float" office:value="-0.105271037942168" calcext:value-type="float">
            <text:p>-0.105271037942168</text:p>
          </table:table-cell>
          <table:table-cell office:value-type="float" office:value="-0.118944197739482" calcext:value-type="float">
            <text:p>-0.118944197739482</text:p>
          </table:table-cell>
          <table:table-cell office:value-type="float" office:value="-0.134789232247667" calcext:value-type="float">
            <text:p>-0.134789232247667</text:p>
          </table:table-cell>
          <table:table-cell office:value-type="float" office:value="-0.153225272519288" calcext:value-type="float">
            <text:p>-0.153225272519288</text:p>
          </table:table-cell>
          <table:table-cell office:value-type="float" office:value="-0.174707270367863" calcext:value-type="float">
            <text:p>-0.174707270367863</text:p>
          </table:table-cell>
          <table:table-cell office:value-type="float" office:value="-0.199679431082075" calcext:value-type="float">
            <text:p>-0.199679431082075</text:p>
          </table:table-cell>
          <table:table-cell office:value-type="float" office:value="-0.228477929017417" calcext:value-type="float">
            <text:p>-0.228477929017417</text:p>
          </table:table-cell>
          <table:table-cell office:value-type="float" office:value="-0.261148015384748" calcext:value-type="float">
            <text:p>-0.261148015384748</text:p>
          </table:table-cell>
          <table:table-cell office:value-type="float" office:value="-0.297122390762367" calcext:value-type="float">
            <text:p>-0.297122390762367</text:p>
          </table:table-cell>
          <table:table-cell office:value-type="float" office:value="-0.334689053561427" calcext:value-type="float">
            <text:p>-0.334689053561427</text:p>
          </table:table-cell>
          <table:table-cell office:value-type="float" office:value="-0.370238818856045" calcext:value-type="float">
            <text:p>-0.370238818856045</text:p>
          </table:table-cell>
          <table:table-cell office:value-type="float" office:value="-0.397263320515564" calcext:value-type="float">
            <text:p>-0.397263320515564</text:p>
          </table:table-cell>
          <table:table-cell office:value-type="float" office:value="-0.403966449668886" calcext:value-type="float">
            <text:p>-0.403966449668886</text:p>
          </table:table-cell>
          <table:table-cell office:value-type="float" office:value="-0.373686218392006" calcext:value-type="float">
            <text:p>-0.373686218392006</text:p>
          </table:table-cell>
          <table:table-cell office:value-type="float" office:value="-0.28687257169572" calcext:value-type="float">
            <text:p>-0.28687257169572</text:p>
          </table:table-cell>
          <table:table-cell office:value-type="float" office:value="-0.124578127676275" calcext:value-type="float">
            <text:p>-0.124578127676275</text:p>
          </table:table-cell>
          <table:table-cell office:value-type="float" office:value="0.124578127676275" calcext:value-type="float">
            <text:p>0.124578127676275</text:p>
          </table:table-cell>
        </table:table-row>
        <table:table-row table:style-name="ro1">
          <table:table-cell office:value-type="float" office:value="-0.104759280314963" calcext:value-type="float">
            <text:p>-0.104759280314963</text:p>
          </table:table-cell>
          <table:table-cell office:value-type="float" office:value="0.104759280314963" calcext:value-type="float">
            <text:p>0.104759280314963</text:p>
          </table:table-cell>
          <table:table-cell office:value-type="float" office:value="0.241337220944537" calcext:value-type="float">
            <text:p>0.241337220944537</text:p>
          </table:table-cell>
          <table:table-cell office:value-type="float" office:value="0.315270820653453" calcext:value-type="float">
            <text:p>0.315270820653453</text:p>
          </table:table-cell>
          <table:table-cell office:value-type="float" office:value="0.344277826727457" calcext:value-type="float">
            <text:p>0.344277826727457</text:p>
          </table:table-cell>
          <table:table-cell office:value-type="float" office:value="0.345841055789852" calcext:value-type="float">
            <text:p>0.345841055789852</text:p>
          </table:table-cell>
          <table:table-cell office:value-type="float" office:value="0.332326935178539" calcext:value-type="float">
            <text:p>0.332326935178539</text:p>
          </table:table-cell>
          <table:table-cell office:value-type="float" office:value="0.311385917528409" calcext:value-type="float">
            <text:p>0.311385917528409</text:p>
          </table:table-cell>
          <table:table-cell office:value-type="float" office:value="0.287444918291677" calcext:value-type="float">
            <text:p>0.287444918291677</text:p>
          </table:table-cell>
          <table:table-cell office:value-type="float" office:value="0.263033714734371" calcext:value-type="float">
            <text:p>0.263033714734371</text:p>
          </table:table-cell>
          <table:table-cell office:value-type="float" office:value="0.239468648884096" calcext:value-type="float">
            <text:p>0.239468648884096</text:p>
          </table:table-cell>
          <table:table-cell office:value-type="float" office:value="0.217519207625922" calcext:value-type="float">
            <text:p>0.217519207625922</text:p>
          </table:table-cell>
          <table:table-cell office:value-type="float" office:value="0.197389295747935" calcext:value-type="float">
            <text:p>0.197389295747935</text:p>
          </table:table-cell>
          <table:table-cell office:value-type="float" office:value="0.179244307317415" calcext:value-type="float">
            <text:p>0.179244307317415</text:p>
          </table:table-cell>
          <table:table-cell office:value-type="float" office:value="0.163162685608196" calcext:value-type="float">
            <text:p>0.163162685608196</text:p>
          </table:table-cell>
          <table:table-cell office:value-type="float" office:value="0.148893614664949" calcext:value-type="float">
            <text:p>0.148893614664949</text:p>
          </table:table-cell>
          <table:table-cell office:value-type="float" office:value="0.136298524818929" calcext:value-type="float">
            <text:p>0.136298524818929</text:p>
          </table:table-cell>
          <table:table-cell office:value-type="float" office:value="0.125167823149882" calcext:value-type="float">
            <text:p>0.125167823149882</text:p>
          </table:table-cell>
          <table:table-cell office:value-type="float" office:value="0.11532718610355" calcext:value-type="float">
            <text:p>0.11532718610355</text:p>
          </table:table-cell>
          <table:table-cell office:value-type="float" office:value="0.106607905486885" calcext:value-type="float">
            <text:p>0.106607905486885</text:p>
          </table:table-cell>
          <table:table-cell office:value-type="float" office:value="0.0988635414095156" calcext:value-type="float">
            <text:p>0.098863541409516</text:p>
          </table:table-cell>
          <table:table-cell office:value-type="float" office:value="0.0919645952834686" calcext:value-type="float">
            <text:p>0.091964595283469</text:p>
          </table:table-cell>
          <table:table-cell office:value-type="float" office:value="0.0857989817291721" calcext:value-type="float">
            <text:p>0.085798981729172</text:p>
          </table:table-cell>
          <table:table-cell office:value-type="float" office:value="0.0802693589604803" calcext:value-type="float">
            <text:p>0.08026935896048</text:p>
          </table:table-cell>
          <table:table-cell office:value-type="float" office:value="0.0752919616313491" calcext:value-type="float">
            <text:p>0.075291961631349</text:p>
          </table:table-cell>
          <table:table-cell office:value-type="float" office:value="0.0707952123106241" calcext:value-type="float">
            <text:p>0.070795212310624</text:p>
          </table:table-cell>
          <table:table-cell office:value-type="float" office:value="0.0667179736065326" calcext:value-type="float">
            <text:p>0.066717973606533</text:p>
          </table:table-cell>
          <table:table-cell office:value-type="float" office:value="0.0630078469528857" calcext:value-type="float">
            <text:p>0.063007846952886</text:p>
          </table:table-cell>
          <table:table-cell office:value-type="float" office:value="0.0596197206961038" calcext:value-type="float">
            <text:p>0.059619720696104</text:p>
          </table:table-cell>
          <table:table-cell office:value-type="float" office:value="0.0565146014899117" calcext:value-type="float">
            <text:p>0.056514601489912</text:p>
          </table:table-cell>
          <table:table-cell office:value-type="float" office:value="0.0536586612215259" calcext:value-type="float">
            <text:p>0.053658661221526</text:p>
          </table:table-cell>
          <table:table-cell office:value-type="float" office:value="0.0510224416725119" calcext:value-type="float">
            <text:p>0.051022441672512</text:p>
          </table:table-cell>
          <table:table-cell office:value-type="float" office:value="0.0485801847626989" calcext:value-type="float">
            <text:p>0.048580184762699</text:p>
          </table:table-cell>
          <table:table-cell office:value-type="float" office:value="0.0463092671449224" calcext:value-type="float">
            <text:p>0.046309267144922</text:p>
          </table:table-cell>
          <table:table-cell office:value-type="float" office:value="0.0441897229002161" calcext:value-type="float">
            <text:p>0.044189722900216</text:p>
          </table:table-cell>
          <table:table-cell office:value-type="float" office:value="0.0422038407183134" calcext:value-type="float">
            <text:p>0.042203840718314</text:p>
          </table:table-cell>
          <table:table-cell office:value-type="float" office:value="0.040335823572745" calcext:value-type="float">
            <text:p>0.040335823572745</text:p>
          </table:table-cell>
          <table:table-cell office:value-type="float" office:value="0.0385715005687577" calcext:value-type="float">
            <text:p>0.038571500568758</text:p>
          </table:table-cell>
          <table:table-cell office:value-type="float" office:value="0.0368980823723306" calcext:value-type="float">
            <text:p>0.036898082372331</text:p>
          </table:table-cell>
          <table:table-cell office:value-type="float" office:value="0.0353039531594232" calcext:value-type="float">
            <text:p>0.035303953159423</text:p>
          </table:table-cell>
          <table:table-cell office:value-type="float" office:value="0.0337784931945434" calcext:value-type="float">
            <text:p>0.033778493194543</text:p>
          </table:table-cell>
          <table:table-cell office:value-type="float" office:value="0.0323119270367091" calcext:value-type="float">
            <text:p>0.032311927036709</text:p>
          </table:table-cell>
          <table:table-cell office:value-type="float" office:value="0.0308951930832327" calcext:value-type="float">
            <text:p>0.030895193083233</text:p>
          </table:table-cell>
          <table:table-cell office:value-type="float" office:value="0.0295198307918987" calcext:value-type="float">
            <text:p>0.029519830791899</text:p>
          </table:table-cell>
          <table:table-cell office:value-type="float" office:value="0.0281778824744307" calcext:value-type="float">
            <text:p>0.028177882474431</text:p>
          </table:table-cell>
          <table:table-cell office:value-type="float" office:value="0.0268618070349117" calcext:value-type="float">
            <text:p>0.026861807034912</text:p>
          </table:table-cell>
          <table:table-cell office:value-type="float" office:value="0.0255644034322019" calcext:value-type="float">
            <text:p>0.025564403432202</text:p>
          </table:table-cell>
          <table:table-cell office:value-type="float" office:value="0.0242787419647121" calcext:value-type="float">
            <text:p>0.024278741964712</text:p>
          </table:table-cell>
          <table:table-cell office:value-type="float" office:value="0.0229981017551951" calcext:value-type="float">
            <text:p>0.022998101755195</text:p>
          </table:table-cell>
          <table:table-cell office:value-type="float" office:value="0.0217159130162857" calcext:value-type="float">
            <text:p>0.021715913016286</text:p>
          </table:table-cell>
          <table:table-cell office:value-type="float" office:value="0.0204257028976618" calcext:value-type="float">
            <text:p>0.020425702897662</text:p>
          </table:table-cell>
          <table:table-cell office:value-type="float" office:value="0.019121043989173" calcext:value-type="float">
            <text:p>0.019121043989173</text:p>
          </table:table-cell>
          <table:table-cell office:value-type="float" office:value="0.0177955050882476" calcext:value-type="float">
            <text:p>0.017795505088248</text:p>
          </table:table-cell>
          <table:table-cell office:value-type="float" office:value="0.0164426050103041" calcext:value-type="float">
            <text:p>0.016442605010304</text:p>
          </table:table-cell>
          <table:table-cell office:value-type="float" office:value="0.0150557729190245" calcext:value-type="float">
            <text:p>0.015055772919025</text:p>
          </table:table-cell>
          <table:table-cell office:value-type="float" office:value="0.0136283246395849" calcext:value-type="float">
            <text:p>0.013628324639585</text:p>
          </table:table-cell>
          <table:table-cell office:value-type="float" office:value="0.0121534773075878" calcext:value-type="float">
            <text:p>0.012153477307588</text:p>
          </table:table-cell>
          <table:table-cell office:value-type="float" office:value="0.0106244509121893" calcext:value-type="float">
            <text:p>0.010624450912189</text:p>
          </table:table-cell>
          <table:table-cell office:value-type="float" office:value="0.00903475319063378" calcext:value-type="float">
            <text:p>0.009034753190634</text:p>
          </table:table-cell>
          <table:table-cell office:value-type="float" office:value="0.00737881128873275" calcext:value-type="float">
            <text:p>0.007378811288733</text:p>
          </table:table-cell>
          <table:table-cell office:value-type="float" office:value="0.00565312585682971" calcext:value-type="float">
            <text:p>0.00565312585683</text:p>
          </table:table-cell>
          <table:table-cell office:value-type="float" office:value="0.00385778096398564" calcext:value-type="float">
            <text:p>0.003857780963986</text:p>
          </table:table-cell>
          <table:table-cell office:value-type="float" office:value="0.00199711048887092" calcext:value-type="float">
            <text:p>0.001997110488871</text:p>
          </table:table-cell>
          <table:table-cell table:style-name="ce1" office:value-type="float" office:value="0.0000802124954803384" calcext:value-type="float">
            <text:p>8.02E-05</text:p>
          </table:table-cell>
          <table:table-cell office:value-type="float" office:value="-0.00185411424759375" calcext:value-type="float">
            <text:p>-0.001854114247594</text:p>
          </table:table-cell>
          <table:table-cell office:value-type="float" office:value="-0.003905227403089" calcext:value-type="float">
            <text:p>-0.003905227403089</text:p>
          </table:table-cell>
          <table:table-cell office:value-type="float" office:value="-0.00606134046777186" calcext:value-type="float">
            <text:p>-0.006061340467772</text:p>
          </table:table-cell>
          <table:table-cell office:value-type="float" office:value="-0.00832777866042434" calcext:value-type="float">
            <text:p>-0.008327778660424</text:p>
          </table:table-cell>
          <table:table-cell office:value-type="float" office:value="-0.0107158926162335" calcext:value-type="float">
            <text:p>-0.010715892616234</text:p>
          </table:table-cell>
          <table:table-cell office:value-type="float" office:value="-0.0132402917591637" calcext:value-type="float">
            <text:p>-0.013240291759164</text:p>
          </table:table-cell>
          <table:table-cell office:value-type="float" office:value="-0.0159184106051383" calcext:value-type="float">
            <text:p>-0.015918410605138</text:p>
          </table:table-cell>
          <table:table-cell office:value-type="float" office:value="-0.0187707448674929" calcext:value-type="float">
            <text:p>-0.018770744867493</text:p>
          </table:table-cell>
          <table:table-cell office:value-type="float" office:value="-0.0218214008539222" calcext:value-type="float">
            <text:p>-0.021821400853922</text:p>
          </table:table-cell>
          <table:table-cell office:value-type="float" office:value="-0.0250989068968661" calcext:value-type="float">
            <text:p>-0.025098906896866</text:p>
          </table:table-cell>
          <table:table-cell office:value-type="float" office:value="-0.028637308749001" calcext:value-type="float">
            <text:p>-0.028637308749001</text:p>
          </table:table-cell>
          <table:table-cell office:value-type="float" office:value="-0.0324776006629619" calcext:value-type="float">
            <text:p>-0.032477600662962</text:p>
          </table:table-cell>
          <table:table-cell office:value-type="float" office:value="-0.0366695686995172" calcext:value-type="float">
            <text:p>-0.036669568699517</text:p>
          </table:table-cell>
          <table:table-cell office:value-type="float" office:value="-0.041274149151682" calcext:value-type="float">
            <text:p>-0.041274149151682</text:p>
          </table:table-cell>
          <table:table-cell office:value-type="float" office:value="-0.0463664334278609" calcext:value-type="float">
            <text:p>-0.046366433427861</text:p>
          </table:table-cell>
          <table:table-cell office:value-type="float" office:value="-0.0520394803547058" calcext:value-type="float">
            <text:p>-0.052039480354706</text:p>
          </table:table-cell>
          <table:table-cell office:value-type="float" office:value="-0.0584091226993958" calcext:value-type="float">
            <text:p>-0.058409122699396</text:p>
          </table:table-cell>
          <table:table-cell office:value-type="float" office:value="-0.0656199634952019" calcext:value-type="float">
            <text:p>-0.065619963495202</text:p>
          </table:table-cell>
          <table:table-cell office:value-type="float" office:value="-0.0738527219756415" calcext:value-type="float">
            <text:p>-0.073852721975642</text:p>
          </table:table-cell>
          <table:table-cell office:value-type="float" office:value="-0.0833329546088537" calcext:value-type="float">
            <text:p>-0.083332954608854</text:p>
          </table:table-cell>
          <table:table-cell office:value-type="float" office:value="-0.0943408436051287" calcext:value-type="float">
            <text:p>-0.094340843605129</text:p>
          </table:table-cell>
          <table:table-cell office:value-type="float" office:value="-0.10722102652819" calcext:value-type="float">
            <text:p>-0.10722102652819</text:p>
          </table:table-cell>
          <table:table-cell office:value-type="float" office:value="-0.12239000570564" calcext:value-type="float">
            <text:p>-0.12239000570564</text:p>
          </table:table-cell>
          <table:table-cell office:value-type="float" office:value="-0.140335931119035" calcext:value-type="float">
            <text:p>-0.140335931119035</text:p>
          </table:table-cell>
          <table:table-cell office:value-type="float" office:value="-0.161600481472059" calcext:value-type="float">
            <text:p>-0.161600481472059</text:p>
          </table:table-cell>
          <table:table-cell office:value-type="float" office:value="-0.186723449931636" calcext:value-type="float">
            <text:p>-0.186723449931636</text:p>
          </table:table-cell>
          <table:table-cell office:value-type="float" office:value="-0.216114906941246" calcext:value-type="float">
            <text:p>-0.216114906941246</text:p>
          </table:table-cell>
          <table:table-cell office:value-type="float" office:value="-0.249794953541648" calcext:value-type="float">
            <text:p>-0.249794953541648</text:p>
          </table:table-cell>
          <table:table-cell office:value-type="float" office:value="-0.286911113475375" calcext:value-type="float">
            <text:p>-0.286911113475375</text:p>
          </table:table-cell>
          <table:table-cell office:value-type="float" office:value="-0.324933509312189" calcext:value-type="float">
            <text:p>-0.324933509312189</text:p>
          </table:table-cell>
          <table:table-cell office:value-type="float" office:value="-0.358413141407142" calcext:value-type="float">
            <text:p>-0.358413141407142</text:p>
          </table:table-cell>
          <table:table-cell office:value-type="float" office:value="-0.377281649173852" calcext:value-type="float">
            <text:p>-0.377281649173852</text:p>
          </table:table-cell>
          <table:table-cell office:value-type="float" office:value="-0.363289263437003" calcext:value-type="float">
            <text:p>-0.363289263437003</text:p>
          </table:table-cell>
          <table:table-cell office:value-type="float" office:value="-0.291201068308312" calcext:value-type="float">
            <text:p>-0.291201068308312</text:p>
          </table:table-cell>
          <table:table-cell office:value-type="float" office:value="-0.133158020870221" calcext:value-type="float">
            <text:p>-0.133158020870221</text:p>
          </table:table-cell>
          <table:table-cell office:value-type="float" office:value="0.133158020870221" calcext:value-type="float">
            <text:p>0.133158020870221</text:p>
          </table:table-cell>
        </table:table-row>
        <table:table-row table:style-name="ro1">
          <table:table-cell office:value-type="float" office:value="-0.130581137064496" calcext:value-type="float">
            <text:p>-0.130581137064496</text:p>
          </table:table-cell>
          <table:table-cell office:value-type="float" office:value="0.130581137064496" calcext:value-type="float">
            <text:p>0.130581137064496</text:p>
          </table:table-cell>
          <table:table-cell office:value-type="float" office:value="0.28075004394233" calcext:value-type="float">
            <text:p>0.28075004394233</text:p>
          </table:table-cell>
          <table:table-cell office:value-type="float" office:value="0.347298820258779" calcext:value-type="float">
            <text:p>0.347298820258779</text:p>
          </table:table-cell>
          <table:table-cell office:value-type="float" office:value="0.362185047080302" calcext:value-type="float">
            <text:p>0.362185047080302</text:p>
          </table:table-cell>
          <table:table-cell office:value-type="float" office:value="0.349880525835284" calcext:value-type="float">
            <text:p>0.349880525835284</text:p>
          </table:table-cell>
          <table:table-cell office:value-type="float" office:value="0.324966231576559" calcext:value-type="float">
            <text:p>0.324966231576559</text:p>
          </table:table-cell>
          <table:table-cell office:value-type="float" office:value="0.295406688845483" calcext:value-type="float">
            <text:p>0.295406688845483</text:p>
          </table:table-cell>
          <table:table-cell office:value-type="float" office:value="0.265267972937516" calcext:value-type="float">
            <text:p>0.265267972937516</text:p>
          </table:table-cell>
          <table:table-cell office:value-type="float" office:value="0.236703249695314" calcext:value-type="float">
            <text:p>0.236703249695314</text:p>
          </table:table-cell>
          <table:table-cell office:value-type="float" office:value="0.210525231609643" calcext:value-type="float">
            <text:p>0.210525231609643</text:p>
          </table:table-cell>
          <table:table-cell office:value-type="float" office:value="0.187155281170541" calcext:value-type="float">
            <text:p>0.187155281170541</text:p>
          </table:table-cell>
          <table:table-cell office:value-type="float" office:value="0.166823203623779" calcext:value-type="float">
            <text:p>0.166823203623779</text:p>
          </table:table-cell>
          <table:table-cell office:value-type="float" office:value="0.149141091694697" calcext:value-type="float">
            <text:p>0.149141091694697</text:p>
          </table:table-cell>
          <table:table-cell office:value-type="float" office:value="0.133881184504946" calcext:value-type="float">
            <text:p>0.133881184504946</text:p>
          </table:table-cell>
          <table:table-cell office:value-type="float" office:value="0.120698752804719" calcext:value-type="float">
            <text:p>0.120698752804719</text:p>
          </table:table-cell>
          <table:table-cell office:value-type="float" office:value="0.10930739069132" calcext:value-type="float">
            <text:p>0.10930739069132</text:p>
          </table:table-cell>
          <table:table-cell office:value-type="float" office:value="0.099436050166332" calcext:value-type="float">
            <text:p>0.099436050166332</text:p>
          </table:table-cell>
          <table:table-cell office:value-type="float" office:value="0.0908544714241829" calcext:value-type="float">
            <text:p>0.090854471424183</text:p>
          </table:table-cell>
          <table:table-cell office:value-type="float" office:value="0.083364438310956" calcext:value-type="float">
            <text:p>0.083364438310956</text:p>
          </table:table-cell>
          <table:table-cell office:value-type="float" office:value="0.0767995035484194" calcext:value-type="float">
            <text:p>0.07679950354842</text:p>
          </table:table-cell>
          <table:table-cell office:value-type="float" office:value="0.0710198640102653" calcext:value-type="float">
            <text:p>0.071019864010265</text:p>
          </table:table-cell>
          <table:table-cell office:value-type="float" office:value="0.0659085598512695" calcext:value-type="float">
            <text:p>0.06590855985127</text:p>
          </table:table-cell>
          <table:table-cell office:value-type="float" office:value="0.0613675458303774" calcext:value-type="float">
            <text:p>0.061367545830377</text:p>
          </table:table-cell>
          <table:table-cell office:value-type="float" office:value="0.0573146920245532" calcext:value-type="float">
            <text:p>0.057314692024553</text:p>
          </table:table-cell>
          <table:table-cell office:value-type="float" office:value="0.0536812560648333" calcext:value-type="float">
            <text:p>0.053681256064833</text:p>
          </table:table-cell>
          <table:table-cell office:value-type="float" office:value="0.0504096004778002" calcext:value-type="float">
            <text:p>0.0504096004778</text:p>
          </table:table-cell>
          <table:table-cell office:value-type="float" office:value="0.0474511988192895" calcext:value-type="float">
            <text:p>0.04745119881929</text:p>
          </table:table-cell>
          <table:table-cell office:value-type="float" office:value="0.0447649771520885" calcext:value-type="float">
            <text:p>0.044764977152089</text:p>
          </table:table-cell>
          <table:table-cell office:value-type="float" office:value="0.0423159789994993" calcext:value-type="float">
            <text:p>0.042315978999499</text:p>
          </table:table-cell>
          <table:table-cell office:value-type="float" office:value="0.0400742960162726" calcext:value-type="float">
            <text:p>0.040074296016273</text:p>
          </table:table-cell>
          <table:table-cell office:value-type="float" office:value="0.0380142046986716" calcext:value-type="float">
            <text:p>0.038014204698672</text:p>
          </table:table-cell>
          <table:table-cell office:value-type="float" office:value="0.0361134635605463" calcext:value-type="float">
            <text:p>0.036113463560546</text:p>
          </table:table-cell>
          <table:table-cell office:value-type="float" office:value="0.0343527372701015" calcext:value-type="float">
            <text:p>0.034352737270102</text:p>
          </table:table-cell>
          <table:table-cell office:value-type="float" office:value="0.0327151225974569" calcext:value-type="float">
            <text:p>0.032715122597457</text:p>
          </table:table-cell>
          <table:table-cell office:value-type="float" office:value="0.0311857566715384" calcext:value-type="float">
            <text:p>0.031185756671538</text:p>
          </table:table-cell>
          <table:table-cell office:value-type="float" office:value="0.0297514920271196" calcext:value-type="float">
            <text:p>0.02975149202712</text:p>
          </table:table-cell>
          <table:table-cell office:value-type="float" office:value="0.0284006259490212" calcext:value-type="float">
            <text:p>0.028400625949021</text:p>
          </table:table-cell>
          <table:table-cell office:value-type="float" office:value="0.0271226741303228" calcext:value-type="float">
            <text:p>0.027122674130323</text:p>
          </table:table-cell>
          <table:table-cell office:value-type="float" office:value="0.0259081806541809" calcext:value-type="float">
            <text:p>0.025908180654181</text:p>
          </table:table-cell>
          <table:table-cell office:value-type="float" office:value="0.0247485578462304" calcext:value-type="float">
            <text:p>0.024748557846231</text:p>
          </table:table-cell>
          <table:table-cell office:value-type="float" office:value="0.0236359507268404" calcext:value-type="float">
            <text:p>0.023635950726841</text:p>
          </table:table-cell>
          <table:table-cell office:value-type="float" office:value="0.0225631216993618" calcext:value-type="float">
            <text:p>0.022563121699362</text:p>
          </table:table-cell>
          <table:table-cell office:value-type="float" office:value="0.0215233518442168" calcext:value-type="float">
            <text:p>0.021523351844217</text:p>
          </table:table-cell>
          <table:table-cell office:value-type="float" office:value="0.0205103557999688" calcext:value-type="float">
            <text:p>0.020510355799969</text:p>
          </table:table-cell>
          <table:table-cell office:value-type="float" office:value="0.0195182077007812" calcext:value-type="float">
            <text:p>0.019518207700781</text:p>
          </table:table-cell>
          <table:table-cell office:value-type="float" office:value="0.018541276047214" calcext:value-type="float">
            <text:p>0.018541276047214</text:p>
          </table:table-cell>
          <table:table-cell office:value-type="float" office:value="0.0175741656910269" calcext:value-type="float">
            <text:p>0.017574165691027</text:p>
          </table:table-cell>
          <table:table-cell office:value-type="float" office:value="0.0166116653523411" calcext:value-type="float">
            <text:p>0.016611665352341</text:p>
          </table:table-cell>
          <table:table-cell office:value-type="float" office:value="0.015648699258491" calcext:value-type="float">
            <text:p>0.015648699258491</text:p>
          </table:table-cell>
          <table:table-cell office:value-type="float" office:value="0.0146802815938493" calcext:value-type="float">
            <text:p>0.014680281593849</text:p>
          </table:table-cell>
          <table:table-cell office:value-type="float" office:value="0.013701472596551" calcext:value-type="float">
            <text:p>0.013701472596551</text:p>
          </table:table-cell>
          <table:table-cell office:value-type="float" office:value="0.0127073353835528" calcext:value-type="float">
            <text:p>0.012707335383553</text:p>
          </table:table-cell>
          <table:table-cell office:value-type="float" office:value="0.0116928933735037" calcext:value-type="float">
            <text:p>0.011692893373504</text:p>
          </table:table-cell>
          <table:table-cell office:value-type="float" office:value="0.0106530902863882" calcext:value-type="float">
            <text:p>0.010653090286388</text:p>
          </table:table-cell>
          <table:table-cell office:value-type="float" office:value="0.00958276028834642" calcext:value-type="float">
            <text:p>0.009582760288346</text:p>
          </table:table-cell>
          <table:table-cell office:value-type="float" office:value="0.00847662972994105" calcext:value-type="float">
            <text:p>0.008476629729941</text:p>
          </table:table-cell>
          <table:table-cell office:value-type="float" office:value="0.00732940509610937" calcext:value-type="float">
            <text:p>0.007329405096109</text:p>
          </table:table-cell>
          <table:table-cell office:value-type="float" office:value="0.00613607667781654" calcext:value-type="float">
            <text:p>0.006136076677817</text:p>
          </table:table-cell>
          <table:table-cell office:value-type="float" office:value="0.00489271748753557" calcext:value-type="float">
            <text:p>0.004892717487536</text:p>
          </table:table-cell>
          <table:table-cell office:value-type="float" office:value="0.00359825266000408" calcext:value-type="float">
            <text:p>0.003598252660004</text:p>
          </table:table-cell>
          <table:table-cell office:value-type="float" office:value="0.00225737309536929" calcext:value-type="float">
            <text:p>0.002257373095369</text:p>
          </table:table-cell>
          <table:table-cell office:value-type="float" office:value="0.000881933329860015" calcext:value-type="float">
            <text:p>0.00088193332986</text:p>
          </table:table-cell>
          <table:table-cell office:value-type="float" office:value="-0.00051291475035826" calcext:value-type="float">
            <text:p>-0.000512914750358</text:p>
          </table:table-cell>
          <table:table-cell office:value-type="float" office:value="-0.0019477549154063" calcext:value-type="float">
            <text:p>-0.001947754915406</text:p>
          </table:table-cell>
          <table:table-cell office:value-type="float" office:value="-0.00346558156084207" calcext:value-type="float">
            <text:p>-0.003465581560842</text:p>
          </table:table-cell>
          <table:table-cell office:value-type="float" office:value="-0.00506665233650573" calcext:value-type="float">
            <text:p>-0.005066652336506</text:p>
          </table:table-cell>
          <table:table-cell office:value-type="float" office:value="-0.00675203821875046" calcext:value-type="float">
            <text:p>-0.00675203821875</text:p>
          </table:table-cell>
          <table:table-cell office:value-type="float" office:value="-0.00852785586122525" calcext:value-type="float">
            <text:p>-0.008527855861225</text:p>
          </table:table-cell>
          <table:table-cell office:value-type="float" office:value="-0.0104039299145069" calcext:value-type="float">
            <text:p>-0.010403929914507</text:p>
          </table:table-cell>
          <table:table-cell office:value-type="float" office:value="-0.0123928946360788" calcext:value-type="float">
            <text:p>-0.012392894636079</text:p>
          </table:table-cell>
          <table:table-cell office:value-type="float" office:value="-0.0145100027726515" calcext:value-type="float">
            <text:p>-0.014510002772652</text:p>
          </table:table-cell>
          <table:table-cell office:value-type="float" office:value="-0.0167733758880816" calcext:value-type="float">
            <text:p>-0.016773375888082</text:p>
          </table:table-cell>
          <table:table-cell office:value-type="float" office:value="-0.0192045600432663" calcext:value-type="float">
            <text:p>-0.019204560043266</text:p>
          </table:table-cell>
          <table:table-cell office:value-type="float" office:value="-0.0218293541513734" calcext:value-type="float">
            <text:p>-0.021829354151373</text:p>
          </table:table-cell>
          <table:table-cell office:value-type="float" office:value="-0.024678933290601" calcext:value-type="float">
            <text:p>-0.024678933290601</text:p>
          </table:table-cell>
          <table:table-cell office:value-type="float" office:value="-0.0277913252700605" calcext:value-type="float">
            <text:p>-0.027791325270061</text:p>
          </table:table-cell>
          <table:table-cell office:value-type="float" office:value="-0.0312133309398077" calcext:value-type="float">
            <text:p>-0.031213330939808</text:p>
          </table:table-cell>
          <table:table-cell office:value-type="float" office:value="-0.0350030134733052" calcext:value-type="float">
            <text:p>-0.035003013473305</text:p>
          </table:table-cell>
          <table:table-cell office:value-type="float" office:value="-0.0392329221374266" calcext:value-type="float">
            <text:p>-0.039232922137427</text:p>
          </table:table-cell>
          <table:table-cell office:value-type="float" office:value="-0.0439942625248464" calcext:value-type="float">
            <text:p>-0.043994262524847</text:p>
          </table:table-cell>
          <table:table-cell office:value-type="float" office:value="-0.0494022741238766" calcext:value-type="float">
            <text:p>-0.049402274123877</text:p>
          </table:table-cell>
          <table:table-cell office:value-type="float" office:value="-0.0556031163560549" calcext:value-type="float">
            <text:p>-0.055603116356055</text:p>
          </table:table-cell>
          <table:table-cell office:value-type="float" office:value="-0.0627825695838061" calcext:value-type="float">
            <text:p>-0.062782569583806</text:p>
          </table:table-cell>
          <table:table-cell office:value-type="float" office:value="-0.071176772731308" calcext:value-type="float">
            <text:p>-0.071176772731308</text:p>
          </table:table-cell>
          <table:table-cell office:value-type="float" office:value="-0.0810849286313012" calcext:value-type="float">
            <text:p>-0.081084928631301</text:p>
          </table:table-cell>
          <table:table-cell office:value-type="float" office:value="-0.0928831782739456" calcext:value-type="float">
            <text:p>-0.092883178273946</text:p>
          </table:table-cell>
          <table:table-cell office:value-type="float" office:value="-0.107037196302232" calcext:value-type="float">
            <text:p>-0.107037196302232</text:p>
          </table:table-cell>
          <table:table-cell office:value-type="float" office:value="-0.124107526842014" calcext:value-type="float">
            <text:p>-0.124107526842014</text:p>
          </table:table-cell>
          <table:table-cell office:value-type="float" office:value="-0.144734359692748" calcext:value-type="float">
            <text:p>-0.144734359692748</text:p>
          </table:table-cell>
          <table:table-cell office:value-type="float" office:value="-0.169573936738896" calcext:value-type="float">
            <text:p>-0.169573936738896</text:p>
          </table:table-cell>
          <table:table-cell office:value-type="float" office:value="-0.199132064658735" calcext:value-type="float">
            <text:p>-0.199132064658735</text:p>
          </table:table-cell>
          <table:table-cell office:value-type="float" office:value="-0.233396913604048" calcext:value-type="float">
            <text:p>-0.233396913604048</text:p>
          </table:table-cell>
          <table:table-cell office:value-type="float" office:value="-0.271113755758426" calcext:value-type="float">
            <text:p>-0.271113755758426</text:p>
          </table:table-cell>
          <table:table-cell office:value-type="float" office:value="-0.308466120645498" calcext:value-type="float">
            <text:p>-0.308466120645498</text:p>
          </table:table-cell>
          <table:table-cell office:value-type="float" office:value="-0.336901543460056" calcext:value-type="float">
            <text:p>-0.336901543460056</text:p>
          </table:table-cell>
          <table:table-cell office:value-type="float" office:value="-0.339993797504752" calcext:value-type="float">
            <text:p>-0.339993797504752</text:p>
          </table:table-cell>
          <table:table-cell office:value-type="float" office:value="-0.287802828646225" calcext:value-type="float">
            <text:p>-0.287802828646225</text:p>
          </table:table-cell>
          <table:table-cell office:value-type="float" office:value="-0.140938845058429" calcext:value-type="float">
            <text:p>-0.140938845058429</text:p>
          </table:table-cell>
          <table:table-cell office:value-type="float" office:value="0.140938845058429" calcext:value-type="float">
            <text:p>0.140938845058429</text:p>
          </table:table-cell>
        </table:table-row>
        <table:table-row table:style-name="ro1">
          <table:table-cell office:value-type="float" office:value="-0.167365545647128" calcext:value-type="float">
            <text:p>-0.167365545647128</text:p>
          </table:table-cell>
          <table:table-cell office:value-type="float" office:value="0.167365545647128" calcext:value-type="float">
            <text:p>0.167365545647128</text:p>
          </table:table-cell>
          <table:table-cell office:value-type="float" office:value="0.325436156337849" calcext:value-type="float">
            <text:p>0.325436156337849</text:p>
          </table:table-cell>
          <table:table-cell office:value-type="float" office:value="0.37468601493882" calcext:value-type="float">
            <text:p>0.37468601493882</text:p>
          </table:table-cell>
          <table:table-cell office:value-type="float" office:value="0.368979922437501" calcext:value-type="float">
            <text:p>0.368979922437501</text:p>
          </table:table-cell>
          <table:table-cell office:value-type="float" office:value="0.339838049224095" calcext:value-type="float">
            <text:p>0.339838049224095</text:p>
          </table:table-cell>
          <table:table-cell office:value-type="float" office:value="0.302782391488278" calcext:value-type="float">
            <text:p>0.302782391488278</text:p>
          </table:table-cell>
          <table:table-cell office:value-type="float" office:value="0.265212911854954" calcext:value-type="float">
            <text:p>0.265212911854954</text:p>
          </table:table-cell>
          <table:table-cell office:value-type="float" office:value="0.230210571653283" calcext:value-type="float">
            <text:p>0.230210571653283</text:p>
          </table:table-cell>
          <table:table-cell office:value-type="float" office:value="0.199095078597497" calcext:value-type="float">
            <text:p>0.199095078597497</text:p>
          </table:table-cell>
          <table:table-cell office:value-type="float" office:value="0.17256700777227" calcext:value-type="float">
            <text:p>0.17256700777227</text:p>
          </table:table-cell>
          <table:table-cell office:value-type="float" office:value="0.150041450278473" calcext:value-type="float">
            <text:p>0.150041450278473</text:p>
          </table:table-cell>
          <table:table-cell office:value-type="float" office:value="0.13113843976443" calcext:value-type="float">
            <text:p>0.13113843976443</text:p>
          </table:table-cell>
          <table:table-cell office:value-type="float" office:value="0.115271276978291" calcext:value-type="float">
            <text:p>0.115271276978291</text:p>
          </table:table-cell>
          <table:table-cell office:value-type="float" office:value="0.101953969700887" calcext:value-type="float">
            <text:p>0.101953969700887</text:p>
          </table:table-cell>
          <table:table-cell office:value-type="float" office:value="0.090738580563448" calcext:value-type="float">
            <text:p>0.090738580563448</text:p>
          </table:table-cell>
          <table:table-cell office:value-type="float" office:value="0.0812545664964297" calcext:value-type="float">
            <text:p>0.08125456649643</text:p>
          </table:table-cell>
          <table:table-cell office:value-type="float" office:value="0.0731925280576011" calcext:value-type="float">
            <text:p>0.073192528057601</text:p>
          </table:table-cell>
          <table:table-cell office:value-type="float" office:value="0.066300601360337" calcext:value-type="float">
            <text:p>0.066300601360337</text:p>
          </table:table-cell>
          <table:table-cell office:value-type="float" office:value="0.0603739444392851" calcext:value-type="float">
            <text:p>0.060373944439285</text:p>
          </table:table-cell>
          <table:table-cell office:value-type="float" office:value="0.055246842762835" calcext:value-type="float">
            <text:p>0.055246842762835</text:p>
          </table:table-cell>
          <table:table-cell office:value-type="float" office:value="0.0507850450620787" calcext:value-type="float">
            <text:p>0.050785045062079</text:p>
          </table:table-cell>
          <table:table-cell office:value-type="float" office:value="0.046879552925649" calcext:value-type="float">
            <text:p>0.046879552925649</text:p>
          </table:table-cell>
          <table:table-cell office:value-type="float" office:value="0.0434414933816054" calcext:value-type="float">
            <text:p>0.043441493381605</text:p>
          </table:table-cell>
          <table:table-cell office:value-type="float" office:value="0.0403981433418859" calcext:value-type="float">
            <text:p>0.040398143341886</text:p>
          </table:table-cell>
          <table:table-cell office:value-type="float" office:value="0.0376898048630254" calcext:value-type="float">
            <text:p>0.037689804863026</text:p>
          </table:table-cell>
          <table:table-cell office:value-type="float" office:value="0.0352672710850348" calcext:value-type="float">
            <text:p>0.035267271085035</text:p>
          </table:table-cell>
          <table:table-cell office:value-type="float" office:value="0.0330897624791253" calcext:value-type="float">
            <text:p>0.033089762479125</text:p>
          </table:table-cell>
          <table:table-cell office:value-type="float" office:value="0.0311232688886194" calcext:value-type="float">
            <text:p>0.03112326888862</text:p>
          </table:table-cell>
          <table:table-cell office:value-type="float" office:value="0.0293392371606971" calcext:value-type="float">
            <text:p>0.029339237160697</text:p>
          </table:table-cell>
          <table:table-cell office:value-type="float" office:value="0.0277135375520086" calcext:value-type="float">
            <text:p>0.027713537552009</text:p>
          </table:table-cell>
          <table:table-cell office:value-type="float" office:value="0.0262256468891226" calcext:value-type="float">
            <text:p>0.026225646889123</text:p>
          </table:table-cell>
          <table:table-cell office:value-type="float" office:value="0.0248579986001049" calcext:value-type="float">
            <text:p>0.024857998600105</text:p>
          </table:table-cell>
          <table:table-cell office:value-type="float" office:value="0.023595461687496" calcext:value-type="float">
            <text:p>0.023595461687496</text:p>
          </table:table-cell>
          <table:table-cell office:value-type="float" office:value="0.0224249201847198" calcext:value-type="float">
            <text:p>0.02242492018472</text:p>
          </table:table-cell>
          <table:table-cell office:value-type="float" office:value="0.0213349316259845" calcext:value-type="float">
            <text:p>0.021334931625985</text:p>
          </table:table-cell>
          <table:table-cell office:value-type="float" office:value="0.0203154480501884" calcext:value-type="float">
            <text:p>0.020315448050188</text:p>
          </table:table-cell>
          <table:table-cell office:value-type="float" office:value="0.019357586825237" calcext:value-type="float">
            <text:p>0.019357586825237</text:p>
          </table:table-cell>
          <table:table-cell office:value-type="float" office:value="0.0184534413737818" calcext:value-type="float">
            <text:p>0.018453441373782</text:p>
          </table:table-cell>
          <table:table-cell office:value-type="float" office:value="0.0175959240568178" calcext:value-type="float">
            <text:p>0.017595924056818</text:p>
          </table:table-cell>
          <table:table-cell office:value-type="float" office:value="0.0167786351084711" calcext:value-type="float">
            <text:p>0.016778635108471</text:p>
          </table:table-cell>
          <table:table-cell office:value-type="float" office:value="0.0159957527364406" calcext:value-type="float">
            <text:p>0.015995752736441</text:p>
          </table:table-cell>
          <table:table-cell office:value-type="float" office:value="0.015241940456599" calcext:value-type="float">
            <text:p>0.015241940456599</text:p>
          </table:table-cell>
          <table:table-cell office:value-type="float" office:value="0.0145122684440425" calcext:value-type="float">
            <text:p>0.014512268444043</text:p>
          </table:table-cell>
          <table:table-cell office:value-type="float" office:value="0.0138021462645375" calcext:value-type="float">
            <text:p>0.013802146264538</text:p>
          </table:table-cell>
          <table:table-cell office:value-type="float" office:value="0.0131072648123536" calcext:value-type="float">
            <text:p>0.013107264812354</text:p>
          </table:table-cell>
          <table:table-cell office:value-type="float" office:value="0.0124235456189379" calcext:value-type="float">
            <text:p>0.012423545618938</text:p>
          </table:table-cell>
          <table:table-cell office:value-type="float" office:value="0.0117470959796126" calcext:value-type="float">
            <text:p>0.011747095979613</text:p>
          </table:table-cell>
          <table:table-cell office:value-type="float" office:value="0.0110741685237026" calcext:value-type="float">
            <text:p>0.011074168523703</text:p>
          </table:table-cell>
          <table:table-cell office:value-type="float" office:value="0.0104011239432351" calcext:value-type="float">
            <text:p>0.010401123943235</text:p>
          </table:table-cell>
          <table:table-cell office:value-type="float" office:value="0.0097243956487503" calcext:value-type="float">
            <text:p>0.00972439564875</text:p>
          </table:table-cell>
          <table:table-cell office:value-type="float" office:value="0.00904045505504152" calcext:value-type="float">
            <text:p>0.009040455055042</text:p>
          </table:table-cell>
          <table:table-cell office:value-type="float" office:value="0.00834577621800153" calcext:value-type="float">
            <text:p>0.008345776218002</text:p>
          </table:table-cell>
          <table:table-cell office:value-type="float" office:value="0.00763679876460515" calcext:value-type="float">
            <text:p>0.007636798764605</text:p>
          </table:table-cell>
          <table:table-cell office:value-type="float" office:value="0.00690988930328687" calcext:value-type="float">
            <text:p>0.006909889303287</text:p>
          </table:table-cell>
          <table:table-cell office:value-type="float" office:value="0.00616130564150438" calcext:value-type="float">
            <text:p>0.006161305641504</text:p>
          </table:table-cell>
          <table:table-cell office:value-type="float" office:value="0.00538718044993846" calcext:value-type="float">
            <text:p>0.005387180449938</text:p>
          </table:table-cell>
          <table:table-cell office:value-type="float" office:value="0.00458357529215177" calcext:value-type="float">
            <text:p>0.004583575292152</text:p>
          </table:table-cell>
          <table:table-cell office:value-type="float" office:value="0.00374674880114748" calcext:value-type="float">
            <text:p>0.003746748801147</text:p>
          </table:table-cell>
          <table:table-cell office:value-type="float" office:value="0.00287402663807828" calcext:value-type="float">
            <text:p>0.002874026638078</text:p>
          </table:table-cell>
          <table:table-cell office:value-type="float" office:value="0.00196620486729039" calcext:value-type="float">
            <text:p>0.00196620486729</text:p>
          </table:table-cell>
          <table:table-cell office:value-type="float" office:value="0.0010326059706477" calcext:value-type="float">
            <text:p>0.001032605970648</text:p>
          </table:table-cell>
          <table:table-cell table:style-name="ce1" office:value-type="float" office:value="0.0000918484048836839" calcext:value-type="float">
            <text:p>9.18E-05</text:p>
          </table:table-cell>
          <table:table-cell office:value-type="float" office:value="-0.000834649516164558" calcext:value-type="float">
            <text:p>-0.000834649516165</text:p>
          </table:table-cell>
          <table:table-cell office:value-type="float" office:value="-0.00183051626387196" calcext:value-type="float">
            <text:p>-0.001830516263872</text:p>
          </table:table-cell>
          <table:table-cell office:value-type="float" office:value="-0.00288637051380387" calcext:value-type="float">
            <text:p>-0.002886370513804</text:p>
          </table:table-cell>
          <table:table-cell office:value-type="float" office:value="-0.00399992170150469" calcext:value-type="float">
            <text:p>-0.003999921701505</text:p>
          </table:table-cell>
          <table:table-cell office:value-type="float" office:value="-0.00517172517779296" calcext:value-type="float">
            <text:p>-0.005171725177793</text:p>
          </table:table-cell>
          <table:table-cell office:value-type="float" office:value="-0.00640552883895449" calcext:value-type="float">
            <text:p>-0.006405528838954</text:p>
          </table:table-cell>
          <table:table-cell office:value-type="float" office:value="-0.00770778793266728" calcext:value-type="float">
            <text:p>-0.007707787932667</text:p>
          </table:table-cell>
          <table:table-cell office:value-type="float" office:value="-0.00908714123196882" calcext:value-type="float">
            <text:p>-0.009087141231969</text:p>
          </table:table-cell>
          <table:table-cell office:value-type="float" office:value="-0.010554208527584" calcext:value-type="float">
            <text:p>-0.010554208527584</text:p>
          </table:table-cell>
          <table:table-cell office:value-type="float" office:value="-0.0121216981566675" calcext:value-type="float">
            <text:p>-0.012121698156668</text:p>
          </table:table-cell>
          <table:table-cell office:value-type="float" office:value="-0.0138047643034778" calcext:value-type="float">
            <text:p>-0.013804764303478</text:p>
          </table:table-cell>
          <table:table-cell office:value-type="float" office:value="-0.0156215874600672" calcext:value-type="float">
            <text:p>-0.015621587460067</text:p>
          </table:table-cell>
          <table:table-cell office:value-type="float" office:value="-0.0175941883892618" calcext:value-type="float">
            <text:p>-0.017594188389262</text:p>
          </table:table-cell>
          <table:table-cell office:value-type="float" office:value="-0.019749517104271" calcext:value-type="float">
            <text:p>-0.019749517104271</text:p>
          </table:table-cell>
          <table:table-cell office:value-type="float" office:value="-0.0221208881671829" calcext:value-type="float">
            <text:p>-0.022120888167183</text:p>
          </table:table-cell>
          <table:table-cell office:value-type="float" office:value="-0.0247498667514664" calcext:value-type="float">
            <text:p>-0.024749866751466</text:p>
          </table:table-cell>
          <table:table-cell office:value-type="float" office:value="-0.0276887504898823" calcext:value-type="float">
            <text:p>-0.027688750489882</text:p>
          </table:table-cell>
          <table:table-cell office:value-type="float" office:value="-0.0310038435004922" calcext:value-type="float">
            <text:p>-0.031003843500492</text:p>
          </table:table-cell>
          <table:table-cell office:value-type="float" office:value="-0.0347797835610032" calcext:value-type="float">
            <text:p>-0.034779783561003</text:p>
          </table:table-cell>
          <table:table-cell office:value-type="float" office:value="-0.0391252611716024" calcext:value-type="float">
            <text:p>-0.039125261171602</text:p>
          </table:table-cell>
          <table:table-cell office:value-type="float" office:value="-0.0441805549843102" calcext:value-type="float">
            <text:p>-0.04418055498431</text:p>
          </table:table-cell>
          <table:table-cell office:value-type="float" office:value="-0.0501273838684374" calcext:value-type="float">
            <text:p>-0.050127383868437</text:p>
          </table:table-cell>
          <table:table-cell office:value-type="float" office:value="-0.057201593912565" calcext:value-type="float">
            <text:p>-0.057201593912565</text:p>
          </table:table-cell>
          <table:table-cell office:value-type="float" office:value="-0.0657090414639475" calcext:value-type="float">
            <text:p>-0.065709041463948</text:p>
          </table:table-cell>
          <table:table-cell office:value-type="float" office:value="-0.0760444186274732" calcext:value-type="float">
            <text:p>-0.076044418627473</text:p>
          </table:table-cell>
          <table:table-cell office:value-type="float" office:value="-0.0887110383918905" calcext:value-type="float">
            <text:p>-0.088711038391891</text:p>
          </table:table-cell>
          <table:table-cell office:value-type="float" office:value="-0.104335275507866" calcext:value-type="float">
            <text:p>-0.104335275507866</text:p>
          </table:table-cell>
          <table:table-cell office:value-type="float" office:value="-0.123659336359149" calcext:value-type="float">
            <text:p>-0.123659336359149</text:p>
          </table:table-cell>
          <table:table-cell office:value-type="float" office:value="-0.14747428440137" calcext:value-type="float">
            <text:p>-0.14747428440137</text:p>
          </table:table-cell>
          <table:table-cell office:value-type="float" office:value="-0.176411162125678" calcext:value-type="float">
            <text:p>-0.176411162125678</text:p>
          </table:table-cell>
          <table:table-cell office:value-type="float" office:value="-0.210424136256404" calcext:value-type="float">
            <text:p>-0.210424136256404</text:p>
          </table:table-cell>
          <table:table-cell office:value-type="float" office:value="-0.247651804302465" calcext:value-type="float">
            <text:p>-0.247651804302465</text:p>
          </table:table-cell>
          <table:table-cell office:value-type="float" office:value="-0.282136788900798" calcext:value-type="float">
            <text:p>-0.282136788900798</text:p>
          </table:table-cell>
          <table:table-cell office:value-type="float" office:value="-0.299665148491334" calcext:value-type="float">
            <text:p>-0.299665148491334</text:p>
          </table:table-cell>
          <table:table-cell office:value-type="float" office:value="-0.270771605539531" calcext:value-type="float">
            <text:p>-0.270771605539531</text:p>
          </table:table-cell>
          <table:table-cell office:value-type="float" office:value="-0.14564717831323" calcext:value-type="float">
            <text:p>-0.14564717831323</text:p>
          </table:table-cell>
          <table:table-cell office:value-type="float" office:value="0.14564717831323" calcext:value-type="float">
            <text:p>0.14564717831323</text:p>
          </table:table-cell>
        </table:table-row>
        <table:table-row table:style-name="ro1">
          <table:table-cell office:value-type="float" office:value="-0.219253356970512" calcext:value-type="float">
            <text:p>-0.219253356970512</text:p>
          </table:table-cell>
          <table:table-cell office:value-type="float" office:value="0.219253356970512" calcext:value-type="float">
            <text:p>0.219253356970512</text:p>
          </table:table-cell>
          <table:table-cell office:value-type="float" office:value="0.36864494215179" calcext:value-type="float">
            <text:p>0.36864494215179</text:p>
          </table:table-cell>
          <table:table-cell office:value-type="float" office:value="0.386258904117608" calcext:value-type="float">
            <text:p>0.386258904117608</text:p>
          </table:table-cell>
          <table:table-cell office:value-type="float" office:value="0.353953946557067" calcext:value-type="float">
            <text:p>0.353953946557067</text:p>
          </table:table-cell>
          <table:table-cell office:value-type="float" office:value="0.307173165660714" calcext:value-type="float">
            <text:p>0.307173165660714</text:p>
          </table:table-cell>
          <table:table-cell office:value-type="float" office:value="0.259825378590349" calcext:value-type="float">
            <text:p>0.259825378590349</text:p>
          </table:table-cell>
          <table:table-cell office:value-type="float" office:value="0.217089083172303" calcext:value-type="float">
            <text:p>0.217089083172303</text:p>
          </table:table-cell>
          <table:table-cell office:value-type="float" office:value="0.181354771417544" calcext:value-type="float">
            <text:p>0.181354771417544</text:p>
          </table:table-cell>
          <table:table-cell office:value-type="float" office:value="0.151843956394036" calcext:value-type="float">
            <text:p>0.151843956394036</text:p>
          </table:table-cell>
          <table:table-cell office:value-type="float" office:value="0.127922128794612" calcext:value-type="float">
            <text:p>0.127922128794612</text:p>
          </table:table-cell>
          <table:table-cell office:value-type="float" office:value="0.108554920283551" calcext:value-type="float">
            <text:p>0.108554920283551</text:p>
          </table:table-cell>
          <table:table-cell office:value-type="float" office:value="0.0928924912437573" calcext:value-type="float">
            <text:p>0.092892491243757</text:p>
          </table:table-cell>
          <table:table-cell office:value-type="float" office:value="0.0801767791765209" calcext:value-type="float">
            <text:p>0.080176779176521</text:p>
          </table:table-cell>
          <table:table-cell office:value-type="float" office:value="0.0698017891027495" calcext:value-type="float">
            <text:p>0.06980178910275</text:p>
          </table:table-cell>
          <table:table-cell office:value-type="float" office:value="0.0612799147627969" calcext:value-type="float">
            <text:p>0.061279914762797</text:p>
          </table:table-cell>
          <table:table-cell office:value-type="float" office:value="0.0542287131969034" calcext:value-type="float">
            <text:p>0.054228713196903</text:p>
          </table:table-cell>
          <table:table-cell office:value-type="float" office:value="0.0483484426402907" calcext:value-type="float">
            <text:p>0.048348442640291</text:p>
          </table:table-cell>
          <table:table-cell office:value-type="float" office:value="0.0434053797838649" calcext:value-type="float">
            <text:p>0.043405379783865</text:p>
          </table:table-cell>
          <table:table-cell office:value-type="float" office:value="0.039216988960392" calcext:value-type="float">
            <text:p>0.039216988960392</text:p>
          </table:table-cell>
          <table:table-cell office:value-type="float" office:value="0.0356404241048557" calcext:value-type="float">
            <text:p>0.035640424104856</text:p>
          </table:table-cell>
          <table:table-cell office:value-type="float" office:value="0.032563379406365" calcext:value-type="float">
            <text:p>0.032563379406365</text:p>
          </table:table-cell>
          <table:table-cell office:value-type="float" office:value="0.029897052430531" calcext:value-type="float">
            <text:p>0.029897052430531</text:p>
          </table:table-cell>
          <table:table-cell office:value-type="float" office:value="0.0275707509481493" calcext:value-type="float">
            <text:p>0.027570750948149</text:p>
          </table:table-cell>
          <table:table-cell office:value-type="float" office:value="0.0255278331401236" calcext:value-type="float">
            <text:p>0.025527833140124</text:p>
          </table:table-cell>
          <table:table-cell office:value-type="float" office:value="0.0237226399861643" calcext:value-type="float">
            <text:p>0.023722639986164</text:p>
          </table:table-cell>
          <table:table-cell office:value-type="float" office:value="0.022118135828703" calcext:value-type="float">
            <text:p>0.022118135828703</text:p>
          </table:table-cell>
          <table:table-cell office:value-type="float" office:value="0.0206840726611722" calcext:value-type="float">
            <text:p>0.020684072661172</text:p>
          </table:table-cell>
          <table:table-cell office:value-type="float" office:value="0.0193955608516581" calcext:value-type="float">
            <text:p>0.019395560851658</text:p>
          </table:table-cell>
          <table:table-cell office:value-type="float" office:value="0.0182319609437388" calcext:value-type="float">
            <text:p>0.018231960943739</text:p>
          </table:table-cell>
          <table:table-cell office:value-type="float" office:value="0.017176025842671" calcext:value-type="float">
            <text:p>0.017176025842671</text:p>
          </table:table-cell>
          <table:table-cell office:value-type="float" office:value="0.0162132347902101" calcext:value-type="float">
            <text:p>0.01621323479021</text:p>
          </table:table-cell>
          <table:table-cell office:value-type="float" office:value="0.0153312729115424" calcext:value-type="float">
            <text:p>0.015331272911543</text:p>
          </table:table-cell>
          <table:table-cell office:value-type="float" office:value="0.0145196212905234" calcext:value-type="float">
            <text:p>0.014519621290523</text:p>
          </table:table-cell>
          <table:table-cell office:value-type="float" office:value="0.0137692314807441" calcext:value-type="float">
            <text:p>0.013769231480744</text:p>
          </table:table-cell>
          <table:table-cell office:value-type="float" office:value="0.0130722650364082" calcext:value-type="float">
            <text:p>0.013072265036408</text:p>
          </table:table-cell>
          <table:table-cell office:value-type="float" office:value="0.0124218835690239" calcext:value-type="float">
            <text:p>0.012421883569024</text:p>
          </table:table-cell>
          <table:table-cell office:value-type="float" office:value="0.01181207834654" calcext:value-type="float">
            <text:p>0.01181207834654</text:p>
          </table:table-cell>
          <table:table-cell office:value-type="float" office:value="0.0112375310957529" calcext:value-type="float">
            <text:p>0.011237531095753</text:p>
          </table:table-cell>
          <table:table-cell office:value-type="float" office:value="0.0106934996016032" calcext:value-type="float">
            <text:p>0.010693499601603</text:p>
          </table:table-cell>
          <table:table-cell office:value-type="float" office:value="0.0101757231309747" calcext:value-type="float">
            <text:p>0.010175723130975</text:p>
          </table:table-cell>
          <table:table-cell office:value-type="float" office:value="0.00968034380055339" calcext:value-type="float">
            <text:p>0.009680343800553</text:p>
          </table:table-cell>
          <table:table-cell office:value-type="float" office:value="0.00920384078642282" calcext:value-type="float">
            <text:p>0.009203840786423</text:p>
          </table:table-cell>
          <table:table-cell office:value-type="float" office:value="0.00874297490744638" calcext:value-type="float">
            <text:p>0.008742974907446</text:p>
          </table:table-cell>
          <table:table-cell office:value-type="float" office:value="0.00829474156671858" calcext:value-type="float">
            <text:p>0.008294741566719</text:p>
          </table:table-cell>
          <table:table-cell office:value-type="float" office:value="0.00785633040510501" calcext:value-type="float">
            <text:p>0.007856330405105</text:p>
          </table:table-cell>
          <table:table-cell office:value-type="float" office:value="0.00742509029882597" calcext:value-type="float">
            <text:p>0.007425090298826</text:p>
          </table:table-cell>
          <table:table-cell office:value-type="float" office:value="0.006998498528247" calcext:value-type="float">
            <text:p>0.006998498528247</text:p>
          </table:table-cell>
          <table:table-cell office:value-type="float" office:value="0.00657413306599369" calcext:value-type="float">
            <text:p>0.006574133065994</text:p>
          </table:table-cell>
          <table:table-cell office:value-type="float" office:value="0.00614964699785109" calcext:value-type="float">
            <text:p>0.006149646997851</text:p>
          </table:table-cell>
          <table:table-cell office:value-type="float" office:value="0.00572274402950234" calcext:value-type="float">
            <text:p>0.005722744029502</text:p>
          </table:table-cell>
          <table:table-cell office:value-type="float" office:value="0.00529115392112824" calcext:value-type="float">
            <text:p>0.005291153921128</text:p>
          </table:table-cell>
          <table:table-cell office:value-type="float" office:value="0.00485260647346903" calcext:value-type="float">
            <text:p>0.004852606473469</text:p>
          </table:table-cell>
          <table:table-cell office:value-type="float" office:value="0.00440480255172209" calcext:value-type="float">
            <text:p>0.004404802551722</text:p>
          </table:table-cell>
          <table:table-cell office:value-type="float" office:value="0.0039453810362058" calcext:value-type="float">
            <text:p>0.003945381036206</text:p>
          </table:table-cell>
          <table:table-cell office:value-type="float" office:value="0.00347188312768112" calcext:value-type="float">
            <text:p>0.003471883127681</text:p>
          </table:table-cell>
          <table:table-cell office:value-type="float" office:value="0.00298172463658039" calcext:value-type="float">
            <text:p>0.00298172463658</text:p>
          </table:table-cell>
          <table:table-cell office:value-type="float" office:value="0.00247221587981837" calcext:value-type="float">
            <text:p>0.002472215879818</text:p>
          </table:table-cell>
          <table:table-cell office:value-type="float" office:value="0.00194075897908495" calcext:value-type="float">
            <text:p>0.001940758979085</text:p>
          </table:table-cell>
          <table:table-cell office:value-type="float" office:value="0.00138566016269841" calcext:value-type="float">
            <text:p>0.001385660162698</text:p>
          </table:table-cell>
          <table:table-cell office:value-type="float" office:value="0.000809177789968557" calcext:value-type="float">
            <text:p>0.000809177789969</text:p>
          </table:table-cell>
          <table:table-cell office:value-type="float" office:value="0.00022800384381771" calcext:value-type="float">
            <text:p>0.000228003843818</text:p>
          </table:table-cell>
          <table:table-cell office:value-type="float" office:value="-0.000326458155107131" calcext:value-type="float">
            <text:p>-0.000326458155107</text:p>
          </table:table-cell>
          <table:table-cell office:value-type="float" office:value="-0.000909339940137715" calcext:value-type="float">
            <text:p>-0.000909339940138</text:p>
          </table:table-cell>
          <table:table-cell office:value-type="float" office:value="-0.00153422274007417" calcext:value-type="float">
            <text:p>-0.001534222740074</text:p>
          </table:table-cell>
          <table:table-cell office:value-type="float" office:value="-0.00219859627661466" calcext:value-type="float">
            <text:p>-0.002198596276615</text:p>
          </table:table-cell>
          <table:table-cell office:value-type="float" office:value="-0.00289997131093368" calcext:value-type="float">
            <text:p>-0.002899971310934</text:p>
          </table:table-cell>
          <table:table-cell office:value-type="float" office:value="-0.0036378909724522" calcext:value-type="float">
            <text:p>-0.003637890972452</text:p>
          </table:table-cell>
          <table:table-cell office:value-type="float" office:value="-0.00441417504060787" calcext:value-type="float">
            <text:p>-0.004414175040608</text:p>
          </table:table-cell>
          <table:table-cell office:value-type="float" office:value="-0.00523259221397305" calcext:value-type="float">
            <text:p>-0.005232592213973</text:p>
          </table:table-cell>
          <table:table-cell office:value-type="float" office:value="-0.00609847287790344" calcext:value-type="float">
            <text:p>-0.006098472877903</text:p>
          </table:table-cell>
          <table:table-cell office:value-type="float" office:value="-0.00701850321254791" calcext:value-type="float">
            <text:p>-0.007018503212548</text:p>
          </table:table-cell>
          <table:table-cell office:value-type="float" office:value="-0.00800073526616418" calcext:value-type="float">
            <text:p>-0.008000735266164</text:p>
          </table:table-cell>
          <table:table-cell office:value-type="float" office:value="-0.00905478415897256" calcext:value-type="float">
            <text:p>-0.009054784158973</text:p>
          </table:table-cell>
          <table:table-cell office:value-type="float" office:value="-0.0101921897923663" calcext:value-type="float">
            <text:p>-0.010192189792366</text:p>
          </table:table-cell>
          <table:table-cell office:value-type="float" office:value="-0.0114269437331295" calcext:value-type="float">
            <text:p>-0.01142694373313</text:p>
          </table:table-cell>
          <table:table-cell office:value-type="float" office:value="-0.01277620596521" calcext:value-type="float">
            <text:p>-0.01277620596521</text:p>
          </table:table-cell>
          <table:table-cell office:value-type="float" office:value="-0.0142612600072044" calcext:value-type="float">
            <text:p>-0.014261260007204</text:p>
          </table:table-cell>
          <table:table-cell office:value-type="float" office:value="-0.0159087814629878" calcext:value-type="float">
            <text:p>-0.015908781462988</text:p>
          </table:table-cell>
          <table:table-cell office:value-type="float" office:value="-0.0177525282756972" calcext:value-type="float">
            <text:p>-0.017752528275697</text:p>
          </table:table-cell>
          <table:table-cell office:value-type="float" office:value="-0.0198356050303015" calcext:value-type="float">
            <text:p>-0.019835605030302</text:p>
          </table:table-cell>
          <table:table-cell office:value-type="float" office:value="-0.0222135133758219" calcext:value-type="float">
            <text:p>-0.022213513375822</text:p>
          </table:table-cell>
          <table:table-cell office:value-type="float" office:value="-0.0249582815951482" calcext:value-type="float">
            <text:p>-0.024958281595148</text:p>
          </table:table-cell>
          <table:table-cell office:value-type="float" office:value="-0.0281640747375098" calcext:value-type="float">
            <text:p>-0.02816407473751</text:p>
          </table:table-cell>
          <table:table-cell office:value-type="float" office:value="-0.0319548277796312" calcext:value-type="float">
            <text:p>-0.031954827779631</text:p>
          </table:table-cell>
          <table:table-cell office:value-type="float" office:value="-0.0364946165880276" calcext:value-type="float">
            <text:p>-0.036494616588028</text:p>
          </table:table-cell>
          <table:table-cell office:value-type="float" office:value="-0.0420016593626206" calcext:value-type="float">
            <text:p>-0.042001659362621</text:p>
          </table:table-cell>
          <table:table-cell office:value-type="float" office:value="-0.0487669258624556" calcext:value-type="float">
            <text:p>-0.048766925862456</text:p>
          </table:table-cell>
          <table:table-cell office:value-type="float" office:value="-0.0571780251181734" calcext:value-type="float">
            <text:p>-0.057178025118173</text:p>
          </table:table-cell>
          <table:table-cell office:value-type="float" office:value="-0.0677475436827808" calcext:value-type="float">
            <text:p>-0.067747543682781</text:p>
          </table:table-cell>
          <table:table-cell office:value-type="float" office:value="-0.0811403207897958" calcext:value-type="float">
            <text:p>-0.081140320789796</text:p>
          </table:table-cell>
          <table:table-cell office:value-type="float" office:value="-0.0981815228550056" calcext:value-type="float">
            <text:p>-0.098181522855006</text:p>
          </table:table-cell>
          <table:table-cell office:value-type="float" office:value="-0.119795766927735" calcext:value-type="float">
            <text:p>-0.119795766927735</text:p>
          </table:table-cell>
          <table:table-cell office:value-type="float" office:value="-0.146752091854652" calcext:value-type="float">
            <text:p>-0.146752091854652</text:p>
          </table:table-cell>
          <table:table-cell office:value-type="float" office:value="-0.178920919737737" calcext:value-type="float">
            <text:p>-0.178920919737737</text:p>
          </table:table-cell>
          <table:table-cell office:value-type="float" office:value="-0.213414570239736" calcext:value-type="float">
            <text:p>-0.213414570239736</text:p>
          </table:table-cell>
          <table:table-cell office:value-type="float" office:value="-0.24041011344626" calcext:value-type="float">
            <text:p>-0.24041011344626</text:p>
          </table:table-cell>
          <table:table-cell office:value-type="float" office:value="-0.234728286544449" calcext:value-type="float">
            <text:p>-0.234728286544449</text:p>
          </table:table-cell>
          <table:table-cell office:value-type="float" office:value="-0.141742910849751" calcext:value-type="float">
            <text:p>-0.141742910849751</text:p>
          </table:table-cell>
          <table:table-cell office:value-type="float" office:value="0.141742910849751" calcext:value-type="float">
            <text:p>0.141742910849751</text:p>
          </table:table-cell>
        </table:table-row>
        <table:table-row table:style-name="ro1">
          <table:table-cell office:value-type="float" office:value="-0.284612372738075" calcext:value-type="float">
            <text:p>-0.284612372738075</text:p>
          </table:table-cell>
          <table:table-cell office:value-type="float" office:value="0.284612372738075" calcext:value-type="float">
            <text:p>0.284612372738075</text:p>
          </table:table-cell>
          <table:table-cell office:value-type="float" office:value="0.389371801885742" calcext:value-type="float">
            <text:p>0.389371801885742</text:p>
          </table:table-cell>
          <table:table-cell office:value-type="float" office:value="0.360635992704802" calcext:value-type="float">
            <text:p>0.360635992704802</text:p>
          </table:table-cell>
          <table:table-cell office:value-type="float" office:value="0.301918806541133" calcext:value-type="float">
            <text:p>0.301918806541133</text:p>
          </table:table-cell>
          <table:table-cell office:value-type="float" office:value="0.242896414249552" calcext:value-type="float">
            <text:p>0.242896414249552</text:p>
          </table:table-cell>
          <table:table-cell office:value-type="float" office:value="0.193904331762441" calcext:value-type="float">
            <text:p>0.193904331762441</text:p>
          </table:table-cell>
          <table:table-cell office:value-type="float" office:value="0.154626529022336" calcext:value-type="float">
            <text:p>0.154626529022336</text:p>
          </table:table-cell>
          <table:table-cell office:value-type="float" office:value="0.124070228552631" calcext:value-type="float">
            <text:p>0.124070228552631</text:p>
          </table:table-cell>
          <table:table-cell office:value-type="float" office:value="0.100378436459526" calcext:value-type="float">
            <text:p>0.100378436459526</text:p>
          </table:table-cell>
          <table:table-cell office:value-type="float" office:value="0.0820609195992232" calcext:value-type="float">
            <text:p>0.082060919599223</text:p>
          </table:table-cell>
          <table:table-cell office:value-type="float" office:value="0.0678422993738699" calcext:value-type="float">
            <text:p>0.06784229937387</text:p>
          </table:table-cell>
          <table:table-cell office:value-type="float" office:value="0.0567459989235042" calcext:value-type="float">
            <text:p>0.056745998923504</text:p>
          </table:table-cell>
          <table:table-cell office:value-type="float" office:value="0.0480186224189212" calcext:value-type="float">
            <text:p>0.048018622418921</text:p>
          </table:table-cell>
          <table:table-cell office:value-type="float" office:value="0.0410935705444938" calcext:value-type="float">
            <text:p>0.041093570544494</text:p>
          </table:table-cell>
          <table:table-cell office:value-type="float" office:value="0.0355446561722187" calcext:value-type="float">
            <text:p>0.035544656172219</text:p>
          </table:table-cell>
          <table:table-cell office:value-type="float" office:value="0.0310528828360496" calcext:value-type="float">
            <text:p>0.03105288283605</text:p>
          </table:table-cell>
          <table:table-cell office:value-type="float" office:value="0.0273789603378182" calcext:value-type="float">
            <text:p>0.027378960337818</text:p>
          </table:table-cell>
          <table:table-cell office:value-type="float" office:value="0.024342967843175" calcext:value-type="float">
            <text:p>0.024342967843175</text:p>
          </table:table-cell>
          <table:table-cell office:value-type="float" office:value="0.0218089485633538" calcext:value-type="float">
            <text:p>0.021808948563354</text:p>
          </table:table-cell>
          <table:table-cell office:value-type="float" office:value="0.0196735579917905" calcext:value-type="float">
            <text:p>0.019673557991791</text:p>
          </table:table-cell>
          <table:table-cell office:value-type="float" office:value="0.0178576633296837" calcext:value-type="float">
            <text:p>0.017857663329684</text:p>
          </table:table-cell>
          <table:table-cell office:value-type="float" office:value="0.016300170515113" calcext:value-type="float">
            <text:p>0.016300170515113</text:p>
          </table:table-cell>
          <table:table-cell office:value-type="float" office:value="0.0149534930362418" calcext:value-type="float">
            <text:p>0.014953493036242</text:p>
          </table:table-cell>
          <table:table-cell office:value-type="float" office:value="0.0137802414232408" calcext:value-type="float">
            <text:p>0.013780241423241</text:p>
          </table:table-cell>
          <table:table-cell office:value-type="float" office:value="0.0127507951148658" calcext:value-type="float">
            <text:p>0.012750795114866</text:p>
          </table:table-cell>
          <table:table-cell office:value-type="float" office:value="0.0118414978144512" calcext:value-type="float">
            <text:p>0.011841497814451</text:p>
          </table:table-cell>
          <table:table-cell office:value-type="float" office:value="0.0110332987036167" calcext:value-type="float">
            <text:p>0.011033298703617</text:p>
          </table:table-cell>
          <table:table-cell office:value-type="float" office:value="0.0103107222982934" calcext:value-type="float">
            <text:p>0.010310722298293</text:p>
          </table:table-cell>
          <table:table-cell office:value-type="float" office:value="0.00966108593035581" calcext:value-type="float">
            <text:p>0.009661085930356</text:p>
          </table:table-cell>
          <table:table-cell office:value-type="float" office:value="0.00907390440505344" calcext:value-type="float">
            <text:p>0.009073904405053</text:p>
          </table:table-cell>
          <table:table-cell office:value-type="float" office:value="0.00854043523186633" calcext:value-type="float">
            <text:p>0.008540435231866</text:p>
          </table:table-cell>
          <table:table-cell office:value-type="float" office:value="0.00805332887404386" calcext:value-type="float">
            <text:p>0.008053328874044</text:p>
          </table:table-cell>
          <table:table-cell office:value-type="float" office:value="0.00760635748305233" calcext:value-type="float">
            <text:p>0.007606357483052</text:p>
          </table:table-cell>
          <table:table-cell office:value-type="float" office:value="0.00719420259342423" calcext:value-type="float">
            <text:p>0.007194202593424</text:p>
          </table:table-cell>
          <table:table-cell office:value-type="float" office:value="0.00681228747999468" calcext:value-type="float">
            <text:p>0.006812287479995</text:p>
          </table:table-cell>
          <table:table-cell office:value-type="float" office:value="0.0064566436578383" calcext:value-type="float">
            <text:p>0.006456643657838</text:p>
          </table:table-cell>
          <table:table-cell office:value-type="float" office:value="0.00612380372527701" calcext:value-type="float">
            <text:p>0.006123803725277</text:p>
          </table:table-cell>
          <table:table-cell office:value-type="float" office:value="0.00581071470924285" calcext:value-type="float">
            <text:p>0.005810714709243</text:p>
          </table:table-cell>
          <table:table-cell office:value-type="float" office:value="0.00551466750016772" calcext:value-type="float">
            <text:p>0.005514667500168</text:p>
          </table:table-cell>
          <table:table-cell office:value-type="float" office:value="0.0052332390130094" calcext:value-type="float">
            <text:p>0.005233239013009</text:p>
          </table:table-cell>
          <table:table-cell office:value-type="float" office:value="0.00496424447102253" calcext:value-type="float">
            <text:p>0.004964244471023</text:p>
          </table:table-cell>
          <table:table-cell office:value-type="float" office:value="0.00470569778009803" calcext:value-type="float">
            <text:p>0.004705697780098</text:p>
          </table:table-cell>
          <table:table-cell office:value-type="float" office:value="0.00445577837962222" calcext:value-type="float">
            <text:p>0.004455778379622</text:p>
          </table:table-cell>
          <table:table-cell office:value-type="float" office:value="0.00421280328556241" calcext:value-type="float">
            <text:p>0.004212803285562</text:p>
          </table:table-cell>
          <table:table-cell office:value-type="float" office:value="0.00397520326889489" calcext:value-type="float">
            <text:p>0.003975203268895</text:p>
          </table:table-cell>
          <table:table-cell office:value-type="float" office:value="0.0037415023110454" calcext:value-type="float">
            <text:p>0.003741502311045</text:p>
          </table:table-cell>
          <table:table-cell office:value-type="float" office:value="0.00351029958992151" calcext:value-type="float">
            <text:p>0.003510299589922</text:p>
          </table:table-cell>
          <table:table-cell office:value-type="float" office:value="0.0032802533349232" calcext:value-type="float">
            <text:p>0.003280253334923</text:p>
          </table:table-cell>
          <table:table-cell office:value-type="float" office:value="0.00305006590113587" calcext:value-type="float">
            <text:p>0.003050065901136</text:p>
          </table:table-cell>
          <table:table-cell office:value-type="float" office:value="0.00281846935810681" calcext:value-type="float">
            <text:p>0.002818469358107</text:p>
          </table:table-cell>
          <table:table-cell office:value-type="float" office:value="0.00258421076397186" calcext:value-type="float">
            <text:p>0.002584210763972</text:p>
          </table:table-cell>
          <table:table-cell office:value-type="float" office:value="0.00234603606597001" calcext:value-type="float">
            <text:p>0.00234603606597</text:p>
          </table:table-cell>
          <table:table-cell office:value-type="float" office:value="0.00210267138804692" calcext:value-type="float">
            <text:p>0.002102671388047</text:p>
          </table:table-cell>
          <table:table-cell office:value-type="float" office:value="0.00185280077999724" calcext:value-type="float">
            <text:p>0.001852800779997</text:p>
          </table:table-cell>
          <table:table-cell office:value-type="float" office:value="0.00159504187292895" calcext:value-type="float">
            <text:p>0.001595041872929</text:p>
          </table:table-cell>
          <table:table-cell office:value-type="float" office:value="0.0013279299807815" calcext:value-type="float">
            <text:p>0.001327929980782</text:p>
          </table:table-cell>
          <table:table-cell office:value-type="float" office:value="0.00104994878487226" calcext:value-type="float">
            <text:p>0.001049948784872</text:p>
          </table:table-cell>
          <table:table-cell office:value-type="float" office:value="0.000759719872039382" calcext:value-type="float">
            <text:p>0.000759719872039</text:p>
          </table:table-cell>
          <table:table-cell office:value-type="float" office:value="0.000456682952274923" calcext:value-type="float">
            <text:p>0.000456682952275</text:p>
          </table:table-cell>
          <table:table-cell office:value-type="float" office:value="0.000143951777650329" calcext:value-type="float">
            <text:p>0.00014395177765</text:p>
          </table:table-cell>
          <table:table-cell office:value-type="float" office:value="-0.000148611985636813" calcext:value-type="float">
            <text:p>-0.000148611985637</text:p>
          </table:table-cell>
          <table:table-cell office:value-type="float" office:value="-0.000449733988287642" calcext:value-type="float">
            <text:p>-0.000449733988288</text:p>
          </table:table-cell>
          <table:table-cell office:value-type="float" office:value="-0.000765307648873563" calcext:value-type="float">
            <text:p>-0.000765307648874</text:p>
          </table:table-cell>
          <table:table-cell office:value-type="float" office:value="-0.00110280577990825" calcext:value-type="float">
            <text:p>-0.001102805779908</text:p>
          </table:table-cell>
          <table:table-cell office:value-type="float" office:value="-0.00146241572192282" calcext:value-type="float">
            <text:p>-0.001462415721923</text:p>
          </table:table-cell>
          <table:table-cell office:value-type="float" office:value="-0.00184261528247772" calcext:value-type="float">
            <text:p>-0.001842615282478</text:p>
          </table:table-cell>
          <table:table-cell office:value-type="float" office:value="-0.00224264945463047" calcext:value-type="float">
            <text:p>-0.00224264945463</text:p>
          </table:table-cell>
          <table:table-cell office:value-type="float" office:value="-0.00266311056850926" calcext:value-type="float">
            <text:p>-0.002663110568509</text:p>
          </table:table-cell>
          <table:table-cell office:value-type="float" office:value="-0.00310581983819657" calcext:value-type="float">
            <text:p>-0.003105819838197</text:p>
          </table:table-cell>
          <table:table-cell office:value-type="float" office:value="-0.00357357184761162" calcext:value-type="float">
            <text:p>-0.003573571847612</text:p>
          </table:table-cell>
          <table:table-cell office:value-type="float" office:value="-0.00406996365086028" calcext:value-type="float">
            <text:p>-0.00406996365086</text:p>
          </table:table-cell>
          <table:table-cell office:value-type="float" office:value="-0.00459935741079073" calcext:value-type="float">
            <text:p>-0.004599357410791</text:p>
          </table:table-cell>
          <table:table-cell office:value-type="float" office:value="-0.00516696444022429" calcext:value-type="float">
            <text:p>-0.005166964440224</text:p>
          </table:table-cell>
          <table:table-cell office:value-type="float" office:value="-0.00577903321352445" calcext:value-type="float">
            <text:p>-0.005779033213524</text:p>
          </table:table-cell>
          <table:table-cell office:value-type="float" office:value="-0.00644313670074958" calcext:value-type="float">
            <text:p>-0.00644313670075</text:p>
          </table:table-cell>
          <table:table-cell office:value-type="float" office:value="-0.00716857012231196" calcext:value-type="float">
            <text:p>-0.007168570122312</text:p>
          </table:table-cell>
          <table:table-cell office:value-type="float" office:value="-0.00796688599423402" calcext:value-type="float">
            <text:p>-0.007966885994234</text:p>
          </table:table-cell>
          <table:table-cell office:value-type="float" office:value="-0.00885261070761515" calcext:value-type="float">
            <text:p>-0.008852610707615</text:p>
          </table:table-cell>
          <table:table-cell office:value-type="float" office:value="-0.00984420864356035" calcext:value-type="float">
            <text:p>-0.00984420864356</text:p>
          </table:table-cell>
          <table:table-cell office:value-type="float" office:value="-0.0109653894325206" calcext:value-type="float">
            <text:p>-0.010965389432521</text:p>
          </table:table-cell>
          <table:table-cell office:value-type="float" office:value="-0.0122468958738521" calcext:value-type="float">
            <text:p>-0.012246895873852</text:p>
          </table:table-cell>
          <table:table-cell office:value-type="float" office:value="-0.0137289703958554" calcext:value-type="float">
            <text:p>-0.013728970395856</text:p>
          </table:table-cell>
          <table:table-cell office:value-type="float" office:value="-0.0154647857251334" calcext:value-type="float">
            <text:p>-0.015464785725134</text:p>
          </table:table-cell>
          <table:table-cell office:value-type="float" office:value="-0.017525253836647" calcext:value-type="float">
            <text:p>-0.017525253836647</text:p>
          </table:table-cell>
          <table:table-cell office:value-type="float" office:value="-0.0200058145071014" calcext:value-type="float">
            <text:p>-0.020005814507102</text:p>
          </table:table-cell>
          <table:table-cell office:value-type="float" office:value="-0.0230360723325671" calcext:value-type="float">
            <text:p>-0.023036072332567</text:p>
          </table:table-cell>
          <table:table-cell office:value-type="float" office:value="-0.0267935099656599" calcext:value-type="float">
            <text:p>-0.02679350996566</text:p>
          </table:table-cell>
          <table:table-cell office:value-type="float" office:value="-0.0315229100786325" calcext:value-type="float">
            <text:p>-0.031522910078633</text:p>
          </table:table-cell>
          <table:table-cell office:value-type="float" office:value="-0.0375633301473288" calcext:value-type="float">
            <text:p>-0.037563330147329</text:p>
          </table:table-cell>
          <table:table-cell office:value-type="float" office:value="-0.0453836799717109" calcext:value-type="float">
            <text:p>-0.045383679971711</text:p>
          </table:table-cell>
          <table:table-cell office:value-type="float" office:value="-0.0556236999472571" calcext:value-type="float">
            <text:p>-0.055623699947257</text:p>
          </table:table-cell>
          <table:table-cell office:value-type="float" office:value="-0.0691223542587167" calcext:value-type="float">
            <text:p>-0.069122354258717</text:p>
          </table:table-cell>
          <table:table-cell office:value-type="float" office:value="-0.0868708767370137" calcext:value-type="float">
            <text:p>-0.086870876737014</text:p>
          </table:table-cell>
          <table:table-cell office:value-type="float" office:value="-0.109703976958589" calcext:value-type="float">
            <text:p>-0.109703976958589</text:p>
          </table:table-cell>
          <table:table-cell office:value-type="float" office:value="-0.13723055875384" calcext:value-type="float">
            <text:p>-0.13723055875384</text:p>
          </table:table-cell>
          <table:table-cell office:value-type="float" office:value="-0.164781070077937" calcext:value-type="float">
            <text:p>-0.164781070077937</text:p>
          </table:table-cell>
          <table:table-cell office:value-type="float" office:value="-0.175573445666055" calcext:value-type="float">
            <text:p>-0.175573445666055</text:p>
          </table:table-cell>
          <table:table-cell office:value-type="float" office:value="-0.121696683754066" calcext:value-type="float">
            <text:p>-0.121696683754066</text:p>
          </table:table-cell>
          <table:table-cell office:value-type="float" office:value="0.121696683754066" calcext:value-type="float">
            <text:p>0.121696683754066</text:p>
          </table:table-cell>
        </table:table-row>
        <table:table-row table:style-name="ro1">
          <table:table-cell office:value-type="float" office:value="-0.322551436371754" calcext:value-type="float">
            <text:p>-0.322551436371754</text:p>
          </table:table-cell>
          <table:table-cell office:value-type="float" office:value="0.322551436371754" calcext:value-type="float">
            <text:p>0.322551436371754</text:p>
          </table:table-cell>
          <table:table-cell office:value-type="float" office:value="0.334031653988405" calcext:value-type="float">
            <text:p>0.334031653988405</text:p>
          </table:table-cell>
          <table:table-cell office:value-type="float" office:value="0.267564483933522" calcext:value-type="float">
            <text:p>0.267564483933522</text:p>
          </table:table-cell>
          <table:table-cell office:value-type="float" office:value="0.205838689773385" calcext:value-type="float">
            <text:p>0.205838689773385</text:p>
          </table:table-cell>
          <table:table-cell office:value-type="float" office:value="0.156879900763279" calcext:value-type="float">
            <text:p>0.156879900763279</text:p>
          </table:table-cell>
          <table:table-cell office:value-type="float" office:value="0.119978492043445" calcext:value-type="float">
            <text:p>0.119978492043445</text:p>
          </table:table-cell>
          <table:table-cell office:value-type="float" office:value="0.0922897431796206" calcext:value-type="float">
            <text:p>0.092289743179621</text:p>
          </table:table-cell>
          <table:table-cell office:value-type="float" office:value="0.0716509017483327" calcext:value-type="float">
            <text:p>0.071650901748333</text:p>
          </table:table-cell>
          <table:table-cell office:value-type="float" office:value="0.0562452289131378" calcext:value-type="float">
            <text:p>0.056245228913138</text:p>
          </table:table-cell>
          <table:table-cell office:value-type="float" office:value="0.04471613282809" calcext:value-type="float">
            <text:p>0.04471613282809</text:p>
          </table:table-cell>
          <table:table-cell office:value-type="float" office:value="0.0360359080785038" calcext:value-type="float">
            <text:p>0.036035908078504</text:p>
          </table:table-cell>
          <table:table-cell office:value-type="float" office:value="0.029449747096047" calcext:value-type="float">
            <text:p>0.029449747096047</text:p>
          </table:table-cell>
          <table:table-cell office:value-type="float" office:value="0.0244043793581049" calcext:value-type="float">
            <text:p>0.024404379358105</text:p>
          </table:table-cell>
          <table:table-cell office:value-type="float" office:value="0.0204977456404273" calcext:value-type="float">
            <text:p>0.020497745640427</text:p>
          </table:table-cell>
          <table:table-cell office:value-type="float" office:value="0.0174376690162864" calcext:value-type="float">
            <text:p>0.017437669016287</text:p>
          </table:table-cell>
          <table:table-cell office:value-type="float" office:value="0.0150117676618075" calcext:value-type="float">
            <text:p>0.015011767661808</text:p>
          </table:table-cell>
          <table:table-cell office:value-type="float" office:value="0.0130651039483999" calcext:value-type="float">
            <text:p>0.0130651039484</text:p>
          </table:table-cell>
          <table:table-cell office:value-type="float" office:value="0.0114841100215473" calcext:value-type="float">
            <text:p>0.011484110021547</text:p>
          </table:table-cell>
          <table:table-cell office:value-type="float" office:value="0.0101850064200812" calcext:value-type="float">
            <text:p>0.010185006420081</text:p>
          </table:table-cell>
          <table:table-cell office:value-type="float" office:value="0.00910552728759609" calcext:value-type="float">
            <text:p>0.009105527287596</text:p>
          </table:table-cell>
          <table:table-cell office:value-type="float" office:value="0.00819899950247163" calcext:value-type="float">
            <text:p>0.008198999502472</text:p>
          </table:table-cell>
          <table:table-cell office:value-type="float" office:value="0.00743010856886245" calcext:value-type="float">
            <text:p>0.007430108568862</text:p>
          </table:table-cell>
          <table:table-cell office:value-type="float" office:value="0.00677186732278761" calcext:value-type="float">
            <text:p>0.006771867322788</text:p>
          </table:table-cell>
          <table:table-cell office:value-type="float" office:value="0.00620344556189749" calcext:value-type="float">
            <text:p>0.006203445561897</text:p>
          </table:table-cell>
          <table:table-cell office:value-type="float" office:value="0.00570860939886847" calcext:value-type="float">
            <text:p>0.005708609398868</text:p>
          </table:table-cell>
          <table:table-cell office:value-type="float" office:value="0.00527458728571431" calcext:value-type="float">
            <text:p>0.005274587285714</text:p>
          </table:table-cell>
          <table:table-cell office:value-type="float" office:value="0.00489123607433304" calcext:value-type="float">
            <text:p>0.004891236074333</text:p>
          </table:table-cell>
          <table:table-cell office:value-type="float" office:value="0.00455042212403566" calcext:value-type="float">
            <text:p>0.004550422124036</text:p>
          </table:table-cell>
          <table:table-cell office:value-type="float" office:value="0.00424555949573537" calcext:value-type="float">
            <text:p>0.004245559495735</text:p>
          </table:table-cell>
          <table:table-cell office:value-type="float" office:value="0.00397126391942347" calcext:value-type="float">
            <text:p>0.003971263919423</text:p>
          </table:table-cell>
          <table:table-cell office:value-type="float" office:value="0.00372309215022771" calcext:value-type="float">
            <text:p>0.003723092150228</text:p>
          </table:table-cell>
          <table:table-cell office:value-type="float" office:value="0.00349734423912504" calcext:value-type="float">
            <text:p>0.003497344239125</text:p>
          </table:table-cell>
          <table:table-cell office:value-type="float" office:value="0.00329091223287561" calcext:value-type="float">
            <text:p>0.003290912232876</text:p>
          </table:table-cell>
          <table:table-cell office:value-type="float" office:value="0.003101163319151" calcext:value-type="float">
            <text:p>0.003101163319151</text:p>
          </table:table-cell>
          <table:table-cell office:value-type="float" office:value="0.00292584871463967" calcext:value-type="float">
            <text:p>0.00292584871464</text:p>
          </table:table-cell>
          <table:table-cell office:value-type="float" office:value="0.00276303197572145" calcext:value-type="float">
            <text:p>0.002763031975721</text:p>
          </table:table-cell>
          <table:table-cell office:value-type="float" office:value="0.00261103209580964" calcext:value-type="float">
            <text:p>0.00261103209581</text:p>
          </table:table-cell>
          <table:table-cell office:value-type="float" office:value="0.00246837796644826" calcext:value-type="float">
            <text:p>0.002468377966448</text:p>
          </table:table-cell>
          <table:table-cell office:value-type="float" office:value="0.00233377165025298" calcext:value-type="float">
            <text:p>0.002333771650253</text:p>
          </table:table-cell>
          <table:table-cell office:value-type="float" office:value="0.00220605854298249" calcext:value-type="float">
            <text:p>0.002206058542982</text:p>
          </table:table-cell>
          <table:table-cell office:value-type="float" office:value="0.00208420296404484" calcext:value-type="float">
            <text:p>0.002084202964045</text:p>
          </table:table-cell>
          <table:table-cell office:value-type="float" office:value="0.00196726804027079" calcext:value-type="float">
            <text:p>0.001967268040271</text:p>
          </table:table-cell>
          <table:table-cell office:value-type="float" office:value="0.0018543990114135" calcext:value-type="float">
            <text:p>0.001854399011414</text:p>
          </table:table-cell>
          <table:table-cell office:value-type="float" office:value="0.00174480924746713" calcext:value-type="float">
            <text:p>0.001744809247467</text:p>
          </table:table-cell>
          <table:table-cell office:value-type="float" office:value="0.00163776842786535" calcext:value-type="float">
            <text:p>0.001637768427865</text:p>
          </table:table-cell>
          <table:table-cell office:value-type="float" office:value="0.00153259242151381" calcext:value-type="float">
            <text:p>0.001532592421514</text:p>
          </table:table-cell>
          <table:table-cell office:value-type="float" office:value="0.00142863448022869" calcext:value-type="float">
            <text:p>0.001428634480229</text:p>
          </table:table-cell>
          <table:table-cell office:value-type="float" office:value="0.00132527739873387" calcext:value-type="float">
            <text:p>0.001325277398734</text:p>
          </table:table-cell>
          <table:table-cell office:value-type="float" office:value="0.00122192630885176" calcext:value-type="float">
            <text:p>0.001221926308852</text:p>
          </table:table-cell>
          <table:table-cell office:value-type="float" office:value="0.00111800174367347" calcext:value-type="float">
            <text:p>0.001118001743673</text:p>
          </table:table-cell>
          <table:table-cell office:value-type="float" office:value="0.00101293253507978" calcext:value-type="float">
            <text:p>0.00101293253508</text:p>
          </table:table-cell>
          <table:table-cell office:value-type="float" office:value="0.000906148014428303" calcext:value-type="float">
            <text:p>0.000906148014428</text:p>
          </table:table-cell>
          <table:table-cell office:value-type="float" office:value="0.00079706901256535" calcext:value-type="float">
            <text:p>0.000797069012565</text:p>
          </table:table-cell>
          <table:table-cell office:value-type="float" office:value="0.00068509789250828" calcext:value-type="float">
            <text:p>0.000685097892508</text:p>
          </table:table-cell>
          <table:table-cell office:value-type="float" office:value="0.00056961156235504" calcext:value-type="float">
            <text:p>0.000569611562355</text:p>
          </table:table-cell>
          <table:table-cell office:value-type="float" office:value="0.000449975696213855" calcext:value-type="float">
            <text:p>0.000449975696214</text:p>
          </table:table-cell>
          <table:table-cell office:value-type="float" office:value="0.00032564663603533" calcext:value-type="float">
            <text:p>0.000325646636035</text:p>
          </table:table-cell>
          <table:table-cell office:value-type="float" office:value="0.000196569940246837" calcext:value-type="float">
            <text:p>0.000196569940247</text:p>
          </table:table-cell>
          <table:table-cell table:style-name="ce1" office:value-type="float" office:value="0.0000643712938277583" calcext:value-type="float">
            <text:p>6.44E-05</text:p>
          </table:table-cell>
          <table:table-cell table:style-name="ce1" office:value-type="float" office:value="-0.0000659800521334595" calcext:value-type="float">
            <text:p>-6.60E-05</text:p>
          </table:table-cell>
          <table:table-cell office:value-type="float" office:value="-0.000205581632206023" calcext:value-type="float">
            <text:p>-0.000205581632206</text:p>
          </table:table-cell>
          <table:table-cell office:value-type="float" office:value="-0.000339977786914144" calcext:value-type="float">
            <text:p>-0.000339977786914</text:p>
          </table:table-cell>
          <table:table-cell office:value-type="float" office:value="-0.000479502742357376" calcext:value-type="float">
            <text:p>-0.000479502742357</text:p>
          </table:table-cell>
          <table:table-cell office:value-type="float" office:value="-0.000628680999312216" calcext:value-type="float">
            <text:p>-0.000628680999312</text:p>
          </table:table-cell>
          <table:table-cell office:value-type="float" office:value="-0.000788049328789742" calcext:value-type="float">
            <text:p>-0.00078804932879</text:p>
          </table:table-cell>
          <table:table-cell office:value-type="float" office:value="-0.000956897073988248" calcext:value-type="float">
            <text:p>-0.000956897073988</text:p>
          </table:table-cell>
          <table:table-cell office:value-type="float" office:value="-0.00113469100985903" calcext:value-type="float">
            <text:p>-0.001134691009859</text:p>
          </table:table-cell>
          <table:table-cell office:value-type="float" office:value="-0.00132149758099081" calcext:value-type="float">
            <text:p>-0.001321497580991</text:p>
          </table:table-cell>
          <table:table-cell office:value-type="float" office:value="-0.00151797811639903" calcext:value-type="float">
            <text:p>-0.001517978116399</text:p>
          </table:table-cell>
          <table:table-cell office:value-type="float" office:value="-0.00172527436391824" calcext:value-type="float">
            <text:p>-0.001725274363918</text:p>
          </table:table-cell>
          <table:table-cell office:value-type="float" office:value="-0.00194491584598558" calcext:value-type="float">
            <text:p>-0.001944915845986</text:p>
          </table:table-cell>
          <table:table-cell office:value-type="float" office:value="-0.00217878542508874" calcext:value-type="float">
            <text:p>-0.002178785425089</text:p>
          </table:table-cell>
          <table:table-cell office:value-type="float" office:value="-0.00242914261213343" calcext:value-type="float">
            <text:p>-0.002429142612133</text:p>
          </table:table-cell>
          <table:table-cell office:value-type="float" office:value="-0.00269869717823754" calcext:value-type="float">
            <text:p>-0.002698697178238</text:p>
          </table:table-cell>
          <table:table-cell office:value-type="float" office:value="-0.00299072985297025" calcext:value-type="float">
            <text:p>-0.00299072985297</text:p>
          </table:table-cell>
          <table:table-cell office:value-type="float" office:value="-0.00330926390374749" calcext:value-type="float">
            <text:p>-0.003309263903748</text:p>
          </table:table-cell>
          <table:table-cell office:value-type="float" office:value="-0.00365929890193251" calcext:value-type="float">
            <text:p>-0.003659298901933</text:p>
          </table:table-cell>
          <table:table-cell office:value-type="float" office:value="-0.00404712639828542" calcext:value-type="float">
            <text:p>-0.004047126398285</text:p>
          </table:table-cell>
          <table:table-cell office:value-type="float" office:value="-0.00448075785902632" calcext:value-type="float">
            <text:p>-0.004480757859026</text:p>
          </table:table-cell>
          <table:table-cell office:value-type="float" office:value="-0.00497050989814796" calcext:value-type="float">
            <text:p>-0.004970509898148</text:p>
          </table:table-cell>
          <table:table-cell office:value-type="float" office:value="-0.00552981315998958" calcext:value-type="float">
            <text:p>-0.00552981315999</text:p>
          </table:table-cell>
          <table:table-cell office:value-type="float" office:value="-0.0061763429951466" calcext:value-type="float">
            <text:p>-0.006176342995147</text:p>
          </table:table-cell>
          <table:table-cell office:value-type="float" office:value="-0.00693361846572287" calcext:value-type="float">
            <text:p>-0.006933618465723</text:p>
          </table:table-cell>
          <table:table-cell office:value-type="float" office:value="-0.00783329120764471" calcext:value-type="float">
            <text:p>-0.007833291207645</text:p>
          </table:table-cell>
          <table:table-cell office:value-type="float" office:value="-0.00891846366494356" calcext:value-type="float">
            <text:p>-0.008918463664944</text:p>
          </table:table-cell>
          <table:table-cell office:value-type="float" office:value="-0.0102485631127466" calcext:value-type="float">
            <text:p>-0.010248563112747</text:p>
          </table:table-cell>
          <table:table-cell office:value-type="float" office:value="-0.0119065914313892" calcext:value-type="float">
            <text:p>-0.011906591431389</text:p>
          </table:table-cell>
          <table:table-cell office:value-type="float" office:value="-0.0140100149406955" calcext:value-type="float">
            <text:p>-0.014010014940696</text:p>
          </table:table-cell>
          <table:table-cell office:value-type="float" office:value="-0.0167271700593762" calcext:value-type="float">
            <text:p>-0.016727170059376</text:p>
          </table:table-cell>
          <table:table-cell office:value-type="float" office:value="-0.0203016909295458" calcext:value-type="float">
            <text:p>-0.020301690929546</text:p>
          </table:table-cell>
          <table:table-cell office:value-type="float" office:value="-0.0250873171891104" calcext:value-type="float">
            <text:p>-0.025087317189111</text:p>
          </table:table-cell>
          <table:table-cell office:value-type="float" office:value="-0.0315914725229026" calcext:value-type="float">
            <text:p>-0.031591472522903</text:p>
          </table:table-cell>
          <table:table-cell office:value-type="float" office:value="-0.0405082078268924" calcext:value-type="float">
            <text:p>-0.040508207826892</text:p>
          </table:table-cell>
          <table:table-cell office:value-type="float" office:value="-0.0526601473973645" calcext:value-type="float">
            <text:p>-0.052660147397365</text:p>
          </table:table-cell>
          <table:table-cell office:value-type="float" office:value="-0.0685870098825625" calcext:value-type="float">
            <text:p>-0.068587009882563</text:p>
          </table:table-cell>
          <table:table-cell office:value-type="float" office:value="-0.087020180006031" calcext:value-type="float">
            <text:p>-0.087020180006031</text:p>
          </table:table-cell>
          <table:table-cell office:value-type="float" office:value="-0.100152689507259" calcext:value-type="float">
            <text:p>-0.100152689507259</text:p>
          </table:table-cell>
          <table:table-cell office:value-type="float" office:value="-0.0792725239613724" calcext:value-type="float">
            <text:p>-0.079272523961372</text:p>
          </table:table-cell>
          <table:table-cell office:value-type="float" office:value="0.0792725239613724" calcext:value-type="float">
            <text:p>0.079272523961372</text:p>
          </table:table-cell>
        </table:table-row>
        <table:table-row table:style-name="ro1">
          <table:table-cell office:value-type="float" office:value="-0.0744658499388726" calcext:value-type="float">
            <text:p>-0.074465849938873</text:p>
          </table:table-cell>
          <table:table-cell office:value-type="float" office:value="0.0744658499388726" calcext:value-type="float">
            <text:p>0.074465849938873</text:p>
          </table:table-cell>
          <table:table-cell office:value-type="float" office:value="0.141457705197908" calcext:value-type="float">
            <text:p>0.141457705197908</text:p>
          </table:table-cell>
          <table:table-cell office:value-type="float" office:value="0.143577690585431" calcext:value-type="float">
            <text:p>0.143577690585431</text:p>
          </table:table-cell>
          <table:table-cell office:value-type="float" office:value="0.122928573683409" calcext:value-type="float">
            <text:p>0.122928573683409</text:p>
          </table:table-cell>
          <table:table-cell office:value-type="float" office:value="0.098613679707348" calcext:value-type="float">
            <text:p>0.098613679707348</text:p>
          </table:table-cell>
          <table:table-cell office:value-type="float" office:value="0.0771474700011976" calcext:value-type="float">
            <text:p>0.077147470001198</text:p>
          </table:table-cell>
          <table:table-cell office:value-type="float" office:value="0.0598871552366422" calcext:value-type="float">
            <text:p>0.059887155236642</text:p>
          </table:table-cell>
          <table:table-cell office:value-type="float" office:value="0.0465556023959052" calcext:value-type="float">
            <text:p>0.046555602395905</text:p>
          </table:table-cell>
          <table:table-cell office:value-type="float" office:value="0.0364326256741241" calcext:value-type="float">
            <text:p>0.036432625674124</text:p>
          </table:table-cell>
          <table:table-cell office:value-type="float" office:value="0.0287938494232465" calcext:value-type="float">
            <text:p>0.028793849423247</text:p>
          </table:table-cell>
          <table:table-cell office:value-type="float" office:value="0.023028422840621" calcext:value-type="float">
            <text:p>0.023028422840621</text:p>
          </table:table-cell>
          <table:table-cell office:value-type="float" office:value="0.0186587242552515" calcext:value-type="float">
            <text:p>0.018658724255252</text:p>
          </table:table-cell>
          <table:table-cell office:value-type="float" office:value="0.0153237927783507" calcext:value-type="float">
            <text:p>0.015323792778351</text:p>
          </table:table-cell>
          <table:table-cell office:value-type="float" office:value="0.0127559161008013" calcext:value-type="float">
            <text:p>0.012755916100801</text:p>
          </table:table-cell>
          <table:table-cell office:value-type="float" office:value="0.0107583312066471" calcext:value-type="float">
            <text:p>0.010758331206647</text:p>
          </table:table-cell>
          <table:table-cell office:value-type="float" office:value="0.00918699448400835" calcext:value-type="float">
            <text:p>0.009186994484008</text:p>
          </table:table-cell>
          <table:table-cell office:value-type="float" office:value="0.00793647764456607" calcext:value-type="float">
            <text:p>0.007936477644566</text:p>
          </table:table-cell>
          <table:table-cell office:value-type="float" office:value="0.00692943852835889" calcext:value-type="float">
            <text:p>0.006929438528359</text:p>
          </table:table-cell>
          <table:table-cell office:value-type="float" office:value="0.00610889584829409" calcext:value-type="float">
            <text:p>0.006108895848294</text:p>
          </table:table-cell>
          <table:table-cell office:value-type="float" office:value="0.00543262480378387" calcext:value-type="float">
            <text:p>0.005432624803784</text:p>
          </table:table-cell>
          <table:table-cell office:value-type="float" office:value="0.00486911292633936" calcext:value-type="float">
            <text:p>0.004869112926339</text:p>
          </table:table-cell>
          <table:table-cell office:value-type="float" office:value="0.0043946497427732" calcext:value-type="float">
            <text:p>0.004394649742773</text:p>
          </table:table-cell>
          <table:table-cell office:value-type="float" office:value="0.00399123427998083" calcext:value-type="float">
            <text:p>0.003991234279981</text:p>
          </table:table-cell>
          <table:table-cell office:value-type="float" office:value="0.00364507072306034" calcext:value-type="float">
            <text:p>0.00364507072306</text:p>
          </table:table-cell>
          <table:table-cell office:value-type="float" office:value="0.00334548469945344" calcext:value-type="float">
            <text:p>0.003345484699453</text:p>
          </table:table-cell>
          <table:table-cell office:value-type="float" office:value="0.00308413821010874" calcext:value-type="float">
            <text:p>0.003084138210109</text:p>
          </table:table-cell>
          <table:table-cell office:value-type="float" office:value="0.00285445619689391" calcext:value-type="float">
            <text:p>0.002854456196894</text:p>
          </table:table-cell>
          <table:table-cell office:value-type="float" office:value="0.00265120407293521" calcext:value-type="float">
            <text:p>0.002651204072935</text:p>
          </table:table-cell>
          <table:table-cell office:value-type="float" office:value="0.00247017419076602" calcext:value-type="float">
            <text:p>0.002470174190766</text:p>
          </table:table-cell>
          <table:table-cell office:value-type="float" office:value="0.00230795175993683" calcext:value-type="float">
            <text:p>0.002307951759937</text:p>
          </table:table-cell>
          <table:table-cell office:value-type="float" office:value="0.00216173909003493" calcext:value-type="float">
            <text:p>0.002161739090035</text:p>
          </table:table-cell>
          <table:table-cell office:value-type="float" office:value="0.00202922279570351" calcext:value-type="float">
            <text:p>0.002029222795704</text:p>
          </table:table-cell>
          <table:table-cell office:value-type="float" office:value="0.00190847272730038" calcext:value-type="float">
            <text:p>0.0019084727273</text:p>
          </table:table-cell>
          <table:table-cell office:value-type="float" office:value="0.00179786441455569" calcext:value-type="float">
            <text:p>0.001797864414556</text:p>
          </table:table-cell>
          <table:table-cell office:value-type="float" office:value="0.00169601902868898" calcext:value-type="float">
            <text:p>0.001696019028689</text:p>
          </table:table-cell>
          <table:table-cell office:value-type="float" office:value="0.00160175648868388" calcext:value-type="float">
            <text:p>0.001601756488684</text:p>
          </table:table-cell>
          <table:table-cell office:value-type="float" office:value="0.00151405850847029" calcext:value-type="float">
            <text:p>0.00151405850847</text:p>
          </table:table-cell>
          <table:table-cell office:value-type="float" office:value="0.00143203922809462" calcext:value-type="float">
            <text:p>0.001432039228095</text:p>
          </table:table-cell>
          <table:table-cell office:value-type="float" office:value="0.00135492168145749" calcext:value-type="float">
            <text:p>0.001354921681457</text:p>
          </table:table-cell>
          <table:table-cell office:value-type="float" office:value="0.00128201879412992" calcext:value-type="float">
            <text:p>0.00128201879413</text:p>
          </table:table-cell>
          <table:table-cell office:value-type="float" office:value="0.00121271792547987" calcext:value-type="float">
            <text:p>0.00121271792548</text:p>
          </table:table-cell>
          <table:table-cell office:value-type="float" office:value="0.00114646820203144" calcext:value-type="float">
            <text:p>0.001146468202031</text:p>
          </table:table-cell>
          <table:table-cell office:value-type="float" office:value="0.00108277006043854" calcext:value-type="float">
            <text:p>0.001082770060439</text:p>
          </table:table-cell>
          <table:table-cell office:value-type="float" office:value="0.00102116654525109" calcext:value-type="float">
            <text:p>0.001021166545251</text:p>
          </table:table-cell>
          <table:table-cell office:value-type="float" office:value="0.000961236000199093" calcext:value-type="float">
            <text:p>0.000961236000199</text:p>
          </table:table-cell>
          <table:table-cell office:value-type="float" office:value="0.000902585862445052" calcext:value-type="float">
            <text:p>0.000902585862445</text:p>
          </table:table-cell>
          <table:table-cell office:value-type="float" office:value="0.00084484731815667" calcext:value-type="float">
            <text:p>0.000844847318157</text:p>
          </table:table-cell>
          <table:table-cell office:value-type="float" office:value="0.00078767061121947" calcext:value-type="float">
            <text:p>0.000787670611219</text:p>
          </table:table-cell>
          <table:table-cell office:value-type="float" office:value="0.000730720812549902" calcext:value-type="float">
            <text:p>0.00073072081255</text:p>
          </table:table-cell>
          <table:table-cell office:value-type="float" office:value="0.000673673855184941" calcext:value-type="float">
            <text:p>0.000673673855185</text:p>
          </table:table-cell>
          <table:table-cell office:value-type="float" office:value="0.000616212620144107" calcext:value-type="float">
            <text:p>0.000616212620144</text:p>
          </table:table-cell>
          <table:table-cell office:value-type="float" office:value="0.000558022836855838" calcext:value-type="float">
            <text:p>0.000558022836856</text:p>
          </table:table-cell>
          <table:table-cell office:value-type="float" office:value="0.000498788617776142" calcext:value-type="float">
            <text:p>0.000498788617776</text:p>
          </table:table-cell>
          <table:table-cell office:value-type="float" office:value="0.000438187888165296" calcext:value-type="float">
            <text:p>0.000438187888165</text:p>
          </table:table-cell>
          <table:table-cell office:value-type="float" office:value="0.000375889822570052" calcext:value-type="float">
            <text:p>0.00037588982257</text:p>
          </table:table-cell>
          <table:table-cell office:value-type="float" office:value="0.000311562676880285" calcext:value-type="float">
            <text:p>0.00031156267688</text:p>
          </table:table-cell>
          <table:table-cell office:value-type="float" office:value="0.000244918177798664" calcext:value-type="float">
            <text:p>0.000244918177799</text:p>
          </table:table-cell>
          <table:table-cell office:value-type="float" office:value="0.000175854488132665" calcext:value-type="float">
            <text:p>0.000175854488133</text:p>
          </table:table-cell>
          <table:table-cell office:value-type="float" office:value="0.000104753202913679" calcext:value-type="float">
            <text:p>0.000104753202914</text:p>
          </table:table-cell>
          <table:table-cell table:style-name="ce1" office:value-type="float" office:value="0.0000324788664829766" calcext:value-type="float">
            <text:p>3.25E-05</text:p>
          </table:table-cell>
          <table:table-cell table:style-name="ce1" office:value-type="float" office:value="-0.0000414735589688591" calcext:value-type="float">
            <text:p>-4.15E-05</text:p>
          </table:table-cell>
          <table:table-cell office:value-type="float" office:value="-0.000115797726847318" calcext:value-type="float">
            <text:p>-0.000115797726847</text:p>
          </table:table-cell>
          <table:table-cell office:value-type="float" office:value="-0.000191927033647553" calcext:value-type="float">
            <text:p>-0.000191927033648</text:p>
          </table:table-cell>
          <table:table-cell office:value-type="float" office:value="-0.000271707986460023" calcext:value-type="float">
            <text:p>-0.00027170798646</text:p>
          </table:table-cell>
          <table:table-cell office:value-type="float" office:value="-0.0003561632600613" calcext:value-type="float">
            <text:p>-0.000356163260061</text:p>
          </table:table-cell>
          <table:table-cell office:value-type="float" office:value="-0.000445584310714628" calcext:value-type="float">
            <text:p>-0.000445584310715</text:p>
          </table:table-cell>
          <table:table-cell office:value-type="float" office:value="-0.000539978073558418" calcext:value-type="float">
            <text:p>-0.000539978073558</text:p>
          </table:table-cell>
          <table:table-cell office:value-type="float" office:value="-0.000639397998287164" calcext:value-type="float">
            <text:p>-0.000639397998287</text:p>
          </table:table-cell>
          <table:table-cell office:value-type="float" office:value="-0.000744094341565494" calcext:value-type="float">
            <text:p>-0.000744094341565</text:p>
          </table:table-cell>
          <table:table-cell office:value-type="float" office:value="-0.000854549271118608" calcext:value-type="float">
            <text:p>-0.000854549271119</text:p>
          </table:table-cell>
          <table:table-cell office:value-type="float" office:value="-0.000971466846778402" calcext:value-type="float">
            <text:p>-0.000971466846778</text:p>
          </table:table-cell>
          <table:table-cell office:value-type="float" office:value="-0.00109576057865532" calcext:value-type="float">
            <text:p>-0.001095760578655</text:p>
          </table:table-cell>
          <table:table-cell office:value-type="float" office:value="-0.00122855763070594" calcext:value-type="float">
            <text:p>-0.001228557630706</text:p>
          </table:table-cell>
          <table:table-cell office:value-type="float" office:value="-0.00137122605569933" calcext:value-type="float">
            <text:p>-0.001371226055699</text:p>
          </table:table-cell>
          <table:table-cell office:value-type="float" office:value="-0.00152542716062347" calcext:value-type="float">
            <text:p>-0.001525427160623</text:p>
          </table:table-cell>
          <table:table-cell office:value-type="float" office:value="-0.00169319544940415" calcext:value-type="float">
            <text:p>-0.001693195449404</text:p>
          </table:table-cell>
          <table:table-cell office:value-type="float" office:value="-0.00187705118772907" calcext:value-type="float">
            <text:p>-0.001877051187729</text:p>
          </table:table-cell>
          <table:table-cell office:value-type="float" office:value="-0.00208015455976314" calcext:value-type="float">
            <text:p>-0.002080154559763</text:p>
          </table:table-cell>
          <table:table-cell office:value-type="float" office:value="-0.00230651566712476" calcext:value-type="float">
            <text:p>-0.002306515667125</text:p>
          </table:table-cell>
          <table:table-cell office:value-type="float" office:value="-0.00256128190098365" calcext:value-type="float">
            <text:p>-0.002561281900984</text:p>
          </table:table-cell>
          <table:table-cell office:value-type="float" office:value="-0.00285113465725834" calcext:value-type="float">
            <text:p>-0.002851134657258</text:p>
          </table:table-cell>
          <table:table-cell office:value-type="float" office:value="-0.00318484280724716" calcext:value-type="float">
            <text:p>-0.003184842807247</text:p>
          </table:table-cell>
          <table:table-cell office:value-type="float" office:value="-0.00357404370993151" calcext:value-type="float">
            <text:p>-0.003574043709932</text:p>
          </table:table-cell>
          <table:table-cell office:value-type="float" office:value="-0.00403435858319021" calcext:value-type="float">
            <text:p>-0.00403435858319</text:p>
          </table:table-cell>
          <table:table-cell office:value-type="float" office:value="-0.00458700531956644" calcext:value-type="float">
            <text:p>-0.004587005319566</text:p>
          </table:table-cell>
          <table:table-cell office:value-type="float" office:value="-0.00526115998270599" calcext:value-type="float">
            <text:p>-0.005261159982706</text:p>
          </table:table-cell>
          <table:table-cell office:value-type="float" office:value="-0.00609745417698665" calcext:value-type="float">
            <text:p>-0.006097454176987</text:p>
          </table:table-cell>
          <table:table-cell office:value-type="float" office:value="-0.00715319436217669" calcext:value-type="float">
            <text:p>-0.007153194362177</text:p>
          </table:table-cell>
          <table:table-cell office:value-type="float" office:value="-0.00851014017750079" calcext:value-type="float">
            <text:p>-0.008510140177501</text:p>
          </table:table-cell>
          <table:table-cell office:value-type="float" office:value="-0.0102858508730655" calcext:value-type="float">
            <text:p>-0.010285850873066</text:p>
          </table:table-cell>
          <table:table-cell office:value-type="float" office:value="-0.0126491283695798" calcext:value-type="float">
            <text:p>-0.01264912836958</text:p>
          </table:table-cell>
          <table:table-cell office:value-type="float" office:value="-0.0158369135973406" calcext:value-type="float">
            <text:p>-0.015836913597341</text:p>
          </table:table-cell>
          <table:table-cell office:value-type="float" office:value="-0.0201576596234155" calcext:value-type="float">
            <text:p>-0.020157659623416</text:p>
          </table:table-cell>
          <table:table-cell office:value-type="float" office:value="-0.0259261488065237" calcext:value-type="float">
            <text:p>-0.025926148806524</text:p>
          </table:table-cell>
          <table:table-cell office:value-type="float" office:value="-0.0331600071814832" calcext:value-type="float">
            <text:p>-0.033160007181483</text:p>
          </table:table-cell>
          <table:table-cell office:value-type="float" office:value="-0.0405869241398596" calcext:value-type="float">
            <text:p>-0.04058692413986</text:p>
          </table:table-cell>
          <table:table-cell office:value-type="float" office:value="-0.0430339964122338" calcext:value-type="float">
            <text:p>-0.043033996412234</text:p>
          </table:table-cell>
          <table:table-cell office:value-type="float" office:value="-0.026731855190295" calcext:value-type="float">
            <text:p>-0.026731855190295</text:p>
          </table:table-cell>
          <table:table-cell office:value-type="float" office:value="0.026731855190295" calcext:value-type="float">
            <text:p>0.026731855190295</text:p>
          </table:table-cell>
        </table:table-row>
        <table:table-row table:style-name="ro1">
          <table:table-cell table:number-columns-repeated="10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7">00/00/0000</text:date>, <text:time style:data-style-name="N2" text:time-value="20:47:20.7232641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4:17:30.526719370</meta:creation-date>
    <dc:date>2018-03-27T13:28:58.321016220</dc:date>
    <meta:editing-duration>P3DT21H48M23S</meta:editing-duration>
    <meta:editing-cycles>2</meta:editing-cycles>
    <meta:generator>LibreOffice/5.4.5.1$Linux_X86_64 LibreOffice_project/40m0$Build-1</meta:generator>
    <meta:document-statistic meta:table-count="6" meta:cell-count="15040" meta:object-count="0"/>
  </office:meta>
</office:document-meta>
</file>